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"/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7" style:family="table-cell" style:parent-style-name="Pivot_20_Table_20_Value" style:data-style-name="N0"/>
    <style:style style:name="ce18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9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3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4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5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6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table:style-name="Default" office:value-type="string" calcext:value-type="string">
            <text:p>KOD</text:p>
          </table:table-cell>
          <table:table-cell office:value-type="string" calcext:value-type="string">
            <text:p>L2016</text:p>
          </table:table-cell>
          <table:table-cell office:value-type="string" calcext:value-type="string">
            <text:p>L2017</text:p>
          </table:table-cell>
          <table:table-cell office:value-type="string" calcext:value-type="string">
            <text:p>L2018</text:p>
          </table:table-cell>
          <table:table-cell office:value-type="string" calcext:value-type="string">
            <text:p>L2019</text:p>
          </table:table-cell>
          <table:table-cell office:value-type="string" calcext:value-type="string">
            <text:p>L2020</text:p>
          </table:table-cell>
          <table:table-cell office:value-type="string" calcext:value-type="string">
            <text:p>L2021</text:p>
          </table:table-cell>
          <table:table-cell office:value-type="string" calcext:value-type="string">
            <text:p>województwo</text:p>
          </table:table-cell>
          <table:table-cell office:value-type="string" calcext:value-type="string">
            <text:p>Powiat </text:p>
          </table:table-cell>
          <table:table-cell office:value-type="string" calcext:value-type="string">
            <text:p>miasto na praw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01</text:p>
          </table:table-cell>
          <table:table-cell office:value-type="float" office:value="90199" calcext:value-type="float">
            <text:p>90199</text:p>
          </table:table-cell>
          <table:table-cell office:value-type="float" office:value="90180" calcext:value-type="float">
            <text:p>90180</text:p>
          </table:table-cell>
          <table:table-cell office:value-type="float" office:value="90173" calcext:value-type="float">
            <text:p>90173</text:p>
          </table:table-cell>
          <table:table-cell office:value-type="float" office:value="90200" calcext:value-type="float">
            <text:p>90200</text:p>
          </table:table-cell>
          <table:table-cell office:value-type="float" office:value="90103" calcext:value-type="float">
            <text:p>90103</text:p>
          </table:table-cell>
          <table:table-cell office:value-type="float" office:value="89762" calcext:value-type="float">
            <text:p>89762</text:p>
          </table:table-cell>
          <table:table-cell table:formula="of:=LEFT([.A2]; 2)" office:value-type="string" office:string-value="02" calcext:value-type="string">
            <text:p>02</text:p>
          </table:table-cell>
          <table:table-cell table:formula="of:=RIGHT([.A2]; 2)" office:value-type="string" office:string-value="01" calcext:value-type="string">
            <text:p>01</text:p>
          </table:table-cell>
          <table:table-cell table:formula="of:=IF(INT([.I2])&gt;=60; 1; 0)" office:value-type="float" office:value="0" calcext:value-type="float">
            <text:p>0</text:p>
          </table:table-cell>
          <table:table-cell/>
          <table:table-cell office:value-type="string" calcext:value-type="string">
            <text:p>na prawach</text:p>
          </table:table-cell>
          <table:table-cell table:formula="of:=SUMIF([.J$1:.J$1048576]; 1; [.G$1:.G$1048576])" office:value-type="float" office:value="12511864" calcext:value-type="float">
            <text:p>12511864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float" office:value="103349" calcext:value-type="float">
            <text:p>103349</text:p>
          </table:table-cell>
          <table:table-cell office:value-type="float" office:value="102649" calcext:value-type="float">
            <text:p>102649</text:p>
          </table:table-cell>
          <table:table-cell office:value-type="float" office:value="102077" calcext:value-type="float">
            <text:p>102077</text:p>
          </table:table-cell>
          <table:table-cell office:value-type="float" office:value="101437" calcext:value-type="float">
            <text:p>101437</text:p>
          </table:table-cell>
          <table:table-cell office:value-type="float" office:value="100813" calcext:value-type="float">
            <text:p>100813</text:p>
          </table:table-cell>
          <table:table-cell office:value-type="float" office:value="99935" calcext:value-type="float">
            <text:p>99935</text:p>
          </table:table-cell>
          <table:table-cell table:formula="of:=LEFT([.A3]; 2)" office:value-type="string" office:string-value="02" calcext:value-type="string">
            <text:p>02</text:p>
          </table:table-cell>
          <table:table-cell table:formula="of:=RIGHT([.A3]; 2)" office:value-type="string" office:string-value="02" calcext:value-type="string">
            <text:p>02</text:p>
          </table:table-cell>
          <table:table-cell table:formula="of:=IF(INT([.I3])&gt;=60; 1; 0)" office:value-type="float" office:value="0" calcext:value-type="float">
            <text:p>0</text:p>
          </table:table-cell>
          <table:table-cell/>
          <table:table-cell office:value-type="string" calcext:value-type="string">
            <text:p>nie na prawach</text:p>
          </table:table-cell>
          <table:table-cell table:formula="of:=SUMIF([.J$1:.J$1048576]; 0; [.G$1:.G$1048576])" office:value-type="float" office:value="25753149" calcext:value-type="float">
            <text:p>25753149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float" office:value="90205" calcext:value-type="float">
            <text:p>90205</text:p>
          </table:table-cell>
          <table:table-cell office:value-type="float" office:value="89989" calcext:value-type="float">
            <text:p>89989</text:p>
          </table:table-cell>
          <table:table-cell office:value-type="float" office:value="89933" calcext:value-type="float">
            <text:p>89933</text:p>
          </table:table-cell>
          <table:table-cell office:value-type="float" office:value="89541" calcext:value-type="float">
            <text:p>89541</text:p>
          </table:table-cell>
          <table:table-cell office:value-type="float" office:value="89102" calcext:value-type="float">
            <text:p>89102</text:p>
          </table:table-cell>
          <table:table-cell office:value-type="float" office:value="88447" calcext:value-type="float">
            <text:p>88447</text:p>
          </table:table-cell>
          <table:table-cell table:formula="of:=LEFT([.A4]; 2)" office:value-type="string" office:string-value="02" calcext:value-type="string">
            <text:p>02</text:p>
          </table:table-cell>
          <table:table-cell table:formula="of:=RIGHT([.A4]; 2)" office:value-type="string" office:string-value="03" calcext:value-type="string">
            <text:p>03</text:p>
          </table:table-cell>
          <table:table-cell table:formula="of:=IF(INT([.I4])&gt;=60; 1; 0)" office:value-type="float" office:value="0" calcext:value-type="float">
            <text:p>0</text:p>
          </table:table-cell>
          <table:table-cell/>
          <table:table-cell office:value-type="string" calcext:value-type="string">
            <text:p>suma</text:p>
          </table:table-cell>
          <table:table-cell table:formula="of:=SUM([.M2:.M3])" office:value-type="float" office:value="38265013" calcext:value-type="float">
            <text:p>38265013</text:p>
          </table:table-cell>
        </table:table-row>
        <table:table-row table:style-name="ro1">
          <table:table-cell office:value-type="string" calcext:value-type="string">
            <text:p>0204</text:p>
          </table:table-cell>
          <table:table-cell office:value-type="float" office:value="35940" calcext:value-type="float">
            <text:p>35940</text:p>
          </table:table-cell>
          <table:table-cell office:value-type="float" office:value="35715" calcext:value-type="float">
            <text:p>35715</text:p>
          </table:table-cell>
          <table:table-cell office:value-type="float" office:value="35473" calcext:value-type="float">
            <text:p>35473</text:p>
          </table:table-cell>
          <table:table-cell office:value-type="float" office:value="35182" calcext:value-type="float">
            <text:p>35182</text:p>
          </table:table-cell>
          <table:table-cell office:value-type="float" office:value="34870" calcext:value-type="float">
            <text:p>34870</text:p>
          </table:table-cell>
          <table:table-cell office:value-type="float" office:value="34552" calcext:value-type="float">
            <text:p>34552</text:p>
          </table:table-cell>
          <table:table-cell table:formula="of:=LEFT([.A5]; 2)" office:value-type="string" office:string-value="02" calcext:value-type="string">
            <text:p>02</text:p>
          </table:table-cell>
          <table:table-cell table:formula="of:=RIGHT([.A5]; 2)" office:value-type="string" office:string-value="04" calcext:value-type="string">
            <text:p>04</text:p>
          </table:table-cell>
          <table:table-cell table:formula="of:=IF(INT([.I5])&gt;=60; 1; 0)" office:value-type="float" office:value="0" calcext:value-type="float">
            <text:p>0</text:p>
          </table:table-cell>
          <table:table-cell/>
          <table:table-cell office:value-type="string" calcext:value-type="string">
            <text:p>Procent </text:p>
          </table:table-cell>
          <table:table-cell table:style-name="ce2" table:formula="of:=[.M2]/[.M4]" office:value-type="percentage" office:value="0.326979217281332" calcext:value-type="percentage">
            <text:p>32,70%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float" office:value="51451" calcext:value-type="float">
            <text:p>51451</text:p>
          </table:table-cell>
          <table:table-cell office:value-type="float" office:value="51176" calcext:value-type="float">
            <text:p>51176</text:p>
          </table:table-cell>
          <table:table-cell office:value-type="float" office:value="50947" calcext:value-type="float">
            <text:p>50947</text:p>
          </table:table-cell>
          <table:table-cell office:value-type="float" office:value="50545" calcext:value-type="float">
            <text:p>50545</text:p>
          </table:table-cell>
          <table:table-cell office:value-type="float" office:value="50116" calcext:value-type="float">
            <text:p>50116</text:p>
          </table:table-cell>
          <table:table-cell office:value-type="float" office:value="49734" calcext:value-type="float">
            <text:p>49734</text:p>
          </table:table-cell>
          <table:table-cell table:formula="of:=LEFT([.A6]; 2)" office:value-type="string" office:string-value="02" calcext:value-type="string">
            <text:p>02</text:p>
          </table:table-cell>
          <table:table-cell table:formula="of:=RIGHT([.A6]; 2)" office:value-type="string" office:string-value="05" calcext:value-type="string">
            <text:p>05</text:p>
          </table:table-cell>
          <table:table-cell table:formula="of:=IF(INT([.I6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06</text:p>
          </table:table-cell>
          <table:table-cell office:value-type="float" office:value="64599" calcext:value-type="float">
            <text:p>64599</text:p>
          </table:table-cell>
          <table:table-cell office:value-type="float" office:value="64395" calcext:value-type="float">
            <text:p>64395</text:p>
          </table:table-cell>
          <table:table-cell office:value-type="float" office:value="64178" calcext:value-type="float">
            <text:p>64178</text:p>
          </table:table-cell>
          <table:table-cell office:value-type="float" office:value="63855" calcext:value-type="float">
            <text:p>63855</text:p>
          </table:table-cell>
          <table:table-cell office:value-type="float" office:value="63591" calcext:value-type="float">
            <text:p>63591</text:p>
          </table:table-cell>
          <table:table-cell office:value-type="float" office:value="42824" calcext:value-type="float">
            <text:p>42824</text:p>
          </table:table-cell>
          <table:table-cell table:formula="of:=LEFT([.A7]; 2)" office:value-type="string" office:string-value="02" calcext:value-type="string">
            <text:p>02</text:p>
          </table:table-cell>
          <table:table-cell table:formula="of:=RIGHT([.A7]; 2)" office:value-type="string" office:string-value="06" calcext:value-type="string">
            <text:p>06</text:p>
          </table:table-cell>
          <table:table-cell table:formula="of:=IF(INT([.I7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07</text:p>
          </table:table-cell>
          <table:table-cell office:value-type="float" office:value="44402" calcext:value-type="float">
            <text:p>44402</text:p>
          </table:table-cell>
          <table:table-cell office:value-type="float" office:value="44262" calcext:value-type="float">
            <text:p>44262</text:p>
          </table:table-cell>
          <table:table-cell office:value-type="float" office:value="43999" calcext:value-type="float">
            <text:p>43999</text:p>
          </table:table-cell>
          <table:table-cell office:value-type="float" office:value="43621" calcext:value-type="float">
            <text:p>43621</text:p>
          </table:table-cell>
          <table:table-cell office:value-type="float" office:value="43239" calcext:value-type="float">
            <text:p>43239</text:p>
          </table:table-cell>
          <table:table-cell office:value-type="float" office:value="63333" calcext:value-type="float">
            <text:p>63333</text:p>
          </table:table-cell>
          <table:table-cell table:formula="of:=LEFT([.A8]; 2)" office:value-type="string" office:string-value="02" calcext:value-type="string">
            <text:p>02</text:p>
          </table:table-cell>
          <table:table-cell table:formula="of:=RIGHT([.A8]; 2)" office:value-type="string" office:string-value="07" calcext:value-type="string">
            <text:p>07</text:p>
          </table:table-cell>
          <table:table-cell table:formula="of:=IF(INT([.I8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08</text:p>
          </table:table-cell>
          <table:table-cell office:value-type="float" office:value="162465" calcext:value-type="float">
            <text:p>162465</text:p>
          </table:table-cell>
          <table:table-cell office:value-type="float" office:value="161452" calcext:value-type="float">
            <text:p>161452</text:p>
          </table:table-cell>
          <table:table-cell office:value-type="float" office:value="160465" calcext:value-type="float">
            <text:p>160465</text:p>
          </table:table-cell>
          <table:table-cell office:value-type="float" office:value="159337" calcext:value-type="float">
            <text:p>159337</text:p>
          </table:table-cell>
          <table:table-cell office:value-type="float" office:value="157996" calcext:value-type="float">
            <text:p>157996</text:p>
          </table:table-cell>
          <table:table-cell office:value-type="float" office:value="156283" calcext:value-type="float">
            <text:p>156283</text:p>
          </table:table-cell>
          <table:table-cell table:formula="of:=LEFT([.A9]; 2)" office:value-type="string" office:string-value="02" calcext:value-type="string">
            <text:p>02</text:p>
          </table:table-cell>
          <table:table-cell table:formula="of:=RIGHT([.A9]; 2)" office:value-type="string" office:string-value="08" calcext:value-type="string">
            <text:p>08</text:p>
          </table:table-cell>
          <table:table-cell table:formula="of:=IF(INT([.I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09</text:p>
          </table:table-cell>
          <table:table-cell office:value-type="float" office:value="55051" calcext:value-type="float">
            <text:p>55051</text:p>
          </table:table-cell>
          <table:table-cell office:value-type="float" office:value="55182" calcext:value-type="float">
            <text:p>55182</text:p>
          </table:table-cell>
          <table:table-cell office:value-type="float" office:value="55233" calcext:value-type="float">
            <text:p>55233</text:p>
          </table:table-cell>
          <table:table-cell office:value-type="float" office:value="55326" calcext:value-type="float">
            <text:p>55326</text:p>
          </table:table-cell>
          <table:table-cell office:value-type="float" office:value="55166" calcext:value-type="float">
            <text:p>55166</text:p>
          </table:table-cell>
          <table:table-cell office:value-type="float" office:value="55110" calcext:value-type="float">
            <text:p>55110</text:p>
          </table:table-cell>
          <table:table-cell table:formula="of:=LEFT([.A10]; 2)" office:value-type="string" office:string-value="02" calcext:value-type="string">
            <text:p>02</text:p>
          </table:table-cell>
          <table:table-cell table:formula="of:=RIGHT([.A10]; 2)" office:value-type="string" office:string-value="09" calcext:value-type="string">
            <text:p>09</text:p>
          </table:table-cell>
          <table:table-cell table:formula="of:=IF(INT([.I1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10</text:p>
          </table:table-cell>
          <table:table-cell office:value-type="float" office:value="55533" calcext:value-type="float">
            <text:p>55533</text:p>
          </table:table-cell>
          <table:table-cell office:value-type="float" office:value="55238" calcext:value-type="float">
            <text:p>55238</text:p>
          </table:table-cell>
          <table:table-cell office:value-type="float" office:value="54991" calcext:value-type="float">
            <text:p>54991</text:p>
          </table:table-cell>
          <table:table-cell office:value-type="float" office:value="54699" calcext:value-type="float">
            <text:p>54699</text:p>
          </table:table-cell>
          <table:table-cell office:value-type="float" office:value="54254" calcext:value-type="float">
            <text:p>54254</text:p>
          </table:table-cell>
          <table:table-cell office:value-type="float" office:value="53852" calcext:value-type="float">
            <text:p>53852</text:p>
          </table:table-cell>
          <table:table-cell table:formula="of:=LEFT([.A11]; 2)" office:value-type="string" office:string-value="02" calcext:value-type="string">
            <text:p>02</text:p>
          </table:table-cell>
          <table:table-cell table:formula="of:=RIGHT([.A11]; 2)" office:value-type="string" office:string-value="10" calcext:value-type="string">
            <text:p>10</text:p>
          </table:table-cell>
          <table:table-cell table:formula="of:=IF(INT([.I1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11</text:p>
          </table:table-cell>
          <table:table-cell office:value-type="float" office:value="106319" calcext:value-type="float">
            <text:p>106319</text:p>
          </table:table-cell>
          <table:table-cell office:value-type="float" office:value="106355" calcext:value-type="float">
            <text:p>106355</text:p>
          </table:table-cell>
          <table:table-cell office:value-type="float" office:value="106320" calcext:value-type="float">
            <text:p>106320</text:p>
          </table:table-cell>
          <table:table-cell office:value-type="float" office:value="106254" calcext:value-type="float">
            <text:p>106254</text:p>
          </table:table-cell>
          <table:table-cell office:value-type="float" office:value="106150" calcext:value-type="float">
            <text:p>106150</text:p>
          </table:table-cell>
          <table:table-cell office:value-type="float" office:value="105896" calcext:value-type="float">
            <text:p>105896</text:p>
          </table:table-cell>
          <table:table-cell table:formula="of:=LEFT([.A12]; 2)" office:value-type="string" office:string-value="02" calcext:value-type="string">
            <text:p>02</text:p>
          </table:table-cell>
          <table:table-cell table:formula="of:=RIGHT([.A12]; 2)" office:value-type="string" office:string-value="11" calcext:value-type="string">
            <text:p>11</text:p>
          </table:table-cell>
          <table:table-cell table:formula="of:=IF(INT([.I12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12</text:p>
          </table:table-cell>
          <table:table-cell office:value-type="float" office:value="46677" calcext:value-type="float">
            <text:p>46677</text:p>
          </table:table-cell>
          <table:table-cell office:value-type="float" office:value="46527" calcext:value-type="float">
            <text:p>46527</text:p>
          </table:table-cell>
          <table:table-cell office:value-type="float" office:value="46360" calcext:value-type="float">
            <text:p>46360</text:p>
          </table:table-cell>
          <table:table-cell office:value-type="float" office:value="46059" calcext:value-type="float">
            <text:p>46059</text:p>
          </table:table-cell>
          <table:table-cell office:value-type="float" office:value="45925" calcext:value-type="float">
            <text:p>45925</text:p>
          </table:table-cell>
          <table:table-cell office:value-type="float" office:value="45599" calcext:value-type="float">
            <text:p>45599</text:p>
          </table:table-cell>
          <table:table-cell table:formula="of:=LEFT([.A13]; 2)" office:value-type="string" office:string-value="02" calcext:value-type="string">
            <text:p>02</text:p>
          </table:table-cell>
          <table:table-cell table:formula="of:=RIGHT([.A13]; 2)" office:value-type="string" office:string-value="12" calcext:value-type="string">
            <text:p>12</text:p>
          </table:table-cell>
          <table:table-cell table:formula="of:=IF(INT([.I1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13</text:p>
          </table:table-cell>
          <table:table-cell office:value-type="float" office:value="37213" calcext:value-type="float">
            <text:p>37213</text:p>
          </table:table-cell>
          <table:table-cell office:value-type="float" office:value="37148" calcext:value-type="float">
            <text:p>37148</text:p>
          </table:table-cell>
          <table:table-cell office:value-type="float" office:value="37125" calcext:value-type="float">
            <text:p>37125</text:p>
          </table:table-cell>
          <table:table-cell office:value-type="float" office:value="37093" calcext:value-type="float">
            <text:p>37093</text:p>
          </table:table-cell>
          <table:table-cell office:value-type="float" office:value="36999" calcext:value-type="float">
            <text:p>36999</text:p>
          </table:table-cell>
          <table:table-cell office:value-type="float" office:value="36800" calcext:value-type="float">
            <text:p>36800</text:p>
          </table:table-cell>
          <table:table-cell table:formula="of:=LEFT([.A14]; 2)" office:value-type="string" office:string-value="02" calcext:value-type="string">
            <text:p>02</text:p>
          </table:table-cell>
          <table:table-cell table:formula="of:=RIGHT([.A14]; 2)" office:value-type="string" office:string-value="13" calcext:value-type="string">
            <text:p>13</text:p>
          </table:table-cell>
          <table:table-cell table:formula="of:=IF(INT([.I14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14</text:p>
          </table:table-cell>
          <table:table-cell office:value-type="float" office:value="106486" calcext:value-type="float">
            <text:p>106486</text:p>
          </table:table-cell>
          <table:table-cell office:value-type="float" office:value="106794" calcext:value-type="float">
            <text:p>106794</text:p>
          </table:table-cell>
          <table:table-cell office:value-type="float" office:value="106907" calcext:value-type="float">
            <text:p>106907</text:p>
          </table:table-cell>
          <table:table-cell office:value-type="float" office:value="107062" calcext:value-type="float">
            <text:p>107062</text:p>
          </table:table-cell>
          <table:table-cell office:value-type="float" office:value="107269" calcext:value-type="float">
            <text:p>107269</text:p>
          </table:table-cell>
          <table:table-cell office:value-type="float" office:value="107268" calcext:value-type="float">
            <text:p>107268</text:p>
          </table:table-cell>
          <table:table-cell table:formula="of:=LEFT([.A15]; 2)" office:value-type="string" office:string-value="02" calcext:value-type="string">
            <text:p>02</text:p>
          </table:table-cell>
          <table:table-cell table:formula="of:=RIGHT([.A15]; 2)" office:value-type="string" office:string-value="14" calcext:value-type="string">
            <text:p>14</text:p>
          </table:table-cell>
          <table:table-cell table:formula="of:=IF(INT([.I15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15</text:p>
          </table:table-cell>
          <table:table-cell office:value-type="float" office:value="76064" calcext:value-type="float">
            <text:p>76064</text:p>
          </table:table-cell>
          <table:table-cell office:value-type="float" office:value="76329" calcext:value-type="float">
            <text:p>76329</text:p>
          </table:table-cell>
          <table:table-cell office:value-type="float" office:value="76505" calcext:value-type="float">
            <text:p>76505</text:p>
          </table:table-cell>
          <table:table-cell office:value-type="float" office:value="76595" calcext:value-type="float">
            <text:p>76595</text:p>
          </table:table-cell>
          <table:table-cell office:value-type="float" office:value="76752" calcext:value-type="float">
            <text:p>76752</text:p>
          </table:table-cell>
          <table:table-cell office:value-type="float" office:value="76733" calcext:value-type="float">
            <text:p>76733</text:p>
          </table:table-cell>
          <table:table-cell table:formula="of:=LEFT([.A16]; 2)" office:value-type="string" office:string-value="02" calcext:value-type="string">
            <text:p>02</text:p>
          </table:table-cell>
          <table:table-cell table:formula="of:=RIGHT([.A16]; 2)" office:value-type="string" office:string-value="15" calcext:value-type="string">
            <text:p>15</text:p>
          </table:table-cell>
          <table:table-cell table:formula="of:=IF(INT([.I16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16</text:p>
          </table:table-cell>
          <table:table-cell office:value-type="float" office:value="63057" calcext:value-type="float">
            <text:p>63057</text:p>
          </table:table-cell>
          <table:table-cell office:value-type="float" office:value="63081" calcext:value-type="float">
            <text:p>63081</text:p>
          </table:table-cell>
          <table:table-cell office:value-type="float" office:value="63017" calcext:value-type="float">
            <text:p>63017</text:p>
          </table:table-cell>
          <table:table-cell office:value-type="float" office:value="62982" calcext:value-type="float">
            <text:p>62982</text:p>
          </table:table-cell>
          <table:table-cell office:value-type="float" office:value="63065" calcext:value-type="float">
            <text:p>63065</text:p>
          </table:table-cell>
          <table:table-cell office:value-type="float" office:value="62997" calcext:value-type="float">
            <text:p>62997</text:p>
          </table:table-cell>
          <table:table-cell table:formula="of:=LEFT([.A17]; 2)" office:value-type="string" office:string-value="02" calcext:value-type="string">
            <text:p>02</text:p>
          </table:table-cell>
          <table:table-cell table:formula="of:=RIGHT([.A17]; 2)" office:value-type="string" office:string-value="16" calcext:value-type="string">
            <text:p>16</text:p>
          </table:table-cell>
          <table:table-cell table:formula="of:=IF(INT([.I17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17</text:p>
          </table:table-cell>
          <table:table-cell office:value-type="float" office:value="44165" calcext:value-type="float">
            <text:p>44165</text:p>
          </table:table-cell>
          <table:table-cell office:value-type="float" office:value="44052" calcext:value-type="float">
            <text:p>44052</text:p>
          </table:table-cell>
          <table:table-cell office:value-type="float" office:value="44006" calcext:value-type="float">
            <text:p>44006</text:p>
          </table:table-cell>
          <table:table-cell office:value-type="float" office:value="43773" calcext:value-type="float">
            <text:p>43773</text:p>
          </table:table-cell>
          <table:table-cell office:value-type="float" office:value="43570" calcext:value-type="float">
            <text:p>43570</text:p>
          </table:table-cell>
          <table:table-cell office:value-type="float" office:value="43221" calcext:value-type="float">
            <text:p>43221</text:p>
          </table:table-cell>
          <table:table-cell table:formula="of:=LEFT([.A18]; 2)" office:value-type="string" office:string-value="02" calcext:value-type="string">
            <text:p>02</text:p>
          </table:table-cell>
          <table:table-cell table:formula="of:=RIGHT([.A18]; 2)" office:value-type="string" office:string-value="17" calcext:value-type="string">
            <text:p>17</text:p>
          </table:table-cell>
          <table:table-cell table:formula="of:=IF(INT([.I18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18</text:p>
          </table:table-cell>
          <table:table-cell office:value-type="float" office:value="52837" calcext:value-type="float">
            <text:p>52837</text:p>
          </table:table-cell>
          <table:table-cell office:value-type="float" office:value="53181" calcext:value-type="float">
            <text:p>53181</text:p>
          </table:table-cell>
          <table:table-cell office:value-type="float" office:value="53722" calcext:value-type="float">
            <text:p>53722</text:p>
          </table:table-cell>
          <table:table-cell office:value-type="float" office:value="54269" calcext:value-type="float">
            <text:p>54269</text:p>
          </table:table-cell>
          <table:table-cell office:value-type="float" office:value="55079" calcext:value-type="float">
            <text:p>55079</text:p>
          </table:table-cell>
          <table:table-cell office:value-type="float" office:value="55508" calcext:value-type="float">
            <text:p>55508</text:p>
          </table:table-cell>
          <table:table-cell table:formula="of:=LEFT([.A19]; 2)" office:value-type="string" office:string-value="02" calcext:value-type="string">
            <text:p>02</text:p>
          </table:table-cell>
          <table:table-cell table:formula="of:=RIGHT([.A19]; 2)" office:value-type="string" office:string-value="18" calcext:value-type="string">
            <text:p>18</text:p>
          </table:table-cell>
          <table:table-cell table:formula="of:=IF(INT([.I1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19</text:p>
          </table:table-cell>
          <table:table-cell office:value-type="float" office:value="159633" calcext:value-type="float">
            <text:p>159633</text:p>
          </table:table-cell>
          <table:table-cell office:value-type="float" office:value="158939" calcext:value-type="float">
            <text:p>158939</text:p>
          </table:table-cell>
          <table:table-cell office:value-type="float" office:value="158392" calcext:value-type="float">
            <text:p>158392</text:p>
          </table:table-cell>
          <table:table-cell office:value-type="float" office:value="157615" calcext:value-type="float">
            <text:p>157615</text:p>
          </table:table-cell>
          <table:table-cell office:value-type="float" office:value="156921" calcext:value-type="float">
            <text:p>156921</text:p>
          </table:table-cell>
          <table:table-cell office:value-type="float" office:value="156015" calcext:value-type="float">
            <text:p>156015</text:p>
          </table:table-cell>
          <table:table-cell table:formula="of:=LEFT([.A20]; 2)" office:value-type="string" office:string-value="02" calcext:value-type="string">
            <text:p>02</text:p>
          </table:table-cell>
          <table:table-cell table:formula="of:=RIGHT([.A20]; 2)" office:value-type="string" office:string-value="19" calcext:value-type="string">
            <text:p>19</text:p>
          </table:table-cell>
          <table:table-cell table:formula="of:=IF(INT([.I2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20</text:p>
          </table:table-cell>
          <table:table-cell office:value-type="float" office:value="83699" calcext:value-type="float">
            <text:p>83699</text:p>
          </table:table-cell>
          <table:table-cell office:value-type="float" office:value="84063" calcext:value-type="float">
            <text:p>84063</text:p>
          </table:table-cell>
          <table:table-cell office:value-type="float" office:value="84495" calcext:value-type="float">
            <text:p>84495</text:p>
          </table:table-cell>
          <table:table-cell office:value-type="float" office:value="84886" calcext:value-type="float">
            <text:p>84886</text:p>
          </table:table-cell>
          <table:table-cell office:value-type="float" office:value="85253" calcext:value-type="float">
            <text:p>85253</text:p>
          </table:table-cell>
          <table:table-cell office:value-type="float" office:value="85226" calcext:value-type="float">
            <text:p>85226</text:p>
          </table:table-cell>
          <table:table-cell table:formula="of:=LEFT([.A21]; 2)" office:value-type="string" office:string-value="02" calcext:value-type="string">
            <text:p>02</text:p>
          </table:table-cell>
          <table:table-cell table:formula="of:=RIGHT([.A21]; 2)" office:value-type="string" office:string-value="20" calcext:value-type="string">
            <text:p>20</text:p>
          </table:table-cell>
          <table:table-cell table:formula="of:=IF(INT([.I2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21</text:p>
          </table:table-cell>
          <table:table-cell office:value-type="float" office:value="57023" calcext:value-type="float">
            <text:p>57023</text:p>
          </table:table-cell>
          <table:table-cell office:value-type="float" office:value="56788" calcext:value-type="float">
            <text:p>56788</text:p>
          </table:table-cell>
          <table:table-cell office:value-type="float" office:value="56446" calcext:value-type="float">
            <text:p>56446</text:p>
          </table:table-cell>
          <table:table-cell office:value-type="float" office:value="56004" calcext:value-type="float">
            <text:p>56004</text:p>
          </table:table-cell>
          <table:table-cell office:value-type="float" office:value="55611" calcext:value-type="float">
            <text:p>55611</text:p>
          </table:table-cell>
          <table:table-cell office:value-type="float" office:value="55107" calcext:value-type="float">
            <text:p>55107</text:p>
          </table:table-cell>
          <table:table-cell table:formula="of:=LEFT([.A22]; 2)" office:value-type="string" office:string-value="02" calcext:value-type="string">
            <text:p>02</text:p>
          </table:table-cell>
          <table:table-cell table:formula="of:=RIGHT([.A22]; 2)" office:value-type="string" office:string-value="21" calcext:value-type="string">
            <text:p>21</text:p>
          </table:table-cell>
          <table:table-cell table:formula="of:=IF(INT([.I22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22</text:p>
          </table:table-cell>
          <table:table-cell office:value-type="float" office:value="47194" calcext:value-type="float">
            <text:p>47194</text:p>
          </table:table-cell>
          <table:table-cell office:value-type="float" office:value="47137" calcext:value-type="float">
            <text:p>47137</text:p>
          </table:table-cell>
          <table:table-cell office:value-type="float" office:value="47124" calcext:value-type="float">
            <text:p>47124</text:p>
          </table:table-cell>
          <table:table-cell office:value-type="float" office:value="47056" calcext:value-type="float">
            <text:p>47056</text:p>
          </table:table-cell>
          <table:table-cell office:value-type="float" office:value="46818" calcext:value-type="float">
            <text:p>46818</text:p>
          </table:table-cell>
          <table:table-cell office:value-type="float" office:value="46623" calcext:value-type="float">
            <text:p>46623</text:p>
          </table:table-cell>
          <table:table-cell table:formula="of:=LEFT([.A23]; 2)" office:value-type="string" office:string-value="02" calcext:value-type="string">
            <text:p>02</text:p>
          </table:table-cell>
          <table:table-cell table:formula="of:=RIGHT([.A23]; 2)" office:value-type="string" office:string-value="22" calcext:value-type="string">
            <text:p>22</text:p>
          </table:table-cell>
          <table:table-cell table:formula="of:=IF(INT([.I2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23</text:p>
          </table:table-cell>
          <table:table-cell office:value-type="float" office:value="134145" calcext:value-type="float">
            <text:p>134145</text:p>
          </table:table-cell>
          <table:table-cell office:value-type="float" office:value="137419" calcext:value-type="float">
            <text:p>137419</text:p>
          </table:table-cell>
          <table:table-cell office:value-type="float" office:value="141337" calcext:value-type="float">
            <text:p>141337</text:p>
          </table:table-cell>
          <table:table-cell office:value-type="float" office:value="146060" calcext:value-type="float">
            <text:p>146060</text:p>
          </table:table-cell>
          <table:table-cell office:value-type="float" office:value="151385" calcext:value-type="float">
            <text:p>151385</text:p>
          </table:table-cell>
          <table:table-cell office:value-type="float" office:value="156322" calcext:value-type="float">
            <text:p>156322</text:p>
          </table:table-cell>
          <table:table-cell table:formula="of:=LEFT([.A24]; 2)" office:value-type="string" office:string-value="02" calcext:value-type="string">
            <text:p>02</text:p>
          </table:table-cell>
          <table:table-cell table:formula="of:=RIGHT([.A24]; 2)" office:value-type="string" office:string-value="23" calcext:value-type="string">
            <text:p>23</text:p>
          </table:table-cell>
          <table:table-cell table:formula="of:=IF(INT([.I24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24</text:p>
          </table:table-cell>
          <table:table-cell office:value-type="float" office:value="66971" calcext:value-type="float">
            <text:p>66971</text:p>
          </table:table-cell>
          <table:table-cell office:value-type="float" office:value="66527" calcext:value-type="float">
            <text:p>66527</text:p>
          </table:table-cell>
          <table:table-cell office:value-type="float" office:value="66009" calcext:value-type="float">
            <text:p>66009</text:p>
          </table:table-cell>
          <table:table-cell office:value-type="float" office:value="65428" calcext:value-type="float">
            <text:p>65428</text:p>
          </table:table-cell>
          <table:table-cell office:value-type="float" office:value="64802" calcext:value-type="float">
            <text:p>64802</text:p>
          </table:table-cell>
          <table:table-cell office:value-type="float" office:value="64080" calcext:value-type="float">
            <text:p>64080</text:p>
          </table:table-cell>
          <table:table-cell table:formula="of:=LEFT([.A25]; 2)" office:value-type="string" office:string-value="02" calcext:value-type="string">
            <text:p>02</text:p>
          </table:table-cell>
          <table:table-cell table:formula="of:=RIGHT([.A25]; 2)" office:value-type="string" office:string-value="24" calcext:value-type="string">
            <text:p>24</text:p>
          </table:table-cell>
          <table:table-cell table:formula="of:=IF(INT([.I25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25</text:p>
          </table:table-cell>
          <table:table-cell office:value-type="float" office:value="91815" calcext:value-type="float">
            <text:p>91815</text:p>
          </table:table-cell>
          <table:table-cell office:value-type="float" office:value="91258" calcext:value-type="float">
            <text:p>91258</text:p>
          </table:table-cell>
          <table:table-cell office:value-type="float" office:value="90584" calcext:value-type="float">
            <text:p>90584</text:p>
          </table:table-cell>
          <table:table-cell office:value-type="float" office:value="90003" calcext:value-type="float">
            <text:p>90003</text:p>
          </table:table-cell>
          <table:table-cell office:value-type="float" office:value="89188" calcext:value-type="float">
            <text:p>89188</text:p>
          </table:table-cell>
          <table:table-cell office:value-type="float" office:value="88386" calcext:value-type="float">
            <text:p>88386</text:p>
          </table:table-cell>
          <table:table-cell table:formula="of:=LEFT([.A26]; 2)" office:value-type="string" office:string-value="02" calcext:value-type="string">
            <text:p>02</text:p>
          </table:table-cell>
          <table:table-cell table:formula="of:=RIGHT([.A26]; 2)" office:value-type="string" office:string-value="25" calcext:value-type="string">
            <text:p>25</text:p>
          </table:table-cell>
          <table:table-cell table:formula="of:=IF(INT([.I26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26</text:p>
          </table:table-cell>
          <table:table-cell office:value-type="float" office:value="44598" calcext:value-type="float">
            <text:p>44598</text:p>
          </table:table-cell>
          <table:table-cell office:value-type="float" office:value="44381" calcext:value-type="float">
            <text:p>44381</text:p>
          </table:table-cell>
          <table:table-cell office:value-type="float" office:value="44126" calcext:value-type="float">
            <text:p>44126</text:p>
          </table:table-cell>
          <table:table-cell office:value-type="float" office:value="43869" calcext:value-type="float">
            <text:p>43869</text:p>
          </table:table-cell>
          <table:table-cell office:value-type="float" office:value="43490" calcext:value-type="float">
            <text:p>43490</text:p>
          </table:table-cell>
          <table:table-cell office:value-type="float" office:value="43038" calcext:value-type="float">
            <text:p>43038</text:p>
          </table:table-cell>
          <table:table-cell table:formula="of:=LEFT([.A27]; 2)" office:value-type="string" office:string-value="02" calcext:value-type="string">
            <text:p>02</text:p>
          </table:table-cell>
          <table:table-cell table:formula="of:=RIGHT([.A27]; 2)" office:value-type="string" office:string-value="26" calcext:value-type="string">
            <text:p>26</text:p>
          </table:table-cell>
          <table:table-cell table:formula="of:=IF(INT([.I27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61</text:p>
          </table:table-cell>
          <table:table-cell office:value-type="float" office:value="81010" calcext:value-type="float">
            <text:p>81010</text:p>
          </table:table-cell>
          <table:table-cell office:value-type="float" office:value="80524" calcext:value-type="float">
            <text:p>80524</text:p>
          </table:table-cell>
          <table:table-cell office:value-type="float" office:value="80072" calcext:value-type="float">
            <text:p>80072</text:p>
          </table:table-cell>
          <table:table-cell office:value-type="float" office:value="79480" calcext:value-type="float">
            <text:p>79480</text:p>
          </table:table-cell>
          <table:table-cell office:value-type="float" office:value="79061" calcext:value-type="float">
            <text:p>79061</text:p>
          </table:table-cell>
          <table:table-cell office:value-type="float" office:value="78335" calcext:value-type="float">
            <text:p>78335</text:p>
          </table:table-cell>
          <table:table-cell table:formula="of:=LEFT([.A28]; 2)" office:value-type="string" office:string-value="02" calcext:value-type="string">
            <text:p>02</text:p>
          </table:table-cell>
          <table:table-cell table:formula="of:=RIGHT([.A28]; 2)" office:value-type="string" office:string-value="61" calcext:value-type="string">
            <text:p>61</text:p>
          </table:table-cell>
          <table:table-cell table:formula="of:=IF(INT([.I28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62</text:p>
          </table:table-cell>
          <table:table-cell office:value-type="float" office:value="100886" calcext:value-type="float">
            <text:p>100886</text:p>
          </table:table-cell>
          <table:table-cell office:value-type="float" office:value="100718" calcext:value-type="float">
            <text:p>100718</text:p>
          </table:table-cell>
          <table:table-cell office:value-type="float" office:value="100324" calcext:value-type="float">
            <text:p>100324</text:p>
          </table:table-cell>
          <table:table-cell office:value-type="float" office:value="99752" calcext:value-type="float">
            <text:p>99752</text:p>
          </table:table-cell>
          <table:table-cell office:value-type="float" office:value="99350" calcext:value-type="float">
            <text:p>99350</text:p>
          </table:table-cell>
          <table:table-cell office:value-type="float" office:value="98436" calcext:value-type="float">
            <text:p>98436</text:p>
          </table:table-cell>
          <table:table-cell table:formula="of:=LEFT([.A29]; 2)" office:value-type="string" office:string-value="02" calcext:value-type="string">
            <text:p>02</text:p>
          </table:table-cell>
          <table:table-cell table:formula="of:=RIGHT([.A29]; 2)" office:value-type="string" office:string-value="62" calcext:value-type="string">
            <text:p>62</text:p>
          </table:table-cell>
          <table:table-cell table:formula="of:=IF(INT([.I29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65</text:p>
          </table:table-cell>
          <table:table-cell office:value-type="float" office:value="115453" calcext:value-type="float">
            <text:p>115453</text:p>
          </table:table-cell>
          <table:table-cell office:value-type="float" office:value="114568" calcext:value-type="float">
            <text:p>114568</text:p>
          </table:table-cell>
          <table:table-cell office:value-type="float" office:value="113621" calcext:value-type="float">
            <text:p>113621</text:p>
          </table:table-cell>
          <table:table-cell office:value-type="float" office:value="112594" calcext:value-type="float">
            <text:p>112594</text:p>
          </table:table-cell>
          <table:table-cell office:value-type="float" office:value="111356" calcext:value-type="float">
            <text:p>111356</text:p>
          </table:table-cell>
          <table:table-cell office:value-type="float" office:value="109971" calcext:value-type="float">
            <text:p>109971</text:p>
          </table:table-cell>
          <table:table-cell table:formula="of:=LEFT([.A30]; 2)" office:value-type="string" office:string-value="02" calcext:value-type="string">
            <text:p>02</text:p>
          </table:table-cell>
          <table:table-cell table:formula="of:=RIGHT([.A30]; 2)" office:value-type="string" office:string-value="65" calcext:value-type="string">
            <text:p>65</text:p>
          </table:table-cell>
          <table:table-cell table:formula="of:=IF(INT([.I30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64</text:p>
          </table:table-cell>
          <table:table-cell office:value-type="float" office:value="635759" calcext:value-type="float">
            <text:p>635759</text:p>
          </table:table-cell>
          <table:table-cell office:value-type="float" office:value="637683" calcext:value-type="float">
            <text:p>637683</text:p>
          </table:table-cell>
          <table:table-cell office:value-type="float" office:value="638586" calcext:value-type="float">
            <text:p>638586</text:p>
          </table:table-cell>
          <table:table-cell office:value-type="float" office:value="640648" calcext:value-type="float">
            <text:p>640648</text:p>
          </table:table-cell>
          <table:table-cell office:value-type="float" office:value="642869" calcext:value-type="float">
            <text:p>642869</text:p>
          </table:table-cell>
          <table:table-cell office:value-type="float" office:value="641928" calcext:value-type="float">
            <text:p>641928</text:p>
          </table:table-cell>
          <table:table-cell table:formula="of:=LEFT([.A31]; 2)" office:value-type="string" office:string-value="02" calcext:value-type="string">
            <text:p>02</text:p>
          </table:table-cell>
          <table:table-cell table:formula="of:=RIGHT([.A31]; 2)" office:value-type="string" office:string-value="64" calcext:value-type="string">
            <text:p>64</text:p>
          </table:table-cell>
          <table:table-cell table:formula="of:=IF(INT([.I31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01</text:p>
          </table:table-cell>
          <table:table-cell office:value-type="float" office:value="55573" calcext:value-type="float">
            <text:p>55573</text:p>
          </table:table-cell>
          <table:table-cell office:value-type="float" office:value="55347" calcext:value-type="float">
            <text:p>55347</text:p>
          </table:table-cell>
          <table:table-cell office:value-type="float" office:value="55337" calcext:value-type="float">
            <text:p>55337</text:p>
          </table:table-cell>
          <table:table-cell office:value-type="float" office:value="55274" calcext:value-type="float">
            <text:p>55274</text:p>
          </table:table-cell>
          <table:table-cell office:value-type="float" office:value="55066" calcext:value-type="float">
            <text:p>55066</text:p>
          </table:table-cell>
          <table:table-cell office:value-type="float" office:value="54891" calcext:value-type="float">
            <text:p>54891</text:p>
          </table:table-cell>
          <table:table-cell table:formula="of:=LEFT([.A32]; 2)" office:value-type="string" office:string-value="04" calcext:value-type="string">
            <text:p>04</text:p>
          </table:table-cell>
          <table:table-cell table:formula="of:=RIGHT([.A32]; 2)" office:value-type="string" office:string-value="01" calcext:value-type="string">
            <text:p>01</text:p>
          </table:table-cell>
          <table:table-cell table:formula="of:=IF(INT([.I32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02</text:p>
          </table:table-cell>
          <table:table-cell office:value-type="float" office:value="78431" calcext:value-type="float">
            <text:p>78431</text:p>
          </table:table-cell>
          <table:table-cell office:value-type="float" office:value="78630" calcext:value-type="float">
            <text:p>78630</text:p>
          </table:table-cell>
          <table:table-cell office:value-type="float" office:value="78879" calcext:value-type="float">
            <text:p>78879</text:p>
          </table:table-cell>
          <table:table-cell office:value-type="float" office:value="78898" calcext:value-type="float">
            <text:p>78898</text:p>
          </table:table-cell>
          <table:table-cell office:value-type="float" office:value="79097" calcext:value-type="float">
            <text:p>79097</text:p>
          </table:table-cell>
          <table:table-cell office:value-type="float" office:value="79023" calcext:value-type="float">
            <text:p>79023</text:p>
          </table:table-cell>
          <table:table-cell table:formula="of:=LEFT([.A33]; 2)" office:value-type="string" office:string-value="04" calcext:value-type="string">
            <text:p>04</text:p>
          </table:table-cell>
          <table:table-cell table:formula="of:=RIGHT([.A33]; 2)" office:value-type="string" office:string-value="02" calcext:value-type="string">
            <text:p>02</text:p>
          </table:table-cell>
          <table:table-cell table:formula="of:=IF(INT([.I3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03</text:p>
          </table:table-cell>
          <table:table-cell office:value-type="float" office:value="112992" calcext:value-type="float">
            <text:p>112992</text:p>
          </table:table-cell>
          <table:table-cell office:value-type="float" office:value="114418" calcext:value-type="float">
            <text:p>114418</text:p>
          </table:table-cell>
          <table:table-cell office:value-type="float" office:value="115981" calcext:value-type="float">
            <text:p>115981</text:p>
          </table:table-cell>
          <table:table-cell office:value-type="float" office:value="117325" calcext:value-type="float">
            <text:p>117325</text:p>
          </table:table-cell>
          <table:table-cell office:value-type="float" office:value="118683" calcext:value-type="float">
            <text:p>118683</text:p>
          </table:table-cell>
          <table:table-cell office:value-type="float" office:value="120432" calcext:value-type="float">
            <text:p>120432</text:p>
          </table:table-cell>
          <table:table-cell table:formula="of:=LEFT([.A34]; 2)" office:value-type="string" office:string-value="04" calcext:value-type="string">
            <text:p>04</text:p>
          </table:table-cell>
          <table:table-cell table:formula="of:=RIGHT([.A34]; 2)" office:value-type="string" office:string-value="03" calcext:value-type="string">
            <text:p>03</text:p>
          </table:table-cell>
          <table:table-cell table:formula="of:=IF(INT([.I34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04</text:p>
          </table:table-cell>
          <table:table-cell office:value-type="float" office:value="52361" calcext:value-type="float">
            <text:p>52361</text:p>
          </table:table-cell>
          <table:table-cell office:value-type="float" office:value="52236" calcext:value-type="float">
            <text:p>52236</text:p>
          </table:table-cell>
          <table:table-cell office:value-type="float" office:value="52292" calcext:value-type="float">
            <text:p>52292</text:p>
          </table:table-cell>
          <table:table-cell office:value-type="float" office:value="52193" calcext:value-type="float">
            <text:p>52193</text:p>
          </table:table-cell>
          <table:table-cell office:value-type="float" office:value="51925" calcext:value-type="float">
            <text:p>51925</text:p>
          </table:table-cell>
          <table:table-cell office:value-type="float" office:value="51657" calcext:value-type="float">
            <text:p>51657</text:p>
          </table:table-cell>
          <table:table-cell table:formula="of:=LEFT([.A35]; 2)" office:value-type="string" office:string-value="04" calcext:value-type="string">
            <text:p>04</text:p>
          </table:table-cell>
          <table:table-cell table:formula="of:=RIGHT([.A35]; 2)" office:value-type="string" office:string-value="04" calcext:value-type="string">
            <text:p>04</text:p>
          </table:table-cell>
          <table:table-cell table:formula="of:=IF(INT([.I35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05</text:p>
          </table:table-cell>
          <table:table-cell office:value-type="float" office:value="45342" calcext:value-type="float">
            <text:p>45342</text:p>
          </table:table-cell>
          <table:table-cell office:value-type="float" office:value="45250" calcext:value-type="float">
            <text:p>45250</text:p>
          </table:table-cell>
          <table:table-cell office:value-type="float" office:value="45289" calcext:value-type="float">
            <text:p>45289</text:p>
          </table:table-cell>
          <table:table-cell office:value-type="float" office:value="45140" calcext:value-type="float">
            <text:p>45140</text:p>
          </table:table-cell>
          <table:table-cell office:value-type="float" office:value="45018" calcext:value-type="float">
            <text:p>45018</text:p>
          </table:table-cell>
          <table:table-cell office:value-type="float" office:value="44855" calcext:value-type="float">
            <text:p>44855</text:p>
          </table:table-cell>
          <table:table-cell table:formula="of:=LEFT([.A36]; 2)" office:value-type="string" office:string-value="04" calcext:value-type="string">
            <text:p>04</text:p>
          </table:table-cell>
          <table:table-cell table:formula="of:=RIGHT([.A36]; 2)" office:value-type="string" office:string-value="05" calcext:value-type="string">
            <text:p>05</text:p>
          </table:table-cell>
          <table:table-cell table:formula="of:=IF(INT([.I36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06</text:p>
          </table:table-cell>
          <table:table-cell office:value-type="float" office:value="40346" calcext:value-type="float">
            <text:p>40346</text:p>
          </table:table-cell>
          <table:table-cell office:value-type="float" office:value="40364" calcext:value-type="float">
            <text:p>40364</text:p>
          </table:table-cell>
          <table:table-cell office:value-type="float" office:value="40368" calcext:value-type="float">
            <text:p>40368</text:p>
          </table:table-cell>
          <table:table-cell office:value-type="float" office:value="40271" calcext:value-type="float">
            <text:p>40271</text:p>
          </table:table-cell>
          <table:table-cell office:value-type="float" office:value="40238" calcext:value-type="float">
            <text:p>40238</text:p>
          </table:table-cell>
          <table:table-cell office:value-type="float" office:value="40305" calcext:value-type="float">
            <text:p>40305</text:p>
          </table:table-cell>
          <table:table-cell table:formula="of:=LEFT([.A37]; 2)" office:value-type="string" office:string-value="04" calcext:value-type="string">
            <text:p>04</text:p>
          </table:table-cell>
          <table:table-cell table:formula="of:=RIGHT([.A37]; 2)" office:value-type="string" office:string-value="06" calcext:value-type="string">
            <text:p>06</text:p>
          </table:table-cell>
          <table:table-cell table:formula="of:=IF(INT([.I37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07</text:p>
          </table:table-cell>
          <table:table-cell office:value-type="float" office:value="162545" calcext:value-type="float">
            <text:p>162545</text:p>
          </table:table-cell>
          <table:table-cell office:value-type="float" office:value="162011" calcext:value-type="float">
            <text:p>162011</text:p>
          </table:table-cell>
          <table:table-cell office:value-type="float" office:value="161591" calcext:value-type="float">
            <text:p>161591</text:p>
          </table:table-cell>
          <table:table-cell office:value-type="float" office:value="160647" calcext:value-type="float">
            <text:p>160647</text:p>
          </table:table-cell>
          <table:table-cell office:value-type="float" office:value="159814" calcext:value-type="float">
            <text:p>159814</text:p>
          </table:table-cell>
          <table:table-cell office:value-type="float" office:value="158496" calcext:value-type="float">
            <text:p>158496</text:p>
          </table:table-cell>
          <table:table-cell table:formula="of:=LEFT([.A38]; 2)" office:value-type="string" office:string-value="04" calcext:value-type="string">
            <text:p>04</text:p>
          </table:table-cell>
          <table:table-cell table:formula="of:=RIGHT([.A38]; 2)" office:value-type="string" office:string-value="07" calcext:value-type="string">
            <text:p>07</text:p>
          </table:table-cell>
          <table:table-cell table:formula="of:=IF(INT([.I38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08</text:p>
          </table:table-cell>
          <table:table-cell office:value-type="float" office:value="66823" calcext:value-type="float">
            <text:p>66823</text:p>
          </table:table-cell>
          <table:table-cell office:value-type="float" office:value="66575" calcext:value-type="float">
            <text:p>66575</text:p>
          </table:table-cell>
          <table:table-cell office:value-type="float" office:value="66517" calcext:value-type="float">
            <text:p>66517</text:p>
          </table:table-cell>
          <table:table-cell office:value-type="float" office:value="66062" calcext:value-type="float">
            <text:p>66062</text:p>
          </table:table-cell>
          <table:table-cell office:value-type="float" office:value="65750" calcext:value-type="float">
            <text:p>65750</text:p>
          </table:table-cell>
          <table:table-cell office:value-type="float" office:value="65450" calcext:value-type="float">
            <text:p>65450</text:p>
          </table:table-cell>
          <table:table-cell table:formula="of:=LEFT([.A39]; 2)" office:value-type="string" office:string-value="04" calcext:value-type="string">
            <text:p>04</text:p>
          </table:table-cell>
          <table:table-cell table:formula="of:=RIGHT([.A39]; 2)" office:value-type="string" office:string-value="08" calcext:value-type="string">
            <text:p>08</text:p>
          </table:table-cell>
          <table:table-cell table:formula="of:=IF(INT([.I3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09</text:p>
          </table:table-cell>
          <table:table-cell office:value-type="float" office:value="46254" calcext:value-type="float">
            <text:p>46254</text:p>
          </table:table-cell>
          <table:table-cell office:value-type="float" office:value="46197" calcext:value-type="float">
            <text:p>46197</text:p>
          </table:table-cell>
          <table:table-cell office:value-type="float" office:value="46046" calcext:value-type="float">
            <text:p>46046</text:p>
          </table:table-cell>
          <table:table-cell office:value-type="float" office:value="45821" calcext:value-type="float">
            <text:p>45821</text:p>
          </table:table-cell>
          <table:table-cell office:value-type="float" office:value="45619" calcext:value-type="float">
            <text:p>45619</text:p>
          </table:table-cell>
          <table:table-cell office:value-type="float" office:value="45482" calcext:value-type="float">
            <text:p>45482</text:p>
          </table:table-cell>
          <table:table-cell table:formula="of:=LEFT([.A40]; 2)" office:value-type="string" office:string-value="04" calcext:value-type="string">
            <text:p>04</text:p>
          </table:table-cell>
          <table:table-cell table:formula="of:=RIGHT([.A40]; 2)" office:value-type="string" office:string-value="09" calcext:value-type="string">
            <text:p>09</text:p>
          </table:table-cell>
          <table:table-cell table:formula="of:=IF(INT([.I4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10</text:p>
          </table:table-cell>
          <table:table-cell office:value-type="float" office:value="86841" calcext:value-type="float">
            <text:p>86841</text:p>
          </table:table-cell>
          <table:table-cell office:value-type="float" office:value="86774" calcext:value-type="float">
            <text:p>86774</text:p>
          </table:table-cell>
          <table:table-cell office:value-type="float" office:value="86764" calcext:value-type="float">
            <text:p>86764</text:p>
          </table:table-cell>
          <table:table-cell office:value-type="float" office:value="86590" calcext:value-type="float">
            <text:p>86590</text:p>
          </table:table-cell>
          <table:table-cell office:value-type="float" office:value="86311" calcext:value-type="float">
            <text:p>86311</text:p>
          </table:table-cell>
          <table:table-cell office:value-type="float" office:value="86119" calcext:value-type="float">
            <text:p>86119</text:p>
          </table:table-cell>
          <table:table-cell table:formula="of:=LEFT([.A41]; 2)" office:value-type="string" office:string-value="04" calcext:value-type="string">
            <text:p>04</text:p>
          </table:table-cell>
          <table:table-cell table:formula="of:=RIGHT([.A41]; 2)" office:value-type="string" office:string-value="10" calcext:value-type="string">
            <text:p>10</text:p>
          </table:table-cell>
          <table:table-cell table:formula="of:=IF(INT([.I4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11</text:p>
          </table:table-cell>
          <table:table-cell office:value-type="float" office:value="41373" calcext:value-type="float">
            <text:p>41373</text:p>
          </table:table-cell>
          <table:table-cell office:value-type="float" office:value="41169" calcext:value-type="float">
            <text:p>41169</text:p>
          </table:table-cell>
          <table:table-cell office:value-type="float" office:value="40898" calcext:value-type="float">
            <text:p>40898</text:p>
          </table:table-cell>
          <table:table-cell office:value-type="float" office:value="40714" calcext:value-type="float">
            <text:p>40714</text:p>
          </table:table-cell>
          <table:table-cell office:value-type="float" office:value="40321" calcext:value-type="float">
            <text:p>40321</text:p>
          </table:table-cell>
          <table:table-cell office:value-type="float" office:value="40025" calcext:value-type="float">
            <text:p>40025</text:p>
          </table:table-cell>
          <table:table-cell table:formula="of:=LEFT([.A42]; 2)" office:value-type="string" office:string-value="04" calcext:value-type="string">
            <text:p>04</text:p>
          </table:table-cell>
          <table:table-cell table:formula="of:=RIGHT([.A42]; 2)" office:value-type="string" office:string-value="11" calcext:value-type="string">
            <text:p>11</text:p>
          </table:table-cell>
          <table:table-cell table:formula="of:=IF(INT([.I42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12</text:p>
          </table:table-cell>
          <table:table-cell office:value-type="float" office:value="44384" calcext:value-type="float">
            <text:p>44384</text:p>
          </table:table-cell>
          <table:table-cell office:value-type="float" office:value="44219" calcext:value-type="float">
            <text:p>44219</text:p>
          </table:table-cell>
          <table:table-cell office:value-type="float" office:value="44029" calcext:value-type="float">
            <text:p>44029</text:p>
          </table:table-cell>
          <table:table-cell office:value-type="float" office:value="43826" calcext:value-type="float">
            <text:p>43826</text:p>
          </table:table-cell>
          <table:table-cell office:value-type="float" office:value="43486" calcext:value-type="float">
            <text:p>43486</text:p>
          </table:table-cell>
          <table:table-cell office:value-type="float" office:value="43390" calcext:value-type="float">
            <text:p>43390</text:p>
          </table:table-cell>
          <table:table-cell table:formula="of:=LEFT([.A43]; 2)" office:value-type="string" office:string-value="04" calcext:value-type="string">
            <text:p>04</text:p>
          </table:table-cell>
          <table:table-cell table:formula="of:=RIGHT([.A43]; 2)" office:value-type="string" office:string-value="12" calcext:value-type="string">
            <text:p>12</text:p>
          </table:table-cell>
          <table:table-cell table:formula="of:=IF(INT([.I4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13</text:p>
          </table:table-cell>
          <table:table-cell office:value-type="float" office:value="41501" calcext:value-type="float">
            <text:p>41501</text:p>
          </table:table-cell>
          <table:table-cell office:value-type="float" office:value="41392" calcext:value-type="float">
            <text:p>41392</text:p>
          </table:table-cell>
          <table:table-cell office:value-type="float" office:value="41373" calcext:value-type="float">
            <text:p>41373</text:p>
          </table:table-cell>
          <table:table-cell office:value-type="float" office:value="41147" calcext:value-type="float">
            <text:p>41147</text:p>
          </table:table-cell>
          <table:table-cell office:value-type="float" office:value="41056" calcext:value-type="float">
            <text:p>41056</text:p>
          </table:table-cell>
          <table:table-cell office:value-type="float" office:value="40826" calcext:value-type="float">
            <text:p>40826</text:p>
          </table:table-cell>
          <table:table-cell table:formula="of:=LEFT([.A44]; 2)" office:value-type="string" office:string-value="04" calcext:value-type="string">
            <text:p>04</text:p>
          </table:table-cell>
          <table:table-cell table:formula="of:=RIGHT([.A44]; 2)" office:value-type="string" office:string-value="13" calcext:value-type="string">
            <text:p>13</text:p>
          </table:table-cell>
          <table:table-cell table:formula="of:=IF(INT([.I44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14</text:p>
          </table:table-cell>
          <table:table-cell office:value-type="float" office:value="99764" calcext:value-type="float">
            <text:p>99764</text:p>
          </table:table-cell>
          <table:table-cell office:value-type="float" office:value="99661" calcext:value-type="float">
            <text:p>99661</text:p>
          </table:table-cell>
          <table:table-cell office:value-type="float" office:value="99505" calcext:value-type="float">
            <text:p>99505</text:p>
          </table:table-cell>
          <table:table-cell office:value-type="float" office:value="99281" calcext:value-type="float">
            <text:p>99281</text:p>
          </table:table-cell>
          <table:table-cell office:value-type="float" office:value="98952" calcext:value-type="float">
            <text:p>98952</text:p>
          </table:table-cell>
          <table:table-cell office:value-type="float" office:value="98703" calcext:value-type="float">
            <text:p>98703</text:p>
          </table:table-cell>
          <table:table-cell table:formula="of:=LEFT([.A45]; 2)" office:value-type="string" office:string-value="04" calcext:value-type="string">
            <text:p>04</text:p>
          </table:table-cell>
          <table:table-cell table:formula="of:=RIGHT([.A45]; 2)" office:value-type="string" office:string-value="14" calcext:value-type="string">
            <text:p>14</text:p>
          </table:table-cell>
          <table:table-cell table:formula="of:=IF(INT([.I45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15</text:p>
          </table:table-cell>
          <table:table-cell office:value-type="float" office:value="103397" calcext:value-type="float">
            <text:p>103397</text:p>
          </table:table-cell>
          <table:table-cell office:value-type="float" office:value="104477" calcext:value-type="float">
            <text:p>104477</text:p>
          </table:table-cell>
          <table:table-cell office:value-type="float" office:value="105631" calcext:value-type="float">
            <text:p>105631</text:p>
          </table:table-cell>
          <table:table-cell office:value-type="float" office:value="106935" calcext:value-type="float">
            <text:p>106935</text:p>
          </table:table-cell>
          <table:table-cell office:value-type="float" office:value="108345" calcext:value-type="float">
            <text:p>108345</text:p>
          </table:table-cell>
          <table:table-cell office:value-type="float" office:value="109565" calcext:value-type="float">
            <text:p>109565</text:p>
          </table:table-cell>
          <table:table-cell table:formula="of:=LEFT([.A46]; 2)" office:value-type="string" office:string-value="04" calcext:value-type="string">
            <text:p>04</text:p>
          </table:table-cell>
          <table:table-cell table:formula="of:=RIGHT([.A46]; 2)" office:value-type="string" office:string-value="15" calcext:value-type="string">
            <text:p>15</text:p>
          </table:table-cell>
          <table:table-cell table:formula="of:=IF(INT([.I46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16</text:p>
          </table:table-cell>
          <table:table-cell office:value-type="float" office:value="48381" calcext:value-type="float">
            <text:p>48381</text:p>
          </table:table-cell>
          <table:table-cell office:value-type="float" office:value="48416" calcext:value-type="float">
            <text:p>48416</text:p>
          </table:table-cell>
          <table:table-cell office:value-type="float" office:value="48438" calcext:value-type="float">
            <text:p>48438</text:p>
          </table:table-cell>
          <table:table-cell office:value-type="float" office:value="48374" calcext:value-type="float">
            <text:p>48374</text:p>
          </table:table-cell>
          <table:table-cell office:value-type="float" office:value="48383" calcext:value-type="float">
            <text:p>48383</text:p>
          </table:table-cell>
          <table:table-cell office:value-type="float" office:value="48322" calcext:value-type="float">
            <text:p>48322</text:p>
          </table:table-cell>
          <table:table-cell table:formula="of:=LEFT([.A47]; 2)" office:value-type="string" office:string-value="04" calcext:value-type="string">
            <text:p>04</text:p>
          </table:table-cell>
          <table:table-cell table:formula="of:=RIGHT([.A47]; 2)" office:value-type="string" office:string-value="16" calcext:value-type="string">
            <text:p>16</text:p>
          </table:table-cell>
          <table:table-cell table:formula="of:=IF(INT([.I47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17</text:p>
          </table:table-cell>
          <table:table-cell office:value-type="float" office:value="34844" calcext:value-type="float">
            <text:p>34844</text:p>
          </table:table-cell>
          <table:table-cell office:value-type="float" office:value="34752" calcext:value-type="float">
            <text:p>34752</text:p>
          </table:table-cell>
          <table:table-cell office:value-type="float" office:value="34612" calcext:value-type="float">
            <text:p>34612</text:p>
          </table:table-cell>
          <table:table-cell office:value-type="float" office:value="34413" calcext:value-type="float">
            <text:p>34413</text:p>
          </table:table-cell>
          <table:table-cell office:value-type="float" office:value="34194" calcext:value-type="float">
            <text:p>34194</text:p>
          </table:table-cell>
          <table:table-cell office:value-type="float" office:value="34040" calcext:value-type="float">
            <text:p>34040</text:p>
          </table:table-cell>
          <table:table-cell table:formula="of:=LEFT([.A48]; 2)" office:value-type="string" office:string-value="04" calcext:value-type="string">
            <text:p>04</text:p>
          </table:table-cell>
          <table:table-cell table:formula="of:=RIGHT([.A48]; 2)" office:value-type="string" office:string-value="17" calcext:value-type="string">
            <text:p>17</text:p>
          </table:table-cell>
          <table:table-cell table:formula="of:=IF(INT([.I48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18</text:p>
          </table:table-cell>
          <table:table-cell office:value-type="float" office:value="86758" calcext:value-type="float">
            <text:p>86758</text:p>
          </table:table-cell>
          <table:table-cell office:value-type="float" office:value="86605" calcext:value-type="float">
            <text:p>86605</text:p>
          </table:table-cell>
          <table:table-cell office:value-type="float" office:value="86604" calcext:value-type="float">
            <text:p>86604</text:p>
          </table:table-cell>
          <table:table-cell office:value-type="float" office:value="86352" calcext:value-type="float">
            <text:p>86352</text:p>
          </table:table-cell>
          <table:table-cell office:value-type="float" office:value="86037" calcext:value-type="float">
            <text:p>86037</text:p>
          </table:table-cell>
          <table:table-cell office:value-type="float" office:value="85646" calcext:value-type="float">
            <text:p>85646</text:p>
          </table:table-cell>
          <table:table-cell table:formula="of:=LEFT([.A49]; 2)" office:value-type="string" office:string-value="04" calcext:value-type="string">
            <text:p>04</text:p>
          </table:table-cell>
          <table:table-cell table:formula="of:=RIGHT([.A49]; 2)" office:value-type="string" office:string-value="18" calcext:value-type="string">
            <text:p>18</text:p>
          </table:table-cell>
          <table:table-cell table:formula="of:=IF(INT([.I4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19</text:p>
          </table:table-cell>
          <table:table-cell office:value-type="float" office:value="70606" calcext:value-type="float">
            <text:p>70606</text:p>
          </table:table-cell>
          <table:table-cell office:value-type="float" office:value="70528" calcext:value-type="float">
            <text:p>70528</text:p>
          </table:table-cell>
          <table:table-cell office:value-type="float" office:value="70534" calcext:value-type="float">
            <text:p>70534</text:p>
          </table:table-cell>
          <table:table-cell office:value-type="float" office:value="70413" calcext:value-type="float">
            <text:p>70413</text:p>
          </table:table-cell>
          <table:table-cell office:value-type="float" office:value="70190" calcext:value-type="float">
            <text:p>70190</text:p>
          </table:table-cell>
          <table:table-cell office:value-type="float" office:value="69886" calcext:value-type="float">
            <text:p>69886</text:p>
          </table:table-cell>
          <table:table-cell table:formula="of:=LEFT([.A50]; 2)" office:value-type="string" office:string-value="04" calcext:value-type="string">
            <text:p>04</text:p>
          </table:table-cell>
          <table:table-cell table:formula="of:=RIGHT([.A50]; 2)" office:value-type="string" office:string-value="19" calcext:value-type="string">
            <text:p>19</text:p>
          </table:table-cell>
          <table:table-cell table:formula="of:=IF(INT([.I5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61</text:p>
          </table:table-cell>
          <table:table-cell office:value-type="float" office:value="355645" calcext:value-type="float">
            <text:p>355645</text:p>
          </table:table-cell>
          <table:table-cell office:value-type="float" office:value="353938" calcext:value-type="float">
            <text:p>353938</text:p>
          </table:table-cell>
          <table:table-cell office:value-type="float" office:value="352313" calcext:value-type="float">
            <text:p>352313</text:p>
          </table:table-cell>
          <table:table-cell office:value-type="float" office:value="350178" calcext:value-type="float">
            <text:p>350178</text:p>
          </table:table-cell>
          <table:table-cell office:value-type="float" office:value="348190" calcext:value-type="float">
            <text:p>348190</text:p>
          </table:table-cell>
          <table:table-cell office:value-type="float" office:value="344091" calcext:value-type="float">
            <text:p>344091</text:p>
          </table:table-cell>
          <table:table-cell table:formula="of:=LEFT([.A51]; 2)" office:value-type="string" office:string-value="04" calcext:value-type="string">
            <text:p>04</text:p>
          </table:table-cell>
          <table:table-cell table:formula="of:=RIGHT([.A51]; 2)" office:value-type="string" office:string-value="61" calcext:value-type="string">
            <text:p>61</text:p>
          </table:table-cell>
          <table:table-cell table:formula="of:=IF(INT([.I51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62</text:p>
          </table:table-cell>
          <table:table-cell office:value-type="float" office:value="96319" calcext:value-type="float">
            <text:p>96319</text:p>
          </table:table-cell>
          <table:table-cell office:value-type="float" office:value="95964" calcext:value-type="float">
            <text:p>95964</text:p>
          </table:table-cell>
          <table:table-cell office:value-type="float" office:value="95629" calcext:value-type="float">
            <text:p>95629</text:p>
          </table:table-cell>
          <table:table-cell office:value-type="float" office:value="95045" calcext:value-type="float">
            <text:p>95045</text:p>
          </table:table-cell>
          <table:table-cell office:value-type="float" office:value="94368" calcext:value-type="float">
            <text:p>94368</text:p>
          </table:table-cell>
          <table:table-cell office:value-type="float" office:value="93564" calcext:value-type="float">
            <text:p>93564</text:p>
          </table:table-cell>
          <table:table-cell table:formula="of:=LEFT([.A52]; 2)" office:value-type="string" office:string-value="04" calcext:value-type="string">
            <text:p>04</text:p>
          </table:table-cell>
          <table:table-cell table:formula="of:=RIGHT([.A52]; 2)" office:value-type="string" office:string-value="62" calcext:value-type="string">
            <text:p>62</text:p>
          </table:table-cell>
          <table:table-cell table:formula="of:=IF(INT([.I52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63</text:p>
          </table:table-cell>
          <table:table-cell office:value-type="float" office:value="202689" calcext:value-type="float">
            <text:p>202689</text:p>
          </table:table-cell>
          <table:table-cell office:value-type="float" office:value="202521" calcext:value-type="float">
            <text:p>202521</text:p>
          </table:table-cell>
          <table:table-cell office:value-type="float" office:value="202562" calcext:value-type="float">
            <text:p>202562</text:p>
          </table:table-cell>
          <table:table-cell office:value-type="float" office:value="202074" calcext:value-type="float">
            <text:p>202074</text:p>
          </table:table-cell>
          <table:table-cell office:value-type="float" office:value="201447" calcext:value-type="float">
            <text:p>201447</text:p>
          </table:table-cell>
          <table:table-cell office:value-type="float" office:value="198613" calcext:value-type="float">
            <text:p>198613</text:p>
          </table:table-cell>
          <table:table-cell table:formula="of:=LEFT([.A53]; 2)" office:value-type="string" office:string-value="04" calcext:value-type="string">
            <text:p>04</text:p>
          </table:table-cell>
          <table:table-cell table:formula="of:=RIGHT([.A53]; 2)" office:value-type="string" office:string-value="63" calcext:value-type="string">
            <text:p>63</text:p>
          </table:table-cell>
          <table:table-cell table:formula="of:=IF(INT([.I53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64</text:p>
          </table:table-cell>
          <table:table-cell office:value-type="float" office:value="113041" calcext:value-type="float">
            <text:p>113041</text:p>
          </table:table-cell>
          <table:table-cell office:value-type="float" office:value="112483" calcext:value-type="float">
            <text:p>112483</text:p>
          </table:table-cell>
          <table:table-cell office:value-type="float" office:value="111752" calcext:value-type="float">
            <text:p>111752</text:p>
          </table:table-cell>
          <table:table-cell office:value-type="float" office:value="110802" calcext:value-type="float">
            <text:p>110802</text:p>
          </table:table-cell>
          <table:table-cell office:value-type="float" office:value="109883" calcext:value-type="float">
            <text:p>109883</text:p>
          </table:table-cell>
          <table:table-cell office:value-type="float" office:value="108561" calcext:value-type="float">
            <text:p>108561</text:p>
          </table:table-cell>
          <table:table-cell table:formula="of:=LEFT([.A54]; 2)" office:value-type="string" office:string-value="04" calcext:value-type="string">
            <text:p>04</text:p>
          </table:table-cell>
          <table:table-cell table:formula="of:=RIGHT([.A54]; 2)" office:value-type="string" office:string-value="64" calcext:value-type="string">
            <text:p>64</text:p>
          </table:table-cell>
          <table:table-cell table:formula="of:=IF(INT([.I54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01</text:p>
          </table:table-cell>
          <table:table-cell office:value-type="float" office:value="112507" calcext:value-type="float">
            <text:p>112507</text:p>
          </table:table-cell>
          <table:table-cell office:value-type="float" office:value="112398" calcext:value-type="float">
            <text:p>112398</text:p>
          </table:table-cell>
          <table:table-cell office:value-type="float" office:value="111922" calcext:value-type="float">
            <text:p>111922</text:p>
          </table:table-cell>
          <table:table-cell office:value-type="float" office:value="111391" calcext:value-type="float">
            <text:p>111391</text:p>
          </table:table-cell>
          <table:table-cell office:value-type="float" office:value="110772" calcext:value-type="float">
            <text:p>110772</text:p>
          </table:table-cell>
          <table:table-cell office:value-type="float" office:value="109958" calcext:value-type="float">
            <text:p>109958</text:p>
          </table:table-cell>
          <table:table-cell table:formula="of:=LEFT([.A55]; 2)" office:value-type="string" office:string-value="06" calcext:value-type="string">
            <text:p>06</text:p>
          </table:table-cell>
          <table:table-cell table:formula="of:=RIGHT([.A55]; 2)" office:value-type="string" office:string-value="01" calcext:value-type="string">
            <text:p>01</text:p>
          </table:table-cell>
          <table:table-cell table:formula="of:=IF(INT([.I55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02</text:p>
          </table:table-cell>
          <table:table-cell office:value-type="float" office:value="102647" calcext:value-type="float">
            <text:p>102647</text:p>
          </table:table-cell>
          <table:table-cell office:value-type="float" office:value="102272" calcext:value-type="float">
            <text:p>102272</text:p>
          </table:table-cell>
          <table:table-cell office:value-type="float" office:value="101949" calcext:value-type="float">
            <text:p>101949</text:p>
          </table:table-cell>
          <table:table-cell office:value-type="float" office:value="101435" calcext:value-type="float">
            <text:p>101435</text:p>
          </table:table-cell>
          <table:table-cell office:value-type="float" office:value="100919" calcext:value-type="float">
            <text:p>100919</text:p>
          </table:table-cell>
          <table:table-cell office:value-type="float" office:value="100333" calcext:value-type="float">
            <text:p>100333</text:p>
          </table:table-cell>
          <table:table-cell table:formula="of:=LEFT([.A56]; 2)" office:value-type="string" office:string-value="06" calcext:value-type="string">
            <text:p>06</text:p>
          </table:table-cell>
          <table:table-cell table:formula="of:=RIGHT([.A56]; 2)" office:value-type="string" office:string-value="02" calcext:value-type="string">
            <text:p>02</text:p>
          </table:table-cell>
          <table:table-cell table:formula="of:=IF(INT([.I56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03</text:p>
          </table:table-cell>
          <table:table-cell office:value-type="float" office:value="79377" calcext:value-type="float">
            <text:p>79377</text:p>
          </table:table-cell>
          <table:table-cell office:value-type="float" office:value="79088" calcext:value-type="float">
            <text:p>79088</text:p>
          </table:table-cell>
          <table:table-cell office:value-type="float" office:value="78579" calcext:value-type="float">
            <text:p>78579</text:p>
          </table:table-cell>
          <table:table-cell office:value-type="float" office:value="78228" calcext:value-type="float">
            <text:p>78228</text:p>
          </table:table-cell>
          <table:table-cell office:value-type="float" office:value="78014" calcext:value-type="float">
            <text:p>78014</text:p>
          </table:table-cell>
          <table:table-cell office:value-type="float" office:value="77502" calcext:value-type="float">
            <text:p>77502</text:p>
          </table:table-cell>
          <table:table-cell table:formula="of:=LEFT([.A57]; 2)" office:value-type="string" office:string-value="06" calcext:value-type="string">
            <text:p>06</text:p>
          </table:table-cell>
          <table:table-cell table:formula="of:=RIGHT([.A57]; 2)" office:value-type="string" office:string-value="03" calcext:value-type="string">
            <text:p>03</text:p>
          </table:table-cell>
          <table:table-cell table:formula="of:=IF(INT([.I57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04</text:p>
          </table:table-cell>
          <table:table-cell office:value-type="float" office:value="65939" calcext:value-type="float">
            <text:p>65939</text:p>
          </table:table-cell>
          <table:table-cell office:value-type="float" office:value="65195" calcext:value-type="float">
            <text:p>65195</text:p>
          </table:table-cell>
          <table:table-cell office:value-type="float" office:value="64428" calcext:value-type="float">
            <text:p>64428</text:p>
          </table:table-cell>
          <table:table-cell office:value-type="float" office:value="63698" calcext:value-type="float">
            <text:p>63698</text:p>
          </table:table-cell>
          <table:table-cell office:value-type="float" office:value="62847" calcext:value-type="float">
            <text:p>62847</text:p>
          </table:table-cell>
          <table:table-cell office:value-type="float" office:value="62009" calcext:value-type="float">
            <text:p>62009</text:p>
          </table:table-cell>
          <table:table-cell table:formula="of:=LEFT([.A58]; 2)" office:value-type="string" office:string-value="06" calcext:value-type="string">
            <text:p>06</text:p>
          </table:table-cell>
          <table:table-cell table:formula="of:=RIGHT([.A58]; 2)" office:value-type="string" office:string-value="04" calcext:value-type="string">
            <text:p>04</text:p>
          </table:table-cell>
          <table:table-cell table:formula="of:=IF(INT([.I58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05</text:p>
          </table:table-cell>
          <table:table-cell office:value-type="float" office:value="46895" calcext:value-type="float">
            <text:p>46895</text:p>
          </table:table-cell>
          <table:table-cell office:value-type="float" office:value="46596" calcext:value-type="float">
            <text:p>46596</text:p>
          </table:table-cell>
          <table:table-cell office:value-type="float" office:value="46306" calcext:value-type="float">
            <text:p>46306</text:p>
          </table:table-cell>
          <table:table-cell office:value-type="float" office:value="46057" calcext:value-type="float">
            <text:p>46057</text:p>
          </table:table-cell>
          <table:table-cell office:value-type="float" office:value="45709" calcext:value-type="float">
            <text:p>45709</text:p>
          </table:table-cell>
          <table:table-cell office:value-type="float" office:value="45142" calcext:value-type="float">
            <text:p>45142</text:p>
          </table:table-cell>
          <table:table-cell table:formula="of:=LEFT([.A59]; 2)" office:value-type="string" office:string-value="06" calcext:value-type="string">
            <text:p>06</text:p>
          </table:table-cell>
          <table:table-cell table:formula="of:=RIGHT([.A59]; 2)" office:value-type="string" office:string-value="05" calcext:value-type="string">
            <text:p>05</text:p>
          </table:table-cell>
          <table:table-cell table:formula="of:=IF(INT([.I5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06</text:p>
          </table:table-cell>
          <table:table-cell office:value-type="float" office:value="65422" calcext:value-type="float">
            <text:p>65422</text:p>
          </table:table-cell>
          <table:table-cell office:value-type="float" office:value="64921" calcext:value-type="float">
            <text:p>64921</text:p>
          </table:table-cell>
          <table:table-cell office:value-type="float" office:value="64432" calcext:value-type="float">
            <text:p>64432</text:p>
          </table:table-cell>
          <table:table-cell office:value-type="float" office:value="63925" calcext:value-type="float">
            <text:p>63925</text:p>
          </table:table-cell>
          <table:table-cell office:value-type="float" office:value="63258" calcext:value-type="float">
            <text:p>63258</text:p>
          </table:table-cell>
          <table:table-cell office:value-type="float" office:value="62552" calcext:value-type="float">
            <text:p>62552</text:p>
          </table:table-cell>
          <table:table-cell table:formula="of:=LEFT([.A60]; 2)" office:value-type="string" office:string-value="06" calcext:value-type="string">
            <text:p>06</text:p>
          </table:table-cell>
          <table:table-cell table:formula="of:=RIGHT([.A60]; 2)" office:value-type="string" office:string-value="06" calcext:value-type="string">
            <text:p>06</text:p>
          </table:table-cell>
          <table:table-cell table:formula="of:=IF(INT([.I6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07</text:p>
          </table:table-cell>
          <table:table-cell office:value-type="float" office:value="97569" calcext:value-type="float">
            <text:p>97569</text:p>
          </table:table-cell>
          <table:table-cell office:value-type="float" office:value="97069" calcext:value-type="float">
            <text:p>97069</text:p>
          </table:table-cell>
          <table:table-cell office:value-type="float" office:value="96574" calcext:value-type="float">
            <text:p>96574</text:p>
          </table:table-cell>
          <table:table-cell office:value-type="float" office:value="96043" calcext:value-type="float">
            <text:p>96043</text:p>
          </table:table-cell>
          <table:table-cell office:value-type="float" office:value="95348" calcext:value-type="float">
            <text:p>95348</text:p>
          </table:table-cell>
          <table:table-cell office:value-type="float" office:value="94531" calcext:value-type="float">
            <text:p>94531</text:p>
          </table:table-cell>
          <table:table-cell table:formula="of:=LEFT([.A61]; 2)" office:value-type="string" office:string-value="06" calcext:value-type="string">
            <text:p>06</text:p>
          </table:table-cell>
          <table:table-cell table:formula="of:=RIGHT([.A61]; 2)" office:value-type="string" office:string-value="07" calcext:value-type="string">
            <text:p>07</text:p>
          </table:table-cell>
          <table:table-cell table:formula="of:=IF(INT([.I6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08</text:p>
          </table:table-cell>
          <table:table-cell office:value-type="float" office:value="89502" calcext:value-type="float">
            <text:p>89502</text:p>
          </table:table-cell>
          <table:table-cell office:value-type="float" office:value="89326" calcext:value-type="float">
            <text:p>89326</text:p>
          </table:table-cell>
          <table:table-cell office:value-type="float" office:value="89040" calcext:value-type="float">
            <text:p>89040</text:p>
          </table:table-cell>
          <table:table-cell office:value-type="float" office:value="88789" calcext:value-type="float">
            <text:p>88789</text:p>
          </table:table-cell>
          <table:table-cell office:value-type="float" office:value="88352" calcext:value-type="float">
            <text:p>88352</text:p>
          </table:table-cell>
          <table:table-cell office:value-type="float" office:value="87850" calcext:value-type="float">
            <text:p>87850</text:p>
          </table:table-cell>
          <table:table-cell table:formula="of:=LEFT([.A62]; 2)" office:value-type="string" office:string-value="06" calcext:value-type="string">
            <text:p>06</text:p>
          </table:table-cell>
          <table:table-cell table:formula="of:=RIGHT([.A62]; 2)" office:value-type="string" office:string-value="08" calcext:value-type="string">
            <text:p>08</text:p>
          </table:table-cell>
          <table:table-cell table:formula="of:=IF(INT([.I62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09</text:p>
          </table:table-cell>
          <table:table-cell office:value-type="float" office:value="151178" calcext:value-type="float">
            <text:p>151178</text:p>
          </table:table-cell>
          <table:table-cell office:value-type="float" office:value="152253" calcext:value-type="float">
            <text:p>152253</text:p>
          </table:table-cell>
          <table:table-cell office:value-type="float" office:value="153380" calcext:value-type="float">
            <text:p>153380</text:p>
          </table:table-cell>
          <table:table-cell office:value-type="float" office:value="154387" calcext:value-type="float">
            <text:p>154387</text:p>
          </table:table-cell>
          <table:table-cell office:value-type="float" office:value="155566" calcext:value-type="float">
            <text:p>155566</text:p>
          </table:table-cell>
          <table:table-cell office:value-type="float" office:value="156493" calcext:value-type="float">
            <text:p>156493</text:p>
          </table:table-cell>
          <table:table-cell table:formula="of:=LEFT([.A63]; 2)" office:value-type="string" office:string-value="06" calcext:value-type="string">
            <text:p>06</text:p>
          </table:table-cell>
          <table:table-cell table:formula="of:=RIGHT([.A63]; 2)" office:value-type="string" office:string-value="09" calcext:value-type="string">
            <text:p>09</text:p>
          </table:table-cell>
          <table:table-cell table:formula="of:=IF(INT([.I6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10</text:p>
          </table:table-cell>
          <table:table-cell office:value-type="float" office:value="57401" calcext:value-type="float">
            <text:p>57401</text:p>
          </table:table-cell>
          <table:table-cell office:value-type="float" office:value="57420" calcext:value-type="float">
            <text:p>57420</text:p>
          </table:table-cell>
          <table:table-cell office:value-type="float" office:value="57461" calcext:value-type="float">
            <text:p>57461</text:p>
          </table:table-cell>
          <table:table-cell office:value-type="float" office:value="57457" calcext:value-type="float">
            <text:p>57457</text:p>
          </table:table-cell>
          <table:table-cell office:value-type="float" office:value="57331" calcext:value-type="float">
            <text:p>57331</text:p>
          </table:table-cell>
          <table:table-cell office:value-type="float" office:value="57218" calcext:value-type="float">
            <text:p>57218</text:p>
          </table:table-cell>
          <table:table-cell table:formula="of:=LEFT([.A64]; 2)" office:value-type="string" office:string-value="06" calcext:value-type="string">
            <text:p>06</text:p>
          </table:table-cell>
          <table:table-cell table:formula="of:=RIGHT([.A64]; 2)" office:value-type="string" office:string-value="10" calcext:value-type="string">
            <text:p>10</text:p>
          </table:table-cell>
          <table:table-cell table:formula="of:=IF(INT([.I64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11</text:p>
          </table:table-cell>
          <table:table-cell office:value-type="float" office:value="108597" calcext:value-type="float">
            <text:p>108597</text:p>
          </table:table-cell>
          <table:table-cell office:value-type="float" office:value="108299" calcext:value-type="float">
            <text:p>108299</text:p>
          </table:table-cell>
          <table:table-cell office:value-type="float" office:value="107896" calcext:value-type="float">
            <text:p>107896</text:p>
          </table:table-cell>
          <table:table-cell office:value-type="float" office:value="107449" calcext:value-type="float">
            <text:p>107449</text:p>
          </table:table-cell>
          <table:table-cell office:value-type="float" office:value="106816" calcext:value-type="float">
            <text:p>106816</text:p>
          </table:table-cell>
          <table:table-cell office:value-type="float" office:value="106213" calcext:value-type="float">
            <text:p>106213</text:p>
          </table:table-cell>
          <table:table-cell table:formula="of:=LEFT([.A65]; 2)" office:value-type="string" office:string-value="06" calcext:value-type="string">
            <text:p>06</text:p>
          </table:table-cell>
          <table:table-cell table:formula="of:=RIGHT([.A65]; 2)" office:value-type="string" office:string-value="11" calcext:value-type="string">
            <text:p>11</text:p>
          </table:table-cell>
          <table:table-cell table:formula="of:=IF(INT([.I65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12</text:p>
          </table:table-cell>
          <table:table-cell office:value-type="float" office:value="60964" calcext:value-type="float">
            <text:p>60964</text:p>
          </table:table-cell>
          <table:table-cell office:value-type="float" office:value="60586" calcext:value-type="float">
            <text:p>60586</text:p>
          </table:table-cell>
          <table:table-cell office:value-type="float" office:value="60266" calcext:value-type="float">
            <text:p>60266</text:p>
          </table:table-cell>
          <table:table-cell office:value-type="float" office:value="59726" calcext:value-type="float">
            <text:p>59726</text:p>
          </table:table-cell>
          <table:table-cell office:value-type="float" office:value="59208" calcext:value-type="float">
            <text:p>59208</text:p>
          </table:table-cell>
          <table:table-cell office:value-type="float" office:value="58706" calcext:value-type="float">
            <text:p>58706</text:p>
          </table:table-cell>
          <table:table-cell table:formula="of:=LEFT([.A66]; 2)" office:value-type="string" office:string-value="06" calcext:value-type="string">
            <text:p>06</text:p>
          </table:table-cell>
          <table:table-cell table:formula="of:=RIGHT([.A66]; 2)" office:value-type="string" office:string-value="12" calcext:value-type="string">
            <text:p>12</text:p>
          </table:table-cell>
          <table:table-cell table:formula="of:=IF(INT([.I66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13</text:p>
          </table:table-cell>
          <table:table-cell office:value-type="float" office:value="35628" calcext:value-type="float">
            <text:p>35628</text:p>
          </table:table-cell>
          <table:table-cell office:value-type="float" office:value="35441" calcext:value-type="float">
            <text:p>35441</text:p>
          </table:table-cell>
          <table:table-cell office:value-type="float" office:value="35140" calcext:value-type="float">
            <text:p>35140</text:p>
          </table:table-cell>
          <table:table-cell office:value-type="float" office:value="34954" calcext:value-type="float">
            <text:p>34954</text:p>
          </table:table-cell>
          <table:table-cell office:value-type="float" office:value="34711" calcext:value-type="float">
            <text:p>34711</text:p>
          </table:table-cell>
          <table:table-cell office:value-type="float" office:value="34372" calcext:value-type="float">
            <text:p>34372</text:p>
          </table:table-cell>
          <table:table-cell table:formula="of:=LEFT([.A67]; 2)" office:value-type="string" office:string-value="06" calcext:value-type="string">
            <text:p>06</text:p>
          </table:table-cell>
          <table:table-cell table:formula="of:=RIGHT([.A67]; 2)" office:value-type="string" office:string-value="13" calcext:value-type="string">
            <text:p>13</text:p>
          </table:table-cell>
          <table:table-cell table:formula="of:=IF(INT([.I67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14</text:p>
          </table:table-cell>
          <table:table-cell office:value-type="float" office:value="115206" calcext:value-type="float">
            <text:p>115206</text:p>
          </table:table-cell>
          <table:table-cell office:value-type="float" office:value="114722" calcext:value-type="float">
            <text:p>114722</text:p>
          </table:table-cell>
          <table:table-cell office:value-type="float" office:value="114198" calcext:value-type="float">
            <text:p>114198</text:p>
          </table:table-cell>
          <table:table-cell office:value-type="float" office:value="113762" calcext:value-type="float">
            <text:p>113762</text:p>
          </table:table-cell>
          <table:table-cell office:value-type="float" office:value="113173" calcext:value-type="float">
            <text:p>113173</text:p>
          </table:table-cell>
          <table:table-cell office:value-type="float" office:value="112384" calcext:value-type="float">
            <text:p>112384</text:p>
          </table:table-cell>
          <table:table-cell table:formula="of:=LEFT([.A68]; 2)" office:value-type="string" office:string-value="06" calcext:value-type="string">
            <text:p>06</text:p>
          </table:table-cell>
          <table:table-cell table:formula="of:=RIGHT([.A68]; 2)" office:value-type="string" office:string-value="14" calcext:value-type="string">
            <text:p>14</text:p>
          </table:table-cell>
          <table:table-cell table:formula="of:=IF(INT([.I68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15</text:p>
          </table:table-cell>
          <table:table-cell office:value-type="float" office:value="60287" calcext:value-type="float">
            <text:p>60287</text:p>
          </table:table-cell>
          <table:table-cell office:value-type="float" office:value="59986" calcext:value-type="float">
            <text:p>59986</text:p>
          </table:table-cell>
          <table:table-cell office:value-type="float" office:value="59640" calcext:value-type="float">
            <text:p>59640</text:p>
          </table:table-cell>
          <table:table-cell office:value-type="float" office:value="59278" calcext:value-type="float">
            <text:p>59278</text:p>
          </table:table-cell>
          <table:table-cell office:value-type="float" office:value="58858" calcext:value-type="float">
            <text:p>58858</text:p>
          </table:table-cell>
          <table:table-cell office:value-type="float" office:value="58298" calcext:value-type="float">
            <text:p>58298</text:p>
          </table:table-cell>
          <table:table-cell table:formula="of:=LEFT([.A69]; 2)" office:value-type="string" office:string-value="06" calcext:value-type="string">
            <text:p>06</text:p>
          </table:table-cell>
          <table:table-cell table:formula="of:=RIGHT([.A69]; 2)" office:value-type="string" office:string-value="15" calcext:value-type="string">
            <text:p>15</text:p>
          </table:table-cell>
          <table:table-cell table:formula="of:=IF(INT([.I6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16</text:p>
          </table:table-cell>
          <table:table-cell office:value-type="float" office:value="57388" calcext:value-type="float">
            <text:p>57388</text:p>
          </table:table-cell>
          <table:table-cell office:value-type="float" office:value="57005" calcext:value-type="float">
            <text:p>57005</text:p>
          </table:table-cell>
          <table:table-cell office:value-type="float" office:value="56765" calcext:value-type="float">
            <text:p>56765</text:p>
          </table:table-cell>
          <table:table-cell office:value-type="float" office:value="56166" calcext:value-type="float">
            <text:p>56166</text:p>
          </table:table-cell>
          <table:table-cell office:value-type="float" office:value="55988" calcext:value-type="float">
            <text:p>55988</text:p>
          </table:table-cell>
          <table:table-cell office:value-type="float" office:value="55530" calcext:value-type="float">
            <text:p>55530</text:p>
          </table:table-cell>
          <table:table-cell table:formula="of:=LEFT([.A70]; 2)" office:value-type="string" office:string-value="06" calcext:value-type="string">
            <text:p>06</text:p>
          </table:table-cell>
          <table:table-cell table:formula="of:=RIGHT([.A70]; 2)" office:value-type="string" office:string-value="16" calcext:value-type="string">
            <text:p>16</text:p>
          </table:table-cell>
          <table:table-cell table:formula="of:=IF(INT([.I7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17</text:p>
          </table:table-cell>
          <table:table-cell office:value-type="float" office:value="72642" calcext:value-type="float">
            <text:p>72642</text:p>
          </table:table-cell>
          <table:table-cell office:value-type="float" office:value="72495" calcext:value-type="float">
            <text:p>72495</text:p>
          </table:table-cell>
          <table:table-cell office:value-type="float" office:value="72412" calcext:value-type="float">
            <text:p>72412</text:p>
          </table:table-cell>
          <table:table-cell office:value-type="float" office:value="72039" calcext:value-type="float">
            <text:p>72039</text:p>
          </table:table-cell>
          <table:table-cell office:value-type="float" office:value="71840" calcext:value-type="float">
            <text:p>71840</text:p>
          </table:table-cell>
          <table:table-cell office:value-type="float" office:value="71432" calcext:value-type="float">
            <text:p>71432</text:p>
          </table:table-cell>
          <table:table-cell table:formula="of:=LEFT([.A71]; 2)" office:value-type="string" office:string-value="06" calcext:value-type="string">
            <text:p>06</text:p>
          </table:table-cell>
          <table:table-cell table:formula="of:=RIGHT([.A71]; 2)" office:value-type="string" office:string-value="17" calcext:value-type="string">
            <text:p>17</text:p>
          </table:table-cell>
          <table:table-cell table:formula="of:=IF(INT([.I7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18</text:p>
          </table:table-cell>
          <table:table-cell office:value-type="float" office:value="85705" calcext:value-type="float">
            <text:p>85705</text:p>
          </table:table-cell>
          <table:table-cell office:value-type="float" office:value="85105" calcext:value-type="float">
            <text:p>85105</text:p>
          </table:table-cell>
          <table:table-cell office:value-type="float" office:value="84429" calcext:value-type="float">
            <text:p>84429</text:p>
          </table:table-cell>
          <table:table-cell office:value-type="float" office:value="83715" calcext:value-type="float">
            <text:p>83715</text:p>
          </table:table-cell>
          <table:table-cell office:value-type="float" office:value="82762" calcext:value-type="float">
            <text:p>82762</text:p>
          </table:table-cell>
          <table:table-cell office:value-type="float" office:value="81944" calcext:value-type="float">
            <text:p>81944</text:p>
          </table:table-cell>
          <table:table-cell table:formula="of:=LEFT([.A72]; 2)" office:value-type="string" office:string-value="06" calcext:value-type="string">
            <text:p>06</text:p>
          </table:table-cell>
          <table:table-cell table:formula="of:=RIGHT([.A72]; 2)" office:value-type="string" office:string-value="18" calcext:value-type="string">
            <text:p>18</text:p>
          </table:table-cell>
          <table:table-cell table:formula="of:=IF(INT([.I72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19</text:p>
          </table:table-cell>
          <table:table-cell office:value-type="float" office:value="39280" calcext:value-type="float">
            <text:p>39280</text:p>
          </table:table-cell>
          <table:table-cell office:value-type="float" office:value="39084" calcext:value-type="float">
            <text:p>39084</text:p>
          </table:table-cell>
          <table:table-cell office:value-type="float" office:value="38853" calcext:value-type="float">
            <text:p>38853</text:p>
          </table:table-cell>
          <table:table-cell office:value-type="float" office:value="38668" calcext:value-type="float">
            <text:p>38668</text:p>
          </table:table-cell>
          <table:table-cell office:value-type="float" office:value="38353" calcext:value-type="float">
            <text:p>38353</text:p>
          </table:table-cell>
          <table:table-cell office:value-type="float" office:value="37989" calcext:value-type="float">
            <text:p>37989</text:p>
          </table:table-cell>
          <table:table-cell table:formula="of:=LEFT([.A73]; 2)" office:value-type="string" office:string-value="06" calcext:value-type="string">
            <text:p>06</text:p>
          </table:table-cell>
          <table:table-cell table:formula="of:=RIGHT([.A73]; 2)" office:value-type="string" office:string-value="19" calcext:value-type="string">
            <text:p>19</text:p>
          </table:table-cell>
          <table:table-cell table:formula="of:=IF(INT([.I7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20</text:p>
          </table:table-cell>
          <table:table-cell office:value-type="float" office:value="108393" calcext:value-type="float">
            <text:p>108393</text:p>
          </table:table-cell>
          <table:table-cell office:value-type="float" office:value="107928" calcext:value-type="float">
            <text:p>107928</text:p>
          </table:table-cell>
          <table:table-cell office:value-type="float" office:value="107565" calcext:value-type="float">
            <text:p>107565</text:p>
          </table:table-cell>
          <table:table-cell office:value-type="float" office:value="106935" calcext:value-type="float">
            <text:p>106935</text:p>
          </table:table-cell>
          <table:table-cell office:value-type="float" office:value="106122" calcext:value-type="float">
            <text:p>106122</text:p>
          </table:table-cell>
          <table:table-cell office:value-type="float" office:value="105354" calcext:value-type="float">
            <text:p>105354</text:p>
          </table:table-cell>
          <table:table-cell table:formula="of:=LEFT([.A74]; 2)" office:value-type="string" office:string-value="06" calcext:value-type="string">
            <text:p>06</text:p>
          </table:table-cell>
          <table:table-cell table:formula="of:=RIGHT([.A74]; 2)" office:value-type="string" office:string-value="20" calcext:value-type="string">
            <text:p>20</text:p>
          </table:table-cell>
          <table:table-cell table:formula="of:=IF(INT([.I74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61</text:p>
          </table:table-cell>
          <table:table-cell office:value-type="float" office:value="57414" calcext:value-type="float">
            <text:p>57414</text:p>
          </table:table-cell>
          <table:table-cell office:value-type="float" office:value="57303" calcext:value-type="float">
            <text:p>57303</text:p>
          </table:table-cell>
          <table:table-cell office:value-type="float" office:value="57545" calcext:value-type="float">
            <text:p>57545</text:p>
          </table:table-cell>
          <table:table-cell office:value-type="float" office:value="57352" calcext:value-type="float">
            <text:p>57352</text:p>
          </table:table-cell>
          <table:table-cell office:value-type="float" office:value="57170" calcext:value-type="float">
            <text:p>57170</text:p>
          </table:table-cell>
          <table:table-cell office:value-type="float" office:value="56942" calcext:value-type="float">
            <text:p>56942</text:p>
          </table:table-cell>
          <table:table-cell table:formula="of:=LEFT([.A75]; 2)" office:value-type="string" office:string-value="06" calcext:value-type="string">
            <text:p>06</text:p>
          </table:table-cell>
          <table:table-cell table:formula="of:=RIGHT([.A75]; 2)" office:value-type="string" office:string-value="61" calcext:value-type="string">
            <text:p>61</text:p>
          </table:table-cell>
          <table:table-cell table:formula="of:=IF(INT([.I75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62</text:p>
          </table:table-cell>
          <table:table-cell office:value-type="float" office:value="64270" calcext:value-type="float">
            <text:p>64270</text:p>
          </table:table-cell>
          <table:table-cell office:value-type="float" office:value="63734" calcext:value-type="float">
            <text:p>63734</text:p>
          </table:table-cell>
          <table:table-cell office:value-type="float" office:value="63333" calcext:value-type="float">
            <text:p>63333</text:p>
          </table:table-cell>
          <table:table-cell office:value-type="float" office:value="62670" calcext:value-type="float">
            <text:p>62670</text:p>
          </table:table-cell>
          <table:table-cell office:value-type="float" office:value="61932" calcext:value-type="float">
            <text:p>61932</text:p>
          </table:table-cell>
          <table:table-cell office:value-type="float" office:value="61135" calcext:value-type="float">
            <text:p>61135</text:p>
          </table:table-cell>
          <table:table-cell table:formula="of:=LEFT([.A76]; 2)" office:value-type="string" office:string-value="06" calcext:value-type="string">
            <text:p>06</text:p>
          </table:table-cell>
          <table:table-cell table:formula="of:=RIGHT([.A76]; 2)" office:value-type="string" office:string-value="62" calcext:value-type="string">
            <text:p>62</text:p>
          </table:table-cell>
          <table:table-cell table:formula="of:=IF(INT([.I76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63</text:p>
          </table:table-cell>
          <table:table-cell office:value-type="float" office:value="340727" calcext:value-type="float">
            <text:p>340727</text:p>
          </table:table-cell>
          <table:table-cell office:value-type="float" office:value="340466" calcext:value-type="float">
            <text:p>340466</text:p>
          </table:table-cell>
          <table:table-cell office:value-type="float" office:value="339850" calcext:value-type="float">
            <text:p>339850</text:p>
          </table:table-cell>
          <table:table-cell office:value-type="float" office:value="339682" calcext:value-type="float">
            <text:p>339682</text:p>
          </table:table-cell>
          <table:table-cell office:value-type="float" office:value="339784" calcext:value-type="float">
            <text:p>339784</text:p>
          </table:table-cell>
          <table:table-cell office:value-type="float" office:value="338586" calcext:value-type="float">
            <text:p>338586</text:p>
          </table:table-cell>
          <table:table-cell table:formula="of:=LEFT([.A77]; 2)" office:value-type="string" office:string-value="06" calcext:value-type="string">
            <text:p>06</text:p>
          </table:table-cell>
          <table:table-cell table:formula="of:=RIGHT([.A77]; 2)" office:value-type="string" office:string-value="63" calcext:value-type="string">
            <text:p>63</text:p>
          </table:table-cell>
          <table:table-cell table:formula="of:=IF(INT([.I77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64</text:p>
          </table:table-cell>
          <table:table-cell office:value-type="float" office:value="64788" calcext:value-type="float">
            <text:p>64788</text:p>
          </table:table-cell>
          <table:table-cell office:value-type="float" office:value="64648" calcext:value-type="float">
            <text:p>64648</text:p>
          </table:table-cell>
          <table:table-cell office:value-type="float" office:value="64354" calcext:value-type="float">
            <text:p>64354</text:p>
          </table:table-cell>
          <table:table-cell office:value-type="float" office:value="63813" calcext:value-type="float">
            <text:p>63813</text:p>
          </table:table-cell>
          <table:table-cell office:value-type="float" office:value="63437" calcext:value-type="float">
            <text:p>63437</text:p>
          </table:table-cell>
          <table:table-cell office:value-type="float" office:value="62785" calcext:value-type="float">
            <text:p>62785</text:p>
          </table:table-cell>
          <table:table-cell table:formula="of:=LEFT([.A78]; 2)" office:value-type="string" office:string-value="06" calcext:value-type="string">
            <text:p>06</text:p>
          </table:table-cell>
          <table:table-cell table:formula="of:=RIGHT([.A78]; 2)" office:value-type="string" office:string-value="64" calcext:value-type="string">
            <text:p>64</text:p>
          </table:table-cell>
          <table:table-cell table:formula="of:=IF(INT([.I78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01</text:p>
          </table:table-cell>
          <table:table-cell office:value-type="float" office:value="70929" calcext:value-type="float">
            <text:p>70929</text:p>
          </table:table-cell>
          <table:table-cell office:value-type="float" office:value="71234" calcext:value-type="float">
            <text:p>71234</text:p>
          </table:table-cell>
          <table:table-cell office:value-type="float" office:value="71438" calcext:value-type="float">
            <text:p>71438</text:p>
          </table:table-cell>
          <table:table-cell office:value-type="float" office:value="71549" calcext:value-type="float">
            <text:p>71549</text:p>
          </table:table-cell>
          <table:table-cell office:value-type="float" office:value="71836" calcext:value-type="float">
            <text:p>71836</text:p>
          </table:table-cell>
          <table:table-cell office:value-type="float" office:value="72291" calcext:value-type="float">
            <text:p>72291</text:p>
          </table:table-cell>
          <table:table-cell table:formula="of:=LEFT([.A79]; 2)" office:value-type="string" office:string-value="08" calcext:value-type="string">
            <text:p>08</text:p>
          </table:table-cell>
          <table:table-cell table:formula="of:=RIGHT([.A79]; 2)" office:value-type="string" office:string-value="01" calcext:value-type="string">
            <text:p>01</text:p>
          </table:table-cell>
          <table:table-cell table:formula="of:=IF(INT([.I7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02</text:p>
          </table:table-cell>
          <table:table-cell office:value-type="float" office:value="55943" calcext:value-type="float">
            <text:p>55943</text:p>
          </table:table-cell>
          <table:table-cell office:value-type="float" office:value="55759" calcext:value-type="float">
            <text:p>55759</text:p>
          </table:table-cell>
          <table:table-cell office:value-type="float" office:value="55512" calcext:value-type="float">
            <text:p>55512</text:p>
          </table:table-cell>
          <table:table-cell office:value-type="float" office:value="55245" calcext:value-type="float">
            <text:p>55245</text:p>
          </table:table-cell>
          <table:table-cell office:value-type="float" office:value="54829" calcext:value-type="float">
            <text:p>54829</text:p>
          </table:table-cell>
          <table:table-cell office:value-type="float" office:value="54598" calcext:value-type="float">
            <text:p>54598</text:p>
          </table:table-cell>
          <table:table-cell table:formula="of:=LEFT([.A80]; 2)" office:value-type="string" office:string-value="08" calcext:value-type="string">
            <text:p>08</text:p>
          </table:table-cell>
          <table:table-cell table:formula="of:=RIGHT([.A80]; 2)" office:value-type="string" office:string-value="02" calcext:value-type="string">
            <text:p>02</text:p>
          </table:table-cell>
          <table:table-cell table:formula="of:=IF(INT([.I8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03</text:p>
          </table:table-cell>
          <table:table-cell office:value-type="float" office:value="58496" calcext:value-type="float">
            <text:p>58496</text:p>
          </table:table-cell>
          <table:table-cell office:value-type="float" office:value="58397" calcext:value-type="float">
            <text:p>58397</text:p>
          </table:table-cell>
          <table:table-cell office:value-type="float" office:value="58249" calcext:value-type="float">
            <text:p>58249</text:p>
          </table:table-cell>
          <table:table-cell office:value-type="float" office:value="58024" calcext:value-type="float">
            <text:p>58024</text:p>
          </table:table-cell>
          <table:table-cell office:value-type="float" office:value="57565" calcext:value-type="float">
            <text:p>57565</text:p>
          </table:table-cell>
          <table:table-cell office:value-type="float" office:value="57100" calcext:value-type="float">
            <text:p>57100</text:p>
          </table:table-cell>
          <table:table-cell table:formula="of:=LEFT([.A81]; 2)" office:value-type="string" office:string-value="08" calcext:value-type="string">
            <text:p>08</text:p>
          </table:table-cell>
          <table:table-cell table:formula="of:=RIGHT([.A81]; 2)" office:value-type="string" office:string-value="03" calcext:value-type="string">
            <text:p>03</text:p>
          </table:table-cell>
          <table:table-cell table:formula="of:=IF(INT([.I8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04</text:p>
          </table:table-cell>
          <table:table-cell office:value-type="float" office:value="87339" calcext:value-type="float">
            <text:p>87339</text:p>
          </table:table-cell>
          <table:table-cell office:value-type="float" office:value="87127" calcext:value-type="float">
            <text:p>87127</text:p>
          </table:table-cell>
          <table:table-cell office:value-type="float" office:value="86949" calcext:value-type="float">
            <text:p>86949</text:p>
          </table:table-cell>
          <table:table-cell office:value-type="float" office:value="86634" calcext:value-type="float">
            <text:p>86634</text:p>
          </table:table-cell>
          <table:table-cell office:value-type="float" office:value="86156" calcext:value-type="float">
            <text:p>86156</text:p>
          </table:table-cell>
          <table:table-cell office:value-type="float" office:value="85733" calcext:value-type="float">
            <text:p>85733</text:p>
          </table:table-cell>
          <table:table-cell table:formula="of:=LEFT([.A82]; 2)" office:value-type="string" office:string-value="08" calcext:value-type="string">
            <text:p>08</text:p>
          </table:table-cell>
          <table:table-cell table:formula="of:=RIGHT([.A82]; 2)" office:value-type="string" office:string-value="04" calcext:value-type="string">
            <text:p>04</text:p>
          </table:table-cell>
          <table:table-cell table:formula="of:=IF(INT([.I82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05</text:p>
          </table:table-cell>
          <table:table-cell office:value-type="float" office:value="47275" calcext:value-type="float">
            <text:p>47275</text:p>
          </table:table-cell>
          <table:table-cell office:value-type="float" office:value="47093" calcext:value-type="float">
            <text:p>47093</text:p>
          </table:table-cell>
          <table:table-cell office:value-type="float" office:value="47068" calcext:value-type="float">
            <text:p>47068</text:p>
          </table:table-cell>
          <table:table-cell office:value-type="float" office:value="47101" calcext:value-type="float">
            <text:p>47101</text:p>
          </table:table-cell>
          <table:table-cell office:value-type="float" office:value="46929" calcext:value-type="float">
            <text:p>46929</text:p>
          </table:table-cell>
          <table:table-cell office:value-type="float" office:value="46944" calcext:value-type="float">
            <text:p>46944</text:p>
          </table:table-cell>
          <table:table-cell table:formula="of:=LEFT([.A83]; 2)" office:value-type="string" office:string-value="08" calcext:value-type="string">
            <text:p>08</text:p>
          </table:table-cell>
          <table:table-cell table:formula="of:=RIGHT([.A83]; 2)" office:value-type="string" office:string-value="05" calcext:value-type="string">
            <text:p>05</text:p>
          </table:table-cell>
          <table:table-cell table:formula="of:=IF(INT([.I8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06</text:p>
          </table:table-cell>
          <table:table-cell office:value-type="float" office:value="50061" calcext:value-type="float">
            <text:p>50061</text:p>
          </table:table-cell>
          <table:table-cell office:value-type="float" office:value="49842" calcext:value-type="float">
            <text:p>49842</text:p>
          </table:table-cell>
          <table:table-cell office:value-type="float" office:value="49701" calcext:value-type="float">
            <text:p>49701</text:p>
          </table:table-cell>
          <table:table-cell office:value-type="float" office:value="49366" calcext:value-type="float">
            <text:p>49366</text:p>
          </table:table-cell>
          <table:table-cell office:value-type="float" office:value="49009" calcext:value-type="float">
            <text:p>49009</text:p>
          </table:table-cell>
          <table:table-cell office:value-type="float" office:value="48621" calcext:value-type="float">
            <text:p>48621</text:p>
          </table:table-cell>
          <table:table-cell table:formula="of:=LEFT([.A84]; 2)" office:value-type="string" office:string-value="08" calcext:value-type="string">
            <text:p>08</text:p>
          </table:table-cell>
          <table:table-cell table:formula="of:=RIGHT([.A84]; 2)" office:value-type="string" office:string-value="06" calcext:value-type="string">
            <text:p>06</text:p>
          </table:table-cell>
          <table:table-cell table:formula="of:=IF(INT([.I84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07</text:p>
          </table:table-cell>
          <table:table-cell office:value-type="float" office:value="35596" calcext:value-type="float">
            <text:p>35596</text:p>
          </table:table-cell>
          <table:table-cell office:value-type="float" office:value="35409" calcext:value-type="float">
            <text:p>35409</text:p>
          </table:table-cell>
          <table:table-cell office:value-type="float" office:value="35351" calcext:value-type="float">
            <text:p>35351</text:p>
          </table:table-cell>
          <table:table-cell office:value-type="float" office:value="35297" calcext:value-type="float">
            <text:p>35297</text:p>
          </table:table-cell>
          <table:table-cell office:value-type="float" office:value="35193" calcext:value-type="float">
            <text:p>35193</text:p>
          </table:table-cell>
          <table:table-cell office:value-type="float" office:value="35000" calcext:value-type="float">
            <text:p>35000</text:p>
          </table:table-cell>
          <table:table-cell table:formula="of:=LEFT([.A85]; 2)" office:value-type="string" office:string-value="08" calcext:value-type="string">
            <text:p>08</text:p>
          </table:table-cell>
          <table:table-cell table:formula="of:=RIGHT([.A85]; 2)" office:value-type="string" office:string-value="07" calcext:value-type="string">
            <text:p>07</text:p>
          </table:table-cell>
          <table:table-cell table:formula="of:=IF(INT([.I85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08</text:p>
          </table:table-cell>
          <table:table-cell office:value-type="float" office:value="56290" calcext:value-type="float">
            <text:p>56290</text:p>
          </table:table-cell>
          <table:table-cell office:value-type="float" office:value="56204" calcext:value-type="float">
            <text:p>56204</text:p>
          </table:table-cell>
          <table:table-cell office:value-type="float" office:value="56095" calcext:value-type="float">
            <text:p>56095</text:p>
          </table:table-cell>
          <table:table-cell office:value-type="float" office:value="55840" calcext:value-type="float">
            <text:p>55840</text:p>
          </table:table-cell>
          <table:table-cell office:value-type="float" office:value="55790" calcext:value-type="float">
            <text:p>55790</text:p>
          </table:table-cell>
          <table:table-cell office:value-type="float" office:value="55520" calcext:value-type="float">
            <text:p>55520</text:p>
          </table:table-cell>
          <table:table-cell table:formula="of:=LEFT([.A86]; 2)" office:value-type="string" office:string-value="08" calcext:value-type="string">
            <text:p>08</text:p>
          </table:table-cell>
          <table:table-cell table:formula="of:=RIGHT([.A86]; 2)" office:value-type="string" office:string-value="08" calcext:value-type="string">
            <text:p>08</text:p>
          </table:table-cell>
          <table:table-cell table:formula="of:=IF(INT([.I86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12</text:p>
          </table:table-cell>
          <table:table-cell office:value-type="float" office:value="39297" calcext:value-type="float">
            <text:p>39297</text:p>
          </table:table-cell>
          <table:table-cell office:value-type="float" office:value="39256" calcext:value-type="float">
            <text:p>39256</text:p>
          </table:table-cell>
          <table:table-cell office:value-type="float" office:value="39196" calcext:value-type="float">
            <text:p>39196</text:p>
          </table:table-cell>
          <table:table-cell office:value-type="float" office:value="39065" calcext:value-type="float">
            <text:p>39065</text:p>
          </table:table-cell>
          <table:table-cell office:value-type="float" office:value="38831" calcext:value-type="float">
            <text:p>38831</text:p>
          </table:table-cell>
          <table:table-cell office:value-type="float" office:value="38613" calcext:value-type="float">
            <text:p>38613</text:p>
          </table:table-cell>
          <table:table-cell table:formula="of:=LEFT([.A87]; 2)" office:value-type="string" office:string-value="08" calcext:value-type="string">
            <text:p>08</text:p>
          </table:table-cell>
          <table:table-cell table:formula="of:=RIGHT([.A87]; 2)" office:value-type="string" office:string-value="12" calcext:value-type="string">
            <text:p>12</text:p>
          </table:table-cell>
          <table:table-cell table:formula="of:=IF(INT([.I87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09</text:p>
          </table:table-cell>
          <table:table-cell office:value-type="float" office:value="75219" calcext:value-type="float">
            <text:p>75219</text:p>
          </table:table-cell>
          <table:table-cell office:value-type="float" office:value="75314" calcext:value-type="float">
            <text:p>75314</text:p>
          </table:table-cell>
          <table:table-cell office:value-type="float" office:value="75558" calcext:value-type="float">
            <text:p>75558</text:p>
          </table:table-cell>
          <table:table-cell office:value-type="float" office:value="75750" calcext:value-type="float">
            <text:p>75750</text:p>
          </table:table-cell>
          <table:table-cell office:value-type="float" office:value="75559" calcext:value-type="float">
            <text:p>75559</text:p>
          </table:table-cell>
          <table:table-cell office:value-type="float" office:value="75673" calcext:value-type="float">
            <text:p>75673</text:p>
          </table:table-cell>
          <table:table-cell table:formula="of:=LEFT([.A88]; 2)" office:value-type="string" office:string-value="08" calcext:value-type="string">
            <text:p>08</text:p>
          </table:table-cell>
          <table:table-cell table:formula="of:=RIGHT([.A88]; 2)" office:value-type="string" office:string-value="09" calcext:value-type="string">
            <text:p>09</text:p>
          </table:table-cell>
          <table:table-cell table:formula="of:=IF(INT([.I88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10</text:p>
          </table:table-cell>
          <table:table-cell office:value-type="float" office:value="81006" calcext:value-type="float">
            <text:p>81006</text:p>
          </table:table-cell>
          <table:table-cell office:value-type="float" office:value="80633" calcext:value-type="float">
            <text:p>80633</text:p>
          </table:table-cell>
          <table:table-cell office:value-type="float" office:value="80114" calcext:value-type="float">
            <text:p>80114</text:p>
          </table:table-cell>
          <table:table-cell office:value-type="float" office:value="79583" calcext:value-type="float">
            <text:p>79583</text:p>
          </table:table-cell>
          <table:table-cell office:value-type="float" office:value="78953" calcext:value-type="float">
            <text:p>78953</text:p>
          </table:table-cell>
          <table:table-cell office:value-type="float" office:value="78148" calcext:value-type="float">
            <text:p>78148</text:p>
          </table:table-cell>
          <table:table-cell table:formula="of:=LEFT([.A89]; 2)" office:value-type="string" office:string-value="08" calcext:value-type="string">
            <text:p>08</text:p>
          </table:table-cell>
          <table:table-cell table:formula="of:=RIGHT([.A89]; 2)" office:value-type="string" office:string-value="10" calcext:value-type="string">
            <text:p>10</text:p>
          </table:table-cell>
          <table:table-cell table:formula="of:=IF(INT([.I8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11</text:p>
          </table:table-cell>
          <table:table-cell office:value-type="float" office:value="98160" calcext:value-type="float">
            <text:p>98160</text:p>
          </table:table-cell>
          <table:table-cell office:value-type="float" office:value="97783" calcext:value-type="float">
            <text:p>97783</text:p>
          </table:table-cell>
          <table:table-cell office:value-type="float" office:value="97487" calcext:value-type="float">
            <text:p>97487</text:p>
          </table:table-cell>
          <table:table-cell office:value-type="float" office:value="96876" calcext:value-type="float">
            <text:p>96876</text:p>
          </table:table-cell>
          <table:table-cell office:value-type="float" office:value="96111" calcext:value-type="float">
            <text:p>96111</text:p>
          </table:table-cell>
          <table:table-cell office:value-type="float" office:value="95423" calcext:value-type="float">
            <text:p>95423</text:p>
          </table:table-cell>
          <table:table-cell table:formula="of:=LEFT([.A90]; 2)" office:value-type="string" office:string-value="08" calcext:value-type="string">
            <text:p>08</text:p>
          </table:table-cell>
          <table:table-cell table:formula="of:=RIGHT([.A90]; 2)" office:value-type="string" office:string-value="11" calcext:value-type="string">
            <text:p>11</text:p>
          </table:table-cell>
          <table:table-cell table:formula="of:=IF(INT([.I9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61</text:p>
          </table:table-cell>
          <table:table-cell office:value-type="float" office:value="123762" calcext:value-type="float">
            <text:p>123762</text:p>
          </table:table-cell>
          <table:table-cell office:value-type="float" office:value="123995" calcext:value-type="float">
            <text:p>123995</text:p>
          </table:table-cell>
          <table:table-cell office:value-type="float" office:value="124295" calcext:value-type="float">
            <text:p>124295</text:p>
          </table:table-cell>
          <table:table-cell office:value-type="float" office:value="123921" calcext:value-type="float">
            <text:p>123921</text:p>
          </table:table-cell>
          <table:table-cell office:value-type="float" office:value="123609" calcext:value-type="float">
            <text:p>123609</text:p>
          </table:table-cell>
          <table:table-cell office:value-type="float" office:value="122589" calcext:value-type="float">
            <text:p>122589</text:p>
          </table:table-cell>
          <table:table-cell table:formula="of:=LEFT([.A91]; 2)" office:value-type="string" office:string-value="08" calcext:value-type="string">
            <text:p>08</text:p>
          </table:table-cell>
          <table:table-cell table:formula="of:=RIGHT([.A91]; 2)" office:value-type="string" office:string-value="61" calcext:value-type="string">
            <text:p>61</text:p>
          </table:table-cell>
          <table:table-cell table:formula="of:=IF(INT([.I91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62</text:p>
          </table:table-cell>
          <table:table-cell office:value-type="float" office:value="138711" calcext:value-type="float">
            <text:p>138711</text:p>
          </table:table-cell>
          <table:table-cell office:value-type="float" office:value="139330" calcext:value-type="float">
            <text:p>139330</text:p>
          </table:table-cell>
          <table:table-cell office:value-type="float" office:value="139819" calcext:value-type="float">
            <text:p>139819</text:p>
          </table:table-cell>
          <table:table-cell office:value-type="float" office:value="140297" calcext:value-type="float">
            <text:p>140297</text:p>
          </table:table-cell>
          <table:table-cell office:value-type="float" office:value="141222" calcext:value-type="float">
            <text:p>141222</text:p>
          </table:table-cell>
          <table:table-cell office:value-type="float" office:value="140892" calcext:value-type="float">
            <text:p>140892</text:p>
          </table:table-cell>
          <table:table-cell table:formula="of:=LEFT([.A92]; 2)" office:value-type="string" office:string-value="08" calcext:value-type="string">
            <text:p>08</text:p>
          </table:table-cell>
          <table:table-cell table:formula="of:=RIGHT([.A92]; 2)" office:value-type="string" office:string-value="62" calcext:value-type="string">
            <text:p>62</text:p>
          </table:table-cell>
          <table:table-cell table:formula="of:=IF(INT([.I92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1</text:p>
          </table:table-cell>
          <table:table-cell office:value-type="float" office:value="112916" calcext:value-type="float">
            <text:p>112916</text:p>
          </table:table-cell>
          <table:table-cell office:value-type="float" office:value="113004" calcext:value-type="float">
            <text:p>113004</text:p>
          </table:table-cell>
          <table:table-cell office:value-type="float" office:value="113028" calcext:value-type="float">
            <text:p>113028</text:p>
          </table:table-cell>
          <table:table-cell office:value-type="float" office:value="112997" calcext:value-type="float">
            <text:p>112997</text:p>
          </table:table-cell>
          <table:table-cell office:value-type="float" office:value="112779" calcext:value-type="float">
            <text:p>112779</text:p>
          </table:table-cell>
          <table:table-cell office:value-type="float" office:value="112443" calcext:value-type="float">
            <text:p>112443</text:p>
          </table:table-cell>
          <table:table-cell table:formula="of:=LEFT([.A93]; 2)" office:value-type="string" office:string-value="10" calcext:value-type="string">
            <text:p>10</text:p>
          </table:table-cell>
          <table:table-cell table:formula="of:=RIGHT([.A93]; 2)" office:value-type="string" office:string-value="01" calcext:value-type="string">
            <text:p>01</text:p>
          </table:table-cell>
          <table:table-cell table:formula="of:=IF(INT([.I9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21</text:p>
          </table:table-cell>
          <table:table-cell office:value-type="float" office:value="30933" calcext:value-type="float">
            <text:p>30933</text:p>
          </table:table-cell>
          <table:table-cell office:value-type="float" office:value="30912" calcext:value-type="float">
            <text:p>30912</text:p>
          </table:table-cell>
          <table:table-cell office:value-type="float" office:value="30884" calcext:value-type="float">
            <text:p>30884</text:p>
          </table:table-cell>
          <table:table-cell office:value-type="float" office:value="30890" calcext:value-type="float">
            <text:p>30890</text:p>
          </table:table-cell>
          <table:table-cell office:value-type="float" office:value="30833" calcext:value-type="float">
            <text:p>30833</text:p>
          </table:table-cell>
          <table:table-cell office:value-type="float" office:value="30648" calcext:value-type="float">
            <text:p>30648</text:p>
          </table:table-cell>
          <table:table-cell table:formula="of:=LEFT([.A94]; 2)" office:value-type="string" office:string-value="10" calcext:value-type="string">
            <text:p>10</text:p>
          </table:table-cell>
          <table:table-cell table:formula="of:=RIGHT([.A94]; 2)" office:value-type="string" office:string-value="21" calcext:value-type="string">
            <text:p>21</text:p>
          </table:table-cell>
          <table:table-cell table:formula="of:=IF(INT([.I94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2</text:p>
          </table:table-cell>
          <table:table-cell office:value-type="float" office:value="99258" calcext:value-type="float">
            <text:p>99258</text:p>
          </table:table-cell>
          <table:table-cell office:value-type="float" office:value="98583" calcext:value-type="float">
            <text:p>98583</text:p>
          </table:table-cell>
          <table:table-cell office:value-type="float" office:value="98018" calcext:value-type="float">
            <text:p>98018</text:p>
          </table:table-cell>
          <table:table-cell office:value-type="float" office:value="97295" calcext:value-type="float">
            <text:p>97295</text:p>
          </table:table-cell>
          <table:table-cell office:value-type="float" office:value="96569" calcext:value-type="float">
            <text:p>96569</text:p>
          </table:table-cell>
          <table:table-cell office:value-type="float" office:value="95516" calcext:value-type="float">
            <text:p>95516</text:p>
          </table:table-cell>
          <table:table-cell table:formula="of:=LEFT([.A95]; 2)" office:value-type="string" office:string-value="10" calcext:value-type="string">
            <text:p>10</text:p>
          </table:table-cell>
          <table:table-cell table:formula="of:=RIGHT([.A95]; 2)" office:value-type="string" office:string-value="02" calcext:value-type="string">
            <text:p>02</text:p>
          </table:table-cell>
          <table:table-cell table:formula="of:=IF(INT([.I95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3</text:p>
          </table:table-cell>
          <table:table-cell office:value-type="float" office:value="50282" calcext:value-type="float">
            <text:p>50282</text:p>
          </table:table-cell>
          <table:table-cell office:value-type="float" office:value="50285" calcext:value-type="float">
            <text:p>50285</text:p>
          </table:table-cell>
          <table:table-cell office:value-type="float" office:value="50224" calcext:value-type="float">
            <text:p>50224</text:p>
          </table:table-cell>
          <table:table-cell office:value-type="float" office:value="50103" calcext:value-type="float">
            <text:p>50103</text:p>
          </table:table-cell>
          <table:table-cell office:value-type="float" office:value="49918" calcext:value-type="float">
            <text:p>49918</text:p>
          </table:table-cell>
          <table:table-cell office:value-type="float" office:value="49736" calcext:value-type="float">
            <text:p>49736</text:p>
          </table:table-cell>
          <table:table-cell table:formula="of:=LEFT([.A96]; 2)" office:value-type="string" office:string-value="10" calcext:value-type="string">
            <text:p>10</text:p>
          </table:table-cell>
          <table:table-cell table:formula="of:=RIGHT([.A96]; 2)" office:value-type="string" office:string-value="03" calcext:value-type="string">
            <text:p>03</text:p>
          </table:table-cell>
          <table:table-cell table:formula="of:=IF(INT([.I96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4</text:p>
          </table:table-cell>
          <table:table-cell office:value-type="float" office:value="51062" calcext:value-type="float">
            <text:p>51062</text:p>
          </table:table-cell>
          <table:table-cell office:value-type="float" office:value="50769" calcext:value-type="float">
            <text:p>50769</text:p>
          </table:table-cell>
          <table:table-cell office:value-type="float" office:value="50527" calcext:value-type="float">
            <text:p>50527</text:p>
          </table:table-cell>
          <table:table-cell office:value-type="float" office:value="50143" calcext:value-type="float">
            <text:p>50143</text:p>
          </table:table-cell>
          <table:table-cell office:value-type="float" office:value="49747" calcext:value-type="float">
            <text:p>49747</text:p>
          </table:table-cell>
          <table:table-cell office:value-type="float" office:value="49286" calcext:value-type="float">
            <text:p>49286</text:p>
          </table:table-cell>
          <table:table-cell table:formula="of:=LEFT([.A97]; 2)" office:value-type="string" office:string-value="10" calcext:value-type="string">
            <text:p>10</text:p>
          </table:table-cell>
          <table:table-cell table:formula="of:=RIGHT([.A97]; 2)" office:value-type="string" office:string-value="04" calcext:value-type="string">
            <text:p>04</text:p>
          </table:table-cell>
          <table:table-cell table:formula="of:=IF(INT([.I97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5</text:p>
          </table:table-cell>
          <table:table-cell office:value-type="float" office:value="79631" calcext:value-type="float">
            <text:p>79631</text:p>
          </table:table-cell>
          <table:table-cell office:value-type="float" office:value="79340" calcext:value-type="float">
            <text:p>79340</text:p>
          </table:table-cell>
          <table:table-cell office:value-type="float" office:value="78994" calcext:value-type="float">
            <text:p>78994</text:p>
          </table:table-cell>
          <table:table-cell office:value-type="float" office:value="78616" calcext:value-type="float">
            <text:p>78616</text:p>
          </table:table-cell>
          <table:table-cell office:value-type="float" office:value="78099" calcext:value-type="float">
            <text:p>78099</text:p>
          </table:table-cell>
          <table:table-cell office:value-type="float" office:value="77614" calcext:value-type="float">
            <text:p>77614</text:p>
          </table:table-cell>
          <table:table-cell table:formula="of:=LEFT([.A98]; 2)" office:value-type="string" office:string-value="10" calcext:value-type="string">
            <text:p>10</text:p>
          </table:table-cell>
          <table:table-cell table:formula="of:=RIGHT([.A98]; 2)" office:value-type="string" office:string-value="05" calcext:value-type="string">
            <text:p>05</text:p>
          </table:table-cell>
          <table:table-cell table:formula="of:=IF(INT([.I98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6</text:p>
          </table:table-cell>
          <table:table-cell office:value-type="float" office:value="70430" calcext:value-type="float">
            <text:p>70430</text:p>
          </table:table-cell>
          <table:table-cell office:value-type="float" office:value="70796" calcext:value-type="float">
            <text:p>70796</text:p>
          </table:table-cell>
          <table:table-cell office:value-type="float" office:value="71182" calcext:value-type="float">
            <text:p>71182</text:p>
          </table:table-cell>
          <table:table-cell office:value-type="float" office:value="71705" calcext:value-type="float">
            <text:p>71705</text:p>
          </table:table-cell>
          <table:table-cell office:value-type="float" office:value="72179" calcext:value-type="float">
            <text:p>72179</text:p>
          </table:table-cell>
          <table:table-cell office:value-type="float" office:value="72565" calcext:value-type="float">
            <text:p>72565</text:p>
          </table:table-cell>
          <table:table-cell table:formula="of:=LEFT([.A99]; 2)" office:value-type="string" office:string-value="10" calcext:value-type="string">
            <text:p>10</text:p>
          </table:table-cell>
          <table:table-cell table:formula="of:=RIGHT([.A99]; 2)" office:value-type="string" office:string-value="06" calcext:value-type="string">
            <text:p>06</text:p>
          </table:table-cell>
          <table:table-cell table:formula="of:=IF(INT([.I9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7</text:p>
          </table:table-cell>
          <table:table-cell office:value-type="float" office:value="77457" calcext:value-type="float">
            <text:p>77457</text:p>
          </table:table-cell>
          <table:table-cell office:value-type="float" office:value="77203" calcext:value-type="float">
            <text:p>77203</text:p>
          </table:table-cell>
          <table:table-cell office:value-type="float" office:value="76984" calcext:value-type="float">
            <text:p>76984</text:p>
          </table:table-cell>
          <table:table-cell office:value-type="float" office:value="76623" calcext:value-type="float">
            <text:p>76623</text:p>
          </table:table-cell>
          <table:table-cell office:value-type="float" office:value="76106" calcext:value-type="float">
            <text:p>76106</text:p>
          </table:table-cell>
          <table:table-cell office:value-type="float" office:value="75524" calcext:value-type="float">
            <text:p>75524</text:p>
          </table:table-cell>
          <table:table-cell table:formula="of:=LEFT([.A100]; 2)" office:value-type="string" office:string-value="10" calcext:value-type="string">
            <text:p>10</text:p>
          </table:table-cell>
          <table:table-cell table:formula="of:=RIGHT([.A100]; 2)" office:value-type="string" office:string-value="07" calcext:value-type="string">
            <text:p>07</text:p>
          </table:table-cell>
          <table:table-cell table:formula="of:=IF(INT([.I10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8</text:p>
          </table:table-cell>
          <table:table-cell office:value-type="float" office:value="119518" calcext:value-type="float">
            <text:p>119518</text:p>
          </table:table-cell>
          <table:table-cell office:value-type="float" office:value="119299" calcext:value-type="float">
            <text:p>119299</text:p>
          </table:table-cell>
          <table:table-cell office:value-type="float" office:value="119285" calcext:value-type="float">
            <text:p>119285</text:p>
          </table:table-cell>
          <table:table-cell office:value-type="float" office:value="119289" calcext:value-type="float">
            <text:p>119289</text:p>
          </table:table-cell>
          <table:table-cell office:value-type="float" office:value="119291" calcext:value-type="float">
            <text:p>119291</text:p>
          </table:table-cell>
          <table:table-cell office:value-type="float" office:value="118941" calcext:value-type="float">
            <text:p>118941</text:p>
          </table:table-cell>
          <table:table-cell table:formula="of:=LEFT([.A101]; 2)" office:value-type="string" office:string-value="10" calcext:value-type="string">
            <text:p>10</text:p>
          </table:table-cell>
          <table:table-cell table:formula="of:=RIGHT([.A101]; 2)" office:value-type="string" office:string-value="08" calcext:value-type="string">
            <text:p>08</text:p>
          </table:table-cell>
          <table:table-cell table:formula="of:=IF(INT([.I10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9</text:p>
          </table:table-cell>
          <table:table-cell office:value-type="float" office:value="52023" calcext:value-type="float">
            <text:p>52023</text:p>
          </table:table-cell>
          <table:table-cell office:value-type="float" office:value="52003" calcext:value-type="float">
            <text:p>52003</text:p>
          </table:table-cell>
          <table:table-cell office:value-type="float" office:value="51851" calcext:value-type="float">
            <text:p>51851</text:p>
          </table:table-cell>
          <table:table-cell office:value-type="float" office:value="51597" calcext:value-type="float">
            <text:p>51597</text:p>
          </table:table-cell>
          <table:table-cell office:value-type="float" office:value="51220" calcext:value-type="float">
            <text:p>51220</text:p>
          </table:table-cell>
          <table:table-cell office:value-type="float" office:value="50952" calcext:value-type="float">
            <text:p>50952</text:p>
          </table:table-cell>
          <table:table-cell table:formula="of:=LEFT([.A102]; 2)" office:value-type="string" office:string-value="10" calcext:value-type="string">
            <text:p>10</text:p>
          </table:table-cell>
          <table:table-cell table:formula="of:=RIGHT([.A102]; 2)" office:value-type="string" office:string-value="09" calcext:value-type="string">
            <text:p>09</text:p>
          </table:table-cell>
          <table:table-cell table:formula="of:=IF(INT([.I102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10</text:p>
          </table:table-cell>
          <table:table-cell office:value-type="float" office:value="91283" calcext:value-type="float">
            <text:p>91283</text:p>
          </table:table-cell>
          <table:table-cell office:value-type="float" office:value="91334" calcext:value-type="float">
            <text:p>91334</text:p>
          </table:table-cell>
          <table:table-cell office:value-type="float" office:value="91301" calcext:value-type="float">
            <text:p>91301</text:p>
          </table:table-cell>
          <table:table-cell office:value-type="float" office:value="91315" calcext:value-type="float">
            <text:p>91315</text:p>
          </table:table-cell>
          <table:table-cell office:value-type="float" office:value="91353" calcext:value-type="float">
            <text:p>91353</text:p>
          </table:table-cell>
          <table:table-cell office:value-type="float" office:value="91208" calcext:value-type="float">
            <text:p>91208</text:p>
          </table:table-cell>
          <table:table-cell table:formula="of:=LEFT([.A103]; 2)" office:value-type="string" office:string-value="10" calcext:value-type="string">
            <text:p>10</text:p>
          </table:table-cell>
          <table:table-cell table:formula="of:=RIGHT([.A103]; 2)" office:value-type="string" office:string-value="10" calcext:value-type="string">
            <text:p>10</text:p>
          </table:table-cell>
          <table:table-cell table:formula="of:=IF(INT([.I10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11</text:p>
          </table:table-cell>
          <table:table-cell office:value-type="float" office:value="41679" calcext:value-type="float">
            <text:p>41679</text:p>
          </table:table-cell>
          <table:table-cell office:value-type="float" office:value="41484" calcext:value-type="float">
            <text:p>41484</text:p>
          </table:table-cell>
          <table:table-cell office:value-type="float" office:value="41380" calcext:value-type="float">
            <text:p>41380</text:p>
          </table:table-cell>
          <table:table-cell office:value-type="float" office:value="41205" calcext:value-type="float">
            <text:p>41205</text:p>
          </table:table-cell>
          <table:table-cell office:value-type="float" office:value="41108" calcext:value-type="float">
            <text:p>41108</text:p>
          </table:table-cell>
          <table:table-cell office:value-type="float" office:value="40906" calcext:value-type="float">
            <text:p>40906</text:p>
          </table:table-cell>
          <table:table-cell table:formula="of:=LEFT([.A104]; 2)" office:value-type="string" office:string-value="10" calcext:value-type="string">
            <text:p>10</text:p>
          </table:table-cell>
          <table:table-cell table:formula="of:=RIGHT([.A104]; 2)" office:value-type="string" office:string-value="11" calcext:value-type="string">
            <text:p>11</text:p>
          </table:table-cell>
          <table:table-cell table:formula="of:=IF(INT([.I104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12</text:p>
          </table:table-cell>
          <table:table-cell office:value-type="float" office:value="115125" calcext:value-type="float">
            <text:p>115125</text:p>
          </table:table-cell>
          <table:table-cell office:value-type="float" office:value="114336" calcext:value-type="float">
            <text:p>114336</text:p>
          </table:table-cell>
          <table:table-cell office:value-type="float" office:value="113923" calcext:value-type="float">
            <text:p>113923</text:p>
          </table:table-cell>
          <table:table-cell office:value-type="float" office:value="113315" calcext:value-type="float">
            <text:p>113315</text:p>
          </table:table-cell>
          <table:table-cell office:value-type="float" office:value="112644" calcext:value-type="float">
            <text:p>112644</text:p>
          </table:table-cell>
          <table:table-cell office:value-type="float" office:value="111696" calcext:value-type="float">
            <text:p>111696</text:p>
          </table:table-cell>
          <table:table-cell table:formula="of:=LEFT([.A105]; 2)" office:value-type="string" office:string-value="10" calcext:value-type="string">
            <text:p>10</text:p>
          </table:table-cell>
          <table:table-cell table:formula="of:=RIGHT([.A105]; 2)" office:value-type="string" office:string-value="12" calcext:value-type="string">
            <text:p>12</text:p>
          </table:table-cell>
          <table:table-cell table:formula="of:=IF(INT([.I105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13</text:p>
          </table:table-cell>
          <table:table-cell office:value-type="float" office:value="49239" calcext:value-type="float">
            <text:p>49239</text:p>
          </table:table-cell>
          <table:table-cell office:value-type="float" office:value="49081" calcext:value-type="float">
            <text:p>49081</text:p>
          </table:table-cell>
          <table:table-cell office:value-type="float" office:value="48997" calcext:value-type="float">
            <text:p>48997</text:p>
          </table:table-cell>
          <table:table-cell office:value-type="float" office:value="48808" calcext:value-type="float">
            <text:p>48808</text:p>
          </table:table-cell>
          <table:table-cell office:value-type="float" office:value="48592" calcext:value-type="float">
            <text:p>48592</text:p>
          </table:table-cell>
          <table:table-cell office:value-type="float" office:value="48385" calcext:value-type="float">
            <text:p>48385</text:p>
          </table:table-cell>
          <table:table-cell table:formula="of:=LEFT([.A106]; 2)" office:value-type="string" office:string-value="10" calcext:value-type="string">
            <text:p>10</text:p>
          </table:table-cell>
          <table:table-cell table:formula="of:=RIGHT([.A106]; 2)" office:value-type="string" office:string-value="13" calcext:value-type="string">
            <text:p>13</text:p>
          </table:table-cell>
          <table:table-cell table:formula="of:=IF(INT([.I106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14</text:p>
          </table:table-cell>
          <table:table-cell office:value-type="float" office:value="119268" calcext:value-type="float">
            <text:p>119268</text:p>
          </table:table-cell>
          <table:table-cell office:value-type="float" office:value="119009" calcext:value-type="float">
            <text:p>119009</text:p>
          </table:table-cell>
          <table:table-cell office:value-type="float" office:value="118692" calcext:value-type="float">
            <text:p>118692</text:p>
          </table:table-cell>
          <table:table-cell office:value-type="float" office:value="118240" calcext:value-type="float">
            <text:p>118240</text:p>
          </table:table-cell>
          <table:table-cell office:value-type="float" office:value="117674" calcext:value-type="float">
            <text:p>117674</text:p>
          </table:table-cell>
          <table:table-cell office:value-type="float" office:value="116918" calcext:value-type="float">
            <text:p>116918</text:p>
          </table:table-cell>
          <table:table-cell table:formula="of:=LEFT([.A107]; 2)" office:value-type="string" office:string-value="10" calcext:value-type="string">
            <text:p>10</text:p>
          </table:table-cell>
          <table:table-cell table:formula="of:=RIGHT([.A107]; 2)" office:value-type="string" office:string-value="14" calcext:value-type="string">
            <text:p>14</text:p>
          </table:table-cell>
          <table:table-cell table:formula="of:=IF(INT([.I107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15</text:p>
          </table:table-cell>
          <table:table-cell office:value-type="float" office:value="38177" calcext:value-type="float">
            <text:p>38177</text:p>
          </table:table-cell>
          <table:table-cell office:value-type="float" office:value="38198" calcext:value-type="float">
            <text:p>38198</text:p>
          </table:table-cell>
          <table:table-cell office:value-type="float" office:value="38224" calcext:value-type="float">
            <text:p>38224</text:p>
          </table:table-cell>
          <table:table-cell office:value-type="float" office:value="38195" calcext:value-type="float">
            <text:p>38195</text:p>
          </table:table-cell>
          <table:table-cell office:value-type="float" office:value="38174" calcext:value-type="float">
            <text:p>38174</text:p>
          </table:table-cell>
          <table:table-cell office:value-type="float" office:value="38173" calcext:value-type="float">
            <text:p>38173</text:p>
          </table:table-cell>
          <table:table-cell table:formula="of:=LEFT([.A108]; 2)" office:value-type="string" office:string-value="10" calcext:value-type="string">
            <text:p>10</text:p>
          </table:table-cell>
          <table:table-cell table:formula="of:=RIGHT([.A108]; 2)" office:value-type="string" office:string-value="15" calcext:value-type="string">
            <text:p>15</text:p>
          </table:table-cell>
          <table:table-cell table:formula="of:=IF(INT([.I108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16</text:p>
          </table:table-cell>
          <table:table-cell office:value-type="float" office:value="118671" calcext:value-type="float">
            <text:p>118671</text:p>
          </table:table-cell>
          <table:table-cell office:value-type="float" office:value="118234" calcext:value-type="float">
            <text:p>118234</text:p>
          </table:table-cell>
          <table:table-cell office:value-type="float" office:value="117852" calcext:value-type="float">
            <text:p>117852</text:p>
          </table:table-cell>
          <table:table-cell office:value-type="float" office:value="117259" calcext:value-type="float">
            <text:p>117259</text:p>
          </table:table-cell>
          <table:table-cell office:value-type="float" office:value="116519" calcext:value-type="float">
            <text:p>116519</text:p>
          </table:table-cell>
          <table:table-cell office:value-type="float" office:value="115735" calcext:value-type="float">
            <text:p>115735</text:p>
          </table:table-cell>
          <table:table-cell table:formula="of:=LEFT([.A109]; 2)" office:value-type="string" office:string-value="10" calcext:value-type="string">
            <text:p>10</text:p>
          </table:table-cell>
          <table:table-cell table:formula="of:=RIGHT([.A109]; 2)" office:value-type="string" office:string-value="16" calcext:value-type="string">
            <text:p>16</text:p>
          </table:table-cell>
          <table:table-cell table:formula="of:=IF(INT([.I10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17</text:p>
          </table:table-cell>
          <table:table-cell office:value-type="float" office:value="77290" calcext:value-type="float">
            <text:p>77290</text:p>
          </table:table-cell>
          <table:table-cell office:value-type="float" office:value="77238" calcext:value-type="float">
            <text:p>77238</text:p>
          </table:table-cell>
          <table:table-cell office:value-type="float" office:value="77017" calcext:value-type="float">
            <text:p>77017</text:p>
          </table:table-cell>
          <table:table-cell office:value-type="float" office:value="76699" calcext:value-type="float">
            <text:p>76699</text:p>
          </table:table-cell>
          <table:table-cell office:value-type="float" office:value="76256" calcext:value-type="float">
            <text:p>76256</text:p>
          </table:table-cell>
          <table:table-cell office:value-type="float" office:value="75736" calcext:value-type="float">
            <text:p>75736</text:p>
          </table:table-cell>
          <table:table-cell table:formula="of:=LEFT([.A110]; 2)" office:value-type="string" office:string-value="10" calcext:value-type="string">
            <text:p>10</text:p>
          </table:table-cell>
          <table:table-cell table:formula="of:=RIGHT([.A110]; 2)" office:value-type="string" office:string-value="17" calcext:value-type="string">
            <text:p>17</text:p>
          </table:table-cell>
          <table:table-cell table:formula="of:=IF(INT([.I11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18</text:p>
          </table:table-cell>
          <table:table-cell office:value-type="float" office:value="42195" calcext:value-type="float">
            <text:p>42195</text:p>
          </table:table-cell>
          <table:table-cell office:value-type="float" office:value="42237" calcext:value-type="float">
            <text:p>42237</text:p>
          </table:table-cell>
          <table:table-cell office:value-type="float" office:value="42255" calcext:value-type="float">
            <text:p>42255</text:p>
          </table:table-cell>
          <table:table-cell office:value-type="float" office:value="42213" calcext:value-type="float">
            <text:p>42213</text:p>
          </table:table-cell>
          <table:table-cell office:value-type="float" office:value="42105" calcext:value-type="float">
            <text:p>42105</text:p>
          </table:table-cell>
          <table:table-cell office:value-type="float" office:value="41984" calcext:value-type="float">
            <text:p>41984</text:p>
          </table:table-cell>
          <table:table-cell table:formula="of:=LEFT([.A111]; 2)" office:value-type="string" office:string-value="10" calcext:value-type="string">
            <text:p>10</text:p>
          </table:table-cell>
          <table:table-cell table:formula="of:=RIGHT([.A111]; 2)" office:value-type="string" office:string-value="18" calcext:value-type="string">
            <text:p>18</text:p>
          </table:table-cell>
          <table:table-cell table:formula="of:=IF(INT([.I11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19</text:p>
          </table:table-cell>
          <table:table-cell office:value-type="float" office:value="67483" calcext:value-type="float">
            <text:p>67483</text:p>
          </table:table-cell>
          <table:table-cell office:value-type="float" office:value="67248" calcext:value-type="float">
            <text:p>67248</text:p>
          </table:table-cell>
          <table:table-cell office:value-type="float" office:value="67049" calcext:value-type="float">
            <text:p>67049</text:p>
          </table:table-cell>
          <table:table-cell office:value-type="float" office:value="66766" calcext:value-type="float">
            <text:p>66766</text:p>
          </table:table-cell>
          <table:table-cell office:value-type="float" office:value="66380" calcext:value-type="float">
            <text:p>66380</text:p>
          </table:table-cell>
          <table:table-cell office:value-type="float" office:value="66064" calcext:value-type="float">
            <text:p>66064</text:p>
          </table:table-cell>
          <table:table-cell table:formula="of:=LEFT([.A112]; 2)" office:value-type="string" office:string-value="10" calcext:value-type="string">
            <text:p>10</text:p>
          </table:table-cell>
          <table:table-cell table:formula="of:=RIGHT([.A112]; 2)" office:value-type="string" office:string-value="19" calcext:value-type="string">
            <text:p>19</text:p>
          </table:table-cell>
          <table:table-cell table:formula="of:=IF(INT([.I112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20</text:p>
          </table:table-cell>
          <table:table-cell office:value-type="float" office:value="165130" calcext:value-type="float">
            <text:p>165130</text:p>
          </table:table-cell>
          <table:table-cell office:value-type="float" office:value="165206" calcext:value-type="float">
            <text:p>165206</text:p>
          </table:table-cell>
          <table:table-cell office:value-type="float" office:value="165606" calcext:value-type="float">
            <text:p>165606</text:p>
          </table:table-cell>
          <table:table-cell office:value-type="float" office:value="165916" calcext:value-type="float">
            <text:p>165916</text:p>
          </table:table-cell>
          <table:table-cell office:value-type="float" office:value="166113" calcext:value-type="float">
            <text:p>166113</text:p>
          </table:table-cell>
          <table:table-cell office:value-type="float" office:value="165850" calcext:value-type="float">
            <text:p>165850</text:p>
          </table:table-cell>
          <table:table-cell table:formula="of:=LEFT([.A113]; 2)" office:value-type="string" office:string-value="10" calcext:value-type="string">
            <text:p>10</text:p>
          </table:table-cell>
          <table:table-cell table:formula="of:=RIGHT([.A113]; 2)" office:value-type="string" office:string-value="20" calcext:value-type="string">
            <text:p>20</text:p>
          </table:table-cell>
          <table:table-cell table:formula="of:=IF(INT([.I11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61</text:p>
          </table:table-cell>
          <table:table-cell office:value-type="float" office:value="700982" calcext:value-type="float">
            <text:p>700982</text:p>
          </table:table-cell>
          <table:table-cell office:value-type="float" office:value="696503" calcext:value-type="float">
            <text:p>696503</text:p>
          </table:table-cell>
          <table:table-cell office:value-type="float" office:value="690422" calcext:value-type="float">
            <text:p>690422</text:p>
          </table:table-cell>
          <table:table-cell office:value-type="float" office:value="685285" calcext:value-type="float">
            <text:p>685285</text:p>
          </table:table-cell>
          <table:table-cell office:value-type="float" office:value="679941" calcext:value-type="float">
            <text:p>679941</text:p>
          </table:table-cell>
          <table:table-cell office:value-type="float" office:value="672185" calcext:value-type="float">
            <text:p>672185</text:p>
          </table:table-cell>
          <table:table-cell table:formula="of:=LEFT([.A114]; 2)" office:value-type="string" office:string-value="10" calcext:value-type="string">
            <text:p>10</text:p>
          </table:table-cell>
          <table:table-cell table:formula="of:=RIGHT([.A114]; 2)" office:value-type="string" office:string-value="61" calcext:value-type="string">
            <text:p>61</text:p>
          </table:table-cell>
          <table:table-cell table:formula="of:=IF(INT([.I114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62</text:p>
          </table:table-cell>
          <table:table-cell office:value-type="float" office:value="75183" calcext:value-type="float">
            <text:p>75183</text:p>
          </table:table-cell>
          <table:table-cell office:value-type="float" office:value="74694" calcext:value-type="float">
            <text:p>74694</text:p>
          </table:table-cell>
          <table:table-cell office:value-type="float" office:value="74312" calcext:value-type="float">
            <text:p>74312</text:p>
          </table:table-cell>
          <table:table-cell office:value-type="float" office:value="73670" calcext:value-type="float">
            <text:p>73670</text:p>
          </table:table-cell>
          <table:table-cell office:value-type="float" office:value="73090" calcext:value-type="float">
            <text:p>73090</text:p>
          </table:table-cell>
          <table:table-cell office:value-type="float" office:value="72250" calcext:value-type="float">
            <text:p>72250</text:p>
          </table:table-cell>
          <table:table-cell table:formula="of:=LEFT([.A115]; 2)" office:value-type="string" office:string-value="10" calcext:value-type="string">
            <text:p>10</text:p>
          </table:table-cell>
          <table:table-cell table:formula="of:=RIGHT([.A115]; 2)" office:value-type="string" office:string-value="62" calcext:value-type="string">
            <text:p>62</text:p>
          </table:table-cell>
          <table:table-cell table:formula="of:=IF(INT([.I115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63</text:p>
          </table:table-cell>
          <table:table-cell office:value-type="float" office:value="48388" calcext:value-type="float">
            <text:p>48388</text:p>
          </table:table-cell>
          <table:table-cell office:value-type="float" office:value="48327" calcext:value-type="float">
            <text:p>48327</text:p>
          </table:table-cell>
          <table:table-cell office:value-type="float" office:value="48308" calcext:value-type="float">
            <text:p>48308</text:p>
          </table:table-cell>
          <table:table-cell office:value-type="float" office:value="48178" calcext:value-type="float">
            <text:p>48178</text:p>
          </table:table-cell>
          <table:table-cell office:value-type="float" office:value="48089" calcext:value-type="float">
            <text:p>48089</text:p>
          </table:table-cell>
          <table:table-cell office:value-type="float" office:value="47655" calcext:value-type="float">
            <text:p>47655</text:p>
          </table:table-cell>
          <table:table-cell table:formula="of:=LEFT([.A116]; 2)" office:value-type="string" office:string-value="10" calcext:value-type="string">
            <text:p>10</text:p>
          </table:table-cell>
          <table:table-cell table:formula="of:=RIGHT([.A116]; 2)" office:value-type="string" office:string-value="63" calcext:value-type="string">
            <text:p>63</text:p>
          </table:table-cell>
          <table:table-cell table:formula="of:=IF(INT([.I116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1</text:p>
          </table:table-cell>
          <table:table-cell office:value-type="float" office:value="105416" calcext:value-type="float">
            <text:p>105416</text:p>
          </table:table-cell>
          <table:table-cell office:value-type="float" office:value="105747" calcext:value-type="float">
            <text:p>105747</text:p>
          </table:table-cell>
          <table:table-cell office:value-type="float" office:value="106096" calcext:value-type="float">
            <text:p>106096</text:p>
          </table:table-cell>
          <table:table-cell office:value-type="float" office:value="106514" calcext:value-type="float">
            <text:p>106514</text:p>
          </table:table-cell>
          <table:table-cell office:value-type="float" office:value="106858" calcext:value-type="float">
            <text:p>106858</text:p>
          </table:table-cell>
          <table:table-cell office:value-type="float" office:value="106947" calcext:value-type="float">
            <text:p>106947</text:p>
          </table:table-cell>
          <table:table-cell table:formula="of:=LEFT([.A117]; 2)" office:value-type="string" office:string-value="12" calcext:value-type="string">
            <text:p>12</text:p>
          </table:table-cell>
          <table:table-cell table:formula="of:=RIGHT([.A117]; 2)" office:value-type="string" office:string-value="01" calcext:value-type="string">
            <text:p>01</text:p>
          </table:table-cell>
          <table:table-cell table:formula="of:=IF(INT([.I117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2</text:p>
          </table:table-cell>
          <table:table-cell office:value-type="float" office:value="92983" calcext:value-type="float">
            <text:p>92983</text:p>
          </table:table-cell>
          <table:table-cell office:value-type="float" office:value="93001" calcext:value-type="float">
            <text:p>93001</text:p>
          </table:table-cell>
          <table:table-cell office:value-type="float" office:value="93164" calcext:value-type="float">
            <text:p>93164</text:p>
          </table:table-cell>
          <table:table-cell office:value-type="float" office:value="93206" calcext:value-type="float">
            <text:p>93206</text:p>
          </table:table-cell>
          <table:table-cell office:value-type="float" office:value="93201" calcext:value-type="float">
            <text:p>93201</text:p>
          </table:table-cell>
          <table:table-cell office:value-type="float" office:value="93035" calcext:value-type="float">
            <text:p>93035</text:p>
          </table:table-cell>
          <table:table-cell table:formula="of:=LEFT([.A118]; 2)" office:value-type="string" office:string-value="12" calcext:value-type="string">
            <text:p>12</text:p>
          </table:table-cell>
          <table:table-cell table:formula="of:=RIGHT([.A118]; 2)" office:value-type="string" office:string-value="02" calcext:value-type="string">
            <text:p>02</text:p>
          </table:table-cell>
          <table:table-cell table:formula="of:=IF(INT([.I118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3</text:p>
          </table:table-cell>
          <table:table-cell office:value-type="float" office:value="126463" calcext:value-type="float">
            <text:p>126463</text:p>
          </table:table-cell>
          <table:table-cell office:value-type="float" office:value="126049" calcext:value-type="float">
            <text:p>126049</text:p>
          </table:table-cell>
          <table:table-cell office:value-type="float" office:value="125725" calcext:value-type="float">
            <text:p>125725</text:p>
          </table:table-cell>
          <table:table-cell office:value-type="float" office:value="125385" calcext:value-type="float">
            <text:p>125385</text:p>
          </table:table-cell>
          <table:table-cell office:value-type="float" office:value="124536" calcext:value-type="float">
            <text:p>124536</text:p>
          </table:table-cell>
          <table:table-cell office:value-type="float" office:value="123664" calcext:value-type="float">
            <text:p>123664</text:p>
          </table:table-cell>
          <table:table-cell table:formula="of:=LEFT([.A119]; 2)" office:value-type="string" office:string-value="12" calcext:value-type="string">
            <text:p>12</text:p>
          </table:table-cell>
          <table:table-cell table:formula="of:=RIGHT([.A119]; 2)" office:value-type="string" office:string-value="03" calcext:value-type="string">
            <text:p>03</text:p>
          </table:table-cell>
          <table:table-cell table:formula="of:=IF(INT([.I11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4</text:p>
          </table:table-cell>
          <table:table-cell office:value-type="float" office:value="59374" calcext:value-type="float">
            <text:p>59374</text:p>
          </table:table-cell>
          <table:table-cell office:value-type="float" office:value="59342" calcext:value-type="float">
            <text:p>59342</text:p>
          </table:table-cell>
          <table:table-cell office:value-type="float" office:value="59311" calcext:value-type="float">
            <text:p>59311</text:p>
          </table:table-cell>
          <table:table-cell office:value-type="float" office:value="59350" calcext:value-type="float">
            <text:p>59350</text:p>
          </table:table-cell>
          <table:table-cell office:value-type="float" office:value="59174" calcext:value-type="float">
            <text:p>59174</text:p>
          </table:table-cell>
          <table:table-cell office:value-type="float" office:value="58977" calcext:value-type="float">
            <text:p>58977</text:p>
          </table:table-cell>
          <table:table-cell table:formula="of:=LEFT([.A120]; 2)" office:value-type="string" office:string-value="12" calcext:value-type="string">
            <text:p>12</text:p>
          </table:table-cell>
          <table:table-cell table:formula="of:=RIGHT([.A120]; 2)" office:value-type="string" office:string-value="04" calcext:value-type="string">
            <text:p>04</text:p>
          </table:table-cell>
          <table:table-cell table:formula="of:=IF(INT([.I12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5</text:p>
          </table:table-cell>
          <table:table-cell office:value-type="float" office:value="109140" calcext:value-type="float">
            <text:p>109140</text:p>
          </table:table-cell>
          <table:table-cell office:value-type="float" office:value="109049" calcext:value-type="float">
            <text:p>109049</text:p>
          </table:table-cell>
          <table:table-cell office:value-type="float" office:value="109076" calcext:value-type="float">
            <text:p>109076</text:p>
          </table:table-cell>
          <table:table-cell office:value-type="float" office:value="109104" calcext:value-type="float">
            <text:p>109104</text:p>
          </table:table-cell>
          <table:table-cell office:value-type="float" office:value="108886" calcext:value-type="float">
            <text:p>108886</text:p>
          </table:table-cell>
          <table:table-cell office:value-type="float" office:value="108487" calcext:value-type="float">
            <text:p>108487</text:p>
          </table:table-cell>
          <table:table-cell table:formula="of:=LEFT([.A121]; 2)" office:value-type="string" office:string-value="12" calcext:value-type="string">
            <text:p>12</text:p>
          </table:table-cell>
          <table:table-cell table:formula="of:=RIGHT([.A121]; 2)" office:value-type="string" office:string-value="05" calcext:value-type="string">
            <text:p>05</text:p>
          </table:table-cell>
          <table:table-cell table:formula="of:=IF(INT([.I12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6</text:p>
          </table:table-cell>
          <table:table-cell office:value-type="float" office:value="270490" calcext:value-type="float">
            <text:p>270490</text:p>
          </table:table-cell>
          <table:table-cell office:value-type="float" office:value="272591" calcext:value-type="float">
            <text:p>272591</text:p>
          </table:table-cell>
          <table:table-cell office:value-type="float" office:value="274843" calcext:value-type="float">
            <text:p>274843</text:p>
          </table:table-cell>
          <table:table-cell office:value-type="float" office:value="277145" calcext:value-type="float">
            <text:p>277145</text:p>
          </table:table-cell>
          <table:table-cell office:value-type="float" office:value="279239" calcext:value-type="float">
            <text:p>279239</text:p>
          </table:table-cell>
          <table:table-cell office:value-type="float" office:value="281440" calcext:value-type="float">
            <text:p>281440</text:p>
          </table:table-cell>
          <table:table-cell table:formula="of:=LEFT([.A122]; 2)" office:value-type="string" office:string-value="12" calcext:value-type="string">
            <text:p>12</text:p>
          </table:table-cell>
          <table:table-cell table:formula="of:=RIGHT([.A122]; 2)" office:value-type="string" office:string-value="06" calcext:value-type="string">
            <text:p>06</text:p>
          </table:table-cell>
          <table:table-cell table:formula="of:=IF(INT([.I122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7</text:p>
          </table:table-cell>
          <table:table-cell office:value-type="float" office:value="129699" calcext:value-type="float">
            <text:p>129699</text:p>
          </table:table-cell>
          <table:table-cell office:value-type="float" office:value="130289" calcext:value-type="float">
            <text:p>130289</text:p>
          </table:table-cell>
          <table:table-cell office:value-type="float" office:value="130964" calcext:value-type="float">
            <text:p>130964</text:p>
          </table:table-cell>
          <table:table-cell office:value-type="float" office:value="131523" calcext:value-type="float">
            <text:p>131523</text:p>
          </table:table-cell>
          <table:table-cell office:value-type="float" office:value="131764" calcext:value-type="float">
            <text:p>131764</text:p>
          </table:table-cell>
          <table:table-cell office:value-type="float" office:value="132148" calcext:value-type="float">
            <text:p>132148</text:p>
          </table:table-cell>
          <table:table-cell table:formula="of:=LEFT([.A123]; 2)" office:value-type="string" office:string-value="12" calcext:value-type="string">
            <text:p>12</text:p>
          </table:table-cell>
          <table:table-cell table:formula="of:=RIGHT([.A123]; 2)" office:value-type="string" office:string-value="07" calcext:value-type="string">
            <text:p>07</text:p>
          </table:table-cell>
          <table:table-cell table:formula="of:=IF(INT([.I12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8</text:p>
          </table:table-cell>
          <table:table-cell office:value-type="float" office:value="49592" calcext:value-type="float">
            <text:p>49592</text:p>
          </table:table-cell>
          <table:table-cell office:value-type="float" office:value="49505" calcext:value-type="float">
            <text:p>49505</text:p>
          </table:table-cell>
          <table:table-cell office:value-type="float" office:value="49315" calcext:value-type="float">
            <text:p>49315</text:p>
          </table:table-cell>
          <table:table-cell office:value-type="float" office:value="49137" calcext:value-type="float">
            <text:p>49137</text:p>
          </table:table-cell>
          <table:table-cell office:value-type="float" office:value="48818" calcext:value-type="float">
            <text:p>48818</text:p>
          </table:table-cell>
          <table:table-cell office:value-type="float" office:value="48464" calcext:value-type="float">
            <text:p>48464</text:p>
          </table:table-cell>
          <table:table-cell table:formula="of:=LEFT([.A124]; 2)" office:value-type="string" office:string-value="12" calcext:value-type="string">
            <text:p>12</text:p>
          </table:table-cell>
          <table:table-cell table:formula="of:=RIGHT([.A124]; 2)" office:value-type="string" office:string-value="08" calcext:value-type="string">
            <text:p>08</text:p>
          </table:table-cell>
          <table:table-cell table:formula="of:=IF(INT([.I124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9</text:p>
          </table:table-cell>
          <table:table-cell office:value-type="float" office:value="125020" calcext:value-type="float">
            <text:p>125020</text:p>
          </table:table-cell>
          <table:table-cell office:value-type="float" office:value="125647" calcext:value-type="float">
            <text:p>125647</text:p>
          </table:table-cell>
          <table:table-cell office:value-type="float" office:value="126339" calcext:value-type="float">
            <text:p>126339</text:p>
          </table:table-cell>
          <table:table-cell office:value-type="float" office:value="127028" calcext:value-type="float">
            <text:p>127028</text:p>
          </table:table-cell>
          <table:table-cell office:value-type="float" office:value="127600" calcext:value-type="float">
            <text:p>127600</text:p>
          </table:table-cell>
          <table:table-cell office:value-type="float" office:value="127972" calcext:value-type="float">
            <text:p>127972</text:p>
          </table:table-cell>
          <table:table-cell table:formula="of:=LEFT([.A125]; 2)" office:value-type="string" office:string-value="12" calcext:value-type="string">
            <text:p>12</text:p>
          </table:table-cell>
          <table:table-cell table:formula="of:=RIGHT([.A125]; 2)" office:value-type="string" office:string-value="09" calcext:value-type="string">
            <text:p>09</text:p>
          </table:table-cell>
          <table:table-cell table:formula="of:=IF(INT([.I125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10</text:p>
          </table:table-cell>
          <table:table-cell office:value-type="float" office:value="212894" calcext:value-type="float">
            <text:p>212894</text:p>
          </table:table-cell>
          <table:table-cell office:value-type="float" office:value="213864" calcext:value-type="float">
            <text:p>213864</text:p>
          </table:table-cell>
          <table:table-cell office:value-type="float" office:value="214999" calcext:value-type="float">
            <text:p>214999</text:p>
          </table:table-cell>
          <table:table-cell office:value-type="float" office:value="216176" calcext:value-type="float">
            <text:p>216176</text:p>
          </table:table-cell>
          <table:table-cell office:value-type="float" office:value="216796" calcext:value-type="float">
            <text:p>216796</text:p>
          </table:table-cell>
          <table:table-cell office:value-type="float" office:value="217071" calcext:value-type="float">
            <text:p>217071</text:p>
          </table:table-cell>
          <table:table-cell table:formula="of:=LEFT([.A126]; 2)" office:value-type="string" office:string-value="12" calcext:value-type="string">
            <text:p>12</text:p>
          </table:table-cell>
          <table:table-cell table:formula="of:=RIGHT([.A126]; 2)" office:value-type="string" office:string-value="10" calcext:value-type="string">
            <text:p>10</text:p>
          </table:table-cell>
          <table:table-cell table:formula="of:=IF(INT([.I126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11</text:p>
          </table:table-cell>
          <table:table-cell office:value-type="float" office:value="190517" calcext:value-type="float">
            <text:p>190517</text:p>
          </table:table-cell>
          <table:table-cell office:value-type="float" office:value="190757" calcext:value-type="float">
            <text:p>190757</text:p>
          </table:table-cell>
          <table:table-cell office:value-type="float" office:value="191266" calcext:value-type="float">
            <text:p>191266</text:p>
          </table:table-cell>
          <table:table-cell office:value-type="float" office:value="191508" calcext:value-type="float">
            <text:p>191508</text:p>
          </table:table-cell>
          <table:table-cell office:value-type="float" office:value="191782" calcext:value-type="float">
            <text:p>191782</text:p>
          </table:table-cell>
          <table:table-cell office:value-type="float" office:value="191646" calcext:value-type="float">
            <text:p>191646</text:p>
          </table:table-cell>
          <table:table-cell table:formula="of:=LEFT([.A127]; 2)" office:value-type="string" office:string-value="12" calcext:value-type="string">
            <text:p>12</text:p>
          </table:table-cell>
          <table:table-cell table:formula="of:=RIGHT([.A127]; 2)" office:value-type="string" office:string-value="11" calcext:value-type="string">
            <text:p>11</text:p>
          </table:table-cell>
          <table:table-cell table:formula="of:=IF(INT([.I127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12</text:p>
          </table:table-cell>
          <table:table-cell office:value-type="float" office:value="113148" calcext:value-type="float">
            <text:p>113148</text:p>
          </table:table-cell>
          <table:table-cell office:value-type="float" office:value="112863" calcext:value-type="float">
            <text:p>112863</text:p>
          </table:table-cell>
          <table:table-cell office:value-type="float" office:value="112539" calcext:value-type="float">
            <text:p>112539</text:p>
          </table:table-cell>
          <table:table-cell office:value-type="float" office:value="112035" calcext:value-type="float">
            <text:p>112035</text:p>
          </table:table-cell>
          <table:table-cell office:value-type="float" office:value="111217" calcext:value-type="float">
            <text:p>111217</text:p>
          </table:table-cell>
          <table:table-cell office:value-type="float" office:value="110471" calcext:value-type="float">
            <text:p>110471</text:p>
          </table:table-cell>
          <table:table-cell table:formula="of:=LEFT([.A128]; 2)" office:value-type="string" office:string-value="12" calcext:value-type="string">
            <text:p>12</text:p>
          </table:table-cell>
          <table:table-cell table:formula="of:=RIGHT([.A128]; 2)" office:value-type="string" office:string-value="12" calcext:value-type="string">
            <text:p>12</text:p>
          </table:table-cell>
          <table:table-cell table:formula="of:=IF(INT([.I128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13</text:p>
          </table:table-cell>
          <table:table-cell office:value-type="float" office:value="154819" calcext:value-type="float">
            <text:p>154819</text:p>
          </table:table-cell>
          <table:table-cell office:value-type="float" office:value="154581" calcext:value-type="float">
            <text:p>154581</text:p>
          </table:table-cell>
          <table:table-cell office:value-type="float" office:value="154292" calcext:value-type="float">
            <text:p>154292</text:p>
          </table:table-cell>
          <table:table-cell office:value-type="float" office:value="153737" calcext:value-type="float">
            <text:p>153737</text:p>
          </table:table-cell>
          <table:table-cell office:value-type="float" office:value="153486" calcext:value-type="float">
            <text:p>153486</text:p>
          </table:table-cell>
          <table:table-cell office:value-type="float" office:value="152687" calcext:value-type="float">
            <text:p>152687</text:p>
          </table:table-cell>
          <table:table-cell table:formula="of:=LEFT([.A129]; 2)" office:value-type="string" office:string-value="12" calcext:value-type="string">
            <text:p>12</text:p>
          </table:table-cell>
          <table:table-cell table:formula="of:=RIGHT([.A129]; 2)" office:value-type="string" office:string-value="13" calcext:value-type="string">
            <text:p>13</text:p>
          </table:table-cell>
          <table:table-cell table:formula="of:=IF(INT([.I12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14</text:p>
          </table:table-cell>
          <table:table-cell office:value-type="float" office:value="43716" calcext:value-type="float">
            <text:p>43716</text:p>
          </table:table-cell>
          <table:table-cell office:value-type="float" office:value="43648" calcext:value-type="float">
            <text:p>43648</text:p>
          </table:table-cell>
          <table:table-cell office:value-type="float" office:value="43658" calcext:value-type="float">
            <text:p>43658</text:p>
          </table:table-cell>
          <table:table-cell office:value-type="float" office:value="43523" calcext:value-type="float">
            <text:p>43523</text:p>
          </table:table-cell>
          <table:table-cell office:value-type="float" office:value="43222" calcext:value-type="float">
            <text:p>43222</text:p>
          </table:table-cell>
          <table:table-cell office:value-type="float" office:value="43057" calcext:value-type="float">
            <text:p>43057</text:p>
          </table:table-cell>
          <table:table-cell table:formula="of:=LEFT([.A130]; 2)" office:value-type="string" office:string-value="12" calcext:value-type="string">
            <text:p>12</text:p>
          </table:table-cell>
          <table:table-cell table:formula="of:=RIGHT([.A130]; 2)" office:value-type="string" office:string-value="14" calcext:value-type="string">
            <text:p>14</text:p>
          </table:table-cell>
          <table:table-cell table:formula="of:=IF(INT([.I13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15</text:p>
          </table:table-cell>
          <table:table-cell office:value-type="float" office:value="84175" calcext:value-type="float">
            <text:p>84175</text:p>
          </table:table-cell>
          <table:table-cell office:value-type="float" office:value="84184" calcext:value-type="float">
            <text:p>84184</text:p>
          </table:table-cell>
          <table:table-cell office:value-type="float" office:value="84317" calcext:value-type="float">
            <text:p>84317</text:p>
          </table:table-cell>
          <table:table-cell office:value-type="float" office:value="84255" calcext:value-type="float">
            <text:p>84255</text:p>
          </table:table-cell>
          <table:table-cell office:value-type="float" office:value="84232" calcext:value-type="float">
            <text:p>84232</text:p>
          </table:table-cell>
          <table:table-cell office:value-type="float" office:value="83761" calcext:value-type="float">
            <text:p>83761</text:p>
          </table:table-cell>
          <table:table-cell table:formula="of:=LEFT([.A131]; 2)" office:value-type="string" office:string-value="12" calcext:value-type="string">
            <text:p>12</text:p>
          </table:table-cell>
          <table:table-cell table:formula="of:=RIGHT([.A131]; 2)" office:value-type="string" office:string-value="15" calcext:value-type="string">
            <text:p>15</text:p>
          </table:table-cell>
          <table:table-cell table:formula="of:=IF(INT([.I13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16</text:p>
          </table:table-cell>
          <table:table-cell office:value-type="float" office:value="200600" calcext:value-type="float">
            <text:p>200600</text:p>
          </table:table-cell>
          <table:table-cell office:value-type="float" office:value="200886" calcext:value-type="float">
            <text:p>200886</text:p>
          </table:table-cell>
          <table:table-cell office:value-type="float" office:value="201268" calcext:value-type="float">
            <text:p>201268</text:p>
          </table:table-cell>
          <table:table-cell office:value-type="float" office:value="201570" calcext:value-type="float">
            <text:p>201570</text:p>
          </table:table-cell>
          <table:table-cell office:value-type="float" office:value="201497" calcext:value-type="float">
            <text:p>201497</text:p>
          </table:table-cell>
          <table:table-cell office:value-type="float" office:value="201230" calcext:value-type="float">
            <text:p>201230</text:p>
          </table:table-cell>
          <table:table-cell table:formula="of:=LEFT([.A132]; 2)" office:value-type="string" office:string-value="12" calcext:value-type="string">
            <text:p>12</text:p>
          </table:table-cell>
          <table:table-cell table:formula="of:=RIGHT([.A132]; 2)" office:value-type="string" office:string-value="16" calcext:value-type="string">
            <text:p>16</text:p>
          </table:table-cell>
          <table:table-cell table:formula="of:=IF(INT([.I132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17</text:p>
          </table:table-cell>
          <table:table-cell office:value-type="float" office:value="67884" calcext:value-type="float">
            <text:p>67884</text:p>
          </table:table-cell>
          <table:table-cell office:value-type="float" office:value="67905" calcext:value-type="float">
            <text:p>67905</text:p>
          </table:table-cell>
          <table:table-cell office:value-type="float" office:value="68034" calcext:value-type="float">
            <text:p>68034</text:p>
          </table:table-cell>
          <table:table-cell office:value-type="float" office:value="68146" calcext:value-type="float">
            <text:p>68146</text:p>
          </table:table-cell>
          <table:table-cell office:value-type="float" office:value="68072" calcext:value-type="float">
            <text:p>68072</text:p>
          </table:table-cell>
          <table:table-cell office:value-type="float" office:value="68049" calcext:value-type="float">
            <text:p>68049</text:p>
          </table:table-cell>
          <table:table-cell table:formula="of:=LEFT([.A133]; 2)" office:value-type="string" office:string-value="12" calcext:value-type="string">
            <text:p>12</text:p>
          </table:table-cell>
          <table:table-cell table:formula="of:=RIGHT([.A133]; 2)" office:value-type="string" office:string-value="17" calcext:value-type="string">
            <text:p>17</text:p>
          </table:table-cell>
          <table:table-cell table:formula="of:=IF(INT([.I13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18</text:p>
          </table:table-cell>
          <table:table-cell office:value-type="float" office:value="159538" calcext:value-type="float">
            <text:p>159538</text:p>
          </table:table-cell>
          <table:table-cell office:value-type="float" office:value="159678" calcext:value-type="float">
            <text:p>159678</text:p>
          </table:table-cell>
          <table:table-cell office:value-type="float" office:value="159938" calcext:value-type="float">
            <text:p>159938</text:p>
          </table:table-cell>
          <table:table-cell office:value-type="float" office:value="160130" calcext:value-type="float">
            <text:p>160130</text:p>
          </table:table-cell>
          <table:table-cell office:value-type="float" office:value="160006" calcext:value-type="float">
            <text:p>160006</text:p>
          </table:table-cell>
          <table:table-cell office:value-type="float" office:value="159662" calcext:value-type="float">
            <text:p>159662</text:p>
          </table:table-cell>
          <table:table-cell table:formula="of:=LEFT([.A134]; 2)" office:value-type="string" office:string-value="12" calcext:value-type="string">
            <text:p>12</text:p>
          </table:table-cell>
          <table:table-cell table:formula="of:=RIGHT([.A134]; 2)" office:value-type="string" office:string-value="18" calcext:value-type="string">
            <text:p>18</text:p>
          </table:table-cell>
          <table:table-cell table:formula="of:=IF(INT([.I134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19</text:p>
          </table:table-cell>
          <table:table-cell office:value-type="float" office:value="121534" calcext:value-type="float">
            <text:p>121534</text:p>
          </table:table-cell>
          <table:table-cell office:value-type="float" office:value="123251" calcext:value-type="float">
            <text:p>123251</text:p>
          </table:table-cell>
          <table:table-cell office:value-type="float" office:value="125197" calcext:value-type="float">
            <text:p>125197</text:p>
          </table:table-cell>
          <table:table-cell office:value-type="float" office:value="127078" calcext:value-type="float">
            <text:p>127078</text:p>
          </table:table-cell>
          <table:table-cell office:value-type="float" office:value="129136" calcext:value-type="float">
            <text:p>129136</text:p>
          </table:table-cell>
          <table:table-cell office:value-type="float" office:value="130651" calcext:value-type="float">
            <text:p>130651</text:p>
          </table:table-cell>
          <table:table-cell table:formula="of:=LEFT([.A135]; 2)" office:value-type="string" office:string-value="12" calcext:value-type="string">
            <text:p>12</text:p>
          </table:table-cell>
          <table:table-cell table:formula="of:=RIGHT([.A135]; 2)" office:value-type="string" office:string-value="19" calcext:value-type="string">
            <text:p>19</text:p>
          </table:table-cell>
          <table:table-cell table:formula="of:=IF(INT([.I135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61</text:p>
          </table:table-cell>
          <table:table-cell office:value-type="float" office:value="761069" calcext:value-type="float">
            <text:p>761069</text:p>
          </table:table-cell>
          <table:table-cell office:value-type="float" office:value="765320" calcext:value-type="float">
            <text:p>765320</text:p>
          </table:table-cell>
          <table:table-cell office:value-type="float" office:value="767348" calcext:value-type="float">
            <text:p>767348</text:p>
          </table:table-cell>
          <table:table-cell office:value-type="float" office:value="771069" calcext:value-type="float">
            <text:p>771069</text:p>
          </table:table-cell>
          <table:table-cell office:value-type="float" office:value="779115" calcext:value-type="float">
            <text:p>779115</text:p>
          </table:table-cell>
          <table:table-cell office:value-type="float" office:value="779966" calcext:value-type="float">
            <text:p>779966</text:p>
          </table:table-cell>
          <table:table-cell table:formula="of:=LEFT([.A136]; 2)" office:value-type="string" office:string-value="12" calcext:value-type="string">
            <text:p>12</text:p>
          </table:table-cell>
          <table:table-cell table:formula="of:=RIGHT([.A136]; 2)" office:value-type="string" office:string-value="61" calcext:value-type="string">
            <text:p>61</text:p>
          </table:table-cell>
          <table:table-cell table:formula="of:=IF(INT([.I136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62</text:p>
          </table:table-cell>
          <table:table-cell office:value-type="float" office:value="83903" calcext:value-type="float">
            <text:p>83903</text:p>
          </table:table-cell>
          <table:table-cell office:value-type="float" office:value="83993" calcext:value-type="float">
            <text:p>83993</text:p>
          </table:table-cell>
          <table:table-cell office:value-type="float" office:value="84041" calcext:value-type="float">
            <text:p>84041</text:p>
          </table:table-cell>
          <table:table-cell office:value-type="float" office:value="83896" calcext:value-type="float">
            <text:p>83896</text:p>
          </table:table-cell>
          <table:table-cell office:value-type="float" office:value="83794" calcext:value-type="float">
            <text:p>83794</text:p>
          </table:table-cell>
          <table:table-cell office:value-type="float" office:value="83558" calcext:value-type="float">
            <text:p>83558</text:p>
          </table:table-cell>
          <table:table-cell table:formula="of:=LEFT([.A137]; 2)" office:value-type="string" office:string-value="12" calcext:value-type="string">
            <text:p>12</text:p>
          </table:table-cell>
          <table:table-cell table:formula="of:=RIGHT([.A137]; 2)" office:value-type="string" office:string-value="62" calcext:value-type="string">
            <text:p>62</text:p>
          </table:table-cell>
          <table:table-cell table:formula="of:=IF(INT([.I137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63</text:p>
          </table:table-cell>
          <table:table-cell office:value-type="float" office:value="110644" calcext:value-type="float">
            <text:p>110644</text:p>
          </table:table-cell>
          <table:table-cell office:value-type="float" office:value="110110" calcext:value-type="float">
            <text:p>110110</text:p>
          </table:table-cell>
          <table:table-cell office:value-type="float" office:value="109650" calcext:value-type="float">
            <text:p>109650</text:p>
          </table:table-cell>
          <table:table-cell office:value-type="float" office:value="109062" calcext:value-type="float">
            <text:p>109062</text:p>
          </table:table-cell>
          <table:table-cell office:value-type="float" office:value="108470" calcext:value-type="float">
            <text:p>108470</text:p>
          </table:table-cell>
          <table:table-cell office:value-type="float" office:value="107498" calcext:value-type="float">
            <text:p>107498</text:p>
          </table:table-cell>
          <table:table-cell table:formula="of:=LEFT([.A138]; 2)" office:value-type="string" office:string-value="12" calcext:value-type="string">
            <text:p>12</text:p>
          </table:table-cell>
          <table:table-cell table:formula="of:=RIGHT([.A138]; 2)" office:value-type="string" office:string-value="63" calcext:value-type="string">
            <text:p>63</text:p>
          </table:table-cell>
          <table:table-cell table:formula="of:=IF(INT([.I138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01</text:p>
          </table:table-cell>
          <table:table-cell office:value-type="float" office:value="33569" calcext:value-type="float">
            <text:p>33569</text:p>
          </table:table-cell>
          <table:table-cell office:value-type="float" office:value="33523" calcext:value-type="float">
            <text:p>33523</text:p>
          </table:table-cell>
          <table:table-cell office:value-type="float" office:value="33542" calcext:value-type="float">
            <text:p>33542</text:p>
          </table:table-cell>
          <table:table-cell office:value-type="float" office:value="33551" calcext:value-type="float">
            <text:p>33551</text:p>
          </table:table-cell>
          <table:table-cell office:value-type="float" office:value="33410" calcext:value-type="float">
            <text:p>33410</text:p>
          </table:table-cell>
          <table:table-cell office:value-type="float" office:value="33329" calcext:value-type="float">
            <text:p>33329</text:p>
          </table:table-cell>
          <table:table-cell table:formula="of:=LEFT([.A139]; 2)" office:value-type="string" office:string-value="14" calcext:value-type="string">
            <text:p>14</text:p>
          </table:table-cell>
          <table:table-cell table:formula="of:=RIGHT([.A139]; 2)" office:value-type="string" office:string-value="01" calcext:value-type="string">
            <text:p>01</text:p>
          </table:table-cell>
          <table:table-cell table:formula="of:=IF(INT([.I13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02</text:p>
          </table:table-cell>
          <table:table-cell office:value-type="float" office:value="90327" calcext:value-type="float">
            <text:p>90327</text:p>
          </table:table-cell>
          <table:table-cell office:value-type="float" office:value="90264" calcext:value-type="float">
            <text:p>90264</text:p>
          </table:table-cell>
          <table:table-cell office:value-type="float" office:value="89976" calcext:value-type="float">
            <text:p>89976</text:p>
          </table:table-cell>
          <table:table-cell office:value-type="float" office:value="89670" calcext:value-type="float">
            <text:p>89670</text:p>
          </table:table-cell>
          <table:table-cell office:value-type="float" office:value="89423" calcext:value-type="float">
            <text:p>89423</text:p>
          </table:table-cell>
          <table:table-cell office:value-type="float" office:value="88891" calcext:value-type="float">
            <text:p>88891</text:p>
          </table:table-cell>
          <table:table-cell table:formula="of:=LEFT([.A140]; 2)" office:value-type="string" office:string-value="14" calcext:value-type="string">
            <text:p>14</text:p>
          </table:table-cell>
          <table:table-cell table:formula="of:=RIGHT([.A140]; 2)" office:value-type="string" office:string-value="02" calcext:value-type="string">
            <text:p>02</text:p>
          </table:table-cell>
          <table:table-cell table:formula="of:=IF(INT([.I14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03</text:p>
          </table:table-cell>
          <table:table-cell office:value-type="float" office:value="108740" calcext:value-type="float">
            <text:p>108740</text:p>
          </table:table-cell>
          <table:table-cell office:value-type="float" office:value="108843" calcext:value-type="float">
            <text:p>108843</text:p>
          </table:table-cell>
          <table:table-cell office:value-type="float" office:value="108981" calcext:value-type="float">
            <text:p>108981</text:p>
          </table:table-cell>
          <table:table-cell office:value-type="float" office:value="108993" calcext:value-type="float">
            <text:p>108993</text:p>
          </table:table-cell>
          <table:table-cell office:value-type="float" office:value="108981" calcext:value-type="float">
            <text:p>108981</text:p>
          </table:table-cell>
          <table:table-cell office:value-type="float" office:value="108634" calcext:value-type="float">
            <text:p>108634</text:p>
          </table:table-cell>
          <table:table-cell table:formula="of:=LEFT([.A141]; 2)" office:value-type="string" office:string-value="14" calcext:value-type="string">
            <text:p>14</text:p>
          </table:table-cell>
          <table:table-cell table:formula="of:=RIGHT([.A141]; 2)" office:value-type="string" office:string-value="03" calcext:value-type="string">
            <text:p>03</text:p>
          </table:table-cell>
          <table:table-cell table:formula="of:=IF(INT([.I14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04</text:p>
          </table:table-cell>
          <table:table-cell office:value-type="float" office:value="45992" calcext:value-type="float">
            <text:p>45992</text:p>
          </table:table-cell>
          <table:table-cell office:value-type="float" office:value="45682" calcext:value-type="float">
            <text:p>45682</text:p>
          </table:table-cell>
          <table:table-cell office:value-type="float" office:value="45461" calcext:value-type="float">
            <text:p>45461</text:p>
          </table:table-cell>
          <table:table-cell office:value-type="float" office:value="45203" calcext:value-type="float">
            <text:p>45203</text:p>
          </table:table-cell>
          <table:table-cell office:value-type="float" office:value="44899" calcext:value-type="float">
            <text:p>44899</text:p>
          </table:table-cell>
          <table:table-cell office:value-type="float" office:value="44581" calcext:value-type="float">
            <text:p>44581</text:p>
          </table:table-cell>
          <table:table-cell table:formula="of:=LEFT([.A142]; 2)" office:value-type="string" office:string-value="14" calcext:value-type="string">
            <text:p>14</text:p>
          </table:table-cell>
          <table:table-cell table:formula="of:=RIGHT([.A142]; 2)" office:value-type="string" office:string-value="04" calcext:value-type="string">
            <text:p>04</text:p>
          </table:table-cell>
          <table:table-cell table:formula="of:=IF(INT([.I142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05</text:p>
          </table:table-cell>
          <table:table-cell office:value-type="float" office:value="90656" calcext:value-type="float">
            <text:p>90656</text:p>
          </table:table-cell>
          <table:table-cell office:value-type="float" office:value="91647" calcext:value-type="float">
            <text:p>91647</text:p>
          </table:table-cell>
          <table:table-cell office:value-type="float" office:value="92847" calcext:value-type="float">
            <text:p>92847</text:p>
          </table:table-cell>
          <table:table-cell office:value-type="float" office:value="94091" calcext:value-type="float">
            <text:p>94091</text:p>
          </table:table-cell>
          <table:table-cell office:value-type="float" office:value="95963" calcext:value-type="float">
            <text:p>95963</text:p>
          </table:table-cell>
          <table:table-cell office:value-type="float" office:value="97462" calcext:value-type="float">
            <text:p>97462</text:p>
          </table:table-cell>
          <table:table-cell table:formula="of:=LEFT([.A143]; 2)" office:value-type="string" office:string-value="14" calcext:value-type="string">
            <text:p>14</text:p>
          </table:table-cell>
          <table:table-cell table:formula="of:=RIGHT([.A143]; 2)" office:value-type="string" office:string-value="05" calcext:value-type="string">
            <text:p>05</text:p>
          </table:table-cell>
          <table:table-cell table:formula="of:=IF(INT([.I14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06</text:p>
          </table:table-cell>
          <table:table-cell office:value-type="float" office:value="98619" calcext:value-type="float">
            <text:p>98619</text:p>
          </table:table-cell>
          <table:table-cell office:value-type="float" office:value="98559" calcext:value-type="float">
            <text:p>98559</text:p>
          </table:table-cell>
          <table:table-cell office:value-type="float" office:value="98701" calcext:value-type="float">
            <text:p>98701</text:p>
          </table:table-cell>
          <table:table-cell office:value-type="float" office:value="98451" calcext:value-type="float">
            <text:p>98451</text:p>
          </table:table-cell>
          <table:table-cell office:value-type="float" office:value="98311" calcext:value-type="float">
            <text:p>98311</text:p>
          </table:table-cell>
          <table:table-cell office:value-type="float" office:value="97979" calcext:value-type="float">
            <text:p>97979</text:p>
          </table:table-cell>
          <table:table-cell table:formula="of:=LEFT([.A144]; 2)" office:value-type="string" office:string-value="14" calcext:value-type="string">
            <text:p>14</text:p>
          </table:table-cell>
          <table:table-cell table:formula="of:=RIGHT([.A144]; 2)" office:value-type="string" office:string-value="06" calcext:value-type="string">
            <text:p>06</text:p>
          </table:table-cell>
          <table:table-cell table:formula="of:=IF(INT([.I144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07</text:p>
          </table:table-cell>
          <table:table-cell office:value-type="float" office:value="61319" calcext:value-type="float">
            <text:p>61319</text:p>
          </table:table-cell>
          <table:table-cell office:value-type="float" office:value="61045" calcext:value-type="float">
            <text:p>61045</text:p>
          </table:table-cell>
          <table:table-cell office:value-type="float" office:value="60699" calcext:value-type="float">
            <text:p>60699</text:p>
          </table:table-cell>
          <table:table-cell office:value-type="float" office:value="60472" calcext:value-type="float">
            <text:p>60472</text:p>
          </table:table-cell>
          <table:table-cell office:value-type="float" office:value="59997" calcext:value-type="float">
            <text:p>59997</text:p>
          </table:table-cell>
          <table:table-cell office:value-type="float" office:value="59592" calcext:value-type="float">
            <text:p>59592</text:p>
          </table:table-cell>
          <table:table-cell table:formula="of:=LEFT([.A145]; 2)" office:value-type="string" office:string-value="14" calcext:value-type="string">
            <text:p>14</text:p>
          </table:table-cell>
          <table:table-cell table:formula="of:=RIGHT([.A145]; 2)" office:value-type="string" office:string-value="07" calcext:value-type="string">
            <text:p>07</text:p>
          </table:table-cell>
          <table:table-cell table:formula="of:=IF(INT([.I145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08</text:p>
          </table:table-cell>
          <table:table-cell office:value-type="float" office:value="113242" calcext:value-type="float">
            <text:p>113242</text:p>
          </table:table-cell>
          <table:table-cell office:value-type="float" office:value="114421" calcext:value-type="float">
            <text:p>114421</text:p>
          </table:table-cell>
          <table:table-cell office:value-type="float" office:value="115384" calcext:value-type="float">
            <text:p>115384</text:p>
          </table:table-cell>
          <table:table-cell office:value-type="float" office:value="116775" calcext:value-type="float">
            <text:p>116775</text:p>
          </table:table-cell>
          <table:table-cell office:value-type="float" office:value="118585" calcext:value-type="float">
            <text:p>118585</text:p>
          </table:table-cell>
          <table:table-cell office:value-type="float" office:value="119882" calcext:value-type="float">
            <text:p>119882</text:p>
          </table:table-cell>
          <table:table-cell table:formula="of:=LEFT([.A146]; 2)" office:value-type="string" office:string-value="14" calcext:value-type="string">
            <text:p>14</text:p>
          </table:table-cell>
          <table:table-cell table:formula="of:=RIGHT([.A146]; 2)" office:value-type="string" office:string-value="08" calcext:value-type="string">
            <text:p>08</text:p>
          </table:table-cell>
          <table:table-cell table:formula="of:=IF(INT([.I146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09</text:p>
          </table:table-cell>
          <table:table-cell office:value-type="float" office:value="35063" calcext:value-type="float">
            <text:p>35063</text:p>
          </table:table-cell>
          <table:table-cell office:value-type="float" office:value="34843" calcext:value-type="float">
            <text:p>34843</text:p>
          </table:table-cell>
          <table:table-cell office:value-type="float" office:value="34496" calcext:value-type="float">
            <text:p>34496</text:p>
          </table:table-cell>
          <table:table-cell office:value-type="float" office:value="34214" calcext:value-type="float">
            <text:p>34214</text:p>
          </table:table-cell>
          <table:table-cell office:value-type="float" office:value="33874" calcext:value-type="float">
            <text:p>33874</text:p>
          </table:table-cell>
          <table:table-cell office:value-type="float" office:value="33598" calcext:value-type="float">
            <text:p>33598</text:p>
          </table:table-cell>
          <table:table-cell table:formula="of:=LEFT([.A147]; 2)" office:value-type="string" office:string-value="14" calcext:value-type="string">
            <text:p>14</text:p>
          </table:table-cell>
          <table:table-cell table:formula="of:=RIGHT([.A147]; 2)" office:value-type="string" office:string-value="09" calcext:value-type="string">
            <text:p>09</text:p>
          </table:table-cell>
          <table:table-cell table:formula="of:=IF(INT([.I147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10</text:p>
          </table:table-cell>
          <table:table-cell office:value-type="float" office:value="31775" calcext:value-type="float">
            <text:p>31775</text:p>
          </table:table-cell>
          <table:table-cell office:value-type="float" office:value="31544" calcext:value-type="float">
            <text:p>31544</text:p>
          </table:table-cell>
          <table:table-cell office:value-type="float" office:value="31335" calcext:value-type="float">
            <text:p>31335</text:p>
          </table:table-cell>
          <table:table-cell office:value-type="float" office:value="31023" calcext:value-type="float">
            <text:p>31023</text:p>
          </table:table-cell>
          <table:table-cell office:value-type="float" office:value="30774" calcext:value-type="float">
            <text:p>30774</text:p>
          </table:table-cell>
          <table:table-cell office:value-type="float" office:value="30556" calcext:value-type="float">
            <text:p>30556</text:p>
          </table:table-cell>
          <table:table-cell table:formula="of:=LEFT([.A148]; 2)" office:value-type="string" office:string-value="14" calcext:value-type="string">
            <text:p>14</text:p>
          </table:table-cell>
          <table:table-cell table:formula="of:=RIGHT([.A148]; 2)" office:value-type="string" office:string-value="10" calcext:value-type="string">
            <text:p>10</text:p>
          </table:table-cell>
          <table:table-cell table:formula="of:=IF(INT([.I148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11</text:p>
          </table:table-cell>
          <table:table-cell office:value-type="float" office:value="46014" calcext:value-type="float">
            <text:p>46014</text:p>
          </table:table-cell>
          <table:table-cell office:value-type="float" office:value="45825" calcext:value-type="float">
            <text:p>45825</text:p>
          </table:table-cell>
          <table:table-cell office:value-type="float" office:value="45580" calcext:value-type="float">
            <text:p>45580</text:p>
          </table:table-cell>
          <table:table-cell office:value-type="float" office:value="45247" calcext:value-type="float">
            <text:p>45247</text:p>
          </table:table-cell>
          <table:table-cell office:value-type="float" office:value="44892" calcext:value-type="float">
            <text:p>44892</text:p>
          </table:table-cell>
          <table:table-cell office:value-type="float" office:value="44438" calcext:value-type="float">
            <text:p>44438</text:p>
          </table:table-cell>
          <table:table-cell table:formula="of:=LEFT([.A149]; 2)" office:value-type="string" office:string-value="14" calcext:value-type="string">
            <text:p>14</text:p>
          </table:table-cell>
          <table:table-cell table:formula="of:=RIGHT([.A149]; 2)" office:value-type="string" office:string-value="11" calcext:value-type="string">
            <text:p>11</text:p>
          </table:table-cell>
          <table:table-cell table:formula="of:=IF(INT([.I14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12</text:p>
          </table:table-cell>
          <table:table-cell office:value-type="float" office:value="151520" calcext:value-type="float">
            <text:p>151520</text:p>
          </table:table-cell>
          <table:table-cell office:value-type="float" office:value="152268" calcext:value-type="float">
            <text:p>152268</text:p>
          </table:table-cell>
          <table:table-cell office:value-type="float" office:value="152945" calcext:value-type="float">
            <text:p>152945</text:p>
          </table:table-cell>
          <table:table-cell office:value-type="float" office:value="153824" calcext:value-type="float">
            <text:p>153824</text:p>
          </table:table-cell>
          <table:table-cell office:value-type="float" office:value="154526" calcext:value-type="float">
            <text:p>154526</text:p>
          </table:table-cell>
          <table:table-cell office:value-type="float" office:value="154951" calcext:value-type="float">
            <text:p>154951</text:p>
          </table:table-cell>
          <table:table-cell table:formula="of:=LEFT([.A150]; 2)" office:value-type="string" office:string-value="14" calcext:value-type="string">
            <text:p>14</text:p>
          </table:table-cell>
          <table:table-cell table:formula="of:=RIGHT([.A150]; 2)" office:value-type="string" office:string-value="12" calcext:value-type="string">
            <text:p>12</text:p>
          </table:table-cell>
          <table:table-cell table:formula="of:=IF(INT([.I15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13</text:p>
          </table:table-cell>
          <table:table-cell office:value-type="float" office:value="73758" calcext:value-type="float">
            <text:p>73758</text:p>
          </table:table-cell>
          <table:table-cell office:value-type="float" office:value="73700" calcext:value-type="float">
            <text:p>73700</text:p>
          </table:table-cell>
          <table:table-cell office:value-type="float" office:value="73376" calcext:value-type="float">
            <text:p>73376</text:p>
          </table:table-cell>
          <table:table-cell office:value-type="float" office:value="73102" calcext:value-type="float">
            <text:p>73102</text:p>
          </table:table-cell>
          <table:table-cell office:value-type="float" office:value="72626" calcext:value-type="float">
            <text:p>72626</text:p>
          </table:table-cell>
          <table:table-cell office:value-type="float" office:value="72269" calcext:value-type="float">
            <text:p>72269</text:p>
          </table:table-cell>
          <table:table-cell table:formula="of:=LEFT([.A151]; 2)" office:value-type="string" office:string-value="14" calcext:value-type="string">
            <text:p>14</text:p>
          </table:table-cell>
          <table:table-cell table:formula="of:=RIGHT([.A151]; 2)" office:value-type="string" office:string-value="13" calcext:value-type="string">
            <text:p>13</text:p>
          </table:table-cell>
          <table:table-cell table:formula="of:=IF(INT([.I15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14</text:p>
          </table:table-cell>
          <table:table-cell office:value-type="float" office:value="78810" calcext:value-type="float">
            <text:p>78810</text:p>
          </table:table-cell>
          <table:table-cell office:value-type="float" office:value="79024" calcext:value-type="float">
            <text:p>79024</text:p>
          </table:table-cell>
          <table:table-cell office:value-type="float" office:value="79298" calcext:value-type="float">
            <text:p>79298</text:p>
          </table:table-cell>
          <table:table-cell office:value-type="float" office:value="79291" calcext:value-type="float">
            <text:p>79291</text:p>
          </table:table-cell>
          <table:table-cell office:value-type="float" office:value="79378" calcext:value-type="float">
            <text:p>79378</text:p>
          </table:table-cell>
          <table:table-cell office:value-type="float" office:value="79265" calcext:value-type="float">
            <text:p>79265</text:p>
          </table:table-cell>
          <table:table-cell table:formula="of:=LEFT([.A152]; 2)" office:value-type="string" office:string-value="14" calcext:value-type="string">
            <text:p>14</text:p>
          </table:table-cell>
          <table:table-cell table:formula="of:=RIGHT([.A152]; 2)" office:value-type="string" office:string-value="14" calcext:value-type="string">
            <text:p>14</text:p>
          </table:table-cell>
          <table:table-cell table:formula="of:=IF(INT([.I152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15</text:p>
          </table:table-cell>
          <table:table-cell office:value-type="float" office:value="88378" calcext:value-type="float">
            <text:p>88378</text:p>
          </table:table-cell>
          <table:table-cell office:value-type="float" office:value="88791" calcext:value-type="float">
            <text:p>88791</text:p>
          </table:table-cell>
          <table:table-cell office:value-type="float" office:value="88708" calcext:value-type="float">
            <text:p>88708</text:p>
          </table:table-cell>
          <table:table-cell office:value-type="float" office:value="88735" calcext:value-type="float">
            <text:p>88735</text:p>
          </table:table-cell>
          <table:table-cell office:value-type="float" office:value="88654" calcext:value-type="float">
            <text:p>88654</text:p>
          </table:table-cell>
          <table:table-cell office:value-type="float" office:value="88497" calcext:value-type="float">
            <text:p>88497</text:p>
          </table:table-cell>
          <table:table-cell table:formula="of:=LEFT([.A153]; 2)" office:value-type="string" office:string-value="14" calcext:value-type="string">
            <text:p>14</text:p>
          </table:table-cell>
          <table:table-cell table:formula="of:=RIGHT([.A153]; 2)" office:value-type="string" office:string-value="15" calcext:value-type="string">
            <text:p>15</text:p>
          </table:table-cell>
          <table:table-cell table:formula="of:=IF(INT([.I15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16</text:p>
          </table:table-cell>
          <table:table-cell office:value-type="float" office:value="73911" calcext:value-type="float">
            <text:p>73911</text:p>
          </table:table-cell>
          <table:table-cell office:value-type="float" office:value="73562" calcext:value-type="float">
            <text:p>73562</text:p>
          </table:table-cell>
          <table:table-cell office:value-type="float" office:value="73284" calcext:value-type="float">
            <text:p>73284</text:p>
          </table:table-cell>
          <table:table-cell office:value-type="float" office:value="72782" calcext:value-type="float">
            <text:p>72782</text:p>
          </table:table-cell>
          <table:table-cell office:value-type="float" office:value="72328" calcext:value-type="float">
            <text:p>72328</text:p>
          </table:table-cell>
          <table:table-cell office:value-type="float" office:value="71790" calcext:value-type="float">
            <text:p>71790</text:p>
          </table:table-cell>
          <table:table-cell table:formula="of:=LEFT([.A154]; 2)" office:value-type="string" office:string-value="14" calcext:value-type="string">
            <text:p>14</text:p>
          </table:table-cell>
          <table:table-cell table:formula="of:=RIGHT([.A154]; 2)" office:value-type="string" office:string-value="16" calcext:value-type="string">
            <text:p>16</text:p>
          </table:table-cell>
          <table:table-cell table:formula="of:=IF(INT([.I154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17</text:p>
          </table:table-cell>
          <table:table-cell office:value-type="float" office:value="123120" calcext:value-type="float">
            <text:p>123120</text:p>
          </table:table-cell>
          <table:table-cell office:value-type="float" office:value="123443" calcext:value-type="float">
            <text:p>123443</text:p>
          </table:table-cell>
          <table:table-cell office:value-type="float" office:value="123770" calcext:value-type="float">
            <text:p>123770</text:p>
          </table:table-cell>
          <table:table-cell office:value-type="float" office:value="124036" calcext:value-type="float">
            <text:p>124036</text:p>
          </table:table-cell>
          <table:table-cell office:value-type="float" office:value="124352" calcext:value-type="float">
            <text:p>124352</text:p>
          </table:table-cell>
          <table:table-cell office:value-type="float" office:value="124283" calcext:value-type="float">
            <text:p>124283</text:p>
          </table:table-cell>
          <table:table-cell table:formula="of:=LEFT([.A155]; 2)" office:value-type="string" office:string-value="14" calcext:value-type="string">
            <text:p>14</text:p>
          </table:table-cell>
          <table:table-cell table:formula="of:=RIGHT([.A155]; 2)" office:value-type="string" office:string-value="17" calcext:value-type="string">
            <text:p>17</text:p>
          </table:table-cell>
          <table:table-cell table:formula="of:=IF(INT([.I155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18</text:p>
          </table:table-cell>
          <table:table-cell office:value-type="float" office:value="177007" calcext:value-type="float">
            <text:p>177007</text:p>
          </table:table-cell>
          <table:table-cell office:value-type="float" office:value="179496" calcext:value-type="float">
            <text:p>179496</text:p>
          </table:table-cell>
          <table:table-cell office:value-type="float" office:value="182076" calcext:value-type="float">
            <text:p>182076</text:p>
          </table:table-cell>
          <table:table-cell office:value-type="float" office:value="184951" calcext:value-type="float">
            <text:p>184951</text:p>
          </table:table-cell>
          <table:table-cell office:value-type="float" office:value="188281" calcext:value-type="float">
            <text:p>188281</text:p>
          </table:table-cell>
          <table:table-cell office:value-type="float" office:value="190606" calcext:value-type="float">
            <text:p>190606</text:p>
          </table:table-cell>
          <table:table-cell table:formula="of:=LEFT([.A156]; 2)" office:value-type="string" office:string-value="14" calcext:value-type="string">
            <text:p>14</text:p>
          </table:table-cell>
          <table:table-cell table:formula="of:=RIGHT([.A156]; 2)" office:value-type="string" office:string-value="18" calcext:value-type="string">
            <text:p>18</text:p>
          </table:table-cell>
          <table:table-cell table:formula="of:=IF(INT([.I156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19</text:p>
          </table:table-cell>
          <table:table-cell office:value-type="float" office:value="111038" calcext:value-type="float">
            <text:p>111038</text:p>
          </table:table-cell>
          <table:table-cell office:value-type="float" office:value="111170" calcext:value-type="float">
            <text:p>111170</text:p>
          </table:table-cell>
          <table:table-cell office:value-type="float" office:value="111226" calcext:value-type="float">
            <text:p>111226</text:p>
          </table:table-cell>
          <table:table-cell office:value-type="float" office:value="111088" calcext:value-type="float">
            <text:p>111088</text:p>
          </table:table-cell>
          <table:table-cell office:value-type="float" office:value="110952" calcext:value-type="float">
            <text:p>110952</text:p>
          </table:table-cell>
          <table:table-cell office:value-type="float" office:value="110742" calcext:value-type="float">
            <text:p>110742</text:p>
          </table:table-cell>
          <table:table-cell table:formula="of:=LEFT([.A157]; 2)" office:value-type="string" office:string-value="14" calcext:value-type="string">
            <text:p>14</text:p>
          </table:table-cell>
          <table:table-cell table:formula="of:=RIGHT([.A157]; 2)" office:value-type="string" office:string-value="19" calcext:value-type="string">
            <text:p>19</text:p>
          </table:table-cell>
          <table:table-cell table:formula="of:=IF(INT([.I157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20</text:p>
          </table:table-cell>
          <table:table-cell office:value-type="float" office:value="88270" calcext:value-type="float">
            <text:p>88270</text:p>
          </table:table-cell>
          <table:table-cell office:value-type="float" office:value="87903" calcext:value-type="float">
            <text:p>87903</text:p>
          </table:table-cell>
          <table:table-cell office:value-type="float" office:value="87662" calcext:value-type="float">
            <text:p>87662</text:p>
          </table:table-cell>
          <table:table-cell office:value-type="float" office:value="87409" calcext:value-type="float">
            <text:p>87409</text:p>
          </table:table-cell>
          <table:table-cell office:value-type="float" office:value="87054" calcext:value-type="float">
            <text:p>87054</text:p>
          </table:table-cell>
          <table:table-cell office:value-type="float" office:value="86671" calcext:value-type="float">
            <text:p>86671</text:p>
          </table:table-cell>
          <table:table-cell table:formula="of:=LEFT([.A158]; 2)" office:value-type="string" office:string-value="14" calcext:value-type="string">
            <text:p>14</text:p>
          </table:table-cell>
          <table:table-cell table:formula="of:=RIGHT([.A158]; 2)" office:value-type="string" office:string-value="20" calcext:value-type="string">
            <text:p>20</text:p>
          </table:table-cell>
          <table:table-cell table:formula="of:=IF(INT([.I158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21</text:p>
          </table:table-cell>
          <table:table-cell office:value-type="float" office:value="160776" calcext:value-type="float">
            <text:p>160776</text:p>
          </table:table-cell>
          <table:table-cell office:value-type="float" office:value="161645" calcext:value-type="float">
            <text:p>161645</text:p>
          </table:table-cell>
          <table:table-cell office:value-type="float" office:value="162922" calcext:value-type="float">
            <text:p>162922</text:p>
          </table:table-cell>
          <table:table-cell office:value-type="float" office:value="164240" calcext:value-type="float">
            <text:p>164240</text:p>
          </table:table-cell>
          <table:table-cell office:value-type="float" office:value="165912" calcext:value-type="float">
            <text:p>165912</text:p>
          </table:table-cell>
          <table:table-cell office:value-type="float" office:value="166679" calcext:value-type="float">
            <text:p>166679</text:p>
          </table:table-cell>
          <table:table-cell table:formula="of:=LEFT([.A159]; 2)" office:value-type="string" office:string-value="14" calcext:value-type="string">
            <text:p>14</text:p>
          </table:table-cell>
          <table:table-cell table:formula="of:=RIGHT([.A159]; 2)" office:value-type="string" office:string-value="21" calcext:value-type="string">
            <text:p>21</text:p>
          </table:table-cell>
          <table:table-cell table:formula="of:=IF(INT([.I15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22</text:p>
          </table:table-cell>
          <table:table-cell office:value-type="float" office:value="53253" calcext:value-type="float">
            <text:p>53253</text:p>
          </table:table-cell>
          <table:table-cell office:value-type="float" office:value="53014" calcext:value-type="float">
            <text:p>53014</text:p>
          </table:table-cell>
          <table:table-cell office:value-type="float" office:value="52884" calcext:value-type="float">
            <text:p>52884</text:p>
          </table:table-cell>
          <table:table-cell office:value-type="float" office:value="52824" calcext:value-type="float">
            <text:p>52824</text:p>
          </table:table-cell>
          <table:table-cell office:value-type="float" office:value="52511" calcext:value-type="float">
            <text:p>52511</text:p>
          </table:table-cell>
          <table:table-cell office:value-type="float" office:value="52101" calcext:value-type="float">
            <text:p>52101</text:p>
          </table:table-cell>
          <table:table-cell table:formula="of:=LEFT([.A160]; 2)" office:value-type="string" office:string-value="14" calcext:value-type="string">
            <text:p>14</text:p>
          </table:table-cell>
          <table:table-cell table:formula="of:=RIGHT([.A160]; 2)" office:value-type="string" office:string-value="22" calcext:value-type="string">
            <text:p>22</text:p>
          </table:table-cell>
          <table:table-cell table:formula="of:=IF(INT([.I16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23</text:p>
          </table:table-cell>
          <table:table-cell office:value-type="float" office:value="42571" calcext:value-type="float">
            <text:p>42571</text:p>
          </table:table-cell>
          <table:table-cell office:value-type="float" office:value="42417" calcext:value-type="float">
            <text:p>42417</text:p>
          </table:table-cell>
          <table:table-cell office:value-type="float" office:value="42116" calcext:value-type="float">
            <text:p>42116</text:p>
          </table:table-cell>
          <table:table-cell office:value-type="float" office:value="41922" calcext:value-type="float">
            <text:p>41922</text:p>
          </table:table-cell>
          <table:table-cell office:value-type="float" office:value="41455" calcext:value-type="float">
            <text:p>41455</text:p>
          </table:table-cell>
          <table:table-cell office:value-type="float" office:value="41126" calcext:value-type="float">
            <text:p>41126</text:p>
          </table:table-cell>
          <table:table-cell table:formula="of:=LEFT([.A161]; 2)" office:value-type="string" office:string-value="14" calcext:value-type="string">
            <text:p>14</text:p>
          </table:table-cell>
          <table:table-cell table:formula="of:=RIGHT([.A161]; 2)" office:value-type="string" office:string-value="23" calcext:value-type="string">
            <text:p>23</text:p>
          </table:table-cell>
          <table:table-cell table:formula="of:=IF(INT([.I16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24</text:p>
          </table:table-cell>
          <table:table-cell office:value-type="float" office:value="51637" calcext:value-type="float">
            <text:p>51637</text:p>
          </table:table-cell>
          <table:table-cell office:value-type="float" office:value="51746" calcext:value-type="float">
            <text:p>51746</text:p>
          </table:table-cell>
          <table:table-cell office:value-type="float" office:value="51834" calcext:value-type="float">
            <text:p>51834</text:p>
          </table:table-cell>
          <table:table-cell office:value-type="float" office:value="51809" calcext:value-type="float">
            <text:p>51809</text:p>
          </table:table-cell>
          <table:table-cell office:value-type="float" office:value="51824" calcext:value-type="float">
            <text:p>51824</text:p>
          </table:table-cell>
          <table:table-cell office:value-type="float" office:value="51741" calcext:value-type="float">
            <text:p>51741</text:p>
          </table:table-cell>
          <table:table-cell table:formula="of:=LEFT([.A162]; 2)" office:value-type="string" office:string-value="14" calcext:value-type="string">
            <text:p>14</text:p>
          </table:table-cell>
          <table:table-cell table:formula="of:=RIGHT([.A162]; 2)" office:value-type="string" office:string-value="24" calcext:value-type="string">
            <text:p>24</text:p>
          </table:table-cell>
          <table:table-cell table:formula="of:=IF(INT([.I162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25</text:p>
          </table:table-cell>
          <table:table-cell office:value-type="float" office:value="151461" calcext:value-type="float">
            <text:p>151461</text:p>
          </table:table-cell>
          <table:table-cell office:value-type="float" office:value="151630" calcext:value-type="float">
            <text:p>151630</text:p>
          </table:table-cell>
          <table:table-cell office:value-type="float" office:value="151955" calcext:value-type="float">
            <text:p>151955</text:p>
          </table:table-cell>
          <table:table-cell office:value-type="float" office:value="152117" calcext:value-type="float">
            <text:p>152117</text:p>
          </table:table-cell>
          <table:table-cell office:value-type="float" office:value="152291" calcext:value-type="float">
            <text:p>152291</text:p>
          </table:table-cell>
          <table:table-cell office:value-type="float" office:value="152190" calcext:value-type="float">
            <text:p>152190</text:p>
          </table:table-cell>
          <table:table-cell table:formula="of:=LEFT([.A163]; 2)" office:value-type="string" office:string-value="14" calcext:value-type="string">
            <text:p>14</text:p>
          </table:table-cell>
          <table:table-cell table:formula="of:=RIGHT([.A163]; 2)" office:value-type="string" office:string-value="25" calcext:value-type="string">
            <text:p>25</text:p>
          </table:table-cell>
          <table:table-cell table:formula="of:=IF(INT([.I16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26</text:p>
          </table:table-cell>
          <table:table-cell office:value-type="float" office:value="81403" calcext:value-type="float">
            <text:p>81403</text:p>
          </table:table-cell>
          <table:table-cell office:value-type="float" office:value="81580" calcext:value-type="float">
            <text:p>81580</text:p>
          </table:table-cell>
          <table:table-cell office:value-type="float" office:value="81402" calcext:value-type="float">
            <text:p>81402</text:p>
          </table:table-cell>
          <table:table-cell office:value-type="float" office:value="81352" calcext:value-type="float">
            <text:p>81352</text:p>
          </table:table-cell>
          <table:table-cell office:value-type="float" office:value="81362" calcext:value-type="float">
            <text:p>81362</text:p>
          </table:table-cell>
          <table:table-cell office:value-type="float" office:value="81385" calcext:value-type="float">
            <text:p>81385</text:p>
          </table:table-cell>
          <table:table-cell table:formula="of:=LEFT([.A164]; 2)" office:value-type="string" office:string-value="14" calcext:value-type="string">
            <text:p>14</text:p>
          </table:table-cell>
          <table:table-cell table:formula="of:=RIGHT([.A164]; 2)" office:value-type="string" office:string-value="26" calcext:value-type="string">
            <text:p>26</text:p>
          </table:table-cell>
          <table:table-cell table:formula="of:=IF(INT([.I164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27</text:p>
          </table:table-cell>
          <table:table-cell office:value-type="float" office:value="52980" calcext:value-type="float">
            <text:p>52980</text:p>
          </table:table-cell>
          <table:table-cell office:value-type="float" office:value="52721" calcext:value-type="float">
            <text:p>52721</text:p>
          </table:table-cell>
          <table:table-cell office:value-type="float" office:value="52559" calcext:value-type="float">
            <text:p>52559</text:p>
          </table:table-cell>
          <table:table-cell office:value-type="float" office:value="52196" calcext:value-type="float">
            <text:p>52196</text:p>
          </table:table-cell>
          <table:table-cell office:value-type="float" office:value="51954" calcext:value-type="float">
            <text:p>51954</text:p>
          </table:table-cell>
          <table:table-cell office:value-type="float" office:value="51534" calcext:value-type="float">
            <text:p>51534</text:p>
          </table:table-cell>
          <table:table-cell table:formula="of:=LEFT([.A165]; 2)" office:value-type="string" office:string-value="14" calcext:value-type="string">
            <text:p>14</text:p>
          </table:table-cell>
          <table:table-cell table:formula="of:=RIGHT([.A165]; 2)" office:value-type="string" office:string-value="27" calcext:value-type="string">
            <text:p>27</text:p>
          </table:table-cell>
          <table:table-cell table:formula="of:=IF(INT([.I165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28</text:p>
          </table:table-cell>
          <table:table-cell office:value-type="float" office:value="85167" calcext:value-type="float">
            <text:p>85167</text:p>
          </table:table-cell>
          <table:table-cell table:number-columns-repeated="2" office:value-type="float" office:value="85175" calcext:value-type="float">
            <text:p>85175</text:p>
          </table:table-cell>
          <table:table-cell office:value-type="float" office:value="85105" calcext:value-type="float">
            <text:p>85105</text:p>
          </table:table-cell>
          <table:table-cell office:value-type="float" office:value="85045" calcext:value-type="float">
            <text:p>85045</text:p>
          </table:table-cell>
          <table:table-cell office:value-type="float" office:value="84804" calcext:value-type="float">
            <text:p>84804</text:p>
          </table:table-cell>
          <table:table-cell table:formula="of:=LEFT([.A166]; 2)" office:value-type="string" office:string-value="14" calcext:value-type="string">
            <text:p>14</text:p>
          </table:table-cell>
          <table:table-cell table:formula="of:=RIGHT([.A166]; 2)" office:value-type="string" office:string-value="28" calcext:value-type="string">
            <text:p>28</text:p>
          </table:table-cell>
          <table:table-cell table:formula="of:=IF(INT([.I166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29</text:p>
          </table:table-cell>
          <table:table-cell office:value-type="float" office:value="55152" calcext:value-type="float">
            <text:p>55152</text:p>
          </table:table-cell>
          <table:table-cell office:value-type="float" office:value="54874" calcext:value-type="float">
            <text:p>54874</text:p>
          </table:table-cell>
          <table:table-cell office:value-type="float" office:value="54604" calcext:value-type="float">
            <text:p>54604</text:p>
          </table:table-cell>
          <table:table-cell office:value-type="float" office:value="54217" calcext:value-type="float">
            <text:p>54217</text:p>
          </table:table-cell>
          <table:table-cell office:value-type="float" office:value="53804" calcext:value-type="float">
            <text:p>53804</text:p>
          </table:table-cell>
          <table:table-cell office:value-type="float" office:value="53294" calcext:value-type="float">
            <text:p>53294</text:p>
          </table:table-cell>
          <table:table-cell table:formula="of:=LEFT([.A167]; 2)" office:value-type="string" office:string-value="14" calcext:value-type="string">
            <text:p>14</text:p>
          </table:table-cell>
          <table:table-cell table:formula="of:=RIGHT([.A167]; 2)" office:value-type="string" office:string-value="29" calcext:value-type="string">
            <text:p>29</text:p>
          </table:table-cell>
          <table:table-cell table:formula="of:=IF(INT([.I167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0</text:p>
          </table:table-cell>
          <table:table-cell office:value-type="float" office:value="40241" calcext:value-type="float">
            <text:p>40241</text:p>
          </table:table-cell>
          <table:table-cell office:value-type="float" office:value="40075" calcext:value-type="float">
            <text:p>40075</text:p>
          </table:table-cell>
          <table:table-cell office:value-type="float" office:value="39938" calcext:value-type="float">
            <text:p>39938</text:p>
          </table:table-cell>
          <table:table-cell office:value-type="float" office:value="39864" calcext:value-type="float">
            <text:p>39864</text:p>
          </table:table-cell>
          <table:table-cell office:value-type="float" office:value="39672" calcext:value-type="float">
            <text:p>39672</text:p>
          </table:table-cell>
          <table:table-cell office:value-type="float" office:value="39340" calcext:value-type="float">
            <text:p>39340</text:p>
          </table:table-cell>
          <table:table-cell table:formula="of:=LEFT([.A168]; 2)" office:value-type="string" office:string-value="14" calcext:value-type="string">
            <text:p>14</text:p>
          </table:table-cell>
          <table:table-cell table:formula="of:=RIGHT([.A168]; 2)" office:value-type="string" office:string-value="30" calcext:value-type="string">
            <text:p>30</text:p>
          </table:table-cell>
          <table:table-cell table:formula="of:=IF(INT([.I168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2</text:p>
          </table:table-cell>
          <table:table-cell office:value-type="float" office:value="112957" calcext:value-type="float">
            <text:p>112957</text:p>
          </table:table-cell>
          <table:table-cell office:value-type="float" office:value="114079" calcext:value-type="float">
            <text:p>114079</text:p>
          </table:table-cell>
          <table:table-cell office:value-type="float" office:value="115466" calcext:value-type="float">
            <text:p>115466</text:p>
          </table:table-cell>
          <table:table-cell office:value-type="float" office:value="117007" calcext:value-type="float">
            <text:p>117007</text:p>
          </table:table-cell>
          <table:table-cell office:value-type="float" office:value="118613" calcext:value-type="float">
            <text:p>118613</text:p>
          </table:table-cell>
          <table:table-cell office:value-type="float" office:value="120144" calcext:value-type="float">
            <text:p>120144</text:p>
          </table:table-cell>
          <table:table-cell table:formula="of:=LEFT([.A169]; 2)" office:value-type="string" office:string-value="14" calcext:value-type="string">
            <text:p>14</text:p>
          </table:table-cell>
          <table:table-cell table:formula="of:=RIGHT([.A169]; 2)" office:value-type="string" office:string-value="32" calcext:value-type="string">
            <text:p>32</text:p>
          </table:table-cell>
          <table:table-cell table:formula="of:=IF(INT([.I16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3</text:p>
          </table:table-cell>
          <table:table-cell office:value-type="float" office:value="67005" calcext:value-type="float">
            <text:p>67005</text:p>
          </table:table-cell>
          <table:table-cell office:value-type="float" office:value="66825" calcext:value-type="float">
            <text:p>66825</text:p>
          </table:table-cell>
          <table:table-cell office:value-type="float" office:value="66508" calcext:value-type="float">
            <text:p>66508</text:p>
          </table:table-cell>
          <table:table-cell office:value-type="float" office:value="66174" calcext:value-type="float">
            <text:p>66174</text:p>
          </table:table-cell>
          <table:table-cell office:value-type="float" office:value="65822" calcext:value-type="float">
            <text:p>65822</text:p>
          </table:table-cell>
          <table:table-cell office:value-type="float" office:value="65410" calcext:value-type="float">
            <text:p>65410</text:p>
          </table:table-cell>
          <table:table-cell table:formula="of:=LEFT([.A170]; 2)" office:value-type="string" office:string-value="14" calcext:value-type="string">
            <text:p>14</text:p>
          </table:table-cell>
          <table:table-cell table:formula="of:=RIGHT([.A170]; 2)" office:value-type="string" office:string-value="33" calcext:value-type="string">
            <text:p>33</text:p>
          </table:table-cell>
          <table:table-cell table:formula="of:=IF(INT([.I17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4</text:p>
          </table:table-cell>
          <table:table-cell office:value-type="float" office:value="235043" calcext:value-type="float">
            <text:p>235043</text:p>
          </table:table-cell>
          <table:table-cell office:value-type="float" office:value="238478" calcext:value-type="float">
            <text:p>238478</text:p>
          </table:table-cell>
          <table:table-cell office:value-type="float" office:value="241890" calcext:value-type="float">
            <text:p>241890</text:p>
          </table:table-cell>
          <table:table-cell office:value-type="float" office:value="245357" calcext:value-type="float">
            <text:p>245357</text:p>
          </table:table-cell>
          <table:table-cell office:value-type="float" office:value="249299" calcext:value-type="float">
            <text:p>249299</text:p>
          </table:table-cell>
          <table:table-cell office:value-type="float" office:value="252408" calcext:value-type="float">
            <text:p>252408</text:p>
          </table:table-cell>
          <table:table-cell table:formula="of:=LEFT([.A171]; 2)" office:value-type="string" office:string-value="14" calcext:value-type="string">
            <text:p>14</text:p>
          </table:table-cell>
          <table:table-cell table:formula="of:=RIGHT([.A171]; 2)" office:value-type="string" office:string-value="34" calcext:value-type="string">
            <text:p>34</text:p>
          </table:table-cell>
          <table:table-cell table:formula="of:=IF(INT([.I17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5</text:p>
          </table:table-cell>
          <table:table-cell office:value-type="float" office:value="73951" calcext:value-type="float">
            <text:p>73951</text:p>
          </table:table-cell>
          <table:table-cell office:value-type="float" office:value="73994" calcext:value-type="float">
            <text:p>73994</text:p>
          </table:table-cell>
          <table:table-cell office:value-type="float" office:value="74020" calcext:value-type="float">
            <text:p>74020</text:p>
          </table:table-cell>
          <table:table-cell office:value-type="float" office:value="74065" calcext:value-type="float">
            <text:p>74065</text:p>
          </table:table-cell>
          <table:table-cell office:value-type="float" office:value="74220" calcext:value-type="float">
            <text:p>74220</text:p>
          </table:table-cell>
          <table:table-cell office:value-type="float" office:value="74210" calcext:value-type="float">
            <text:p>74210</text:p>
          </table:table-cell>
          <table:table-cell table:formula="of:=LEFT([.A172]; 2)" office:value-type="string" office:string-value="14" calcext:value-type="string">
            <text:p>14</text:p>
          </table:table-cell>
          <table:table-cell table:formula="of:=RIGHT([.A172]; 2)" office:value-type="string" office:string-value="35" calcext:value-type="string">
            <text:p>35</text:p>
          </table:table-cell>
          <table:table-cell table:formula="of:=IF(INT([.I172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6</text:p>
          </table:table-cell>
          <table:table-cell office:value-type="float" office:value="36761" calcext:value-type="float">
            <text:p>36761</text:p>
          </table:table-cell>
          <table:table-cell office:value-type="float" office:value="36693" calcext:value-type="float">
            <text:p>36693</text:p>
          </table:table-cell>
          <table:table-cell office:value-type="float" office:value="36606" calcext:value-type="float">
            <text:p>36606</text:p>
          </table:table-cell>
          <table:table-cell office:value-type="float" office:value="36328" calcext:value-type="float">
            <text:p>36328</text:p>
          </table:table-cell>
          <table:table-cell office:value-type="float" office:value="36166" calcext:value-type="float">
            <text:p>36166</text:p>
          </table:table-cell>
          <table:table-cell office:value-type="float" office:value="35875" calcext:value-type="float">
            <text:p>35875</text:p>
          </table:table-cell>
          <table:table-cell table:formula="of:=LEFT([.A173]; 2)" office:value-type="string" office:string-value="14" calcext:value-type="string">
            <text:p>14</text:p>
          </table:table-cell>
          <table:table-cell table:formula="of:=RIGHT([.A173]; 2)" office:value-type="string" office:string-value="36" calcext:value-type="string">
            <text:p>36</text:p>
          </table:table-cell>
          <table:table-cell table:formula="of:=IF(INT([.I17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7</text:p>
          </table:table-cell>
          <table:table-cell office:value-type="float" office:value="39736" calcext:value-type="float">
            <text:p>39736</text:p>
          </table:table-cell>
          <table:table-cell office:value-type="float" office:value="39586" calcext:value-type="float">
            <text:p>39586</text:p>
          </table:table-cell>
          <table:table-cell office:value-type="float" office:value="39263" calcext:value-type="float">
            <text:p>39263</text:p>
          </table:table-cell>
          <table:table-cell office:value-type="float" office:value="38944" calcext:value-type="float">
            <text:p>38944</text:p>
          </table:table-cell>
          <table:table-cell office:value-type="float" office:value="38515" calcext:value-type="float">
            <text:p>38515</text:p>
          </table:table-cell>
          <table:table-cell office:value-type="float" office:value="38202" calcext:value-type="float">
            <text:p>38202</text:p>
          </table:table-cell>
          <table:table-cell table:formula="of:=LEFT([.A174]; 2)" office:value-type="string" office:string-value="14" calcext:value-type="string">
            <text:p>14</text:p>
          </table:table-cell>
          <table:table-cell table:formula="of:=RIGHT([.A174]; 2)" office:value-type="string" office:string-value="37" calcext:value-type="string">
            <text:p>37</text:p>
          </table:table-cell>
          <table:table-cell table:formula="of:=IF(INT([.I174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8</text:p>
          </table:table-cell>
          <table:table-cell office:value-type="float" office:value="76138" calcext:value-type="float">
            <text:p>76138</text:p>
          </table:table-cell>
          <table:table-cell office:value-type="float" office:value="76164" calcext:value-type="float">
            <text:p>76164</text:p>
          </table:table-cell>
          <table:table-cell office:value-type="float" office:value="76056" calcext:value-type="float">
            <text:p>76056</text:p>
          </table:table-cell>
          <table:table-cell office:value-type="float" office:value="75848" calcext:value-type="float">
            <text:p>75848</text:p>
          </table:table-cell>
          <table:table-cell office:value-type="float" office:value="75749" calcext:value-type="float">
            <text:p>75749</text:p>
          </table:table-cell>
          <table:table-cell office:value-type="float" office:value="75370" calcext:value-type="float">
            <text:p>75370</text:p>
          </table:table-cell>
          <table:table-cell table:formula="of:=LEFT([.A175]; 2)" office:value-type="string" office:string-value="14" calcext:value-type="string">
            <text:p>14</text:p>
          </table:table-cell>
          <table:table-cell table:formula="of:=RIGHT([.A175]; 2)" office:value-type="string" office:string-value="38" calcext:value-type="string">
            <text:p>38</text:p>
          </table:table-cell>
          <table:table-cell table:formula="of:=IF(INT([.I175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61</text:p>
          </table:table-cell>
          <table:table-cell office:value-type="float" office:value="52571" calcext:value-type="float">
            <text:p>52571</text:p>
          </table:table-cell>
          <table:table-cell office:value-type="float" office:value="52337" calcext:value-type="float">
            <text:p>52337</text:p>
          </table:table-cell>
          <table:table-cell office:value-type="float" office:value="52451" calcext:value-type="float">
            <text:p>52451</text:p>
          </table:table-cell>
          <table:table-cell office:value-type="float" office:value="52262" calcext:value-type="float">
            <text:p>52262</text:p>
          </table:table-cell>
          <table:table-cell office:value-type="float" office:value="52055" calcext:value-type="float">
            <text:p>52055</text:p>
          </table:table-cell>
          <table:table-cell office:value-type="float" office:value="51656" calcext:value-type="float">
            <text:p>51656</text:p>
          </table:table-cell>
          <table:table-cell table:formula="of:=LEFT([.A176]; 2)" office:value-type="string" office:string-value="14" calcext:value-type="string">
            <text:p>14</text:p>
          </table:table-cell>
          <table:table-cell table:formula="of:=RIGHT([.A176]; 2)" office:value-type="string" office:string-value="61" calcext:value-type="string">
            <text:p>61</text:p>
          </table:table-cell>
          <table:table-cell table:formula="of:=IF(INT([.I176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62</text:p>
          </table:table-cell>
          <table:table-cell office:value-type="float" office:value="121731" calcext:value-type="float">
            <text:p>121731</text:p>
          </table:table-cell>
          <table:table-cell office:value-type="float" office:value="121295" calcext:value-type="float">
            <text:p>121295</text:p>
          </table:table-cell>
          <table:table-cell office:value-type="float" office:value="120787" calcext:value-type="float">
            <text:p>120787</text:p>
          </table:table-cell>
          <table:table-cell office:value-type="float" office:value="120000" calcext:value-type="float">
            <text:p>120000</text:p>
          </table:table-cell>
          <table:table-cell office:value-type="float" office:value="119425" calcext:value-type="float">
            <text:p>119425</text:p>
          </table:table-cell>
          <table:table-cell office:value-type="float" office:value="118268" calcext:value-type="float">
            <text:p>118268</text:p>
          </table:table-cell>
          <table:table-cell table:formula="of:=LEFT([.A177]; 2)" office:value-type="string" office:string-value="14" calcext:value-type="string">
            <text:p>14</text:p>
          </table:table-cell>
          <table:table-cell table:formula="of:=RIGHT([.A177]; 2)" office:value-type="string" office:string-value="62" calcext:value-type="string">
            <text:p>62</text:p>
          </table:table-cell>
          <table:table-cell table:formula="of:=IF(INT([.I177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63</text:p>
          </table:table-cell>
          <table:table-cell office:value-type="float" office:value="216159" calcext:value-type="float">
            <text:p>216159</text:p>
          </table:table-cell>
          <table:table-cell office:value-type="float" office:value="215020" calcext:value-type="float">
            <text:p>215020</text:p>
          </table:table-cell>
          <table:table-cell office:value-type="float" office:value="214566" calcext:value-type="float">
            <text:p>214566</text:p>
          </table:table-cell>
          <table:table-cell office:value-type="float" office:value="213029" calcext:value-type="float">
            <text:p>213029</text:p>
          </table:table-cell>
          <table:table-cell office:value-type="float" office:value="211371" calcext:value-type="float">
            <text:p>211371</text:p>
          </table:table-cell>
          <table:table-cell office:value-type="float" office:value="209296" calcext:value-type="float">
            <text:p>209296</text:p>
          </table:table-cell>
          <table:table-cell table:formula="of:=LEFT([.A178]; 2)" office:value-type="string" office:string-value="14" calcext:value-type="string">
            <text:p>14</text:p>
          </table:table-cell>
          <table:table-cell table:formula="of:=RIGHT([.A178]; 2)" office:value-type="string" office:string-value="63" calcext:value-type="string">
            <text:p>63</text:p>
          </table:table-cell>
          <table:table-cell table:formula="of:=IF(INT([.I178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64</text:p>
          </table:table-cell>
          <table:table-cell office:value-type="float" office:value="76942" calcext:value-type="float">
            <text:p>76942</text:p>
          </table:table-cell>
          <table:table-cell office:value-type="float" office:value="77020" calcext:value-type="float">
            <text:p>77020</text:p>
          </table:table-cell>
          <table:table-cell office:value-type="float" office:value="77653" calcext:value-type="float">
            <text:p>77653</text:p>
          </table:table-cell>
          <table:table-cell office:value-type="float" office:value="77872" calcext:value-type="float">
            <text:p>77872</text:p>
          </table:table-cell>
          <table:table-cell office:value-type="float" office:value="78185" calcext:value-type="float">
            <text:p>78185</text:p>
          </table:table-cell>
          <table:table-cell office:value-type="float" office:value="77813" calcext:value-type="float">
            <text:p>77813</text:p>
          </table:table-cell>
          <table:table-cell table:formula="of:=LEFT([.A179]; 2)" office:value-type="string" office:string-value="14" calcext:value-type="string">
            <text:p>14</text:p>
          </table:table-cell>
          <table:table-cell table:formula="of:=RIGHT([.A179]; 2)" office:value-type="string" office:string-value="64" calcext:value-type="string">
            <text:p>64</text:p>
          </table:table-cell>
          <table:table-cell table:formula="of:=IF(INT([.I179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65</text:p>
          </table:table-cell>
          <table:table-cell office:value-type="float" office:value="1744351" calcext:value-type="float">
            <text:p>1744351</text:p>
          </table:table-cell>
          <table:table-cell office:value-type="float" office:value="1753977" calcext:value-type="float">
            <text:p>1753977</text:p>
          </table:table-cell>
          <table:table-cell office:value-type="float" office:value="1764615" calcext:value-type="float">
            <text:p>1764615</text:p>
          </table:table-cell>
          <table:table-cell office:value-type="float" office:value="1777972" calcext:value-type="float">
            <text:p>1777972</text:p>
          </table:table-cell>
          <table:table-cell office:value-type="float" office:value="1790658" calcext:value-type="float">
            <text:p>1790658</text:p>
          </table:table-cell>
          <table:table-cell office:value-type="float" office:value="1794166" calcext:value-type="float">
            <text:p>1794166</text:p>
          </table:table-cell>
          <table:table-cell table:formula="of:=LEFT([.A180]; 2)" office:value-type="string" office:string-value="14" calcext:value-type="string">
            <text:p>14</text:p>
          </table:table-cell>
          <table:table-cell table:formula="of:=RIGHT([.A180]; 2)" office:value-type="string" office:string-value="65" calcext:value-type="string">
            <text:p>65</text:p>
          </table:table-cell>
          <table:table-cell table:formula="of:=IF(INT([.I180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01</text:p>
          </table:table-cell>
          <table:table-cell office:value-type="float" office:value="91191" calcext:value-type="float">
            <text:p>91191</text:p>
          </table:table-cell>
          <table:table-cell office:value-type="float" office:value="90771" calcext:value-type="float">
            <text:p>90771</text:p>
          </table:table-cell>
          <table:table-cell office:value-type="float" office:value="90493" calcext:value-type="float">
            <text:p>90493</text:p>
          </table:table-cell>
          <table:table-cell office:value-type="float" office:value="90275" calcext:value-type="float">
            <text:p>90275</text:p>
          </table:table-cell>
          <table:table-cell office:value-type="float" office:value="89804" calcext:value-type="float">
            <text:p>89804</text:p>
          </table:table-cell>
          <table:table-cell office:value-type="float" office:value="89282" calcext:value-type="float">
            <text:p>89282</text:p>
          </table:table-cell>
          <table:table-cell table:formula="of:=LEFT([.A181]; 2)" office:value-type="string" office:string-value="16" calcext:value-type="string">
            <text:p>16</text:p>
          </table:table-cell>
          <table:table-cell table:formula="of:=RIGHT([.A181]; 2)" office:value-type="string" office:string-value="01" calcext:value-type="string">
            <text:p>01</text:p>
          </table:table-cell>
          <table:table-cell table:formula="of:=IF(INT([.I18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02</text:p>
          </table:table-cell>
          <table:table-cell office:value-type="float" office:value="46892" calcext:value-type="float">
            <text:p>46892</text:p>
          </table:table-cell>
          <table:table-cell office:value-type="float" office:value="46445" calcext:value-type="float">
            <text:p>46445</text:p>
          </table:table-cell>
          <table:table-cell office:value-type="float" office:value="46209" calcext:value-type="float">
            <text:p>46209</text:p>
          </table:table-cell>
          <table:table-cell office:value-type="float" office:value="45883" calcext:value-type="float">
            <text:p>45883</text:p>
          </table:table-cell>
          <table:table-cell office:value-type="float" office:value="45552" calcext:value-type="float">
            <text:p>45552</text:p>
          </table:table-cell>
          <table:table-cell office:value-type="float" office:value="45015" calcext:value-type="float">
            <text:p>45015</text:p>
          </table:table-cell>
          <table:table-cell table:formula="of:=LEFT([.A182]; 2)" office:value-type="string" office:string-value="16" calcext:value-type="string">
            <text:p>16</text:p>
          </table:table-cell>
          <table:table-cell table:formula="of:=RIGHT([.A182]; 2)" office:value-type="string" office:string-value="02" calcext:value-type="string">
            <text:p>02</text:p>
          </table:table-cell>
          <table:table-cell table:formula="of:=IF(INT([.I182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03</text:p>
          </table:table-cell>
          <table:table-cell office:value-type="float" office:value="96139" calcext:value-type="float">
            <text:p>96139</text:p>
          </table:table-cell>
          <table:table-cell office:value-type="float" office:value="95750" calcext:value-type="float">
            <text:p>95750</text:p>
          </table:table-cell>
          <table:table-cell office:value-type="float" office:value="95236" calcext:value-type="float">
            <text:p>95236</text:p>
          </table:table-cell>
          <table:table-cell office:value-type="float" office:value="94487" calcext:value-type="float">
            <text:p>94487</text:p>
          </table:table-cell>
          <table:table-cell office:value-type="float" office:value="93880" calcext:value-type="float">
            <text:p>93880</text:p>
          </table:table-cell>
          <table:table-cell office:value-type="float" office:value="93001" calcext:value-type="float">
            <text:p>93001</text:p>
          </table:table-cell>
          <table:table-cell table:formula="of:=LEFT([.A183]; 2)" office:value-type="string" office:string-value="16" calcext:value-type="string">
            <text:p>16</text:p>
          </table:table-cell>
          <table:table-cell table:formula="of:=RIGHT([.A183]; 2)" office:value-type="string" office:string-value="03" calcext:value-type="string">
            <text:p>03</text:p>
          </table:table-cell>
          <table:table-cell table:formula="of:=IF(INT([.I18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04</text:p>
          </table:table-cell>
          <table:table-cell office:value-type="float" office:value="66707" calcext:value-type="float">
            <text:p>66707</text:p>
          </table:table-cell>
          <table:table-cell office:value-type="float" office:value="66446" calcext:value-type="float">
            <text:p>66446</text:p>
          </table:table-cell>
          <table:table-cell office:value-type="float" office:value="66189" calcext:value-type="float">
            <text:p>66189</text:p>
          </table:table-cell>
          <table:table-cell office:value-type="float" office:value="65837" calcext:value-type="float">
            <text:p>65837</text:p>
          </table:table-cell>
          <table:table-cell office:value-type="float" office:value="65470" calcext:value-type="float">
            <text:p>65470</text:p>
          </table:table-cell>
          <table:table-cell office:value-type="float" office:value="65026" calcext:value-type="float">
            <text:p>65026</text:p>
          </table:table-cell>
          <table:table-cell table:formula="of:=LEFT([.A184]; 2)" office:value-type="string" office:string-value="16" calcext:value-type="string">
            <text:p>16</text:p>
          </table:table-cell>
          <table:table-cell table:formula="of:=RIGHT([.A184]; 2)" office:value-type="string" office:string-value="04" calcext:value-type="string">
            <text:p>04</text:p>
          </table:table-cell>
          <table:table-cell table:formula="of:=IF(INT([.I184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05</text:p>
          </table:table-cell>
          <table:table-cell office:value-type="float" office:value="64599" calcext:value-type="float">
            <text:p>64599</text:p>
          </table:table-cell>
          <table:table-cell office:value-type="float" office:value="64373" calcext:value-type="float">
            <text:p>64373</text:p>
          </table:table-cell>
          <table:table-cell office:value-type="float" office:value="64227" calcext:value-type="float">
            <text:p>64227</text:p>
          </table:table-cell>
          <table:table-cell office:value-type="float" office:value="63942" calcext:value-type="float">
            <text:p>63942</text:p>
          </table:table-cell>
          <table:table-cell office:value-type="float" office:value="63747" calcext:value-type="float">
            <text:p>63747</text:p>
          </table:table-cell>
          <table:table-cell office:value-type="float" office:value="63196" calcext:value-type="float">
            <text:p>63196</text:p>
          </table:table-cell>
          <table:table-cell table:formula="of:=LEFT([.A185]; 2)" office:value-type="string" office:string-value="16" calcext:value-type="string">
            <text:p>16</text:p>
          </table:table-cell>
          <table:table-cell table:formula="of:=RIGHT([.A185]; 2)" office:value-type="string" office:string-value="05" calcext:value-type="string">
            <text:p>05</text:p>
          </table:table-cell>
          <table:table-cell table:formula="of:=IF(INT([.I185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06</text:p>
          </table:table-cell>
          <table:table-cell office:value-type="float" office:value="42615" calcext:value-type="float">
            <text:p>42615</text:p>
          </table:table-cell>
          <table:table-cell office:value-type="float" office:value="42707" calcext:value-type="float">
            <text:p>42707</text:p>
          </table:table-cell>
          <table:table-cell office:value-type="float" office:value="42677" calcext:value-type="float">
            <text:p>42677</text:p>
          </table:table-cell>
          <table:table-cell office:value-type="float" office:value="42688" calcext:value-type="float">
            <text:p>42688</text:p>
          </table:table-cell>
          <table:table-cell office:value-type="float" office:value="42634" calcext:value-type="float">
            <text:p>42634</text:p>
          </table:table-cell>
          <table:table-cell office:value-type="float" office:value="42543" calcext:value-type="float">
            <text:p>42543</text:p>
          </table:table-cell>
          <table:table-cell table:formula="of:=LEFT([.A186]; 2)" office:value-type="string" office:string-value="16" calcext:value-type="string">
            <text:p>16</text:p>
          </table:table-cell>
          <table:table-cell table:formula="of:=RIGHT([.A186]; 2)" office:value-type="string" office:string-value="06" calcext:value-type="string">
            <text:p>06</text:p>
          </table:table-cell>
          <table:table-cell table:formula="of:=IF(INT([.I186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07</text:p>
          </table:table-cell>
          <table:table-cell office:value-type="float" office:value="138969" calcext:value-type="float">
            <text:p>138969</text:p>
          </table:table-cell>
          <table:table-cell office:value-type="float" office:value="138369" calcext:value-type="float">
            <text:p>138369</text:p>
          </table:table-cell>
          <table:table-cell office:value-type="float" office:value="137819" calcext:value-type="float">
            <text:p>137819</text:p>
          </table:table-cell>
          <table:table-cell office:value-type="float" office:value="136946" calcext:value-type="float">
            <text:p>136946</text:p>
          </table:table-cell>
          <table:table-cell office:value-type="float" office:value="135948" calcext:value-type="float">
            <text:p>135948</text:p>
          </table:table-cell>
          <table:table-cell office:value-type="float" office:value="134864" calcext:value-type="float">
            <text:p>134864</text:p>
          </table:table-cell>
          <table:table-cell table:formula="of:=LEFT([.A187]; 2)" office:value-type="string" office:string-value="16" calcext:value-type="string">
            <text:p>16</text:p>
          </table:table-cell>
          <table:table-cell table:formula="of:=RIGHT([.A187]; 2)" office:value-type="string" office:string-value="07" calcext:value-type="string">
            <text:p>07</text:p>
          </table:table-cell>
          <table:table-cell table:formula="of:=IF(INT([.I187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08</text:p>
          </table:table-cell>
          <table:table-cell office:value-type="float" office:value="65306" calcext:value-type="float">
            <text:p>65306</text:p>
          </table:table-cell>
          <table:table-cell office:value-type="float" office:value="65101" calcext:value-type="float">
            <text:p>65101</text:p>
          </table:table-cell>
          <table:table-cell office:value-type="float" office:value="64848" calcext:value-type="float">
            <text:p>64848</text:p>
          </table:table-cell>
          <table:table-cell office:value-type="float" office:value="64602" calcext:value-type="float">
            <text:p>64602</text:p>
          </table:table-cell>
          <table:table-cell office:value-type="float" office:value="64293" calcext:value-type="float">
            <text:p>64293</text:p>
          </table:table-cell>
          <table:table-cell office:value-type="float" office:value="63788" calcext:value-type="float">
            <text:p>63788</text:p>
          </table:table-cell>
          <table:table-cell table:formula="of:=LEFT([.A188]; 2)" office:value-type="string" office:string-value="16" calcext:value-type="string">
            <text:p>16</text:p>
          </table:table-cell>
          <table:table-cell table:formula="of:=RIGHT([.A188]; 2)" office:value-type="string" office:string-value="08" calcext:value-type="string">
            <text:p>08</text:p>
          </table:table-cell>
          <table:table-cell table:formula="of:=IF(INT([.I188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09</text:p>
          </table:table-cell>
          <table:table-cell office:value-type="float" office:value="133048" calcext:value-type="float">
            <text:p>133048</text:p>
          </table:table-cell>
          <table:table-cell office:value-type="float" office:value="123839" calcext:value-type="float">
            <text:p>123839</text:p>
          </table:table-cell>
          <table:table-cell office:value-type="float" office:value="123612" calcext:value-type="float">
            <text:p>123612</text:p>
          </table:table-cell>
          <table:table-cell office:value-type="float" office:value="123520" calcext:value-type="float">
            <text:p>123520</text:p>
          </table:table-cell>
          <table:table-cell office:value-type="float" office:value="123726" calcext:value-type="float">
            <text:p>123726</text:p>
          </table:table-cell>
          <table:table-cell office:value-type="float" office:value="123532" calcext:value-type="float">
            <text:p>123532</text:p>
          </table:table-cell>
          <table:table-cell table:formula="of:=LEFT([.A189]; 2)" office:value-type="string" office:string-value="16" calcext:value-type="string">
            <text:p>16</text:p>
          </table:table-cell>
          <table:table-cell table:formula="of:=RIGHT([.A189]; 2)" office:value-type="string" office:string-value="09" calcext:value-type="string">
            <text:p>09</text:p>
          </table:table-cell>
          <table:table-cell table:formula="of:=IF(INT([.I18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</text:p>
          </table:table-cell>
          <table:table-cell office:value-type="float" office:value="56174" calcext:value-type="float">
            <text:p>56174</text:p>
          </table:table-cell>
          <table:table-cell office:value-type="float" office:value="55915" calcext:value-type="float">
            <text:p>55915</text:p>
          </table:table-cell>
          <table:table-cell office:value-type="float" office:value="55748" calcext:value-type="float">
            <text:p>55748</text:p>
          </table:table-cell>
          <table:table-cell office:value-type="float" office:value="55524" calcext:value-type="float">
            <text:p>55524</text:p>
          </table:table-cell>
          <table:table-cell office:value-type="float" office:value="55237" calcext:value-type="float">
            <text:p>55237</text:p>
          </table:table-cell>
          <table:table-cell office:value-type="float" office:value="54765" calcext:value-type="float">
            <text:p>54765</text:p>
          </table:table-cell>
          <table:table-cell table:formula="of:=LEFT([.A190]; 2)" office:value-type="string" office:string-value="16" calcext:value-type="string">
            <text:p>16</text:p>
          </table:table-cell>
          <table:table-cell table:formula="of:=RIGHT([.A190]; 2)" office:value-type="string" office:string-value="10" calcext:value-type="string">
            <text:p>10</text:p>
          </table:table-cell>
          <table:table-cell table:formula="of:=IF(INT([.I19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1</text:p>
          </table:table-cell>
          <table:table-cell office:value-type="float" office:value="75440" calcext:value-type="float">
            <text:p>75440</text:p>
          </table:table-cell>
          <table:table-cell office:value-type="float" office:value="75277" calcext:value-type="float">
            <text:p>75277</text:p>
          </table:table-cell>
          <table:table-cell office:value-type="float" office:value="74871" calcext:value-type="float">
            <text:p>74871</text:p>
          </table:table-cell>
          <table:table-cell office:value-type="float" office:value="74665" calcext:value-type="float">
            <text:p>74665</text:p>
          </table:table-cell>
          <table:table-cell office:value-type="float" office:value="74300" calcext:value-type="float">
            <text:p>74300</text:p>
          </table:table-cell>
          <table:table-cell office:value-type="float" office:value="73923" calcext:value-type="float">
            <text:p>73923</text:p>
          </table:table-cell>
          <table:table-cell table:formula="of:=LEFT([.A191]; 2)" office:value-type="string" office:string-value="16" calcext:value-type="string">
            <text:p>16</text:p>
          </table:table-cell>
          <table:table-cell table:formula="of:=RIGHT([.A191]; 2)" office:value-type="string" office:string-value="11" calcext:value-type="string">
            <text:p>11</text:p>
          </table:table-cell>
          <table:table-cell table:formula="of:=IF(INT([.I19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61</text:p>
          </table:table-cell>
          <table:table-cell office:value-type="float" office:value="118931" calcext:value-type="float">
            <text:p>118931</text:p>
          </table:table-cell>
          <table:table-cell office:value-type="float" office:value="128043" calcext:value-type="float">
            <text:p>128043</text:p>
          </table:table-cell>
          <table:table-cell office:value-type="float" office:value="128140" calcext:value-type="float">
            <text:p>128140</text:p>
          </table:table-cell>
          <table:table-cell office:value-type="float" office:value="128137" calcext:value-type="float">
            <text:p>128137</text:p>
          </table:table-cell>
          <table:table-cell office:value-type="float" office:value="128035" calcext:value-type="float">
            <text:p>128035</text:p>
          </table:table-cell>
          <table:table-cell office:value-type="float" office:value="127839" calcext:value-type="float">
            <text:p>127839</text:p>
          </table:table-cell>
          <table:table-cell table:formula="of:=LEFT([.A192]; 2)" office:value-type="string" office:string-value="16" calcext:value-type="string">
            <text:p>16</text:p>
          </table:table-cell>
          <table:table-cell table:formula="of:=RIGHT([.A192]; 2)" office:value-type="string" office:string-value="61" calcext:value-type="string">
            <text:p>61</text:p>
          </table:table-cell>
          <table:table-cell table:formula="of:=IF(INT([.I192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01</text:p>
          </table:table-cell>
          <table:table-cell office:value-type="float" office:value="22072" calcext:value-type="float">
            <text:p>22072</text:p>
          </table:table-cell>
          <table:table-cell office:value-type="float" office:value="21990" calcext:value-type="float">
            <text:p>21990</text:p>
          </table:table-cell>
          <table:table-cell office:value-type="float" office:value="21891" calcext:value-type="float">
            <text:p>21891</text:p>
          </table:table-cell>
          <table:table-cell office:value-type="float" office:value="21879" calcext:value-type="float">
            <text:p>21879</text:p>
          </table:table-cell>
          <table:table-cell office:value-type="float" office:value="21664" calcext:value-type="float">
            <text:p>21664</text:p>
          </table:table-cell>
          <table:table-cell office:value-type="float" office:value="21489" calcext:value-type="float">
            <text:p>21489</text:p>
          </table:table-cell>
          <table:table-cell table:formula="of:=LEFT([.A193]; 2)" office:value-type="string" office:string-value="18" calcext:value-type="string">
            <text:p>18</text:p>
          </table:table-cell>
          <table:table-cell table:formula="of:=RIGHT([.A193]; 2)" office:value-type="string" office:string-value="01" calcext:value-type="string">
            <text:p>01</text:p>
          </table:table-cell>
          <table:table-cell table:formula="of:=IF(INT([.I19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02</text:p>
          </table:table-cell>
          <table:table-cell office:value-type="float" office:value="66112" calcext:value-type="float">
            <text:p>66112</text:p>
          </table:table-cell>
          <table:table-cell office:value-type="float" office:value="65990" calcext:value-type="float">
            <text:p>65990</text:p>
          </table:table-cell>
          <table:table-cell office:value-type="float" office:value="65938" calcext:value-type="float">
            <text:p>65938</text:p>
          </table:table-cell>
          <table:table-cell office:value-type="float" office:value="65713" calcext:value-type="float">
            <text:p>65713</text:p>
          </table:table-cell>
          <table:table-cell office:value-type="float" office:value="65567" calcext:value-type="float">
            <text:p>65567</text:p>
          </table:table-cell>
          <table:table-cell office:value-type="float" office:value="65373" calcext:value-type="float">
            <text:p>65373</text:p>
          </table:table-cell>
          <table:table-cell table:formula="of:=LEFT([.A194]; 2)" office:value-type="string" office:string-value="18" calcext:value-type="string">
            <text:p>18</text:p>
          </table:table-cell>
          <table:table-cell table:formula="of:=RIGHT([.A194]; 2)" office:value-type="string" office:string-value="02" calcext:value-type="string">
            <text:p>02</text:p>
          </table:table-cell>
          <table:table-cell table:formula="of:=IF(INT([.I194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03</text:p>
          </table:table-cell>
          <table:table-cell office:value-type="float" office:value="135293" calcext:value-type="float">
            <text:p>135293</text:p>
          </table:table-cell>
          <table:table-cell office:value-type="float" office:value="135336" calcext:value-type="float">
            <text:p>135336</text:p>
          </table:table-cell>
          <table:table-cell office:value-type="float" office:value="135479" calcext:value-type="float">
            <text:p>135479</text:p>
          </table:table-cell>
          <table:table-cell office:value-type="float" office:value="135471" calcext:value-type="float">
            <text:p>135471</text:p>
          </table:table-cell>
          <table:table-cell office:value-type="float" office:value="135299" calcext:value-type="float">
            <text:p>135299</text:p>
          </table:table-cell>
          <table:table-cell office:value-type="float" office:value="134991" calcext:value-type="float">
            <text:p>134991</text:p>
          </table:table-cell>
          <table:table-cell table:formula="of:=LEFT([.A195]; 2)" office:value-type="string" office:string-value="18" calcext:value-type="string">
            <text:p>18</text:p>
          </table:table-cell>
          <table:table-cell table:formula="of:=RIGHT([.A195]; 2)" office:value-type="string" office:string-value="03" calcext:value-type="string">
            <text:p>03</text:p>
          </table:table-cell>
          <table:table-cell table:formula="of:=IF(INT([.I195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04</text:p>
          </table:table-cell>
          <table:table-cell office:value-type="float" office:value="121508" calcext:value-type="float">
            <text:p>121508</text:p>
          </table:table-cell>
          <table:table-cell office:value-type="float" office:value="121299" calcext:value-type="float">
            <text:p>121299</text:p>
          </table:table-cell>
          <table:table-cell office:value-type="float" office:value="120980" calcext:value-type="float">
            <text:p>120980</text:p>
          </table:table-cell>
          <table:table-cell office:value-type="float" office:value="120714" calcext:value-type="float">
            <text:p>120714</text:p>
          </table:table-cell>
          <table:table-cell office:value-type="float" office:value="120247" calcext:value-type="float">
            <text:p>120247</text:p>
          </table:table-cell>
          <table:table-cell office:value-type="float" office:value="119727" calcext:value-type="float">
            <text:p>119727</text:p>
          </table:table-cell>
          <table:table-cell table:formula="of:=LEFT([.A196]; 2)" office:value-type="string" office:string-value="18" calcext:value-type="string">
            <text:p>18</text:p>
          </table:table-cell>
          <table:table-cell table:formula="of:=RIGHT([.A196]; 2)" office:value-type="string" office:string-value="04" calcext:value-type="string">
            <text:p>04</text:p>
          </table:table-cell>
          <table:table-cell table:formula="of:=IF(INT([.I196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05</text:p>
          </table:table-cell>
          <table:table-cell office:value-type="float" office:value="114773" calcext:value-type="float">
            <text:p>114773</text:p>
          </table:table-cell>
          <table:table-cell office:value-type="float" office:value="114533" calcext:value-type="float">
            <text:p>114533</text:p>
          </table:table-cell>
          <table:table-cell office:value-type="float" office:value="114156" calcext:value-type="float">
            <text:p>114156</text:p>
          </table:table-cell>
          <table:table-cell office:value-type="float" office:value="113962" calcext:value-type="float">
            <text:p>113962</text:p>
          </table:table-cell>
          <table:table-cell office:value-type="float" office:value="113450" calcext:value-type="float">
            <text:p>113450</text:p>
          </table:table-cell>
          <table:table-cell office:value-type="float" office:value="112863" calcext:value-type="float">
            <text:p>112863</text:p>
          </table:table-cell>
          <table:table-cell table:formula="of:=LEFT([.A197]; 2)" office:value-type="string" office:string-value="18" calcext:value-type="string">
            <text:p>18</text:p>
          </table:table-cell>
          <table:table-cell table:formula="of:=RIGHT([.A197]; 2)" office:value-type="string" office:string-value="05" calcext:value-type="string">
            <text:p>05</text:p>
          </table:table-cell>
          <table:table-cell table:formula="of:=IF(INT([.I197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06</text:p>
          </table:table-cell>
          <table:table-cell office:value-type="float" office:value="62513" calcext:value-type="float">
            <text:p>62513</text:p>
          </table:table-cell>
          <table:table-cell office:value-type="float" office:value="62472" calcext:value-type="float">
            <text:p>62472</text:p>
          </table:table-cell>
          <table:table-cell office:value-type="float" office:value="62401" calcext:value-type="float">
            <text:p>62401</text:p>
          </table:table-cell>
          <table:table-cell office:value-type="float" office:value="62476" calcext:value-type="float">
            <text:p>62476</text:p>
          </table:table-cell>
          <table:table-cell office:value-type="float" office:value="62246" calcext:value-type="float">
            <text:p>62246</text:p>
          </table:table-cell>
          <table:table-cell office:value-type="float" office:value="62039" calcext:value-type="float">
            <text:p>62039</text:p>
          </table:table-cell>
          <table:table-cell table:formula="of:=LEFT([.A198]; 2)" office:value-type="string" office:string-value="18" calcext:value-type="string">
            <text:p>18</text:p>
          </table:table-cell>
          <table:table-cell table:formula="of:=RIGHT([.A198]; 2)" office:value-type="string" office:string-value="06" calcext:value-type="string">
            <text:p>06</text:p>
          </table:table-cell>
          <table:table-cell table:formula="of:=IF(INT([.I198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07</text:p>
          </table:table-cell>
          <table:table-cell office:value-type="float" office:value="112117" calcext:value-type="float">
            <text:p>112117</text:p>
          </table:table-cell>
          <table:table-cell office:value-type="float" office:value="112399" calcext:value-type="float">
            <text:p>112399</text:p>
          </table:table-cell>
          <table:table-cell office:value-type="float" office:value="112481" calcext:value-type="float">
            <text:p>112481</text:p>
          </table:table-cell>
          <table:table-cell office:value-type="float" office:value="112414" calcext:value-type="float">
            <text:p>112414</text:p>
          </table:table-cell>
          <table:table-cell office:value-type="float" office:value="112283" calcext:value-type="float">
            <text:p>112283</text:p>
          </table:table-cell>
          <table:table-cell office:value-type="float" office:value="111901" calcext:value-type="float">
            <text:p>111901</text:p>
          </table:table-cell>
          <table:table-cell table:formula="of:=LEFT([.A199]; 2)" office:value-type="string" office:string-value="18" calcext:value-type="string">
            <text:p>18</text:p>
          </table:table-cell>
          <table:table-cell table:formula="of:=RIGHT([.A199]; 2)" office:value-type="string" office:string-value="07" calcext:value-type="string">
            <text:p>07</text:p>
          </table:table-cell>
          <table:table-cell table:formula="of:=IF(INT([.I19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21</text:p>
          </table:table-cell>
          <table:table-cell office:value-type="float" office:value="26747" calcext:value-type="float">
            <text:p>26747</text:p>
          </table:table-cell>
          <table:table-cell office:value-type="float" office:value="26691" calcext:value-type="float">
            <text:p>26691</text:p>
          </table:table-cell>
          <table:table-cell office:value-type="float" office:value="26606" calcext:value-type="float">
            <text:p>26606</text:p>
          </table:table-cell>
          <table:table-cell office:value-type="float" office:value="26562" calcext:value-type="float">
            <text:p>26562</text:p>
          </table:table-cell>
          <table:table-cell office:value-type="float" office:value="26441" calcext:value-type="float">
            <text:p>26441</text:p>
          </table:table-cell>
          <table:table-cell office:value-type="float" office:value="26375" calcext:value-type="float">
            <text:p>26375</text:p>
          </table:table-cell>
          <table:table-cell table:formula="of:=LEFT([.A200]; 2)" office:value-type="string" office:string-value="18" calcext:value-type="string">
            <text:p>18</text:p>
          </table:table-cell>
          <table:table-cell table:formula="of:=RIGHT([.A200]; 2)" office:value-type="string" office:string-value="21" calcext:value-type="string">
            <text:p>21</text:p>
          </table:table-cell>
          <table:table-cell table:formula="of:=IF(INT([.I20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08</text:p>
          </table:table-cell>
          <table:table-cell office:value-type="float" office:value="69701" calcext:value-type="float">
            <text:p>69701</text:p>
          </table:table-cell>
          <table:table-cell office:value-type="float" office:value="69663" calcext:value-type="float">
            <text:p>69663</text:p>
          </table:table-cell>
          <table:table-cell office:value-type="float" office:value="69641" calcext:value-type="float">
            <text:p>69641</text:p>
          </table:table-cell>
          <table:table-cell office:value-type="float" office:value="69562" calcext:value-type="float">
            <text:p>69562</text:p>
          </table:table-cell>
          <table:table-cell office:value-type="float" office:value="69370" calcext:value-type="float">
            <text:p>69370</text:p>
          </table:table-cell>
          <table:table-cell office:value-type="float" office:value="68996" calcext:value-type="float">
            <text:p>68996</text:p>
          </table:table-cell>
          <table:table-cell table:formula="of:=LEFT([.A201]; 2)" office:value-type="string" office:string-value="18" calcext:value-type="string">
            <text:p>18</text:p>
          </table:table-cell>
          <table:table-cell table:formula="of:=RIGHT([.A201]; 2)" office:value-type="string" office:string-value="08" calcext:value-type="string">
            <text:p>08</text:p>
          </table:table-cell>
          <table:table-cell table:formula="of:=IF(INT([.I20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09</text:p>
          </table:table-cell>
          <table:table-cell office:value-type="float" office:value="56536" calcext:value-type="float">
            <text:p>56536</text:p>
          </table:table-cell>
          <table:table-cell office:value-type="float" office:value="56352" calcext:value-type="float">
            <text:p>56352</text:p>
          </table:table-cell>
          <table:table-cell office:value-type="float" office:value="56086" calcext:value-type="float">
            <text:p>56086</text:p>
          </table:table-cell>
          <table:table-cell office:value-type="float" office:value="55652" calcext:value-type="float">
            <text:p>55652</text:p>
          </table:table-cell>
          <table:table-cell office:value-type="float" office:value="55217" calcext:value-type="float">
            <text:p>55217</text:p>
          </table:table-cell>
          <table:table-cell office:value-type="float" office:value="54711" calcext:value-type="float">
            <text:p>54711</text:p>
          </table:table-cell>
          <table:table-cell table:formula="of:=LEFT([.A202]; 2)" office:value-type="string" office:string-value="18" calcext:value-type="string">
            <text:p>18</text:p>
          </table:table-cell>
          <table:table-cell table:formula="of:=RIGHT([.A202]; 2)" office:value-type="string" office:string-value="09" calcext:value-type="string">
            <text:p>09</text:p>
          </table:table-cell>
          <table:table-cell table:formula="of:=IF(INT([.I202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10</text:p>
          </table:table-cell>
          <table:table-cell office:value-type="float" office:value="80201" calcext:value-type="float">
            <text:p>80201</text:p>
          </table:table-cell>
          <table:table-cell office:value-type="float" office:value="80464" calcext:value-type="float">
            <text:p>80464</text:p>
          </table:table-cell>
          <table:table-cell office:value-type="float" office:value="80741" calcext:value-type="float">
            <text:p>80741</text:p>
          </table:table-cell>
          <table:table-cell office:value-type="float" office:value="80834" calcext:value-type="float">
            <text:p>80834</text:p>
          </table:table-cell>
          <table:table-cell office:value-type="float" office:value="81049" calcext:value-type="float">
            <text:p>81049</text:p>
          </table:table-cell>
          <table:table-cell office:value-type="float" office:value="81226" calcext:value-type="float">
            <text:p>81226</text:p>
          </table:table-cell>
          <table:table-cell table:formula="of:=LEFT([.A203]; 2)" office:value-type="string" office:string-value="18" calcext:value-type="string">
            <text:p>18</text:p>
          </table:table-cell>
          <table:table-cell table:formula="of:=RIGHT([.A203]; 2)" office:value-type="string" office:string-value="10" calcext:value-type="string">
            <text:p>10</text:p>
          </table:table-cell>
          <table:table-cell table:formula="of:=IF(INT([.I20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11</text:p>
          </table:table-cell>
          <table:table-cell office:value-type="float" office:value="136263" calcext:value-type="float">
            <text:p>136263</text:p>
          </table:table-cell>
          <table:table-cell office:value-type="float" office:value="136315" calcext:value-type="float">
            <text:p>136315</text:p>
          </table:table-cell>
          <table:table-cell office:value-type="float" office:value="136666" calcext:value-type="float">
            <text:p>136666</text:p>
          </table:table-cell>
          <table:table-cell office:value-type="float" office:value="136673" calcext:value-type="float">
            <text:p>136673</text:p>
          </table:table-cell>
          <table:table-cell office:value-type="float" office:value="136660" calcext:value-type="float">
            <text:p>136660</text:p>
          </table:table-cell>
          <table:table-cell office:value-type="float" office:value="136441" calcext:value-type="float">
            <text:p>136441</text:p>
          </table:table-cell>
          <table:table-cell table:formula="of:=LEFT([.A204]; 2)" office:value-type="string" office:string-value="18" calcext:value-type="string">
            <text:p>18</text:p>
          </table:table-cell>
          <table:table-cell table:formula="of:=RIGHT([.A204]; 2)" office:value-type="string" office:string-value="11" calcext:value-type="string">
            <text:p>11</text:p>
          </table:table-cell>
          <table:table-cell table:formula="of:=IF(INT([.I204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12</text:p>
          </table:table-cell>
          <table:table-cell office:value-type="float" office:value="67178" calcext:value-type="float">
            <text:p>67178</text:p>
          </table:table-cell>
          <table:table-cell office:value-type="float" office:value="66911" calcext:value-type="float">
            <text:p>66911</text:p>
          </table:table-cell>
          <table:table-cell office:value-type="float" office:value="66917" calcext:value-type="float">
            <text:p>66917</text:p>
          </table:table-cell>
          <table:table-cell office:value-type="float" office:value="66843" calcext:value-type="float">
            <text:p>66843</text:p>
          </table:table-cell>
          <table:table-cell office:value-type="float" office:value="66589" calcext:value-type="float">
            <text:p>66589</text:p>
          </table:table-cell>
          <table:table-cell office:value-type="float" office:value="66221" calcext:value-type="float">
            <text:p>66221</text:p>
          </table:table-cell>
          <table:table-cell table:formula="of:=LEFT([.A205]; 2)" office:value-type="string" office:string-value="18" calcext:value-type="string">
            <text:p>18</text:p>
          </table:table-cell>
          <table:table-cell table:formula="of:=RIGHT([.A205]; 2)" office:value-type="string" office:string-value="12" calcext:value-type="string">
            <text:p>12</text:p>
          </table:table-cell>
          <table:table-cell table:formula="of:=IF(INT([.I205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13</text:p>
          </table:table-cell>
          <table:table-cell office:value-type="float" office:value="74315" calcext:value-type="float">
            <text:p>74315</text:p>
          </table:table-cell>
          <table:table-cell office:value-type="float" office:value="74360" calcext:value-type="float">
            <text:p>74360</text:p>
          </table:table-cell>
          <table:table-cell office:value-type="float" office:value="74440" calcext:value-type="float">
            <text:p>74440</text:p>
          </table:table-cell>
          <table:table-cell office:value-type="float" office:value="74398" calcext:value-type="float">
            <text:p>74398</text:p>
          </table:table-cell>
          <table:table-cell office:value-type="float" office:value="74061" calcext:value-type="float">
            <text:p>74061</text:p>
          </table:table-cell>
          <table:table-cell office:value-type="float" office:value="73919" calcext:value-type="float">
            <text:p>73919</text:p>
          </table:table-cell>
          <table:table-cell table:formula="of:=LEFT([.A206]; 2)" office:value-type="string" office:string-value="18" calcext:value-type="string">
            <text:p>18</text:p>
          </table:table-cell>
          <table:table-cell table:formula="of:=RIGHT([.A206]; 2)" office:value-type="string" office:string-value="13" calcext:value-type="string">
            <text:p>13</text:p>
          </table:table-cell>
          <table:table-cell table:formula="of:=IF(INT([.I206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14</text:p>
          </table:table-cell>
          <table:table-cell office:value-type="float" office:value="78869" calcext:value-type="float">
            <text:p>78869</text:p>
          </table:table-cell>
          <table:table-cell office:value-type="float" office:value="78735" calcext:value-type="float">
            <text:p>78735</text:p>
          </table:table-cell>
          <table:table-cell office:value-type="float" office:value="78644" calcext:value-type="float">
            <text:p>78644</text:p>
          </table:table-cell>
          <table:table-cell office:value-type="float" office:value="78458" calcext:value-type="float">
            <text:p>78458</text:p>
          </table:table-cell>
          <table:table-cell office:value-type="float" office:value="78362" calcext:value-type="float">
            <text:p>78362</text:p>
          </table:table-cell>
          <table:table-cell office:value-type="float" office:value="77979" calcext:value-type="float">
            <text:p>77979</text:p>
          </table:table-cell>
          <table:table-cell table:formula="of:=LEFT([.A207]; 2)" office:value-type="string" office:string-value="18" calcext:value-type="string">
            <text:p>18</text:p>
          </table:table-cell>
          <table:table-cell table:formula="of:=RIGHT([.A207]; 2)" office:value-type="string" office:string-value="14" calcext:value-type="string">
            <text:p>14</text:p>
          </table:table-cell>
          <table:table-cell table:formula="of:=IF(INT([.I207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15</text:p>
          </table:table-cell>
          <table:table-cell office:value-type="float" office:value="73756" calcext:value-type="float">
            <text:p>73756</text:p>
          </table:table-cell>
          <table:table-cell office:value-type="float" office:value="73956" calcext:value-type="float">
            <text:p>73956</text:p>
          </table:table-cell>
          <table:table-cell office:value-type="float" office:value="74198" calcext:value-type="float">
            <text:p>74198</text:p>
          </table:table-cell>
          <table:table-cell office:value-type="float" office:value="74374" calcext:value-type="float">
            <text:p>74374</text:p>
          </table:table-cell>
          <table:table-cell office:value-type="float" office:value="74515" calcext:value-type="float">
            <text:p>74515</text:p>
          </table:table-cell>
          <table:table-cell office:value-type="float" office:value="74573" calcext:value-type="float">
            <text:p>74573</text:p>
          </table:table-cell>
          <table:table-cell table:formula="of:=LEFT([.A208]; 2)" office:value-type="string" office:string-value="18" calcext:value-type="string">
            <text:p>18</text:p>
          </table:table-cell>
          <table:table-cell table:formula="of:=RIGHT([.A208]; 2)" office:value-type="string" office:string-value="15" calcext:value-type="string">
            <text:p>15</text:p>
          </table:table-cell>
          <table:table-cell table:formula="of:=IF(INT([.I208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16</text:p>
          </table:table-cell>
          <table:table-cell office:value-type="float" office:value="167342" calcext:value-type="float">
            <text:p>167342</text:p>
          </table:table-cell>
          <table:table-cell office:value-type="float" office:value="167738" calcext:value-type="float">
            <text:p>167738</text:p>
          </table:table-cell>
          <table:table-cell office:value-type="float" office:value="169165" calcext:value-type="float">
            <text:p>169165</text:p>
          </table:table-cell>
          <table:table-cell office:value-type="float" office:value="168167" calcext:value-type="float">
            <text:p>168167</text:p>
          </table:table-cell>
          <table:table-cell office:value-type="float" office:value="169438" calcext:value-type="float">
            <text:p>169438</text:p>
          </table:table-cell>
          <table:table-cell office:value-type="float" office:value="169325" calcext:value-type="float">
            <text:p>169325</text:p>
          </table:table-cell>
          <table:table-cell table:formula="of:=LEFT([.A209]; 2)" office:value-type="string" office:string-value="18" calcext:value-type="string">
            <text:p>18</text:p>
          </table:table-cell>
          <table:table-cell table:formula="of:=RIGHT([.A209]; 2)" office:value-type="string" office:string-value="16" calcext:value-type="string">
            <text:p>16</text:p>
          </table:table-cell>
          <table:table-cell table:formula="of:=IF(INT([.I20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17</text:p>
          </table:table-cell>
          <table:table-cell office:value-type="float" office:value="95645" calcext:value-type="float">
            <text:p>95645</text:p>
          </table:table-cell>
          <table:table-cell office:value-type="float" office:value="95279" calcext:value-type="float">
            <text:p>95279</text:p>
          </table:table-cell>
          <table:table-cell office:value-type="float" office:value="95035" calcext:value-type="float">
            <text:p>95035</text:p>
          </table:table-cell>
          <table:table-cell office:value-type="float" office:value="94758" calcext:value-type="float">
            <text:p>94758</text:p>
          </table:table-cell>
          <table:table-cell office:value-type="float" office:value="94385" calcext:value-type="float">
            <text:p>94385</text:p>
          </table:table-cell>
          <table:table-cell office:value-type="float" office:value="93818" calcext:value-type="float">
            <text:p>93818</text:p>
          </table:table-cell>
          <table:table-cell table:formula="of:=LEFT([.A210]; 2)" office:value-type="string" office:string-value="18" calcext:value-type="string">
            <text:p>18</text:p>
          </table:table-cell>
          <table:table-cell table:formula="of:=RIGHT([.A210]; 2)" office:value-type="string" office:string-value="17" calcext:value-type="string">
            <text:p>17</text:p>
          </table:table-cell>
          <table:table-cell table:formula="of:=IF(INT([.I21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18</text:p>
          </table:table-cell>
          <table:table-cell office:value-type="float" office:value="107946" calcext:value-type="float">
            <text:p>107946</text:p>
          </table:table-cell>
          <table:table-cell office:value-type="float" office:value="107576" calcext:value-type="float">
            <text:p>107576</text:p>
          </table:table-cell>
          <table:table-cell office:value-type="float" office:value="107138" calcext:value-type="float">
            <text:p>107138</text:p>
          </table:table-cell>
          <table:table-cell office:value-type="float" office:value="106619" calcext:value-type="float">
            <text:p>106619</text:p>
          </table:table-cell>
          <table:table-cell office:value-type="float" office:value="106037" calcext:value-type="float">
            <text:p>106037</text:p>
          </table:table-cell>
          <table:table-cell office:value-type="float" office:value="105431" calcext:value-type="float">
            <text:p>105431</text:p>
          </table:table-cell>
          <table:table-cell table:formula="of:=LEFT([.A211]; 2)" office:value-type="string" office:string-value="18" calcext:value-type="string">
            <text:p>18</text:p>
          </table:table-cell>
          <table:table-cell table:formula="of:=RIGHT([.A211]; 2)" office:value-type="string" office:string-value="18" calcext:value-type="string">
            <text:p>18</text:p>
          </table:table-cell>
          <table:table-cell table:formula="of:=IF(INT([.I21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19</text:p>
          </table:table-cell>
          <table:table-cell office:value-type="float" office:value="61852" calcext:value-type="float">
            <text:p>61852</text:p>
          </table:table-cell>
          <table:table-cell office:value-type="float" office:value="61781" calcext:value-type="float">
            <text:p>61781</text:p>
          </table:table-cell>
          <table:table-cell office:value-type="float" office:value="61690" calcext:value-type="float">
            <text:p>61690</text:p>
          </table:table-cell>
          <table:table-cell office:value-type="float" office:value="61558" calcext:value-type="float">
            <text:p>61558</text:p>
          </table:table-cell>
          <table:table-cell office:value-type="float" office:value="61386" calcext:value-type="float">
            <text:p>61386</text:p>
          </table:table-cell>
          <table:table-cell office:value-type="float" office:value="61161" calcext:value-type="float">
            <text:p>61161</text:p>
          </table:table-cell>
          <table:table-cell table:formula="of:=LEFT([.A212]; 2)" office:value-type="string" office:string-value="18" calcext:value-type="string">
            <text:p>18</text:p>
          </table:table-cell>
          <table:table-cell table:formula="of:=RIGHT([.A212]; 2)" office:value-type="string" office:string-value="19" calcext:value-type="string">
            <text:p>19</text:p>
          </table:table-cell>
          <table:table-cell table:formula="of:=IF(INT([.I212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20</text:p>
          </table:table-cell>
          <table:table-cell office:value-type="float" office:value="53711" calcext:value-type="float">
            <text:p>53711</text:p>
          </table:table-cell>
          <table:table-cell office:value-type="float" office:value="53481" calcext:value-type="float">
            <text:p>53481</text:p>
          </table:table-cell>
          <table:table-cell office:value-type="float" office:value="53388" calcext:value-type="float">
            <text:p>53388</text:p>
          </table:table-cell>
          <table:table-cell office:value-type="float" office:value="53236" calcext:value-type="float">
            <text:p>53236</text:p>
          </table:table-cell>
          <table:table-cell office:value-type="float" office:value="52965" calcext:value-type="float">
            <text:p>52965</text:p>
          </table:table-cell>
          <table:table-cell office:value-type="float" office:value="52720" calcext:value-type="float">
            <text:p>52720</text:p>
          </table:table-cell>
          <table:table-cell table:formula="of:=LEFT([.A213]; 2)" office:value-type="string" office:string-value="18" calcext:value-type="string">
            <text:p>18</text:p>
          </table:table-cell>
          <table:table-cell table:formula="of:=RIGHT([.A213]; 2)" office:value-type="string" office:string-value="20" calcext:value-type="string">
            <text:p>20</text:p>
          </table:table-cell>
          <table:table-cell table:formula="of:=IF(INT([.I21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1</text:p>
          </table:table-cell>
          <table:table-cell office:value-type="float" office:value="46775" calcext:value-type="float">
            <text:p>46775</text:p>
          </table:table-cell>
          <table:table-cell office:value-type="float" office:value="46565" calcext:value-type="float">
            <text:p>46565</text:p>
          </table:table-cell>
          <table:table-cell office:value-type="float" office:value="46600" calcext:value-type="float">
            <text:p>46600</text:p>
          </table:table-cell>
          <table:table-cell office:value-type="float" office:value="46511" calcext:value-type="float">
            <text:p>46511</text:p>
          </table:table-cell>
          <table:table-cell office:value-type="float" office:value="46291" calcext:value-type="float">
            <text:p>46291</text:p>
          </table:table-cell>
          <table:table-cell office:value-type="float" office:value="45948" calcext:value-type="float">
            <text:p>45948</text:p>
          </table:table-cell>
          <table:table-cell table:formula="of:=LEFT([.A214]; 2)" office:value-type="string" office:string-value="18" calcext:value-type="string">
            <text:p>18</text:p>
          </table:table-cell>
          <table:table-cell table:formula="of:=RIGHT([.A214]; 2)" office:value-type="string" office:string-value="61" calcext:value-type="string">
            <text:p>61</text:p>
          </table:table-cell>
          <table:table-cell table:formula="of:=IF(INT([.I214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2</text:p>
          </table:table-cell>
          <table:table-cell office:value-type="float" office:value="62720" calcext:value-type="float">
            <text:p>62720</text:p>
          </table:table-cell>
          <table:table-cell office:value-type="float" office:value="62154" calcext:value-type="float">
            <text:p>62154</text:p>
          </table:table-cell>
          <table:table-cell office:value-type="float" office:value="61808" calcext:value-type="float">
            <text:p>61808</text:p>
          </table:table-cell>
          <table:table-cell office:value-type="float" office:value="61251" calcext:value-type="float">
            <text:p>61251</text:p>
          </table:table-cell>
          <table:table-cell office:value-type="float" office:value="60689" calcext:value-type="float">
            <text:p>60689</text:p>
          </table:table-cell>
          <table:table-cell office:value-type="float" office:value="59779" calcext:value-type="float">
            <text:p>59779</text:p>
          </table:table-cell>
          <table:table-cell table:formula="of:=LEFT([.A215]; 2)" office:value-type="string" office:string-value="18" calcext:value-type="string">
            <text:p>18</text:p>
          </table:table-cell>
          <table:table-cell table:formula="of:=RIGHT([.A215]; 2)" office:value-type="string" office:string-value="62" calcext:value-type="string">
            <text:p>62</text:p>
          </table:table-cell>
          <table:table-cell table:formula="of:=IF(INT([.I215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3</text:p>
          </table:table-cell>
          <table:table-cell office:value-type="float" office:value="185896" calcext:value-type="float">
            <text:p>185896</text:p>
          </table:table-cell>
          <table:table-cell office:value-type="float" office:value="188021" calcext:value-type="float">
            <text:p>188021</text:p>
          </table:table-cell>
          <table:table-cell office:value-type="float" office:value="189662" calcext:value-type="float">
            <text:p>189662</text:p>
          </table:table-cell>
          <table:table-cell office:value-type="float" office:value="193883" calcext:value-type="float">
            <text:p>193883</text:p>
          </table:table-cell>
          <table:table-cell office:value-type="float" office:value="196208" calcext:value-type="float">
            <text:p>196208</text:p>
          </table:table-cell>
          <table:table-cell office:value-type="float" office:value="197863" calcext:value-type="float">
            <text:p>197863</text:p>
          </table:table-cell>
          <table:table-cell table:formula="of:=LEFT([.A216]; 2)" office:value-type="string" office:string-value="18" calcext:value-type="string">
            <text:p>18</text:p>
          </table:table-cell>
          <table:table-cell table:formula="of:=RIGHT([.A216]; 2)" office:value-type="string" office:string-value="63" calcext:value-type="string">
            <text:p>63</text:p>
          </table:table-cell>
          <table:table-cell table:formula="of:=IF(INT([.I216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4</text:p>
          </table:table-cell>
          <table:table-cell office:value-type="float" office:value="47816" calcext:value-type="float">
            <text:p>47816</text:p>
          </table:table-cell>
          <table:table-cell office:value-type="float" office:value="47595" calcext:value-type="float">
            <text:p>47595</text:p>
          </table:table-cell>
          <table:table-cell office:value-type="float" office:value="47387" calcext:value-type="float">
            <text:p>47387</text:p>
          </table:table-cell>
          <table:table-cell office:value-type="float" office:value="47047" calcext:value-type="float">
            <text:p>47047</text:p>
          </table:table-cell>
          <table:table-cell office:value-type="float" office:value="46745" calcext:value-type="float">
            <text:p>46745</text:p>
          </table:table-cell>
          <table:table-cell office:value-type="float" office:value="46360" calcext:value-type="float">
            <text:p>46360</text:p>
          </table:table-cell>
          <table:table-cell table:formula="of:=LEFT([.A217]; 2)" office:value-type="string" office:string-value="18" calcext:value-type="string">
            <text:p>18</text:p>
          </table:table-cell>
          <table:table-cell table:formula="of:=RIGHT([.A217]; 2)" office:value-type="string" office:string-value="64" calcext:value-type="string">
            <text:p>64</text:p>
          </table:table-cell>
          <table:table-cell table:formula="of:=IF(INT([.I217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1</text:p>
          </table:table-cell>
          <table:table-cell office:value-type="float" office:value="59103" calcext:value-type="float">
            <text:p>59103</text:p>
          </table:table-cell>
          <table:table-cell office:value-type="float" office:value="58905" calcext:value-type="float">
            <text:p>58905</text:p>
          </table:table-cell>
          <table:table-cell office:value-type="float" office:value="58669" calcext:value-type="float">
            <text:p>58669</text:p>
          </table:table-cell>
          <table:table-cell office:value-type="float" office:value="58367" calcext:value-type="float">
            <text:p>58367</text:p>
          </table:table-cell>
          <table:table-cell office:value-type="float" office:value="58068" calcext:value-type="float">
            <text:p>58068</text:p>
          </table:table-cell>
          <table:table-cell office:value-type="float" office:value="57651" calcext:value-type="float">
            <text:p>57651</text:p>
          </table:table-cell>
          <table:table-cell table:formula="of:=LEFT([.A218]; 2)" office:value-type="string" office:string-value="20" calcext:value-type="string">
            <text:p>20</text:p>
          </table:table-cell>
          <table:table-cell table:formula="of:=RIGHT([.A218]; 2)" office:value-type="string" office:string-value="01" calcext:value-type="string">
            <text:p>01</text:p>
          </table:table-cell>
          <table:table-cell table:formula="of:=IF(INT([.I218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2</text:p>
          </table:table-cell>
          <table:table-cell office:value-type="float" office:value="145517" calcext:value-type="float">
            <text:p>145517</text:p>
          </table:table-cell>
          <table:table-cell office:value-type="float" office:value="146254" calcext:value-type="float">
            <text:p>146254</text:p>
          </table:table-cell>
          <table:table-cell office:value-type="float" office:value="147002" calcext:value-type="float">
            <text:p>147002</text:p>
          </table:table-cell>
          <table:table-cell office:value-type="float" office:value="148145" calcext:value-type="float">
            <text:p>148145</text:p>
          </table:table-cell>
          <table:table-cell office:value-type="float" office:value="149611" calcext:value-type="float">
            <text:p>149611</text:p>
          </table:table-cell>
          <table:table-cell office:value-type="float" office:value="150845" calcext:value-type="float">
            <text:p>150845</text:p>
          </table:table-cell>
          <table:table-cell table:formula="of:=LEFT([.A219]; 2)" office:value-type="string" office:string-value="20" calcext:value-type="string">
            <text:p>20</text:p>
          </table:table-cell>
          <table:table-cell table:formula="of:=RIGHT([.A219]; 2)" office:value-type="string" office:string-value="02" calcext:value-type="string">
            <text:p>02</text:p>
          </table:table-cell>
          <table:table-cell table:formula="of:=IF(INT([.I21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3</text:p>
          </table:table-cell>
          <table:table-cell office:value-type="float" office:value="56562" calcext:value-type="float">
            <text:p>56562</text:p>
          </table:table-cell>
          <table:table-cell office:value-type="float" office:value="56075" calcext:value-type="float">
            <text:p>56075</text:p>
          </table:table-cell>
          <table:table-cell office:value-type="float" office:value="55427" calcext:value-type="float">
            <text:p>55427</text:p>
          </table:table-cell>
          <table:table-cell office:value-type="float" office:value="54863" calcext:value-type="float">
            <text:p>54863</text:p>
          </table:table-cell>
          <table:table-cell office:value-type="float" office:value="54353" calcext:value-type="float">
            <text:p>54353</text:p>
          </table:table-cell>
          <table:table-cell office:value-type="float" office:value="53695" calcext:value-type="float">
            <text:p>53695</text:p>
          </table:table-cell>
          <table:table-cell table:formula="of:=LEFT([.A220]; 2)" office:value-type="string" office:string-value="20" calcext:value-type="string">
            <text:p>20</text:p>
          </table:table-cell>
          <table:table-cell table:formula="of:=RIGHT([.A220]; 2)" office:value-type="string" office:string-value="03" calcext:value-type="string">
            <text:p>03</text:p>
          </table:table-cell>
          <table:table-cell table:formula="of:=IF(INT([.I22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4</text:p>
          </table:table-cell>
          <table:table-cell office:value-type="float" office:value="48357" calcext:value-type="float">
            <text:p>48357</text:p>
          </table:table-cell>
          <table:table-cell office:value-type="float" office:value="48041" calcext:value-type="float">
            <text:p>48041</text:p>
          </table:table-cell>
          <table:table-cell office:value-type="float" office:value="47781" calcext:value-type="float">
            <text:p>47781</text:p>
          </table:table-cell>
          <table:table-cell office:value-type="float" office:value="47518" calcext:value-type="float">
            <text:p>47518</text:p>
          </table:table-cell>
          <table:table-cell office:value-type="float" office:value="47210" calcext:value-type="float">
            <text:p>47210</text:p>
          </table:table-cell>
          <table:table-cell office:value-type="float" office:value="46792" calcext:value-type="float">
            <text:p>46792</text:p>
          </table:table-cell>
          <table:table-cell table:formula="of:=LEFT([.A221]; 2)" office:value-type="string" office:string-value="20" calcext:value-type="string">
            <text:p>20</text:p>
          </table:table-cell>
          <table:table-cell table:formula="of:=RIGHT([.A221]; 2)" office:value-type="string" office:string-value="04" calcext:value-type="string">
            <text:p>04</text:p>
          </table:table-cell>
          <table:table-cell table:formula="of:=IF(INT([.I22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5</text:p>
          </table:table-cell>
          <table:table-cell office:value-type="float" office:value="44567" calcext:value-type="float">
            <text:p>44567</text:p>
          </table:table-cell>
          <table:table-cell office:value-type="float" office:value="44146" calcext:value-type="float">
            <text:p>44146</text:p>
          </table:table-cell>
          <table:table-cell office:value-type="float" office:value="43745" calcext:value-type="float">
            <text:p>43745</text:p>
          </table:table-cell>
          <table:table-cell office:value-type="float" office:value="43143" calcext:value-type="float">
            <text:p>43143</text:p>
          </table:table-cell>
          <table:table-cell office:value-type="float" office:value="42610" calcext:value-type="float">
            <text:p>42610</text:p>
          </table:table-cell>
          <table:table-cell office:value-type="float" office:value="41991" calcext:value-type="float">
            <text:p>41991</text:p>
          </table:table-cell>
          <table:table-cell table:formula="of:=LEFT([.A222]; 2)" office:value-type="string" office:string-value="20" calcext:value-type="string">
            <text:p>20</text:p>
          </table:table-cell>
          <table:table-cell table:formula="of:=RIGHT([.A222]; 2)" office:value-type="string" office:string-value="05" calcext:value-type="string">
            <text:p>05</text:p>
          </table:table-cell>
          <table:table-cell table:formula="of:=IF(INT([.I222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6</text:p>
          </table:table-cell>
          <table:table-cell office:value-type="float" office:value="39162" calcext:value-type="float">
            <text:p>39162</text:p>
          </table:table-cell>
          <table:table-cell office:value-type="float" office:value="38995" calcext:value-type="float">
            <text:p>38995</text:p>
          </table:table-cell>
          <table:table-cell office:value-type="float" office:value="38748" calcext:value-type="float">
            <text:p>38748</text:p>
          </table:table-cell>
          <table:table-cell office:value-type="float" office:value="38396" calcext:value-type="float">
            <text:p>38396</text:p>
          </table:table-cell>
          <table:table-cell office:value-type="float" office:value="38057" calcext:value-type="float">
            <text:p>38057</text:p>
          </table:table-cell>
          <table:table-cell office:value-type="float" office:value="37887" calcext:value-type="float">
            <text:p>37887</text:p>
          </table:table-cell>
          <table:table-cell table:formula="of:=LEFT([.A223]; 2)" office:value-type="string" office:string-value="20" calcext:value-type="string">
            <text:p>20</text:p>
          </table:table-cell>
          <table:table-cell table:formula="of:=RIGHT([.A223]; 2)" office:value-type="string" office:string-value="06" calcext:value-type="string">
            <text:p>06</text:p>
          </table:table-cell>
          <table:table-cell table:formula="of:=IF(INT([.I22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7</text:p>
          </table:table-cell>
          <table:table-cell office:value-type="float" office:value="51439" calcext:value-type="float">
            <text:p>51439</text:p>
          </table:table-cell>
          <table:table-cell office:value-type="float" office:value="51305" calcext:value-type="float">
            <text:p>51305</text:p>
          </table:table-cell>
          <table:table-cell office:value-type="float" office:value="51084" calcext:value-type="float">
            <text:p>51084</text:p>
          </table:table-cell>
          <table:table-cell office:value-type="float" office:value="51000" calcext:value-type="float">
            <text:p>51000</text:p>
          </table:table-cell>
          <table:table-cell office:value-type="float" office:value="50943" calcext:value-type="float">
            <text:p>50943</text:p>
          </table:table-cell>
          <table:table-cell office:value-type="float" office:value="50819" calcext:value-type="float">
            <text:p>50819</text:p>
          </table:table-cell>
          <table:table-cell table:formula="of:=LEFT([.A224]; 2)" office:value-type="string" office:string-value="20" calcext:value-type="string">
            <text:p>20</text:p>
          </table:table-cell>
          <table:table-cell table:formula="of:=RIGHT([.A224]; 2)" office:value-type="string" office:string-value="07" calcext:value-type="string">
            <text:p>07</text:p>
          </table:table-cell>
          <table:table-cell table:formula="of:=IF(INT([.I224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8</text:p>
          </table:table-cell>
          <table:table-cell office:value-type="float" office:value="41544" calcext:value-type="float">
            <text:p>41544</text:p>
          </table:table-cell>
          <table:table-cell office:value-type="float" office:value="41254" calcext:value-type="float">
            <text:p>41254</text:p>
          </table:table-cell>
          <table:table-cell office:value-type="float" office:value="41011" calcext:value-type="float">
            <text:p>41011</text:p>
          </table:table-cell>
          <table:table-cell office:value-type="float" office:value="40712" calcext:value-type="float">
            <text:p>40712</text:p>
          </table:table-cell>
          <table:table-cell office:value-type="float" office:value="40412" calcext:value-type="float">
            <text:p>40412</text:p>
          </table:table-cell>
          <table:table-cell office:value-type="float" office:value="40070" calcext:value-type="float">
            <text:p>40070</text:p>
          </table:table-cell>
          <table:table-cell table:formula="of:=LEFT([.A225]; 2)" office:value-type="string" office:string-value="20" calcext:value-type="string">
            <text:p>20</text:p>
          </table:table-cell>
          <table:table-cell table:formula="of:=RIGHT([.A225]; 2)" office:value-type="string" office:string-value="08" calcext:value-type="string">
            <text:p>08</text:p>
          </table:table-cell>
          <table:table-cell table:formula="of:=IF(INT([.I225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9</text:p>
          </table:table-cell>
          <table:table-cell office:value-type="float" office:value="20606" calcext:value-type="float">
            <text:p>20606</text:p>
          </table:table-cell>
          <table:table-cell office:value-type="float" office:value="20417" calcext:value-type="float">
            <text:p>20417</text:p>
          </table:table-cell>
          <table:table-cell office:value-type="float" office:value="20270" calcext:value-type="float">
            <text:p>20270</text:p>
          </table:table-cell>
          <table:table-cell office:value-type="float" office:value="20092" calcext:value-type="float">
            <text:p>20092</text:p>
          </table:table-cell>
          <table:table-cell office:value-type="float" office:value="19914" calcext:value-type="float">
            <text:p>19914</text:p>
          </table:table-cell>
          <table:table-cell office:value-type="float" office:value="19689" calcext:value-type="float">
            <text:p>19689</text:p>
          </table:table-cell>
          <table:table-cell table:formula="of:=LEFT([.A226]; 2)" office:value-type="string" office:string-value="20" calcext:value-type="string">
            <text:p>20</text:p>
          </table:table-cell>
          <table:table-cell table:formula="of:=RIGHT([.A226]; 2)" office:value-type="string" office:string-value="09" calcext:value-type="string">
            <text:p>09</text:p>
          </table:table-cell>
          <table:table-cell table:formula="of:=IF(INT([.I226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0</text:p>
          </table:table-cell>
          <table:table-cell office:value-type="float" office:value="46072" calcext:value-type="float">
            <text:p>46072</text:p>
          </table:table-cell>
          <table:table-cell office:value-type="float" office:value="45538" calcext:value-type="float">
            <text:p>45538</text:p>
          </table:table-cell>
          <table:table-cell office:value-type="float" office:value="45191" calcext:value-type="float">
            <text:p>45191</text:p>
          </table:table-cell>
          <table:table-cell office:value-type="float" office:value="44689" calcext:value-type="float">
            <text:p>44689</text:p>
          </table:table-cell>
          <table:table-cell office:value-type="float" office:value="44193" calcext:value-type="float">
            <text:p>44193</text:p>
          </table:table-cell>
          <table:table-cell office:value-type="float" office:value="43618" calcext:value-type="float">
            <text:p>43618</text:p>
          </table:table-cell>
          <table:table-cell table:formula="of:=LEFT([.A227]; 2)" office:value-type="string" office:string-value="20" calcext:value-type="string">
            <text:p>20</text:p>
          </table:table-cell>
          <table:table-cell table:formula="of:=RIGHT([.A227]; 2)" office:value-type="string" office:string-value="10" calcext:value-type="string">
            <text:p>10</text:p>
          </table:table-cell>
          <table:table-cell table:formula="of:=IF(INT([.I227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1</text:p>
          </table:table-cell>
          <table:table-cell office:value-type="float" office:value="69375" calcext:value-type="float">
            <text:p>69375</text:p>
          </table:table-cell>
          <table:table-cell office:value-type="float" office:value="68664" calcext:value-type="float">
            <text:p>68664</text:p>
          </table:table-cell>
          <table:table-cell office:value-type="float" office:value="68188" calcext:value-type="float">
            <text:p>68188</text:p>
          </table:table-cell>
          <table:table-cell office:value-type="float" office:value="67466" calcext:value-type="float">
            <text:p>67466</text:p>
          </table:table-cell>
          <table:table-cell office:value-type="float" office:value="66686" calcext:value-type="float">
            <text:p>66686</text:p>
          </table:table-cell>
          <table:table-cell office:value-type="float" office:value="65883" calcext:value-type="float">
            <text:p>65883</text:p>
          </table:table-cell>
          <table:table-cell table:formula="of:=LEFT([.A228]; 2)" office:value-type="string" office:string-value="20" calcext:value-type="string">
            <text:p>20</text:p>
          </table:table-cell>
          <table:table-cell table:formula="of:=RIGHT([.A228]; 2)" office:value-type="string" office:string-value="11" calcext:value-type="string">
            <text:p>11</text:p>
          </table:table-cell>
          <table:table-cell table:formula="of:=IF(INT([.I228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</text:p>
          </table:table-cell>
          <table:table-cell office:value-type="float" office:value="35932" calcext:value-type="float">
            <text:p>35932</text:p>
          </table:table-cell>
          <table:table-cell office:value-type="float" office:value="35929" calcext:value-type="float">
            <text:p>35929</text:p>
          </table:table-cell>
          <table:table-cell office:value-type="float" office:value="35955" calcext:value-type="float">
            <text:p>35955</text:p>
          </table:table-cell>
          <table:table-cell office:value-type="float" office:value="35792" calcext:value-type="float">
            <text:p>35792</text:p>
          </table:table-cell>
          <table:table-cell office:value-type="float" office:value="35674" calcext:value-type="float">
            <text:p>35674</text:p>
          </table:table-cell>
          <table:table-cell office:value-type="float" office:value="35577" calcext:value-type="float">
            <text:p>35577</text:p>
          </table:table-cell>
          <table:table-cell table:formula="of:=LEFT([.A229]; 2)" office:value-type="string" office:string-value="20" calcext:value-type="string">
            <text:p>20</text:p>
          </table:table-cell>
          <table:table-cell table:formula="of:=RIGHT([.A229]; 2)" office:value-type="string" office:string-value="12" calcext:value-type="string">
            <text:p>12</text:p>
          </table:table-cell>
          <table:table-cell table:formula="of:=IF(INT([.I22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3</text:p>
          </table:table-cell>
          <table:table-cell office:value-type="float" office:value="58177" calcext:value-type="float">
            <text:p>58177</text:p>
          </table:table-cell>
          <table:table-cell office:value-type="float" office:value="57903" calcext:value-type="float">
            <text:p>57903</text:p>
          </table:table-cell>
          <table:table-cell office:value-type="float" office:value="57516" calcext:value-type="float">
            <text:p>57516</text:p>
          </table:table-cell>
          <table:table-cell office:value-type="float" office:value="57248" calcext:value-type="float">
            <text:p>57248</text:p>
          </table:table-cell>
          <table:table-cell office:value-type="float" office:value="56860" calcext:value-type="float">
            <text:p>56860</text:p>
          </table:table-cell>
          <table:table-cell office:value-type="float" office:value="56408" calcext:value-type="float">
            <text:p>56408</text:p>
          </table:table-cell>
          <table:table-cell table:formula="of:=LEFT([.A230]; 2)" office:value-type="string" office:string-value="20" calcext:value-type="string">
            <text:p>20</text:p>
          </table:table-cell>
          <table:table-cell table:formula="of:=RIGHT([.A230]; 2)" office:value-type="string" office:string-value="13" calcext:value-type="string">
            <text:p>13</text:p>
          </table:table-cell>
          <table:table-cell table:formula="of:=IF(INT([.I23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4</text:p>
          </table:table-cell>
          <table:table-cell office:value-type="float" office:value="44299" calcext:value-type="float">
            <text:p>44299</text:p>
          </table:table-cell>
          <table:table-cell office:value-type="float" office:value="44143" calcext:value-type="float">
            <text:p>44143</text:p>
          </table:table-cell>
          <table:table-cell office:value-type="float" office:value="44027" calcext:value-type="float">
            <text:p>44027</text:p>
          </table:table-cell>
          <table:table-cell office:value-type="float" office:value="43816" calcext:value-type="float">
            <text:p>43816</text:p>
          </table:table-cell>
          <table:table-cell office:value-type="float" office:value="43505" calcext:value-type="float">
            <text:p>43505</text:p>
          </table:table-cell>
          <table:table-cell office:value-type="float" office:value="43191" calcext:value-type="float">
            <text:p>43191</text:p>
          </table:table-cell>
          <table:table-cell table:formula="of:=LEFT([.A231]; 2)" office:value-type="string" office:string-value="20" calcext:value-type="string">
            <text:p>20</text:p>
          </table:table-cell>
          <table:table-cell table:formula="of:=RIGHT([.A231]; 2)" office:value-type="string" office:string-value="14" calcext:value-type="string">
            <text:p>14</text:p>
          </table:table-cell>
          <table:table-cell table:formula="of:=IF(INT([.I23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61</text:p>
          </table:table-cell>
          <table:table-cell office:value-type="float" office:value="295981" calcext:value-type="float">
            <text:p>295981</text:p>
          </table:table-cell>
          <table:table-cell office:value-type="float" office:value="296628" calcext:value-type="float">
            <text:p>296628</text:p>
          </table:table-cell>
          <table:table-cell office:value-type="float" office:value="297288" calcext:value-type="float">
            <text:p>297288</text:p>
          </table:table-cell>
          <table:table-cell office:value-type="float" office:value="297459" calcext:value-type="float">
            <text:p>297459</text:p>
          </table:table-cell>
          <table:table-cell office:value-type="float" office:value="297554" calcext:value-type="float">
            <text:p>297554</text:p>
          </table:table-cell>
          <table:table-cell office:value-type="float" office:value="296958" calcext:value-type="float">
            <text:p>296958</text:p>
          </table:table-cell>
          <table:table-cell table:formula="of:=LEFT([.A232]; 2)" office:value-type="string" office:string-value="20" calcext:value-type="string">
            <text:p>20</text:p>
          </table:table-cell>
          <table:table-cell table:formula="of:=RIGHT([.A232]; 2)" office:value-type="string" office:string-value="61" calcext:value-type="string">
            <text:p>61</text:p>
          </table:table-cell>
          <table:table-cell table:formula="of:=IF(INT([.I232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62</text:p>
          </table:table-cell>
          <table:table-cell office:value-type="float" office:value="62737" calcext:value-type="float">
            <text:p>62737</text:p>
          </table:table-cell>
          <table:table-cell office:value-type="float" office:value="62802" calcext:value-type="float">
            <text:p>62802</text:p>
          </table:table-cell>
          <table:table-cell office:value-type="float" office:value="63092" calcext:value-type="float">
            <text:p>63092</text:p>
          </table:table-cell>
          <table:table-cell office:value-type="float" office:value="63000" calcext:value-type="float">
            <text:p>63000</text:p>
          </table:table-cell>
          <table:table-cell office:value-type="float" office:value="62945" calcext:value-type="float">
            <text:p>62945</text:p>
          </table:table-cell>
          <table:table-cell office:value-type="float" office:value="62573" calcext:value-type="float">
            <text:p>62573</text:p>
          </table:table-cell>
          <table:table-cell table:formula="of:=LEFT([.A233]; 2)" office:value-type="string" office:string-value="20" calcext:value-type="string">
            <text:p>20</text:p>
          </table:table-cell>
          <table:table-cell table:formula="of:=RIGHT([.A233]; 2)" office:value-type="string" office:string-value="62" calcext:value-type="string">
            <text:p>62</text:p>
          </table:table-cell>
          <table:table-cell table:formula="of:=IF(INT([.I233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63</text:p>
          </table:table-cell>
          <table:table-cell office:value-type="float" office:value="69370" calcext:value-type="float">
            <text:p>69370</text:p>
          </table:table-cell>
          <table:table-cell office:value-type="float" office:value="69626" calcext:value-type="float">
            <text:p>69626</text:p>
          </table:table-cell>
          <table:table-cell office:value-type="float" office:value="69554" calcext:value-type="float">
            <text:p>69554</text:p>
          </table:table-cell>
          <table:table-cell office:value-type="float" office:value="69827" calcext:value-type="float">
            <text:p>69827</text:p>
          </table:table-cell>
          <table:table-cell office:value-type="float" office:value="69758" calcext:value-type="float">
            <text:p>69758</text:p>
          </table:table-cell>
          <table:table-cell office:value-type="float" office:value="69639" calcext:value-type="float">
            <text:p>69639</text:p>
          </table:table-cell>
          <table:table-cell table:formula="of:=LEFT([.A234]; 2)" office:value-type="string" office:string-value="20" calcext:value-type="string">
            <text:p>20</text:p>
          </table:table-cell>
          <table:table-cell table:formula="of:=RIGHT([.A234]; 2)" office:value-type="string" office:string-value="63" calcext:value-type="string">
            <text:p>63</text:p>
          </table:table-cell>
          <table:table-cell table:formula="of:=IF(INT([.I234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1</text:p>
          </table:table-cell>
          <table:table-cell office:value-type="float" office:value="78780" calcext:value-type="float">
            <text:p>78780</text:p>
          </table:table-cell>
          <table:table-cell office:value-type="float" office:value="78834" calcext:value-type="float">
            <text:p>78834</text:p>
          </table:table-cell>
          <table:table-cell office:value-type="float" office:value="79134" calcext:value-type="float">
            <text:p>79134</text:p>
          </table:table-cell>
          <table:table-cell office:value-type="float" office:value="79299" calcext:value-type="float">
            <text:p>79299</text:p>
          </table:table-cell>
          <table:table-cell office:value-type="float" office:value="79198" calcext:value-type="float">
            <text:p>79198</text:p>
          </table:table-cell>
          <table:table-cell office:value-type="float" office:value="79114" calcext:value-type="float">
            <text:p>79114</text:p>
          </table:table-cell>
          <table:table-cell table:formula="of:=LEFT([.A235]; 2)" office:value-type="string" office:string-value="22" calcext:value-type="string">
            <text:p>22</text:p>
          </table:table-cell>
          <table:table-cell table:formula="of:=RIGHT([.A235]; 2)" office:value-type="string" office:string-value="01" calcext:value-type="string">
            <text:p>01</text:p>
          </table:table-cell>
          <table:table-cell table:formula="of:=IF(INT([.I235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2</text:p>
          </table:table-cell>
          <table:table-cell office:value-type="float" office:value="96627" calcext:value-type="float">
            <text:p>96627</text:p>
          </table:table-cell>
          <table:table-cell office:value-type="float" office:value="96952" calcext:value-type="float">
            <text:p>96952</text:p>
          </table:table-cell>
          <table:table-cell office:value-type="float" office:value="97251" calcext:value-type="float">
            <text:p>97251</text:p>
          </table:table-cell>
          <table:table-cell office:value-type="float" office:value="97551" calcext:value-type="float">
            <text:p>97551</text:p>
          </table:table-cell>
          <table:table-cell office:value-type="float" office:value="97645" calcext:value-type="float">
            <text:p>97645</text:p>
          </table:table-cell>
          <table:table-cell office:value-type="float" office:value="97661" calcext:value-type="float">
            <text:p>97661</text:p>
          </table:table-cell>
          <table:table-cell table:formula="of:=LEFT([.A236]; 2)" office:value-type="string" office:string-value="22" calcext:value-type="string">
            <text:p>22</text:p>
          </table:table-cell>
          <table:table-cell table:formula="of:=RIGHT([.A236]; 2)" office:value-type="string" office:string-value="02" calcext:value-type="string">
            <text:p>02</text:p>
          </table:table-cell>
          <table:table-cell table:formula="of:=IF(INT([.I236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3</text:p>
          </table:table-cell>
          <table:table-cell office:value-type="float" office:value="56887" calcext:value-type="float">
            <text:p>56887</text:p>
          </table:table-cell>
          <table:table-cell office:value-type="float" office:value="56782" calcext:value-type="float">
            <text:p>56782</text:p>
          </table:table-cell>
          <table:table-cell office:value-type="float" office:value="56678" calcext:value-type="float">
            <text:p>56678</text:p>
          </table:table-cell>
          <table:table-cell office:value-type="float" office:value="56370" calcext:value-type="float">
            <text:p>56370</text:p>
          </table:table-cell>
          <table:table-cell office:value-type="float" office:value="56085" calcext:value-type="float">
            <text:p>56085</text:p>
          </table:table-cell>
          <table:table-cell office:value-type="float" office:value="55835" calcext:value-type="float">
            <text:p>55835</text:p>
          </table:table-cell>
          <table:table-cell table:formula="of:=LEFT([.A237]; 2)" office:value-type="string" office:string-value="22" calcext:value-type="string">
            <text:p>22</text:p>
          </table:table-cell>
          <table:table-cell table:formula="of:=RIGHT([.A237]; 2)" office:value-type="string" office:string-value="03" calcext:value-type="string">
            <text:p>03</text:p>
          </table:table-cell>
          <table:table-cell table:formula="of:=IF(INT([.I237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</text:p>
          </table:table-cell>
          <table:table-cell office:value-type="float" office:value="109394" calcext:value-type="float">
            <text:p>109394</text:p>
          </table:table-cell>
          <table:table-cell office:value-type="float" office:value="111675" calcext:value-type="float">
            <text:p>111675</text:p>
          </table:table-cell>
          <table:table-cell office:value-type="float" office:value="113983" calcext:value-type="float">
            <text:p>113983</text:p>
          </table:table-cell>
          <table:table-cell office:value-type="float" office:value="116199" calcext:value-type="float">
            <text:p>116199</text:p>
          </table:table-cell>
          <table:table-cell office:value-type="float" office:value="118489" calcext:value-type="float">
            <text:p>118489</text:p>
          </table:table-cell>
          <table:table-cell office:value-type="float" office:value="120327" calcext:value-type="float">
            <text:p>120327</text:p>
          </table:table-cell>
          <table:table-cell table:formula="of:=LEFT([.A238]; 2)" office:value-type="string" office:string-value="22" calcext:value-type="string">
            <text:p>22</text:p>
          </table:table-cell>
          <table:table-cell table:formula="of:=RIGHT([.A238]; 2)" office:value-type="string" office:string-value="04" calcext:value-type="string">
            <text:p>04</text:p>
          </table:table-cell>
          <table:table-cell table:formula="of:=IF(INT([.I238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5</text:p>
          </table:table-cell>
          <table:table-cell office:value-type="float" office:value="128925" calcext:value-type="float">
            <text:p>128925</text:p>
          </table:table-cell>
          <table:table-cell office:value-type="float" office:value="131071" calcext:value-type="float">
            <text:p>131071</text:p>
          </table:table-cell>
          <table:table-cell office:value-type="float" office:value="133841" calcext:value-type="float">
            <text:p>133841</text:p>
          </table:table-cell>
          <table:table-cell office:value-type="float" office:value="136619" calcext:value-type="float">
            <text:p>136619</text:p>
          </table:table-cell>
          <table:table-cell office:value-type="float" office:value="139397" calcext:value-type="float">
            <text:p>139397</text:p>
          </table:table-cell>
          <table:table-cell office:value-type="float" office:value="141892" calcext:value-type="float">
            <text:p>141892</text:p>
          </table:table-cell>
          <table:table-cell table:formula="of:=LEFT([.A239]; 2)" office:value-type="string" office:string-value="22" calcext:value-type="string">
            <text:p>22</text:p>
          </table:table-cell>
          <table:table-cell table:formula="of:=RIGHT([.A239]; 2)" office:value-type="string" office:string-value="05" calcext:value-type="string">
            <text:p>05</text:p>
          </table:table-cell>
          <table:table-cell table:formula="of:=IF(INT([.I23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6</text:p>
          </table:table-cell>
          <table:table-cell office:value-type="float" office:value="71624" calcext:value-type="float">
            <text:p>71624</text:p>
          </table:table-cell>
          <table:table-cell office:value-type="float" office:value="71771" calcext:value-type="float">
            <text:p>71771</text:p>
          </table:table-cell>
          <table:table-cell office:value-type="float" office:value="72311" calcext:value-type="float">
            <text:p>72311</text:p>
          </table:table-cell>
          <table:table-cell office:value-type="float" office:value="72528" calcext:value-type="float">
            <text:p>72528</text:p>
          </table:table-cell>
          <table:table-cell office:value-type="float" office:value="72688" calcext:value-type="float">
            <text:p>72688</text:p>
          </table:table-cell>
          <table:table-cell office:value-type="float" office:value="72923" calcext:value-type="float">
            <text:p>72923</text:p>
          </table:table-cell>
          <table:table-cell table:formula="of:=LEFT([.A240]; 2)" office:value-type="string" office:string-value="22" calcext:value-type="string">
            <text:p>22</text:p>
          </table:table-cell>
          <table:table-cell table:formula="of:=RIGHT([.A240]; 2)" office:value-type="string" office:string-value="06" calcext:value-type="string">
            <text:p>06</text:p>
          </table:table-cell>
          <table:table-cell table:formula="of:=IF(INT([.I24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7</text:p>
          </table:table-cell>
          <table:table-cell office:value-type="float" office:value="83464" calcext:value-type="float">
            <text:p>83464</text:p>
          </table:table-cell>
          <table:table-cell office:value-type="float" office:value="83495" calcext:value-type="float">
            <text:p>83495</text:p>
          </table:table-cell>
          <table:table-cell office:value-type="float" office:value="83423" calcext:value-type="float">
            <text:p>83423</text:p>
          </table:table-cell>
          <table:table-cell office:value-type="float" office:value="83291" calcext:value-type="float">
            <text:p>83291</text:p>
          </table:table-cell>
          <table:table-cell office:value-type="float" office:value="83174" calcext:value-type="float">
            <text:p>83174</text:p>
          </table:table-cell>
          <table:table-cell office:value-type="float" office:value="82963" calcext:value-type="float">
            <text:p>82963</text:p>
          </table:table-cell>
          <table:table-cell table:formula="of:=LEFT([.A241]; 2)" office:value-type="string" office:string-value="22" calcext:value-type="string">
            <text:p>22</text:p>
          </table:table-cell>
          <table:table-cell table:formula="of:=RIGHT([.A241]; 2)" office:value-type="string" office:string-value="07" calcext:value-type="string">
            <text:p>07</text:p>
          </table:table-cell>
          <table:table-cell table:formula="of:=IF(INT([.I24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8</text:p>
          </table:table-cell>
          <table:table-cell office:value-type="float" office:value="66187" calcext:value-type="float">
            <text:p>66187</text:p>
          </table:table-cell>
          <table:table-cell office:value-type="float" office:value="66177" calcext:value-type="float">
            <text:p>66177</text:p>
          </table:table-cell>
          <table:table-cell office:value-type="float" office:value="66333" calcext:value-type="float">
            <text:p>66333</text:p>
          </table:table-cell>
          <table:table-cell office:value-type="float" office:value="66280" calcext:value-type="float">
            <text:p>66280</text:p>
          </table:table-cell>
          <table:table-cell office:value-type="float" office:value="66115" calcext:value-type="float">
            <text:p>66115</text:p>
          </table:table-cell>
          <table:table-cell office:value-type="float" office:value="66083" calcext:value-type="float">
            <text:p>66083</text:p>
          </table:table-cell>
          <table:table-cell table:formula="of:=LEFT([.A242]; 2)" office:value-type="string" office:string-value="22" calcext:value-type="string">
            <text:p>22</text:p>
          </table:table-cell>
          <table:table-cell table:formula="of:=RIGHT([.A242]; 2)" office:value-type="string" office:string-value="08" calcext:value-type="string">
            <text:p>08</text:p>
          </table:table-cell>
          <table:table-cell table:formula="of:=IF(INT([.I242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9</text:p>
          </table:table-cell>
          <table:table-cell office:value-type="float" office:value="64311" calcext:value-type="float">
            <text:p>64311</text:p>
          </table:table-cell>
          <table:table-cell office:value-type="float" office:value="64011" calcext:value-type="float">
            <text:p>64011</text:p>
          </table:table-cell>
          <table:table-cell office:value-type="float" office:value="63911" calcext:value-type="float">
            <text:p>63911</text:p>
          </table:table-cell>
          <table:table-cell office:value-type="float" office:value="63748" calcext:value-type="float">
            <text:p>63748</text:p>
          </table:table-cell>
          <table:table-cell office:value-type="float" office:value="63470" calcext:value-type="float">
            <text:p>63470</text:p>
          </table:table-cell>
          <table:table-cell office:value-type="float" office:value="63204" calcext:value-type="float">
            <text:p>63204</text:p>
          </table:table-cell>
          <table:table-cell table:formula="of:=LEFT([.A243]; 2)" office:value-type="string" office:string-value="22" calcext:value-type="string">
            <text:p>22</text:p>
          </table:table-cell>
          <table:table-cell table:formula="of:=RIGHT([.A243]; 2)" office:value-type="string" office:string-value="09" calcext:value-type="string">
            <text:p>09</text:p>
          </table:table-cell>
          <table:table-cell table:formula="of:=IF(INT([.I24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10</text:p>
          </table:table-cell>
          <table:table-cell office:value-type="float" office:value="36154" calcext:value-type="float">
            <text:p>36154</text:p>
          </table:table-cell>
          <table:table-cell office:value-type="float" office:value="36018" calcext:value-type="float">
            <text:p>36018</text:p>
          </table:table-cell>
          <table:table-cell office:value-type="float" office:value="35891" calcext:value-type="float">
            <text:p>35891</text:p>
          </table:table-cell>
          <table:table-cell office:value-type="float" office:value="35746" calcext:value-type="float">
            <text:p>35746</text:p>
          </table:table-cell>
          <table:table-cell office:value-type="float" office:value="35580" calcext:value-type="float">
            <text:p>35580</text:p>
          </table:table-cell>
          <table:table-cell office:value-type="float" office:value="35438" calcext:value-type="float">
            <text:p>35438</text:p>
          </table:table-cell>
          <table:table-cell table:formula="of:=LEFT([.A244]; 2)" office:value-type="string" office:string-value="22" calcext:value-type="string">
            <text:p>22</text:p>
          </table:table-cell>
          <table:table-cell table:formula="of:=RIGHT([.A244]; 2)" office:value-type="string" office:string-value="10" calcext:value-type="string">
            <text:p>10</text:p>
          </table:table-cell>
          <table:table-cell table:formula="of:=IF(INT([.I244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11</text:p>
          </table:table-cell>
          <table:table-cell office:value-type="float" office:value="83080" calcext:value-type="float">
            <text:p>83080</text:p>
          </table:table-cell>
          <table:table-cell office:value-type="float" office:value="83752" calcext:value-type="float">
            <text:p>83752</text:p>
          </table:table-cell>
          <table:table-cell office:value-type="float" office:value="84687" calcext:value-type="float">
            <text:p>84687</text:p>
          </table:table-cell>
          <table:table-cell office:value-type="float" office:value="85726" calcext:value-type="float">
            <text:p>85726</text:p>
          </table:table-cell>
          <table:table-cell office:value-type="float" office:value="86684" calcext:value-type="float">
            <text:p>86684</text:p>
          </table:table-cell>
          <table:table-cell office:value-type="float" office:value="87568" calcext:value-type="float">
            <text:p>87568</text:p>
          </table:table-cell>
          <table:table-cell table:formula="of:=LEFT([.A245]; 2)" office:value-type="string" office:string-value="22" calcext:value-type="string">
            <text:p>22</text:p>
          </table:table-cell>
          <table:table-cell table:formula="of:=RIGHT([.A245]; 2)" office:value-type="string" office:string-value="11" calcext:value-type="string">
            <text:p>11</text:p>
          </table:table-cell>
          <table:table-cell table:formula="of:=IF(INT([.I245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12</text:p>
          </table:table-cell>
          <table:table-cell office:value-type="float" office:value="98140" calcext:value-type="float">
            <text:p>98140</text:p>
          </table:table-cell>
          <table:table-cell office:value-type="float" office:value="98501" calcext:value-type="float">
            <text:p>98501</text:p>
          </table:table-cell>
          <table:table-cell office:value-type="float" office:value="98737" calcext:value-type="float">
            <text:p>98737</text:p>
          </table:table-cell>
          <table:table-cell office:value-type="float" office:value="98816" calcext:value-type="float">
            <text:p>98816</text:p>
          </table:table-cell>
          <table:table-cell office:value-type="float" office:value="98686" calcext:value-type="float">
            <text:p>98686</text:p>
          </table:table-cell>
          <table:table-cell office:value-type="float" office:value="98832" calcext:value-type="float">
            <text:p>98832</text:p>
          </table:table-cell>
          <table:table-cell table:formula="of:=LEFT([.A246]; 2)" office:value-type="string" office:string-value="22" calcext:value-type="string">
            <text:p>22</text:p>
          </table:table-cell>
          <table:table-cell table:formula="of:=RIGHT([.A246]; 2)" office:value-type="string" office:string-value="12" calcext:value-type="string">
            <text:p>12</text:p>
          </table:table-cell>
          <table:table-cell table:formula="of:=IF(INT([.I246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13</text:p>
          </table:table-cell>
          <table:table-cell office:value-type="float" office:value="127289" calcext:value-type="float">
            <text:p>127289</text:p>
          </table:table-cell>
          <table:table-cell office:value-type="float" office:value="127502" calcext:value-type="float">
            <text:p>127502</text:p>
          </table:table-cell>
          <table:table-cell office:value-type="float" office:value="127868" calcext:value-type="float">
            <text:p>127868</text:p>
          </table:table-cell>
          <table:table-cell office:value-type="float" office:value="128004" calcext:value-type="float">
            <text:p>128004</text:p>
          </table:table-cell>
          <table:table-cell office:value-type="float" office:value="128186" calcext:value-type="float">
            <text:p>128186</text:p>
          </table:table-cell>
          <table:table-cell office:value-type="float" office:value="128210" calcext:value-type="float">
            <text:p>128210</text:p>
          </table:table-cell>
          <table:table-cell table:formula="of:=LEFT([.A247]; 2)" office:value-type="string" office:string-value="22" calcext:value-type="string">
            <text:p>22</text:p>
          </table:table-cell>
          <table:table-cell table:formula="of:=RIGHT([.A247]; 2)" office:value-type="string" office:string-value="13" calcext:value-type="string">
            <text:p>13</text:p>
          </table:table-cell>
          <table:table-cell table:formula="of:=IF(INT([.I247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16</text:p>
          </table:table-cell>
          <table:table-cell office:value-type="float" office:value="42377" calcext:value-type="float">
            <text:p>42377</text:p>
          </table:table-cell>
          <table:table-cell office:value-type="float" office:value="42250" calcext:value-type="float">
            <text:p>42250</text:p>
          </table:table-cell>
          <table:table-cell office:value-type="float" office:value="41946" calcext:value-type="float">
            <text:p>41946</text:p>
          </table:table-cell>
          <table:table-cell office:value-type="float" office:value="41569" calcext:value-type="float">
            <text:p>41569</text:p>
          </table:table-cell>
          <table:table-cell office:value-type="float" office:value="41302" calcext:value-type="float">
            <text:p>41302</text:p>
          </table:table-cell>
          <table:table-cell office:value-type="float" office:value="41104" calcext:value-type="float">
            <text:p>41104</text:p>
          </table:table-cell>
          <table:table-cell table:formula="of:=LEFT([.A248]; 2)" office:value-type="string" office:string-value="22" calcext:value-type="string">
            <text:p>22</text:p>
          </table:table-cell>
          <table:table-cell table:formula="of:=RIGHT([.A248]; 2)" office:value-type="string" office:string-value="16" calcext:value-type="string">
            <text:p>16</text:p>
          </table:table-cell>
          <table:table-cell table:formula="of:=IF(INT([.I248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14</text:p>
          </table:table-cell>
          <table:table-cell office:value-type="float" office:value="115610" calcext:value-type="float">
            <text:p>115610</text:p>
          </table:table-cell>
          <table:table-cell office:value-type="float" office:value="115836" calcext:value-type="float">
            <text:p>115836</text:p>
          </table:table-cell>
          <table:table-cell office:value-type="float" office:value="115896" calcext:value-type="float">
            <text:p>115896</text:p>
          </table:table-cell>
          <table:table-cell office:value-type="float" office:value="115876" calcext:value-type="float">
            <text:p>115876</text:p>
          </table:table-cell>
          <table:table-cell office:value-type="float" office:value="115728" calcext:value-type="float">
            <text:p>115728</text:p>
          </table:table-cell>
          <table:table-cell office:value-type="float" office:value="115220" calcext:value-type="float">
            <text:p>115220</text:p>
          </table:table-cell>
          <table:table-cell table:formula="of:=LEFT([.A249]; 2)" office:value-type="string" office:string-value="22" calcext:value-type="string">
            <text:p>22</text:p>
          </table:table-cell>
          <table:table-cell table:formula="of:=RIGHT([.A249]; 2)" office:value-type="string" office:string-value="14" calcext:value-type="string">
            <text:p>14</text:p>
          </table:table-cell>
          <table:table-cell table:formula="of:=IF(INT([.I24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15</text:p>
          </table:table-cell>
          <table:table-cell office:value-type="float" office:value="209407" calcext:value-type="float">
            <text:p>209407</text:p>
          </table:table-cell>
          <table:table-cell office:value-type="float" office:value="211455" calcext:value-type="float">
            <text:p>211455</text:p>
          </table:table-cell>
          <table:table-cell office:value-type="float" office:value="213803" calcext:value-type="float">
            <text:p>213803</text:p>
          </table:table-cell>
          <table:table-cell office:value-type="float" office:value="215908" calcext:value-type="float">
            <text:p>215908</text:p>
          </table:table-cell>
          <table:table-cell office:value-type="float" office:value="217846" calcext:value-type="float">
            <text:p>217846</text:p>
          </table:table-cell>
          <table:table-cell office:value-type="float" office:value="219457" calcext:value-type="float">
            <text:p>219457</text:p>
          </table:table-cell>
          <table:table-cell table:formula="of:=LEFT([.A250]; 2)" office:value-type="string" office:string-value="22" calcext:value-type="string">
            <text:p>22</text:p>
          </table:table-cell>
          <table:table-cell table:formula="of:=RIGHT([.A250]; 2)" office:value-type="string" office:string-value="15" calcext:value-type="string">
            <text:p>15</text:p>
          </table:table-cell>
          <table:table-cell table:formula="of:=IF(INT([.I25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61</text:p>
          </table:table-cell>
          <table:table-cell office:value-type="float" office:value="462249" calcext:value-type="float">
            <text:p>462249</text:p>
          </table:table-cell>
          <table:table-cell office:value-type="float" office:value="463754" calcext:value-type="float">
            <text:p>463754</text:p>
          </table:table-cell>
          <table:table-cell office:value-type="float" office:value="464254" calcext:value-type="float">
            <text:p>464254</text:p>
          </table:table-cell>
          <table:table-cell office:value-type="float" office:value="466631" calcext:value-type="float">
            <text:p>466631</text:p>
          </table:table-cell>
          <table:table-cell office:value-type="float" office:value="470907" calcext:value-type="float">
            <text:p>470907</text:p>
          </table:table-cell>
          <table:table-cell office:value-type="float" office:value="470805" calcext:value-type="float">
            <text:p>470805</text:p>
          </table:table-cell>
          <table:table-cell table:formula="of:=LEFT([.A251]; 2)" office:value-type="string" office:string-value="22" calcext:value-type="string">
            <text:p>22</text:p>
          </table:table-cell>
          <table:table-cell table:formula="of:=RIGHT([.A251]; 2)" office:value-type="string" office:string-value="61" calcext:value-type="string">
            <text:p>61</text:p>
          </table:table-cell>
          <table:table-cell table:formula="of:=IF(INT([.I251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62</text:p>
          </table:table-cell>
          <table:table-cell office:value-type="float" office:value="247478" calcext:value-type="float">
            <text:p>247478</text:p>
          </table:table-cell>
          <table:table-cell office:value-type="float" office:value="246991" calcext:value-type="float">
            <text:p>246991</text:p>
          </table:table-cell>
          <table:table-cell office:value-type="float" office:value="246306" calcext:value-type="float">
            <text:p>246306</text:p>
          </table:table-cell>
          <table:table-cell office:value-type="float" office:value="246309" calcext:value-type="float">
            <text:p>246309</text:p>
          </table:table-cell>
          <table:table-cell office:value-type="float" office:value="246348" calcext:value-type="float">
            <text:p>246348</text:p>
          </table:table-cell>
          <table:table-cell office:value-type="float" office:value="244969" calcext:value-type="float">
            <text:p>244969</text:p>
          </table:table-cell>
          <table:table-cell table:formula="of:=LEFT([.A252]; 2)" office:value-type="string" office:string-value="22" calcext:value-type="string">
            <text:p>22</text:p>
          </table:table-cell>
          <table:table-cell table:formula="of:=RIGHT([.A252]; 2)" office:value-type="string" office:string-value="62" calcext:value-type="string">
            <text:p>62</text:p>
          </table:table-cell>
          <table:table-cell table:formula="of:=IF(INT([.I252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63</text:p>
          </table:table-cell>
          <table:table-cell office:value-type="float" office:value="92496" calcext:value-type="float">
            <text:p>92496</text:p>
          </table:table-cell>
          <table:table-cell office:value-type="float" office:value="91935" calcext:value-type="float">
            <text:p>91935</text:p>
          </table:table-cell>
          <table:table-cell office:value-type="float" office:value="91465" calcext:value-type="float">
            <text:p>91465</text:p>
          </table:table-cell>
          <table:table-cell office:value-type="float" office:value="91007" calcext:value-type="float">
            <text:p>91007</text:p>
          </table:table-cell>
          <table:table-cell office:value-type="float" office:value="90681" calcext:value-type="float">
            <text:p>90681</text:p>
          </table:table-cell>
          <table:table-cell office:value-type="float" office:value="89780" calcext:value-type="float">
            <text:p>89780</text:p>
          </table:table-cell>
          <table:table-cell table:formula="of:=LEFT([.A253]; 2)" office:value-type="string" office:string-value="22" calcext:value-type="string">
            <text:p>22</text:p>
          </table:table-cell>
          <table:table-cell table:formula="of:=RIGHT([.A253]; 2)" office:value-type="string" office:string-value="63" calcext:value-type="string">
            <text:p>63</text:p>
          </table:table-cell>
          <table:table-cell table:formula="of:=IF(INT([.I253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64</text:p>
          </table:table-cell>
          <table:table-cell office:value-type="float" office:value="37231" calcext:value-type="float">
            <text:p>37231</text:p>
          </table:table-cell>
          <table:table-cell office:value-type="float" office:value="36849" calcext:value-type="float">
            <text:p>36849</text:p>
          </table:table-cell>
          <table:table-cell office:value-type="float" office:value="36533" calcext:value-type="float">
            <text:p>36533</text:p>
          </table:table-cell>
          <table:table-cell office:value-type="float" office:value="36046" calcext:value-type="float">
            <text:p>36046</text:p>
          </table:table-cell>
          <table:table-cell office:value-type="float" office:value="35719" calcext:value-type="float">
            <text:p>35719</text:p>
          </table:table-cell>
          <table:table-cell office:value-type="float" office:value="35286" calcext:value-type="float">
            <text:p>35286</text:p>
          </table:table-cell>
          <table:table-cell table:formula="of:=LEFT([.A254]; 2)" office:value-type="string" office:string-value="22" calcext:value-type="string">
            <text:p>22</text:p>
          </table:table-cell>
          <table:table-cell table:formula="of:=RIGHT([.A254]; 2)" office:value-type="string" office:string-value="64" calcext:value-type="string">
            <text:p>64</text:p>
          </table:table-cell>
          <table:table-cell table:formula="of:=IF(INT([.I254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01</text:p>
          </table:table-cell>
          <table:table-cell office:value-type="float" office:value="150103" calcext:value-type="float">
            <text:p>150103</text:p>
          </table:table-cell>
          <table:table-cell office:value-type="float" office:value="149720" calcext:value-type="float">
            <text:p>149720</text:p>
          </table:table-cell>
          <table:table-cell office:value-type="float" office:value="149316" calcext:value-type="float">
            <text:p>149316</text:p>
          </table:table-cell>
          <table:table-cell office:value-type="float" office:value="148762" calcext:value-type="float">
            <text:p>148762</text:p>
          </table:table-cell>
          <table:table-cell office:value-type="float" office:value="148089" calcext:value-type="float">
            <text:p>148089</text:p>
          </table:table-cell>
          <table:table-cell office:value-type="float" office:value="147259" calcext:value-type="float">
            <text:p>147259</text:p>
          </table:table-cell>
          <table:table-cell table:formula="of:=LEFT([.A255]; 2)" office:value-type="string" office:string-value="24" calcext:value-type="string">
            <text:p>24</text:p>
          </table:table-cell>
          <table:table-cell table:formula="of:=RIGHT([.A255]; 2)" office:value-type="string" office:string-value="01" calcext:value-type="string">
            <text:p>01</text:p>
          </table:table-cell>
          <table:table-cell table:formula="of:=IF(INT([.I255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02</text:p>
          </table:table-cell>
          <table:table-cell office:value-type="float" office:value="162128" calcext:value-type="float">
            <text:p>162128</text:p>
          </table:table-cell>
          <table:table-cell office:value-type="float" office:value="162926" calcext:value-type="float">
            <text:p>162926</text:p>
          </table:table-cell>
          <table:table-cell office:value-type="float" office:value="164003" calcext:value-type="float">
            <text:p>164003</text:p>
          </table:table-cell>
          <table:table-cell office:value-type="float" office:value="165000" calcext:value-type="float">
            <text:p>165000</text:p>
          </table:table-cell>
          <table:table-cell office:value-type="float" office:value="165960" calcext:value-type="float">
            <text:p>165960</text:p>
          </table:table-cell>
          <table:table-cell office:value-type="float" office:value="166348" calcext:value-type="float">
            <text:p>166348</text:p>
          </table:table-cell>
          <table:table-cell table:formula="of:=LEFT([.A256]; 2)" office:value-type="string" office:string-value="24" calcext:value-type="string">
            <text:p>24</text:p>
          </table:table-cell>
          <table:table-cell table:formula="of:=RIGHT([.A256]; 2)" office:value-type="string" office:string-value="02" calcext:value-type="string">
            <text:p>02</text:p>
          </table:table-cell>
          <table:table-cell table:formula="of:=IF(INT([.I256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14</text:p>
          </table:table-cell>
          <table:table-cell office:value-type="float" office:value="58973" calcext:value-type="float">
            <text:p>58973</text:p>
          </table:table-cell>
          <table:table-cell office:value-type="float" office:value="59154" calcext:value-type="float">
            <text:p>59154</text:p>
          </table:table-cell>
          <table:table-cell office:value-type="float" office:value="59550" calcext:value-type="float">
            <text:p>59550</text:p>
          </table:table-cell>
          <table:table-cell office:value-type="float" office:value="59760" calcext:value-type="float">
            <text:p>59760</text:p>
          </table:table-cell>
          <table:table-cell office:value-type="float" office:value="59776" calcext:value-type="float">
            <text:p>59776</text:p>
          </table:table-cell>
          <table:table-cell office:value-type="float" office:value="59823" calcext:value-type="float">
            <text:p>59823</text:p>
          </table:table-cell>
          <table:table-cell table:formula="of:=LEFT([.A257]; 2)" office:value-type="string" office:string-value="24" calcext:value-type="string">
            <text:p>24</text:p>
          </table:table-cell>
          <table:table-cell table:formula="of:=RIGHT([.A257]; 2)" office:value-type="string" office:string-value="14" calcext:value-type="string">
            <text:p>14</text:p>
          </table:table-cell>
          <table:table-cell table:formula="of:=IF(INT([.I257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03</text:p>
          </table:table-cell>
          <table:table-cell office:value-type="float" office:value="177562" calcext:value-type="float">
            <text:p>177562</text:p>
          </table:table-cell>
          <table:table-cell office:value-type="float" office:value="177863" calcext:value-type="float">
            <text:p>177863</text:p>
          </table:table-cell>
          <table:table-cell office:value-type="float" office:value="178251" calcext:value-type="float">
            <text:p>178251</text:p>
          </table:table-cell>
          <table:table-cell office:value-type="float" office:value="178139" calcext:value-type="float">
            <text:p>178139</text:p>
          </table:table-cell>
          <table:table-cell office:value-type="float" office:value="178191" calcext:value-type="float">
            <text:p>178191</text:p>
          </table:table-cell>
          <table:table-cell office:value-type="float" office:value="177536" calcext:value-type="float">
            <text:p>177536</text:p>
          </table:table-cell>
          <table:table-cell table:formula="of:=LEFT([.A258]; 2)" office:value-type="string" office:string-value="24" calcext:value-type="string">
            <text:p>24</text:p>
          </table:table-cell>
          <table:table-cell table:formula="of:=RIGHT([.A258]; 2)" office:value-type="string" office:string-value="03" calcext:value-type="string">
            <text:p>03</text:p>
          </table:table-cell>
          <table:table-cell table:formula="of:=IF(INT([.I258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04</text:p>
          </table:table-cell>
          <table:table-cell office:value-type="float" office:value="135633" calcext:value-type="float">
            <text:p>135633</text:p>
          </table:table-cell>
          <table:table-cell office:value-type="float" office:value="135611" calcext:value-type="float">
            <text:p>135611</text:p>
          </table:table-cell>
          <table:table-cell office:value-type="float" office:value="135227" calcext:value-type="float">
            <text:p>135227</text:p>
          </table:table-cell>
          <table:table-cell office:value-type="float" office:value="134919" calcext:value-type="float">
            <text:p>134919</text:p>
          </table:table-cell>
          <table:table-cell office:value-type="float" office:value="134555" calcext:value-type="float">
            <text:p>134555</text:p>
          </table:table-cell>
          <table:table-cell office:value-type="float" office:value="134106" calcext:value-type="float">
            <text:p>134106</text:p>
          </table:table-cell>
          <table:table-cell table:formula="of:=LEFT([.A259]; 2)" office:value-type="string" office:string-value="24" calcext:value-type="string">
            <text:p>24</text:p>
          </table:table-cell>
          <table:table-cell table:formula="of:=RIGHT([.A259]; 2)" office:value-type="string" office:string-value="04" calcext:value-type="string">
            <text:p>04</text:p>
          </table:table-cell>
          <table:table-cell table:formula="of:=IF(INT([.I25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05</text:p>
          </table:table-cell>
          <table:table-cell office:value-type="float" office:value="115179" calcext:value-type="float">
            <text:p>115179</text:p>
          </table:table-cell>
          <table:table-cell office:value-type="float" office:value="115360" calcext:value-type="float">
            <text:p>115360</text:p>
          </table:table-cell>
          <table:table-cell office:value-type="float" office:value="115647" calcext:value-type="float">
            <text:p>115647</text:p>
          </table:table-cell>
          <table:table-cell office:value-type="float" office:value="115558" calcext:value-type="float">
            <text:p>115558</text:p>
          </table:table-cell>
          <table:table-cell office:value-type="float" office:value="115528" calcext:value-type="float">
            <text:p>115528</text:p>
          </table:table-cell>
          <table:table-cell office:value-type="float" office:value="115416" calcext:value-type="float">
            <text:p>115416</text:p>
          </table:table-cell>
          <table:table-cell table:formula="of:=LEFT([.A260]; 2)" office:value-type="string" office:string-value="24" calcext:value-type="string">
            <text:p>24</text:p>
          </table:table-cell>
          <table:table-cell table:formula="of:=RIGHT([.A260]; 2)" office:value-type="string" office:string-value="05" calcext:value-type="string">
            <text:p>05</text:p>
          </table:table-cell>
          <table:table-cell table:formula="of:=IF(INT([.I26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06</text:p>
          </table:table-cell>
          <table:table-cell office:value-type="float" office:value="85256" calcext:value-type="float">
            <text:p>85256</text:p>
          </table:table-cell>
          <table:table-cell office:value-type="float" office:value="85180" calcext:value-type="float">
            <text:p>85180</text:p>
          </table:table-cell>
          <table:table-cell office:value-type="float" office:value="85094" calcext:value-type="float">
            <text:p>85094</text:p>
          </table:table-cell>
          <table:table-cell office:value-type="float" office:value="84924" calcext:value-type="float">
            <text:p>84924</text:p>
          </table:table-cell>
          <table:table-cell office:value-type="float" office:value="84591" calcext:value-type="float">
            <text:p>84591</text:p>
          </table:table-cell>
          <table:table-cell office:value-type="float" office:value="84330" calcext:value-type="float">
            <text:p>84330</text:p>
          </table:table-cell>
          <table:table-cell table:formula="of:=LEFT([.A261]; 2)" office:value-type="string" office:string-value="24" calcext:value-type="string">
            <text:p>24</text:p>
          </table:table-cell>
          <table:table-cell table:formula="of:=RIGHT([.A261]; 2)" office:value-type="string" office:string-value="06" calcext:value-type="string">
            <text:p>06</text:p>
          </table:table-cell>
          <table:table-cell table:formula="of:=IF(INT([.I26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07</text:p>
          </table:table-cell>
          <table:table-cell office:value-type="float" office:value="76951" calcext:value-type="float">
            <text:p>76951</text:p>
          </table:table-cell>
          <table:table-cell office:value-type="float" office:value="76837" calcext:value-type="float">
            <text:p>76837</text:p>
          </table:table-cell>
          <table:table-cell office:value-type="float" office:value="76768" calcext:value-type="float">
            <text:p>76768</text:p>
          </table:table-cell>
          <table:table-cell office:value-type="float" office:value="76593" calcext:value-type="float">
            <text:p>76593</text:p>
          </table:table-cell>
          <table:table-cell office:value-type="float" office:value="76451" calcext:value-type="float">
            <text:p>76451</text:p>
          </table:table-cell>
          <table:table-cell office:value-type="float" office:value="76109" calcext:value-type="float">
            <text:p>76109</text:p>
          </table:table-cell>
          <table:table-cell table:formula="of:=LEFT([.A262]; 2)" office:value-type="string" office:string-value="24" calcext:value-type="string">
            <text:p>24</text:p>
          </table:table-cell>
          <table:table-cell table:formula="of:=RIGHT([.A262]; 2)" office:value-type="string" office:string-value="07" calcext:value-type="string">
            <text:p>07</text:p>
          </table:table-cell>
          <table:table-cell table:formula="of:=IF(INT([.I262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08</text:p>
          </table:table-cell>
          <table:table-cell office:value-type="float" office:value="96473" calcext:value-type="float">
            <text:p>96473</text:p>
          </table:table-cell>
          <table:table-cell office:value-type="float" office:value="97039" calcext:value-type="float">
            <text:p>97039</text:p>
          </table:table-cell>
          <table:table-cell office:value-type="float" office:value="97689" calcext:value-type="float">
            <text:p>97689</text:p>
          </table:table-cell>
          <table:table-cell office:value-type="float" office:value="98373" calcext:value-type="float">
            <text:p>98373</text:p>
          </table:table-cell>
          <table:table-cell office:value-type="float" office:value="98990" calcext:value-type="float">
            <text:p>98990</text:p>
          </table:table-cell>
          <table:table-cell office:value-type="float" office:value="99202" calcext:value-type="float">
            <text:p>99202</text:p>
          </table:table-cell>
          <table:table-cell table:formula="of:=LEFT([.A263]; 2)" office:value-type="string" office:string-value="24" calcext:value-type="string">
            <text:p>24</text:p>
          </table:table-cell>
          <table:table-cell table:formula="of:=RIGHT([.A263]; 2)" office:value-type="string" office:string-value="08" calcext:value-type="string">
            <text:p>08</text:p>
          </table:table-cell>
          <table:table-cell table:formula="of:=IF(INT([.I26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09</text:p>
          </table:table-cell>
          <table:table-cell office:value-type="float" office:value="71784" calcext:value-type="float">
            <text:p>71784</text:p>
          </table:table-cell>
          <table:table-cell office:value-type="float" office:value="71670" calcext:value-type="float">
            <text:p>71670</text:p>
          </table:table-cell>
          <table:table-cell office:value-type="float" office:value="71396" calcext:value-type="float">
            <text:p>71396</text:p>
          </table:table-cell>
          <table:table-cell office:value-type="float" office:value="71119" calcext:value-type="float">
            <text:p>71119</text:p>
          </table:table-cell>
          <table:table-cell office:value-type="float" office:value="70880" calcext:value-type="float">
            <text:p>70880</text:p>
          </table:table-cell>
          <table:table-cell office:value-type="float" office:value="70486" calcext:value-type="float">
            <text:p>70486</text:p>
          </table:table-cell>
          <table:table-cell table:formula="of:=LEFT([.A264]; 2)" office:value-type="string" office:string-value="24" calcext:value-type="string">
            <text:p>24</text:p>
          </table:table-cell>
          <table:table-cell table:formula="of:=RIGHT([.A264]; 2)" office:value-type="string" office:string-value="09" calcext:value-type="string">
            <text:p>09</text:p>
          </table:table-cell>
          <table:table-cell table:formula="of:=IF(INT([.I264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10</text:p>
          </table:table-cell>
          <table:table-cell office:value-type="float" office:value="109836" calcext:value-type="float">
            <text:p>109836</text:p>
          </table:table-cell>
          <table:table-cell office:value-type="float" office:value="110215" calcext:value-type="float">
            <text:p>110215</text:p>
          </table:table-cell>
          <table:table-cell office:value-type="float" office:value="110626" calcext:value-type="float">
            <text:p>110626</text:p>
          </table:table-cell>
          <table:table-cell office:value-type="float" office:value="111202" calcext:value-type="float">
            <text:p>111202</text:p>
          </table:table-cell>
          <table:table-cell office:value-type="float" office:value="111539" calcext:value-type="float">
            <text:p>111539</text:p>
          </table:table-cell>
          <table:table-cell office:value-type="float" office:value="111814" calcext:value-type="float">
            <text:p>111814</text:p>
          </table:table-cell>
          <table:table-cell table:formula="of:=LEFT([.A265]; 2)" office:value-type="string" office:string-value="24" calcext:value-type="string">
            <text:p>24</text:p>
          </table:table-cell>
          <table:table-cell table:formula="of:=RIGHT([.A265]; 2)" office:value-type="string" office:string-value="10" calcext:value-type="string">
            <text:p>10</text:p>
          </table:table-cell>
          <table:table-cell table:formula="of:=IF(INT([.I265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11</text:p>
          </table:table-cell>
          <table:table-cell office:value-type="float" office:value="109161" calcext:value-type="float">
            <text:p>109161</text:p>
          </table:table-cell>
          <table:table-cell office:value-type="float" office:value="109111" calcext:value-type="float">
            <text:p>109111</text:p>
          </table:table-cell>
          <table:table-cell office:value-type="float" office:value="108918" calcext:value-type="float">
            <text:p>108918</text:p>
          </table:table-cell>
          <table:table-cell office:value-type="float" office:value="108513" calcext:value-type="float">
            <text:p>108513</text:p>
          </table:table-cell>
          <table:table-cell office:value-type="float" office:value="108211" calcext:value-type="float">
            <text:p>108211</text:p>
          </table:table-cell>
          <table:table-cell office:value-type="float" office:value="107410" calcext:value-type="float">
            <text:p>107410</text:p>
          </table:table-cell>
          <table:table-cell table:formula="of:=LEFT([.A266]; 2)" office:value-type="string" office:string-value="24" calcext:value-type="string">
            <text:p>24</text:p>
          </table:table-cell>
          <table:table-cell table:formula="of:=RIGHT([.A266]; 2)" office:value-type="string" office:string-value="11" calcext:value-type="string">
            <text:p>11</text:p>
          </table:table-cell>
          <table:table-cell table:formula="of:=IF(INT([.I266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12</text:p>
          </table:table-cell>
          <table:table-cell office:value-type="float" office:value="77431" calcext:value-type="float">
            <text:p>77431</text:p>
          </table:table-cell>
          <table:table-cell office:value-type="float" office:value="77703" calcext:value-type="float">
            <text:p>77703</text:p>
          </table:table-cell>
          <table:table-cell office:value-type="float" office:value="77942" calcext:value-type="float">
            <text:p>77942</text:p>
          </table:table-cell>
          <table:table-cell office:value-type="float" office:value="78104" calcext:value-type="float">
            <text:p>78104</text:p>
          </table:table-cell>
          <table:table-cell office:value-type="float" office:value="78213" calcext:value-type="float">
            <text:p>78213</text:p>
          </table:table-cell>
          <table:table-cell office:value-type="float" office:value="78166" calcext:value-type="float">
            <text:p>78166</text:p>
          </table:table-cell>
          <table:table-cell table:formula="of:=LEFT([.A267]; 2)" office:value-type="string" office:string-value="24" calcext:value-type="string">
            <text:p>24</text:p>
          </table:table-cell>
          <table:table-cell table:formula="of:=RIGHT([.A267]; 2)" office:value-type="string" office:string-value="12" calcext:value-type="string">
            <text:p>12</text:p>
          </table:table-cell>
          <table:table-cell table:formula="of:=IF(INT([.I267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13</text:p>
          </table:table-cell>
          <table:table-cell office:value-type="float" office:value="138837" calcext:value-type="float">
            <text:p>138837</text:p>
          </table:table-cell>
          <table:table-cell office:value-type="float" office:value="139079" calcext:value-type="float">
            <text:p>139079</text:p>
          </table:table-cell>
          <table:table-cell office:value-type="float" office:value="139300" calcext:value-type="float">
            <text:p>139300</text:p>
          </table:table-cell>
          <table:table-cell office:value-type="float" office:value="139833" calcext:value-type="float">
            <text:p>139833</text:p>
          </table:table-cell>
          <table:table-cell office:value-type="float" office:value="140519" calcext:value-type="float">
            <text:p>140519</text:p>
          </table:table-cell>
          <table:table-cell office:value-type="float" office:value="140780" calcext:value-type="float">
            <text:p>140780</text:p>
          </table:table-cell>
          <table:table-cell table:formula="of:=LEFT([.A268]; 2)" office:value-type="string" office:string-value="24" calcext:value-type="string">
            <text:p>24</text:p>
          </table:table-cell>
          <table:table-cell table:formula="of:=RIGHT([.A268]; 2)" office:value-type="string" office:string-value="13" calcext:value-type="string">
            <text:p>13</text:p>
          </table:table-cell>
          <table:table-cell table:formula="of:=IF(INT([.I268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15</text:p>
          </table:table-cell>
          <table:table-cell office:value-type="float" office:value="157831" calcext:value-type="float">
            <text:p>157831</text:p>
          </table:table-cell>
          <table:table-cell office:value-type="float" office:value="157886" calcext:value-type="float">
            <text:p>157886</text:p>
          </table:table-cell>
          <table:table-cell office:value-type="float" office:value="157767" calcext:value-type="float">
            <text:p>157767</text:p>
          </table:table-cell>
          <table:table-cell office:value-type="float" office:value="157616" calcext:value-type="float">
            <text:p>157616</text:p>
          </table:table-cell>
          <table:table-cell office:value-type="float" office:value="157088" calcext:value-type="float">
            <text:p>157088</text:p>
          </table:table-cell>
          <table:table-cell office:value-type="float" office:value="156579" calcext:value-type="float">
            <text:p>156579</text:p>
          </table:table-cell>
          <table:table-cell table:formula="of:=LEFT([.A269]; 2)" office:value-type="string" office:string-value="24" calcext:value-type="string">
            <text:p>24</text:p>
          </table:table-cell>
          <table:table-cell table:formula="of:=RIGHT([.A269]; 2)" office:value-type="string" office:string-value="15" calcext:value-type="string">
            <text:p>15</text:p>
          </table:table-cell>
          <table:table-cell table:formula="of:=IF(INT([.I26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16</text:p>
          </table:table-cell>
          <table:table-cell office:value-type="float" office:value="120270" calcext:value-type="float">
            <text:p>120270</text:p>
          </table:table-cell>
          <table:table-cell office:value-type="float" office:value="119750" calcext:value-type="float">
            <text:p>119750</text:p>
          </table:table-cell>
          <table:table-cell office:value-type="float" office:value="119101" calcext:value-type="float">
            <text:p>119101</text:p>
          </table:table-cell>
          <table:table-cell office:value-type="float" office:value="118434" calcext:value-type="float">
            <text:p>118434</text:p>
          </table:table-cell>
          <table:table-cell office:value-type="float" office:value="117624" calcext:value-type="float">
            <text:p>117624</text:p>
          </table:table-cell>
          <table:table-cell office:value-type="float" office:value="116672" calcext:value-type="float">
            <text:p>116672</text:p>
          </table:table-cell>
          <table:table-cell table:formula="of:=LEFT([.A270]; 2)" office:value-type="string" office:string-value="24" calcext:value-type="string">
            <text:p>24</text:p>
          </table:table-cell>
          <table:table-cell table:formula="of:=RIGHT([.A270]; 2)" office:value-type="string" office:string-value="16" calcext:value-type="string">
            <text:p>16</text:p>
          </table:table-cell>
          <table:table-cell table:formula="of:=IF(INT([.I27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17</text:p>
          </table:table-cell>
          <table:table-cell office:value-type="float" office:value="153047" calcext:value-type="float">
            <text:p>153047</text:p>
          </table:table-cell>
          <table:table-cell office:value-type="float" office:value="153197" calcext:value-type="float">
            <text:p>153197</text:p>
          </table:table-cell>
          <table:table-cell office:value-type="float" office:value="153187" calcext:value-type="float">
            <text:p>153187</text:p>
          </table:table-cell>
          <table:table-cell office:value-type="float" office:value="153226" calcext:value-type="float">
            <text:p>153226</text:p>
          </table:table-cell>
          <table:table-cell office:value-type="float" office:value="152756" calcext:value-type="float">
            <text:p>152756</text:p>
          </table:table-cell>
          <table:table-cell office:value-type="float" office:value="152199" calcext:value-type="float">
            <text:p>152199</text:p>
          </table:table-cell>
          <table:table-cell table:formula="of:=LEFT([.A271]; 2)" office:value-type="string" office:string-value="24" calcext:value-type="string">
            <text:p>24</text:p>
          </table:table-cell>
          <table:table-cell table:formula="of:=RIGHT([.A271]; 2)" office:value-type="string" office:string-value="17" calcext:value-type="string">
            <text:p>17</text:p>
          </table:table-cell>
          <table:table-cell table:formula="of:=IF(INT([.I27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61</text:p>
          </table:table-cell>
          <table:table-cell office:value-type="float" office:value="172591" calcext:value-type="float">
            <text:p>172591</text:p>
          </table:table-cell>
          <table:table-cell office:value-type="float" office:value="172030" calcext:value-type="float">
            <text:p>172030</text:p>
          </table:table-cell>
          <table:table-cell office:value-type="float" office:value="171505" calcext:value-type="float">
            <text:p>171505</text:p>
          </table:table-cell>
          <table:table-cell office:value-type="float" office:value="171259" calcext:value-type="float">
            <text:p>171259</text:p>
          </table:table-cell>
          <table:table-cell office:value-type="float" office:value="170663" calcext:value-type="float">
            <text:p>170663</text:p>
          </table:table-cell>
          <table:table-cell office:value-type="float" office:value="169756" calcext:value-type="float">
            <text:p>169756</text:p>
          </table:table-cell>
          <table:table-cell table:formula="of:=LEFT([.A272]; 2)" office:value-type="string" office:string-value="24" calcext:value-type="string">
            <text:p>24</text:p>
          </table:table-cell>
          <table:table-cell table:formula="of:=RIGHT([.A272]; 2)" office:value-type="string" office:string-value="61" calcext:value-type="string">
            <text:p>61</text:p>
          </table:table-cell>
          <table:table-cell table:formula="of:=IF(INT([.I272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62</text:p>
          </table:table-cell>
          <table:table-cell office:value-type="float" office:value="170761" calcext:value-type="float">
            <text:p>170761</text:p>
          </table:table-cell>
          <table:table-cell office:value-type="float" office:value="169617" calcext:value-type="float">
            <text:p>169617</text:p>
          </table:table-cell>
          <table:table-cell office:value-type="float" office:value="168394" calcext:value-type="float">
            <text:p>168394</text:p>
          </table:table-cell>
          <table:table-cell office:value-type="float" office:value="166795" calcext:value-type="float">
            <text:p>166795</text:p>
          </table:table-cell>
          <table:table-cell office:value-type="float" office:value="165263" calcext:value-type="float">
            <text:p>165263</text:p>
          </table:table-cell>
          <table:table-cell office:value-type="float" office:value="163255" calcext:value-type="float">
            <text:p>163255</text:p>
          </table:table-cell>
          <table:table-cell table:formula="of:=LEFT([.A273]; 2)" office:value-type="string" office:string-value="24" calcext:value-type="string">
            <text:p>24</text:p>
          </table:table-cell>
          <table:table-cell table:formula="of:=RIGHT([.A273]; 2)" office:value-type="string" office:string-value="62" calcext:value-type="string">
            <text:p>62</text:p>
          </table:table-cell>
          <table:table-cell table:formula="of:=IF(INT([.I273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63</text:p>
          </table:table-cell>
          <table:table-cell office:value-type="float" office:value="109757" calcext:value-type="float">
            <text:p>109757</text:p>
          </table:table-cell>
          <table:table-cell office:value-type="float" office:value="109398" calcext:value-type="float">
            <text:p>109398</text:p>
          </table:table-cell>
          <table:table-cell office:value-type="float" office:value="109021" calcext:value-type="float">
            <text:p>109021</text:p>
          </table:table-cell>
          <table:table-cell office:value-type="float" office:value="108434" calcext:value-type="float">
            <text:p>108434</text:p>
          </table:table-cell>
          <table:table-cell office:value-type="float" office:value="107807" calcext:value-type="float">
            <text:p>107807</text:p>
          </table:table-cell>
          <table:table-cell office:value-type="float" office:value="106846" calcext:value-type="float">
            <text:p>106846</text:p>
          </table:table-cell>
          <table:table-cell table:formula="of:=LEFT([.A274]; 2)" office:value-type="string" office:string-value="24" calcext:value-type="string">
            <text:p>24</text:p>
          </table:table-cell>
          <table:table-cell table:formula="of:=RIGHT([.A274]; 2)" office:value-type="string" office:string-value="63" calcext:value-type="string">
            <text:p>63</text:p>
          </table:table-cell>
          <table:table-cell table:formula="of:=IF(INT([.I274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64</text:p>
          </table:table-cell>
          <table:table-cell office:value-type="float" office:value="228179" calcext:value-type="float">
            <text:p>228179</text:p>
          </table:table-cell>
          <table:table-cell office:value-type="float" office:value="226225" calcext:value-type="float">
            <text:p>226225</text:p>
          </table:table-cell>
          <table:table-cell office:value-type="float" office:value="224376" calcext:value-type="float">
            <text:p>224376</text:p>
          </table:table-cell>
          <table:table-cell office:value-type="float" office:value="222292" calcext:value-type="float">
            <text:p>222292</text:p>
          </table:table-cell>
          <table:table-cell office:value-type="float" office:value="220433" calcext:value-type="float">
            <text:p>220433</text:p>
          </table:table-cell>
          <table:table-cell office:value-type="float" office:value="217530" calcext:value-type="float">
            <text:p>217530</text:p>
          </table:table-cell>
          <table:table-cell table:formula="of:=LEFT([.A275]; 2)" office:value-type="string" office:string-value="24" calcext:value-type="string">
            <text:p>24</text:p>
          </table:table-cell>
          <table:table-cell table:formula="of:=RIGHT([.A275]; 2)" office:value-type="string" office:string-value="64" calcext:value-type="string">
            <text:p>64</text:p>
          </table:table-cell>
          <table:table-cell table:formula="of:=IF(INT([.I275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65</text:p>
          </table:table-cell>
          <table:table-cell office:value-type="float" office:value="122712" calcext:value-type="float">
            <text:p>122712</text:p>
          </table:table-cell>
          <table:table-cell office:value-type="float" office:value="121802" calcext:value-type="float">
            <text:p>121802</text:p>
          </table:table-cell>
          <table:table-cell office:value-type="float" office:value="121121" calcext:value-type="float">
            <text:p>121121</text:p>
          </table:table-cell>
          <table:table-cell office:value-type="float" office:value="120259" calcext:value-type="float">
            <text:p>120259</text:p>
          </table:table-cell>
          <table:table-cell office:value-type="float" office:value="119373" calcext:value-type="float">
            <text:p>119373</text:p>
          </table:table-cell>
          <table:table-cell office:value-type="float" office:value="118285" calcext:value-type="float">
            <text:p>118285</text:p>
          </table:table-cell>
          <table:table-cell table:formula="of:=LEFT([.A276]; 2)" office:value-type="string" office:string-value="24" calcext:value-type="string">
            <text:p>24</text:p>
          </table:table-cell>
          <table:table-cell table:formula="of:=RIGHT([.A276]; 2)" office:value-type="string" office:string-value="65" calcext:value-type="string">
            <text:p>65</text:p>
          </table:table-cell>
          <table:table-cell table:formula="of:=IF(INT([.I276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66</text:p>
          </table:table-cell>
          <table:table-cell office:value-type="float" office:value="183392" calcext:value-type="float">
            <text:p>183392</text:p>
          </table:table-cell>
          <table:table-cell office:value-type="float" office:value="182156" calcext:value-type="float">
            <text:p>182156</text:p>
          </table:table-cell>
          <table:table-cell office:value-type="float" office:value="181309" calcext:value-type="float">
            <text:p>181309</text:p>
          </table:table-cell>
          <table:table-cell office:value-type="float" office:value="179806" calcext:value-type="float">
            <text:p>179806</text:p>
          </table:table-cell>
          <table:table-cell office:value-type="float" office:value="178603" calcext:value-type="float">
            <text:p>178603</text:p>
          </table:table-cell>
          <table:table-cell office:value-type="float" office:value="177049" calcext:value-type="float">
            <text:p>177049</text:p>
          </table:table-cell>
          <table:table-cell table:formula="of:=LEFT([.A277]; 2)" office:value-type="string" office:string-value="24" calcext:value-type="string">
            <text:p>24</text:p>
          </table:table-cell>
          <table:table-cell table:formula="of:=RIGHT([.A277]; 2)" office:value-type="string" office:string-value="66" calcext:value-type="string">
            <text:p>66</text:p>
          </table:table-cell>
          <table:table-cell table:formula="of:=IF(INT([.I277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67</text:p>
          </table:table-cell>
          <table:table-cell office:value-type="float" office:value="90283" calcext:value-type="float">
            <text:p>90283</text:p>
          </table:table-cell>
          <table:table-cell office:value-type="float" office:value="89883" calcext:value-type="float">
            <text:p>89883</text:p>
          </table:table-cell>
          <table:table-cell office:value-type="float" office:value="89590" calcext:value-type="float">
            <text:p>89590</text:p>
          </table:table-cell>
          <table:table-cell office:value-type="float" office:value="89128" calcext:value-type="float">
            <text:p>89128</text:p>
          </table:table-cell>
          <table:table-cell office:value-type="float" office:value="88743" calcext:value-type="float">
            <text:p>88743</text:p>
          </table:table-cell>
          <table:table-cell office:value-type="float" office:value="88038" calcext:value-type="float">
            <text:p>88038</text:p>
          </table:table-cell>
          <table:table-cell table:formula="of:=LEFT([.A278]; 2)" office:value-type="string" office:string-value="24" calcext:value-type="string">
            <text:p>24</text:p>
          </table:table-cell>
          <table:table-cell table:formula="of:=RIGHT([.A278]; 2)" office:value-type="string" office:string-value="67" calcext:value-type="string">
            <text:p>67</text:p>
          </table:table-cell>
          <table:table-cell table:formula="of:=IF(INT([.I278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68</text:p>
          </table:table-cell>
          <table:table-cell office:value-type="float" office:value="92847" calcext:value-type="float">
            <text:p>92847</text:p>
          </table:table-cell>
          <table:table-cell office:value-type="float" office:value="92473" calcext:value-type="float">
            <text:p>92473</text:p>
          </table:table-cell>
          <table:table-cell office:value-type="float" office:value="92090" calcext:value-type="float">
            <text:p>92090</text:p>
          </table:table-cell>
          <table:table-cell office:value-type="float" office:value="91563" calcext:value-type="float">
            <text:p>91563</text:p>
          </table:table-cell>
          <table:table-cell office:value-type="float" office:value="91115" calcext:value-type="float">
            <text:p>91115</text:p>
          </table:table-cell>
          <table:table-cell office:value-type="float" office:value="90368" calcext:value-type="float">
            <text:p>90368</text:p>
          </table:table-cell>
          <table:table-cell table:formula="of:=LEFT([.A279]; 2)" office:value-type="string" office:string-value="24" calcext:value-type="string">
            <text:p>24</text:p>
          </table:table-cell>
          <table:table-cell table:formula="of:=RIGHT([.A279]; 2)" office:value-type="string" office:string-value="68" calcext:value-type="string">
            <text:p>68</text:p>
          </table:table-cell>
          <table:table-cell table:formula="of:=IF(INT([.I279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69</text:p>
          </table:table-cell>
          <table:table-cell office:value-type="float" office:value="299910" calcext:value-type="float">
            <text:p>299910</text:p>
          </table:table-cell>
          <table:table-cell office:value-type="float" office:value="298111" calcext:value-type="float">
            <text:p>298111</text:p>
          </table:table-cell>
          <table:table-cell office:value-type="float" office:value="296262" calcext:value-type="float">
            <text:p>296262</text:p>
          </table:table-cell>
          <table:table-cell office:value-type="float" office:value="294510" calcext:value-type="float">
            <text:p>294510</text:p>
          </table:table-cell>
          <table:table-cell office:value-type="float" office:value="292774" calcext:value-type="float">
            <text:p>292774</text:p>
          </table:table-cell>
          <table:table-cell office:value-type="float" office:value="290553" calcext:value-type="float">
            <text:p>290553</text:p>
          </table:table-cell>
          <table:table-cell table:formula="of:=LEFT([.A280]; 2)" office:value-type="string" office:string-value="24" calcext:value-type="string">
            <text:p>24</text:p>
          </table:table-cell>
          <table:table-cell table:formula="of:=RIGHT([.A280]; 2)" office:value-type="string" office:string-value="69" calcext:value-type="string">
            <text:p>69</text:p>
          </table:table-cell>
          <table:table-cell table:formula="of:=IF(INT([.I280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70</text:p>
          </table:table-cell>
          <table:table-cell office:value-type="float" office:value="74851" calcext:value-type="float">
            <text:p>74851</text:p>
          </table:table-cell>
          <table:table-cell office:value-type="float" office:value="74592" calcext:value-type="float">
            <text:p>74592</text:p>
          </table:table-cell>
          <table:table-cell office:value-type="float" office:value="74647" calcext:value-type="float">
            <text:p>74647</text:p>
          </table:table-cell>
          <table:table-cell office:value-type="float" office:value="74586" calcext:value-type="float">
            <text:p>74586</text:p>
          </table:table-cell>
          <table:table-cell office:value-type="float" office:value="74618" calcext:value-type="float">
            <text:p>74618</text:p>
          </table:table-cell>
          <table:table-cell office:value-type="float" office:value="74559" calcext:value-type="float">
            <text:p>74559</text:p>
          </table:table-cell>
          <table:table-cell table:formula="of:=LEFT([.A281]; 2)" office:value-type="string" office:string-value="24" calcext:value-type="string">
            <text:p>24</text:p>
          </table:table-cell>
          <table:table-cell table:formula="of:=RIGHT([.A281]; 2)" office:value-type="string" office:string-value="70" calcext:value-type="string">
            <text:p>70</text:p>
          </table:table-cell>
          <table:table-cell table:formula="of:=IF(INT([.I281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71</text:p>
          </table:table-cell>
          <table:table-cell office:value-type="float" office:value="56374" calcext:value-type="float">
            <text:p>56374</text:p>
          </table:table-cell>
          <table:table-cell office:value-type="float" office:value="55954" calcext:value-type="float">
            <text:p>55954</text:p>
          </table:table-cell>
          <table:table-cell office:value-type="float" office:value="55652" calcext:value-type="float">
            <text:p>55652</text:p>
          </table:table-cell>
          <table:table-cell office:value-type="float" office:value="55299" calcext:value-type="float">
            <text:p>55299</text:p>
          </table:table-cell>
          <table:table-cell office:value-type="float" office:value="55030" calcext:value-type="float">
            <text:p>55030</text:p>
          </table:table-cell>
          <table:table-cell office:value-type="float" office:value="54702" calcext:value-type="float">
            <text:p>54702</text:p>
          </table:table-cell>
          <table:table-cell table:formula="of:=LEFT([.A282]; 2)" office:value-type="string" office:string-value="24" calcext:value-type="string">
            <text:p>24</text:p>
          </table:table-cell>
          <table:table-cell table:formula="of:=RIGHT([.A282]; 2)" office:value-type="string" office:string-value="71" calcext:value-type="string">
            <text:p>71</text:p>
          </table:table-cell>
          <table:table-cell table:formula="of:=IF(INT([.I282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72</text:p>
          </table:table-cell>
          <table:table-cell office:value-type="float" office:value="139844" calcext:value-type="float">
            <text:p>139844</text:p>
          </table:table-cell>
          <table:table-cell office:value-type="float" office:value="139125" calcext:value-type="float">
            <text:p>139125</text:p>
          </table:table-cell>
          <table:table-cell office:value-type="float" office:value="138578" calcext:value-type="float">
            <text:p>138578</text:p>
          </table:table-cell>
          <table:table-cell office:value-type="float" office:value="138000" calcext:value-type="float">
            <text:p>138000</text:p>
          </table:table-cell>
          <table:table-cell office:value-type="float" office:value="137360" calcext:value-type="float">
            <text:p>137360</text:p>
          </table:table-cell>
          <table:table-cell office:value-type="float" office:value="136423" calcext:value-type="float">
            <text:p>136423</text:p>
          </table:table-cell>
          <table:table-cell table:formula="of:=LEFT([.A283]; 2)" office:value-type="string" office:string-value="24" calcext:value-type="string">
            <text:p>24</text:p>
          </table:table-cell>
          <table:table-cell table:formula="of:=RIGHT([.A283]; 2)" office:value-type="string" office:string-value="72" calcext:value-type="string">
            <text:p>72</text:p>
          </table:table-cell>
          <table:table-cell table:formula="of:=IF(INT([.I283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73</text:p>
          </table:table-cell>
          <table:table-cell office:value-type="float" office:value="139595" calcext:value-type="float">
            <text:p>139595</text:p>
          </table:table-cell>
          <table:table-cell office:value-type="float" office:value="139252" calcext:value-type="float">
            <text:p>139252</text:p>
          </table:table-cell>
          <table:table-cell office:value-type="float" office:value="139129" calcext:value-type="float">
            <text:p>139129</text:p>
          </table:table-cell>
          <table:table-cell office:value-type="float" office:value="138696" calcext:value-type="float">
            <text:p>138696</text:p>
          </table:table-cell>
          <table:table-cell office:value-type="float" office:value="138098" calcext:value-type="float">
            <text:p>138098</text:p>
          </table:table-cell>
          <table:table-cell office:value-type="float" office:value="137128" calcext:value-type="float">
            <text:p>137128</text:p>
          </table:table-cell>
          <table:table-cell table:formula="of:=LEFT([.A284]; 2)" office:value-type="string" office:string-value="24" calcext:value-type="string">
            <text:p>24</text:p>
          </table:table-cell>
          <table:table-cell table:formula="of:=RIGHT([.A284]; 2)" office:value-type="string" office:string-value="73" calcext:value-type="string">
            <text:p>73</text:p>
          </table:table-cell>
          <table:table-cell table:formula="of:=IF(INT([.I284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74</text:p>
          </table:table-cell>
          <table:table-cell office:value-type="float" office:value="68231" calcext:value-type="float">
            <text:p>68231</text:p>
          </table:table-cell>
          <table:table-cell office:value-type="float" office:value="67905" calcext:value-type="float">
            <text:p>67905</text:p>
          </table:table-cell>
          <table:table-cell office:value-type="float" office:value="67523" calcext:value-type="float">
            <text:p>67523</text:p>
          </table:table-cell>
          <table:table-cell office:value-type="float" office:value="67154" calcext:value-type="float">
            <text:p>67154</text:p>
          </table:table-cell>
          <table:table-cell office:value-type="float" office:value="66841" calcext:value-type="float">
            <text:p>66841</text:p>
          </table:table-cell>
          <table:table-cell office:value-type="float" office:value="66270" calcext:value-type="float">
            <text:p>66270</text:p>
          </table:table-cell>
          <table:table-cell table:formula="of:=LEFT([.A285]; 2)" office:value-type="string" office:string-value="24" calcext:value-type="string">
            <text:p>24</text:p>
          </table:table-cell>
          <table:table-cell table:formula="of:=RIGHT([.A285]; 2)" office:value-type="string" office:string-value="74" calcext:value-type="string">
            <text:p>74</text:p>
          </table:table-cell>
          <table:table-cell table:formula="of:=IF(INT([.I285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75</text:p>
          </table:table-cell>
          <table:table-cell office:value-type="float" office:value="207381" calcext:value-type="float">
            <text:p>207381</text:p>
          </table:table-cell>
          <table:table-cell office:value-type="float" office:value="205873" calcext:value-type="float">
            <text:p>205873</text:p>
          </table:table-cell>
          <table:table-cell office:value-type="float" office:value="204013" calcext:value-type="float">
            <text:p>204013</text:p>
          </table:table-cell>
          <table:table-cell office:value-type="float" office:value="202036" calcext:value-type="float">
            <text:p>202036</text:p>
          </table:table-cell>
          <table:table-cell office:value-type="float" office:value="199974" calcext:value-type="float">
            <text:p>199974</text:p>
          </table:table-cell>
          <table:table-cell office:value-type="float" office:value="197586" calcext:value-type="float">
            <text:p>197586</text:p>
          </table:table-cell>
          <table:table-cell table:formula="of:=LEFT([.A286]; 2)" office:value-type="string" office:string-value="24" calcext:value-type="string">
            <text:p>24</text:p>
          </table:table-cell>
          <table:table-cell table:formula="of:=RIGHT([.A286]; 2)" office:value-type="string" office:string-value="75" calcext:value-type="string">
            <text:p>75</text:p>
          </table:table-cell>
          <table:table-cell table:formula="of:=IF(INT([.I286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76</text:p>
          </table:table-cell>
          <table:table-cell office:value-type="float" office:value="50970" calcext:value-type="float">
            <text:p>50970</text:p>
          </table:table-cell>
          <table:table-cell office:value-type="float" office:value="50644" calcext:value-type="float">
            <text:p>50644</text:p>
          </table:table-cell>
          <table:table-cell office:value-type="float" office:value="50385" calcext:value-type="float">
            <text:p>50385</text:p>
          </table:table-cell>
          <table:table-cell office:value-type="float" office:value="50012" calcext:value-type="float">
            <text:p>50012</text:p>
          </table:table-cell>
          <table:table-cell office:value-type="float" office:value="49557" calcext:value-type="float">
            <text:p>49557</text:p>
          </table:table-cell>
          <table:table-cell office:value-type="float" office:value="49108" calcext:value-type="float">
            <text:p>49108</text:p>
          </table:table-cell>
          <table:table-cell table:formula="of:=LEFT([.A287]; 2)" office:value-type="string" office:string-value="24" calcext:value-type="string">
            <text:p>24</text:p>
          </table:table-cell>
          <table:table-cell table:formula="of:=RIGHT([.A287]; 2)" office:value-type="string" office:string-value="76" calcext:value-type="string">
            <text:p>76</text:p>
          </table:table-cell>
          <table:table-cell table:formula="of:=IF(INT([.I287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77</text:p>
          </table:table-cell>
          <table:table-cell office:value-type="float" office:value="128444" calcext:value-type="float">
            <text:p>128444</text:p>
          </table:table-cell>
          <table:table-cell office:value-type="float" office:value="128351" calcext:value-type="float">
            <text:p>128351</text:p>
          </table:table-cell>
          <table:table-cell office:value-type="float" office:value="128211" calcext:value-type="float">
            <text:p>128211</text:p>
          </table:table-cell>
          <table:table-cell office:value-type="float" office:value="127831" calcext:value-type="float">
            <text:p>127831</text:p>
          </table:table-cell>
          <table:table-cell office:value-type="float" office:value="127590" calcext:value-type="float">
            <text:p>127590</text:p>
          </table:table-cell>
          <table:table-cell office:value-type="float" office:value="126871" calcext:value-type="float">
            <text:p>126871</text:p>
          </table:table-cell>
          <table:table-cell table:formula="of:=LEFT([.A288]; 2)" office:value-type="string" office:string-value="24" calcext:value-type="string">
            <text:p>24</text:p>
          </table:table-cell>
          <table:table-cell table:formula="of:=RIGHT([.A288]; 2)" office:value-type="string" office:string-value="77" calcext:value-type="string">
            <text:p>77</text:p>
          </table:table-cell>
          <table:table-cell table:formula="of:=IF(INT([.I288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78</text:p>
          </table:table-cell>
          <table:table-cell office:value-type="float" office:value="176327" calcext:value-type="float">
            <text:p>176327</text:p>
          </table:table-cell>
          <table:table-cell office:value-type="float" office:value="175459" calcext:value-type="float">
            <text:p>175459</text:p>
          </table:table-cell>
          <table:table-cell office:value-type="float" office:value="174349" calcext:value-type="float">
            <text:p>174349</text:p>
          </table:table-cell>
          <table:table-cell office:value-type="float" office:value="173374" calcext:value-type="float">
            <text:p>173374</text:p>
          </table:table-cell>
          <table:table-cell office:value-type="float" office:value="172360" calcext:value-type="float">
            <text:p>172360</text:p>
          </table:table-cell>
          <table:table-cell office:value-type="float" office:value="170924" calcext:value-type="float">
            <text:p>170924</text:p>
          </table:table-cell>
          <table:table-cell table:formula="of:=LEFT([.A289]; 2)" office:value-type="string" office:string-value="24" calcext:value-type="string">
            <text:p>24</text:p>
          </table:table-cell>
          <table:table-cell table:formula="of:=RIGHT([.A289]; 2)" office:value-type="string" office:string-value="78" calcext:value-type="string">
            <text:p>78</text:p>
          </table:table-cell>
          <table:table-cell table:formula="of:=IF(INT([.I289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79</text:p>
          </table:table-cell>
          <table:table-cell office:value-type="float" office:value="61945" calcext:value-type="float">
            <text:p>61945</text:p>
          </table:table-cell>
          <table:table-cell office:value-type="float" office:value="62013" calcext:value-type="float">
            <text:p>62013</text:p>
          </table:table-cell>
          <table:table-cell office:value-type="float" office:value="62243" calcext:value-type="float">
            <text:p>62243</text:p>
          </table:table-cell>
          <table:table-cell office:value-type="float" office:value="62456" calcext:value-type="float">
            <text:p>62456</text:p>
          </table:table-cell>
          <table:table-cell office:value-type="float" office:value="62472" calcext:value-type="float">
            <text:p>62472</text:p>
          </table:table-cell>
          <table:table-cell office:value-type="float" office:value="62844" calcext:value-type="float">
            <text:p>62844</text:p>
          </table:table-cell>
          <table:table-cell table:formula="of:=LEFT([.A290]; 2)" office:value-type="string" office:string-value="24" calcext:value-type="string">
            <text:p>24</text:p>
          </table:table-cell>
          <table:table-cell table:formula="of:=RIGHT([.A290]; 2)" office:value-type="string" office:string-value="79" calcext:value-type="string">
            <text:p>79</text:p>
          </table:table-cell>
          <table:table-cell table:formula="of:=IF(INT([.I290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01</text:p>
          </table:table-cell>
          <table:table-cell office:value-type="float" office:value="73068" calcext:value-type="float">
            <text:p>73068</text:p>
          </table:table-cell>
          <table:table-cell office:value-type="float" office:value="72779" calcext:value-type="float">
            <text:p>72779</text:p>
          </table:table-cell>
          <table:table-cell office:value-type="float" office:value="72323" calcext:value-type="float">
            <text:p>72323</text:p>
          </table:table-cell>
          <table:table-cell office:value-type="float" office:value="72058" calcext:value-type="float">
            <text:p>72058</text:p>
          </table:table-cell>
          <table:table-cell office:value-type="float" office:value="71596" calcext:value-type="float">
            <text:p>71596</text:p>
          </table:table-cell>
          <table:table-cell office:value-type="float" office:value="71125" calcext:value-type="float">
            <text:p>71125</text:p>
          </table:table-cell>
          <table:table-cell table:formula="of:=LEFT([.A291]; 2)" office:value-type="string" office:string-value="26" calcext:value-type="string">
            <text:p>26</text:p>
          </table:table-cell>
          <table:table-cell table:formula="of:=RIGHT([.A291]; 2)" office:value-type="string" office:string-value="01" calcext:value-type="string">
            <text:p>01</text:p>
          </table:table-cell>
          <table:table-cell table:formula="of:=IF(INT([.I29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02</text:p>
          </table:table-cell>
          <table:table-cell office:value-type="float" office:value="87141" calcext:value-type="float">
            <text:p>87141</text:p>
          </table:table-cell>
          <table:table-cell office:value-type="float" office:value="86886" calcext:value-type="float">
            <text:p>86886</text:p>
          </table:table-cell>
          <table:table-cell office:value-type="float" office:value="86560" calcext:value-type="float">
            <text:p>86560</text:p>
          </table:table-cell>
          <table:table-cell office:value-type="float" office:value="86076" calcext:value-type="float">
            <text:p>86076</text:p>
          </table:table-cell>
          <table:table-cell office:value-type="float" office:value="85379" calcext:value-type="float">
            <text:p>85379</text:p>
          </table:table-cell>
          <table:table-cell office:value-type="float" office:value="84908" calcext:value-type="float">
            <text:p>84908</text:p>
          </table:table-cell>
          <table:table-cell table:formula="of:=LEFT([.A292]; 2)" office:value-type="string" office:string-value="26" calcext:value-type="string">
            <text:p>26</text:p>
          </table:table-cell>
          <table:table-cell table:formula="of:=RIGHT([.A292]; 2)" office:value-type="string" office:string-value="02" calcext:value-type="string">
            <text:p>02</text:p>
          </table:table-cell>
          <table:table-cell table:formula="of:=IF(INT([.I292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03</text:p>
          </table:table-cell>
          <table:table-cell office:value-type="float" office:value="34449" calcext:value-type="float">
            <text:p>34449</text:p>
          </table:table-cell>
          <table:table-cell office:value-type="float" office:value="34273" calcext:value-type="float">
            <text:p>34273</text:p>
          </table:table-cell>
          <table:table-cell office:value-type="float" office:value="34049" calcext:value-type="float">
            <text:p>34049</text:p>
          </table:table-cell>
          <table:table-cell office:value-type="float" office:value="33851" calcext:value-type="float">
            <text:p>33851</text:p>
          </table:table-cell>
          <table:table-cell office:value-type="float" office:value="33619" calcext:value-type="float">
            <text:p>33619</text:p>
          </table:table-cell>
          <table:table-cell office:value-type="float" office:value="33340" calcext:value-type="float">
            <text:p>33340</text:p>
          </table:table-cell>
          <table:table-cell table:formula="of:=LEFT([.A293]; 2)" office:value-type="string" office:string-value="26" calcext:value-type="string">
            <text:p>26</text:p>
          </table:table-cell>
          <table:table-cell table:formula="of:=RIGHT([.A293]; 2)" office:value-type="string" office:string-value="03" calcext:value-type="string">
            <text:p>03</text:p>
          </table:table-cell>
          <table:table-cell table:formula="of:=IF(INT([.I29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04</text:p>
          </table:table-cell>
          <table:table-cell office:value-type="float" office:value="208526" calcext:value-type="float">
            <text:p>208526</text:p>
          </table:table-cell>
          <table:table-cell office:value-type="float" office:value="208977" calcext:value-type="float">
            <text:p>208977</text:p>
          </table:table-cell>
          <table:table-cell office:value-type="float" office:value="210102" calcext:value-type="float">
            <text:p>210102</text:p>
          </table:table-cell>
          <table:table-cell office:value-type="float" office:value="210694" calcext:value-type="float">
            <text:p>210694</text:p>
          </table:table-cell>
          <table:table-cell office:value-type="float" office:value="211259" calcext:value-type="float">
            <text:p>211259</text:p>
          </table:table-cell>
          <table:table-cell office:value-type="float" office:value="210992" calcext:value-type="float">
            <text:p>210992</text:p>
          </table:table-cell>
          <table:table-cell table:formula="of:=LEFT([.A294]; 2)" office:value-type="string" office:string-value="26" calcext:value-type="string">
            <text:p>26</text:p>
          </table:table-cell>
          <table:table-cell table:formula="of:=RIGHT([.A294]; 2)" office:value-type="string" office:string-value="04" calcext:value-type="string">
            <text:p>04</text:p>
          </table:table-cell>
          <table:table-cell table:formula="of:=IF(INT([.I294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05</text:p>
          </table:table-cell>
          <table:table-cell office:value-type="float" office:value="82336" calcext:value-type="float">
            <text:p>82336</text:p>
          </table:table-cell>
          <table:table-cell office:value-type="float" office:value="81902" calcext:value-type="float">
            <text:p>81902</text:p>
          </table:table-cell>
          <table:table-cell office:value-type="float" office:value="81315" calcext:value-type="float">
            <text:p>81315</text:p>
          </table:table-cell>
          <table:table-cell office:value-type="float" office:value="80648" calcext:value-type="float">
            <text:p>80648</text:p>
          </table:table-cell>
          <table:table-cell office:value-type="float" office:value="79858" calcext:value-type="float">
            <text:p>79858</text:p>
          </table:table-cell>
          <table:table-cell office:value-type="float" office:value="79072" calcext:value-type="float">
            <text:p>79072</text:p>
          </table:table-cell>
          <table:table-cell table:formula="of:=LEFT([.A295]; 2)" office:value-type="string" office:string-value="26" calcext:value-type="string">
            <text:p>26</text:p>
          </table:table-cell>
          <table:table-cell table:formula="of:=RIGHT([.A295]; 2)" office:value-type="string" office:string-value="05" calcext:value-type="string">
            <text:p>05</text:p>
          </table:table-cell>
          <table:table-cell table:formula="of:=IF(INT([.I295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06</text:p>
          </table:table-cell>
          <table:table-cell office:value-type="float" office:value="53821" calcext:value-type="float">
            <text:p>53821</text:p>
          </table:table-cell>
          <table:table-cell office:value-type="float" office:value="53361" calcext:value-type="float">
            <text:p>53361</text:p>
          </table:table-cell>
          <table:table-cell office:value-type="float" office:value="53028" calcext:value-type="float">
            <text:p>53028</text:p>
          </table:table-cell>
          <table:table-cell office:value-type="float" office:value="52577" calcext:value-type="float">
            <text:p>52577</text:p>
          </table:table-cell>
          <table:table-cell office:value-type="float" office:value="52089" calcext:value-type="float">
            <text:p>52089</text:p>
          </table:table-cell>
          <table:table-cell office:value-type="float" office:value="51525" calcext:value-type="float">
            <text:p>51525</text:p>
          </table:table-cell>
          <table:table-cell table:formula="of:=LEFT([.A296]; 2)" office:value-type="string" office:string-value="26" calcext:value-type="string">
            <text:p>26</text:p>
          </table:table-cell>
          <table:table-cell table:formula="of:=RIGHT([.A296]; 2)" office:value-type="string" office:string-value="06" calcext:value-type="string">
            <text:p>06</text:p>
          </table:table-cell>
          <table:table-cell table:formula="of:=IF(INT([.I296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07</text:p>
          </table:table-cell>
          <table:table-cell office:value-type="float" office:value="112417" calcext:value-type="float">
            <text:p>112417</text:p>
          </table:table-cell>
          <table:table-cell office:value-type="float" office:value="111984" calcext:value-type="float">
            <text:p>111984</text:p>
          </table:table-cell>
          <table:table-cell office:value-type="float" office:value="111111" calcext:value-type="float">
            <text:p>111111</text:p>
          </table:table-cell>
          <table:table-cell office:value-type="float" office:value="110127" calcext:value-type="float">
            <text:p>110127</text:p>
          </table:table-cell>
          <table:table-cell office:value-type="float" office:value="108964" calcext:value-type="float">
            <text:p>108964</text:p>
          </table:table-cell>
          <table:table-cell office:value-type="float" office:value="107711" calcext:value-type="float">
            <text:p>107711</text:p>
          </table:table-cell>
          <table:table-cell table:formula="of:=LEFT([.A297]; 2)" office:value-type="string" office:string-value="26" calcext:value-type="string">
            <text:p>26</text:p>
          </table:table-cell>
          <table:table-cell table:formula="of:=RIGHT([.A297]; 2)" office:value-type="string" office:string-value="07" calcext:value-type="string">
            <text:p>07</text:p>
          </table:table-cell>
          <table:table-cell table:formula="of:=IF(INT([.I297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08</text:p>
          </table:table-cell>
          <table:table-cell office:value-type="float" office:value="40081" calcext:value-type="float">
            <text:p>40081</text:p>
          </table:table-cell>
          <table:table-cell office:value-type="float" office:value="39838" calcext:value-type="float">
            <text:p>39838</text:p>
          </table:table-cell>
          <table:table-cell office:value-type="float" office:value="39497" calcext:value-type="float">
            <text:p>39497</text:p>
          </table:table-cell>
          <table:table-cell office:value-type="float" office:value="39271" calcext:value-type="float">
            <text:p>39271</text:p>
          </table:table-cell>
          <table:table-cell office:value-type="float" office:value="38926" calcext:value-type="float">
            <text:p>38926</text:p>
          </table:table-cell>
          <table:table-cell office:value-type="float" office:value="38487" calcext:value-type="float">
            <text:p>38487</text:p>
          </table:table-cell>
          <table:table-cell table:formula="of:=LEFT([.A298]; 2)" office:value-type="string" office:string-value="26" calcext:value-type="string">
            <text:p>26</text:p>
          </table:table-cell>
          <table:table-cell table:formula="of:=RIGHT([.A298]; 2)" office:value-type="string" office:string-value="08" calcext:value-type="string">
            <text:p>08</text:p>
          </table:table-cell>
          <table:table-cell table:formula="of:=IF(INT([.I298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09</text:p>
          </table:table-cell>
          <table:table-cell office:value-type="float" office:value="79266" calcext:value-type="float">
            <text:p>79266</text:p>
          </table:table-cell>
          <table:table-cell office:value-type="float" office:value="78858" calcext:value-type="float">
            <text:p>78858</text:p>
          </table:table-cell>
          <table:table-cell office:value-type="float" office:value="78405" calcext:value-type="float">
            <text:p>78405</text:p>
          </table:table-cell>
          <table:table-cell office:value-type="float" office:value="77773" calcext:value-type="float">
            <text:p>77773</text:p>
          </table:table-cell>
          <table:table-cell office:value-type="float" office:value="77017" calcext:value-type="float">
            <text:p>77017</text:p>
          </table:table-cell>
          <table:table-cell office:value-type="float" office:value="76346" calcext:value-type="float">
            <text:p>76346</text:p>
          </table:table-cell>
          <table:table-cell table:formula="of:=LEFT([.A299]; 2)" office:value-type="string" office:string-value="26" calcext:value-type="string">
            <text:p>26</text:p>
          </table:table-cell>
          <table:table-cell table:formula="of:=RIGHT([.A299]; 2)" office:value-type="string" office:string-value="09" calcext:value-type="string">
            <text:p>09</text:p>
          </table:table-cell>
          <table:table-cell table:formula="of:=IF(INT([.I29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10</text:p>
          </table:table-cell>
          <table:table-cell office:value-type="float" office:value="77039" calcext:value-type="float">
            <text:p>77039</text:p>
          </table:table-cell>
          <table:table-cell office:value-type="float" office:value="76384" calcext:value-type="float">
            <text:p>76384</text:p>
          </table:table-cell>
          <table:table-cell office:value-type="float" office:value="75673" calcext:value-type="float">
            <text:p>75673</text:p>
          </table:table-cell>
          <table:table-cell office:value-type="float" office:value="74817" calcext:value-type="float">
            <text:p>74817</text:p>
          </table:table-cell>
          <table:table-cell office:value-type="float" office:value="73991" calcext:value-type="float">
            <text:p>73991</text:p>
          </table:table-cell>
          <table:table-cell office:value-type="float" office:value="73163" calcext:value-type="float">
            <text:p>73163</text:p>
          </table:table-cell>
          <table:table-cell table:formula="of:=LEFT([.A300]; 2)" office:value-type="string" office:string-value="26" calcext:value-type="string">
            <text:p>26</text:p>
          </table:table-cell>
          <table:table-cell table:formula="of:=RIGHT([.A300]; 2)" office:value-type="string" office:string-value="10" calcext:value-type="string">
            <text:p>10</text:p>
          </table:table-cell>
          <table:table-cell table:formula="of:=IF(INT([.I30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11</text:p>
          </table:table-cell>
          <table:table-cell office:value-type="float" office:value="92032" calcext:value-type="float">
            <text:p>92032</text:p>
          </table:table-cell>
          <table:table-cell office:value-type="float" office:value="91449" calcext:value-type="float">
            <text:p>91449</text:p>
          </table:table-cell>
          <table:table-cell office:value-type="float" office:value="90888" calcext:value-type="float">
            <text:p>90888</text:p>
          </table:table-cell>
          <table:table-cell office:value-type="float" office:value="90377" calcext:value-type="float">
            <text:p>90377</text:p>
          </table:table-cell>
          <table:table-cell office:value-type="float" office:value="89576" calcext:value-type="float">
            <text:p>89576</text:p>
          </table:table-cell>
          <table:table-cell office:value-type="float" office:value="88549" calcext:value-type="float">
            <text:p>88549</text:p>
          </table:table-cell>
          <table:table-cell table:formula="of:=LEFT([.A301]; 2)" office:value-type="string" office:string-value="26" calcext:value-type="string">
            <text:p>26</text:p>
          </table:table-cell>
          <table:table-cell table:formula="of:=RIGHT([.A301]; 2)" office:value-type="string" office:string-value="11" calcext:value-type="string">
            <text:p>11</text:p>
          </table:table-cell>
          <table:table-cell table:formula="of:=IF(INT([.I30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12</text:p>
          </table:table-cell>
          <table:table-cell office:value-type="float" office:value="73036" calcext:value-type="float">
            <text:p>73036</text:p>
          </table:table-cell>
          <table:table-cell office:value-type="float" office:value="72797" calcext:value-type="float">
            <text:p>72797</text:p>
          </table:table-cell>
          <table:table-cell office:value-type="float" office:value="72456" calcext:value-type="float">
            <text:p>72456</text:p>
          </table:table-cell>
          <table:table-cell office:value-type="float" office:value="72167" calcext:value-type="float">
            <text:p>72167</text:p>
          </table:table-cell>
          <table:table-cell office:value-type="float" office:value="71776" calcext:value-type="float">
            <text:p>71776</text:p>
          </table:table-cell>
          <table:table-cell office:value-type="float" office:value="71250" calcext:value-type="float">
            <text:p>71250</text:p>
          </table:table-cell>
          <table:table-cell table:formula="of:=LEFT([.A302]; 2)" office:value-type="string" office:string-value="26" calcext:value-type="string">
            <text:p>26</text:p>
          </table:table-cell>
          <table:table-cell table:formula="of:=RIGHT([.A302]; 2)" office:value-type="string" office:string-value="12" calcext:value-type="string">
            <text:p>12</text:p>
          </table:table-cell>
          <table:table-cell table:formula="of:=IF(INT([.I302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13</text:p>
          </table:table-cell>
          <table:table-cell office:value-type="float" office:value="45921" calcext:value-type="float">
            <text:p>45921</text:p>
          </table:table-cell>
          <table:table-cell office:value-type="float" office:value="45708" calcext:value-type="float">
            <text:p>45708</text:p>
          </table:table-cell>
          <table:table-cell office:value-type="float" office:value="45521" calcext:value-type="float">
            <text:p>45521</text:p>
          </table:table-cell>
          <table:table-cell office:value-type="float" office:value="45336" calcext:value-type="float">
            <text:p>45336</text:p>
          </table:table-cell>
          <table:table-cell office:value-type="float" office:value="45059" calcext:value-type="float">
            <text:p>45059</text:p>
          </table:table-cell>
          <table:table-cell office:value-type="float" office:value="44743" calcext:value-type="float">
            <text:p>44743</text:p>
          </table:table-cell>
          <table:table-cell table:formula="of:=LEFT([.A303]; 2)" office:value-type="string" office:string-value="26" calcext:value-type="string">
            <text:p>26</text:p>
          </table:table-cell>
          <table:table-cell table:formula="of:=RIGHT([.A303]; 2)" office:value-type="string" office:string-value="13" calcext:value-type="string">
            <text:p>13</text:p>
          </table:table-cell>
          <table:table-cell table:formula="of:=IF(INT([.I30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61</text:p>
          </table:table-cell>
          <table:table-cell office:value-type="float" office:value="198046" calcext:value-type="float">
            <text:p>198046</text:p>
          </table:table-cell>
          <table:table-cell office:value-type="float" office:value="197704" calcext:value-type="float">
            <text:p>197704</text:p>
          </table:table-cell>
          <table:table-cell office:value-type="float" office:value="196804" calcext:value-type="float">
            <text:p>196804</text:p>
          </table:table-cell>
          <table:table-cell office:value-type="float" office:value="195774" calcext:value-type="float">
            <text:p>195774</text:p>
          </table:table-cell>
          <table:table-cell office:value-type="float" office:value="194852" calcext:value-type="float">
            <text:p>194852</text:p>
          </table:table-cell>
          <table:table-cell office:value-type="float" office:value="193415" calcext:value-type="float">
            <text:p>193415</text:p>
          </table:table-cell>
          <table:table-cell table:formula="of:=LEFT([.A304]; 2)" office:value-type="string" office:string-value="26" calcext:value-type="string">
            <text:p>26</text:p>
          </table:table-cell>
          <table:table-cell table:formula="of:=RIGHT([.A304]; 2)" office:value-type="string" office:string-value="61" calcext:value-type="string">
            <text:p>61</text:p>
          </table:table-cell>
          <table:table-cell table:formula="of:=IF(INT([.I304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01</text:p>
          </table:table-cell>
          <table:table-cell office:value-type="float" office:value="59378" calcext:value-type="float">
            <text:p>59378</text:p>
          </table:table-cell>
          <table:table-cell office:value-type="float" office:value="58884" calcext:value-type="float">
            <text:p>58884</text:p>
          </table:table-cell>
          <table:table-cell office:value-type="float" office:value="58435" calcext:value-type="float">
            <text:p>58435</text:p>
          </table:table-cell>
          <table:table-cell office:value-type="float" office:value="57916" calcext:value-type="float">
            <text:p>57916</text:p>
          </table:table-cell>
          <table:table-cell office:value-type="float" office:value="57231" calcext:value-type="float">
            <text:p>57231</text:p>
          </table:table-cell>
          <table:table-cell office:value-type="float" office:value="56562" calcext:value-type="float">
            <text:p>56562</text:p>
          </table:table-cell>
          <table:table-cell table:formula="of:=LEFT([.A305]; 2)" office:value-type="string" office:string-value="28" calcext:value-type="string">
            <text:p>28</text:p>
          </table:table-cell>
          <table:table-cell table:formula="of:=RIGHT([.A305]; 2)" office:value-type="string" office:string-value="01" calcext:value-type="string">
            <text:p>01</text:p>
          </table:table-cell>
          <table:table-cell table:formula="of:=IF(INT([.I305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02</text:p>
          </table:table-cell>
          <table:table-cell office:value-type="float" office:value="42208" calcext:value-type="float">
            <text:p>42208</text:p>
          </table:table-cell>
          <table:table-cell office:value-type="float" office:value="41954" calcext:value-type="float">
            <text:p>41954</text:p>
          </table:table-cell>
          <table:table-cell office:value-type="float" office:value="41675" calcext:value-type="float">
            <text:p>41675</text:p>
          </table:table-cell>
          <table:table-cell office:value-type="float" office:value="41391" calcext:value-type="float">
            <text:p>41391</text:p>
          </table:table-cell>
          <table:table-cell office:value-type="float" office:value="41034" calcext:value-type="float">
            <text:p>41034</text:p>
          </table:table-cell>
          <table:table-cell office:value-type="float" office:value="40776" calcext:value-type="float">
            <text:p>40776</text:p>
          </table:table-cell>
          <table:table-cell table:formula="of:=LEFT([.A306]; 2)" office:value-type="string" office:string-value="28" calcext:value-type="string">
            <text:p>28</text:p>
          </table:table-cell>
          <table:table-cell table:formula="of:=RIGHT([.A306]; 2)" office:value-type="string" office:string-value="02" calcext:value-type="string">
            <text:p>02</text:p>
          </table:table-cell>
          <table:table-cell table:formula="of:=IF(INT([.I306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03</text:p>
          </table:table-cell>
          <table:table-cell office:value-type="float" office:value="66113" calcext:value-type="float">
            <text:p>66113</text:p>
          </table:table-cell>
          <table:table-cell office:value-type="float" office:value="66011" calcext:value-type="float">
            <text:p>66011</text:p>
          </table:table-cell>
          <table:table-cell office:value-type="float" office:value="65772" calcext:value-type="float">
            <text:p>65772</text:p>
          </table:table-cell>
          <table:table-cell office:value-type="float" office:value="65442" calcext:value-type="float">
            <text:p>65442</text:p>
          </table:table-cell>
          <table:table-cell office:value-type="float" office:value="65139" calcext:value-type="float">
            <text:p>65139</text:p>
          </table:table-cell>
          <table:table-cell office:value-type="float" office:value="64768" calcext:value-type="float">
            <text:p>64768</text:p>
          </table:table-cell>
          <table:table-cell table:formula="of:=LEFT([.A307]; 2)" office:value-type="string" office:string-value="28" calcext:value-type="string">
            <text:p>28</text:p>
          </table:table-cell>
          <table:table-cell table:formula="of:=RIGHT([.A307]; 2)" office:value-type="string" office:string-value="03" calcext:value-type="string">
            <text:p>03</text:p>
          </table:table-cell>
          <table:table-cell table:formula="of:=IF(INT([.I307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04</text:p>
          </table:table-cell>
          <table:table-cell office:value-type="float" office:value="58220" calcext:value-type="float">
            <text:p>58220</text:p>
          </table:table-cell>
          <table:table-cell office:value-type="float" office:value="58094" calcext:value-type="float">
            <text:p>58094</text:p>
          </table:table-cell>
          <table:table-cell office:value-type="float" office:value="57955" calcext:value-type="float">
            <text:p>57955</text:p>
          </table:table-cell>
          <table:table-cell office:value-type="float" office:value="57549" calcext:value-type="float">
            <text:p>57549</text:p>
          </table:table-cell>
          <table:table-cell office:value-type="float" office:value="57211" calcext:value-type="float">
            <text:p>57211</text:p>
          </table:table-cell>
          <table:table-cell office:value-type="float" office:value="56986" calcext:value-type="float">
            <text:p>56986</text:p>
          </table:table-cell>
          <table:table-cell table:formula="of:=LEFT([.A308]; 2)" office:value-type="string" office:string-value="28" calcext:value-type="string">
            <text:p>28</text:p>
          </table:table-cell>
          <table:table-cell table:formula="of:=RIGHT([.A308]; 2)" office:value-type="string" office:string-value="04" calcext:value-type="string">
            <text:p>04</text:p>
          </table:table-cell>
          <table:table-cell table:formula="of:=IF(INT([.I308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05</text:p>
          </table:table-cell>
          <table:table-cell office:value-type="float" office:value="90080" calcext:value-type="float">
            <text:p>90080</text:p>
          </table:table-cell>
          <table:table-cell office:value-type="float" office:value="90584" calcext:value-type="float">
            <text:p>90584</text:p>
          </table:table-cell>
          <table:table-cell office:value-type="float" office:value="91022" calcext:value-type="float">
            <text:p>91022</text:p>
          </table:table-cell>
          <table:table-cell office:value-type="float" office:value="91359" calcext:value-type="float">
            <text:p>91359</text:p>
          </table:table-cell>
          <table:table-cell office:value-type="float" office:value="91560" calcext:value-type="float">
            <text:p>91560</text:p>
          </table:table-cell>
          <table:table-cell office:value-type="float" office:value="91395" calcext:value-type="float">
            <text:p>91395</text:p>
          </table:table-cell>
          <table:table-cell table:formula="of:=LEFT([.A309]; 2)" office:value-type="string" office:string-value="28" calcext:value-type="string">
            <text:p>28</text:p>
          </table:table-cell>
          <table:table-cell table:formula="of:=RIGHT([.A309]; 2)" office:value-type="string" office:string-value="05" calcext:value-type="string">
            <text:p>05</text:p>
          </table:table-cell>
          <table:table-cell table:formula="of:=IF(INT([.I30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06</text:p>
          </table:table-cell>
          <table:table-cell office:value-type="float" office:value="57286" calcext:value-type="float">
            <text:p>57286</text:p>
          </table:table-cell>
          <table:table-cell office:value-type="float" office:value="57141" calcext:value-type="float">
            <text:p>57141</text:p>
          </table:table-cell>
          <table:table-cell office:value-type="float" office:value="56922" calcext:value-type="float">
            <text:p>56922</text:p>
          </table:table-cell>
          <table:table-cell office:value-type="float" office:value="56754" calcext:value-type="float">
            <text:p>56754</text:p>
          </table:table-cell>
          <table:table-cell office:value-type="float" office:value="56565" calcext:value-type="float">
            <text:p>56565</text:p>
          </table:table-cell>
          <table:table-cell office:value-type="float" office:value="56227" calcext:value-type="float">
            <text:p>56227</text:p>
          </table:table-cell>
          <table:table-cell table:formula="of:=LEFT([.A310]; 2)" office:value-type="string" office:string-value="28" calcext:value-type="string">
            <text:p>28</text:p>
          </table:table-cell>
          <table:table-cell table:formula="of:=RIGHT([.A310]; 2)" office:value-type="string" office:string-value="06" calcext:value-type="string">
            <text:p>06</text:p>
          </table:table-cell>
          <table:table-cell table:formula="of:=IF(INT([.I31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18</text:p>
          </table:table-cell>
          <table:table-cell office:value-type="float" office:value="27280" calcext:value-type="float">
            <text:p>27280</text:p>
          </table:table-cell>
          <table:table-cell office:value-type="float" office:value="27167" calcext:value-type="float">
            <text:p>27167</text:p>
          </table:table-cell>
          <table:table-cell office:value-type="float" office:value="27062" calcext:value-type="float">
            <text:p>27062</text:p>
          </table:table-cell>
          <table:table-cell office:value-type="float" office:value="26908" calcext:value-type="float">
            <text:p>26908</text:p>
          </table:table-cell>
          <table:table-cell office:value-type="float" office:value="26689" calcext:value-type="float">
            <text:p>26689</text:p>
          </table:table-cell>
          <table:table-cell office:value-type="float" office:value="26489" calcext:value-type="float">
            <text:p>26489</text:p>
          </table:table-cell>
          <table:table-cell table:formula="of:=LEFT([.A311]; 2)" office:value-type="string" office:string-value="28" calcext:value-type="string">
            <text:p>28</text:p>
          </table:table-cell>
          <table:table-cell table:formula="of:=RIGHT([.A311]; 2)" office:value-type="string" office:string-value="18" calcext:value-type="string">
            <text:p>18</text:p>
          </table:table-cell>
          <table:table-cell table:formula="of:=IF(INT([.I31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07</text:p>
          </table:table-cell>
          <table:table-cell office:value-type="float" office:value="92795" calcext:value-type="float">
            <text:p>92795</text:p>
          </table:table-cell>
          <table:table-cell office:value-type="float" office:value="92791" calcext:value-type="float">
            <text:p>92791</text:p>
          </table:table-cell>
          <table:table-cell office:value-type="float" office:value="92811" calcext:value-type="float">
            <text:p>92811</text:p>
          </table:table-cell>
          <table:table-cell office:value-type="float" office:value="93020" calcext:value-type="float">
            <text:p>93020</text:p>
          </table:table-cell>
          <table:table-cell office:value-type="float" office:value="92879" calcext:value-type="float">
            <text:p>92879</text:p>
          </table:table-cell>
          <table:table-cell office:value-type="float" office:value="92644" calcext:value-type="float">
            <text:p>92644</text:p>
          </table:table-cell>
          <table:table-cell table:formula="of:=LEFT([.A312]; 2)" office:value-type="string" office:string-value="28" calcext:value-type="string">
            <text:p>28</text:p>
          </table:table-cell>
          <table:table-cell table:formula="of:=RIGHT([.A312]; 2)" office:value-type="string" office:string-value="07" calcext:value-type="string">
            <text:p>07</text:p>
          </table:table-cell>
          <table:table-cell table:formula="of:=IF(INT([.I312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08</text:p>
          </table:table-cell>
          <table:table-cell office:value-type="float" office:value="64450" calcext:value-type="float">
            <text:p>64450</text:p>
          </table:table-cell>
          <table:table-cell office:value-type="float" office:value="63969" calcext:value-type="float">
            <text:p>63969</text:p>
          </table:table-cell>
          <table:table-cell office:value-type="float" office:value="63470" calcext:value-type="float">
            <text:p>63470</text:p>
          </table:table-cell>
          <table:table-cell office:value-type="float" office:value="62924" calcext:value-type="float">
            <text:p>62924</text:p>
          </table:table-cell>
          <table:table-cell office:value-type="float" office:value="62283" calcext:value-type="float">
            <text:p>62283</text:p>
          </table:table-cell>
          <table:table-cell office:value-type="float" office:value="61772" calcext:value-type="float">
            <text:p>61772</text:p>
          </table:table-cell>
          <table:table-cell table:formula="of:=LEFT([.A313]; 2)" office:value-type="string" office:string-value="28" calcext:value-type="string">
            <text:p>28</text:p>
          </table:table-cell>
          <table:table-cell table:formula="of:=RIGHT([.A313]; 2)" office:value-type="string" office:string-value="08" calcext:value-type="string">
            <text:p>08</text:p>
          </table:table-cell>
          <table:table-cell table:formula="of:=IF(INT([.I31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09</text:p>
          </table:table-cell>
          <table:table-cell office:value-type="float" office:value="42266" calcext:value-type="float">
            <text:p>42266</text:p>
          </table:table-cell>
          <table:table-cell office:value-type="float" office:value="42039" calcext:value-type="float">
            <text:p>42039</text:p>
          </table:table-cell>
          <table:table-cell office:value-type="float" office:value="41840" calcext:value-type="float">
            <text:p>41840</text:p>
          </table:table-cell>
          <table:table-cell office:value-type="float" office:value="41512" calcext:value-type="float">
            <text:p>41512</text:p>
          </table:table-cell>
          <table:table-cell office:value-type="float" office:value="41180" calcext:value-type="float">
            <text:p>41180</text:p>
          </table:table-cell>
          <table:table-cell office:value-type="float" office:value="40852" calcext:value-type="float">
            <text:p>40852</text:p>
          </table:table-cell>
          <table:table-cell table:formula="of:=LEFT([.A314]; 2)" office:value-type="string" office:string-value="28" calcext:value-type="string">
            <text:p>28</text:p>
          </table:table-cell>
          <table:table-cell table:formula="of:=RIGHT([.A314]; 2)" office:value-type="string" office:string-value="09" calcext:value-type="string">
            <text:p>09</text:p>
          </table:table-cell>
          <table:table-cell table:formula="of:=IF(INT([.I314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10</text:p>
          </table:table-cell>
          <table:table-cell office:value-type="float" office:value="50696" calcext:value-type="float">
            <text:p>50696</text:p>
          </table:table-cell>
          <table:table-cell office:value-type="float" office:value="50507" calcext:value-type="float">
            <text:p>50507</text:p>
          </table:table-cell>
          <table:table-cell office:value-type="float" office:value="50381" calcext:value-type="float">
            <text:p>50381</text:p>
          </table:table-cell>
          <table:table-cell office:value-type="float" office:value="50080" calcext:value-type="float">
            <text:p>50080</text:p>
          </table:table-cell>
          <table:table-cell office:value-type="float" office:value="49762" calcext:value-type="float">
            <text:p>49762</text:p>
          </table:table-cell>
          <table:table-cell office:value-type="float" office:value="49439" calcext:value-type="float">
            <text:p>49439</text:p>
          </table:table-cell>
          <table:table-cell table:formula="of:=LEFT([.A315]; 2)" office:value-type="string" office:string-value="28" calcext:value-type="string">
            <text:p>28</text:p>
          </table:table-cell>
          <table:table-cell table:formula="of:=RIGHT([.A315]; 2)" office:value-type="string" office:string-value="10" calcext:value-type="string">
            <text:p>10</text:p>
          </table:table-cell>
          <table:table-cell table:formula="of:=IF(INT([.I315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11</text:p>
          </table:table-cell>
          <table:table-cell office:value-type="float" office:value="33658" calcext:value-type="float">
            <text:p>33658</text:p>
          </table:table-cell>
          <table:table-cell office:value-type="float" office:value="33432" calcext:value-type="float">
            <text:p>33432</text:p>
          </table:table-cell>
          <table:table-cell office:value-type="float" office:value="33239" calcext:value-type="float">
            <text:p>33239</text:p>
          </table:table-cell>
          <table:table-cell office:value-type="float" office:value="33068" calcext:value-type="float">
            <text:p>33068</text:p>
          </table:table-cell>
          <table:table-cell office:value-type="float" office:value="32857" calcext:value-type="float">
            <text:p>32857</text:p>
          </table:table-cell>
          <table:table-cell office:value-type="float" office:value="32638" calcext:value-type="float">
            <text:p>32638</text:p>
          </table:table-cell>
          <table:table-cell table:formula="of:=LEFT([.A316]; 2)" office:value-type="string" office:string-value="28" calcext:value-type="string">
            <text:p>28</text:p>
          </table:table-cell>
          <table:table-cell table:formula="of:=RIGHT([.A316]; 2)" office:value-type="string" office:string-value="11" calcext:value-type="string">
            <text:p>11</text:p>
          </table:table-cell>
          <table:table-cell table:formula="of:=IF(INT([.I316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12</text:p>
          </table:table-cell>
          <table:table-cell office:value-type="float" office:value="44321" calcext:value-type="float">
            <text:p>44321</text:p>
          </table:table-cell>
          <table:table-cell office:value-type="float" office:value="44166" calcext:value-type="float">
            <text:p>44166</text:p>
          </table:table-cell>
          <table:table-cell office:value-type="float" office:value="44104" calcext:value-type="float">
            <text:p>44104</text:p>
          </table:table-cell>
          <table:table-cell office:value-type="float" office:value="43997" calcext:value-type="float">
            <text:p>43997</text:p>
          </table:table-cell>
          <table:table-cell office:value-type="float" office:value="43822" calcext:value-type="float">
            <text:p>43822</text:p>
          </table:table-cell>
          <table:table-cell office:value-type="float" office:value="43721" calcext:value-type="float">
            <text:p>43721</text:p>
          </table:table-cell>
          <table:table-cell table:formula="of:=LEFT([.A317]; 2)" office:value-type="string" office:string-value="28" calcext:value-type="string">
            <text:p>28</text:p>
          </table:table-cell>
          <table:table-cell table:formula="of:=RIGHT([.A317]; 2)" office:value-type="string" office:string-value="12" calcext:value-type="string">
            <text:p>12</text:p>
          </table:table-cell>
          <table:table-cell table:formula="of:=IF(INT([.I317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13</text:p>
          </table:table-cell>
          <table:table-cell office:value-type="float" office:value="34745" calcext:value-type="float">
            <text:p>34745</text:p>
          </table:table-cell>
          <table:table-cell office:value-type="float" office:value="34593" calcext:value-type="float">
            <text:p>34593</text:p>
          </table:table-cell>
          <table:table-cell office:value-type="float" office:value="34600" calcext:value-type="float">
            <text:p>34600</text:p>
          </table:table-cell>
          <table:table-cell office:value-type="float" office:value="34433" calcext:value-type="float">
            <text:p>34433</text:p>
          </table:table-cell>
          <table:table-cell office:value-type="float" office:value="34148" calcext:value-type="float">
            <text:p>34148</text:p>
          </table:table-cell>
          <table:table-cell office:value-type="float" office:value="33993" calcext:value-type="float">
            <text:p>33993</text:p>
          </table:table-cell>
          <table:table-cell table:formula="of:=LEFT([.A318]; 2)" office:value-type="string" office:string-value="28" calcext:value-type="string">
            <text:p>28</text:p>
          </table:table-cell>
          <table:table-cell table:formula="of:=RIGHT([.A318]; 2)" office:value-type="string" office:string-value="13" calcext:value-type="string">
            <text:p>13</text:p>
          </table:table-cell>
          <table:table-cell table:formula="of:=IF(INT([.I318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14</text:p>
          </table:table-cell>
          <table:table-cell office:value-type="float" office:value="123479" calcext:value-type="float">
            <text:p>123479</text:p>
          </table:table-cell>
          <table:table-cell office:value-type="float" office:value="124205" calcext:value-type="float">
            <text:p>124205</text:p>
          </table:table-cell>
          <table:table-cell office:value-type="float" office:value="125220" calcext:value-type="float">
            <text:p>125220</text:p>
          </table:table-cell>
          <table:table-cell office:value-type="float" office:value="126018" calcext:value-type="float">
            <text:p>126018</text:p>
          </table:table-cell>
          <table:table-cell office:value-type="float" office:value="126781" calcext:value-type="float">
            <text:p>126781</text:p>
          </table:table-cell>
          <table:table-cell office:value-type="float" office:value="127544" calcext:value-type="float">
            <text:p>127544</text:p>
          </table:table-cell>
          <table:table-cell table:formula="of:=LEFT([.A319]; 2)" office:value-type="string" office:string-value="28" calcext:value-type="string">
            <text:p>28</text:p>
          </table:table-cell>
          <table:table-cell table:formula="of:=RIGHT([.A319]; 2)" office:value-type="string" office:string-value="14" calcext:value-type="string">
            <text:p>14</text:p>
          </table:table-cell>
          <table:table-cell table:formula="of:=IF(INT([.I31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15</text:p>
          </table:table-cell>
          <table:table-cell office:value-type="float" office:value="106023" calcext:value-type="float">
            <text:p>106023</text:p>
          </table:table-cell>
          <table:table-cell office:value-type="float" office:value="105607" calcext:value-type="float">
            <text:p>105607</text:p>
          </table:table-cell>
          <table:table-cell office:value-type="float" office:value="105318" calcext:value-type="float">
            <text:p>105318</text:p>
          </table:table-cell>
          <table:table-cell office:value-type="float" office:value="104780" calcext:value-type="float">
            <text:p>104780</text:p>
          </table:table-cell>
          <table:table-cell office:value-type="float" office:value="104151" calcext:value-type="float">
            <text:p>104151</text:p>
          </table:table-cell>
          <table:table-cell office:value-type="float" office:value="103492" calcext:value-type="float">
            <text:p>103492</text:p>
          </table:table-cell>
          <table:table-cell table:formula="of:=LEFT([.A320]; 2)" office:value-type="string" office:string-value="28" calcext:value-type="string">
            <text:p>28</text:p>
          </table:table-cell>
          <table:table-cell table:formula="of:=RIGHT([.A320]; 2)" office:value-type="string" office:string-value="15" calcext:value-type="string">
            <text:p>15</text:p>
          </table:table-cell>
          <table:table-cell table:formula="of:=IF(INT([.I32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16</text:p>
          </table:table-cell>
          <table:table-cell office:value-type="float" office:value="57570" calcext:value-type="float">
            <text:p>57570</text:p>
          </table:table-cell>
          <table:table-cell office:value-type="float" office:value="57295" calcext:value-type="float">
            <text:p>57295</text:p>
          </table:table-cell>
          <table:table-cell office:value-type="float" office:value="56933" calcext:value-type="float">
            <text:p>56933</text:p>
          </table:table-cell>
          <table:table-cell office:value-type="float" office:value="56570" calcext:value-type="float">
            <text:p>56570</text:p>
          </table:table-cell>
          <table:table-cell office:value-type="float" office:value="56135" calcext:value-type="float">
            <text:p>56135</text:p>
          </table:table-cell>
          <table:table-cell office:value-type="float" office:value="55833" calcext:value-type="float">
            <text:p>55833</text:p>
          </table:table-cell>
          <table:table-cell table:formula="of:=LEFT([.A321]; 2)" office:value-type="string" office:string-value="28" calcext:value-type="string">
            <text:p>28</text:p>
          </table:table-cell>
          <table:table-cell table:formula="of:=RIGHT([.A321]; 2)" office:value-type="string" office:string-value="16" calcext:value-type="string">
            <text:p>16</text:p>
          </table:table-cell>
          <table:table-cell table:formula="of:=IF(INT([.I32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17</text:p>
          </table:table-cell>
          <table:table-cell office:value-type="float" office:value="70570" calcext:value-type="float">
            <text:p>70570</text:p>
          </table:table-cell>
          <table:table-cell office:value-type="float" office:value="70466" calcext:value-type="float">
            <text:p>70466</text:p>
          </table:table-cell>
          <table:table-cell office:value-type="float" office:value="70153" calcext:value-type="float">
            <text:p>70153</text:p>
          </table:table-cell>
          <table:table-cell office:value-type="float" office:value="69885" calcext:value-type="float">
            <text:p>69885</text:p>
          </table:table-cell>
          <table:table-cell office:value-type="float" office:value="69376" calcext:value-type="float">
            <text:p>69376</text:p>
          </table:table-cell>
          <table:table-cell office:value-type="float" office:value="69089" calcext:value-type="float">
            <text:p>69089</text:p>
          </table:table-cell>
          <table:table-cell table:formula="of:=LEFT([.A322]; 2)" office:value-type="string" office:string-value="28" calcext:value-type="string">
            <text:p>28</text:p>
          </table:table-cell>
          <table:table-cell table:formula="of:=RIGHT([.A322]; 2)" office:value-type="string" office:string-value="17" calcext:value-type="string">
            <text:p>17</text:p>
          </table:table-cell>
          <table:table-cell table:formula="of:=IF(INT([.I322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19</text:p>
          </table:table-cell>
          <table:table-cell office:value-type="float" office:value="23451" calcext:value-type="float">
            <text:p>23451</text:p>
          </table:table-cell>
          <table:table-cell office:value-type="float" office:value="23278" calcext:value-type="float">
            <text:p>23278</text:p>
          </table:table-cell>
          <table:table-cell office:value-type="float" office:value="23068" calcext:value-type="float">
            <text:p>23068</text:p>
          </table:table-cell>
          <table:table-cell office:value-type="float" office:value="22873" calcext:value-type="float">
            <text:p>22873</text:p>
          </table:table-cell>
          <table:table-cell office:value-type="float" office:value="22638" calcext:value-type="float">
            <text:p>22638</text:p>
          </table:table-cell>
          <table:table-cell office:value-type="float" office:value="22444" calcext:value-type="float">
            <text:p>22444</text:p>
          </table:table-cell>
          <table:table-cell table:formula="of:=LEFT([.A323]; 2)" office:value-type="string" office:string-value="28" calcext:value-type="string">
            <text:p>28</text:p>
          </table:table-cell>
          <table:table-cell table:formula="of:=RIGHT([.A323]; 2)" office:value-type="string" office:string-value="19" calcext:value-type="string">
            <text:p>19</text:p>
          </table:table-cell>
          <table:table-cell table:formula="of:=IF(INT([.I32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61</text:p>
          </table:table-cell>
          <table:table-cell office:value-type="float" office:value="121642" calcext:value-type="float">
            <text:p>121642</text:p>
          </table:table-cell>
          <table:table-cell office:value-type="float" office:value="121191" calcext:value-type="float">
            <text:p>121191</text:p>
          </table:table-cell>
          <table:table-cell office:value-type="float" office:value="120895" calcext:value-type="float">
            <text:p>120895</text:p>
          </table:table-cell>
          <table:table-cell office:value-type="float" office:value="120142" calcext:value-type="float">
            <text:p>120142</text:p>
          </table:table-cell>
          <table:table-cell office:value-type="float" office:value="119317" calcext:value-type="float">
            <text:p>119317</text:p>
          </table:table-cell>
          <table:table-cell office:value-type="float" office:value="118582" calcext:value-type="float">
            <text:p>118582</text:p>
          </table:table-cell>
          <table:table-cell table:formula="of:=LEFT([.A324]; 2)" office:value-type="string" office:string-value="28" calcext:value-type="string">
            <text:p>28</text:p>
          </table:table-cell>
          <table:table-cell table:formula="of:=RIGHT([.A324]; 2)" office:value-type="string" office:string-value="61" calcext:value-type="string">
            <text:p>61</text:p>
          </table:table-cell>
          <table:table-cell table:formula="of:=IF(INT([.I324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62</text:p>
          </table:table-cell>
          <table:table-cell office:value-type="float" office:value="173444" calcext:value-type="float">
            <text:p>173444</text:p>
          </table:table-cell>
          <table:table-cell office:value-type="float" office:value="172993" calcext:value-type="float">
            <text:p>172993</text:p>
          </table:table-cell>
          <table:table-cell office:value-type="float" office:value="173070" calcext:value-type="float">
            <text:p>173070</text:p>
          </table:table-cell>
          <table:table-cell office:value-type="float" office:value="172362" calcext:value-type="float">
            <text:p>172362</text:p>
          </table:table-cell>
          <table:table-cell office:value-type="float" office:value="171979" calcext:value-type="float">
            <text:p>171979</text:p>
          </table:table-cell>
          <table:table-cell office:value-type="float" office:value="171249" calcext:value-type="float">
            <text:p>171249</text:p>
          </table:table-cell>
          <table:table-cell table:formula="of:=LEFT([.A325]; 2)" office:value-type="string" office:string-value="28" calcext:value-type="string">
            <text:p>28</text:p>
          </table:table-cell>
          <table:table-cell table:formula="of:=RIGHT([.A325]; 2)" office:value-type="string" office:string-value="62" calcext:value-type="string">
            <text:p>62</text:p>
          </table:table-cell>
          <table:table-cell table:formula="of:=IF(INT([.I325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1</text:p>
          </table:table-cell>
          <table:table-cell office:value-type="float" office:value="47534" calcext:value-type="float">
            <text:p>47534</text:p>
          </table:table-cell>
          <table:table-cell office:value-type="float" office:value="47415" calcext:value-type="float">
            <text:p>47415</text:p>
          </table:table-cell>
          <table:table-cell office:value-type="float" office:value="47341" calcext:value-type="float">
            <text:p>47341</text:p>
          </table:table-cell>
          <table:table-cell office:value-type="float" office:value="47229" calcext:value-type="float">
            <text:p>47229</text:p>
          </table:table-cell>
          <table:table-cell office:value-type="float" office:value="47055" calcext:value-type="float">
            <text:p>47055</text:p>
          </table:table-cell>
          <table:table-cell office:value-type="float" office:value="46824" calcext:value-type="float">
            <text:p>46824</text:p>
          </table:table-cell>
          <table:table-cell table:formula="of:=LEFT([.A326]; 2)" office:value-type="string" office:string-value="30" calcext:value-type="string">
            <text:p>30</text:p>
          </table:table-cell>
          <table:table-cell table:formula="of:=RIGHT([.A326]; 2)" office:value-type="string" office:string-value="01" calcext:value-type="string">
            <text:p>01</text:p>
          </table:table-cell>
          <table:table-cell table:formula="of:=IF(INT([.I326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2</text:p>
          </table:table-cell>
          <table:table-cell office:value-type="float" office:value="87890" calcext:value-type="float">
            <text:p>87890</text:p>
          </table:table-cell>
          <table:table-cell office:value-type="float" office:value="87885" calcext:value-type="float">
            <text:p>87885</text:p>
          </table:table-cell>
          <table:table-cell office:value-type="float" office:value="87570" calcext:value-type="float">
            <text:p>87570</text:p>
          </table:table-cell>
          <table:table-cell office:value-type="float" office:value="87420" calcext:value-type="float">
            <text:p>87420</text:p>
          </table:table-cell>
          <table:table-cell office:value-type="float" office:value="86990" calcext:value-type="float">
            <text:p>86990</text:p>
          </table:table-cell>
          <table:table-cell office:value-type="float" office:value="86590" calcext:value-type="float">
            <text:p>86590</text:p>
          </table:table-cell>
          <table:table-cell table:formula="of:=LEFT([.A327]; 2)" office:value-type="string" office:string-value="30" calcext:value-type="string">
            <text:p>30</text:p>
          </table:table-cell>
          <table:table-cell table:formula="of:=RIGHT([.A327]; 2)" office:value-type="string" office:string-value="02" calcext:value-type="string">
            <text:p>02</text:p>
          </table:table-cell>
          <table:table-cell table:formula="of:=IF(INT([.I327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3</text:p>
          </table:table-cell>
          <table:table-cell office:value-type="float" office:value="145085" calcext:value-type="float">
            <text:p>145085</text:p>
          </table:table-cell>
          <table:table-cell office:value-type="float" office:value="145211" calcext:value-type="float">
            <text:p>145211</text:p>
          </table:table-cell>
          <table:table-cell office:value-type="float" office:value="145333" calcext:value-type="float">
            <text:p>145333</text:p>
          </table:table-cell>
          <table:table-cell office:value-type="float" office:value="145317" calcext:value-type="float">
            <text:p>145317</text:p>
          </table:table-cell>
          <table:table-cell office:value-type="float" office:value="145418" calcext:value-type="float">
            <text:p>145418</text:p>
          </table:table-cell>
          <table:table-cell office:value-type="float" office:value="145068" calcext:value-type="float">
            <text:p>145068</text:p>
          </table:table-cell>
          <table:table-cell table:formula="of:=LEFT([.A328]; 2)" office:value-type="string" office:string-value="30" calcext:value-type="string">
            <text:p>30</text:p>
          </table:table-cell>
          <table:table-cell table:formula="of:=RIGHT([.A328]; 2)" office:value-type="string" office:string-value="03" calcext:value-type="string">
            <text:p>03</text:p>
          </table:table-cell>
          <table:table-cell table:formula="of:=IF(INT([.I328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4</text:p>
          </table:table-cell>
          <table:table-cell office:value-type="float" office:value="76230" calcext:value-type="float">
            <text:p>76230</text:p>
          </table:table-cell>
          <table:table-cell office:value-type="float" office:value="76093" calcext:value-type="float">
            <text:p>76093</text:p>
          </table:table-cell>
          <table:table-cell office:value-type="float" office:value="76087" calcext:value-type="float">
            <text:p>76087</text:p>
          </table:table-cell>
          <table:table-cell office:value-type="float" office:value="76011" calcext:value-type="float">
            <text:p>76011</text:p>
          </table:table-cell>
          <table:table-cell office:value-type="float" office:value="75908" calcext:value-type="float">
            <text:p>75908</text:p>
          </table:table-cell>
          <table:table-cell office:value-type="float" office:value="75732" calcext:value-type="float">
            <text:p>75732</text:p>
          </table:table-cell>
          <table:table-cell table:formula="of:=LEFT([.A329]; 2)" office:value-type="string" office:string-value="30" calcext:value-type="string">
            <text:p>30</text:p>
          </table:table-cell>
          <table:table-cell table:formula="of:=RIGHT([.A329]; 2)" office:value-type="string" office:string-value="04" calcext:value-type="string">
            <text:p>04</text:p>
          </table:table-cell>
          <table:table-cell table:formula="of:=IF(INT([.I32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5</text:p>
          </table:table-cell>
          <table:table-cell office:value-type="float" office:value="51426" calcext:value-type="float">
            <text:p>51426</text:p>
          </table:table-cell>
          <table:table-cell office:value-type="float" office:value="51423" calcext:value-type="float">
            <text:p>51423</text:p>
          </table:table-cell>
          <table:table-cell office:value-type="float" office:value="51701" calcext:value-type="float">
            <text:p>51701</text:p>
          </table:table-cell>
          <table:table-cell office:value-type="float" office:value="51972" calcext:value-type="float">
            <text:p>51972</text:p>
          </table:table-cell>
          <table:table-cell office:value-type="float" office:value="51893" calcext:value-type="float">
            <text:p>51893</text:p>
          </table:table-cell>
          <table:table-cell office:value-type="float" office:value="51929" calcext:value-type="float">
            <text:p>51929</text:p>
          </table:table-cell>
          <table:table-cell table:formula="of:=LEFT([.A330]; 2)" office:value-type="string" office:string-value="30" calcext:value-type="string">
            <text:p>30</text:p>
          </table:table-cell>
          <table:table-cell table:formula="of:=RIGHT([.A330]; 2)" office:value-type="string" office:string-value="05" calcext:value-type="string">
            <text:p>05</text:p>
          </table:table-cell>
          <table:table-cell table:formula="of:=IF(INT([.I33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6</text:p>
          </table:table-cell>
          <table:table-cell office:value-type="float" office:value="71790" calcext:value-type="float">
            <text:p>71790</text:p>
          </table:table-cell>
          <table:table-cell office:value-type="float" office:value="71738" calcext:value-type="float">
            <text:p>71738</text:p>
          </table:table-cell>
          <table:table-cell office:value-type="float" office:value="71741" calcext:value-type="float">
            <text:p>71741</text:p>
          </table:table-cell>
          <table:table-cell office:value-type="float" office:value="71686" calcext:value-type="float">
            <text:p>71686</text:p>
          </table:table-cell>
          <table:table-cell office:value-type="float" office:value="71563" calcext:value-type="float">
            <text:p>71563</text:p>
          </table:table-cell>
          <table:table-cell office:value-type="float" office:value="71425" calcext:value-type="float">
            <text:p>71425</text:p>
          </table:table-cell>
          <table:table-cell table:formula="of:=LEFT([.A331]; 2)" office:value-type="string" office:string-value="30" calcext:value-type="string">
            <text:p>30</text:p>
          </table:table-cell>
          <table:table-cell table:formula="of:=RIGHT([.A331]; 2)" office:value-type="string" office:string-value="06" calcext:value-type="string">
            <text:p>06</text:p>
          </table:table-cell>
          <table:table-cell table:formula="of:=IF(INT([.I33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7</text:p>
          </table:table-cell>
          <table:table-cell office:value-type="float" office:value="82838" calcext:value-type="float">
            <text:p>82838</text:p>
          </table:table-cell>
          <table:table-cell office:value-type="float" office:value="82905" calcext:value-type="float">
            <text:p>82905</text:p>
          </table:table-cell>
          <table:table-cell office:value-type="float" office:value="83124" calcext:value-type="float">
            <text:p>83124</text:p>
          </table:table-cell>
          <table:table-cell office:value-type="float" office:value="83030" calcext:value-type="float">
            <text:p>83030</text:p>
          </table:table-cell>
          <table:table-cell office:value-type="float" office:value="83026" calcext:value-type="float">
            <text:p>83026</text:p>
          </table:table-cell>
          <table:table-cell office:value-type="float" office:value="82911" calcext:value-type="float">
            <text:p>82911</text:p>
          </table:table-cell>
          <table:table-cell table:formula="of:=LEFT([.A332]; 2)" office:value-type="string" office:string-value="30" calcext:value-type="string">
            <text:p>30</text:p>
          </table:table-cell>
          <table:table-cell table:formula="of:=RIGHT([.A332]; 2)" office:value-type="string" office:string-value="07" calcext:value-type="string">
            <text:p>07</text:p>
          </table:table-cell>
          <table:table-cell table:formula="of:=IF(INT([.I332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8</text:p>
          </table:table-cell>
          <table:table-cell office:value-type="float" office:value="56427" calcext:value-type="float">
            <text:p>56427</text:p>
          </table:table-cell>
          <table:table-cell office:value-type="float" office:value="56458" calcext:value-type="float">
            <text:p>56458</text:p>
          </table:table-cell>
          <table:table-cell office:value-type="float" office:value="56394" calcext:value-type="float">
            <text:p>56394</text:p>
          </table:table-cell>
          <table:table-cell office:value-type="float" office:value="56486" calcext:value-type="float">
            <text:p>56486</text:p>
          </table:table-cell>
          <table:table-cell office:value-type="float" office:value="56451" calcext:value-type="float">
            <text:p>56451</text:p>
          </table:table-cell>
          <table:table-cell office:value-type="float" office:value="56298" calcext:value-type="float">
            <text:p>56298</text:p>
          </table:table-cell>
          <table:table-cell table:formula="of:=LEFT([.A333]; 2)" office:value-type="string" office:string-value="30" calcext:value-type="string">
            <text:p>30</text:p>
          </table:table-cell>
          <table:table-cell table:formula="of:=RIGHT([.A333]; 2)" office:value-type="string" office:string-value="08" calcext:value-type="string">
            <text:p>08</text:p>
          </table:table-cell>
          <table:table-cell table:formula="of:=IF(INT([.I33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9</text:p>
          </table:table-cell>
          <table:table-cell office:value-type="float" office:value="88399" calcext:value-type="float">
            <text:p>88399</text:p>
          </table:table-cell>
          <table:table-cell office:value-type="float" office:value="88125" calcext:value-type="float">
            <text:p>88125</text:p>
          </table:table-cell>
          <table:table-cell office:value-type="float" office:value="87790" calcext:value-type="float">
            <text:p>87790</text:p>
          </table:table-cell>
          <table:table-cell office:value-type="float" office:value="87216" calcext:value-type="float">
            <text:p>87216</text:p>
          </table:table-cell>
          <table:table-cell office:value-type="float" office:value="86727" calcext:value-type="float">
            <text:p>86727</text:p>
          </table:table-cell>
          <table:table-cell office:value-type="float" office:value="86108" calcext:value-type="float">
            <text:p>86108</text:p>
          </table:table-cell>
          <table:table-cell table:formula="of:=LEFT([.A334]; 2)" office:value-type="string" office:string-value="30" calcext:value-type="string">
            <text:p>30</text:p>
          </table:table-cell>
          <table:table-cell table:formula="of:=RIGHT([.A334]; 2)" office:value-type="string" office:string-value="09" calcext:value-type="string">
            <text:p>09</text:p>
          </table:table-cell>
          <table:table-cell table:formula="of:=IF(INT([.I334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10</text:p>
          </table:table-cell>
          <table:table-cell office:value-type="float" office:value="129273" calcext:value-type="float">
            <text:p>129273</text:p>
          </table:table-cell>
          <table:table-cell office:value-type="float" office:value="129475" calcext:value-type="float">
            <text:p>129475</text:p>
          </table:table-cell>
          <table:table-cell office:value-type="float" office:value="129715" calcext:value-type="float">
            <text:p>129715</text:p>
          </table:table-cell>
          <table:table-cell office:value-type="float" office:value="129966" calcext:value-type="float">
            <text:p>129966</text:p>
          </table:table-cell>
          <table:table-cell office:value-type="float" office:value="130053" calcext:value-type="float">
            <text:p>130053</text:p>
          </table:table-cell>
          <table:table-cell office:value-type="float" office:value="129904" calcext:value-type="float">
            <text:p>129904</text:p>
          </table:table-cell>
          <table:table-cell table:formula="of:=LEFT([.A335]; 2)" office:value-type="string" office:string-value="30" calcext:value-type="string">
            <text:p>30</text:p>
          </table:table-cell>
          <table:table-cell table:formula="of:=RIGHT([.A335]; 2)" office:value-type="string" office:string-value="10" calcext:value-type="string">
            <text:p>10</text:p>
          </table:table-cell>
          <table:table-cell table:formula="of:=IF(INT([.I335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11</text:p>
          </table:table-cell>
          <table:table-cell office:value-type="float" office:value="79028" calcext:value-type="float">
            <text:p>79028</text:p>
          </table:table-cell>
          <table:table-cell office:value-type="float" office:value="79263" calcext:value-type="float">
            <text:p>79263</text:p>
          </table:table-cell>
          <table:table-cell office:value-type="float" office:value="79253" calcext:value-type="float">
            <text:p>79253</text:p>
          </table:table-cell>
          <table:table-cell office:value-type="float" office:value="79230" calcext:value-type="float">
            <text:p>79230</text:p>
          </table:table-cell>
          <table:table-cell office:value-type="float" office:value="79183" calcext:value-type="float">
            <text:p>79183</text:p>
          </table:table-cell>
          <table:table-cell office:value-type="float" office:value="78866" calcext:value-type="float">
            <text:p>78866</text:p>
          </table:table-cell>
          <table:table-cell table:formula="of:=LEFT([.A336]; 2)" office:value-type="string" office:string-value="30" calcext:value-type="string">
            <text:p>30</text:p>
          </table:table-cell>
          <table:table-cell table:formula="of:=RIGHT([.A336]; 2)" office:value-type="string" office:string-value="11" calcext:value-type="string">
            <text:p>11</text:p>
          </table:table-cell>
          <table:table-cell table:formula="of:=IF(INT([.I336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12</text:p>
          </table:table-cell>
          <table:table-cell office:value-type="float" office:value="77664" calcext:value-type="float">
            <text:p>77664</text:p>
          </table:table-cell>
          <table:table-cell office:value-type="float" office:value="77764" calcext:value-type="float">
            <text:p>77764</text:p>
          </table:table-cell>
          <table:table-cell office:value-type="float" office:value="77720" calcext:value-type="float">
            <text:p>77720</text:p>
          </table:table-cell>
          <table:table-cell office:value-type="float" office:value="77488" calcext:value-type="float">
            <text:p>77488</text:p>
          </table:table-cell>
          <table:table-cell office:value-type="float" office:value="77274" calcext:value-type="float">
            <text:p>77274</text:p>
          </table:table-cell>
          <table:table-cell office:value-type="float" office:value="76998" calcext:value-type="float">
            <text:p>76998</text:p>
          </table:table-cell>
          <table:table-cell table:formula="of:=LEFT([.A337]; 2)" office:value-type="string" office:string-value="30" calcext:value-type="string">
            <text:p>30</text:p>
          </table:table-cell>
          <table:table-cell table:formula="of:=RIGHT([.A337]; 2)" office:value-type="string" office:string-value="12" calcext:value-type="string">
            <text:p>12</text:p>
          </table:table-cell>
          <table:table-cell table:formula="of:=IF(INT([.I337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13</text:p>
          </table:table-cell>
          <table:table-cell office:value-type="float" office:value="54767" calcext:value-type="float">
            <text:p>54767</text:p>
          </table:table-cell>
          <table:table-cell office:value-type="float" office:value="55391" calcext:value-type="float">
            <text:p>55391</text:p>
          </table:table-cell>
          <table:table-cell office:value-type="float" office:value="55883" calcext:value-type="float">
            <text:p>55883</text:p>
          </table:table-cell>
          <table:table-cell office:value-type="float" office:value="56485" calcext:value-type="float">
            <text:p>56485</text:p>
          </table:table-cell>
          <table:table-cell office:value-type="float" office:value="57201" calcext:value-type="float">
            <text:p>57201</text:p>
          </table:table-cell>
          <table:table-cell office:value-type="float" office:value="57911" calcext:value-type="float">
            <text:p>57911</text:p>
          </table:table-cell>
          <table:table-cell table:formula="of:=LEFT([.A338]; 2)" office:value-type="string" office:string-value="30" calcext:value-type="string">
            <text:p>30</text:p>
          </table:table-cell>
          <table:table-cell table:formula="of:=RIGHT([.A338]; 2)" office:value-type="string" office:string-value="13" calcext:value-type="string">
            <text:p>13</text:p>
          </table:table-cell>
          <table:table-cell table:formula="of:=IF(INT([.I338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14</text:p>
          </table:table-cell>
          <table:table-cell office:value-type="float" office:value="37084" calcext:value-type="float">
            <text:p>37084</text:p>
          </table:table-cell>
          <table:table-cell office:value-type="float" office:value="37080" calcext:value-type="float">
            <text:p>37080</text:p>
          </table:table-cell>
          <table:table-cell office:value-type="float" office:value="36987" calcext:value-type="float">
            <text:p>36987</text:p>
          </table:table-cell>
          <table:table-cell office:value-type="float" office:value="36982" calcext:value-type="float">
            <text:p>36982</text:p>
          </table:table-cell>
          <table:table-cell office:value-type="float" office:value="36751" calcext:value-type="float">
            <text:p>36751</text:p>
          </table:table-cell>
          <table:table-cell office:value-type="float" office:value="36633" calcext:value-type="float">
            <text:p>36633</text:p>
          </table:table-cell>
          <table:table-cell table:formula="of:=LEFT([.A339]; 2)" office:value-type="string" office:string-value="30" calcext:value-type="string">
            <text:p>30</text:p>
          </table:table-cell>
          <table:table-cell table:formula="of:=RIGHT([.A339]; 2)" office:value-type="string" office:string-value="14" calcext:value-type="string">
            <text:p>14</text:p>
          </table:table-cell>
          <table:table-cell table:formula="of:=IF(INT([.I33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15</text:p>
          </table:table-cell>
          <table:table-cell office:value-type="float" office:value="74725" calcext:value-type="float">
            <text:p>74725</text:p>
          </table:table-cell>
          <table:table-cell office:value-type="float" office:value="74901" calcext:value-type="float">
            <text:p>74901</text:p>
          </table:table-cell>
          <table:table-cell office:value-type="float" office:value="75164" calcext:value-type="float">
            <text:p>75164</text:p>
          </table:table-cell>
          <table:table-cell office:value-type="float" office:value="75363" calcext:value-type="float">
            <text:p>75363</text:p>
          </table:table-cell>
          <table:table-cell office:value-type="float" office:value="75543" calcext:value-type="float">
            <text:p>75543</text:p>
          </table:table-cell>
          <table:table-cell office:value-type="float" office:value="75576" calcext:value-type="float">
            <text:p>75576</text:p>
          </table:table-cell>
          <table:table-cell table:formula="of:=LEFT([.A340]; 2)" office:value-type="string" office:string-value="30" calcext:value-type="string">
            <text:p>30</text:p>
          </table:table-cell>
          <table:table-cell table:formula="of:=RIGHT([.A340]; 2)" office:value-type="string" office:string-value="15" calcext:value-type="string">
            <text:p>15</text:p>
          </table:table-cell>
          <table:table-cell table:formula="of:=IF(INT([.I34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16</text:p>
          </table:table-cell>
          <table:table-cell office:value-type="float" office:value="59501" calcext:value-type="float">
            <text:p>59501</text:p>
          </table:table-cell>
          <table:table-cell office:value-type="float" office:value="59626" calcext:value-type="float">
            <text:p>59626</text:p>
          </table:table-cell>
          <table:table-cell office:value-type="float" office:value="59726" calcext:value-type="float">
            <text:p>59726</text:p>
          </table:table-cell>
          <table:table-cell office:value-type="float" office:value="59858" calcext:value-type="float">
            <text:p>59858</text:p>
          </table:table-cell>
          <table:table-cell office:value-type="float" office:value="59825" calcext:value-type="float">
            <text:p>59825</text:p>
          </table:table-cell>
          <table:table-cell office:value-type="float" office:value="59821" calcext:value-type="float">
            <text:p>59821</text:p>
          </table:table-cell>
          <table:table-cell table:formula="of:=LEFT([.A341]; 2)" office:value-type="string" office:string-value="30" calcext:value-type="string">
            <text:p>30</text:p>
          </table:table-cell>
          <table:table-cell table:formula="of:=RIGHT([.A341]; 2)" office:value-type="string" office:string-value="16" calcext:value-type="string">
            <text:p>16</text:p>
          </table:table-cell>
          <table:table-cell table:formula="of:=IF(INT([.I34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17</text:p>
          </table:table-cell>
          <table:table-cell office:value-type="float" office:value="161435" calcext:value-type="float">
            <text:p>161435</text:p>
          </table:table-cell>
          <table:table-cell office:value-type="float" office:value="161574" calcext:value-type="float">
            <text:p>161574</text:p>
          </table:table-cell>
          <table:table-cell office:value-type="float" office:value="161763" calcext:value-type="float">
            <text:p>161763</text:p>
          </table:table-cell>
          <table:table-cell office:value-type="float" office:value="161519" calcext:value-type="float">
            <text:p>161519</text:p>
          </table:table-cell>
          <table:table-cell office:value-type="float" office:value="161581" calcext:value-type="float">
            <text:p>161581</text:p>
          </table:table-cell>
          <table:table-cell office:value-type="float" office:value="161357" calcext:value-type="float">
            <text:p>161357</text:p>
          </table:table-cell>
          <table:table-cell table:formula="of:=LEFT([.A342]; 2)" office:value-type="string" office:string-value="30" calcext:value-type="string">
            <text:p>30</text:p>
          </table:table-cell>
          <table:table-cell table:formula="of:=RIGHT([.A342]; 2)" office:value-type="string" office:string-value="17" calcext:value-type="string">
            <text:p>17</text:p>
          </table:table-cell>
          <table:table-cell table:formula="of:=IF(INT([.I342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18</text:p>
          </table:table-cell>
          <table:table-cell office:value-type="float" office:value="55409" calcext:value-type="float">
            <text:p>55409</text:p>
          </table:table-cell>
          <table:table-cell office:value-type="float" office:value="55391" calcext:value-type="float">
            <text:p>55391</text:p>
          </table:table-cell>
          <table:table-cell office:value-type="float" office:value="55479" calcext:value-type="float">
            <text:p>55479</text:p>
          </table:table-cell>
          <table:table-cell office:value-type="float" office:value="55403" calcext:value-type="float">
            <text:p>55403</text:p>
          </table:table-cell>
          <table:table-cell office:value-type="float" office:value="55500" calcext:value-type="float">
            <text:p>55500</text:p>
          </table:table-cell>
          <table:table-cell office:value-type="float" office:value="55265" calcext:value-type="float">
            <text:p>55265</text:p>
          </table:table-cell>
          <table:table-cell table:formula="of:=LEFT([.A343]; 2)" office:value-type="string" office:string-value="30" calcext:value-type="string">
            <text:p>30</text:p>
          </table:table-cell>
          <table:table-cell table:formula="of:=RIGHT([.A343]; 2)" office:value-type="string" office:string-value="18" calcext:value-type="string">
            <text:p>18</text:p>
          </table:table-cell>
          <table:table-cell table:formula="of:=IF(INT([.I34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19</text:p>
          </table:table-cell>
          <table:table-cell office:value-type="float" office:value="137570" calcext:value-type="float">
            <text:p>137570</text:p>
          </table:table-cell>
          <table:table-cell office:value-type="float" office:value="137382" calcext:value-type="float">
            <text:p>137382</text:p>
          </table:table-cell>
          <table:table-cell office:value-type="float" office:value="137104" calcext:value-type="float">
            <text:p>137104</text:p>
          </table:table-cell>
          <table:table-cell office:value-type="float" office:value="136621" calcext:value-type="float">
            <text:p>136621</text:p>
          </table:table-cell>
          <table:table-cell office:value-type="float" office:value="136112" calcext:value-type="float">
            <text:p>136112</text:p>
          </table:table-cell>
          <table:table-cell office:value-type="float" office:value="135477" calcext:value-type="float">
            <text:p>135477</text:p>
          </table:table-cell>
          <table:table-cell table:formula="of:=LEFT([.A344]; 2)" office:value-type="string" office:string-value="30" calcext:value-type="string">
            <text:p>30</text:p>
          </table:table-cell>
          <table:table-cell table:formula="of:=RIGHT([.A344]; 2)" office:value-type="string" office:string-value="19" calcext:value-type="string">
            <text:p>19</text:p>
          </table:table-cell>
          <table:table-cell table:formula="of:=IF(INT([.I344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20</text:p>
          </table:table-cell>
          <table:table-cell office:value-type="float" office:value="63252" calcext:value-type="float">
            <text:p>63252</text:p>
          </table:table-cell>
          <table:table-cell office:value-type="float" office:value="63212" calcext:value-type="float">
            <text:p>63212</text:p>
          </table:table-cell>
          <table:table-cell office:value-type="float" office:value="63218" calcext:value-type="float">
            <text:p>63218</text:p>
          </table:table-cell>
          <table:table-cell office:value-type="float" office:value="63147" calcext:value-type="float">
            <text:p>63147</text:p>
          </table:table-cell>
          <table:table-cell office:value-type="float" office:value="63014" calcext:value-type="float">
            <text:p>63014</text:p>
          </table:table-cell>
          <table:table-cell office:value-type="float" office:value="62763" calcext:value-type="float">
            <text:p>62763</text:p>
          </table:table-cell>
          <table:table-cell table:formula="of:=LEFT([.A345]; 2)" office:value-type="string" office:string-value="30" calcext:value-type="string">
            <text:p>30</text:p>
          </table:table-cell>
          <table:table-cell table:formula="of:=RIGHT([.A345]; 2)" office:value-type="string" office:string-value="20" calcext:value-type="string">
            <text:p>20</text:p>
          </table:table-cell>
          <table:table-cell table:formula="of:=IF(INT([.I345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21</text:p>
          </table:table-cell>
          <table:table-cell office:value-type="float" office:value="366037" calcext:value-type="float">
            <text:p>366037</text:p>
          </table:table-cell>
          <table:table-cell office:value-type="float" office:value="373570" calcext:value-type="float">
            <text:p>373570</text:p>
          </table:table-cell>
          <table:table-cell office:value-type="float" office:value="381630" calcext:value-type="float">
            <text:p>381630</text:p>
          </table:table-cell>
          <table:table-cell office:value-type="float" office:value="390308" calcext:value-type="float">
            <text:p>390308</text:p>
          </table:table-cell>
          <table:table-cell office:value-type="float" office:value="399272" calcext:value-type="float">
            <text:p>399272</text:p>
          </table:table-cell>
          <table:table-cell office:value-type="float" office:value="406590" calcext:value-type="float">
            <text:p>406590</text:p>
          </table:table-cell>
          <table:table-cell table:formula="of:=LEFT([.A346]; 2)" office:value-type="string" office:string-value="30" calcext:value-type="string">
            <text:p>30</text:p>
          </table:table-cell>
          <table:table-cell table:formula="of:=RIGHT([.A346]; 2)" office:value-type="string" office:string-value="21" calcext:value-type="string">
            <text:p>21</text:p>
          </table:table-cell>
          <table:table-cell table:formula="of:=IF(INT([.I346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22</text:p>
          </table:table-cell>
          <table:table-cell office:value-type="float" office:value="60294" calcext:value-type="float">
            <text:p>60294</text:p>
          </table:table-cell>
          <table:table-cell office:value-type="float" office:value="60356" calcext:value-type="float">
            <text:p>60356</text:p>
          </table:table-cell>
          <table:table-cell office:value-type="float" office:value="60409" calcext:value-type="float">
            <text:p>60409</text:p>
          </table:table-cell>
          <table:table-cell office:value-type="float" office:value="60405" calcext:value-type="float">
            <text:p>60405</text:p>
          </table:table-cell>
          <table:table-cell office:value-type="float" office:value="60262" calcext:value-type="float">
            <text:p>60262</text:p>
          </table:table-cell>
          <table:table-cell office:value-type="float" office:value="60188" calcext:value-type="float">
            <text:p>60188</text:p>
          </table:table-cell>
          <table:table-cell table:formula="of:=LEFT([.A347]; 2)" office:value-type="string" office:string-value="30" calcext:value-type="string">
            <text:p>30</text:p>
          </table:table-cell>
          <table:table-cell table:formula="of:=RIGHT([.A347]; 2)" office:value-type="string" office:string-value="22" calcext:value-type="string">
            <text:p>22</text:p>
          </table:table-cell>
          <table:table-cell table:formula="of:=IF(INT([.I347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23</text:p>
          </table:table-cell>
          <table:table-cell office:value-type="float" office:value="59591" calcext:value-type="float">
            <text:p>59591</text:p>
          </table:table-cell>
          <table:table-cell office:value-type="float" office:value="59617" calcext:value-type="float">
            <text:p>59617</text:p>
          </table:table-cell>
          <table:table-cell office:value-type="float" office:value="59576" calcext:value-type="float">
            <text:p>59576</text:p>
          </table:table-cell>
          <table:table-cell office:value-type="float" office:value="59371" calcext:value-type="float">
            <text:p>59371</text:p>
          </table:table-cell>
          <table:table-cell office:value-type="float" office:value="59077" calcext:value-type="float">
            <text:p>59077</text:p>
          </table:table-cell>
          <table:table-cell office:value-type="float" office:value="58959" calcext:value-type="float">
            <text:p>58959</text:p>
          </table:table-cell>
          <table:table-cell table:formula="of:=LEFT([.A348]; 2)" office:value-type="string" office:string-value="30" calcext:value-type="string">
            <text:p>30</text:p>
          </table:table-cell>
          <table:table-cell table:formula="of:=RIGHT([.A348]; 2)" office:value-type="string" office:string-value="23" calcext:value-type="string">
            <text:p>23</text:p>
          </table:table-cell>
          <table:table-cell table:formula="of:=IF(INT([.I348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24</text:p>
          </table:table-cell>
          <table:table-cell office:value-type="float" office:value="90133" calcext:value-type="float">
            <text:p>90133</text:p>
          </table:table-cell>
          <table:table-cell office:value-type="float" office:value="90417" calcext:value-type="float">
            <text:p>90417</text:p>
          </table:table-cell>
          <table:table-cell office:value-type="float" office:value="90920" calcext:value-type="float">
            <text:p>90920</text:p>
          </table:table-cell>
          <table:table-cell office:value-type="float" office:value="91185" calcext:value-type="float">
            <text:p>91185</text:p>
          </table:table-cell>
          <table:table-cell office:value-type="float" office:value="91664" calcext:value-type="float">
            <text:p>91664</text:p>
          </table:table-cell>
          <table:table-cell office:value-type="float" office:value="91745" calcext:value-type="float">
            <text:p>91745</text:p>
          </table:table-cell>
          <table:table-cell table:formula="of:=LEFT([.A349]; 2)" office:value-type="string" office:string-value="30" calcext:value-type="string">
            <text:p>30</text:p>
          </table:table-cell>
          <table:table-cell table:formula="of:=RIGHT([.A349]; 2)" office:value-type="string" office:string-value="24" calcext:value-type="string">
            <text:p>24</text:p>
          </table:table-cell>
          <table:table-cell table:formula="of:=IF(INT([.I34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25</text:p>
          </table:table-cell>
          <table:table-cell office:value-type="float" office:value="57429" calcext:value-type="float">
            <text:p>57429</text:p>
          </table:table-cell>
          <table:table-cell office:value-type="float" office:value="57691" calcext:value-type="float">
            <text:p>57691</text:p>
          </table:table-cell>
          <table:table-cell office:value-type="float" office:value="58155" calcext:value-type="float">
            <text:p>58155</text:p>
          </table:table-cell>
          <table:table-cell office:value-type="float" office:value="58456" calcext:value-type="float">
            <text:p>58456</text:p>
          </table:table-cell>
          <table:table-cell office:value-type="float" office:value="58879" calcext:value-type="float">
            <text:p>58879</text:p>
          </table:table-cell>
          <table:table-cell office:value-type="float" office:value="59149" calcext:value-type="float">
            <text:p>59149</text:p>
          </table:table-cell>
          <table:table-cell table:formula="of:=LEFT([.A350]; 2)" office:value-type="string" office:string-value="30" calcext:value-type="string">
            <text:p>30</text:p>
          </table:table-cell>
          <table:table-cell table:formula="of:=RIGHT([.A350]; 2)" office:value-type="string" office:string-value="25" calcext:value-type="string">
            <text:p>25</text:p>
          </table:table-cell>
          <table:table-cell table:formula="of:=IF(INT([.I35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26</text:p>
          </table:table-cell>
          <table:table-cell office:value-type="float" office:value="60907" calcext:value-type="float">
            <text:p>60907</text:p>
          </table:table-cell>
          <table:table-cell office:value-type="float" office:value="61106" calcext:value-type="float">
            <text:p>61106</text:p>
          </table:table-cell>
          <table:table-cell office:value-type="float" office:value="61229" calcext:value-type="float">
            <text:p>61229</text:p>
          </table:table-cell>
          <table:table-cell office:value-type="float" office:value="61325" calcext:value-type="float">
            <text:p>61325</text:p>
          </table:table-cell>
          <table:table-cell office:value-type="float" office:value="61425" calcext:value-type="float">
            <text:p>61425</text:p>
          </table:table-cell>
          <table:table-cell office:value-type="float" office:value="61492" calcext:value-type="float">
            <text:p>61492</text:p>
          </table:table-cell>
          <table:table-cell table:formula="of:=LEFT([.A351]; 2)" office:value-type="string" office:string-value="30" calcext:value-type="string">
            <text:p>30</text:p>
          </table:table-cell>
          <table:table-cell table:formula="of:=RIGHT([.A351]; 2)" office:value-type="string" office:string-value="26" calcext:value-type="string">
            <text:p>26</text:p>
          </table:table-cell>
          <table:table-cell table:formula="of:=IF(INT([.I35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27</text:p>
          </table:table-cell>
          <table:table-cell office:value-type="float" office:value="84366" calcext:value-type="float">
            <text:p>84366</text:p>
          </table:table-cell>
          <table:table-cell office:value-type="float" office:value="84297" calcext:value-type="float">
            <text:p>84297</text:p>
          </table:table-cell>
          <table:table-cell office:value-type="float" office:value="84267" calcext:value-type="float">
            <text:p>84267</text:p>
          </table:table-cell>
          <table:table-cell office:value-type="float" office:value="84101" calcext:value-type="float">
            <text:p>84101</text:p>
          </table:table-cell>
          <table:table-cell office:value-type="float" office:value="83894" calcext:value-type="float">
            <text:p>83894</text:p>
          </table:table-cell>
          <table:table-cell office:value-type="float" office:value="83599" calcext:value-type="float">
            <text:p>83599</text:p>
          </table:table-cell>
          <table:table-cell table:formula="of:=LEFT([.A352]; 2)" office:value-type="string" office:string-value="30" calcext:value-type="string">
            <text:p>30</text:p>
          </table:table-cell>
          <table:table-cell table:formula="of:=RIGHT([.A352]; 2)" office:value-type="string" office:string-value="27" calcext:value-type="string">
            <text:p>27</text:p>
          </table:table-cell>
          <table:table-cell table:formula="of:=IF(INT([.I352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28</text:p>
          </table:table-cell>
          <table:table-cell office:value-type="float" office:value="69900" calcext:value-type="float">
            <text:p>69900</text:p>
          </table:table-cell>
          <table:table-cell office:value-type="float" office:value="69960" calcext:value-type="float">
            <text:p>69960</text:p>
          </table:table-cell>
          <table:table-cell office:value-type="float" office:value="70212" calcext:value-type="float">
            <text:p>70212</text:p>
          </table:table-cell>
          <table:table-cell office:value-type="float" office:value="70274" calcext:value-type="float">
            <text:p>70274</text:p>
          </table:table-cell>
          <table:table-cell office:value-type="float" office:value="70233" calcext:value-type="float">
            <text:p>70233</text:p>
          </table:table-cell>
          <table:table-cell office:value-type="float" office:value="70096" calcext:value-type="float">
            <text:p>70096</text:p>
          </table:table-cell>
          <table:table-cell table:formula="of:=LEFT([.A353]; 2)" office:value-type="string" office:string-value="30" calcext:value-type="string">
            <text:p>30</text:p>
          </table:table-cell>
          <table:table-cell table:formula="of:=RIGHT([.A353]; 2)" office:value-type="string" office:string-value="28" calcext:value-type="string">
            <text:p>28</text:p>
          </table:table-cell>
          <table:table-cell table:formula="of:=IF(INT([.I35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29</text:p>
          </table:table-cell>
          <table:table-cell office:value-type="float" office:value="57012" calcext:value-type="float">
            <text:p>57012</text:p>
          </table:table-cell>
          <table:table-cell office:value-type="float" office:value="57270" calcext:value-type="float">
            <text:p>57270</text:p>
          </table:table-cell>
          <table:table-cell office:value-type="float" office:value="57289" calcext:value-type="float">
            <text:p>57289</text:p>
          </table:table-cell>
          <table:table-cell office:value-type="float" office:value="57326" calcext:value-type="float">
            <text:p>57326</text:p>
          </table:table-cell>
          <table:table-cell office:value-type="float" office:value="57446" calcext:value-type="float">
            <text:p>57446</text:p>
          </table:table-cell>
          <table:table-cell office:value-type="float" office:value="57431" calcext:value-type="float">
            <text:p>57431</text:p>
          </table:table-cell>
          <table:table-cell table:formula="of:=LEFT([.A354]; 2)" office:value-type="string" office:string-value="30" calcext:value-type="string">
            <text:p>30</text:p>
          </table:table-cell>
          <table:table-cell table:formula="of:=RIGHT([.A354]; 2)" office:value-type="string" office:string-value="29" calcext:value-type="string">
            <text:p>29</text:p>
          </table:table-cell>
          <table:table-cell table:formula="of:=IF(INT([.I354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30</text:p>
          </table:table-cell>
          <table:table-cell office:value-type="float" office:value="76956" calcext:value-type="float">
            <text:p>76956</text:p>
          </table:table-cell>
          <table:table-cell office:value-type="float" office:value="77073" calcext:value-type="float">
            <text:p>77073</text:p>
          </table:table-cell>
          <table:table-cell office:value-type="float" office:value="77361" calcext:value-type="float">
            <text:p>77361</text:p>
          </table:table-cell>
          <table:table-cell office:value-type="float" office:value="77667" calcext:value-type="float">
            <text:p>77667</text:p>
          </table:table-cell>
          <table:table-cell office:value-type="float" office:value="77994" calcext:value-type="float">
            <text:p>77994</text:p>
          </table:table-cell>
          <table:table-cell office:value-type="float" office:value="78037" calcext:value-type="float">
            <text:p>78037</text:p>
          </table:table-cell>
          <table:table-cell table:formula="of:=LEFT([.A355]; 2)" office:value-type="string" office:string-value="30" calcext:value-type="string">
            <text:p>30</text:p>
          </table:table-cell>
          <table:table-cell table:formula="of:=RIGHT([.A355]; 2)" office:value-type="string" office:string-value="30" calcext:value-type="string">
            <text:p>30</text:p>
          </table:table-cell>
          <table:table-cell table:formula="of:=IF(INT([.I355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31</text:p>
          </table:table-cell>
          <table:table-cell office:value-type="float" office:value="69781" calcext:value-type="float">
            <text:p>69781</text:p>
          </table:table-cell>
          <table:table-cell office:value-type="float" office:value="69834" calcext:value-type="float">
            <text:p>69834</text:p>
          </table:table-cell>
          <table:table-cell office:value-type="float" office:value="69780" calcext:value-type="float">
            <text:p>69780</text:p>
          </table:table-cell>
          <table:table-cell office:value-type="float" office:value="69606" calcext:value-type="float">
            <text:p>69606</text:p>
          </table:table-cell>
          <table:table-cell office:value-type="float" office:value="69433" calcext:value-type="float">
            <text:p>69433</text:p>
          </table:table-cell>
          <table:table-cell office:value-type="float" office:value="69161" calcext:value-type="float">
            <text:p>69161</text:p>
          </table:table-cell>
          <table:table-cell table:formula="of:=LEFT([.A356]; 2)" office:value-type="string" office:string-value="30" calcext:value-type="string">
            <text:p>30</text:p>
          </table:table-cell>
          <table:table-cell table:formula="of:=RIGHT([.A356]; 2)" office:value-type="string" office:string-value="31" calcext:value-type="string">
            <text:p>31</text:p>
          </table:table-cell>
          <table:table-cell table:formula="of:=IF(INT([.I356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61</text:p>
          </table:table-cell>
          <table:table-cell office:value-type="float" office:value="102808" calcext:value-type="float">
            <text:p>102808</text:p>
          </table:table-cell>
          <table:table-cell office:value-type="float" office:value="102249" calcext:value-type="float">
            <text:p>102249</text:p>
          </table:table-cell>
          <table:table-cell office:value-type="float" office:value="101625" calcext:value-type="float">
            <text:p>101625</text:p>
          </table:table-cell>
          <table:table-cell office:value-type="float" office:value="100975" calcext:value-type="float">
            <text:p>100975</text:p>
          </table:table-cell>
          <table:table-cell office:value-type="float" office:value="100246" calcext:value-type="float">
            <text:p>100246</text:p>
          </table:table-cell>
          <table:table-cell office:value-type="float" office:value="99106" calcext:value-type="float">
            <text:p>99106</text:p>
          </table:table-cell>
          <table:table-cell table:formula="of:=LEFT([.A357]; 2)" office:value-type="string" office:string-value="30" calcext:value-type="string">
            <text:p>30</text:p>
          </table:table-cell>
          <table:table-cell table:formula="of:=RIGHT([.A357]; 2)" office:value-type="string" office:string-value="61" calcext:value-type="string">
            <text:p>61</text:p>
          </table:table-cell>
          <table:table-cell table:formula="of:=IF(INT([.I357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62</text:p>
          </table:table-cell>
          <table:table-cell office:value-type="float" office:value="75875" calcext:value-type="float">
            <text:p>75875</text:p>
          </table:table-cell>
          <table:table-cell office:value-type="float" office:value="75342" calcext:value-type="float">
            <text:p>75342</text:p>
          </table:table-cell>
          <table:table-cell office:value-type="float" office:value="74834" calcext:value-type="float">
            <text:p>74834</text:p>
          </table:table-cell>
          <table:table-cell office:value-type="float" office:value="74151" calcext:value-type="float">
            <text:p>74151</text:p>
          </table:table-cell>
          <table:table-cell office:value-type="float" office:value="73522" calcext:value-type="float">
            <text:p>73522</text:p>
          </table:table-cell>
          <table:table-cell office:value-type="float" office:value="72539" calcext:value-type="float">
            <text:p>72539</text:p>
          </table:table-cell>
          <table:table-cell table:formula="of:=LEFT([.A358]; 2)" office:value-type="string" office:string-value="30" calcext:value-type="string">
            <text:p>30</text:p>
          </table:table-cell>
          <table:table-cell table:formula="of:=RIGHT([.A358]; 2)" office:value-type="string" office:string-value="62" calcext:value-type="string">
            <text:p>62</text:p>
          </table:table-cell>
          <table:table-cell table:formula="of:=IF(INT([.I358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63</text:p>
          </table:table-cell>
          <table:table-cell office:value-type="float" office:value="64559" calcext:value-type="float">
            <text:p>64559</text:p>
          </table:table-cell>
          <table:table-cell office:value-type="float" office:value="64159" calcext:value-type="float">
            <text:p>64159</text:p>
          </table:table-cell>
          <table:table-cell office:value-type="float" office:value="64197" calcext:value-type="float">
            <text:p>64197</text:p>
          </table:table-cell>
          <table:table-cell office:value-type="float" office:value="63952" calcext:value-type="float">
            <text:p>63952</text:p>
          </table:table-cell>
          <table:table-cell office:value-type="float" office:value="63505" calcext:value-type="float">
            <text:p>63505</text:p>
          </table:table-cell>
          <table:table-cell office:value-type="float" office:value="62854" calcext:value-type="float">
            <text:p>62854</text:p>
          </table:table-cell>
          <table:table-cell table:formula="of:=LEFT([.A359]; 2)" office:value-type="string" office:string-value="30" calcext:value-type="string">
            <text:p>30</text:p>
          </table:table-cell>
          <table:table-cell table:formula="of:=RIGHT([.A359]; 2)" office:value-type="string" office:string-value="63" calcext:value-type="string">
            <text:p>63</text:p>
          </table:table-cell>
          <table:table-cell table:formula="of:=IF(INT([.I359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64</text:p>
          </table:table-cell>
          <table:table-cell office:value-type="float" office:value="542348" calcext:value-type="float">
            <text:p>542348</text:p>
          </table:table-cell>
          <table:table-cell office:value-type="float" office:value="540372" calcext:value-type="float">
            <text:p>540372</text:p>
          </table:table-cell>
          <table:table-cell office:value-type="float" office:value="538633" calcext:value-type="float">
            <text:p>538633</text:p>
          </table:table-cell>
          <table:table-cell office:value-type="float" office:value="536438" calcext:value-type="float">
            <text:p>536438</text:p>
          </table:table-cell>
          <table:table-cell office:value-type="float" office:value="534813" calcext:value-type="float">
            <text:p>534813</text:p>
          </table:table-cell>
          <table:table-cell office:value-type="float" office:value="532048" calcext:value-type="float">
            <text:p>532048</text:p>
          </table:table-cell>
          <table:table-cell table:formula="of:=LEFT([.A360]; 2)" office:value-type="string" office:string-value="30" calcext:value-type="string">
            <text:p>30</text:p>
          </table:table-cell>
          <table:table-cell table:formula="of:=RIGHT([.A360]; 2)" office:value-type="string" office:string-value="64" calcext:value-type="string">
            <text:p>64</text:p>
          </table:table-cell>
          <table:table-cell table:formula="of:=IF(INT([.I360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01</text:p>
          </table:table-cell>
          <table:table-cell office:value-type="float" office:value="48448" calcext:value-type="float">
            <text:p>48448</text:p>
          </table:table-cell>
          <table:table-cell office:value-type="float" office:value="48254" calcext:value-type="float">
            <text:p>48254</text:p>
          </table:table-cell>
          <table:table-cell office:value-type="float" office:value="48041" calcext:value-type="float">
            <text:p>48041</text:p>
          </table:table-cell>
          <table:table-cell office:value-type="float" office:value="47846" calcext:value-type="float">
            <text:p>47846</text:p>
          </table:table-cell>
          <table:table-cell office:value-type="float" office:value="47560" calcext:value-type="float">
            <text:p>47560</text:p>
          </table:table-cell>
          <table:table-cell office:value-type="float" office:value="47304" calcext:value-type="float">
            <text:p>47304</text:p>
          </table:table-cell>
          <table:table-cell table:formula="of:=LEFT([.A361]; 2)" office:value-type="string" office:string-value="32" calcext:value-type="string">
            <text:p>32</text:p>
          </table:table-cell>
          <table:table-cell table:formula="of:=RIGHT([.A361]; 2)" office:value-type="string" office:string-value="01" calcext:value-type="string">
            <text:p>01</text:p>
          </table:table-cell>
          <table:table-cell table:formula="of:=IF(INT([.I36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02</text:p>
          </table:table-cell>
          <table:table-cell office:value-type="float" office:value="49474" calcext:value-type="float">
            <text:p>49474</text:p>
          </table:table-cell>
          <table:table-cell office:value-type="float" office:value="49220" calcext:value-type="float">
            <text:p>49220</text:p>
          </table:table-cell>
          <table:table-cell office:value-type="float" office:value="48906" calcext:value-type="float">
            <text:p>48906</text:p>
          </table:table-cell>
          <table:table-cell office:value-type="float" office:value="48602" calcext:value-type="float">
            <text:p>48602</text:p>
          </table:table-cell>
          <table:table-cell office:value-type="float" office:value="48243" calcext:value-type="float">
            <text:p>48243</text:p>
          </table:table-cell>
          <table:table-cell office:value-type="float" office:value="47970" calcext:value-type="float">
            <text:p>47970</text:p>
          </table:table-cell>
          <table:table-cell table:formula="of:=LEFT([.A362]; 2)" office:value-type="string" office:string-value="32" calcext:value-type="string">
            <text:p>32</text:p>
          </table:table-cell>
          <table:table-cell table:formula="of:=RIGHT([.A362]; 2)" office:value-type="string" office:string-value="02" calcext:value-type="string">
            <text:p>02</text:p>
          </table:table-cell>
          <table:table-cell table:formula="of:=IF(INT([.I362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03</text:p>
          </table:table-cell>
          <table:table-cell office:value-type="float" office:value="58062" calcext:value-type="float">
            <text:p>58062</text:p>
          </table:table-cell>
          <table:table-cell office:value-type="float" office:value="57979" calcext:value-type="float">
            <text:p>57979</text:p>
          </table:table-cell>
          <table:table-cell office:value-type="float" office:value="57729" calcext:value-type="float">
            <text:p>57729</text:p>
          </table:table-cell>
          <table:table-cell office:value-type="float" office:value="57397" calcext:value-type="float">
            <text:p>57397</text:p>
          </table:table-cell>
          <table:table-cell office:value-type="float" office:value="57015" calcext:value-type="float">
            <text:p>57015</text:p>
          </table:table-cell>
          <table:table-cell office:value-type="float" office:value="56482" calcext:value-type="float">
            <text:p>56482</text:p>
          </table:table-cell>
          <table:table-cell table:formula="of:=LEFT([.A363]; 2)" office:value-type="string" office:string-value="32" calcext:value-type="string">
            <text:p>32</text:p>
          </table:table-cell>
          <table:table-cell table:formula="of:=RIGHT([.A363]; 2)" office:value-type="string" office:string-value="03" calcext:value-type="string">
            <text:p>03</text:p>
          </table:table-cell>
          <table:table-cell table:formula="of:=IF(INT([.I36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04</text:p>
          </table:table-cell>
          <table:table-cell office:value-type="float" office:value="82355" calcext:value-type="float">
            <text:p>82355</text:p>
          </table:table-cell>
          <table:table-cell office:value-type="float" office:value="82474" calcext:value-type="float">
            <text:p>82474</text:p>
          </table:table-cell>
          <table:table-cell office:value-type="float" office:value="82567" calcext:value-type="float">
            <text:p>82567</text:p>
          </table:table-cell>
          <table:table-cell office:value-type="float" office:value="82540" calcext:value-type="float">
            <text:p>82540</text:p>
          </table:table-cell>
          <table:table-cell office:value-type="float" office:value="82421" calcext:value-type="float">
            <text:p>82421</text:p>
          </table:table-cell>
          <table:table-cell office:value-type="float" office:value="82310" calcext:value-type="float">
            <text:p>82310</text:p>
          </table:table-cell>
          <table:table-cell table:formula="of:=LEFT([.A364]; 2)" office:value-type="string" office:string-value="32" calcext:value-type="string">
            <text:p>32</text:p>
          </table:table-cell>
          <table:table-cell table:formula="of:=RIGHT([.A364]; 2)" office:value-type="string" office:string-value="04" calcext:value-type="string">
            <text:p>04</text:p>
          </table:table-cell>
          <table:table-cell table:formula="of:=IF(INT([.I364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05</text:p>
          </table:table-cell>
          <table:table-cell office:value-type="float" office:value="61371" calcext:value-type="float">
            <text:p>61371</text:p>
          </table:table-cell>
          <table:table-cell office:value-type="float" office:value="61160" calcext:value-type="float">
            <text:p>61160</text:p>
          </table:table-cell>
          <table:table-cell office:value-type="float" office:value="60885" calcext:value-type="float">
            <text:p>60885</text:p>
          </table:table-cell>
          <table:table-cell office:value-type="float" office:value="60617" calcext:value-type="float">
            <text:p>60617</text:p>
          </table:table-cell>
          <table:table-cell office:value-type="float" office:value="60277" calcext:value-type="float">
            <text:p>60277</text:p>
          </table:table-cell>
          <table:table-cell office:value-type="float" office:value="59844" calcext:value-type="float">
            <text:p>59844</text:p>
          </table:table-cell>
          <table:table-cell table:formula="of:=LEFT([.A365]; 2)" office:value-type="string" office:string-value="32" calcext:value-type="string">
            <text:p>32</text:p>
          </table:table-cell>
          <table:table-cell table:formula="of:=RIGHT([.A365]; 2)" office:value-type="string" office:string-value="05" calcext:value-type="string">
            <text:p>05</text:p>
          </table:table-cell>
          <table:table-cell table:formula="of:=IF(INT([.I365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06</text:p>
          </table:table-cell>
          <table:table-cell office:value-type="float" office:value="83461" calcext:value-type="float">
            <text:p>83461</text:p>
          </table:table-cell>
          <table:table-cell office:value-type="float" office:value="83249" calcext:value-type="float">
            <text:p>83249</text:p>
          </table:table-cell>
          <table:table-cell office:value-type="float" office:value="82951" calcext:value-type="float">
            <text:p>82951</text:p>
          </table:table-cell>
          <table:table-cell office:value-type="float" office:value="82530" calcext:value-type="float">
            <text:p>82530</text:p>
          </table:table-cell>
          <table:table-cell office:value-type="float" office:value="81882" calcext:value-type="float">
            <text:p>81882</text:p>
          </table:table-cell>
          <table:table-cell office:value-type="float" office:value="81289" calcext:value-type="float">
            <text:p>81289</text:p>
          </table:table-cell>
          <table:table-cell table:formula="of:=LEFT([.A366]; 2)" office:value-type="string" office:string-value="32" calcext:value-type="string">
            <text:p>32</text:p>
          </table:table-cell>
          <table:table-cell table:formula="of:=RIGHT([.A366]; 2)" office:value-type="string" office:string-value="06" calcext:value-type="string">
            <text:p>06</text:p>
          </table:table-cell>
          <table:table-cell table:formula="of:=IF(INT([.I366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07</text:p>
          </table:table-cell>
          <table:table-cell office:value-type="float" office:value="47494" calcext:value-type="float">
            <text:p>47494</text:p>
          </table:table-cell>
          <table:table-cell office:value-type="float" office:value="47296" calcext:value-type="float">
            <text:p>47296</text:p>
          </table:table-cell>
          <table:table-cell office:value-type="float" office:value="47281" calcext:value-type="float">
            <text:p>47281</text:p>
          </table:table-cell>
          <table:table-cell office:value-type="float" office:value="47227" calcext:value-type="float">
            <text:p>47227</text:p>
          </table:table-cell>
          <table:table-cell office:value-type="float" office:value="46999" calcext:value-type="float">
            <text:p>46999</text:p>
          </table:table-cell>
          <table:table-cell office:value-type="float" office:value="46692" calcext:value-type="float">
            <text:p>46692</text:p>
          </table:table-cell>
          <table:table-cell table:formula="of:=LEFT([.A367]; 2)" office:value-type="string" office:string-value="32" calcext:value-type="string">
            <text:p>32</text:p>
          </table:table-cell>
          <table:table-cell table:formula="of:=RIGHT([.A367]; 2)" office:value-type="string" office:string-value="07" calcext:value-type="string">
            <text:p>07</text:p>
          </table:table-cell>
          <table:table-cell table:formula="of:=IF(INT([.I367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08</text:p>
          </table:table-cell>
          <table:table-cell office:value-type="float" office:value="79516" calcext:value-type="float">
            <text:p>79516</text:p>
          </table:table-cell>
          <table:table-cell office:value-type="float" office:value="79450" calcext:value-type="float">
            <text:p>79450</text:p>
          </table:table-cell>
          <table:table-cell office:value-type="float" office:value="79596" calcext:value-type="float">
            <text:p>79596</text:p>
          </table:table-cell>
          <table:table-cell office:value-type="float" office:value="79547" calcext:value-type="float">
            <text:p>79547</text:p>
          </table:table-cell>
          <table:table-cell office:value-type="float" office:value="79438" calcext:value-type="float">
            <text:p>79438</text:p>
          </table:table-cell>
          <table:table-cell office:value-type="float" office:value="79300" calcext:value-type="float">
            <text:p>79300</text:p>
          </table:table-cell>
          <table:table-cell table:formula="of:=LEFT([.A368]; 2)" office:value-type="string" office:string-value="32" calcext:value-type="string">
            <text:p>32</text:p>
          </table:table-cell>
          <table:table-cell table:formula="of:=RIGHT([.A368]; 2)" office:value-type="string" office:string-value="08" calcext:value-type="string">
            <text:p>08</text:p>
          </table:table-cell>
          <table:table-cell table:formula="of:=IF(INT([.I368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09</text:p>
          </table:table-cell>
          <table:table-cell office:value-type="float" office:value="65844" calcext:value-type="float">
            <text:p>65844</text:p>
          </table:table-cell>
          <table:table-cell office:value-type="float" office:value="66071" calcext:value-type="float">
            <text:p>66071</text:p>
          </table:table-cell>
          <table:table-cell office:value-type="float" office:value="66269" calcext:value-type="float">
            <text:p>66269</text:p>
          </table:table-cell>
          <table:table-cell office:value-type="float" office:value="66355" calcext:value-type="float">
            <text:p>66355</text:p>
          </table:table-cell>
          <table:table-cell office:value-type="float" office:value="66480" calcext:value-type="float">
            <text:p>66480</text:p>
          </table:table-cell>
          <table:table-cell office:value-type="float" office:value="66505" calcext:value-type="float">
            <text:p>66505</text:p>
          </table:table-cell>
          <table:table-cell table:formula="of:=LEFT([.A369]; 2)" office:value-type="string" office:string-value="32" calcext:value-type="string">
            <text:p>32</text:p>
          </table:table-cell>
          <table:table-cell table:formula="of:=RIGHT([.A369]; 2)" office:value-type="string" office:string-value="09" calcext:value-type="string">
            <text:p>09</text:p>
          </table:table-cell>
          <table:table-cell table:formula="of:=IF(INT([.I369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8</text:p>
          </table:table-cell>
          <table:table-cell office:value-type="float" office:value="37691" calcext:value-type="float">
            <text:p>37691</text:p>
          </table:table-cell>
          <table:table-cell office:value-type="float" office:value="37638" calcext:value-type="float">
            <text:p>37638</text:p>
          </table:table-cell>
          <table:table-cell office:value-type="float" office:value="37401" calcext:value-type="float">
            <text:p>37401</text:p>
          </table:table-cell>
          <table:table-cell office:value-type="float" office:value="37104" calcext:value-type="float">
            <text:p>37104</text:p>
          </table:table-cell>
          <table:table-cell office:value-type="float" office:value="36696" calcext:value-type="float">
            <text:p>36696</text:p>
          </table:table-cell>
          <table:table-cell office:value-type="float" office:value="36486" calcext:value-type="float">
            <text:p>36486</text:p>
          </table:table-cell>
          <table:table-cell table:formula="of:=LEFT([.A370]; 2)" office:value-type="string" office:string-value="32" calcext:value-type="string">
            <text:p>32</text:p>
          </table:table-cell>
          <table:table-cell table:formula="of:=RIGHT([.A370]; 2)" office:value-type="string" office:string-value="18" calcext:value-type="string">
            <text:p>18</text:p>
          </table:table-cell>
          <table:table-cell table:formula="of:=IF(INT([.I370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0</text:p>
          </table:table-cell>
          <table:table-cell office:value-type="float" office:value="67140" calcext:value-type="float">
            <text:p>67140</text:p>
          </table:table-cell>
          <table:table-cell office:value-type="float" office:value="67016" calcext:value-type="float">
            <text:p>67016</text:p>
          </table:table-cell>
          <table:table-cell office:value-type="float" office:value="66648" calcext:value-type="float">
            <text:p>66648</text:p>
          </table:table-cell>
          <table:table-cell office:value-type="float" office:value="66264" calcext:value-type="float">
            <text:p>66264</text:p>
          </table:table-cell>
          <table:table-cell office:value-type="float" office:value="65638" calcext:value-type="float">
            <text:p>65638</text:p>
          </table:table-cell>
          <table:table-cell office:value-type="float" office:value="65373" calcext:value-type="float">
            <text:p>65373</text:p>
          </table:table-cell>
          <table:table-cell table:formula="of:=LEFT([.A371]; 2)" office:value-type="string" office:string-value="32" calcext:value-type="string">
            <text:p>32</text:p>
          </table:table-cell>
          <table:table-cell table:formula="of:=RIGHT([.A371]; 2)" office:value-type="string" office:string-value="10" calcext:value-type="string">
            <text:p>10</text:p>
          </table:table-cell>
          <table:table-cell table:formula="of:=IF(INT([.I371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1</text:p>
          </table:table-cell>
          <table:table-cell office:value-type="float" office:value="76247" calcext:value-type="float">
            <text:p>76247</text:p>
          </table:table-cell>
          <table:table-cell office:value-type="float" office:value="77201" calcext:value-type="float">
            <text:p>77201</text:p>
          </table:table-cell>
          <table:table-cell office:value-type="float" office:value="78333" calcext:value-type="float">
            <text:p>78333</text:p>
          </table:table-cell>
          <table:table-cell office:value-type="float" office:value="79476" calcext:value-type="float">
            <text:p>79476</text:p>
          </table:table-cell>
          <table:table-cell office:value-type="float" office:value="80652" calcext:value-type="float">
            <text:p>80652</text:p>
          </table:table-cell>
          <table:table-cell office:value-type="float" office:value="81584" calcext:value-type="float">
            <text:p>81584</text:p>
          </table:table-cell>
          <table:table-cell table:formula="of:=LEFT([.A372]; 2)" office:value-type="string" office:string-value="32" calcext:value-type="string">
            <text:p>32</text:p>
          </table:table-cell>
          <table:table-cell table:formula="of:=RIGHT([.A372]; 2)" office:value-type="string" office:string-value="11" calcext:value-type="string">
            <text:p>11</text:p>
          </table:table-cell>
          <table:table-cell table:formula="of:=IF(INT([.I372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2</text:p>
          </table:table-cell>
          <table:table-cell office:value-type="float" office:value="40211" calcext:value-type="float">
            <text:p>40211</text:p>
          </table:table-cell>
          <table:table-cell office:value-type="float" office:value="40055" calcext:value-type="float">
            <text:p>40055</text:p>
          </table:table-cell>
          <table:table-cell office:value-type="float" office:value="39873" calcext:value-type="float">
            <text:p>39873</text:p>
          </table:table-cell>
          <table:table-cell office:value-type="float" office:value="39639" calcext:value-type="float">
            <text:p>39639</text:p>
          </table:table-cell>
          <table:table-cell office:value-type="float" office:value="39336" calcext:value-type="float">
            <text:p>39336</text:p>
          </table:table-cell>
          <table:table-cell office:value-type="float" office:value="39202" calcext:value-type="float">
            <text:p>39202</text:p>
          </table:table-cell>
          <table:table-cell table:formula="of:=LEFT([.A373]; 2)" office:value-type="string" office:string-value="32" calcext:value-type="string">
            <text:p>32</text:p>
          </table:table-cell>
          <table:table-cell table:formula="of:=RIGHT([.A373]; 2)" office:value-type="string" office:string-value="12" calcext:value-type="string">
            <text:p>12</text:p>
          </table:table-cell>
          <table:table-cell table:formula="of:=IF(INT([.I373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3</text:p>
          </table:table-cell>
          <table:table-cell office:value-type="float" office:value="57188" calcext:value-type="float">
            <text:p>57188</text:p>
          </table:table-cell>
          <table:table-cell office:value-type="float" office:value="57033" calcext:value-type="float">
            <text:p>57033</text:p>
          </table:table-cell>
          <table:table-cell office:value-type="float" office:value="56764" calcext:value-type="float">
            <text:p>56764</text:p>
          </table:table-cell>
          <table:table-cell office:value-type="float" office:value="56409" calcext:value-type="float">
            <text:p>56409</text:p>
          </table:table-cell>
          <table:table-cell office:value-type="float" office:value="56134" calcext:value-type="float">
            <text:p>56134</text:p>
          </table:table-cell>
          <table:table-cell office:value-type="float" office:value="55777" calcext:value-type="float">
            <text:p>55777</text:p>
          </table:table-cell>
          <table:table-cell table:formula="of:=LEFT([.A374]; 2)" office:value-type="string" office:string-value="32" calcext:value-type="string">
            <text:p>32</text:p>
          </table:table-cell>
          <table:table-cell table:formula="of:=RIGHT([.A374]; 2)" office:value-type="string" office:string-value="13" calcext:value-type="string">
            <text:p>13</text:p>
          </table:table-cell>
          <table:table-cell table:formula="of:=IF(INT([.I374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4</text:p>
          </table:table-cell>
          <table:table-cell office:value-type="float" office:value="120422" calcext:value-type="float">
            <text:p>120422</text:p>
          </table:table-cell>
          <table:table-cell office:value-type="float" office:value="120235" calcext:value-type="float">
            <text:p>120235</text:p>
          </table:table-cell>
          <table:table-cell office:value-type="float" office:value="120091" calcext:value-type="float">
            <text:p>120091</text:p>
          </table:table-cell>
          <table:table-cell office:value-type="float" office:value="120112" calcext:value-type="float">
            <text:p>120112</text:p>
          </table:table-cell>
          <table:table-cell office:value-type="float" office:value="120186" calcext:value-type="float">
            <text:p>120186</text:p>
          </table:table-cell>
          <table:table-cell office:value-type="float" office:value="120132" calcext:value-type="float">
            <text:p>120132</text:p>
          </table:table-cell>
          <table:table-cell table:formula="of:=LEFT([.A375]; 2)" office:value-type="string" office:string-value="32" calcext:value-type="string">
            <text:p>32</text:p>
          </table:table-cell>
          <table:table-cell table:formula="of:=RIGHT([.A375]; 2)" office:value-type="string" office:string-value="14" calcext:value-type="string">
            <text:p>14</text:p>
          </table:table-cell>
          <table:table-cell table:formula="of:=IF(INT([.I375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5</text:p>
          </table:table-cell>
          <table:table-cell office:value-type="float" office:value="78578" calcext:value-type="float">
            <text:p>78578</text:p>
          </table:table-cell>
          <table:table-cell office:value-type="float" office:value="78430" calcext:value-type="float">
            <text:p>78430</text:p>
          </table:table-cell>
          <table:table-cell office:value-type="float" office:value="78232" calcext:value-type="float">
            <text:p>78232</text:p>
          </table:table-cell>
          <table:table-cell office:value-type="float" office:value="77965" calcext:value-type="float">
            <text:p>77965</text:p>
          </table:table-cell>
          <table:table-cell office:value-type="float" office:value="77630" calcext:value-type="float">
            <text:p>77630</text:p>
          </table:table-cell>
          <table:table-cell office:value-type="float" office:value="77258" calcext:value-type="float">
            <text:p>77258</text:p>
          </table:table-cell>
          <table:table-cell table:formula="of:=LEFT([.A376]; 2)" office:value-type="string" office:string-value="32" calcext:value-type="string">
            <text:p>32</text:p>
          </table:table-cell>
          <table:table-cell table:formula="of:=RIGHT([.A376]; 2)" office:value-type="string" office:string-value="15" calcext:value-type="string">
            <text:p>15</text:p>
          </table:table-cell>
          <table:table-cell table:formula="of:=IF(INT([.I376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6</text:p>
          </table:table-cell>
          <table:table-cell office:value-type="float" office:value="47994" calcext:value-type="float">
            <text:p>47994</text:p>
          </table:table-cell>
          <table:table-cell office:value-type="float" office:value="47727" calcext:value-type="float">
            <text:p>47727</text:p>
          </table:table-cell>
          <table:table-cell office:value-type="float" office:value="47643" calcext:value-type="float">
            <text:p>47643</text:p>
          </table:table-cell>
          <table:table-cell office:value-type="float" office:value="47242" calcext:value-type="float">
            <text:p>47242</text:p>
          </table:table-cell>
          <table:table-cell office:value-type="float" office:value="46724" calcext:value-type="float">
            <text:p>46724</text:p>
          </table:table-cell>
          <table:table-cell office:value-type="float" office:value="46394" calcext:value-type="float">
            <text:p>46394</text:p>
          </table:table-cell>
          <table:table-cell table:formula="of:=LEFT([.A377]; 2)" office:value-type="string" office:string-value="32" calcext:value-type="string">
            <text:p>32</text:p>
          </table:table-cell>
          <table:table-cell table:formula="of:=RIGHT([.A377]; 2)" office:value-type="string" office:string-value="16" calcext:value-type="string">
            <text:p>16</text:p>
          </table:table-cell>
          <table:table-cell table:formula="of:=IF(INT([.I377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7</text:p>
          </table:table-cell>
          <table:table-cell office:value-type="float" office:value="54207" calcext:value-type="float">
            <text:p>54207</text:p>
          </table:table-cell>
          <table:table-cell office:value-type="float" office:value="54013" calcext:value-type="float">
            <text:p>54013</text:p>
          </table:table-cell>
          <table:table-cell office:value-type="float" office:value="53738" calcext:value-type="float">
            <text:p>53738</text:p>
          </table:table-cell>
          <table:table-cell office:value-type="float" office:value="53462" calcext:value-type="float">
            <text:p>53462</text:p>
          </table:table-cell>
          <table:table-cell office:value-type="float" office:value="53039" calcext:value-type="float">
            <text:p>53039</text:p>
          </table:table-cell>
          <table:table-cell office:value-type="float" office:value="52707" calcext:value-type="float">
            <text:p>52707</text:p>
          </table:table-cell>
          <table:table-cell table:formula="of:=LEFT([.A378]; 2)" office:value-type="string" office:string-value="32" calcext:value-type="string">
            <text:p>32</text:p>
          </table:table-cell>
          <table:table-cell table:formula="of:=RIGHT([.A378]; 2)" office:value-type="string" office:string-value="17" calcext:value-type="string">
            <text:p>17</text:p>
          </table:table-cell>
          <table:table-cell table:formula="of:=IF(INT([.I378])&gt;=60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61</text:p>
          </table:table-cell>
          <table:table-cell office:value-type="float" office:value="107970" calcext:value-type="float">
            <text:p>107970</text:p>
          </table:table-cell>
          <table:table-cell office:value-type="float" office:value="107680" calcext:value-type="float">
            <text:p>107680</text:p>
          </table:table-cell>
          <table:table-cell office:value-type="float" office:value="107670" calcext:value-type="float">
            <text:p>107670</text:p>
          </table:table-cell>
          <table:table-cell office:value-type="float" office:value="107321" calcext:value-type="float">
            <text:p>107321</text:p>
          </table:table-cell>
          <table:table-cell office:value-type="float" office:value="107048" calcext:value-type="float">
            <text:p>107048</text:p>
          </table:table-cell>
          <table:table-cell office:value-type="float" office:value="106235" calcext:value-type="float">
            <text:p>106235</text:p>
          </table:table-cell>
          <table:table-cell table:formula="of:=LEFT([.A379]; 2)" office:value-type="string" office:string-value="32" calcext:value-type="string">
            <text:p>32</text:p>
          </table:table-cell>
          <table:table-cell table:formula="of:=RIGHT([.A379]; 2)" office:value-type="string" office:string-value="61" calcext:value-type="string">
            <text:p>61</text:p>
          </table:table-cell>
          <table:table-cell table:formula="of:=IF(INT([.I379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62</text:p>
          </table:table-cell>
          <table:table-cell office:value-type="float" office:value="405657" calcext:value-type="float">
            <text:p>405657</text:p>
          </table:table-cell>
          <table:table-cell office:value-type="float" office:value="404878" calcext:value-type="float">
            <text:p>404878</text:p>
          </table:table-cell>
          <table:table-cell office:value-type="float" office:value="403883" calcext:value-type="float">
            <text:p>403883</text:p>
          </table:table-cell>
          <table:table-cell office:value-type="float" office:value="402465" calcext:value-type="float">
            <text:p>402465</text:p>
          </table:table-cell>
          <table:table-cell office:value-type="float" office:value="401907" calcext:value-type="float">
            <text:p>401907</text:p>
          </table:table-cell>
          <table:table-cell office:value-type="float" office:value="398255" calcext:value-type="float">
            <text:p>398255</text:p>
          </table:table-cell>
          <table:table-cell table:formula="of:=LEFT([.A380]; 2)" office:value-type="string" office:string-value="32" calcext:value-type="string">
            <text:p>32</text:p>
          </table:table-cell>
          <table:table-cell table:formula="of:=RIGHT([.A380]; 2)" office:value-type="string" office:string-value="62" calcext:value-type="string">
            <text:p>62</text:p>
          </table:table-cell>
          <table:table-cell table:formula="of:=IF(INT([.I380])&gt;=60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63</text:p>
          </table:table-cell>
          <table:table-cell office:value-type="float" office:value="41152" calcext:value-type="float">
            <text:p>41152</text:p>
          </table:table-cell>
          <table:table-cell office:value-type="float" office:value="41115" calcext:value-type="float">
            <text:p>41115</text:p>
          </table:table-cell>
          <table:table-cell office:value-type="float" office:value="41032" calcext:value-type="float">
            <text:p>41032</text:p>
          </table:table-cell>
          <table:table-cell office:value-type="float" office:value="40910" calcext:value-type="float">
            <text:p>40910</text:p>
          </table:table-cell>
          <table:table-cell office:value-type="float" office:value="40888" calcext:value-type="float">
            <text:p>40888</text:p>
          </table:table-cell>
          <table:table-cell office:value-type="float" office:value="40948" calcext:value-type="float">
            <text:p>40948</text:p>
          </table:table-cell>
          <table:table-cell table:formula="of:=LEFT([.A381]; 2)" office:value-type="string" office:string-value="32" calcext:value-type="string">
            <text:p>32</text:p>
          </table:table-cell>
          <table:table-cell table:formula="of:=RIGHT([.A381]; 2)" office:value-type="string" office:string-value="63" calcext:value-type="string">
            <text:p>63</text:p>
          </table:table-cell>
          <table:table-cell table:formula="of:=IF(INT([.I381])&gt;=60; 1; 0)" office:value-type="float" office:value="1" calcext:value-type="float">
            <text:p>1</text:p>
          </table:table-cell>
          <table:table-cell table:number-columns-repeated="3"/>
        </table:table-row>
      </table:table>
      <table:table table:name="Pivot Table_Sheet1_1" table:style-name="ta1">
        <table:shapes>
          <draw:frame draw:z-index="0" draw:style-name="gr1" draw:text-style-name="P1" svg:width="15.997cm" svg:height="9.005cm" svg:x="18.282cm" svg:y="0.584cm">
            <draw:object draw:notify-on-update-of-ranges="PT@categories PT@label 0 PT@data 0 PT@label 1 PT@data 1 PT@label 2 PT@data 2 PT@label 3 PT@data 3 PT@label 4 PT@data 4 PT@label 5 PT@data 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1" table:default-cell-style-name="ce11"/>
        <table:table-column table:style-name="co1" table:number-columns-repeated="4" table:default-cell-style-name="ce17"/>
        <table:table-column table:style-name="co1" table:default-cell-style-name="ce23"/>
        <table:table-row table:style-name="ro1">
          <table:table-cell table:style-name="ce3"/>
          <table:table-cell table:style-name="ce8" office:value-type="string" calcext:value-type="string">
            <text:p>Data</text:p>
          </table:table-cell>
          <table:table-cell table:style-name="ce14" table:number-columns-repeated="4"/>
          <table:table-cell table:style-name="ce20"/>
        </table:table-row>
        <table:table-row table:style-name="ro1">
          <table:table-cell table:style-name="ce4" office:value-type="string" calcext:value-type="string">
            <text:p>województwo</text:p>
          </table:table-cell>
          <table:table-cell table:style-name="ce9" office:value-type="string" calcext:value-type="string">
            <text:p>Sum - L2016</text:p>
          </table:table-cell>
          <table:table-cell table:style-name="ce15" office:value-type="string" calcext:value-type="string">
            <text:p>Sum - L2017</text:p>
          </table:table-cell>
          <table:table-cell table:style-name="ce15" office:value-type="string" calcext:value-type="string">
            <text:p>Sum - L2018</text:p>
          </table:table-cell>
          <table:table-cell table:style-name="ce15" office:value-type="string" calcext:value-type="string">
            <text:p>Sum - L2019</text:p>
          </table:table-cell>
          <table:table-cell table:style-name="ce15" office:value-type="string" calcext:value-type="string">
            <text:p>Sum - L2020</text:p>
          </table:table-cell>
          <table:table-cell table:style-name="ce21" office:value-type="string" calcext:value-type="string">
            <text:p>Sum - L2021</text:p>
          </table:table-cell>
        </table:table-row>
        <table:table-row table:style-name="ro1">
          <table:table-cell table:style-name="ce5" office:value-type="string" calcext:value-type="string">
            <text:p>02</text:p>
          </table:table-cell>
          <table:table-cell table:style-name="ce10" office:value-type="float" office:value="2904198" calcext:value-type="float">
            <text:p>2904198</text:p>
          </table:table-cell>
          <table:table-cell table:style-name="ce16" office:value-type="float" office:value="2903710" calcext:value-type="float">
            <text:p>2903710</text:p>
          </table:table-cell>
          <table:table-cell table:style-name="ce16" office:value-type="float" office:value="2902547" calcext:value-type="float">
            <text:p>2902547</text:p>
          </table:table-cell>
          <table:table-cell table:style-name="ce16" office:value-type="float" office:value="2901225" calcext:value-type="float">
            <text:p>2901225</text:p>
          </table:table-cell>
          <table:table-cell table:style-name="ce16" office:value-type="float" office:value="2900163" calcext:value-type="float">
            <text:p>2900163</text:p>
          </table:table-cell>
          <table:table-cell table:style-name="ce22" office:value-type="float" office:value="2891321" calcext:value-type="float">
            <text:p>2891321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float" office:value="2086210" calcext:value-type="float">
            <text:p>2086210</text:p>
          </table:table-cell>
          <table:table-cell office:value-type="float" office:value="2083927" calcext:value-type="float">
            <text:p>2083927</text:p>
          </table:table-cell>
          <table:table-cell office:value-type="float" office:value="2082944" calcext:value-type="float">
            <text:p>2082944</text:p>
          </table:table-cell>
          <table:table-cell office:value-type="float" office:value="2077775" calcext:value-type="float">
            <text:p>2077775</text:p>
          </table:table-cell>
          <table:table-cell office:value-type="float" office:value="2072373" calcext:value-type="float">
            <text:p>2072373</text:p>
          </table:table-cell>
          <table:table-cell office:value-type="float" office:value="2061942" calcext:value-type="float">
            <text:p>2061942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float" office:value="2139726" calcext:value-type="float">
            <text:p>2139726</text:p>
          </table:table-cell>
          <table:table-cell office:value-type="float" office:value="2133340" calcext:value-type="float">
            <text:p>2133340</text:p>
          </table:table-cell>
          <table:table-cell office:value-type="float" office:value="2126317" calcext:value-type="float">
            <text:p>2126317</text:p>
          </table:table-cell>
          <table:table-cell office:value-type="float" office:value="2117619" calcext:value-type="float">
            <text:p>2117619</text:p>
          </table:table-cell>
          <table:table-cell office:value-type="float" office:value="2108270" calcext:value-type="float">
            <text:p>2108270</text:p>
          </table:table-cell>
          <table:table-cell office:value-type="float" office:value="2095258" calcext:value-type="float">
            <text:p>2095258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float" office:value="1018084" calcext:value-type="float">
            <text:p>1018084</text:p>
          </table:table-cell>
          <table:table-cell office:value-type="float" office:value="1017376" calcext:value-type="float">
            <text:p>1017376</text:p>
          </table:table-cell>
          <table:table-cell office:value-type="float" office:value="1016832" calcext:value-type="float">
            <text:p>1016832</text:p>
          </table:table-cell>
          <table:table-cell office:value-type="float" office:value="1014548" calcext:value-type="float">
            <text:p>1014548</text:p>
          </table:table-cell>
          <table:table-cell office:value-type="float" office:value="1011592" calcext:value-type="float">
            <text:p>1011592</text:p>
          </table:table-cell>
          <table:table-cell office:value-type="float" office:value="1007145" calcext:value-type="float">
            <text:p>1007145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2493603" calcext:value-type="float">
            <text:p>2493603</text:p>
          </table:table-cell>
          <table:table-cell office:value-type="float" office:value="2485323" calcext:value-type="float">
            <text:p>2485323</text:p>
          </table:table-cell>
          <table:table-cell office:value-type="float" office:value="2476315" calcext:value-type="float">
            <text:p>2476315</text:p>
          </table:table-cell>
          <table:table-cell office:value-type="float" office:value="2466322" calcext:value-type="float">
            <text:p>2466322</text:p>
          </table:table-cell>
          <table:table-cell office:value-type="float" office:value="2454779" calcext:value-type="float">
            <text:p>2454779</text:p>
          </table:table-cell>
          <table:table-cell office:value-type="float" office:value="2437970" calcext:value-type="float">
            <text:p>2437970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3372618" calcext:value-type="float">
            <text:p>3372618</text:p>
          </table:table-cell>
          <table:table-cell office:value-type="float" office:value="3382260" calcext:value-type="float">
            <text:p>3382260</text:p>
          </table:table-cell>
          <table:table-cell office:value-type="float" office:value="3391380" calcext:value-type="float">
            <text:p>3391380</text:p>
          </table:table-cell>
          <table:table-cell office:value-type="float" office:value="3400577" calcext:value-type="float">
            <text:p>3400577</text:p>
          </table:table-cell>
          <table:table-cell office:value-type="float" office:value="3410901" calcext:value-type="float">
            <text:p>3410901</text:p>
          </table:table-cell>
          <table:table-cell office:value-type="float" office:value="3410441" calcext:value-type="float">
            <text:p>3410441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5349114" calcext:value-type="float">
            <text:p>5349114</text:p>
          </table:table-cell>
          <table:table-cell office:value-type="float" office:value="5365898" calcext:value-type="float">
            <text:p>5365898</text:p>
          </table:table-cell>
          <table:table-cell office:value-type="float" office:value="5384617" calcext:value-type="float">
            <text:p>5384617</text:p>
          </table:table-cell>
          <table:table-cell office:value-type="float" office:value="5403412" calcext:value-type="float">
            <text:p>5403412</text:p>
          </table:table-cell>
          <table:table-cell office:value-type="float" office:value="5423168" calcext:value-type="float">
            <text:p>5423168</text:p>
          </table:table-cell>
          <table:table-cell office:value-type="float" office:value="5425028" calcext:value-type="float">
            <text:p>5425028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996011" calcext:value-type="float">
            <text:p>996011</text:p>
          </table:table-cell>
          <table:table-cell office:value-type="float" office:value="993036" calcext:value-type="float">
            <text:p>993036</text:p>
          </table:table-cell>
          <table:table-cell office:value-type="float" office:value="990069" calcext:value-type="float">
            <text:p>990069</text:p>
          </table:table-cell>
          <table:table-cell office:value-type="float" office:value="986506" calcext:value-type="float">
            <text:p>986506</text:p>
          </table:table-cell>
          <table:table-cell office:value-type="float" office:value="982626" calcext:value-type="float">
            <text:p>982626</text:p>
          </table:table-cell>
          <table:table-cell office:value-type="float" office:value="976774" calcext:value-type="float">
            <text:p>976774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float" office:value="2127657" calcext:value-type="float">
            <text:p>2127657</text:p>
          </table:table-cell>
          <table:table-cell office:value-type="float" office:value="2127656" calcext:value-type="float">
            <text:p>2127656</text:p>
          </table:table-cell>
          <table:table-cell office:value-type="float" office:value="2129138" calcext:value-type="float">
            <text:p>2129138</text:p>
          </table:table-cell>
          <table:table-cell office:value-type="float" office:value="2129015" calcext:value-type="float">
            <text:p>2129015</text:p>
          </table:table-cell>
          <table:table-cell office:value-type="float" office:value="2127164" calcext:value-type="float">
            <text:p>2127164</text:p>
          </table:table-cell>
          <table:table-cell office:value-type="float" office:value="2121229" calcext:value-type="float">
            <text:p>2121229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1188800" calcext:value-type="float">
            <text:p>1188800</text:p>
          </table:table-cell>
          <table:table-cell office:value-type="float" office:value="1186625" calcext:value-type="float">
            <text:p>1186625</text:p>
          </table:table-cell>
          <table:table-cell office:value-type="float" office:value="1184548" calcext:value-type="float">
            <text:p>1184548</text:p>
          </table:table-cell>
          <table:table-cell office:value-type="float" office:value="1181533" calcext:value-type="float">
            <text:p>1181533</text:p>
          </table:table-cell>
          <table:table-cell office:value-type="float" office:value="1178353" calcext:value-type="float">
            <text:p>1178353</text:p>
          </table:table-cell>
          <table:table-cell office:value-type="float" office:value="1173286" calcext:value-type="float">
            <text:p>1173286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float" office:value="2307710" calcext:value-type="float">
            <text:p>2307710</text:p>
          </table:table-cell>
          <table:table-cell office:value-type="float" office:value="2315611" calcext:value-type="float">
            <text:p>2315611</text:p>
          </table:table-cell>
          <table:table-cell office:value-type="float" office:value="2324251" calcext:value-type="float">
            <text:p>2324251</text:p>
          </table:table-cell>
          <table:table-cell office:value-type="float" office:value="2333523" calcext:value-type="float">
            <text:p>2333523</text:p>
          </table:table-cell>
          <table:table-cell office:value-type="float" office:value="2343928" calcext:value-type="float">
            <text:p>2343928</text:p>
          </table:table-cell>
          <table:table-cell office:value-type="float" office:value="2346671" calcext:value-type="float">
            <text:p>2346671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float" office:value="4570849" calcext:value-type="float">
            <text:p>4570849</text:p>
          </table:table-cell>
          <table:table-cell office:value-type="float" office:value="4559164" calcext:value-type="float">
            <text:p>4559164</text:p>
          </table:table-cell>
          <table:table-cell office:value-type="float" office:value="4548180" calcext:value-type="float">
            <text:p>4548180</text:p>
          </table:table-cell>
          <table:table-cell office:value-type="float" office:value="4533565" calcext:value-type="float">
            <text:p>4533565</text:p>
          </table:table-cell>
          <table:table-cell office:value-type="float" office:value="4517635" calcext:value-type="float">
            <text:p>4517635</text:p>
          </table:table-cell>
          <table:table-cell office:value-type="float" office:value="4492330" calcext:value-type="float">
            <text:p>4492330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float" office:value="1257179" calcext:value-type="float">
            <text:p>1257179</text:p>
          </table:table-cell>
          <table:table-cell office:value-type="float" office:value="1252900" calcext:value-type="float">
            <text:p>1252900</text:p>
          </table:table-cell>
          <table:table-cell office:value-type="float" office:value="1247732" calcext:value-type="float">
            <text:p>1247732</text:p>
          </table:table-cell>
          <table:table-cell office:value-type="float" office:value="1241546" calcext:value-type="float">
            <text:p>1241546</text:p>
          </table:table-cell>
          <table:table-cell office:value-type="float" office:value="1233961" calcext:value-type="float">
            <text:p>1233961</text:p>
          </table:table-cell>
          <table:table-cell office:value-type="float" office:value="1224626" calcext:value-type="float">
            <text:p>1224626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float" office:value="1439675" calcext:value-type="float">
            <text:p>1439675</text:p>
          </table:table-cell>
          <table:table-cell office:value-type="float" office:value="1436367" calcext:value-type="float">
            <text:p>1436367</text:p>
          </table:table-cell>
          <table:table-cell office:value-type="float" office:value="1433945" calcext:value-type="float">
            <text:p>1433945</text:p>
          </table:table-cell>
          <table:table-cell office:value-type="float" office:value="1428983" calcext:value-type="float">
            <text:p>1428983</text:p>
          </table:table-cell>
          <table:table-cell office:value-type="float" office:value="1422737" calcext:value-type="float">
            <text:p>1422737</text:p>
          </table:table-cell>
          <table:table-cell office:value-type="float" office:value="1416495" calcext:value-type="float">
            <text:p>1416495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float" office:value="3475323" calcext:value-type="float">
            <text:p>3475323</text:p>
          </table:table-cell>
          <table:table-cell office:value-type="float" office:value="3481625" calcext:value-type="float">
            <text:p>3481625</text:p>
          </table:table-cell>
          <table:table-cell office:value-type="float" office:value="3489210" calcext:value-type="float">
            <text:p>3489210</text:p>
          </table:table-cell>
          <table:table-cell office:value-type="float" office:value="3493969" calcext:value-type="float">
            <text:p>3493969</text:p>
          </table:table-cell>
          <table:table-cell office:value-type="float" office:value="3498733" calcext:value-type="float">
            <text:p>3498733</text:p>
          </table:table-cell>
          <table:table-cell office:value-type="float" office:value="3496450" calcext:value-type="float">
            <text:p>3496450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table:style-name="ce12" office:value-type="float" office:value="1710482" calcext:value-type="float">
            <text:p>1710482</text:p>
          </table:table-cell>
          <table:table-cell table:style-name="ce18" office:value-type="float" office:value="1708174" calcext:value-type="float">
            <text:p>1708174</text:p>
          </table:table-cell>
          <table:table-cell table:style-name="ce18" office:value-type="float" office:value="1705533" calcext:value-type="float">
            <text:p>1705533</text:p>
          </table:table-cell>
          <table:table-cell table:style-name="ce18" office:value-type="float" office:value="1701030" calcext:value-type="float">
            <text:p>1701030</text:p>
          </table:table-cell>
          <table:table-cell table:style-name="ce18" office:value-type="float" office:value="1696193" calcext:value-type="float">
            <text:p>1696193</text:p>
          </table:table-cell>
          <table:table-cell table:style-name="ce24" office:value-type="float" office:value="1688047" calcext:value-type="float">
            <text:p>1688047</text:p>
          </table:table-cell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3" office:value-type="float" office:value="38437239" calcext:value-type="float">
            <text:p>38437239</text:p>
          </table:table-cell>
          <table:table-cell table:style-name="ce19" office:value-type="float" office:value="38432992" calcext:value-type="float">
            <text:p>38432992</text:p>
          </table:table-cell>
          <table:table-cell table:style-name="ce19" office:value-type="float" office:value="38433558" calcext:value-type="float">
            <text:p>38433558</text:p>
          </table:table-cell>
          <table:table-cell table:style-name="ce19" office:value-type="float" office:value="38411148" calcext:value-type="float">
            <text:p>38411148</text:p>
          </table:table-cell>
          <table:table-cell table:style-name="ce19" office:value-type="float" office:value="38382576" calcext:value-type="float">
            <text:p>38382576</text:p>
          </table:table-cell>
          <table:table-cell table:style-name="ce25" office:value-type="float" office:value="38265013" calcext:value-type="float">
            <text:p>38265013</text:p>
          </table:table-cell>
        </table:table-row>
      </table:table>
      <table:table table:name="Sheet3" table:style-name="ta1"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26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KOD</text:p>
          </table:table-cell>
          <table:table-cell office:value-type="string" calcext:value-type="string">
            <text:p>L2016</text:p>
          </table:table-cell>
          <table:table-cell office:value-type="string" calcext:value-type="string">
            <text:p>L2017</text:p>
          </table:table-cell>
          <table:table-cell office:value-type="string" calcext:value-type="string">
            <text:p>L2018</text:p>
          </table:table-cell>
          <table:table-cell office:value-type="string" calcext:value-type="string">
            <text:p>L2019</text:p>
          </table:table-cell>
          <table:table-cell office:value-type="string" calcext:value-type="string">
            <text:p>L2020</text:p>
          </table:table-cell>
          <table:table-cell office:value-type="string" calcext:value-type="string">
            <text:p>L2021</text:p>
          </table:table-cell>
          <table:table-cell table:style-name="Default" office:value-type="string" calcext:value-type="string">
            <text:p>wyludnie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1</text:p>
          </table:table-cell>
          <table:table-cell office:value-type="float" office:value="90199" calcext:value-type="float">
            <text:p>90199</text:p>
          </table:table-cell>
          <table:table-cell office:value-type="float" office:value="90180" calcext:value-type="float">
            <text:p>90180</text:p>
          </table:table-cell>
          <table:table-cell office:value-type="float" office:value="90173" calcext:value-type="float">
            <text:p>90173</text:p>
          </table:table-cell>
          <table:table-cell office:value-type="float" office:value="90200" calcext:value-type="float">
            <text:p>90200</text:p>
          </table:table-cell>
          <table:table-cell office:value-type="float" office:value="90103" calcext:value-type="float">
            <text:p>90103</text:p>
          </table:table-cell>
          <table:table-cell office:value-type="float" office:value="89762" calcext:value-type="float">
            <text:p>89762</text:p>
          </table:table-cell>
          <table:table-cell table:formula="of:=IF([.B2]&gt;[.G2])" office:value-type="boolean" office:boolean-value="true" calcext:value-type="boolean">
            <text:p>PRAWDA</text:p>
          </table:table-cell>
          <table:table-cell/>
          <table:table-cell table:formula="of:=COUNTIF([.H$1:.H$1048576]; 1)"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float" office:value="103349" calcext:value-type="float">
            <text:p>103349</text:p>
          </table:table-cell>
          <table:table-cell office:value-type="float" office:value="102649" calcext:value-type="float">
            <text:p>102649</text:p>
          </table:table-cell>
          <table:table-cell office:value-type="float" office:value="102077" calcext:value-type="float">
            <text:p>102077</text:p>
          </table:table-cell>
          <table:table-cell office:value-type="float" office:value="101437" calcext:value-type="float">
            <text:p>101437</text:p>
          </table:table-cell>
          <table:table-cell office:value-type="float" office:value="100813" calcext:value-type="float">
            <text:p>100813</text:p>
          </table:table-cell>
          <table:table-cell office:value-type="float" office:value="99935" calcext:value-type="float">
            <text:p>99935</text:p>
          </table:table-cell>
          <table:table-cell table:formula="of:=IF([.B3]&gt;[.G3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3</text:p>
          </table:table-cell>
          <table:table-cell office:value-type="float" office:value="90205" calcext:value-type="float">
            <text:p>90205</text:p>
          </table:table-cell>
          <table:table-cell office:value-type="float" office:value="89989" calcext:value-type="float">
            <text:p>89989</text:p>
          </table:table-cell>
          <table:table-cell office:value-type="float" office:value="89933" calcext:value-type="float">
            <text:p>89933</text:p>
          </table:table-cell>
          <table:table-cell office:value-type="float" office:value="89541" calcext:value-type="float">
            <text:p>89541</text:p>
          </table:table-cell>
          <table:table-cell office:value-type="float" office:value="89102" calcext:value-type="float">
            <text:p>89102</text:p>
          </table:table-cell>
          <table:table-cell office:value-type="float" office:value="88447" calcext:value-type="float">
            <text:p>88447</text:p>
          </table:table-cell>
          <table:table-cell table:formula="of:=IF([.B4]&gt;[.G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4</text:p>
          </table:table-cell>
          <table:table-cell office:value-type="float" office:value="35940" calcext:value-type="float">
            <text:p>35940</text:p>
          </table:table-cell>
          <table:table-cell office:value-type="float" office:value="35715" calcext:value-type="float">
            <text:p>35715</text:p>
          </table:table-cell>
          <table:table-cell office:value-type="float" office:value="35473" calcext:value-type="float">
            <text:p>35473</text:p>
          </table:table-cell>
          <table:table-cell office:value-type="float" office:value="35182" calcext:value-type="float">
            <text:p>35182</text:p>
          </table:table-cell>
          <table:table-cell office:value-type="float" office:value="34870" calcext:value-type="float">
            <text:p>34870</text:p>
          </table:table-cell>
          <table:table-cell office:value-type="float" office:value="34552" calcext:value-type="float">
            <text:p>34552</text:p>
          </table:table-cell>
          <table:table-cell table:formula="of:=IF([.B5]&gt;[.G5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5</text:p>
          </table:table-cell>
          <table:table-cell office:value-type="float" office:value="51451" calcext:value-type="float">
            <text:p>51451</text:p>
          </table:table-cell>
          <table:table-cell office:value-type="float" office:value="51176" calcext:value-type="float">
            <text:p>51176</text:p>
          </table:table-cell>
          <table:table-cell office:value-type="float" office:value="50947" calcext:value-type="float">
            <text:p>50947</text:p>
          </table:table-cell>
          <table:table-cell office:value-type="float" office:value="50545" calcext:value-type="float">
            <text:p>50545</text:p>
          </table:table-cell>
          <table:table-cell office:value-type="float" office:value="50116" calcext:value-type="float">
            <text:p>50116</text:p>
          </table:table-cell>
          <table:table-cell office:value-type="float" office:value="49734" calcext:value-type="float">
            <text:p>49734</text:p>
          </table:table-cell>
          <table:table-cell table:formula="of:=IF([.B6]&gt;[.G6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6</text:p>
          </table:table-cell>
          <table:table-cell office:value-type="float" office:value="64599" calcext:value-type="float">
            <text:p>64599</text:p>
          </table:table-cell>
          <table:table-cell office:value-type="float" office:value="64395" calcext:value-type="float">
            <text:p>64395</text:p>
          </table:table-cell>
          <table:table-cell office:value-type="float" office:value="64178" calcext:value-type="float">
            <text:p>64178</text:p>
          </table:table-cell>
          <table:table-cell office:value-type="float" office:value="63855" calcext:value-type="float">
            <text:p>63855</text:p>
          </table:table-cell>
          <table:table-cell office:value-type="float" office:value="63591" calcext:value-type="float">
            <text:p>63591</text:p>
          </table:table-cell>
          <table:table-cell office:value-type="float" office:value="42824" calcext:value-type="float">
            <text:p>42824</text:p>
          </table:table-cell>
          <table:table-cell table:formula="of:=IF([.B7]&gt;[.G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7</text:p>
          </table:table-cell>
          <table:table-cell office:value-type="float" office:value="44402" calcext:value-type="float">
            <text:p>44402</text:p>
          </table:table-cell>
          <table:table-cell office:value-type="float" office:value="44262" calcext:value-type="float">
            <text:p>44262</text:p>
          </table:table-cell>
          <table:table-cell office:value-type="float" office:value="43999" calcext:value-type="float">
            <text:p>43999</text:p>
          </table:table-cell>
          <table:table-cell office:value-type="float" office:value="43621" calcext:value-type="float">
            <text:p>43621</text:p>
          </table:table-cell>
          <table:table-cell office:value-type="float" office:value="43239" calcext:value-type="float">
            <text:p>43239</text:p>
          </table:table-cell>
          <table:table-cell office:value-type="float" office:value="63333" calcext:value-type="float">
            <text:p>63333</text:p>
          </table:table-cell>
          <table:table-cell table:formula="of:=IF([.B8]&gt;[.G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8</text:p>
          </table:table-cell>
          <table:table-cell office:value-type="float" office:value="162465" calcext:value-type="float">
            <text:p>162465</text:p>
          </table:table-cell>
          <table:table-cell office:value-type="float" office:value="161452" calcext:value-type="float">
            <text:p>161452</text:p>
          </table:table-cell>
          <table:table-cell office:value-type="float" office:value="160465" calcext:value-type="float">
            <text:p>160465</text:p>
          </table:table-cell>
          <table:table-cell office:value-type="float" office:value="159337" calcext:value-type="float">
            <text:p>159337</text:p>
          </table:table-cell>
          <table:table-cell office:value-type="float" office:value="157996" calcext:value-type="float">
            <text:p>157996</text:p>
          </table:table-cell>
          <table:table-cell office:value-type="float" office:value="156283" calcext:value-type="float">
            <text:p>156283</text:p>
          </table:table-cell>
          <table:table-cell table:formula="of:=IF([.B9]&gt;[.G9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9</text:p>
          </table:table-cell>
          <table:table-cell office:value-type="float" office:value="55051" calcext:value-type="float">
            <text:p>55051</text:p>
          </table:table-cell>
          <table:table-cell office:value-type="float" office:value="55182" calcext:value-type="float">
            <text:p>55182</text:p>
          </table:table-cell>
          <table:table-cell office:value-type="float" office:value="55233" calcext:value-type="float">
            <text:p>55233</text:p>
          </table:table-cell>
          <table:table-cell office:value-type="float" office:value="55326" calcext:value-type="float">
            <text:p>55326</text:p>
          </table:table-cell>
          <table:table-cell office:value-type="float" office:value="55166" calcext:value-type="float">
            <text:p>55166</text:p>
          </table:table-cell>
          <table:table-cell office:value-type="float" office:value="55110" calcext:value-type="float">
            <text:p>55110</text:p>
          </table:table-cell>
          <table:table-cell table:formula="of:=IF([.B10]&gt;[.G1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0</text:p>
          </table:table-cell>
          <table:table-cell office:value-type="float" office:value="55533" calcext:value-type="float">
            <text:p>55533</text:p>
          </table:table-cell>
          <table:table-cell office:value-type="float" office:value="55238" calcext:value-type="float">
            <text:p>55238</text:p>
          </table:table-cell>
          <table:table-cell office:value-type="float" office:value="54991" calcext:value-type="float">
            <text:p>54991</text:p>
          </table:table-cell>
          <table:table-cell office:value-type="float" office:value="54699" calcext:value-type="float">
            <text:p>54699</text:p>
          </table:table-cell>
          <table:table-cell office:value-type="float" office:value="54254" calcext:value-type="float">
            <text:p>54254</text:p>
          </table:table-cell>
          <table:table-cell office:value-type="float" office:value="53852" calcext:value-type="float">
            <text:p>53852</text:p>
          </table:table-cell>
          <table:table-cell table:formula="of:=IF([.B11]&gt;[.G11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1</text:p>
          </table:table-cell>
          <table:table-cell office:value-type="float" office:value="106319" calcext:value-type="float">
            <text:p>106319</text:p>
          </table:table-cell>
          <table:table-cell office:value-type="float" office:value="106355" calcext:value-type="float">
            <text:p>106355</text:p>
          </table:table-cell>
          <table:table-cell office:value-type="float" office:value="106320" calcext:value-type="float">
            <text:p>106320</text:p>
          </table:table-cell>
          <table:table-cell office:value-type="float" office:value="106254" calcext:value-type="float">
            <text:p>106254</text:p>
          </table:table-cell>
          <table:table-cell office:value-type="float" office:value="106150" calcext:value-type="float">
            <text:p>106150</text:p>
          </table:table-cell>
          <table:table-cell office:value-type="float" office:value="105896" calcext:value-type="float">
            <text:p>105896</text:p>
          </table:table-cell>
          <table:table-cell table:formula="of:=IF([.B12]&gt;[.G12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2</text:p>
          </table:table-cell>
          <table:table-cell office:value-type="float" office:value="46677" calcext:value-type="float">
            <text:p>46677</text:p>
          </table:table-cell>
          <table:table-cell office:value-type="float" office:value="46527" calcext:value-type="float">
            <text:p>46527</text:p>
          </table:table-cell>
          <table:table-cell office:value-type="float" office:value="46360" calcext:value-type="float">
            <text:p>46360</text:p>
          </table:table-cell>
          <table:table-cell office:value-type="float" office:value="46059" calcext:value-type="float">
            <text:p>46059</text:p>
          </table:table-cell>
          <table:table-cell office:value-type="float" office:value="45925" calcext:value-type="float">
            <text:p>45925</text:p>
          </table:table-cell>
          <table:table-cell office:value-type="float" office:value="45599" calcext:value-type="float">
            <text:p>45599</text:p>
          </table:table-cell>
          <table:table-cell table:formula="of:=IF([.B13]&gt;[.G13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3</text:p>
          </table:table-cell>
          <table:table-cell office:value-type="float" office:value="37213" calcext:value-type="float">
            <text:p>37213</text:p>
          </table:table-cell>
          <table:table-cell office:value-type="float" office:value="37148" calcext:value-type="float">
            <text:p>37148</text:p>
          </table:table-cell>
          <table:table-cell office:value-type="float" office:value="37125" calcext:value-type="float">
            <text:p>37125</text:p>
          </table:table-cell>
          <table:table-cell office:value-type="float" office:value="37093" calcext:value-type="float">
            <text:p>37093</text:p>
          </table:table-cell>
          <table:table-cell office:value-type="float" office:value="36999" calcext:value-type="float">
            <text:p>36999</text:p>
          </table:table-cell>
          <table:table-cell office:value-type="float" office:value="36800" calcext:value-type="float">
            <text:p>36800</text:p>
          </table:table-cell>
          <table:table-cell table:formula="of:=IF([.B14]&gt;[.G1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4</text:p>
          </table:table-cell>
          <table:table-cell office:value-type="float" office:value="106486" calcext:value-type="float">
            <text:p>106486</text:p>
          </table:table-cell>
          <table:table-cell office:value-type="float" office:value="106794" calcext:value-type="float">
            <text:p>106794</text:p>
          </table:table-cell>
          <table:table-cell office:value-type="float" office:value="106907" calcext:value-type="float">
            <text:p>106907</text:p>
          </table:table-cell>
          <table:table-cell office:value-type="float" office:value="107062" calcext:value-type="float">
            <text:p>107062</text:p>
          </table:table-cell>
          <table:table-cell office:value-type="float" office:value="107269" calcext:value-type="float">
            <text:p>107269</text:p>
          </table:table-cell>
          <table:table-cell office:value-type="float" office:value="107268" calcext:value-type="float">
            <text:p>107268</text:p>
          </table:table-cell>
          <table:table-cell table:formula="of:=IF([.B15]&gt;[.G1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5</text:p>
          </table:table-cell>
          <table:table-cell office:value-type="float" office:value="76064" calcext:value-type="float">
            <text:p>76064</text:p>
          </table:table-cell>
          <table:table-cell office:value-type="float" office:value="76329" calcext:value-type="float">
            <text:p>76329</text:p>
          </table:table-cell>
          <table:table-cell office:value-type="float" office:value="76505" calcext:value-type="float">
            <text:p>76505</text:p>
          </table:table-cell>
          <table:table-cell office:value-type="float" office:value="76595" calcext:value-type="float">
            <text:p>76595</text:p>
          </table:table-cell>
          <table:table-cell office:value-type="float" office:value="76752" calcext:value-type="float">
            <text:p>76752</text:p>
          </table:table-cell>
          <table:table-cell office:value-type="float" office:value="76733" calcext:value-type="float">
            <text:p>76733</text:p>
          </table:table-cell>
          <table:table-cell table:formula="of:=IF([.B16]&gt;[.G1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6</text:p>
          </table:table-cell>
          <table:table-cell office:value-type="float" office:value="63057" calcext:value-type="float">
            <text:p>63057</text:p>
          </table:table-cell>
          <table:table-cell office:value-type="float" office:value="63081" calcext:value-type="float">
            <text:p>63081</text:p>
          </table:table-cell>
          <table:table-cell office:value-type="float" office:value="63017" calcext:value-type="float">
            <text:p>63017</text:p>
          </table:table-cell>
          <table:table-cell office:value-type="float" office:value="62982" calcext:value-type="float">
            <text:p>62982</text:p>
          </table:table-cell>
          <table:table-cell office:value-type="float" office:value="63065" calcext:value-type="float">
            <text:p>63065</text:p>
          </table:table-cell>
          <table:table-cell office:value-type="float" office:value="62997" calcext:value-type="float">
            <text:p>62997</text:p>
          </table:table-cell>
          <table:table-cell table:formula="of:=IF([.B17]&gt;[.G1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7</text:p>
          </table:table-cell>
          <table:table-cell office:value-type="float" office:value="44165" calcext:value-type="float">
            <text:p>44165</text:p>
          </table:table-cell>
          <table:table-cell office:value-type="float" office:value="44052" calcext:value-type="float">
            <text:p>44052</text:p>
          </table:table-cell>
          <table:table-cell office:value-type="float" office:value="44006" calcext:value-type="float">
            <text:p>44006</text:p>
          </table:table-cell>
          <table:table-cell office:value-type="float" office:value="43773" calcext:value-type="float">
            <text:p>43773</text:p>
          </table:table-cell>
          <table:table-cell office:value-type="float" office:value="43570" calcext:value-type="float">
            <text:p>43570</text:p>
          </table:table-cell>
          <table:table-cell office:value-type="float" office:value="43221" calcext:value-type="float">
            <text:p>43221</text:p>
          </table:table-cell>
          <table:table-cell table:formula="of:=IF([.B18]&gt;[.G1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8</text:p>
          </table:table-cell>
          <table:table-cell office:value-type="float" office:value="52837" calcext:value-type="float">
            <text:p>52837</text:p>
          </table:table-cell>
          <table:table-cell office:value-type="float" office:value="53181" calcext:value-type="float">
            <text:p>53181</text:p>
          </table:table-cell>
          <table:table-cell office:value-type="float" office:value="53722" calcext:value-type="float">
            <text:p>53722</text:p>
          </table:table-cell>
          <table:table-cell office:value-type="float" office:value="54269" calcext:value-type="float">
            <text:p>54269</text:p>
          </table:table-cell>
          <table:table-cell office:value-type="float" office:value="55079" calcext:value-type="float">
            <text:p>55079</text:p>
          </table:table-cell>
          <table:table-cell office:value-type="float" office:value="55508" calcext:value-type="float">
            <text:p>55508</text:p>
          </table:table-cell>
          <table:table-cell table:formula="of:=IF([.B19]&gt;[.G1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9</text:p>
          </table:table-cell>
          <table:table-cell office:value-type="float" office:value="159633" calcext:value-type="float">
            <text:p>159633</text:p>
          </table:table-cell>
          <table:table-cell office:value-type="float" office:value="158939" calcext:value-type="float">
            <text:p>158939</text:p>
          </table:table-cell>
          <table:table-cell office:value-type="float" office:value="158392" calcext:value-type="float">
            <text:p>158392</text:p>
          </table:table-cell>
          <table:table-cell office:value-type="float" office:value="157615" calcext:value-type="float">
            <text:p>157615</text:p>
          </table:table-cell>
          <table:table-cell office:value-type="float" office:value="156921" calcext:value-type="float">
            <text:p>156921</text:p>
          </table:table-cell>
          <table:table-cell office:value-type="float" office:value="156015" calcext:value-type="float">
            <text:p>156015</text:p>
          </table:table-cell>
          <table:table-cell table:formula="of:=IF([.B20]&gt;[.G20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0</text:p>
          </table:table-cell>
          <table:table-cell office:value-type="float" office:value="83699" calcext:value-type="float">
            <text:p>83699</text:p>
          </table:table-cell>
          <table:table-cell office:value-type="float" office:value="84063" calcext:value-type="float">
            <text:p>84063</text:p>
          </table:table-cell>
          <table:table-cell office:value-type="float" office:value="84495" calcext:value-type="float">
            <text:p>84495</text:p>
          </table:table-cell>
          <table:table-cell office:value-type="float" office:value="84886" calcext:value-type="float">
            <text:p>84886</text:p>
          </table:table-cell>
          <table:table-cell office:value-type="float" office:value="85253" calcext:value-type="float">
            <text:p>85253</text:p>
          </table:table-cell>
          <table:table-cell office:value-type="float" office:value="85226" calcext:value-type="float">
            <text:p>85226</text:p>
          </table:table-cell>
          <table:table-cell table:formula="of:=IF([.B21]&gt;[.G2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1</text:p>
          </table:table-cell>
          <table:table-cell office:value-type="float" office:value="57023" calcext:value-type="float">
            <text:p>57023</text:p>
          </table:table-cell>
          <table:table-cell office:value-type="float" office:value="56788" calcext:value-type="float">
            <text:p>56788</text:p>
          </table:table-cell>
          <table:table-cell office:value-type="float" office:value="56446" calcext:value-type="float">
            <text:p>56446</text:p>
          </table:table-cell>
          <table:table-cell office:value-type="float" office:value="56004" calcext:value-type="float">
            <text:p>56004</text:p>
          </table:table-cell>
          <table:table-cell office:value-type="float" office:value="55611" calcext:value-type="float">
            <text:p>55611</text:p>
          </table:table-cell>
          <table:table-cell office:value-type="float" office:value="55107" calcext:value-type="float">
            <text:p>55107</text:p>
          </table:table-cell>
          <table:table-cell table:formula="of:=IF([.B22]&gt;[.G22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2</text:p>
          </table:table-cell>
          <table:table-cell office:value-type="float" office:value="47194" calcext:value-type="float">
            <text:p>47194</text:p>
          </table:table-cell>
          <table:table-cell office:value-type="float" office:value="47137" calcext:value-type="float">
            <text:p>47137</text:p>
          </table:table-cell>
          <table:table-cell office:value-type="float" office:value="47124" calcext:value-type="float">
            <text:p>47124</text:p>
          </table:table-cell>
          <table:table-cell office:value-type="float" office:value="47056" calcext:value-type="float">
            <text:p>47056</text:p>
          </table:table-cell>
          <table:table-cell office:value-type="float" office:value="46818" calcext:value-type="float">
            <text:p>46818</text:p>
          </table:table-cell>
          <table:table-cell office:value-type="float" office:value="46623" calcext:value-type="float">
            <text:p>46623</text:p>
          </table:table-cell>
          <table:table-cell table:formula="of:=IF([.B23]&gt;[.G23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3</text:p>
          </table:table-cell>
          <table:table-cell office:value-type="float" office:value="134145" calcext:value-type="float">
            <text:p>134145</text:p>
          </table:table-cell>
          <table:table-cell office:value-type="float" office:value="137419" calcext:value-type="float">
            <text:p>137419</text:p>
          </table:table-cell>
          <table:table-cell office:value-type="float" office:value="141337" calcext:value-type="float">
            <text:p>141337</text:p>
          </table:table-cell>
          <table:table-cell office:value-type="float" office:value="146060" calcext:value-type="float">
            <text:p>146060</text:p>
          </table:table-cell>
          <table:table-cell office:value-type="float" office:value="151385" calcext:value-type="float">
            <text:p>151385</text:p>
          </table:table-cell>
          <table:table-cell office:value-type="float" office:value="156322" calcext:value-type="float">
            <text:p>156322</text:p>
          </table:table-cell>
          <table:table-cell table:formula="of:=IF([.B24]&gt;[.G2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4</text:p>
          </table:table-cell>
          <table:table-cell office:value-type="float" office:value="66971" calcext:value-type="float">
            <text:p>66971</text:p>
          </table:table-cell>
          <table:table-cell office:value-type="float" office:value="66527" calcext:value-type="float">
            <text:p>66527</text:p>
          </table:table-cell>
          <table:table-cell office:value-type="float" office:value="66009" calcext:value-type="float">
            <text:p>66009</text:p>
          </table:table-cell>
          <table:table-cell office:value-type="float" office:value="65428" calcext:value-type="float">
            <text:p>65428</text:p>
          </table:table-cell>
          <table:table-cell office:value-type="float" office:value="64802" calcext:value-type="float">
            <text:p>64802</text:p>
          </table:table-cell>
          <table:table-cell office:value-type="float" office:value="64080" calcext:value-type="float">
            <text:p>64080</text:p>
          </table:table-cell>
          <table:table-cell table:formula="of:=IF([.B25]&gt;[.G25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5</text:p>
          </table:table-cell>
          <table:table-cell office:value-type="float" office:value="91815" calcext:value-type="float">
            <text:p>91815</text:p>
          </table:table-cell>
          <table:table-cell office:value-type="float" office:value="91258" calcext:value-type="float">
            <text:p>91258</text:p>
          </table:table-cell>
          <table:table-cell office:value-type="float" office:value="90584" calcext:value-type="float">
            <text:p>90584</text:p>
          </table:table-cell>
          <table:table-cell office:value-type="float" office:value="90003" calcext:value-type="float">
            <text:p>90003</text:p>
          </table:table-cell>
          <table:table-cell office:value-type="float" office:value="89188" calcext:value-type="float">
            <text:p>89188</text:p>
          </table:table-cell>
          <table:table-cell office:value-type="float" office:value="88386" calcext:value-type="float">
            <text:p>88386</text:p>
          </table:table-cell>
          <table:table-cell table:formula="of:=IF([.B26]&gt;[.G26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6</text:p>
          </table:table-cell>
          <table:table-cell office:value-type="float" office:value="44598" calcext:value-type="float">
            <text:p>44598</text:p>
          </table:table-cell>
          <table:table-cell office:value-type="float" office:value="44381" calcext:value-type="float">
            <text:p>44381</text:p>
          </table:table-cell>
          <table:table-cell office:value-type="float" office:value="44126" calcext:value-type="float">
            <text:p>44126</text:p>
          </table:table-cell>
          <table:table-cell office:value-type="float" office:value="43869" calcext:value-type="float">
            <text:p>43869</text:p>
          </table:table-cell>
          <table:table-cell office:value-type="float" office:value="43490" calcext:value-type="float">
            <text:p>43490</text:p>
          </table:table-cell>
          <table:table-cell office:value-type="float" office:value="43038" calcext:value-type="float">
            <text:p>43038</text:p>
          </table:table-cell>
          <table:table-cell table:formula="of:=IF([.B27]&gt;[.G2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61</text:p>
          </table:table-cell>
          <table:table-cell office:value-type="float" office:value="81010" calcext:value-type="float">
            <text:p>81010</text:p>
          </table:table-cell>
          <table:table-cell office:value-type="float" office:value="80524" calcext:value-type="float">
            <text:p>80524</text:p>
          </table:table-cell>
          <table:table-cell office:value-type="float" office:value="80072" calcext:value-type="float">
            <text:p>80072</text:p>
          </table:table-cell>
          <table:table-cell office:value-type="float" office:value="79480" calcext:value-type="float">
            <text:p>79480</text:p>
          </table:table-cell>
          <table:table-cell office:value-type="float" office:value="79061" calcext:value-type="float">
            <text:p>79061</text:p>
          </table:table-cell>
          <table:table-cell office:value-type="float" office:value="78335" calcext:value-type="float">
            <text:p>78335</text:p>
          </table:table-cell>
          <table:table-cell table:formula="of:=IF([.B28]&gt;[.G2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62</text:p>
          </table:table-cell>
          <table:table-cell office:value-type="float" office:value="100886" calcext:value-type="float">
            <text:p>100886</text:p>
          </table:table-cell>
          <table:table-cell office:value-type="float" office:value="100718" calcext:value-type="float">
            <text:p>100718</text:p>
          </table:table-cell>
          <table:table-cell office:value-type="float" office:value="100324" calcext:value-type="float">
            <text:p>100324</text:p>
          </table:table-cell>
          <table:table-cell office:value-type="float" office:value="99752" calcext:value-type="float">
            <text:p>99752</text:p>
          </table:table-cell>
          <table:table-cell office:value-type="float" office:value="99350" calcext:value-type="float">
            <text:p>99350</text:p>
          </table:table-cell>
          <table:table-cell office:value-type="float" office:value="98436" calcext:value-type="float">
            <text:p>98436</text:p>
          </table:table-cell>
          <table:table-cell table:formula="of:=IF([.B29]&gt;[.G29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65</text:p>
          </table:table-cell>
          <table:table-cell office:value-type="float" office:value="115453" calcext:value-type="float">
            <text:p>115453</text:p>
          </table:table-cell>
          <table:table-cell office:value-type="float" office:value="114568" calcext:value-type="float">
            <text:p>114568</text:p>
          </table:table-cell>
          <table:table-cell office:value-type="float" office:value="113621" calcext:value-type="float">
            <text:p>113621</text:p>
          </table:table-cell>
          <table:table-cell office:value-type="float" office:value="112594" calcext:value-type="float">
            <text:p>112594</text:p>
          </table:table-cell>
          <table:table-cell office:value-type="float" office:value="111356" calcext:value-type="float">
            <text:p>111356</text:p>
          </table:table-cell>
          <table:table-cell office:value-type="float" office:value="109971" calcext:value-type="float">
            <text:p>109971</text:p>
          </table:table-cell>
          <table:table-cell table:formula="of:=IF([.B30]&gt;[.G30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64</text:p>
          </table:table-cell>
          <table:table-cell office:value-type="float" office:value="635759" calcext:value-type="float">
            <text:p>635759</text:p>
          </table:table-cell>
          <table:table-cell office:value-type="float" office:value="637683" calcext:value-type="float">
            <text:p>637683</text:p>
          </table:table-cell>
          <table:table-cell office:value-type="float" office:value="638586" calcext:value-type="float">
            <text:p>638586</text:p>
          </table:table-cell>
          <table:table-cell office:value-type="float" office:value="640648" calcext:value-type="float">
            <text:p>640648</text:p>
          </table:table-cell>
          <table:table-cell office:value-type="float" office:value="642869" calcext:value-type="float">
            <text:p>642869</text:p>
          </table:table-cell>
          <table:table-cell office:value-type="float" office:value="641928" calcext:value-type="float">
            <text:p>641928</text:p>
          </table:table-cell>
          <table:table-cell table:formula="of:=IF([.B31]&gt;[.G3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1</text:p>
          </table:table-cell>
          <table:table-cell office:value-type="float" office:value="55573" calcext:value-type="float">
            <text:p>55573</text:p>
          </table:table-cell>
          <table:table-cell office:value-type="float" office:value="55347" calcext:value-type="float">
            <text:p>55347</text:p>
          </table:table-cell>
          <table:table-cell office:value-type="float" office:value="55337" calcext:value-type="float">
            <text:p>55337</text:p>
          </table:table-cell>
          <table:table-cell office:value-type="float" office:value="55274" calcext:value-type="float">
            <text:p>55274</text:p>
          </table:table-cell>
          <table:table-cell office:value-type="float" office:value="55066" calcext:value-type="float">
            <text:p>55066</text:p>
          </table:table-cell>
          <table:table-cell office:value-type="float" office:value="54891" calcext:value-type="float">
            <text:p>54891</text:p>
          </table:table-cell>
          <table:table-cell table:formula="of:=IF([.B32]&gt;[.G32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2</text:p>
          </table:table-cell>
          <table:table-cell office:value-type="float" office:value="78431" calcext:value-type="float">
            <text:p>78431</text:p>
          </table:table-cell>
          <table:table-cell office:value-type="float" office:value="78630" calcext:value-type="float">
            <text:p>78630</text:p>
          </table:table-cell>
          <table:table-cell office:value-type="float" office:value="78879" calcext:value-type="float">
            <text:p>78879</text:p>
          </table:table-cell>
          <table:table-cell office:value-type="float" office:value="78898" calcext:value-type="float">
            <text:p>78898</text:p>
          </table:table-cell>
          <table:table-cell office:value-type="float" office:value="79097" calcext:value-type="float">
            <text:p>79097</text:p>
          </table:table-cell>
          <table:table-cell office:value-type="float" office:value="79023" calcext:value-type="float">
            <text:p>79023</text:p>
          </table:table-cell>
          <table:table-cell table:formula="of:=IF([.B33]&gt;[.G3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3</text:p>
          </table:table-cell>
          <table:table-cell office:value-type="float" office:value="112992" calcext:value-type="float">
            <text:p>112992</text:p>
          </table:table-cell>
          <table:table-cell office:value-type="float" office:value="114418" calcext:value-type="float">
            <text:p>114418</text:p>
          </table:table-cell>
          <table:table-cell office:value-type="float" office:value="115981" calcext:value-type="float">
            <text:p>115981</text:p>
          </table:table-cell>
          <table:table-cell office:value-type="float" office:value="117325" calcext:value-type="float">
            <text:p>117325</text:p>
          </table:table-cell>
          <table:table-cell office:value-type="float" office:value="118683" calcext:value-type="float">
            <text:p>118683</text:p>
          </table:table-cell>
          <table:table-cell office:value-type="float" office:value="120432" calcext:value-type="float">
            <text:p>120432</text:p>
          </table:table-cell>
          <table:table-cell table:formula="of:=IF([.B34]&gt;[.G3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4</text:p>
          </table:table-cell>
          <table:table-cell office:value-type="float" office:value="52361" calcext:value-type="float">
            <text:p>52361</text:p>
          </table:table-cell>
          <table:table-cell office:value-type="float" office:value="52236" calcext:value-type="float">
            <text:p>52236</text:p>
          </table:table-cell>
          <table:table-cell office:value-type="float" office:value="52292" calcext:value-type="float">
            <text:p>52292</text:p>
          </table:table-cell>
          <table:table-cell office:value-type="float" office:value="52193" calcext:value-type="float">
            <text:p>52193</text:p>
          </table:table-cell>
          <table:table-cell office:value-type="float" office:value="51925" calcext:value-type="float">
            <text:p>51925</text:p>
          </table:table-cell>
          <table:table-cell office:value-type="float" office:value="51657" calcext:value-type="float">
            <text:p>51657</text:p>
          </table:table-cell>
          <table:table-cell table:formula="of:=IF([.B35]&gt;[.G35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5</text:p>
          </table:table-cell>
          <table:table-cell office:value-type="float" office:value="45342" calcext:value-type="float">
            <text:p>45342</text:p>
          </table:table-cell>
          <table:table-cell office:value-type="float" office:value="45250" calcext:value-type="float">
            <text:p>45250</text:p>
          </table:table-cell>
          <table:table-cell office:value-type="float" office:value="45289" calcext:value-type="float">
            <text:p>45289</text:p>
          </table:table-cell>
          <table:table-cell office:value-type="float" office:value="45140" calcext:value-type="float">
            <text:p>45140</text:p>
          </table:table-cell>
          <table:table-cell office:value-type="float" office:value="45018" calcext:value-type="float">
            <text:p>45018</text:p>
          </table:table-cell>
          <table:table-cell office:value-type="float" office:value="44855" calcext:value-type="float">
            <text:p>44855</text:p>
          </table:table-cell>
          <table:table-cell table:formula="of:=IF([.B36]&gt;[.G36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6</text:p>
          </table:table-cell>
          <table:table-cell office:value-type="float" office:value="40346" calcext:value-type="float">
            <text:p>40346</text:p>
          </table:table-cell>
          <table:table-cell office:value-type="float" office:value="40364" calcext:value-type="float">
            <text:p>40364</text:p>
          </table:table-cell>
          <table:table-cell office:value-type="float" office:value="40368" calcext:value-type="float">
            <text:p>40368</text:p>
          </table:table-cell>
          <table:table-cell office:value-type="float" office:value="40271" calcext:value-type="float">
            <text:p>40271</text:p>
          </table:table-cell>
          <table:table-cell office:value-type="float" office:value="40238" calcext:value-type="float">
            <text:p>40238</text:p>
          </table:table-cell>
          <table:table-cell office:value-type="float" office:value="40305" calcext:value-type="float">
            <text:p>40305</text:p>
          </table:table-cell>
          <table:table-cell table:formula="of:=IF([.B37]&gt;[.G3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7</text:p>
          </table:table-cell>
          <table:table-cell office:value-type="float" office:value="162545" calcext:value-type="float">
            <text:p>162545</text:p>
          </table:table-cell>
          <table:table-cell office:value-type="float" office:value="162011" calcext:value-type="float">
            <text:p>162011</text:p>
          </table:table-cell>
          <table:table-cell office:value-type="float" office:value="161591" calcext:value-type="float">
            <text:p>161591</text:p>
          </table:table-cell>
          <table:table-cell office:value-type="float" office:value="160647" calcext:value-type="float">
            <text:p>160647</text:p>
          </table:table-cell>
          <table:table-cell office:value-type="float" office:value="159814" calcext:value-type="float">
            <text:p>159814</text:p>
          </table:table-cell>
          <table:table-cell office:value-type="float" office:value="158496" calcext:value-type="float">
            <text:p>158496</text:p>
          </table:table-cell>
          <table:table-cell table:formula="of:=IF([.B38]&gt;[.G3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8</text:p>
          </table:table-cell>
          <table:table-cell office:value-type="float" office:value="66823" calcext:value-type="float">
            <text:p>66823</text:p>
          </table:table-cell>
          <table:table-cell office:value-type="float" office:value="66575" calcext:value-type="float">
            <text:p>66575</text:p>
          </table:table-cell>
          <table:table-cell office:value-type="float" office:value="66517" calcext:value-type="float">
            <text:p>66517</text:p>
          </table:table-cell>
          <table:table-cell office:value-type="float" office:value="66062" calcext:value-type="float">
            <text:p>66062</text:p>
          </table:table-cell>
          <table:table-cell office:value-type="float" office:value="65750" calcext:value-type="float">
            <text:p>65750</text:p>
          </table:table-cell>
          <table:table-cell office:value-type="float" office:value="65450" calcext:value-type="float">
            <text:p>65450</text:p>
          </table:table-cell>
          <table:table-cell table:formula="of:=IF([.B39]&gt;[.G39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9</text:p>
          </table:table-cell>
          <table:table-cell office:value-type="float" office:value="46254" calcext:value-type="float">
            <text:p>46254</text:p>
          </table:table-cell>
          <table:table-cell office:value-type="float" office:value="46197" calcext:value-type="float">
            <text:p>46197</text:p>
          </table:table-cell>
          <table:table-cell office:value-type="float" office:value="46046" calcext:value-type="float">
            <text:p>46046</text:p>
          </table:table-cell>
          <table:table-cell office:value-type="float" office:value="45821" calcext:value-type="float">
            <text:p>45821</text:p>
          </table:table-cell>
          <table:table-cell office:value-type="float" office:value="45619" calcext:value-type="float">
            <text:p>45619</text:p>
          </table:table-cell>
          <table:table-cell office:value-type="float" office:value="45482" calcext:value-type="float">
            <text:p>45482</text:p>
          </table:table-cell>
          <table:table-cell table:formula="of:=IF([.B40]&gt;[.G40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0</text:p>
          </table:table-cell>
          <table:table-cell office:value-type="float" office:value="86841" calcext:value-type="float">
            <text:p>86841</text:p>
          </table:table-cell>
          <table:table-cell office:value-type="float" office:value="86774" calcext:value-type="float">
            <text:p>86774</text:p>
          </table:table-cell>
          <table:table-cell office:value-type="float" office:value="86764" calcext:value-type="float">
            <text:p>86764</text:p>
          </table:table-cell>
          <table:table-cell office:value-type="float" office:value="86590" calcext:value-type="float">
            <text:p>86590</text:p>
          </table:table-cell>
          <table:table-cell office:value-type="float" office:value="86311" calcext:value-type="float">
            <text:p>86311</text:p>
          </table:table-cell>
          <table:table-cell office:value-type="float" office:value="86119" calcext:value-type="float">
            <text:p>86119</text:p>
          </table:table-cell>
          <table:table-cell table:formula="of:=IF([.B41]&gt;[.G41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1</text:p>
          </table:table-cell>
          <table:table-cell office:value-type="float" office:value="41373" calcext:value-type="float">
            <text:p>41373</text:p>
          </table:table-cell>
          <table:table-cell office:value-type="float" office:value="41169" calcext:value-type="float">
            <text:p>41169</text:p>
          </table:table-cell>
          <table:table-cell office:value-type="float" office:value="40898" calcext:value-type="float">
            <text:p>40898</text:p>
          </table:table-cell>
          <table:table-cell office:value-type="float" office:value="40714" calcext:value-type="float">
            <text:p>40714</text:p>
          </table:table-cell>
          <table:table-cell office:value-type="float" office:value="40321" calcext:value-type="float">
            <text:p>40321</text:p>
          </table:table-cell>
          <table:table-cell office:value-type="float" office:value="40025" calcext:value-type="float">
            <text:p>40025</text:p>
          </table:table-cell>
          <table:table-cell table:formula="of:=IF([.B42]&gt;[.G42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2</text:p>
          </table:table-cell>
          <table:table-cell office:value-type="float" office:value="44384" calcext:value-type="float">
            <text:p>44384</text:p>
          </table:table-cell>
          <table:table-cell office:value-type="float" office:value="44219" calcext:value-type="float">
            <text:p>44219</text:p>
          </table:table-cell>
          <table:table-cell office:value-type="float" office:value="44029" calcext:value-type="float">
            <text:p>44029</text:p>
          </table:table-cell>
          <table:table-cell office:value-type="float" office:value="43826" calcext:value-type="float">
            <text:p>43826</text:p>
          </table:table-cell>
          <table:table-cell office:value-type="float" office:value="43486" calcext:value-type="float">
            <text:p>43486</text:p>
          </table:table-cell>
          <table:table-cell office:value-type="float" office:value="43390" calcext:value-type="float">
            <text:p>43390</text:p>
          </table:table-cell>
          <table:table-cell table:formula="of:=IF([.B43]&gt;[.G43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3</text:p>
          </table:table-cell>
          <table:table-cell office:value-type="float" office:value="41501" calcext:value-type="float">
            <text:p>41501</text:p>
          </table:table-cell>
          <table:table-cell office:value-type="float" office:value="41392" calcext:value-type="float">
            <text:p>41392</text:p>
          </table:table-cell>
          <table:table-cell office:value-type="float" office:value="41373" calcext:value-type="float">
            <text:p>41373</text:p>
          </table:table-cell>
          <table:table-cell office:value-type="float" office:value="41147" calcext:value-type="float">
            <text:p>41147</text:p>
          </table:table-cell>
          <table:table-cell office:value-type="float" office:value="41056" calcext:value-type="float">
            <text:p>41056</text:p>
          </table:table-cell>
          <table:table-cell office:value-type="float" office:value="40826" calcext:value-type="float">
            <text:p>40826</text:p>
          </table:table-cell>
          <table:table-cell table:formula="of:=IF([.B44]&gt;[.G4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4</text:p>
          </table:table-cell>
          <table:table-cell office:value-type="float" office:value="99764" calcext:value-type="float">
            <text:p>99764</text:p>
          </table:table-cell>
          <table:table-cell office:value-type="float" office:value="99661" calcext:value-type="float">
            <text:p>99661</text:p>
          </table:table-cell>
          <table:table-cell office:value-type="float" office:value="99505" calcext:value-type="float">
            <text:p>99505</text:p>
          </table:table-cell>
          <table:table-cell office:value-type="float" office:value="99281" calcext:value-type="float">
            <text:p>99281</text:p>
          </table:table-cell>
          <table:table-cell office:value-type="float" office:value="98952" calcext:value-type="float">
            <text:p>98952</text:p>
          </table:table-cell>
          <table:table-cell office:value-type="float" office:value="98703" calcext:value-type="float">
            <text:p>98703</text:p>
          </table:table-cell>
          <table:table-cell table:formula="of:=IF([.B45]&gt;[.G45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5</text:p>
          </table:table-cell>
          <table:table-cell office:value-type="float" office:value="103397" calcext:value-type="float">
            <text:p>103397</text:p>
          </table:table-cell>
          <table:table-cell office:value-type="float" office:value="104477" calcext:value-type="float">
            <text:p>104477</text:p>
          </table:table-cell>
          <table:table-cell office:value-type="float" office:value="105631" calcext:value-type="float">
            <text:p>105631</text:p>
          </table:table-cell>
          <table:table-cell office:value-type="float" office:value="106935" calcext:value-type="float">
            <text:p>106935</text:p>
          </table:table-cell>
          <table:table-cell office:value-type="float" office:value="108345" calcext:value-type="float">
            <text:p>108345</text:p>
          </table:table-cell>
          <table:table-cell office:value-type="float" office:value="109565" calcext:value-type="float">
            <text:p>109565</text:p>
          </table:table-cell>
          <table:table-cell table:formula="of:=IF([.B46]&gt;[.G4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6</text:p>
          </table:table-cell>
          <table:table-cell office:value-type="float" office:value="48381" calcext:value-type="float">
            <text:p>48381</text:p>
          </table:table-cell>
          <table:table-cell office:value-type="float" office:value="48416" calcext:value-type="float">
            <text:p>48416</text:p>
          </table:table-cell>
          <table:table-cell office:value-type="float" office:value="48438" calcext:value-type="float">
            <text:p>48438</text:p>
          </table:table-cell>
          <table:table-cell office:value-type="float" office:value="48374" calcext:value-type="float">
            <text:p>48374</text:p>
          </table:table-cell>
          <table:table-cell office:value-type="float" office:value="48383" calcext:value-type="float">
            <text:p>48383</text:p>
          </table:table-cell>
          <table:table-cell office:value-type="float" office:value="48322" calcext:value-type="float">
            <text:p>48322</text:p>
          </table:table-cell>
          <table:table-cell table:formula="of:=IF([.B47]&gt;[.G4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7</text:p>
          </table:table-cell>
          <table:table-cell office:value-type="float" office:value="34844" calcext:value-type="float">
            <text:p>34844</text:p>
          </table:table-cell>
          <table:table-cell office:value-type="float" office:value="34752" calcext:value-type="float">
            <text:p>34752</text:p>
          </table:table-cell>
          <table:table-cell office:value-type="float" office:value="34612" calcext:value-type="float">
            <text:p>34612</text:p>
          </table:table-cell>
          <table:table-cell office:value-type="float" office:value="34413" calcext:value-type="float">
            <text:p>34413</text:p>
          </table:table-cell>
          <table:table-cell office:value-type="float" office:value="34194" calcext:value-type="float">
            <text:p>34194</text:p>
          </table:table-cell>
          <table:table-cell office:value-type="float" office:value="34040" calcext:value-type="float">
            <text:p>34040</text:p>
          </table:table-cell>
          <table:table-cell table:formula="of:=IF([.B48]&gt;[.G4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8</text:p>
          </table:table-cell>
          <table:table-cell office:value-type="float" office:value="86758" calcext:value-type="float">
            <text:p>86758</text:p>
          </table:table-cell>
          <table:table-cell office:value-type="float" office:value="86605" calcext:value-type="float">
            <text:p>86605</text:p>
          </table:table-cell>
          <table:table-cell office:value-type="float" office:value="86604" calcext:value-type="float">
            <text:p>86604</text:p>
          </table:table-cell>
          <table:table-cell office:value-type="float" office:value="86352" calcext:value-type="float">
            <text:p>86352</text:p>
          </table:table-cell>
          <table:table-cell office:value-type="float" office:value="86037" calcext:value-type="float">
            <text:p>86037</text:p>
          </table:table-cell>
          <table:table-cell office:value-type="float" office:value="85646" calcext:value-type="float">
            <text:p>85646</text:p>
          </table:table-cell>
          <table:table-cell table:formula="of:=IF([.B49]&gt;[.G49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9</text:p>
          </table:table-cell>
          <table:table-cell office:value-type="float" office:value="70606" calcext:value-type="float">
            <text:p>70606</text:p>
          </table:table-cell>
          <table:table-cell office:value-type="float" office:value="70528" calcext:value-type="float">
            <text:p>70528</text:p>
          </table:table-cell>
          <table:table-cell office:value-type="float" office:value="70534" calcext:value-type="float">
            <text:p>70534</text:p>
          </table:table-cell>
          <table:table-cell office:value-type="float" office:value="70413" calcext:value-type="float">
            <text:p>70413</text:p>
          </table:table-cell>
          <table:table-cell office:value-type="float" office:value="70190" calcext:value-type="float">
            <text:p>70190</text:p>
          </table:table-cell>
          <table:table-cell office:value-type="float" office:value="69886" calcext:value-type="float">
            <text:p>69886</text:p>
          </table:table-cell>
          <table:table-cell table:formula="of:=IF([.B50]&gt;[.G50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61</text:p>
          </table:table-cell>
          <table:table-cell office:value-type="float" office:value="355645" calcext:value-type="float">
            <text:p>355645</text:p>
          </table:table-cell>
          <table:table-cell office:value-type="float" office:value="353938" calcext:value-type="float">
            <text:p>353938</text:p>
          </table:table-cell>
          <table:table-cell office:value-type="float" office:value="352313" calcext:value-type="float">
            <text:p>352313</text:p>
          </table:table-cell>
          <table:table-cell office:value-type="float" office:value="350178" calcext:value-type="float">
            <text:p>350178</text:p>
          </table:table-cell>
          <table:table-cell office:value-type="float" office:value="348190" calcext:value-type="float">
            <text:p>348190</text:p>
          </table:table-cell>
          <table:table-cell office:value-type="float" office:value="344091" calcext:value-type="float">
            <text:p>344091</text:p>
          </table:table-cell>
          <table:table-cell table:formula="of:=IF([.B51]&gt;[.G51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62</text:p>
          </table:table-cell>
          <table:table-cell office:value-type="float" office:value="96319" calcext:value-type="float">
            <text:p>96319</text:p>
          </table:table-cell>
          <table:table-cell office:value-type="float" office:value="95964" calcext:value-type="float">
            <text:p>95964</text:p>
          </table:table-cell>
          <table:table-cell office:value-type="float" office:value="95629" calcext:value-type="float">
            <text:p>95629</text:p>
          </table:table-cell>
          <table:table-cell office:value-type="float" office:value="95045" calcext:value-type="float">
            <text:p>95045</text:p>
          </table:table-cell>
          <table:table-cell office:value-type="float" office:value="94368" calcext:value-type="float">
            <text:p>94368</text:p>
          </table:table-cell>
          <table:table-cell office:value-type="float" office:value="93564" calcext:value-type="float">
            <text:p>93564</text:p>
          </table:table-cell>
          <table:table-cell table:formula="of:=IF([.B52]&gt;[.G52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63</text:p>
          </table:table-cell>
          <table:table-cell office:value-type="float" office:value="202689" calcext:value-type="float">
            <text:p>202689</text:p>
          </table:table-cell>
          <table:table-cell office:value-type="float" office:value="202521" calcext:value-type="float">
            <text:p>202521</text:p>
          </table:table-cell>
          <table:table-cell office:value-type="float" office:value="202562" calcext:value-type="float">
            <text:p>202562</text:p>
          </table:table-cell>
          <table:table-cell office:value-type="float" office:value="202074" calcext:value-type="float">
            <text:p>202074</text:p>
          </table:table-cell>
          <table:table-cell office:value-type="float" office:value="201447" calcext:value-type="float">
            <text:p>201447</text:p>
          </table:table-cell>
          <table:table-cell office:value-type="float" office:value="198613" calcext:value-type="float">
            <text:p>198613</text:p>
          </table:table-cell>
          <table:table-cell table:formula="of:=IF([.B53]&gt;[.G53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64</text:p>
          </table:table-cell>
          <table:table-cell office:value-type="float" office:value="113041" calcext:value-type="float">
            <text:p>113041</text:p>
          </table:table-cell>
          <table:table-cell office:value-type="float" office:value="112483" calcext:value-type="float">
            <text:p>112483</text:p>
          </table:table-cell>
          <table:table-cell office:value-type="float" office:value="111752" calcext:value-type="float">
            <text:p>111752</text:p>
          </table:table-cell>
          <table:table-cell office:value-type="float" office:value="110802" calcext:value-type="float">
            <text:p>110802</text:p>
          </table:table-cell>
          <table:table-cell office:value-type="float" office:value="109883" calcext:value-type="float">
            <text:p>109883</text:p>
          </table:table-cell>
          <table:table-cell office:value-type="float" office:value="108561" calcext:value-type="float">
            <text:p>108561</text:p>
          </table:table-cell>
          <table:table-cell table:formula="of:=IF([.B54]&gt;[.G5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1</text:p>
          </table:table-cell>
          <table:table-cell office:value-type="float" office:value="112507" calcext:value-type="float">
            <text:p>112507</text:p>
          </table:table-cell>
          <table:table-cell office:value-type="float" office:value="112398" calcext:value-type="float">
            <text:p>112398</text:p>
          </table:table-cell>
          <table:table-cell office:value-type="float" office:value="111922" calcext:value-type="float">
            <text:p>111922</text:p>
          </table:table-cell>
          <table:table-cell office:value-type="float" office:value="111391" calcext:value-type="float">
            <text:p>111391</text:p>
          </table:table-cell>
          <table:table-cell office:value-type="float" office:value="110772" calcext:value-type="float">
            <text:p>110772</text:p>
          </table:table-cell>
          <table:table-cell office:value-type="float" office:value="109958" calcext:value-type="float">
            <text:p>109958</text:p>
          </table:table-cell>
          <table:table-cell table:formula="of:=IF([.B55]&gt;[.G55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2</text:p>
          </table:table-cell>
          <table:table-cell office:value-type="float" office:value="102647" calcext:value-type="float">
            <text:p>102647</text:p>
          </table:table-cell>
          <table:table-cell office:value-type="float" office:value="102272" calcext:value-type="float">
            <text:p>102272</text:p>
          </table:table-cell>
          <table:table-cell office:value-type="float" office:value="101949" calcext:value-type="float">
            <text:p>101949</text:p>
          </table:table-cell>
          <table:table-cell office:value-type="float" office:value="101435" calcext:value-type="float">
            <text:p>101435</text:p>
          </table:table-cell>
          <table:table-cell office:value-type="float" office:value="100919" calcext:value-type="float">
            <text:p>100919</text:p>
          </table:table-cell>
          <table:table-cell office:value-type="float" office:value="100333" calcext:value-type="float">
            <text:p>100333</text:p>
          </table:table-cell>
          <table:table-cell table:formula="of:=IF([.B56]&gt;[.G56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3</text:p>
          </table:table-cell>
          <table:table-cell office:value-type="float" office:value="79377" calcext:value-type="float">
            <text:p>79377</text:p>
          </table:table-cell>
          <table:table-cell office:value-type="float" office:value="79088" calcext:value-type="float">
            <text:p>79088</text:p>
          </table:table-cell>
          <table:table-cell office:value-type="float" office:value="78579" calcext:value-type="float">
            <text:p>78579</text:p>
          </table:table-cell>
          <table:table-cell office:value-type="float" office:value="78228" calcext:value-type="float">
            <text:p>78228</text:p>
          </table:table-cell>
          <table:table-cell office:value-type="float" office:value="78014" calcext:value-type="float">
            <text:p>78014</text:p>
          </table:table-cell>
          <table:table-cell office:value-type="float" office:value="77502" calcext:value-type="float">
            <text:p>77502</text:p>
          </table:table-cell>
          <table:table-cell table:formula="of:=IF([.B57]&gt;[.G5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4</text:p>
          </table:table-cell>
          <table:table-cell office:value-type="float" office:value="65939" calcext:value-type="float">
            <text:p>65939</text:p>
          </table:table-cell>
          <table:table-cell office:value-type="float" office:value="65195" calcext:value-type="float">
            <text:p>65195</text:p>
          </table:table-cell>
          <table:table-cell office:value-type="float" office:value="64428" calcext:value-type="float">
            <text:p>64428</text:p>
          </table:table-cell>
          <table:table-cell office:value-type="float" office:value="63698" calcext:value-type="float">
            <text:p>63698</text:p>
          </table:table-cell>
          <table:table-cell office:value-type="float" office:value="62847" calcext:value-type="float">
            <text:p>62847</text:p>
          </table:table-cell>
          <table:table-cell office:value-type="float" office:value="62009" calcext:value-type="float">
            <text:p>62009</text:p>
          </table:table-cell>
          <table:table-cell table:formula="of:=IF([.B58]&gt;[.G5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5</text:p>
          </table:table-cell>
          <table:table-cell office:value-type="float" office:value="46895" calcext:value-type="float">
            <text:p>46895</text:p>
          </table:table-cell>
          <table:table-cell office:value-type="float" office:value="46596" calcext:value-type="float">
            <text:p>46596</text:p>
          </table:table-cell>
          <table:table-cell office:value-type="float" office:value="46306" calcext:value-type="float">
            <text:p>46306</text:p>
          </table:table-cell>
          <table:table-cell office:value-type="float" office:value="46057" calcext:value-type="float">
            <text:p>46057</text:p>
          </table:table-cell>
          <table:table-cell office:value-type="float" office:value="45709" calcext:value-type="float">
            <text:p>45709</text:p>
          </table:table-cell>
          <table:table-cell office:value-type="float" office:value="45142" calcext:value-type="float">
            <text:p>45142</text:p>
          </table:table-cell>
          <table:table-cell table:formula="of:=IF([.B59]&gt;[.G59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6</text:p>
          </table:table-cell>
          <table:table-cell office:value-type="float" office:value="65422" calcext:value-type="float">
            <text:p>65422</text:p>
          </table:table-cell>
          <table:table-cell office:value-type="float" office:value="64921" calcext:value-type="float">
            <text:p>64921</text:p>
          </table:table-cell>
          <table:table-cell office:value-type="float" office:value="64432" calcext:value-type="float">
            <text:p>64432</text:p>
          </table:table-cell>
          <table:table-cell office:value-type="float" office:value="63925" calcext:value-type="float">
            <text:p>63925</text:p>
          </table:table-cell>
          <table:table-cell office:value-type="float" office:value="63258" calcext:value-type="float">
            <text:p>63258</text:p>
          </table:table-cell>
          <table:table-cell office:value-type="float" office:value="62552" calcext:value-type="float">
            <text:p>62552</text:p>
          </table:table-cell>
          <table:table-cell table:formula="of:=IF([.B60]&gt;[.G60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7</text:p>
          </table:table-cell>
          <table:table-cell office:value-type="float" office:value="97569" calcext:value-type="float">
            <text:p>97569</text:p>
          </table:table-cell>
          <table:table-cell office:value-type="float" office:value="97069" calcext:value-type="float">
            <text:p>97069</text:p>
          </table:table-cell>
          <table:table-cell office:value-type="float" office:value="96574" calcext:value-type="float">
            <text:p>96574</text:p>
          </table:table-cell>
          <table:table-cell office:value-type="float" office:value="96043" calcext:value-type="float">
            <text:p>96043</text:p>
          </table:table-cell>
          <table:table-cell office:value-type="float" office:value="95348" calcext:value-type="float">
            <text:p>95348</text:p>
          </table:table-cell>
          <table:table-cell office:value-type="float" office:value="94531" calcext:value-type="float">
            <text:p>94531</text:p>
          </table:table-cell>
          <table:table-cell table:formula="of:=IF([.B61]&gt;[.G61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8</text:p>
          </table:table-cell>
          <table:table-cell office:value-type="float" office:value="89502" calcext:value-type="float">
            <text:p>89502</text:p>
          </table:table-cell>
          <table:table-cell office:value-type="float" office:value="89326" calcext:value-type="float">
            <text:p>89326</text:p>
          </table:table-cell>
          <table:table-cell office:value-type="float" office:value="89040" calcext:value-type="float">
            <text:p>89040</text:p>
          </table:table-cell>
          <table:table-cell office:value-type="float" office:value="88789" calcext:value-type="float">
            <text:p>88789</text:p>
          </table:table-cell>
          <table:table-cell office:value-type="float" office:value="88352" calcext:value-type="float">
            <text:p>88352</text:p>
          </table:table-cell>
          <table:table-cell office:value-type="float" office:value="87850" calcext:value-type="float">
            <text:p>87850</text:p>
          </table:table-cell>
          <table:table-cell table:formula="of:=IF([.B62]&gt;[.G62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9</text:p>
          </table:table-cell>
          <table:table-cell office:value-type="float" office:value="151178" calcext:value-type="float">
            <text:p>151178</text:p>
          </table:table-cell>
          <table:table-cell office:value-type="float" office:value="152253" calcext:value-type="float">
            <text:p>152253</text:p>
          </table:table-cell>
          <table:table-cell office:value-type="float" office:value="153380" calcext:value-type="float">
            <text:p>153380</text:p>
          </table:table-cell>
          <table:table-cell office:value-type="float" office:value="154387" calcext:value-type="float">
            <text:p>154387</text:p>
          </table:table-cell>
          <table:table-cell office:value-type="float" office:value="155566" calcext:value-type="float">
            <text:p>155566</text:p>
          </table:table-cell>
          <table:table-cell office:value-type="float" office:value="156493" calcext:value-type="float">
            <text:p>156493</text:p>
          </table:table-cell>
          <table:table-cell table:formula="of:=IF([.B63]&gt;[.G6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0</text:p>
          </table:table-cell>
          <table:table-cell office:value-type="float" office:value="57401" calcext:value-type="float">
            <text:p>57401</text:p>
          </table:table-cell>
          <table:table-cell office:value-type="float" office:value="57420" calcext:value-type="float">
            <text:p>57420</text:p>
          </table:table-cell>
          <table:table-cell office:value-type="float" office:value="57461" calcext:value-type="float">
            <text:p>57461</text:p>
          </table:table-cell>
          <table:table-cell office:value-type="float" office:value="57457" calcext:value-type="float">
            <text:p>57457</text:p>
          </table:table-cell>
          <table:table-cell office:value-type="float" office:value="57331" calcext:value-type="float">
            <text:p>57331</text:p>
          </table:table-cell>
          <table:table-cell office:value-type="float" office:value="57218" calcext:value-type="float">
            <text:p>57218</text:p>
          </table:table-cell>
          <table:table-cell table:formula="of:=IF([.B64]&gt;[.G6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1</text:p>
          </table:table-cell>
          <table:table-cell office:value-type="float" office:value="108597" calcext:value-type="float">
            <text:p>108597</text:p>
          </table:table-cell>
          <table:table-cell office:value-type="float" office:value="108299" calcext:value-type="float">
            <text:p>108299</text:p>
          </table:table-cell>
          <table:table-cell office:value-type="float" office:value="107896" calcext:value-type="float">
            <text:p>107896</text:p>
          </table:table-cell>
          <table:table-cell office:value-type="float" office:value="107449" calcext:value-type="float">
            <text:p>107449</text:p>
          </table:table-cell>
          <table:table-cell office:value-type="float" office:value="106816" calcext:value-type="float">
            <text:p>106816</text:p>
          </table:table-cell>
          <table:table-cell office:value-type="float" office:value="106213" calcext:value-type="float">
            <text:p>106213</text:p>
          </table:table-cell>
          <table:table-cell table:formula="of:=IF([.B65]&gt;[.G65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2</text:p>
          </table:table-cell>
          <table:table-cell office:value-type="float" office:value="60964" calcext:value-type="float">
            <text:p>60964</text:p>
          </table:table-cell>
          <table:table-cell office:value-type="float" office:value="60586" calcext:value-type="float">
            <text:p>60586</text:p>
          </table:table-cell>
          <table:table-cell office:value-type="float" office:value="60266" calcext:value-type="float">
            <text:p>60266</text:p>
          </table:table-cell>
          <table:table-cell office:value-type="float" office:value="59726" calcext:value-type="float">
            <text:p>59726</text:p>
          </table:table-cell>
          <table:table-cell office:value-type="float" office:value="59208" calcext:value-type="float">
            <text:p>59208</text:p>
          </table:table-cell>
          <table:table-cell office:value-type="float" office:value="58706" calcext:value-type="float">
            <text:p>58706</text:p>
          </table:table-cell>
          <table:table-cell table:formula="of:=IF([.B66]&gt;[.G66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3</text:p>
          </table:table-cell>
          <table:table-cell office:value-type="float" office:value="35628" calcext:value-type="float">
            <text:p>35628</text:p>
          </table:table-cell>
          <table:table-cell office:value-type="float" office:value="35441" calcext:value-type="float">
            <text:p>35441</text:p>
          </table:table-cell>
          <table:table-cell office:value-type="float" office:value="35140" calcext:value-type="float">
            <text:p>35140</text:p>
          </table:table-cell>
          <table:table-cell office:value-type="float" office:value="34954" calcext:value-type="float">
            <text:p>34954</text:p>
          </table:table-cell>
          <table:table-cell office:value-type="float" office:value="34711" calcext:value-type="float">
            <text:p>34711</text:p>
          </table:table-cell>
          <table:table-cell office:value-type="float" office:value="34372" calcext:value-type="float">
            <text:p>34372</text:p>
          </table:table-cell>
          <table:table-cell table:formula="of:=IF([.B67]&gt;[.G6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4</text:p>
          </table:table-cell>
          <table:table-cell office:value-type="float" office:value="115206" calcext:value-type="float">
            <text:p>115206</text:p>
          </table:table-cell>
          <table:table-cell office:value-type="float" office:value="114722" calcext:value-type="float">
            <text:p>114722</text:p>
          </table:table-cell>
          <table:table-cell office:value-type="float" office:value="114198" calcext:value-type="float">
            <text:p>114198</text:p>
          </table:table-cell>
          <table:table-cell office:value-type="float" office:value="113762" calcext:value-type="float">
            <text:p>113762</text:p>
          </table:table-cell>
          <table:table-cell office:value-type="float" office:value="113173" calcext:value-type="float">
            <text:p>113173</text:p>
          </table:table-cell>
          <table:table-cell office:value-type="float" office:value="112384" calcext:value-type="float">
            <text:p>112384</text:p>
          </table:table-cell>
          <table:table-cell table:formula="of:=IF([.B68]&gt;[.G6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5</text:p>
          </table:table-cell>
          <table:table-cell office:value-type="float" office:value="60287" calcext:value-type="float">
            <text:p>60287</text:p>
          </table:table-cell>
          <table:table-cell office:value-type="float" office:value="59986" calcext:value-type="float">
            <text:p>59986</text:p>
          </table:table-cell>
          <table:table-cell office:value-type="float" office:value="59640" calcext:value-type="float">
            <text:p>59640</text:p>
          </table:table-cell>
          <table:table-cell office:value-type="float" office:value="59278" calcext:value-type="float">
            <text:p>59278</text:p>
          </table:table-cell>
          <table:table-cell office:value-type="float" office:value="58858" calcext:value-type="float">
            <text:p>58858</text:p>
          </table:table-cell>
          <table:table-cell office:value-type="float" office:value="58298" calcext:value-type="float">
            <text:p>58298</text:p>
          </table:table-cell>
          <table:table-cell table:formula="of:=IF([.B69]&gt;[.G69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6</text:p>
          </table:table-cell>
          <table:table-cell office:value-type="float" office:value="57388" calcext:value-type="float">
            <text:p>57388</text:p>
          </table:table-cell>
          <table:table-cell office:value-type="float" office:value="57005" calcext:value-type="float">
            <text:p>57005</text:p>
          </table:table-cell>
          <table:table-cell office:value-type="float" office:value="56765" calcext:value-type="float">
            <text:p>56765</text:p>
          </table:table-cell>
          <table:table-cell office:value-type="float" office:value="56166" calcext:value-type="float">
            <text:p>56166</text:p>
          </table:table-cell>
          <table:table-cell office:value-type="float" office:value="55988" calcext:value-type="float">
            <text:p>55988</text:p>
          </table:table-cell>
          <table:table-cell office:value-type="float" office:value="55530" calcext:value-type="float">
            <text:p>55530</text:p>
          </table:table-cell>
          <table:table-cell table:formula="of:=IF([.B70]&gt;[.G70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7</text:p>
          </table:table-cell>
          <table:table-cell office:value-type="float" office:value="72642" calcext:value-type="float">
            <text:p>72642</text:p>
          </table:table-cell>
          <table:table-cell office:value-type="float" office:value="72495" calcext:value-type="float">
            <text:p>72495</text:p>
          </table:table-cell>
          <table:table-cell office:value-type="float" office:value="72412" calcext:value-type="float">
            <text:p>72412</text:p>
          </table:table-cell>
          <table:table-cell office:value-type="float" office:value="72039" calcext:value-type="float">
            <text:p>72039</text:p>
          </table:table-cell>
          <table:table-cell office:value-type="float" office:value="71840" calcext:value-type="float">
            <text:p>71840</text:p>
          </table:table-cell>
          <table:table-cell office:value-type="float" office:value="71432" calcext:value-type="float">
            <text:p>71432</text:p>
          </table:table-cell>
          <table:table-cell table:formula="of:=IF([.B71]&gt;[.G71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8</text:p>
          </table:table-cell>
          <table:table-cell office:value-type="float" office:value="85705" calcext:value-type="float">
            <text:p>85705</text:p>
          </table:table-cell>
          <table:table-cell office:value-type="float" office:value="85105" calcext:value-type="float">
            <text:p>85105</text:p>
          </table:table-cell>
          <table:table-cell office:value-type="float" office:value="84429" calcext:value-type="float">
            <text:p>84429</text:p>
          </table:table-cell>
          <table:table-cell office:value-type="float" office:value="83715" calcext:value-type="float">
            <text:p>83715</text:p>
          </table:table-cell>
          <table:table-cell office:value-type="float" office:value="82762" calcext:value-type="float">
            <text:p>82762</text:p>
          </table:table-cell>
          <table:table-cell office:value-type="float" office:value="81944" calcext:value-type="float">
            <text:p>81944</text:p>
          </table:table-cell>
          <table:table-cell table:formula="of:=IF([.B72]&gt;[.G72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9</text:p>
          </table:table-cell>
          <table:table-cell office:value-type="float" office:value="39280" calcext:value-type="float">
            <text:p>39280</text:p>
          </table:table-cell>
          <table:table-cell office:value-type="float" office:value="39084" calcext:value-type="float">
            <text:p>39084</text:p>
          </table:table-cell>
          <table:table-cell office:value-type="float" office:value="38853" calcext:value-type="float">
            <text:p>38853</text:p>
          </table:table-cell>
          <table:table-cell office:value-type="float" office:value="38668" calcext:value-type="float">
            <text:p>38668</text:p>
          </table:table-cell>
          <table:table-cell office:value-type="float" office:value="38353" calcext:value-type="float">
            <text:p>38353</text:p>
          </table:table-cell>
          <table:table-cell office:value-type="float" office:value="37989" calcext:value-type="float">
            <text:p>37989</text:p>
          </table:table-cell>
          <table:table-cell table:formula="of:=IF([.B73]&gt;[.G73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20</text:p>
          </table:table-cell>
          <table:table-cell office:value-type="float" office:value="108393" calcext:value-type="float">
            <text:p>108393</text:p>
          </table:table-cell>
          <table:table-cell office:value-type="float" office:value="107928" calcext:value-type="float">
            <text:p>107928</text:p>
          </table:table-cell>
          <table:table-cell office:value-type="float" office:value="107565" calcext:value-type="float">
            <text:p>107565</text:p>
          </table:table-cell>
          <table:table-cell office:value-type="float" office:value="106935" calcext:value-type="float">
            <text:p>106935</text:p>
          </table:table-cell>
          <table:table-cell office:value-type="float" office:value="106122" calcext:value-type="float">
            <text:p>106122</text:p>
          </table:table-cell>
          <table:table-cell office:value-type="float" office:value="105354" calcext:value-type="float">
            <text:p>105354</text:p>
          </table:table-cell>
          <table:table-cell table:formula="of:=IF([.B74]&gt;[.G7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61</text:p>
          </table:table-cell>
          <table:table-cell office:value-type="float" office:value="57414" calcext:value-type="float">
            <text:p>57414</text:p>
          </table:table-cell>
          <table:table-cell office:value-type="float" office:value="57303" calcext:value-type="float">
            <text:p>57303</text:p>
          </table:table-cell>
          <table:table-cell office:value-type="float" office:value="57545" calcext:value-type="float">
            <text:p>57545</text:p>
          </table:table-cell>
          <table:table-cell office:value-type="float" office:value="57352" calcext:value-type="float">
            <text:p>57352</text:p>
          </table:table-cell>
          <table:table-cell office:value-type="float" office:value="57170" calcext:value-type="float">
            <text:p>57170</text:p>
          </table:table-cell>
          <table:table-cell office:value-type="float" office:value="56942" calcext:value-type="float">
            <text:p>56942</text:p>
          </table:table-cell>
          <table:table-cell table:formula="of:=IF([.B75]&gt;[.G75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62</text:p>
          </table:table-cell>
          <table:table-cell office:value-type="float" office:value="64270" calcext:value-type="float">
            <text:p>64270</text:p>
          </table:table-cell>
          <table:table-cell office:value-type="float" office:value="63734" calcext:value-type="float">
            <text:p>63734</text:p>
          </table:table-cell>
          <table:table-cell office:value-type="float" office:value="63333" calcext:value-type="float">
            <text:p>63333</text:p>
          </table:table-cell>
          <table:table-cell office:value-type="float" office:value="62670" calcext:value-type="float">
            <text:p>62670</text:p>
          </table:table-cell>
          <table:table-cell office:value-type="float" office:value="61932" calcext:value-type="float">
            <text:p>61932</text:p>
          </table:table-cell>
          <table:table-cell office:value-type="float" office:value="61135" calcext:value-type="float">
            <text:p>61135</text:p>
          </table:table-cell>
          <table:table-cell table:formula="of:=IF([.B76]&gt;[.G76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63</text:p>
          </table:table-cell>
          <table:table-cell office:value-type="float" office:value="340727" calcext:value-type="float">
            <text:p>340727</text:p>
          </table:table-cell>
          <table:table-cell office:value-type="float" office:value="340466" calcext:value-type="float">
            <text:p>340466</text:p>
          </table:table-cell>
          <table:table-cell office:value-type="float" office:value="339850" calcext:value-type="float">
            <text:p>339850</text:p>
          </table:table-cell>
          <table:table-cell office:value-type="float" office:value="339682" calcext:value-type="float">
            <text:p>339682</text:p>
          </table:table-cell>
          <table:table-cell office:value-type="float" office:value="339784" calcext:value-type="float">
            <text:p>339784</text:p>
          </table:table-cell>
          <table:table-cell office:value-type="float" office:value="338586" calcext:value-type="float">
            <text:p>338586</text:p>
          </table:table-cell>
          <table:table-cell table:formula="of:=IF([.B77]&gt;[.G7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64</text:p>
          </table:table-cell>
          <table:table-cell office:value-type="float" office:value="64788" calcext:value-type="float">
            <text:p>64788</text:p>
          </table:table-cell>
          <table:table-cell office:value-type="float" office:value="64648" calcext:value-type="float">
            <text:p>64648</text:p>
          </table:table-cell>
          <table:table-cell office:value-type="float" office:value="64354" calcext:value-type="float">
            <text:p>64354</text:p>
          </table:table-cell>
          <table:table-cell office:value-type="float" office:value="63813" calcext:value-type="float">
            <text:p>63813</text:p>
          </table:table-cell>
          <table:table-cell office:value-type="float" office:value="63437" calcext:value-type="float">
            <text:p>63437</text:p>
          </table:table-cell>
          <table:table-cell office:value-type="float" office:value="62785" calcext:value-type="float">
            <text:p>62785</text:p>
          </table:table-cell>
          <table:table-cell table:formula="of:=IF([.B78]&gt;[.G7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1</text:p>
          </table:table-cell>
          <table:table-cell office:value-type="float" office:value="70929" calcext:value-type="float">
            <text:p>70929</text:p>
          </table:table-cell>
          <table:table-cell office:value-type="float" office:value="71234" calcext:value-type="float">
            <text:p>71234</text:p>
          </table:table-cell>
          <table:table-cell office:value-type="float" office:value="71438" calcext:value-type="float">
            <text:p>71438</text:p>
          </table:table-cell>
          <table:table-cell office:value-type="float" office:value="71549" calcext:value-type="float">
            <text:p>71549</text:p>
          </table:table-cell>
          <table:table-cell office:value-type="float" office:value="71836" calcext:value-type="float">
            <text:p>71836</text:p>
          </table:table-cell>
          <table:table-cell office:value-type="float" office:value="72291" calcext:value-type="float">
            <text:p>72291</text:p>
          </table:table-cell>
          <table:table-cell table:formula="of:=IF([.B79]&gt;[.G7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2</text:p>
          </table:table-cell>
          <table:table-cell office:value-type="float" office:value="55943" calcext:value-type="float">
            <text:p>55943</text:p>
          </table:table-cell>
          <table:table-cell office:value-type="float" office:value="55759" calcext:value-type="float">
            <text:p>55759</text:p>
          </table:table-cell>
          <table:table-cell office:value-type="float" office:value="55512" calcext:value-type="float">
            <text:p>55512</text:p>
          </table:table-cell>
          <table:table-cell office:value-type="float" office:value="55245" calcext:value-type="float">
            <text:p>55245</text:p>
          </table:table-cell>
          <table:table-cell office:value-type="float" office:value="54829" calcext:value-type="float">
            <text:p>54829</text:p>
          </table:table-cell>
          <table:table-cell office:value-type="float" office:value="54598" calcext:value-type="float">
            <text:p>54598</text:p>
          </table:table-cell>
          <table:table-cell table:formula="of:=IF([.B80]&gt;[.G80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3</text:p>
          </table:table-cell>
          <table:table-cell office:value-type="float" office:value="58496" calcext:value-type="float">
            <text:p>58496</text:p>
          </table:table-cell>
          <table:table-cell office:value-type="float" office:value="58397" calcext:value-type="float">
            <text:p>58397</text:p>
          </table:table-cell>
          <table:table-cell office:value-type="float" office:value="58249" calcext:value-type="float">
            <text:p>58249</text:p>
          </table:table-cell>
          <table:table-cell office:value-type="float" office:value="58024" calcext:value-type="float">
            <text:p>58024</text:p>
          </table:table-cell>
          <table:table-cell office:value-type="float" office:value="57565" calcext:value-type="float">
            <text:p>57565</text:p>
          </table:table-cell>
          <table:table-cell office:value-type="float" office:value="57100" calcext:value-type="float">
            <text:p>57100</text:p>
          </table:table-cell>
          <table:table-cell table:formula="of:=IF([.B81]&gt;[.G81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4</text:p>
          </table:table-cell>
          <table:table-cell office:value-type="float" office:value="87339" calcext:value-type="float">
            <text:p>87339</text:p>
          </table:table-cell>
          <table:table-cell office:value-type="float" office:value="87127" calcext:value-type="float">
            <text:p>87127</text:p>
          </table:table-cell>
          <table:table-cell office:value-type="float" office:value="86949" calcext:value-type="float">
            <text:p>86949</text:p>
          </table:table-cell>
          <table:table-cell office:value-type="float" office:value="86634" calcext:value-type="float">
            <text:p>86634</text:p>
          </table:table-cell>
          <table:table-cell office:value-type="float" office:value="86156" calcext:value-type="float">
            <text:p>86156</text:p>
          </table:table-cell>
          <table:table-cell office:value-type="float" office:value="85733" calcext:value-type="float">
            <text:p>85733</text:p>
          </table:table-cell>
          <table:table-cell table:formula="of:=IF([.B82]&gt;[.G82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5</text:p>
          </table:table-cell>
          <table:table-cell office:value-type="float" office:value="47275" calcext:value-type="float">
            <text:p>47275</text:p>
          </table:table-cell>
          <table:table-cell office:value-type="float" office:value="47093" calcext:value-type="float">
            <text:p>47093</text:p>
          </table:table-cell>
          <table:table-cell office:value-type="float" office:value="47068" calcext:value-type="float">
            <text:p>47068</text:p>
          </table:table-cell>
          <table:table-cell office:value-type="float" office:value="47101" calcext:value-type="float">
            <text:p>47101</text:p>
          </table:table-cell>
          <table:table-cell office:value-type="float" office:value="46929" calcext:value-type="float">
            <text:p>46929</text:p>
          </table:table-cell>
          <table:table-cell office:value-type="float" office:value="46944" calcext:value-type="float">
            <text:p>46944</text:p>
          </table:table-cell>
          <table:table-cell table:formula="of:=IF([.B83]&gt;[.G83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6</text:p>
          </table:table-cell>
          <table:table-cell office:value-type="float" office:value="50061" calcext:value-type="float">
            <text:p>50061</text:p>
          </table:table-cell>
          <table:table-cell office:value-type="float" office:value="49842" calcext:value-type="float">
            <text:p>49842</text:p>
          </table:table-cell>
          <table:table-cell office:value-type="float" office:value="49701" calcext:value-type="float">
            <text:p>49701</text:p>
          </table:table-cell>
          <table:table-cell office:value-type="float" office:value="49366" calcext:value-type="float">
            <text:p>49366</text:p>
          </table:table-cell>
          <table:table-cell office:value-type="float" office:value="49009" calcext:value-type="float">
            <text:p>49009</text:p>
          </table:table-cell>
          <table:table-cell office:value-type="float" office:value="48621" calcext:value-type="float">
            <text:p>48621</text:p>
          </table:table-cell>
          <table:table-cell table:formula="of:=IF([.B84]&gt;[.G8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7</text:p>
          </table:table-cell>
          <table:table-cell office:value-type="float" office:value="35596" calcext:value-type="float">
            <text:p>35596</text:p>
          </table:table-cell>
          <table:table-cell office:value-type="float" office:value="35409" calcext:value-type="float">
            <text:p>35409</text:p>
          </table:table-cell>
          <table:table-cell office:value-type="float" office:value="35351" calcext:value-type="float">
            <text:p>35351</text:p>
          </table:table-cell>
          <table:table-cell office:value-type="float" office:value="35297" calcext:value-type="float">
            <text:p>35297</text:p>
          </table:table-cell>
          <table:table-cell office:value-type="float" office:value="35193" calcext:value-type="float">
            <text:p>35193</text:p>
          </table:table-cell>
          <table:table-cell office:value-type="float" office:value="35000" calcext:value-type="float">
            <text:p>35000</text:p>
          </table:table-cell>
          <table:table-cell table:formula="of:=IF([.B85]&gt;[.G85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8</text:p>
          </table:table-cell>
          <table:table-cell office:value-type="float" office:value="56290" calcext:value-type="float">
            <text:p>56290</text:p>
          </table:table-cell>
          <table:table-cell office:value-type="float" office:value="56204" calcext:value-type="float">
            <text:p>56204</text:p>
          </table:table-cell>
          <table:table-cell office:value-type="float" office:value="56095" calcext:value-type="float">
            <text:p>56095</text:p>
          </table:table-cell>
          <table:table-cell office:value-type="float" office:value="55840" calcext:value-type="float">
            <text:p>55840</text:p>
          </table:table-cell>
          <table:table-cell office:value-type="float" office:value="55790" calcext:value-type="float">
            <text:p>55790</text:p>
          </table:table-cell>
          <table:table-cell office:value-type="float" office:value="55520" calcext:value-type="float">
            <text:p>55520</text:p>
          </table:table-cell>
          <table:table-cell table:formula="of:=IF([.B86]&gt;[.G86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12</text:p>
          </table:table-cell>
          <table:table-cell office:value-type="float" office:value="39297" calcext:value-type="float">
            <text:p>39297</text:p>
          </table:table-cell>
          <table:table-cell office:value-type="float" office:value="39256" calcext:value-type="float">
            <text:p>39256</text:p>
          </table:table-cell>
          <table:table-cell office:value-type="float" office:value="39196" calcext:value-type="float">
            <text:p>39196</text:p>
          </table:table-cell>
          <table:table-cell office:value-type="float" office:value="39065" calcext:value-type="float">
            <text:p>39065</text:p>
          </table:table-cell>
          <table:table-cell office:value-type="float" office:value="38831" calcext:value-type="float">
            <text:p>38831</text:p>
          </table:table-cell>
          <table:table-cell office:value-type="float" office:value="38613" calcext:value-type="float">
            <text:p>38613</text:p>
          </table:table-cell>
          <table:table-cell table:formula="of:=IF([.B87]&gt;[.G8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9</text:p>
          </table:table-cell>
          <table:table-cell office:value-type="float" office:value="75219" calcext:value-type="float">
            <text:p>75219</text:p>
          </table:table-cell>
          <table:table-cell office:value-type="float" office:value="75314" calcext:value-type="float">
            <text:p>75314</text:p>
          </table:table-cell>
          <table:table-cell office:value-type="float" office:value="75558" calcext:value-type="float">
            <text:p>75558</text:p>
          </table:table-cell>
          <table:table-cell office:value-type="float" office:value="75750" calcext:value-type="float">
            <text:p>75750</text:p>
          </table:table-cell>
          <table:table-cell office:value-type="float" office:value="75559" calcext:value-type="float">
            <text:p>75559</text:p>
          </table:table-cell>
          <table:table-cell office:value-type="float" office:value="75673" calcext:value-type="float">
            <text:p>75673</text:p>
          </table:table-cell>
          <table:table-cell table:formula="of:=IF([.B88]&gt;[.G8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10</text:p>
          </table:table-cell>
          <table:table-cell office:value-type="float" office:value="81006" calcext:value-type="float">
            <text:p>81006</text:p>
          </table:table-cell>
          <table:table-cell office:value-type="float" office:value="80633" calcext:value-type="float">
            <text:p>80633</text:p>
          </table:table-cell>
          <table:table-cell office:value-type="float" office:value="80114" calcext:value-type="float">
            <text:p>80114</text:p>
          </table:table-cell>
          <table:table-cell office:value-type="float" office:value="79583" calcext:value-type="float">
            <text:p>79583</text:p>
          </table:table-cell>
          <table:table-cell office:value-type="float" office:value="78953" calcext:value-type="float">
            <text:p>78953</text:p>
          </table:table-cell>
          <table:table-cell office:value-type="float" office:value="78148" calcext:value-type="float">
            <text:p>78148</text:p>
          </table:table-cell>
          <table:table-cell table:formula="of:=IF([.B89]&gt;[.G89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11</text:p>
          </table:table-cell>
          <table:table-cell office:value-type="float" office:value="98160" calcext:value-type="float">
            <text:p>98160</text:p>
          </table:table-cell>
          <table:table-cell office:value-type="float" office:value="97783" calcext:value-type="float">
            <text:p>97783</text:p>
          </table:table-cell>
          <table:table-cell office:value-type="float" office:value="97487" calcext:value-type="float">
            <text:p>97487</text:p>
          </table:table-cell>
          <table:table-cell office:value-type="float" office:value="96876" calcext:value-type="float">
            <text:p>96876</text:p>
          </table:table-cell>
          <table:table-cell office:value-type="float" office:value="96111" calcext:value-type="float">
            <text:p>96111</text:p>
          </table:table-cell>
          <table:table-cell office:value-type="float" office:value="95423" calcext:value-type="float">
            <text:p>95423</text:p>
          </table:table-cell>
          <table:table-cell table:formula="of:=IF([.B90]&gt;[.G90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61</text:p>
          </table:table-cell>
          <table:table-cell office:value-type="float" office:value="123762" calcext:value-type="float">
            <text:p>123762</text:p>
          </table:table-cell>
          <table:table-cell office:value-type="float" office:value="123995" calcext:value-type="float">
            <text:p>123995</text:p>
          </table:table-cell>
          <table:table-cell office:value-type="float" office:value="124295" calcext:value-type="float">
            <text:p>124295</text:p>
          </table:table-cell>
          <table:table-cell office:value-type="float" office:value="123921" calcext:value-type="float">
            <text:p>123921</text:p>
          </table:table-cell>
          <table:table-cell office:value-type="float" office:value="123609" calcext:value-type="float">
            <text:p>123609</text:p>
          </table:table-cell>
          <table:table-cell office:value-type="float" office:value="122589" calcext:value-type="float">
            <text:p>122589</text:p>
          </table:table-cell>
          <table:table-cell table:formula="of:=IF([.B91]&gt;[.G91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62</text:p>
          </table:table-cell>
          <table:table-cell office:value-type="float" office:value="138711" calcext:value-type="float">
            <text:p>138711</text:p>
          </table:table-cell>
          <table:table-cell office:value-type="float" office:value="139330" calcext:value-type="float">
            <text:p>139330</text:p>
          </table:table-cell>
          <table:table-cell office:value-type="float" office:value="139819" calcext:value-type="float">
            <text:p>139819</text:p>
          </table:table-cell>
          <table:table-cell office:value-type="float" office:value="140297" calcext:value-type="float">
            <text:p>140297</text:p>
          </table:table-cell>
          <table:table-cell office:value-type="float" office:value="141222" calcext:value-type="float">
            <text:p>141222</text:p>
          </table:table-cell>
          <table:table-cell office:value-type="float" office:value="140892" calcext:value-type="float">
            <text:p>140892</text:p>
          </table:table-cell>
          <table:table-cell table:formula="of:=IF([.B92]&gt;[.G9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1</text:p>
          </table:table-cell>
          <table:table-cell office:value-type="float" office:value="112916" calcext:value-type="float">
            <text:p>112916</text:p>
          </table:table-cell>
          <table:table-cell office:value-type="float" office:value="113004" calcext:value-type="float">
            <text:p>113004</text:p>
          </table:table-cell>
          <table:table-cell office:value-type="float" office:value="113028" calcext:value-type="float">
            <text:p>113028</text:p>
          </table:table-cell>
          <table:table-cell office:value-type="float" office:value="112997" calcext:value-type="float">
            <text:p>112997</text:p>
          </table:table-cell>
          <table:table-cell office:value-type="float" office:value="112779" calcext:value-type="float">
            <text:p>112779</text:p>
          </table:table-cell>
          <table:table-cell office:value-type="float" office:value="112443" calcext:value-type="float">
            <text:p>112443</text:p>
          </table:table-cell>
          <table:table-cell table:formula="of:=IF([.B93]&gt;[.G93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21</text:p>
          </table:table-cell>
          <table:table-cell office:value-type="float" office:value="30933" calcext:value-type="float">
            <text:p>30933</text:p>
          </table:table-cell>
          <table:table-cell office:value-type="float" office:value="30912" calcext:value-type="float">
            <text:p>30912</text:p>
          </table:table-cell>
          <table:table-cell office:value-type="float" office:value="30884" calcext:value-type="float">
            <text:p>30884</text:p>
          </table:table-cell>
          <table:table-cell office:value-type="float" office:value="30890" calcext:value-type="float">
            <text:p>30890</text:p>
          </table:table-cell>
          <table:table-cell office:value-type="float" office:value="30833" calcext:value-type="float">
            <text:p>30833</text:p>
          </table:table-cell>
          <table:table-cell office:value-type="float" office:value="30648" calcext:value-type="float">
            <text:p>30648</text:p>
          </table:table-cell>
          <table:table-cell table:formula="of:=IF([.B94]&gt;[.G9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2</text:p>
          </table:table-cell>
          <table:table-cell office:value-type="float" office:value="99258" calcext:value-type="float">
            <text:p>99258</text:p>
          </table:table-cell>
          <table:table-cell office:value-type="float" office:value="98583" calcext:value-type="float">
            <text:p>98583</text:p>
          </table:table-cell>
          <table:table-cell office:value-type="float" office:value="98018" calcext:value-type="float">
            <text:p>98018</text:p>
          </table:table-cell>
          <table:table-cell office:value-type="float" office:value="97295" calcext:value-type="float">
            <text:p>97295</text:p>
          </table:table-cell>
          <table:table-cell office:value-type="float" office:value="96569" calcext:value-type="float">
            <text:p>96569</text:p>
          </table:table-cell>
          <table:table-cell office:value-type="float" office:value="95516" calcext:value-type="float">
            <text:p>95516</text:p>
          </table:table-cell>
          <table:table-cell table:formula="of:=IF([.B95]&gt;[.G95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3</text:p>
          </table:table-cell>
          <table:table-cell office:value-type="float" office:value="50282" calcext:value-type="float">
            <text:p>50282</text:p>
          </table:table-cell>
          <table:table-cell office:value-type="float" office:value="50285" calcext:value-type="float">
            <text:p>50285</text:p>
          </table:table-cell>
          <table:table-cell office:value-type="float" office:value="50224" calcext:value-type="float">
            <text:p>50224</text:p>
          </table:table-cell>
          <table:table-cell office:value-type="float" office:value="50103" calcext:value-type="float">
            <text:p>50103</text:p>
          </table:table-cell>
          <table:table-cell office:value-type="float" office:value="49918" calcext:value-type="float">
            <text:p>49918</text:p>
          </table:table-cell>
          <table:table-cell office:value-type="float" office:value="49736" calcext:value-type="float">
            <text:p>49736</text:p>
          </table:table-cell>
          <table:table-cell table:formula="of:=IF([.B96]&gt;[.G96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4</text:p>
          </table:table-cell>
          <table:table-cell office:value-type="float" office:value="51062" calcext:value-type="float">
            <text:p>51062</text:p>
          </table:table-cell>
          <table:table-cell office:value-type="float" office:value="50769" calcext:value-type="float">
            <text:p>50769</text:p>
          </table:table-cell>
          <table:table-cell office:value-type="float" office:value="50527" calcext:value-type="float">
            <text:p>50527</text:p>
          </table:table-cell>
          <table:table-cell office:value-type="float" office:value="50143" calcext:value-type="float">
            <text:p>50143</text:p>
          </table:table-cell>
          <table:table-cell office:value-type="float" office:value="49747" calcext:value-type="float">
            <text:p>49747</text:p>
          </table:table-cell>
          <table:table-cell office:value-type="float" office:value="49286" calcext:value-type="float">
            <text:p>49286</text:p>
          </table:table-cell>
          <table:table-cell table:formula="of:=IF([.B97]&gt;[.G9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5</text:p>
          </table:table-cell>
          <table:table-cell office:value-type="float" office:value="79631" calcext:value-type="float">
            <text:p>79631</text:p>
          </table:table-cell>
          <table:table-cell office:value-type="float" office:value="79340" calcext:value-type="float">
            <text:p>79340</text:p>
          </table:table-cell>
          <table:table-cell office:value-type="float" office:value="78994" calcext:value-type="float">
            <text:p>78994</text:p>
          </table:table-cell>
          <table:table-cell office:value-type="float" office:value="78616" calcext:value-type="float">
            <text:p>78616</text:p>
          </table:table-cell>
          <table:table-cell office:value-type="float" office:value="78099" calcext:value-type="float">
            <text:p>78099</text:p>
          </table:table-cell>
          <table:table-cell office:value-type="float" office:value="77614" calcext:value-type="float">
            <text:p>77614</text:p>
          </table:table-cell>
          <table:table-cell table:formula="of:=IF([.B98]&gt;[.G9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6</text:p>
          </table:table-cell>
          <table:table-cell office:value-type="float" office:value="70430" calcext:value-type="float">
            <text:p>70430</text:p>
          </table:table-cell>
          <table:table-cell office:value-type="float" office:value="70796" calcext:value-type="float">
            <text:p>70796</text:p>
          </table:table-cell>
          <table:table-cell office:value-type="float" office:value="71182" calcext:value-type="float">
            <text:p>71182</text:p>
          </table:table-cell>
          <table:table-cell office:value-type="float" office:value="71705" calcext:value-type="float">
            <text:p>71705</text:p>
          </table:table-cell>
          <table:table-cell office:value-type="float" office:value="72179" calcext:value-type="float">
            <text:p>72179</text:p>
          </table:table-cell>
          <table:table-cell office:value-type="float" office:value="72565" calcext:value-type="float">
            <text:p>72565</text:p>
          </table:table-cell>
          <table:table-cell table:formula="of:=IF([.B99]&gt;[.G9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7</text:p>
          </table:table-cell>
          <table:table-cell office:value-type="float" office:value="77457" calcext:value-type="float">
            <text:p>77457</text:p>
          </table:table-cell>
          <table:table-cell office:value-type="float" office:value="77203" calcext:value-type="float">
            <text:p>77203</text:p>
          </table:table-cell>
          <table:table-cell office:value-type="float" office:value="76984" calcext:value-type="float">
            <text:p>76984</text:p>
          </table:table-cell>
          <table:table-cell office:value-type="float" office:value="76623" calcext:value-type="float">
            <text:p>76623</text:p>
          </table:table-cell>
          <table:table-cell office:value-type="float" office:value="76106" calcext:value-type="float">
            <text:p>76106</text:p>
          </table:table-cell>
          <table:table-cell office:value-type="float" office:value="75524" calcext:value-type="float">
            <text:p>75524</text:p>
          </table:table-cell>
          <table:table-cell table:formula="of:=IF([.B100]&gt;[.G100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8</text:p>
          </table:table-cell>
          <table:table-cell office:value-type="float" office:value="119518" calcext:value-type="float">
            <text:p>119518</text:p>
          </table:table-cell>
          <table:table-cell office:value-type="float" office:value="119299" calcext:value-type="float">
            <text:p>119299</text:p>
          </table:table-cell>
          <table:table-cell office:value-type="float" office:value="119285" calcext:value-type="float">
            <text:p>119285</text:p>
          </table:table-cell>
          <table:table-cell office:value-type="float" office:value="119289" calcext:value-type="float">
            <text:p>119289</text:p>
          </table:table-cell>
          <table:table-cell office:value-type="float" office:value="119291" calcext:value-type="float">
            <text:p>119291</text:p>
          </table:table-cell>
          <table:table-cell office:value-type="float" office:value="118941" calcext:value-type="float">
            <text:p>118941</text:p>
          </table:table-cell>
          <table:table-cell table:formula="of:=IF([.B101]&gt;[.G101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9</text:p>
          </table:table-cell>
          <table:table-cell office:value-type="float" office:value="52023" calcext:value-type="float">
            <text:p>52023</text:p>
          </table:table-cell>
          <table:table-cell office:value-type="float" office:value="52003" calcext:value-type="float">
            <text:p>52003</text:p>
          </table:table-cell>
          <table:table-cell office:value-type="float" office:value="51851" calcext:value-type="float">
            <text:p>51851</text:p>
          </table:table-cell>
          <table:table-cell office:value-type="float" office:value="51597" calcext:value-type="float">
            <text:p>51597</text:p>
          </table:table-cell>
          <table:table-cell office:value-type="float" office:value="51220" calcext:value-type="float">
            <text:p>51220</text:p>
          </table:table-cell>
          <table:table-cell office:value-type="float" office:value="50952" calcext:value-type="float">
            <text:p>50952</text:p>
          </table:table-cell>
          <table:table-cell table:formula="of:=IF([.B102]&gt;[.G102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</text:p>
          </table:table-cell>
          <table:table-cell office:value-type="float" office:value="91283" calcext:value-type="float">
            <text:p>91283</text:p>
          </table:table-cell>
          <table:table-cell office:value-type="float" office:value="91334" calcext:value-type="float">
            <text:p>91334</text:p>
          </table:table-cell>
          <table:table-cell office:value-type="float" office:value="91301" calcext:value-type="float">
            <text:p>91301</text:p>
          </table:table-cell>
          <table:table-cell office:value-type="float" office:value="91315" calcext:value-type="float">
            <text:p>91315</text:p>
          </table:table-cell>
          <table:table-cell office:value-type="float" office:value="91353" calcext:value-type="float">
            <text:p>91353</text:p>
          </table:table-cell>
          <table:table-cell office:value-type="float" office:value="91208" calcext:value-type="float">
            <text:p>91208</text:p>
          </table:table-cell>
          <table:table-cell table:formula="of:=IF([.B103]&gt;[.G103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1</text:p>
          </table:table-cell>
          <table:table-cell office:value-type="float" office:value="41679" calcext:value-type="float">
            <text:p>41679</text:p>
          </table:table-cell>
          <table:table-cell office:value-type="float" office:value="41484" calcext:value-type="float">
            <text:p>41484</text:p>
          </table:table-cell>
          <table:table-cell office:value-type="float" office:value="41380" calcext:value-type="float">
            <text:p>41380</text:p>
          </table:table-cell>
          <table:table-cell office:value-type="float" office:value="41205" calcext:value-type="float">
            <text:p>41205</text:p>
          </table:table-cell>
          <table:table-cell office:value-type="float" office:value="41108" calcext:value-type="float">
            <text:p>41108</text:p>
          </table:table-cell>
          <table:table-cell office:value-type="float" office:value="40906" calcext:value-type="float">
            <text:p>40906</text:p>
          </table:table-cell>
          <table:table-cell table:formula="of:=IF([.B104]&gt;[.G10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2</text:p>
          </table:table-cell>
          <table:table-cell office:value-type="float" office:value="115125" calcext:value-type="float">
            <text:p>115125</text:p>
          </table:table-cell>
          <table:table-cell office:value-type="float" office:value="114336" calcext:value-type="float">
            <text:p>114336</text:p>
          </table:table-cell>
          <table:table-cell office:value-type="float" office:value="113923" calcext:value-type="float">
            <text:p>113923</text:p>
          </table:table-cell>
          <table:table-cell office:value-type="float" office:value="113315" calcext:value-type="float">
            <text:p>113315</text:p>
          </table:table-cell>
          <table:table-cell office:value-type="float" office:value="112644" calcext:value-type="float">
            <text:p>112644</text:p>
          </table:table-cell>
          <table:table-cell office:value-type="float" office:value="111696" calcext:value-type="float">
            <text:p>111696</text:p>
          </table:table-cell>
          <table:table-cell table:formula="of:=IF([.B105]&gt;[.G105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3</text:p>
          </table:table-cell>
          <table:table-cell office:value-type="float" office:value="49239" calcext:value-type="float">
            <text:p>49239</text:p>
          </table:table-cell>
          <table:table-cell office:value-type="float" office:value="49081" calcext:value-type="float">
            <text:p>49081</text:p>
          </table:table-cell>
          <table:table-cell office:value-type="float" office:value="48997" calcext:value-type="float">
            <text:p>48997</text:p>
          </table:table-cell>
          <table:table-cell office:value-type="float" office:value="48808" calcext:value-type="float">
            <text:p>48808</text:p>
          </table:table-cell>
          <table:table-cell office:value-type="float" office:value="48592" calcext:value-type="float">
            <text:p>48592</text:p>
          </table:table-cell>
          <table:table-cell office:value-type="float" office:value="48385" calcext:value-type="float">
            <text:p>48385</text:p>
          </table:table-cell>
          <table:table-cell table:formula="of:=IF([.B106]&gt;[.G106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4</text:p>
          </table:table-cell>
          <table:table-cell office:value-type="float" office:value="119268" calcext:value-type="float">
            <text:p>119268</text:p>
          </table:table-cell>
          <table:table-cell office:value-type="float" office:value="119009" calcext:value-type="float">
            <text:p>119009</text:p>
          </table:table-cell>
          <table:table-cell office:value-type="float" office:value="118692" calcext:value-type="float">
            <text:p>118692</text:p>
          </table:table-cell>
          <table:table-cell office:value-type="float" office:value="118240" calcext:value-type="float">
            <text:p>118240</text:p>
          </table:table-cell>
          <table:table-cell office:value-type="float" office:value="117674" calcext:value-type="float">
            <text:p>117674</text:p>
          </table:table-cell>
          <table:table-cell office:value-type="float" office:value="116918" calcext:value-type="float">
            <text:p>116918</text:p>
          </table:table-cell>
          <table:table-cell table:formula="of:=IF([.B107]&gt;[.G10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5</text:p>
          </table:table-cell>
          <table:table-cell office:value-type="float" office:value="38177" calcext:value-type="float">
            <text:p>38177</text:p>
          </table:table-cell>
          <table:table-cell office:value-type="float" office:value="38198" calcext:value-type="float">
            <text:p>38198</text:p>
          </table:table-cell>
          <table:table-cell office:value-type="float" office:value="38224" calcext:value-type="float">
            <text:p>38224</text:p>
          </table:table-cell>
          <table:table-cell office:value-type="float" office:value="38195" calcext:value-type="float">
            <text:p>38195</text:p>
          </table:table-cell>
          <table:table-cell office:value-type="float" office:value="38174" calcext:value-type="float">
            <text:p>38174</text:p>
          </table:table-cell>
          <table:table-cell office:value-type="float" office:value="38173" calcext:value-type="float">
            <text:p>38173</text:p>
          </table:table-cell>
          <table:table-cell table:formula="of:=IF([.B108]&gt;[.G10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6</text:p>
          </table:table-cell>
          <table:table-cell office:value-type="float" office:value="118671" calcext:value-type="float">
            <text:p>118671</text:p>
          </table:table-cell>
          <table:table-cell office:value-type="float" office:value="118234" calcext:value-type="float">
            <text:p>118234</text:p>
          </table:table-cell>
          <table:table-cell office:value-type="float" office:value="117852" calcext:value-type="float">
            <text:p>117852</text:p>
          </table:table-cell>
          <table:table-cell office:value-type="float" office:value="117259" calcext:value-type="float">
            <text:p>117259</text:p>
          </table:table-cell>
          <table:table-cell office:value-type="float" office:value="116519" calcext:value-type="float">
            <text:p>116519</text:p>
          </table:table-cell>
          <table:table-cell office:value-type="float" office:value="115735" calcext:value-type="float">
            <text:p>115735</text:p>
          </table:table-cell>
          <table:table-cell table:formula="of:=IF([.B109]&gt;[.G109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7</text:p>
          </table:table-cell>
          <table:table-cell office:value-type="float" office:value="77290" calcext:value-type="float">
            <text:p>77290</text:p>
          </table:table-cell>
          <table:table-cell office:value-type="float" office:value="77238" calcext:value-type="float">
            <text:p>77238</text:p>
          </table:table-cell>
          <table:table-cell office:value-type="float" office:value="77017" calcext:value-type="float">
            <text:p>77017</text:p>
          </table:table-cell>
          <table:table-cell office:value-type="float" office:value="76699" calcext:value-type="float">
            <text:p>76699</text:p>
          </table:table-cell>
          <table:table-cell office:value-type="float" office:value="76256" calcext:value-type="float">
            <text:p>76256</text:p>
          </table:table-cell>
          <table:table-cell office:value-type="float" office:value="75736" calcext:value-type="float">
            <text:p>75736</text:p>
          </table:table-cell>
          <table:table-cell table:formula="of:=IF([.B110]&gt;[.G110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8</text:p>
          </table:table-cell>
          <table:table-cell office:value-type="float" office:value="42195" calcext:value-type="float">
            <text:p>42195</text:p>
          </table:table-cell>
          <table:table-cell office:value-type="float" office:value="42237" calcext:value-type="float">
            <text:p>42237</text:p>
          </table:table-cell>
          <table:table-cell office:value-type="float" office:value="42255" calcext:value-type="float">
            <text:p>42255</text:p>
          </table:table-cell>
          <table:table-cell office:value-type="float" office:value="42213" calcext:value-type="float">
            <text:p>42213</text:p>
          </table:table-cell>
          <table:table-cell office:value-type="float" office:value="42105" calcext:value-type="float">
            <text:p>42105</text:p>
          </table:table-cell>
          <table:table-cell office:value-type="float" office:value="41984" calcext:value-type="float">
            <text:p>41984</text:p>
          </table:table-cell>
          <table:table-cell table:formula="of:=IF([.B111]&gt;[.G111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9</text:p>
          </table:table-cell>
          <table:table-cell office:value-type="float" office:value="67483" calcext:value-type="float">
            <text:p>67483</text:p>
          </table:table-cell>
          <table:table-cell office:value-type="float" office:value="67248" calcext:value-type="float">
            <text:p>67248</text:p>
          </table:table-cell>
          <table:table-cell office:value-type="float" office:value="67049" calcext:value-type="float">
            <text:p>67049</text:p>
          </table:table-cell>
          <table:table-cell office:value-type="float" office:value="66766" calcext:value-type="float">
            <text:p>66766</text:p>
          </table:table-cell>
          <table:table-cell office:value-type="float" office:value="66380" calcext:value-type="float">
            <text:p>66380</text:p>
          </table:table-cell>
          <table:table-cell office:value-type="float" office:value="66064" calcext:value-type="float">
            <text:p>66064</text:p>
          </table:table-cell>
          <table:table-cell table:formula="of:=IF([.B112]&gt;[.G112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20</text:p>
          </table:table-cell>
          <table:table-cell office:value-type="float" office:value="165130" calcext:value-type="float">
            <text:p>165130</text:p>
          </table:table-cell>
          <table:table-cell office:value-type="float" office:value="165206" calcext:value-type="float">
            <text:p>165206</text:p>
          </table:table-cell>
          <table:table-cell office:value-type="float" office:value="165606" calcext:value-type="float">
            <text:p>165606</text:p>
          </table:table-cell>
          <table:table-cell office:value-type="float" office:value="165916" calcext:value-type="float">
            <text:p>165916</text:p>
          </table:table-cell>
          <table:table-cell office:value-type="float" office:value="166113" calcext:value-type="float">
            <text:p>166113</text:p>
          </table:table-cell>
          <table:table-cell office:value-type="float" office:value="165850" calcext:value-type="float">
            <text:p>165850</text:p>
          </table:table-cell>
          <table:table-cell table:formula="of:=IF([.B113]&gt;[.G11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61</text:p>
          </table:table-cell>
          <table:table-cell office:value-type="float" office:value="700982" calcext:value-type="float">
            <text:p>700982</text:p>
          </table:table-cell>
          <table:table-cell office:value-type="float" office:value="696503" calcext:value-type="float">
            <text:p>696503</text:p>
          </table:table-cell>
          <table:table-cell office:value-type="float" office:value="690422" calcext:value-type="float">
            <text:p>690422</text:p>
          </table:table-cell>
          <table:table-cell office:value-type="float" office:value="685285" calcext:value-type="float">
            <text:p>685285</text:p>
          </table:table-cell>
          <table:table-cell office:value-type="float" office:value="679941" calcext:value-type="float">
            <text:p>679941</text:p>
          </table:table-cell>
          <table:table-cell office:value-type="float" office:value="672185" calcext:value-type="float">
            <text:p>672185</text:p>
          </table:table-cell>
          <table:table-cell table:formula="of:=IF([.B114]&gt;[.G11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62</text:p>
          </table:table-cell>
          <table:table-cell office:value-type="float" office:value="75183" calcext:value-type="float">
            <text:p>75183</text:p>
          </table:table-cell>
          <table:table-cell office:value-type="float" office:value="74694" calcext:value-type="float">
            <text:p>74694</text:p>
          </table:table-cell>
          <table:table-cell office:value-type="float" office:value="74312" calcext:value-type="float">
            <text:p>74312</text:p>
          </table:table-cell>
          <table:table-cell office:value-type="float" office:value="73670" calcext:value-type="float">
            <text:p>73670</text:p>
          </table:table-cell>
          <table:table-cell office:value-type="float" office:value="73090" calcext:value-type="float">
            <text:p>73090</text:p>
          </table:table-cell>
          <table:table-cell office:value-type="float" office:value="72250" calcext:value-type="float">
            <text:p>72250</text:p>
          </table:table-cell>
          <table:table-cell table:formula="of:=IF([.B115]&gt;[.G115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63</text:p>
          </table:table-cell>
          <table:table-cell office:value-type="float" office:value="48388" calcext:value-type="float">
            <text:p>48388</text:p>
          </table:table-cell>
          <table:table-cell office:value-type="float" office:value="48327" calcext:value-type="float">
            <text:p>48327</text:p>
          </table:table-cell>
          <table:table-cell office:value-type="float" office:value="48308" calcext:value-type="float">
            <text:p>48308</text:p>
          </table:table-cell>
          <table:table-cell office:value-type="float" office:value="48178" calcext:value-type="float">
            <text:p>48178</text:p>
          </table:table-cell>
          <table:table-cell office:value-type="float" office:value="48089" calcext:value-type="float">
            <text:p>48089</text:p>
          </table:table-cell>
          <table:table-cell office:value-type="float" office:value="47655" calcext:value-type="float">
            <text:p>47655</text:p>
          </table:table-cell>
          <table:table-cell table:formula="of:=IF([.B116]&gt;[.G116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1</text:p>
          </table:table-cell>
          <table:table-cell office:value-type="float" office:value="105416" calcext:value-type="float">
            <text:p>105416</text:p>
          </table:table-cell>
          <table:table-cell office:value-type="float" office:value="105747" calcext:value-type="float">
            <text:p>105747</text:p>
          </table:table-cell>
          <table:table-cell office:value-type="float" office:value="106096" calcext:value-type="float">
            <text:p>106096</text:p>
          </table:table-cell>
          <table:table-cell office:value-type="float" office:value="106514" calcext:value-type="float">
            <text:p>106514</text:p>
          </table:table-cell>
          <table:table-cell office:value-type="float" office:value="106858" calcext:value-type="float">
            <text:p>106858</text:p>
          </table:table-cell>
          <table:table-cell office:value-type="float" office:value="106947" calcext:value-type="float">
            <text:p>106947</text:p>
          </table:table-cell>
          <table:table-cell table:formula="of:=IF([.B117]&gt;[.G11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2</text:p>
          </table:table-cell>
          <table:table-cell office:value-type="float" office:value="92983" calcext:value-type="float">
            <text:p>92983</text:p>
          </table:table-cell>
          <table:table-cell office:value-type="float" office:value="93001" calcext:value-type="float">
            <text:p>93001</text:p>
          </table:table-cell>
          <table:table-cell office:value-type="float" office:value="93164" calcext:value-type="float">
            <text:p>93164</text:p>
          </table:table-cell>
          <table:table-cell office:value-type="float" office:value="93206" calcext:value-type="float">
            <text:p>93206</text:p>
          </table:table-cell>
          <table:table-cell office:value-type="float" office:value="93201" calcext:value-type="float">
            <text:p>93201</text:p>
          </table:table-cell>
          <table:table-cell office:value-type="float" office:value="93035" calcext:value-type="float">
            <text:p>93035</text:p>
          </table:table-cell>
          <table:table-cell table:formula="of:=IF([.B118]&gt;[.G11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3</text:p>
          </table:table-cell>
          <table:table-cell office:value-type="float" office:value="126463" calcext:value-type="float">
            <text:p>126463</text:p>
          </table:table-cell>
          <table:table-cell office:value-type="float" office:value="126049" calcext:value-type="float">
            <text:p>126049</text:p>
          </table:table-cell>
          <table:table-cell office:value-type="float" office:value="125725" calcext:value-type="float">
            <text:p>125725</text:p>
          </table:table-cell>
          <table:table-cell office:value-type="float" office:value="125385" calcext:value-type="float">
            <text:p>125385</text:p>
          </table:table-cell>
          <table:table-cell office:value-type="float" office:value="124536" calcext:value-type="float">
            <text:p>124536</text:p>
          </table:table-cell>
          <table:table-cell office:value-type="float" office:value="123664" calcext:value-type="float">
            <text:p>123664</text:p>
          </table:table-cell>
          <table:table-cell table:formula="of:=IF([.B119]&gt;[.G119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4</text:p>
          </table:table-cell>
          <table:table-cell office:value-type="float" office:value="59374" calcext:value-type="float">
            <text:p>59374</text:p>
          </table:table-cell>
          <table:table-cell office:value-type="float" office:value="59342" calcext:value-type="float">
            <text:p>59342</text:p>
          </table:table-cell>
          <table:table-cell office:value-type="float" office:value="59311" calcext:value-type="float">
            <text:p>59311</text:p>
          </table:table-cell>
          <table:table-cell office:value-type="float" office:value="59350" calcext:value-type="float">
            <text:p>59350</text:p>
          </table:table-cell>
          <table:table-cell office:value-type="float" office:value="59174" calcext:value-type="float">
            <text:p>59174</text:p>
          </table:table-cell>
          <table:table-cell office:value-type="float" office:value="58977" calcext:value-type="float">
            <text:p>58977</text:p>
          </table:table-cell>
          <table:table-cell table:formula="of:=IF([.B120]&gt;[.G120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5</text:p>
          </table:table-cell>
          <table:table-cell office:value-type="float" office:value="109140" calcext:value-type="float">
            <text:p>109140</text:p>
          </table:table-cell>
          <table:table-cell office:value-type="float" office:value="109049" calcext:value-type="float">
            <text:p>109049</text:p>
          </table:table-cell>
          <table:table-cell office:value-type="float" office:value="109076" calcext:value-type="float">
            <text:p>109076</text:p>
          </table:table-cell>
          <table:table-cell office:value-type="float" office:value="109104" calcext:value-type="float">
            <text:p>109104</text:p>
          </table:table-cell>
          <table:table-cell office:value-type="float" office:value="108886" calcext:value-type="float">
            <text:p>108886</text:p>
          </table:table-cell>
          <table:table-cell office:value-type="float" office:value="108487" calcext:value-type="float">
            <text:p>108487</text:p>
          </table:table-cell>
          <table:table-cell table:formula="of:=IF([.B121]&gt;[.G121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6</text:p>
          </table:table-cell>
          <table:table-cell office:value-type="float" office:value="270490" calcext:value-type="float">
            <text:p>270490</text:p>
          </table:table-cell>
          <table:table-cell office:value-type="float" office:value="272591" calcext:value-type="float">
            <text:p>272591</text:p>
          </table:table-cell>
          <table:table-cell office:value-type="float" office:value="274843" calcext:value-type="float">
            <text:p>274843</text:p>
          </table:table-cell>
          <table:table-cell office:value-type="float" office:value="277145" calcext:value-type="float">
            <text:p>277145</text:p>
          </table:table-cell>
          <table:table-cell office:value-type="float" office:value="279239" calcext:value-type="float">
            <text:p>279239</text:p>
          </table:table-cell>
          <table:table-cell office:value-type="float" office:value="281440" calcext:value-type="float">
            <text:p>281440</text:p>
          </table:table-cell>
          <table:table-cell table:formula="of:=IF([.B122]&gt;[.G12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7</text:p>
          </table:table-cell>
          <table:table-cell office:value-type="float" office:value="129699" calcext:value-type="float">
            <text:p>129699</text:p>
          </table:table-cell>
          <table:table-cell office:value-type="float" office:value="130289" calcext:value-type="float">
            <text:p>130289</text:p>
          </table:table-cell>
          <table:table-cell office:value-type="float" office:value="130964" calcext:value-type="float">
            <text:p>130964</text:p>
          </table:table-cell>
          <table:table-cell office:value-type="float" office:value="131523" calcext:value-type="float">
            <text:p>131523</text:p>
          </table:table-cell>
          <table:table-cell office:value-type="float" office:value="131764" calcext:value-type="float">
            <text:p>131764</text:p>
          </table:table-cell>
          <table:table-cell office:value-type="float" office:value="132148" calcext:value-type="float">
            <text:p>132148</text:p>
          </table:table-cell>
          <table:table-cell table:formula="of:=IF([.B123]&gt;[.G12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8</text:p>
          </table:table-cell>
          <table:table-cell office:value-type="float" office:value="49592" calcext:value-type="float">
            <text:p>49592</text:p>
          </table:table-cell>
          <table:table-cell office:value-type="float" office:value="49505" calcext:value-type="float">
            <text:p>49505</text:p>
          </table:table-cell>
          <table:table-cell office:value-type="float" office:value="49315" calcext:value-type="float">
            <text:p>49315</text:p>
          </table:table-cell>
          <table:table-cell office:value-type="float" office:value="49137" calcext:value-type="float">
            <text:p>49137</text:p>
          </table:table-cell>
          <table:table-cell office:value-type="float" office:value="48818" calcext:value-type="float">
            <text:p>48818</text:p>
          </table:table-cell>
          <table:table-cell office:value-type="float" office:value="48464" calcext:value-type="float">
            <text:p>48464</text:p>
          </table:table-cell>
          <table:table-cell table:formula="of:=IF([.B124]&gt;[.G12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9</text:p>
          </table:table-cell>
          <table:table-cell office:value-type="float" office:value="125020" calcext:value-type="float">
            <text:p>125020</text:p>
          </table:table-cell>
          <table:table-cell office:value-type="float" office:value="125647" calcext:value-type="float">
            <text:p>125647</text:p>
          </table:table-cell>
          <table:table-cell office:value-type="float" office:value="126339" calcext:value-type="float">
            <text:p>126339</text:p>
          </table:table-cell>
          <table:table-cell office:value-type="float" office:value="127028" calcext:value-type="float">
            <text:p>127028</text:p>
          </table:table-cell>
          <table:table-cell office:value-type="float" office:value="127600" calcext:value-type="float">
            <text:p>127600</text:p>
          </table:table-cell>
          <table:table-cell office:value-type="float" office:value="127972" calcext:value-type="float">
            <text:p>127972</text:p>
          </table:table-cell>
          <table:table-cell table:formula="of:=IF([.B125]&gt;[.G12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0</text:p>
          </table:table-cell>
          <table:table-cell office:value-type="float" office:value="212894" calcext:value-type="float">
            <text:p>212894</text:p>
          </table:table-cell>
          <table:table-cell office:value-type="float" office:value="213864" calcext:value-type="float">
            <text:p>213864</text:p>
          </table:table-cell>
          <table:table-cell office:value-type="float" office:value="214999" calcext:value-type="float">
            <text:p>214999</text:p>
          </table:table-cell>
          <table:table-cell office:value-type="float" office:value="216176" calcext:value-type="float">
            <text:p>216176</text:p>
          </table:table-cell>
          <table:table-cell office:value-type="float" office:value="216796" calcext:value-type="float">
            <text:p>216796</text:p>
          </table:table-cell>
          <table:table-cell office:value-type="float" office:value="217071" calcext:value-type="float">
            <text:p>217071</text:p>
          </table:table-cell>
          <table:table-cell table:formula="of:=IF([.B126]&gt;[.G12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1</text:p>
          </table:table-cell>
          <table:table-cell office:value-type="float" office:value="190517" calcext:value-type="float">
            <text:p>190517</text:p>
          </table:table-cell>
          <table:table-cell office:value-type="float" office:value="190757" calcext:value-type="float">
            <text:p>190757</text:p>
          </table:table-cell>
          <table:table-cell office:value-type="float" office:value="191266" calcext:value-type="float">
            <text:p>191266</text:p>
          </table:table-cell>
          <table:table-cell office:value-type="float" office:value="191508" calcext:value-type="float">
            <text:p>191508</text:p>
          </table:table-cell>
          <table:table-cell office:value-type="float" office:value="191782" calcext:value-type="float">
            <text:p>191782</text:p>
          </table:table-cell>
          <table:table-cell office:value-type="float" office:value="191646" calcext:value-type="float">
            <text:p>191646</text:p>
          </table:table-cell>
          <table:table-cell table:formula="of:=IF([.B127]&gt;[.G12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2</text:p>
          </table:table-cell>
          <table:table-cell office:value-type="float" office:value="113148" calcext:value-type="float">
            <text:p>113148</text:p>
          </table:table-cell>
          <table:table-cell office:value-type="float" office:value="112863" calcext:value-type="float">
            <text:p>112863</text:p>
          </table:table-cell>
          <table:table-cell office:value-type="float" office:value="112539" calcext:value-type="float">
            <text:p>112539</text:p>
          </table:table-cell>
          <table:table-cell office:value-type="float" office:value="112035" calcext:value-type="float">
            <text:p>112035</text:p>
          </table:table-cell>
          <table:table-cell office:value-type="float" office:value="111217" calcext:value-type="float">
            <text:p>111217</text:p>
          </table:table-cell>
          <table:table-cell office:value-type="float" office:value="110471" calcext:value-type="float">
            <text:p>110471</text:p>
          </table:table-cell>
          <table:table-cell table:formula="of:=IF([.B128]&gt;[.G12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3</text:p>
          </table:table-cell>
          <table:table-cell office:value-type="float" office:value="154819" calcext:value-type="float">
            <text:p>154819</text:p>
          </table:table-cell>
          <table:table-cell office:value-type="float" office:value="154581" calcext:value-type="float">
            <text:p>154581</text:p>
          </table:table-cell>
          <table:table-cell office:value-type="float" office:value="154292" calcext:value-type="float">
            <text:p>154292</text:p>
          </table:table-cell>
          <table:table-cell office:value-type="float" office:value="153737" calcext:value-type="float">
            <text:p>153737</text:p>
          </table:table-cell>
          <table:table-cell office:value-type="float" office:value="153486" calcext:value-type="float">
            <text:p>153486</text:p>
          </table:table-cell>
          <table:table-cell office:value-type="float" office:value="152687" calcext:value-type="float">
            <text:p>152687</text:p>
          </table:table-cell>
          <table:table-cell table:formula="of:=IF([.B129]&gt;[.G129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4</text:p>
          </table:table-cell>
          <table:table-cell office:value-type="float" office:value="43716" calcext:value-type="float">
            <text:p>43716</text:p>
          </table:table-cell>
          <table:table-cell office:value-type="float" office:value="43648" calcext:value-type="float">
            <text:p>43648</text:p>
          </table:table-cell>
          <table:table-cell office:value-type="float" office:value="43658" calcext:value-type="float">
            <text:p>43658</text:p>
          </table:table-cell>
          <table:table-cell office:value-type="float" office:value="43523" calcext:value-type="float">
            <text:p>43523</text:p>
          </table:table-cell>
          <table:table-cell office:value-type="float" office:value="43222" calcext:value-type="float">
            <text:p>43222</text:p>
          </table:table-cell>
          <table:table-cell office:value-type="float" office:value="43057" calcext:value-type="float">
            <text:p>43057</text:p>
          </table:table-cell>
          <table:table-cell table:formula="of:=IF([.B130]&gt;[.G130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5</text:p>
          </table:table-cell>
          <table:table-cell office:value-type="float" office:value="84175" calcext:value-type="float">
            <text:p>84175</text:p>
          </table:table-cell>
          <table:table-cell office:value-type="float" office:value="84184" calcext:value-type="float">
            <text:p>84184</text:p>
          </table:table-cell>
          <table:table-cell office:value-type="float" office:value="84317" calcext:value-type="float">
            <text:p>84317</text:p>
          </table:table-cell>
          <table:table-cell office:value-type="float" office:value="84255" calcext:value-type="float">
            <text:p>84255</text:p>
          </table:table-cell>
          <table:table-cell office:value-type="float" office:value="84232" calcext:value-type="float">
            <text:p>84232</text:p>
          </table:table-cell>
          <table:table-cell office:value-type="float" office:value="83761" calcext:value-type="float">
            <text:p>83761</text:p>
          </table:table-cell>
          <table:table-cell table:formula="of:=IF([.B131]&gt;[.G131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6</text:p>
          </table:table-cell>
          <table:table-cell office:value-type="float" office:value="200600" calcext:value-type="float">
            <text:p>200600</text:p>
          </table:table-cell>
          <table:table-cell office:value-type="float" office:value="200886" calcext:value-type="float">
            <text:p>200886</text:p>
          </table:table-cell>
          <table:table-cell office:value-type="float" office:value="201268" calcext:value-type="float">
            <text:p>201268</text:p>
          </table:table-cell>
          <table:table-cell office:value-type="float" office:value="201570" calcext:value-type="float">
            <text:p>201570</text:p>
          </table:table-cell>
          <table:table-cell office:value-type="float" office:value="201497" calcext:value-type="float">
            <text:p>201497</text:p>
          </table:table-cell>
          <table:table-cell office:value-type="float" office:value="201230" calcext:value-type="float">
            <text:p>201230</text:p>
          </table:table-cell>
          <table:table-cell table:formula="of:=IF([.B132]&gt;[.G13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7</text:p>
          </table:table-cell>
          <table:table-cell office:value-type="float" office:value="67884" calcext:value-type="float">
            <text:p>67884</text:p>
          </table:table-cell>
          <table:table-cell office:value-type="float" office:value="67905" calcext:value-type="float">
            <text:p>67905</text:p>
          </table:table-cell>
          <table:table-cell office:value-type="float" office:value="68034" calcext:value-type="float">
            <text:p>68034</text:p>
          </table:table-cell>
          <table:table-cell office:value-type="float" office:value="68146" calcext:value-type="float">
            <text:p>68146</text:p>
          </table:table-cell>
          <table:table-cell office:value-type="float" office:value="68072" calcext:value-type="float">
            <text:p>68072</text:p>
          </table:table-cell>
          <table:table-cell office:value-type="float" office:value="68049" calcext:value-type="float">
            <text:p>68049</text:p>
          </table:table-cell>
          <table:table-cell table:formula="of:=IF([.B133]&gt;[.G13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8</text:p>
          </table:table-cell>
          <table:table-cell office:value-type="float" office:value="159538" calcext:value-type="float">
            <text:p>159538</text:p>
          </table:table-cell>
          <table:table-cell office:value-type="float" office:value="159678" calcext:value-type="float">
            <text:p>159678</text:p>
          </table:table-cell>
          <table:table-cell office:value-type="float" office:value="159938" calcext:value-type="float">
            <text:p>159938</text:p>
          </table:table-cell>
          <table:table-cell office:value-type="float" office:value="160130" calcext:value-type="float">
            <text:p>160130</text:p>
          </table:table-cell>
          <table:table-cell office:value-type="float" office:value="160006" calcext:value-type="float">
            <text:p>160006</text:p>
          </table:table-cell>
          <table:table-cell office:value-type="float" office:value="159662" calcext:value-type="float">
            <text:p>159662</text:p>
          </table:table-cell>
          <table:table-cell table:formula="of:=IF([.B134]&gt;[.G13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9</text:p>
          </table:table-cell>
          <table:table-cell office:value-type="float" office:value="121534" calcext:value-type="float">
            <text:p>121534</text:p>
          </table:table-cell>
          <table:table-cell office:value-type="float" office:value="123251" calcext:value-type="float">
            <text:p>123251</text:p>
          </table:table-cell>
          <table:table-cell office:value-type="float" office:value="125197" calcext:value-type="float">
            <text:p>125197</text:p>
          </table:table-cell>
          <table:table-cell office:value-type="float" office:value="127078" calcext:value-type="float">
            <text:p>127078</text:p>
          </table:table-cell>
          <table:table-cell office:value-type="float" office:value="129136" calcext:value-type="float">
            <text:p>129136</text:p>
          </table:table-cell>
          <table:table-cell office:value-type="float" office:value="130651" calcext:value-type="float">
            <text:p>130651</text:p>
          </table:table-cell>
          <table:table-cell table:formula="of:=IF([.B135]&gt;[.G13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61</text:p>
          </table:table-cell>
          <table:table-cell office:value-type="float" office:value="761069" calcext:value-type="float">
            <text:p>761069</text:p>
          </table:table-cell>
          <table:table-cell office:value-type="float" office:value="765320" calcext:value-type="float">
            <text:p>765320</text:p>
          </table:table-cell>
          <table:table-cell office:value-type="float" office:value="767348" calcext:value-type="float">
            <text:p>767348</text:p>
          </table:table-cell>
          <table:table-cell office:value-type="float" office:value="771069" calcext:value-type="float">
            <text:p>771069</text:p>
          </table:table-cell>
          <table:table-cell office:value-type="float" office:value="779115" calcext:value-type="float">
            <text:p>779115</text:p>
          </table:table-cell>
          <table:table-cell office:value-type="float" office:value="779966" calcext:value-type="float">
            <text:p>779966</text:p>
          </table:table-cell>
          <table:table-cell table:formula="of:=IF([.B136]&gt;[.G13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62</text:p>
          </table:table-cell>
          <table:table-cell office:value-type="float" office:value="83903" calcext:value-type="float">
            <text:p>83903</text:p>
          </table:table-cell>
          <table:table-cell office:value-type="float" office:value="83993" calcext:value-type="float">
            <text:p>83993</text:p>
          </table:table-cell>
          <table:table-cell office:value-type="float" office:value="84041" calcext:value-type="float">
            <text:p>84041</text:p>
          </table:table-cell>
          <table:table-cell office:value-type="float" office:value="83896" calcext:value-type="float">
            <text:p>83896</text:p>
          </table:table-cell>
          <table:table-cell office:value-type="float" office:value="83794" calcext:value-type="float">
            <text:p>83794</text:p>
          </table:table-cell>
          <table:table-cell office:value-type="float" office:value="83558" calcext:value-type="float">
            <text:p>83558</text:p>
          </table:table-cell>
          <table:table-cell table:formula="of:=IF([.B137]&gt;[.G13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63</text:p>
          </table:table-cell>
          <table:table-cell office:value-type="float" office:value="110644" calcext:value-type="float">
            <text:p>110644</text:p>
          </table:table-cell>
          <table:table-cell office:value-type="float" office:value="110110" calcext:value-type="float">
            <text:p>110110</text:p>
          </table:table-cell>
          <table:table-cell office:value-type="float" office:value="109650" calcext:value-type="float">
            <text:p>109650</text:p>
          </table:table-cell>
          <table:table-cell office:value-type="float" office:value="109062" calcext:value-type="float">
            <text:p>109062</text:p>
          </table:table-cell>
          <table:table-cell office:value-type="float" office:value="108470" calcext:value-type="float">
            <text:p>108470</text:p>
          </table:table-cell>
          <table:table-cell office:value-type="float" office:value="107498" calcext:value-type="float">
            <text:p>107498</text:p>
          </table:table-cell>
          <table:table-cell table:formula="of:=IF([.B138]&gt;[.G13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1</text:p>
          </table:table-cell>
          <table:table-cell office:value-type="float" office:value="33569" calcext:value-type="float">
            <text:p>33569</text:p>
          </table:table-cell>
          <table:table-cell office:value-type="float" office:value="33523" calcext:value-type="float">
            <text:p>33523</text:p>
          </table:table-cell>
          <table:table-cell office:value-type="float" office:value="33542" calcext:value-type="float">
            <text:p>33542</text:p>
          </table:table-cell>
          <table:table-cell office:value-type="float" office:value="33551" calcext:value-type="float">
            <text:p>33551</text:p>
          </table:table-cell>
          <table:table-cell office:value-type="float" office:value="33410" calcext:value-type="float">
            <text:p>33410</text:p>
          </table:table-cell>
          <table:table-cell office:value-type="float" office:value="33329" calcext:value-type="float">
            <text:p>33329</text:p>
          </table:table-cell>
          <table:table-cell table:formula="of:=IF([.B139]&gt;[.G139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2</text:p>
          </table:table-cell>
          <table:table-cell office:value-type="float" office:value="90327" calcext:value-type="float">
            <text:p>90327</text:p>
          </table:table-cell>
          <table:table-cell office:value-type="float" office:value="90264" calcext:value-type="float">
            <text:p>90264</text:p>
          </table:table-cell>
          <table:table-cell office:value-type="float" office:value="89976" calcext:value-type="float">
            <text:p>89976</text:p>
          </table:table-cell>
          <table:table-cell office:value-type="float" office:value="89670" calcext:value-type="float">
            <text:p>89670</text:p>
          </table:table-cell>
          <table:table-cell office:value-type="float" office:value="89423" calcext:value-type="float">
            <text:p>89423</text:p>
          </table:table-cell>
          <table:table-cell office:value-type="float" office:value="88891" calcext:value-type="float">
            <text:p>88891</text:p>
          </table:table-cell>
          <table:table-cell table:formula="of:=IF([.B140]&gt;[.G140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3</text:p>
          </table:table-cell>
          <table:table-cell office:value-type="float" office:value="108740" calcext:value-type="float">
            <text:p>108740</text:p>
          </table:table-cell>
          <table:table-cell office:value-type="float" office:value="108843" calcext:value-type="float">
            <text:p>108843</text:p>
          </table:table-cell>
          <table:table-cell office:value-type="float" office:value="108981" calcext:value-type="float">
            <text:p>108981</text:p>
          </table:table-cell>
          <table:table-cell office:value-type="float" office:value="108993" calcext:value-type="float">
            <text:p>108993</text:p>
          </table:table-cell>
          <table:table-cell office:value-type="float" office:value="108981" calcext:value-type="float">
            <text:p>108981</text:p>
          </table:table-cell>
          <table:table-cell office:value-type="float" office:value="108634" calcext:value-type="float">
            <text:p>108634</text:p>
          </table:table-cell>
          <table:table-cell table:formula="of:=IF([.B141]&gt;[.G141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4</text:p>
          </table:table-cell>
          <table:table-cell office:value-type="float" office:value="45992" calcext:value-type="float">
            <text:p>45992</text:p>
          </table:table-cell>
          <table:table-cell office:value-type="float" office:value="45682" calcext:value-type="float">
            <text:p>45682</text:p>
          </table:table-cell>
          <table:table-cell office:value-type="float" office:value="45461" calcext:value-type="float">
            <text:p>45461</text:p>
          </table:table-cell>
          <table:table-cell office:value-type="float" office:value="45203" calcext:value-type="float">
            <text:p>45203</text:p>
          </table:table-cell>
          <table:table-cell office:value-type="float" office:value="44899" calcext:value-type="float">
            <text:p>44899</text:p>
          </table:table-cell>
          <table:table-cell office:value-type="float" office:value="44581" calcext:value-type="float">
            <text:p>44581</text:p>
          </table:table-cell>
          <table:table-cell table:formula="of:=IF([.B142]&gt;[.G142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5</text:p>
          </table:table-cell>
          <table:table-cell office:value-type="float" office:value="90656" calcext:value-type="float">
            <text:p>90656</text:p>
          </table:table-cell>
          <table:table-cell office:value-type="float" office:value="91647" calcext:value-type="float">
            <text:p>91647</text:p>
          </table:table-cell>
          <table:table-cell office:value-type="float" office:value="92847" calcext:value-type="float">
            <text:p>92847</text:p>
          </table:table-cell>
          <table:table-cell office:value-type="float" office:value="94091" calcext:value-type="float">
            <text:p>94091</text:p>
          </table:table-cell>
          <table:table-cell office:value-type="float" office:value="95963" calcext:value-type="float">
            <text:p>95963</text:p>
          </table:table-cell>
          <table:table-cell office:value-type="float" office:value="97462" calcext:value-type="float">
            <text:p>97462</text:p>
          </table:table-cell>
          <table:table-cell table:formula="of:=IF([.B143]&gt;[.G14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6</text:p>
          </table:table-cell>
          <table:table-cell office:value-type="float" office:value="98619" calcext:value-type="float">
            <text:p>98619</text:p>
          </table:table-cell>
          <table:table-cell office:value-type="float" office:value="98559" calcext:value-type="float">
            <text:p>98559</text:p>
          </table:table-cell>
          <table:table-cell office:value-type="float" office:value="98701" calcext:value-type="float">
            <text:p>98701</text:p>
          </table:table-cell>
          <table:table-cell office:value-type="float" office:value="98451" calcext:value-type="float">
            <text:p>98451</text:p>
          </table:table-cell>
          <table:table-cell office:value-type="float" office:value="98311" calcext:value-type="float">
            <text:p>98311</text:p>
          </table:table-cell>
          <table:table-cell office:value-type="float" office:value="97979" calcext:value-type="float">
            <text:p>97979</text:p>
          </table:table-cell>
          <table:table-cell table:formula="of:=IF([.B144]&gt;[.G14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7</text:p>
          </table:table-cell>
          <table:table-cell office:value-type="float" office:value="61319" calcext:value-type="float">
            <text:p>61319</text:p>
          </table:table-cell>
          <table:table-cell office:value-type="float" office:value="61045" calcext:value-type="float">
            <text:p>61045</text:p>
          </table:table-cell>
          <table:table-cell office:value-type="float" office:value="60699" calcext:value-type="float">
            <text:p>60699</text:p>
          </table:table-cell>
          <table:table-cell office:value-type="float" office:value="60472" calcext:value-type="float">
            <text:p>60472</text:p>
          </table:table-cell>
          <table:table-cell office:value-type="float" office:value="59997" calcext:value-type="float">
            <text:p>59997</text:p>
          </table:table-cell>
          <table:table-cell office:value-type="float" office:value="59592" calcext:value-type="float">
            <text:p>59592</text:p>
          </table:table-cell>
          <table:table-cell table:formula="of:=IF([.B145]&gt;[.G145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8</text:p>
          </table:table-cell>
          <table:table-cell office:value-type="float" office:value="113242" calcext:value-type="float">
            <text:p>113242</text:p>
          </table:table-cell>
          <table:table-cell office:value-type="float" office:value="114421" calcext:value-type="float">
            <text:p>114421</text:p>
          </table:table-cell>
          <table:table-cell office:value-type="float" office:value="115384" calcext:value-type="float">
            <text:p>115384</text:p>
          </table:table-cell>
          <table:table-cell office:value-type="float" office:value="116775" calcext:value-type="float">
            <text:p>116775</text:p>
          </table:table-cell>
          <table:table-cell office:value-type="float" office:value="118585" calcext:value-type="float">
            <text:p>118585</text:p>
          </table:table-cell>
          <table:table-cell office:value-type="float" office:value="119882" calcext:value-type="float">
            <text:p>119882</text:p>
          </table:table-cell>
          <table:table-cell table:formula="of:=IF([.B146]&gt;[.G14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9</text:p>
          </table:table-cell>
          <table:table-cell office:value-type="float" office:value="35063" calcext:value-type="float">
            <text:p>35063</text:p>
          </table:table-cell>
          <table:table-cell office:value-type="float" office:value="34843" calcext:value-type="float">
            <text:p>34843</text:p>
          </table:table-cell>
          <table:table-cell office:value-type="float" office:value="34496" calcext:value-type="float">
            <text:p>34496</text:p>
          </table:table-cell>
          <table:table-cell office:value-type="float" office:value="34214" calcext:value-type="float">
            <text:p>34214</text:p>
          </table:table-cell>
          <table:table-cell office:value-type="float" office:value="33874" calcext:value-type="float">
            <text:p>33874</text:p>
          </table:table-cell>
          <table:table-cell office:value-type="float" office:value="33598" calcext:value-type="float">
            <text:p>33598</text:p>
          </table:table-cell>
          <table:table-cell table:formula="of:=IF([.B147]&gt;[.G14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10</text:p>
          </table:table-cell>
          <table:table-cell office:value-type="float" office:value="31775" calcext:value-type="float">
            <text:p>31775</text:p>
          </table:table-cell>
          <table:table-cell office:value-type="float" office:value="31544" calcext:value-type="float">
            <text:p>31544</text:p>
          </table:table-cell>
          <table:table-cell office:value-type="float" office:value="31335" calcext:value-type="float">
            <text:p>31335</text:p>
          </table:table-cell>
          <table:table-cell office:value-type="float" office:value="31023" calcext:value-type="float">
            <text:p>31023</text:p>
          </table:table-cell>
          <table:table-cell office:value-type="float" office:value="30774" calcext:value-type="float">
            <text:p>30774</text:p>
          </table:table-cell>
          <table:table-cell office:value-type="float" office:value="30556" calcext:value-type="float">
            <text:p>30556</text:p>
          </table:table-cell>
          <table:table-cell table:formula="of:=IF([.B148]&gt;[.G14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11</text:p>
          </table:table-cell>
          <table:table-cell office:value-type="float" office:value="46014" calcext:value-type="float">
            <text:p>46014</text:p>
          </table:table-cell>
          <table:table-cell office:value-type="float" office:value="45825" calcext:value-type="float">
            <text:p>45825</text:p>
          </table:table-cell>
          <table:table-cell office:value-type="float" office:value="45580" calcext:value-type="float">
            <text:p>45580</text:p>
          </table:table-cell>
          <table:table-cell office:value-type="float" office:value="45247" calcext:value-type="float">
            <text:p>45247</text:p>
          </table:table-cell>
          <table:table-cell office:value-type="float" office:value="44892" calcext:value-type="float">
            <text:p>44892</text:p>
          </table:table-cell>
          <table:table-cell office:value-type="float" office:value="44438" calcext:value-type="float">
            <text:p>44438</text:p>
          </table:table-cell>
          <table:table-cell table:formula="of:=IF([.B149]&gt;[.G149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12</text:p>
          </table:table-cell>
          <table:table-cell office:value-type="float" office:value="151520" calcext:value-type="float">
            <text:p>151520</text:p>
          </table:table-cell>
          <table:table-cell office:value-type="float" office:value="152268" calcext:value-type="float">
            <text:p>152268</text:p>
          </table:table-cell>
          <table:table-cell office:value-type="float" office:value="152945" calcext:value-type="float">
            <text:p>152945</text:p>
          </table:table-cell>
          <table:table-cell office:value-type="float" office:value="153824" calcext:value-type="float">
            <text:p>153824</text:p>
          </table:table-cell>
          <table:table-cell office:value-type="float" office:value="154526" calcext:value-type="float">
            <text:p>154526</text:p>
          </table:table-cell>
          <table:table-cell office:value-type="float" office:value="154951" calcext:value-type="float">
            <text:p>154951</text:p>
          </table:table-cell>
          <table:table-cell table:formula="of:=IF([.B150]&gt;[.G15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13</text:p>
          </table:table-cell>
          <table:table-cell office:value-type="float" office:value="73758" calcext:value-type="float">
            <text:p>73758</text:p>
          </table:table-cell>
          <table:table-cell office:value-type="float" office:value="73700" calcext:value-type="float">
            <text:p>73700</text:p>
          </table:table-cell>
          <table:table-cell office:value-type="float" office:value="73376" calcext:value-type="float">
            <text:p>73376</text:p>
          </table:table-cell>
          <table:table-cell office:value-type="float" office:value="73102" calcext:value-type="float">
            <text:p>73102</text:p>
          </table:table-cell>
          <table:table-cell office:value-type="float" office:value="72626" calcext:value-type="float">
            <text:p>72626</text:p>
          </table:table-cell>
          <table:table-cell office:value-type="float" office:value="72269" calcext:value-type="float">
            <text:p>72269</text:p>
          </table:table-cell>
          <table:table-cell table:formula="of:=IF([.B151]&gt;[.G151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14</text:p>
          </table:table-cell>
          <table:table-cell office:value-type="float" office:value="78810" calcext:value-type="float">
            <text:p>78810</text:p>
          </table:table-cell>
          <table:table-cell office:value-type="float" office:value="79024" calcext:value-type="float">
            <text:p>79024</text:p>
          </table:table-cell>
          <table:table-cell office:value-type="float" office:value="79298" calcext:value-type="float">
            <text:p>79298</text:p>
          </table:table-cell>
          <table:table-cell office:value-type="float" office:value="79291" calcext:value-type="float">
            <text:p>79291</text:p>
          </table:table-cell>
          <table:table-cell office:value-type="float" office:value="79378" calcext:value-type="float">
            <text:p>79378</text:p>
          </table:table-cell>
          <table:table-cell office:value-type="float" office:value="79265" calcext:value-type="float">
            <text:p>79265</text:p>
          </table:table-cell>
          <table:table-cell table:formula="of:=IF([.B152]&gt;[.G15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15</text:p>
          </table:table-cell>
          <table:table-cell office:value-type="float" office:value="88378" calcext:value-type="float">
            <text:p>88378</text:p>
          </table:table-cell>
          <table:table-cell office:value-type="float" office:value="88791" calcext:value-type="float">
            <text:p>88791</text:p>
          </table:table-cell>
          <table:table-cell office:value-type="float" office:value="88708" calcext:value-type="float">
            <text:p>88708</text:p>
          </table:table-cell>
          <table:table-cell office:value-type="float" office:value="88735" calcext:value-type="float">
            <text:p>88735</text:p>
          </table:table-cell>
          <table:table-cell office:value-type="float" office:value="88654" calcext:value-type="float">
            <text:p>88654</text:p>
          </table:table-cell>
          <table:table-cell office:value-type="float" office:value="88497" calcext:value-type="float">
            <text:p>88497</text:p>
          </table:table-cell>
          <table:table-cell table:formula="of:=IF([.B153]&gt;[.G15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16</text:p>
          </table:table-cell>
          <table:table-cell office:value-type="float" office:value="73911" calcext:value-type="float">
            <text:p>73911</text:p>
          </table:table-cell>
          <table:table-cell office:value-type="float" office:value="73562" calcext:value-type="float">
            <text:p>73562</text:p>
          </table:table-cell>
          <table:table-cell office:value-type="float" office:value="73284" calcext:value-type="float">
            <text:p>73284</text:p>
          </table:table-cell>
          <table:table-cell office:value-type="float" office:value="72782" calcext:value-type="float">
            <text:p>72782</text:p>
          </table:table-cell>
          <table:table-cell office:value-type="float" office:value="72328" calcext:value-type="float">
            <text:p>72328</text:p>
          </table:table-cell>
          <table:table-cell office:value-type="float" office:value="71790" calcext:value-type="float">
            <text:p>71790</text:p>
          </table:table-cell>
          <table:table-cell table:formula="of:=IF([.B154]&gt;[.G15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17</text:p>
          </table:table-cell>
          <table:table-cell office:value-type="float" office:value="123120" calcext:value-type="float">
            <text:p>123120</text:p>
          </table:table-cell>
          <table:table-cell office:value-type="float" office:value="123443" calcext:value-type="float">
            <text:p>123443</text:p>
          </table:table-cell>
          <table:table-cell office:value-type="float" office:value="123770" calcext:value-type="float">
            <text:p>123770</text:p>
          </table:table-cell>
          <table:table-cell office:value-type="float" office:value="124036" calcext:value-type="float">
            <text:p>124036</text:p>
          </table:table-cell>
          <table:table-cell office:value-type="float" office:value="124352" calcext:value-type="float">
            <text:p>124352</text:p>
          </table:table-cell>
          <table:table-cell office:value-type="float" office:value="124283" calcext:value-type="float">
            <text:p>124283</text:p>
          </table:table-cell>
          <table:table-cell table:formula="of:=IF([.B155]&gt;[.G15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18</text:p>
          </table:table-cell>
          <table:table-cell office:value-type="float" office:value="177007" calcext:value-type="float">
            <text:p>177007</text:p>
          </table:table-cell>
          <table:table-cell office:value-type="float" office:value="179496" calcext:value-type="float">
            <text:p>179496</text:p>
          </table:table-cell>
          <table:table-cell office:value-type="float" office:value="182076" calcext:value-type="float">
            <text:p>182076</text:p>
          </table:table-cell>
          <table:table-cell office:value-type="float" office:value="184951" calcext:value-type="float">
            <text:p>184951</text:p>
          </table:table-cell>
          <table:table-cell office:value-type="float" office:value="188281" calcext:value-type="float">
            <text:p>188281</text:p>
          </table:table-cell>
          <table:table-cell office:value-type="float" office:value="190606" calcext:value-type="float">
            <text:p>190606</text:p>
          </table:table-cell>
          <table:table-cell table:formula="of:=IF([.B156]&gt;[.G15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19</text:p>
          </table:table-cell>
          <table:table-cell office:value-type="float" office:value="111038" calcext:value-type="float">
            <text:p>111038</text:p>
          </table:table-cell>
          <table:table-cell office:value-type="float" office:value="111170" calcext:value-type="float">
            <text:p>111170</text:p>
          </table:table-cell>
          <table:table-cell office:value-type="float" office:value="111226" calcext:value-type="float">
            <text:p>111226</text:p>
          </table:table-cell>
          <table:table-cell office:value-type="float" office:value="111088" calcext:value-type="float">
            <text:p>111088</text:p>
          </table:table-cell>
          <table:table-cell office:value-type="float" office:value="110952" calcext:value-type="float">
            <text:p>110952</text:p>
          </table:table-cell>
          <table:table-cell office:value-type="float" office:value="110742" calcext:value-type="float">
            <text:p>110742</text:p>
          </table:table-cell>
          <table:table-cell table:formula="of:=IF([.B157]&gt;[.G15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0</text:p>
          </table:table-cell>
          <table:table-cell office:value-type="float" office:value="88270" calcext:value-type="float">
            <text:p>88270</text:p>
          </table:table-cell>
          <table:table-cell office:value-type="float" office:value="87903" calcext:value-type="float">
            <text:p>87903</text:p>
          </table:table-cell>
          <table:table-cell office:value-type="float" office:value="87662" calcext:value-type="float">
            <text:p>87662</text:p>
          </table:table-cell>
          <table:table-cell office:value-type="float" office:value="87409" calcext:value-type="float">
            <text:p>87409</text:p>
          </table:table-cell>
          <table:table-cell office:value-type="float" office:value="87054" calcext:value-type="float">
            <text:p>87054</text:p>
          </table:table-cell>
          <table:table-cell office:value-type="float" office:value="86671" calcext:value-type="float">
            <text:p>86671</text:p>
          </table:table-cell>
          <table:table-cell table:formula="of:=IF([.B158]&gt;[.G15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1</text:p>
          </table:table-cell>
          <table:table-cell office:value-type="float" office:value="160776" calcext:value-type="float">
            <text:p>160776</text:p>
          </table:table-cell>
          <table:table-cell office:value-type="float" office:value="161645" calcext:value-type="float">
            <text:p>161645</text:p>
          </table:table-cell>
          <table:table-cell office:value-type="float" office:value="162922" calcext:value-type="float">
            <text:p>162922</text:p>
          </table:table-cell>
          <table:table-cell office:value-type="float" office:value="164240" calcext:value-type="float">
            <text:p>164240</text:p>
          </table:table-cell>
          <table:table-cell office:value-type="float" office:value="165912" calcext:value-type="float">
            <text:p>165912</text:p>
          </table:table-cell>
          <table:table-cell office:value-type="float" office:value="166679" calcext:value-type="float">
            <text:p>166679</text:p>
          </table:table-cell>
          <table:table-cell table:formula="of:=IF([.B159]&gt;[.G15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2</text:p>
          </table:table-cell>
          <table:table-cell office:value-type="float" office:value="53253" calcext:value-type="float">
            <text:p>53253</text:p>
          </table:table-cell>
          <table:table-cell office:value-type="float" office:value="53014" calcext:value-type="float">
            <text:p>53014</text:p>
          </table:table-cell>
          <table:table-cell office:value-type="float" office:value="52884" calcext:value-type="float">
            <text:p>52884</text:p>
          </table:table-cell>
          <table:table-cell office:value-type="float" office:value="52824" calcext:value-type="float">
            <text:p>52824</text:p>
          </table:table-cell>
          <table:table-cell office:value-type="float" office:value="52511" calcext:value-type="float">
            <text:p>52511</text:p>
          </table:table-cell>
          <table:table-cell office:value-type="float" office:value="52101" calcext:value-type="float">
            <text:p>52101</text:p>
          </table:table-cell>
          <table:table-cell table:formula="of:=IF([.B160]&gt;[.G160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3</text:p>
          </table:table-cell>
          <table:table-cell office:value-type="float" office:value="42571" calcext:value-type="float">
            <text:p>42571</text:p>
          </table:table-cell>
          <table:table-cell office:value-type="float" office:value="42417" calcext:value-type="float">
            <text:p>42417</text:p>
          </table:table-cell>
          <table:table-cell office:value-type="float" office:value="42116" calcext:value-type="float">
            <text:p>42116</text:p>
          </table:table-cell>
          <table:table-cell office:value-type="float" office:value="41922" calcext:value-type="float">
            <text:p>41922</text:p>
          </table:table-cell>
          <table:table-cell office:value-type="float" office:value="41455" calcext:value-type="float">
            <text:p>41455</text:p>
          </table:table-cell>
          <table:table-cell office:value-type="float" office:value="41126" calcext:value-type="float">
            <text:p>41126</text:p>
          </table:table-cell>
          <table:table-cell table:formula="of:=IF([.B161]&gt;[.G161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4</text:p>
          </table:table-cell>
          <table:table-cell office:value-type="float" office:value="51637" calcext:value-type="float">
            <text:p>51637</text:p>
          </table:table-cell>
          <table:table-cell office:value-type="float" office:value="51746" calcext:value-type="float">
            <text:p>51746</text:p>
          </table:table-cell>
          <table:table-cell office:value-type="float" office:value="51834" calcext:value-type="float">
            <text:p>51834</text:p>
          </table:table-cell>
          <table:table-cell office:value-type="float" office:value="51809" calcext:value-type="float">
            <text:p>51809</text:p>
          </table:table-cell>
          <table:table-cell office:value-type="float" office:value="51824" calcext:value-type="float">
            <text:p>51824</text:p>
          </table:table-cell>
          <table:table-cell office:value-type="float" office:value="51741" calcext:value-type="float">
            <text:p>51741</text:p>
          </table:table-cell>
          <table:table-cell table:formula="of:=IF([.B162]&gt;[.G16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5</text:p>
          </table:table-cell>
          <table:table-cell office:value-type="float" office:value="151461" calcext:value-type="float">
            <text:p>151461</text:p>
          </table:table-cell>
          <table:table-cell office:value-type="float" office:value="151630" calcext:value-type="float">
            <text:p>151630</text:p>
          </table:table-cell>
          <table:table-cell office:value-type="float" office:value="151955" calcext:value-type="float">
            <text:p>151955</text:p>
          </table:table-cell>
          <table:table-cell office:value-type="float" office:value="152117" calcext:value-type="float">
            <text:p>152117</text:p>
          </table:table-cell>
          <table:table-cell office:value-type="float" office:value="152291" calcext:value-type="float">
            <text:p>152291</text:p>
          </table:table-cell>
          <table:table-cell office:value-type="float" office:value="152190" calcext:value-type="float">
            <text:p>152190</text:p>
          </table:table-cell>
          <table:table-cell table:formula="of:=IF([.B163]&gt;[.G16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6</text:p>
          </table:table-cell>
          <table:table-cell office:value-type="float" office:value="81403" calcext:value-type="float">
            <text:p>81403</text:p>
          </table:table-cell>
          <table:table-cell office:value-type="float" office:value="81580" calcext:value-type="float">
            <text:p>81580</text:p>
          </table:table-cell>
          <table:table-cell office:value-type="float" office:value="81402" calcext:value-type="float">
            <text:p>81402</text:p>
          </table:table-cell>
          <table:table-cell office:value-type="float" office:value="81352" calcext:value-type="float">
            <text:p>81352</text:p>
          </table:table-cell>
          <table:table-cell office:value-type="float" office:value="81362" calcext:value-type="float">
            <text:p>81362</text:p>
          </table:table-cell>
          <table:table-cell office:value-type="float" office:value="81385" calcext:value-type="float">
            <text:p>81385</text:p>
          </table:table-cell>
          <table:table-cell table:formula="of:=IF([.B164]&gt;[.G16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7</text:p>
          </table:table-cell>
          <table:table-cell office:value-type="float" office:value="52980" calcext:value-type="float">
            <text:p>52980</text:p>
          </table:table-cell>
          <table:table-cell office:value-type="float" office:value="52721" calcext:value-type="float">
            <text:p>52721</text:p>
          </table:table-cell>
          <table:table-cell office:value-type="float" office:value="52559" calcext:value-type="float">
            <text:p>52559</text:p>
          </table:table-cell>
          <table:table-cell office:value-type="float" office:value="52196" calcext:value-type="float">
            <text:p>52196</text:p>
          </table:table-cell>
          <table:table-cell office:value-type="float" office:value="51954" calcext:value-type="float">
            <text:p>51954</text:p>
          </table:table-cell>
          <table:table-cell office:value-type="float" office:value="51534" calcext:value-type="float">
            <text:p>51534</text:p>
          </table:table-cell>
          <table:table-cell table:formula="of:=IF([.B165]&gt;[.G165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8</text:p>
          </table:table-cell>
          <table:table-cell office:value-type="float" office:value="85167" calcext:value-type="float">
            <text:p>85167</text:p>
          </table:table-cell>
          <table:table-cell table:number-columns-repeated="2" office:value-type="float" office:value="85175" calcext:value-type="float">
            <text:p>85175</text:p>
          </table:table-cell>
          <table:table-cell office:value-type="float" office:value="85105" calcext:value-type="float">
            <text:p>85105</text:p>
          </table:table-cell>
          <table:table-cell office:value-type="float" office:value="85045" calcext:value-type="float">
            <text:p>85045</text:p>
          </table:table-cell>
          <table:table-cell office:value-type="float" office:value="84804" calcext:value-type="float">
            <text:p>84804</text:p>
          </table:table-cell>
          <table:table-cell table:formula="of:=IF([.B166]&gt;[.G166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9</text:p>
          </table:table-cell>
          <table:table-cell office:value-type="float" office:value="55152" calcext:value-type="float">
            <text:p>55152</text:p>
          </table:table-cell>
          <table:table-cell office:value-type="float" office:value="54874" calcext:value-type="float">
            <text:p>54874</text:p>
          </table:table-cell>
          <table:table-cell office:value-type="float" office:value="54604" calcext:value-type="float">
            <text:p>54604</text:p>
          </table:table-cell>
          <table:table-cell office:value-type="float" office:value="54217" calcext:value-type="float">
            <text:p>54217</text:p>
          </table:table-cell>
          <table:table-cell office:value-type="float" office:value="53804" calcext:value-type="float">
            <text:p>53804</text:p>
          </table:table-cell>
          <table:table-cell office:value-type="float" office:value="53294" calcext:value-type="float">
            <text:p>53294</text:p>
          </table:table-cell>
          <table:table-cell table:formula="of:=IF([.B167]&gt;[.G16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0</text:p>
          </table:table-cell>
          <table:table-cell office:value-type="float" office:value="40241" calcext:value-type="float">
            <text:p>40241</text:p>
          </table:table-cell>
          <table:table-cell office:value-type="float" office:value="40075" calcext:value-type="float">
            <text:p>40075</text:p>
          </table:table-cell>
          <table:table-cell office:value-type="float" office:value="39938" calcext:value-type="float">
            <text:p>39938</text:p>
          </table:table-cell>
          <table:table-cell office:value-type="float" office:value="39864" calcext:value-type="float">
            <text:p>39864</text:p>
          </table:table-cell>
          <table:table-cell office:value-type="float" office:value="39672" calcext:value-type="float">
            <text:p>39672</text:p>
          </table:table-cell>
          <table:table-cell office:value-type="float" office:value="39340" calcext:value-type="float">
            <text:p>39340</text:p>
          </table:table-cell>
          <table:table-cell table:formula="of:=IF([.B168]&gt;[.G16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2</text:p>
          </table:table-cell>
          <table:table-cell office:value-type="float" office:value="112957" calcext:value-type="float">
            <text:p>112957</text:p>
          </table:table-cell>
          <table:table-cell office:value-type="float" office:value="114079" calcext:value-type="float">
            <text:p>114079</text:p>
          </table:table-cell>
          <table:table-cell office:value-type="float" office:value="115466" calcext:value-type="float">
            <text:p>115466</text:p>
          </table:table-cell>
          <table:table-cell office:value-type="float" office:value="117007" calcext:value-type="float">
            <text:p>117007</text:p>
          </table:table-cell>
          <table:table-cell office:value-type="float" office:value="118613" calcext:value-type="float">
            <text:p>118613</text:p>
          </table:table-cell>
          <table:table-cell office:value-type="float" office:value="120144" calcext:value-type="float">
            <text:p>120144</text:p>
          </table:table-cell>
          <table:table-cell table:formula="of:=IF([.B169]&gt;[.G16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3</text:p>
          </table:table-cell>
          <table:table-cell office:value-type="float" office:value="67005" calcext:value-type="float">
            <text:p>67005</text:p>
          </table:table-cell>
          <table:table-cell office:value-type="float" office:value="66825" calcext:value-type="float">
            <text:p>66825</text:p>
          </table:table-cell>
          <table:table-cell office:value-type="float" office:value="66508" calcext:value-type="float">
            <text:p>66508</text:p>
          </table:table-cell>
          <table:table-cell office:value-type="float" office:value="66174" calcext:value-type="float">
            <text:p>66174</text:p>
          </table:table-cell>
          <table:table-cell office:value-type="float" office:value="65822" calcext:value-type="float">
            <text:p>65822</text:p>
          </table:table-cell>
          <table:table-cell office:value-type="float" office:value="65410" calcext:value-type="float">
            <text:p>65410</text:p>
          </table:table-cell>
          <table:table-cell table:formula="of:=IF([.B170]&gt;[.G170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4</text:p>
          </table:table-cell>
          <table:table-cell office:value-type="float" office:value="235043" calcext:value-type="float">
            <text:p>235043</text:p>
          </table:table-cell>
          <table:table-cell office:value-type="float" office:value="238478" calcext:value-type="float">
            <text:p>238478</text:p>
          </table:table-cell>
          <table:table-cell office:value-type="float" office:value="241890" calcext:value-type="float">
            <text:p>241890</text:p>
          </table:table-cell>
          <table:table-cell office:value-type="float" office:value="245357" calcext:value-type="float">
            <text:p>245357</text:p>
          </table:table-cell>
          <table:table-cell office:value-type="float" office:value="249299" calcext:value-type="float">
            <text:p>249299</text:p>
          </table:table-cell>
          <table:table-cell office:value-type="float" office:value="252408" calcext:value-type="float">
            <text:p>252408</text:p>
          </table:table-cell>
          <table:table-cell table:formula="of:=IF([.B171]&gt;[.G17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5</text:p>
          </table:table-cell>
          <table:table-cell office:value-type="float" office:value="73951" calcext:value-type="float">
            <text:p>73951</text:p>
          </table:table-cell>
          <table:table-cell office:value-type="float" office:value="73994" calcext:value-type="float">
            <text:p>73994</text:p>
          </table:table-cell>
          <table:table-cell office:value-type="float" office:value="74020" calcext:value-type="float">
            <text:p>74020</text:p>
          </table:table-cell>
          <table:table-cell office:value-type="float" office:value="74065" calcext:value-type="float">
            <text:p>74065</text:p>
          </table:table-cell>
          <table:table-cell office:value-type="float" office:value="74220" calcext:value-type="float">
            <text:p>74220</text:p>
          </table:table-cell>
          <table:table-cell office:value-type="float" office:value="74210" calcext:value-type="float">
            <text:p>74210</text:p>
          </table:table-cell>
          <table:table-cell table:formula="of:=IF([.B172]&gt;[.G17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6</text:p>
          </table:table-cell>
          <table:table-cell office:value-type="float" office:value="36761" calcext:value-type="float">
            <text:p>36761</text:p>
          </table:table-cell>
          <table:table-cell office:value-type="float" office:value="36693" calcext:value-type="float">
            <text:p>36693</text:p>
          </table:table-cell>
          <table:table-cell office:value-type="float" office:value="36606" calcext:value-type="float">
            <text:p>36606</text:p>
          </table:table-cell>
          <table:table-cell office:value-type="float" office:value="36328" calcext:value-type="float">
            <text:p>36328</text:p>
          </table:table-cell>
          <table:table-cell office:value-type="float" office:value="36166" calcext:value-type="float">
            <text:p>36166</text:p>
          </table:table-cell>
          <table:table-cell office:value-type="float" office:value="35875" calcext:value-type="float">
            <text:p>35875</text:p>
          </table:table-cell>
          <table:table-cell table:formula="of:=IF([.B173]&gt;[.G173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7</text:p>
          </table:table-cell>
          <table:table-cell office:value-type="float" office:value="39736" calcext:value-type="float">
            <text:p>39736</text:p>
          </table:table-cell>
          <table:table-cell office:value-type="float" office:value="39586" calcext:value-type="float">
            <text:p>39586</text:p>
          </table:table-cell>
          <table:table-cell office:value-type="float" office:value="39263" calcext:value-type="float">
            <text:p>39263</text:p>
          </table:table-cell>
          <table:table-cell office:value-type="float" office:value="38944" calcext:value-type="float">
            <text:p>38944</text:p>
          </table:table-cell>
          <table:table-cell office:value-type="float" office:value="38515" calcext:value-type="float">
            <text:p>38515</text:p>
          </table:table-cell>
          <table:table-cell office:value-type="float" office:value="38202" calcext:value-type="float">
            <text:p>38202</text:p>
          </table:table-cell>
          <table:table-cell table:formula="of:=IF([.B174]&gt;[.G17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8</text:p>
          </table:table-cell>
          <table:table-cell office:value-type="float" office:value="76138" calcext:value-type="float">
            <text:p>76138</text:p>
          </table:table-cell>
          <table:table-cell office:value-type="float" office:value="76164" calcext:value-type="float">
            <text:p>76164</text:p>
          </table:table-cell>
          <table:table-cell office:value-type="float" office:value="76056" calcext:value-type="float">
            <text:p>76056</text:p>
          </table:table-cell>
          <table:table-cell office:value-type="float" office:value="75848" calcext:value-type="float">
            <text:p>75848</text:p>
          </table:table-cell>
          <table:table-cell office:value-type="float" office:value="75749" calcext:value-type="float">
            <text:p>75749</text:p>
          </table:table-cell>
          <table:table-cell office:value-type="float" office:value="75370" calcext:value-type="float">
            <text:p>75370</text:p>
          </table:table-cell>
          <table:table-cell table:formula="of:=IF([.B175]&gt;[.G175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61</text:p>
          </table:table-cell>
          <table:table-cell office:value-type="float" office:value="52571" calcext:value-type="float">
            <text:p>52571</text:p>
          </table:table-cell>
          <table:table-cell office:value-type="float" office:value="52337" calcext:value-type="float">
            <text:p>52337</text:p>
          </table:table-cell>
          <table:table-cell office:value-type="float" office:value="52451" calcext:value-type="float">
            <text:p>52451</text:p>
          </table:table-cell>
          <table:table-cell office:value-type="float" office:value="52262" calcext:value-type="float">
            <text:p>52262</text:p>
          </table:table-cell>
          <table:table-cell office:value-type="float" office:value="52055" calcext:value-type="float">
            <text:p>52055</text:p>
          </table:table-cell>
          <table:table-cell office:value-type="float" office:value="51656" calcext:value-type="float">
            <text:p>51656</text:p>
          </table:table-cell>
          <table:table-cell table:formula="of:=IF([.B176]&gt;[.G176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62</text:p>
          </table:table-cell>
          <table:table-cell office:value-type="float" office:value="121731" calcext:value-type="float">
            <text:p>121731</text:p>
          </table:table-cell>
          <table:table-cell office:value-type="float" office:value="121295" calcext:value-type="float">
            <text:p>121295</text:p>
          </table:table-cell>
          <table:table-cell office:value-type="float" office:value="120787" calcext:value-type="float">
            <text:p>120787</text:p>
          </table:table-cell>
          <table:table-cell office:value-type="float" office:value="120000" calcext:value-type="float">
            <text:p>120000</text:p>
          </table:table-cell>
          <table:table-cell office:value-type="float" office:value="119425" calcext:value-type="float">
            <text:p>119425</text:p>
          </table:table-cell>
          <table:table-cell office:value-type="float" office:value="118268" calcext:value-type="float">
            <text:p>118268</text:p>
          </table:table-cell>
          <table:table-cell table:formula="of:=IF([.B177]&gt;[.G17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63</text:p>
          </table:table-cell>
          <table:table-cell office:value-type="float" office:value="216159" calcext:value-type="float">
            <text:p>216159</text:p>
          </table:table-cell>
          <table:table-cell office:value-type="float" office:value="215020" calcext:value-type="float">
            <text:p>215020</text:p>
          </table:table-cell>
          <table:table-cell office:value-type="float" office:value="214566" calcext:value-type="float">
            <text:p>214566</text:p>
          </table:table-cell>
          <table:table-cell office:value-type="float" office:value="213029" calcext:value-type="float">
            <text:p>213029</text:p>
          </table:table-cell>
          <table:table-cell office:value-type="float" office:value="211371" calcext:value-type="float">
            <text:p>211371</text:p>
          </table:table-cell>
          <table:table-cell office:value-type="float" office:value="209296" calcext:value-type="float">
            <text:p>209296</text:p>
          </table:table-cell>
          <table:table-cell table:formula="of:=IF([.B178]&gt;[.G17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64</text:p>
          </table:table-cell>
          <table:table-cell office:value-type="float" office:value="76942" calcext:value-type="float">
            <text:p>76942</text:p>
          </table:table-cell>
          <table:table-cell office:value-type="float" office:value="77020" calcext:value-type="float">
            <text:p>77020</text:p>
          </table:table-cell>
          <table:table-cell office:value-type="float" office:value="77653" calcext:value-type="float">
            <text:p>77653</text:p>
          </table:table-cell>
          <table:table-cell office:value-type="float" office:value="77872" calcext:value-type="float">
            <text:p>77872</text:p>
          </table:table-cell>
          <table:table-cell office:value-type="float" office:value="78185" calcext:value-type="float">
            <text:p>78185</text:p>
          </table:table-cell>
          <table:table-cell office:value-type="float" office:value="77813" calcext:value-type="float">
            <text:p>77813</text:p>
          </table:table-cell>
          <table:table-cell table:formula="of:=IF([.B179]&gt;[.G17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65</text:p>
          </table:table-cell>
          <table:table-cell office:value-type="float" office:value="1744351" calcext:value-type="float">
            <text:p>1744351</text:p>
          </table:table-cell>
          <table:table-cell office:value-type="float" office:value="1753977" calcext:value-type="float">
            <text:p>1753977</text:p>
          </table:table-cell>
          <table:table-cell office:value-type="float" office:value="1764615" calcext:value-type="float">
            <text:p>1764615</text:p>
          </table:table-cell>
          <table:table-cell office:value-type="float" office:value="1777972" calcext:value-type="float">
            <text:p>1777972</text:p>
          </table:table-cell>
          <table:table-cell office:value-type="float" office:value="1790658" calcext:value-type="float">
            <text:p>1790658</text:p>
          </table:table-cell>
          <table:table-cell office:value-type="float" office:value="1794166" calcext:value-type="float">
            <text:p>1794166</text:p>
          </table:table-cell>
          <table:table-cell table:formula="of:=IF([.B180]&gt;[.G18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1</text:p>
          </table:table-cell>
          <table:table-cell office:value-type="float" office:value="91191" calcext:value-type="float">
            <text:p>91191</text:p>
          </table:table-cell>
          <table:table-cell office:value-type="float" office:value="90771" calcext:value-type="float">
            <text:p>90771</text:p>
          </table:table-cell>
          <table:table-cell office:value-type="float" office:value="90493" calcext:value-type="float">
            <text:p>90493</text:p>
          </table:table-cell>
          <table:table-cell office:value-type="float" office:value="90275" calcext:value-type="float">
            <text:p>90275</text:p>
          </table:table-cell>
          <table:table-cell office:value-type="float" office:value="89804" calcext:value-type="float">
            <text:p>89804</text:p>
          </table:table-cell>
          <table:table-cell office:value-type="float" office:value="89282" calcext:value-type="float">
            <text:p>89282</text:p>
          </table:table-cell>
          <table:table-cell table:formula="of:=IF([.B181]&gt;[.G181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2</text:p>
          </table:table-cell>
          <table:table-cell office:value-type="float" office:value="46892" calcext:value-type="float">
            <text:p>46892</text:p>
          </table:table-cell>
          <table:table-cell office:value-type="float" office:value="46445" calcext:value-type="float">
            <text:p>46445</text:p>
          </table:table-cell>
          <table:table-cell office:value-type="float" office:value="46209" calcext:value-type="float">
            <text:p>46209</text:p>
          </table:table-cell>
          <table:table-cell office:value-type="float" office:value="45883" calcext:value-type="float">
            <text:p>45883</text:p>
          </table:table-cell>
          <table:table-cell office:value-type="float" office:value="45552" calcext:value-type="float">
            <text:p>45552</text:p>
          </table:table-cell>
          <table:table-cell office:value-type="float" office:value="45015" calcext:value-type="float">
            <text:p>45015</text:p>
          </table:table-cell>
          <table:table-cell table:formula="of:=IF([.B182]&gt;[.G182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3</text:p>
          </table:table-cell>
          <table:table-cell office:value-type="float" office:value="96139" calcext:value-type="float">
            <text:p>96139</text:p>
          </table:table-cell>
          <table:table-cell office:value-type="float" office:value="95750" calcext:value-type="float">
            <text:p>95750</text:p>
          </table:table-cell>
          <table:table-cell office:value-type="float" office:value="95236" calcext:value-type="float">
            <text:p>95236</text:p>
          </table:table-cell>
          <table:table-cell office:value-type="float" office:value="94487" calcext:value-type="float">
            <text:p>94487</text:p>
          </table:table-cell>
          <table:table-cell office:value-type="float" office:value="93880" calcext:value-type="float">
            <text:p>93880</text:p>
          </table:table-cell>
          <table:table-cell office:value-type="float" office:value="93001" calcext:value-type="float">
            <text:p>93001</text:p>
          </table:table-cell>
          <table:table-cell table:formula="of:=IF([.B183]&gt;[.G183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4</text:p>
          </table:table-cell>
          <table:table-cell office:value-type="float" office:value="66707" calcext:value-type="float">
            <text:p>66707</text:p>
          </table:table-cell>
          <table:table-cell office:value-type="float" office:value="66446" calcext:value-type="float">
            <text:p>66446</text:p>
          </table:table-cell>
          <table:table-cell office:value-type="float" office:value="66189" calcext:value-type="float">
            <text:p>66189</text:p>
          </table:table-cell>
          <table:table-cell office:value-type="float" office:value="65837" calcext:value-type="float">
            <text:p>65837</text:p>
          </table:table-cell>
          <table:table-cell office:value-type="float" office:value="65470" calcext:value-type="float">
            <text:p>65470</text:p>
          </table:table-cell>
          <table:table-cell office:value-type="float" office:value="65026" calcext:value-type="float">
            <text:p>65026</text:p>
          </table:table-cell>
          <table:table-cell table:formula="of:=IF([.B184]&gt;[.G18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5</text:p>
          </table:table-cell>
          <table:table-cell office:value-type="float" office:value="64599" calcext:value-type="float">
            <text:p>64599</text:p>
          </table:table-cell>
          <table:table-cell office:value-type="float" office:value="64373" calcext:value-type="float">
            <text:p>64373</text:p>
          </table:table-cell>
          <table:table-cell office:value-type="float" office:value="64227" calcext:value-type="float">
            <text:p>64227</text:p>
          </table:table-cell>
          <table:table-cell office:value-type="float" office:value="63942" calcext:value-type="float">
            <text:p>63942</text:p>
          </table:table-cell>
          <table:table-cell office:value-type="float" office:value="63747" calcext:value-type="float">
            <text:p>63747</text:p>
          </table:table-cell>
          <table:table-cell office:value-type="float" office:value="63196" calcext:value-type="float">
            <text:p>63196</text:p>
          </table:table-cell>
          <table:table-cell table:formula="of:=IF([.B185]&gt;[.G185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6</text:p>
          </table:table-cell>
          <table:table-cell office:value-type="float" office:value="42615" calcext:value-type="float">
            <text:p>42615</text:p>
          </table:table-cell>
          <table:table-cell office:value-type="float" office:value="42707" calcext:value-type="float">
            <text:p>42707</text:p>
          </table:table-cell>
          <table:table-cell office:value-type="float" office:value="42677" calcext:value-type="float">
            <text:p>42677</text:p>
          </table:table-cell>
          <table:table-cell office:value-type="float" office:value="42688" calcext:value-type="float">
            <text:p>42688</text:p>
          </table:table-cell>
          <table:table-cell office:value-type="float" office:value="42634" calcext:value-type="float">
            <text:p>42634</text:p>
          </table:table-cell>
          <table:table-cell office:value-type="float" office:value="42543" calcext:value-type="float">
            <text:p>42543</text:p>
          </table:table-cell>
          <table:table-cell table:formula="of:=IF([.B186]&gt;[.G186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7</text:p>
          </table:table-cell>
          <table:table-cell office:value-type="float" office:value="138969" calcext:value-type="float">
            <text:p>138969</text:p>
          </table:table-cell>
          <table:table-cell office:value-type="float" office:value="138369" calcext:value-type="float">
            <text:p>138369</text:p>
          </table:table-cell>
          <table:table-cell office:value-type="float" office:value="137819" calcext:value-type="float">
            <text:p>137819</text:p>
          </table:table-cell>
          <table:table-cell office:value-type="float" office:value="136946" calcext:value-type="float">
            <text:p>136946</text:p>
          </table:table-cell>
          <table:table-cell office:value-type="float" office:value="135948" calcext:value-type="float">
            <text:p>135948</text:p>
          </table:table-cell>
          <table:table-cell office:value-type="float" office:value="134864" calcext:value-type="float">
            <text:p>134864</text:p>
          </table:table-cell>
          <table:table-cell table:formula="of:=IF([.B187]&gt;[.G18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8</text:p>
          </table:table-cell>
          <table:table-cell office:value-type="float" office:value="65306" calcext:value-type="float">
            <text:p>65306</text:p>
          </table:table-cell>
          <table:table-cell office:value-type="float" office:value="65101" calcext:value-type="float">
            <text:p>65101</text:p>
          </table:table-cell>
          <table:table-cell office:value-type="float" office:value="64848" calcext:value-type="float">
            <text:p>64848</text:p>
          </table:table-cell>
          <table:table-cell office:value-type="float" office:value="64602" calcext:value-type="float">
            <text:p>64602</text:p>
          </table:table-cell>
          <table:table-cell office:value-type="float" office:value="64293" calcext:value-type="float">
            <text:p>64293</text:p>
          </table:table-cell>
          <table:table-cell office:value-type="float" office:value="63788" calcext:value-type="float">
            <text:p>63788</text:p>
          </table:table-cell>
          <table:table-cell table:formula="of:=IF([.B188]&gt;[.G18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9</text:p>
          </table:table-cell>
          <table:table-cell office:value-type="float" office:value="133048" calcext:value-type="float">
            <text:p>133048</text:p>
          </table:table-cell>
          <table:table-cell office:value-type="float" office:value="123839" calcext:value-type="float">
            <text:p>123839</text:p>
          </table:table-cell>
          <table:table-cell office:value-type="float" office:value="123612" calcext:value-type="float">
            <text:p>123612</text:p>
          </table:table-cell>
          <table:table-cell office:value-type="float" office:value="123520" calcext:value-type="float">
            <text:p>123520</text:p>
          </table:table-cell>
          <table:table-cell office:value-type="float" office:value="123726" calcext:value-type="float">
            <text:p>123726</text:p>
          </table:table-cell>
          <table:table-cell office:value-type="float" office:value="123532" calcext:value-type="float">
            <text:p>123532</text:p>
          </table:table-cell>
          <table:table-cell table:formula="of:=IF([.B189]&gt;[.G189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10</text:p>
          </table:table-cell>
          <table:table-cell office:value-type="float" office:value="56174" calcext:value-type="float">
            <text:p>56174</text:p>
          </table:table-cell>
          <table:table-cell office:value-type="float" office:value="55915" calcext:value-type="float">
            <text:p>55915</text:p>
          </table:table-cell>
          <table:table-cell office:value-type="float" office:value="55748" calcext:value-type="float">
            <text:p>55748</text:p>
          </table:table-cell>
          <table:table-cell office:value-type="float" office:value="55524" calcext:value-type="float">
            <text:p>55524</text:p>
          </table:table-cell>
          <table:table-cell office:value-type="float" office:value="55237" calcext:value-type="float">
            <text:p>55237</text:p>
          </table:table-cell>
          <table:table-cell office:value-type="float" office:value="54765" calcext:value-type="float">
            <text:p>54765</text:p>
          </table:table-cell>
          <table:table-cell table:formula="of:=IF([.B190]&gt;[.G190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11</text:p>
          </table:table-cell>
          <table:table-cell office:value-type="float" office:value="75440" calcext:value-type="float">
            <text:p>75440</text:p>
          </table:table-cell>
          <table:table-cell office:value-type="float" office:value="75277" calcext:value-type="float">
            <text:p>75277</text:p>
          </table:table-cell>
          <table:table-cell office:value-type="float" office:value="74871" calcext:value-type="float">
            <text:p>74871</text:p>
          </table:table-cell>
          <table:table-cell office:value-type="float" office:value="74665" calcext:value-type="float">
            <text:p>74665</text:p>
          </table:table-cell>
          <table:table-cell office:value-type="float" office:value="74300" calcext:value-type="float">
            <text:p>74300</text:p>
          </table:table-cell>
          <table:table-cell office:value-type="float" office:value="73923" calcext:value-type="float">
            <text:p>73923</text:p>
          </table:table-cell>
          <table:table-cell table:formula="of:=IF([.B191]&gt;[.G191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61</text:p>
          </table:table-cell>
          <table:table-cell office:value-type="float" office:value="118931" calcext:value-type="float">
            <text:p>118931</text:p>
          </table:table-cell>
          <table:table-cell office:value-type="float" office:value="128043" calcext:value-type="float">
            <text:p>128043</text:p>
          </table:table-cell>
          <table:table-cell office:value-type="float" office:value="128140" calcext:value-type="float">
            <text:p>128140</text:p>
          </table:table-cell>
          <table:table-cell office:value-type="float" office:value="128137" calcext:value-type="float">
            <text:p>128137</text:p>
          </table:table-cell>
          <table:table-cell office:value-type="float" office:value="128035" calcext:value-type="float">
            <text:p>128035</text:p>
          </table:table-cell>
          <table:table-cell office:value-type="float" office:value="127839" calcext:value-type="float">
            <text:p>127839</text:p>
          </table:table-cell>
          <table:table-cell table:formula="of:=IF([.B192]&gt;[.G19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1</text:p>
          </table:table-cell>
          <table:table-cell office:value-type="float" office:value="22072" calcext:value-type="float">
            <text:p>22072</text:p>
          </table:table-cell>
          <table:table-cell office:value-type="float" office:value="21990" calcext:value-type="float">
            <text:p>21990</text:p>
          </table:table-cell>
          <table:table-cell office:value-type="float" office:value="21891" calcext:value-type="float">
            <text:p>21891</text:p>
          </table:table-cell>
          <table:table-cell office:value-type="float" office:value="21879" calcext:value-type="float">
            <text:p>21879</text:p>
          </table:table-cell>
          <table:table-cell office:value-type="float" office:value="21664" calcext:value-type="float">
            <text:p>21664</text:p>
          </table:table-cell>
          <table:table-cell office:value-type="float" office:value="21489" calcext:value-type="float">
            <text:p>21489</text:p>
          </table:table-cell>
          <table:table-cell table:formula="of:=IF([.B193]&gt;[.G193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2</text:p>
          </table:table-cell>
          <table:table-cell office:value-type="float" office:value="66112" calcext:value-type="float">
            <text:p>66112</text:p>
          </table:table-cell>
          <table:table-cell office:value-type="float" office:value="65990" calcext:value-type="float">
            <text:p>65990</text:p>
          </table:table-cell>
          <table:table-cell office:value-type="float" office:value="65938" calcext:value-type="float">
            <text:p>65938</text:p>
          </table:table-cell>
          <table:table-cell office:value-type="float" office:value="65713" calcext:value-type="float">
            <text:p>65713</text:p>
          </table:table-cell>
          <table:table-cell office:value-type="float" office:value="65567" calcext:value-type="float">
            <text:p>65567</text:p>
          </table:table-cell>
          <table:table-cell office:value-type="float" office:value="65373" calcext:value-type="float">
            <text:p>65373</text:p>
          </table:table-cell>
          <table:table-cell table:formula="of:=IF([.B194]&gt;[.G19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3</text:p>
          </table:table-cell>
          <table:table-cell office:value-type="float" office:value="135293" calcext:value-type="float">
            <text:p>135293</text:p>
          </table:table-cell>
          <table:table-cell office:value-type="float" office:value="135336" calcext:value-type="float">
            <text:p>135336</text:p>
          </table:table-cell>
          <table:table-cell office:value-type="float" office:value="135479" calcext:value-type="float">
            <text:p>135479</text:p>
          </table:table-cell>
          <table:table-cell office:value-type="float" office:value="135471" calcext:value-type="float">
            <text:p>135471</text:p>
          </table:table-cell>
          <table:table-cell office:value-type="float" office:value="135299" calcext:value-type="float">
            <text:p>135299</text:p>
          </table:table-cell>
          <table:table-cell office:value-type="float" office:value="134991" calcext:value-type="float">
            <text:p>134991</text:p>
          </table:table-cell>
          <table:table-cell table:formula="of:=IF([.B195]&gt;[.G195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4</text:p>
          </table:table-cell>
          <table:table-cell office:value-type="float" office:value="121508" calcext:value-type="float">
            <text:p>121508</text:p>
          </table:table-cell>
          <table:table-cell office:value-type="float" office:value="121299" calcext:value-type="float">
            <text:p>121299</text:p>
          </table:table-cell>
          <table:table-cell office:value-type="float" office:value="120980" calcext:value-type="float">
            <text:p>120980</text:p>
          </table:table-cell>
          <table:table-cell office:value-type="float" office:value="120714" calcext:value-type="float">
            <text:p>120714</text:p>
          </table:table-cell>
          <table:table-cell office:value-type="float" office:value="120247" calcext:value-type="float">
            <text:p>120247</text:p>
          </table:table-cell>
          <table:table-cell office:value-type="float" office:value="119727" calcext:value-type="float">
            <text:p>119727</text:p>
          </table:table-cell>
          <table:table-cell table:formula="of:=IF([.B196]&gt;[.G196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5</text:p>
          </table:table-cell>
          <table:table-cell office:value-type="float" office:value="114773" calcext:value-type="float">
            <text:p>114773</text:p>
          </table:table-cell>
          <table:table-cell office:value-type="float" office:value="114533" calcext:value-type="float">
            <text:p>114533</text:p>
          </table:table-cell>
          <table:table-cell office:value-type="float" office:value="114156" calcext:value-type="float">
            <text:p>114156</text:p>
          </table:table-cell>
          <table:table-cell office:value-type="float" office:value="113962" calcext:value-type="float">
            <text:p>113962</text:p>
          </table:table-cell>
          <table:table-cell office:value-type="float" office:value="113450" calcext:value-type="float">
            <text:p>113450</text:p>
          </table:table-cell>
          <table:table-cell office:value-type="float" office:value="112863" calcext:value-type="float">
            <text:p>112863</text:p>
          </table:table-cell>
          <table:table-cell table:formula="of:=IF([.B197]&gt;[.G19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6</text:p>
          </table:table-cell>
          <table:table-cell office:value-type="float" office:value="62513" calcext:value-type="float">
            <text:p>62513</text:p>
          </table:table-cell>
          <table:table-cell office:value-type="float" office:value="62472" calcext:value-type="float">
            <text:p>62472</text:p>
          </table:table-cell>
          <table:table-cell office:value-type="float" office:value="62401" calcext:value-type="float">
            <text:p>62401</text:p>
          </table:table-cell>
          <table:table-cell office:value-type="float" office:value="62476" calcext:value-type="float">
            <text:p>62476</text:p>
          </table:table-cell>
          <table:table-cell office:value-type="float" office:value="62246" calcext:value-type="float">
            <text:p>62246</text:p>
          </table:table-cell>
          <table:table-cell office:value-type="float" office:value="62039" calcext:value-type="float">
            <text:p>62039</text:p>
          </table:table-cell>
          <table:table-cell table:formula="of:=IF([.B198]&gt;[.G19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7</text:p>
          </table:table-cell>
          <table:table-cell office:value-type="float" office:value="112117" calcext:value-type="float">
            <text:p>112117</text:p>
          </table:table-cell>
          <table:table-cell office:value-type="float" office:value="112399" calcext:value-type="float">
            <text:p>112399</text:p>
          </table:table-cell>
          <table:table-cell office:value-type="float" office:value="112481" calcext:value-type="float">
            <text:p>112481</text:p>
          </table:table-cell>
          <table:table-cell office:value-type="float" office:value="112414" calcext:value-type="float">
            <text:p>112414</text:p>
          </table:table-cell>
          <table:table-cell office:value-type="float" office:value="112283" calcext:value-type="float">
            <text:p>112283</text:p>
          </table:table-cell>
          <table:table-cell office:value-type="float" office:value="111901" calcext:value-type="float">
            <text:p>111901</text:p>
          </table:table-cell>
          <table:table-cell table:formula="of:=IF([.B199]&gt;[.G199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1</text:p>
          </table:table-cell>
          <table:table-cell office:value-type="float" office:value="26747" calcext:value-type="float">
            <text:p>26747</text:p>
          </table:table-cell>
          <table:table-cell office:value-type="float" office:value="26691" calcext:value-type="float">
            <text:p>26691</text:p>
          </table:table-cell>
          <table:table-cell office:value-type="float" office:value="26606" calcext:value-type="float">
            <text:p>26606</text:p>
          </table:table-cell>
          <table:table-cell office:value-type="float" office:value="26562" calcext:value-type="float">
            <text:p>26562</text:p>
          </table:table-cell>
          <table:table-cell office:value-type="float" office:value="26441" calcext:value-type="float">
            <text:p>26441</text:p>
          </table:table-cell>
          <table:table-cell office:value-type="float" office:value="26375" calcext:value-type="float">
            <text:p>26375</text:p>
          </table:table-cell>
          <table:table-cell table:formula="of:=IF([.B200]&gt;[.G200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8</text:p>
          </table:table-cell>
          <table:table-cell office:value-type="float" office:value="69701" calcext:value-type="float">
            <text:p>69701</text:p>
          </table:table-cell>
          <table:table-cell office:value-type="float" office:value="69663" calcext:value-type="float">
            <text:p>69663</text:p>
          </table:table-cell>
          <table:table-cell office:value-type="float" office:value="69641" calcext:value-type="float">
            <text:p>69641</text:p>
          </table:table-cell>
          <table:table-cell office:value-type="float" office:value="69562" calcext:value-type="float">
            <text:p>69562</text:p>
          </table:table-cell>
          <table:table-cell office:value-type="float" office:value="69370" calcext:value-type="float">
            <text:p>69370</text:p>
          </table:table-cell>
          <table:table-cell office:value-type="float" office:value="68996" calcext:value-type="float">
            <text:p>68996</text:p>
          </table:table-cell>
          <table:table-cell table:formula="of:=IF([.B201]&gt;[.G201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9</text:p>
          </table:table-cell>
          <table:table-cell office:value-type="float" office:value="56536" calcext:value-type="float">
            <text:p>56536</text:p>
          </table:table-cell>
          <table:table-cell office:value-type="float" office:value="56352" calcext:value-type="float">
            <text:p>56352</text:p>
          </table:table-cell>
          <table:table-cell office:value-type="float" office:value="56086" calcext:value-type="float">
            <text:p>56086</text:p>
          </table:table-cell>
          <table:table-cell office:value-type="float" office:value="55652" calcext:value-type="float">
            <text:p>55652</text:p>
          </table:table-cell>
          <table:table-cell office:value-type="float" office:value="55217" calcext:value-type="float">
            <text:p>55217</text:p>
          </table:table-cell>
          <table:table-cell office:value-type="float" office:value="54711" calcext:value-type="float">
            <text:p>54711</text:p>
          </table:table-cell>
          <table:table-cell table:formula="of:=IF([.B202]&gt;[.G202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0</text:p>
          </table:table-cell>
          <table:table-cell office:value-type="float" office:value="80201" calcext:value-type="float">
            <text:p>80201</text:p>
          </table:table-cell>
          <table:table-cell office:value-type="float" office:value="80464" calcext:value-type="float">
            <text:p>80464</text:p>
          </table:table-cell>
          <table:table-cell office:value-type="float" office:value="80741" calcext:value-type="float">
            <text:p>80741</text:p>
          </table:table-cell>
          <table:table-cell office:value-type="float" office:value="80834" calcext:value-type="float">
            <text:p>80834</text:p>
          </table:table-cell>
          <table:table-cell office:value-type="float" office:value="81049" calcext:value-type="float">
            <text:p>81049</text:p>
          </table:table-cell>
          <table:table-cell office:value-type="float" office:value="81226" calcext:value-type="float">
            <text:p>81226</text:p>
          </table:table-cell>
          <table:table-cell table:formula="of:=IF([.B203]&gt;[.G20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1</text:p>
          </table:table-cell>
          <table:table-cell office:value-type="float" office:value="136263" calcext:value-type="float">
            <text:p>136263</text:p>
          </table:table-cell>
          <table:table-cell office:value-type="float" office:value="136315" calcext:value-type="float">
            <text:p>136315</text:p>
          </table:table-cell>
          <table:table-cell office:value-type="float" office:value="136666" calcext:value-type="float">
            <text:p>136666</text:p>
          </table:table-cell>
          <table:table-cell office:value-type="float" office:value="136673" calcext:value-type="float">
            <text:p>136673</text:p>
          </table:table-cell>
          <table:table-cell office:value-type="float" office:value="136660" calcext:value-type="float">
            <text:p>136660</text:p>
          </table:table-cell>
          <table:table-cell office:value-type="float" office:value="136441" calcext:value-type="float">
            <text:p>136441</text:p>
          </table:table-cell>
          <table:table-cell table:formula="of:=IF([.B204]&gt;[.G20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2</text:p>
          </table:table-cell>
          <table:table-cell office:value-type="float" office:value="67178" calcext:value-type="float">
            <text:p>67178</text:p>
          </table:table-cell>
          <table:table-cell office:value-type="float" office:value="66911" calcext:value-type="float">
            <text:p>66911</text:p>
          </table:table-cell>
          <table:table-cell office:value-type="float" office:value="66917" calcext:value-type="float">
            <text:p>66917</text:p>
          </table:table-cell>
          <table:table-cell office:value-type="float" office:value="66843" calcext:value-type="float">
            <text:p>66843</text:p>
          </table:table-cell>
          <table:table-cell office:value-type="float" office:value="66589" calcext:value-type="float">
            <text:p>66589</text:p>
          </table:table-cell>
          <table:table-cell office:value-type="float" office:value="66221" calcext:value-type="float">
            <text:p>66221</text:p>
          </table:table-cell>
          <table:table-cell table:formula="of:=IF([.B205]&gt;[.G205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3</text:p>
          </table:table-cell>
          <table:table-cell office:value-type="float" office:value="74315" calcext:value-type="float">
            <text:p>74315</text:p>
          </table:table-cell>
          <table:table-cell office:value-type="float" office:value="74360" calcext:value-type="float">
            <text:p>74360</text:p>
          </table:table-cell>
          <table:table-cell office:value-type="float" office:value="74440" calcext:value-type="float">
            <text:p>74440</text:p>
          </table:table-cell>
          <table:table-cell office:value-type="float" office:value="74398" calcext:value-type="float">
            <text:p>74398</text:p>
          </table:table-cell>
          <table:table-cell office:value-type="float" office:value="74061" calcext:value-type="float">
            <text:p>74061</text:p>
          </table:table-cell>
          <table:table-cell office:value-type="float" office:value="73919" calcext:value-type="float">
            <text:p>73919</text:p>
          </table:table-cell>
          <table:table-cell table:formula="of:=IF([.B206]&gt;[.G206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4</text:p>
          </table:table-cell>
          <table:table-cell office:value-type="float" office:value="78869" calcext:value-type="float">
            <text:p>78869</text:p>
          </table:table-cell>
          <table:table-cell office:value-type="float" office:value="78735" calcext:value-type="float">
            <text:p>78735</text:p>
          </table:table-cell>
          <table:table-cell office:value-type="float" office:value="78644" calcext:value-type="float">
            <text:p>78644</text:p>
          </table:table-cell>
          <table:table-cell office:value-type="float" office:value="78458" calcext:value-type="float">
            <text:p>78458</text:p>
          </table:table-cell>
          <table:table-cell office:value-type="float" office:value="78362" calcext:value-type="float">
            <text:p>78362</text:p>
          </table:table-cell>
          <table:table-cell office:value-type="float" office:value="77979" calcext:value-type="float">
            <text:p>77979</text:p>
          </table:table-cell>
          <table:table-cell table:formula="of:=IF([.B207]&gt;[.G20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5</text:p>
          </table:table-cell>
          <table:table-cell office:value-type="float" office:value="73756" calcext:value-type="float">
            <text:p>73756</text:p>
          </table:table-cell>
          <table:table-cell office:value-type="float" office:value="73956" calcext:value-type="float">
            <text:p>73956</text:p>
          </table:table-cell>
          <table:table-cell office:value-type="float" office:value="74198" calcext:value-type="float">
            <text:p>74198</text:p>
          </table:table-cell>
          <table:table-cell office:value-type="float" office:value="74374" calcext:value-type="float">
            <text:p>74374</text:p>
          </table:table-cell>
          <table:table-cell office:value-type="float" office:value="74515" calcext:value-type="float">
            <text:p>74515</text:p>
          </table:table-cell>
          <table:table-cell office:value-type="float" office:value="74573" calcext:value-type="float">
            <text:p>74573</text:p>
          </table:table-cell>
          <table:table-cell table:formula="of:=IF([.B208]&gt;[.G20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6</text:p>
          </table:table-cell>
          <table:table-cell office:value-type="float" office:value="167342" calcext:value-type="float">
            <text:p>167342</text:p>
          </table:table-cell>
          <table:table-cell office:value-type="float" office:value="167738" calcext:value-type="float">
            <text:p>167738</text:p>
          </table:table-cell>
          <table:table-cell office:value-type="float" office:value="169165" calcext:value-type="float">
            <text:p>169165</text:p>
          </table:table-cell>
          <table:table-cell office:value-type="float" office:value="168167" calcext:value-type="float">
            <text:p>168167</text:p>
          </table:table-cell>
          <table:table-cell office:value-type="float" office:value="169438" calcext:value-type="float">
            <text:p>169438</text:p>
          </table:table-cell>
          <table:table-cell office:value-type="float" office:value="169325" calcext:value-type="float">
            <text:p>169325</text:p>
          </table:table-cell>
          <table:table-cell table:formula="of:=IF([.B209]&gt;[.G20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7</text:p>
          </table:table-cell>
          <table:table-cell office:value-type="float" office:value="95645" calcext:value-type="float">
            <text:p>95645</text:p>
          </table:table-cell>
          <table:table-cell office:value-type="float" office:value="95279" calcext:value-type="float">
            <text:p>95279</text:p>
          </table:table-cell>
          <table:table-cell office:value-type="float" office:value="95035" calcext:value-type="float">
            <text:p>95035</text:p>
          </table:table-cell>
          <table:table-cell office:value-type="float" office:value="94758" calcext:value-type="float">
            <text:p>94758</text:p>
          </table:table-cell>
          <table:table-cell office:value-type="float" office:value="94385" calcext:value-type="float">
            <text:p>94385</text:p>
          </table:table-cell>
          <table:table-cell office:value-type="float" office:value="93818" calcext:value-type="float">
            <text:p>93818</text:p>
          </table:table-cell>
          <table:table-cell table:formula="of:=IF([.B210]&gt;[.G210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8</text:p>
          </table:table-cell>
          <table:table-cell office:value-type="float" office:value="107946" calcext:value-type="float">
            <text:p>107946</text:p>
          </table:table-cell>
          <table:table-cell office:value-type="float" office:value="107576" calcext:value-type="float">
            <text:p>107576</text:p>
          </table:table-cell>
          <table:table-cell office:value-type="float" office:value="107138" calcext:value-type="float">
            <text:p>107138</text:p>
          </table:table-cell>
          <table:table-cell office:value-type="float" office:value="106619" calcext:value-type="float">
            <text:p>106619</text:p>
          </table:table-cell>
          <table:table-cell office:value-type="float" office:value="106037" calcext:value-type="float">
            <text:p>106037</text:p>
          </table:table-cell>
          <table:table-cell office:value-type="float" office:value="105431" calcext:value-type="float">
            <text:p>105431</text:p>
          </table:table-cell>
          <table:table-cell table:formula="of:=IF([.B211]&gt;[.G211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9</text:p>
          </table:table-cell>
          <table:table-cell office:value-type="float" office:value="61852" calcext:value-type="float">
            <text:p>61852</text:p>
          </table:table-cell>
          <table:table-cell office:value-type="float" office:value="61781" calcext:value-type="float">
            <text:p>61781</text:p>
          </table:table-cell>
          <table:table-cell office:value-type="float" office:value="61690" calcext:value-type="float">
            <text:p>61690</text:p>
          </table:table-cell>
          <table:table-cell office:value-type="float" office:value="61558" calcext:value-type="float">
            <text:p>61558</text:p>
          </table:table-cell>
          <table:table-cell office:value-type="float" office:value="61386" calcext:value-type="float">
            <text:p>61386</text:p>
          </table:table-cell>
          <table:table-cell office:value-type="float" office:value="61161" calcext:value-type="float">
            <text:p>61161</text:p>
          </table:table-cell>
          <table:table-cell table:formula="of:=IF([.B212]&gt;[.G212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0</text:p>
          </table:table-cell>
          <table:table-cell office:value-type="float" office:value="53711" calcext:value-type="float">
            <text:p>53711</text:p>
          </table:table-cell>
          <table:table-cell office:value-type="float" office:value="53481" calcext:value-type="float">
            <text:p>53481</text:p>
          </table:table-cell>
          <table:table-cell office:value-type="float" office:value="53388" calcext:value-type="float">
            <text:p>53388</text:p>
          </table:table-cell>
          <table:table-cell office:value-type="float" office:value="53236" calcext:value-type="float">
            <text:p>53236</text:p>
          </table:table-cell>
          <table:table-cell office:value-type="float" office:value="52965" calcext:value-type="float">
            <text:p>52965</text:p>
          </table:table-cell>
          <table:table-cell office:value-type="float" office:value="52720" calcext:value-type="float">
            <text:p>52720</text:p>
          </table:table-cell>
          <table:table-cell table:formula="of:=IF([.B213]&gt;[.G213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1</text:p>
          </table:table-cell>
          <table:table-cell office:value-type="float" office:value="46775" calcext:value-type="float">
            <text:p>46775</text:p>
          </table:table-cell>
          <table:table-cell office:value-type="float" office:value="46565" calcext:value-type="float">
            <text:p>46565</text:p>
          </table:table-cell>
          <table:table-cell office:value-type="float" office:value="46600" calcext:value-type="float">
            <text:p>46600</text:p>
          </table:table-cell>
          <table:table-cell office:value-type="float" office:value="46511" calcext:value-type="float">
            <text:p>46511</text:p>
          </table:table-cell>
          <table:table-cell office:value-type="float" office:value="46291" calcext:value-type="float">
            <text:p>46291</text:p>
          </table:table-cell>
          <table:table-cell office:value-type="float" office:value="45948" calcext:value-type="float">
            <text:p>45948</text:p>
          </table:table-cell>
          <table:table-cell table:formula="of:=IF([.B214]&gt;[.G21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2</text:p>
          </table:table-cell>
          <table:table-cell office:value-type="float" office:value="62720" calcext:value-type="float">
            <text:p>62720</text:p>
          </table:table-cell>
          <table:table-cell office:value-type="float" office:value="62154" calcext:value-type="float">
            <text:p>62154</text:p>
          </table:table-cell>
          <table:table-cell office:value-type="float" office:value="61808" calcext:value-type="float">
            <text:p>61808</text:p>
          </table:table-cell>
          <table:table-cell office:value-type="float" office:value="61251" calcext:value-type="float">
            <text:p>61251</text:p>
          </table:table-cell>
          <table:table-cell office:value-type="float" office:value="60689" calcext:value-type="float">
            <text:p>60689</text:p>
          </table:table-cell>
          <table:table-cell office:value-type="float" office:value="59779" calcext:value-type="float">
            <text:p>59779</text:p>
          </table:table-cell>
          <table:table-cell table:formula="of:=IF([.B215]&gt;[.G215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3</text:p>
          </table:table-cell>
          <table:table-cell office:value-type="float" office:value="185896" calcext:value-type="float">
            <text:p>185896</text:p>
          </table:table-cell>
          <table:table-cell office:value-type="float" office:value="188021" calcext:value-type="float">
            <text:p>188021</text:p>
          </table:table-cell>
          <table:table-cell office:value-type="float" office:value="189662" calcext:value-type="float">
            <text:p>189662</text:p>
          </table:table-cell>
          <table:table-cell office:value-type="float" office:value="193883" calcext:value-type="float">
            <text:p>193883</text:p>
          </table:table-cell>
          <table:table-cell office:value-type="float" office:value="196208" calcext:value-type="float">
            <text:p>196208</text:p>
          </table:table-cell>
          <table:table-cell office:value-type="float" office:value="197863" calcext:value-type="float">
            <text:p>197863</text:p>
          </table:table-cell>
          <table:table-cell table:formula="of:=IF([.B216]&gt;[.G21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4</text:p>
          </table:table-cell>
          <table:table-cell office:value-type="float" office:value="47816" calcext:value-type="float">
            <text:p>47816</text:p>
          </table:table-cell>
          <table:table-cell office:value-type="float" office:value="47595" calcext:value-type="float">
            <text:p>47595</text:p>
          </table:table-cell>
          <table:table-cell office:value-type="float" office:value="47387" calcext:value-type="float">
            <text:p>47387</text:p>
          </table:table-cell>
          <table:table-cell office:value-type="float" office:value="47047" calcext:value-type="float">
            <text:p>47047</text:p>
          </table:table-cell>
          <table:table-cell office:value-type="float" office:value="46745" calcext:value-type="float">
            <text:p>46745</text:p>
          </table:table-cell>
          <table:table-cell office:value-type="float" office:value="46360" calcext:value-type="float">
            <text:p>46360</text:p>
          </table:table-cell>
          <table:table-cell table:formula="of:=IF([.B217]&gt;[.G21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1</text:p>
          </table:table-cell>
          <table:table-cell office:value-type="float" office:value="59103" calcext:value-type="float">
            <text:p>59103</text:p>
          </table:table-cell>
          <table:table-cell office:value-type="float" office:value="58905" calcext:value-type="float">
            <text:p>58905</text:p>
          </table:table-cell>
          <table:table-cell office:value-type="float" office:value="58669" calcext:value-type="float">
            <text:p>58669</text:p>
          </table:table-cell>
          <table:table-cell office:value-type="float" office:value="58367" calcext:value-type="float">
            <text:p>58367</text:p>
          </table:table-cell>
          <table:table-cell office:value-type="float" office:value="58068" calcext:value-type="float">
            <text:p>58068</text:p>
          </table:table-cell>
          <table:table-cell office:value-type="float" office:value="57651" calcext:value-type="float">
            <text:p>57651</text:p>
          </table:table-cell>
          <table:table-cell table:formula="of:=IF([.B218]&gt;[.G21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2</text:p>
          </table:table-cell>
          <table:table-cell office:value-type="float" office:value="145517" calcext:value-type="float">
            <text:p>145517</text:p>
          </table:table-cell>
          <table:table-cell office:value-type="float" office:value="146254" calcext:value-type="float">
            <text:p>146254</text:p>
          </table:table-cell>
          <table:table-cell office:value-type="float" office:value="147002" calcext:value-type="float">
            <text:p>147002</text:p>
          </table:table-cell>
          <table:table-cell office:value-type="float" office:value="148145" calcext:value-type="float">
            <text:p>148145</text:p>
          </table:table-cell>
          <table:table-cell office:value-type="float" office:value="149611" calcext:value-type="float">
            <text:p>149611</text:p>
          </table:table-cell>
          <table:table-cell office:value-type="float" office:value="150845" calcext:value-type="float">
            <text:p>150845</text:p>
          </table:table-cell>
          <table:table-cell table:formula="of:=IF([.B219]&gt;[.G21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3</text:p>
          </table:table-cell>
          <table:table-cell office:value-type="float" office:value="56562" calcext:value-type="float">
            <text:p>56562</text:p>
          </table:table-cell>
          <table:table-cell office:value-type="float" office:value="56075" calcext:value-type="float">
            <text:p>56075</text:p>
          </table:table-cell>
          <table:table-cell office:value-type="float" office:value="55427" calcext:value-type="float">
            <text:p>55427</text:p>
          </table:table-cell>
          <table:table-cell office:value-type="float" office:value="54863" calcext:value-type="float">
            <text:p>54863</text:p>
          </table:table-cell>
          <table:table-cell office:value-type="float" office:value="54353" calcext:value-type="float">
            <text:p>54353</text:p>
          </table:table-cell>
          <table:table-cell office:value-type="float" office:value="53695" calcext:value-type="float">
            <text:p>53695</text:p>
          </table:table-cell>
          <table:table-cell table:formula="of:=IF([.B220]&gt;[.G220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4</text:p>
          </table:table-cell>
          <table:table-cell office:value-type="float" office:value="48357" calcext:value-type="float">
            <text:p>48357</text:p>
          </table:table-cell>
          <table:table-cell office:value-type="float" office:value="48041" calcext:value-type="float">
            <text:p>48041</text:p>
          </table:table-cell>
          <table:table-cell office:value-type="float" office:value="47781" calcext:value-type="float">
            <text:p>47781</text:p>
          </table:table-cell>
          <table:table-cell office:value-type="float" office:value="47518" calcext:value-type="float">
            <text:p>47518</text:p>
          </table:table-cell>
          <table:table-cell office:value-type="float" office:value="47210" calcext:value-type="float">
            <text:p>47210</text:p>
          </table:table-cell>
          <table:table-cell office:value-type="float" office:value="46792" calcext:value-type="float">
            <text:p>46792</text:p>
          </table:table-cell>
          <table:table-cell table:formula="of:=IF([.B221]&gt;[.G221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5</text:p>
          </table:table-cell>
          <table:table-cell office:value-type="float" office:value="44567" calcext:value-type="float">
            <text:p>44567</text:p>
          </table:table-cell>
          <table:table-cell office:value-type="float" office:value="44146" calcext:value-type="float">
            <text:p>44146</text:p>
          </table:table-cell>
          <table:table-cell office:value-type="float" office:value="43745" calcext:value-type="float">
            <text:p>43745</text:p>
          </table:table-cell>
          <table:table-cell office:value-type="float" office:value="43143" calcext:value-type="float">
            <text:p>43143</text:p>
          </table:table-cell>
          <table:table-cell office:value-type="float" office:value="42610" calcext:value-type="float">
            <text:p>42610</text:p>
          </table:table-cell>
          <table:table-cell office:value-type="float" office:value="41991" calcext:value-type="float">
            <text:p>41991</text:p>
          </table:table-cell>
          <table:table-cell table:formula="of:=IF([.B222]&gt;[.G222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</text:p>
          </table:table-cell>
          <table:table-cell office:value-type="float" office:value="39162" calcext:value-type="float">
            <text:p>39162</text:p>
          </table:table-cell>
          <table:table-cell office:value-type="float" office:value="38995" calcext:value-type="float">
            <text:p>38995</text:p>
          </table:table-cell>
          <table:table-cell office:value-type="float" office:value="38748" calcext:value-type="float">
            <text:p>38748</text:p>
          </table:table-cell>
          <table:table-cell office:value-type="float" office:value="38396" calcext:value-type="float">
            <text:p>38396</text:p>
          </table:table-cell>
          <table:table-cell office:value-type="float" office:value="38057" calcext:value-type="float">
            <text:p>38057</text:p>
          </table:table-cell>
          <table:table-cell office:value-type="float" office:value="37887" calcext:value-type="float">
            <text:p>37887</text:p>
          </table:table-cell>
          <table:table-cell table:formula="of:=IF([.B223]&gt;[.G223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7</text:p>
          </table:table-cell>
          <table:table-cell office:value-type="float" office:value="51439" calcext:value-type="float">
            <text:p>51439</text:p>
          </table:table-cell>
          <table:table-cell office:value-type="float" office:value="51305" calcext:value-type="float">
            <text:p>51305</text:p>
          </table:table-cell>
          <table:table-cell office:value-type="float" office:value="51084" calcext:value-type="float">
            <text:p>51084</text:p>
          </table:table-cell>
          <table:table-cell office:value-type="float" office:value="51000" calcext:value-type="float">
            <text:p>51000</text:p>
          </table:table-cell>
          <table:table-cell office:value-type="float" office:value="50943" calcext:value-type="float">
            <text:p>50943</text:p>
          </table:table-cell>
          <table:table-cell office:value-type="float" office:value="50819" calcext:value-type="float">
            <text:p>50819</text:p>
          </table:table-cell>
          <table:table-cell table:formula="of:=IF([.B224]&gt;[.G22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8</text:p>
          </table:table-cell>
          <table:table-cell office:value-type="float" office:value="41544" calcext:value-type="float">
            <text:p>41544</text:p>
          </table:table-cell>
          <table:table-cell office:value-type="float" office:value="41254" calcext:value-type="float">
            <text:p>41254</text:p>
          </table:table-cell>
          <table:table-cell office:value-type="float" office:value="41011" calcext:value-type="float">
            <text:p>41011</text:p>
          </table:table-cell>
          <table:table-cell office:value-type="float" office:value="40712" calcext:value-type="float">
            <text:p>40712</text:p>
          </table:table-cell>
          <table:table-cell office:value-type="float" office:value="40412" calcext:value-type="float">
            <text:p>40412</text:p>
          </table:table-cell>
          <table:table-cell office:value-type="float" office:value="40070" calcext:value-type="float">
            <text:p>40070</text:p>
          </table:table-cell>
          <table:table-cell table:formula="of:=IF([.B225]&gt;[.G225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9</text:p>
          </table:table-cell>
          <table:table-cell office:value-type="float" office:value="20606" calcext:value-type="float">
            <text:p>20606</text:p>
          </table:table-cell>
          <table:table-cell office:value-type="float" office:value="20417" calcext:value-type="float">
            <text:p>20417</text:p>
          </table:table-cell>
          <table:table-cell office:value-type="float" office:value="20270" calcext:value-type="float">
            <text:p>20270</text:p>
          </table:table-cell>
          <table:table-cell office:value-type="float" office:value="20092" calcext:value-type="float">
            <text:p>20092</text:p>
          </table:table-cell>
          <table:table-cell office:value-type="float" office:value="19914" calcext:value-type="float">
            <text:p>19914</text:p>
          </table:table-cell>
          <table:table-cell office:value-type="float" office:value="19689" calcext:value-type="float">
            <text:p>19689</text:p>
          </table:table-cell>
          <table:table-cell table:formula="of:=IF([.B226]&gt;[.G226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</text:p>
          </table:table-cell>
          <table:table-cell office:value-type="float" office:value="46072" calcext:value-type="float">
            <text:p>46072</text:p>
          </table:table-cell>
          <table:table-cell office:value-type="float" office:value="45538" calcext:value-type="float">
            <text:p>45538</text:p>
          </table:table-cell>
          <table:table-cell office:value-type="float" office:value="45191" calcext:value-type="float">
            <text:p>45191</text:p>
          </table:table-cell>
          <table:table-cell office:value-type="float" office:value="44689" calcext:value-type="float">
            <text:p>44689</text:p>
          </table:table-cell>
          <table:table-cell office:value-type="float" office:value="44193" calcext:value-type="float">
            <text:p>44193</text:p>
          </table:table-cell>
          <table:table-cell office:value-type="float" office:value="43618" calcext:value-type="float">
            <text:p>43618</text:p>
          </table:table-cell>
          <table:table-cell table:formula="of:=IF([.B227]&gt;[.G22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</text:p>
          </table:table-cell>
          <table:table-cell office:value-type="float" office:value="69375" calcext:value-type="float">
            <text:p>69375</text:p>
          </table:table-cell>
          <table:table-cell office:value-type="float" office:value="68664" calcext:value-type="float">
            <text:p>68664</text:p>
          </table:table-cell>
          <table:table-cell office:value-type="float" office:value="68188" calcext:value-type="float">
            <text:p>68188</text:p>
          </table:table-cell>
          <table:table-cell office:value-type="float" office:value="67466" calcext:value-type="float">
            <text:p>67466</text:p>
          </table:table-cell>
          <table:table-cell office:value-type="float" office:value="66686" calcext:value-type="float">
            <text:p>66686</text:p>
          </table:table-cell>
          <table:table-cell office:value-type="float" office:value="65883" calcext:value-type="float">
            <text:p>65883</text:p>
          </table:table-cell>
          <table:table-cell table:formula="of:=IF([.B228]&gt;[.G22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</text:p>
          </table:table-cell>
          <table:table-cell office:value-type="float" office:value="35932" calcext:value-type="float">
            <text:p>35932</text:p>
          </table:table-cell>
          <table:table-cell office:value-type="float" office:value="35929" calcext:value-type="float">
            <text:p>35929</text:p>
          </table:table-cell>
          <table:table-cell office:value-type="float" office:value="35955" calcext:value-type="float">
            <text:p>35955</text:p>
          </table:table-cell>
          <table:table-cell office:value-type="float" office:value="35792" calcext:value-type="float">
            <text:p>35792</text:p>
          </table:table-cell>
          <table:table-cell office:value-type="float" office:value="35674" calcext:value-type="float">
            <text:p>35674</text:p>
          </table:table-cell>
          <table:table-cell office:value-type="float" office:value="35577" calcext:value-type="float">
            <text:p>35577</text:p>
          </table:table-cell>
          <table:table-cell table:formula="of:=IF([.B229]&gt;[.G229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</text:p>
          </table:table-cell>
          <table:table-cell office:value-type="float" office:value="58177" calcext:value-type="float">
            <text:p>58177</text:p>
          </table:table-cell>
          <table:table-cell office:value-type="float" office:value="57903" calcext:value-type="float">
            <text:p>57903</text:p>
          </table:table-cell>
          <table:table-cell office:value-type="float" office:value="57516" calcext:value-type="float">
            <text:p>57516</text:p>
          </table:table-cell>
          <table:table-cell office:value-type="float" office:value="57248" calcext:value-type="float">
            <text:p>57248</text:p>
          </table:table-cell>
          <table:table-cell office:value-type="float" office:value="56860" calcext:value-type="float">
            <text:p>56860</text:p>
          </table:table-cell>
          <table:table-cell office:value-type="float" office:value="56408" calcext:value-type="float">
            <text:p>56408</text:p>
          </table:table-cell>
          <table:table-cell table:formula="of:=IF([.B230]&gt;[.G230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</text:p>
          </table:table-cell>
          <table:table-cell office:value-type="float" office:value="44299" calcext:value-type="float">
            <text:p>44299</text:p>
          </table:table-cell>
          <table:table-cell office:value-type="float" office:value="44143" calcext:value-type="float">
            <text:p>44143</text:p>
          </table:table-cell>
          <table:table-cell office:value-type="float" office:value="44027" calcext:value-type="float">
            <text:p>44027</text:p>
          </table:table-cell>
          <table:table-cell office:value-type="float" office:value="43816" calcext:value-type="float">
            <text:p>43816</text:p>
          </table:table-cell>
          <table:table-cell office:value-type="float" office:value="43505" calcext:value-type="float">
            <text:p>43505</text:p>
          </table:table-cell>
          <table:table-cell office:value-type="float" office:value="43191" calcext:value-type="float">
            <text:p>43191</text:p>
          </table:table-cell>
          <table:table-cell table:formula="of:=IF([.B231]&gt;[.G231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61</text:p>
          </table:table-cell>
          <table:table-cell office:value-type="float" office:value="295981" calcext:value-type="float">
            <text:p>295981</text:p>
          </table:table-cell>
          <table:table-cell office:value-type="float" office:value="296628" calcext:value-type="float">
            <text:p>296628</text:p>
          </table:table-cell>
          <table:table-cell office:value-type="float" office:value="297288" calcext:value-type="float">
            <text:p>297288</text:p>
          </table:table-cell>
          <table:table-cell office:value-type="float" office:value="297459" calcext:value-type="float">
            <text:p>297459</text:p>
          </table:table-cell>
          <table:table-cell office:value-type="float" office:value="297554" calcext:value-type="float">
            <text:p>297554</text:p>
          </table:table-cell>
          <table:table-cell office:value-type="float" office:value="296958" calcext:value-type="float">
            <text:p>296958</text:p>
          </table:table-cell>
          <table:table-cell table:formula="of:=IF([.B232]&gt;[.G23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62</text:p>
          </table:table-cell>
          <table:table-cell office:value-type="float" office:value="62737" calcext:value-type="float">
            <text:p>62737</text:p>
          </table:table-cell>
          <table:table-cell office:value-type="float" office:value="62802" calcext:value-type="float">
            <text:p>62802</text:p>
          </table:table-cell>
          <table:table-cell office:value-type="float" office:value="63092" calcext:value-type="float">
            <text:p>63092</text:p>
          </table:table-cell>
          <table:table-cell office:value-type="float" office:value="63000" calcext:value-type="float">
            <text:p>63000</text:p>
          </table:table-cell>
          <table:table-cell office:value-type="float" office:value="62945" calcext:value-type="float">
            <text:p>62945</text:p>
          </table:table-cell>
          <table:table-cell office:value-type="float" office:value="62573" calcext:value-type="float">
            <text:p>62573</text:p>
          </table:table-cell>
          <table:table-cell table:formula="of:=IF([.B233]&gt;[.G233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63</text:p>
          </table:table-cell>
          <table:table-cell office:value-type="float" office:value="69370" calcext:value-type="float">
            <text:p>69370</text:p>
          </table:table-cell>
          <table:table-cell office:value-type="float" office:value="69626" calcext:value-type="float">
            <text:p>69626</text:p>
          </table:table-cell>
          <table:table-cell office:value-type="float" office:value="69554" calcext:value-type="float">
            <text:p>69554</text:p>
          </table:table-cell>
          <table:table-cell office:value-type="float" office:value="69827" calcext:value-type="float">
            <text:p>69827</text:p>
          </table:table-cell>
          <table:table-cell office:value-type="float" office:value="69758" calcext:value-type="float">
            <text:p>69758</text:p>
          </table:table-cell>
          <table:table-cell office:value-type="float" office:value="69639" calcext:value-type="float">
            <text:p>69639</text:p>
          </table:table-cell>
          <table:table-cell table:formula="of:=IF([.B234]&gt;[.G23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1</text:p>
          </table:table-cell>
          <table:table-cell office:value-type="float" office:value="78780" calcext:value-type="float">
            <text:p>78780</text:p>
          </table:table-cell>
          <table:table-cell office:value-type="float" office:value="78834" calcext:value-type="float">
            <text:p>78834</text:p>
          </table:table-cell>
          <table:table-cell office:value-type="float" office:value="79134" calcext:value-type="float">
            <text:p>79134</text:p>
          </table:table-cell>
          <table:table-cell office:value-type="float" office:value="79299" calcext:value-type="float">
            <text:p>79299</text:p>
          </table:table-cell>
          <table:table-cell office:value-type="float" office:value="79198" calcext:value-type="float">
            <text:p>79198</text:p>
          </table:table-cell>
          <table:table-cell office:value-type="float" office:value="79114" calcext:value-type="float">
            <text:p>79114</text:p>
          </table:table-cell>
          <table:table-cell table:formula="of:=IF([.B235]&gt;[.G23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2</text:p>
          </table:table-cell>
          <table:table-cell office:value-type="float" office:value="96627" calcext:value-type="float">
            <text:p>96627</text:p>
          </table:table-cell>
          <table:table-cell office:value-type="float" office:value="96952" calcext:value-type="float">
            <text:p>96952</text:p>
          </table:table-cell>
          <table:table-cell office:value-type="float" office:value="97251" calcext:value-type="float">
            <text:p>97251</text:p>
          </table:table-cell>
          <table:table-cell office:value-type="float" office:value="97551" calcext:value-type="float">
            <text:p>97551</text:p>
          </table:table-cell>
          <table:table-cell office:value-type="float" office:value="97645" calcext:value-type="float">
            <text:p>97645</text:p>
          </table:table-cell>
          <table:table-cell office:value-type="float" office:value="97661" calcext:value-type="float">
            <text:p>97661</text:p>
          </table:table-cell>
          <table:table-cell table:formula="of:=IF([.B236]&gt;[.G23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3</text:p>
          </table:table-cell>
          <table:table-cell office:value-type="float" office:value="56887" calcext:value-type="float">
            <text:p>56887</text:p>
          </table:table-cell>
          <table:table-cell office:value-type="float" office:value="56782" calcext:value-type="float">
            <text:p>56782</text:p>
          </table:table-cell>
          <table:table-cell office:value-type="float" office:value="56678" calcext:value-type="float">
            <text:p>56678</text:p>
          </table:table-cell>
          <table:table-cell office:value-type="float" office:value="56370" calcext:value-type="float">
            <text:p>56370</text:p>
          </table:table-cell>
          <table:table-cell office:value-type="float" office:value="56085" calcext:value-type="float">
            <text:p>56085</text:p>
          </table:table-cell>
          <table:table-cell office:value-type="float" office:value="55835" calcext:value-type="float">
            <text:p>55835</text:p>
          </table:table-cell>
          <table:table-cell table:formula="of:=IF([.B237]&gt;[.G23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4</text:p>
          </table:table-cell>
          <table:table-cell office:value-type="float" office:value="109394" calcext:value-type="float">
            <text:p>109394</text:p>
          </table:table-cell>
          <table:table-cell office:value-type="float" office:value="111675" calcext:value-type="float">
            <text:p>111675</text:p>
          </table:table-cell>
          <table:table-cell office:value-type="float" office:value="113983" calcext:value-type="float">
            <text:p>113983</text:p>
          </table:table-cell>
          <table:table-cell office:value-type="float" office:value="116199" calcext:value-type="float">
            <text:p>116199</text:p>
          </table:table-cell>
          <table:table-cell office:value-type="float" office:value="118489" calcext:value-type="float">
            <text:p>118489</text:p>
          </table:table-cell>
          <table:table-cell office:value-type="float" office:value="120327" calcext:value-type="float">
            <text:p>120327</text:p>
          </table:table-cell>
          <table:table-cell table:formula="of:=IF([.B238]&gt;[.G23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5</text:p>
          </table:table-cell>
          <table:table-cell office:value-type="float" office:value="128925" calcext:value-type="float">
            <text:p>128925</text:p>
          </table:table-cell>
          <table:table-cell office:value-type="float" office:value="131071" calcext:value-type="float">
            <text:p>131071</text:p>
          </table:table-cell>
          <table:table-cell office:value-type="float" office:value="133841" calcext:value-type="float">
            <text:p>133841</text:p>
          </table:table-cell>
          <table:table-cell office:value-type="float" office:value="136619" calcext:value-type="float">
            <text:p>136619</text:p>
          </table:table-cell>
          <table:table-cell office:value-type="float" office:value="139397" calcext:value-type="float">
            <text:p>139397</text:p>
          </table:table-cell>
          <table:table-cell office:value-type="float" office:value="141892" calcext:value-type="float">
            <text:p>141892</text:p>
          </table:table-cell>
          <table:table-cell table:formula="of:=IF([.B239]&gt;[.G23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6</text:p>
          </table:table-cell>
          <table:table-cell office:value-type="float" office:value="71624" calcext:value-type="float">
            <text:p>71624</text:p>
          </table:table-cell>
          <table:table-cell office:value-type="float" office:value="71771" calcext:value-type="float">
            <text:p>71771</text:p>
          </table:table-cell>
          <table:table-cell office:value-type="float" office:value="72311" calcext:value-type="float">
            <text:p>72311</text:p>
          </table:table-cell>
          <table:table-cell office:value-type="float" office:value="72528" calcext:value-type="float">
            <text:p>72528</text:p>
          </table:table-cell>
          <table:table-cell office:value-type="float" office:value="72688" calcext:value-type="float">
            <text:p>72688</text:p>
          </table:table-cell>
          <table:table-cell office:value-type="float" office:value="72923" calcext:value-type="float">
            <text:p>72923</text:p>
          </table:table-cell>
          <table:table-cell table:formula="of:=IF([.B240]&gt;[.G24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7</text:p>
          </table:table-cell>
          <table:table-cell office:value-type="float" office:value="83464" calcext:value-type="float">
            <text:p>83464</text:p>
          </table:table-cell>
          <table:table-cell office:value-type="float" office:value="83495" calcext:value-type="float">
            <text:p>83495</text:p>
          </table:table-cell>
          <table:table-cell office:value-type="float" office:value="83423" calcext:value-type="float">
            <text:p>83423</text:p>
          </table:table-cell>
          <table:table-cell office:value-type="float" office:value="83291" calcext:value-type="float">
            <text:p>83291</text:p>
          </table:table-cell>
          <table:table-cell office:value-type="float" office:value="83174" calcext:value-type="float">
            <text:p>83174</text:p>
          </table:table-cell>
          <table:table-cell office:value-type="float" office:value="82963" calcext:value-type="float">
            <text:p>82963</text:p>
          </table:table-cell>
          <table:table-cell table:formula="of:=IF([.B241]&gt;[.G241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8</text:p>
          </table:table-cell>
          <table:table-cell office:value-type="float" office:value="66187" calcext:value-type="float">
            <text:p>66187</text:p>
          </table:table-cell>
          <table:table-cell office:value-type="float" office:value="66177" calcext:value-type="float">
            <text:p>66177</text:p>
          </table:table-cell>
          <table:table-cell office:value-type="float" office:value="66333" calcext:value-type="float">
            <text:p>66333</text:p>
          </table:table-cell>
          <table:table-cell office:value-type="float" office:value="66280" calcext:value-type="float">
            <text:p>66280</text:p>
          </table:table-cell>
          <table:table-cell office:value-type="float" office:value="66115" calcext:value-type="float">
            <text:p>66115</text:p>
          </table:table-cell>
          <table:table-cell office:value-type="float" office:value="66083" calcext:value-type="float">
            <text:p>66083</text:p>
          </table:table-cell>
          <table:table-cell table:formula="of:=IF([.B242]&gt;[.G242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9</text:p>
          </table:table-cell>
          <table:table-cell office:value-type="float" office:value="64311" calcext:value-type="float">
            <text:p>64311</text:p>
          </table:table-cell>
          <table:table-cell office:value-type="float" office:value="64011" calcext:value-type="float">
            <text:p>64011</text:p>
          </table:table-cell>
          <table:table-cell office:value-type="float" office:value="63911" calcext:value-type="float">
            <text:p>63911</text:p>
          </table:table-cell>
          <table:table-cell office:value-type="float" office:value="63748" calcext:value-type="float">
            <text:p>63748</text:p>
          </table:table-cell>
          <table:table-cell office:value-type="float" office:value="63470" calcext:value-type="float">
            <text:p>63470</text:p>
          </table:table-cell>
          <table:table-cell office:value-type="float" office:value="63204" calcext:value-type="float">
            <text:p>63204</text:p>
          </table:table-cell>
          <table:table-cell table:formula="of:=IF([.B243]&gt;[.G243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0</text:p>
          </table:table-cell>
          <table:table-cell office:value-type="float" office:value="36154" calcext:value-type="float">
            <text:p>36154</text:p>
          </table:table-cell>
          <table:table-cell office:value-type="float" office:value="36018" calcext:value-type="float">
            <text:p>36018</text:p>
          </table:table-cell>
          <table:table-cell office:value-type="float" office:value="35891" calcext:value-type="float">
            <text:p>35891</text:p>
          </table:table-cell>
          <table:table-cell office:value-type="float" office:value="35746" calcext:value-type="float">
            <text:p>35746</text:p>
          </table:table-cell>
          <table:table-cell office:value-type="float" office:value="35580" calcext:value-type="float">
            <text:p>35580</text:p>
          </table:table-cell>
          <table:table-cell office:value-type="float" office:value="35438" calcext:value-type="float">
            <text:p>35438</text:p>
          </table:table-cell>
          <table:table-cell table:formula="of:=IF([.B244]&gt;[.G24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1</text:p>
          </table:table-cell>
          <table:table-cell office:value-type="float" office:value="83080" calcext:value-type="float">
            <text:p>83080</text:p>
          </table:table-cell>
          <table:table-cell office:value-type="float" office:value="83752" calcext:value-type="float">
            <text:p>83752</text:p>
          </table:table-cell>
          <table:table-cell office:value-type="float" office:value="84687" calcext:value-type="float">
            <text:p>84687</text:p>
          </table:table-cell>
          <table:table-cell office:value-type="float" office:value="85726" calcext:value-type="float">
            <text:p>85726</text:p>
          </table:table-cell>
          <table:table-cell office:value-type="float" office:value="86684" calcext:value-type="float">
            <text:p>86684</text:p>
          </table:table-cell>
          <table:table-cell office:value-type="float" office:value="87568" calcext:value-type="float">
            <text:p>87568</text:p>
          </table:table-cell>
          <table:table-cell table:formula="of:=IF([.B245]&gt;[.G24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2</text:p>
          </table:table-cell>
          <table:table-cell office:value-type="float" office:value="98140" calcext:value-type="float">
            <text:p>98140</text:p>
          </table:table-cell>
          <table:table-cell office:value-type="float" office:value="98501" calcext:value-type="float">
            <text:p>98501</text:p>
          </table:table-cell>
          <table:table-cell office:value-type="float" office:value="98737" calcext:value-type="float">
            <text:p>98737</text:p>
          </table:table-cell>
          <table:table-cell office:value-type="float" office:value="98816" calcext:value-type="float">
            <text:p>98816</text:p>
          </table:table-cell>
          <table:table-cell office:value-type="float" office:value="98686" calcext:value-type="float">
            <text:p>98686</text:p>
          </table:table-cell>
          <table:table-cell office:value-type="float" office:value="98832" calcext:value-type="float">
            <text:p>98832</text:p>
          </table:table-cell>
          <table:table-cell table:formula="of:=IF([.B246]&gt;[.G24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3</text:p>
          </table:table-cell>
          <table:table-cell office:value-type="float" office:value="127289" calcext:value-type="float">
            <text:p>127289</text:p>
          </table:table-cell>
          <table:table-cell office:value-type="float" office:value="127502" calcext:value-type="float">
            <text:p>127502</text:p>
          </table:table-cell>
          <table:table-cell office:value-type="float" office:value="127868" calcext:value-type="float">
            <text:p>127868</text:p>
          </table:table-cell>
          <table:table-cell office:value-type="float" office:value="128004" calcext:value-type="float">
            <text:p>128004</text:p>
          </table:table-cell>
          <table:table-cell office:value-type="float" office:value="128186" calcext:value-type="float">
            <text:p>128186</text:p>
          </table:table-cell>
          <table:table-cell office:value-type="float" office:value="128210" calcext:value-type="float">
            <text:p>128210</text:p>
          </table:table-cell>
          <table:table-cell table:formula="of:=IF([.B247]&gt;[.G24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6</text:p>
          </table:table-cell>
          <table:table-cell office:value-type="float" office:value="42377" calcext:value-type="float">
            <text:p>42377</text:p>
          </table:table-cell>
          <table:table-cell office:value-type="float" office:value="42250" calcext:value-type="float">
            <text:p>42250</text:p>
          </table:table-cell>
          <table:table-cell office:value-type="float" office:value="41946" calcext:value-type="float">
            <text:p>41946</text:p>
          </table:table-cell>
          <table:table-cell office:value-type="float" office:value="41569" calcext:value-type="float">
            <text:p>41569</text:p>
          </table:table-cell>
          <table:table-cell office:value-type="float" office:value="41302" calcext:value-type="float">
            <text:p>41302</text:p>
          </table:table-cell>
          <table:table-cell office:value-type="float" office:value="41104" calcext:value-type="float">
            <text:p>41104</text:p>
          </table:table-cell>
          <table:table-cell table:formula="of:=IF([.B248]&gt;[.G24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4</text:p>
          </table:table-cell>
          <table:table-cell office:value-type="float" office:value="115610" calcext:value-type="float">
            <text:p>115610</text:p>
          </table:table-cell>
          <table:table-cell office:value-type="float" office:value="115836" calcext:value-type="float">
            <text:p>115836</text:p>
          </table:table-cell>
          <table:table-cell office:value-type="float" office:value="115896" calcext:value-type="float">
            <text:p>115896</text:p>
          </table:table-cell>
          <table:table-cell office:value-type="float" office:value="115876" calcext:value-type="float">
            <text:p>115876</text:p>
          </table:table-cell>
          <table:table-cell office:value-type="float" office:value="115728" calcext:value-type="float">
            <text:p>115728</text:p>
          </table:table-cell>
          <table:table-cell office:value-type="float" office:value="115220" calcext:value-type="float">
            <text:p>115220</text:p>
          </table:table-cell>
          <table:table-cell table:formula="of:=IF([.B249]&gt;[.G249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5</text:p>
          </table:table-cell>
          <table:table-cell office:value-type="float" office:value="209407" calcext:value-type="float">
            <text:p>209407</text:p>
          </table:table-cell>
          <table:table-cell office:value-type="float" office:value="211455" calcext:value-type="float">
            <text:p>211455</text:p>
          </table:table-cell>
          <table:table-cell office:value-type="float" office:value="213803" calcext:value-type="float">
            <text:p>213803</text:p>
          </table:table-cell>
          <table:table-cell office:value-type="float" office:value="215908" calcext:value-type="float">
            <text:p>215908</text:p>
          </table:table-cell>
          <table:table-cell office:value-type="float" office:value="217846" calcext:value-type="float">
            <text:p>217846</text:p>
          </table:table-cell>
          <table:table-cell office:value-type="float" office:value="219457" calcext:value-type="float">
            <text:p>219457</text:p>
          </table:table-cell>
          <table:table-cell table:formula="of:=IF([.B250]&gt;[.G25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61</text:p>
          </table:table-cell>
          <table:table-cell office:value-type="float" office:value="462249" calcext:value-type="float">
            <text:p>462249</text:p>
          </table:table-cell>
          <table:table-cell office:value-type="float" office:value="463754" calcext:value-type="float">
            <text:p>463754</text:p>
          </table:table-cell>
          <table:table-cell office:value-type="float" office:value="464254" calcext:value-type="float">
            <text:p>464254</text:p>
          </table:table-cell>
          <table:table-cell office:value-type="float" office:value="466631" calcext:value-type="float">
            <text:p>466631</text:p>
          </table:table-cell>
          <table:table-cell office:value-type="float" office:value="470907" calcext:value-type="float">
            <text:p>470907</text:p>
          </table:table-cell>
          <table:table-cell office:value-type="float" office:value="470805" calcext:value-type="float">
            <text:p>470805</text:p>
          </table:table-cell>
          <table:table-cell table:formula="of:=IF([.B251]&gt;[.G25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62</text:p>
          </table:table-cell>
          <table:table-cell office:value-type="float" office:value="247478" calcext:value-type="float">
            <text:p>247478</text:p>
          </table:table-cell>
          <table:table-cell office:value-type="float" office:value="246991" calcext:value-type="float">
            <text:p>246991</text:p>
          </table:table-cell>
          <table:table-cell office:value-type="float" office:value="246306" calcext:value-type="float">
            <text:p>246306</text:p>
          </table:table-cell>
          <table:table-cell office:value-type="float" office:value="246309" calcext:value-type="float">
            <text:p>246309</text:p>
          </table:table-cell>
          <table:table-cell office:value-type="float" office:value="246348" calcext:value-type="float">
            <text:p>246348</text:p>
          </table:table-cell>
          <table:table-cell office:value-type="float" office:value="244969" calcext:value-type="float">
            <text:p>244969</text:p>
          </table:table-cell>
          <table:table-cell table:formula="of:=IF([.B252]&gt;[.G252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63</text:p>
          </table:table-cell>
          <table:table-cell office:value-type="float" office:value="92496" calcext:value-type="float">
            <text:p>92496</text:p>
          </table:table-cell>
          <table:table-cell office:value-type="float" office:value="91935" calcext:value-type="float">
            <text:p>91935</text:p>
          </table:table-cell>
          <table:table-cell office:value-type="float" office:value="91465" calcext:value-type="float">
            <text:p>91465</text:p>
          </table:table-cell>
          <table:table-cell office:value-type="float" office:value="91007" calcext:value-type="float">
            <text:p>91007</text:p>
          </table:table-cell>
          <table:table-cell office:value-type="float" office:value="90681" calcext:value-type="float">
            <text:p>90681</text:p>
          </table:table-cell>
          <table:table-cell office:value-type="float" office:value="89780" calcext:value-type="float">
            <text:p>89780</text:p>
          </table:table-cell>
          <table:table-cell table:formula="of:=IF([.B253]&gt;[.G253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64</text:p>
          </table:table-cell>
          <table:table-cell office:value-type="float" office:value="37231" calcext:value-type="float">
            <text:p>37231</text:p>
          </table:table-cell>
          <table:table-cell office:value-type="float" office:value="36849" calcext:value-type="float">
            <text:p>36849</text:p>
          </table:table-cell>
          <table:table-cell office:value-type="float" office:value="36533" calcext:value-type="float">
            <text:p>36533</text:p>
          </table:table-cell>
          <table:table-cell office:value-type="float" office:value="36046" calcext:value-type="float">
            <text:p>36046</text:p>
          </table:table-cell>
          <table:table-cell office:value-type="float" office:value="35719" calcext:value-type="float">
            <text:p>35719</text:p>
          </table:table-cell>
          <table:table-cell office:value-type="float" office:value="35286" calcext:value-type="float">
            <text:p>35286</text:p>
          </table:table-cell>
          <table:table-cell table:formula="of:=IF([.B254]&gt;[.G25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1</text:p>
          </table:table-cell>
          <table:table-cell office:value-type="float" office:value="150103" calcext:value-type="float">
            <text:p>150103</text:p>
          </table:table-cell>
          <table:table-cell office:value-type="float" office:value="149720" calcext:value-type="float">
            <text:p>149720</text:p>
          </table:table-cell>
          <table:table-cell office:value-type="float" office:value="149316" calcext:value-type="float">
            <text:p>149316</text:p>
          </table:table-cell>
          <table:table-cell office:value-type="float" office:value="148762" calcext:value-type="float">
            <text:p>148762</text:p>
          </table:table-cell>
          <table:table-cell office:value-type="float" office:value="148089" calcext:value-type="float">
            <text:p>148089</text:p>
          </table:table-cell>
          <table:table-cell office:value-type="float" office:value="147259" calcext:value-type="float">
            <text:p>147259</text:p>
          </table:table-cell>
          <table:table-cell table:formula="of:=IF([.B255]&gt;[.G255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2</text:p>
          </table:table-cell>
          <table:table-cell office:value-type="float" office:value="162128" calcext:value-type="float">
            <text:p>162128</text:p>
          </table:table-cell>
          <table:table-cell office:value-type="float" office:value="162926" calcext:value-type="float">
            <text:p>162926</text:p>
          </table:table-cell>
          <table:table-cell office:value-type="float" office:value="164003" calcext:value-type="float">
            <text:p>164003</text:p>
          </table:table-cell>
          <table:table-cell office:value-type="float" office:value="165000" calcext:value-type="float">
            <text:p>165000</text:p>
          </table:table-cell>
          <table:table-cell office:value-type="float" office:value="165960" calcext:value-type="float">
            <text:p>165960</text:p>
          </table:table-cell>
          <table:table-cell office:value-type="float" office:value="166348" calcext:value-type="float">
            <text:p>166348</text:p>
          </table:table-cell>
          <table:table-cell table:formula="of:=IF([.B256]&gt;[.G25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4</text:p>
          </table:table-cell>
          <table:table-cell office:value-type="float" office:value="58973" calcext:value-type="float">
            <text:p>58973</text:p>
          </table:table-cell>
          <table:table-cell office:value-type="float" office:value="59154" calcext:value-type="float">
            <text:p>59154</text:p>
          </table:table-cell>
          <table:table-cell office:value-type="float" office:value="59550" calcext:value-type="float">
            <text:p>59550</text:p>
          </table:table-cell>
          <table:table-cell office:value-type="float" office:value="59760" calcext:value-type="float">
            <text:p>59760</text:p>
          </table:table-cell>
          <table:table-cell office:value-type="float" office:value="59776" calcext:value-type="float">
            <text:p>59776</text:p>
          </table:table-cell>
          <table:table-cell office:value-type="float" office:value="59823" calcext:value-type="float">
            <text:p>59823</text:p>
          </table:table-cell>
          <table:table-cell table:formula="of:=IF([.B257]&gt;[.G25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3</text:p>
          </table:table-cell>
          <table:table-cell office:value-type="float" office:value="177562" calcext:value-type="float">
            <text:p>177562</text:p>
          </table:table-cell>
          <table:table-cell office:value-type="float" office:value="177863" calcext:value-type="float">
            <text:p>177863</text:p>
          </table:table-cell>
          <table:table-cell office:value-type="float" office:value="178251" calcext:value-type="float">
            <text:p>178251</text:p>
          </table:table-cell>
          <table:table-cell office:value-type="float" office:value="178139" calcext:value-type="float">
            <text:p>178139</text:p>
          </table:table-cell>
          <table:table-cell office:value-type="float" office:value="178191" calcext:value-type="float">
            <text:p>178191</text:p>
          </table:table-cell>
          <table:table-cell office:value-type="float" office:value="177536" calcext:value-type="float">
            <text:p>177536</text:p>
          </table:table-cell>
          <table:table-cell table:formula="of:=IF([.B258]&gt;[.G25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4</text:p>
          </table:table-cell>
          <table:table-cell office:value-type="float" office:value="135633" calcext:value-type="float">
            <text:p>135633</text:p>
          </table:table-cell>
          <table:table-cell office:value-type="float" office:value="135611" calcext:value-type="float">
            <text:p>135611</text:p>
          </table:table-cell>
          <table:table-cell office:value-type="float" office:value="135227" calcext:value-type="float">
            <text:p>135227</text:p>
          </table:table-cell>
          <table:table-cell office:value-type="float" office:value="134919" calcext:value-type="float">
            <text:p>134919</text:p>
          </table:table-cell>
          <table:table-cell office:value-type="float" office:value="134555" calcext:value-type="float">
            <text:p>134555</text:p>
          </table:table-cell>
          <table:table-cell office:value-type="float" office:value="134106" calcext:value-type="float">
            <text:p>134106</text:p>
          </table:table-cell>
          <table:table-cell table:formula="of:=IF([.B259]&gt;[.G259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5</text:p>
          </table:table-cell>
          <table:table-cell office:value-type="float" office:value="115179" calcext:value-type="float">
            <text:p>115179</text:p>
          </table:table-cell>
          <table:table-cell office:value-type="float" office:value="115360" calcext:value-type="float">
            <text:p>115360</text:p>
          </table:table-cell>
          <table:table-cell office:value-type="float" office:value="115647" calcext:value-type="float">
            <text:p>115647</text:p>
          </table:table-cell>
          <table:table-cell office:value-type="float" office:value="115558" calcext:value-type="float">
            <text:p>115558</text:p>
          </table:table-cell>
          <table:table-cell office:value-type="float" office:value="115528" calcext:value-type="float">
            <text:p>115528</text:p>
          </table:table-cell>
          <table:table-cell office:value-type="float" office:value="115416" calcext:value-type="float">
            <text:p>115416</text:p>
          </table:table-cell>
          <table:table-cell table:formula="of:=IF([.B260]&gt;[.G26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6</text:p>
          </table:table-cell>
          <table:table-cell office:value-type="float" office:value="85256" calcext:value-type="float">
            <text:p>85256</text:p>
          </table:table-cell>
          <table:table-cell office:value-type="float" office:value="85180" calcext:value-type="float">
            <text:p>85180</text:p>
          </table:table-cell>
          <table:table-cell office:value-type="float" office:value="85094" calcext:value-type="float">
            <text:p>85094</text:p>
          </table:table-cell>
          <table:table-cell office:value-type="float" office:value="84924" calcext:value-type="float">
            <text:p>84924</text:p>
          </table:table-cell>
          <table:table-cell office:value-type="float" office:value="84591" calcext:value-type="float">
            <text:p>84591</text:p>
          </table:table-cell>
          <table:table-cell office:value-type="float" office:value="84330" calcext:value-type="float">
            <text:p>84330</text:p>
          </table:table-cell>
          <table:table-cell table:formula="of:=IF([.B261]&gt;[.G261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7</text:p>
          </table:table-cell>
          <table:table-cell office:value-type="float" office:value="76951" calcext:value-type="float">
            <text:p>76951</text:p>
          </table:table-cell>
          <table:table-cell office:value-type="float" office:value="76837" calcext:value-type="float">
            <text:p>76837</text:p>
          </table:table-cell>
          <table:table-cell office:value-type="float" office:value="76768" calcext:value-type="float">
            <text:p>76768</text:p>
          </table:table-cell>
          <table:table-cell office:value-type="float" office:value="76593" calcext:value-type="float">
            <text:p>76593</text:p>
          </table:table-cell>
          <table:table-cell office:value-type="float" office:value="76451" calcext:value-type="float">
            <text:p>76451</text:p>
          </table:table-cell>
          <table:table-cell office:value-type="float" office:value="76109" calcext:value-type="float">
            <text:p>76109</text:p>
          </table:table-cell>
          <table:table-cell table:formula="of:=IF([.B262]&gt;[.G262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8</text:p>
          </table:table-cell>
          <table:table-cell office:value-type="float" office:value="96473" calcext:value-type="float">
            <text:p>96473</text:p>
          </table:table-cell>
          <table:table-cell office:value-type="float" office:value="97039" calcext:value-type="float">
            <text:p>97039</text:p>
          </table:table-cell>
          <table:table-cell office:value-type="float" office:value="97689" calcext:value-type="float">
            <text:p>97689</text:p>
          </table:table-cell>
          <table:table-cell office:value-type="float" office:value="98373" calcext:value-type="float">
            <text:p>98373</text:p>
          </table:table-cell>
          <table:table-cell office:value-type="float" office:value="98990" calcext:value-type="float">
            <text:p>98990</text:p>
          </table:table-cell>
          <table:table-cell office:value-type="float" office:value="99202" calcext:value-type="float">
            <text:p>99202</text:p>
          </table:table-cell>
          <table:table-cell table:formula="of:=IF([.B263]&gt;[.G26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9</text:p>
          </table:table-cell>
          <table:table-cell office:value-type="float" office:value="71784" calcext:value-type="float">
            <text:p>71784</text:p>
          </table:table-cell>
          <table:table-cell office:value-type="float" office:value="71670" calcext:value-type="float">
            <text:p>71670</text:p>
          </table:table-cell>
          <table:table-cell office:value-type="float" office:value="71396" calcext:value-type="float">
            <text:p>71396</text:p>
          </table:table-cell>
          <table:table-cell office:value-type="float" office:value="71119" calcext:value-type="float">
            <text:p>71119</text:p>
          </table:table-cell>
          <table:table-cell office:value-type="float" office:value="70880" calcext:value-type="float">
            <text:p>70880</text:p>
          </table:table-cell>
          <table:table-cell office:value-type="float" office:value="70486" calcext:value-type="float">
            <text:p>70486</text:p>
          </table:table-cell>
          <table:table-cell table:formula="of:=IF([.B264]&gt;[.G26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0</text:p>
          </table:table-cell>
          <table:table-cell office:value-type="float" office:value="109836" calcext:value-type="float">
            <text:p>109836</text:p>
          </table:table-cell>
          <table:table-cell office:value-type="float" office:value="110215" calcext:value-type="float">
            <text:p>110215</text:p>
          </table:table-cell>
          <table:table-cell office:value-type="float" office:value="110626" calcext:value-type="float">
            <text:p>110626</text:p>
          </table:table-cell>
          <table:table-cell office:value-type="float" office:value="111202" calcext:value-type="float">
            <text:p>111202</text:p>
          </table:table-cell>
          <table:table-cell office:value-type="float" office:value="111539" calcext:value-type="float">
            <text:p>111539</text:p>
          </table:table-cell>
          <table:table-cell office:value-type="float" office:value="111814" calcext:value-type="float">
            <text:p>111814</text:p>
          </table:table-cell>
          <table:table-cell table:formula="of:=IF([.B265]&gt;[.G26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1</text:p>
          </table:table-cell>
          <table:table-cell office:value-type="float" office:value="109161" calcext:value-type="float">
            <text:p>109161</text:p>
          </table:table-cell>
          <table:table-cell office:value-type="float" office:value="109111" calcext:value-type="float">
            <text:p>109111</text:p>
          </table:table-cell>
          <table:table-cell office:value-type="float" office:value="108918" calcext:value-type="float">
            <text:p>108918</text:p>
          </table:table-cell>
          <table:table-cell office:value-type="float" office:value="108513" calcext:value-type="float">
            <text:p>108513</text:p>
          </table:table-cell>
          <table:table-cell office:value-type="float" office:value="108211" calcext:value-type="float">
            <text:p>108211</text:p>
          </table:table-cell>
          <table:table-cell office:value-type="float" office:value="107410" calcext:value-type="float">
            <text:p>107410</text:p>
          </table:table-cell>
          <table:table-cell table:formula="of:=IF([.B266]&gt;[.G266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2</text:p>
          </table:table-cell>
          <table:table-cell office:value-type="float" office:value="77431" calcext:value-type="float">
            <text:p>77431</text:p>
          </table:table-cell>
          <table:table-cell office:value-type="float" office:value="77703" calcext:value-type="float">
            <text:p>77703</text:p>
          </table:table-cell>
          <table:table-cell office:value-type="float" office:value="77942" calcext:value-type="float">
            <text:p>77942</text:p>
          </table:table-cell>
          <table:table-cell office:value-type="float" office:value="78104" calcext:value-type="float">
            <text:p>78104</text:p>
          </table:table-cell>
          <table:table-cell office:value-type="float" office:value="78213" calcext:value-type="float">
            <text:p>78213</text:p>
          </table:table-cell>
          <table:table-cell office:value-type="float" office:value="78166" calcext:value-type="float">
            <text:p>78166</text:p>
          </table:table-cell>
          <table:table-cell table:formula="of:=IF([.B267]&gt;[.G26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3</text:p>
          </table:table-cell>
          <table:table-cell office:value-type="float" office:value="138837" calcext:value-type="float">
            <text:p>138837</text:p>
          </table:table-cell>
          <table:table-cell office:value-type="float" office:value="139079" calcext:value-type="float">
            <text:p>139079</text:p>
          </table:table-cell>
          <table:table-cell office:value-type="float" office:value="139300" calcext:value-type="float">
            <text:p>139300</text:p>
          </table:table-cell>
          <table:table-cell office:value-type="float" office:value="139833" calcext:value-type="float">
            <text:p>139833</text:p>
          </table:table-cell>
          <table:table-cell office:value-type="float" office:value="140519" calcext:value-type="float">
            <text:p>140519</text:p>
          </table:table-cell>
          <table:table-cell office:value-type="float" office:value="140780" calcext:value-type="float">
            <text:p>140780</text:p>
          </table:table-cell>
          <table:table-cell table:formula="of:=IF([.B268]&gt;[.G26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5</text:p>
          </table:table-cell>
          <table:table-cell office:value-type="float" office:value="157831" calcext:value-type="float">
            <text:p>157831</text:p>
          </table:table-cell>
          <table:table-cell office:value-type="float" office:value="157886" calcext:value-type="float">
            <text:p>157886</text:p>
          </table:table-cell>
          <table:table-cell office:value-type="float" office:value="157767" calcext:value-type="float">
            <text:p>157767</text:p>
          </table:table-cell>
          <table:table-cell office:value-type="float" office:value="157616" calcext:value-type="float">
            <text:p>157616</text:p>
          </table:table-cell>
          <table:table-cell office:value-type="float" office:value="157088" calcext:value-type="float">
            <text:p>157088</text:p>
          </table:table-cell>
          <table:table-cell office:value-type="float" office:value="156579" calcext:value-type="float">
            <text:p>156579</text:p>
          </table:table-cell>
          <table:table-cell table:formula="of:=IF([.B269]&gt;[.G269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6</text:p>
          </table:table-cell>
          <table:table-cell office:value-type="float" office:value="120270" calcext:value-type="float">
            <text:p>120270</text:p>
          </table:table-cell>
          <table:table-cell office:value-type="float" office:value="119750" calcext:value-type="float">
            <text:p>119750</text:p>
          </table:table-cell>
          <table:table-cell office:value-type="float" office:value="119101" calcext:value-type="float">
            <text:p>119101</text:p>
          </table:table-cell>
          <table:table-cell office:value-type="float" office:value="118434" calcext:value-type="float">
            <text:p>118434</text:p>
          </table:table-cell>
          <table:table-cell office:value-type="float" office:value="117624" calcext:value-type="float">
            <text:p>117624</text:p>
          </table:table-cell>
          <table:table-cell office:value-type="float" office:value="116672" calcext:value-type="float">
            <text:p>116672</text:p>
          </table:table-cell>
          <table:table-cell table:formula="of:=IF([.B270]&gt;[.G270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7</text:p>
          </table:table-cell>
          <table:table-cell office:value-type="float" office:value="153047" calcext:value-type="float">
            <text:p>153047</text:p>
          </table:table-cell>
          <table:table-cell office:value-type="float" office:value="153197" calcext:value-type="float">
            <text:p>153197</text:p>
          </table:table-cell>
          <table:table-cell office:value-type="float" office:value="153187" calcext:value-type="float">
            <text:p>153187</text:p>
          </table:table-cell>
          <table:table-cell office:value-type="float" office:value="153226" calcext:value-type="float">
            <text:p>153226</text:p>
          </table:table-cell>
          <table:table-cell office:value-type="float" office:value="152756" calcext:value-type="float">
            <text:p>152756</text:p>
          </table:table-cell>
          <table:table-cell office:value-type="float" office:value="152199" calcext:value-type="float">
            <text:p>152199</text:p>
          </table:table-cell>
          <table:table-cell table:formula="of:=IF([.B271]&gt;[.G271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1</text:p>
          </table:table-cell>
          <table:table-cell office:value-type="float" office:value="172591" calcext:value-type="float">
            <text:p>172591</text:p>
          </table:table-cell>
          <table:table-cell office:value-type="float" office:value="172030" calcext:value-type="float">
            <text:p>172030</text:p>
          </table:table-cell>
          <table:table-cell office:value-type="float" office:value="171505" calcext:value-type="float">
            <text:p>171505</text:p>
          </table:table-cell>
          <table:table-cell office:value-type="float" office:value="171259" calcext:value-type="float">
            <text:p>171259</text:p>
          </table:table-cell>
          <table:table-cell office:value-type="float" office:value="170663" calcext:value-type="float">
            <text:p>170663</text:p>
          </table:table-cell>
          <table:table-cell office:value-type="float" office:value="169756" calcext:value-type="float">
            <text:p>169756</text:p>
          </table:table-cell>
          <table:table-cell table:formula="of:=IF([.B272]&gt;[.G272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2</text:p>
          </table:table-cell>
          <table:table-cell office:value-type="float" office:value="170761" calcext:value-type="float">
            <text:p>170761</text:p>
          </table:table-cell>
          <table:table-cell office:value-type="float" office:value="169617" calcext:value-type="float">
            <text:p>169617</text:p>
          </table:table-cell>
          <table:table-cell office:value-type="float" office:value="168394" calcext:value-type="float">
            <text:p>168394</text:p>
          </table:table-cell>
          <table:table-cell office:value-type="float" office:value="166795" calcext:value-type="float">
            <text:p>166795</text:p>
          </table:table-cell>
          <table:table-cell office:value-type="float" office:value="165263" calcext:value-type="float">
            <text:p>165263</text:p>
          </table:table-cell>
          <table:table-cell office:value-type="float" office:value="163255" calcext:value-type="float">
            <text:p>163255</text:p>
          </table:table-cell>
          <table:table-cell table:formula="of:=IF([.B273]&gt;[.G273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3</text:p>
          </table:table-cell>
          <table:table-cell office:value-type="float" office:value="109757" calcext:value-type="float">
            <text:p>109757</text:p>
          </table:table-cell>
          <table:table-cell office:value-type="float" office:value="109398" calcext:value-type="float">
            <text:p>109398</text:p>
          </table:table-cell>
          <table:table-cell office:value-type="float" office:value="109021" calcext:value-type="float">
            <text:p>109021</text:p>
          </table:table-cell>
          <table:table-cell office:value-type="float" office:value="108434" calcext:value-type="float">
            <text:p>108434</text:p>
          </table:table-cell>
          <table:table-cell office:value-type="float" office:value="107807" calcext:value-type="float">
            <text:p>107807</text:p>
          </table:table-cell>
          <table:table-cell office:value-type="float" office:value="106846" calcext:value-type="float">
            <text:p>106846</text:p>
          </table:table-cell>
          <table:table-cell table:formula="of:=IF([.B274]&gt;[.G27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4</text:p>
          </table:table-cell>
          <table:table-cell office:value-type="float" office:value="228179" calcext:value-type="float">
            <text:p>228179</text:p>
          </table:table-cell>
          <table:table-cell office:value-type="float" office:value="226225" calcext:value-type="float">
            <text:p>226225</text:p>
          </table:table-cell>
          <table:table-cell office:value-type="float" office:value="224376" calcext:value-type="float">
            <text:p>224376</text:p>
          </table:table-cell>
          <table:table-cell office:value-type="float" office:value="222292" calcext:value-type="float">
            <text:p>222292</text:p>
          </table:table-cell>
          <table:table-cell office:value-type="float" office:value="220433" calcext:value-type="float">
            <text:p>220433</text:p>
          </table:table-cell>
          <table:table-cell office:value-type="float" office:value="217530" calcext:value-type="float">
            <text:p>217530</text:p>
          </table:table-cell>
          <table:table-cell table:formula="of:=IF([.B275]&gt;[.G275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5</text:p>
          </table:table-cell>
          <table:table-cell office:value-type="float" office:value="122712" calcext:value-type="float">
            <text:p>122712</text:p>
          </table:table-cell>
          <table:table-cell office:value-type="float" office:value="121802" calcext:value-type="float">
            <text:p>121802</text:p>
          </table:table-cell>
          <table:table-cell office:value-type="float" office:value="121121" calcext:value-type="float">
            <text:p>121121</text:p>
          </table:table-cell>
          <table:table-cell office:value-type="float" office:value="120259" calcext:value-type="float">
            <text:p>120259</text:p>
          </table:table-cell>
          <table:table-cell office:value-type="float" office:value="119373" calcext:value-type="float">
            <text:p>119373</text:p>
          </table:table-cell>
          <table:table-cell office:value-type="float" office:value="118285" calcext:value-type="float">
            <text:p>118285</text:p>
          </table:table-cell>
          <table:table-cell table:formula="of:=IF([.B276]&gt;[.G276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6</text:p>
          </table:table-cell>
          <table:table-cell office:value-type="float" office:value="183392" calcext:value-type="float">
            <text:p>183392</text:p>
          </table:table-cell>
          <table:table-cell office:value-type="float" office:value="182156" calcext:value-type="float">
            <text:p>182156</text:p>
          </table:table-cell>
          <table:table-cell office:value-type="float" office:value="181309" calcext:value-type="float">
            <text:p>181309</text:p>
          </table:table-cell>
          <table:table-cell office:value-type="float" office:value="179806" calcext:value-type="float">
            <text:p>179806</text:p>
          </table:table-cell>
          <table:table-cell office:value-type="float" office:value="178603" calcext:value-type="float">
            <text:p>178603</text:p>
          </table:table-cell>
          <table:table-cell office:value-type="float" office:value="177049" calcext:value-type="float">
            <text:p>177049</text:p>
          </table:table-cell>
          <table:table-cell table:formula="of:=IF([.B277]&gt;[.G27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7</text:p>
          </table:table-cell>
          <table:table-cell office:value-type="float" office:value="90283" calcext:value-type="float">
            <text:p>90283</text:p>
          </table:table-cell>
          <table:table-cell office:value-type="float" office:value="89883" calcext:value-type="float">
            <text:p>89883</text:p>
          </table:table-cell>
          <table:table-cell office:value-type="float" office:value="89590" calcext:value-type="float">
            <text:p>89590</text:p>
          </table:table-cell>
          <table:table-cell office:value-type="float" office:value="89128" calcext:value-type="float">
            <text:p>89128</text:p>
          </table:table-cell>
          <table:table-cell office:value-type="float" office:value="88743" calcext:value-type="float">
            <text:p>88743</text:p>
          </table:table-cell>
          <table:table-cell office:value-type="float" office:value="88038" calcext:value-type="float">
            <text:p>88038</text:p>
          </table:table-cell>
          <table:table-cell table:formula="of:=IF([.B278]&gt;[.G27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8</text:p>
          </table:table-cell>
          <table:table-cell office:value-type="float" office:value="92847" calcext:value-type="float">
            <text:p>92847</text:p>
          </table:table-cell>
          <table:table-cell office:value-type="float" office:value="92473" calcext:value-type="float">
            <text:p>92473</text:p>
          </table:table-cell>
          <table:table-cell office:value-type="float" office:value="92090" calcext:value-type="float">
            <text:p>92090</text:p>
          </table:table-cell>
          <table:table-cell office:value-type="float" office:value="91563" calcext:value-type="float">
            <text:p>91563</text:p>
          </table:table-cell>
          <table:table-cell office:value-type="float" office:value="91115" calcext:value-type="float">
            <text:p>91115</text:p>
          </table:table-cell>
          <table:table-cell office:value-type="float" office:value="90368" calcext:value-type="float">
            <text:p>90368</text:p>
          </table:table-cell>
          <table:table-cell table:formula="of:=IF([.B279]&gt;[.G279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9</text:p>
          </table:table-cell>
          <table:table-cell office:value-type="float" office:value="299910" calcext:value-type="float">
            <text:p>299910</text:p>
          </table:table-cell>
          <table:table-cell office:value-type="float" office:value="298111" calcext:value-type="float">
            <text:p>298111</text:p>
          </table:table-cell>
          <table:table-cell office:value-type="float" office:value="296262" calcext:value-type="float">
            <text:p>296262</text:p>
          </table:table-cell>
          <table:table-cell office:value-type="float" office:value="294510" calcext:value-type="float">
            <text:p>294510</text:p>
          </table:table-cell>
          <table:table-cell office:value-type="float" office:value="292774" calcext:value-type="float">
            <text:p>292774</text:p>
          </table:table-cell>
          <table:table-cell office:value-type="float" office:value="290553" calcext:value-type="float">
            <text:p>290553</text:p>
          </table:table-cell>
          <table:table-cell table:formula="of:=IF([.B280]&gt;[.G280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0</text:p>
          </table:table-cell>
          <table:table-cell office:value-type="float" office:value="74851" calcext:value-type="float">
            <text:p>74851</text:p>
          </table:table-cell>
          <table:table-cell office:value-type="float" office:value="74592" calcext:value-type="float">
            <text:p>74592</text:p>
          </table:table-cell>
          <table:table-cell office:value-type="float" office:value="74647" calcext:value-type="float">
            <text:p>74647</text:p>
          </table:table-cell>
          <table:table-cell office:value-type="float" office:value="74586" calcext:value-type="float">
            <text:p>74586</text:p>
          </table:table-cell>
          <table:table-cell office:value-type="float" office:value="74618" calcext:value-type="float">
            <text:p>74618</text:p>
          </table:table-cell>
          <table:table-cell office:value-type="float" office:value="74559" calcext:value-type="float">
            <text:p>74559</text:p>
          </table:table-cell>
          <table:table-cell table:formula="of:=IF([.B281]&gt;[.G281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1</text:p>
          </table:table-cell>
          <table:table-cell office:value-type="float" office:value="56374" calcext:value-type="float">
            <text:p>56374</text:p>
          </table:table-cell>
          <table:table-cell office:value-type="float" office:value="55954" calcext:value-type="float">
            <text:p>55954</text:p>
          </table:table-cell>
          <table:table-cell office:value-type="float" office:value="55652" calcext:value-type="float">
            <text:p>55652</text:p>
          </table:table-cell>
          <table:table-cell office:value-type="float" office:value="55299" calcext:value-type="float">
            <text:p>55299</text:p>
          </table:table-cell>
          <table:table-cell office:value-type="float" office:value="55030" calcext:value-type="float">
            <text:p>55030</text:p>
          </table:table-cell>
          <table:table-cell office:value-type="float" office:value="54702" calcext:value-type="float">
            <text:p>54702</text:p>
          </table:table-cell>
          <table:table-cell table:formula="of:=IF([.B282]&gt;[.G282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2</text:p>
          </table:table-cell>
          <table:table-cell office:value-type="float" office:value="139844" calcext:value-type="float">
            <text:p>139844</text:p>
          </table:table-cell>
          <table:table-cell office:value-type="float" office:value="139125" calcext:value-type="float">
            <text:p>139125</text:p>
          </table:table-cell>
          <table:table-cell office:value-type="float" office:value="138578" calcext:value-type="float">
            <text:p>138578</text:p>
          </table:table-cell>
          <table:table-cell office:value-type="float" office:value="138000" calcext:value-type="float">
            <text:p>138000</text:p>
          </table:table-cell>
          <table:table-cell office:value-type="float" office:value="137360" calcext:value-type="float">
            <text:p>137360</text:p>
          </table:table-cell>
          <table:table-cell office:value-type="float" office:value="136423" calcext:value-type="float">
            <text:p>136423</text:p>
          </table:table-cell>
          <table:table-cell table:formula="of:=IF([.B283]&gt;[.G283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3</text:p>
          </table:table-cell>
          <table:table-cell office:value-type="float" office:value="139595" calcext:value-type="float">
            <text:p>139595</text:p>
          </table:table-cell>
          <table:table-cell office:value-type="float" office:value="139252" calcext:value-type="float">
            <text:p>139252</text:p>
          </table:table-cell>
          <table:table-cell office:value-type="float" office:value="139129" calcext:value-type="float">
            <text:p>139129</text:p>
          </table:table-cell>
          <table:table-cell office:value-type="float" office:value="138696" calcext:value-type="float">
            <text:p>138696</text:p>
          </table:table-cell>
          <table:table-cell office:value-type="float" office:value="138098" calcext:value-type="float">
            <text:p>138098</text:p>
          </table:table-cell>
          <table:table-cell office:value-type="float" office:value="137128" calcext:value-type="float">
            <text:p>137128</text:p>
          </table:table-cell>
          <table:table-cell table:formula="of:=IF([.B284]&gt;[.G28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4</text:p>
          </table:table-cell>
          <table:table-cell office:value-type="float" office:value="68231" calcext:value-type="float">
            <text:p>68231</text:p>
          </table:table-cell>
          <table:table-cell office:value-type="float" office:value="67905" calcext:value-type="float">
            <text:p>67905</text:p>
          </table:table-cell>
          <table:table-cell office:value-type="float" office:value="67523" calcext:value-type="float">
            <text:p>67523</text:p>
          </table:table-cell>
          <table:table-cell office:value-type="float" office:value="67154" calcext:value-type="float">
            <text:p>67154</text:p>
          </table:table-cell>
          <table:table-cell office:value-type="float" office:value="66841" calcext:value-type="float">
            <text:p>66841</text:p>
          </table:table-cell>
          <table:table-cell office:value-type="float" office:value="66270" calcext:value-type="float">
            <text:p>66270</text:p>
          </table:table-cell>
          <table:table-cell table:formula="of:=IF([.B285]&gt;[.G285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5</text:p>
          </table:table-cell>
          <table:table-cell office:value-type="float" office:value="207381" calcext:value-type="float">
            <text:p>207381</text:p>
          </table:table-cell>
          <table:table-cell office:value-type="float" office:value="205873" calcext:value-type="float">
            <text:p>205873</text:p>
          </table:table-cell>
          <table:table-cell office:value-type="float" office:value="204013" calcext:value-type="float">
            <text:p>204013</text:p>
          </table:table-cell>
          <table:table-cell office:value-type="float" office:value="202036" calcext:value-type="float">
            <text:p>202036</text:p>
          </table:table-cell>
          <table:table-cell office:value-type="float" office:value="199974" calcext:value-type="float">
            <text:p>199974</text:p>
          </table:table-cell>
          <table:table-cell office:value-type="float" office:value="197586" calcext:value-type="float">
            <text:p>197586</text:p>
          </table:table-cell>
          <table:table-cell table:formula="of:=IF([.B286]&gt;[.G286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6</text:p>
          </table:table-cell>
          <table:table-cell office:value-type="float" office:value="50970" calcext:value-type="float">
            <text:p>50970</text:p>
          </table:table-cell>
          <table:table-cell office:value-type="float" office:value="50644" calcext:value-type="float">
            <text:p>50644</text:p>
          </table:table-cell>
          <table:table-cell office:value-type="float" office:value="50385" calcext:value-type="float">
            <text:p>50385</text:p>
          </table:table-cell>
          <table:table-cell office:value-type="float" office:value="50012" calcext:value-type="float">
            <text:p>50012</text:p>
          </table:table-cell>
          <table:table-cell office:value-type="float" office:value="49557" calcext:value-type="float">
            <text:p>49557</text:p>
          </table:table-cell>
          <table:table-cell office:value-type="float" office:value="49108" calcext:value-type="float">
            <text:p>49108</text:p>
          </table:table-cell>
          <table:table-cell table:formula="of:=IF([.B287]&gt;[.G28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7</text:p>
          </table:table-cell>
          <table:table-cell office:value-type="float" office:value="128444" calcext:value-type="float">
            <text:p>128444</text:p>
          </table:table-cell>
          <table:table-cell office:value-type="float" office:value="128351" calcext:value-type="float">
            <text:p>128351</text:p>
          </table:table-cell>
          <table:table-cell office:value-type="float" office:value="128211" calcext:value-type="float">
            <text:p>128211</text:p>
          </table:table-cell>
          <table:table-cell office:value-type="float" office:value="127831" calcext:value-type="float">
            <text:p>127831</text:p>
          </table:table-cell>
          <table:table-cell office:value-type="float" office:value="127590" calcext:value-type="float">
            <text:p>127590</text:p>
          </table:table-cell>
          <table:table-cell office:value-type="float" office:value="126871" calcext:value-type="float">
            <text:p>126871</text:p>
          </table:table-cell>
          <table:table-cell table:formula="of:=IF([.B288]&gt;[.G28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8</text:p>
          </table:table-cell>
          <table:table-cell office:value-type="float" office:value="176327" calcext:value-type="float">
            <text:p>176327</text:p>
          </table:table-cell>
          <table:table-cell office:value-type="float" office:value="175459" calcext:value-type="float">
            <text:p>175459</text:p>
          </table:table-cell>
          <table:table-cell office:value-type="float" office:value="174349" calcext:value-type="float">
            <text:p>174349</text:p>
          </table:table-cell>
          <table:table-cell office:value-type="float" office:value="173374" calcext:value-type="float">
            <text:p>173374</text:p>
          </table:table-cell>
          <table:table-cell office:value-type="float" office:value="172360" calcext:value-type="float">
            <text:p>172360</text:p>
          </table:table-cell>
          <table:table-cell office:value-type="float" office:value="170924" calcext:value-type="float">
            <text:p>170924</text:p>
          </table:table-cell>
          <table:table-cell table:formula="of:=IF([.B289]&gt;[.G289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9</text:p>
          </table:table-cell>
          <table:table-cell office:value-type="float" office:value="61945" calcext:value-type="float">
            <text:p>61945</text:p>
          </table:table-cell>
          <table:table-cell office:value-type="float" office:value="62013" calcext:value-type="float">
            <text:p>62013</text:p>
          </table:table-cell>
          <table:table-cell office:value-type="float" office:value="62243" calcext:value-type="float">
            <text:p>62243</text:p>
          </table:table-cell>
          <table:table-cell office:value-type="float" office:value="62456" calcext:value-type="float">
            <text:p>62456</text:p>
          </table:table-cell>
          <table:table-cell office:value-type="float" office:value="62472" calcext:value-type="float">
            <text:p>62472</text:p>
          </table:table-cell>
          <table:table-cell office:value-type="float" office:value="62844" calcext:value-type="float">
            <text:p>62844</text:p>
          </table:table-cell>
          <table:table-cell table:formula="of:=IF([.B290]&gt;[.G29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1</text:p>
          </table:table-cell>
          <table:table-cell office:value-type="float" office:value="73068" calcext:value-type="float">
            <text:p>73068</text:p>
          </table:table-cell>
          <table:table-cell office:value-type="float" office:value="72779" calcext:value-type="float">
            <text:p>72779</text:p>
          </table:table-cell>
          <table:table-cell office:value-type="float" office:value="72323" calcext:value-type="float">
            <text:p>72323</text:p>
          </table:table-cell>
          <table:table-cell office:value-type="float" office:value="72058" calcext:value-type="float">
            <text:p>72058</text:p>
          </table:table-cell>
          <table:table-cell office:value-type="float" office:value="71596" calcext:value-type="float">
            <text:p>71596</text:p>
          </table:table-cell>
          <table:table-cell office:value-type="float" office:value="71125" calcext:value-type="float">
            <text:p>71125</text:p>
          </table:table-cell>
          <table:table-cell table:formula="of:=IF([.B291]&gt;[.G291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2</text:p>
          </table:table-cell>
          <table:table-cell office:value-type="float" office:value="87141" calcext:value-type="float">
            <text:p>87141</text:p>
          </table:table-cell>
          <table:table-cell office:value-type="float" office:value="86886" calcext:value-type="float">
            <text:p>86886</text:p>
          </table:table-cell>
          <table:table-cell office:value-type="float" office:value="86560" calcext:value-type="float">
            <text:p>86560</text:p>
          </table:table-cell>
          <table:table-cell office:value-type="float" office:value="86076" calcext:value-type="float">
            <text:p>86076</text:p>
          </table:table-cell>
          <table:table-cell office:value-type="float" office:value="85379" calcext:value-type="float">
            <text:p>85379</text:p>
          </table:table-cell>
          <table:table-cell office:value-type="float" office:value="84908" calcext:value-type="float">
            <text:p>84908</text:p>
          </table:table-cell>
          <table:table-cell table:formula="of:=IF([.B292]&gt;[.G292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3</text:p>
          </table:table-cell>
          <table:table-cell office:value-type="float" office:value="34449" calcext:value-type="float">
            <text:p>34449</text:p>
          </table:table-cell>
          <table:table-cell office:value-type="float" office:value="34273" calcext:value-type="float">
            <text:p>34273</text:p>
          </table:table-cell>
          <table:table-cell office:value-type="float" office:value="34049" calcext:value-type="float">
            <text:p>34049</text:p>
          </table:table-cell>
          <table:table-cell office:value-type="float" office:value="33851" calcext:value-type="float">
            <text:p>33851</text:p>
          </table:table-cell>
          <table:table-cell office:value-type="float" office:value="33619" calcext:value-type="float">
            <text:p>33619</text:p>
          </table:table-cell>
          <table:table-cell office:value-type="float" office:value="33340" calcext:value-type="float">
            <text:p>33340</text:p>
          </table:table-cell>
          <table:table-cell table:formula="of:=IF([.B293]&gt;[.G293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4</text:p>
          </table:table-cell>
          <table:table-cell office:value-type="float" office:value="208526" calcext:value-type="float">
            <text:p>208526</text:p>
          </table:table-cell>
          <table:table-cell office:value-type="float" office:value="208977" calcext:value-type="float">
            <text:p>208977</text:p>
          </table:table-cell>
          <table:table-cell office:value-type="float" office:value="210102" calcext:value-type="float">
            <text:p>210102</text:p>
          </table:table-cell>
          <table:table-cell office:value-type="float" office:value="210694" calcext:value-type="float">
            <text:p>210694</text:p>
          </table:table-cell>
          <table:table-cell office:value-type="float" office:value="211259" calcext:value-type="float">
            <text:p>211259</text:p>
          </table:table-cell>
          <table:table-cell office:value-type="float" office:value="210992" calcext:value-type="float">
            <text:p>210992</text:p>
          </table:table-cell>
          <table:table-cell table:formula="of:=IF([.B294]&gt;[.G29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5</text:p>
          </table:table-cell>
          <table:table-cell office:value-type="float" office:value="82336" calcext:value-type="float">
            <text:p>82336</text:p>
          </table:table-cell>
          <table:table-cell office:value-type="float" office:value="81902" calcext:value-type="float">
            <text:p>81902</text:p>
          </table:table-cell>
          <table:table-cell office:value-type="float" office:value="81315" calcext:value-type="float">
            <text:p>81315</text:p>
          </table:table-cell>
          <table:table-cell office:value-type="float" office:value="80648" calcext:value-type="float">
            <text:p>80648</text:p>
          </table:table-cell>
          <table:table-cell office:value-type="float" office:value="79858" calcext:value-type="float">
            <text:p>79858</text:p>
          </table:table-cell>
          <table:table-cell office:value-type="float" office:value="79072" calcext:value-type="float">
            <text:p>79072</text:p>
          </table:table-cell>
          <table:table-cell table:formula="of:=IF([.B295]&gt;[.G295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6</text:p>
          </table:table-cell>
          <table:table-cell office:value-type="float" office:value="53821" calcext:value-type="float">
            <text:p>53821</text:p>
          </table:table-cell>
          <table:table-cell office:value-type="float" office:value="53361" calcext:value-type="float">
            <text:p>53361</text:p>
          </table:table-cell>
          <table:table-cell office:value-type="float" office:value="53028" calcext:value-type="float">
            <text:p>53028</text:p>
          </table:table-cell>
          <table:table-cell office:value-type="float" office:value="52577" calcext:value-type="float">
            <text:p>52577</text:p>
          </table:table-cell>
          <table:table-cell office:value-type="float" office:value="52089" calcext:value-type="float">
            <text:p>52089</text:p>
          </table:table-cell>
          <table:table-cell office:value-type="float" office:value="51525" calcext:value-type="float">
            <text:p>51525</text:p>
          </table:table-cell>
          <table:table-cell table:formula="of:=IF([.B296]&gt;[.G296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7</text:p>
          </table:table-cell>
          <table:table-cell office:value-type="float" office:value="112417" calcext:value-type="float">
            <text:p>112417</text:p>
          </table:table-cell>
          <table:table-cell office:value-type="float" office:value="111984" calcext:value-type="float">
            <text:p>111984</text:p>
          </table:table-cell>
          <table:table-cell office:value-type="float" office:value="111111" calcext:value-type="float">
            <text:p>111111</text:p>
          </table:table-cell>
          <table:table-cell office:value-type="float" office:value="110127" calcext:value-type="float">
            <text:p>110127</text:p>
          </table:table-cell>
          <table:table-cell office:value-type="float" office:value="108964" calcext:value-type="float">
            <text:p>108964</text:p>
          </table:table-cell>
          <table:table-cell office:value-type="float" office:value="107711" calcext:value-type="float">
            <text:p>107711</text:p>
          </table:table-cell>
          <table:table-cell table:formula="of:=IF([.B297]&gt;[.G29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8</text:p>
          </table:table-cell>
          <table:table-cell office:value-type="float" office:value="40081" calcext:value-type="float">
            <text:p>40081</text:p>
          </table:table-cell>
          <table:table-cell office:value-type="float" office:value="39838" calcext:value-type="float">
            <text:p>39838</text:p>
          </table:table-cell>
          <table:table-cell office:value-type="float" office:value="39497" calcext:value-type="float">
            <text:p>39497</text:p>
          </table:table-cell>
          <table:table-cell office:value-type="float" office:value="39271" calcext:value-type="float">
            <text:p>39271</text:p>
          </table:table-cell>
          <table:table-cell office:value-type="float" office:value="38926" calcext:value-type="float">
            <text:p>38926</text:p>
          </table:table-cell>
          <table:table-cell office:value-type="float" office:value="38487" calcext:value-type="float">
            <text:p>38487</text:p>
          </table:table-cell>
          <table:table-cell table:formula="of:=IF([.B298]&gt;[.G29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9</text:p>
          </table:table-cell>
          <table:table-cell office:value-type="float" office:value="79266" calcext:value-type="float">
            <text:p>79266</text:p>
          </table:table-cell>
          <table:table-cell office:value-type="float" office:value="78858" calcext:value-type="float">
            <text:p>78858</text:p>
          </table:table-cell>
          <table:table-cell office:value-type="float" office:value="78405" calcext:value-type="float">
            <text:p>78405</text:p>
          </table:table-cell>
          <table:table-cell office:value-type="float" office:value="77773" calcext:value-type="float">
            <text:p>77773</text:p>
          </table:table-cell>
          <table:table-cell office:value-type="float" office:value="77017" calcext:value-type="float">
            <text:p>77017</text:p>
          </table:table-cell>
          <table:table-cell office:value-type="float" office:value="76346" calcext:value-type="float">
            <text:p>76346</text:p>
          </table:table-cell>
          <table:table-cell table:formula="of:=IF([.B299]&gt;[.G299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10</text:p>
          </table:table-cell>
          <table:table-cell office:value-type="float" office:value="77039" calcext:value-type="float">
            <text:p>77039</text:p>
          </table:table-cell>
          <table:table-cell office:value-type="float" office:value="76384" calcext:value-type="float">
            <text:p>76384</text:p>
          </table:table-cell>
          <table:table-cell office:value-type="float" office:value="75673" calcext:value-type="float">
            <text:p>75673</text:p>
          </table:table-cell>
          <table:table-cell office:value-type="float" office:value="74817" calcext:value-type="float">
            <text:p>74817</text:p>
          </table:table-cell>
          <table:table-cell office:value-type="float" office:value="73991" calcext:value-type="float">
            <text:p>73991</text:p>
          </table:table-cell>
          <table:table-cell office:value-type="float" office:value="73163" calcext:value-type="float">
            <text:p>73163</text:p>
          </table:table-cell>
          <table:table-cell table:formula="of:=IF([.B300]&gt;[.G300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11</text:p>
          </table:table-cell>
          <table:table-cell office:value-type="float" office:value="92032" calcext:value-type="float">
            <text:p>92032</text:p>
          </table:table-cell>
          <table:table-cell office:value-type="float" office:value="91449" calcext:value-type="float">
            <text:p>91449</text:p>
          </table:table-cell>
          <table:table-cell office:value-type="float" office:value="90888" calcext:value-type="float">
            <text:p>90888</text:p>
          </table:table-cell>
          <table:table-cell office:value-type="float" office:value="90377" calcext:value-type="float">
            <text:p>90377</text:p>
          </table:table-cell>
          <table:table-cell office:value-type="float" office:value="89576" calcext:value-type="float">
            <text:p>89576</text:p>
          </table:table-cell>
          <table:table-cell office:value-type="float" office:value="88549" calcext:value-type="float">
            <text:p>88549</text:p>
          </table:table-cell>
          <table:table-cell table:formula="of:=IF([.B301]&gt;[.G301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12</text:p>
          </table:table-cell>
          <table:table-cell office:value-type="float" office:value="73036" calcext:value-type="float">
            <text:p>73036</text:p>
          </table:table-cell>
          <table:table-cell office:value-type="float" office:value="72797" calcext:value-type="float">
            <text:p>72797</text:p>
          </table:table-cell>
          <table:table-cell office:value-type="float" office:value="72456" calcext:value-type="float">
            <text:p>72456</text:p>
          </table:table-cell>
          <table:table-cell office:value-type="float" office:value="72167" calcext:value-type="float">
            <text:p>72167</text:p>
          </table:table-cell>
          <table:table-cell office:value-type="float" office:value="71776" calcext:value-type="float">
            <text:p>71776</text:p>
          </table:table-cell>
          <table:table-cell office:value-type="float" office:value="71250" calcext:value-type="float">
            <text:p>71250</text:p>
          </table:table-cell>
          <table:table-cell table:formula="of:=IF([.B302]&gt;[.G302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13</text:p>
          </table:table-cell>
          <table:table-cell office:value-type="float" office:value="45921" calcext:value-type="float">
            <text:p>45921</text:p>
          </table:table-cell>
          <table:table-cell office:value-type="float" office:value="45708" calcext:value-type="float">
            <text:p>45708</text:p>
          </table:table-cell>
          <table:table-cell office:value-type="float" office:value="45521" calcext:value-type="float">
            <text:p>45521</text:p>
          </table:table-cell>
          <table:table-cell office:value-type="float" office:value="45336" calcext:value-type="float">
            <text:p>45336</text:p>
          </table:table-cell>
          <table:table-cell office:value-type="float" office:value="45059" calcext:value-type="float">
            <text:p>45059</text:p>
          </table:table-cell>
          <table:table-cell office:value-type="float" office:value="44743" calcext:value-type="float">
            <text:p>44743</text:p>
          </table:table-cell>
          <table:table-cell table:formula="of:=IF([.B303]&gt;[.G303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61</text:p>
          </table:table-cell>
          <table:table-cell office:value-type="float" office:value="198046" calcext:value-type="float">
            <text:p>198046</text:p>
          </table:table-cell>
          <table:table-cell office:value-type="float" office:value="197704" calcext:value-type="float">
            <text:p>197704</text:p>
          </table:table-cell>
          <table:table-cell office:value-type="float" office:value="196804" calcext:value-type="float">
            <text:p>196804</text:p>
          </table:table-cell>
          <table:table-cell office:value-type="float" office:value="195774" calcext:value-type="float">
            <text:p>195774</text:p>
          </table:table-cell>
          <table:table-cell office:value-type="float" office:value="194852" calcext:value-type="float">
            <text:p>194852</text:p>
          </table:table-cell>
          <table:table-cell office:value-type="float" office:value="193415" calcext:value-type="float">
            <text:p>193415</text:p>
          </table:table-cell>
          <table:table-cell table:formula="of:=IF([.B304]&gt;[.G30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1</text:p>
          </table:table-cell>
          <table:table-cell office:value-type="float" office:value="59378" calcext:value-type="float">
            <text:p>59378</text:p>
          </table:table-cell>
          <table:table-cell office:value-type="float" office:value="58884" calcext:value-type="float">
            <text:p>58884</text:p>
          </table:table-cell>
          <table:table-cell office:value-type="float" office:value="58435" calcext:value-type="float">
            <text:p>58435</text:p>
          </table:table-cell>
          <table:table-cell office:value-type="float" office:value="57916" calcext:value-type="float">
            <text:p>57916</text:p>
          </table:table-cell>
          <table:table-cell office:value-type="float" office:value="57231" calcext:value-type="float">
            <text:p>57231</text:p>
          </table:table-cell>
          <table:table-cell office:value-type="float" office:value="56562" calcext:value-type="float">
            <text:p>56562</text:p>
          </table:table-cell>
          <table:table-cell table:formula="of:=IF([.B305]&gt;[.G305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2</text:p>
          </table:table-cell>
          <table:table-cell office:value-type="float" office:value="42208" calcext:value-type="float">
            <text:p>42208</text:p>
          </table:table-cell>
          <table:table-cell office:value-type="float" office:value="41954" calcext:value-type="float">
            <text:p>41954</text:p>
          </table:table-cell>
          <table:table-cell office:value-type="float" office:value="41675" calcext:value-type="float">
            <text:p>41675</text:p>
          </table:table-cell>
          <table:table-cell office:value-type="float" office:value="41391" calcext:value-type="float">
            <text:p>41391</text:p>
          </table:table-cell>
          <table:table-cell office:value-type="float" office:value="41034" calcext:value-type="float">
            <text:p>41034</text:p>
          </table:table-cell>
          <table:table-cell office:value-type="float" office:value="40776" calcext:value-type="float">
            <text:p>40776</text:p>
          </table:table-cell>
          <table:table-cell table:formula="of:=IF([.B306]&gt;[.G306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3</text:p>
          </table:table-cell>
          <table:table-cell office:value-type="float" office:value="66113" calcext:value-type="float">
            <text:p>66113</text:p>
          </table:table-cell>
          <table:table-cell office:value-type="float" office:value="66011" calcext:value-type="float">
            <text:p>66011</text:p>
          </table:table-cell>
          <table:table-cell office:value-type="float" office:value="65772" calcext:value-type="float">
            <text:p>65772</text:p>
          </table:table-cell>
          <table:table-cell office:value-type="float" office:value="65442" calcext:value-type="float">
            <text:p>65442</text:p>
          </table:table-cell>
          <table:table-cell office:value-type="float" office:value="65139" calcext:value-type="float">
            <text:p>65139</text:p>
          </table:table-cell>
          <table:table-cell office:value-type="float" office:value="64768" calcext:value-type="float">
            <text:p>64768</text:p>
          </table:table-cell>
          <table:table-cell table:formula="of:=IF([.B307]&gt;[.G30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4</text:p>
          </table:table-cell>
          <table:table-cell office:value-type="float" office:value="58220" calcext:value-type="float">
            <text:p>58220</text:p>
          </table:table-cell>
          <table:table-cell office:value-type="float" office:value="58094" calcext:value-type="float">
            <text:p>58094</text:p>
          </table:table-cell>
          <table:table-cell office:value-type="float" office:value="57955" calcext:value-type="float">
            <text:p>57955</text:p>
          </table:table-cell>
          <table:table-cell office:value-type="float" office:value="57549" calcext:value-type="float">
            <text:p>57549</text:p>
          </table:table-cell>
          <table:table-cell office:value-type="float" office:value="57211" calcext:value-type="float">
            <text:p>57211</text:p>
          </table:table-cell>
          <table:table-cell office:value-type="float" office:value="56986" calcext:value-type="float">
            <text:p>56986</text:p>
          </table:table-cell>
          <table:table-cell table:formula="of:=IF([.B308]&gt;[.G30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5</text:p>
          </table:table-cell>
          <table:table-cell office:value-type="float" office:value="90080" calcext:value-type="float">
            <text:p>90080</text:p>
          </table:table-cell>
          <table:table-cell office:value-type="float" office:value="90584" calcext:value-type="float">
            <text:p>90584</text:p>
          </table:table-cell>
          <table:table-cell office:value-type="float" office:value="91022" calcext:value-type="float">
            <text:p>91022</text:p>
          </table:table-cell>
          <table:table-cell office:value-type="float" office:value="91359" calcext:value-type="float">
            <text:p>91359</text:p>
          </table:table-cell>
          <table:table-cell office:value-type="float" office:value="91560" calcext:value-type="float">
            <text:p>91560</text:p>
          </table:table-cell>
          <table:table-cell office:value-type="float" office:value="91395" calcext:value-type="float">
            <text:p>91395</text:p>
          </table:table-cell>
          <table:table-cell table:formula="of:=IF([.B309]&gt;[.G30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6</text:p>
          </table:table-cell>
          <table:table-cell office:value-type="float" office:value="57286" calcext:value-type="float">
            <text:p>57286</text:p>
          </table:table-cell>
          <table:table-cell office:value-type="float" office:value="57141" calcext:value-type="float">
            <text:p>57141</text:p>
          </table:table-cell>
          <table:table-cell office:value-type="float" office:value="56922" calcext:value-type="float">
            <text:p>56922</text:p>
          </table:table-cell>
          <table:table-cell office:value-type="float" office:value="56754" calcext:value-type="float">
            <text:p>56754</text:p>
          </table:table-cell>
          <table:table-cell office:value-type="float" office:value="56565" calcext:value-type="float">
            <text:p>56565</text:p>
          </table:table-cell>
          <table:table-cell office:value-type="float" office:value="56227" calcext:value-type="float">
            <text:p>56227</text:p>
          </table:table-cell>
          <table:table-cell table:formula="of:=IF([.B310]&gt;[.G310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8</text:p>
          </table:table-cell>
          <table:table-cell office:value-type="float" office:value="27280" calcext:value-type="float">
            <text:p>27280</text:p>
          </table:table-cell>
          <table:table-cell office:value-type="float" office:value="27167" calcext:value-type="float">
            <text:p>27167</text:p>
          </table:table-cell>
          <table:table-cell office:value-type="float" office:value="27062" calcext:value-type="float">
            <text:p>27062</text:p>
          </table:table-cell>
          <table:table-cell office:value-type="float" office:value="26908" calcext:value-type="float">
            <text:p>26908</text:p>
          </table:table-cell>
          <table:table-cell office:value-type="float" office:value="26689" calcext:value-type="float">
            <text:p>26689</text:p>
          </table:table-cell>
          <table:table-cell office:value-type="float" office:value="26489" calcext:value-type="float">
            <text:p>26489</text:p>
          </table:table-cell>
          <table:table-cell table:formula="of:=IF([.B311]&gt;[.G311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7</text:p>
          </table:table-cell>
          <table:table-cell office:value-type="float" office:value="92795" calcext:value-type="float">
            <text:p>92795</text:p>
          </table:table-cell>
          <table:table-cell office:value-type="float" office:value="92791" calcext:value-type="float">
            <text:p>92791</text:p>
          </table:table-cell>
          <table:table-cell office:value-type="float" office:value="92811" calcext:value-type="float">
            <text:p>92811</text:p>
          </table:table-cell>
          <table:table-cell office:value-type="float" office:value="93020" calcext:value-type="float">
            <text:p>93020</text:p>
          </table:table-cell>
          <table:table-cell office:value-type="float" office:value="92879" calcext:value-type="float">
            <text:p>92879</text:p>
          </table:table-cell>
          <table:table-cell office:value-type="float" office:value="92644" calcext:value-type="float">
            <text:p>92644</text:p>
          </table:table-cell>
          <table:table-cell table:formula="of:=IF([.B312]&gt;[.G312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8</text:p>
          </table:table-cell>
          <table:table-cell office:value-type="float" office:value="64450" calcext:value-type="float">
            <text:p>64450</text:p>
          </table:table-cell>
          <table:table-cell office:value-type="float" office:value="63969" calcext:value-type="float">
            <text:p>63969</text:p>
          </table:table-cell>
          <table:table-cell office:value-type="float" office:value="63470" calcext:value-type="float">
            <text:p>63470</text:p>
          </table:table-cell>
          <table:table-cell office:value-type="float" office:value="62924" calcext:value-type="float">
            <text:p>62924</text:p>
          </table:table-cell>
          <table:table-cell office:value-type="float" office:value="62283" calcext:value-type="float">
            <text:p>62283</text:p>
          </table:table-cell>
          <table:table-cell office:value-type="float" office:value="61772" calcext:value-type="float">
            <text:p>61772</text:p>
          </table:table-cell>
          <table:table-cell table:formula="of:=IF([.B313]&gt;[.G313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9</text:p>
          </table:table-cell>
          <table:table-cell office:value-type="float" office:value="42266" calcext:value-type="float">
            <text:p>42266</text:p>
          </table:table-cell>
          <table:table-cell office:value-type="float" office:value="42039" calcext:value-type="float">
            <text:p>42039</text:p>
          </table:table-cell>
          <table:table-cell office:value-type="float" office:value="41840" calcext:value-type="float">
            <text:p>41840</text:p>
          </table:table-cell>
          <table:table-cell office:value-type="float" office:value="41512" calcext:value-type="float">
            <text:p>41512</text:p>
          </table:table-cell>
          <table:table-cell office:value-type="float" office:value="41180" calcext:value-type="float">
            <text:p>41180</text:p>
          </table:table-cell>
          <table:table-cell office:value-type="float" office:value="40852" calcext:value-type="float">
            <text:p>40852</text:p>
          </table:table-cell>
          <table:table-cell table:formula="of:=IF([.B314]&gt;[.G31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0</text:p>
          </table:table-cell>
          <table:table-cell office:value-type="float" office:value="50696" calcext:value-type="float">
            <text:p>50696</text:p>
          </table:table-cell>
          <table:table-cell office:value-type="float" office:value="50507" calcext:value-type="float">
            <text:p>50507</text:p>
          </table:table-cell>
          <table:table-cell office:value-type="float" office:value="50381" calcext:value-type="float">
            <text:p>50381</text:p>
          </table:table-cell>
          <table:table-cell office:value-type="float" office:value="50080" calcext:value-type="float">
            <text:p>50080</text:p>
          </table:table-cell>
          <table:table-cell office:value-type="float" office:value="49762" calcext:value-type="float">
            <text:p>49762</text:p>
          </table:table-cell>
          <table:table-cell office:value-type="float" office:value="49439" calcext:value-type="float">
            <text:p>49439</text:p>
          </table:table-cell>
          <table:table-cell table:formula="of:=IF([.B315]&gt;[.G315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1</text:p>
          </table:table-cell>
          <table:table-cell office:value-type="float" office:value="33658" calcext:value-type="float">
            <text:p>33658</text:p>
          </table:table-cell>
          <table:table-cell office:value-type="float" office:value="33432" calcext:value-type="float">
            <text:p>33432</text:p>
          </table:table-cell>
          <table:table-cell office:value-type="float" office:value="33239" calcext:value-type="float">
            <text:p>33239</text:p>
          </table:table-cell>
          <table:table-cell office:value-type="float" office:value="33068" calcext:value-type="float">
            <text:p>33068</text:p>
          </table:table-cell>
          <table:table-cell office:value-type="float" office:value="32857" calcext:value-type="float">
            <text:p>32857</text:p>
          </table:table-cell>
          <table:table-cell office:value-type="float" office:value="32638" calcext:value-type="float">
            <text:p>32638</text:p>
          </table:table-cell>
          <table:table-cell table:formula="of:=IF([.B316]&gt;[.G316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2</text:p>
          </table:table-cell>
          <table:table-cell office:value-type="float" office:value="44321" calcext:value-type="float">
            <text:p>44321</text:p>
          </table:table-cell>
          <table:table-cell office:value-type="float" office:value="44166" calcext:value-type="float">
            <text:p>44166</text:p>
          </table:table-cell>
          <table:table-cell office:value-type="float" office:value="44104" calcext:value-type="float">
            <text:p>44104</text:p>
          </table:table-cell>
          <table:table-cell office:value-type="float" office:value="43997" calcext:value-type="float">
            <text:p>43997</text:p>
          </table:table-cell>
          <table:table-cell office:value-type="float" office:value="43822" calcext:value-type="float">
            <text:p>43822</text:p>
          </table:table-cell>
          <table:table-cell office:value-type="float" office:value="43721" calcext:value-type="float">
            <text:p>43721</text:p>
          </table:table-cell>
          <table:table-cell table:formula="of:=IF([.B317]&gt;[.G31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3</text:p>
          </table:table-cell>
          <table:table-cell office:value-type="float" office:value="34745" calcext:value-type="float">
            <text:p>34745</text:p>
          </table:table-cell>
          <table:table-cell office:value-type="float" office:value="34593" calcext:value-type="float">
            <text:p>34593</text:p>
          </table:table-cell>
          <table:table-cell office:value-type="float" office:value="34600" calcext:value-type="float">
            <text:p>34600</text:p>
          </table:table-cell>
          <table:table-cell office:value-type="float" office:value="34433" calcext:value-type="float">
            <text:p>34433</text:p>
          </table:table-cell>
          <table:table-cell office:value-type="float" office:value="34148" calcext:value-type="float">
            <text:p>34148</text:p>
          </table:table-cell>
          <table:table-cell office:value-type="float" office:value="33993" calcext:value-type="float">
            <text:p>33993</text:p>
          </table:table-cell>
          <table:table-cell table:formula="of:=IF([.B318]&gt;[.G31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4</text:p>
          </table:table-cell>
          <table:table-cell office:value-type="float" office:value="123479" calcext:value-type="float">
            <text:p>123479</text:p>
          </table:table-cell>
          <table:table-cell office:value-type="float" office:value="124205" calcext:value-type="float">
            <text:p>124205</text:p>
          </table:table-cell>
          <table:table-cell office:value-type="float" office:value="125220" calcext:value-type="float">
            <text:p>125220</text:p>
          </table:table-cell>
          <table:table-cell office:value-type="float" office:value="126018" calcext:value-type="float">
            <text:p>126018</text:p>
          </table:table-cell>
          <table:table-cell office:value-type="float" office:value="126781" calcext:value-type="float">
            <text:p>126781</text:p>
          </table:table-cell>
          <table:table-cell office:value-type="float" office:value="127544" calcext:value-type="float">
            <text:p>127544</text:p>
          </table:table-cell>
          <table:table-cell table:formula="of:=IF([.B319]&gt;[.G31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5</text:p>
          </table:table-cell>
          <table:table-cell office:value-type="float" office:value="106023" calcext:value-type="float">
            <text:p>106023</text:p>
          </table:table-cell>
          <table:table-cell office:value-type="float" office:value="105607" calcext:value-type="float">
            <text:p>105607</text:p>
          </table:table-cell>
          <table:table-cell office:value-type="float" office:value="105318" calcext:value-type="float">
            <text:p>105318</text:p>
          </table:table-cell>
          <table:table-cell office:value-type="float" office:value="104780" calcext:value-type="float">
            <text:p>104780</text:p>
          </table:table-cell>
          <table:table-cell office:value-type="float" office:value="104151" calcext:value-type="float">
            <text:p>104151</text:p>
          </table:table-cell>
          <table:table-cell office:value-type="float" office:value="103492" calcext:value-type="float">
            <text:p>103492</text:p>
          </table:table-cell>
          <table:table-cell table:formula="of:=IF([.B320]&gt;[.G320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6</text:p>
          </table:table-cell>
          <table:table-cell office:value-type="float" office:value="57570" calcext:value-type="float">
            <text:p>57570</text:p>
          </table:table-cell>
          <table:table-cell office:value-type="float" office:value="57295" calcext:value-type="float">
            <text:p>57295</text:p>
          </table:table-cell>
          <table:table-cell office:value-type="float" office:value="56933" calcext:value-type="float">
            <text:p>56933</text:p>
          </table:table-cell>
          <table:table-cell office:value-type="float" office:value="56570" calcext:value-type="float">
            <text:p>56570</text:p>
          </table:table-cell>
          <table:table-cell office:value-type="float" office:value="56135" calcext:value-type="float">
            <text:p>56135</text:p>
          </table:table-cell>
          <table:table-cell office:value-type="float" office:value="55833" calcext:value-type="float">
            <text:p>55833</text:p>
          </table:table-cell>
          <table:table-cell table:formula="of:=IF([.B321]&gt;[.G321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7</text:p>
          </table:table-cell>
          <table:table-cell office:value-type="float" office:value="70570" calcext:value-type="float">
            <text:p>70570</text:p>
          </table:table-cell>
          <table:table-cell office:value-type="float" office:value="70466" calcext:value-type="float">
            <text:p>70466</text:p>
          </table:table-cell>
          <table:table-cell office:value-type="float" office:value="70153" calcext:value-type="float">
            <text:p>70153</text:p>
          </table:table-cell>
          <table:table-cell office:value-type="float" office:value="69885" calcext:value-type="float">
            <text:p>69885</text:p>
          </table:table-cell>
          <table:table-cell office:value-type="float" office:value="69376" calcext:value-type="float">
            <text:p>69376</text:p>
          </table:table-cell>
          <table:table-cell office:value-type="float" office:value="69089" calcext:value-type="float">
            <text:p>69089</text:p>
          </table:table-cell>
          <table:table-cell table:formula="of:=IF([.B322]&gt;[.G322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9</text:p>
          </table:table-cell>
          <table:table-cell office:value-type="float" office:value="23451" calcext:value-type="float">
            <text:p>23451</text:p>
          </table:table-cell>
          <table:table-cell office:value-type="float" office:value="23278" calcext:value-type="float">
            <text:p>23278</text:p>
          </table:table-cell>
          <table:table-cell office:value-type="float" office:value="23068" calcext:value-type="float">
            <text:p>23068</text:p>
          </table:table-cell>
          <table:table-cell office:value-type="float" office:value="22873" calcext:value-type="float">
            <text:p>22873</text:p>
          </table:table-cell>
          <table:table-cell office:value-type="float" office:value="22638" calcext:value-type="float">
            <text:p>22638</text:p>
          </table:table-cell>
          <table:table-cell office:value-type="float" office:value="22444" calcext:value-type="float">
            <text:p>22444</text:p>
          </table:table-cell>
          <table:table-cell table:formula="of:=IF([.B323]&gt;[.G323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1</text:p>
          </table:table-cell>
          <table:table-cell office:value-type="float" office:value="121642" calcext:value-type="float">
            <text:p>121642</text:p>
          </table:table-cell>
          <table:table-cell office:value-type="float" office:value="121191" calcext:value-type="float">
            <text:p>121191</text:p>
          </table:table-cell>
          <table:table-cell office:value-type="float" office:value="120895" calcext:value-type="float">
            <text:p>120895</text:p>
          </table:table-cell>
          <table:table-cell office:value-type="float" office:value="120142" calcext:value-type="float">
            <text:p>120142</text:p>
          </table:table-cell>
          <table:table-cell office:value-type="float" office:value="119317" calcext:value-type="float">
            <text:p>119317</text:p>
          </table:table-cell>
          <table:table-cell office:value-type="float" office:value="118582" calcext:value-type="float">
            <text:p>118582</text:p>
          </table:table-cell>
          <table:table-cell table:formula="of:=IF([.B324]&gt;[.G32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2</text:p>
          </table:table-cell>
          <table:table-cell office:value-type="float" office:value="173444" calcext:value-type="float">
            <text:p>173444</text:p>
          </table:table-cell>
          <table:table-cell office:value-type="float" office:value="172993" calcext:value-type="float">
            <text:p>172993</text:p>
          </table:table-cell>
          <table:table-cell office:value-type="float" office:value="173070" calcext:value-type="float">
            <text:p>173070</text:p>
          </table:table-cell>
          <table:table-cell office:value-type="float" office:value="172362" calcext:value-type="float">
            <text:p>172362</text:p>
          </table:table-cell>
          <table:table-cell office:value-type="float" office:value="171979" calcext:value-type="float">
            <text:p>171979</text:p>
          </table:table-cell>
          <table:table-cell office:value-type="float" office:value="171249" calcext:value-type="float">
            <text:p>171249</text:p>
          </table:table-cell>
          <table:table-cell table:formula="of:=IF([.B325]&gt;[.G325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1</text:p>
          </table:table-cell>
          <table:table-cell office:value-type="float" office:value="47534" calcext:value-type="float">
            <text:p>47534</text:p>
          </table:table-cell>
          <table:table-cell office:value-type="float" office:value="47415" calcext:value-type="float">
            <text:p>47415</text:p>
          </table:table-cell>
          <table:table-cell office:value-type="float" office:value="47341" calcext:value-type="float">
            <text:p>47341</text:p>
          </table:table-cell>
          <table:table-cell office:value-type="float" office:value="47229" calcext:value-type="float">
            <text:p>47229</text:p>
          </table:table-cell>
          <table:table-cell office:value-type="float" office:value="47055" calcext:value-type="float">
            <text:p>47055</text:p>
          </table:table-cell>
          <table:table-cell office:value-type="float" office:value="46824" calcext:value-type="float">
            <text:p>46824</text:p>
          </table:table-cell>
          <table:table-cell table:formula="of:=IF([.B326]&gt;[.G326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2</text:p>
          </table:table-cell>
          <table:table-cell office:value-type="float" office:value="87890" calcext:value-type="float">
            <text:p>87890</text:p>
          </table:table-cell>
          <table:table-cell office:value-type="float" office:value="87885" calcext:value-type="float">
            <text:p>87885</text:p>
          </table:table-cell>
          <table:table-cell office:value-type="float" office:value="87570" calcext:value-type="float">
            <text:p>87570</text:p>
          </table:table-cell>
          <table:table-cell office:value-type="float" office:value="87420" calcext:value-type="float">
            <text:p>87420</text:p>
          </table:table-cell>
          <table:table-cell office:value-type="float" office:value="86990" calcext:value-type="float">
            <text:p>86990</text:p>
          </table:table-cell>
          <table:table-cell office:value-type="float" office:value="86590" calcext:value-type="float">
            <text:p>86590</text:p>
          </table:table-cell>
          <table:table-cell table:formula="of:=IF([.B327]&gt;[.G32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3</text:p>
          </table:table-cell>
          <table:table-cell office:value-type="float" office:value="145085" calcext:value-type="float">
            <text:p>145085</text:p>
          </table:table-cell>
          <table:table-cell office:value-type="float" office:value="145211" calcext:value-type="float">
            <text:p>145211</text:p>
          </table:table-cell>
          <table:table-cell office:value-type="float" office:value="145333" calcext:value-type="float">
            <text:p>145333</text:p>
          </table:table-cell>
          <table:table-cell office:value-type="float" office:value="145317" calcext:value-type="float">
            <text:p>145317</text:p>
          </table:table-cell>
          <table:table-cell office:value-type="float" office:value="145418" calcext:value-type="float">
            <text:p>145418</text:p>
          </table:table-cell>
          <table:table-cell office:value-type="float" office:value="145068" calcext:value-type="float">
            <text:p>145068</text:p>
          </table:table-cell>
          <table:table-cell table:formula="of:=IF([.B328]&gt;[.G32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4</text:p>
          </table:table-cell>
          <table:table-cell office:value-type="float" office:value="76230" calcext:value-type="float">
            <text:p>76230</text:p>
          </table:table-cell>
          <table:table-cell office:value-type="float" office:value="76093" calcext:value-type="float">
            <text:p>76093</text:p>
          </table:table-cell>
          <table:table-cell office:value-type="float" office:value="76087" calcext:value-type="float">
            <text:p>76087</text:p>
          </table:table-cell>
          <table:table-cell office:value-type="float" office:value="76011" calcext:value-type="float">
            <text:p>76011</text:p>
          </table:table-cell>
          <table:table-cell office:value-type="float" office:value="75908" calcext:value-type="float">
            <text:p>75908</text:p>
          </table:table-cell>
          <table:table-cell office:value-type="float" office:value="75732" calcext:value-type="float">
            <text:p>75732</text:p>
          </table:table-cell>
          <table:table-cell table:formula="of:=IF([.B329]&gt;[.G329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5</text:p>
          </table:table-cell>
          <table:table-cell office:value-type="float" office:value="51426" calcext:value-type="float">
            <text:p>51426</text:p>
          </table:table-cell>
          <table:table-cell office:value-type="float" office:value="51423" calcext:value-type="float">
            <text:p>51423</text:p>
          </table:table-cell>
          <table:table-cell office:value-type="float" office:value="51701" calcext:value-type="float">
            <text:p>51701</text:p>
          </table:table-cell>
          <table:table-cell office:value-type="float" office:value="51972" calcext:value-type="float">
            <text:p>51972</text:p>
          </table:table-cell>
          <table:table-cell office:value-type="float" office:value="51893" calcext:value-type="float">
            <text:p>51893</text:p>
          </table:table-cell>
          <table:table-cell office:value-type="float" office:value="51929" calcext:value-type="float">
            <text:p>51929</text:p>
          </table:table-cell>
          <table:table-cell table:formula="of:=IF([.B330]&gt;[.G33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6</text:p>
          </table:table-cell>
          <table:table-cell office:value-type="float" office:value="71790" calcext:value-type="float">
            <text:p>71790</text:p>
          </table:table-cell>
          <table:table-cell office:value-type="float" office:value="71738" calcext:value-type="float">
            <text:p>71738</text:p>
          </table:table-cell>
          <table:table-cell office:value-type="float" office:value="71741" calcext:value-type="float">
            <text:p>71741</text:p>
          </table:table-cell>
          <table:table-cell office:value-type="float" office:value="71686" calcext:value-type="float">
            <text:p>71686</text:p>
          </table:table-cell>
          <table:table-cell office:value-type="float" office:value="71563" calcext:value-type="float">
            <text:p>71563</text:p>
          </table:table-cell>
          <table:table-cell office:value-type="float" office:value="71425" calcext:value-type="float">
            <text:p>71425</text:p>
          </table:table-cell>
          <table:table-cell table:formula="of:=IF([.B331]&gt;[.G331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7</text:p>
          </table:table-cell>
          <table:table-cell office:value-type="float" office:value="82838" calcext:value-type="float">
            <text:p>82838</text:p>
          </table:table-cell>
          <table:table-cell office:value-type="float" office:value="82905" calcext:value-type="float">
            <text:p>82905</text:p>
          </table:table-cell>
          <table:table-cell office:value-type="float" office:value="83124" calcext:value-type="float">
            <text:p>83124</text:p>
          </table:table-cell>
          <table:table-cell office:value-type="float" office:value="83030" calcext:value-type="float">
            <text:p>83030</text:p>
          </table:table-cell>
          <table:table-cell office:value-type="float" office:value="83026" calcext:value-type="float">
            <text:p>83026</text:p>
          </table:table-cell>
          <table:table-cell office:value-type="float" office:value="82911" calcext:value-type="float">
            <text:p>82911</text:p>
          </table:table-cell>
          <table:table-cell table:formula="of:=IF([.B332]&gt;[.G33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8</text:p>
          </table:table-cell>
          <table:table-cell office:value-type="float" office:value="56427" calcext:value-type="float">
            <text:p>56427</text:p>
          </table:table-cell>
          <table:table-cell office:value-type="float" office:value="56458" calcext:value-type="float">
            <text:p>56458</text:p>
          </table:table-cell>
          <table:table-cell office:value-type="float" office:value="56394" calcext:value-type="float">
            <text:p>56394</text:p>
          </table:table-cell>
          <table:table-cell office:value-type="float" office:value="56486" calcext:value-type="float">
            <text:p>56486</text:p>
          </table:table-cell>
          <table:table-cell office:value-type="float" office:value="56451" calcext:value-type="float">
            <text:p>56451</text:p>
          </table:table-cell>
          <table:table-cell office:value-type="float" office:value="56298" calcext:value-type="float">
            <text:p>56298</text:p>
          </table:table-cell>
          <table:table-cell table:formula="of:=IF([.B333]&gt;[.G333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9</text:p>
          </table:table-cell>
          <table:table-cell office:value-type="float" office:value="88399" calcext:value-type="float">
            <text:p>88399</text:p>
          </table:table-cell>
          <table:table-cell office:value-type="float" office:value="88125" calcext:value-type="float">
            <text:p>88125</text:p>
          </table:table-cell>
          <table:table-cell office:value-type="float" office:value="87790" calcext:value-type="float">
            <text:p>87790</text:p>
          </table:table-cell>
          <table:table-cell office:value-type="float" office:value="87216" calcext:value-type="float">
            <text:p>87216</text:p>
          </table:table-cell>
          <table:table-cell office:value-type="float" office:value="86727" calcext:value-type="float">
            <text:p>86727</text:p>
          </table:table-cell>
          <table:table-cell office:value-type="float" office:value="86108" calcext:value-type="float">
            <text:p>86108</text:p>
          </table:table-cell>
          <table:table-cell table:formula="of:=IF([.B334]&gt;[.G33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0</text:p>
          </table:table-cell>
          <table:table-cell office:value-type="float" office:value="129273" calcext:value-type="float">
            <text:p>129273</text:p>
          </table:table-cell>
          <table:table-cell office:value-type="float" office:value="129475" calcext:value-type="float">
            <text:p>129475</text:p>
          </table:table-cell>
          <table:table-cell office:value-type="float" office:value="129715" calcext:value-type="float">
            <text:p>129715</text:p>
          </table:table-cell>
          <table:table-cell office:value-type="float" office:value="129966" calcext:value-type="float">
            <text:p>129966</text:p>
          </table:table-cell>
          <table:table-cell office:value-type="float" office:value="130053" calcext:value-type="float">
            <text:p>130053</text:p>
          </table:table-cell>
          <table:table-cell office:value-type="float" office:value="129904" calcext:value-type="float">
            <text:p>129904</text:p>
          </table:table-cell>
          <table:table-cell table:formula="of:=IF([.B335]&gt;[.G33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1</text:p>
          </table:table-cell>
          <table:table-cell office:value-type="float" office:value="79028" calcext:value-type="float">
            <text:p>79028</text:p>
          </table:table-cell>
          <table:table-cell office:value-type="float" office:value="79263" calcext:value-type="float">
            <text:p>79263</text:p>
          </table:table-cell>
          <table:table-cell office:value-type="float" office:value="79253" calcext:value-type="float">
            <text:p>79253</text:p>
          </table:table-cell>
          <table:table-cell office:value-type="float" office:value="79230" calcext:value-type="float">
            <text:p>79230</text:p>
          </table:table-cell>
          <table:table-cell office:value-type="float" office:value="79183" calcext:value-type="float">
            <text:p>79183</text:p>
          </table:table-cell>
          <table:table-cell office:value-type="float" office:value="78866" calcext:value-type="float">
            <text:p>78866</text:p>
          </table:table-cell>
          <table:table-cell table:formula="of:=IF([.B336]&gt;[.G336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2</text:p>
          </table:table-cell>
          <table:table-cell office:value-type="float" office:value="77664" calcext:value-type="float">
            <text:p>77664</text:p>
          </table:table-cell>
          <table:table-cell office:value-type="float" office:value="77764" calcext:value-type="float">
            <text:p>77764</text:p>
          </table:table-cell>
          <table:table-cell office:value-type="float" office:value="77720" calcext:value-type="float">
            <text:p>77720</text:p>
          </table:table-cell>
          <table:table-cell office:value-type="float" office:value="77488" calcext:value-type="float">
            <text:p>77488</text:p>
          </table:table-cell>
          <table:table-cell office:value-type="float" office:value="77274" calcext:value-type="float">
            <text:p>77274</text:p>
          </table:table-cell>
          <table:table-cell office:value-type="float" office:value="76998" calcext:value-type="float">
            <text:p>76998</text:p>
          </table:table-cell>
          <table:table-cell table:formula="of:=IF([.B337]&gt;[.G33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3</text:p>
          </table:table-cell>
          <table:table-cell office:value-type="float" office:value="54767" calcext:value-type="float">
            <text:p>54767</text:p>
          </table:table-cell>
          <table:table-cell office:value-type="float" office:value="55391" calcext:value-type="float">
            <text:p>55391</text:p>
          </table:table-cell>
          <table:table-cell office:value-type="float" office:value="55883" calcext:value-type="float">
            <text:p>55883</text:p>
          </table:table-cell>
          <table:table-cell office:value-type="float" office:value="56485" calcext:value-type="float">
            <text:p>56485</text:p>
          </table:table-cell>
          <table:table-cell office:value-type="float" office:value="57201" calcext:value-type="float">
            <text:p>57201</text:p>
          </table:table-cell>
          <table:table-cell office:value-type="float" office:value="57911" calcext:value-type="float">
            <text:p>57911</text:p>
          </table:table-cell>
          <table:table-cell table:formula="of:=IF([.B338]&gt;[.G33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4</text:p>
          </table:table-cell>
          <table:table-cell office:value-type="float" office:value="37084" calcext:value-type="float">
            <text:p>37084</text:p>
          </table:table-cell>
          <table:table-cell office:value-type="float" office:value="37080" calcext:value-type="float">
            <text:p>37080</text:p>
          </table:table-cell>
          <table:table-cell office:value-type="float" office:value="36987" calcext:value-type="float">
            <text:p>36987</text:p>
          </table:table-cell>
          <table:table-cell office:value-type="float" office:value="36982" calcext:value-type="float">
            <text:p>36982</text:p>
          </table:table-cell>
          <table:table-cell office:value-type="float" office:value="36751" calcext:value-type="float">
            <text:p>36751</text:p>
          </table:table-cell>
          <table:table-cell office:value-type="float" office:value="36633" calcext:value-type="float">
            <text:p>36633</text:p>
          </table:table-cell>
          <table:table-cell table:formula="of:=IF([.B339]&gt;[.G339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5</text:p>
          </table:table-cell>
          <table:table-cell office:value-type="float" office:value="74725" calcext:value-type="float">
            <text:p>74725</text:p>
          </table:table-cell>
          <table:table-cell office:value-type="float" office:value="74901" calcext:value-type="float">
            <text:p>74901</text:p>
          </table:table-cell>
          <table:table-cell office:value-type="float" office:value="75164" calcext:value-type="float">
            <text:p>75164</text:p>
          </table:table-cell>
          <table:table-cell office:value-type="float" office:value="75363" calcext:value-type="float">
            <text:p>75363</text:p>
          </table:table-cell>
          <table:table-cell office:value-type="float" office:value="75543" calcext:value-type="float">
            <text:p>75543</text:p>
          </table:table-cell>
          <table:table-cell office:value-type="float" office:value="75576" calcext:value-type="float">
            <text:p>75576</text:p>
          </table:table-cell>
          <table:table-cell table:formula="of:=IF([.B340]&gt;[.G34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6</text:p>
          </table:table-cell>
          <table:table-cell office:value-type="float" office:value="59501" calcext:value-type="float">
            <text:p>59501</text:p>
          </table:table-cell>
          <table:table-cell office:value-type="float" office:value="59626" calcext:value-type="float">
            <text:p>59626</text:p>
          </table:table-cell>
          <table:table-cell office:value-type="float" office:value="59726" calcext:value-type="float">
            <text:p>59726</text:p>
          </table:table-cell>
          <table:table-cell office:value-type="float" office:value="59858" calcext:value-type="float">
            <text:p>59858</text:p>
          </table:table-cell>
          <table:table-cell office:value-type="float" office:value="59825" calcext:value-type="float">
            <text:p>59825</text:p>
          </table:table-cell>
          <table:table-cell office:value-type="float" office:value="59821" calcext:value-type="float">
            <text:p>59821</text:p>
          </table:table-cell>
          <table:table-cell table:formula="of:=IF([.B341]&gt;[.G34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7</text:p>
          </table:table-cell>
          <table:table-cell office:value-type="float" office:value="161435" calcext:value-type="float">
            <text:p>161435</text:p>
          </table:table-cell>
          <table:table-cell office:value-type="float" office:value="161574" calcext:value-type="float">
            <text:p>161574</text:p>
          </table:table-cell>
          <table:table-cell office:value-type="float" office:value="161763" calcext:value-type="float">
            <text:p>161763</text:p>
          </table:table-cell>
          <table:table-cell office:value-type="float" office:value="161519" calcext:value-type="float">
            <text:p>161519</text:p>
          </table:table-cell>
          <table:table-cell office:value-type="float" office:value="161581" calcext:value-type="float">
            <text:p>161581</text:p>
          </table:table-cell>
          <table:table-cell office:value-type="float" office:value="161357" calcext:value-type="float">
            <text:p>161357</text:p>
          </table:table-cell>
          <table:table-cell table:formula="of:=IF([.B342]&gt;[.G342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8</text:p>
          </table:table-cell>
          <table:table-cell office:value-type="float" office:value="55409" calcext:value-type="float">
            <text:p>55409</text:p>
          </table:table-cell>
          <table:table-cell office:value-type="float" office:value="55391" calcext:value-type="float">
            <text:p>55391</text:p>
          </table:table-cell>
          <table:table-cell office:value-type="float" office:value="55479" calcext:value-type="float">
            <text:p>55479</text:p>
          </table:table-cell>
          <table:table-cell office:value-type="float" office:value="55403" calcext:value-type="float">
            <text:p>55403</text:p>
          </table:table-cell>
          <table:table-cell office:value-type="float" office:value="55500" calcext:value-type="float">
            <text:p>55500</text:p>
          </table:table-cell>
          <table:table-cell office:value-type="float" office:value="55265" calcext:value-type="float">
            <text:p>55265</text:p>
          </table:table-cell>
          <table:table-cell table:formula="of:=IF([.B343]&gt;[.G343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9</text:p>
          </table:table-cell>
          <table:table-cell office:value-type="float" office:value="137570" calcext:value-type="float">
            <text:p>137570</text:p>
          </table:table-cell>
          <table:table-cell office:value-type="float" office:value="137382" calcext:value-type="float">
            <text:p>137382</text:p>
          </table:table-cell>
          <table:table-cell office:value-type="float" office:value="137104" calcext:value-type="float">
            <text:p>137104</text:p>
          </table:table-cell>
          <table:table-cell office:value-type="float" office:value="136621" calcext:value-type="float">
            <text:p>136621</text:p>
          </table:table-cell>
          <table:table-cell office:value-type="float" office:value="136112" calcext:value-type="float">
            <text:p>136112</text:p>
          </table:table-cell>
          <table:table-cell office:value-type="float" office:value="135477" calcext:value-type="float">
            <text:p>135477</text:p>
          </table:table-cell>
          <table:table-cell table:formula="of:=IF([.B344]&gt;[.G34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0</text:p>
          </table:table-cell>
          <table:table-cell office:value-type="float" office:value="63252" calcext:value-type="float">
            <text:p>63252</text:p>
          </table:table-cell>
          <table:table-cell office:value-type="float" office:value="63212" calcext:value-type="float">
            <text:p>63212</text:p>
          </table:table-cell>
          <table:table-cell office:value-type="float" office:value="63218" calcext:value-type="float">
            <text:p>63218</text:p>
          </table:table-cell>
          <table:table-cell office:value-type="float" office:value="63147" calcext:value-type="float">
            <text:p>63147</text:p>
          </table:table-cell>
          <table:table-cell office:value-type="float" office:value="63014" calcext:value-type="float">
            <text:p>63014</text:p>
          </table:table-cell>
          <table:table-cell office:value-type="float" office:value="62763" calcext:value-type="float">
            <text:p>62763</text:p>
          </table:table-cell>
          <table:table-cell table:formula="of:=IF([.B345]&gt;[.G345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1</text:p>
          </table:table-cell>
          <table:table-cell office:value-type="float" office:value="366037" calcext:value-type="float">
            <text:p>366037</text:p>
          </table:table-cell>
          <table:table-cell office:value-type="float" office:value="373570" calcext:value-type="float">
            <text:p>373570</text:p>
          </table:table-cell>
          <table:table-cell office:value-type="float" office:value="381630" calcext:value-type="float">
            <text:p>381630</text:p>
          </table:table-cell>
          <table:table-cell office:value-type="float" office:value="390308" calcext:value-type="float">
            <text:p>390308</text:p>
          </table:table-cell>
          <table:table-cell office:value-type="float" office:value="399272" calcext:value-type="float">
            <text:p>399272</text:p>
          </table:table-cell>
          <table:table-cell office:value-type="float" office:value="406590" calcext:value-type="float">
            <text:p>406590</text:p>
          </table:table-cell>
          <table:table-cell table:formula="of:=IF([.B346]&gt;[.G34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2</text:p>
          </table:table-cell>
          <table:table-cell office:value-type="float" office:value="60294" calcext:value-type="float">
            <text:p>60294</text:p>
          </table:table-cell>
          <table:table-cell office:value-type="float" office:value="60356" calcext:value-type="float">
            <text:p>60356</text:p>
          </table:table-cell>
          <table:table-cell office:value-type="float" office:value="60409" calcext:value-type="float">
            <text:p>60409</text:p>
          </table:table-cell>
          <table:table-cell office:value-type="float" office:value="60405" calcext:value-type="float">
            <text:p>60405</text:p>
          </table:table-cell>
          <table:table-cell office:value-type="float" office:value="60262" calcext:value-type="float">
            <text:p>60262</text:p>
          </table:table-cell>
          <table:table-cell office:value-type="float" office:value="60188" calcext:value-type="float">
            <text:p>60188</text:p>
          </table:table-cell>
          <table:table-cell table:formula="of:=IF([.B347]&gt;[.G34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3</text:p>
          </table:table-cell>
          <table:table-cell office:value-type="float" office:value="59591" calcext:value-type="float">
            <text:p>59591</text:p>
          </table:table-cell>
          <table:table-cell office:value-type="float" office:value="59617" calcext:value-type="float">
            <text:p>59617</text:p>
          </table:table-cell>
          <table:table-cell office:value-type="float" office:value="59576" calcext:value-type="float">
            <text:p>59576</text:p>
          </table:table-cell>
          <table:table-cell office:value-type="float" office:value="59371" calcext:value-type="float">
            <text:p>59371</text:p>
          </table:table-cell>
          <table:table-cell office:value-type="float" office:value="59077" calcext:value-type="float">
            <text:p>59077</text:p>
          </table:table-cell>
          <table:table-cell office:value-type="float" office:value="58959" calcext:value-type="float">
            <text:p>58959</text:p>
          </table:table-cell>
          <table:table-cell table:formula="of:=IF([.B348]&gt;[.G34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4</text:p>
          </table:table-cell>
          <table:table-cell office:value-type="float" office:value="90133" calcext:value-type="float">
            <text:p>90133</text:p>
          </table:table-cell>
          <table:table-cell office:value-type="float" office:value="90417" calcext:value-type="float">
            <text:p>90417</text:p>
          </table:table-cell>
          <table:table-cell office:value-type="float" office:value="90920" calcext:value-type="float">
            <text:p>90920</text:p>
          </table:table-cell>
          <table:table-cell office:value-type="float" office:value="91185" calcext:value-type="float">
            <text:p>91185</text:p>
          </table:table-cell>
          <table:table-cell office:value-type="float" office:value="91664" calcext:value-type="float">
            <text:p>91664</text:p>
          </table:table-cell>
          <table:table-cell office:value-type="float" office:value="91745" calcext:value-type="float">
            <text:p>91745</text:p>
          </table:table-cell>
          <table:table-cell table:formula="of:=IF([.B349]&gt;[.G34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5</text:p>
          </table:table-cell>
          <table:table-cell office:value-type="float" office:value="57429" calcext:value-type="float">
            <text:p>57429</text:p>
          </table:table-cell>
          <table:table-cell office:value-type="float" office:value="57691" calcext:value-type="float">
            <text:p>57691</text:p>
          </table:table-cell>
          <table:table-cell office:value-type="float" office:value="58155" calcext:value-type="float">
            <text:p>58155</text:p>
          </table:table-cell>
          <table:table-cell office:value-type="float" office:value="58456" calcext:value-type="float">
            <text:p>58456</text:p>
          </table:table-cell>
          <table:table-cell office:value-type="float" office:value="58879" calcext:value-type="float">
            <text:p>58879</text:p>
          </table:table-cell>
          <table:table-cell office:value-type="float" office:value="59149" calcext:value-type="float">
            <text:p>59149</text:p>
          </table:table-cell>
          <table:table-cell table:formula="of:=IF([.B350]&gt;[.G35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6</text:p>
          </table:table-cell>
          <table:table-cell office:value-type="float" office:value="60907" calcext:value-type="float">
            <text:p>60907</text:p>
          </table:table-cell>
          <table:table-cell office:value-type="float" office:value="61106" calcext:value-type="float">
            <text:p>61106</text:p>
          </table:table-cell>
          <table:table-cell office:value-type="float" office:value="61229" calcext:value-type="float">
            <text:p>61229</text:p>
          </table:table-cell>
          <table:table-cell office:value-type="float" office:value="61325" calcext:value-type="float">
            <text:p>61325</text:p>
          </table:table-cell>
          <table:table-cell office:value-type="float" office:value="61425" calcext:value-type="float">
            <text:p>61425</text:p>
          </table:table-cell>
          <table:table-cell office:value-type="float" office:value="61492" calcext:value-type="float">
            <text:p>61492</text:p>
          </table:table-cell>
          <table:table-cell table:formula="of:=IF([.B351]&gt;[.G35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7</text:p>
          </table:table-cell>
          <table:table-cell office:value-type="float" office:value="84366" calcext:value-type="float">
            <text:p>84366</text:p>
          </table:table-cell>
          <table:table-cell office:value-type="float" office:value="84297" calcext:value-type="float">
            <text:p>84297</text:p>
          </table:table-cell>
          <table:table-cell office:value-type="float" office:value="84267" calcext:value-type="float">
            <text:p>84267</text:p>
          </table:table-cell>
          <table:table-cell office:value-type="float" office:value="84101" calcext:value-type="float">
            <text:p>84101</text:p>
          </table:table-cell>
          <table:table-cell office:value-type="float" office:value="83894" calcext:value-type="float">
            <text:p>83894</text:p>
          </table:table-cell>
          <table:table-cell office:value-type="float" office:value="83599" calcext:value-type="float">
            <text:p>83599</text:p>
          </table:table-cell>
          <table:table-cell table:formula="of:=IF([.B352]&gt;[.G352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8</text:p>
          </table:table-cell>
          <table:table-cell office:value-type="float" office:value="69900" calcext:value-type="float">
            <text:p>69900</text:p>
          </table:table-cell>
          <table:table-cell office:value-type="float" office:value="69960" calcext:value-type="float">
            <text:p>69960</text:p>
          </table:table-cell>
          <table:table-cell office:value-type="float" office:value="70212" calcext:value-type="float">
            <text:p>70212</text:p>
          </table:table-cell>
          <table:table-cell office:value-type="float" office:value="70274" calcext:value-type="float">
            <text:p>70274</text:p>
          </table:table-cell>
          <table:table-cell office:value-type="float" office:value="70233" calcext:value-type="float">
            <text:p>70233</text:p>
          </table:table-cell>
          <table:table-cell office:value-type="float" office:value="70096" calcext:value-type="float">
            <text:p>70096</text:p>
          </table:table-cell>
          <table:table-cell table:formula="of:=IF([.B353]&gt;[.G35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9</text:p>
          </table:table-cell>
          <table:table-cell office:value-type="float" office:value="57012" calcext:value-type="float">
            <text:p>57012</text:p>
          </table:table-cell>
          <table:table-cell office:value-type="float" office:value="57270" calcext:value-type="float">
            <text:p>57270</text:p>
          </table:table-cell>
          <table:table-cell office:value-type="float" office:value="57289" calcext:value-type="float">
            <text:p>57289</text:p>
          </table:table-cell>
          <table:table-cell office:value-type="float" office:value="57326" calcext:value-type="float">
            <text:p>57326</text:p>
          </table:table-cell>
          <table:table-cell office:value-type="float" office:value="57446" calcext:value-type="float">
            <text:p>57446</text:p>
          </table:table-cell>
          <table:table-cell office:value-type="float" office:value="57431" calcext:value-type="float">
            <text:p>57431</text:p>
          </table:table-cell>
          <table:table-cell table:formula="of:=IF([.B354]&gt;[.G35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30</text:p>
          </table:table-cell>
          <table:table-cell office:value-type="float" office:value="76956" calcext:value-type="float">
            <text:p>76956</text:p>
          </table:table-cell>
          <table:table-cell office:value-type="float" office:value="77073" calcext:value-type="float">
            <text:p>77073</text:p>
          </table:table-cell>
          <table:table-cell office:value-type="float" office:value="77361" calcext:value-type="float">
            <text:p>77361</text:p>
          </table:table-cell>
          <table:table-cell office:value-type="float" office:value="77667" calcext:value-type="float">
            <text:p>77667</text:p>
          </table:table-cell>
          <table:table-cell office:value-type="float" office:value="77994" calcext:value-type="float">
            <text:p>77994</text:p>
          </table:table-cell>
          <table:table-cell office:value-type="float" office:value="78037" calcext:value-type="float">
            <text:p>78037</text:p>
          </table:table-cell>
          <table:table-cell table:formula="of:=IF([.B355]&gt;[.G35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31</text:p>
          </table:table-cell>
          <table:table-cell office:value-type="float" office:value="69781" calcext:value-type="float">
            <text:p>69781</text:p>
          </table:table-cell>
          <table:table-cell office:value-type="float" office:value="69834" calcext:value-type="float">
            <text:p>69834</text:p>
          </table:table-cell>
          <table:table-cell office:value-type="float" office:value="69780" calcext:value-type="float">
            <text:p>69780</text:p>
          </table:table-cell>
          <table:table-cell office:value-type="float" office:value="69606" calcext:value-type="float">
            <text:p>69606</text:p>
          </table:table-cell>
          <table:table-cell office:value-type="float" office:value="69433" calcext:value-type="float">
            <text:p>69433</text:p>
          </table:table-cell>
          <table:table-cell office:value-type="float" office:value="69161" calcext:value-type="float">
            <text:p>69161</text:p>
          </table:table-cell>
          <table:table-cell table:formula="of:=IF([.B356]&gt;[.G356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61</text:p>
          </table:table-cell>
          <table:table-cell office:value-type="float" office:value="102808" calcext:value-type="float">
            <text:p>102808</text:p>
          </table:table-cell>
          <table:table-cell office:value-type="float" office:value="102249" calcext:value-type="float">
            <text:p>102249</text:p>
          </table:table-cell>
          <table:table-cell office:value-type="float" office:value="101625" calcext:value-type="float">
            <text:p>101625</text:p>
          </table:table-cell>
          <table:table-cell office:value-type="float" office:value="100975" calcext:value-type="float">
            <text:p>100975</text:p>
          </table:table-cell>
          <table:table-cell office:value-type="float" office:value="100246" calcext:value-type="float">
            <text:p>100246</text:p>
          </table:table-cell>
          <table:table-cell office:value-type="float" office:value="99106" calcext:value-type="float">
            <text:p>99106</text:p>
          </table:table-cell>
          <table:table-cell table:formula="of:=IF([.B357]&gt;[.G35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62</text:p>
          </table:table-cell>
          <table:table-cell office:value-type="float" office:value="75875" calcext:value-type="float">
            <text:p>75875</text:p>
          </table:table-cell>
          <table:table-cell office:value-type="float" office:value="75342" calcext:value-type="float">
            <text:p>75342</text:p>
          </table:table-cell>
          <table:table-cell office:value-type="float" office:value="74834" calcext:value-type="float">
            <text:p>74834</text:p>
          </table:table-cell>
          <table:table-cell office:value-type="float" office:value="74151" calcext:value-type="float">
            <text:p>74151</text:p>
          </table:table-cell>
          <table:table-cell office:value-type="float" office:value="73522" calcext:value-type="float">
            <text:p>73522</text:p>
          </table:table-cell>
          <table:table-cell office:value-type="float" office:value="72539" calcext:value-type="float">
            <text:p>72539</text:p>
          </table:table-cell>
          <table:table-cell table:formula="of:=IF([.B358]&gt;[.G35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63</text:p>
          </table:table-cell>
          <table:table-cell office:value-type="float" office:value="64559" calcext:value-type="float">
            <text:p>64559</text:p>
          </table:table-cell>
          <table:table-cell office:value-type="float" office:value="64159" calcext:value-type="float">
            <text:p>64159</text:p>
          </table:table-cell>
          <table:table-cell office:value-type="float" office:value="64197" calcext:value-type="float">
            <text:p>64197</text:p>
          </table:table-cell>
          <table:table-cell office:value-type="float" office:value="63952" calcext:value-type="float">
            <text:p>63952</text:p>
          </table:table-cell>
          <table:table-cell office:value-type="float" office:value="63505" calcext:value-type="float">
            <text:p>63505</text:p>
          </table:table-cell>
          <table:table-cell office:value-type="float" office:value="62854" calcext:value-type="float">
            <text:p>62854</text:p>
          </table:table-cell>
          <table:table-cell table:formula="of:=IF([.B359]&gt;[.G359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64</text:p>
          </table:table-cell>
          <table:table-cell office:value-type="float" office:value="542348" calcext:value-type="float">
            <text:p>542348</text:p>
          </table:table-cell>
          <table:table-cell office:value-type="float" office:value="540372" calcext:value-type="float">
            <text:p>540372</text:p>
          </table:table-cell>
          <table:table-cell office:value-type="float" office:value="538633" calcext:value-type="float">
            <text:p>538633</text:p>
          </table:table-cell>
          <table:table-cell office:value-type="float" office:value="536438" calcext:value-type="float">
            <text:p>536438</text:p>
          </table:table-cell>
          <table:table-cell office:value-type="float" office:value="534813" calcext:value-type="float">
            <text:p>534813</text:p>
          </table:table-cell>
          <table:table-cell office:value-type="float" office:value="532048" calcext:value-type="float">
            <text:p>532048</text:p>
          </table:table-cell>
          <table:table-cell table:formula="of:=IF([.B360]&gt;[.G360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01</text:p>
          </table:table-cell>
          <table:table-cell office:value-type="float" office:value="48448" calcext:value-type="float">
            <text:p>48448</text:p>
          </table:table-cell>
          <table:table-cell office:value-type="float" office:value="48254" calcext:value-type="float">
            <text:p>48254</text:p>
          </table:table-cell>
          <table:table-cell office:value-type="float" office:value="48041" calcext:value-type="float">
            <text:p>48041</text:p>
          </table:table-cell>
          <table:table-cell office:value-type="float" office:value="47846" calcext:value-type="float">
            <text:p>47846</text:p>
          </table:table-cell>
          <table:table-cell office:value-type="float" office:value="47560" calcext:value-type="float">
            <text:p>47560</text:p>
          </table:table-cell>
          <table:table-cell office:value-type="float" office:value="47304" calcext:value-type="float">
            <text:p>47304</text:p>
          </table:table-cell>
          <table:table-cell table:formula="of:=IF([.B361]&gt;[.G361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02</text:p>
          </table:table-cell>
          <table:table-cell office:value-type="float" office:value="49474" calcext:value-type="float">
            <text:p>49474</text:p>
          </table:table-cell>
          <table:table-cell office:value-type="float" office:value="49220" calcext:value-type="float">
            <text:p>49220</text:p>
          </table:table-cell>
          <table:table-cell office:value-type="float" office:value="48906" calcext:value-type="float">
            <text:p>48906</text:p>
          </table:table-cell>
          <table:table-cell office:value-type="float" office:value="48602" calcext:value-type="float">
            <text:p>48602</text:p>
          </table:table-cell>
          <table:table-cell office:value-type="float" office:value="48243" calcext:value-type="float">
            <text:p>48243</text:p>
          </table:table-cell>
          <table:table-cell office:value-type="float" office:value="47970" calcext:value-type="float">
            <text:p>47970</text:p>
          </table:table-cell>
          <table:table-cell table:formula="of:=IF([.B362]&gt;[.G362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03</text:p>
          </table:table-cell>
          <table:table-cell office:value-type="float" office:value="58062" calcext:value-type="float">
            <text:p>58062</text:p>
          </table:table-cell>
          <table:table-cell office:value-type="float" office:value="57979" calcext:value-type="float">
            <text:p>57979</text:p>
          </table:table-cell>
          <table:table-cell office:value-type="float" office:value="57729" calcext:value-type="float">
            <text:p>57729</text:p>
          </table:table-cell>
          <table:table-cell office:value-type="float" office:value="57397" calcext:value-type="float">
            <text:p>57397</text:p>
          </table:table-cell>
          <table:table-cell office:value-type="float" office:value="57015" calcext:value-type="float">
            <text:p>57015</text:p>
          </table:table-cell>
          <table:table-cell office:value-type="float" office:value="56482" calcext:value-type="float">
            <text:p>56482</text:p>
          </table:table-cell>
          <table:table-cell table:formula="of:=IF([.B363]&gt;[.G363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04</text:p>
          </table:table-cell>
          <table:table-cell office:value-type="float" office:value="82355" calcext:value-type="float">
            <text:p>82355</text:p>
          </table:table-cell>
          <table:table-cell office:value-type="float" office:value="82474" calcext:value-type="float">
            <text:p>82474</text:p>
          </table:table-cell>
          <table:table-cell office:value-type="float" office:value="82567" calcext:value-type="float">
            <text:p>82567</text:p>
          </table:table-cell>
          <table:table-cell office:value-type="float" office:value="82540" calcext:value-type="float">
            <text:p>82540</text:p>
          </table:table-cell>
          <table:table-cell office:value-type="float" office:value="82421" calcext:value-type="float">
            <text:p>82421</text:p>
          </table:table-cell>
          <table:table-cell office:value-type="float" office:value="82310" calcext:value-type="float">
            <text:p>82310</text:p>
          </table:table-cell>
          <table:table-cell table:formula="of:=IF([.B364]&gt;[.G36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05</text:p>
          </table:table-cell>
          <table:table-cell office:value-type="float" office:value="61371" calcext:value-type="float">
            <text:p>61371</text:p>
          </table:table-cell>
          <table:table-cell office:value-type="float" office:value="61160" calcext:value-type="float">
            <text:p>61160</text:p>
          </table:table-cell>
          <table:table-cell office:value-type="float" office:value="60885" calcext:value-type="float">
            <text:p>60885</text:p>
          </table:table-cell>
          <table:table-cell office:value-type="float" office:value="60617" calcext:value-type="float">
            <text:p>60617</text:p>
          </table:table-cell>
          <table:table-cell office:value-type="float" office:value="60277" calcext:value-type="float">
            <text:p>60277</text:p>
          </table:table-cell>
          <table:table-cell office:value-type="float" office:value="59844" calcext:value-type="float">
            <text:p>59844</text:p>
          </table:table-cell>
          <table:table-cell table:formula="of:=IF([.B365]&gt;[.G365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06</text:p>
          </table:table-cell>
          <table:table-cell office:value-type="float" office:value="83461" calcext:value-type="float">
            <text:p>83461</text:p>
          </table:table-cell>
          <table:table-cell office:value-type="float" office:value="83249" calcext:value-type="float">
            <text:p>83249</text:p>
          </table:table-cell>
          <table:table-cell office:value-type="float" office:value="82951" calcext:value-type="float">
            <text:p>82951</text:p>
          </table:table-cell>
          <table:table-cell office:value-type="float" office:value="82530" calcext:value-type="float">
            <text:p>82530</text:p>
          </table:table-cell>
          <table:table-cell office:value-type="float" office:value="81882" calcext:value-type="float">
            <text:p>81882</text:p>
          </table:table-cell>
          <table:table-cell office:value-type="float" office:value="81289" calcext:value-type="float">
            <text:p>81289</text:p>
          </table:table-cell>
          <table:table-cell table:formula="of:=IF([.B366]&gt;[.G366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07</text:p>
          </table:table-cell>
          <table:table-cell office:value-type="float" office:value="47494" calcext:value-type="float">
            <text:p>47494</text:p>
          </table:table-cell>
          <table:table-cell office:value-type="float" office:value="47296" calcext:value-type="float">
            <text:p>47296</text:p>
          </table:table-cell>
          <table:table-cell office:value-type="float" office:value="47281" calcext:value-type="float">
            <text:p>47281</text:p>
          </table:table-cell>
          <table:table-cell office:value-type="float" office:value="47227" calcext:value-type="float">
            <text:p>47227</text:p>
          </table:table-cell>
          <table:table-cell office:value-type="float" office:value="46999" calcext:value-type="float">
            <text:p>46999</text:p>
          </table:table-cell>
          <table:table-cell office:value-type="float" office:value="46692" calcext:value-type="float">
            <text:p>46692</text:p>
          </table:table-cell>
          <table:table-cell table:formula="of:=IF([.B367]&gt;[.G36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08</text:p>
          </table:table-cell>
          <table:table-cell office:value-type="float" office:value="79516" calcext:value-type="float">
            <text:p>79516</text:p>
          </table:table-cell>
          <table:table-cell office:value-type="float" office:value="79450" calcext:value-type="float">
            <text:p>79450</text:p>
          </table:table-cell>
          <table:table-cell office:value-type="float" office:value="79596" calcext:value-type="float">
            <text:p>79596</text:p>
          </table:table-cell>
          <table:table-cell office:value-type="float" office:value="79547" calcext:value-type="float">
            <text:p>79547</text:p>
          </table:table-cell>
          <table:table-cell office:value-type="float" office:value="79438" calcext:value-type="float">
            <text:p>79438</text:p>
          </table:table-cell>
          <table:table-cell office:value-type="float" office:value="79300" calcext:value-type="float">
            <text:p>79300</text:p>
          </table:table-cell>
          <table:table-cell table:formula="of:=IF([.B368]&gt;[.G36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09</text:p>
          </table:table-cell>
          <table:table-cell office:value-type="float" office:value="65844" calcext:value-type="float">
            <text:p>65844</text:p>
          </table:table-cell>
          <table:table-cell office:value-type="float" office:value="66071" calcext:value-type="float">
            <text:p>66071</text:p>
          </table:table-cell>
          <table:table-cell office:value-type="float" office:value="66269" calcext:value-type="float">
            <text:p>66269</text:p>
          </table:table-cell>
          <table:table-cell office:value-type="float" office:value="66355" calcext:value-type="float">
            <text:p>66355</text:p>
          </table:table-cell>
          <table:table-cell office:value-type="float" office:value="66480" calcext:value-type="float">
            <text:p>66480</text:p>
          </table:table-cell>
          <table:table-cell office:value-type="float" office:value="66505" calcext:value-type="float">
            <text:p>66505</text:p>
          </table:table-cell>
          <table:table-cell table:formula="of:=IF([.B369]&gt;[.G36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8</text:p>
          </table:table-cell>
          <table:table-cell office:value-type="float" office:value="37691" calcext:value-type="float">
            <text:p>37691</text:p>
          </table:table-cell>
          <table:table-cell office:value-type="float" office:value="37638" calcext:value-type="float">
            <text:p>37638</text:p>
          </table:table-cell>
          <table:table-cell office:value-type="float" office:value="37401" calcext:value-type="float">
            <text:p>37401</text:p>
          </table:table-cell>
          <table:table-cell office:value-type="float" office:value="37104" calcext:value-type="float">
            <text:p>37104</text:p>
          </table:table-cell>
          <table:table-cell office:value-type="float" office:value="36696" calcext:value-type="float">
            <text:p>36696</text:p>
          </table:table-cell>
          <table:table-cell office:value-type="float" office:value="36486" calcext:value-type="float">
            <text:p>36486</text:p>
          </table:table-cell>
          <table:table-cell table:formula="of:=IF([.B370]&gt;[.G370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0</text:p>
          </table:table-cell>
          <table:table-cell office:value-type="float" office:value="67140" calcext:value-type="float">
            <text:p>67140</text:p>
          </table:table-cell>
          <table:table-cell office:value-type="float" office:value="67016" calcext:value-type="float">
            <text:p>67016</text:p>
          </table:table-cell>
          <table:table-cell office:value-type="float" office:value="66648" calcext:value-type="float">
            <text:p>66648</text:p>
          </table:table-cell>
          <table:table-cell office:value-type="float" office:value="66264" calcext:value-type="float">
            <text:p>66264</text:p>
          </table:table-cell>
          <table:table-cell office:value-type="float" office:value="65638" calcext:value-type="float">
            <text:p>65638</text:p>
          </table:table-cell>
          <table:table-cell office:value-type="float" office:value="65373" calcext:value-type="float">
            <text:p>65373</text:p>
          </table:table-cell>
          <table:table-cell table:formula="of:=IF([.B371]&gt;[.G371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1</text:p>
          </table:table-cell>
          <table:table-cell office:value-type="float" office:value="76247" calcext:value-type="float">
            <text:p>76247</text:p>
          </table:table-cell>
          <table:table-cell office:value-type="float" office:value="77201" calcext:value-type="float">
            <text:p>77201</text:p>
          </table:table-cell>
          <table:table-cell office:value-type="float" office:value="78333" calcext:value-type="float">
            <text:p>78333</text:p>
          </table:table-cell>
          <table:table-cell office:value-type="float" office:value="79476" calcext:value-type="float">
            <text:p>79476</text:p>
          </table:table-cell>
          <table:table-cell office:value-type="float" office:value="80652" calcext:value-type="float">
            <text:p>80652</text:p>
          </table:table-cell>
          <table:table-cell office:value-type="float" office:value="81584" calcext:value-type="float">
            <text:p>81584</text:p>
          </table:table-cell>
          <table:table-cell table:formula="of:=IF([.B372]&gt;[.G37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2</text:p>
          </table:table-cell>
          <table:table-cell office:value-type="float" office:value="40211" calcext:value-type="float">
            <text:p>40211</text:p>
          </table:table-cell>
          <table:table-cell office:value-type="float" office:value="40055" calcext:value-type="float">
            <text:p>40055</text:p>
          </table:table-cell>
          <table:table-cell office:value-type="float" office:value="39873" calcext:value-type="float">
            <text:p>39873</text:p>
          </table:table-cell>
          <table:table-cell office:value-type="float" office:value="39639" calcext:value-type="float">
            <text:p>39639</text:p>
          </table:table-cell>
          <table:table-cell office:value-type="float" office:value="39336" calcext:value-type="float">
            <text:p>39336</text:p>
          </table:table-cell>
          <table:table-cell office:value-type="float" office:value="39202" calcext:value-type="float">
            <text:p>39202</text:p>
          </table:table-cell>
          <table:table-cell table:formula="of:=IF([.B373]&gt;[.G373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3</text:p>
          </table:table-cell>
          <table:table-cell office:value-type="float" office:value="57188" calcext:value-type="float">
            <text:p>57188</text:p>
          </table:table-cell>
          <table:table-cell office:value-type="float" office:value="57033" calcext:value-type="float">
            <text:p>57033</text:p>
          </table:table-cell>
          <table:table-cell office:value-type="float" office:value="56764" calcext:value-type="float">
            <text:p>56764</text:p>
          </table:table-cell>
          <table:table-cell office:value-type="float" office:value="56409" calcext:value-type="float">
            <text:p>56409</text:p>
          </table:table-cell>
          <table:table-cell office:value-type="float" office:value="56134" calcext:value-type="float">
            <text:p>56134</text:p>
          </table:table-cell>
          <table:table-cell office:value-type="float" office:value="55777" calcext:value-type="float">
            <text:p>55777</text:p>
          </table:table-cell>
          <table:table-cell table:formula="of:=IF([.B374]&gt;[.G37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4</text:p>
          </table:table-cell>
          <table:table-cell office:value-type="float" office:value="120422" calcext:value-type="float">
            <text:p>120422</text:p>
          </table:table-cell>
          <table:table-cell office:value-type="float" office:value="120235" calcext:value-type="float">
            <text:p>120235</text:p>
          </table:table-cell>
          <table:table-cell office:value-type="float" office:value="120091" calcext:value-type="float">
            <text:p>120091</text:p>
          </table:table-cell>
          <table:table-cell office:value-type="float" office:value="120112" calcext:value-type="float">
            <text:p>120112</text:p>
          </table:table-cell>
          <table:table-cell office:value-type="float" office:value="120186" calcext:value-type="float">
            <text:p>120186</text:p>
          </table:table-cell>
          <table:table-cell office:value-type="float" office:value="120132" calcext:value-type="float">
            <text:p>120132</text:p>
          </table:table-cell>
          <table:table-cell table:formula="of:=IF([.B375]&gt;[.G375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5</text:p>
          </table:table-cell>
          <table:table-cell office:value-type="float" office:value="78578" calcext:value-type="float">
            <text:p>78578</text:p>
          </table:table-cell>
          <table:table-cell office:value-type="float" office:value="78430" calcext:value-type="float">
            <text:p>78430</text:p>
          </table:table-cell>
          <table:table-cell office:value-type="float" office:value="78232" calcext:value-type="float">
            <text:p>78232</text:p>
          </table:table-cell>
          <table:table-cell office:value-type="float" office:value="77965" calcext:value-type="float">
            <text:p>77965</text:p>
          </table:table-cell>
          <table:table-cell office:value-type="float" office:value="77630" calcext:value-type="float">
            <text:p>77630</text:p>
          </table:table-cell>
          <table:table-cell office:value-type="float" office:value="77258" calcext:value-type="float">
            <text:p>77258</text:p>
          </table:table-cell>
          <table:table-cell table:formula="of:=IF([.B376]&gt;[.G376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6</text:p>
          </table:table-cell>
          <table:table-cell office:value-type="float" office:value="47994" calcext:value-type="float">
            <text:p>47994</text:p>
          </table:table-cell>
          <table:table-cell office:value-type="float" office:value="47727" calcext:value-type="float">
            <text:p>47727</text:p>
          </table:table-cell>
          <table:table-cell office:value-type="float" office:value="47643" calcext:value-type="float">
            <text:p>47643</text:p>
          </table:table-cell>
          <table:table-cell office:value-type="float" office:value="47242" calcext:value-type="float">
            <text:p>47242</text:p>
          </table:table-cell>
          <table:table-cell office:value-type="float" office:value="46724" calcext:value-type="float">
            <text:p>46724</text:p>
          </table:table-cell>
          <table:table-cell office:value-type="float" office:value="46394" calcext:value-type="float">
            <text:p>46394</text:p>
          </table:table-cell>
          <table:table-cell table:formula="of:=IF([.B377]&gt;[.G37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7</text:p>
          </table:table-cell>
          <table:table-cell office:value-type="float" office:value="54207" calcext:value-type="float">
            <text:p>54207</text:p>
          </table:table-cell>
          <table:table-cell office:value-type="float" office:value="54013" calcext:value-type="float">
            <text:p>54013</text:p>
          </table:table-cell>
          <table:table-cell office:value-type="float" office:value="53738" calcext:value-type="float">
            <text:p>53738</text:p>
          </table:table-cell>
          <table:table-cell office:value-type="float" office:value="53462" calcext:value-type="float">
            <text:p>53462</text:p>
          </table:table-cell>
          <table:table-cell office:value-type="float" office:value="53039" calcext:value-type="float">
            <text:p>53039</text:p>
          </table:table-cell>
          <table:table-cell office:value-type="float" office:value="52707" calcext:value-type="float">
            <text:p>52707</text:p>
          </table:table-cell>
          <table:table-cell table:formula="of:=IF([.B378]&gt;[.G37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61</text:p>
          </table:table-cell>
          <table:table-cell office:value-type="float" office:value="107970" calcext:value-type="float">
            <text:p>107970</text:p>
          </table:table-cell>
          <table:table-cell office:value-type="float" office:value="107680" calcext:value-type="float">
            <text:p>107680</text:p>
          </table:table-cell>
          <table:table-cell office:value-type="float" office:value="107670" calcext:value-type="float">
            <text:p>107670</text:p>
          </table:table-cell>
          <table:table-cell office:value-type="float" office:value="107321" calcext:value-type="float">
            <text:p>107321</text:p>
          </table:table-cell>
          <table:table-cell office:value-type="float" office:value="107048" calcext:value-type="float">
            <text:p>107048</text:p>
          </table:table-cell>
          <table:table-cell office:value-type="float" office:value="106235" calcext:value-type="float">
            <text:p>106235</text:p>
          </table:table-cell>
          <table:table-cell table:formula="of:=IF([.B379]&gt;[.G379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62</text:p>
          </table:table-cell>
          <table:table-cell office:value-type="float" office:value="405657" calcext:value-type="float">
            <text:p>405657</text:p>
          </table:table-cell>
          <table:table-cell office:value-type="float" office:value="404878" calcext:value-type="float">
            <text:p>404878</text:p>
          </table:table-cell>
          <table:table-cell office:value-type="float" office:value="403883" calcext:value-type="float">
            <text:p>403883</text:p>
          </table:table-cell>
          <table:table-cell office:value-type="float" office:value="402465" calcext:value-type="float">
            <text:p>402465</text:p>
          </table:table-cell>
          <table:table-cell office:value-type="float" office:value="401907" calcext:value-type="float">
            <text:p>401907</text:p>
          </table:table-cell>
          <table:table-cell office:value-type="float" office:value="398255" calcext:value-type="float">
            <text:p>398255</text:p>
          </table:table-cell>
          <table:table-cell table:formula="of:=IF([.B380]&gt;[.G380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63</text:p>
          </table:table-cell>
          <table:table-cell office:value-type="float" office:value="41152" calcext:value-type="float">
            <text:p>41152</text:p>
          </table:table-cell>
          <table:table-cell office:value-type="float" office:value="41115" calcext:value-type="float">
            <text:p>41115</text:p>
          </table:table-cell>
          <table:table-cell office:value-type="float" office:value="41032" calcext:value-type="float">
            <text:p>41032</text:p>
          </table:table-cell>
          <table:table-cell office:value-type="float" office:value="40910" calcext:value-type="float">
            <text:p>40910</text:p>
          </table:table-cell>
          <table:table-cell office:value-type="float" office:value="40888" calcext:value-type="float">
            <text:p>40888</text:p>
          </table:table-cell>
          <table:table-cell office:value-type="float" office:value="40948" calcext:value-type="float">
            <text:p>40948</text:p>
          </table:table-cell>
          <table:table-cell table:formula="of:=IF([.B381]&gt;[.G381])" office:value-type="boolean" office:boolean-value="true" calcext:value-type="boolean">
            <text:p>PRAWDA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KOD</text:p>
          </table:table-cell>
          <table:table-cell office:value-type="string" calcext:value-type="string">
            <text:p>L2016</text:p>
          </table:table-cell>
          <table:table-cell office:value-type="string" calcext:value-type="string">
            <text:p>L2017</text:p>
          </table:table-cell>
          <table:table-cell office:value-type="string" calcext:value-type="string">
            <text:p>L2018</text:p>
          </table:table-cell>
          <table:table-cell office:value-type="string" calcext:value-type="string">
            <text:p>L2019</text:p>
          </table:table-cell>
          <table:table-cell office:value-type="string" calcext:value-type="string">
            <text:p>L2020</text:p>
          </table:table-cell>
          <table:table-cell office:value-type="string" calcext:value-type="string">
            <text:p>L2021</text:p>
          </table:table-cell>
          <table:table-cell office:value-type="string" calcext:value-type="string">
            <text:p>WTW2017</text:p>
          </table:table-cell>
          <table:table-cell office:value-type="string" calcext:value-type="string">
            <text:p>WTW2018</text:p>
          </table:table-cell>
          <table:table-cell office:value-type="string" calcext:value-type="string">
            <text:p>WTW2019</text:p>
          </table:table-cell>
          <table:table-cell office:value-type="string" calcext:value-type="string">
            <text:p>WTW2020</text:p>
          </table:table-cell>
          <table:table-cell office:value-type="string" calcext:value-type="string">
            <text:p>WTW2021</text:p>
          </table:table-cell>
          <table:table-cell office:value-type="string" calcext:value-type="string">
            <text:p>WTW a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1</text:p>
          </table:table-cell>
          <table:table-cell office:value-type="float" office:value="90199" calcext:value-type="float">
            <text:p>90199</text:p>
          </table:table-cell>
          <table:table-cell office:value-type="float" office:value="90180" calcext:value-type="float">
            <text:p>90180</text:p>
          </table:table-cell>
          <table:table-cell office:value-type="float" office:value="90173" calcext:value-type="float">
            <text:p>90173</text:p>
          </table:table-cell>
          <table:table-cell office:value-type="float" office:value="90200" calcext:value-type="float">
            <text:p>90200</text:p>
          </table:table-cell>
          <table:table-cell office:value-type="float" office:value="90103" calcext:value-type="float">
            <text:p>90103</text:p>
          </table:table-cell>
          <table:table-cell office:value-type="float" office:value="89762" calcext:value-type="float">
            <text:p>89762</text:p>
          </table:table-cell>
          <table:table-cell table:formula="of:=ROUNDDOWN([.C2]/[.B2]; 4)" office:value-type="float" office:value="0.9997" calcext:value-type="float">
            <text:p>0,9997</text:p>
          </table:table-cell>
          <table:table-cell table:formula="of:=ROUNDDOWN([.D2]/[.C2]; 4)" office:value-type="float" office:value="0.9999" calcext:value-type="float">
            <text:p>0,9999</text:p>
          </table:table-cell>
          <table:table-cell table:formula="of:=ROUNDDOWN([.E2]/[.D2]; 4)" office:value-type="float" office:value="1.0002" calcext:value-type="float">
            <text:p>1,0002</text:p>
          </table:table-cell>
          <table:table-cell table:formula="of:=ROUNDDOWN([.F2]/[.E2]; 4)" office:value-type="float" office:value="0.9989" calcext:value-type="float">
            <text:p>0,9989</text:p>
          </table:table-cell>
          <table:table-cell table:formula="of:=ROUNDDOWN([.G2]/[.F2]; 4)" office:value-type="float" office:value="0.9962" calcext:value-type="float">
            <text:p>0,9962</text:p>
          </table:table-cell>
          <table:table-cell table:formula="of:=AVERAGE([.H2:.L2])" office:value-type="float" office:value="0.99898" calcext:value-type="float">
            <text:p>0,99898</text:p>
          </table:table-cell>
          <table:table-cell table:style-name="ce1" office:value-type="string" calcext:value-type="string">
            <text:p>0207</text:p>
          </table:table-cell>
          <table:table-cell table:formula="of:=MAX([.M$1:.M$1048576])" office:value-type="float" office:value="1.08762" calcext:value-type="float">
            <text:p>1,08762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float" office:value="103349" calcext:value-type="float">
            <text:p>103349</text:p>
          </table:table-cell>
          <table:table-cell office:value-type="float" office:value="102649" calcext:value-type="float">
            <text:p>102649</text:p>
          </table:table-cell>
          <table:table-cell office:value-type="float" office:value="102077" calcext:value-type="float">
            <text:p>102077</text:p>
          </table:table-cell>
          <table:table-cell office:value-type="float" office:value="101437" calcext:value-type="float">
            <text:p>101437</text:p>
          </table:table-cell>
          <table:table-cell office:value-type="float" office:value="100813" calcext:value-type="float">
            <text:p>100813</text:p>
          </table:table-cell>
          <table:table-cell office:value-type="float" office:value="99935" calcext:value-type="float">
            <text:p>99935</text:p>
          </table:table-cell>
          <table:table-cell table:formula="of:=ROUNDDOWN([.C3]/[.B3]; 4)" office:value-type="float" office:value="0.9932" calcext:value-type="float">
            <text:p>0,9932</text:p>
          </table:table-cell>
          <table:table-cell table:formula="of:=ROUNDDOWN([.D3]/[.C3]; 4)" office:value-type="float" office:value="0.9944" calcext:value-type="float">
            <text:p>0,9944</text:p>
          </table:table-cell>
          <table:table-cell table:formula="of:=ROUNDDOWN([.E3]/[.D3]; 4)" office:value-type="float" office:value="0.9937" calcext:value-type="float">
            <text:p>0,9937</text:p>
          </table:table-cell>
          <table:table-cell table:formula="of:=ROUNDDOWN([.F3]/[.E3]; 4)" office:value-type="float" office:value="0.9938" calcext:value-type="float">
            <text:p>0,9938</text:p>
          </table:table-cell>
          <table:table-cell table:formula="of:=ROUNDDOWN([.G3]/[.F3]; 4)" office:value-type="float" office:value="0.9912" calcext:value-type="float">
            <text:p>0,9912</text:p>
          </table:table-cell>
          <table:table-cell table:formula="of:=AVERAGE([.H3:.L3])" office:value-type="float" office:value="0.99326" calcext:value-type="float">
            <text:p>0,99326</text:p>
          </table:table-cell>
          <table:table-cell table:style-name="ce1" office:value-type="string" calcext:value-type="string">
            <text:p>0206</text:p>
          </table:table-cell>
          <table:table-cell table:formula="of:=MIN([.M$1:.M$1048576])" office:value-type="float" office:value="0.9315" calcext:value-type="float">
            <text:p>0,9315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float" office:value="90205" calcext:value-type="float">
            <text:p>90205</text:p>
          </table:table-cell>
          <table:table-cell office:value-type="float" office:value="89989" calcext:value-type="float">
            <text:p>89989</text:p>
          </table:table-cell>
          <table:table-cell office:value-type="float" office:value="89933" calcext:value-type="float">
            <text:p>89933</text:p>
          </table:table-cell>
          <table:table-cell office:value-type="float" office:value="89541" calcext:value-type="float">
            <text:p>89541</text:p>
          </table:table-cell>
          <table:table-cell office:value-type="float" office:value="89102" calcext:value-type="float">
            <text:p>89102</text:p>
          </table:table-cell>
          <table:table-cell office:value-type="float" office:value="88447" calcext:value-type="float">
            <text:p>88447</text:p>
          </table:table-cell>
          <table:table-cell table:formula="of:=ROUNDDOWN([.C4]/[.B4]; 4)" office:value-type="float" office:value="0.9976" calcext:value-type="float">
            <text:p>0,9976</text:p>
          </table:table-cell>
          <table:table-cell table:formula="of:=ROUNDDOWN([.D4]/[.C4]; 4)" office:value-type="float" office:value="0.9993" calcext:value-type="float">
            <text:p>0,9993</text:p>
          </table:table-cell>
          <table:table-cell table:formula="of:=ROUNDDOWN([.E4]/[.D4]; 4)" office:value-type="float" office:value="0.9956" calcext:value-type="float">
            <text:p>0,9956</text:p>
          </table:table-cell>
          <table:table-cell table:formula="of:=ROUNDDOWN([.F4]/[.E4]; 4)" office:value-type="float" office:value="0.995" calcext:value-type="float">
            <text:p>0,995</text:p>
          </table:table-cell>
          <table:table-cell table:formula="of:=ROUNDDOWN([.G4]/[.F4]; 4)" office:value-type="float" office:value="0.9926" calcext:value-type="float">
            <text:p>0,9926</text:p>
          </table:table-cell>
          <table:table-cell table:formula="of:=AVERAGE([.H4:.L4])" office:value-type="float" office:value="0.99602" calcext:value-type="float">
            <text:p>0,99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4</text:p>
          </table:table-cell>
          <table:table-cell office:value-type="float" office:value="35940" calcext:value-type="float">
            <text:p>35940</text:p>
          </table:table-cell>
          <table:table-cell office:value-type="float" office:value="35715" calcext:value-type="float">
            <text:p>35715</text:p>
          </table:table-cell>
          <table:table-cell office:value-type="float" office:value="35473" calcext:value-type="float">
            <text:p>35473</text:p>
          </table:table-cell>
          <table:table-cell office:value-type="float" office:value="35182" calcext:value-type="float">
            <text:p>35182</text:p>
          </table:table-cell>
          <table:table-cell office:value-type="float" office:value="34870" calcext:value-type="float">
            <text:p>34870</text:p>
          </table:table-cell>
          <table:table-cell office:value-type="float" office:value="34552" calcext:value-type="float">
            <text:p>34552</text:p>
          </table:table-cell>
          <table:table-cell table:formula="of:=ROUNDDOWN([.C5]/[.B5]; 4)" office:value-type="float" office:value="0.9937" calcext:value-type="float">
            <text:p>0,9937</text:p>
          </table:table-cell>
          <table:table-cell table:formula="of:=ROUNDDOWN([.D5]/[.C5]; 4)" office:value-type="float" office:value="0.9932" calcext:value-type="float">
            <text:p>0,9932</text:p>
          </table:table-cell>
          <table:table-cell table:formula="of:=ROUNDDOWN([.E5]/[.D5]; 4)" office:value-type="float" office:value="0.9917" calcext:value-type="float">
            <text:p>0,9917</text:p>
          </table:table-cell>
          <table:table-cell table:formula="of:=ROUNDDOWN([.F5]/[.E5]; 4)" office:value-type="float" office:value="0.9911" calcext:value-type="float">
            <text:p>0,9911</text:p>
          </table:table-cell>
          <table:table-cell table:formula="of:=ROUNDDOWN([.G5]/[.F5]; 4)" office:value-type="float" office:value="0.9908" calcext:value-type="float">
            <text:p>0,9908</text:p>
          </table:table-cell>
          <table:table-cell table:formula="of:=AVERAGE([.H5:.L5])" office:value-type="float" office:value="0.9921" calcext:value-type="float">
            <text:p>0,9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5</text:p>
          </table:table-cell>
          <table:table-cell office:value-type="float" office:value="51451" calcext:value-type="float">
            <text:p>51451</text:p>
          </table:table-cell>
          <table:table-cell office:value-type="float" office:value="51176" calcext:value-type="float">
            <text:p>51176</text:p>
          </table:table-cell>
          <table:table-cell office:value-type="float" office:value="50947" calcext:value-type="float">
            <text:p>50947</text:p>
          </table:table-cell>
          <table:table-cell office:value-type="float" office:value="50545" calcext:value-type="float">
            <text:p>50545</text:p>
          </table:table-cell>
          <table:table-cell office:value-type="float" office:value="50116" calcext:value-type="float">
            <text:p>50116</text:p>
          </table:table-cell>
          <table:table-cell office:value-type="float" office:value="49734" calcext:value-type="float">
            <text:p>49734</text:p>
          </table:table-cell>
          <table:table-cell table:formula="of:=ROUNDDOWN([.C6]/[.B6]; 4)" office:value-type="float" office:value="0.9946" calcext:value-type="float">
            <text:p>0,9946</text:p>
          </table:table-cell>
          <table:table-cell table:formula="of:=ROUNDDOWN([.D6]/[.C6]; 4)" office:value-type="float" office:value="0.9955" calcext:value-type="float">
            <text:p>0,9955</text:p>
          </table:table-cell>
          <table:table-cell table:formula="of:=ROUNDDOWN([.E6]/[.D6]; 4)" office:value-type="float" office:value="0.9921" calcext:value-type="float">
            <text:p>0,9921</text:p>
          </table:table-cell>
          <table:table-cell table:formula="of:=ROUNDDOWN([.F6]/[.E6]; 4)" office:value-type="float" office:value="0.9915" calcext:value-type="float">
            <text:p>0,9915</text:p>
          </table:table-cell>
          <table:table-cell table:formula="of:=ROUNDDOWN([.G6]/[.F6]; 4)" office:value-type="float" office:value="0.9923" calcext:value-type="float">
            <text:p>0,9923</text:p>
          </table:table-cell>
          <table:table-cell table:formula="of:=AVERAGE([.H6:.L6])" office:value-type="float" office:value="0.9932" calcext:value-type="float">
            <text:p>0,9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6</text:p>
          </table:table-cell>
          <table:table-cell office:value-type="float" office:value="64599" calcext:value-type="float">
            <text:p>64599</text:p>
          </table:table-cell>
          <table:table-cell office:value-type="float" office:value="64395" calcext:value-type="float">
            <text:p>64395</text:p>
          </table:table-cell>
          <table:table-cell office:value-type="float" office:value="64178" calcext:value-type="float">
            <text:p>64178</text:p>
          </table:table-cell>
          <table:table-cell office:value-type="float" office:value="63855" calcext:value-type="float">
            <text:p>63855</text:p>
          </table:table-cell>
          <table:table-cell office:value-type="float" office:value="63591" calcext:value-type="float">
            <text:p>63591</text:p>
          </table:table-cell>
          <table:table-cell office:value-type="float" office:value="42824" calcext:value-type="float">
            <text:p>42824</text:p>
          </table:table-cell>
          <table:table-cell table:formula="of:=ROUNDDOWN([.C7]/[.B7]; 4)" office:value-type="float" office:value="0.9968" calcext:value-type="float">
            <text:p>0,9968</text:p>
          </table:table-cell>
          <table:table-cell table:formula="of:=ROUNDDOWN([.D7]/[.C7]; 4)" office:value-type="float" office:value="0.9966" calcext:value-type="float">
            <text:p>0,9966</text:p>
          </table:table-cell>
          <table:table-cell table:formula="of:=ROUNDDOWN([.E7]/[.D7]; 4)" office:value-type="float" office:value="0.9949" calcext:value-type="float">
            <text:p>0,9949</text:p>
          </table:table-cell>
          <table:table-cell table:formula="of:=ROUNDDOWN([.F7]/[.E7]; 4)" office:value-type="float" office:value="0.9958" calcext:value-type="float">
            <text:p>0,9958</text:p>
          </table:table-cell>
          <table:table-cell table:formula="of:=ROUNDDOWN([.G7]/[.F7]; 4)" office:value-type="float" office:value="0.6734" calcext:value-type="float">
            <text:p>0,6734</text:p>
          </table:table-cell>
          <table:table-cell table:formula="of:=AVERAGE([.H7:.L7])" office:value-type="float" office:value="0.9315" calcext:value-type="float">
            <text:p>0,9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7</text:p>
          </table:table-cell>
          <table:table-cell office:value-type="float" office:value="44402" calcext:value-type="float">
            <text:p>44402</text:p>
          </table:table-cell>
          <table:table-cell office:value-type="float" office:value="44262" calcext:value-type="float">
            <text:p>44262</text:p>
          </table:table-cell>
          <table:table-cell office:value-type="float" office:value="43999" calcext:value-type="float">
            <text:p>43999</text:p>
          </table:table-cell>
          <table:table-cell office:value-type="float" office:value="43621" calcext:value-type="float">
            <text:p>43621</text:p>
          </table:table-cell>
          <table:table-cell office:value-type="float" office:value="43239" calcext:value-type="float">
            <text:p>43239</text:p>
          </table:table-cell>
          <table:table-cell office:value-type="float" office:value="63333" calcext:value-type="float">
            <text:p>63333</text:p>
          </table:table-cell>
          <table:table-cell table:formula="of:=ROUNDDOWN([.C8]/[.B8]; 4)" office:value-type="float" office:value="0.9968" calcext:value-type="float">
            <text:p>0,9968</text:p>
          </table:table-cell>
          <table:table-cell table:formula="of:=ROUNDDOWN([.D8]/[.C8]; 4)" office:value-type="float" office:value="0.994" calcext:value-type="float">
            <text:p>0,994</text:p>
          </table:table-cell>
          <table:table-cell table:formula="of:=ROUNDDOWN([.E8]/[.D8]; 4)" office:value-type="float" office:value="0.9914" calcext:value-type="float">
            <text:p>0,9914</text:p>
          </table:table-cell>
          <table:table-cell table:formula="of:=ROUNDDOWN([.F8]/[.E8]; 4)" office:value-type="float" office:value="0.9912" calcext:value-type="float">
            <text:p>0,9912</text:p>
          </table:table-cell>
          <table:table-cell table:formula="of:=ROUNDDOWN([.G8]/[.F8]; 4)" office:value-type="float" office:value="1.4647" calcext:value-type="float">
            <text:p>1,4647</text:p>
          </table:table-cell>
          <table:table-cell table:formula="of:=AVERAGE([.H8:.L8])" office:value-type="float" office:value="1.08762" calcext:value-type="float">
            <text:p>1,08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8</text:p>
          </table:table-cell>
          <table:table-cell office:value-type="float" office:value="162465" calcext:value-type="float">
            <text:p>162465</text:p>
          </table:table-cell>
          <table:table-cell office:value-type="float" office:value="161452" calcext:value-type="float">
            <text:p>161452</text:p>
          </table:table-cell>
          <table:table-cell office:value-type="float" office:value="160465" calcext:value-type="float">
            <text:p>160465</text:p>
          </table:table-cell>
          <table:table-cell office:value-type="float" office:value="159337" calcext:value-type="float">
            <text:p>159337</text:p>
          </table:table-cell>
          <table:table-cell office:value-type="float" office:value="157996" calcext:value-type="float">
            <text:p>157996</text:p>
          </table:table-cell>
          <table:table-cell office:value-type="float" office:value="156283" calcext:value-type="float">
            <text:p>156283</text:p>
          </table:table-cell>
          <table:table-cell table:formula="of:=ROUNDDOWN([.C9]/[.B9]; 4)" office:value-type="float" office:value="0.9937" calcext:value-type="float">
            <text:p>0,9937</text:p>
          </table:table-cell>
          <table:table-cell table:formula="of:=ROUNDDOWN([.D9]/[.C9]; 4)" office:value-type="float" office:value="0.9938" calcext:value-type="float">
            <text:p>0,9938</text:p>
          </table:table-cell>
          <table:table-cell table:formula="of:=ROUNDDOWN([.E9]/[.D9]; 4)" office:value-type="float" office:value="0.9929" calcext:value-type="float">
            <text:p>0,9929</text:p>
          </table:table-cell>
          <table:table-cell table:formula="of:=ROUNDDOWN([.F9]/[.E9]; 4)" office:value-type="float" office:value="0.9915" calcext:value-type="float">
            <text:p>0,9915</text:p>
          </table:table-cell>
          <table:table-cell table:formula="of:=ROUNDDOWN([.G9]/[.F9]; 4)" office:value-type="float" office:value="0.9891" calcext:value-type="float">
            <text:p>0,9891</text:p>
          </table:table-cell>
          <table:table-cell table:formula="of:=AVERAGE([.H9:.L9])" office:value-type="float" office:value="0.9922" calcext:value-type="float">
            <text:p>0,9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9</text:p>
          </table:table-cell>
          <table:table-cell office:value-type="float" office:value="55051" calcext:value-type="float">
            <text:p>55051</text:p>
          </table:table-cell>
          <table:table-cell office:value-type="float" office:value="55182" calcext:value-type="float">
            <text:p>55182</text:p>
          </table:table-cell>
          <table:table-cell office:value-type="float" office:value="55233" calcext:value-type="float">
            <text:p>55233</text:p>
          </table:table-cell>
          <table:table-cell office:value-type="float" office:value="55326" calcext:value-type="float">
            <text:p>55326</text:p>
          </table:table-cell>
          <table:table-cell office:value-type="float" office:value="55166" calcext:value-type="float">
            <text:p>55166</text:p>
          </table:table-cell>
          <table:table-cell office:value-type="float" office:value="55110" calcext:value-type="float">
            <text:p>55110</text:p>
          </table:table-cell>
          <table:table-cell table:formula="of:=ROUNDDOWN([.C10]/[.B10]; 4)" office:value-type="float" office:value="1.0023" calcext:value-type="float">
            <text:p>1,0023</text:p>
          </table:table-cell>
          <table:table-cell table:formula="of:=ROUNDDOWN([.D10]/[.C10]; 4)" office:value-type="float" office:value="1.0009" calcext:value-type="float">
            <text:p>1,0009</text:p>
          </table:table-cell>
          <table:table-cell table:formula="of:=ROUNDDOWN([.E10]/[.D10]; 4)" office:value-type="float" office:value="1.0016" calcext:value-type="float">
            <text:p>1,0016</text:p>
          </table:table-cell>
          <table:table-cell table:formula="of:=ROUNDDOWN([.F10]/[.E10]; 4)" office:value-type="float" office:value="0.9971" calcext:value-type="float">
            <text:p>0,9971</text:p>
          </table:table-cell>
          <table:table-cell table:formula="of:=ROUNDDOWN([.G10]/[.F10]; 4)" office:value-type="float" office:value="0.9989" calcext:value-type="float">
            <text:p>0,9989</text:p>
          </table:table-cell>
          <table:table-cell table:formula="of:=AVERAGE([.H10:.L10])" office:value-type="float" office:value="1.00016" calcext:value-type="float">
            <text:p>1,0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0</text:p>
          </table:table-cell>
          <table:table-cell office:value-type="float" office:value="55533" calcext:value-type="float">
            <text:p>55533</text:p>
          </table:table-cell>
          <table:table-cell office:value-type="float" office:value="55238" calcext:value-type="float">
            <text:p>55238</text:p>
          </table:table-cell>
          <table:table-cell office:value-type="float" office:value="54991" calcext:value-type="float">
            <text:p>54991</text:p>
          </table:table-cell>
          <table:table-cell office:value-type="float" office:value="54699" calcext:value-type="float">
            <text:p>54699</text:p>
          </table:table-cell>
          <table:table-cell office:value-type="float" office:value="54254" calcext:value-type="float">
            <text:p>54254</text:p>
          </table:table-cell>
          <table:table-cell office:value-type="float" office:value="53852" calcext:value-type="float">
            <text:p>53852</text:p>
          </table:table-cell>
          <table:table-cell table:formula="of:=ROUNDDOWN([.C11]/[.B11]; 4)" office:value-type="float" office:value="0.9946" calcext:value-type="float">
            <text:p>0,9946</text:p>
          </table:table-cell>
          <table:table-cell table:formula="of:=ROUNDDOWN([.D11]/[.C11]; 4)" office:value-type="float" office:value="0.9955" calcext:value-type="float">
            <text:p>0,9955</text:p>
          </table:table-cell>
          <table:table-cell table:formula="of:=ROUNDDOWN([.E11]/[.D11]; 4)" office:value-type="float" office:value="0.9946" calcext:value-type="float">
            <text:p>0,9946</text:p>
          </table:table-cell>
          <table:table-cell table:formula="of:=ROUNDDOWN([.F11]/[.E11]; 4)" office:value-type="float" office:value="0.9918" calcext:value-type="float">
            <text:p>0,9918</text:p>
          </table:table-cell>
          <table:table-cell table:formula="of:=ROUNDDOWN([.G11]/[.F11]; 4)" office:value-type="float" office:value="0.9925" calcext:value-type="float">
            <text:p>0,9925</text:p>
          </table:table-cell>
          <table:table-cell table:formula="of:=AVERAGE([.H11:.L11])" office:value-type="float" office:value="0.9938" calcext:value-type="float">
            <text:p>0,9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1</text:p>
          </table:table-cell>
          <table:table-cell office:value-type="float" office:value="106319" calcext:value-type="float">
            <text:p>106319</text:p>
          </table:table-cell>
          <table:table-cell office:value-type="float" office:value="106355" calcext:value-type="float">
            <text:p>106355</text:p>
          </table:table-cell>
          <table:table-cell office:value-type="float" office:value="106320" calcext:value-type="float">
            <text:p>106320</text:p>
          </table:table-cell>
          <table:table-cell office:value-type="float" office:value="106254" calcext:value-type="float">
            <text:p>106254</text:p>
          </table:table-cell>
          <table:table-cell office:value-type="float" office:value="106150" calcext:value-type="float">
            <text:p>106150</text:p>
          </table:table-cell>
          <table:table-cell office:value-type="float" office:value="105896" calcext:value-type="float">
            <text:p>105896</text:p>
          </table:table-cell>
          <table:table-cell table:formula="of:=ROUNDDOWN([.C12]/[.B12]; 4)" office:value-type="float" office:value="1.0003" calcext:value-type="float">
            <text:p>1,0003</text:p>
          </table:table-cell>
          <table:table-cell table:formula="of:=ROUNDDOWN([.D12]/[.C12]; 4)" office:value-type="float" office:value="0.9996" calcext:value-type="float">
            <text:p>0,9996</text:p>
          </table:table-cell>
          <table:table-cell table:formula="of:=ROUNDDOWN([.E12]/[.D12]; 4)" office:value-type="float" office:value="0.9993" calcext:value-type="float">
            <text:p>0,9993</text:p>
          </table:table-cell>
          <table:table-cell table:formula="of:=ROUNDDOWN([.F12]/[.E12]; 4)" office:value-type="float" office:value="0.999" calcext:value-type="float">
            <text:p>0,999</text:p>
          </table:table-cell>
          <table:table-cell table:formula="of:=ROUNDDOWN([.G12]/[.F12]; 4)" office:value-type="float" office:value="0.9976" calcext:value-type="float">
            <text:p>0,9976</text:p>
          </table:table-cell>
          <table:table-cell table:formula="of:=AVERAGE([.H12:.L12])" office:value-type="float" office:value="0.99916" calcext:value-type="float">
            <text:p>0,99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2</text:p>
          </table:table-cell>
          <table:table-cell office:value-type="float" office:value="46677" calcext:value-type="float">
            <text:p>46677</text:p>
          </table:table-cell>
          <table:table-cell office:value-type="float" office:value="46527" calcext:value-type="float">
            <text:p>46527</text:p>
          </table:table-cell>
          <table:table-cell office:value-type="float" office:value="46360" calcext:value-type="float">
            <text:p>46360</text:p>
          </table:table-cell>
          <table:table-cell office:value-type="float" office:value="46059" calcext:value-type="float">
            <text:p>46059</text:p>
          </table:table-cell>
          <table:table-cell office:value-type="float" office:value="45925" calcext:value-type="float">
            <text:p>45925</text:p>
          </table:table-cell>
          <table:table-cell office:value-type="float" office:value="45599" calcext:value-type="float">
            <text:p>45599</text:p>
          </table:table-cell>
          <table:table-cell table:formula="of:=ROUNDDOWN([.C13]/[.B13]; 4)" office:value-type="float" office:value="0.9967" calcext:value-type="float">
            <text:p>0,9967</text:p>
          </table:table-cell>
          <table:table-cell table:formula="of:=ROUNDDOWN([.D13]/[.C13]; 4)" office:value-type="float" office:value="0.9964" calcext:value-type="float">
            <text:p>0,9964</text:p>
          </table:table-cell>
          <table:table-cell table:formula="of:=ROUNDDOWN([.E13]/[.D13]; 4)" office:value-type="float" office:value="0.9935" calcext:value-type="float">
            <text:p>0,9935</text:p>
          </table:table-cell>
          <table:table-cell table:formula="of:=ROUNDDOWN([.F13]/[.E13]; 4)" office:value-type="float" office:value="0.997" calcext:value-type="float">
            <text:p>0,997</text:p>
          </table:table-cell>
          <table:table-cell table:formula="of:=ROUNDDOWN([.G13]/[.F13]; 4)" office:value-type="float" office:value="0.9929" calcext:value-type="float">
            <text:p>0,9929</text:p>
          </table:table-cell>
          <table:table-cell table:formula="of:=AVERAGE([.H13:.L13])" office:value-type="float" office:value="0.9953" calcext:value-type="float">
            <text:p>0,9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3</text:p>
          </table:table-cell>
          <table:table-cell office:value-type="float" office:value="37213" calcext:value-type="float">
            <text:p>37213</text:p>
          </table:table-cell>
          <table:table-cell office:value-type="float" office:value="37148" calcext:value-type="float">
            <text:p>37148</text:p>
          </table:table-cell>
          <table:table-cell office:value-type="float" office:value="37125" calcext:value-type="float">
            <text:p>37125</text:p>
          </table:table-cell>
          <table:table-cell office:value-type="float" office:value="37093" calcext:value-type="float">
            <text:p>37093</text:p>
          </table:table-cell>
          <table:table-cell office:value-type="float" office:value="36999" calcext:value-type="float">
            <text:p>36999</text:p>
          </table:table-cell>
          <table:table-cell office:value-type="float" office:value="36800" calcext:value-type="float">
            <text:p>36800</text:p>
          </table:table-cell>
          <table:table-cell table:formula="of:=ROUNDDOWN([.C14]/[.B14]; 4)" office:value-type="float" office:value="0.9982" calcext:value-type="float">
            <text:p>0,9982</text:p>
          </table:table-cell>
          <table:table-cell table:formula="of:=ROUNDDOWN([.D14]/[.C14]; 4)" office:value-type="float" office:value="0.9993" calcext:value-type="float">
            <text:p>0,9993</text:p>
          </table:table-cell>
          <table:table-cell table:formula="of:=ROUNDDOWN([.E14]/[.D14]; 4)" office:value-type="float" office:value="0.9991" calcext:value-type="float">
            <text:p>0,9991</text:p>
          </table:table-cell>
          <table:table-cell table:formula="of:=ROUNDDOWN([.F14]/[.E14]; 4)" office:value-type="float" office:value="0.9974" calcext:value-type="float">
            <text:p>0,9974</text:p>
          </table:table-cell>
          <table:table-cell table:formula="of:=ROUNDDOWN([.G14]/[.F14]; 4)" office:value-type="float" office:value="0.9946" calcext:value-type="float">
            <text:p>0,9946</text:p>
          </table:table-cell>
          <table:table-cell table:formula="of:=AVERAGE([.H14:.L14])" office:value-type="float" office:value="0.99772" calcext:value-type="float">
            <text:p>0,99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4</text:p>
          </table:table-cell>
          <table:table-cell office:value-type="float" office:value="106486" calcext:value-type="float">
            <text:p>106486</text:p>
          </table:table-cell>
          <table:table-cell office:value-type="float" office:value="106794" calcext:value-type="float">
            <text:p>106794</text:p>
          </table:table-cell>
          <table:table-cell office:value-type="float" office:value="106907" calcext:value-type="float">
            <text:p>106907</text:p>
          </table:table-cell>
          <table:table-cell office:value-type="float" office:value="107062" calcext:value-type="float">
            <text:p>107062</text:p>
          </table:table-cell>
          <table:table-cell office:value-type="float" office:value="107269" calcext:value-type="float">
            <text:p>107269</text:p>
          </table:table-cell>
          <table:table-cell office:value-type="float" office:value="107268" calcext:value-type="float">
            <text:p>107268</text:p>
          </table:table-cell>
          <table:table-cell table:formula="of:=ROUNDDOWN([.C15]/[.B15]; 4)" office:value-type="float" office:value="1.0028" calcext:value-type="float">
            <text:p>1,0028</text:p>
          </table:table-cell>
          <table:table-cell table:formula="of:=ROUNDDOWN([.D15]/[.C15]; 4)" office:value-type="float" office:value="1.001" calcext:value-type="float">
            <text:p>1,001</text:p>
          </table:table-cell>
          <table:table-cell table:formula="of:=ROUNDDOWN([.E15]/[.D15]; 4)" office:value-type="float" office:value="1.0014" calcext:value-type="float">
            <text:p>1,0014</text:p>
          </table:table-cell>
          <table:table-cell table:formula="of:=ROUNDDOWN([.F15]/[.E15]; 4)" office:value-type="float" office:value="1.0019" calcext:value-type="float">
            <text:p>1,0019</text:p>
          </table:table-cell>
          <table:table-cell table:formula="of:=ROUNDDOWN([.G15]/[.F15]; 4)" office:value-type="float" office:value="0.9999" calcext:value-type="float">
            <text:p>0,9999</text:p>
          </table:table-cell>
          <table:table-cell table:formula="of:=AVERAGE([.H15:.L15])" office:value-type="float" office:value="1.0014" calcext:value-type="float">
            <text:p>1,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5</text:p>
          </table:table-cell>
          <table:table-cell office:value-type="float" office:value="76064" calcext:value-type="float">
            <text:p>76064</text:p>
          </table:table-cell>
          <table:table-cell office:value-type="float" office:value="76329" calcext:value-type="float">
            <text:p>76329</text:p>
          </table:table-cell>
          <table:table-cell office:value-type="float" office:value="76505" calcext:value-type="float">
            <text:p>76505</text:p>
          </table:table-cell>
          <table:table-cell office:value-type="float" office:value="76595" calcext:value-type="float">
            <text:p>76595</text:p>
          </table:table-cell>
          <table:table-cell office:value-type="float" office:value="76752" calcext:value-type="float">
            <text:p>76752</text:p>
          </table:table-cell>
          <table:table-cell office:value-type="float" office:value="76733" calcext:value-type="float">
            <text:p>76733</text:p>
          </table:table-cell>
          <table:table-cell table:formula="of:=ROUNDDOWN([.C16]/[.B16]; 4)" office:value-type="float" office:value="1.0034" calcext:value-type="float">
            <text:p>1,0034</text:p>
          </table:table-cell>
          <table:table-cell table:formula="of:=ROUNDDOWN([.D16]/[.C16]; 4)" office:value-type="float" office:value="1.0023" calcext:value-type="float">
            <text:p>1,0023</text:p>
          </table:table-cell>
          <table:table-cell table:formula="of:=ROUNDDOWN([.E16]/[.D16]; 4)" office:value-type="float" office:value="1.0011" calcext:value-type="float">
            <text:p>1,0011</text:p>
          </table:table-cell>
          <table:table-cell table:formula="of:=ROUNDDOWN([.F16]/[.E16]; 4)" office:value-type="float" office:value="1.002" calcext:value-type="float">
            <text:p>1,002</text:p>
          </table:table-cell>
          <table:table-cell table:formula="of:=ROUNDDOWN([.G16]/[.F16]; 4)" office:value-type="float" office:value="0.9997" calcext:value-type="float">
            <text:p>0,9997</text:p>
          </table:table-cell>
          <table:table-cell table:formula="of:=AVERAGE([.H16:.L16])" office:value-type="float" office:value="1.0017" calcext:value-type="float">
            <text:p>1,0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6</text:p>
          </table:table-cell>
          <table:table-cell office:value-type="float" office:value="63057" calcext:value-type="float">
            <text:p>63057</text:p>
          </table:table-cell>
          <table:table-cell office:value-type="float" office:value="63081" calcext:value-type="float">
            <text:p>63081</text:p>
          </table:table-cell>
          <table:table-cell office:value-type="float" office:value="63017" calcext:value-type="float">
            <text:p>63017</text:p>
          </table:table-cell>
          <table:table-cell office:value-type="float" office:value="62982" calcext:value-type="float">
            <text:p>62982</text:p>
          </table:table-cell>
          <table:table-cell office:value-type="float" office:value="63065" calcext:value-type="float">
            <text:p>63065</text:p>
          </table:table-cell>
          <table:table-cell office:value-type="float" office:value="62997" calcext:value-type="float">
            <text:p>62997</text:p>
          </table:table-cell>
          <table:table-cell table:formula="of:=ROUNDDOWN([.C17]/[.B17]; 4)" office:value-type="float" office:value="1.0003" calcext:value-type="float">
            <text:p>1,0003</text:p>
          </table:table-cell>
          <table:table-cell table:formula="of:=ROUNDDOWN([.D17]/[.C17]; 4)" office:value-type="float" office:value="0.9989" calcext:value-type="float">
            <text:p>0,9989</text:p>
          </table:table-cell>
          <table:table-cell table:formula="of:=ROUNDDOWN([.E17]/[.D17]; 4)" office:value-type="float" office:value="0.9994" calcext:value-type="float">
            <text:p>0,9994</text:p>
          </table:table-cell>
          <table:table-cell table:formula="of:=ROUNDDOWN([.F17]/[.E17]; 4)" office:value-type="float" office:value="1.0013" calcext:value-type="float">
            <text:p>1,0013</text:p>
          </table:table-cell>
          <table:table-cell table:formula="of:=ROUNDDOWN([.G17]/[.F17]; 4)" office:value-type="float" office:value="0.9989" calcext:value-type="float">
            <text:p>0,9989</text:p>
          </table:table-cell>
          <table:table-cell table:formula="of:=AVERAGE([.H17:.L17])" office:value-type="float" office:value="0.99976" calcext:value-type="float">
            <text:p>0,99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7</text:p>
          </table:table-cell>
          <table:table-cell office:value-type="float" office:value="44165" calcext:value-type="float">
            <text:p>44165</text:p>
          </table:table-cell>
          <table:table-cell office:value-type="float" office:value="44052" calcext:value-type="float">
            <text:p>44052</text:p>
          </table:table-cell>
          <table:table-cell office:value-type="float" office:value="44006" calcext:value-type="float">
            <text:p>44006</text:p>
          </table:table-cell>
          <table:table-cell office:value-type="float" office:value="43773" calcext:value-type="float">
            <text:p>43773</text:p>
          </table:table-cell>
          <table:table-cell office:value-type="float" office:value="43570" calcext:value-type="float">
            <text:p>43570</text:p>
          </table:table-cell>
          <table:table-cell office:value-type="float" office:value="43221" calcext:value-type="float">
            <text:p>43221</text:p>
          </table:table-cell>
          <table:table-cell table:formula="of:=ROUNDDOWN([.C18]/[.B18]; 4)" office:value-type="float" office:value="0.9974" calcext:value-type="float">
            <text:p>0,9974</text:p>
          </table:table-cell>
          <table:table-cell table:formula="of:=ROUNDDOWN([.D18]/[.C18]; 4)" office:value-type="float" office:value="0.9989" calcext:value-type="float">
            <text:p>0,9989</text:p>
          </table:table-cell>
          <table:table-cell table:formula="of:=ROUNDDOWN([.E18]/[.D18]; 4)" office:value-type="float" office:value="0.9947" calcext:value-type="float">
            <text:p>0,9947</text:p>
          </table:table-cell>
          <table:table-cell table:formula="of:=ROUNDDOWN([.F18]/[.E18]; 4)" office:value-type="float" office:value="0.9953" calcext:value-type="float">
            <text:p>0,9953</text:p>
          </table:table-cell>
          <table:table-cell table:formula="of:=ROUNDDOWN([.G18]/[.F18]; 4)" office:value-type="float" office:value="0.9919" calcext:value-type="float">
            <text:p>0,9919</text:p>
          </table:table-cell>
          <table:table-cell table:formula="of:=AVERAGE([.H18:.L18])" office:value-type="float" office:value="0.99564" calcext:value-type="float">
            <text:p>0,99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8</text:p>
          </table:table-cell>
          <table:table-cell office:value-type="float" office:value="52837" calcext:value-type="float">
            <text:p>52837</text:p>
          </table:table-cell>
          <table:table-cell office:value-type="float" office:value="53181" calcext:value-type="float">
            <text:p>53181</text:p>
          </table:table-cell>
          <table:table-cell office:value-type="float" office:value="53722" calcext:value-type="float">
            <text:p>53722</text:p>
          </table:table-cell>
          <table:table-cell office:value-type="float" office:value="54269" calcext:value-type="float">
            <text:p>54269</text:p>
          </table:table-cell>
          <table:table-cell office:value-type="float" office:value="55079" calcext:value-type="float">
            <text:p>55079</text:p>
          </table:table-cell>
          <table:table-cell office:value-type="float" office:value="55508" calcext:value-type="float">
            <text:p>55508</text:p>
          </table:table-cell>
          <table:table-cell table:formula="of:=ROUNDDOWN([.C19]/[.B19]; 4)" office:value-type="float" office:value="1.0065" calcext:value-type="float">
            <text:p>1,0065</text:p>
          </table:table-cell>
          <table:table-cell table:formula="of:=ROUNDDOWN([.D19]/[.C19]; 4)" office:value-type="float" office:value="1.0101" calcext:value-type="float">
            <text:p>1,0101</text:p>
          </table:table-cell>
          <table:table-cell table:formula="of:=ROUNDDOWN([.E19]/[.D19]; 4)" office:value-type="float" office:value="1.0101" calcext:value-type="float">
            <text:p>1,0101</text:p>
          </table:table-cell>
          <table:table-cell table:formula="of:=ROUNDDOWN([.F19]/[.E19]; 4)" office:value-type="float" office:value="1.0149" calcext:value-type="float">
            <text:p>1,0149</text:p>
          </table:table-cell>
          <table:table-cell table:formula="of:=ROUNDDOWN([.G19]/[.F19]; 4)" office:value-type="float" office:value="1.0077" calcext:value-type="float">
            <text:p>1,0077</text:p>
          </table:table-cell>
          <table:table-cell table:formula="of:=AVERAGE([.H19:.L19])" office:value-type="float" office:value="1.00986" calcext:value-type="float">
            <text:p>1,00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9</text:p>
          </table:table-cell>
          <table:table-cell office:value-type="float" office:value="159633" calcext:value-type="float">
            <text:p>159633</text:p>
          </table:table-cell>
          <table:table-cell office:value-type="float" office:value="158939" calcext:value-type="float">
            <text:p>158939</text:p>
          </table:table-cell>
          <table:table-cell office:value-type="float" office:value="158392" calcext:value-type="float">
            <text:p>158392</text:p>
          </table:table-cell>
          <table:table-cell office:value-type="float" office:value="157615" calcext:value-type="float">
            <text:p>157615</text:p>
          </table:table-cell>
          <table:table-cell office:value-type="float" office:value="156921" calcext:value-type="float">
            <text:p>156921</text:p>
          </table:table-cell>
          <table:table-cell office:value-type="float" office:value="156015" calcext:value-type="float">
            <text:p>156015</text:p>
          </table:table-cell>
          <table:table-cell table:formula="of:=ROUNDDOWN([.C20]/[.B20]; 4)" office:value-type="float" office:value="0.9956" calcext:value-type="float">
            <text:p>0,9956</text:p>
          </table:table-cell>
          <table:table-cell table:formula="of:=ROUNDDOWN([.D20]/[.C20]; 4)" office:value-type="float" office:value="0.9965" calcext:value-type="float">
            <text:p>0,9965</text:p>
          </table:table-cell>
          <table:table-cell table:formula="of:=ROUNDDOWN([.E20]/[.D20]; 4)" office:value-type="float" office:value="0.995" calcext:value-type="float">
            <text:p>0,995</text:p>
          </table:table-cell>
          <table:table-cell table:formula="of:=ROUNDDOWN([.F20]/[.E20]; 4)" office:value-type="float" office:value="0.9955" calcext:value-type="float">
            <text:p>0,9955</text:p>
          </table:table-cell>
          <table:table-cell table:formula="of:=ROUNDDOWN([.G20]/[.F20]; 4)" office:value-type="float" office:value="0.9942" calcext:value-type="float">
            <text:p>0,9942</text:p>
          </table:table-cell>
          <table:table-cell table:formula="of:=AVERAGE([.H20:.L20])" office:value-type="float" office:value="0.99536" calcext:value-type="float">
            <text:p>0,99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0</text:p>
          </table:table-cell>
          <table:table-cell office:value-type="float" office:value="83699" calcext:value-type="float">
            <text:p>83699</text:p>
          </table:table-cell>
          <table:table-cell office:value-type="float" office:value="84063" calcext:value-type="float">
            <text:p>84063</text:p>
          </table:table-cell>
          <table:table-cell office:value-type="float" office:value="84495" calcext:value-type="float">
            <text:p>84495</text:p>
          </table:table-cell>
          <table:table-cell office:value-type="float" office:value="84886" calcext:value-type="float">
            <text:p>84886</text:p>
          </table:table-cell>
          <table:table-cell office:value-type="float" office:value="85253" calcext:value-type="float">
            <text:p>85253</text:p>
          </table:table-cell>
          <table:table-cell office:value-type="float" office:value="85226" calcext:value-type="float">
            <text:p>85226</text:p>
          </table:table-cell>
          <table:table-cell table:formula="of:=ROUNDDOWN([.C21]/[.B21]; 4)" office:value-type="float" office:value="1.0043" calcext:value-type="float">
            <text:p>1,0043</text:p>
          </table:table-cell>
          <table:table-cell table:formula="of:=ROUNDDOWN([.D21]/[.C21]; 4)" office:value-type="float" office:value="1.0051" calcext:value-type="float">
            <text:p>1,0051</text:p>
          </table:table-cell>
          <table:table-cell table:formula="of:=ROUNDDOWN([.E21]/[.D21]; 4)" office:value-type="float" office:value="1.0046" calcext:value-type="float">
            <text:p>1,0046</text:p>
          </table:table-cell>
          <table:table-cell table:formula="of:=ROUNDDOWN([.F21]/[.E21]; 4)" office:value-type="float" office:value="1.0043" calcext:value-type="float">
            <text:p>1,0043</text:p>
          </table:table-cell>
          <table:table-cell table:formula="of:=ROUNDDOWN([.G21]/[.F21]; 4)" office:value-type="float" office:value="0.9996" calcext:value-type="float">
            <text:p>0,9996</text:p>
          </table:table-cell>
          <table:table-cell table:formula="of:=AVERAGE([.H21:.L21])" office:value-type="float" office:value="1.00358" calcext:value-type="float">
            <text:p>1,00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1</text:p>
          </table:table-cell>
          <table:table-cell office:value-type="float" office:value="57023" calcext:value-type="float">
            <text:p>57023</text:p>
          </table:table-cell>
          <table:table-cell office:value-type="float" office:value="56788" calcext:value-type="float">
            <text:p>56788</text:p>
          </table:table-cell>
          <table:table-cell office:value-type="float" office:value="56446" calcext:value-type="float">
            <text:p>56446</text:p>
          </table:table-cell>
          <table:table-cell office:value-type="float" office:value="56004" calcext:value-type="float">
            <text:p>56004</text:p>
          </table:table-cell>
          <table:table-cell office:value-type="float" office:value="55611" calcext:value-type="float">
            <text:p>55611</text:p>
          </table:table-cell>
          <table:table-cell office:value-type="float" office:value="55107" calcext:value-type="float">
            <text:p>55107</text:p>
          </table:table-cell>
          <table:table-cell table:formula="of:=ROUNDDOWN([.C22]/[.B22]; 4)" office:value-type="float" office:value="0.9958" calcext:value-type="float">
            <text:p>0,9958</text:p>
          </table:table-cell>
          <table:table-cell table:formula="of:=ROUNDDOWN([.D22]/[.C22]; 4)" office:value-type="float" office:value="0.9939" calcext:value-type="float">
            <text:p>0,9939</text:p>
          </table:table-cell>
          <table:table-cell table:formula="of:=ROUNDDOWN([.E22]/[.D22]; 4)" office:value-type="float" office:value="0.9921" calcext:value-type="float">
            <text:p>0,9921</text:p>
          </table:table-cell>
          <table:table-cell table:formula="of:=ROUNDDOWN([.F22]/[.E22]; 4)" office:value-type="float" office:value="0.9929" calcext:value-type="float">
            <text:p>0,9929</text:p>
          </table:table-cell>
          <table:table-cell table:formula="of:=ROUNDDOWN([.G22]/[.F22]; 4)" office:value-type="float" office:value="0.9909" calcext:value-type="float">
            <text:p>0,9909</text:p>
          </table:table-cell>
          <table:table-cell table:formula="of:=AVERAGE([.H22:.L22])" office:value-type="float" office:value="0.99312" calcext:value-type="float">
            <text:p>0,99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2</text:p>
          </table:table-cell>
          <table:table-cell office:value-type="float" office:value="47194" calcext:value-type="float">
            <text:p>47194</text:p>
          </table:table-cell>
          <table:table-cell office:value-type="float" office:value="47137" calcext:value-type="float">
            <text:p>47137</text:p>
          </table:table-cell>
          <table:table-cell office:value-type="float" office:value="47124" calcext:value-type="float">
            <text:p>47124</text:p>
          </table:table-cell>
          <table:table-cell office:value-type="float" office:value="47056" calcext:value-type="float">
            <text:p>47056</text:p>
          </table:table-cell>
          <table:table-cell office:value-type="float" office:value="46818" calcext:value-type="float">
            <text:p>46818</text:p>
          </table:table-cell>
          <table:table-cell office:value-type="float" office:value="46623" calcext:value-type="float">
            <text:p>46623</text:p>
          </table:table-cell>
          <table:table-cell table:formula="of:=ROUNDDOWN([.C23]/[.B23]; 4)" office:value-type="float" office:value="0.9987" calcext:value-type="float">
            <text:p>0,9987</text:p>
          </table:table-cell>
          <table:table-cell table:formula="of:=ROUNDDOWN([.D23]/[.C23]; 4)" office:value-type="float" office:value="0.9997" calcext:value-type="float">
            <text:p>0,9997</text:p>
          </table:table-cell>
          <table:table-cell table:formula="of:=ROUNDDOWN([.E23]/[.D23]; 4)" office:value-type="float" office:value="0.9985" calcext:value-type="float">
            <text:p>0,9985</text:p>
          </table:table-cell>
          <table:table-cell table:formula="of:=ROUNDDOWN([.F23]/[.E23]; 4)" office:value-type="float" office:value="0.9949" calcext:value-type="float">
            <text:p>0,9949</text:p>
          </table:table-cell>
          <table:table-cell table:formula="of:=ROUNDDOWN([.G23]/[.F23]; 4)" office:value-type="float" office:value="0.9958" calcext:value-type="float">
            <text:p>0,9958</text:p>
          </table:table-cell>
          <table:table-cell table:formula="of:=AVERAGE([.H23:.L23])" office:value-type="float" office:value="0.99752" calcext:value-type="float">
            <text:p>0,99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3</text:p>
          </table:table-cell>
          <table:table-cell office:value-type="float" office:value="134145" calcext:value-type="float">
            <text:p>134145</text:p>
          </table:table-cell>
          <table:table-cell office:value-type="float" office:value="137419" calcext:value-type="float">
            <text:p>137419</text:p>
          </table:table-cell>
          <table:table-cell office:value-type="float" office:value="141337" calcext:value-type="float">
            <text:p>141337</text:p>
          </table:table-cell>
          <table:table-cell office:value-type="float" office:value="146060" calcext:value-type="float">
            <text:p>146060</text:p>
          </table:table-cell>
          <table:table-cell office:value-type="float" office:value="151385" calcext:value-type="float">
            <text:p>151385</text:p>
          </table:table-cell>
          <table:table-cell office:value-type="float" office:value="156322" calcext:value-type="float">
            <text:p>156322</text:p>
          </table:table-cell>
          <table:table-cell table:formula="of:=ROUNDDOWN([.C24]/[.B24]; 4)" office:value-type="float" office:value="1.0244" calcext:value-type="float">
            <text:p>1,0244</text:p>
          </table:table-cell>
          <table:table-cell table:formula="of:=ROUNDDOWN([.D24]/[.C24]; 4)" office:value-type="float" office:value="1.0285" calcext:value-type="float">
            <text:p>1,0285</text:p>
          </table:table-cell>
          <table:table-cell table:formula="of:=ROUNDDOWN([.E24]/[.D24]; 4)" office:value-type="float" office:value="1.0334" calcext:value-type="float">
            <text:p>1,0334</text:p>
          </table:table-cell>
          <table:table-cell table:formula="of:=ROUNDDOWN([.F24]/[.E24]; 4)" office:value-type="float" office:value="1.0364" calcext:value-type="float">
            <text:p>1,0364</text:p>
          </table:table-cell>
          <table:table-cell table:formula="of:=ROUNDDOWN([.G24]/[.F24]; 4)" office:value-type="float" office:value="1.0326" calcext:value-type="float">
            <text:p>1,0326</text:p>
          </table:table-cell>
          <table:table-cell table:formula="of:=AVERAGE([.H24:.L24])" office:value-type="float" office:value="1.03106" calcext:value-type="float">
            <text:p>1,03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4</text:p>
          </table:table-cell>
          <table:table-cell office:value-type="float" office:value="66971" calcext:value-type="float">
            <text:p>66971</text:p>
          </table:table-cell>
          <table:table-cell office:value-type="float" office:value="66527" calcext:value-type="float">
            <text:p>66527</text:p>
          </table:table-cell>
          <table:table-cell office:value-type="float" office:value="66009" calcext:value-type="float">
            <text:p>66009</text:p>
          </table:table-cell>
          <table:table-cell office:value-type="float" office:value="65428" calcext:value-type="float">
            <text:p>65428</text:p>
          </table:table-cell>
          <table:table-cell office:value-type="float" office:value="64802" calcext:value-type="float">
            <text:p>64802</text:p>
          </table:table-cell>
          <table:table-cell office:value-type="float" office:value="64080" calcext:value-type="float">
            <text:p>64080</text:p>
          </table:table-cell>
          <table:table-cell table:formula="of:=ROUNDDOWN([.C25]/[.B25]; 4)" office:value-type="float" office:value="0.9933" calcext:value-type="float">
            <text:p>0,9933</text:p>
          </table:table-cell>
          <table:table-cell table:formula="of:=ROUNDDOWN([.D25]/[.C25]; 4)" office:value-type="float" office:value="0.9922" calcext:value-type="float">
            <text:p>0,9922</text:p>
          </table:table-cell>
          <table:table-cell table:formula="of:=ROUNDDOWN([.E25]/[.D25]; 4)" office:value-type="float" office:value="0.9911" calcext:value-type="float">
            <text:p>0,9911</text:p>
          </table:table-cell>
          <table:table-cell table:formula="of:=ROUNDDOWN([.F25]/[.E25]; 4)" office:value-type="float" office:value="0.9904" calcext:value-type="float">
            <text:p>0,9904</text:p>
          </table:table-cell>
          <table:table-cell table:formula="of:=ROUNDDOWN([.G25]/[.F25]; 4)" office:value-type="float" office:value="0.9888" calcext:value-type="float">
            <text:p>0,9888</text:p>
          </table:table-cell>
          <table:table-cell table:formula="of:=AVERAGE([.H25:.L25])" office:value-type="float" office:value="0.99116" calcext:value-type="float">
            <text:p>0,99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5</text:p>
          </table:table-cell>
          <table:table-cell office:value-type="float" office:value="91815" calcext:value-type="float">
            <text:p>91815</text:p>
          </table:table-cell>
          <table:table-cell office:value-type="float" office:value="91258" calcext:value-type="float">
            <text:p>91258</text:p>
          </table:table-cell>
          <table:table-cell office:value-type="float" office:value="90584" calcext:value-type="float">
            <text:p>90584</text:p>
          </table:table-cell>
          <table:table-cell office:value-type="float" office:value="90003" calcext:value-type="float">
            <text:p>90003</text:p>
          </table:table-cell>
          <table:table-cell office:value-type="float" office:value="89188" calcext:value-type="float">
            <text:p>89188</text:p>
          </table:table-cell>
          <table:table-cell office:value-type="float" office:value="88386" calcext:value-type="float">
            <text:p>88386</text:p>
          </table:table-cell>
          <table:table-cell table:formula="of:=ROUNDDOWN([.C26]/[.B26]; 4)" office:value-type="float" office:value="0.9939" calcext:value-type="float">
            <text:p>0,9939</text:p>
          </table:table-cell>
          <table:table-cell table:formula="of:=ROUNDDOWN([.D26]/[.C26]; 4)" office:value-type="float" office:value="0.9926" calcext:value-type="float">
            <text:p>0,9926</text:p>
          </table:table-cell>
          <table:table-cell table:formula="of:=ROUNDDOWN([.E26]/[.D26]; 4)" office:value-type="float" office:value="0.9935" calcext:value-type="float">
            <text:p>0,9935</text:p>
          </table:table-cell>
          <table:table-cell table:formula="of:=ROUNDDOWN([.F26]/[.E26]; 4)" office:value-type="float" office:value="0.9909" calcext:value-type="float">
            <text:p>0,9909</text:p>
          </table:table-cell>
          <table:table-cell table:formula="of:=ROUNDDOWN([.G26]/[.F26]; 4)" office:value-type="float" office:value="0.991" calcext:value-type="float">
            <text:p>0,991</text:p>
          </table:table-cell>
          <table:table-cell table:formula="of:=AVERAGE([.H26:.L26])" office:value-type="float" office:value="0.99238" calcext:value-type="float">
            <text:p>0,99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6</text:p>
          </table:table-cell>
          <table:table-cell office:value-type="float" office:value="44598" calcext:value-type="float">
            <text:p>44598</text:p>
          </table:table-cell>
          <table:table-cell office:value-type="float" office:value="44381" calcext:value-type="float">
            <text:p>44381</text:p>
          </table:table-cell>
          <table:table-cell office:value-type="float" office:value="44126" calcext:value-type="float">
            <text:p>44126</text:p>
          </table:table-cell>
          <table:table-cell office:value-type="float" office:value="43869" calcext:value-type="float">
            <text:p>43869</text:p>
          </table:table-cell>
          <table:table-cell office:value-type="float" office:value="43490" calcext:value-type="float">
            <text:p>43490</text:p>
          </table:table-cell>
          <table:table-cell office:value-type="float" office:value="43038" calcext:value-type="float">
            <text:p>43038</text:p>
          </table:table-cell>
          <table:table-cell table:formula="of:=ROUNDDOWN([.C27]/[.B27]; 4)" office:value-type="float" office:value="0.9951" calcext:value-type="float">
            <text:p>0,9951</text:p>
          </table:table-cell>
          <table:table-cell table:formula="of:=ROUNDDOWN([.D27]/[.C27]; 4)" office:value-type="float" office:value="0.9942" calcext:value-type="float">
            <text:p>0,9942</text:p>
          </table:table-cell>
          <table:table-cell table:formula="of:=ROUNDDOWN([.E27]/[.D27]; 4)" office:value-type="float" office:value="0.9941" calcext:value-type="float">
            <text:p>0,9941</text:p>
          </table:table-cell>
          <table:table-cell table:formula="of:=ROUNDDOWN([.F27]/[.E27]; 4)" office:value-type="float" office:value="0.9913" calcext:value-type="float">
            <text:p>0,9913</text:p>
          </table:table-cell>
          <table:table-cell table:formula="of:=ROUNDDOWN([.G27]/[.F27]; 4)" office:value-type="float" office:value="0.9896" calcext:value-type="float">
            <text:p>0,9896</text:p>
          </table:table-cell>
          <table:table-cell table:formula="of:=AVERAGE([.H27:.L27])" office:value-type="float" office:value="0.99286" calcext:value-type="float">
            <text:p>0,99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61</text:p>
          </table:table-cell>
          <table:table-cell office:value-type="float" office:value="81010" calcext:value-type="float">
            <text:p>81010</text:p>
          </table:table-cell>
          <table:table-cell office:value-type="float" office:value="80524" calcext:value-type="float">
            <text:p>80524</text:p>
          </table:table-cell>
          <table:table-cell office:value-type="float" office:value="80072" calcext:value-type="float">
            <text:p>80072</text:p>
          </table:table-cell>
          <table:table-cell office:value-type="float" office:value="79480" calcext:value-type="float">
            <text:p>79480</text:p>
          </table:table-cell>
          <table:table-cell office:value-type="float" office:value="79061" calcext:value-type="float">
            <text:p>79061</text:p>
          </table:table-cell>
          <table:table-cell office:value-type="float" office:value="78335" calcext:value-type="float">
            <text:p>78335</text:p>
          </table:table-cell>
          <table:table-cell table:formula="of:=ROUNDDOWN([.C28]/[.B28]; 4)" office:value-type="float" office:value="0.994" calcext:value-type="float">
            <text:p>0,994</text:p>
          </table:table-cell>
          <table:table-cell table:formula="of:=ROUNDDOWN([.D28]/[.C28]; 4)" office:value-type="float" office:value="0.9943" calcext:value-type="float">
            <text:p>0,9943</text:p>
          </table:table-cell>
          <table:table-cell table:formula="of:=ROUNDDOWN([.E28]/[.D28]; 4)" office:value-type="float" office:value="0.9926" calcext:value-type="float">
            <text:p>0,9926</text:p>
          </table:table-cell>
          <table:table-cell table:formula="of:=ROUNDDOWN([.F28]/[.E28]; 4)" office:value-type="float" office:value="0.9947" calcext:value-type="float">
            <text:p>0,9947</text:p>
          </table:table-cell>
          <table:table-cell table:formula="of:=ROUNDDOWN([.G28]/[.F28]; 4)" office:value-type="float" office:value="0.9908" calcext:value-type="float">
            <text:p>0,9908</text:p>
          </table:table-cell>
          <table:table-cell table:formula="of:=AVERAGE([.H28:.L28])" office:value-type="float" office:value="0.99328" calcext:value-type="float">
            <text:p>0,99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62</text:p>
          </table:table-cell>
          <table:table-cell office:value-type="float" office:value="100886" calcext:value-type="float">
            <text:p>100886</text:p>
          </table:table-cell>
          <table:table-cell office:value-type="float" office:value="100718" calcext:value-type="float">
            <text:p>100718</text:p>
          </table:table-cell>
          <table:table-cell office:value-type="float" office:value="100324" calcext:value-type="float">
            <text:p>100324</text:p>
          </table:table-cell>
          <table:table-cell office:value-type="float" office:value="99752" calcext:value-type="float">
            <text:p>99752</text:p>
          </table:table-cell>
          <table:table-cell office:value-type="float" office:value="99350" calcext:value-type="float">
            <text:p>99350</text:p>
          </table:table-cell>
          <table:table-cell office:value-type="float" office:value="98436" calcext:value-type="float">
            <text:p>98436</text:p>
          </table:table-cell>
          <table:table-cell table:formula="of:=ROUNDDOWN([.C29]/[.B29]; 4)" office:value-type="float" office:value="0.9983" calcext:value-type="float">
            <text:p>0,9983</text:p>
          </table:table-cell>
          <table:table-cell table:formula="of:=ROUNDDOWN([.D29]/[.C29]; 4)" office:value-type="float" office:value="0.996" calcext:value-type="float">
            <text:p>0,996</text:p>
          </table:table-cell>
          <table:table-cell table:formula="of:=ROUNDDOWN([.E29]/[.D29]; 4)" office:value-type="float" office:value="0.9942" calcext:value-type="float">
            <text:p>0,9942</text:p>
          </table:table-cell>
          <table:table-cell table:formula="of:=ROUNDDOWN([.F29]/[.E29]; 4)" office:value-type="float" office:value="0.9959" calcext:value-type="float">
            <text:p>0,9959</text:p>
          </table:table-cell>
          <table:table-cell table:formula="of:=ROUNDDOWN([.G29]/[.F29]; 4)" office:value-type="float" office:value="0.9908" calcext:value-type="float">
            <text:p>0,9908</text:p>
          </table:table-cell>
          <table:table-cell table:formula="of:=AVERAGE([.H29:.L29])" office:value-type="float" office:value="0.99504" calcext:value-type="float">
            <text:p>0,99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64</text:p>
          </table:table-cell>
          <table:table-cell office:value-type="float" office:value="635759" calcext:value-type="float">
            <text:p>635759</text:p>
          </table:table-cell>
          <table:table-cell office:value-type="float" office:value="637683" calcext:value-type="float">
            <text:p>637683</text:p>
          </table:table-cell>
          <table:table-cell office:value-type="float" office:value="638586" calcext:value-type="float">
            <text:p>638586</text:p>
          </table:table-cell>
          <table:table-cell office:value-type="float" office:value="640648" calcext:value-type="float">
            <text:p>640648</text:p>
          </table:table-cell>
          <table:table-cell office:value-type="float" office:value="642869" calcext:value-type="float">
            <text:p>642869</text:p>
          </table:table-cell>
          <table:table-cell office:value-type="float" office:value="641928" calcext:value-type="float">
            <text:p>641928</text:p>
          </table:table-cell>
          <table:table-cell table:formula="of:=ROUNDDOWN([.C30]/[.B30]; 4)" office:value-type="float" office:value="1.003" calcext:value-type="float">
            <text:p>1,003</text:p>
          </table:table-cell>
          <table:table-cell table:formula="of:=ROUNDDOWN([.D30]/[.C30]; 4)" office:value-type="float" office:value="1.0014" calcext:value-type="float">
            <text:p>1,0014</text:p>
          </table:table-cell>
          <table:table-cell table:formula="of:=ROUNDDOWN([.E30]/[.D30]; 4)" office:value-type="float" office:value="1.0032" calcext:value-type="float">
            <text:p>1,0032</text:p>
          </table:table-cell>
          <table:table-cell table:formula="of:=ROUNDDOWN([.F30]/[.E30]; 4)" office:value-type="float" office:value="1.0034" calcext:value-type="float">
            <text:p>1,0034</text:p>
          </table:table-cell>
          <table:table-cell table:formula="of:=ROUNDDOWN([.G30]/[.F30]; 4)" office:value-type="float" office:value="0.9985" calcext:value-type="float">
            <text:p>0,9985</text:p>
          </table:table-cell>
          <table:table-cell table:formula="of:=AVERAGE([.H30:.L30])" office:value-type="float" office:value="1.0019" calcext:value-type="float">
            <text:p>1,0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65</text:p>
          </table:table-cell>
          <table:table-cell office:value-type="float" office:value="115453" calcext:value-type="float">
            <text:p>115453</text:p>
          </table:table-cell>
          <table:table-cell office:value-type="float" office:value="114568" calcext:value-type="float">
            <text:p>114568</text:p>
          </table:table-cell>
          <table:table-cell office:value-type="float" office:value="113621" calcext:value-type="float">
            <text:p>113621</text:p>
          </table:table-cell>
          <table:table-cell office:value-type="float" office:value="112594" calcext:value-type="float">
            <text:p>112594</text:p>
          </table:table-cell>
          <table:table-cell office:value-type="float" office:value="111356" calcext:value-type="float">
            <text:p>111356</text:p>
          </table:table-cell>
          <table:table-cell office:value-type="float" office:value="109971" calcext:value-type="float">
            <text:p>109971</text:p>
          </table:table-cell>
          <table:table-cell table:formula="of:=ROUNDDOWN([.C31]/[.B31]; 4)" office:value-type="float" office:value="0.9923" calcext:value-type="float">
            <text:p>0,9923</text:p>
          </table:table-cell>
          <table:table-cell table:formula="of:=ROUNDDOWN([.D31]/[.C31]; 4)" office:value-type="float" office:value="0.9917" calcext:value-type="float">
            <text:p>0,9917</text:p>
          </table:table-cell>
          <table:table-cell table:formula="of:=ROUNDDOWN([.E31]/[.D31]; 4)" office:value-type="float" office:value="0.9909" calcext:value-type="float">
            <text:p>0,9909</text:p>
          </table:table-cell>
          <table:table-cell table:formula="of:=ROUNDDOWN([.F31]/[.E31]; 4)" office:value-type="float" office:value="0.989" calcext:value-type="float">
            <text:p>0,989</text:p>
          </table:table-cell>
          <table:table-cell table:formula="of:=ROUNDDOWN([.G31]/[.F31]; 4)" office:value-type="float" office:value="0.9875" calcext:value-type="float">
            <text:p>0,9875</text:p>
          </table:table-cell>
          <table:table-cell table:formula="of:=AVERAGE([.H31:.L31])" office:value-type="float" office:value="0.99028" calcext:value-type="float">
            <text:p>0,99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1</text:p>
          </table:table-cell>
          <table:table-cell office:value-type="float" office:value="55573" calcext:value-type="float">
            <text:p>55573</text:p>
          </table:table-cell>
          <table:table-cell office:value-type="float" office:value="55347" calcext:value-type="float">
            <text:p>55347</text:p>
          </table:table-cell>
          <table:table-cell office:value-type="float" office:value="55337" calcext:value-type="float">
            <text:p>55337</text:p>
          </table:table-cell>
          <table:table-cell office:value-type="float" office:value="55274" calcext:value-type="float">
            <text:p>55274</text:p>
          </table:table-cell>
          <table:table-cell office:value-type="float" office:value="55066" calcext:value-type="float">
            <text:p>55066</text:p>
          </table:table-cell>
          <table:table-cell office:value-type="float" office:value="54891" calcext:value-type="float">
            <text:p>54891</text:p>
          </table:table-cell>
          <table:table-cell table:formula="of:=ROUNDDOWN([.C32]/[.B32]; 4)" office:value-type="float" office:value="0.9959" calcext:value-type="float">
            <text:p>0,9959</text:p>
          </table:table-cell>
          <table:table-cell table:formula="of:=ROUNDDOWN([.D32]/[.C32]; 4)" office:value-type="float" office:value="0.9998" calcext:value-type="float">
            <text:p>0,9998</text:p>
          </table:table-cell>
          <table:table-cell table:formula="of:=ROUNDDOWN([.E32]/[.D32]; 4)" office:value-type="float" office:value="0.9988" calcext:value-type="float">
            <text:p>0,9988</text:p>
          </table:table-cell>
          <table:table-cell table:formula="of:=ROUNDDOWN([.F32]/[.E32]; 4)" office:value-type="float" office:value="0.9962" calcext:value-type="float">
            <text:p>0,9962</text:p>
          </table:table-cell>
          <table:table-cell table:formula="of:=ROUNDDOWN([.G32]/[.F32]; 4)" office:value-type="float" office:value="0.9968" calcext:value-type="float">
            <text:p>0,9968</text:p>
          </table:table-cell>
          <table:table-cell table:formula="of:=AVERAGE([.H32:.L32])" office:value-type="float" office:value="0.9975" calcext:value-type="float">
            <text:p>0,9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2</text:p>
          </table:table-cell>
          <table:table-cell office:value-type="float" office:value="78431" calcext:value-type="float">
            <text:p>78431</text:p>
          </table:table-cell>
          <table:table-cell office:value-type="float" office:value="78630" calcext:value-type="float">
            <text:p>78630</text:p>
          </table:table-cell>
          <table:table-cell office:value-type="float" office:value="78879" calcext:value-type="float">
            <text:p>78879</text:p>
          </table:table-cell>
          <table:table-cell office:value-type="float" office:value="78898" calcext:value-type="float">
            <text:p>78898</text:p>
          </table:table-cell>
          <table:table-cell office:value-type="float" office:value="79097" calcext:value-type="float">
            <text:p>79097</text:p>
          </table:table-cell>
          <table:table-cell office:value-type="float" office:value="79023" calcext:value-type="float">
            <text:p>79023</text:p>
          </table:table-cell>
          <table:table-cell table:formula="of:=ROUNDDOWN([.C33]/[.B33]; 4)" office:value-type="float" office:value="1.0025" calcext:value-type="float">
            <text:p>1,0025</text:p>
          </table:table-cell>
          <table:table-cell table:formula="of:=ROUNDDOWN([.D33]/[.C33]; 4)" office:value-type="float" office:value="1.0031" calcext:value-type="float">
            <text:p>1,0031</text:p>
          </table:table-cell>
          <table:table-cell table:formula="of:=ROUNDDOWN([.E33]/[.D33]; 4)" office:value-type="float" office:value="1.0002" calcext:value-type="float">
            <text:p>1,0002</text:p>
          </table:table-cell>
          <table:table-cell table:formula="of:=ROUNDDOWN([.F33]/[.E33]; 4)" office:value-type="float" office:value="1.0025" calcext:value-type="float">
            <text:p>1,0025</text:p>
          </table:table-cell>
          <table:table-cell table:formula="of:=ROUNDDOWN([.G33]/[.F33]; 4)" office:value-type="float" office:value="0.999" calcext:value-type="float">
            <text:p>0,999</text:p>
          </table:table-cell>
          <table:table-cell table:formula="of:=AVERAGE([.H33:.L33])" office:value-type="float" office:value="1.00146" calcext:value-type="float">
            <text:p>1,00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3</text:p>
          </table:table-cell>
          <table:table-cell office:value-type="float" office:value="112992" calcext:value-type="float">
            <text:p>112992</text:p>
          </table:table-cell>
          <table:table-cell office:value-type="float" office:value="114418" calcext:value-type="float">
            <text:p>114418</text:p>
          </table:table-cell>
          <table:table-cell office:value-type="float" office:value="115981" calcext:value-type="float">
            <text:p>115981</text:p>
          </table:table-cell>
          <table:table-cell office:value-type="float" office:value="117325" calcext:value-type="float">
            <text:p>117325</text:p>
          </table:table-cell>
          <table:table-cell office:value-type="float" office:value="118683" calcext:value-type="float">
            <text:p>118683</text:p>
          </table:table-cell>
          <table:table-cell office:value-type="float" office:value="120432" calcext:value-type="float">
            <text:p>120432</text:p>
          </table:table-cell>
          <table:table-cell table:formula="of:=ROUNDDOWN([.C34]/[.B34]; 4)" office:value-type="float" office:value="1.0126" calcext:value-type="float">
            <text:p>1,0126</text:p>
          </table:table-cell>
          <table:table-cell table:formula="of:=ROUNDDOWN([.D34]/[.C34]; 4)" office:value-type="float" office:value="1.0136" calcext:value-type="float">
            <text:p>1,0136</text:p>
          </table:table-cell>
          <table:table-cell table:formula="of:=ROUNDDOWN([.E34]/[.D34]; 4)" office:value-type="float" office:value="1.0115" calcext:value-type="float">
            <text:p>1,0115</text:p>
          </table:table-cell>
          <table:table-cell table:formula="of:=ROUNDDOWN([.F34]/[.E34]; 4)" office:value-type="float" office:value="1.0115" calcext:value-type="float">
            <text:p>1,0115</text:p>
          </table:table-cell>
          <table:table-cell table:formula="of:=ROUNDDOWN([.G34]/[.F34]; 4)" office:value-type="float" office:value="1.0147" calcext:value-type="float">
            <text:p>1,0147</text:p>
          </table:table-cell>
          <table:table-cell table:formula="of:=AVERAGE([.H34:.L34])" office:value-type="float" office:value="1.01278" calcext:value-type="float">
            <text:p>1,01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4</text:p>
          </table:table-cell>
          <table:table-cell office:value-type="float" office:value="52361" calcext:value-type="float">
            <text:p>52361</text:p>
          </table:table-cell>
          <table:table-cell office:value-type="float" office:value="52236" calcext:value-type="float">
            <text:p>52236</text:p>
          </table:table-cell>
          <table:table-cell office:value-type="float" office:value="52292" calcext:value-type="float">
            <text:p>52292</text:p>
          </table:table-cell>
          <table:table-cell office:value-type="float" office:value="52193" calcext:value-type="float">
            <text:p>52193</text:p>
          </table:table-cell>
          <table:table-cell office:value-type="float" office:value="51925" calcext:value-type="float">
            <text:p>51925</text:p>
          </table:table-cell>
          <table:table-cell office:value-type="float" office:value="51657" calcext:value-type="float">
            <text:p>51657</text:p>
          </table:table-cell>
          <table:table-cell table:formula="of:=ROUNDDOWN([.C35]/[.B35]; 4)" office:value-type="float" office:value="0.9976" calcext:value-type="float">
            <text:p>0,9976</text:p>
          </table:table-cell>
          <table:table-cell table:formula="of:=ROUNDDOWN([.D35]/[.C35]; 4)" office:value-type="float" office:value="1.001" calcext:value-type="float">
            <text:p>1,001</text:p>
          </table:table-cell>
          <table:table-cell table:formula="of:=ROUNDDOWN([.E35]/[.D35]; 4)" office:value-type="float" office:value="0.9981" calcext:value-type="float">
            <text:p>0,9981</text:p>
          </table:table-cell>
          <table:table-cell table:formula="of:=ROUNDDOWN([.F35]/[.E35]; 4)" office:value-type="float" office:value="0.9948" calcext:value-type="float">
            <text:p>0,9948</text:p>
          </table:table-cell>
          <table:table-cell table:formula="of:=ROUNDDOWN([.G35]/[.F35]; 4)" office:value-type="float" office:value="0.9948" calcext:value-type="float">
            <text:p>0,9948</text:p>
          </table:table-cell>
          <table:table-cell table:formula="of:=AVERAGE([.H35:.L35])" office:value-type="float" office:value="0.99726" calcext:value-type="float">
            <text:p>0,99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5</text:p>
          </table:table-cell>
          <table:table-cell office:value-type="float" office:value="45342" calcext:value-type="float">
            <text:p>45342</text:p>
          </table:table-cell>
          <table:table-cell office:value-type="float" office:value="45250" calcext:value-type="float">
            <text:p>45250</text:p>
          </table:table-cell>
          <table:table-cell office:value-type="float" office:value="45289" calcext:value-type="float">
            <text:p>45289</text:p>
          </table:table-cell>
          <table:table-cell office:value-type="float" office:value="45140" calcext:value-type="float">
            <text:p>45140</text:p>
          </table:table-cell>
          <table:table-cell office:value-type="float" office:value="45018" calcext:value-type="float">
            <text:p>45018</text:p>
          </table:table-cell>
          <table:table-cell office:value-type="float" office:value="44855" calcext:value-type="float">
            <text:p>44855</text:p>
          </table:table-cell>
          <table:table-cell table:formula="of:=ROUNDDOWN([.C36]/[.B36]; 4)" office:value-type="float" office:value="0.9979" calcext:value-type="float">
            <text:p>0,9979</text:p>
          </table:table-cell>
          <table:table-cell table:formula="of:=ROUNDDOWN([.D36]/[.C36]; 4)" office:value-type="float" office:value="1.0008" calcext:value-type="float">
            <text:p>1,0008</text:p>
          </table:table-cell>
          <table:table-cell table:formula="of:=ROUNDDOWN([.E36]/[.D36]; 4)" office:value-type="float" office:value="0.9967" calcext:value-type="float">
            <text:p>0,9967</text:p>
          </table:table-cell>
          <table:table-cell table:formula="of:=ROUNDDOWN([.F36]/[.E36]; 4)" office:value-type="float" office:value="0.9972" calcext:value-type="float">
            <text:p>0,9972</text:p>
          </table:table-cell>
          <table:table-cell table:formula="of:=ROUNDDOWN([.G36]/[.F36]; 4)" office:value-type="float" office:value="0.9963" calcext:value-type="float">
            <text:p>0,9963</text:p>
          </table:table-cell>
          <table:table-cell table:formula="of:=AVERAGE([.H36:.L36])" office:value-type="float" office:value="0.99778" calcext:value-type="float">
            <text:p>0,99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6</text:p>
          </table:table-cell>
          <table:table-cell office:value-type="float" office:value="40346" calcext:value-type="float">
            <text:p>40346</text:p>
          </table:table-cell>
          <table:table-cell office:value-type="float" office:value="40364" calcext:value-type="float">
            <text:p>40364</text:p>
          </table:table-cell>
          <table:table-cell office:value-type="float" office:value="40368" calcext:value-type="float">
            <text:p>40368</text:p>
          </table:table-cell>
          <table:table-cell office:value-type="float" office:value="40271" calcext:value-type="float">
            <text:p>40271</text:p>
          </table:table-cell>
          <table:table-cell office:value-type="float" office:value="40238" calcext:value-type="float">
            <text:p>40238</text:p>
          </table:table-cell>
          <table:table-cell office:value-type="float" office:value="40305" calcext:value-type="float">
            <text:p>40305</text:p>
          </table:table-cell>
          <table:table-cell table:formula="of:=ROUNDDOWN([.C37]/[.B37]; 4)" office:value-type="float" office:value="1.0004" calcext:value-type="float">
            <text:p>1,0004</text:p>
          </table:table-cell>
          <table:table-cell table:formula="of:=ROUNDDOWN([.D37]/[.C37]; 4)" office:value-type="float" office:value="1" calcext:value-type="float">
            <text:p>1</text:p>
          </table:table-cell>
          <table:table-cell table:formula="of:=ROUNDDOWN([.E37]/[.D37]; 4)" office:value-type="float" office:value="0.9975" calcext:value-type="float">
            <text:p>0,9975</text:p>
          </table:table-cell>
          <table:table-cell table:formula="of:=ROUNDDOWN([.F37]/[.E37]; 4)" office:value-type="float" office:value="0.9991" calcext:value-type="float">
            <text:p>0,9991</text:p>
          </table:table-cell>
          <table:table-cell table:formula="of:=ROUNDDOWN([.G37]/[.F37]; 4)" office:value-type="float" office:value="1.0016" calcext:value-type="float">
            <text:p>1,0016</text:p>
          </table:table-cell>
          <table:table-cell table:formula="of:=AVERAGE([.H37:.L37])" office:value-type="float" office:value="0.99972" calcext:value-type="float">
            <text:p>0,99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7</text:p>
          </table:table-cell>
          <table:table-cell office:value-type="float" office:value="162545" calcext:value-type="float">
            <text:p>162545</text:p>
          </table:table-cell>
          <table:table-cell office:value-type="float" office:value="162011" calcext:value-type="float">
            <text:p>162011</text:p>
          </table:table-cell>
          <table:table-cell office:value-type="float" office:value="161591" calcext:value-type="float">
            <text:p>161591</text:p>
          </table:table-cell>
          <table:table-cell office:value-type="float" office:value="160647" calcext:value-type="float">
            <text:p>160647</text:p>
          </table:table-cell>
          <table:table-cell office:value-type="float" office:value="159814" calcext:value-type="float">
            <text:p>159814</text:p>
          </table:table-cell>
          <table:table-cell office:value-type="float" office:value="158496" calcext:value-type="float">
            <text:p>158496</text:p>
          </table:table-cell>
          <table:table-cell table:formula="of:=ROUNDDOWN([.C38]/[.B38]; 4)" office:value-type="float" office:value="0.9967" calcext:value-type="float">
            <text:p>0,9967</text:p>
          </table:table-cell>
          <table:table-cell table:formula="of:=ROUNDDOWN([.D38]/[.C38]; 4)" office:value-type="float" office:value="0.9974" calcext:value-type="float">
            <text:p>0,9974</text:p>
          </table:table-cell>
          <table:table-cell table:formula="of:=ROUNDDOWN([.E38]/[.D38]; 4)" office:value-type="float" office:value="0.9941" calcext:value-type="float">
            <text:p>0,9941</text:p>
          </table:table-cell>
          <table:table-cell table:formula="of:=ROUNDDOWN([.F38]/[.E38]; 4)" office:value-type="float" office:value="0.9948" calcext:value-type="float">
            <text:p>0,9948</text:p>
          </table:table-cell>
          <table:table-cell table:formula="of:=ROUNDDOWN([.G38]/[.F38]; 4)" office:value-type="float" office:value="0.9917" calcext:value-type="float">
            <text:p>0,9917</text:p>
          </table:table-cell>
          <table:table-cell table:formula="of:=AVERAGE([.H38:.L38])" office:value-type="float" office:value="0.99494" calcext:value-type="float">
            <text:p>0,99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8</text:p>
          </table:table-cell>
          <table:table-cell office:value-type="float" office:value="66823" calcext:value-type="float">
            <text:p>66823</text:p>
          </table:table-cell>
          <table:table-cell office:value-type="float" office:value="66575" calcext:value-type="float">
            <text:p>66575</text:p>
          </table:table-cell>
          <table:table-cell office:value-type="float" office:value="66517" calcext:value-type="float">
            <text:p>66517</text:p>
          </table:table-cell>
          <table:table-cell office:value-type="float" office:value="66062" calcext:value-type="float">
            <text:p>66062</text:p>
          </table:table-cell>
          <table:table-cell office:value-type="float" office:value="65750" calcext:value-type="float">
            <text:p>65750</text:p>
          </table:table-cell>
          <table:table-cell office:value-type="float" office:value="65450" calcext:value-type="float">
            <text:p>65450</text:p>
          </table:table-cell>
          <table:table-cell table:formula="of:=ROUNDDOWN([.C39]/[.B39]; 4)" office:value-type="float" office:value="0.9962" calcext:value-type="float">
            <text:p>0,9962</text:p>
          </table:table-cell>
          <table:table-cell table:formula="of:=ROUNDDOWN([.D39]/[.C39]; 4)" office:value-type="float" office:value="0.9991" calcext:value-type="float">
            <text:p>0,9991</text:p>
          </table:table-cell>
          <table:table-cell table:formula="of:=ROUNDDOWN([.E39]/[.D39]; 4)" office:value-type="float" office:value="0.9931" calcext:value-type="float">
            <text:p>0,9931</text:p>
          </table:table-cell>
          <table:table-cell table:formula="of:=ROUNDDOWN([.F39]/[.E39]; 4)" office:value-type="float" office:value="0.9952" calcext:value-type="float">
            <text:p>0,9952</text:p>
          </table:table-cell>
          <table:table-cell table:formula="of:=ROUNDDOWN([.G39]/[.F39]; 4)" office:value-type="float" office:value="0.9954" calcext:value-type="float">
            <text:p>0,9954</text:p>
          </table:table-cell>
          <table:table-cell table:formula="of:=AVERAGE([.H39:.L39])" office:value-type="float" office:value="0.9958" calcext:value-type="float">
            <text:p>0,9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9</text:p>
          </table:table-cell>
          <table:table-cell office:value-type="float" office:value="46254" calcext:value-type="float">
            <text:p>46254</text:p>
          </table:table-cell>
          <table:table-cell office:value-type="float" office:value="46197" calcext:value-type="float">
            <text:p>46197</text:p>
          </table:table-cell>
          <table:table-cell office:value-type="float" office:value="46046" calcext:value-type="float">
            <text:p>46046</text:p>
          </table:table-cell>
          <table:table-cell office:value-type="float" office:value="45821" calcext:value-type="float">
            <text:p>45821</text:p>
          </table:table-cell>
          <table:table-cell office:value-type="float" office:value="45619" calcext:value-type="float">
            <text:p>45619</text:p>
          </table:table-cell>
          <table:table-cell office:value-type="float" office:value="45482" calcext:value-type="float">
            <text:p>45482</text:p>
          </table:table-cell>
          <table:table-cell table:formula="of:=ROUNDDOWN([.C40]/[.B40]; 4)" office:value-type="float" office:value="0.9987" calcext:value-type="float">
            <text:p>0,9987</text:p>
          </table:table-cell>
          <table:table-cell table:formula="of:=ROUNDDOWN([.D40]/[.C40]; 4)" office:value-type="float" office:value="0.9967" calcext:value-type="float">
            <text:p>0,9967</text:p>
          </table:table-cell>
          <table:table-cell table:formula="of:=ROUNDDOWN([.E40]/[.D40]; 4)" office:value-type="float" office:value="0.9951" calcext:value-type="float">
            <text:p>0,9951</text:p>
          </table:table-cell>
          <table:table-cell table:formula="of:=ROUNDDOWN([.F40]/[.E40]; 4)" office:value-type="float" office:value="0.9955" calcext:value-type="float">
            <text:p>0,9955</text:p>
          </table:table-cell>
          <table:table-cell table:formula="of:=ROUNDDOWN([.G40]/[.F40]; 4)" office:value-type="float" office:value="0.9969" calcext:value-type="float">
            <text:p>0,9969</text:p>
          </table:table-cell>
          <table:table-cell table:formula="of:=AVERAGE([.H40:.L40])" office:value-type="float" office:value="0.99658" calcext:value-type="float">
            <text:p>0,99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0</text:p>
          </table:table-cell>
          <table:table-cell office:value-type="float" office:value="86841" calcext:value-type="float">
            <text:p>86841</text:p>
          </table:table-cell>
          <table:table-cell office:value-type="float" office:value="86774" calcext:value-type="float">
            <text:p>86774</text:p>
          </table:table-cell>
          <table:table-cell office:value-type="float" office:value="86764" calcext:value-type="float">
            <text:p>86764</text:p>
          </table:table-cell>
          <table:table-cell office:value-type="float" office:value="86590" calcext:value-type="float">
            <text:p>86590</text:p>
          </table:table-cell>
          <table:table-cell office:value-type="float" office:value="86311" calcext:value-type="float">
            <text:p>86311</text:p>
          </table:table-cell>
          <table:table-cell office:value-type="float" office:value="86119" calcext:value-type="float">
            <text:p>86119</text:p>
          </table:table-cell>
          <table:table-cell table:formula="of:=ROUNDDOWN([.C41]/[.B41]; 4)" office:value-type="float" office:value="0.9992" calcext:value-type="float">
            <text:p>0,9992</text:p>
          </table:table-cell>
          <table:table-cell table:formula="of:=ROUNDDOWN([.D41]/[.C41]; 4)" office:value-type="float" office:value="0.9998" calcext:value-type="float">
            <text:p>0,9998</text:p>
          </table:table-cell>
          <table:table-cell table:formula="of:=ROUNDDOWN([.E41]/[.D41]; 4)" office:value-type="float" office:value="0.9979" calcext:value-type="float">
            <text:p>0,9979</text:p>
          </table:table-cell>
          <table:table-cell table:formula="of:=ROUNDDOWN([.F41]/[.E41]; 4)" office:value-type="float" office:value="0.9967" calcext:value-type="float">
            <text:p>0,9967</text:p>
          </table:table-cell>
          <table:table-cell table:formula="of:=ROUNDDOWN([.G41]/[.F41]; 4)" office:value-type="float" office:value="0.9977" calcext:value-type="float">
            <text:p>0,9977</text:p>
          </table:table-cell>
          <table:table-cell table:formula="of:=AVERAGE([.H41:.L41])" office:value-type="float" office:value="0.99826" calcext:value-type="float">
            <text:p>0,99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1</text:p>
          </table:table-cell>
          <table:table-cell office:value-type="float" office:value="41373" calcext:value-type="float">
            <text:p>41373</text:p>
          </table:table-cell>
          <table:table-cell office:value-type="float" office:value="41169" calcext:value-type="float">
            <text:p>41169</text:p>
          </table:table-cell>
          <table:table-cell office:value-type="float" office:value="40898" calcext:value-type="float">
            <text:p>40898</text:p>
          </table:table-cell>
          <table:table-cell office:value-type="float" office:value="40714" calcext:value-type="float">
            <text:p>40714</text:p>
          </table:table-cell>
          <table:table-cell office:value-type="float" office:value="40321" calcext:value-type="float">
            <text:p>40321</text:p>
          </table:table-cell>
          <table:table-cell office:value-type="float" office:value="40025" calcext:value-type="float">
            <text:p>40025</text:p>
          </table:table-cell>
          <table:table-cell table:formula="of:=ROUNDDOWN([.C42]/[.B42]; 4)" office:value-type="float" office:value="0.995" calcext:value-type="float">
            <text:p>0,995</text:p>
          </table:table-cell>
          <table:table-cell table:formula="of:=ROUNDDOWN([.D42]/[.C42]; 4)" office:value-type="float" office:value="0.9934" calcext:value-type="float">
            <text:p>0,9934</text:p>
          </table:table-cell>
          <table:table-cell table:formula="of:=ROUNDDOWN([.E42]/[.D42]; 4)" office:value-type="float" office:value="0.9955" calcext:value-type="float">
            <text:p>0,9955</text:p>
          </table:table-cell>
          <table:table-cell table:formula="of:=ROUNDDOWN([.F42]/[.E42]; 4)" office:value-type="float" office:value="0.9903" calcext:value-type="float">
            <text:p>0,9903</text:p>
          </table:table-cell>
          <table:table-cell table:formula="of:=ROUNDDOWN([.G42]/[.F42]; 4)" office:value-type="float" office:value="0.9926" calcext:value-type="float">
            <text:p>0,9926</text:p>
          </table:table-cell>
          <table:table-cell table:formula="of:=AVERAGE([.H42:.L42])" office:value-type="float" office:value="0.99336" calcext:value-type="float">
            <text:p>0,99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2</text:p>
          </table:table-cell>
          <table:table-cell office:value-type="float" office:value="44384" calcext:value-type="float">
            <text:p>44384</text:p>
          </table:table-cell>
          <table:table-cell office:value-type="float" office:value="44219" calcext:value-type="float">
            <text:p>44219</text:p>
          </table:table-cell>
          <table:table-cell office:value-type="float" office:value="44029" calcext:value-type="float">
            <text:p>44029</text:p>
          </table:table-cell>
          <table:table-cell office:value-type="float" office:value="43826" calcext:value-type="float">
            <text:p>43826</text:p>
          </table:table-cell>
          <table:table-cell office:value-type="float" office:value="43486" calcext:value-type="float">
            <text:p>43486</text:p>
          </table:table-cell>
          <table:table-cell office:value-type="float" office:value="43390" calcext:value-type="float">
            <text:p>43390</text:p>
          </table:table-cell>
          <table:table-cell table:formula="of:=ROUNDDOWN([.C43]/[.B43]; 4)" office:value-type="float" office:value="0.9962" calcext:value-type="float">
            <text:p>0,9962</text:p>
          </table:table-cell>
          <table:table-cell table:formula="of:=ROUNDDOWN([.D43]/[.C43]; 4)" office:value-type="float" office:value="0.9957" calcext:value-type="float">
            <text:p>0,9957</text:p>
          </table:table-cell>
          <table:table-cell table:formula="of:=ROUNDDOWN([.E43]/[.D43]; 4)" office:value-type="float" office:value="0.9953" calcext:value-type="float">
            <text:p>0,9953</text:p>
          </table:table-cell>
          <table:table-cell table:formula="of:=ROUNDDOWN([.F43]/[.E43]; 4)" office:value-type="float" office:value="0.9922" calcext:value-type="float">
            <text:p>0,9922</text:p>
          </table:table-cell>
          <table:table-cell table:formula="of:=ROUNDDOWN([.G43]/[.F43]; 4)" office:value-type="float" office:value="0.9977" calcext:value-type="float">
            <text:p>0,9977</text:p>
          </table:table-cell>
          <table:table-cell table:formula="of:=AVERAGE([.H43:.L43])" office:value-type="float" office:value="0.99542" calcext:value-type="float">
            <text:p>0,99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3</text:p>
          </table:table-cell>
          <table:table-cell office:value-type="float" office:value="41501" calcext:value-type="float">
            <text:p>41501</text:p>
          </table:table-cell>
          <table:table-cell office:value-type="float" office:value="41392" calcext:value-type="float">
            <text:p>41392</text:p>
          </table:table-cell>
          <table:table-cell office:value-type="float" office:value="41373" calcext:value-type="float">
            <text:p>41373</text:p>
          </table:table-cell>
          <table:table-cell office:value-type="float" office:value="41147" calcext:value-type="float">
            <text:p>41147</text:p>
          </table:table-cell>
          <table:table-cell office:value-type="float" office:value="41056" calcext:value-type="float">
            <text:p>41056</text:p>
          </table:table-cell>
          <table:table-cell office:value-type="float" office:value="40826" calcext:value-type="float">
            <text:p>40826</text:p>
          </table:table-cell>
          <table:table-cell table:formula="of:=ROUNDDOWN([.C44]/[.B44]; 4)" office:value-type="float" office:value="0.9973" calcext:value-type="float">
            <text:p>0,9973</text:p>
          </table:table-cell>
          <table:table-cell table:formula="of:=ROUNDDOWN([.D44]/[.C44]; 4)" office:value-type="float" office:value="0.9995" calcext:value-type="float">
            <text:p>0,9995</text:p>
          </table:table-cell>
          <table:table-cell table:formula="of:=ROUNDDOWN([.E44]/[.D44]; 4)" office:value-type="float" office:value="0.9945" calcext:value-type="float">
            <text:p>0,9945</text:p>
          </table:table-cell>
          <table:table-cell table:formula="of:=ROUNDDOWN([.F44]/[.E44]; 4)" office:value-type="float" office:value="0.9977" calcext:value-type="float">
            <text:p>0,9977</text:p>
          </table:table-cell>
          <table:table-cell table:formula="of:=ROUNDDOWN([.G44]/[.F44]; 4)" office:value-type="float" office:value="0.9943" calcext:value-type="float">
            <text:p>0,9943</text:p>
          </table:table-cell>
          <table:table-cell table:formula="of:=AVERAGE([.H44:.L44])" office:value-type="float" office:value="0.99666" calcext:value-type="float">
            <text:p>0,99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4</text:p>
          </table:table-cell>
          <table:table-cell office:value-type="float" office:value="99764" calcext:value-type="float">
            <text:p>99764</text:p>
          </table:table-cell>
          <table:table-cell office:value-type="float" office:value="99661" calcext:value-type="float">
            <text:p>99661</text:p>
          </table:table-cell>
          <table:table-cell office:value-type="float" office:value="99505" calcext:value-type="float">
            <text:p>99505</text:p>
          </table:table-cell>
          <table:table-cell office:value-type="float" office:value="99281" calcext:value-type="float">
            <text:p>99281</text:p>
          </table:table-cell>
          <table:table-cell office:value-type="float" office:value="98952" calcext:value-type="float">
            <text:p>98952</text:p>
          </table:table-cell>
          <table:table-cell office:value-type="float" office:value="98703" calcext:value-type="float">
            <text:p>98703</text:p>
          </table:table-cell>
          <table:table-cell table:formula="of:=ROUNDDOWN([.C45]/[.B45]; 4)" office:value-type="float" office:value="0.9989" calcext:value-type="float">
            <text:p>0,9989</text:p>
          </table:table-cell>
          <table:table-cell table:formula="of:=ROUNDDOWN([.D45]/[.C45]; 4)" office:value-type="float" office:value="0.9984" calcext:value-type="float">
            <text:p>0,9984</text:p>
          </table:table-cell>
          <table:table-cell table:formula="of:=ROUNDDOWN([.E45]/[.D45]; 4)" office:value-type="float" office:value="0.9977" calcext:value-type="float">
            <text:p>0,9977</text:p>
          </table:table-cell>
          <table:table-cell table:formula="of:=ROUNDDOWN([.F45]/[.E45]; 4)" office:value-type="float" office:value="0.9966" calcext:value-type="float">
            <text:p>0,9966</text:p>
          </table:table-cell>
          <table:table-cell table:formula="of:=ROUNDDOWN([.G45]/[.F45]; 4)" office:value-type="float" office:value="0.9974" calcext:value-type="float">
            <text:p>0,9974</text:p>
          </table:table-cell>
          <table:table-cell table:formula="of:=AVERAGE([.H45:.L45])" office:value-type="float" office:value="0.9978" calcext:value-type="float">
            <text:p>0,99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5</text:p>
          </table:table-cell>
          <table:table-cell office:value-type="float" office:value="103397" calcext:value-type="float">
            <text:p>103397</text:p>
          </table:table-cell>
          <table:table-cell office:value-type="float" office:value="104477" calcext:value-type="float">
            <text:p>104477</text:p>
          </table:table-cell>
          <table:table-cell office:value-type="float" office:value="105631" calcext:value-type="float">
            <text:p>105631</text:p>
          </table:table-cell>
          <table:table-cell office:value-type="float" office:value="106935" calcext:value-type="float">
            <text:p>106935</text:p>
          </table:table-cell>
          <table:table-cell office:value-type="float" office:value="108345" calcext:value-type="float">
            <text:p>108345</text:p>
          </table:table-cell>
          <table:table-cell office:value-type="float" office:value="109565" calcext:value-type="float">
            <text:p>109565</text:p>
          </table:table-cell>
          <table:table-cell table:formula="of:=ROUNDDOWN([.C46]/[.B46]; 4)" office:value-type="float" office:value="1.0104" calcext:value-type="float">
            <text:p>1,0104</text:p>
          </table:table-cell>
          <table:table-cell table:formula="of:=ROUNDDOWN([.D46]/[.C46]; 4)" office:value-type="float" office:value="1.011" calcext:value-type="float">
            <text:p>1,011</text:p>
          </table:table-cell>
          <table:table-cell table:formula="of:=ROUNDDOWN([.E46]/[.D46]; 4)" office:value-type="float" office:value="1.0123" calcext:value-type="float">
            <text:p>1,0123</text:p>
          </table:table-cell>
          <table:table-cell table:formula="of:=ROUNDDOWN([.F46]/[.E46]; 4)" office:value-type="float" office:value="1.0131" calcext:value-type="float">
            <text:p>1,0131</text:p>
          </table:table-cell>
          <table:table-cell table:formula="of:=ROUNDDOWN([.G46]/[.F46]; 4)" office:value-type="float" office:value="1.0112" calcext:value-type="float">
            <text:p>1,0112</text:p>
          </table:table-cell>
          <table:table-cell table:formula="of:=AVERAGE([.H46:.L46])" office:value-type="float" office:value="1.0116" calcext:value-type="float">
            <text:p>1,0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6</text:p>
          </table:table-cell>
          <table:table-cell office:value-type="float" office:value="48381" calcext:value-type="float">
            <text:p>48381</text:p>
          </table:table-cell>
          <table:table-cell office:value-type="float" office:value="48416" calcext:value-type="float">
            <text:p>48416</text:p>
          </table:table-cell>
          <table:table-cell office:value-type="float" office:value="48438" calcext:value-type="float">
            <text:p>48438</text:p>
          </table:table-cell>
          <table:table-cell office:value-type="float" office:value="48374" calcext:value-type="float">
            <text:p>48374</text:p>
          </table:table-cell>
          <table:table-cell office:value-type="float" office:value="48383" calcext:value-type="float">
            <text:p>48383</text:p>
          </table:table-cell>
          <table:table-cell office:value-type="float" office:value="48322" calcext:value-type="float">
            <text:p>48322</text:p>
          </table:table-cell>
          <table:table-cell table:formula="of:=ROUNDDOWN([.C47]/[.B47]; 4)" office:value-type="float" office:value="1.0007" calcext:value-type="float">
            <text:p>1,0007</text:p>
          </table:table-cell>
          <table:table-cell table:formula="of:=ROUNDDOWN([.D47]/[.C47]; 4)" office:value-type="float" office:value="1.0004" calcext:value-type="float">
            <text:p>1,0004</text:p>
          </table:table-cell>
          <table:table-cell table:formula="of:=ROUNDDOWN([.E47]/[.D47]; 4)" office:value-type="float" office:value="0.9986" calcext:value-type="float">
            <text:p>0,9986</text:p>
          </table:table-cell>
          <table:table-cell table:formula="of:=ROUNDDOWN([.F47]/[.E47]; 4)" office:value-type="float" office:value="1.0001" calcext:value-type="float">
            <text:p>1,0001</text:p>
          </table:table-cell>
          <table:table-cell table:formula="of:=ROUNDDOWN([.G47]/[.F47]; 4)" office:value-type="float" office:value="0.9987" calcext:value-type="float">
            <text:p>0,9987</text:p>
          </table:table-cell>
          <table:table-cell table:formula="of:=AVERAGE([.H47:.L47])" office:value-type="float" office:value="0.9997" calcext:value-type="float">
            <text:p>0,9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7</text:p>
          </table:table-cell>
          <table:table-cell office:value-type="float" office:value="34844" calcext:value-type="float">
            <text:p>34844</text:p>
          </table:table-cell>
          <table:table-cell office:value-type="float" office:value="34752" calcext:value-type="float">
            <text:p>34752</text:p>
          </table:table-cell>
          <table:table-cell office:value-type="float" office:value="34612" calcext:value-type="float">
            <text:p>34612</text:p>
          </table:table-cell>
          <table:table-cell office:value-type="float" office:value="34413" calcext:value-type="float">
            <text:p>34413</text:p>
          </table:table-cell>
          <table:table-cell office:value-type="float" office:value="34194" calcext:value-type="float">
            <text:p>34194</text:p>
          </table:table-cell>
          <table:table-cell office:value-type="float" office:value="34040" calcext:value-type="float">
            <text:p>34040</text:p>
          </table:table-cell>
          <table:table-cell table:formula="of:=ROUNDDOWN([.C48]/[.B48]; 4)" office:value-type="float" office:value="0.9973" calcext:value-type="float">
            <text:p>0,9973</text:p>
          </table:table-cell>
          <table:table-cell table:formula="of:=ROUNDDOWN([.D48]/[.C48]; 4)" office:value-type="float" office:value="0.9959" calcext:value-type="float">
            <text:p>0,9959</text:p>
          </table:table-cell>
          <table:table-cell table:formula="of:=ROUNDDOWN([.E48]/[.D48]; 4)" office:value-type="float" office:value="0.9942" calcext:value-type="float">
            <text:p>0,9942</text:p>
          </table:table-cell>
          <table:table-cell table:formula="of:=ROUNDDOWN([.F48]/[.E48]; 4)" office:value-type="float" office:value="0.9936" calcext:value-type="float">
            <text:p>0,9936</text:p>
          </table:table-cell>
          <table:table-cell table:formula="of:=ROUNDDOWN([.G48]/[.F48]; 4)" office:value-type="float" office:value="0.9954" calcext:value-type="float">
            <text:p>0,9954</text:p>
          </table:table-cell>
          <table:table-cell table:formula="of:=AVERAGE([.H48:.L48])" office:value-type="float" office:value="0.99528" calcext:value-type="float">
            <text:p>0,99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8</text:p>
          </table:table-cell>
          <table:table-cell office:value-type="float" office:value="86758" calcext:value-type="float">
            <text:p>86758</text:p>
          </table:table-cell>
          <table:table-cell office:value-type="float" office:value="86605" calcext:value-type="float">
            <text:p>86605</text:p>
          </table:table-cell>
          <table:table-cell office:value-type="float" office:value="86604" calcext:value-type="float">
            <text:p>86604</text:p>
          </table:table-cell>
          <table:table-cell office:value-type="float" office:value="86352" calcext:value-type="float">
            <text:p>86352</text:p>
          </table:table-cell>
          <table:table-cell office:value-type="float" office:value="86037" calcext:value-type="float">
            <text:p>86037</text:p>
          </table:table-cell>
          <table:table-cell office:value-type="float" office:value="85646" calcext:value-type="float">
            <text:p>85646</text:p>
          </table:table-cell>
          <table:table-cell table:formula="of:=ROUNDDOWN([.C49]/[.B49]; 4)" office:value-type="float" office:value="0.9982" calcext:value-type="float">
            <text:p>0,9982</text:p>
          </table:table-cell>
          <table:table-cell table:formula="of:=ROUNDDOWN([.D49]/[.C49]; 4)" office:value-type="float" office:value="0.9999" calcext:value-type="float">
            <text:p>0,9999</text:p>
          </table:table-cell>
          <table:table-cell table:formula="of:=ROUNDDOWN([.E49]/[.D49]; 4)" office:value-type="float" office:value="0.997" calcext:value-type="float">
            <text:p>0,997</text:p>
          </table:table-cell>
          <table:table-cell table:formula="of:=ROUNDDOWN([.F49]/[.E49]; 4)" office:value-type="float" office:value="0.9963" calcext:value-type="float">
            <text:p>0,9963</text:p>
          </table:table-cell>
          <table:table-cell table:formula="of:=ROUNDDOWN([.G49]/[.F49]; 4)" office:value-type="float" office:value="0.9954" calcext:value-type="float">
            <text:p>0,9954</text:p>
          </table:table-cell>
          <table:table-cell table:formula="of:=AVERAGE([.H49:.L49])" office:value-type="float" office:value="0.99736" calcext:value-type="float">
            <text:p>0,99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9</text:p>
          </table:table-cell>
          <table:table-cell office:value-type="float" office:value="70606" calcext:value-type="float">
            <text:p>70606</text:p>
          </table:table-cell>
          <table:table-cell office:value-type="float" office:value="70528" calcext:value-type="float">
            <text:p>70528</text:p>
          </table:table-cell>
          <table:table-cell office:value-type="float" office:value="70534" calcext:value-type="float">
            <text:p>70534</text:p>
          </table:table-cell>
          <table:table-cell office:value-type="float" office:value="70413" calcext:value-type="float">
            <text:p>70413</text:p>
          </table:table-cell>
          <table:table-cell office:value-type="float" office:value="70190" calcext:value-type="float">
            <text:p>70190</text:p>
          </table:table-cell>
          <table:table-cell office:value-type="float" office:value="69886" calcext:value-type="float">
            <text:p>69886</text:p>
          </table:table-cell>
          <table:table-cell table:formula="of:=ROUNDDOWN([.C50]/[.B50]; 4)" office:value-type="float" office:value="0.9988" calcext:value-type="float">
            <text:p>0,9988</text:p>
          </table:table-cell>
          <table:table-cell table:formula="of:=ROUNDDOWN([.D50]/[.C50]; 4)" office:value-type="float" office:value="1" calcext:value-type="float">
            <text:p>1</text:p>
          </table:table-cell>
          <table:table-cell table:formula="of:=ROUNDDOWN([.E50]/[.D50]; 4)" office:value-type="float" office:value="0.9982" calcext:value-type="float">
            <text:p>0,9982</text:p>
          </table:table-cell>
          <table:table-cell table:formula="of:=ROUNDDOWN([.F50]/[.E50]; 4)" office:value-type="float" office:value="0.9968" calcext:value-type="float">
            <text:p>0,9968</text:p>
          </table:table-cell>
          <table:table-cell table:formula="of:=ROUNDDOWN([.G50]/[.F50]; 4)" office:value-type="float" office:value="0.9956" calcext:value-type="float">
            <text:p>0,9956</text:p>
          </table:table-cell>
          <table:table-cell table:formula="of:=AVERAGE([.H50:.L50])" office:value-type="float" office:value="0.99788" calcext:value-type="float">
            <text:p>0,99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61</text:p>
          </table:table-cell>
          <table:table-cell office:value-type="float" office:value="355645" calcext:value-type="float">
            <text:p>355645</text:p>
          </table:table-cell>
          <table:table-cell office:value-type="float" office:value="353938" calcext:value-type="float">
            <text:p>353938</text:p>
          </table:table-cell>
          <table:table-cell office:value-type="float" office:value="352313" calcext:value-type="float">
            <text:p>352313</text:p>
          </table:table-cell>
          <table:table-cell office:value-type="float" office:value="350178" calcext:value-type="float">
            <text:p>350178</text:p>
          </table:table-cell>
          <table:table-cell office:value-type="float" office:value="348190" calcext:value-type="float">
            <text:p>348190</text:p>
          </table:table-cell>
          <table:table-cell office:value-type="float" office:value="344091" calcext:value-type="float">
            <text:p>344091</text:p>
          </table:table-cell>
          <table:table-cell table:formula="of:=ROUNDDOWN([.C51]/[.B51]; 4)" office:value-type="float" office:value="0.9952" calcext:value-type="float">
            <text:p>0,9952</text:p>
          </table:table-cell>
          <table:table-cell table:formula="of:=ROUNDDOWN([.D51]/[.C51]; 4)" office:value-type="float" office:value="0.9954" calcext:value-type="float">
            <text:p>0,9954</text:p>
          </table:table-cell>
          <table:table-cell table:formula="of:=ROUNDDOWN([.E51]/[.D51]; 4)" office:value-type="float" office:value="0.9939" calcext:value-type="float">
            <text:p>0,9939</text:p>
          </table:table-cell>
          <table:table-cell table:formula="of:=ROUNDDOWN([.F51]/[.E51]; 4)" office:value-type="float" office:value="0.9943" calcext:value-type="float">
            <text:p>0,9943</text:p>
          </table:table-cell>
          <table:table-cell table:formula="of:=ROUNDDOWN([.G51]/[.F51]; 4)" office:value-type="float" office:value="0.9882" calcext:value-type="float">
            <text:p>0,9882</text:p>
          </table:table-cell>
          <table:table-cell table:formula="of:=AVERAGE([.H51:.L51])" office:value-type="float" office:value="0.9934" calcext:value-type="float">
            <text:p>0,9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62</text:p>
          </table:table-cell>
          <table:table-cell office:value-type="float" office:value="96319" calcext:value-type="float">
            <text:p>96319</text:p>
          </table:table-cell>
          <table:table-cell office:value-type="float" office:value="95964" calcext:value-type="float">
            <text:p>95964</text:p>
          </table:table-cell>
          <table:table-cell office:value-type="float" office:value="95629" calcext:value-type="float">
            <text:p>95629</text:p>
          </table:table-cell>
          <table:table-cell office:value-type="float" office:value="95045" calcext:value-type="float">
            <text:p>95045</text:p>
          </table:table-cell>
          <table:table-cell office:value-type="float" office:value="94368" calcext:value-type="float">
            <text:p>94368</text:p>
          </table:table-cell>
          <table:table-cell office:value-type="float" office:value="93564" calcext:value-type="float">
            <text:p>93564</text:p>
          </table:table-cell>
          <table:table-cell table:formula="of:=ROUNDDOWN([.C52]/[.B52]; 4)" office:value-type="float" office:value="0.9963" calcext:value-type="float">
            <text:p>0,9963</text:p>
          </table:table-cell>
          <table:table-cell table:formula="of:=ROUNDDOWN([.D52]/[.C52]; 4)" office:value-type="float" office:value="0.9965" calcext:value-type="float">
            <text:p>0,9965</text:p>
          </table:table-cell>
          <table:table-cell table:formula="of:=ROUNDDOWN([.E52]/[.D52]; 4)" office:value-type="float" office:value="0.9938" calcext:value-type="float">
            <text:p>0,9938</text:p>
          </table:table-cell>
          <table:table-cell table:formula="of:=ROUNDDOWN([.F52]/[.E52]; 4)" office:value-type="float" office:value="0.9928" calcext:value-type="float">
            <text:p>0,9928</text:p>
          </table:table-cell>
          <table:table-cell table:formula="of:=ROUNDDOWN([.G52]/[.F52]; 4)" office:value-type="float" office:value="0.9914" calcext:value-type="float">
            <text:p>0,9914</text:p>
          </table:table-cell>
          <table:table-cell table:formula="of:=AVERAGE([.H52:.L52])" office:value-type="float" office:value="0.99416" calcext:value-type="float">
            <text:p>0,99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63</text:p>
          </table:table-cell>
          <table:table-cell office:value-type="float" office:value="202689" calcext:value-type="float">
            <text:p>202689</text:p>
          </table:table-cell>
          <table:table-cell office:value-type="float" office:value="202521" calcext:value-type="float">
            <text:p>202521</text:p>
          </table:table-cell>
          <table:table-cell office:value-type="float" office:value="202562" calcext:value-type="float">
            <text:p>202562</text:p>
          </table:table-cell>
          <table:table-cell office:value-type="float" office:value="202074" calcext:value-type="float">
            <text:p>202074</text:p>
          </table:table-cell>
          <table:table-cell office:value-type="float" office:value="201447" calcext:value-type="float">
            <text:p>201447</text:p>
          </table:table-cell>
          <table:table-cell office:value-type="float" office:value="198613" calcext:value-type="float">
            <text:p>198613</text:p>
          </table:table-cell>
          <table:table-cell table:formula="of:=ROUNDDOWN([.C53]/[.B53]; 4)" office:value-type="float" office:value="0.9991" calcext:value-type="float">
            <text:p>0,9991</text:p>
          </table:table-cell>
          <table:table-cell table:formula="of:=ROUNDDOWN([.D53]/[.C53]; 4)" office:value-type="float" office:value="1.0002" calcext:value-type="float">
            <text:p>1,0002</text:p>
          </table:table-cell>
          <table:table-cell table:formula="of:=ROUNDDOWN([.E53]/[.D53]; 4)" office:value-type="float" office:value="0.9975" calcext:value-type="float">
            <text:p>0,9975</text:p>
          </table:table-cell>
          <table:table-cell table:formula="of:=ROUNDDOWN([.F53]/[.E53]; 4)" office:value-type="float" office:value="0.9968" calcext:value-type="float">
            <text:p>0,9968</text:p>
          </table:table-cell>
          <table:table-cell table:formula="of:=ROUNDDOWN([.G53]/[.F53]; 4)" office:value-type="float" office:value="0.9859" calcext:value-type="float">
            <text:p>0,9859</text:p>
          </table:table-cell>
          <table:table-cell table:formula="of:=AVERAGE([.H53:.L53])" office:value-type="float" office:value="0.9959" calcext:value-type="float">
            <text:p>0,9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64</text:p>
          </table:table-cell>
          <table:table-cell office:value-type="float" office:value="113041" calcext:value-type="float">
            <text:p>113041</text:p>
          </table:table-cell>
          <table:table-cell office:value-type="float" office:value="112483" calcext:value-type="float">
            <text:p>112483</text:p>
          </table:table-cell>
          <table:table-cell office:value-type="float" office:value="111752" calcext:value-type="float">
            <text:p>111752</text:p>
          </table:table-cell>
          <table:table-cell office:value-type="float" office:value="110802" calcext:value-type="float">
            <text:p>110802</text:p>
          </table:table-cell>
          <table:table-cell office:value-type="float" office:value="109883" calcext:value-type="float">
            <text:p>109883</text:p>
          </table:table-cell>
          <table:table-cell office:value-type="float" office:value="108561" calcext:value-type="float">
            <text:p>108561</text:p>
          </table:table-cell>
          <table:table-cell table:formula="of:=ROUNDDOWN([.C54]/[.B54]; 4)" office:value-type="float" office:value="0.995" calcext:value-type="float">
            <text:p>0,995</text:p>
          </table:table-cell>
          <table:table-cell table:formula="of:=ROUNDDOWN([.D54]/[.C54]; 4)" office:value-type="float" office:value="0.9935" calcext:value-type="float">
            <text:p>0,9935</text:p>
          </table:table-cell>
          <table:table-cell table:formula="of:=ROUNDDOWN([.E54]/[.D54]; 4)" office:value-type="float" office:value="0.9914" calcext:value-type="float">
            <text:p>0,9914</text:p>
          </table:table-cell>
          <table:table-cell table:formula="of:=ROUNDDOWN([.F54]/[.E54]; 4)" office:value-type="float" office:value="0.9917" calcext:value-type="float">
            <text:p>0,9917</text:p>
          </table:table-cell>
          <table:table-cell table:formula="of:=ROUNDDOWN([.G54]/[.F54]; 4)" office:value-type="float" office:value="0.9879" calcext:value-type="float">
            <text:p>0,9879</text:p>
          </table:table-cell>
          <table:table-cell table:formula="of:=AVERAGE([.H54:.L54])" office:value-type="float" office:value="0.9919" calcext:value-type="float">
            <text:p>0,9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1</text:p>
          </table:table-cell>
          <table:table-cell office:value-type="float" office:value="112507" calcext:value-type="float">
            <text:p>112507</text:p>
          </table:table-cell>
          <table:table-cell office:value-type="float" office:value="112398" calcext:value-type="float">
            <text:p>112398</text:p>
          </table:table-cell>
          <table:table-cell office:value-type="float" office:value="111922" calcext:value-type="float">
            <text:p>111922</text:p>
          </table:table-cell>
          <table:table-cell office:value-type="float" office:value="111391" calcext:value-type="float">
            <text:p>111391</text:p>
          </table:table-cell>
          <table:table-cell office:value-type="float" office:value="110772" calcext:value-type="float">
            <text:p>110772</text:p>
          </table:table-cell>
          <table:table-cell office:value-type="float" office:value="109958" calcext:value-type="float">
            <text:p>109958</text:p>
          </table:table-cell>
          <table:table-cell table:formula="of:=ROUNDDOWN([.C55]/[.B55]; 4)" office:value-type="float" office:value="0.999" calcext:value-type="float">
            <text:p>0,999</text:p>
          </table:table-cell>
          <table:table-cell table:formula="of:=ROUNDDOWN([.D55]/[.C55]; 4)" office:value-type="float" office:value="0.9957" calcext:value-type="float">
            <text:p>0,9957</text:p>
          </table:table-cell>
          <table:table-cell table:formula="of:=ROUNDDOWN([.E55]/[.D55]; 4)" office:value-type="float" office:value="0.9952" calcext:value-type="float">
            <text:p>0,9952</text:p>
          </table:table-cell>
          <table:table-cell table:formula="of:=ROUNDDOWN([.F55]/[.E55]; 4)" office:value-type="float" office:value="0.9944" calcext:value-type="float">
            <text:p>0,9944</text:p>
          </table:table-cell>
          <table:table-cell table:formula="of:=ROUNDDOWN([.G55]/[.F55]; 4)" office:value-type="float" office:value="0.9926" calcext:value-type="float">
            <text:p>0,9926</text:p>
          </table:table-cell>
          <table:table-cell table:formula="of:=AVERAGE([.H55:.L55])" office:value-type="float" office:value="0.99538" calcext:value-type="float">
            <text:p>0,99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2</text:p>
          </table:table-cell>
          <table:table-cell office:value-type="float" office:value="102647" calcext:value-type="float">
            <text:p>102647</text:p>
          </table:table-cell>
          <table:table-cell office:value-type="float" office:value="102272" calcext:value-type="float">
            <text:p>102272</text:p>
          </table:table-cell>
          <table:table-cell office:value-type="float" office:value="101949" calcext:value-type="float">
            <text:p>101949</text:p>
          </table:table-cell>
          <table:table-cell office:value-type="float" office:value="101435" calcext:value-type="float">
            <text:p>101435</text:p>
          </table:table-cell>
          <table:table-cell office:value-type="float" office:value="100919" calcext:value-type="float">
            <text:p>100919</text:p>
          </table:table-cell>
          <table:table-cell office:value-type="float" office:value="100333" calcext:value-type="float">
            <text:p>100333</text:p>
          </table:table-cell>
          <table:table-cell table:formula="of:=ROUNDDOWN([.C56]/[.B56]; 4)" office:value-type="float" office:value="0.9963" calcext:value-type="float">
            <text:p>0,9963</text:p>
          </table:table-cell>
          <table:table-cell table:formula="of:=ROUNDDOWN([.D56]/[.C56]; 4)" office:value-type="float" office:value="0.9968" calcext:value-type="float">
            <text:p>0,9968</text:p>
          </table:table-cell>
          <table:table-cell table:formula="of:=ROUNDDOWN([.E56]/[.D56]; 4)" office:value-type="float" office:value="0.9949" calcext:value-type="float">
            <text:p>0,9949</text:p>
          </table:table-cell>
          <table:table-cell table:formula="of:=ROUNDDOWN([.F56]/[.E56]; 4)" office:value-type="float" office:value="0.9949" calcext:value-type="float">
            <text:p>0,9949</text:p>
          </table:table-cell>
          <table:table-cell table:formula="of:=ROUNDDOWN([.G56]/[.F56]; 4)" office:value-type="float" office:value="0.9941" calcext:value-type="float">
            <text:p>0,9941</text:p>
          </table:table-cell>
          <table:table-cell table:formula="of:=AVERAGE([.H56:.L56])" office:value-type="float" office:value="0.9954" calcext:value-type="float">
            <text:p>0,9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3</text:p>
          </table:table-cell>
          <table:table-cell office:value-type="float" office:value="79377" calcext:value-type="float">
            <text:p>79377</text:p>
          </table:table-cell>
          <table:table-cell office:value-type="float" office:value="79088" calcext:value-type="float">
            <text:p>79088</text:p>
          </table:table-cell>
          <table:table-cell office:value-type="float" office:value="78579" calcext:value-type="float">
            <text:p>78579</text:p>
          </table:table-cell>
          <table:table-cell office:value-type="float" office:value="78228" calcext:value-type="float">
            <text:p>78228</text:p>
          </table:table-cell>
          <table:table-cell office:value-type="float" office:value="78014" calcext:value-type="float">
            <text:p>78014</text:p>
          </table:table-cell>
          <table:table-cell office:value-type="float" office:value="77502" calcext:value-type="float">
            <text:p>77502</text:p>
          </table:table-cell>
          <table:table-cell table:formula="of:=ROUNDDOWN([.C57]/[.B57]; 4)" office:value-type="float" office:value="0.9963" calcext:value-type="float">
            <text:p>0,9963</text:p>
          </table:table-cell>
          <table:table-cell table:formula="of:=ROUNDDOWN([.D57]/[.C57]; 4)" office:value-type="float" office:value="0.9935" calcext:value-type="float">
            <text:p>0,9935</text:p>
          </table:table-cell>
          <table:table-cell table:formula="of:=ROUNDDOWN([.E57]/[.D57]; 4)" office:value-type="float" office:value="0.9955" calcext:value-type="float">
            <text:p>0,9955</text:p>
          </table:table-cell>
          <table:table-cell table:formula="of:=ROUNDDOWN([.F57]/[.E57]; 4)" office:value-type="float" office:value="0.9972" calcext:value-type="float">
            <text:p>0,9972</text:p>
          </table:table-cell>
          <table:table-cell table:formula="of:=ROUNDDOWN([.G57]/[.F57]; 4)" office:value-type="float" office:value="0.9934" calcext:value-type="float">
            <text:p>0,9934</text:p>
          </table:table-cell>
          <table:table-cell table:formula="of:=AVERAGE([.H57:.L57])" office:value-type="float" office:value="0.99518" calcext:value-type="float">
            <text:p>0,99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4</text:p>
          </table:table-cell>
          <table:table-cell office:value-type="float" office:value="65939" calcext:value-type="float">
            <text:p>65939</text:p>
          </table:table-cell>
          <table:table-cell office:value-type="float" office:value="65195" calcext:value-type="float">
            <text:p>65195</text:p>
          </table:table-cell>
          <table:table-cell office:value-type="float" office:value="64428" calcext:value-type="float">
            <text:p>64428</text:p>
          </table:table-cell>
          <table:table-cell office:value-type="float" office:value="63698" calcext:value-type="float">
            <text:p>63698</text:p>
          </table:table-cell>
          <table:table-cell office:value-type="float" office:value="62847" calcext:value-type="float">
            <text:p>62847</text:p>
          </table:table-cell>
          <table:table-cell office:value-type="float" office:value="62009" calcext:value-type="float">
            <text:p>62009</text:p>
          </table:table-cell>
          <table:table-cell table:formula="of:=ROUNDDOWN([.C58]/[.B58]; 4)" office:value-type="float" office:value="0.9887" calcext:value-type="float">
            <text:p>0,9887</text:p>
          </table:table-cell>
          <table:table-cell table:formula="of:=ROUNDDOWN([.D58]/[.C58]; 4)" office:value-type="float" office:value="0.9882" calcext:value-type="float">
            <text:p>0,9882</text:p>
          </table:table-cell>
          <table:table-cell table:formula="of:=ROUNDDOWN([.E58]/[.D58]; 4)" office:value-type="float" office:value="0.9886" calcext:value-type="float">
            <text:p>0,9886</text:p>
          </table:table-cell>
          <table:table-cell table:formula="of:=ROUNDDOWN([.F58]/[.E58]; 4)" office:value-type="float" office:value="0.9866" calcext:value-type="float">
            <text:p>0,9866</text:p>
          </table:table-cell>
          <table:table-cell table:formula="of:=ROUNDDOWN([.G58]/[.F58]; 4)" office:value-type="float" office:value="0.9866" calcext:value-type="float">
            <text:p>0,9866</text:p>
          </table:table-cell>
          <table:table-cell table:formula="of:=AVERAGE([.H58:.L58])" office:value-type="float" office:value="0.98774" calcext:value-type="float">
            <text:p>0,98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5</text:p>
          </table:table-cell>
          <table:table-cell office:value-type="float" office:value="46895" calcext:value-type="float">
            <text:p>46895</text:p>
          </table:table-cell>
          <table:table-cell office:value-type="float" office:value="46596" calcext:value-type="float">
            <text:p>46596</text:p>
          </table:table-cell>
          <table:table-cell office:value-type="float" office:value="46306" calcext:value-type="float">
            <text:p>46306</text:p>
          </table:table-cell>
          <table:table-cell office:value-type="float" office:value="46057" calcext:value-type="float">
            <text:p>46057</text:p>
          </table:table-cell>
          <table:table-cell office:value-type="float" office:value="45709" calcext:value-type="float">
            <text:p>45709</text:p>
          </table:table-cell>
          <table:table-cell office:value-type="float" office:value="45142" calcext:value-type="float">
            <text:p>45142</text:p>
          </table:table-cell>
          <table:table-cell table:formula="of:=ROUNDDOWN([.C59]/[.B59]; 4)" office:value-type="float" office:value="0.9936" calcext:value-type="float">
            <text:p>0,9936</text:p>
          </table:table-cell>
          <table:table-cell table:formula="of:=ROUNDDOWN([.D59]/[.C59]; 4)" office:value-type="float" office:value="0.9937" calcext:value-type="float">
            <text:p>0,9937</text:p>
          </table:table-cell>
          <table:table-cell table:formula="of:=ROUNDDOWN([.E59]/[.D59]; 4)" office:value-type="float" office:value="0.9946" calcext:value-type="float">
            <text:p>0,9946</text:p>
          </table:table-cell>
          <table:table-cell table:formula="of:=ROUNDDOWN([.F59]/[.E59]; 4)" office:value-type="float" office:value="0.9924" calcext:value-type="float">
            <text:p>0,9924</text:p>
          </table:table-cell>
          <table:table-cell table:formula="of:=ROUNDDOWN([.G59]/[.F59]; 4)" office:value-type="float" office:value="0.9875" calcext:value-type="float">
            <text:p>0,9875</text:p>
          </table:table-cell>
          <table:table-cell table:formula="of:=AVERAGE([.H59:.L59])" office:value-type="float" office:value="0.99236" calcext:value-type="float">
            <text:p>0,99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6</text:p>
          </table:table-cell>
          <table:table-cell office:value-type="float" office:value="65422" calcext:value-type="float">
            <text:p>65422</text:p>
          </table:table-cell>
          <table:table-cell office:value-type="float" office:value="64921" calcext:value-type="float">
            <text:p>64921</text:p>
          </table:table-cell>
          <table:table-cell office:value-type="float" office:value="64432" calcext:value-type="float">
            <text:p>64432</text:p>
          </table:table-cell>
          <table:table-cell office:value-type="float" office:value="63925" calcext:value-type="float">
            <text:p>63925</text:p>
          </table:table-cell>
          <table:table-cell office:value-type="float" office:value="63258" calcext:value-type="float">
            <text:p>63258</text:p>
          </table:table-cell>
          <table:table-cell office:value-type="float" office:value="62552" calcext:value-type="float">
            <text:p>62552</text:p>
          </table:table-cell>
          <table:table-cell table:formula="of:=ROUNDDOWN([.C60]/[.B60]; 4)" office:value-type="float" office:value="0.9923" calcext:value-type="float">
            <text:p>0,9923</text:p>
          </table:table-cell>
          <table:table-cell table:formula="of:=ROUNDDOWN([.D60]/[.C60]; 4)" office:value-type="float" office:value="0.9924" calcext:value-type="float">
            <text:p>0,9924</text:p>
          </table:table-cell>
          <table:table-cell table:formula="of:=ROUNDDOWN([.E60]/[.D60]; 4)" office:value-type="float" office:value="0.9921" calcext:value-type="float">
            <text:p>0,9921</text:p>
          </table:table-cell>
          <table:table-cell table:formula="of:=ROUNDDOWN([.F60]/[.E60]; 4)" office:value-type="float" office:value="0.9895" calcext:value-type="float">
            <text:p>0,9895</text:p>
          </table:table-cell>
          <table:table-cell table:formula="of:=ROUNDDOWN([.G60]/[.F60]; 4)" office:value-type="float" office:value="0.9888" calcext:value-type="float">
            <text:p>0,9888</text:p>
          </table:table-cell>
          <table:table-cell table:formula="of:=AVERAGE([.H60:.L60])" office:value-type="float" office:value="0.99102" calcext:value-type="float">
            <text:p>0,99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7</text:p>
          </table:table-cell>
          <table:table-cell office:value-type="float" office:value="97569" calcext:value-type="float">
            <text:p>97569</text:p>
          </table:table-cell>
          <table:table-cell office:value-type="float" office:value="97069" calcext:value-type="float">
            <text:p>97069</text:p>
          </table:table-cell>
          <table:table-cell office:value-type="float" office:value="96574" calcext:value-type="float">
            <text:p>96574</text:p>
          </table:table-cell>
          <table:table-cell office:value-type="float" office:value="96043" calcext:value-type="float">
            <text:p>96043</text:p>
          </table:table-cell>
          <table:table-cell office:value-type="float" office:value="95348" calcext:value-type="float">
            <text:p>95348</text:p>
          </table:table-cell>
          <table:table-cell office:value-type="float" office:value="94531" calcext:value-type="float">
            <text:p>94531</text:p>
          </table:table-cell>
          <table:table-cell table:formula="of:=ROUNDDOWN([.C61]/[.B61]; 4)" office:value-type="float" office:value="0.9948" calcext:value-type="float">
            <text:p>0,9948</text:p>
          </table:table-cell>
          <table:table-cell table:formula="of:=ROUNDDOWN([.D61]/[.C61]; 4)" office:value-type="float" office:value="0.9949" calcext:value-type="float">
            <text:p>0,9949</text:p>
          </table:table-cell>
          <table:table-cell table:formula="of:=ROUNDDOWN([.E61]/[.D61]; 4)" office:value-type="float" office:value="0.9945" calcext:value-type="float">
            <text:p>0,9945</text:p>
          </table:table-cell>
          <table:table-cell table:formula="of:=ROUNDDOWN([.F61]/[.E61]; 4)" office:value-type="float" office:value="0.9927" calcext:value-type="float">
            <text:p>0,9927</text:p>
          </table:table-cell>
          <table:table-cell table:formula="of:=ROUNDDOWN([.G61]/[.F61]; 4)" office:value-type="float" office:value="0.9914" calcext:value-type="float">
            <text:p>0,9914</text:p>
          </table:table-cell>
          <table:table-cell table:formula="of:=AVERAGE([.H61:.L61])" office:value-type="float" office:value="0.99366" calcext:value-type="float">
            <text:p>0,99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8</text:p>
          </table:table-cell>
          <table:table-cell office:value-type="float" office:value="89502" calcext:value-type="float">
            <text:p>89502</text:p>
          </table:table-cell>
          <table:table-cell office:value-type="float" office:value="89326" calcext:value-type="float">
            <text:p>89326</text:p>
          </table:table-cell>
          <table:table-cell office:value-type="float" office:value="89040" calcext:value-type="float">
            <text:p>89040</text:p>
          </table:table-cell>
          <table:table-cell office:value-type="float" office:value="88789" calcext:value-type="float">
            <text:p>88789</text:p>
          </table:table-cell>
          <table:table-cell office:value-type="float" office:value="88352" calcext:value-type="float">
            <text:p>88352</text:p>
          </table:table-cell>
          <table:table-cell office:value-type="float" office:value="87850" calcext:value-type="float">
            <text:p>87850</text:p>
          </table:table-cell>
          <table:table-cell table:formula="of:=ROUNDDOWN([.C62]/[.B62]; 4)" office:value-type="float" office:value="0.998" calcext:value-type="float">
            <text:p>0,998</text:p>
          </table:table-cell>
          <table:table-cell table:formula="of:=ROUNDDOWN([.D62]/[.C62]; 4)" office:value-type="float" office:value="0.9967" calcext:value-type="float">
            <text:p>0,9967</text:p>
          </table:table-cell>
          <table:table-cell table:formula="of:=ROUNDDOWN([.E62]/[.D62]; 4)" office:value-type="float" office:value="0.9971" calcext:value-type="float">
            <text:p>0,9971</text:p>
          </table:table-cell>
          <table:table-cell table:formula="of:=ROUNDDOWN([.F62]/[.E62]; 4)" office:value-type="float" office:value="0.995" calcext:value-type="float">
            <text:p>0,995</text:p>
          </table:table-cell>
          <table:table-cell table:formula="of:=ROUNDDOWN([.G62]/[.F62]; 4)" office:value-type="float" office:value="0.9943" calcext:value-type="float">
            <text:p>0,9943</text:p>
          </table:table-cell>
          <table:table-cell table:formula="of:=AVERAGE([.H62:.L62])" office:value-type="float" office:value="0.99622" calcext:value-type="float">
            <text:p>0,99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9</text:p>
          </table:table-cell>
          <table:table-cell office:value-type="float" office:value="151178" calcext:value-type="float">
            <text:p>151178</text:p>
          </table:table-cell>
          <table:table-cell office:value-type="float" office:value="152253" calcext:value-type="float">
            <text:p>152253</text:p>
          </table:table-cell>
          <table:table-cell office:value-type="float" office:value="153380" calcext:value-type="float">
            <text:p>153380</text:p>
          </table:table-cell>
          <table:table-cell office:value-type="float" office:value="154387" calcext:value-type="float">
            <text:p>154387</text:p>
          </table:table-cell>
          <table:table-cell office:value-type="float" office:value="155566" calcext:value-type="float">
            <text:p>155566</text:p>
          </table:table-cell>
          <table:table-cell office:value-type="float" office:value="156493" calcext:value-type="float">
            <text:p>156493</text:p>
          </table:table-cell>
          <table:table-cell table:formula="of:=ROUNDDOWN([.C63]/[.B63]; 4)" office:value-type="float" office:value="1.0071" calcext:value-type="float">
            <text:p>1,0071</text:p>
          </table:table-cell>
          <table:table-cell table:formula="of:=ROUNDDOWN([.D63]/[.C63]; 4)" office:value-type="float" office:value="1.0074" calcext:value-type="float">
            <text:p>1,0074</text:p>
          </table:table-cell>
          <table:table-cell table:formula="of:=ROUNDDOWN([.E63]/[.D63]; 4)" office:value-type="float" office:value="1.0065" calcext:value-type="float">
            <text:p>1,0065</text:p>
          </table:table-cell>
          <table:table-cell table:formula="of:=ROUNDDOWN([.F63]/[.E63]; 4)" office:value-type="float" office:value="1.0076" calcext:value-type="float">
            <text:p>1,0076</text:p>
          </table:table-cell>
          <table:table-cell table:formula="of:=ROUNDDOWN([.G63]/[.F63]; 4)" office:value-type="float" office:value="1.0059" calcext:value-type="float">
            <text:p>1,0059</text:p>
          </table:table-cell>
          <table:table-cell table:formula="of:=AVERAGE([.H63:.L63])" office:value-type="float" office:value="1.0069" calcext:value-type="float">
            <text:p>1,0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0</text:p>
          </table:table-cell>
          <table:table-cell office:value-type="float" office:value="57401" calcext:value-type="float">
            <text:p>57401</text:p>
          </table:table-cell>
          <table:table-cell office:value-type="float" office:value="57420" calcext:value-type="float">
            <text:p>57420</text:p>
          </table:table-cell>
          <table:table-cell office:value-type="float" office:value="57461" calcext:value-type="float">
            <text:p>57461</text:p>
          </table:table-cell>
          <table:table-cell office:value-type="float" office:value="57457" calcext:value-type="float">
            <text:p>57457</text:p>
          </table:table-cell>
          <table:table-cell office:value-type="float" office:value="57331" calcext:value-type="float">
            <text:p>57331</text:p>
          </table:table-cell>
          <table:table-cell office:value-type="float" office:value="57218" calcext:value-type="float">
            <text:p>57218</text:p>
          </table:table-cell>
          <table:table-cell table:formula="of:=ROUNDDOWN([.C64]/[.B64]; 4)" office:value-type="float" office:value="1.0003" calcext:value-type="float">
            <text:p>1,0003</text:p>
          </table:table-cell>
          <table:table-cell table:formula="of:=ROUNDDOWN([.D64]/[.C64]; 4)" office:value-type="float" office:value="1.0007" calcext:value-type="float">
            <text:p>1,0007</text:p>
          </table:table-cell>
          <table:table-cell table:formula="of:=ROUNDDOWN([.E64]/[.D64]; 4)" office:value-type="float" office:value="0.9999" calcext:value-type="float">
            <text:p>0,9999</text:p>
          </table:table-cell>
          <table:table-cell table:formula="of:=ROUNDDOWN([.F64]/[.E64]; 4)" office:value-type="float" office:value="0.9978" calcext:value-type="float">
            <text:p>0,9978</text:p>
          </table:table-cell>
          <table:table-cell table:formula="of:=ROUNDDOWN([.G64]/[.F64]; 4)" office:value-type="float" office:value="0.998" calcext:value-type="float">
            <text:p>0,998</text:p>
          </table:table-cell>
          <table:table-cell table:formula="of:=AVERAGE([.H64:.L64])" office:value-type="float" office:value="0.99934" calcext:value-type="float">
            <text:p>0,99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1</text:p>
          </table:table-cell>
          <table:table-cell office:value-type="float" office:value="108597" calcext:value-type="float">
            <text:p>108597</text:p>
          </table:table-cell>
          <table:table-cell office:value-type="float" office:value="108299" calcext:value-type="float">
            <text:p>108299</text:p>
          </table:table-cell>
          <table:table-cell office:value-type="float" office:value="107896" calcext:value-type="float">
            <text:p>107896</text:p>
          </table:table-cell>
          <table:table-cell office:value-type="float" office:value="107449" calcext:value-type="float">
            <text:p>107449</text:p>
          </table:table-cell>
          <table:table-cell office:value-type="float" office:value="106816" calcext:value-type="float">
            <text:p>106816</text:p>
          </table:table-cell>
          <table:table-cell office:value-type="float" office:value="106213" calcext:value-type="float">
            <text:p>106213</text:p>
          </table:table-cell>
          <table:table-cell table:formula="of:=ROUNDDOWN([.C65]/[.B65]; 4)" office:value-type="float" office:value="0.9972" calcext:value-type="float">
            <text:p>0,9972</text:p>
          </table:table-cell>
          <table:table-cell table:formula="of:=ROUNDDOWN([.D65]/[.C65]; 4)" office:value-type="float" office:value="0.9962" calcext:value-type="float">
            <text:p>0,9962</text:p>
          </table:table-cell>
          <table:table-cell table:formula="of:=ROUNDDOWN([.E65]/[.D65]; 4)" office:value-type="float" office:value="0.9958" calcext:value-type="float">
            <text:p>0,9958</text:p>
          </table:table-cell>
          <table:table-cell table:formula="of:=ROUNDDOWN([.F65]/[.E65]; 4)" office:value-type="float" office:value="0.9941" calcext:value-type="float">
            <text:p>0,9941</text:p>
          </table:table-cell>
          <table:table-cell table:formula="of:=ROUNDDOWN([.G65]/[.F65]; 4)" office:value-type="float" office:value="0.9943" calcext:value-type="float">
            <text:p>0,9943</text:p>
          </table:table-cell>
          <table:table-cell table:formula="of:=AVERAGE([.H65:.L65])" office:value-type="float" office:value="0.99552" calcext:value-type="float">
            <text:p>0,99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2</text:p>
          </table:table-cell>
          <table:table-cell office:value-type="float" office:value="60964" calcext:value-type="float">
            <text:p>60964</text:p>
          </table:table-cell>
          <table:table-cell office:value-type="float" office:value="60586" calcext:value-type="float">
            <text:p>60586</text:p>
          </table:table-cell>
          <table:table-cell office:value-type="float" office:value="60266" calcext:value-type="float">
            <text:p>60266</text:p>
          </table:table-cell>
          <table:table-cell office:value-type="float" office:value="59726" calcext:value-type="float">
            <text:p>59726</text:p>
          </table:table-cell>
          <table:table-cell office:value-type="float" office:value="59208" calcext:value-type="float">
            <text:p>59208</text:p>
          </table:table-cell>
          <table:table-cell office:value-type="float" office:value="58706" calcext:value-type="float">
            <text:p>58706</text:p>
          </table:table-cell>
          <table:table-cell table:formula="of:=ROUNDDOWN([.C66]/[.B66]; 4)" office:value-type="float" office:value="0.9937" calcext:value-type="float">
            <text:p>0,9937</text:p>
          </table:table-cell>
          <table:table-cell table:formula="of:=ROUNDDOWN([.D66]/[.C66]; 4)" office:value-type="float" office:value="0.9947" calcext:value-type="float">
            <text:p>0,9947</text:p>
          </table:table-cell>
          <table:table-cell table:formula="of:=ROUNDDOWN([.E66]/[.D66]; 4)" office:value-type="float" office:value="0.991" calcext:value-type="float">
            <text:p>0,991</text:p>
          </table:table-cell>
          <table:table-cell table:formula="of:=ROUNDDOWN([.F66]/[.E66]; 4)" office:value-type="float" office:value="0.9913" calcext:value-type="float">
            <text:p>0,9913</text:p>
          </table:table-cell>
          <table:table-cell table:formula="of:=ROUNDDOWN([.G66]/[.F66]; 4)" office:value-type="float" office:value="0.9915" calcext:value-type="float">
            <text:p>0,9915</text:p>
          </table:table-cell>
          <table:table-cell table:formula="of:=AVERAGE([.H66:.L66])" office:value-type="float" office:value="0.99244" calcext:value-type="float">
            <text:p>0,99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3</text:p>
          </table:table-cell>
          <table:table-cell office:value-type="float" office:value="35628" calcext:value-type="float">
            <text:p>35628</text:p>
          </table:table-cell>
          <table:table-cell office:value-type="float" office:value="35441" calcext:value-type="float">
            <text:p>35441</text:p>
          </table:table-cell>
          <table:table-cell office:value-type="float" office:value="35140" calcext:value-type="float">
            <text:p>35140</text:p>
          </table:table-cell>
          <table:table-cell office:value-type="float" office:value="34954" calcext:value-type="float">
            <text:p>34954</text:p>
          </table:table-cell>
          <table:table-cell office:value-type="float" office:value="34711" calcext:value-type="float">
            <text:p>34711</text:p>
          </table:table-cell>
          <table:table-cell office:value-type="float" office:value="34372" calcext:value-type="float">
            <text:p>34372</text:p>
          </table:table-cell>
          <table:table-cell table:formula="of:=ROUNDDOWN([.C67]/[.B67]; 4)" office:value-type="float" office:value="0.9947" calcext:value-type="float">
            <text:p>0,9947</text:p>
          </table:table-cell>
          <table:table-cell table:formula="of:=ROUNDDOWN([.D67]/[.C67]; 4)" office:value-type="float" office:value="0.9915" calcext:value-type="float">
            <text:p>0,9915</text:p>
          </table:table-cell>
          <table:table-cell table:formula="of:=ROUNDDOWN([.E67]/[.D67]; 4)" office:value-type="float" office:value="0.9947" calcext:value-type="float">
            <text:p>0,9947</text:p>
          </table:table-cell>
          <table:table-cell table:formula="of:=ROUNDDOWN([.F67]/[.E67]; 4)" office:value-type="float" office:value="0.993" calcext:value-type="float">
            <text:p>0,993</text:p>
          </table:table-cell>
          <table:table-cell table:formula="of:=ROUNDDOWN([.G67]/[.F67]; 4)" office:value-type="float" office:value="0.9902" calcext:value-type="float">
            <text:p>0,9902</text:p>
          </table:table-cell>
          <table:table-cell table:formula="of:=AVERAGE([.H67:.L67])" office:value-type="float" office:value="0.99282" calcext:value-type="float">
            <text:p>0,99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4</text:p>
          </table:table-cell>
          <table:table-cell office:value-type="float" office:value="115206" calcext:value-type="float">
            <text:p>115206</text:p>
          </table:table-cell>
          <table:table-cell office:value-type="float" office:value="114722" calcext:value-type="float">
            <text:p>114722</text:p>
          </table:table-cell>
          <table:table-cell office:value-type="float" office:value="114198" calcext:value-type="float">
            <text:p>114198</text:p>
          </table:table-cell>
          <table:table-cell office:value-type="float" office:value="113762" calcext:value-type="float">
            <text:p>113762</text:p>
          </table:table-cell>
          <table:table-cell office:value-type="float" office:value="113173" calcext:value-type="float">
            <text:p>113173</text:p>
          </table:table-cell>
          <table:table-cell office:value-type="float" office:value="112384" calcext:value-type="float">
            <text:p>112384</text:p>
          </table:table-cell>
          <table:table-cell table:formula="of:=ROUNDDOWN([.C68]/[.B68]; 4)" office:value-type="float" office:value="0.9957" calcext:value-type="float">
            <text:p>0,9957</text:p>
          </table:table-cell>
          <table:table-cell table:formula="of:=ROUNDDOWN([.D68]/[.C68]; 4)" office:value-type="float" office:value="0.9954" calcext:value-type="float">
            <text:p>0,9954</text:p>
          </table:table-cell>
          <table:table-cell table:formula="of:=ROUNDDOWN([.E68]/[.D68]; 4)" office:value-type="float" office:value="0.9961" calcext:value-type="float">
            <text:p>0,9961</text:p>
          </table:table-cell>
          <table:table-cell table:formula="of:=ROUNDDOWN([.F68]/[.E68]; 4)" office:value-type="float" office:value="0.9948" calcext:value-type="float">
            <text:p>0,9948</text:p>
          </table:table-cell>
          <table:table-cell table:formula="of:=ROUNDDOWN([.G68]/[.F68]; 4)" office:value-type="float" office:value="0.993" calcext:value-type="float">
            <text:p>0,993</text:p>
          </table:table-cell>
          <table:table-cell table:formula="of:=AVERAGE([.H68:.L68])" office:value-type="float" office:value="0.995" calcext:value-type="float">
            <text:p>0,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5</text:p>
          </table:table-cell>
          <table:table-cell office:value-type="float" office:value="60287" calcext:value-type="float">
            <text:p>60287</text:p>
          </table:table-cell>
          <table:table-cell office:value-type="float" office:value="59986" calcext:value-type="float">
            <text:p>59986</text:p>
          </table:table-cell>
          <table:table-cell office:value-type="float" office:value="59640" calcext:value-type="float">
            <text:p>59640</text:p>
          </table:table-cell>
          <table:table-cell office:value-type="float" office:value="59278" calcext:value-type="float">
            <text:p>59278</text:p>
          </table:table-cell>
          <table:table-cell office:value-type="float" office:value="58858" calcext:value-type="float">
            <text:p>58858</text:p>
          </table:table-cell>
          <table:table-cell office:value-type="float" office:value="58298" calcext:value-type="float">
            <text:p>58298</text:p>
          </table:table-cell>
          <table:table-cell table:formula="of:=ROUNDDOWN([.C69]/[.B69]; 4)" office:value-type="float" office:value="0.995" calcext:value-type="float">
            <text:p>0,995</text:p>
          </table:table-cell>
          <table:table-cell table:formula="of:=ROUNDDOWN([.D69]/[.C69]; 4)" office:value-type="float" office:value="0.9942" calcext:value-type="float">
            <text:p>0,9942</text:p>
          </table:table-cell>
          <table:table-cell table:formula="of:=ROUNDDOWN([.E69]/[.D69]; 4)" office:value-type="float" office:value="0.9939" calcext:value-type="float">
            <text:p>0,9939</text:p>
          </table:table-cell>
          <table:table-cell table:formula="of:=ROUNDDOWN([.F69]/[.E69]; 4)" office:value-type="float" office:value="0.9929" calcext:value-type="float">
            <text:p>0,9929</text:p>
          </table:table-cell>
          <table:table-cell table:formula="of:=ROUNDDOWN([.G69]/[.F69]; 4)" office:value-type="float" office:value="0.9904" calcext:value-type="float">
            <text:p>0,9904</text:p>
          </table:table-cell>
          <table:table-cell table:formula="of:=AVERAGE([.H69:.L69])" office:value-type="float" office:value="0.99328" calcext:value-type="float">
            <text:p>0,99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6</text:p>
          </table:table-cell>
          <table:table-cell office:value-type="float" office:value="57388" calcext:value-type="float">
            <text:p>57388</text:p>
          </table:table-cell>
          <table:table-cell office:value-type="float" office:value="57005" calcext:value-type="float">
            <text:p>57005</text:p>
          </table:table-cell>
          <table:table-cell office:value-type="float" office:value="56765" calcext:value-type="float">
            <text:p>56765</text:p>
          </table:table-cell>
          <table:table-cell office:value-type="float" office:value="56166" calcext:value-type="float">
            <text:p>56166</text:p>
          </table:table-cell>
          <table:table-cell office:value-type="float" office:value="55988" calcext:value-type="float">
            <text:p>55988</text:p>
          </table:table-cell>
          <table:table-cell office:value-type="float" office:value="55530" calcext:value-type="float">
            <text:p>55530</text:p>
          </table:table-cell>
          <table:table-cell table:formula="of:=ROUNDDOWN([.C70]/[.B70]; 4)" office:value-type="float" office:value="0.9933" calcext:value-type="float">
            <text:p>0,9933</text:p>
          </table:table-cell>
          <table:table-cell table:formula="of:=ROUNDDOWN([.D70]/[.C70]; 4)" office:value-type="float" office:value="0.9957" calcext:value-type="float">
            <text:p>0,9957</text:p>
          </table:table-cell>
          <table:table-cell table:formula="of:=ROUNDDOWN([.E70]/[.D70]; 4)" office:value-type="float" office:value="0.9894" calcext:value-type="float">
            <text:p>0,9894</text:p>
          </table:table-cell>
          <table:table-cell table:formula="of:=ROUNDDOWN([.F70]/[.E70]; 4)" office:value-type="float" office:value="0.9968" calcext:value-type="float">
            <text:p>0,9968</text:p>
          </table:table-cell>
          <table:table-cell table:formula="of:=ROUNDDOWN([.G70]/[.F70]; 4)" office:value-type="float" office:value="0.9918" calcext:value-type="float">
            <text:p>0,9918</text:p>
          </table:table-cell>
          <table:table-cell table:formula="of:=AVERAGE([.H70:.L70])" office:value-type="float" office:value="0.9934" calcext:value-type="float">
            <text:p>0,9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7</text:p>
          </table:table-cell>
          <table:table-cell office:value-type="float" office:value="72642" calcext:value-type="float">
            <text:p>72642</text:p>
          </table:table-cell>
          <table:table-cell office:value-type="float" office:value="72495" calcext:value-type="float">
            <text:p>72495</text:p>
          </table:table-cell>
          <table:table-cell office:value-type="float" office:value="72412" calcext:value-type="float">
            <text:p>72412</text:p>
          </table:table-cell>
          <table:table-cell office:value-type="float" office:value="72039" calcext:value-type="float">
            <text:p>72039</text:p>
          </table:table-cell>
          <table:table-cell office:value-type="float" office:value="71840" calcext:value-type="float">
            <text:p>71840</text:p>
          </table:table-cell>
          <table:table-cell office:value-type="float" office:value="71432" calcext:value-type="float">
            <text:p>71432</text:p>
          </table:table-cell>
          <table:table-cell table:formula="of:=ROUNDDOWN([.C71]/[.B71]; 4)" office:value-type="float" office:value="0.9979" calcext:value-type="float">
            <text:p>0,9979</text:p>
          </table:table-cell>
          <table:table-cell table:formula="of:=ROUNDDOWN([.D71]/[.C71]; 4)" office:value-type="float" office:value="0.9988" calcext:value-type="float">
            <text:p>0,9988</text:p>
          </table:table-cell>
          <table:table-cell table:formula="of:=ROUNDDOWN([.E71]/[.D71]; 4)" office:value-type="float" office:value="0.9948" calcext:value-type="float">
            <text:p>0,9948</text:p>
          </table:table-cell>
          <table:table-cell table:formula="of:=ROUNDDOWN([.F71]/[.E71]; 4)" office:value-type="float" office:value="0.9972" calcext:value-type="float">
            <text:p>0,9972</text:p>
          </table:table-cell>
          <table:table-cell table:formula="of:=ROUNDDOWN([.G71]/[.F71]; 4)" office:value-type="float" office:value="0.9943" calcext:value-type="float">
            <text:p>0,9943</text:p>
          </table:table-cell>
          <table:table-cell table:formula="of:=AVERAGE([.H71:.L71])" office:value-type="float" office:value="0.9966" calcext:value-type="float">
            <text:p>0,9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8</text:p>
          </table:table-cell>
          <table:table-cell office:value-type="float" office:value="85705" calcext:value-type="float">
            <text:p>85705</text:p>
          </table:table-cell>
          <table:table-cell office:value-type="float" office:value="85105" calcext:value-type="float">
            <text:p>85105</text:p>
          </table:table-cell>
          <table:table-cell office:value-type="float" office:value="84429" calcext:value-type="float">
            <text:p>84429</text:p>
          </table:table-cell>
          <table:table-cell office:value-type="float" office:value="83715" calcext:value-type="float">
            <text:p>83715</text:p>
          </table:table-cell>
          <table:table-cell office:value-type="float" office:value="82762" calcext:value-type="float">
            <text:p>82762</text:p>
          </table:table-cell>
          <table:table-cell office:value-type="float" office:value="81944" calcext:value-type="float">
            <text:p>81944</text:p>
          </table:table-cell>
          <table:table-cell table:formula="of:=ROUNDDOWN([.C72]/[.B72]; 4)" office:value-type="float" office:value="0.9929" calcext:value-type="float">
            <text:p>0,9929</text:p>
          </table:table-cell>
          <table:table-cell table:formula="of:=ROUNDDOWN([.D72]/[.C72]; 4)" office:value-type="float" office:value="0.992" calcext:value-type="float">
            <text:p>0,992</text:p>
          </table:table-cell>
          <table:table-cell table:formula="of:=ROUNDDOWN([.E72]/[.D72]; 4)" office:value-type="float" office:value="0.9915" calcext:value-type="float">
            <text:p>0,9915</text:p>
          </table:table-cell>
          <table:table-cell table:formula="of:=ROUNDDOWN([.F72]/[.E72]; 4)" office:value-type="float" office:value="0.9886" calcext:value-type="float">
            <text:p>0,9886</text:p>
          </table:table-cell>
          <table:table-cell table:formula="of:=ROUNDDOWN([.G72]/[.F72]; 4)" office:value-type="float" office:value="0.9901" calcext:value-type="float">
            <text:p>0,9901</text:p>
          </table:table-cell>
          <table:table-cell table:formula="of:=AVERAGE([.H72:.L72])" office:value-type="float" office:value="0.99102" calcext:value-type="float">
            <text:p>0,99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9</text:p>
          </table:table-cell>
          <table:table-cell office:value-type="float" office:value="39280" calcext:value-type="float">
            <text:p>39280</text:p>
          </table:table-cell>
          <table:table-cell office:value-type="float" office:value="39084" calcext:value-type="float">
            <text:p>39084</text:p>
          </table:table-cell>
          <table:table-cell office:value-type="float" office:value="38853" calcext:value-type="float">
            <text:p>38853</text:p>
          </table:table-cell>
          <table:table-cell office:value-type="float" office:value="38668" calcext:value-type="float">
            <text:p>38668</text:p>
          </table:table-cell>
          <table:table-cell office:value-type="float" office:value="38353" calcext:value-type="float">
            <text:p>38353</text:p>
          </table:table-cell>
          <table:table-cell office:value-type="float" office:value="37989" calcext:value-type="float">
            <text:p>37989</text:p>
          </table:table-cell>
          <table:table-cell table:formula="of:=ROUNDDOWN([.C73]/[.B73]; 4)" office:value-type="float" office:value="0.995" calcext:value-type="float">
            <text:p>0,995</text:p>
          </table:table-cell>
          <table:table-cell table:formula="of:=ROUNDDOWN([.D73]/[.C73]; 4)" office:value-type="float" office:value="0.994" calcext:value-type="float">
            <text:p>0,994</text:p>
          </table:table-cell>
          <table:table-cell table:formula="of:=ROUNDDOWN([.E73]/[.D73]; 4)" office:value-type="float" office:value="0.9952" calcext:value-type="float">
            <text:p>0,9952</text:p>
          </table:table-cell>
          <table:table-cell table:formula="of:=ROUNDDOWN([.F73]/[.E73]; 4)" office:value-type="float" office:value="0.9918" calcext:value-type="float">
            <text:p>0,9918</text:p>
          </table:table-cell>
          <table:table-cell table:formula="of:=ROUNDDOWN([.G73]/[.F73]; 4)" office:value-type="float" office:value="0.9905" calcext:value-type="float">
            <text:p>0,9905</text:p>
          </table:table-cell>
          <table:table-cell table:formula="of:=AVERAGE([.H73:.L73])" office:value-type="float" office:value="0.9933" calcext:value-type="float">
            <text:p>0,9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20</text:p>
          </table:table-cell>
          <table:table-cell office:value-type="float" office:value="108393" calcext:value-type="float">
            <text:p>108393</text:p>
          </table:table-cell>
          <table:table-cell office:value-type="float" office:value="107928" calcext:value-type="float">
            <text:p>107928</text:p>
          </table:table-cell>
          <table:table-cell office:value-type="float" office:value="107565" calcext:value-type="float">
            <text:p>107565</text:p>
          </table:table-cell>
          <table:table-cell office:value-type="float" office:value="106935" calcext:value-type="float">
            <text:p>106935</text:p>
          </table:table-cell>
          <table:table-cell office:value-type="float" office:value="106122" calcext:value-type="float">
            <text:p>106122</text:p>
          </table:table-cell>
          <table:table-cell office:value-type="float" office:value="105354" calcext:value-type="float">
            <text:p>105354</text:p>
          </table:table-cell>
          <table:table-cell table:formula="of:=ROUNDDOWN([.C74]/[.B74]; 4)" office:value-type="float" office:value="0.9957" calcext:value-type="float">
            <text:p>0,9957</text:p>
          </table:table-cell>
          <table:table-cell table:formula="of:=ROUNDDOWN([.D74]/[.C74]; 4)" office:value-type="float" office:value="0.9966" calcext:value-type="float">
            <text:p>0,9966</text:p>
          </table:table-cell>
          <table:table-cell table:formula="of:=ROUNDDOWN([.E74]/[.D74]; 4)" office:value-type="float" office:value="0.9941" calcext:value-type="float">
            <text:p>0,9941</text:p>
          </table:table-cell>
          <table:table-cell table:formula="of:=ROUNDDOWN([.F74]/[.E74]; 4)" office:value-type="float" office:value="0.9923" calcext:value-type="float">
            <text:p>0,9923</text:p>
          </table:table-cell>
          <table:table-cell table:formula="of:=ROUNDDOWN([.G74]/[.F74]; 4)" office:value-type="float" office:value="0.9927" calcext:value-type="float">
            <text:p>0,9927</text:p>
          </table:table-cell>
          <table:table-cell table:formula="of:=AVERAGE([.H74:.L74])" office:value-type="float" office:value="0.99428" calcext:value-type="float">
            <text:p>0,99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61</text:p>
          </table:table-cell>
          <table:table-cell office:value-type="float" office:value="57414" calcext:value-type="float">
            <text:p>57414</text:p>
          </table:table-cell>
          <table:table-cell office:value-type="float" office:value="57303" calcext:value-type="float">
            <text:p>57303</text:p>
          </table:table-cell>
          <table:table-cell office:value-type="float" office:value="57545" calcext:value-type="float">
            <text:p>57545</text:p>
          </table:table-cell>
          <table:table-cell office:value-type="float" office:value="57352" calcext:value-type="float">
            <text:p>57352</text:p>
          </table:table-cell>
          <table:table-cell office:value-type="float" office:value="57170" calcext:value-type="float">
            <text:p>57170</text:p>
          </table:table-cell>
          <table:table-cell office:value-type="float" office:value="56942" calcext:value-type="float">
            <text:p>56942</text:p>
          </table:table-cell>
          <table:table-cell table:formula="of:=ROUNDDOWN([.C75]/[.B75]; 4)" office:value-type="float" office:value="0.998" calcext:value-type="float">
            <text:p>0,998</text:p>
          </table:table-cell>
          <table:table-cell table:formula="of:=ROUNDDOWN([.D75]/[.C75]; 4)" office:value-type="float" office:value="1.0042" calcext:value-type="float">
            <text:p>1,0042</text:p>
          </table:table-cell>
          <table:table-cell table:formula="of:=ROUNDDOWN([.E75]/[.D75]; 4)" office:value-type="float" office:value="0.9966" calcext:value-type="float">
            <text:p>0,9966</text:p>
          </table:table-cell>
          <table:table-cell table:formula="of:=ROUNDDOWN([.F75]/[.E75]; 4)" office:value-type="float" office:value="0.9968" calcext:value-type="float">
            <text:p>0,9968</text:p>
          </table:table-cell>
          <table:table-cell table:formula="of:=ROUNDDOWN([.G75]/[.F75]; 4)" office:value-type="float" office:value="0.996" calcext:value-type="float">
            <text:p>0,996</text:p>
          </table:table-cell>
          <table:table-cell table:formula="of:=AVERAGE([.H75:.L75])" office:value-type="float" office:value="0.99832" calcext:value-type="float">
            <text:p>0,99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62</text:p>
          </table:table-cell>
          <table:table-cell office:value-type="float" office:value="64270" calcext:value-type="float">
            <text:p>64270</text:p>
          </table:table-cell>
          <table:table-cell office:value-type="float" office:value="63734" calcext:value-type="float">
            <text:p>63734</text:p>
          </table:table-cell>
          <table:table-cell office:value-type="float" office:value="63333" calcext:value-type="float">
            <text:p>63333</text:p>
          </table:table-cell>
          <table:table-cell office:value-type="float" office:value="62670" calcext:value-type="float">
            <text:p>62670</text:p>
          </table:table-cell>
          <table:table-cell office:value-type="float" office:value="61932" calcext:value-type="float">
            <text:p>61932</text:p>
          </table:table-cell>
          <table:table-cell office:value-type="float" office:value="61135" calcext:value-type="float">
            <text:p>61135</text:p>
          </table:table-cell>
          <table:table-cell table:formula="of:=ROUNDDOWN([.C76]/[.B76]; 4)" office:value-type="float" office:value="0.9916" calcext:value-type="float">
            <text:p>0,9916</text:p>
          </table:table-cell>
          <table:table-cell table:formula="of:=ROUNDDOWN([.D76]/[.C76]; 4)" office:value-type="float" office:value="0.9937" calcext:value-type="float">
            <text:p>0,9937</text:p>
          </table:table-cell>
          <table:table-cell table:formula="of:=ROUNDDOWN([.E76]/[.D76]; 4)" office:value-type="float" office:value="0.9895" calcext:value-type="float">
            <text:p>0,9895</text:p>
          </table:table-cell>
          <table:table-cell table:formula="of:=ROUNDDOWN([.F76]/[.E76]; 4)" office:value-type="float" office:value="0.9882" calcext:value-type="float">
            <text:p>0,9882</text:p>
          </table:table-cell>
          <table:table-cell table:formula="of:=ROUNDDOWN([.G76]/[.F76]; 4)" office:value-type="float" office:value="0.9871" calcext:value-type="float">
            <text:p>0,9871</text:p>
          </table:table-cell>
          <table:table-cell table:formula="of:=AVERAGE([.H76:.L76])" office:value-type="float" office:value="0.99002" calcext:value-type="float">
            <text:p>0,99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63</text:p>
          </table:table-cell>
          <table:table-cell office:value-type="float" office:value="340727" calcext:value-type="float">
            <text:p>340727</text:p>
          </table:table-cell>
          <table:table-cell office:value-type="float" office:value="340466" calcext:value-type="float">
            <text:p>340466</text:p>
          </table:table-cell>
          <table:table-cell office:value-type="float" office:value="339850" calcext:value-type="float">
            <text:p>339850</text:p>
          </table:table-cell>
          <table:table-cell office:value-type="float" office:value="339682" calcext:value-type="float">
            <text:p>339682</text:p>
          </table:table-cell>
          <table:table-cell office:value-type="float" office:value="339784" calcext:value-type="float">
            <text:p>339784</text:p>
          </table:table-cell>
          <table:table-cell office:value-type="float" office:value="338586" calcext:value-type="float">
            <text:p>338586</text:p>
          </table:table-cell>
          <table:table-cell table:formula="of:=ROUNDDOWN([.C77]/[.B77]; 4)" office:value-type="float" office:value="0.9992" calcext:value-type="float">
            <text:p>0,9992</text:p>
          </table:table-cell>
          <table:table-cell table:formula="of:=ROUNDDOWN([.D77]/[.C77]; 4)" office:value-type="float" office:value="0.9981" calcext:value-type="float">
            <text:p>0,9981</text:p>
          </table:table-cell>
          <table:table-cell table:formula="of:=ROUNDDOWN([.E77]/[.D77]; 4)" office:value-type="float" office:value="0.9995" calcext:value-type="float">
            <text:p>0,9995</text:p>
          </table:table-cell>
          <table:table-cell table:formula="of:=ROUNDDOWN([.F77]/[.E77]; 4)" office:value-type="float" office:value="1.0003" calcext:value-type="float">
            <text:p>1,0003</text:p>
          </table:table-cell>
          <table:table-cell table:formula="of:=ROUNDDOWN([.G77]/[.F77]; 4)" office:value-type="float" office:value="0.9964" calcext:value-type="float">
            <text:p>0,9964</text:p>
          </table:table-cell>
          <table:table-cell table:formula="of:=AVERAGE([.H77:.L77])" office:value-type="float" office:value="0.9987" calcext:value-type="float">
            <text:p>0,9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64</text:p>
          </table:table-cell>
          <table:table-cell office:value-type="float" office:value="64788" calcext:value-type="float">
            <text:p>64788</text:p>
          </table:table-cell>
          <table:table-cell office:value-type="float" office:value="64648" calcext:value-type="float">
            <text:p>64648</text:p>
          </table:table-cell>
          <table:table-cell office:value-type="float" office:value="64354" calcext:value-type="float">
            <text:p>64354</text:p>
          </table:table-cell>
          <table:table-cell office:value-type="float" office:value="63813" calcext:value-type="float">
            <text:p>63813</text:p>
          </table:table-cell>
          <table:table-cell office:value-type="float" office:value="63437" calcext:value-type="float">
            <text:p>63437</text:p>
          </table:table-cell>
          <table:table-cell office:value-type="float" office:value="62785" calcext:value-type="float">
            <text:p>62785</text:p>
          </table:table-cell>
          <table:table-cell table:formula="of:=ROUNDDOWN([.C78]/[.B78]; 4)" office:value-type="float" office:value="0.9978" calcext:value-type="float">
            <text:p>0,9978</text:p>
          </table:table-cell>
          <table:table-cell table:formula="of:=ROUNDDOWN([.D78]/[.C78]; 4)" office:value-type="float" office:value="0.9954" calcext:value-type="float">
            <text:p>0,9954</text:p>
          </table:table-cell>
          <table:table-cell table:formula="of:=ROUNDDOWN([.E78]/[.D78]; 4)" office:value-type="float" office:value="0.9915" calcext:value-type="float">
            <text:p>0,9915</text:p>
          </table:table-cell>
          <table:table-cell table:formula="of:=ROUNDDOWN([.F78]/[.E78]; 4)" office:value-type="float" office:value="0.9941" calcext:value-type="float">
            <text:p>0,9941</text:p>
          </table:table-cell>
          <table:table-cell table:formula="of:=ROUNDDOWN([.G78]/[.F78]; 4)" office:value-type="float" office:value="0.9897" calcext:value-type="float">
            <text:p>0,9897</text:p>
          </table:table-cell>
          <table:table-cell table:formula="of:=AVERAGE([.H78:.L78])" office:value-type="float" office:value="0.9937" calcext:value-type="float">
            <text:p>0,9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1</text:p>
          </table:table-cell>
          <table:table-cell office:value-type="float" office:value="70929" calcext:value-type="float">
            <text:p>70929</text:p>
          </table:table-cell>
          <table:table-cell office:value-type="float" office:value="71234" calcext:value-type="float">
            <text:p>71234</text:p>
          </table:table-cell>
          <table:table-cell office:value-type="float" office:value="71438" calcext:value-type="float">
            <text:p>71438</text:p>
          </table:table-cell>
          <table:table-cell office:value-type="float" office:value="71549" calcext:value-type="float">
            <text:p>71549</text:p>
          </table:table-cell>
          <table:table-cell office:value-type="float" office:value="71836" calcext:value-type="float">
            <text:p>71836</text:p>
          </table:table-cell>
          <table:table-cell office:value-type="float" office:value="72291" calcext:value-type="float">
            <text:p>72291</text:p>
          </table:table-cell>
          <table:table-cell table:formula="of:=ROUNDDOWN([.C79]/[.B79]; 4)" office:value-type="float" office:value="1.0043" calcext:value-type="float">
            <text:p>1,0043</text:p>
          </table:table-cell>
          <table:table-cell table:formula="of:=ROUNDDOWN([.D79]/[.C79]; 4)" office:value-type="float" office:value="1.0028" calcext:value-type="float">
            <text:p>1,0028</text:p>
          </table:table-cell>
          <table:table-cell table:formula="of:=ROUNDDOWN([.E79]/[.D79]; 4)" office:value-type="float" office:value="1.0015" calcext:value-type="float">
            <text:p>1,0015</text:p>
          </table:table-cell>
          <table:table-cell table:formula="of:=ROUNDDOWN([.F79]/[.E79]; 4)" office:value-type="float" office:value="1.004" calcext:value-type="float">
            <text:p>1,004</text:p>
          </table:table-cell>
          <table:table-cell table:formula="of:=ROUNDDOWN([.G79]/[.F79]; 4)" office:value-type="float" office:value="1.0063" calcext:value-type="float">
            <text:p>1,0063</text:p>
          </table:table-cell>
          <table:table-cell table:formula="of:=AVERAGE([.H79:.L79])" office:value-type="float" office:value="1.00378" calcext:value-type="float">
            <text:p>1,00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2</text:p>
          </table:table-cell>
          <table:table-cell office:value-type="float" office:value="55943" calcext:value-type="float">
            <text:p>55943</text:p>
          </table:table-cell>
          <table:table-cell office:value-type="float" office:value="55759" calcext:value-type="float">
            <text:p>55759</text:p>
          </table:table-cell>
          <table:table-cell office:value-type="float" office:value="55512" calcext:value-type="float">
            <text:p>55512</text:p>
          </table:table-cell>
          <table:table-cell office:value-type="float" office:value="55245" calcext:value-type="float">
            <text:p>55245</text:p>
          </table:table-cell>
          <table:table-cell office:value-type="float" office:value="54829" calcext:value-type="float">
            <text:p>54829</text:p>
          </table:table-cell>
          <table:table-cell office:value-type="float" office:value="54598" calcext:value-type="float">
            <text:p>54598</text:p>
          </table:table-cell>
          <table:table-cell table:formula="of:=ROUNDDOWN([.C80]/[.B80]; 4)" office:value-type="float" office:value="0.9967" calcext:value-type="float">
            <text:p>0,9967</text:p>
          </table:table-cell>
          <table:table-cell table:formula="of:=ROUNDDOWN([.D80]/[.C80]; 4)" office:value-type="float" office:value="0.9955" calcext:value-type="float">
            <text:p>0,9955</text:p>
          </table:table-cell>
          <table:table-cell table:formula="of:=ROUNDDOWN([.E80]/[.D80]; 4)" office:value-type="float" office:value="0.9951" calcext:value-type="float">
            <text:p>0,9951</text:p>
          </table:table-cell>
          <table:table-cell table:formula="of:=ROUNDDOWN([.F80]/[.E80]; 4)" office:value-type="float" office:value="0.9924" calcext:value-type="float">
            <text:p>0,9924</text:p>
          </table:table-cell>
          <table:table-cell table:formula="of:=ROUNDDOWN([.G80]/[.F80]; 4)" office:value-type="float" office:value="0.9957" calcext:value-type="float">
            <text:p>0,9957</text:p>
          </table:table-cell>
          <table:table-cell table:formula="of:=AVERAGE([.H80:.L80])" office:value-type="float" office:value="0.99508" calcext:value-type="float">
            <text:p>0,99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3</text:p>
          </table:table-cell>
          <table:table-cell office:value-type="float" office:value="58496" calcext:value-type="float">
            <text:p>58496</text:p>
          </table:table-cell>
          <table:table-cell office:value-type="float" office:value="58397" calcext:value-type="float">
            <text:p>58397</text:p>
          </table:table-cell>
          <table:table-cell office:value-type="float" office:value="58249" calcext:value-type="float">
            <text:p>58249</text:p>
          </table:table-cell>
          <table:table-cell office:value-type="float" office:value="58024" calcext:value-type="float">
            <text:p>58024</text:p>
          </table:table-cell>
          <table:table-cell office:value-type="float" office:value="57565" calcext:value-type="float">
            <text:p>57565</text:p>
          </table:table-cell>
          <table:table-cell office:value-type="float" office:value="57100" calcext:value-type="float">
            <text:p>57100</text:p>
          </table:table-cell>
          <table:table-cell table:formula="of:=ROUNDDOWN([.C81]/[.B81]; 4)" office:value-type="float" office:value="0.9983" calcext:value-type="float">
            <text:p>0,9983</text:p>
          </table:table-cell>
          <table:table-cell table:formula="of:=ROUNDDOWN([.D81]/[.C81]; 4)" office:value-type="float" office:value="0.9974" calcext:value-type="float">
            <text:p>0,9974</text:p>
          </table:table-cell>
          <table:table-cell table:formula="of:=ROUNDDOWN([.E81]/[.D81]; 4)" office:value-type="float" office:value="0.9961" calcext:value-type="float">
            <text:p>0,9961</text:p>
          </table:table-cell>
          <table:table-cell table:formula="of:=ROUNDDOWN([.F81]/[.E81]; 4)" office:value-type="float" office:value="0.992" calcext:value-type="float">
            <text:p>0,992</text:p>
          </table:table-cell>
          <table:table-cell table:formula="of:=ROUNDDOWN([.G81]/[.F81]; 4)" office:value-type="float" office:value="0.9919" calcext:value-type="float">
            <text:p>0,9919</text:p>
          </table:table-cell>
          <table:table-cell table:formula="of:=AVERAGE([.H81:.L81])" office:value-type="float" office:value="0.99514" calcext:value-type="float">
            <text:p>0,99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4</text:p>
          </table:table-cell>
          <table:table-cell office:value-type="float" office:value="87339" calcext:value-type="float">
            <text:p>87339</text:p>
          </table:table-cell>
          <table:table-cell office:value-type="float" office:value="87127" calcext:value-type="float">
            <text:p>87127</text:p>
          </table:table-cell>
          <table:table-cell office:value-type="float" office:value="86949" calcext:value-type="float">
            <text:p>86949</text:p>
          </table:table-cell>
          <table:table-cell office:value-type="float" office:value="86634" calcext:value-type="float">
            <text:p>86634</text:p>
          </table:table-cell>
          <table:table-cell office:value-type="float" office:value="86156" calcext:value-type="float">
            <text:p>86156</text:p>
          </table:table-cell>
          <table:table-cell office:value-type="float" office:value="85733" calcext:value-type="float">
            <text:p>85733</text:p>
          </table:table-cell>
          <table:table-cell table:formula="of:=ROUNDDOWN([.C82]/[.B82]; 4)" office:value-type="float" office:value="0.9975" calcext:value-type="float">
            <text:p>0,9975</text:p>
          </table:table-cell>
          <table:table-cell table:formula="of:=ROUNDDOWN([.D82]/[.C82]; 4)" office:value-type="float" office:value="0.9979" calcext:value-type="float">
            <text:p>0,9979</text:p>
          </table:table-cell>
          <table:table-cell table:formula="of:=ROUNDDOWN([.E82]/[.D82]; 4)" office:value-type="float" office:value="0.9963" calcext:value-type="float">
            <text:p>0,9963</text:p>
          </table:table-cell>
          <table:table-cell table:formula="of:=ROUNDDOWN([.F82]/[.E82]; 4)" office:value-type="float" office:value="0.9944" calcext:value-type="float">
            <text:p>0,9944</text:p>
          </table:table-cell>
          <table:table-cell table:formula="of:=ROUNDDOWN([.G82]/[.F82]; 4)" office:value-type="float" office:value="0.995" calcext:value-type="float">
            <text:p>0,995</text:p>
          </table:table-cell>
          <table:table-cell table:formula="of:=AVERAGE([.H82:.L82])" office:value-type="float" office:value="0.99622" calcext:value-type="float">
            <text:p>0,99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5</text:p>
          </table:table-cell>
          <table:table-cell office:value-type="float" office:value="47275" calcext:value-type="float">
            <text:p>47275</text:p>
          </table:table-cell>
          <table:table-cell office:value-type="float" office:value="47093" calcext:value-type="float">
            <text:p>47093</text:p>
          </table:table-cell>
          <table:table-cell office:value-type="float" office:value="47068" calcext:value-type="float">
            <text:p>47068</text:p>
          </table:table-cell>
          <table:table-cell office:value-type="float" office:value="47101" calcext:value-type="float">
            <text:p>47101</text:p>
          </table:table-cell>
          <table:table-cell office:value-type="float" office:value="46929" calcext:value-type="float">
            <text:p>46929</text:p>
          </table:table-cell>
          <table:table-cell office:value-type="float" office:value="46944" calcext:value-type="float">
            <text:p>46944</text:p>
          </table:table-cell>
          <table:table-cell table:formula="of:=ROUNDDOWN([.C83]/[.B83]; 4)" office:value-type="float" office:value="0.9961" calcext:value-type="float">
            <text:p>0,9961</text:p>
          </table:table-cell>
          <table:table-cell table:formula="of:=ROUNDDOWN([.D83]/[.C83]; 4)" office:value-type="float" office:value="0.9994" calcext:value-type="float">
            <text:p>0,9994</text:p>
          </table:table-cell>
          <table:table-cell table:formula="of:=ROUNDDOWN([.E83]/[.D83]; 4)" office:value-type="float" office:value="1.0007" calcext:value-type="float">
            <text:p>1,0007</text:p>
          </table:table-cell>
          <table:table-cell table:formula="of:=ROUNDDOWN([.F83]/[.E83]; 4)" office:value-type="float" office:value="0.9963" calcext:value-type="float">
            <text:p>0,9963</text:p>
          </table:table-cell>
          <table:table-cell table:formula="of:=ROUNDDOWN([.G83]/[.F83]; 4)" office:value-type="float" office:value="1.0003" calcext:value-type="float">
            <text:p>1,0003</text:p>
          </table:table-cell>
          <table:table-cell table:formula="of:=AVERAGE([.H83:.L83])" office:value-type="float" office:value="0.99856" calcext:value-type="float">
            <text:p>0,99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6</text:p>
          </table:table-cell>
          <table:table-cell office:value-type="float" office:value="50061" calcext:value-type="float">
            <text:p>50061</text:p>
          </table:table-cell>
          <table:table-cell office:value-type="float" office:value="49842" calcext:value-type="float">
            <text:p>49842</text:p>
          </table:table-cell>
          <table:table-cell office:value-type="float" office:value="49701" calcext:value-type="float">
            <text:p>49701</text:p>
          </table:table-cell>
          <table:table-cell office:value-type="float" office:value="49366" calcext:value-type="float">
            <text:p>49366</text:p>
          </table:table-cell>
          <table:table-cell office:value-type="float" office:value="49009" calcext:value-type="float">
            <text:p>49009</text:p>
          </table:table-cell>
          <table:table-cell office:value-type="float" office:value="48621" calcext:value-type="float">
            <text:p>48621</text:p>
          </table:table-cell>
          <table:table-cell table:formula="of:=ROUNDDOWN([.C84]/[.B84]; 4)" office:value-type="float" office:value="0.9956" calcext:value-type="float">
            <text:p>0,9956</text:p>
          </table:table-cell>
          <table:table-cell table:formula="of:=ROUNDDOWN([.D84]/[.C84]; 4)" office:value-type="float" office:value="0.9971" calcext:value-type="float">
            <text:p>0,9971</text:p>
          </table:table-cell>
          <table:table-cell table:formula="of:=ROUNDDOWN([.E84]/[.D84]; 4)" office:value-type="float" office:value="0.9932" calcext:value-type="float">
            <text:p>0,9932</text:p>
          </table:table-cell>
          <table:table-cell table:formula="of:=ROUNDDOWN([.F84]/[.E84]; 4)" office:value-type="float" office:value="0.9927" calcext:value-type="float">
            <text:p>0,9927</text:p>
          </table:table-cell>
          <table:table-cell table:formula="of:=ROUNDDOWN([.G84]/[.F84]; 4)" office:value-type="float" office:value="0.992" calcext:value-type="float">
            <text:p>0,992</text:p>
          </table:table-cell>
          <table:table-cell table:formula="of:=AVERAGE([.H84:.L84])" office:value-type="float" office:value="0.99412" calcext:value-type="float">
            <text:p>0,9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7</text:p>
          </table:table-cell>
          <table:table-cell office:value-type="float" office:value="35596" calcext:value-type="float">
            <text:p>35596</text:p>
          </table:table-cell>
          <table:table-cell office:value-type="float" office:value="35409" calcext:value-type="float">
            <text:p>35409</text:p>
          </table:table-cell>
          <table:table-cell office:value-type="float" office:value="35351" calcext:value-type="float">
            <text:p>35351</text:p>
          </table:table-cell>
          <table:table-cell office:value-type="float" office:value="35297" calcext:value-type="float">
            <text:p>35297</text:p>
          </table:table-cell>
          <table:table-cell office:value-type="float" office:value="35193" calcext:value-type="float">
            <text:p>35193</text:p>
          </table:table-cell>
          <table:table-cell office:value-type="float" office:value="35000" calcext:value-type="float">
            <text:p>35000</text:p>
          </table:table-cell>
          <table:table-cell table:formula="of:=ROUNDDOWN([.C85]/[.B85]; 4)" office:value-type="float" office:value="0.9947" calcext:value-type="float">
            <text:p>0,9947</text:p>
          </table:table-cell>
          <table:table-cell table:formula="of:=ROUNDDOWN([.D85]/[.C85]; 4)" office:value-type="float" office:value="0.9983" calcext:value-type="float">
            <text:p>0,9983</text:p>
          </table:table-cell>
          <table:table-cell table:formula="of:=ROUNDDOWN([.E85]/[.D85]; 4)" office:value-type="float" office:value="0.9984" calcext:value-type="float">
            <text:p>0,9984</text:p>
          </table:table-cell>
          <table:table-cell table:formula="of:=ROUNDDOWN([.F85]/[.E85]; 4)" office:value-type="float" office:value="0.997" calcext:value-type="float">
            <text:p>0,997</text:p>
          </table:table-cell>
          <table:table-cell table:formula="of:=ROUNDDOWN([.G85]/[.F85]; 4)" office:value-type="float" office:value="0.9945" calcext:value-type="float">
            <text:p>0,9945</text:p>
          </table:table-cell>
          <table:table-cell table:formula="of:=AVERAGE([.H85:.L85])" office:value-type="float" office:value="0.99658" calcext:value-type="float">
            <text:p>0,99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8</text:p>
          </table:table-cell>
          <table:table-cell office:value-type="float" office:value="56290" calcext:value-type="float">
            <text:p>56290</text:p>
          </table:table-cell>
          <table:table-cell office:value-type="float" office:value="56204" calcext:value-type="float">
            <text:p>56204</text:p>
          </table:table-cell>
          <table:table-cell office:value-type="float" office:value="56095" calcext:value-type="float">
            <text:p>56095</text:p>
          </table:table-cell>
          <table:table-cell office:value-type="float" office:value="55840" calcext:value-type="float">
            <text:p>55840</text:p>
          </table:table-cell>
          <table:table-cell office:value-type="float" office:value="55790" calcext:value-type="float">
            <text:p>55790</text:p>
          </table:table-cell>
          <table:table-cell office:value-type="float" office:value="55520" calcext:value-type="float">
            <text:p>55520</text:p>
          </table:table-cell>
          <table:table-cell table:formula="of:=ROUNDDOWN([.C86]/[.B86]; 4)" office:value-type="float" office:value="0.9984" calcext:value-type="float">
            <text:p>0,9984</text:p>
          </table:table-cell>
          <table:table-cell table:formula="of:=ROUNDDOWN([.D86]/[.C86]; 4)" office:value-type="float" office:value="0.998" calcext:value-type="float">
            <text:p>0,998</text:p>
          </table:table-cell>
          <table:table-cell table:formula="of:=ROUNDDOWN([.E86]/[.D86]; 4)" office:value-type="float" office:value="0.9954" calcext:value-type="float">
            <text:p>0,9954</text:p>
          </table:table-cell>
          <table:table-cell table:formula="of:=ROUNDDOWN([.F86]/[.E86]; 4)" office:value-type="float" office:value="0.9991" calcext:value-type="float">
            <text:p>0,9991</text:p>
          </table:table-cell>
          <table:table-cell table:formula="of:=ROUNDDOWN([.G86]/[.F86]; 4)" office:value-type="float" office:value="0.9951" calcext:value-type="float">
            <text:p>0,9951</text:p>
          </table:table-cell>
          <table:table-cell table:formula="of:=AVERAGE([.H86:.L86])" office:value-type="float" office:value="0.9972" calcext:value-type="float">
            <text:p>0,9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9</text:p>
          </table:table-cell>
          <table:table-cell office:value-type="float" office:value="75219" calcext:value-type="float">
            <text:p>75219</text:p>
          </table:table-cell>
          <table:table-cell office:value-type="float" office:value="75314" calcext:value-type="float">
            <text:p>75314</text:p>
          </table:table-cell>
          <table:table-cell office:value-type="float" office:value="75558" calcext:value-type="float">
            <text:p>75558</text:p>
          </table:table-cell>
          <table:table-cell office:value-type="float" office:value="75750" calcext:value-type="float">
            <text:p>75750</text:p>
          </table:table-cell>
          <table:table-cell office:value-type="float" office:value="75559" calcext:value-type="float">
            <text:p>75559</text:p>
          </table:table-cell>
          <table:table-cell office:value-type="float" office:value="75673" calcext:value-type="float">
            <text:p>75673</text:p>
          </table:table-cell>
          <table:table-cell table:formula="of:=ROUNDDOWN([.C87]/[.B87]; 4)" office:value-type="float" office:value="1.0012" calcext:value-type="float">
            <text:p>1,0012</text:p>
          </table:table-cell>
          <table:table-cell table:formula="of:=ROUNDDOWN([.D87]/[.C87]; 4)" office:value-type="float" office:value="1.0032" calcext:value-type="float">
            <text:p>1,0032</text:p>
          </table:table-cell>
          <table:table-cell table:formula="of:=ROUNDDOWN([.E87]/[.D87]; 4)" office:value-type="float" office:value="1.0025" calcext:value-type="float">
            <text:p>1,0025</text:p>
          </table:table-cell>
          <table:table-cell table:formula="of:=ROUNDDOWN([.F87]/[.E87]; 4)" office:value-type="float" office:value="0.9974" calcext:value-type="float">
            <text:p>0,9974</text:p>
          </table:table-cell>
          <table:table-cell table:formula="of:=ROUNDDOWN([.G87]/[.F87]; 4)" office:value-type="float" office:value="1.0015" calcext:value-type="float">
            <text:p>1,0015</text:p>
          </table:table-cell>
          <table:table-cell table:formula="of:=AVERAGE([.H87:.L87])" office:value-type="float" office:value="1.00116" calcext:value-type="float">
            <text:p>1,00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10</text:p>
          </table:table-cell>
          <table:table-cell office:value-type="float" office:value="81006" calcext:value-type="float">
            <text:p>81006</text:p>
          </table:table-cell>
          <table:table-cell office:value-type="float" office:value="80633" calcext:value-type="float">
            <text:p>80633</text:p>
          </table:table-cell>
          <table:table-cell office:value-type="float" office:value="80114" calcext:value-type="float">
            <text:p>80114</text:p>
          </table:table-cell>
          <table:table-cell office:value-type="float" office:value="79583" calcext:value-type="float">
            <text:p>79583</text:p>
          </table:table-cell>
          <table:table-cell office:value-type="float" office:value="78953" calcext:value-type="float">
            <text:p>78953</text:p>
          </table:table-cell>
          <table:table-cell office:value-type="float" office:value="78148" calcext:value-type="float">
            <text:p>78148</text:p>
          </table:table-cell>
          <table:table-cell table:formula="of:=ROUNDDOWN([.C88]/[.B88]; 4)" office:value-type="float" office:value="0.9953" calcext:value-type="float">
            <text:p>0,9953</text:p>
          </table:table-cell>
          <table:table-cell table:formula="of:=ROUNDDOWN([.D88]/[.C88]; 4)" office:value-type="float" office:value="0.9935" calcext:value-type="float">
            <text:p>0,9935</text:p>
          </table:table-cell>
          <table:table-cell table:formula="of:=ROUNDDOWN([.E88]/[.D88]; 4)" office:value-type="float" office:value="0.9933" calcext:value-type="float">
            <text:p>0,9933</text:p>
          </table:table-cell>
          <table:table-cell table:formula="of:=ROUNDDOWN([.F88]/[.E88]; 4)" office:value-type="float" office:value="0.992" calcext:value-type="float">
            <text:p>0,992</text:p>
          </table:table-cell>
          <table:table-cell table:formula="of:=ROUNDDOWN([.G88]/[.F88]; 4)" office:value-type="float" office:value="0.9898" calcext:value-type="float">
            <text:p>0,9898</text:p>
          </table:table-cell>
          <table:table-cell table:formula="of:=AVERAGE([.H88:.L88])" office:value-type="float" office:value="0.99278" calcext:value-type="float">
            <text:p>0,99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11</text:p>
          </table:table-cell>
          <table:table-cell office:value-type="float" office:value="98160" calcext:value-type="float">
            <text:p>98160</text:p>
          </table:table-cell>
          <table:table-cell office:value-type="float" office:value="97783" calcext:value-type="float">
            <text:p>97783</text:p>
          </table:table-cell>
          <table:table-cell office:value-type="float" office:value="97487" calcext:value-type="float">
            <text:p>97487</text:p>
          </table:table-cell>
          <table:table-cell office:value-type="float" office:value="96876" calcext:value-type="float">
            <text:p>96876</text:p>
          </table:table-cell>
          <table:table-cell office:value-type="float" office:value="96111" calcext:value-type="float">
            <text:p>96111</text:p>
          </table:table-cell>
          <table:table-cell office:value-type="float" office:value="95423" calcext:value-type="float">
            <text:p>95423</text:p>
          </table:table-cell>
          <table:table-cell table:formula="of:=ROUNDDOWN([.C89]/[.B89]; 4)" office:value-type="float" office:value="0.9961" calcext:value-type="float">
            <text:p>0,9961</text:p>
          </table:table-cell>
          <table:table-cell table:formula="of:=ROUNDDOWN([.D89]/[.C89]; 4)" office:value-type="float" office:value="0.9969" calcext:value-type="float">
            <text:p>0,9969</text:p>
          </table:table-cell>
          <table:table-cell table:formula="of:=ROUNDDOWN([.E89]/[.D89]; 4)" office:value-type="float" office:value="0.9937" calcext:value-type="float">
            <text:p>0,9937</text:p>
          </table:table-cell>
          <table:table-cell table:formula="of:=ROUNDDOWN([.F89]/[.E89]; 4)" office:value-type="float" office:value="0.9921" calcext:value-type="float">
            <text:p>0,9921</text:p>
          </table:table-cell>
          <table:table-cell table:formula="of:=ROUNDDOWN([.G89]/[.F89]; 4)" office:value-type="float" office:value="0.9928" calcext:value-type="float">
            <text:p>0,9928</text:p>
          </table:table-cell>
          <table:table-cell table:formula="of:=AVERAGE([.H89:.L89])" office:value-type="float" office:value="0.99432" calcext:value-type="float">
            <text:p>0,99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12</text:p>
          </table:table-cell>
          <table:table-cell office:value-type="float" office:value="39297" calcext:value-type="float">
            <text:p>39297</text:p>
          </table:table-cell>
          <table:table-cell office:value-type="float" office:value="39256" calcext:value-type="float">
            <text:p>39256</text:p>
          </table:table-cell>
          <table:table-cell office:value-type="float" office:value="39196" calcext:value-type="float">
            <text:p>39196</text:p>
          </table:table-cell>
          <table:table-cell office:value-type="float" office:value="39065" calcext:value-type="float">
            <text:p>39065</text:p>
          </table:table-cell>
          <table:table-cell office:value-type="float" office:value="38831" calcext:value-type="float">
            <text:p>38831</text:p>
          </table:table-cell>
          <table:table-cell office:value-type="float" office:value="38613" calcext:value-type="float">
            <text:p>38613</text:p>
          </table:table-cell>
          <table:table-cell table:formula="of:=ROUNDDOWN([.C90]/[.B90]; 4)" office:value-type="float" office:value="0.9989" calcext:value-type="float">
            <text:p>0,9989</text:p>
          </table:table-cell>
          <table:table-cell table:formula="of:=ROUNDDOWN([.D90]/[.C90]; 4)" office:value-type="float" office:value="0.9984" calcext:value-type="float">
            <text:p>0,9984</text:p>
          </table:table-cell>
          <table:table-cell table:formula="of:=ROUNDDOWN([.E90]/[.D90]; 4)" office:value-type="float" office:value="0.9966" calcext:value-type="float">
            <text:p>0,9966</text:p>
          </table:table-cell>
          <table:table-cell table:formula="of:=ROUNDDOWN([.F90]/[.E90]; 4)" office:value-type="float" office:value="0.994" calcext:value-type="float">
            <text:p>0,994</text:p>
          </table:table-cell>
          <table:table-cell table:formula="of:=ROUNDDOWN([.G90]/[.F90]; 4)" office:value-type="float" office:value="0.9943" calcext:value-type="float">
            <text:p>0,9943</text:p>
          </table:table-cell>
          <table:table-cell table:formula="of:=AVERAGE([.H90:.L90])" office:value-type="float" office:value="0.99644" calcext:value-type="float">
            <text:p>0,99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61</text:p>
          </table:table-cell>
          <table:table-cell office:value-type="float" office:value="123762" calcext:value-type="float">
            <text:p>123762</text:p>
          </table:table-cell>
          <table:table-cell office:value-type="float" office:value="123995" calcext:value-type="float">
            <text:p>123995</text:p>
          </table:table-cell>
          <table:table-cell office:value-type="float" office:value="124295" calcext:value-type="float">
            <text:p>124295</text:p>
          </table:table-cell>
          <table:table-cell office:value-type="float" office:value="123921" calcext:value-type="float">
            <text:p>123921</text:p>
          </table:table-cell>
          <table:table-cell office:value-type="float" office:value="123609" calcext:value-type="float">
            <text:p>123609</text:p>
          </table:table-cell>
          <table:table-cell office:value-type="float" office:value="122589" calcext:value-type="float">
            <text:p>122589</text:p>
          </table:table-cell>
          <table:table-cell table:formula="of:=ROUNDDOWN([.C91]/[.B91]; 4)" office:value-type="float" office:value="1.0018" calcext:value-type="float">
            <text:p>1,0018</text:p>
          </table:table-cell>
          <table:table-cell table:formula="of:=ROUNDDOWN([.D91]/[.C91]; 4)" office:value-type="float" office:value="1.0024" calcext:value-type="float">
            <text:p>1,0024</text:p>
          </table:table-cell>
          <table:table-cell table:formula="of:=ROUNDDOWN([.E91]/[.D91]; 4)" office:value-type="float" office:value="0.9969" calcext:value-type="float">
            <text:p>0,9969</text:p>
          </table:table-cell>
          <table:table-cell table:formula="of:=ROUNDDOWN([.F91]/[.E91]; 4)" office:value-type="float" office:value="0.9974" calcext:value-type="float">
            <text:p>0,9974</text:p>
          </table:table-cell>
          <table:table-cell table:formula="of:=ROUNDDOWN([.G91]/[.F91]; 4)" office:value-type="float" office:value="0.9917" calcext:value-type="float">
            <text:p>0,9917</text:p>
          </table:table-cell>
          <table:table-cell table:formula="of:=AVERAGE([.H91:.L91])" office:value-type="float" office:value="0.99804" calcext:value-type="float">
            <text:p>0,99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62</text:p>
          </table:table-cell>
          <table:table-cell office:value-type="float" office:value="138711" calcext:value-type="float">
            <text:p>138711</text:p>
          </table:table-cell>
          <table:table-cell office:value-type="float" office:value="139330" calcext:value-type="float">
            <text:p>139330</text:p>
          </table:table-cell>
          <table:table-cell office:value-type="float" office:value="139819" calcext:value-type="float">
            <text:p>139819</text:p>
          </table:table-cell>
          <table:table-cell office:value-type="float" office:value="140297" calcext:value-type="float">
            <text:p>140297</text:p>
          </table:table-cell>
          <table:table-cell office:value-type="float" office:value="141222" calcext:value-type="float">
            <text:p>141222</text:p>
          </table:table-cell>
          <table:table-cell office:value-type="float" office:value="140892" calcext:value-type="float">
            <text:p>140892</text:p>
          </table:table-cell>
          <table:table-cell table:formula="of:=ROUNDDOWN([.C92]/[.B92]; 4)" office:value-type="float" office:value="1.0044" calcext:value-type="float">
            <text:p>1,0044</text:p>
          </table:table-cell>
          <table:table-cell table:formula="of:=ROUNDDOWN([.D92]/[.C92]; 4)" office:value-type="float" office:value="1.0035" calcext:value-type="float">
            <text:p>1,0035</text:p>
          </table:table-cell>
          <table:table-cell table:formula="of:=ROUNDDOWN([.E92]/[.D92]; 4)" office:value-type="float" office:value="1.0034" calcext:value-type="float">
            <text:p>1,0034</text:p>
          </table:table-cell>
          <table:table-cell table:formula="of:=ROUNDDOWN([.F92]/[.E92]; 4)" office:value-type="float" office:value="1.0065" calcext:value-type="float">
            <text:p>1,0065</text:p>
          </table:table-cell>
          <table:table-cell table:formula="of:=ROUNDDOWN([.G92]/[.F92]; 4)" office:value-type="float" office:value="0.9976" calcext:value-type="float">
            <text:p>0,9976</text:p>
          </table:table-cell>
          <table:table-cell table:formula="of:=AVERAGE([.H92:.L92])" office:value-type="float" office:value="1.00308" calcext:value-type="float">
            <text:p>1,00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1</text:p>
          </table:table-cell>
          <table:table-cell office:value-type="float" office:value="112916" calcext:value-type="float">
            <text:p>112916</text:p>
          </table:table-cell>
          <table:table-cell office:value-type="float" office:value="113004" calcext:value-type="float">
            <text:p>113004</text:p>
          </table:table-cell>
          <table:table-cell office:value-type="float" office:value="113028" calcext:value-type="float">
            <text:p>113028</text:p>
          </table:table-cell>
          <table:table-cell office:value-type="float" office:value="112997" calcext:value-type="float">
            <text:p>112997</text:p>
          </table:table-cell>
          <table:table-cell office:value-type="float" office:value="112779" calcext:value-type="float">
            <text:p>112779</text:p>
          </table:table-cell>
          <table:table-cell office:value-type="float" office:value="112443" calcext:value-type="float">
            <text:p>112443</text:p>
          </table:table-cell>
          <table:table-cell table:formula="of:=ROUNDDOWN([.C93]/[.B93]; 4)" office:value-type="float" office:value="1.0007" calcext:value-type="float">
            <text:p>1,0007</text:p>
          </table:table-cell>
          <table:table-cell table:formula="of:=ROUNDDOWN([.D93]/[.C93]; 4)" office:value-type="float" office:value="1.0002" calcext:value-type="float">
            <text:p>1,0002</text:p>
          </table:table-cell>
          <table:table-cell table:formula="of:=ROUNDDOWN([.E93]/[.D93]; 4)" office:value-type="float" office:value="0.9997" calcext:value-type="float">
            <text:p>0,9997</text:p>
          </table:table-cell>
          <table:table-cell table:formula="of:=ROUNDDOWN([.F93]/[.E93]; 4)" office:value-type="float" office:value="0.998" calcext:value-type="float">
            <text:p>0,998</text:p>
          </table:table-cell>
          <table:table-cell table:formula="of:=ROUNDDOWN([.G93]/[.F93]; 4)" office:value-type="float" office:value="0.997" calcext:value-type="float">
            <text:p>0,997</text:p>
          </table:table-cell>
          <table:table-cell table:formula="of:=AVERAGE([.H93:.L93])" office:value-type="float" office:value="0.99912" calcext:value-type="float">
            <text:p>0,99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2</text:p>
          </table:table-cell>
          <table:table-cell office:value-type="float" office:value="99258" calcext:value-type="float">
            <text:p>99258</text:p>
          </table:table-cell>
          <table:table-cell office:value-type="float" office:value="98583" calcext:value-type="float">
            <text:p>98583</text:p>
          </table:table-cell>
          <table:table-cell office:value-type="float" office:value="98018" calcext:value-type="float">
            <text:p>98018</text:p>
          </table:table-cell>
          <table:table-cell office:value-type="float" office:value="97295" calcext:value-type="float">
            <text:p>97295</text:p>
          </table:table-cell>
          <table:table-cell office:value-type="float" office:value="96569" calcext:value-type="float">
            <text:p>96569</text:p>
          </table:table-cell>
          <table:table-cell office:value-type="float" office:value="95516" calcext:value-type="float">
            <text:p>95516</text:p>
          </table:table-cell>
          <table:table-cell table:formula="of:=ROUNDDOWN([.C94]/[.B94]; 4)" office:value-type="float" office:value="0.9931" calcext:value-type="float">
            <text:p>0,9931</text:p>
          </table:table-cell>
          <table:table-cell table:formula="of:=ROUNDDOWN([.D94]/[.C94]; 4)" office:value-type="float" office:value="0.9942" calcext:value-type="float">
            <text:p>0,9942</text:p>
          </table:table-cell>
          <table:table-cell table:formula="of:=ROUNDDOWN([.E94]/[.D94]; 4)" office:value-type="float" office:value="0.9926" calcext:value-type="float">
            <text:p>0,9926</text:p>
          </table:table-cell>
          <table:table-cell table:formula="of:=ROUNDDOWN([.F94]/[.E94]; 4)" office:value-type="float" office:value="0.9925" calcext:value-type="float">
            <text:p>0,9925</text:p>
          </table:table-cell>
          <table:table-cell table:formula="of:=ROUNDDOWN([.G94]/[.F94]; 4)" office:value-type="float" office:value="0.989" calcext:value-type="float">
            <text:p>0,989</text:p>
          </table:table-cell>
          <table:table-cell table:formula="of:=AVERAGE([.H94:.L94])" office:value-type="float" office:value="0.99228" calcext:value-type="float">
            <text:p>0,99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3</text:p>
          </table:table-cell>
          <table:table-cell office:value-type="float" office:value="50282" calcext:value-type="float">
            <text:p>50282</text:p>
          </table:table-cell>
          <table:table-cell office:value-type="float" office:value="50285" calcext:value-type="float">
            <text:p>50285</text:p>
          </table:table-cell>
          <table:table-cell office:value-type="float" office:value="50224" calcext:value-type="float">
            <text:p>50224</text:p>
          </table:table-cell>
          <table:table-cell office:value-type="float" office:value="50103" calcext:value-type="float">
            <text:p>50103</text:p>
          </table:table-cell>
          <table:table-cell office:value-type="float" office:value="49918" calcext:value-type="float">
            <text:p>49918</text:p>
          </table:table-cell>
          <table:table-cell office:value-type="float" office:value="49736" calcext:value-type="float">
            <text:p>49736</text:p>
          </table:table-cell>
          <table:table-cell table:formula="of:=ROUNDDOWN([.C95]/[.B95]; 4)" office:value-type="float" office:value="1" calcext:value-type="float">
            <text:p>1</text:p>
          </table:table-cell>
          <table:table-cell table:formula="of:=ROUNDDOWN([.D95]/[.C95]; 4)" office:value-type="float" office:value="0.9987" calcext:value-type="float">
            <text:p>0,9987</text:p>
          </table:table-cell>
          <table:table-cell table:formula="of:=ROUNDDOWN([.E95]/[.D95]; 4)" office:value-type="float" office:value="0.9975" calcext:value-type="float">
            <text:p>0,9975</text:p>
          </table:table-cell>
          <table:table-cell table:formula="of:=ROUNDDOWN([.F95]/[.E95]; 4)" office:value-type="float" office:value="0.9963" calcext:value-type="float">
            <text:p>0,9963</text:p>
          </table:table-cell>
          <table:table-cell table:formula="of:=ROUNDDOWN([.G95]/[.F95]; 4)" office:value-type="float" office:value="0.9963" calcext:value-type="float">
            <text:p>0,9963</text:p>
          </table:table-cell>
          <table:table-cell table:formula="of:=AVERAGE([.H95:.L95])" office:value-type="float" office:value="0.99776" calcext:value-type="float">
            <text:p>0,99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4</text:p>
          </table:table-cell>
          <table:table-cell office:value-type="float" office:value="51062" calcext:value-type="float">
            <text:p>51062</text:p>
          </table:table-cell>
          <table:table-cell office:value-type="float" office:value="50769" calcext:value-type="float">
            <text:p>50769</text:p>
          </table:table-cell>
          <table:table-cell office:value-type="float" office:value="50527" calcext:value-type="float">
            <text:p>50527</text:p>
          </table:table-cell>
          <table:table-cell office:value-type="float" office:value="50143" calcext:value-type="float">
            <text:p>50143</text:p>
          </table:table-cell>
          <table:table-cell office:value-type="float" office:value="49747" calcext:value-type="float">
            <text:p>49747</text:p>
          </table:table-cell>
          <table:table-cell office:value-type="float" office:value="49286" calcext:value-type="float">
            <text:p>49286</text:p>
          </table:table-cell>
          <table:table-cell table:formula="of:=ROUNDDOWN([.C96]/[.B96]; 4)" office:value-type="float" office:value="0.9942" calcext:value-type="float">
            <text:p>0,9942</text:p>
          </table:table-cell>
          <table:table-cell table:formula="of:=ROUNDDOWN([.D96]/[.C96]; 4)" office:value-type="float" office:value="0.9952" calcext:value-type="float">
            <text:p>0,9952</text:p>
          </table:table-cell>
          <table:table-cell table:formula="of:=ROUNDDOWN([.E96]/[.D96]; 4)" office:value-type="float" office:value="0.9924" calcext:value-type="float">
            <text:p>0,9924</text:p>
          </table:table-cell>
          <table:table-cell table:formula="of:=ROUNDDOWN([.F96]/[.E96]; 4)" office:value-type="float" office:value="0.9921" calcext:value-type="float">
            <text:p>0,9921</text:p>
          </table:table-cell>
          <table:table-cell table:formula="of:=ROUNDDOWN([.G96]/[.F96]; 4)" office:value-type="float" office:value="0.9907" calcext:value-type="float">
            <text:p>0,9907</text:p>
          </table:table-cell>
          <table:table-cell table:formula="of:=AVERAGE([.H96:.L96])" office:value-type="float" office:value="0.99292" calcext:value-type="float">
            <text:p>0,99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5</text:p>
          </table:table-cell>
          <table:table-cell office:value-type="float" office:value="79631" calcext:value-type="float">
            <text:p>79631</text:p>
          </table:table-cell>
          <table:table-cell office:value-type="float" office:value="79340" calcext:value-type="float">
            <text:p>79340</text:p>
          </table:table-cell>
          <table:table-cell office:value-type="float" office:value="78994" calcext:value-type="float">
            <text:p>78994</text:p>
          </table:table-cell>
          <table:table-cell office:value-type="float" office:value="78616" calcext:value-type="float">
            <text:p>78616</text:p>
          </table:table-cell>
          <table:table-cell office:value-type="float" office:value="78099" calcext:value-type="float">
            <text:p>78099</text:p>
          </table:table-cell>
          <table:table-cell office:value-type="float" office:value="77614" calcext:value-type="float">
            <text:p>77614</text:p>
          </table:table-cell>
          <table:table-cell table:formula="of:=ROUNDDOWN([.C97]/[.B97]; 4)" office:value-type="float" office:value="0.9963" calcext:value-type="float">
            <text:p>0,9963</text:p>
          </table:table-cell>
          <table:table-cell table:formula="of:=ROUNDDOWN([.D97]/[.C97]; 4)" office:value-type="float" office:value="0.9956" calcext:value-type="float">
            <text:p>0,9956</text:p>
          </table:table-cell>
          <table:table-cell table:formula="of:=ROUNDDOWN([.E97]/[.D97]; 4)" office:value-type="float" office:value="0.9952" calcext:value-type="float">
            <text:p>0,9952</text:p>
          </table:table-cell>
          <table:table-cell table:formula="of:=ROUNDDOWN([.F97]/[.E97]; 4)" office:value-type="float" office:value="0.9934" calcext:value-type="float">
            <text:p>0,9934</text:p>
          </table:table-cell>
          <table:table-cell table:formula="of:=ROUNDDOWN([.G97]/[.F97]; 4)" office:value-type="float" office:value="0.9937" calcext:value-type="float">
            <text:p>0,9937</text:p>
          </table:table-cell>
          <table:table-cell table:formula="of:=AVERAGE([.H97:.L97])" office:value-type="float" office:value="0.99484" calcext:value-type="float">
            <text:p>0,99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6</text:p>
          </table:table-cell>
          <table:table-cell office:value-type="float" office:value="70430" calcext:value-type="float">
            <text:p>70430</text:p>
          </table:table-cell>
          <table:table-cell office:value-type="float" office:value="70796" calcext:value-type="float">
            <text:p>70796</text:p>
          </table:table-cell>
          <table:table-cell office:value-type="float" office:value="71182" calcext:value-type="float">
            <text:p>71182</text:p>
          </table:table-cell>
          <table:table-cell office:value-type="float" office:value="71705" calcext:value-type="float">
            <text:p>71705</text:p>
          </table:table-cell>
          <table:table-cell office:value-type="float" office:value="72179" calcext:value-type="float">
            <text:p>72179</text:p>
          </table:table-cell>
          <table:table-cell office:value-type="float" office:value="72565" calcext:value-type="float">
            <text:p>72565</text:p>
          </table:table-cell>
          <table:table-cell table:formula="of:=ROUNDDOWN([.C98]/[.B98]; 4)" office:value-type="float" office:value="1.0051" calcext:value-type="float">
            <text:p>1,0051</text:p>
          </table:table-cell>
          <table:table-cell table:formula="of:=ROUNDDOWN([.D98]/[.C98]; 4)" office:value-type="float" office:value="1.0054" calcext:value-type="float">
            <text:p>1,0054</text:p>
          </table:table-cell>
          <table:table-cell table:formula="of:=ROUNDDOWN([.E98]/[.D98]; 4)" office:value-type="float" office:value="1.0073" calcext:value-type="float">
            <text:p>1,0073</text:p>
          </table:table-cell>
          <table:table-cell table:formula="of:=ROUNDDOWN([.F98]/[.E98]; 4)" office:value-type="float" office:value="1.0066" calcext:value-type="float">
            <text:p>1,0066</text:p>
          </table:table-cell>
          <table:table-cell table:formula="of:=ROUNDDOWN([.G98]/[.F98]; 4)" office:value-type="float" office:value="1.0053" calcext:value-type="float">
            <text:p>1,0053</text:p>
          </table:table-cell>
          <table:table-cell table:formula="of:=AVERAGE([.H98:.L98])" office:value-type="float" office:value="1.00594" calcext:value-type="float">
            <text:p>1,00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7</text:p>
          </table:table-cell>
          <table:table-cell office:value-type="float" office:value="77457" calcext:value-type="float">
            <text:p>77457</text:p>
          </table:table-cell>
          <table:table-cell office:value-type="float" office:value="77203" calcext:value-type="float">
            <text:p>77203</text:p>
          </table:table-cell>
          <table:table-cell office:value-type="float" office:value="76984" calcext:value-type="float">
            <text:p>76984</text:p>
          </table:table-cell>
          <table:table-cell office:value-type="float" office:value="76623" calcext:value-type="float">
            <text:p>76623</text:p>
          </table:table-cell>
          <table:table-cell office:value-type="float" office:value="76106" calcext:value-type="float">
            <text:p>76106</text:p>
          </table:table-cell>
          <table:table-cell office:value-type="float" office:value="75524" calcext:value-type="float">
            <text:p>75524</text:p>
          </table:table-cell>
          <table:table-cell table:formula="of:=ROUNDDOWN([.C99]/[.B99]; 4)" office:value-type="float" office:value="0.9967" calcext:value-type="float">
            <text:p>0,9967</text:p>
          </table:table-cell>
          <table:table-cell table:formula="of:=ROUNDDOWN([.D99]/[.C99]; 4)" office:value-type="float" office:value="0.9971" calcext:value-type="float">
            <text:p>0,9971</text:p>
          </table:table-cell>
          <table:table-cell table:formula="of:=ROUNDDOWN([.E99]/[.D99]; 4)" office:value-type="float" office:value="0.9953" calcext:value-type="float">
            <text:p>0,9953</text:p>
          </table:table-cell>
          <table:table-cell table:formula="of:=ROUNDDOWN([.F99]/[.E99]; 4)" office:value-type="float" office:value="0.9932" calcext:value-type="float">
            <text:p>0,9932</text:p>
          </table:table-cell>
          <table:table-cell table:formula="of:=ROUNDDOWN([.G99]/[.F99]; 4)" office:value-type="float" office:value="0.9923" calcext:value-type="float">
            <text:p>0,9923</text:p>
          </table:table-cell>
          <table:table-cell table:formula="of:=AVERAGE([.H99:.L99])" office:value-type="float" office:value="0.99492" calcext:value-type="float">
            <text:p>0,99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8</text:p>
          </table:table-cell>
          <table:table-cell office:value-type="float" office:value="119518" calcext:value-type="float">
            <text:p>119518</text:p>
          </table:table-cell>
          <table:table-cell office:value-type="float" office:value="119299" calcext:value-type="float">
            <text:p>119299</text:p>
          </table:table-cell>
          <table:table-cell office:value-type="float" office:value="119285" calcext:value-type="float">
            <text:p>119285</text:p>
          </table:table-cell>
          <table:table-cell office:value-type="float" office:value="119289" calcext:value-type="float">
            <text:p>119289</text:p>
          </table:table-cell>
          <table:table-cell office:value-type="float" office:value="119291" calcext:value-type="float">
            <text:p>119291</text:p>
          </table:table-cell>
          <table:table-cell office:value-type="float" office:value="118941" calcext:value-type="float">
            <text:p>118941</text:p>
          </table:table-cell>
          <table:table-cell table:formula="of:=ROUNDDOWN([.C100]/[.B100]; 4)" office:value-type="float" office:value="0.9981" calcext:value-type="float">
            <text:p>0,9981</text:p>
          </table:table-cell>
          <table:table-cell table:formula="of:=ROUNDDOWN([.D100]/[.C100]; 4)" office:value-type="float" office:value="0.9998" calcext:value-type="float">
            <text:p>0,9998</text:p>
          </table:table-cell>
          <table:table-cell table:formula="of:=ROUNDDOWN([.E100]/[.D100]; 4)" office:value-type="float" office:value="1" calcext:value-type="float">
            <text:p>1</text:p>
          </table:table-cell>
          <table:table-cell table:formula="of:=ROUNDDOWN([.F100]/[.E100]; 4)" office:value-type="float" office:value="1" calcext:value-type="float">
            <text:p>1</text:p>
          </table:table-cell>
          <table:table-cell table:formula="of:=ROUNDDOWN([.G100]/[.F100]; 4)" office:value-type="float" office:value="0.997" calcext:value-type="float">
            <text:p>0,997</text:p>
          </table:table-cell>
          <table:table-cell table:formula="of:=AVERAGE([.H100:.L100])" office:value-type="float" office:value="0.99898" calcext:value-type="float">
            <text:p>0,99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9</text:p>
          </table:table-cell>
          <table:table-cell office:value-type="float" office:value="52023" calcext:value-type="float">
            <text:p>52023</text:p>
          </table:table-cell>
          <table:table-cell office:value-type="float" office:value="52003" calcext:value-type="float">
            <text:p>52003</text:p>
          </table:table-cell>
          <table:table-cell office:value-type="float" office:value="51851" calcext:value-type="float">
            <text:p>51851</text:p>
          </table:table-cell>
          <table:table-cell office:value-type="float" office:value="51597" calcext:value-type="float">
            <text:p>51597</text:p>
          </table:table-cell>
          <table:table-cell office:value-type="float" office:value="51220" calcext:value-type="float">
            <text:p>51220</text:p>
          </table:table-cell>
          <table:table-cell office:value-type="float" office:value="50952" calcext:value-type="float">
            <text:p>50952</text:p>
          </table:table-cell>
          <table:table-cell table:formula="of:=ROUNDDOWN([.C101]/[.B101]; 4)" office:value-type="float" office:value="0.9996" calcext:value-type="float">
            <text:p>0,9996</text:p>
          </table:table-cell>
          <table:table-cell table:formula="of:=ROUNDDOWN([.D101]/[.C101]; 4)" office:value-type="float" office:value="0.997" calcext:value-type="float">
            <text:p>0,997</text:p>
          </table:table-cell>
          <table:table-cell table:formula="of:=ROUNDDOWN([.E101]/[.D101]; 4)" office:value-type="float" office:value="0.9951" calcext:value-type="float">
            <text:p>0,9951</text:p>
          </table:table-cell>
          <table:table-cell table:formula="of:=ROUNDDOWN([.F101]/[.E101]; 4)" office:value-type="float" office:value="0.9926" calcext:value-type="float">
            <text:p>0,9926</text:p>
          </table:table-cell>
          <table:table-cell table:formula="of:=ROUNDDOWN([.G101]/[.F101]; 4)" office:value-type="float" office:value="0.9947" calcext:value-type="float">
            <text:p>0,9947</text:p>
          </table:table-cell>
          <table:table-cell table:formula="of:=AVERAGE([.H101:.L101])" office:value-type="float" office:value="0.9958" calcext:value-type="float">
            <text:p>0,9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</text:p>
          </table:table-cell>
          <table:table-cell office:value-type="float" office:value="91283" calcext:value-type="float">
            <text:p>91283</text:p>
          </table:table-cell>
          <table:table-cell office:value-type="float" office:value="91334" calcext:value-type="float">
            <text:p>91334</text:p>
          </table:table-cell>
          <table:table-cell office:value-type="float" office:value="91301" calcext:value-type="float">
            <text:p>91301</text:p>
          </table:table-cell>
          <table:table-cell office:value-type="float" office:value="91315" calcext:value-type="float">
            <text:p>91315</text:p>
          </table:table-cell>
          <table:table-cell office:value-type="float" office:value="91353" calcext:value-type="float">
            <text:p>91353</text:p>
          </table:table-cell>
          <table:table-cell office:value-type="float" office:value="91208" calcext:value-type="float">
            <text:p>91208</text:p>
          </table:table-cell>
          <table:table-cell table:formula="of:=ROUNDDOWN([.C102]/[.B102]; 4)" office:value-type="float" office:value="1.0005" calcext:value-type="float">
            <text:p>1,0005</text:p>
          </table:table-cell>
          <table:table-cell table:formula="of:=ROUNDDOWN([.D102]/[.C102]; 4)" office:value-type="float" office:value="0.9996" calcext:value-type="float">
            <text:p>0,9996</text:p>
          </table:table-cell>
          <table:table-cell table:formula="of:=ROUNDDOWN([.E102]/[.D102]; 4)" office:value-type="float" office:value="1.0001" calcext:value-type="float">
            <text:p>1,0001</text:p>
          </table:table-cell>
          <table:table-cell table:formula="of:=ROUNDDOWN([.F102]/[.E102]; 4)" office:value-type="float" office:value="1.0004" calcext:value-type="float">
            <text:p>1,0004</text:p>
          </table:table-cell>
          <table:table-cell table:formula="of:=ROUNDDOWN([.G102]/[.F102]; 4)" office:value-type="float" office:value="0.9984" calcext:value-type="float">
            <text:p>0,9984</text:p>
          </table:table-cell>
          <table:table-cell table:formula="of:=AVERAGE([.H102:.L102])" office:value-type="float" office:value="0.9998" calcext:value-type="float">
            <text:p>0,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1</text:p>
          </table:table-cell>
          <table:table-cell office:value-type="float" office:value="41679" calcext:value-type="float">
            <text:p>41679</text:p>
          </table:table-cell>
          <table:table-cell office:value-type="float" office:value="41484" calcext:value-type="float">
            <text:p>41484</text:p>
          </table:table-cell>
          <table:table-cell office:value-type="float" office:value="41380" calcext:value-type="float">
            <text:p>41380</text:p>
          </table:table-cell>
          <table:table-cell office:value-type="float" office:value="41205" calcext:value-type="float">
            <text:p>41205</text:p>
          </table:table-cell>
          <table:table-cell office:value-type="float" office:value="41108" calcext:value-type="float">
            <text:p>41108</text:p>
          </table:table-cell>
          <table:table-cell office:value-type="float" office:value="40906" calcext:value-type="float">
            <text:p>40906</text:p>
          </table:table-cell>
          <table:table-cell table:formula="of:=ROUNDDOWN([.C103]/[.B103]; 4)" office:value-type="float" office:value="0.9953" calcext:value-type="float">
            <text:p>0,9953</text:p>
          </table:table-cell>
          <table:table-cell table:formula="of:=ROUNDDOWN([.D103]/[.C103]; 4)" office:value-type="float" office:value="0.9974" calcext:value-type="float">
            <text:p>0,9974</text:p>
          </table:table-cell>
          <table:table-cell table:formula="of:=ROUNDDOWN([.E103]/[.D103]; 4)" office:value-type="float" office:value="0.9957" calcext:value-type="float">
            <text:p>0,9957</text:p>
          </table:table-cell>
          <table:table-cell table:formula="of:=ROUNDDOWN([.F103]/[.E103]; 4)" office:value-type="float" office:value="0.9976" calcext:value-type="float">
            <text:p>0,9976</text:p>
          </table:table-cell>
          <table:table-cell table:formula="of:=ROUNDDOWN([.G103]/[.F103]; 4)" office:value-type="float" office:value="0.995" calcext:value-type="float">
            <text:p>0,995</text:p>
          </table:table-cell>
          <table:table-cell table:formula="of:=AVERAGE([.H103:.L103])" office:value-type="float" office:value="0.9962" calcext:value-type="float">
            <text:p>0,9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2</text:p>
          </table:table-cell>
          <table:table-cell office:value-type="float" office:value="115125" calcext:value-type="float">
            <text:p>115125</text:p>
          </table:table-cell>
          <table:table-cell office:value-type="float" office:value="114336" calcext:value-type="float">
            <text:p>114336</text:p>
          </table:table-cell>
          <table:table-cell office:value-type="float" office:value="113923" calcext:value-type="float">
            <text:p>113923</text:p>
          </table:table-cell>
          <table:table-cell office:value-type="float" office:value="113315" calcext:value-type="float">
            <text:p>113315</text:p>
          </table:table-cell>
          <table:table-cell office:value-type="float" office:value="112644" calcext:value-type="float">
            <text:p>112644</text:p>
          </table:table-cell>
          <table:table-cell office:value-type="float" office:value="111696" calcext:value-type="float">
            <text:p>111696</text:p>
          </table:table-cell>
          <table:table-cell table:formula="of:=ROUNDDOWN([.C104]/[.B104]; 4)" office:value-type="float" office:value="0.9931" calcext:value-type="float">
            <text:p>0,9931</text:p>
          </table:table-cell>
          <table:table-cell table:formula="of:=ROUNDDOWN([.D104]/[.C104]; 4)" office:value-type="float" office:value="0.9963" calcext:value-type="float">
            <text:p>0,9963</text:p>
          </table:table-cell>
          <table:table-cell table:formula="of:=ROUNDDOWN([.E104]/[.D104]; 4)" office:value-type="float" office:value="0.9946" calcext:value-type="float">
            <text:p>0,9946</text:p>
          </table:table-cell>
          <table:table-cell table:formula="of:=ROUNDDOWN([.F104]/[.E104]; 4)" office:value-type="float" office:value="0.994" calcext:value-type="float">
            <text:p>0,994</text:p>
          </table:table-cell>
          <table:table-cell table:formula="of:=ROUNDDOWN([.G104]/[.F104]; 4)" office:value-type="float" office:value="0.9915" calcext:value-type="float">
            <text:p>0,9915</text:p>
          </table:table-cell>
          <table:table-cell table:formula="of:=AVERAGE([.H104:.L104])" office:value-type="float" office:value="0.9939" calcext:value-type="float">
            <text:p>0,9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3</text:p>
          </table:table-cell>
          <table:table-cell office:value-type="float" office:value="49239" calcext:value-type="float">
            <text:p>49239</text:p>
          </table:table-cell>
          <table:table-cell office:value-type="float" office:value="49081" calcext:value-type="float">
            <text:p>49081</text:p>
          </table:table-cell>
          <table:table-cell office:value-type="float" office:value="48997" calcext:value-type="float">
            <text:p>48997</text:p>
          </table:table-cell>
          <table:table-cell office:value-type="float" office:value="48808" calcext:value-type="float">
            <text:p>48808</text:p>
          </table:table-cell>
          <table:table-cell office:value-type="float" office:value="48592" calcext:value-type="float">
            <text:p>48592</text:p>
          </table:table-cell>
          <table:table-cell office:value-type="float" office:value="48385" calcext:value-type="float">
            <text:p>48385</text:p>
          </table:table-cell>
          <table:table-cell table:formula="of:=ROUNDDOWN([.C105]/[.B105]; 4)" office:value-type="float" office:value="0.9967" calcext:value-type="float">
            <text:p>0,9967</text:p>
          </table:table-cell>
          <table:table-cell table:formula="of:=ROUNDDOWN([.D105]/[.C105]; 4)" office:value-type="float" office:value="0.9982" calcext:value-type="float">
            <text:p>0,9982</text:p>
          </table:table-cell>
          <table:table-cell table:formula="of:=ROUNDDOWN([.E105]/[.D105]; 4)" office:value-type="float" office:value="0.9961" calcext:value-type="float">
            <text:p>0,9961</text:p>
          </table:table-cell>
          <table:table-cell table:formula="of:=ROUNDDOWN([.F105]/[.E105]; 4)" office:value-type="float" office:value="0.9955" calcext:value-type="float">
            <text:p>0,9955</text:p>
          </table:table-cell>
          <table:table-cell table:formula="of:=ROUNDDOWN([.G105]/[.F105]; 4)" office:value-type="float" office:value="0.9957" calcext:value-type="float">
            <text:p>0,9957</text:p>
          </table:table-cell>
          <table:table-cell table:formula="of:=AVERAGE([.H105:.L105])" office:value-type="float" office:value="0.99644" calcext:value-type="float">
            <text:p>0,99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4</text:p>
          </table:table-cell>
          <table:table-cell office:value-type="float" office:value="119268" calcext:value-type="float">
            <text:p>119268</text:p>
          </table:table-cell>
          <table:table-cell office:value-type="float" office:value="119009" calcext:value-type="float">
            <text:p>119009</text:p>
          </table:table-cell>
          <table:table-cell office:value-type="float" office:value="118692" calcext:value-type="float">
            <text:p>118692</text:p>
          </table:table-cell>
          <table:table-cell office:value-type="float" office:value="118240" calcext:value-type="float">
            <text:p>118240</text:p>
          </table:table-cell>
          <table:table-cell office:value-type="float" office:value="117674" calcext:value-type="float">
            <text:p>117674</text:p>
          </table:table-cell>
          <table:table-cell office:value-type="float" office:value="116918" calcext:value-type="float">
            <text:p>116918</text:p>
          </table:table-cell>
          <table:table-cell table:formula="of:=ROUNDDOWN([.C106]/[.B106]; 4)" office:value-type="float" office:value="0.9978" calcext:value-type="float">
            <text:p>0,9978</text:p>
          </table:table-cell>
          <table:table-cell table:formula="of:=ROUNDDOWN([.D106]/[.C106]; 4)" office:value-type="float" office:value="0.9973" calcext:value-type="float">
            <text:p>0,9973</text:p>
          </table:table-cell>
          <table:table-cell table:formula="of:=ROUNDDOWN([.E106]/[.D106]; 4)" office:value-type="float" office:value="0.9961" calcext:value-type="float">
            <text:p>0,9961</text:p>
          </table:table-cell>
          <table:table-cell table:formula="of:=ROUNDDOWN([.F106]/[.E106]; 4)" office:value-type="float" office:value="0.9952" calcext:value-type="float">
            <text:p>0,9952</text:p>
          </table:table-cell>
          <table:table-cell table:formula="of:=ROUNDDOWN([.G106]/[.F106]; 4)" office:value-type="float" office:value="0.9935" calcext:value-type="float">
            <text:p>0,9935</text:p>
          </table:table-cell>
          <table:table-cell table:formula="of:=AVERAGE([.H106:.L106])" office:value-type="float" office:value="0.99598" calcext:value-type="float">
            <text:p>0,99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5</text:p>
          </table:table-cell>
          <table:table-cell office:value-type="float" office:value="38177" calcext:value-type="float">
            <text:p>38177</text:p>
          </table:table-cell>
          <table:table-cell office:value-type="float" office:value="38198" calcext:value-type="float">
            <text:p>38198</text:p>
          </table:table-cell>
          <table:table-cell office:value-type="float" office:value="38224" calcext:value-type="float">
            <text:p>38224</text:p>
          </table:table-cell>
          <table:table-cell office:value-type="float" office:value="38195" calcext:value-type="float">
            <text:p>38195</text:p>
          </table:table-cell>
          <table:table-cell office:value-type="float" office:value="38174" calcext:value-type="float">
            <text:p>38174</text:p>
          </table:table-cell>
          <table:table-cell office:value-type="float" office:value="38173" calcext:value-type="float">
            <text:p>38173</text:p>
          </table:table-cell>
          <table:table-cell table:formula="of:=ROUNDDOWN([.C107]/[.B107]; 4)" office:value-type="float" office:value="1.0005" calcext:value-type="float">
            <text:p>1,0005</text:p>
          </table:table-cell>
          <table:table-cell table:formula="of:=ROUNDDOWN([.D107]/[.C107]; 4)" office:value-type="float" office:value="1.0006" calcext:value-type="float">
            <text:p>1,0006</text:p>
          </table:table-cell>
          <table:table-cell table:formula="of:=ROUNDDOWN([.E107]/[.D107]; 4)" office:value-type="float" office:value="0.9992" calcext:value-type="float">
            <text:p>0,9992</text:p>
          </table:table-cell>
          <table:table-cell table:formula="of:=ROUNDDOWN([.F107]/[.E107]; 4)" office:value-type="float" office:value="0.9994" calcext:value-type="float">
            <text:p>0,9994</text:p>
          </table:table-cell>
          <table:table-cell table:formula="of:=ROUNDDOWN([.G107]/[.F107]; 4)" office:value-type="float" office:value="0.9999" calcext:value-type="float">
            <text:p>0,9999</text:p>
          </table:table-cell>
          <table:table-cell table:formula="of:=AVERAGE([.H107:.L107])" office:value-type="float" office:value="0.99992" calcext:value-type="float">
            <text:p>0,99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6</text:p>
          </table:table-cell>
          <table:table-cell office:value-type="float" office:value="118671" calcext:value-type="float">
            <text:p>118671</text:p>
          </table:table-cell>
          <table:table-cell office:value-type="float" office:value="118234" calcext:value-type="float">
            <text:p>118234</text:p>
          </table:table-cell>
          <table:table-cell office:value-type="float" office:value="117852" calcext:value-type="float">
            <text:p>117852</text:p>
          </table:table-cell>
          <table:table-cell office:value-type="float" office:value="117259" calcext:value-type="float">
            <text:p>117259</text:p>
          </table:table-cell>
          <table:table-cell office:value-type="float" office:value="116519" calcext:value-type="float">
            <text:p>116519</text:p>
          </table:table-cell>
          <table:table-cell office:value-type="float" office:value="115735" calcext:value-type="float">
            <text:p>115735</text:p>
          </table:table-cell>
          <table:table-cell table:formula="of:=ROUNDDOWN([.C108]/[.B108]; 4)" office:value-type="float" office:value="0.9963" calcext:value-type="float">
            <text:p>0,9963</text:p>
          </table:table-cell>
          <table:table-cell table:formula="of:=ROUNDDOWN([.D108]/[.C108]; 4)" office:value-type="float" office:value="0.9967" calcext:value-type="float">
            <text:p>0,9967</text:p>
          </table:table-cell>
          <table:table-cell table:formula="of:=ROUNDDOWN([.E108]/[.D108]; 4)" office:value-type="float" office:value="0.9949" calcext:value-type="float">
            <text:p>0,9949</text:p>
          </table:table-cell>
          <table:table-cell table:formula="of:=ROUNDDOWN([.F108]/[.E108]; 4)" office:value-type="float" office:value="0.9936" calcext:value-type="float">
            <text:p>0,9936</text:p>
          </table:table-cell>
          <table:table-cell table:formula="of:=ROUNDDOWN([.G108]/[.F108]; 4)" office:value-type="float" office:value="0.9932" calcext:value-type="float">
            <text:p>0,9932</text:p>
          </table:table-cell>
          <table:table-cell table:formula="of:=AVERAGE([.H108:.L108])" office:value-type="float" office:value="0.99494" calcext:value-type="float">
            <text:p>0,99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7</text:p>
          </table:table-cell>
          <table:table-cell office:value-type="float" office:value="77290" calcext:value-type="float">
            <text:p>77290</text:p>
          </table:table-cell>
          <table:table-cell office:value-type="float" office:value="77238" calcext:value-type="float">
            <text:p>77238</text:p>
          </table:table-cell>
          <table:table-cell office:value-type="float" office:value="77017" calcext:value-type="float">
            <text:p>77017</text:p>
          </table:table-cell>
          <table:table-cell office:value-type="float" office:value="76699" calcext:value-type="float">
            <text:p>76699</text:p>
          </table:table-cell>
          <table:table-cell office:value-type="float" office:value="76256" calcext:value-type="float">
            <text:p>76256</text:p>
          </table:table-cell>
          <table:table-cell office:value-type="float" office:value="75736" calcext:value-type="float">
            <text:p>75736</text:p>
          </table:table-cell>
          <table:table-cell table:formula="of:=ROUNDDOWN([.C109]/[.B109]; 4)" office:value-type="float" office:value="0.9993" calcext:value-type="float">
            <text:p>0,9993</text:p>
          </table:table-cell>
          <table:table-cell table:formula="of:=ROUNDDOWN([.D109]/[.C109]; 4)" office:value-type="float" office:value="0.9971" calcext:value-type="float">
            <text:p>0,9971</text:p>
          </table:table-cell>
          <table:table-cell table:formula="of:=ROUNDDOWN([.E109]/[.D109]; 4)" office:value-type="float" office:value="0.9958" calcext:value-type="float">
            <text:p>0,9958</text:p>
          </table:table-cell>
          <table:table-cell table:formula="of:=ROUNDDOWN([.F109]/[.E109]; 4)" office:value-type="float" office:value="0.9942" calcext:value-type="float">
            <text:p>0,9942</text:p>
          </table:table-cell>
          <table:table-cell table:formula="of:=ROUNDDOWN([.G109]/[.F109]; 4)" office:value-type="float" office:value="0.9931" calcext:value-type="float">
            <text:p>0,9931</text:p>
          </table:table-cell>
          <table:table-cell table:formula="of:=AVERAGE([.H109:.L109])" office:value-type="float" office:value="0.9959" calcext:value-type="float">
            <text:p>0,9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8</text:p>
          </table:table-cell>
          <table:table-cell office:value-type="float" office:value="42195" calcext:value-type="float">
            <text:p>42195</text:p>
          </table:table-cell>
          <table:table-cell office:value-type="float" office:value="42237" calcext:value-type="float">
            <text:p>42237</text:p>
          </table:table-cell>
          <table:table-cell office:value-type="float" office:value="42255" calcext:value-type="float">
            <text:p>42255</text:p>
          </table:table-cell>
          <table:table-cell office:value-type="float" office:value="42213" calcext:value-type="float">
            <text:p>42213</text:p>
          </table:table-cell>
          <table:table-cell office:value-type="float" office:value="42105" calcext:value-type="float">
            <text:p>42105</text:p>
          </table:table-cell>
          <table:table-cell office:value-type="float" office:value="41984" calcext:value-type="float">
            <text:p>41984</text:p>
          </table:table-cell>
          <table:table-cell table:formula="of:=ROUNDDOWN([.C110]/[.B110]; 4)" office:value-type="float" office:value="1.0009" calcext:value-type="float">
            <text:p>1,0009</text:p>
          </table:table-cell>
          <table:table-cell table:formula="of:=ROUNDDOWN([.D110]/[.C110]; 4)" office:value-type="float" office:value="1.0004" calcext:value-type="float">
            <text:p>1,0004</text:p>
          </table:table-cell>
          <table:table-cell table:formula="of:=ROUNDDOWN([.E110]/[.D110]; 4)" office:value-type="float" office:value="0.999" calcext:value-type="float">
            <text:p>0,999</text:p>
          </table:table-cell>
          <table:table-cell table:formula="of:=ROUNDDOWN([.F110]/[.E110]; 4)" office:value-type="float" office:value="0.9974" calcext:value-type="float">
            <text:p>0,9974</text:p>
          </table:table-cell>
          <table:table-cell table:formula="of:=ROUNDDOWN([.G110]/[.F110]; 4)" office:value-type="float" office:value="0.9971" calcext:value-type="float">
            <text:p>0,9971</text:p>
          </table:table-cell>
          <table:table-cell table:formula="of:=AVERAGE([.H110:.L110])" office:value-type="float" office:value="0.99896" calcext:value-type="float">
            <text:p>0,99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9</text:p>
          </table:table-cell>
          <table:table-cell office:value-type="float" office:value="67483" calcext:value-type="float">
            <text:p>67483</text:p>
          </table:table-cell>
          <table:table-cell office:value-type="float" office:value="67248" calcext:value-type="float">
            <text:p>67248</text:p>
          </table:table-cell>
          <table:table-cell office:value-type="float" office:value="67049" calcext:value-type="float">
            <text:p>67049</text:p>
          </table:table-cell>
          <table:table-cell office:value-type="float" office:value="66766" calcext:value-type="float">
            <text:p>66766</text:p>
          </table:table-cell>
          <table:table-cell office:value-type="float" office:value="66380" calcext:value-type="float">
            <text:p>66380</text:p>
          </table:table-cell>
          <table:table-cell office:value-type="float" office:value="66064" calcext:value-type="float">
            <text:p>66064</text:p>
          </table:table-cell>
          <table:table-cell table:formula="of:=ROUNDDOWN([.C111]/[.B111]; 4)" office:value-type="float" office:value="0.9965" calcext:value-type="float">
            <text:p>0,9965</text:p>
          </table:table-cell>
          <table:table-cell table:formula="of:=ROUNDDOWN([.D111]/[.C111]; 4)" office:value-type="float" office:value="0.997" calcext:value-type="float">
            <text:p>0,997</text:p>
          </table:table-cell>
          <table:table-cell table:formula="of:=ROUNDDOWN([.E111]/[.D111]; 4)" office:value-type="float" office:value="0.9957" calcext:value-type="float">
            <text:p>0,9957</text:p>
          </table:table-cell>
          <table:table-cell table:formula="of:=ROUNDDOWN([.F111]/[.E111]; 4)" office:value-type="float" office:value="0.9942" calcext:value-type="float">
            <text:p>0,9942</text:p>
          </table:table-cell>
          <table:table-cell table:formula="of:=ROUNDDOWN([.G111]/[.F111]; 4)" office:value-type="float" office:value="0.9952" calcext:value-type="float">
            <text:p>0,9952</text:p>
          </table:table-cell>
          <table:table-cell table:formula="of:=AVERAGE([.H111:.L111])" office:value-type="float" office:value="0.99572" calcext:value-type="float">
            <text:p>0,99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20</text:p>
          </table:table-cell>
          <table:table-cell office:value-type="float" office:value="165130" calcext:value-type="float">
            <text:p>165130</text:p>
          </table:table-cell>
          <table:table-cell office:value-type="float" office:value="165206" calcext:value-type="float">
            <text:p>165206</text:p>
          </table:table-cell>
          <table:table-cell office:value-type="float" office:value="165606" calcext:value-type="float">
            <text:p>165606</text:p>
          </table:table-cell>
          <table:table-cell office:value-type="float" office:value="165916" calcext:value-type="float">
            <text:p>165916</text:p>
          </table:table-cell>
          <table:table-cell office:value-type="float" office:value="166113" calcext:value-type="float">
            <text:p>166113</text:p>
          </table:table-cell>
          <table:table-cell office:value-type="float" office:value="165850" calcext:value-type="float">
            <text:p>165850</text:p>
          </table:table-cell>
          <table:table-cell table:formula="of:=ROUNDDOWN([.C112]/[.B112]; 4)" office:value-type="float" office:value="1.0004" calcext:value-type="float">
            <text:p>1,0004</text:p>
          </table:table-cell>
          <table:table-cell table:formula="of:=ROUNDDOWN([.D112]/[.C112]; 4)" office:value-type="float" office:value="1.0024" calcext:value-type="float">
            <text:p>1,0024</text:p>
          </table:table-cell>
          <table:table-cell table:formula="of:=ROUNDDOWN([.E112]/[.D112]; 4)" office:value-type="float" office:value="1.0018" calcext:value-type="float">
            <text:p>1,0018</text:p>
          </table:table-cell>
          <table:table-cell table:formula="of:=ROUNDDOWN([.F112]/[.E112]; 4)" office:value-type="float" office:value="1.0011" calcext:value-type="float">
            <text:p>1,0011</text:p>
          </table:table-cell>
          <table:table-cell table:formula="of:=ROUNDDOWN([.G112]/[.F112]; 4)" office:value-type="float" office:value="0.9984" calcext:value-type="float">
            <text:p>0,9984</text:p>
          </table:table-cell>
          <table:table-cell table:formula="of:=AVERAGE([.H112:.L112])" office:value-type="float" office:value="1.00082" calcext:value-type="float">
            <text:p>1,00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21</text:p>
          </table:table-cell>
          <table:table-cell office:value-type="float" office:value="30933" calcext:value-type="float">
            <text:p>30933</text:p>
          </table:table-cell>
          <table:table-cell office:value-type="float" office:value="30912" calcext:value-type="float">
            <text:p>30912</text:p>
          </table:table-cell>
          <table:table-cell office:value-type="float" office:value="30884" calcext:value-type="float">
            <text:p>30884</text:p>
          </table:table-cell>
          <table:table-cell office:value-type="float" office:value="30890" calcext:value-type="float">
            <text:p>30890</text:p>
          </table:table-cell>
          <table:table-cell office:value-type="float" office:value="30833" calcext:value-type="float">
            <text:p>30833</text:p>
          </table:table-cell>
          <table:table-cell office:value-type="float" office:value="30648" calcext:value-type="float">
            <text:p>30648</text:p>
          </table:table-cell>
          <table:table-cell table:formula="of:=ROUNDDOWN([.C113]/[.B113]; 4)" office:value-type="float" office:value="0.9993" calcext:value-type="float">
            <text:p>0,9993</text:p>
          </table:table-cell>
          <table:table-cell table:formula="of:=ROUNDDOWN([.D113]/[.C113]; 4)" office:value-type="float" office:value="0.999" calcext:value-type="float">
            <text:p>0,999</text:p>
          </table:table-cell>
          <table:table-cell table:formula="of:=ROUNDDOWN([.E113]/[.D113]; 4)" office:value-type="float" office:value="1.0001" calcext:value-type="float">
            <text:p>1,0001</text:p>
          </table:table-cell>
          <table:table-cell table:formula="of:=ROUNDDOWN([.F113]/[.E113]; 4)" office:value-type="float" office:value="0.9981" calcext:value-type="float">
            <text:p>0,9981</text:p>
          </table:table-cell>
          <table:table-cell table:formula="of:=ROUNDDOWN([.G113]/[.F113]; 4)" office:value-type="float" office:value="0.9939" calcext:value-type="float">
            <text:p>0,9939</text:p>
          </table:table-cell>
          <table:table-cell table:formula="of:=AVERAGE([.H113:.L113])" office:value-type="float" office:value="0.99808" calcext:value-type="float">
            <text:p>0,99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61</text:p>
          </table:table-cell>
          <table:table-cell office:value-type="float" office:value="700982" calcext:value-type="float">
            <text:p>700982</text:p>
          </table:table-cell>
          <table:table-cell office:value-type="float" office:value="696503" calcext:value-type="float">
            <text:p>696503</text:p>
          </table:table-cell>
          <table:table-cell office:value-type="float" office:value="690422" calcext:value-type="float">
            <text:p>690422</text:p>
          </table:table-cell>
          <table:table-cell office:value-type="float" office:value="685285" calcext:value-type="float">
            <text:p>685285</text:p>
          </table:table-cell>
          <table:table-cell office:value-type="float" office:value="679941" calcext:value-type="float">
            <text:p>679941</text:p>
          </table:table-cell>
          <table:table-cell office:value-type="float" office:value="672185" calcext:value-type="float">
            <text:p>672185</text:p>
          </table:table-cell>
          <table:table-cell table:formula="of:=ROUNDDOWN([.C114]/[.B114]; 4)" office:value-type="float" office:value="0.9936" calcext:value-type="float">
            <text:p>0,9936</text:p>
          </table:table-cell>
          <table:table-cell table:formula="of:=ROUNDDOWN([.D114]/[.C114]; 4)" office:value-type="float" office:value="0.9912" calcext:value-type="float">
            <text:p>0,9912</text:p>
          </table:table-cell>
          <table:table-cell table:formula="of:=ROUNDDOWN([.E114]/[.D114]; 4)" office:value-type="float" office:value="0.9925" calcext:value-type="float">
            <text:p>0,9925</text:p>
          </table:table-cell>
          <table:table-cell table:formula="of:=ROUNDDOWN([.F114]/[.E114]; 4)" office:value-type="float" office:value="0.9922" calcext:value-type="float">
            <text:p>0,9922</text:p>
          </table:table-cell>
          <table:table-cell table:formula="of:=ROUNDDOWN([.G114]/[.F114]; 4)" office:value-type="float" office:value="0.9885" calcext:value-type="float">
            <text:p>0,9885</text:p>
          </table:table-cell>
          <table:table-cell table:formula="of:=AVERAGE([.H114:.L114])" office:value-type="float" office:value="0.9916" calcext:value-type="float">
            <text:p>0,9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62</text:p>
          </table:table-cell>
          <table:table-cell office:value-type="float" office:value="75183" calcext:value-type="float">
            <text:p>75183</text:p>
          </table:table-cell>
          <table:table-cell office:value-type="float" office:value="74694" calcext:value-type="float">
            <text:p>74694</text:p>
          </table:table-cell>
          <table:table-cell office:value-type="float" office:value="74312" calcext:value-type="float">
            <text:p>74312</text:p>
          </table:table-cell>
          <table:table-cell office:value-type="float" office:value="73670" calcext:value-type="float">
            <text:p>73670</text:p>
          </table:table-cell>
          <table:table-cell office:value-type="float" office:value="73090" calcext:value-type="float">
            <text:p>73090</text:p>
          </table:table-cell>
          <table:table-cell office:value-type="float" office:value="72250" calcext:value-type="float">
            <text:p>72250</text:p>
          </table:table-cell>
          <table:table-cell table:formula="of:=ROUNDDOWN([.C115]/[.B115]; 4)" office:value-type="float" office:value="0.9934" calcext:value-type="float">
            <text:p>0,9934</text:p>
          </table:table-cell>
          <table:table-cell table:formula="of:=ROUNDDOWN([.D115]/[.C115]; 4)" office:value-type="float" office:value="0.9948" calcext:value-type="float">
            <text:p>0,9948</text:p>
          </table:table-cell>
          <table:table-cell table:formula="of:=ROUNDDOWN([.E115]/[.D115]; 4)" office:value-type="float" office:value="0.9913" calcext:value-type="float">
            <text:p>0,9913</text:p>
          </table:table-cell>
          <table:table-cell table:formula="of:=ROUNDDOWN([.F115]/[.E115]; 4)" office:value-type="float" office:value="0.9921" calcext:value-type="float">
            <text:p>0,9921</text:p>
          </table:table-cell>
          <table:table-cell table:formula="of:=ROUNDDOWN([.G115]/[.F115]; 4)" office:value-type="float" office:value="0.9885" calcext:value-type="float">
            <text:p>0,9885</text:p>
          </table:table-cell>
          <table:table-cell table:formula="of:=AVERAGE([.H115:.L115])" office:value-type="float" office:value="0.99202" calcext:value-type="float">
            <text:p>0,99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63</text:p>
          </table:table-cell>
          <table:table-cell office:value-type="float" office:value="48388" calcext:value-type="float">
            <text:p>48388</text:p>
          </table:table-cell>
          <table:table-cell office:value-type="float" office:value="48327" calcext:value-type="float">
            <text:p>48327</text:p>
          </table:table-cell>
          <table:table-cell office:value-type="float" office:value="48308" calcext:value-type="float">
            <text:p>48308</text:p>
          </table:table-cell>
          <table:table-cell office:value-type="float" office:value="48178" calcext:value-type="float">
            <text:p>48178</text:p>
          </table:table-cell>
          <table:table-cell office:value-type="float" office:value="48089" calcext:value-type="float">
            <text:p>48089</text:p>
          </table:table-cell>
          <table:table-cell office:value-type="float" office:value="47655" calcext:value-type="float">
            <text:p>47655</text:p>
          </table:table-cell>
          <table:table-cell table:formula="of:=ROUNDDOWN([.C116]/[.B116]; 4)" office:value-type="float" office:value="0.9987" calcext:value-type="float">
            <text:p>0,9987</text:p>
          </table:table-cell>
          <table:table-cell table:formula="of:=ROUNDDOWN([.D116]/[.C116]; 4)" office:value-type="float" office:value="0.9996" calcext:value-type="float">
            <text:p>0,9996</text:p>
          </table:table-cell>
          <table:table-cell table:formula="of:=ROUNDDOWN([.E116]/[.D116]; 4)" office:value-type="float" office:value="0.9973" calcext:value-type="float">
            <text:p>0,9973</text:p>
          </table:table-cell>
          <table:table-cell table:formula="of:=ROUNDDOWN([.F116]/[.E116]; 4)" office:value-type="float" office:value="0.9981" calcext:value-type="float">
            <text:p>0,9981</text:p>
          </table:table-cell>
          <table:table-cell table:formula="of:=ROUNDDOWN([.G116]/[.F116]; 4)" office:value-type="float" office:value="0.9909" calcext:value-type="float">
            <text:p>0,9909</text:p>
          </table:table-cell>
          <table:table-cell table:formula="of:=AVERAGE([.H116:.L116])" office:value-type="float" office:value="0.99692" calcext:value-type="float">
            <text:p>0,99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1</text:p>
          </table:table-cell>
          <table:table-cell office:value-type="float" office:value="105416" calcext:value-type="float">
            <text:p>105416</text:p>
          </table:table-cell>
          <table:table-cell office:value-type="float" office:value="105747" calcext:value-type="float">
            <text:p>105747</text:p>
          </table:table-cell>
          <table:table-cell office:value-type="float" office:value="106096" calcext:value-type="float">
            <text:p>106096</text:p>
          </table:table-cell>
          <table:table-cell office:value-type="float" office:value="106514" calcext:value-type="float">
            <text:p>106514</text:p>
          </table:table-cell>
          <table:table-cell office:value-type="float" office:value="106858" calcext:value-type="float">
            <text:p>106858</text:p>
          </table:table-cell>
          <table:table-cell office:value-type="float" office:value="106947" calcext:value-type="float">
            <text:p>106947</text:p>
          </table:table-cell>
          <table:table-cell table:formula="of:=ROUNDDOWN([.C117]/[.B117]; 4)" office:value-type="float" office:value="1.0031" calcext:value-type="float">
            <text:p>1,0031</text:p>
          </table:table-cell>
          <table:table-cell table:formula="of:=ROUNDDOWN([.D117]/[.C117]; 4)" office:value-type="float" office:value="1.0033" calcext:value-type="float">
            <text:p>1,0033</text:p>
          </table:table-cell>
          <table:table-cell table:formula="of:=ROUNDDOWN([.E117]/[.D117]; 4)" office:value-type="float" office:value="1.0039" calcext:value-type="float">
            <text:p>1,0039</text:p>
          </table:table-cell>
          <table:table-cell table:formula="of:=ROUNDDOWN([.F117]/[.E117]; 4)" office:value-type="float" office:value="1.0032" calcext:value-type="float">
            <text:p>1,0032</text:p>
          </table:table-cell>
          <table:table-cell table:formula="of:=ROUNDDOWN([.G117]/[.F117]; 4)" office:value-type="float" office:value="1.0008" calcext:value-type="float">
            <text:p>1,0008</text:p>
          </table:table-cell>
          <table:table-cell table:formula="of:=AVERAGE([.H117:.L117])" office:value-type="float" office:value="1.00286" calcext:value-type="float">
            <text:p>1,00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2</text:p>
          </table:table-cell>
          <table:table-cell office:value-type="float" office:value="92983" calcext:value-type="float">
            <text:p>92983</text:p>
          </table:table-cell>
          <table:table-cell office:value-type="float" office:value="93001" calcext:value-type="float">
            <text:p>93001</text:p>
          </table:table-cell>
          <table:table-cell office:value-type="float" office:value="93164" calcext:value-type="float">
            <text:p>93164</text:p>
          </table:table-cell>
          <table:table-cell office:value-type="float" office:value="93206" calcext:value-type="float">
            <text:p>93206</text:p>
          </table:table-cell>
          <table:table-cell office:value-type="float" office:value="93201" calcext:value-type="float">
            <text:p>93201</text:p>
          </table:table-cell>
          <table:table-cell office:value-type="float" office:value="93035" calcext:value-type="float">
            <text:p>93035</text:p>
          </table:table-cell>
          <table:table-cell table:formula="of:=ROUNDDOWN([.C118]/[.B118]; 4)" office:value-type="float" office:value="1.0001" calcext:value-type="float">
            <text:p>1,0001</text:p>
          </table:table-cell>
          <table:table-cell table:formula="of:=ROUNDDOWN([.D118]/[.C118]; 4)" office:value-type="float" office:value="1.0017" calcext:value-type="float">
            <text:p>1,0017</text:p>
          </table:table-cell>
          <table:table-cell table:formula="of:=ROUNDDOWN([.E118]/[.D118]; 4)" office:value-type="float" office:value="1.0004" calcext:value-type="float">
            <text:p>1,0004</text:p>
          </table:table-cell>
          <table:table-cell table:formula="of:=ROUNDDOWN([.F118]/[.E118]; 4)" office:value-type="float" office:value="0.9999" calcext:value-type="float">
            <text:p>0,9999</text:p>
          </table:table-cell>
          <table:table-cell table:formula="of:=ROUNDDOWN([.G118]/[.F118]; 4)" office:value-type="float" office:value="0.9982" calcext:value-type="float">
            <text:p>0,9982</text:p>
          </table:table-cell>
          <table:table-cell table:formula="of:=AVERAGE([.H118:.L118])" office:value-type="float" office:value="1.00006" calcext:value-type="float">
            <text:p>1,00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3</text:p>
          </table:table-cell>
          <table:table-cell office:value-type="float" office:value="126463" calcext:value-type="float">
            <text:p>126463</text:p>
          </table:table-cell>
          <table:table-cell office:value-type="float" office:value="126049" calcext:value-type="float">
            <text:p>126049</text:p>
          </table:table-cell>
          <table:table-cell office:value-type="float" office:value="125725" calcext:value-type="float">
            <text:p>125725</text:p>
          </table:table-cell>
          <table:table-cell office:value-type="float" office:value="125385" calcext:value-type="float">
            <text:p>125385</text:p>
          </table:table-cell>
          <table:table-cell office:value-type="float" office:value="124536" calcext:value-type="float">
            <text:p>124536</text:p>
          </table:table-cell>
          <table:table-cell office:value-type="float" office:value="123664" calcext:value-type="float">
            <text:p>123664</text:p>
          </table:table-cell>
          <table:table-cell table:formula="of:=ROUNDDOWN([.C119]/[.B119]; 4)" office:value-type="float" office:value="0.9967" calcext:value-type="float">
            <text:p>0,9967</text:p>
          </table:table-cell>
          <table:table-cell table:formula="of:=ROUNDDOWN([.D119]/[.C119]; 4)" office:value-type="float" office:value="0.9974" calcext:value-type="float">
            <text:p>0,9974</text:p>
          </table:table-cell>
          <table:table-cell table:formula="of:=ROUNDDOWN([.E119]/[.D119]; 4)" office:value-type="float" office:value="0.9972" calcext:value-type="float">
            <text:p>0,9972</text:p>
          </table:table-cell>
          <table:table-cell table:formula="of:=ROUNDDOWN([.F119]/[.E119]; 4)" office:value-type="float" office:value="0.9932" calcext:value-type="float">
            <text:p>0,9932</text:p>
          </table:table-cell>
          <table:table-cell table:formula="of:=ROUNDDOWN([.G119]/[.F119]; 4)" office:value-type="float" office:value="0.9929" calcext:value-type="float">
            <text:p>0,9929</text:p>
          </table:table-cell>
          <table:table-cell table:formula="of:=AVERAGE([.H119:.L119])" office:value-type="float" office:value="0.99548" calcext:value-type="float">
            <text:p>0,99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4</text:p>
          </table:table-cell>
          <table:table-cell office:value-type="float" office:value="59374" calcext:value-type="float">
            <text:p>59374</text:p>
          </table:table-cell>
          <table:table-cell office:value-type="float" office:value="59342" calcext:value-type="float">
            <text:p>59342</text:p>
          </table:table-cell>
          <table:table-cell office:value-type="float" office:value="59311" calcext:value-type="float">
            <text:p>59311</text:p>
          </table:table-cell>
          <table:table-cell office:value-type="float" office:value="59350" calcext:value-type="float">
            <text:p>59350</text:p>
          </table:table-cell>
          <table:table-cell office:value-type="float" office:value="59174" calcext:value-type="float">
            <text:p>59174</text:p>
          </table:table-cell>
          <table:table-cell office:value-type="float" office:value="58977" calcext:value-type="float">
            <text:p>58977</text:p>
          </table:table-cell>
          <table:table-cell table:formula="of:=ROUNDDOWN([.C120]/[.B120]; 4)" office:value-type="float" office:value="0.9994" calcext:value-type="float">
            <text:p>0,9994</text:p>
          </table:table-cell>
          <table:table-cell table:formula="of:=ROUNDDOWN([.D120]/[.C120]; 4)" office:value-type="float" office:value="0.9994" calcext:value-type="float">
            <text:p>0,9994</text:p>
          </table:table-cell>
          <table:table-cell table:formula="of:=ROUNDDOWN([.E120]/[.D120]; 4)" office:value-type="float" office:value="1.0006" calcext:value-type="float">
            <text:p>1,0006</text:p>
          </table:table-cell>
          <table:table-cell table:formula="of:=ROUNDDOWN([.F120]/[.E120]; 4)" office:value-type="float" office:value="0.997" calcext:value-type="float">
            <text:p>0,997</text:p>
          </table:table-cell>
          <table:table-cell table:formula="of:=ROUNDDOWN([.G120]/[.F120]; 4)" office:value-type="float" office:value="0.9966" calcext:value-type="float">
            <text:p>0,9966</text:p>
          </table:table-cell>
          <table:table-cell table:formula="of:=AVERAGE([.H120:.L120])" office:value-type="float" office:value="0.9986" calcext:value-type="float">
            <text:p>0,9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5</text:p>
          </table:table-cell>
          <table:table-cell office:value-type="float" office:value="109140" calcext:value-type="float">
            <text:p>109140</text:p>
          </table:table-cell>
          <table:table-cell office:value-type="float" office:value="109049" calcext:value-type="float">
            <text:p>109049</text:p>
          </table:table-cell>
          <table:table-cell office:value-type="float" office:value="109076" calcext:value-type="float">
            <text:p>109076</text:p>
          </table:table-cell>
          <table:table-cell office:value-type="float" office:value="109104" calcext:value-type="float">
            <text:p>109104</text:p>
          </table:table-cell>
          <table:table-cell office:value-type="float" office:value="108886" calcext:value-type="float">
            <text:p>108886</text:p>
          </table:table-cell>
          <table:table-cell office:value-type="float" office:value="108487" calcext:value-type="float">
            <text:p>108487</text:p>
          </table:table-cell>
          <table:table-cell table:formula="of:=ROUNDDOWN([.C121]/[.B121]; 4)" office:value-type="float" office:value="0.9991" calcext:value-type="float">
            <text:p>0,9991</text:p>
          </table:table-cell>
          <table:table-cell table:formula="of:=ROUNDDOWN([.D121]/[.C121]; 4)" office:value-type="float" office:value="1.0002" calcext:value-type="float">
            <text:p>1,0002</text:p>
          </table:table-cell>
          <table:table-cell table:formula="of:=ROUNDDOWN([.E121]/[.D121]; 4)" office:value-type="float" office:value="1.0002" calcext:value-type="float">
            <text:p>1,0002</text:p>
          </table:table-cell>
          <table:table-cell table:formula="of:=ROUNDDOWN([.F121]/[.E121]; 4)" office:value-type="float" office:value="0.998" calcext:value-type="float">
            <text:p>0,998</text:p>
          </table:table-cell>
          <table:table-cell table:formula="of:=ROUNDDOWN([.G121]/[.F121]; 4)" office:value-type="float" office:value="0.9963" calcext:value-type="float">
            <text:p>0,9963</text:p>
          </table:table-cell>
          <table:table-cell table:formula="of:=AVERAGE([.H121:.L121])" office:value-type="float" office:value="0.99876" calcext:value-type="float">
            <text:p>0,99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6</text:p>
          </table:table-cell>
          <table:table-cell office:value-type="float" office:value="270490" calcext:value-type="float">
            <text:p>270490</text:p>
          </table:table-cell>
          <table:table-cell office:value-type="float" office:value="272591" calcext:value-type="float">
            <text:p>272591</text:p>
          </table:table-cell>
          <table:table-cell office:value-type="float" office:value="274843" calcext:value-type="float">
            <text:p>274843</text:p>
          </table:table-cell>
          <table:table-cell office:value-type="float" office:value="277145" calcext:value-type="float">
            <text:p>277145</text:p>
          </table:table-cell>
          <table:table-cell office:value-type="float" office:value="279239" calcext:value-type="float">
            <text:p>279239</text:p>
          </table:table-cell>
          <table:table-cell office:value-type="float" office:value="281440" calcext:value-type="float">
            <text:p>281440</text:p>
          </table:table-cell>
          <table:table-cell table:formula="of:=ROUNDDOWN([.C122]/[.B122]; 4)" office:value-type="float" office:value="1.0077" calcext:value-type="float">
            <text:p>1,0077</text:p>
          </table:table-cell>
          <table:table-cell table:formula="of:=ROUNDDOWN([.D122]/[.C122]; 4)" office:value-type="float" office:value="1.0082" calcext:value-type="float">
            <text:p>1,0082</text:p>
          </table:table-cell>
          <table:table-cell table:formula="of:=ROUNDDOWN([.E122]/[.D122]; 4)" office:value-type="float" office:value="1.0083" calcext:value-type="float">
            <text:p>1,0083</text:p>
          </table:table-cell>
          <table:table-cell table:formula="of:=ROUNDDOWN([.F122]/[.E122]; 4)" office:value-type="float" office:value="1.0075" calcext:value-type="float">
            <text:p>1,0075</text:p>
          </table:table-cell>
          <table:table-cell table:formula="of:=ROUNDDOWN([.G122]/[.F122]; 4)" office:value-type="float" office:value="1.0078" calcext:value-type="float">
            <text:p>1,0078</text:p>
          </table:table-cell>
          <table:table-cell table:formula="of:=AVERAGE([.H122:.L122])" office:value-type="float" office:value="1.0079" calcext:value-type="float">
            <text:p>1,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7</text:p>
          </table:table-cell>
          <table:table-cell office:value-type="float" office:value="129699" calcext:value-type="float">
            <text:p>129699</text:p>
          </table:table-cell>
          <table:table-cell office:value-type="float" office:value="130289" calcext:value-type="float">
            <text:p>130289</text:p>
          </table:table-cell>
          <table:table-cell office:value-type="float" office:value="130964" calcext:value-type="float">
            <text:p>130964</text:p>
          </table:table-cell>
          <table:table-cell office:value-type="float" office:value="131523" calcext:value-type="float">
            <text:p>131523</text:p>
          </table:table-cell>
          <table:table-cell office:value-type="float" office:value="131764" calcext:value-type="float">
            <text:p>131764</text:p>
          </table:table-cell>
          <table:table-cell office:value-type="float" office:value="132148" calcext:value-type="float">
            <text:p>132148</text:p>
          </table:table-cell>
          <table:table-cell table:formula="of:=ROUNDDOWN([.C123]/[.B123]; 4)" office:value-type="float" office:value="1.0045" calcext:value-type="float">
            <text:p>1,0045</text:p>
          </table:table-cell>
          <table:table-cell table:formula="of:=ROUNDDOWN([.D123]/[.C123]; 4)" office:value-type="float" office:value="1.0051" calcext:value-type="float">
            <text:p>1,0051</text:p>
          </table:table-cell>
          <table:table-cell table:formula="of:=ROUNDDOWN([.E123]/[.D123]; 4)" office:value-type="float" office:value="1.0042" calcext:value-type="float">
            <text:p>1,0042</text:p>
          </table:table-cell>
          <table:table-cell table:formula="of:=ROUNDDOWN([.F123]/[.E123]; 4)" office:value-type="float" office:value="1.0018" calcext:value-type="float">
            <text:p>1,0018</text:p>
          </table:table-cell>
          <table:table-cell table:formula="of:=ROUNDDOWN([.G123]/[.F123]; 4)" office:value-type="float" office:value="1.0029" calcext:value-type="float">
            <text:p>1,0029</text:p>
          </table:table-cell>
          <table:table-cell table:formula="of:=AVERAGE([.H123:.L123])" office:value-type="float" office:value="1.0037" calcext:value-type="float">
            <text:p>1,0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8</text:p>
          </table:table-cell>
          <table:table-cell office:value-type="float" office:value="49592" calcext:value-type="float">
            <text:p>49592</text:p>
          </table:table-cell>
          <table:table-cell office:value-type="float" office:value="49505" calcext:value-type="float">
            <text:p>49505</text:p>
          </table:table-cell>
          <table:table-cell office:value-type="float" office:value="49315" calcext:value-type="float">
            <text:p>49315</text:p>
          </table:table-cell>
          <table:table-cell office:value-type="float" office:value="49137" calcext:value-type="float">
            <text:p>49137</text:p>
          </table:table-cell>
          <table:table-cell office:value-type="float" office:value="48818" calcext:value-type="float">
            <text:p>48818</text:p>
          </table:table-cell>
          <table:table-cell office:value-type="float" office:value="48464" calcext:value-type="float">
            <text:p>48464</text:p>
          </table:table-cell>
          <table:table-cell table:formula="of:=ROUNDDOWN([.C124]/[.B124]; 4)" office:value-type="float" office:value="0.9982" calcext:value-type="float">
            <text:p>0,9982</text:p>
          </table:table-cell>
          <table:table-cell table:formula="of:=ROUNDDOWN([.D124]/[.C124]; 4)" office:value-type="float" office:value="0.9961" calcext:value-type="float">
            <text:p>0,9961</text:p>
          </table:table-cell>
          <table:table-cell table:formula="of:=ROUNDDOWN([.E124]/[.D124]; 4)" office:value-type="float" office:value="0.9963" calcext:value-type="float">
            <text:p>0,9963</text:p>
          </table:table-cell>
          <table:table-cell table:formula="of:=ROUNDDOWN([.F124]/[.E124]; 4)" office:value-type="float" office:value="0.9935" calcext:value-type="float">
            <text:p>0,9935</text:p>
          </table:table-cell>
          <table:table-cell table:formula="of:=ROUNDDOWN([.G124]/[.F124]; 4)" office:value-type="float" office:value="0.9927" calcext:value-type="float">
            <text:p>0,9927</text:p>
          </table:table-cell>
          <table:table-cell table:formula="of:=AVERAGE([.H124:.L124])" office:value-type="float" office:value="0.99536" calcext:value-type="float">
            <text:p>0,99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9</text:p>
          </table:table-cell>
          <table:table-cell office:value-type="float" office:value="125020" calcext:value-type="float">
            <text:p>125020</text:p>
          </table:table-cell>
          <table:table-cell office:value-type="float" office:value="125647" calcext:value-type="float">
            <text:p>125647</text:p>
          </table:table-cell>
          <table:table-cell office:value-type="float" office:value="126339" calcext:value-type="float">
            <text:p>126339</text:p>
          </table:table-cell>
          <table:table-cell office:value-type="float" office:value="127028" calcext:value-type="float">
            <text:p>127028</text:p>
          </table:table-cell>
          <table:table-cell office:value-type="float" office:value="127600" calcext:value-type="float">
            <text:p>127600</text:p>
          </table:table-cell>
          <table:table-cell office:value-type="float" office:value="127972" calcext:value-type="float">
            <text:p>127972</text:p>
          </table:table-cell>
          <table:table-cell table:formula="of:=ROUNDDOWN([.C125]/[.B125]; 4)" office:value-type="float" office:value="1.005" calcext:value-type="float">
            <text:p>1,005</text:p>
          </table:table-cell>
          <table:table-cell table:formula="of:=ROUNDDOWN([.D125]/[.C125]; 4)" office:value-type="float" office:value="1.0055" calcext:value-type="float">
            <text:p>1,0055</text:p>
          </table:table-cell>
          <table:table-cell table:formula="of:=ROUNDDOWN([.E125]/[.D125]; 4)" office:value-type="float" office:value="1.0054" calcext:value-type="float">
            <text:p>1,0054</text:p>
          </table:table-cell>
          <table:table-cell table:formula="of:=ROUNDDOWN([.F125]/[.E125]; 4)" office:value-type="float" office:value="1.0045" calcext:value-type="float">
            <text:p>1,0045</text:p>
          </table:table-cell>
          <table:table-cell table:formula="of:=ROUNDDOWN([.G125]/[.F125]; 4)" office:value-type="float" office:value="1.0029" calcext:value-type="float">
            <text:p>1,0029</text:p>
          </table:table-cell>
          <table:table-cell table:formula="of:=AVERAGE([.H125:.L125])" office:value-type="float" office:value="1.00466" calcext:value-type="float">
            <text:p>1,00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0</text:p>
          </table:table-cell>
          <table:table-cell office:value-type="float" office:value="212894" calcext:value-type="float">
            <text:p>212894</text:p>
          </table:table-cell>
          <table:table-cell office:value-type="float" office:value="213864" calcext:value-type="float">
            <text:p>213864</text:p>
          </table:table-cell>
          <table:table-cell office:value-type="float" office:value="214999" calcext:value-type="float">
            <text:p>214999</text:p>
          </table:table-cell>
          <table:table-cell office:value-type="float" office:value="216176" calcext:value-type="float">
            <text:p>216176</text:p>
          </table:table-cell>
          <table:table-cell office:value-type="float" office:value="216796" calcext:value-type="float">
            <text:p>216796</text:p>
          </table:table-cell>
          <table:table-cell office:value-type="float" office:value="217071" calcext:value-type="float">
            <text:p>217071</text:p>
          </table:table-cell>
          <table:table-cell table:formula="of:=ROUNDDOWN([.C126]/[.B126]; 4)" office:value-type="float" office:value="1.0045" calcext:value-type="float">
            <text:p>1,0045</text:p>
          </table:table-cell>
          <table:table-cell table:formula="of:=ROUNDDOWN([.D126]/[.C126]; 4)" office:value-type="float" office:value="1.0053" calcext:value-type="float">
            <text:p>1,0053</text:p>
          </table:table-cell>
          <table:table-cell table:formula="of:=ROUNDDOWN([.E126]/[.D126]; 4)" office:value-type="float" office:value="1.0054" calcext:value-type="float">
            <text:p>1,0054</text:p>
          </table:table-cell>
          <table:table-cell table:formula="of:=ROUNDDOWN([.F126]/[.E126]; 4)" office:value-type="float" office:value="1.0028" calcext:value-type="float">
            <text:p>1,0028</text:p>
          </table:table-cell>
          <table:table-cell table:formula="of:=ROUNDDOWN([.G126]/[.F126]; 4)" office:value-type="float" office:value="1.0012" calcext:value-type="float">
            <text:p>1,0012</text:p>
          </table:table-cell>
          <table:table-cell table:formula="of:=AVERAGE([.H126:.L126])" office:value-type="float" office:value="1.00384" calcext:value-type="float">
            <text:p>1,00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1</text:p>
          </table:table-cell>
          <table:table-cell office:value-type="float" office:value="190517" calcext:value-type="float">
            <text:p>190517</text:p>
          </table:table-cell>
          <table:table-cell office:value-type="float" office:value="190757" calcext:value-type="float">
            <text:p>190757</text:p>
          </table:table-cell>
          <table:table-cell office:value-type="float" office:value="191266" calcext:value-type="float">
            <text:p>191266</text:p>
          </table:table-cell>
          <table:table-cell office:value-type="float" office:value="191508" calcext:value-type="float">
            <text:p>191508</text:p>
          </table:table-cell>
          <table:table-cell office:value-type="float" office:value="191782" calcext:value-type="float">
            <text:p>191782</text:p>
          </table:table-cell>
          <table:table-cell office:value-type="float" office:value="191646" calcext:value-type="float">
            <text:p>191646</text:p>
          </table:table-cell>
          <table:table-cell table:formula="of:=ROUNDDOWN([.C127]/[.B127]; 4)" office:value-type="float" office:value="1.0012" calcext:value-type="float">
            <text:p>1,0012</text:p>
          </table:table-cell>
          <table:table-cell table:formula="of:=ROUNDDOWN([.D127]/[.C127]; 4)" office:value-type="float" office:value="1.0026" calcext:value-type="float">
            <text:p>1,0026</text:p>
          </table:table-cell>
          <table:table-cell table:formula="of:=ROUNDDOWN([.E127]/[.D127]; 4)" office:value-type="float" office:value="1.0012" calcext:value-type="float">
            <text:p>1,0012</text:p>
          </table:table-cell>
          <table:table-cell table:formula="of:=ROUNDDOWN([.F127]/[.E127]; 4)" office:value-type="float" office:value="1.0014" calcext:value-type="float">
            <text:p>1,0014</text:p>
          </table:table-cell>
          <table:table-cell table:formula="of:=ROUNDDOWN([.G127]/[.F127]; 4)" office:value-type="float" office:value="0.9992" calcext:value-type="float">
            <text:p>0,9992</text:p>
          </table:table-cell>
          <table:table-cell table:formula="of:=AVERAGE([.H127:.L127])" office:value-type="float" office:value="1.00112" calcext:value-type="float">
            <text:p>1,00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2</text:p>
          </table:table-cell>
          <table:table-cell office:value-type="float" office:value="113148" calcext:value-type="float">
            <text:p>113148</text:p>
          </table:table-cell>
          <table:table-cell office:value-type="float" office:value="112863" calcext:value-type="float">
            <text:p>112863</text:p>
          </table:table-cell>
          <table:table-cell office:value-type="float" office:value="112539" calcext:value-type="float">
            <text:p>112539</text:p>
          </table:table-cell>
          <table:table-cell office:value-type="float" office:value="112035" calcext:value-type="float">
            <text:p>112035</text:p>
          </table:table-cell>
          <table:table-cell office:value-type="float" office:value="111217" calcext:value-type="float">
            <text:p>111217</text:p>
          </table:table-cell>
          <table:table-cell office:value-type="float" office:value="110471" calcext:value-type="float">
            <text:p>110471</text:p>
          </table:table-cell>
          <table:table-cell table:formula="of:=ROUNDDOWN([.C128]/[.B128]; 4)" office:value-type="float" office:value="0.9974" calcext:value-type="float">
            <text:p>0,9974</text:p>
          </table:table-cell>
          <table:table-cell table:formula="of:=ROUNDDOWN([.D128]/[.C128]; 4)" office:value-type="float" office:value="0.9971" calcext:value-type="float">
            <text:p>0,9971</text:p>
          </table:table-cell>
          <table:table-cell table:formula="of:=ROUNDDOWN([.E128]/[.D128]; 4)" office:value-type="float" office:value="0.9955" calcext:value-type="float">
            <text:p>0,9955</text:p>
          </table:table-cell>
          <table:table-cell table:formula="of:=ROUNDDOWN([.F128]/[.E128]; 4)" office:value-type="float" office:value="0.9926" calcext:value-type="float">
            <text:p>0,9926</text:p>
          </table:table-cell>
          <table:table-cell table:formula="of:=ROUNDDOWN([.G128]/[.F128]; 4)" office:value-type="float" office:value="0.9932" calcext:value-type="float">
            <text:p>0,9932</text:p>
          </table:table-cell>
          <table:table-cell table:formula="of:=AVERAGE([.H128:.L128])" office:value-type="float" office:value="0.99516" calcext:value-type="float">
            <text:p>0,99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3</text:p>
          </table:table-cell>
          <table:table-cell office:value-type="float" office:value="154819" calcext:value-type="float">
            <text:p>154819</text:p>
          </table:table-cell>
          <table:table-cell office:value-type="float" office:value="154581" calcext:value-type="float">
            <text:p>154581</text:p>
          </table:table-cell>
          <table:table-cell office:value-type="float" office:value="154292" calcext:value-type="float">
            <text:p>154292</text:p>
          </table:table-cell>
          <table:table-cell office:value-type="float" office:value="153737" calcext:value-type="float">
            <text:p>153737</text:p>
          </table:table-cell>
          <table:table-cell office:value-type="float" office:value="153486" calcext:value-type="float">
            <text:p>153486</text:p>
          </table:table-cell>
          <table:table-cell office:value-type="float" office:value="152687" calcext:value-type="float">
            <text:p>152687</text:p>
          </table:table-cell>
          <table:table-cell table:formula="of:=ROUNDDOWN([.C129]/[.B129]; 4)" office:value-type="float" office:value="0.9984" calcext:value-type="float">
            <text:p>0,9984</text:p>
          </table:table-cell>
          <table:table-cell table:formula="of:=ROUNDDOWN([.D129]/[.C129]; 4)" office:value-type="float" office:value="0.9981" calcext:value-type="float">
            <text:p>0,9981</text:p>
          </table:table-cell>
          <table:table-cell table:formula="of:=ROUNDDOWN([.E129]/[.D129]; 4)" office:value-type="float" office:value="0.9964" calcext:value-type="float">
            <text:p>0,9964</text:p>
          </table:table-cell>
          <table:table-cell table:formula="of:=ROUNDDOWN([.F129]/[.E129]; 4)" office:value-type="float" office:value="0.9983" calcext:value-type="float">
            <text:p>0,9983</text:p>
          </table:table-cell>
          <table:table-cell table:formula="of:=ROUNDDOWN([.G129]/[.F129]; 4)" office:value-type="float" office:value="0.9947" calcext:value-type="float">
            <text:p>0,9947</text:p>
          </table:table-cell>
          <table:table-cell table:formula="of:=AVERAGE([.H129:.L129])" office:value-type="float" office:value="0.99718" calcext:value-type="float">
            <text:p>0,99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4</text:p>
          </table:table-cell>
          <table:table-cell office:value-type="float" office:value="43716" calcext:value-type="float">
            <text:p>43716</text:p>
          </table:table-cell>
          <table:table-cell office:value-type="float" office:value="43648" calcext:value-type="float">
            <text:p>43648</text:p>
          </table:table-cell>
          <table:table-cell office:value-type="float" office:value="43658" calcext:value-type="float">
            <text:p>43658</text:p>
          </table:table-cell>
          <table:table-cell office:value-type="float" office:value="43523" calcext:value-type="float">
            <text:p>43523</text:p>
          </table:table-cell>
          <table:table-cell office:value-type="float" office:value="43222" calcext:value-type="float">
            <text:p>43222</text:p>
          </table:table-cell>
          <table:table-cell office:value-type="float" office:value="43057" calcext:value-type="float">
            <text:p>43057</text:p>
          </table:table-cell>
          <table:table-cell table:formula="of:=ROUNDDOWN([.C130]/[.B130]; 4)" office:value-type="float" office:value="0.9984" calcext:value-type="float">
            <text:p>0,9984</text:p>
          </table:table-cell>
          <table:table-cell table:formula="of:=ROUNDDOWN([.D130]/[.C130]; 4)" office:value-type="float" office:value="1.0002" calcext:value-type="float">
            <text:p>1,0002</text:p>
          </table:table-cell>
          <table:table-cell table:formula="of:=ROUNDDOWN([.E130]/[.D130]; 4)" office:value-type="float" office:value="0.9969" calcext:value-type="float">
            <text:p>0,9969</text:p>
          </table:table-cell>
          <table:table-cell table:formula="of:=ROUNDDOWN([.F130]/[.E130]; 4)" office:value-type="float" office:value="0.993" calcext:value-type="float">
            <text:p>0,993</text:p>
          </table:table-cell>
          <table:table-cell table:formula="of:=ROUNDDOWN([.G130]/[.F130]; 4)" office:value-type="float" office:value="0.9961" calcext:value-type="float">
            <text:p>0,9961</text:p>
          </table:table-cell>
          <table:table-cell table:formula="of:=AVERAGE([.H130:.L130])" office:value-type="float" office:value="0.99692" calcext:value-type="float">
            <text:p>0,99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5</text:p>
          </table:table-cell>
          <table:table-cell office:value-type="float" office:value="84175" calcext:value-type="float">
            <text:p>84175</text:p>
          </table:table-cell>
          <table:table-cell office:value-type="float" office:value="84184" calcext:value-type="float">
            <text:p>84184</text:p>
          </table:table-cell>
          <table:table-cell office:value-type="float" office:value="84317" calcext:value-type="float">
            <text:p>84317</text:p>
          </table:table-cell>
          <table:table-cell office:value-type="float" office:value="84255" calcext:value-type="float">
            <text:p>84255</text:p>
          </table:table-cell>
          <table:table-cell office:value-type="float" office:value="84232" calcext:value-type="float">
            <text:p>84232</text:p>
          </table:table-cell>
          <table:table-cell office:value-type="float" office:value="83761" calcext:value-type="float">
            <text:p>83761</text:p>
          </table:table-cell>
          <table:table-cell table:formula="of:=ROUNDDOWN([.C131]/[.B131]; 4)" office:value-type="float" office:value="1.0001" calcext:value-type="float">
            <text:p>1,0001</text:p>
          </table:table-cell>
          <table:table-cell table:formula="of:=ROUNDDOWN([.D131]/[.C131]; 4)" office:value-type="float" office:value="1.0015" calcext:value-type="float">
            <text:p>1,0015</text:p>
          </table:table-cell>
          <table:table-cell table:formula="of:=ROUNDDOWN([.E131]/[.D131]; 4)" office:value-type="float" office:value="0.9992" calcext:value-type="float">
            <text:p>0,9992</text:p>
          </table:table-cell>
          <table:table-cell table:formula="of:=ROUNDDOWN([.F131]/[.E131]; 4)" office:value-type="float" office:value="0.9997" calcext:value-type="float">
            <text:p>0,9997</text:p>
          </table:table-cell>
          <table:table-cell table:formula="of:=ROUNDDOWN([.G131]/[.F131]; 4)" office:value-type="float" office:value="0.9944" calcext:value-type="float">
            <text:p>0,9944</text:p>
          </table:table-cell>
          <table:table-cell table:formula="of:=AVERAGE([.H131:.L131])" office:value-type="float" office:value="0.99898" calcext:value-type="float">
            <text:p>0,99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6</text:p>
          </table:table-cell>
          <table:table-cell office:value-type="float" office:value="200600" calcext:value-type="float">
            <text:p>200600</text:p>
          </table:table-cell>
          <table:table-cell office:value-type="float" office:value="200886" calcext:value-type="float">
            <text:p>200886</text:p>
          </table:table-cell>
          <table:table-cell office:value-type="float" office:value="201268" calcext:value-type="float">
            <text:p>201268</text:p>
          </table:table-cell>
          <table:table-cell office:value-type="float" office:value="201570" calcext:value-type="float">
            <text:p>201570</text:p>
          </table:table-cell>
          <table:table-cell office:value-type="float" office:value="201497" calcext:value-type="float">
            <text:p>201497</text:p>
          </table:table-cell>
          <table:table-cell office:value-type="float" office:value="201230" calcext:value-type="float">
            <text:p>201230</text:p>
          </table:table-cell>
          <table:table-cell table:formula="of:=ROUNDDOWN([.C132]/[.B132]; 4)" office:value-type="float" office:value="1.0014" calcext:value-type="float">
            <text:p>1,0014</text:p>
          </table:table-cell>
          <table:table-cell table:formula="of:=ROUNDDOWN([.D132]/[.C132]; 4)" office:value-type="float" office:value="1.0019" calcext:value-type="float">
            <text:p>1,0019</text:p>
          </table:table-cell>
          <table:table-cell table:formula="of:=ROUNDDOWN([.E132]/[.D132]; 4)" office:value-type="float" office:value="1.0015" calcext:value-type="float">
            <text:p>1,0015</text:p>
          </table:table-cell>
          <table:table-cell table:formula="of:=ROUNDDOWN([.F132]/[.E132]; 4)" office:value-type="float" office:value="0.9996" calcext:value-type="float">
            <text:p>0,9996</text:p>
          </table:table-cell>
          <table:table-cell table:formula="of:=ROUNDDOWN([.G132]/[.F132]; 4)" office:value-type="float" office:value="0.9986" calcext:value-type="float">
            <text:p>0,9986</text:p>
          </table:table-cell>
          <table:table-cell table:formula="of:=AVERAGE([.H132:.L132])" office:value-type="float" office:value="1.0006" calcext:value-type="float">
            <text:p>1,0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7</text:p>
          </table:table-cell>
          <table:table-cell office:value-type="float" office:value="67884" calcext:value-type="float">
            <text:p>67884</text:p>
          </table:table-cell>
          <table:table-cell office:value-type="float" office:value="67905" calcext:value-type="float">
            <text:p>67905</text:p>
          </table:table-cell>
          <table:table-cell office:value-type="float" office:value="68034" calcext:value-type="float">
            <text:p>68034</text:p>
          </table:table-cell>
          <table:table-cell office:value-type="float" office:value="68146" calcext:value-type="float">
            <text:p>68146</text:p>
          </table:table-cell>
          <table:table-cell office:value-type="float" office:value="68072" calcext:value-type="float">
            <text:p>68072</text:p>
          </table:table-cell>
          <table:table-cell office:value-type="float" office:value="68049" calcext:value-type="float">
            <text:p>68049</text:p>
          </table:table-cell>
          <table:table-cell table:formula="of:=ROUNDDOWN([.C133]/[.B133]; 4)" office:value-type="float" office:value="1.0003" calcext:value-type="float">
            <text:p>1,0003</text:p>
          </table:table-cell>
          <table:table-cell table:formula="of:=ROUNDDOWN([.D133]/[.C133]; 4)" office:value-type="float" office:value="1.0018" calcext:value-type="float">
            <text:p>1,0018</text:p>
          </table:table-cell>
          <table:table-cell table:formula="of:=ROUNDDOWN([.E133]/[.D133]; 4)" office:value-type="float" office:value="1.0016" calcext:value-type="float">
            <text:p>1,0016</text:p>
          </table:table-cell>
          <table:table-cell table:formula="of:=ROUNDDOWN([.F133]/[.E133]; 4)" office:value-type="float" office:value="0.9989" calcext:value-type="float">
            <text:p>0,9989</text:p>
          </table:table-cell>
          <table:table-cell table:formula="of:=ROUNDDOWN([.G133]/[.F133]; 4)" office:value-type="float" office:value="0.9996" calcext:value-type="float">
            <text:p>0,9996</text:p>
          </table:table-cell>
          <table:table-cell table:formula="of:=AVERAGE([.H133:.L133])" office:value-type="float" office:value="1.00044" calcext:value-type="float">
            <text:p>1,00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8</text:p>
          </table:table-cell>
          <table:table-cell office:value-type="float" office:value="159538" calcext:value-type="float">
            <text:p>159538</text:p>
          </table:table-cell>
          <table:table-cell office:value-type="float" office:value="159678" calcext:value-type="float">
            <text:p>159678</text:p>
          </table:table-cell>
          <table:table-cell office:value-type="float" office:value="159938" calcext:value-type="float">
            <text:p>159938</text:p>
          </table:table-cell>
          <table:table-cell office:value-type="float" office:value="160130" calcext:value-type="float">
            <text:p>160130</text:p>
          </table:table-cell>
          <table:table-cell office:value-type="float" office:value="160006" calcext:value-type="float">
            <text:p>160006</text:p>
          </table:table-cell>
          <table:table-cell office:value-type="float" office:value="159662" calcext:value-type="float">
            <text:p>159662</text:p>
          </table:table-cell>
          <table:table-cell table:formula="of:=ROUNDDOWN([.C134]/[.B134]; 4)" office:value-type="float" office:value="1.0008" calcext:value-type="float">
            <text:p>1,0008</text:p>
          </table:table-cell>
          <table:table-cell table:formula="of:=ROUNDDOWN([.D134]/[.C134]; 4)" office:value-type="float" office:value="1.0016" calcext:value-type="float">
            <text:p>1,0016</text:p>
          </table:table-cell>
          <table:table-cell table:formula="of:=ROUNDDOWN([.E134]/[.D134]; 4)" office:value-type="float" office:value="1.0012" calcext:value-type="float">
            <text:p>1,0012</text:p>
          </table:table-cell>
          <table:table-cell table:formula="of:=ROUNDDOWN([.F134]/[.E134]; 4)" office:value-type="float" office:value="0.9992" calcext:value-type="float">
            <text:p>0,9992</text:p>
          </table:table-cell>
          <table:table-cell table:formula="of:=ROUNDDOWN([.G134]/[.F134]; 4)" office:value-type="float" office:value="0.9978" calcext:value-type="float">
            <text:p>0,9978</text:p>
          </table:table-cell>
          <table:table-cell table:formula="of:=AVERAGE([.H134:.L134])" office:value-type="float" office:value="1.00012" calcext:value-type="float">
            <text:p>1,00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9</text:p>
          </table:table-cell>
          <table:table-cell office:value-type="float" office:value="121534" calcext:value-type="float">
            <text:p>121534</text:p>
          </table:table-cell>
          <table:table-cell office:value-type="float" office:value="123251" calcext:value-type="float">
            <text:p>123251</text:p>
          </table:table-cell>
          <table:table-cell office:value-type="float" office:value="125197" calcext:value-type="float">
            <text:p>125197</text:p>
          </table:table-cell>
          <table:table-cell office:value-type="float" office:value="127078" calcext:value-type="float">
            <text:p>127078</text:p>
          </table:table-cell>
          <table:table-cell office:value-type="float" office:value="129136" calcext:value-type="float">
            <text:p>129136</text:p>
          </table:table-cell>
          <table:table-cell office:value-type="float" office:value="130651" calcext:value-type="float">
            <text:p>130651</text:p>
          </table:table-cell>
          <table:table-cell table:formula="of:=ROUNDDOWN([.C135]/[.B135]; 4)" office:value-type="float" office:value="1.0141" calcext:value-type="float">
            <text:p>1,0141</text:p>
          </table:table-cell>
          <table:table-cell table:formula="of:=ROUNDDOWN([.D135]/[.C135]; 4)" office:value-type="float" office:value="1.0157" calcext:value-type="float">
            <text:p>1,0157</text:p>
          </table:table-cell>
          <table:table-cell table:formula="of:=ROUNDDOWN([.E135]/[.D135]; 4)" office:value-type="float" office:value="1.015" calcext:value-type="float">
            <text:p>1,015</text:p>
          </table:table-cell>
          <table:table-cell table:formula="of:=ROUNDDOWN([.F135]/[.E135]; 4)" office:value-type="float" office:value="1.0161" calcext:value-type="float">
            <text:p>1,0161</text:p>
          </table:table-cell>
          <table:table-cell table:formula="of:=ROUNDDOWN([.G135]/[.F135]; 4)" office:value-type="float" office:value="1.0117" calcext:value-type="float">
            <text:p>1,0117</text:p>
          </table:table-cell>
          <table:table-cell table:formula="of:=AVERAGE([.H135:.L135])" office:value-type="float" office:value="1.01452" calcext:value-type="float">
            <text:p>1,01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61</text:p>
          </table:table-cell>
          <table:table-cell office:value-type="float" office:value="761069" calcext:value-type="float">
            <text:p>761069</text:p>
          </table:table-cell>
          <table:table-cell office:value-type="float" office:value="765320" calcext:value-type="float">
            <text:p>765320</text:p>
          </table:table-cell>
          <table:table-cell office:value-type="float" office:value="767348" calcext:value-type="float">
            <text:p>767348</text:p>
          </table:table-cell>
          <table:table-cell office:value-type="float" office:value="771069" calcext:value-type="float">
            <text:p>771069</text:p>
          </table:table-cell>
          <table:table-cell office:value-type="float" office:value="779115" calcext:value-type="float">
            <text:p>779115</text:p>
          </table:table-cell>
          <table:table-cell office:value-type="float" office:value="779966" calcext:value-type="float">
            <text:p>779966</text:p>
          </table:table-cell>
          <table:table-cell table:formula="of:=ROUNDDOWN([.C136]/[.B136]; 4)" office:value-type="float" office:value="1.0055" calcext:value-type="float">
            <text:p>1,0055</text:p>
          </table:table-cell>
          <table:table-cell table:formula="of:=ROUNDDOWN([.D136]/[.C136]; 4)" office:value-type="float" office:value="1.0026" calcext:value-type="float">
            <text:p>1,0026</text:p>
          </table:table-cell>
          <table:table-cell table:formula="of:=ROUNDDOWN([.E136]/[.D136]; 4)" office:value-type="float" office:value="1.0048" calcext:value-type="float">
            <text:p>1,0048</text:p>
          </table:table-cell>
          <table:table-cell table:formula="of:=ROUNDDOWN([.F136]/[.E136]; 4)" office:value-type="float" office:value="1.0104" calcext:value-type="float">
            <text:p>1,0104</text:p>
          </table:table-cell>
          <table:table-cell table:formula="of:=ROUNDDOWN([.G136]/[.F136]; 4)" office:value-type="float" office:value="1.001" calcext:value-type="float">
            <text:p>1,001</text:p>
          </table:table-cell>
          <table:table-cell table:formula="of:=AVERAGE([.H136:.L136])" office:value-type="float" office:value="1.00486" calcext:value-type="float">
            <text:p>1,00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62</text:p>
          </table:table-cell>
          <table:table-cell office:value-type="float" office:value="83903" calcext:value-type="float">
            <text:p>83903</text:p>
          </table:table-cell>
          <table:table-cell office:value-type="float" office:value="83993" calcext:value-type="float">
            <text:p>83993</text:p>
          </table:table-cell>
          <table:table-cell office:value-type="float" office:value="84041" calcext:value-type="float">
            <text:p>84041</text:p>
          </table:table-cell>
          <table:table-cell office:value-type="float" office:value="83896" calcext:value-type="float">
            <text:p>83896</text:p>
          </table:table-cell>
          <table:table-cell office:value-type="float" office:value="83794" calcext:value-type="float">
            <text:p>83794</text:p>
          </table:table-cell>
          <table:table-cell office:value-type="float" office:value="83558" calcext:value-type="float">
            <text:p>83558</text:p>
          </table:table-cell>
          <table:table-cell table:formula="of:=ROUNDDOWN([.C137]/[.B137]; 4)" office:value-type="float" office:value="1.001" calcext:value-type="float">
            <text:p>1,001</text:p>
          </table:table-cell>
          <table:table-cell table:formula="of:=ROUNDDOWN([.D137]/[.C137]; 4)" office:value-type="float" office:value="1.0005" calcext:value-type="float">
            <text:p>1,0005</text:p>
          </table:table-cell>
          <table:table-cell table:formula="of:=ROUNDDOWN([.E137]/[.D137]; 4)" office:value-type="float" office:value="0.9982" calcext:value-type="float">
            <text:p>0,9982</text:p>
          </table:table-cell>
          <table:table-cell table:formula="of:=ROUNDDOWN([.F137]/[.E137]; 4)" office:value-type="float" office:value="0.9987" calcext:value-type="float">
            <text:p>0,9987</text:p>
          </table:table-cell>
          <table:table-cell table:formula="of:=ROUNDDOWN([.G137]/[.F137]; 4)" office:value-type="float" office:value="0.9971" calcext:value-type="float">
            <text:p>0,9971</text:p>
          </table:table-cell>
          <table:table-cell table:formula="of:=AVERAGE([.H137:.L137])" office:value-type="float" office:value="0.9991" calcext:value-type="float">
            <text:p>0,9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63</text:p>
          </table:table-cell>
          <table:table-cell office:value-type="float" office:value="110644" calcext:value-type="float">
            <text:p>110644</text:p>
          </table:table-cell>
          <table:table-cell office:value-type="float" office:value="110110" calcext:value-type="float">
            <text:p>110110</text:p>
          </table:table-cell>
          <table:table-cell office:value-type="float" office:value="109650" calcext:value-type="float">
            <text:p>109650</text:p>
          </table:table-cell>
          <table:table-cell office:value-type="float" office:value="109062" calcext:value-type="float">
            <text:p>109062</text:p>
          </table:table-cell>
          <table:table-cell office:value-type="float" office:value="108470" calcext:value-type="float">
            <text:p>108470</text:p>
          </table:table-cell>
          <table:table-cell office:value-type="float" office:value="107498" calcext:value-type="float">
            <text:p>107498</text:p>
          </table:table-cell>
          <table:table-cell table:formula="of:=ROUNDDOWN([.C138]/[.B138]; 4)" office:value-type="float" office:value="0.9951" calcext:value-type="float">
            <text:p>0,9951</text:p>
          </table:table-cell>
          <table:table-cell table:formula="of:=ROUNDDOWN([.D138]/[.C138]; 4)" office:value-type="float" office:value="0.9958" calcext:value-type="float">
            <text:p>0,9958</text:p>
          </table:table-cell>
          <table:table-cell table:formula="of:=ROUNDDOWN([.E138]/[.D138]; 4)" office:value-type="float" office:value="0.9946" calcext:value-type="float">
            <text:p>0,9946</text:p>
          </table:table-cell>
          <table:table-cell table:formula="of:=ROUNDDOWN([.F138]/[.E138]; 4)" office:value-type="float" office:value="0.9945" calcext:value-type="float">
            <text:p>0,9945</text:p>
          </table:table-cell>
          <table:table-cell table:formula="of:=ROUNDDOWN([.G138]/[.F138]; 4)" office:value-type="float" office:value="0.991" calcext:value-type="float">
            <text:p>0,991</text:p>
          </table:table-cell>
          <table:table-cell table:formula="of:=AVERAGE([.H138:.L138])" office:value-type="float" office:value="0.9942" calcext:value-type="float">
            <text:p>0,9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1</text:p>
          </table:table-cell>
          <table:table-cell office:value-type="float" office:value="33569" calcext:value-type="float">
            <text:p>33569</text:p>
          </table:table-cell>
          <table:table-cell office:value-type="float" office:value="33523" calcext:value-type="float">
            <text:p>33523</text:p>
          </table:table-cell>
          <table:table-cell office:value-type="float" office:value="33542" calcext:value-type="float">
            <text:p>33542</text:p>
          </table:table-cell>
          <table:table-cell office:value-type="float" office:value="33551" calcext:value-type="float">
            <text:p>33551</text:p>
          </table:table-cell>
          <table:table-cell office:value-type="float" office:value="33410" calcext:value-type="float">
            <text:p>33410</text:p>
          </table:table-cell>
          <table:table-cell office:value-type="float" office:value="33329" calcext:value-type="float">
            <text:p>33329</text:p>
          </table:table-cell>
          <table:table-cell table:formula="of:=ROUNDDOWN([.C139]/[.B139]; 4)" office:value-type="float" office:value="0.9986" calcext:value-type="float">
            <text:p>0,9986</text:p>
          </table:table-cell>
          <table:table-cell table:formula="of:=ROUNDDOWN([.D139]/[.C139]; 4)" office:value-type="float" office:value="1.0005" calcext:value-type="float">
            <text:p>1,0005</text:p>
          </table:table-cell>
          <table:table-cell table:formula="of:=ROUNDDOWN([.E139]/[.D139]; 4)" office:value-type="float" office:value="1.0002" calcext:value-type="float">
            <text:p>1,0002</text:p>
          </table:table-cell>
          <table:table-cell table:formula="of:=ROUNDDOWN([.F139]/[.E139]; 4)" office:value-type="float" office:value="0.9957" calcext:value-type="float">
            <text:p>0,9957</text:p>
          </table:table-cell>
          <table:table-cell table:formula="of:=ROUNDDOWN([.G139]/[.F139]; 4)" office:value-type="float" office:value="0.9975" calcext:value-type="float">
            <text:p>0,9975</text:p>
          </table:table-cell>
          <table:table-cell table:formula="of:=AVERAGE([.H139:.L139])" office:value-type="float" office:value="0.9985" calcext:value-type="float">
            <text:p>0,9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2</text:p>
          </table:table-cell>
          <table:table-cell office:value-type="float" office:value="90327" calcext:value-type="float">
            <text:p>90327</text:p>
          </table:table-cell>
          <table:table-cell office:value-type="float" office:value="90264" calcext:value-type="float">
            <text:p>90264</text:p>
          </table:table-cell>
          <table:table-cell office:value-type="float" office:value="89976" calcext:value-type="float">
            <text:p>89976</text:p>
          </table:table-cell>
          <table:table-cell office:value-type="float" office:value="89670" calcext:value-type="float">
            <text:p>89670</text:p>
          </table:table-cell>
          <table:table-cell office:value-type="float" office:value="89423" calcext:value-type="float">
            <text:p>89423</text:p>
          </table:table-cell>
          <table:table-cell office:value-type="float" office:value="88891" calcext:value-type="float">
            <text:p>88891</text:p>
          </table:table-cell>
          <table:table-cell table:formula="of:=ROUNDDOWN([.C140]/[.B140]; 4)" office:value-type="float" office:value="0.9993" calcext:value-type="float">
            <text:p>0,9993</text:p>
          </table:table-cell>
          <table:table-cell table:formula="of:=ROUNDDOWN([.D140]/[.C140]; 4)" office:value-type="float" office:value="0.9968" calcext:value-type="float">
            <text:p>0,9968</text:p>
          </table:table-cell>
          <table:table-cell table:formula="of:=ROUNDDOWN([.E140]/[.D140]; 4)" office:value-type="float" office:value="0.9965" calcext:value-type="float">
            <text:p>0,9965</text:p>
          </table:table-cell>
          <table:table-cell table:formula="of:=ROUNDDOWN([.F140]/[.E140]; 4)" office:value-type="float" office:value="0.9972" calcext:value-type="float">
            <text:p>0,9972</text:p>
          </table:table-cell>
          <table:table-cell table:formula="of:=ROUNDDOWN([.G140]/[.F140]; 4)" office:value-type="float" office:value="0.994" calcext:value-type="float">
            <text:p>0,994</text:p>
          </table:table-cell>
          <table:table-cell table:formula="of:=AVERAGE([.H140:.L140])" office:value-type="float" office:value="0.99676" calcext:value-type="float">
            <text:p>0,99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3</text:p>
          </table:table-cell>
          <table:table-cell office:value-type="float" office:value="108740" calcext:value-type="float">
            <text:p>108740</text:p>
          </table:table-cell>
          <table:table-cell office:value-type="float" office:value="108843" calcext:value-type="float">
            <text:p>108843</text:p>
          </table:table-cell>
          <table:table-cell office:value-type="float" office:value="108981" calcext:value-type="float">
            <text:p>108981</text:p>
          </table:table-cell>
          <table:table-cell office:value-type="float" office:value="108993" calcext:value-type="float">
            <text:p>108993</text:p>
          </table:table-cell>
          <table:table-cell office:value-type="float" office:value="108981" calcext:value-type="float">
            <text:p>108981</text:p>
          </table:table-cell>
          <table:table-cell office:value-type="float" office:value="108634" calcext:value-type="float">
            <text:p>108634</text:p>
          </table:table-cell>
          <table:table-cell table:formula="of:=ROUNDDOWN([.C141]/[.B141]; 4)" office:value-type="float" office:value="1.0009" calcext:value-type="float">
            <text:p>1,0009</text:p>
          </table:table-cell>
          <table:table-cell table:formula="of:=ROUNDDOWN([.D141]/[.C141]; 4)" office:value-type="float" office:value="1.0012" calcext:value-type="float">
            <text:p>1,0012</text:p>
          </table:table-cell>
          <table:table-cell table:formula="of:=ROUNDDOWN([.E141]/[.D141]; 4)" office:value-type="float" office:value="1.0001" calcext:value-type="float">
            <text:p>1,0001</text:p>
          </table:table-cell>
          <table:table-cell table:formula="of:=ROUNDDOWN([.F141]/[.E141]; 4)" office:value-type="float" office:value="0.9998" calcext:value-type="float">
            <text:p>0,9998</text:p>
          </table:table-cell>
          <table:table-cell table:formula="of:=ROUNDDOWN([.G141]/[.F141]; 4)" office:value-type="float" office:value="0.9968" calcext:value-type="float">
            <text:p>0,9968</text:p>
          </table:table-cell>
          <table:table-cell table:formula="of:=AVERAGE([.H141:.L141])" office:value-type="float" office:value="0.99976" calcext:value-type="float">
            <text:p>0,99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4</text:p>
          </table:table-cell>
          <table:table-cell office:value-type="float" office:value="45992" calcext:value-type="float">
            <text:p>45992</text:p>
          </table:table-cell>
          <table:table-cell office:value-type="float" office:value="45682" calcext:value-type="float">
            <text:p>45682</text:p>
          </table:table-cell>
          <table:table-cell office:value-type="float" office:value="45461" calcext:value-type="float">
            <text:p>45461</text:p>
          </table:table-cell>
          <table:table-cell office:value-type="float" office:value="45203" calcext:value-type="float">
            <text:p>45203</text:p>
          </table:table-cell>
          <table:table-cell office:value-type="float" office:value="44899" calcext:value-type="float">
            <text:p>44899</text:p>
          </table:table-cell>
          <table:table-cell office:value-type="float" office:value="44581" calcext:value-type="float">
            <text:p>44581</text:p>
          </table:table-cell>
          <table:table-cell table:formula="of:=ROUNDDOWN([.C142]/[.B142]; 4)" office:value-type="float" office:value="0.9932" calcext:value-type="float">
            <text:p>0,9932</text:p>
          </table:table-cell>
          <table:table-cell table:formula="of:=ROUNDDOWN([.D142]/[.C142]; 4)" office:value-type="float" office:value="0.9951" calcext:value-type="float">
            <text:p>0,9951</text:p>
          </table:table-cell>
          <table:table-cell table:formula="of:=ROUNDDOWN([.E142]/[.D142]; 4)" office:value-type="float" office:value="0.9943" calcext:value-type="float">
            <text:p>0,9943</text:p>
          </table:table-cell>
          <table:table-cell table:formula="of:=ROUNDDOWN([.F142]/[.E142]; 4)" office:value-type="float" office:value="0.9932" calcext:value-type="float">
            <text:p>0,9932</text:p>
          </table:table-cell>
          <table:table-cell table:formula="of:=ROUNDDOWN([.G142]/[.F142]; 4)" office:value-type="float" office:value="0.9929" calcext:value-type="float">
            <text:p>0,9929</text:p>
          </table:table-cell>
          <table:table-cell table:formula="of:=AVERAGE([.H142:.L142])" office:value-type="float" office:value="0.99374" calcext:value-type="float">
            <text:p>0,99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5</text:p>
          </table:table-cell>
          <table:table-cell office:value-type="float" office:value="90656" calcext:value-type="float">
            <text:p>90656</text:p>
          </table:table-cell>
          <table:table-cell office:value-type="float" office:value="91647" calcext:value-type="float">
            <text:p>91647</text:p>
          </table:table-cell>
          <table:table-cell office:value-type="float" office:value="92847" calcext:value-type="float">
            <text:p>92847</text:p>
          </table:table-cell>
          <table:table-cell office:value-type="float" office:value="94091" calcext:value-type="float">
            <text:p>94091</text:p>
          </table:table-cell>
          <table:table-cell office:value-type="float" office:value="95963" calcext:value-type="float">
            <text:p>95963</text:p>
          </table:table-cell>
          <table:table-cell office:value-type="float" office:value="97462" calcext:value-type="float">
            <text:p>97462</text:p>
          </table:table-cell>
          <table:table-cell table:formula="of:=ROUNDDOWN([.C143]/[.B143]; 4)" office:value-type="float" office:value="1.0109" calcext:value-type="float">
            <text:p>1,0109</text:p>
          </table:table-cell>
          <table:table-cell table:formula="of:=ROUNDDOWN([.D143]/[.C143]; 4)" office:value-type="float" office:value="1.013" calcext:value-type="float">
            <text:p>1,013</text:p>
          </table:table-cell>
          <table:table-cell table:formula="of:=ROUNDDOWN([.E143]/[.D143]; 4)" office:value-type="float" office:value="1.0133" calcext:value-type="float">
            <text:p>1,0133</text:p>
          </table:table-cell>
          <table:table-cell table:formula="of:=ROUNDDOWN([.F143]/[.E143]; 4)" office:value-type="float" office:value="1.0198" calcext:value-type="float">
            <text:p>1,0198</text:p>
          </table:table-cell>
          <table:table-cell table:formula="of:=ROUNDDOWN([.G143]/[.F143]; 4)" office:value-type="float" office:value="1.0156" calcext:value-type="float">
            <text:p>1,0156</text:p>
          </table:table-cell>
          <table:table-cell table:formula="of:=AVERAGE([.H143:.L143])" office:value-type="float" office:value="1.01452" calcext:value-type="float">
            <text:p>1,01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6</text:p>
          </table:table-cell>
          <table:table-cell office:value-type="float" office:value="98619" calcext:value-type="float">
            <text:p>98619</text:p>
          </table:table-cell>
          <table:table-cell office:value-type="float" office:value="98559" calcext:value-type="float">
            <text:p>98559</text:p>
          </table:table-cell>
          <table:table-cell office:value-type="float" office:value="98701" calcext:value-type="float">
            <text:p>98701</text:p>
          </table:table-cell>
          <table:table-cell office:value-type="float" office:value="98451" calcext:value-type="float">
            <text:p>98451</text:p>
          </table:table-cell>
          <table:table-cell office:value-type="float" office:value="98311" calcext:value-type="float">
            <text:p>98311</text:p>
          </table:table-cell>
          <table:table-cell office:value-type="float" office:value="97979" calcext:value-type="float">
            <text:p>97979</text:p>
          </table:table-cell>
          <table:table-cell table:formula="of:=ROUNDDOWN([.C144]/[.B144]; 4)" office:value-type="float" office:value="0.9993" calcext:value-type="float">
            <text:p>0,9993</text:p>
          </table:table-cell>
          <table:table-cell table:formula="of:=ROUNDDOWN([.D144]/[.C144]; 4)" office:value-type="float" office:value="1.0014" calcext:value-type="float">
            <text:p>1,0014</text:p>
          </table:table-cell>
          <table:table-cell table:formula="of:=ROUNDDOWN([.E144]/[.D144]; 4)" office:value-type="float" office:value="0.9974" calcext:value-type="float">
            <text:p>0,9974</text:p>
          </table:table-cell>
          <table:table-cell table:formula="of:=ROUNDDOWN([.F144]/[.E144]; 4)" office:value-type="float" office:value="0.9985" calcext:value-type="float">
            <text:p>0,9985</text:p>
          </table:table-cell>
          <table:table-cell table:formula="of:=ROUNDDOWN([.G144]/[.F144]; 4)" office:value-type="float" office:value="0.9966" calcext:value-type="float">
            <text:p>0,9966</text:p>
          </table:table-cell>
          <table:table-cell table:formula="of:=AVERAGE([.H144:.L144])" office:value-type="float" office:value="0.99864" calcext:value-type="float">
            <text:p>0,99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7</text:p>
          </table:table-cell>
          <table:table-cell office:value-type="float" office:value="61319" calcext:value-type="float">
            <text:p>61319</text:p>
          </table:table-cell>
          <table:table-cell office:value-type="float" office:value="61045" calcext:value-type="float">
            <text:p>61045</text:p>
          </table:table-cell>
          <table:table-cell office:value-type="float" office:value="60699" calcext:value-type="float">
            <text:p>60699</text:p>
          </table:table-cell>
          <table:table-cell office:value-type="float" office:value="60472" calcext:value-type="float">
            <text:p>60472</text:p>
          </table:table-cell>
          <table:table-cell office:value-type="float" office:value="59997" calcext:value-type="float">
            <text:p>59997</text:p>
          </table:table-cell>
          <table:table-cell office:value-type="float" office:value="59592" calcext:value-type="float">
            <text:p>59592</text:p>
          </table:table-cell>
          <table:table-cell table:formula="of:=ROUNDDOWN([.C145]/[.B145]; 4)" office:value-type="float" office:value="0.9955" calcext:value-type="float">
            <text:p>0,9955</text:p>
          </table:table-cell>
          <table:table-cell table:formula="of:=ROUNDDOWN([.D145]/[.C145]; 4)" office:value-type="float" office:value="0.9943" calcext:value-type="float">
            <text:p>0,9943</text:p>
          </table:table-cell>
          <table:table-cell table:formula="of:=ROUNDDOWN([.E145]/[.D145]; 4)" office:value-type="float" office:value="0.9962" calcext:value-type="float">
            <text:p>0,9962</text:p>
          </table:table-cell>
          <table:table-cell table:formula="of:=ROUNDDOWN([.F145]/[.E145]; 4)" office:value-type="float" office:value="0.9921" calcext:value-type="float">
            <text:p>0,9921</text:p>
          </table:table-cell>
          <table:table-cell table:formula="of:=ROUNDDOWN([.G145]/[.F145]; 4)" office:value-type="float" office:value="0.9932" calcext:value-type="float">
            <text:p>0,9932</text:p>
          </table:table-cell>
          <table:table-cell table:formula="of:=AVERAGE([.H145:.L145])" office:value-type="float" office:value="0.99426" calcext:value-type="float">
            <text:p>0,99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8</text:p>
          </table:table-cell>
          <table:table-cell office:value-type="float" office:value="113242" calcext:value-type="float">
            <text:p>113242</text:p>
          </table:table-cell>
          <table:table-cell office:value-type="float" office:value="114421" calcext:value-type="float">
            <text:p>114421</text:p>
          </table:table-cell>
          <table:table-cell office:value-type="float" office:value="115384" calcext:value-type="float">
            <text:p>115384</text:p>
          </table:table-cell>
          <table:table-cell office:value-type="float" office:value="116775" calcext:value-type="float">
            <text:p>116775</text:p>
          </table:table-cell>
          <table:table-cell office:value-type="float" office:value="118585" calcext:value-type="float">
            <text:p>118585</text:p>
          </table:table-cell>
          <table:table-cell office:value-type="float" office:value="119882" calcext:value-type="float">
            <text:p>119882</text:p>
          </table:table-cell>
          <table:table-cell table:formula="of:=ROUNDDOWN([.C146]/[.B146]; 4)" office:value-type="float" office:value="1.0104" calcext:value-type="float">
            <text:p>1,0104</text:p>
          </table:table-cell>
          <table:table-cell table:formula="of:=ROUNDDOWN([.D146]/[.C146]; 4)" office:value-type="float" office:value="1.0084" calcext:value-type="float">
            <text:p>1,0084</text:p>
          </table:table-cell>
          <table:table-cell table:formula="of:=ROUNDDOWN([.E146]/[.D146]; 4)" office:value-type="float" office:value="1.012" calcext:value-type="float">
            <text:p>1,012</text:p>
          </table:table-cell>
          <table:table-cell table:formula="of:=ROUNDDOWN([.F146]/[.E146]; 4)" office:value-type="float" office:value="1.0154" calcext:value-type="float">
            <text:p>1,0154</text:p>
          </table:table-cell>
          <table:table-cell table:formula="of:=ROUNDDOWN([.G146]/[.F146]; 4)" office:value-type="float" office:value="1.0109" calcext:value-type="float">
            <text:p>1,0109</text:p>
          </table:table-cell>
          <table:table-cell table:formula="of:=AVERAGE([.H146:.L146])" office:value-type="float" office:value="1.01142" calcext:value-type="float">
            <text:p>1,01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9</text:p>
          </table:table-cell>
          <table:table-cell office:value-type="float" office:value="35063" calcext:value-type="float">
            <text:p>35063</text:p>
          </table:table-cell>
          <table:table-cell office:value-type="float" office:value="34843" calcext:value-type="float">
            <text:p>34843</text:p>
          </table:table-cell>
          <table:table-cell office:value-type="float" office:value="34496" calcext:value-type="float">
            <text:p>34496</text:p>
          </table:table-cell>
          <table:table-cell office:value-type="float" office:value="34214" calcext:value-type="float">
            <text:p>34214</text:p>
          </table:table-cell>
          <table:table-cell office:value-type="float" office:value="33874" calcext:value-type="float">
            <text:p>33874</text:p>
          </table:table-cell>
          <table:table-cell office:value-type="float" office:value="33598" calcext:value-type="float">
            <text:p>33598</text:p>
          </table:table-cell>
          <table:table-cell table:formula="of:=ROUNDDOWN([.C147]/[.B147]; 4)" office:value-type="float" office:value="0.9937" calcext:value-type="float">
            <text:p>0,9937</text:p>
          </table:table-cell>
          <table:table-cell table:formula="of:=ROUNDDOWN([.D147]/[.C147]; 4)" office:value-type="float" office:value="0.99" calcext:value-type="float">
            <text:p>0,99</text:p>
          </table:table-cell>
          <table:table-cell table:formula="of:=ROUNDDOWN([.E147]/[.D147]; 4)" office:value-type="float" office:value="0.9918" calcext:value-type="float">
            <text:p>0,9918</text:p>
          </table:table-cell>
          <table:table-cell table:formula="of:=ROUNDDOWN([.F147]/[.E147]; 4)" office:value-type="float" office:value="0.99" calcext:value-type="float">
            <text:p>0,99</text:p>
          </table:table-cell>
          <table:table-cell table:formula="of:=ROUNDDOWN([.G147]/[.F147]; 4)" office:value-type="float" office:value="0.9918" calcext:value-type="float">
            <text:p>0,9918</text:p>
          </table:table-cell>
          <table:table-cell table:formula="of:=AVERAGE([.H147:.L147])" office:value-type="float" office:value="0.99146" calcext:value-type="float">
            <text:p>0,99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10</text:p>
          </table:table-cell>
          <table:table-cell office:value-type="float" office:value="31775" calcext:value-type="float">
            <text:p>31775</text:p>
          </table:table-cell>
          <table:table-cell office:value-type="float" office:value="31544" calcext:value-type="float">
            <text:p>31544</text:p>
          </table:table-cell>
          <table:table-cell office:value-type="float" office:value="31335" calcext:value-type="float">
            <text:p>31335</text:p>
          </table:table-cell>
          <table:table-cell office:value-type="float" office:value="31023" calcext:value-type="float">
            <text:p>31023</text:p>
          </table:table-cell>
          <table:table-cell office:value-type="float" office:value="30774" calcext:value-type="float">
            <text:p>30774</text:p>
          </table:table-cell>
          <table:table-cell office:value-type="float" office:value="30556" calcext:value-type="float">
            <text:p>30556</text:p>
          </table:table-cell>
          <table:table-cell table:formula="of:=ROUNDDOWN([.C148]/[.B148]; 4)" office:value-type="float" office:value="0.9927" calcext:value-type="float">
            <text:p>0,9927</text:p>
          </table:table-cell>
          <table:table-cell table:formula="of:=ROUNDDOWN([.D148]/[.C148]; 4)" office:value-type="float" office:value="0.9933" calcext:value-type="float">
            <text:p>0,9933</text:p>
          </table:table-cell>
          <table:table-cell table:formula="of:=ROUNDDOWN([.E148]/[.D148]; 4)" office:value-type="float" office:value="0.99" calcext:value-type="float">
            <text:p>0,99</text:p>
          </table:table-cell>
          <table:table-cell table:formula="of:=ROUNDDOWN([.F148]/[.E148]; 4)" office:value-type="float" office:value="0.9919" calcext:value-type="float">
            <text:p>0,9919</text:p>
          </table:table-cell>
          <table:table-cell table:formula="of:=ROUNDDOWN([.G148]/[.F148]; 4)" office:value-type="float" office:value="0.9929" calcext:value-type="float">
            <text:p>0,9929</text:p>
          </table:table-cell>
          <table:table-cell table:formula="of:=AVERAGE([.H148:.L148])" office:value-type="float" office:value="0.99216" calcext:value-type="float">
            <text:p>0,99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11</text:p>
          </table:table-cell>
          <table:table-cell office:value-type="float" office:value="46014" calcext:value-type="float">
            <text:p>46014</text:p>
          </table:table-cell>
          <table:table-cell office:value-type="float" office:value="45825" calcext:value-type="float">
            <text:p>45825</text:p>
          </table:table-cell>
          <table:table-cell office:value-type="float" office:value="45580" calcext:value-type="float">
            <text:p>45580</text:p>
          </table:table-cell>
          <table:table-cell office:value-type="float" office:value="45247" calcext:value-type="float">
            <text:p>45247</text:p>
          </table:table-cell>
          <table:table-cell office:value-type="float" office:value="44892" calcext:value-type="float">
            <text:p>44892</text:p>
          </table:table-cell>
          <table:table-cell office:value-type="float" office:value="44438" calcext:value-type="float">
            <text:p>44438</text:p>
          </table:table-cell>
          <table:table-cell table:formula="of:=ROUNDDOWN([.C149]/[.B149]; 4)" office:value-type="float" office:value="0.9958" calcext:value-type="float">
            <text:p>0,9958</text:p>
          </table:table-cell>
          <table:table-cell table:formula="of:=ROUNDDOWN([.D149]/[.C149]; 4)" office:value-type="float" office:value="0.9946" calcext:value-type="float">
            <text:p>0,9946</text:p>
          </table:table-cell>
          <table:table-cell table:formula="of:=ROUNDDOWN([.E149]/[.D149]; 4)" office:value-type="float" office:value="0.9926" calcext:value-type="float">
            <text:p>0,9926</text:p>
          </table:table-cell>
          <table:table-cell table:formula="of:=ROUNDDOWN([.F149]/[.E149]; 4)" office:value-type="float" office:value="0.9921" calcext:value-type="float">
            <text:p>0,9921</text:p>
          </table:table-cell>
          <table:table-cell table:formula="of:=ROUNDDOWN([.G149]/[.F149]; 4)" office:value-type="float" office:value="0.9898" calcext:value-type="float">
            <text:p>0,9898</text:p>
          </table:table-cell>
          <table:table-cell table:formula="of:=AVERAGE([.H149:.L149])" office:value-type="float" office:value="0.99298" calcext:value-type="float">
            <text:p>0,99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12</text:p>
          </table:table-cell>
          <table:table-cell office:value-type="float" office:value="151520" calcext:value-type="float">
            <text:p>151520</text:p>
          </table:table-cell>
          <table:table-cell office:value-type="float" office:value="152268" calcext:value-type="float">
            <text:p>152268</text:p>
          </table:table-cell>
          <table:table-cell office:value-type="float" office:value="152945" calcext:value-type="float">
            <text:p>152945</text:p>
          </table:table-cell>
          <table:table-cell office:value-type="float" office:value="153824" calcext:value-type="float">
            <text:p>153824</text:p>
          </table:table-cell>
          <table:table-cell office:value-type="float" office:value="154526" calcext:value-type="float">
            <text:p>154526</text:p>
          </table:table-cell>
          <table:table-cell office:value-type="float" office:value="154951" calcext:value-type="float">
            <text:p>154951</text:p>
          </table:table-cell>
          <table:table-cell table:formula="of:=ROUNDDOWN([.C150]/[.B150]; 4)" office:value-type="float" office:value="1.0049" calcext:value-type="float">
            <text:p>1,0049</text:p>
          </table:table-cell>
          <table:table-cell table:formula="of:=ROUNDDOWN([.D150]/[.C150]; 4)" office:value-type="float" office:value="1.0044" calcext:value-type="float">
            <text:p>1,0044</text:p>
          </table:table-cell>
          <table:table-cell table:formula="of:=ROUNDDOWN([.E150]/[.D150]; 4)" office:value-type="float" office:value="1.0057" calcext:value-type="float">
            <text:p>1,0057</text:p>
          </table:table-cell>
          <table:table-cell table:formula="of:=ROUNDDOWN([.F150]/[.E150]; 4)" office:value-type="float" office:value="1.0045" calcext:value-type="float">
            <text:p>1,0045</text:p>
          </table:table-cell>
          <table:table-cell table:formula="of:=ROUNDDOWN([.G150]/[.F150]; 4)" office:value-type="float" office:value="1.0027" calcext:value-type="float">
            <text:p>1,0027</text:p>
          </table:table-cell>
          <table:table-cell table:formula="of:=AVERAGE([.H150:.L150])" office:value-type="float" office:value="1.00444" calcext:value-type="float">
            <text:p>1,00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13</text:p>
          </table:table-cell>
          <table:table-cell office:value-type="float" office:value="73758" calcext:value-type="float">
            <text:p>73758</text:p>
          </table:table-cell>
          <table:table-cell office:value-type="float" office:value="73700" calcext:value-type="float">
            <text:p>73700</text:p>
          </table:table-cell>
          <table:table-cell office:value-type="float" office:value="73376" calcext:value-type="float">
            <text:p>73376</text:p>
          </table:table-cell>
          <table:table-cell office:value-type="float" office:value="73102" calcext:value-type="float">
            <text:p>73102</text:p>
          </table:table-cell>
          <table:table-cell office:value-type="float" office:value="72626" calcext:value-type="float">
            <text:p>72626</text:p>
          </table:table-cell>
          <table:table-cell office:value-type="float" office:value="72269" calcext:value-type="float">
            <text:p>72269</text:p>
          </table:table-cell>
          <table:table-cell table:formula="of:=ROUNDDOWN([.C151]/[.B151]; 4)" office:value-type="float" office:value="0.9992" calcext:value-type="float">
            <text:p>0,9992</text:p>
          </table:table-cell>
          <table:table-cell table:formula="of:=ROUNDDOWN([.D151]/[.C151]; 4)" office:value-type="float" office:value="0.9956" calcext:value-type="float">
            <text:p>0,9956</text:p>
          </table:table-cell>
          <table:table-cell table:formula="of:=ROUNDDOWN([.E151]/[.D151]; 4)" office:value-type="float" office:value="0.9962" calcext:value-type="float">
            <text:p>0,9962</text:p>
          </table:table-cell>
          <table:table-cell table:formula="of:=ROUNDDOWN([.F151]/[.E151]; 4)" office:value-type="float" office:value="0.9934" calcext:value-type="float">
            <text:p>0,9934</text:p>
          </table:table-cell>
          <table:table-cell table:formula="of:=ROUNDDOWN([.G151]/[.F151]; 4)" office:value-type="float" office:value="0.995" calcext:value-type="float">
            <text:p>0,995</text:p>
          </table:table-cell>
          <table:table-cell table:formula="of:=AVERAGE([.H151:.L151])" office:value-type="float" office:value="0.99588" calcext:value-type="float">
            <text:p>0,99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14</text:p>
          </table:table-cell>
          <table:table-cell office:value-type="float" office:value="78810" calcext:value-type="float">
            <text:p>78810</text:p>
          </table:table-cell>
          <table:table-cell office:value-type="float" office:value="79024" calcext:value-type="float">
            <text:p>79024</text:p>
          </table:table-cell>
          <table:table-cell office:value-type="float" office:value="79298" calcext:value-type="float">
            <text:p>79298</text:p>
          </table:table-cell>
          <table:table-cell office:value-type="float" office:value="79291" calcext:value-type="float">
            <text:p>79291</text:p>
          </table:table-cell>
          <table:table-cell office:value-type="float" office:value="79378" calcext:value-type="float">
            <text:p>79378</text:p>
          </table:table-cell>
          <table:table-cell office:value-type="float" office:value="79265" calcext:value-type="float">
            <text:p>79265</text:p>
          </table:table-cell>
          <table:table-cell table:formula="of:=ROUNDDOWN([.C152]/[.B152]; 4)" office:value-type="float" office:value="1.0027" calcext:value-type="float">
            <text:p>1,0027</text:p>
          </table:table-cell>
          <table:table-cell table:formula="of:=ROUNDDOWN([.D152]/[.C152]; 4)" office:value-type="float" office:value="1.0034" calcext:value-type="float">
            <text:p>1,0034</text:p>
          </table:table-cell>
          <table:table-cell table:formula="of:=ROUNDDOWN([.E152]/[.D152]; 4)" office:value-type="float" office:value="0.9999" calcext:value-type="float">
            <text:p>0,9999</text:p>
          </table:table-cell>
          <table:table-cell table:formula="of:=ROUNDDOWN([.F152]/[.E152]; 4)" office:value-type="float" office:value="1.001" calcext:value-type="float">
            <text:p>1,001</text:p>
          </table:table-cell>
          <table:table-cell table:formula="of:=ROUNDDOWN([.G152]/[.F152]; 4)" office:value-type="float" office:value="0.9985" calcext:value-type="float">
            <text:p>0,9985</text:p>
          </table:table-cell>
          <table:table-cell table:formula="of:=AVERAGE([.H152:.L152])" office:value-type="float" office:value="1.0011" calcext:value-type="float">
            <text:p>1,0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15</text:p>
          </table:table-cell>
          <table:table-cell office:value-type="float" office:value="88378" calcext:value-type="float">
            <text:p>88378</text:p>
          </table:table-cell>
          <table:table-cell office:value-type="float" office:value="88791" calcext:value-type="float">
            <text:p>88791</text:p>
          </table:table-cell>
          <table:table-cell office:value-type="float" office:value="88708" calcext:value-type="float">
            <text:p>88708</text:p>
          </table:table-cell>
          <table:table-cell office:value-type="float" office:value="88735" calcext:value-type="float">
            <text:p>88735</text:p>
          </table:table-cell>
          <table:table-cell office:value-type="float" office:value="88654" calcext:value-type="float">
            <text:p>88654</text:p>
          </table:table-cell>
          <table:table-cell office:value-type="float" office:value="88497" calcext:value-type="float">
            <text:p>88497</text:p>
          </table:table-cell>
          <table:table-cell table:formula="of:=ROUNDDOWN([.C153]/[.B153]; 4)" office:value-type="float" office:value="1.0046" calcext:value-type="float">
            <text:p>1,0046</text:p>
          </table:table-cell>
          <table:table-cell table:formula="of:=ROUNDDOWN([.D153]/[.C153]; 4)" office:value-type="float" office:value="0.999" calcext:value-type="float">
            <text:p>0,999</text:p>
          </table:table-cell>
          <table:table-cell table:formula="of:=ROUNDDOWN([.E153]/[.D153]; 4)" office:value-type="float" office:value="1.0003" calcext:value-type="float">
            <text:p>1,0003</text:p>
          </table:table-cell>
          <table:table-cell table:formula="of:=ROUNDDOWN([.F153]/[.E153]; 4)" office:value-type="float" office:value="0.999" calcext:value-type="float">
            <text:p>0,999</text:p>
          </table:table-cell>
          <table:table-cell table:formula="of:=ROUNDDOWN([.G153]/[.F153]; 4)" office:value-type="float" office:value="0.9982" calcext:value-type="float">
            <text:p>0,9982</text:p>
          </table:table-cell>
          <table:table-cell table:formula="of:=AVERAGE([.H153:.L153])" office:value-type="float" office:value="1.00022" calcext:value-type="float">
            <text:p>1,00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16</text:p>
          </table:table-cell>
          <table:table-cell office:value-type="float" office:value="73911" calcext:value-type="float">
            <text:p>73911</text:p>
          </table:table-cell>
          <table:table-cell office:value-type="float" office:value="73562" calcext:value-type="float">
            <text:p>73562</text:p>
          </table:table-cell>
          <table:table-cell office:value-type="float" office:value="73284" calcext:value-type="float">
            <text:p>73284</text:p>
          </table:table-cell>
          <table:table-cell office:value-type="float" office:value="72782" calcext:value-type="float">
            <text:p>72782</text:p>
          </table:table-cell>
          <table:table-cell office:value-type="float" office:value="72328" calcext:value-type="float">
            <text:p>72328</text:p>
          </table:table-cell>
          <table:table-cell office:value-type="float" office:value="71790" calcext:value-type="float">
            <text:p>71790</text:p>
          </table:table-cell>
          <table:table-cell table:formula="of:=ROUNDDOWN([.C154]/[.B154]; 4)" office:value-type="float" office:value="0.9952" calcext:value-type="float">
            <text:p>0,9952</text:p>
          </table:table-cell>
          <table:table-cell table:formula="of:=ROUNDDOWN([.D154]/[.C154]; 4)" office:value-type="float" office:value="0.9962" calcext:value-type="float">
            <text:p>0,9962</text:p>
          </table:table-cell>
          <table:table-cell table:formula="of:=ROUNDDOWN([.E154]/[.D154]; 4)" office:value-type="float" office:value="0.9931" calcext:value-type="float">
            <text:p>0,9931</text:p>
          </table:table-cell>
          <table:table-cell table:formula="of:=ROUNDDOWN([.F154]/[.E154]; 4)" office:value-type="float" office:value="0.9937" calcext:value-type="float">
            <text:p>0,9937</text:p>
          </table:table-cell>
          <table:table-cell table:formula="of:=ROUNDDOWN([.G154]/[.F154]; 4)" office:value-type="float" office:value="0.9925" calcext:value-type="float">
            <text:p>0,9925</text:p>
          </table:table-cell>
          <table:table-cell table:formula="of:=AVERAGE([.H154:.L154])" office:value-type="float" office:value="0.99414" calcext:value-type="float">
            <text:p>0,99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17</text:p>
          </table:table-cell>
          <table:table-cell office:value-type="float" office:value="123120" calcext:value-type="float">
            <text:p>123120</text:p>
          </table:table-cell>
          <table:table-cell office:value-type="float" office:value="123443" calcext:value-type="float">
            <text:p>123443</text:p>
          </table:table-cell>
          <table:table-cell office:value-type="float" office:value="123770" calcext:value-type="float">
            <text:p>123770</text:p>
          </table:table-cell>
          <table:table-cell office:value-type="float" office:value="124036" calcext:value-type="float">
            <text:p>124036</text:p>
          </table:table-cell>
          <table:table-cell office:value-type="float" office:value="124352" calcext:value-type="float">
            <text:p>124352</text:p>
          </table:table-cell>
          <table:table-cell office:value-type="float" office:value="124283" calcext:value-type="float">
            <text:p>124283</text:p>
          </table:table-cell>
          <table:table-cell table:formula="of:=ROUNDDOWN([.C155]/[.B155]; 4)" office:value-type="float" office:value="1.0026" calcext:value-type="float">
            <text:p>1,0026</text:p>
          </table:table-cell>
          <table:table-cell table:formula="of:=ROUNDDOWN([.D155]/[.C155]; 4)" office:value-type="float" office:value="1.0026" calcext:value-type="float">
            <text:p>1,0026</text:p>
          </table:table-cell>
          <table:table-cell table:formula="of:=ROUNDDOWN([.E155]/[.D155]; 4)" office:value-type="float" office:value="1.0021" calcext:value-type="float">
            <text:p>1,0021</text:p>
          </table:table-cell>
          <table:table-cell table:formula="of:=ROUNDDOWN([.F155]/[.E155]; 4)" office:value-type="float" office:value="1.0025" calcext:value-type="float">
            <text:p>1,0025</text:p>
          </table:table-cell>
          <table:table-cell table:formula="of:=ROUNDDOWN([.G155]/[.F155]; 4)" office:value-type="float" office:value="0.9994" calcext:value-type="float">
            <text:p>0,9994</text:p>
          </table:table-cell>
          <table:table-cell table:formula="of:=AVERAGE([.H155:.L155])" office:value-type="float" office:value="1.00184" calcext:value-type="float">
            <text:p>1,00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18</text:p>
          </table:table-cell>
          <table:table-cell office:value-type="float" office:value="177007" calcext:value-type="float">
            <text:p>177007</text:p>
          </table:table-cell>
          <table:table-cell office:value-type="float" office:value="179496" calcext:value-type="float">
            <text:p>179496</text:p>
          </table:table-cell>
          <table:table-cell office:value-type="float" office:value="182076" calcext:value-type="float">
            <text:p>182076</text:p>
          </table:table-cell>
          <table:table-cell office:value-type="float" office:value="184951" calcext:value-type="float">
            <text:p>184951</text:p>
          </table:table-cell>
          <table:table-cell office:value-type="float" office:value="188281" calcext:value-type="float">
            <text:p>188281</text:p>
          </table:table-cell>
          <table:table-cell office:value-type="float" office:value="190606" calcext:value-type="float">
            <text:p>190606</text:p>
          </table:table-cell>
          <table:table-cell table:formula="of:=ROUNDDOWN([.C156]/[.B156]; 4)" office:value-type="float" office:value="1.014" calcext:value-type="float">
            <text:p>1,014</text:p>
          </table:table-cell>
          <table:table-cell table:formula="of:=ROUNDDOWN([.D156]/[.C156]; 4)" office:value-type="float" office:value="1.0143" calcext:value-type="float">
            <text:p>1,0143</text:p>
          </table:table-cell>
          <table:table-cell table:formula="of:=ROUNDDOWN([.E156]/[.D156]; 4)" office:value-type="float" office:value="1.0157" calcext:value-type="float">
            <text:p>1,0157</text:p>
          </table:table-cell>
          <table:table-cell table:formula="of:=ROUNDDOWN([.F156]/[.E156]; 4)" office:value-type="float" office:value="1.018" calcext:value-type="float">
            <text:p>1,018</text:p>
          </table:table-cell>
          <table:table-cell table:formula="of:=ROUNDDOWN([.G156]/[.F156]; 4)" office:value-type="float" office:value="1.0123" calcext:value-type="float">
            <text:p>1,0123</text:p>
          </table:table-cell>
          <table:table-cell table:formula="of:=AVERAGE([.H156:.L156])" office:value-type="float" office:value="1.01486" calcext:value-type="float">
            <text:p>1,01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19</text:p>
          </table:table-cell>
          <table:table-cell office:value-type="float" office:value="111038" calcext:value-type="float">
            <text:p>111038</text:p>
          </table:table-cell>
          <table:table-cell office:value-type="float" office:value="111170" calcext:value-type="float">
            <text:p>111170</text:p>
          </table:table-cell>
          <table:table-cell office:value-type="float" office:value="111226" calcext:value-type="float">
            <text:p>111226</text:p>
          </table:table-cell>
          <table:table-cell office:value-type="float" office:value="111088" calcext:value-type="float">
            <text:p>111088</text:p>
          </table:table-cell>
          <table:table-cell office:value-type="float" office:value="110952" calcext:value-type="float">
            <text:p>110952</text:p>
          </table:table-cell>
          <table:table-cell office:value-type="float" office:value="110742" calcext:value-type="float">
            <text:p>110742</text:p>
          </table:table-cell>
          <table:table-cell table:formula="of:=ROUNDDOWN([.C157]/[.B157]; 4)" office:value-type="float" office:value="1.0011" calcext:value-type="float">
            <text:p>1,0011</text:p>
          </table:table-cell>
          <table:table-cell table:formula="of:=ROUNDDOWN([.D157]/[.C157]; 4)" office:value-type="float" office:value="1.0005" calcext:value-type="float">
            <text:p>1,0005</text:p>
          </table:table-cell>
          <table:table-cell table:formula="of:=ROUNDDOWN([.E157]/[.D157]; 4)" office:value-type="float" office:value="0.9987" calcext:value-type="float">
            <text:p>0,9987</text:p>
          </table:table-cell>
          <table:table-cell table:formula="of:=ROUNDDOWN([.F157]/[.E157]; 4)" office:value-type="float" office:value="0.9987" calcext:value-type="float">
            <text:p>0,9987</text:p>
          </table:table-cell>
          <table:table-cell table:formula="of:=ROUNDDOWN([.G157]/[.F157]; 4)" office:value-type="float" office:value="0.9981" calcext:value-type="float">
            <text:p>0,9981</text:p>
          </table:table-cell>
          <table:table-cell table:formula="of:=AVERAGE([.H157:.L157])" office:value-type="float" office:value="0.99942" calcext:value-type="float">
            <text:p>0,99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0</text:p>
          </table:table-cell>
          <table:table-cell office:value-type="float" office:value="88270" calcext:value-type="float">
            <text:p>88270</text:p>
          </table:table-cell>
          <table:table-cell office:value-type="float" office:value="87903" calcext:value-type="float">
            <text:p>87903</text:p>
          </table:table-cell>
          <table:table-cell office:value-type="float" office:value="87662" calcext:value-type="float">
            <text:p>87662</text:p>
          </table:table-cell>
          <table:table-cell office:value-type="float" office:value="87409" calcext:value-type="float">
            <text:p>87409</text:p>
          </table:table-cell>
          <table:table-cell office:value-type="float" office:value="87054" calcext:value-type="float">
            <text:p>87054</text:p>
          </table:table-cell>
          <table:table-cell office:value-type="float" office:value="86671" calcext:value-type="float">
            <text:p>86671</text:p>
          </table:table-cell>
          <table:table-cell table:formula="of:=ROUNDDOWN([.C158]/[.B158]; 4)" office:value-type="float" office:value="0.9958" calcext:value-type="float">
            <text:p>0,9958</text:p>
          </table:table-cell>
          <table:table-cell table:formula="of:=ROUNDDOWN([.D158]/[.C158]; 4)" office:value-type="float" office:value="0.9972" calcext:value-type="float">
            <text:p>0,9972</text:p>
          </table:table-cell>
          <table:table-cell table:formula="of:=ROUNDDOWN([.E158]/[.D158]; 4)" office:value-type="float" office:value="0.9971" calcext:value-type="float">
            <text:p>0,9971</text:p>
          </table:table-cell>
          <table:table-cell table:formula="of:=ROUNDDOWN([.F158]/[.E158]; 4)" office:value-type="float" office:value="0.9959" calcext:value-type="float">
            <text:p>0,9959</text:p>
          </table:table-cell>
          <table:table-cell table:formula="of:=ROUNDDOWN([.G158]/[.F158]; 4)" office:value-type="float" office:value="0.9956" calcext:value-type="float">
            <text:p>0,9956</text:p>
          </table:table-cell>
          <table:table-cell table:formula="of:=AVERAGE([.H158:.L158])" office:value-type="float" office:value="0.99632" calcext:value-type="float">
            <text:p>0,99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1</text:p>
          </table:table-cell>
          <table:table-cell office:value-type="float" office:value="160776" calcext:value-type="float">
            <text:p>160776</text:p>
          </table:table-cell>
          <table:table-cell office:value-type="float" office:value="161645" calcext:value-type="float">
            <text:p>161645</text:p>
          </table:table-cell>
          <table:table-cell office:value-type="float" office:value="162922" calcext:value-type="float">
            <text:p>162922</text:p>
          </table:table-cell>
          <table:table-cell office:value-type="float" office:value="164240" calcext:value-type="float">
            <text:p>164240</text:p>
          </table:table-cell>
          <table:table-cell office:value-type="float" office:value="165912" calcext:value-type="float">
            <text:p>165912</text:p>
          </table:table-cell>
          <table:table-cell office:value-type="float" office:value="166679" calcext:value-type="float">
            <text:p>166679</text:p>
          </table:table-cell>
          <table:table-cell table:formula="of:=ROUNDDOWN([.C159]/[.B159]; 4)" office:value-type="float" office:value="1.0054" calcext:value-type="float">
            <text:p>1,0054</text:p>
          </table:table-cell>
          <table:table-cell table:formula="of:=ROUNDDOWN([.D159]/[.C159]; 4)" office:value-type="float" office:value="1.0079" calcext:value-type="float">
            <text:p>1,0079</text:p>
          </table:table-cell>
          <table:table-cell table:formula="of:=ROUNDDOWN([.E159]/[.D159]; 4)" office:value-type="float" office:value="1.008" calcext:value-type="float">
            <text:p>1,008</text:p>
          </table:table-cell>
          <table:table-cell table:formula="of:=ROUNDDOWN([.F159]/[.E159]; 4)" office:value-type="float" office:value="1.0101" calcext:value-type="float">
            <text:p>1,0101</text:p>
          </table:table-cell>
          <table:table-cell table:formula="of:=ROUNDDOWN([.G159]/[.F159]; 4)" office:value-type="float" office:value="1.0046" calcext:value-type="float">
            <text:p>1,0046</text:p>
          </table:table-cell>
          <table:table-cell table:formula="of:=AVERAGE([.H159:.L159])" office:value-type="float" office:value="1.0072" calcext:value-type="float">
            <text:p>1,0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2</text:p>
          </table:table-cell>
          <table:table-cell office:value-type="float" office:value="53253" calcext:value-type="float">
            <text:p>53253</text:p>
          </table:table-cell>
          <table:table-cell office:value-type="float" office:value="53014" calcext:value-type="float">
            <text:p>53014</text:p>
          </table:table-cell>
          <table:table-cell office:value-type="float" office:value="52884" calcext:value-type="float">
            <text:p>52884</text:p>
          </table:table-cell>
          <table:table-cell office:value-type="float" office:value="52824" calcext:value-type="float">
            <text:p>52824</text:p>
          </table:table-cell>
          <table:table-cell office:value-type="float" office:value="52511" calcext:value-type="float">
            <text:p>52511</text:p>
          </table:table-cell>
          <table:table-cell office:value-type="float" office:value="52101" calcext:value-type="float">
            <text:p>52101</text:p>
          </table:table-cell>
          <table:table-cell table:formula="of:=ROUNDDOWN([.C160]/[.B160]; 4)" office:value-type="float" office:value="0.9955" calcext:value-type="float">
            <text:p>0,9955</text:p>
          </table:table-cell>
          <table:table-cell table:formula="of:=ROUNDDOWN([.D160]/[.C160]; 4)" office:value-type="float" office:value="0.9975" calcext:value-type="float">
            <text:p>0,9975</text:p>
          </table:table-cell>
          <table:table-cell table:formula="of:=ROUNDDOWN([.E160]/[.D160]; 4)" office:value-type="float" office:value="0.9988" calcext:value-type="float">
            <text:p>0,9988</text:p>
          </table:table-cell>
          <table:table-cell table:formula="of:=ROUNDDOWN([.F160]/[.E160]; 4)" office:value-type="float" office:value="0.994" calcext:value-type="float">
            <text:p>0,994</text:p>
          </table:table-cell>
          <table:table-cell table:formula="of:=ROUNDDOWN([.G160]/[.F160]; 4)" office:value-type="float" office:value="0.9921" calcext:value-type="float">
            <text:p>0,9921</text:p>
          </table:table-cell>
          <table:table-cell table:formula="of:=AVERAGE([.H160:.L160])" office:value-type="float" office:value="0.99558" calcext:value-type="float">
            <text:p>0,99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3</text:p>
          </table:table-cell>
          <table:table-cell office:value-type="float" office:value="42571" calcext:value-type="float">
            <text:p>42571</text:p>
          </table:table-cell>
          <table:table-cell office:value-type="float" office:value="42417" calcext:value-type="float">
            <text:p>42417</text:p>
          </table:table-cell>
          <table:table-cell office:value-type="float" office:value="42116" calcext:value-type="float">
            <text:p>42116</text:p>
          </table:table-cell>
          <table:table-cell office:value-type="float" office:value="41922" calcext:value-type="float">
            <text:p>41922</text:p>
          </table:table-cell>
          <table:table-cell office:value-type="float" office:value="41455" calcext:value-type="float">
            <text:p>41455</text:p>
          </table:table-cell>
          <table:table-cell office:value-type="float" office:value="41126" calcext:value-type="float">
            <text:p>41126</text:p>
          </table:table-cell>
          <table:table-cell table:formula="of:=ROUNDDOWN([.C161]/[.B161]; 4)" office:value-type="float" office:value="0.9963" calcext:value-type="float">
            <text:p>0,9963</text:p>
          </table:table-cell>
          <table:table-cell table:formula="of:=ROUNDDOWN([.D161]/[.C161]; 4)" office:value-type="float" office:value="0.9929" calcext:value-type="float">
            <text:p>0,9929</text:p>
          </table:table-cell>
          <table:table-cell table:formula="of:=ROUNDDOWN([.E161]/[.D161]; 4)" office:value-type="float" office:value="0.9953" calcext:value-type="float">
            <text:p>0,9953</text:p>
          </table:table-cell>
          <table:table-cell table:formula="of:=ROUNDDOWN([.F161]/[.E161]; 4)" office:value-type="float" office:value="0.9888" calcext:value-type="float">
            <text:p>0,9888</text:p>
          </table:table-cell>
          <table:table-cell table:formula="of:=ROUNDDOWN([.G161]/[.F161]; 4)" office:value-type="float" office:value="0.992" calcext:value-type="float">
            <text:p>0,992</text:p>
          </table:table-cell>
          <table:table-cell table:formula="of:=AVERAGE([.H161:.L161])" office:value-type="float" office:value="0.99306" calcext:value-type="float">
            <text:p>0,99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4</text:p>
          </table:table-cell>
          <table:table-cell office:value-type="float" office:value="51637" calcext:value-type="float">
            <text:p>51637</text:p>
          </table:table-cell>
          <table:table-cell office:value-type="float" office:value="51746" calcext:value-type="float">
            <text:p>51746</text:p>
          </table:table-cell>
          <table:table-cell office:value-type="float" office:value="51834" calcext:value-type="float">
            <text:p>51834</text:p>
          </table:table-cell>
          <table:table-cell office:value-type="float" office:value="51809" calcext:value-type="float">
            <text:p>51809</text:p>
          </table:table-cell>
          <table:table-cell office:value-type="float" office:value="51824" calcext:value-type="float">
            <text:p>51824</text:p>
          </table:table-cell>
          <table:table-cell office:value-type="float" office:value="51741" calcext:value-type="float">
            <text:p>51741</text:p>
          </table:table-cell>
          <table:table-cell table:formula="of:=ROUNDDOWN([.C162]/[.B162]; 4)" office:value-type="float" office:value="1.0021" calcext:value-type="float">
            <text:p>1,0021</text:p>
          </table:table-cell>
          <table:table-cell table:formula="of:=ROUNDDOWN([.D162]/[.C162]; 4)" office:value-type="float" office:value="1.0017" calcext:value-type="float">
            <text:p>1,0017</text:p>
          </table:table-cell>
          <table:table-cell table:formula="of:=ROUNDDOWN([.E162]/[.D162]; 4)" office:value-type="float" office:value="0.9995" calcext:value-type="float">
            <text:p>0,9995</text:p>
          </table:table-cell>
          <table:table-cell table:formula="of:=ROUNDDOWN([.F162]/[.E162]; 4)" office:value-type="float" office:value="1.0002" calcext:value-type="float">
            <text:p>1,0002</text:p>
          </table:table-cell>
          <table:table-cell table:formula="of:=ROUNDDOWN([.G162]/[.F162]; 4)" office:value-type="float" office:value="0.9983" calcext:value-type="float">
            <text:p>0,9983</text:p>
          </table:table-cell>
          <table:table-cell table:formula="of:=AVERAGE([.H162:.L162])" office:value-type="float" office:value="1.00036" calcext:value-type="float">
            <text:p>1,00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5</text:p>
          </table:table-cell>
          <table:table-cell office:value-type="float" office:value="151461" calcext:value-type="float">
            <text:p>151461</text:p>
          </table:table-cell>
          <table:table-cell office:value-type="float" office:value="151630" calcext:value-type="float">
            <text:p>151630</text:p>
          </table:table-cell>
          <table:table-cell office:value-type="float" office:value="151955" calcext:value-type="float">
            <text:p>151955</text:p>
          </table:table-cell>
          <table:table-cell office:value-type="float" office:value="152117" calcext:value-type="float">
            <text:p>152117</text:p>
          </table:table-cell>
          <table:table-cell office:value-type="float" office:value="152291" calcext:value-type="float">
            <text:p>152291</text:p>
          </table:table-cell>
          <table:table-cell office:value-type="float" office:value="152190" calcext:value-type="float">
            <text:p>152190</text:p>
          </table:table-cell>
          <table:table-cell table:formula="of:=ROUNDDOWN([.C163]/[.B163]; 4)" office:value-type="float" office:value="1.0011" calcext:value-type="float">
            <text:p>1,0011</text:p>
          </table:table-cell>
          <table:table-cell table:formula="of:=ROUNDDOWN([.D163]/[.C163]; 4)" office:value-type="float" office:value="1.0021" calcext:value-type="float">
            <text:p>1,0021</text:p>
          </table:table-cell>
          <table:table-cell table:formula="of:=ROUNDDOWN([.E163]/[.D163]; 4)" office:value-type="float" office:value="1.001" calcext:value-type="float">
            <text:p>1,001</text:p>
          </table:table-cell>
          <table:table-cell table:formula="of:=ROUNDDOWN([.F163]/[.E163]; 4)" office:value-type="float" office:value="1.0011" calcext:value-type="float">
            <text:p>1,0011</text:p>
          </table:table-cell>
          <table:table-cell table:formula="of:=ROUNDDOWN([.G163]/[.F163]; 4)" office:value-type="float" office:value="0.9993" calcext:value-type="float">
            <text:p>0,9993</text:p>
          </table:table-cell>
          <table:table-cell table:formula="of:=AVERAGE([.H163:.L163])" office:value-type="float" office:value="1.00092" calcext:value-type="float">
            <text:p>1,00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6</text:p>
          </table:table-cell>
          <table:table-cell office:value-type="float" office:value="81403" calcext:value-type="float">
            <text:p>81403</text:p>
          </table:table-cell>
          <table:table-cell office:value-type="float" office:value="81580" calcext:value-type="float">
            <text:p>81580</text:p>
          </table:table-cell>
          <table:table-cell office:value-type="float" office:value="81402" calcext:value-type="float">
            <text:p>81402</text:p>
          </table:table-cell>
          <table:table-cell office:value-type="float" office:value="81352" calcext:value-type="float">
            <text:p>81352</text:p>
          </table:table-cell>
          <table:table-cell office:value-type="float" office:value="81362" calcext:value-type="float">
            <text:p>81362</text:p>
          </table:table-cell>
          <table:table-cell office:value-type="float" office:value="81385" calcext:value-type="float">
            <text:p>81385</text:p>
          </table:table-cell>
          <table:table-cell table:formula="of:=ROUNDDOWN([.C164]/[.B164]; 4)" office:value-type="float" office:value="1.0021" calcext:value-type="float">
            <text:p>1,0021</text:p>
          </table:table-cell>
          <table:table-cell table:formula="of:=ROUNDDOWN([.D164]/[.C164]; 4)" office:value-type="float" office:value="0.9978" calcext:value-type="float">
            <text:p>0,9978</text:p>
          </table:table-cell>
          <table:table-cell table:formula="of:=ROUNDDOWN([.E164]/[.D164]; 4)" office:value-type="float" office:value="0.9993" calcext:value-type="float">
            <text:p>0,9993</text:p>
          </table:table-cell>
          <table:table-cell table:formula="of:=ROUNDDOWN([.F164]/[.E164]; 4)" office:value-type="float" office:value="1.0001" calcext:value-type="float">
            <text:p>1,0001</text:p>
          </table:table-cell>
          <table:table-cell table:formula="of:=ROUNDDOWN([.G164]/[.F164]; 4)" office:value-type="float" office:value="1.0002" calcext:value-type="float">
            <text:p>1,0002</text:p>
          </table:table-cell>
          <table:table-cell table:formula="of:=AVERAGE([.H164:.L164])" office:value-type="float" office:value="0.9999" calcext:value-type="float">
            <text:p>0,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7</text:p>
          </table:table-cell>
          <table:table-cell office:value-type="float" office:value="52980" calcext:value-type="float">
            <text:p>52980</text:p>
          </table:table-cell>
          <table:table-cell office:value-type="float" office:value="52721" calcext:value-type="float">
            <text:p>52721</text:p>
          </table:table-cell>
          <table:table-cell office:value-type="float" office:value="52559" calcext:value-type="float">
            <text:p>52559</text:p>
          </table:table-cell>
          <table:table-cell office:value-type="float" office:value="52196" calcext:value-type="float">
            <text:p>52196</text:p>
          </table:table-cell>
          <table:table-cell office:value-type="float" office:value="51954" calcext:value-type="float">
            <text:p>51954</text:p>
          </table:table-cell>
          <table:table-cell office:value-type="float" office:value="51534" calcext:value-type="float">
            <text:p>51534</text:p>
          </table:table-cell>
          <table:table-cell table:formula="of:=ROUNDDOWN([.C165]/[.B165]; 4)" office:value-type="float" office:value="0.9951" calcext:value-type="float">
            <text:p>0,9951</text:p>
          </table:table-cell>
          <table:table-cell table:formula="of:=ROUNDDOWN([.D165]/[.C165]; 4)" office:value-type="float" office:value="0.9969" calcext:value-type="float">
            <text:p>0,9969</text:p>
          </table:table-cell>
          <table:table-cell table:formula="of:=ROUNDDOWN([.E165]/[.D165]; 4)" office:value-type="float" office:value="0.993" calcext:value-type="float">
            <text:p>0,993</text:p>
          </table:table-cell>
          <table:table-cell table:formula="of:=ROUNDDOWN([.F165]/[.E165]; 4)" office:value-type="float" office:value="0.9953" calcext:value-type="float">
            <text:p>0,9953</text:p>
          </table:table-cell>
          <table:table-cell table:formula="of:=ROUNDDOWN([.G165]/[.F165]; 4)" office:value-type="float" office:value="0.9919" calcext:value-type="float">
            <text:p>0,9919</text:p>
          </table:table-cell>
          <table:table-cell table:formula="of:=AVERAGE([.H165:.L165])" office:value-type="float" office:value="0.99444" calcext:value-type="float">
            <text:p>0,99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8</text:p>
          </table:table-cell>
          <table:table-cell office:value-type="float" office:value="85167" calcext:value-type="float">
            <text:p>85167</text:p>
          </table:table-cell>
          <table:table-cell table:number-columns-repeated="2" office:value-type="float" office:value="85175" calcext:value-type="float">
            <text:p>85175</text:p>
          </table:table-cell>
          <table:table-cell office:value-type="float" office:value="85105" calcext:value-type="float">
            <text:p>85105</text:p>
          </table:table-cell>
          <table:table-cell office:value-type="float" office:value="85045" calcext:value-type="float">
            <text:p>85045</text:p>
          </table:table-cell>
          <table:table-cell office:value-type="float" office:value="84804" calcext:value-type="float">
            <text:p>84804</text:p>
          </table:table-cell>
          <table:table-cell table:formula="of:=ROUNDDOWN([.C166]/[.B166]; 4)" office:value-type="float" office:value="1" calcext:value-type="float">
            <text:p>1</text:p>
          </table:table-cell>
          <table:table-cell table:formula="of:=ROUNDDOWN([.D166]/[.C166]; 4)" office:value-type="float" office:value="1" calcext:value-type="float">
            <text:p>1</text:p>
          </table:table-cell>
          <table:table-cell table:formula="of:=ROUNDDOWN([.E166]/[.D166]; 4)" office:value-type="float" office:value="0.9991" calcext:value-type="float">
            <text:p>0,9991</text:p>
          </table:table-cell>
          <table:table-cell table:formula="of:=ROUNDDOWN([.F166]/[.E166]; 4)" office:value-type="float" office:value="0.9992" calcext:value-type="float">
            <text:p>0,9992</text:p>
          </table:table-cell>
          <table:table-cell table:formula="of:=ROUNDDOWN([.G166]/[.F166]; 4)" office:value-type="float" office:value="0.9971" calcext:value-type="float">
            <text:p>0,9971</text:p>
          </table:table-cell>
          <table:table-cell table:formula="of:=AVERAGE([.H166:.L166])" office:value-type="float" office:value="0.99908" calcext:value-type="float">
            <text:p>0,99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9</text:p>
          </table:table-cell>
          <table:table-cell office:value-type="float" office:value="55152" calcext:value-type="float">
            <text:p>55152</text:p>
          </table:table-cell>
          <table:table-cell office:value-type="float" office:value="54874" calcext:value-type="float">
            <text:p>54874</text:p>
          </table:table-cell>
          <table:table-cell office:value-type="float" office:value="54604" calcext:value-type="float">
            <text:p>54604</text:p>
          </table:table-cell>
          <table:table-cell office:value-type="float" office:value="54217" calcext:value-type="float">
            <text:p>54217</text:p>
          </table:table-cell>
          <table:table-cell office:value-type="float" office:value="53804" calcext:value-type="float">
            <text:p>53804</text:p>
          </table:table-cell>
          <table:table-cell office:value-type="float" office:value="53294" calcext:value-type="float">
            <text:p>53294</text:p>
          </table:table-cell>
          <table:table-cell table:formula="of:=ROUNDDOWN([.C167]/[.B167]; 4)" office:value-type="float" office:value="0.9949" calcext:value-type="float">
            <text:p>0,9949</text:p>
          </table:table-cell>
          <table:table-cell table:formula="of:=ROUNDDOWN([.D167]/[.C167]; 4)" office:value-type="float" office:value="0.995" calcext:value-type="float">
            <text:p>0,995</text:p>
          </table:table-cell>
          <table:table-cell table:formula="of:=ROUNDDOWN([.E167]/[.D167]; 4)" office:value-type="float" office:value="0.9929" calcext:value-type="float">
            <text:p>0,9929</text:p>
          </table:table-cell>
          <table:table-cell table:formula="of:=ROUNDDOWN([.F167]/[.E167]; 4)" office:value-type="float" office:value="0.9923" calcext:value-type="float">
            <text:p>0,9923</text:p>
          </table:table-cell>
          <table:table-cell table:formula="of:=ROUNDDOWN([.G167]/[.F167]; 4)" office:value-type="float" office:value="0.9905" calcext:value-type="float">
            <text:p>0,9905</text:p>
          </table:table-cell>
          <table:table-cell table:formula="of:=AVERAGE([.H167:.L167])" office:value-type="float" office:value="0.99312" calcext:value-type="float">
            <text:p>0,99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0</text:p>
          </table:table-cell>
          <table:table-cell office:value-type="float" office:value="40241" calcext:value-type="float">
            <text:p>40241</text:p>
          </table:table-cell>
          <table:table-cell office:value-type="float" office:value="40075" calcext:value-type="float">
            <text:p>40075</text:p>
          </table:table-cell>
          <table:table-cell office:value-type="float" office:value="39938" calcext:value-type="float">
            <text:p>39938</text:p>
          </table:table-cell>
          <table:table-cell office:value-type="float" office:value="39864" calcext:value-type="float">
            <text:p>39864</text:p>
          </table:table-cell>
          <table:table-cell office:value-type="float" office:value="39672" calcext:value-type="float">
            <text:p>39672</text:p>
          </table:table-cell>
          <table:table-cell office:value-type="float" office:value="39340" calcext:value-type="float">
            <text:p>39340</text:p>
          </table:table-cell>
          <table:table-cell table:formula="of:=ROUNDDOWN([.C168]/[.B168]; 4)" office:value-type="float" office:value="0.9958" calcext:value-type="float">
            <text:p>0,9958</text:p>
          </table:table-cell>
          <table:table-cell table:formula="of:=ROUNDDOWN([.D168]/[.C168]; 4)" office:value-type="float" office:value="0.9965" calcext:value-type="float">
            <text:p>0,9965</text:p>
          </table:table-cell>
          <table:table-cell table:formula="of:=ROUNDDOWN([.E168]/[.D168]; 4)" office:value-type="float" office:value="0.9981" calcext:value-type="float">
            <text:p>0,9981</text:p>
          </table:table-cell>
          <table:table-cell table:formula="of:=ROUNDDOWN([.F168]/[.E168]; 4)" office:value-type="float" office:value="0.9951" calcext:value-type="float">
            <text:p>0,9951</text:p>
          </table:table-cell>
          <table:table-cell table:formula="of:=ROUNDDOWN([.G168]/[.F168]; 4)" office:value-type="float" office:value="0.9916" calcext:value-type="float">
            <text:p>0,9916</text:p>
          </table:table-cell>
          <table:table-cell table:formula="of:=AVERAGE([.H168:.L168])" office:value-type="float" office:value="0.99542" calcext:value-type="float">
            <text:p>0,99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2</text:p>
          </table:table-cell>
          <table:table-cell office:value-type="float" office:value="112957" calcext:value-type="float">
            <text:p>112957</text:p>
          </table:table-cell>
          <table:table-cell office:value-type="float" office:value="114079" calcext:value-type="float">
            <text:p>114079</text:p>
          </table:table-cell>
          <table:table-cell office:value-type="float" office:value="115466" calcext:value-type="float">
            <text:p>115466</text:p>
          </table:table-cell>
          <table:table-cell office:value-type="float" office:value="117007" calcext:value-type="float">
            <text:p>117007</text:p>
          </table:table-cell>
          <table:table-cell office:value-type="float" office:value="118613" calcext:value-type="float">
            <text:p>118613</text:p>
          </table:table-cell>
          <table:table-cell office:value-type="float" office:value="120144" calcext:value-type="float">
            <text:p>120144</text:p>
          </table:table-cell>
          <table:table-cell table:formula="of:=ROUNDDOWN([.C169]/[.B169]; 4)" office:value-type="float" office:value="1.0099" calcext:value-type="float">
            <text:p>1,0099</text:p>
          </table:table-cell>
          <table:table-cell table:formula="of:=ROUNDDOWN([.D169]/[.C169]; 4)" office:value-type="float" office:value="1.0121" calcext:value-type="float">
            <text:p>1,0121</text:p>
          </table:table-cell>
          <table:table-cell table:formula="of:=ROUNDDOWN([.E169]/[.D169]; 4)" office:value-type="float" office:value="1.0133" calcext:value-type="float">
            <text:p>1,0133</text:p>
          </table:table-cell>
          <table:table-cell table:formula="of:=ROUNDDOWN([.F169]/[.E169]; 4)" office:value-type="float" office:value="1.0137" calcext:value-type="float">
            <text:p>1,0137</text:p>
          </table:table-cell>
          <table:table-cell table:formula="of:=ROUNDDOWN([.G169]/[.F169]; 4)" office:value-type="float" office:value="1.0129" calcext:value-type="float">
            <text:p>1,0129</text:p>
          </table:table-cell>
          <table:table-cell table:formula="of:=AVERAGE([.H169:.L169])" office:value-type="float" office:value="1.01238" calcext:value-type="float">
            <text:p>1,01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3</text:p>
          </table:table-cell>
          <table:table-cell office:value-type="float" office:value="67005" calcext:value-type="float">
            <text:p>67005</text:p>
          </table:table-cell>
          <table:table-cell office:value-type="float" office:value="66825" calcext:value-type="float">
            <text:p>66825</text:p>
          </table:table-cell>
          <table:table-cell office:value-type="float" office:value="66508" calcext:value-type="float">
            <text:p>66508</text:p>
          </table:table-cell>
          <table:table-cell office:value-type="float" office:value="66174" calcext:value-type="float">
            <text:p>66174</text:p>
          </table:table-cell>
          <table:table-cell office:value-type="float" office:value="65822" calcext:value-type="float">
            <text:p>65822</text:p>
          </table:table-cell>
          <table:table-cell office:value-type="float" office:value="65410" calcext:value-type="float">
            <text:p>65410</text:p>
          </table:table-cell>
          <table:table-cell table:formula="of:=ROUNDDOWN([.C170]/[.B170]; 4)" office:value-type="float" office:value="0.9973" calcext:value-type="float">
            <text:p>0,9973</text:p>
          </table:table-cell>
          <table:table-cell table:formula="of:=ROUNDDOWN([.D170]/[.C170]; 4)" office:value-type="float" office:value="0.9952" calcext:value-type="float">
            <text:p>0,9952</text:p>
          </table:table-cell>
          <table:table-cell table:formula="of:=ROUNDDOWN([.E170]/[.D170]; 4)" office:value-type="float" office:value="0.9949" calcext:value-type="float">
            <text:p>0,9949</text:p>
          </table:table-cell>
          <table:table-cell table:formula="of:=ROUNDDOWN([.F170]/[.E170]; 4)" office:value-type="float" office:value="0.9946" calcext:value-type="float">
            <text:p>0,9946</text:p>
          </table:table-cell>
          <table:table-cell table:formula="of:=ROUNDDOWN([.G170]/[.F170]; 4)" office:value-type="float" office:value="0.9937" calcext:value-type="float">
            <text:p>0,9937</text:p>
          </table:table-cell>
          <table:table-cell table:formula="of:=AVERAGE([.H170:.L170])" office:value-type="float" office:value="0.99514" calcext:value-type="float">
            <text:p>0,99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4</text:p>
          </table:table-cell>
          <table:table-cell office:value-type="float" office:value="235043" calcext:value-type="float">
            <text:p>235043</text:p>
          </table:table-cell>
          <table:table-cell office:value-type="float" office:value="238478" calcext:value-type="float">
            <text:p>238478</text:p>
          </table:table-cell>
          <table:table-cell office:value-type="float" office:value="241890" calcext:value-type="float">
            <text:p>241890</text:p>
          </table:table-cell>
          <table:table-cell office:value-type="float" office:value="245357" calcext:value-type="float">
            <text:p>245357</text:p>
          </table:table-cell>
          <table:table-cell office:value-type="float" office:value="249299" calcext:value-type="float">
            <text:p>249299</text:p>
          </table:table-cell>
          <table:table-cell office:value-type="float" office:value="252408" calcext:value-type="float">
            <text:p>252408</text:p>
          </table:table-cell>
          <table:table-cell table:formula="of:=ROUNDDOWN([.C171]/[.B171]; 4)" office:value-type="float" office:value="1.0146" calcext:value-type="float">
            <text:p>1,0146</text:p>
          </table:table-cell>
          <table:table-cell table:formula="of:=ROUNDDOWN([.D171]/[.C171]; 4)" office:value-type="float" office:value="1.0143" calcext:value-type="float">
            <text:p>1,0143</text:p>
          </table:table-cell>
          <table:table-cell table:formula="of:=ROUNDDOWN([.E171]/[.D171]; 4)" office:value-type="float" office:value="1.0143" calcext:value-type="float">
            <text:p>1,0143</text:p>
          </table:table-cell>
          <table:table-cell table:formula="of:=ROUNDDOWN([.F171]/[.E171]; 4)" office:value-type="float" office:value="1.016" calcext:value-type="float">
            <text:p>1,016</text:p>
          </table:table-cell>
          <table:table-cell table:formula="of:=ROUNDDOWN([.G171]/[.F171]; 4)" office:value-type="float" office:value="1.0124" calcext:value-type="float">
            <text:p>1,0124</text:p>
          </table:table-cell>
          <table:table-cell table:formula="of:=AVERAGE([.H171:.L171])" office:value-type="float" office:value="1.01432" calcext:value-type="float">
            <text:p>1,01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5</text:p>
          </table:table-cell>
          <table:table-cell office:value-type="float" office:value="73951" calcext:value-type="float">
            <text:p>73951</text:p>
          </table:table-cell>
          <table:table-cell office:value-type="float" office:value="73994" calcext:value-type="float">
            <text:p>73994</text:p>
          </table:table-cell>
          <table:table-cell office:value-type="float" office:value="74020" calcext:value-type="float">
            <text:p>74020</text:p>
          </table:table-cell>
          <table:table-cell office:value-type="float" office:value="74065" calcext:value-type="float">
            <text:p>74065</text:p>
          </table:table-cell>
          <table:table-cell office:value-type="float" office:value="74220" calcext:value-type="float">
            <text:p>74220</text:p>
          </table:table-cell>
          <table:table-cell office:value-type="float" office:value="74210" calcext:value-type="float">
            <text:p>74210</text:p>
          </table:table-cell>
          <table:table-cell table:formula="of:=ROUNDDOWN([.C172]/[.B172]; 4)" office:value-type="float" office:value="1.0005" calcext:value-type="float">
            <text:p>1,0005</text:p>
          </table:table-cell>
          <table:table-cell table:formula="of:=ROUNDDOWN([.D172]/[.C172]; 4)" office:value-type="float" office:value="1.0003" calcext:value-type="float">
            <text:p>1,0003</text:p>
          </table:table-cell>
          <table:table-cell table:formula="of:=ROUNDDOWN([.E172]/[.D172]; 4)" office:value-type="float" office:value="1.0006" calcext:value-type="float">
            <text:p>1,0006</text:p>
          </table:table-cell>
          <table:table-cell table:formula="of:=ROUNDDOWN([.F172]/[.E172]; 4)" office:value-type="float" office:value="1.002" calcext:value-type="float">
            <text:p>1,002</text:p>
          </table:table-cell>
          <table:table-cell table:formula="of:=ROUNDDOWN([.G172]/[.F172]; 4)" office:value-type="float" office:value="0.9998" calcext:value-type="float">
            <text:p>0,9998</text:p>
          </table:table-cell>
          <table:table-cell table:formula="of:=AVERAGE([.H172:.L172])" office:value-type="float" office:value="1.00064" calcext:value-type="float">
            <text:p>1,00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6</text:p>
          </table:table-cell>
          <table:table-cell office:value-type="float" office:value="36761" calcext:value-type="float">
            <text:p>36761</text:p>
          </table:table-cell>
          <table:table-cell office:value-type="float" office:value="36693" calcext:value-type="float">
            <text:p>36693</text:p>
          </table:table-cell>
          <table:table-cell office:value-type="float" office:value="36606" calcext:value-type="float">
            <text:p>36606</text:p>
          </table:table-cell>
          <table:table-cell office:value-type="float" office:value="36328" calcext:value-type="float">
            <text:p>36328</text:p>
          </table:table-cell>
          <table:table-cell office:value-type="float" office:value="36166" calcext:value-type="float">
            <text:p>36166</text:p>
          </table:table-cell>
          <table:table-cell office:value-type="float" office:value="35875" calcext:value-type="float">
            <text:p>35875</text:p>
          </table:table-cell>
          <table:table-cell table:formula="of:=ROUNDDOWN([.C173]/[.B173]; 4)" office:value-type="float" office:value="0.9981" calcext:value-type="float">
            <text:p>0,9981</text:p>
          </table:table-cell>
          <table:table-cell table:formula="of:=ROUNDDOWN([.D173]/[.C173]; 4)" office:value-type="float" office:value="0.9976" calcext:value-type="float">
            <text:p>0,9976</text:p>
          </table:table-cell>
          <table:table-cell table:formula="of:=ROUNDDOWN([.E173]/[.D173]; 4)" office:value-type="float" office:value="0.9924" calcext:value-type="float">
            <text:p>0,9924</text:p>
          </table:table-cell>
          <table:table-cell table:formula="of:=ROUNDDOWN([.F173]/[.E173]; 4)" office:value-type="float" office:value="0.9955" calcext:value-type="float">
            <text:p>0,9955</text:p>
          </table:table-cell>
          <table:table-cell table:formula="of:=ROUNDDOWN([.G173]/[.F173]; 4)" office:value-type="float" office:value="0.9919" calcext:value-type="float">
            <text:p>0,9919</text:p>
          </table:table-cell>
          <table:table-cell table:formula="of:=AVERAGE([.H173:.L173])" office:value-type="float" office:value="0.9951" calcext:value-type="float">
            <text:p>0,9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7</text:p>
          </table:table-cell>
          <table:table-cell office:value-type="float" office:value="39736" calcext:value-type="float">
            <text:p>39736</text:p>
          </table:table-cell>
          <table:table-cell office:value-type="float" office:value="39586" calcext:value-type="float">
            <text:p>39586</text:p>
          </table:table-cell>
          <table:table-cell office:value-type="float" office:value="39263" calcext:value-type="float">
            <text:p>39263</text:p>
          </table:table-cell>
          <table:table-cell office:value-type="float" office:value="38944" calcext:value-type="float">
            <text:p>38944</text:p>
          </table:table-cell>
          <table:table-cell office:value-type="float" office:value="38515" calcext:value-type="float">
            <text:p>38515</text:p>
          </table:table-cell>
          <table:table-cell office:value-type="float" office:value="38202" calcext:value-type="float">
            <text:p>38202</text:p>
          </table:table-cell>
          <table:table-cell table:formula="of:=ROUNDDOWN([.C174]/[.B174]; 4)" office:value-type="float" office:value="0.9962" calcext:value-type="float">
            <text:p>0,9962</text:p>
          </table:table-cell>
          <table:table-cell table:formula="of:=ROUNDDOWN([.D174]/[.C174]; 4)" office:value-type="float" office:value="0.9918" calcext:value-type="float">
            <text:p>0,9918</text:p>
          </table:table-cell>
          <table:table-cell table:formula="of:=ROUNDDOWN([.E174]/[.D174]; 4)" office:value-type="float" office:value="0.9918" calcext:value-type="float">
            <text:p>0,9918</text:p>
          </table:table-cell>
          <table:table-cell table:formula="of:=ROUNDDOWN([.F174]/[.E174]; 4)" office:value-type="float" office:value="0.9889" calcext:value-type="float">
            <text:p>0,9889</text:p>
          </table:table-cell>
          <table:table-cell table:formula="of:=ROUNDDOWN([.G174]/[.F174]; 4)" office:value-type="float" office:value="0.9918" calcext:value-type="float">
            <text:p>0,9918</text:p>
          </table:table-cell>
          <table:table-cell table:formula="of:=AVERAGE([.H174:.L174])" office:value-type="float" office:value="0.9921" calcext:value-type="float">
            <text:p>0,9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8</text:p>
          </table:table-cell>
          <table:table-cell office:value-type="float" office:value="76138" calcext:value-type="float">
            <text:p>76138</text:p>
          </table:table-cell>
          <table:table-cell office:value-type="float" office:value="76164" calcext:value-type="float">
            <text:p>76164</text:p>
          </table:table-cell>
          <table:table-cell office:value-type="float" office:value="76056" calcext:value-type="float">
            <text:p>76056</text:p>
          </table:table-cell>
          <table:table-cell office:value-type="float" office:value="75848" calcext:value-type="float">
            <text:p>75848</text:p>
          </table:table-cell>
          <table:table-cell office:value-type="float" office:value="75749" calcext:value-type="float">
            <text:p>75749</text:p>
          </table:table-cell>
          <table:table-cell office:value-type="float" office:value="75370" calcext:value-type="float">
            <text:p>75370</text:p>
          </table:table-cell>
          <table:table-cell table:formula="of:=ROUNDDOWN([.C175]/[.B175]; 4)" office:value-type="float" office:value="1.0003" calcext:value-type="float">
            <text:p>1,0003</text:p>
          </table:table-cell>
          <table:table-cell table:formula="of:=ROUNDDOWN([.D175]/[.C175]; 4)" office:value-type="float" office:value="0.9985" calcext:value-type="float">
            <text:p>0,9985</text:p>
          </table:table-cell>
          <table:table-cell table:formula="of:=ROUNDDOWN([.E175]/[.D175]; 4)" office:value-type="float" office:value="0.9972" calcext:value-type="float">
            <text:p>0,9972</text:p>
          </table:table-cell>
          <table:table-cell table:formula="of:=ROUNDDOWN([.F175]/[.E175]; 4)" office:value-type="float" office:value="0.9986" calcext:value-type="float">
            <text:p>0,9986</text:p>
          </table:table-cell>
          <table:table-cell table:formula="of:=ROUNDDOWN([.G175]/[.F175]; 4)" office:value-type="float" office:value="0.9949" calcext:value-type="float">
            <text:p>0,9949</text:p>
          </table:table-cell>
          <table:table-cell table:formula="of:=AVERAGE([.H175:.L175])" office:value-type="float" office:value="0.9979" calcext:value-type="float">
            <text:p>0,9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61</text:p>
          </table:table-cell>
          <table:table-cell office:value-type="float" office:value="52571" calcext:value-type="float">
            <text:p>52571</text:p>
          </table:table-cell>
          <table:table-cell office:value-type="float" office:value="52337" calcext:value-type="float">
            <text:p>52337</text:p>
          </table:table-cell>
          <table:table-cell office:value-type="float" office:value="52451" calcext:value-type="float">
            <text:p>52451</text:p>
          </table:table-cell>
          <table:table-cell office:value-type="float" office:value="52262" calcext:value-type="float">
            <text:p>52262</text:p>
          </table:table-cell>
          <table:table-cell office:value-type="float" office:value="52055" calcext:value-type="float">
            <text:p>52055</text:p>
          </table:table-cell>
          <table:table-cell office:value-type="float" office:value="51656" calcext:value-type="float">
            <text:p>51656</text:p>
          </table:table-cell>
          <table:table-cell table:formula="of:=ROUNDDOWN([.C176]/[.B176]; 4)" office:value-type="float" office:value="0.9955" calcext:value-type="float">
            <text:p>0,9955</text:p>
          </table:table-cell>
          <table:table-cell table:formula="of:=ROUNDDOWN([.D176]/[.C176]; 4)" office:value-type="float" office:value="1.0021" calcext:value-type="float">
            <text:p>1,0021</text:p>
          </table:table-cell>
          <table:table-cell table:formula="of:=ROUNDDOWN([.E176]/[.D176]; 4)" office:value-type="float" office:value="0.9963" calcext:value-type="float">
            <text:p>0,9963</text:p>
          </table:table-cell>
          <table:table-cell table:formula="of:=ROUNDDOWN([.F176]/[.E176]; 4)" office:value-type="float" office:value="0.996" calcext:value-type="float">
            <text:p>0,996</text:p>
          </table:table-cell>
          <table:table-cell table:formula="of:=ROUNDDOWN([.G176]/[.F176]; 4)" office:value-type="float" office:value="0.9923" calcext:value-type="float">
            <text:p>0,9923</text:p>
          </table:table-cell>
          <table:table-cell table:formula="of:=AVERAGE([.H176:.L176])" office:value-type="float" office:value="0.99644" calcext:value-type="float">
            <text:p>0,99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62</text:p>
          </table:table-cell>
          <table:table-cell office:value-type="float" office:value="121731" calcext:value-type="float">
            <text:p>121731</text:p>
          </table:table-cell>
          <table:table-cell office:value-type="float" office:value="121295" calcext:value-type="float">
            <text:p>121295</text:p>
          </table:table-cell>
          <table:table-cell office:value-type="float" office:value="120787" calcext:value-type="float">
            <text:p>120787</text:p>
          </table:table-cell>
          <table:table-cell office:value-type="float" office:value="120000" calcext:value-type="float">
            <text:p>120000</text:p>
          </table:table-cell>
          <table:table-cell office:value-type="float" office:value="119425" calcext:value-type="float">
            <text:p>119425</text:p>
          </table:table-cell>
          <table:table-cell office:value-type="float" office:value="118268" calcext:value-type="float">
            <text:p>118268</text:p>
          </table:table-cell>
          <table:table-cell table:formula="of:=ROUNDDOWN([.C177]/[.B177]; 4)" office:value-type="float" office:value="0.9964" calcext:value-type="float">
            <text:p>0,9964</text:p>
          </table:table-cell>
          <table:table-cell table:formula="of:=ROUNDDOWN([.D177]/[.C177]; 4)" office:value-type="float" office:value="0.9958" calcext:value-type="float">
            <text:p>0,9958</text:p>
          </table:table-cell>
          <table:table-cell table:formula="of:=ROUNDDOWN([.E177]/[.D177]; 4)" office:value-type="float" office:value="0.9934" calcext:value-type="float">
            <text:p>0,9934</text:p>
          </table:table-cell>
          <table:table-cell table:formula="of:=ROUNDDOWN([.F177]/[.E177]; 4)" office:value-type="float" office:value="0.9952" calcext:value-type="float">
            <text:p>0,9952</text:p>
          </table:table-cell>
          <table:table-cell table:formula="of:=ROUNDDOWN([.G177]/[.F177]; 4)" office:value-type="float" office:value="0.9903" calcext:value-type="float">
            <text:p>0,9903</text:p>
          </table:table-cell>
          <table:table-cell table:formula="of:=AVERAGE([.H177:.L177])" office:value-type="float" office:value="0.99422" calcext:value-type="float">
            <text:p>0,99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63</text:p>
          </table:table-cell>
          <table:table-cell office:value-type="float" office:value="216159" calcext:value-type="float">
            <text:p>216159</text:p>
          </table:table-cell>
          <table:table-cell office:value-type="float" office:value="215020" calcext:value-type="float">
            <text:p>215020</text:p>
          </table:table-cell>
          <table:table-cell office:value-type="float" office:value="214566" calcext:value-type="float">
            <text:p>214566</text:p>
          </table:table-cell>
          <table:table-cell office:value-type="float" office:value="213029" calcext:value-type="float">
            <text:p>213029</text:p>
          </table:table-cell>
          <table:table-cell office:value-type="float" office:value="211371" calcext:value-type="float">
            <text:p>211371</text:p>
          </table:table-cell>
          <table:table-cell office:value-type="float" office:value="209296" calcext:value-type="float">
            <text:p>209296</text:p>
          </table:table-cell>
          <table:table-cell table:formula="of:=ROUNDDOWN([.C178]/[.B178]; 4)" office:value-type="float" office:value="0.9947" calcext:value-type="float">
            <text:p>0,9947</text:p>
          </table:table-cell>
          <table:table-cell table:formula="of:=ROUNDDOWN([.D178]/[.C178]; 4)" office:value-type="float" office:value="0.9978" calcext:value-type="float">
            <text:p>0,9978</text:p>
          </table:table-cell>
          <table:table-cell table:formula="of:=ROUNDDOWN([.E178]/[.D178]; 4)" office:value-type="float" office:value="0.9928" calcext:value-type="float">
            <text:p>0,9928</text:p>
          </table:table-cell>
          <table:table-cell table:formula="of:=ROUNDDOWN([.F178]/[.E178]; 4)" office:value-type="float" office:value="0.9922" calcext:value-type="float">
            <text:p>0,9922</text:p>
          </table:table-cell>
          <table:table-cell table:formula="of:=ROUNDDOWN([.G178]/[.F178]; 4)" office:value-type="float" office:value="0.9901" calcext:value-type="float">
            <text:p>0,9901</text:p>
          </table:table-cell>
          <table:table-cell table:formula="of:=AVERAGE([.H178:.L178])" office:value-type="float" office:value="0.99352" calcext:value-type="float">
            <text:p>0,99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64</text:p>
          </table:table-cell>
          <table:table-cell office:value-type="float" office:value="76942" calcext:value-type="float">
            <text:p>76942</text:p>
          </table:table-cell>
          <table:table-cell office:value-type="float" office:value="77020" calcext:value-type="float">
            <text:p>77020</text:p>
          </table:table-cell>
          <table:table-cell office:value-type="float" office:value="77653" calcext:value-type="float">
            <text:p>77653</text:p>
          </table:table-cell>
          <table:table-cell office:value-type="float" office:value="77872" calcext:value-type="float">
            <text:p>77872</text:p>
          </table:table-cell>
          <table:table-cell office:value-type="float" office:value="78185" calcext:value-type="float">
            <text:p>78185</text:p>
          </table:table-cell>
          <table:table-cell office:value-type="float" office:value="77813" calcext:value-type="float">
            <text:p>77813</text:p>
          </table:table-cell>
          <table:table-cell table:formula="of:=ROUNDDOWN([.C179]/[.B179]; 4)" office:value-type="float" office:value="1.001" calcext:value-type="float">
            <text:p>1,001</text:p>
          </table:table-cell>
          <table:table-cell table:formula="of:=ROUNDDOWN([.D179]/[.C179]; 4)" office:value-type="float" office:value="1.0082" calcext:value-type="float">
            <text:p>1,0082</text:p>
          </table:table-cell>
          <table:table-cell table:formula="of:=ROUNDDOWN([.E179]/[.D179]; 4)" office:value-type="float" office:value="1.0028" calcext:value-type="float">
            <text:p>1,0028</text:p>
          </table:table-cell>
          <table:table-cell table:formula="of:=ROUNDDOWN([.F179]/[.E179]; 4)" office:value-type="float" office:value="1.004" calcext:value-type="float">
            <text:p>1,004</text:p>
          </table:table-cell>
          <table:table-cell table:formula="of:=ROUNDDOWN([.G179]/[.F179]; 4)" office:value-type="float" office:value="0.9952" calcext:value-type="float">
            <text:p>0,9952</text:p>
          </table:table-cell>
          <table:table-cell table:formula="of:=AVERAGE([.H179:.L179])" office:value-type="float" office:value="1.00224" calcext:value-type="float">
            <text:p>1,00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65</text:p>
          </table:table-cell>
          <table:table-cell office:value-type="float" office:value="1744351" calcext:value-type="float">
            <text:p>1744351</text:p>
          </table:table-cell>
          <table:table-cell office:value-type="float" office:value="1753977" calcext:value-type="float">
            <text:p>1753977</text:p>
          </table:table-cell>
          <table:table-cell office:value-type="float" office:value="1764615" calcext:value-type="float">
            <text:p>1764615</text:p>
          </table:table-cell>
          <table:table-cell office:value-type="float" office:value="1777972" calcext:value-type="float">
            <text:p>1777972</text:p>
          </table:table-cell>
          <table:table-cell office:value-type="float" office:value="1790658" calcext:value-type="float">
            <text:p>1790658</text:p>
          </table:table-cell>
          <table:table-cell office:value-type="float" office:value="1794166" calcext:value-type="float">
            <text:p>1794166</text:p>
          </table:table-cell>
          <table:table-cell table:formula="of:=ROUNDDOWN([.C180]/[.B180]; 4)" office:value-type="float" office:value="1.0055" calcext:value-type="float">
            <text:p>1,0055</text:p>
          </table:table-cell>
          <table:table-cell table:formula="of:=ROUNDDOWN([.D180]/[.C180]; 4)" office:value-type="float" office:value="1.006" calcext:value-type="float">
            <text:p>1,006</text:p>
          </table:table-cell>
          <table:table-cell table:formula="of:=ROUNDDOWN([.E180]/[.D180]; 4)" office:value-type="float" office:value="1.0075" calcext:value-type="float">
            <text:p>1,0075</text:p>
          </table:table-cell>
          <table:table-cell table:formula="of:=ROUNDDOWN([.F180]/[.E180]; 4)" office:value-type="float" office:value="1.0071" calcext:value-type="float">
            <text:p>1,0071</text:p>
          </table:table-cell>
          <table:table-cell table:formula="of:=ROUNDDOWN([.G180]/[.F180]; 4)" office:value-type="float" office:value="1.0019" calcext:value-type="float">
            <text:p>1,0019</text:p>
          </table:table-cell>
          <table:table-cell table:formula="of:=AVERAGE([.H180:.L180])" office:value-type="float" office:value="1.0056" calcext:value-type="float">
            <text:p>1,0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1</text:p>
          </table:table-cell>
          <table:table-cell office:value-type="float" office:value="91191" calcext:value-type="float">
            <text:p>91191</text:p>
          </table:table-cell>
          <table:table-cell office:value-type="float" office:value="90771" calcext:value-type="float">
            <text:p>90771</text:p>
          </table:table-cell>
          <table:table-cell office:value-type="float" office:value="90493" calcext:value-type="float">
            <text:p>90493</text:p>
          </table:table-cell>
          <table:table-cell office:value-type="float" office:value="90275" calcext:value-type="float">
            <text:p>90275</text:p>
          </table:table-cell>
          <table:table-cell office:value-type="float" office:value="89804" calcext:value-type="float">
            <text:p>89804</text:p>
          </table:table-cell>
          <table:table-cell office:value-type="float" office:value="89282" calcext:value-type="float">
            <text:p>89282</text:p>
          </table:table-cell>
          <table:table-cell table:formula="of:=ROUNDDOWN([.C181]/[.B181]; 4)" office:value-type="float" office:value="0.9953" calcext:value-type="float">
            <text:p>0,9953</text:p>
          </table:table-cell>
          <table:table-cell table:formula="of:=ROUNDDOWN([.D181]/[.C181]; 4)" office:value-type="float" office:value="0.9969" calcext:value-type="float">
            <text:p>0,9969</text:p>
          </table:table-cell>
          <table:table-cell table:formula="of:=ROUNDDOWN([.E181]/[.D181]; 4)" office:value-type="float" office:value="0.9975" calcext:value-type="float">
            <text:p>0,9975</text:p>
          </table:table-cell>
          <table:table-cell table:formula="of:=ROUNDDOWN([.F181]/[.E181]; 4)" office:value-type="float" office:value="0.9947" calcext:value-type="float">
            <text:p>0,9947</text:p>
          </table:table-cell>
          <table:table-cell table:formula="of:=ROUNDDOWN([.G181]/[.F181]; 4)" office:value-type="float" office:value="0.9941" calcext:value-type="float">
            <text:p>0,9941</text:p>
          </table:table-cell>
          <table:table-cell table:formula="of:=AVERAGE([.H181:.L181])" office:value-type="float" office:value="0.9957" calcext:value-type="float">
            <text:p>0,9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2</text:p>
          </table:table-cell>
          <table:table-cell office:value-type="float" office:value="46892" calcext:value-type="float">
            <text:p>46892</text:p>
          </table:table-cell>
          <table:table-cell office:value-type="float" office:value="46445" calcext:value-type="float">
            <text:p>46445</text:p>
          </table:table-cell>
          <table:table-cell office:value-type="float" office:value="46209" calcext:value-type="float">
            <text:p>46209</text:p>
          </table:table-cell>
          <table:table-cell office:value-type="float" office:value="45883" calcext:value-type="float">
            <text:p>45883</text:p>
          </table:table-cell>
          <table:table-cell office:value-type="float" office:value="45552" calcext:value-type="float">
            <text:p>45552</text:p>
          </table:table-cell>
          <table:table-cell office:value-type="float" office:value="45015" calcext:value-type="float">
            <text:p>45015</text:p>
          </table:table-cell>
          <table:table-cell table:formula="of:=ROUNDDOWN([.C182]/[.B182]; 4)" office:value-type="float" office:value="0.9904" calcext:value-type="float">
            <text:p>0,9904</text:p>
          </table:table-cell>
          <table:table-cell table:formula="of:=ROUNDDOWN([.D182]/[.C182]; 4)" office:value-type="float" office:value="0.9949" calcext:value-type="float">
            <text:p>0,9949</text:p>
          </table:table-cell>
          <table:table-cell table:formula="of:=ROUNDDOWN([.E182]/[.D182]; 4)" office:value-type="float" office:value="0.9929" calcext:value-type="float">
            <text:p>0,9929</text:p>
          </table:table-cell>
          <table:table-cell table:formula="of:=ROUNDDOWN([.F182]/[.E182]; 4)" office:value-type="float" office:value="0.9927" calcext:value-type="float">
            <text:p>0,9927</text:p>
          </table:table-cell>
          <table:table-cell table:formula="of:=ROUNDDOWN([.G182]/[.F182]; 4)" office:value-type="float" office:value="0.9882" calcext:value-type="float">
            <text:p>0,9882</text:p>
          </table:table-cell>
          <table:table-cell table:formula="of:=AVERAGE([.H182:.L182])" office:value-type="float" office:value="0.99182" calcext:value-type="float">
            <text:p>0,99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3</text:p>
          </table:table-cell>
          <table:table-cell office:value-type="float" office:value="96139" calcext:value-type="float">
            <text:p>96139</text:p>
          </table:table-cell>
          <table:table-cell office:value-type="float" office:value="95750" calcext:value-type="float">
            <text:p>95750</text:p>
          </table:table-cell>
          <table:table-cell office:value-type="float" office:value="95236" calcext:value-type="float">
            <text:p>95236</text:p>
          </table:table-cell>
          <table:table-cell office:value-type="float" office:value="94487" calcext:value-type="float">
            <text:p>94487</text:p>
          </table:table-cell>
          <table:table-cell office:value-type="float" office:value="93880" calcext:value-type="float">
            <text:p>93880</text:p>
          </table:table-cell>
          <table:table-cell office:value-type="float" office:value="93001" calcext:value-type="float">
            <text:p>93001</text:p>
          </table:table-cell>
          <table:table-cell table:formula="of:=ROUNDDOWN([.C183]/[.B183]; 4)" office:value-type="float" office:value="0.9959" calcext:value-type="float">
            <text:p>0,9959</text:p>
          </table:table-cell>
          <table:table-cell table:formula="of:=ROUNDDOWN([.D183]/[.C183]; 4)" office:value-type="float" office:value="0.9946" calcext:value-type="float">
            <text:p>0,9946</text:p>
          </table:table-cell>
          <table:table-cell table:formula="of:=ROUNDDOWN([.E183]/[.D183]; 4)" office:value-type="float" office:value="0.9921" calcext:value-type="float">
            <text:p>0,9921</text:p>
          </table:table-cell>
          <table:table-cell table:formula="of:=ROUNDDOWN([.F183]/[.E183]; 4)" office:value-type="float" office:value="0.9935" calcext:value-type="float">
            <text:p>0,9935</text:p>
          </table:table-cell>
          <table:table-cell table:formula="of:=ROUNDDOWN([.G183]/[.F183]; 4)" office:value-type="float" office:value="0.9906" calcext:value-type="float">
            <text:p>0,9906</text:p>
          </table:table-cell>
          <table:table-cell table:formula="of:=AVERAGE([.H183:.L183])" office:value-type="float" office:value="0.99334" calcext:value-type="float">
            <text:p>0,99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4</text:p>
          </table:table-cell>
          <table:table-cell office:value-type="float" office:value="66707" calcext:value-type="float">
            <text:p>66707</text:p>
          </table:table-cell>
          <table:table-cell office:value-type="float" office:value="66446" calcext:value-type="float">
            <text:p>66446</text:p>
          </table:table-cell>
          <table:table-cell office:value-type="float" office:value="66189" calcext:value-type="float">
            <text:p>66189</text:p>
          </table:table-cell>
          <table:table-cell office:value-type="float" office:value="65837" calcext:value-type="float">
            <text:p>65837</text:p>
          </table:table-cell>
          <table:table-cell office:value-type="float" office:value="65470" calcext:value-type="float">
            <text:p>65470</text:p>
          </table:table-cell>
          <table:table-cell office:value-type="float" office:value="65026" calcext:value-type="float">
            <text:p>65026</text:p>
          </table:table-cell>
          <table:table-cell table:formula="of:=ROUNDDOWN([.C184]/[.B184]; 4)" office:value-type="float" office:value="0.996" calcext:value-type="float">
            <text:p>0,996</text:p>
          </table:table-cell>
          <table:table-cell table:formula="of:=ROUNDDOWN([.D184]/[.C184]; 4)" office:value-type="float" office:value="0.9961" calcext:value-type="float">
            <text:p>0,9961</text:p>
          </table:table-cell>
          <table:table-cell table:formula="of:=ROUNDDOWN([.E184]/[.D184]; 4)" office:value-type="float" office:value="0.9946" calcext:value-type="float">
            <text:p>0,9946</text:p>
          </table:table-cell>
          <table:table-cell table:formula="of:=ROUNDDOWN([.F184]/[.E184]; 4)" office:value-type="float" office:value="0.9944" calcext:value-type="float">
            <text:p>0,9944</text:p>
          </table:table-cell>
          <table:table-cell table:formula="of:=ROUNDDOWN([.G184]/[.F184]; 4)" office:value-type="float" office:value="0.9932" calcext:value-type="float">
            <text:p>0,9932</text:p>
          </table:table-cell>
          <table:table-cell table:formula="of:=AVERAGE([.H184:.L184])" office:value-type="float" office:value="0.99486" calcext:value-type="float">
            <text:p>0,99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5</text:p>
          </table:table-cell>
          <table:table-cell office:value-type="float" office:value="64599" calcext:value-type="float">
            <text:p>64599</text:p>
          </table:table-cell>
          <table:table-cell office:value-type="float" office:value="64373" calcext:value-type="float">
            <text:p>64373</text:p>
          </table:table-cell>
          <table:table-cell office:value-type="float" office:value="64227" calcext:value-type="float">
            <text:p>64227</text:p>
          </table:table-cell>
          <table:table-cell office:value-type="float" office:value="63942" calcext:value-type="float">
            <text:p>63942</text:p>
          </table:table-cell>
          <table:table-cell office:value-type="float" office:value="63747" calcext:value-type="float">
            <text:p>63747</text:p>
          </table:table-cell>
          <table:table-cell office:value-type="float" office:value="63196" calcext:value-type="float">
            <text:p>63196</text:p>
          </table:table-cell>
          <table:table-cell table:formula="of:=ROUNDDOWN([.C185]/[.B185]; 4)" office:value-type="float" office:value="0.9965" calcext:value-type="float">
            <text:p>0,9965</text:p>
          </table:table-cell>
          <table:table-cell table:formula="of:=ROUNDDOWN([.D185]/[.C185]; 4)" office:value-type="float" office:value="0.9977" calcext:value-type="float">
            <text:p>0,9977</text:p>
          </table:table-cell>
          <table:table-cell table:formula="of:=ROUNDDOWN([.E185]/[.D185]; 4)" office:value-type="float" office:value="0.9955" calcext:value-type="float">
            <text:p>0,9955</text:p>
          </table:table-cell>
          <table:table-cell table:formula="of:=ROUNDDOWN([.F185]/[.E185]; 4)" office:value-type="float" office:value="0.9969" calcext:value-type="float">
            <text:p>0,9969</text:p>
          </table:table-cell>
          <table:table-cell table:formula="of:=ROUNDDOWN([.G185]/[.F185]; 4)" office:value-type="float" office:value="0.9913" calcext:value-type="float">
            <text:p>0,9913</text:p>
          </table:table-cell>
          <table:table-cell table:formula="of:=AVERAGE([.H185:.L185])" office:value-type="float" office:value="0.99558" calcext:value-type="float">
            <text:p>0,99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6</text:p>
          </table:table-cell>
          <table:table-cell office:value-type="float" office:value="42615" calcext:value-type="float">
            <text:p>42615</text:p>
          </table:table-cell>
          <table:table-cell office:value-type="float" office:value="42707" calcext:value-type="float">
            <text:p>42707</text:p>
          </table:table-cell>
          <table:table-cell office:value-type="float" office:value="42677" calcext:value-type="float">
            <text:p>42677</text:p>
          </table:table-cell>
          <table:table-cell office:value-type="float" office:value="42688" calcext:value-type="float">
            <text:p>42688</text:p>
          </table:table-cell>
          <table:table-cell office:value-type="float" office:value="42634" calcext:value-type="float">
            <text:p>42634</text:p>
          </table:table-cell>
          <table:table-cell office:value-type="float" office:value="42543" calcext:value-type="float">
            <text:p>42543</text:p>
          </table:table-cell>
          <table:table-cell table:formula="of:=ROUNDDOWN([.C186]/[.B186]; 4)" office:value-type="float" office:value="1.0021" calcext:value-type="float">
            <text:p>1,0021</text:p>
          </table:table-cell>
          <table:table-cell table:formula="of:=ROUNDDOWN([.D186]/[.C186]; 4)" office:value-type="float" office:value="0.9992" calcext:value-type="float">
            <text:p>0,9992</text:p>
          </table:table-cell>
          <table:table-cell table:formula="of:=ROUNDDOWN([.E186]/[.D186]; 4)" office:value-type="float" office:value="1.0002" calcext:value-type="float">
            <text:p>1,0002</text:p>
          </table:table-cell>
          <table:table-cell table:formula="of:=ROUNDDOWN([.F186]/[.E186]; 4)" office:value-type="float" office:value="0.9987" calcext:value-type="float">
            <text:p>0,9987</text:p>
          </table:table-cell>
          <table:table-cell table:formula="of:=ROUNDDOWN([.G186]/[.F186]; 4)" office:value-type="float" office:value="0.9978" calcext:value-type="float">
            <text:p>0,9978</text:p>
          </table:table-cell>
          <table:table-cell table:formula="of:=AVERAGE([.H186:.L186])" office:value-type="float" office:value="0.9996" calcext:value-type="float">
            <text:p>0,9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7</text:p>
          </table:table-cell>
          <table:table-cell office:value-type="float" office:value="138969" calcext:value-type="float">
            <text:p>138969</text:p>
          </table:table-cell>
          <table:table-cell office:value-type="float" office:value="138369" calcext:value-type="float">
            <text:p>138369</text:p>
          </table:table-cell>
          <table:table-cell office:value-type="float" office:value="137819" calcext:value-type="float">
            <text:p>137819</text:p>
          </table:table-cell>
          <table:table-cell office:value-type="float" office:value="136946" calcext:value-type="float">
            <text:p>136946</text:p>
          </table:table-cell>
          <table:table-cell office:value-type="float" office:value="135948" calcext:value-type="float">
            <text:p>135948</text:p>
          </table:table-cell>
          <table:table-cell office:value-type="float" office:value="134864" calcext:value-type="float">
            <text:p>134864</text:p>
          </table:table-cell>
          <table:table-cell table:formula="of:=ROUNDDOWN([.C187]/[.B187]; 4)" office:value-type="float" office:value="0.9956" calcext:value-type="float">
            <text:p>0,9956</text:p>
          </table:table-cell>
          <table:table-cell table:formula="of:=ROUNDDOWN([.D187]/[.C187]; 4)" office:value-type="float" office:value="0.996" calcext:value-type="float">
            <text:p>0,996</text:p>
          </table:table-cell>
          <table:table-cell table:formula="of:=ROUNDDOWN([.E187]/[.D187]; 4)" office:value-type="float" office:value="0.9936" calcext:value-type="float">
            <text:p>0,9936</text:p>
          </table:table-cell>
          <table:table-cell table:formula="of:=ROUNDDOWN([.F187]/[.E187]; 4)" office:value-type="float" office:value="0.9927" calcext:value-type="float">
            <text:p>0,9927</text:p>
          </table:table-cell>
          <table:table-cell table:formula="of:=ROUNDDOWN([.G187]/[.F187]; 4)" office:value-type="float" office:value="0.992" calcext:value-type="float">
            <text:p>0,992</text:p>
          </table:table-cell>
          <table:table-cell table:formula="of:=AVERAGE([.H187:.L187])" office:value-type="float" office:value="0.99398" calcext:value-type="float">
            <text:p>0,99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8</text:p>
          </table:table-cell>
          <table:table-cell office:value-type="float" office:value="65306" calcext:value-type="float">
            <text:p>65306</text:p>
          </table:table-cell>
          <table:table-cell office:value-type="float" office:value="65101" calcext:value-type="float">
            <text:p>65101</text:p>
          </table:table-cell>
          <table:table-cell office:value-type="float" office:value="64848" calcext:value-type="float">
            <text:p>64848</text:p>
          </table:table-cell>
          <table:table-cell office:value-type="float" office:value="64602" calcext:value-type="float">
            <text:p>64602</text:p>
          </table:table-cell>
          <table:table-cell office:value-type="float" office:value="64293" calcext:value-type="float">
            <text:p>64293</text:p>
          </table:table-cell>
          <table:table-cell office:value-type="float" office:value="63788" calcext:value-type="float">
            <text:p>63788</text:p>
          </table:table-cell>
          <table:table-cell table:formula="of:=ROUNDDOWN([.C188]/[.B188]; 4)" office:value-type="float" office:value="0.9968" calcext:value-type="float">
            <text:p>0,9968</text:p>
          </table:table-cell>
          <table:table-cell table:formula="of:=ROUNDDOWN([.D188]/[.C188]; 4)" office:value-type="float" office:value="0.9961" calcext:value-type="float">
            <text:p>0,9961</text:p>
          </table:table-cell>
          <table:table-cell table:formula="of:=ROUNDDOWN([.E188]/[.D188]; 4)" office:value-type="float" office:value="0.9962" calcext:value-type="float">
            <text:p>0,9962</text:p>
          </table:table-cell>
          <table:table-cell table:formula="of:=ROUNDDOWN([.F188]/[.E188]; 4)" office:value-type="float" office:value="0.9952" calcext:value-type="float">
            <text:p>0,9952</text:p>
          </table:table-cell>
          <table:table-cell table:formula="of:=ROUNDDOWN([.G188]/[.F188]; 4)" office:value-type="float" office:value="0.9921" calcext:value-type="float">
            <text:p>0,9921</text:p>
          </table:table-cell>
          <table:table-cell table:formula="of:=AVERAGE([.H188:.L188])" office:value-type="float" office:value="0.99528" calcext:value-type="float">
            <text:p>0,99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9</text:p>
          </table:table-cell>
          <table:table-cell office:value-type="float" office:value="133048" calcext:value-type="float">
            <text:p>133048</text:p>
          </table:table-cell>
          <table:table-cell office:value-type="float" office:value="123839" calcext:value-type="float">
            <text:p>123839</text:p>
          </table:table-cell>
          <table:table-cell office:value-type="float" office:value="123612" calcext:value-type="float">
            <text:p>123612</text:p>
          </table:table-cell>
          <table:table-cell office:value-type="float" office:value="123520" calcext:value-type="float">
            <text:p>123520</text:p>
          </table:table-cell>
          <table:table-cell office:value-type="float" office:value="123726" calcext:value-type="float">
            <text:p>123726</text:p>
          </table:table-cell>
          <table:table-cell office:value-type="float" office:value="123532" calcext:value-type="float">
            <text:p>123532</text:p>
          </table:table-cell>
          <table:table-cell table:formula="of:=ROUNDDOWN([.C189]/[.B189]; 4)" office:value-type="float" office:value="0.9307" calcext:value-type="float">
            <text:p>0,9307</text:p>
          </table:table-cell>
          <table:table-cell table:formula="of:=ROUNDDOWN([.D189]/[.C189]; 4)" office:value-type="float" office:value="0.9981" calcext:value-type="float">
            <text:p>0,9981</text:p>
          </table:table-cell>
          <table:table-cell table:formula="of:=ROUNDDOWN([.E189]/[.D189]; 4)" office:value-type="float" office:value="0.9992" calcext:value-type="float">
            <text:p>0,9992</text:p>
          </table:table-cell>
          <table:table-cell table:formula="of:=ROUNDDOWN([.F189]/[.E189]; 4)" office:value-type="float" office:value="1.0016" calcext:value-type="float">
            <text:p>1,0016</text:p>
          </table:table-cell>
          <table:table-cell table:formula="of:=ROUNDDOWN([.G189]/[.F189]; 4)" office:value-type="float" office:value="0.9984" calcext:value-type="float">
            <text:p>0,9984</text:p>
          </table:table-cell>
          <table:table-cell table:formula="of:=AVERAGE([.H189:.L189])" office:value-type="float" office:value="0.9856" calcext:value-type="float">
            <text:p>0,9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10</text:p>
          </table:table-cell>
          <table:table-cell office:value-type="float" office:value="56174" calcext:value-type="float">
            <text:p>56174</text:p>
          </table:table-cell>
          <table:table-cell office:value-type="float" office:value="55915" calcext:value-type="float">
            <text:p>55915</text:p>
          </table:table-cell>
          <table:table-cell office:value-type="float" office:value="55748" calcext:value-type="float">
            <text:p>55748</text:p>
          </table:table-cell>
          <table:table-cell office:value-type="float" office:value="55524" calcext:value-type="float">
            <text:p>55524</text:p>
          </table:table-cell>
          <table:table-cell office:value-type="float" office:value="55237" calcext:value-type="float">
            <text:p>55237</text:p>
          </table:table-cell>
          <table:table-cell office:value-type="float" office:value="54765" calcext:value-type="float">
            <text:p>54765</text:p>
          </table:table-cell>
          <table:table-cell table:formula="of:=ROUNDDOWN([.C190]/[.B190]; 4)" office:value-type="float" office:value="0.9953" calcext:value-type="float">
            <text:p>0,9953</text:p>
          </table:table-cell>
          <table:table-cell table:formula="of:=ROUNDDOWN([.D190]/[.C190]; 4)" office:value-type="float" office:value="0.997" calcext:value-type="float">
            <text:p>0,997</text:p>
          </table:table-cell>
          <table:table-cell table:formula="of:=ROUNDDOWN([.E190]/[.D190]; 4)" office:value-type="float" office:value="0.9959" calcext:value-type="float">
            <text:p>0,9959</text:p>
          </table:table-cell>
          <table:table-cell table:formula="of:=ROUNDDOWN([.F190]/[.E190]; 4)" office:value-type="float" office:value="0.9948" calcext:value-type="float">
            <text:p>0,9948</text:p>
          </table:table-cell>
          <table:table-cell table:formula="of:=ROUNDDOWN([.G190]/[.F190]; 4)" office:value-type="float" office:value="0.9914" calcext:value-type="float">
            <text:p>0,9914</text:p>
          </table:table-cell>
          <table:table-cell table:formula="of:=AVERAGE([.H190:.L190])" office:value-type="float" office:value="0.99488" calcext:value-type="float">
            <text:p>0,99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11</text:p>
          </table:table-cell>
          <table:table-cell office:value-type="float" office:value="75440" calcext:value-type="float">
            <text:p>75440</text:p>
          </table:table-cell>
          <table:table-cell office:value-type="float" office:value="75277" calcext:value-type="float">
            <text:p>75277</text:p>
          </table:table-cell>
          <table:table-cell office:value-type="float" office:value="74871" calcext:value-type="float">
            <text:p>74871</text:p>
          </table:table-cell>
          <table:table-cell office:value-type="float" office:value="74665" calcext:value-type="float">
            <text:p>74665</text:p>
          </table:table-cell>
          <table:table-cell office:value-type="float" office:value="74300" calcext:value-type="float">
            <text:p>74300</text:p>
          </table:table-cell>
          <table:table-cell office:value-type="float" office:value="73923" calcext:value-type="float">
            <text:p>73923</text:p>
          </table:table-cell>
          <table:table-cell table:formula="of:=ROUNDDOWN([.C191]/[.B191]; 4)" office:value-type="float" office:value="0.9978" calcext:value-type="float">
            <text:p>0,9978</text:p>
          </table:table-cell>
          <table:table-cell table:formula="of:=ROUNDDOWN([.D191]/[.C191]; 4)" office:value-type="float" office:value="0.9946" calcext:value-type="float">
            <text:p>0,9946</text:p>
          </table:table-cell>
          <table:table-cell table:formula="of:=ROUNDDOWN([.E191]/[.D191]; 4)" office:value-type="float" office:value="0.9972" calcext:value-type="float">
            <text:p>0,9972</text:p>
          </table:table-cell>
          <table:table-cell table:formula="of:=ROUNDDOWN([.F191]/[.E191]; 4)" office:value-type="float" office:value="0.9951" calcext:value-type="float">
            <text:p>0,9951</text:p>
          </table:table-cell>
          <table:table-cell table:formula="of:=ROUNDDOWN([.G191]/[.F191]; 4)" office:value-type="float" office:value="0.9949" calcext:value-type="float">
            <text:p>0,9949</text:p>
          </table:table-cell>
          <table:table-cell table:formula="of:=AVERAGE([.H191:.L191])" office:value-type="float" office:value="0.99592" calcext:value-type="float">
            <text:p>0,99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61</text:p>
          </table:table-cell>
          <table:table-cell office:value-type="float" office:value="118931" calcext:value-type="float">
            <text:p>118931</text:p>
          </table:table-cell>
          <table:table-cell office:value-type="float" office:value="128043" calcext:value-type="float">
            <text:p>128043</text:p>
          </table:table-cell>
          <table:table-cell office:value-type="float" office:value="128140" calcext:value-type="float">
            <text:p>128140</text:p>
          </table:table-cell>
          <table:table-cell office:value-type="float" office:value="128137" calcext:value-type="float">
            <text:p>128137</text:p>
          </table:table-cell>
          <table:table-cell office:value-type="float" office:value="128035" calcext:value-type="float">
            <text:p>128035</text:p>
          </table:table-cell>
          <table:table-cell office:value-type="float" office:value="127839" calcext:value-type="float">
            <text:p>127839</text:p>
          </table:table-cell>
          <table:table-cell table:formula="of:=ROUNDDOWN([.C192]/[.B192]; 4)" office:value-type="float" office:value="1.0766" calcext:value-type="float">
            <text:p>1,0766</text:p>
          </table:table-cell>
          <table:table-cell table:formula="of:=ROUNDDOWN([.D192]/[.C192]; 4)" office:value-type="float" office:value="1.0007" calcext:value-type="float">
            <text:p>1,0007</text:p>
          </table:table-cell>
          <table:table-cell table:formula="of:=ROUNDDOWN([.E192]/[.D192]; 4)" office:value-type="float" office:value="0.9999" calcext:value-type="float">
            <text:p>0,9999</text:p>
          </table:table-cell>
          <table:table-cell table:formula="of:=ROUNDDOWN([.F192]/[.E192]; 4)" office:value-type="float" office:value="0.9992" calcext:value-type="float">
            <text:p>0,9992</text:p>
          </table:table-cell>
          <table:table-cell table:formula="of:=ROUNDDOWN([.G192]/[.F192]; 4)" office:value-type="float" office:value="0.9984" calcext:value-type="float">
            <text:p>0,9984</text:p>
          </table:table-cell>
          <table:table-cell table:formula="of:=AVERAGE([.H192:.L192])" office:value-type="float" office:value="1.01496" calcext:value-type="float">
            <text:p>1,01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1</text:p>
          </table:table-cell>
          <table:table-cell office:value-type="float" office:value="22072" calcext:value-type="float">
            <text:p>22072</text:p>
          </table:table-cell>
          <table:table-cell office:value-type="float" office:value="21990" calcext:value-type="float">
            <text:p>21990</text:p>
          </table:table-cell>
          <table:table-cell office:value-type="float" office:value="21891" calcext:value-type="float">
            <text:p>21891</text:p>
          </table:table-cell>
          <table:table-cell office:value-type="float" office:value="21879" calcext:value-type="float">
            <text:p>21879</text:p>
          </table:table-cell>
          <table:table-cell office:value-type="float" office:value="21664" calcext:value-type="float">
            <text:p>21664</text:p>
          </table:table-cell>
          <table:table-cell office:value-type="float" office:value="21489" calcext:value-type="float">
            <text:p>21489</text:p>
          </table:table-cell>
          <table:table-cell table:formula="of:=ROUNDDOWN([.C193]/[.B193]; 4)" office:value-type="float" office:value="0.9962" calcext:value-type="float">
            <text:p>0,9962</text:p>
          </table:table-cell>
          <table:table-cell table:formula="of:=ROUNDDOWN([.D193]/[.C193]; 4)" office:value-type="float" office:value="0.9954" calcext:value-type="float">
            <text:p>0,9954</text:p>
          </table:table-cell>
          <table:table-cell table:formula="of:=ROUNDDOWN([.E193]/[.D193]; 4)" office:value-type="float" office:value="0.9994" calcext:value-type="float">
            <text:p>0,9994</text:p>
          </table:table-cell>
          <table:table-cell table:formula="of:=ROUNDDOWN([.F193]/[.E193]; 4)" office:value-type="float" office:value="0.9901" calcext:value-type="float">
            <text:p>0,9901</text:p>
          </table:table-cell>
          <table:table-cell table:formula="of:=ROUNDDOWN([.G193]/[.F193]; 4)" office:value-type="float" office:value="0.9919" calcext:value-type="float">
            <text:p>0,9919</text:p>
          </table:table-cell>
          <table:table-cell table:formula="of:=AVERAGE([.H193:.L193])" office:value-type="float" office:value="0.9946" calcext:value-type="float">
            <text:p>0,9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2</text:p>
          </table:table-cell>
          <table:table-cell office:value-type="float" office:value="66112" calcext:value-type="float">
            <text:p>66112</text:p>
          </table:table-cell>
          <table:table-cell office:value-type="float" office:value="65990" calcext:value-type="float">
            <text:p>65990</text:p>
          </table:table-cell>
          <table:table-cell office:value-type="float" office:value="65938" calcext:value-type="float">
            <text:p>65938</text:p>
          </table:table-cell>
          <table:table-cell office:value-type="float" office:value="65713" calcext:value-type="float">
            <text:p>65713</text:p>
          </table:table-cell>
          <table:table-cell office:value-type="float" office:value="65567" calcext:value-type="float">
            <text:p>65567</text:p>
          </table:table-cell>
          <table:table-cell office:value-type="float" office:value="65373" calcext:value-type="float">
            <text:p>65373</text:p>
          </table:table-cell>
          <table:table-cell table:formula="of:=ROUNDDOWN([.C194]/[.B194]; 4)" office:value-type="float" office:value="0.9981" calcext:value-type="float">
            <text:p>0,9981</text:p>
          </table:table-cell>
          <table:table-cell table:formula="of:=ROUNDDOWN([.D194]/[.C194]; 4)" office:value-type="float" office:value="0.9992" calcext:value-type="float">
            <text:p>0,9992</text:p>
          </table:table-cell>
          <table:table-cell table:formula="of:=ROUNDDOWN([.E194]/[.D194]; 4)" office:value-type="float" office:value="0.9965" calcext:value-type="float">
            <text:p>0,9965</text:p>
          </table:table-cell>
          <table:table-cell table:formula="of:=ROUNDDOWN([.F194]/[.E194]; 4)" office:value-type="float" office:value="0.9977" calcext:value-type="float">
            <text:p>0,9977</text:p>
          </table:table-cell>
          <table:table-cell table:formula="of:=ROUNDDOWN([.G194]/[.F194]; 4)" office:value-type="float" office:value="0.997" calcext:value-type="float">
            <text:p>0,997</text:p>
          </table:table-cell>
          <table:table-cell table:formula="of:=AVERAGE([.H194:.L194])" office:value-type="float" office:value="0.9977" calcext:value-type="float">
            <text:p>0,9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3</text:p>
          </table:table-cell>
          <table:table-cell office:value-type="float" office:value="135293" calcext:value-type="float">
            <text:p>135293</text:p>
          </table:table-cell>
          <table:table-cell office:value-type="float" office:value="135336" calcext:value-type="float">
            <text:p>135336</text:p>
          </table:table-cell>
          <table:table-cell office:value-type="float" office:value="135479" calcext:value-type="float">
            <text:p>135479</text:p>
          </table:table-cell>
          <table:table-cell office:value-type="float" office:value="135471" calcext:value-type="float">
            <text:p>135471</text:p>
          </table:table-cell>
          <table:table-cell office:value-type="float" office:value="135299" calcext:value-type="float">
            <text:p>135299</text:p>
          </table:table-cell>
          <table:table-cell office:value-type="float" office:value="134991" calcext:value-type="float">
            <text:p>134991</text:p>
          </table:table-cell>
          <table:table-cell table:formula="of:=ROUNDDOWN([.C195]/[.B195]; 4)" office:value-type="float" office:value="1.0003" calcext:value-type="float">
            <text:p>1,0003</text:p>
          </table:table-cell>
          <table:table-cell table:formula="of:=ROUNDDOWN([.D195]/[.C195]; 4)" office:value-type="float" office:value="1.001" calcext:value-type="float">
            <text:p>1,001</text:p>
          </table:table-cell>
          <table:table-cell table:formula="of:=ROUNDDOWN([.E195]/[.D195]; 4)" office:value-type="float" office:value="0.9999" calcext:value-type="float">
            <text:p>0,9999</text:p>
          </table:table-cell>
          <table:table-cell table:formula="of:=ROUNDDOWN([.F195]/[.E195]; 4)" office:value-type="float" office:value="0.9987" calcext:value-type="float">
            <text:p>0,9987</text:p>
          </table:table-cell>
          <table:table-cell table:formula="of:=ROUNDDOWN([.G195]/[.F195]; 4)" office:value-type="float" office:value="0.9977" calcext:value-type="float">
            <text:p>0,9977</text:p>
          </table:table-cell>
          <table:table-cell table:formula="of:=AVERAGE([.H195:.L195])" office:value-type="float" office:value="0.99952" calcext:value-type="float">
            <text:p>0,99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4</text:p>
          </table:table-cell>
          <table:table-cell office:value-type="float" office:value="121508" calcext:value-type="float">
            <text:p>121508</text:p>
          </table:table-cell>
          <table:table-cell office:value-type="float" office:value="121299" calcext:value-type="float">
            <text:p>121299</text:p>
          </table:table-cell>
          <table:table-cell office:value-type="float" office:value="120980" calcext:value-type="float">
            <text:p>120980</text:p>
          </table:table-cell>
          <table:table-cell office:value-type="float" office:value="120714" calcext:value-type="float">
            <text:p>120714</text:p>
          </table:table-cell>
          <table:table-cell office:value-type="float" office:value="120247" calcext:value-type="float">
            <text:p>120247</text:p>
          </table:table-cell>
          <table:table-cell office:value-type="float" office:value="119727" calcext:value-type="float">
            <text:p>119727</text:p>
          </table:table-cell>
          <table:table-cell table:formula="of:=ROUNDDOWN([.C196]/[.B196]; 4)" office:value-type="float" office:value="0.9982" calcext:value-type="float">
            <text:p>0,9982</text:p>
          </table:table-cell>
          <table:table-cell table:formula="of:=ROUNDDOWN([.D196]/[.C196]; 4)" office:value-type="float" office:value="0.9973" calcext:value-type="float">
            <text:p>0,9973</text:p>
          </table:table-cell>
          <table:table-cell table:formula="of:=ROUNDDOWN([.E196]/[.D196]; 4)" office:value-type="float" office:value="0.9978" calcext:value-type="float">
            <text:p>0,9978</text:p>
          </table:table-cell>
          <table:table-cell table:formula="of:=ROUNDDOWN([.F196]/[.E196]; 4)" office:value-type="float" office:value="0.9961" calcext:value-type="float">
            <text:p>0,9961</text:p>
          </table:table-cell>
          <table:table-cell table:formula="of:=ROUNDDOWN([.G196]/[.F196]; 4)" office:value-type="float" office:value="0.9956" calcext:value-type="float">
            <text:p>0,9956</text:p>
          </table:table-cell>
          <table:table-cell table:formula="of:=AVERAGE([.H196:.L196])" office:value-type="float" office:value="0.997" calcext:value-type="float">
            <text:p>0,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5</text:p>
          </table:table-cell>
          <table:table-cell office:value-type="float" office:value="114773" calcext:value-type="float">
            <text:p>114773</text:p>
          </table:table-cell>
          <table:table-cell office:value-type="float" office:value="114533" calcext:value-type="float">
            <text:p>114533</text:p>
          </table:table-cell>
          <table:table-cell office:value-type="float" office:value="114156" calcext:value-type="float">
            <text:p>114156</text:p>
          </table:table-cell>
          <table:table-cell office:value-type="float" office:value="113962" calcext:value-type="float">
            <text:p>113962</text:p>
          </table:table-cell>
          <table:table-cell office:value-type="float" office:value="113450" calcext:value-type="float">
            <text:p>113450</text:p>
          </table:table-cell>
          <table:table-cell office:value-type="float" office:value="112863" calcext:value-type="float">
            <text:p>112863</text:p>
          </table:table-cell>
          <table:table-cell table:formula="of:=ROUNDDOWN([.C197]/[.B197]; 4)" office:value-type="float" office:value="0.9979" calcext:value-type="float">
            <text:p>0,9979</text:p>
          </table:table-cell>
          <table:table-cell table:formula="of:=ROUNDDOWN([.D197]/[.C197]; 4)" office:value-type="float" office:value="0.9967" calcext:value-type="float">
            <text:p>0,9967</text:p>
          </table:table-cell>
          <table:table-cell table:formula="of:=ROUNDDOWN([.E197]/[.D197]; 4)" office:value-type="float" office:value="0.9983" calcext:value-type="float">
            <text:p>0,9983</text:p>
          </table:table-cell>
          <table:table-cell table:formula="of:=ROUNDDOWN([.F197]/[.E197]; 4)" office:value-type="float" office:value="0.9955" calcext:value-type="float">
            <text:p>0,9955</text:p>
          </table:table-cell>
          <table:table-cell table:formula="of:=ROUNDDOWN([.G197]/[.F197]; 4)" office:value-type="float" office:value="0.9948" calcext:value-type="float">
            <text:p>0,9948</text:p>
          </table:table-cell>
          <table:table-cell table:formula="of:=AVERAGE([.H197:.L197])" office:value-type="float" office:value="0.99664" calcext:value-type="float">
            <text:p>0,99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6</text:p>
          </table:table-cell>
          <table:table-cell office:value-type="float" office:value="62513" calcext:value-type="float">
            <text:p>62513</text:p>
          </table:table-cell>
          <table:table-cell office:value-type="float" office:value="62472" calcext:value-type="float">
            <text:p>62472</text:p>
          </table:table-cell>
          <table:table-cell office:value-type="float" office:value="62401" calcext:value-type="float">
            <text:p>62401</text:p>
          </table:table-cell>
          <table:table-cell office:value-type="float" office:value="62476" calcext:value-type="float">
            <text:p>62476</text:p>
          </table:table-cell>
          <table:table-cell office:value-type="float" office:value="62246" calcext:value-type="float">
            <text:p>62246</text:p>
          </table:table-cell>
          <table:table-cell office:value-type="float" office:value="62039" calcext:value-type="float">
            <text:p>62039</text:p>
          </table:table-cell>
          <table:table-cell table:formula="of:=ROUNDDOWN([.C198]/[.B198]; 4)" office:value-type="float" office:value="0.9993" calcext:value-type="float">
            <text:p>0,9993</text:p>
          </table:table-cell>
          <table:table-cell table:formula="of:=ROUNDDOWN([.D198]/[.C198]; 4)" office:value-type="float" office:value="0.9988" calcext:value-type="float">
            <text:p>0,9988</text:p>
          </table:table-cell>
          <table:table-cell table:formula="of:=ROUNDDOWN([.E198]/[.D198]; 4)" office:value-type="float" office:value="1.0012" calcext:value-type="float">
            <text:p>1,0012</text:p>
          </table:table-cell>
          <table:table-cell table:formula="of:=ROUNDDOWN([.F198]/[.E198]; 4)" office:value-type="float" office:value="0.9963" calcext:value-type="float">
            <text:p>0,9963</text:p>
          </table:table-cell>
          <table:table-cell table:formula="of:=ROUNDDOWN([.G198]/[.F198]; 4)" office:value-type="float" office:value="0.9966" calcext:value-type="float">
            <text:p>0,9966</text:p>
          </table:table-cell>
          <table:table-cell table:formula="of:=AVERAGE([.H198:.L198])" office:value-type="float" office:value="0.99844" calcext:value-type="float">
            <text:p>0,99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7</text:p>
          </table:table-cell>
          <table:table-cell office:value-type="float" office:value="112117" calcext:value-type="float">
            <text:p>112117</text:p>
          </table:table-cell>
          <table:table-cell office:value-type="float" office:value="112399" calcext:value-type="float">
            <text:p>112399</text:p>
          </table:table-cell>
          <table:table-cell office:value-type="float" office:value="112481" calcext:value-type="float">
            <text:p>112481</text:p>
          </table:table-cell>
          <table:table-cell office:value-type="float" office:value="112414" calcext:value-type="float">
            <text:p>112414</text:p>
          </table:table-cell>
          <table:table-cell office:value-type="float" office:value="112283" calcext:value-type="float">
            <text:p>112283</text:p>
          </table:table-cell>
          <table:table-cell office:value-type="float" office:value="111901" calcext:value-type="float">
            <text:p>111901</text:p>
          </table:table-cell>
          <table:table-cell table:formula="of:=ROUNDDOWN([.C199]/[.B199]; 4)" office:value-type="float" office:value="1.0025" calcext:value-type="float">
            <text:p>1,0025</text:p>
          </table:table-cell>
          <table:table-cell table:formula="of:=ROUNDDOWN([.D199]/[.C199]; 4)" office:value-type="float" office:value="1.0007" calcext:value-type="float">
            <text:p>1,0007</text:p>
          </table:table-cell>
          <table:table-cell table:formula="of:=ROUNDDOWN([.E199]/[.D199]; 4)" office:value-type="float" office:value="0.9994" calcext:value-type="float">
            <text:p>0,9994</text:p>
          </table:table-cell>
          <table:table-cell table:formula="of:=ROUNDDOWN([.F199]/[.E199]; 4)" office:value-type="float" office:value="0.9988" calcext:value-type="float">
            <text:p>0,9988</text:p>
          </table:table-cell>
          <table:table-cell table:formula="of:=ROUNDDOWN([.G199]/[.F199]; 4)" office:value-type="float" office:value="0.9965" calcext:value-type="float">
            <text:p>0,9965</text:p>
          </table:table-cell>
          <table:table-cell table:formula="of:=AVERAGE([.H199:.L199])" office:value-type="float" office:value="0.99958" calcext:value-type="float">
            <text:p>0,99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8</text:p>
          </table:table-cell>
          <table:table-cell office:value-type="float" office:value="69701" calcext:value-type="float">
            <text:p>69701</text:p>
          </table:table-cell>
          <table:table-cell office:value-type="float" office:value="69663" calcext:value-type="float">
            <text:p>69663</text:p>
          </table:table-cell>
          <table:table-cell office:value-type="float" office:value="69641" calcext:value-type="float">
            <text:p>69641</text:p>
          </table:table-cell>
          <table:table-cell office:value-type="float" office:value="69562" calcext:value-type="float">
            <text:p>69562</text:p>
          </table:table-cell>
          <table:table-cell office:value-type="float" office:value="69370" calcext:value-type="float">
            <text:p>69370</text:p>
          </table:table-cell>
          <table:table-cell office:value-type="float" office:value="68996" calcext:value-type="float">
            <text:p>68996</text:p>
          </table:table-cell>
          <table:table-cell table:formula="of:=ROUNDDOWN([.C200]/[.B200]; 4)" office:value-type="float" office:value="0.9994" calcext:value-type="float">
            <text:p>0,9994</text:p>
          </table:table-cell>
          <table:table-cell table:formula="of:=ROUNDDOWN([.D200]/[.C200]; 4)" office:value-type="float" office:value="0.9996" calcext:value-type="float">
            <text:p>0,9996</text:p>
          </table:table-cell>
          <table:table-cell table:formula="of:=ROUNDDOWN([.E200]/[.D200]; 4)" office:value-type="float" office:value="0.9988" calcext:value-type="float">
            <text:p>0,9988</text:p>
          </table:table-cell>
          <table:table-cell table:formula="of:=ROUNDDOWN([.F200]/[.E200]; 4)" office:value-type="float" office:value="0.9972" calcext:value-type="float">
            <text:p>0,9972</text:p>
          </table:table-cell>
          <table:table-cell table:formula="of:=ROUNDDOWN([.G200]/[.F200]; 4)" office:value-type="float" office:value="0.9946" calcext:value-type="float">
            <text:p>0,9946</text:p>
          </table:table-cell>
          <table:table-cell table:formula="of:=AVERAGE([.H200:.L200])" office:value-type="float" office:value="0.99792" calcext:value-type="float">
            <text:p>0,99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9</text:p>
          </table:table-cell>
          <table:table-cell office:value-type="float" office:value="56536" calcext:value-type="float">
            <text:p>56536</text:p>
          </table:table-cell>
          <table:table-cell office:value-type="float" office:value="56352" calcext:value-type="float">
            <text:p>56352</text:p>
          </table:table-cell>
          <table:table-cell office:value-type="float" office:value="56086" calcext:value-type="float">
            <text:p>56086</text:p>
          </table:table-cell>
          <table:table-cell office:value-type="float" office:value="55652" calcext:value-type="float">
            <text:p>55652</text:p>
          </table:table-cell>
          <table:table-cell office:value-type="float" office:value="55217" calcext:value-type="float">
            <text:p>55217</text:p>
          </table:table-cell>
          <table:table-cell office:value-type="float" office:value="54711" calcext:value-type="float">
            <text:p>54711</text:p>
          </table:table-cell>
          <table:table-cell table:formula="of:=ROUNDDOWN([.C201]/[.B201]; 4)" office:value-type="float" office:value="0.9967" calcext:value-type="float">
            <text:p>0,9967</text:p>
          </table:table-cell>
          <table:table-cell table:formula="of:=ROUNDDOWN([.D201]/[.C201]; 4)" office:value-type="float" office:value="0.9952" calcext:value-type="float">
            <text:p>0,9952</text:p>
          </table:table-cell>
          <table:table-cell table:formula="of:=ROUNDDOWN([.E201]/[.D201]; 4)" office:value-type="float" office:value="0.9922" calcext:value-type="float">
            <text:p>0,9922</text:p>
          </table:table-cell>
          <table:table-cell table:formula="of:=ROUNDDOWN([.F201]/[.E201]; 4)" office:value-type="float" office:value="0.9921" calcext:value-type="float">
            <text:p>0,9921</text:p>
          </table:table-cell>
          <table:table-cell table:formula="of:=ROUNDDOWN([.G201]/[.F201]; 4)" office:value-type="float" office:value="0.9908" calcext:value-type="float">
            <text:p>0,9908</text:p>
          </table:table-cell>
          <table:table-cell table:formula="of:=AVERAGE([.H201:.L201])" office:value-type="float" office:value="0.9934" calcext:value-type="float">
            <text:p>0,9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0</text:p>
          </table:table-cell>
          <table:table-cell office:value-type="float" office:value="80201" calcext:value-type="float">
            <text:p>80201</text:p>
          </table:table-cell>
          <table:table-cell office:value-type="float" office:value="80464" calcext:value-type="float">
            <text:p>80464</text:p>
          </table:table-cell>
          <table:table-cell office:value-type="float" office:value="80741" calcext:value-type="float">
            <text:p>80741</text:p>
          </table:table-cell>
          <table:table-cell office:value-type="float" office:value="80834" calcext:value-type="float">
            <text:p>80834</text:p>
          </table:table-cell>
          <table:table-cell office:value-type="float" office:value="81049" calcext:value-type="float">
            <text:p>81049</text:p>
          </table:table-cell>
          <table:table-cell office:value-type="float" office:value="81226" calcext:value-type="float">
            <text:p>81226</text:p>
          </table:table-cell>
          <table:table-cell table:formula="of:=ROUNDDOWN([.C202]/[.B202]; 4)" office:value-type="float" office:value="1.0032" calcext:value-type="float">
            <text:p>1,0032</text:p>
          </table:table-cell>
          <table:table-cell table:formula="of:=ROUNDDOWN([.D202]/[.C202]; 4)" office:value-type="float" office:value="1.0034" calcext:value-type="float">
            <text:p>1,0034</text:p>
          </table:table-cell>
          <table:table-cell table:formula="of:=ROUNDDOWN([.E202]/[.D202]; 4)" office:value-type="float" office:value="1.0011" calcext:value-type="float">
            <text:p>1,0011</text:p>
          </table:table-cell>
          <table:table-cell table:formula="of:=ROUNDDOWN([.F202]/[.E202]; 4)" office:value-type="float" office:value="1.0026" calcext:value-type="float">
            <text:p>1,0026</text:p>
          </table:table-cell>
          <table:table-cell table:formula="of:=ROUNDDOWN([.G202]/[.F202]; 4)" office:value-type="float" office:value="1.0021" calcext:value-type="float">
            <text:p>1,0021</text:p>
          </table:table-cell>
          <table:table-cell table:formula="of:=AVERAGE([.H202:.L202])" office:value-type="float" office:value="1.00248" calcext:value-type="float">
            <text:p>1,00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1</text:p>
          </table:table-cell>
          <table:table-cell office:value-type="float" office:value="136263" calcext:value-type="float">
            <text:p>136263</text:p>
          </table:table-cell>
          <table:table-cell office:value-type="float" office:value="136315" calcext:value-type="float">
            <text:p>136315</text:p>
          </table:table-cell>
          <table:table-cell office:value-type="float" office:value="136666" calcext:value-type="float">
            <text:p>136666</text:p>
          </table:table-cell>
          <table:table-cell office:value-type="float" office:value="136673" calcext:value-type="float">
            <text:p>136673</text:p>
          </table:table-cell>
          <table:table-cell office:value-type="float" office:value="136660" calcext:value-type="float">
            <text:p>136660</text:p>
          </table:table-cell>
          <table:table-cell office:value-type="float" office:value="136441" calcext:value-type="float">
            <text:p>136441</text:p>
          </table:table-cell>
          <table:table-cell table:formula="of:=ROUNDDOWN([.C203]/[.B203]; 4)" office:value-type="float" office:value="1.0003" calcext:value-type="float">
            <text:p>1,0003</text:p>
          </table:table-cell>
          <table:table-cell table:formula="of:=ROUNDDOWN([.D203]/[.C203]; 4)" office:value-type="float" office:value="1.0025" calcext:value-type="float">
            <text:p>1,0025</text:p>
          </table:table-cell>
          <table:table-cell table:formula="of:=ROUNDDOWN([.E203]/[.D203]; 4)" office:value-type="float" office:value="1" calcext:value-type="float">
            <text:p>1</text:p>
          </table:table-cell>
          <table:table-cell table:formula="of:=ROUNDDOWN([.F203]/[.E203]; 4)" office:value-type="float" office:value="0.9999" calcext:value-type="float">
            <text:p>0,9999</text:p>
          </table:table-cell>
          <table:table-cell table:formula="of:=ROUNDDOWN([.G203]/[.F203]; 4)" office:value-type="float" office:value="0.9983" calcext:value-type="float">
            <text:p>0,9983</text:p>
          </table:table-cell>
          <table:table-cell table:formula="of:=AVERAGE([.H203:.L203])" office:value-type="float" office:value="1.0002" calcext:value-type="float">
            <text:p>1,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2</text:p>
          </table:table-cell>
          <table:table-cell office:value-type="float" office:value="67178" calcext:value-type="float">
            <text:p>67178</text:p>
          </table:table-cell>
          <table:table-cell office:value-type="float" office:value="66911" calcext:value-type="float">
            <text:p>66911</text:p>
          </table:table-cell>
          <table:table-cell office:value-type="float" office:value="66917" calcext:value-type="float">
            <text:p>66917</text:p>
          </table:table-cell>
          <table:table-cell office:value-type="float" office:value="66843" calcext:value-type="float">
            <text:p>66843</text:p>
          </table:table-cell>
          <table:table-cell office:value-type="float" office:value="66589" calcext:value-type="float">
            <text:p>66589</text:p>
          </table:table-cell>
          <table:table-cell office:value-type="float" office:value="66221" calcext:value-type="float">
            <text:p>66221</text:p>
          </table:table-cell>
          <table:table-cell table:formula="of:=ROUNDDOWN([.C204]/[.B204]; 4)" office:value-type="float" office:value="0.996" calcext:value-type="float">
            <text:p>0,996</text:p>
          </table:table-cell>
          <table:table-cell table:formula="of:=ROUNDDOWN([.D204]/[.C204]; 4)" office:value-type="float" office:value="1" calcext:value-type="float">
            <text:p>1</text:p>
          </table:table-cell>
          <table:table-cell table:formula="of:=ROUNDDOWN([.E204]/[.D204]; 4)" office:value-type="float" office:value="0.9988" calcext:value-type="float">
            <text:p>0,9988</text:p>
          </table:table-cell>
          <table:table-cell table:formula="of:=ROUNDDOWN([.F204]/[.E204]; 4)" office:value-type="float" office:value="0.9962" calcext:value-type="float">
            <text:p>0,9962</text:p>
          </table:table-cell>
          <table:table-cell table:formula="of:=ROUNDDOWN([.G204]/[.F204]; 4)" office:value-type="float" office:value="0.9944" calcext:value-type="float">
            <text:p>0,9944</text:p>
          </table:table-cell>
          <table:table-cell table:formula="of:=AVERAGE([.H204:.L204])" office:value-type="float" office:value="0.99708" calcext:value-type="float">
            <text:p>0,99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3</text:p>
          </table:table-cell>
          <table:table-cell office:value-type="float" office:value="74315" calcext:value-type="float">
            <text:p>74315</text:p>
          </table:table-cell>
          <table:table-cell office:value-type="float" office:value="74360" calcext:value-type="float">
            <text:p>74360</text:p>
          </table:table-cell>
          <table:table-cell office:value-type="float" office:value="74440" calcext:value-type="float">
            <text:p>74440</text:p>
          </table:table-cell>
          <table:table-cell office:value-type="float" office:value="74398" calcext:value-type="float">
            <text:p>74398</text:p>
          </table:table-cell>
          <table:table-cell office:value-type="float" office:value="74061" calcext:value-type="float">
            <text:p>74061</text:p>
          </table:table-cell>
          <table:table-cell office:value-type="float" office:value="73919" calcext:value-type="float">
            <text:p>73919</text:p>
          </table:table-cell>
          <table:table-cell table:formula="of:=ROUNDDOWN([.C205]/[.B205]; 4)" office:value-type="float" office:value="1.0006" calcext:value-type="float">
            <text:p>1,0006</text:p>
          </table:table-cell>
          <table:table-cell table:formula="of:=ROUNDDOWN([.D205]/[.C205]; 4)" office:value-type="float" office:value="1.001" calcext:value-type="float">
            <text:p>1,001</text:p>
          </table:table-cell>
          <table:table-cell table:formula="of:=ROUNDDOWN([.E205]/[.D205]; 4)" office:value-type="float" office:value="0.9994" calcext:value-type="float">
            <text:p>0,9994</text:p>
          </table:table-cell>
          <table:table-cell table:formula="of:=ROUNDDOWN([.F205]/[.E205]; 4)" office:value-type="float" office:value="0.9954" calcext:value-type="float">
            <text:p>0,9954</text:p>
          </table:table-cell>
          <table:table-cell table:formula="of:=ROUNDDOWN([.G205]/[.F205]; 4)" office:value-type="float" office:value="0.998" calcext:value-type="float">
            <text:p>0,998</text:p>
          </table:table-cell>
          <table:table-cell table:formula="of:=AVERAGE([.H205:.L205])" office:value-type="float" office:value="0.99888" calcext:value-type="float">
            <text:p>0,99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4</text:p>
          </table:table-cell>
          <table:table-cell office:value-type="float" office:value="78869" calcext:value-type="float">
            <text:p>78869</text:p>
          </table:table-cell>
          <table:table-cell office:value-type="float" office:value="78735" calcext:value-type="float">
            <text:p>78735</text:p>
          </table:table-cell>
          <table:table-cell office:value-type="float" office:value="78644" calcext:value-type="float">
            <text:p>78644</text:p>
          </table:table-cell>
          <table:table-cell office:value-type="float" office:value="78458" calcext:value-type="float">
            <text:p>78458</text:p>
          </table:table-cell>
          <table:table-cell office:value-type="float" office:value="78362" calcext:value-type="float">
            <text:p>78362</text:p>
          </table:table-cell>
          <table:table-cell office:value-type="float" office:value="77979" calcext:value-type="float">
            <text:p>77979</text:p>
          </table:table-cell>
          <table:table-cell table:formula="of:=ROUNDDOWN([.C206]/[.B206]; 4)" office:value-type="float" office:value="0.9983" calcext:value-type="float">
            <text:p>0,9983</text:p>
          </table:table-cell>
          <table:table-cell table:formula="of:=ROUNDDOWN([.D206]/[.C206]; 4)" office:value-type="float" office:value="0.9988" calcext:value-type="float">
            <text:p>0,9988</text:p>
          </table:table-cell>
          <table:table-cell table:formula="of:=ROUNDDOWN([.E206]/[.D206]; 4)" office:value-type="float" office:value="0.9976" calcext:value-type="float">
            <text:p>0,9976</text:p>
          </table:table-cell>
          <table:table-cell table:formula="of:=ROUNDDOWN([.F206]/[.E206]; 4)" office:value-type="float" office:value="0.9987" calcext:value-type="float">
            <text:p>0,9987</text:p>
          </table:table-cell>
          <table:table-cell table:formula="of:=ROUNDDOWN([.G206]/[.F206]; 4)" office:value-type="float" office:value="0.9951" calcext:value-type="float">
            <text:p>0,9951</text:p>
          </table:table-cell>
          <table:table-cell table:formula="of:=AVERAGE([.H206:.L206])" office:value-type="float" office:value="0.9977" calcext:value-type="float">
            <text:p>0,9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5</text:p>
          </table:table-cell>
          <table:table-cell office:value-type="float" office:value="73756" calcext:value-type="float">
            <text:p>73756</text:p>
          </table:table-cell>
          <table:table-cell office:value-type="float" office:value="73956" calcext:value-type="float">
            <text:p>73956</text:p>
          </table:table-cell>
          <table:table-cell office:value-type="float" office:value="74198" calcext:value-type="float">
            <text:p>74198</text:p>
          </table:table-cell>
          <table:table-cell office:value-type="float" office:value="74374" calcext:value-type="float">
            <text:p>74374</text:p>
          </table:table-cell>
          <table:table-cell office:value-type="float" office:value="74515" calcext:value-type="float">
            <text:p>74515</text:p>
          </table:table-cell>
          <table:table-cell office:value-type="float" office:value="74573" calcext:value-type="float">
            <text:p>74573</text:p>
          </table:table-cell>
          <table:table-cell table:formula="of:=ROUNDDOWN([.C207]/[.B207]; 4)" office:value-type="float" office:value="1.0027" calcext:value-type="float">
            <text:p>1,0027</text:p>
          </table:table-cell>
          <table:table-cell table:formula="of:=ROUNDDOWN([.D207]/[.C207]; 4)" office:value-type="float" office:value="1.0032" calcext:value-type="float">
            <text:p>1,0032</text:p>
          </table:table-cell>
          <table:table-cell table:formula="of:=ROUNDDOWN([.E207]/[.D207]; 4)" office:value-type="float" office:value="1.0023" calcext:value-type="float">
            <text:p>1,0023</text:p>
          </table:table-cell>
          <table:table-cell table:formula="of:=ROUNDDOWN([.F207]/[.E207]; 4)" office:value-type="float" office:value="1.0018" calcext:value-type="float">
            <text:p>1,0018</text:p>
          </table:table-cell>
          <table:table-cell table:formula="of:=ROUNDDOWN([.G207]/[.F207]; 4)" office:value-type="float" office:value="1.0007" calcext:value-type="float">
            <text:p>1,0007</text:p>
          </table:table-cell>
          <table:table-cell table:formula="of:=AVERAGE([.H207:.L207])" office:value-type="float" office:value="1.00214" calcext:value-type="float">
            <text:p>1,00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6</text:p>
          </table:table-cell>
          <table:table-cell office:value-type="float" office:value="167342" calcext:value-type="float">
            <text:p>167342</text:p>
          </table:table-cell>
          <table:table-cell office:value-type="float" office:value="167738" calcext:value-type="float">
            <text:p>167738</text:p>
          </table:table-cell>
          <table:table-cell office:value-type="float" office:value="169165" calcext:value-type="float">
            <text:p>169165</text:p>
          </table:table-cell>
          <table:table-cell office:value-type="float" office:value="168167" calcext:value-type="float">
            <text:p>168167</text:p>
          </table:table-cell>
          <table:table-cell office:value-type="float" office:value="169438" calcext:value-type="float">
            <text:p>169438</text:p>
          </table:table-cell>
          <table:table-cell office:value-type="float" office:value="169325" calcext:value-type="float">
            <text:p>169325</text:p>
          </table:table-cell>
          <table:table-cell table:formula="of:=ROUNDDOWN([.C208]/[.B208]; 4)" office:value-type="float" office:value="1.0023" calcext:value-type="float">
            <text:p>1,0023</text:p>
          </table:table-cell>
          <table:table-cell table:formula="of:=ROUNDDOWN([.D208]/[.C208]; 4)" office:value-type="float" office:value="1.0085" calcext:value-type="float">
            <text:p>1,0085</text:p>
          </table:table-cell>
          <table:table-cell table:formula="of:=ROUNDDOWN([.E208]/[.D208]; 4)" office:value-type="float" office:value="0.9941" calcext:value-type="float">
            <text:p>0,9941</text:p>
          </table:table-cell>
          <table:table-cell table:formula="of:=ROUNDDOWN([.F208]/[.E208]; 4)" office:value-type="float" office:value="1.0075" calcext:value-type="float">
            <text:p>1,0075</text:p>
          </table:table-cell>
          <table:table-cell table:formula="of:=ROUNDDOWN([.G208]/[.F208]; 4)" office:value-type="float" office:value="0.9993" calcext:value-type="float">
            <text:p>0,9993</text:p>
          </table:table-cell>
          <table:table-cell table:formula="of:=AVERAGE([.H208:.L208])" office:value-type="float" office:value="1.00234" calcext:value-type="float">
            <text:p>1,00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7</text:p>
          </table:table-cell>
          <table:table-cell office:value-type="float" office:value="95645" calcext:value-type="float">
            <text:p>95645</text:p>
          </table:table-cell>
          <table:table-cell office:value-type="float" office:value="95279" calcext:value-type="float">
            <text:p>95279</text:p>
          </table:table-cell>
          <table:table-cell office:value-type="float" office:value="95035" calcext:value-type="float">
            <text:p>95035</text:p>
          </table:table-cell>
          <table:table-cell office:value-type="float" office:value="94758" calcext:value-type="float">
            <text:p>94758</text:p>
          </table:table-cell>
          <table:table-cell office:value-type="float" office:value="94385" calcext:value-type="float">
            <text:p>94385</text:p>
          </table:table-cell>
          <table:table-cell office:value-type="float" office:value="93818" calcext:value-type="float">
            <text:p>93818</text:p>
          </table:table-cell>
          <table:table-cell table:formula="of:=ROUNDDOWN([.C209]/[.B209]; 4)" office:value-type="float" office:value="0.9961" calcext:value-type="float">
            <text:p>0,9961</text:p>
          </table:table-cell>
          <table:table-cell table:formula="of:=ROUNDDOWN([.D209]/[.C209]; 4)" office:value-type="float" office:value="0.9974" calcext:value-type="float">
            <text:p>0,9974</text:p>
          </table:table-cell>
          <table:table-cell table:formula="of:=ROUNDDOWN([.E209]/[.D209]; 4)" office:value-type="float" office:value="0.997" calcext:value-type="float">
            <text:p>0,997</text:p>
          </table:table-cell>
          <table:table-cell table:formula="of:=ROUNDDOWN([.F209]/[.E209]; 4)" office:value-type="float" office:value="0.996" calcext:value-type="float">
            <text:p>0,996</text:p>
          </table:table-cell>
          <table:table-cell table:formula="of:=ROUNDDOWN([.G209]/[.F209]; 4)" office:value-type="float" office:value="0.9939" calcext:value-type="float">
            <text:p>0,9939</text:p>
          </table:table-cell>
          <table:table-cell table:formula="of:=AVERAGE([.H209:.L209])" office:value-type="float" office:value="0.99608" calcext:value-type="float">
            <text:p>0,99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8</text:p>
          </table:table-cell>
          <table:table-cell office:value-type="float" office:value="107946" calcext:value-type="float">
            <text:p>107946</text:p>
          </table:table-cell>
          <table:table-cell office:value-type="float" office:value="107576" calcext:value-type="float">
            <text:p>107576</text:p>
          </table:table-cell>
          <table:table-cell office:value-type="float" office:value="107138" calcext:value-type="float">
            <text:p>107138</text:p>
          </table:table-cell>
          <table:table-cell office:value-type="float" office:value="106619" calcext:value-type="float">
            <text:p>106619</text:p>
          </table:table-cell>
          <table:table-cell office:value-type="float" office:value="106037" calcext:value-type="float">
            <text:p>106037</text:p>
          </table:table-cell>
          <table:table-cell office:value-type="float" office:value="105431" calcext:value-type="float">
            <text:p>105431</text:p>
          </table:table-cell>
          <table:table-cell table:formula="of:=ROUNDDOWN([.C210]/[.B210]; 4)" office:value-type="float" office:value="0.9965" calcext:value-type="float">
            <text:p>0,9965</text:p>
          </table:table-cell>
          <table:table-cell table:formula="of:=ROUNDDOWN([.D210]/[.C210]; 4)" office:value-type="float" office:value="0.9959" calcext:value-type="float">
            <text:p>0,9959</text:p>
          </table:table-cell>
          <table:table-cell table:formula="of:=ROUNDDOWN([.E210]/[.D210]; 4)" office:value-type="float" office:value="0.9951" calcext:value-type="float">
            <text:p>0,9951</text:p>
          </table:table-cell>
          <table:table-cell table:formula="of:=ROUNDDOWN([.F210]/[.E210]; 4)" office:value-type="float" office:value="0.9945" calcext:value-type="float">
            <text:p>0,9945</text:p>
          </table:table-cell>
          <table:table-cell table:formula="of:=ROUNDDOWN([.G210]/[.F210]; 4)" office:value-type="float" office:value="0.9942" calcext:value-type="float">
            <text:p>0,9942</text:p>
          </table:table-cell>
          <table:table-cell table:formula="of:=AVERAGE([.H210:.L210])" office:value-type="float" office:value="0.99524" calcext:value-type="float">
            <text:p>0,9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9</text:p>
          </table:table-cell>
          <table:table-cell office:value-type="float" office:value="61852" calcext:value-type="float">
            <text:p>61852</text:p>
          </table:table-cell>
          <table:table-cell office:value-type="float" office:value="61781" calcext:value-type="float">
            <text:p>61781</text:p>
          </table:table-cell>
          <table:table-cell office:value-type="float" office:value="61690" calcext:value-type="float">
            <text:p>61690</text:p>
          </table:table-cell>
          <table:table-cell office:value-type="float" office:value="61558" calcext:value-type="float">
            <text:p>61558</text:p>
          </table:table-cell>
          <table:table-cell office:value-type="float" office:value="61386" calcext:value-type="float">
            <text:p>61386</text:p>
          </table:table-cell>
          <table:table-cell office:value-type="float" office:value="61161" calcext:value-type="float">
            <text:p>61161</text:p>
          </table:table-cell>
          <table:table-cell table:formula="of:=ROUNDDOWN([.C211]/[.B211]; 4)" office:value-type="float" office:value="0.9988" calcext:value-type="float">
            <text:p>0,9988</text:p>
          </table:table-cell>
          <table:table-cell table:formula="of:=ROUNDDOWN([.D211]/[.C211]; 4)" office:value-type="float" office:value="0.9985" calcext:value-type="float">
            <text:p>0,9985</text:p>
          </table:table-cell>
          <table:table-cell table:formula="of:=ROUNDDOWN([.E211]/[.D211]; 4)" office:value-type="float" office:value="0.9978" calcext:value-type="float">
            <text:p>0,9978</text:p>
          </table:table-cell>
          <table:table-cell table:formula="of:=ROUNDDOWN([.F211]/[.E211]; 4)" office:value-type="float" office:value="0.9972" calcext:value-type="float">
            <text:p>0,9972</text:p>
          </table:table-cell>
          <table:table-cell table:formula="of:=ROUNDDOWN([.G211]/[.F211]; 4)" office:value-type="float" office:value="0.9963" calcext:value-type="float">
            <text:p>0,9963</text:p>
          </table:table-cell>
          <table:table-cell table:formula="of:=AVERAGE([.H211:.L211])" office:value-type="float" office:value="0.99772" calcext:value-type="float">
            <text:p>0,99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0</text:p>
          </table:table-cell>
          <table:table-cell office:value-type="float" office:value="53711" calcext:value-type="float">
            <text:p>53711</text:p>
          </table:table-cell>
          <table:table-cell office:value-type="float" office:value="53481" calcext:value-type="float">
            <text:p>53481</text:p>
          </table:table-cell>
          <table:table-cell office:value-type="float" office:value="53388" calcext:value-type="float">
            <text:p>53388</text:p>
          </table:table-cell>
          <table:table-cell office:value-type="float" office:value="53236" calcext:value-type="float">
            <text:p>53236</text:p>
          </table:table-cell>
          <table:table-cell office:value-type="float" office:value="52965" calcext:value-type="float">
            <text:p>52965</text:p>
          </table:table-cell>
          <table:table-cell office:value-type="float" office:value="52720" calcext:value-type="float">
            <text:p>52720</text:p>
          </table:table-cell>
          <table:table-cell table:formula="of:=ROUNDDOWN([.C212]/[.B212]; 4)" office:value-type="float" office:value="0.9957" calcext:value-type="float">
            <text:p>0,9957</text:p>
          </table:table-cell>
          <table:table-cell table:formula="of:=ROUNDDOWN([.D212]/[.C212]; 4)" office:value-type="float" office:value="0.9982" calcext:value-type="float">
            <text:p>0,9982</text:p>
          </table:table-cell>
          <table:table-cell table:formula="of:=ROUNDDOWN([.E212]/[.D212]; 4)" office:value-type="float" office:value="0.9971" calcext:value-type="float">
            <text:p>0,9971</text:p>
          </table:table-cell>
          <table:table-cell table:formula="of:=ROUNDDOWN([.F212]/[.E212]; 4)" office:value-type="float" office:value="0.9949" calcext:value-type="float">
            <text:p>0,9949</text:p>
          </table:table-cell>
          <table:table-cell table:formula="of:=ROUNDDOWN([.G212]/[.F212]; 4)" office:value-type="float" office:value="0.9953" calcext:value-type="float">
            <text:p>0,9953</text:p>
          </table:table-cell>
          <table:table-cell table:formula="of:=AVERAGE([.H212:.L212])" office:value-type="float" office:value="0.99624" calcext:value-type="float">
            <text:p>0,99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1</text:p>
          </table:table-cell>
          <table:table-cell office:value-type="float" office:value="26747" calcext:value-type="float">
            <text:p>26747</text:p>
          </table:table-cell>
          <table:table-cell office:value-type="float" office:value="26691" calcext:value-type="float">
            <text:p>26691</text:p>
          </table:table-cell>
          <table:table-cell office:value-type="float" office:value="26606" calcext:value-type="float">
            <text:p>26606</text:p>
          </table:table-cell>
          <table:table-cell office:value-type="float" office:value="26562" calcext:value-type="float">
            <text:p>26562</text:p>
          </table:table-cell>
          <table:table-cell office:value-type="float" office:value="26441" calcext:value-type="float">
            <text:p>26441</text:p>
          </table:table-cell>
          <table:table-cell office:value-type="float" office:value="26375" calcext:value-type="float">
            <text:p>26375</text:p>
          </table:table-cell>
          <table:table-cell table:formula="of:=ROUNDDOWN([.C213]/[.B213]; 4)" office:value-type="float" office:value="0.9979" calcext:value-type="float">
            <text:p>0,9979</text:p>
          </table:table-cell>
          <table:table-cell table:formula="of:=ROUNDDOWN([.D213]/[.C213]; 4)" office:value-type="float" office:value="0.9968" calcext:value-type="float">
            <text:p>0,9968</text:p>
          </table:table-cell>
          <table:table-cell table:formula="of:=ROUNDDOWN([.E213]/[.D213]; 4)" office:value-type="float" office:value="0.9983" calcext:value-type="float">
            <text:p>0,9983</text:p>
          </table:table-cell>
          <table:table-cell table:formula="of:=ROUNDDOWN([.F213]/[.E213]; 4)" office:value-type="float" office:value="0.9954" calcext:value-type="float">
            <text:p>0,9954</text:p>
          </table:table-cell>
          <table:table-cell table:formula="of:=ROUNDDOWN([.G213]/[.F213]; 4)" office:value-type="float" office:value="0.9975" calcext:value-type="float">
            <text:p>0,9975</text:p>
          </table:table-cell>
          <table:table-cell table:formula="of:=AVERAGE([.H213:.L213])" office:value-type="float" office:value="0.99718" calcext:value-type="float">
            <text:p>0,99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1</text:p>
          </table:table-cell>
          <table:table-cell office:value-type="float" office:value="46775" calcext:value-type="float">
            <text:p>46775</text:p>
          </table:table-cell>
          <table:table-cell office:value-type="float" office:value="46565" calcext:value-type="float">
            <text:p>46565</text:p>
          </table:table-cell>
          <table:table-cell office:value-type="float" office:value="46600" calcext:value-type="float">
            <text:p>46600</text:p>
          </table:table-cell>
          <table:table-cell office:value-type="float" office:value="46511" calcext:value-type="float">
            <text:p>46511</text:p>
          </table:table-cell>
          <table:table-cell office:value-type="float" office:value="46291" calcext:value-type="float">
            <text:p>46291</text:p>
          </table:table-cell>
          <table:table-cell office:value-type="float" office:value="45948" calcext:value-type="float">
            <text:p>45948</text:p>
          </table:table-cell>
          <table:table-cell table:formula="of:=ROUNDDOWN([.C214]/[.B214]; 4)" office:value-type="float" office:value="0.9955" calcext:value-type="float">
            <text:p>0,9955</text:p>
          </table:table-cell>
          <table:table-cell table:formula="of:=ROUNDDOWN([.D214]/[.C214]; 4)" office:value-type="float" office:value="1.0007" calcext:value-type="float">
            <text:p>1,0007</text:p>
          </table:table-cell>
          <table:table-cell table:formula="of:=ROUNDDOWN([.E214]/[.D214]; 4)" office:value-type="float" office:value="0.998" calcext:value-type="float">
            <text:p>0,998</text:p>
          </table:table-cell>
          <table:table-cell table:formula="of:=ROUNDDOWN([.F214]/[.E214]; 4)" office:value-type="float" office:value="0.9952" calcext:value-type="float">
            <text:p>0,9952</text:p>
          </table:table-cell>
          <table:table-cell table:formula="of:=ROUNDDOWN([.G214]/[.F214]; 4)" office:value-type="float" office:value="0.9925" calcext:value-type="float">
            <text:p>0,9925</text:p>
          </table:table-cell>
          <table:table-cell table:formula="of:=AVERAGE([.H214:.L214])" office:value-type="float" office:value="0.99638" calcext:value-type="float">
            <text:p>0,99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2</text:p>
          </table:table-cell>
          <table:table-cell office:value-type="float" office:value="62720" calcext:value-type="float">
            <text:p>62720</text:p>
          </table:table-cell>
          <table:table-cell office:value-type="float" office:value="62154" calcext:value-type="float">
            <text:p>62154</text:p>
          </table:table-cell>
          <table:table-cell office:value-type="float" office:value="61808" calcext:value-type="float">
            <text:p>61808</text:p>
          </table:table-cell>
          <table:table-cell office:value-type="float" office:value="61251" calcext:value-type="float">
            <text:p>61251</text:p>
          </table:table-cell>
          <table:table-cell office:value-type="float" office:value="60689" calcext:value-type="float">
            <text:p>60689</text:p>
          </table:table-cell>
          <table:table-cell office:value-type="float" office:value="59779" calcext:value-type="float">
            <text:p>59779</text:p>
          </table:table-cell>
          <table:table-cell table:formula="of:=ROUNDDOWN([.C215]/[.B215]; 4)" office:value-type="float" office:value="0.9909" calcext:value-type="float">
            <text:p>0,9909</text:p>
          </table:table-cell>
          <table:table-cell table:formula="of:=ROUNDDOWN([.D215]/[.C215]; 4)" office:value-type="float" office:value="0.9944" calcext:value-type="float">
            <text:p>0,9944</text:p>
          </table:table-cell>
          <table:table-cell table:formula="of:=ROUNDDOWN([.E215]/[.D215]; 4)" office:value-type="float" office:value="0.9909" calcext:value-type="float">
            <text:p>0,9909</text:p>
          </table:table-cell>
          <table:table-cell table:formula="of:=ROUNDDOWN([.F215]/[.E215]; 4)" office:value-type="float" office:value="0.9908" calcext:value-type="float">
            <text:p>0,9908</text:p>
          </table:table-cell>
          <table:table-cell table:formula="of:=ROUNDDOWN([.G215]/[.F215]; 4)" office:value-type="float" office:value="0.985" calcext:value-type="float">
            <text:p>0,985</text:p>
          </table:table-cell>
          <table:table-cell table:formula="of:=AVERAGE([.H215:.L215])" office:value-type="float" office:value="0.9904" calcext:value-type="float">
            <text:p>0,9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3</text:p>
          </table:table-cell>
          <table:table-cell office:value-type="float" office:value="185896" calcext:value-type="float">
            <text:p>185896</text:p>
          </table:table-cell>
          <table:table-cell office:value-type="float" office:value="188021" calcext:value-type="float">
            <text:p>188021</text:p>
          </table:table-cell>
          <table:table-cell office:value-type="float" office:value="189662" calcext:value-type="float">
            <text:p>189662</text:p>
          </table:table-cell>
          <table:table-cell office:value-type="float" office:value="193883" calcext:value-type="float">
            <text:p>193883</text:p>
          </table:table-cell>
          <table:table-cell office:value-type="float" office:value="196208" calcext:value-type="float">
            <text:p>196208</text:p>
          </table:table-cell>
          <table:table-cell office:value-type="float" office:value="197863" calcext:value-type="float">
            <text:p>197863</text:p>
          </table:table-cell>
          <table:table-cell table:formula="of:=ROUNDDOWN([.C216]/[.B216]; 4)" office:value-type="float" office:value="1.0114" calcext:value-type="float">
            <text:p>1,0114</text:p>
          </table:table-cell>
          <table:table-cell table:formula="of:=ROUNDDOWN([.D216]/[.C216]; 4)" office:value-type="float" office:value="1.0087" calcext:value-type="float">
            <text:p>1,0087</text:p>
          </table:table-cell>
          <table:table-cell table:formula="of:=ROUNDDOWN([.E216]/[.D216]; 4)" office:value-type="float" office:value="1.0222" calcext:value-type="float">
            <text:p>1,0222</text:p>
          </table:table-cell>
          <table:table-cell table:formula="of:=ROUNDDOWN([.F216]/[.E216]; 4)" office:value-type="float" office:value="1.0119" calcext:value-type="float">
            <text:p>1,0119</text:p>
          </table:table-cell>
          <table:table-cell table:formula="of:=ROUNDDOWN([.G216]/[.F216]; 4)" office:value-type="float" office:value="1.0084" calcext:value-type="float">
            <text:p>1,0084</text:p>
          </table:table-cell>
          <table:table-cell table:formula="of:=AVERAGE([.H216:.L216])" office:value-type="float" office:value="1.01252" calcext:value-type="float">
            <text:p>1,01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4</text:p>
          </table:table-cell>
          <table:table-cell office:value-type="float" office:value="47816" calcext:value-type="float">
            <text:p>47816</text:p>
          </table:table-cell>
          <table:table-cell office:value-type="float" office:value="47595" calcext:value-type="float">
            <text:p>47595</text:p>
          </table:table-cell>
          <table:table-cell office:value-type="float" office:value="47387" calcext:value-type="float">
            <text:p>47387</text:p>
          </table:table-cell>
          <table:table-cell office:value-type="float" office:value="47047" calcext:value-type="float">
            <text:p>47047</text:p>
          </table:table-cell>
          <table:table-cell office:value-type="float" office:value="46745" calcext:value-type="float">
            <text:p>46745</text:p>
          </table:table-cell>
          <table:table-cell office:value-type="float" office:value="46360" calcext:value-type="float">
            <text:p>46360</text:p>
          </table:table-cell>
          <table:table-cell table:formula="of:=ROUNDDOWN([.C217]/[.B217]; 4)" office:value-type="float" office:value="0.9953" calcext:value-type="float">
            <text:p>0,9953</text:p>
          </table:table-cell>
          <table:table-cell table:formula="of:=ROUNDDOWN([.D217]/[.C217]; 4)" office:value-type="float" office:value="0.9956" calcext:value-type="float">
            <text:p>0,9956</text:p>
          </table:table-cell>
          <table:table-cell table:formula="of:=ROUNDDOWN([.E217]/[.D217]; 4)" office:value-type="float" office:value="0.9928" calcext:value-type="float">
            <text:p>0,9928</text:p>
          </table:table-cell>
          <table:table-cell table:formula="of:=ROUNDDOWN([.F217]/[.E217]; 4)" office:value-type="float" office:value="0.9935" calcext:value-type="float">
            <text:p>0,9935</text:p>
          </table:table-cell>
          <table:table-cell table:formula="of:=ROUNDDOWN([.G217]/[.F217]; 4)" office:value-type="float" office:value="0.9917" calcext:value-type="float">
            <text:p>0,9917</text:p>
          </table:table-cell>
          <table:table-cell table:formula="of:=AVERAGE([.H217:.L217])" office:value-type="float" office:value="0.99378" calcext:value-type="float">
            <text:p>0,99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1</text:p>
          </table:table-cell>
          <table:table-cell office:value-type="float" office:value="59103" calcext:value-type="float">
            <text:p>59103</text:p>
          </table:table-cell>
          <table:table-cell office:value-type="float" office:value="58905" calcext:value-type="float">
            <text:p>58905</text:p>
          </table:table-cell>
          <table:table-cell office:value-type="float" office:value="58669" calcext:value-type="float">
            <text:p>58669</text:p>
          </table:table-cell>
          <table:table-cell office:value-type="float" office:value="58367" calcext:value-type="float">
            <text:p>58367</text:p>
          </table:table-cell>
          <table:table-cell office:value-type="float" office:value="58068" calcext:value-type="float">
            <text:p>58068</text:p>
          </table:table-cell>
          <table:table-cell office:value-type="float" office:value="57651" calcext:value-type="float">
            <text:p>57651</text:p>
          </table:table-cell>
          <table:table-cell table:formula="of:=ROUNDDOWN([.C218]/[.B218]; 4)" office:value-type="float" office:value="0.9966" calcext:value-type="float">
            <text:p>0,9966</text:p>
          </table:table-cell>
          <table:table-cell table:formula="of:=ROUNDDOWN([.D218]/[.C218]; 4)" office:value-type="float" office:value="0.9959" calcext:value-type="float">
            <text:p>0,9959</text:p>
          </table:table-cell>
          <table:table-cell table:formula="of:=ROUNDDOWN([.E218]/[.D218]; 4)" office:value-type="float" office:value="0.9948" calcext:value-type="float">
            <text:p>0,9948</text:p>
          </table:table-cell>
          <table:table-cell table:formula="of:=ROUNDDOWN([.F218]/[.E218]; 4)" office:value-type="float" office:value="0.9948" calcext:value-type="float">
            <text:p>0,9948</text:p>
          </table:table-cell>
          <table:table-cell table:formula="of:=ROUNDDOWN([.G218]/[.F218]; 4)" office:value-type="float" office:value="0.9928" calcext:value-type="float">
            <text:p>0,9928</text:p>
          </table:table-cell>
          <table:table-cell table:formula="of:=AVERAGE([.H218:.L218])" office:value-type="float" office:value="0.99498" calcext:value-type="float">
            <text:p>0,99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2</text:p>
          </table:table-cell>
          <table:table-cell office:value-type="float" office:value="145517" calcext:value-type="float">
            <text:p>145517</text:p>
          </table:table-cell>
          <table:table-cell office:value-type="float" office:value="146254" calcext:value-type="float">
            <text:p>146254</text:p>
          </table:table-cell>
          <table:table-cell office:value-type="float" office:value="147002" calcext:value-type="float">
            <text:p>147002</text:p>
          </table:table-cell>
          <table:table-cell office:value-type="float" office:value="148145" calcext:value-type="float">
            <text:p>148145</text:p>
          </table:table-cell>
          <table:table-cell office:value-type="float" office:value="149611" calcext:value-type="float">
            <text:p>149611</text:p>
          </table:table-cell>
          <table:table-cell office:value-type="float" office:value="150845" calcext:value-type="float">
            <text:p>150845</text:p>
          </table:table-cell>
          <table:table-cell table:formula="of:=ROUNDDOWN([.C219]/[.B219]; 4)" office:value-type="float" office:value="1.005" calcext:value-type="float">
            <text:p>1,005</text:p>
          </table:table-cell>
          <table:table-cell table:formula="of:=ROUNDDOWN([.D219]/[.C219]; 4)" office:value-type="float" office:value="1.0051" calcext:value-type="float">
            <text:p>1,0051</text:p>
          </table:table-cell>
          <table:table-cell table:formula="of:=ROUNDDOWN([.E219]/[.D219]; 4)" office:value-type="float" office:value="1.0077" calcext:value-type="float">
            <text:p>1,0077</text:p>
          </table:table-cell>
          <table:table-cell table:formula="of:=ROUNDDOWN([.F219]/[.E219]; 4)" office:value-type="float" office:value="1.0098" calcext:value-type="float">
            <text:p>1,0098</text:p>
          </table:table-cell>
          <table:table-cell table:formula="of:=ROUNDDOWN([.G219]/[.F219]; 4)" office:value-type="float" office:value="1.0082" calcext:value-type="float">
            <text:p>1,0082</text:p>
          </table:table-cell>
          <table:table-cell table:formula="of:=AVERAGE([.H219:.L219])" office:value-type="float" office:value="1.00716" calcext:value-type="float">
            <text:p>1,00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3</text:p>
          </table:table-cell>
          <table:table-cell office:value-type="float" office:value="56562" calcext:value-type="float">
            <text:p>56562</text:p>
          </table:table-cell>
          <table:table-cell office:value-type="float" office:value="56075" calcext:value-type="float">
            <text:p>56075</text:p>
          </table:table-cell>
          <table:table-cell office:value-type="float" office:value="55427" calcext:value-type="float">
            <text:p>55427</text:p>
          </table:table-cell>
          <table:table-cell office:value-type="float" office:value="54863" calcext:value-type="float">
            <text:p>54863</text:p>
          </table:table-cell>
          <table:table-cell office:value-type="float" office:value="54353" calcext:value-type="float">
            <text:p>54353</text:p>
          </table:table-cell>
          <table:table-cell office:value-type="float" office:value="53695" calcext:value-type="float">
            <text:p>53695</text:p>
          </table:table-cell>
          <table:table-cell table:formula="of:=ROUNDDOWN([.C220]/[.B220]; 4)" office:value-type="float" office:value="0.9913" calcext:value-type="float">
            <text:p>0,9913</text:p>
          </table:table-cell>
          <table:table-cell table:formula="of:=ROUNDDOWN([.D220]/[.C220]; 4)" office:value-type="float" office:value="0.9884" calcext:value-type="float">
            <text:p>0,9884</text:p>
          </table:table-cell>
          <table:table-cell table:formula="of:=ROUNDDOWN([.E220]/[.D220]; 4)" office:value-type="float" office:value="0.9898" calcext:value-type="float">
            <text:p>0,9898</text:p>
          </table:table-cell>
          <table:table-cell table:formula="of:=ROUNDDOWN([.F220]/[.E220]; 4)" office:value-type="float" office:value="0.9907" calcext:value-type="float">
            <text:p>0,9907</text:p>
          </table:table-cell>
          <table:table-cell table:formula="of:=ROUNDDOWN([.G220]/[.F220]; 4)" office:value-type="float" office:value="0.9878" calcext:value-type="float">
            <text:p>0,9878</text:p>
          </table:table-cell>
          <table:table-cell table:formula="of:=AVERAGE([.H220:.L220])" office:value-type="float" office:value="0.9896" calcext:value-type="float">
            <text:p>0,9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4</text:p>
          </table:table-cell>
          <table:table-cell office:value-type="float" office:value="48357" calcext:value-type="float">
            <text:p>48357</text:p>
          </table:table-cell>
          <table:table-cell office:value-type="float" office:value="48041" calcext:value-type="float">
            <text:p>48041</text:p>
          </table:table-cell>
          <table:table-cell office:value-type="float" office:value="47781" calcext:value-type="float">
            <text:p>47781</text:p>
          </table:table-cell>
          <table:table-cell office:value-type="float" office:value="47518" calcext:value-type="float">
            <text:p>47518</text:p>
          </table:table-cell>
          <table:table-cell office:value-type="float" office:value="47210" calcext:value-type="float">
            <text:p>47210</text:p>
          </table:table-cell>
          <table:table-cell office:value-type="float" office:value="46792" calcext:value-type="float">
            <text:p>46792</text:p>
          </table:table-cell>
          <table:table-cell table:formula="of:=ROUNDDOWN([.C221]/[.B221]; 4)" office:value-type="float" office:value="0.9934" calcext:value-type="float">
            <text:p>0,9934</text:p>
          </table:table-cell>
          <table:table-cell table:formula="of:=ROUNDDOWN([.D221]/[.C221]; 4)" office:value-type="float" office:value="0.9945" calcext:value-type="float">
            <text:p>0,9945</text:p>
          </table:table-cell>
          <table:table-cell table:formula="of:=ROUNDDOWN([.E221]/[.D221]; 4)" office:value-type="float" office:value="0.9944" calcext:value-type="float">
            <text:p>0,9944</text:p>
          </table:table-cell>
          <table:table-cell table:formula="of:=ROUNDDOWN([.F221]/[.E221]; 4)" office:value-type="float" office:value="0.9935" calcext:value-type="float">
            <text:p>0,9935</text:p>
          </table:table-cell>
          <table:table-cell table:formula="of:=ROUNDDOWN([.G221]/[.F221]; 4)" office:value-type="float" office:value="0.9911" calcext:value-type="float">
            <text:p>0,9911</text:p>
          </table:table-cell>
          <table:table-cell table:formula="of:=AVERAGE([.H221:.L221])" office:value-type="float" office:value="0.99338" calcext:value-type="float">
            <text:p>0,99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5</text:p>
          </table:table-cell>
          <table:table-cell office:value-type="float" office:value="44567" calcext:value-type="float">
            <text:p>44567</text:p>
          </table:table-cell>
          <table:table-cell office:value-type="float" office:value="44146" calcext:value-type="float">
            <text:p>44146</text:p>
          </table:table-cell>
          <table:table-cell office:value-type="float" office:value="43745" calcext:value-type="float">
            <text:p>43745</text:p>
          </table:table-cell>
          <table:table-cell office:value-type="float" office:value="43143" calcext:value-type="float">
            <text:p>43143</text:p>
          </table:table-cell>
          <table:table-cell office:value-type="float" office:value="42610" calcext:value-type="float">
            <text:p>42610</text:p>
          </table:table-cell>
          <table:table-cell office:value-type="float" office:value="41991" calcext:value-type="float">
            <text:p>41991</text:p>
          </table:table-cell>
          <table:table-cell table:formula="of:=ROUNDDOWN([.C222]/[.B222]; 4)" office:value-type="float" office:value="0.9905" calcext:value-type="float">
            <text:p>0,9905</text:p>
          </table:table-cell>
          <table:table-cell table:formula="of:=ROUNDDOWN([.D222]/[.C222]; 4)" office:value-type="float" office:value="0.9909" calcext:value-type="float">
            <text:p>0,9909</text:p>
          </table:table-cell>
          <table:table-cell table:formula="of:=ROUNDDOWN([.E222]/[.D222]; 4)" office:value-type="float" office:value="0.9862" calcext:value-type="float">
            <text:p>0,9862</text:p>
          </table:table-cell>
          <table:table-cell table:formula="of:=ROUNDDOWN([.F222]/[.E222]; 4)" office:value-type="float" office:value="0.9876" calcext:value-type="float">
            <text:p>0,9876</text:p>
          </table:table-cell>
          <table:table-cell table:formula="of:=ROUNDDOWN([.G222]/[.F222]; 4)" office:value-type="float" office:value="0.9854" calcext:value-type="float">
            <text:p>0,9854</text:p>
          </table:table-cell>
          <table:table-cell table:formula="of:=AVERAGE([.H222:.L222])" office:value-type="float" office:value="0.98812" calcext:value-type="float">
            <text:p>0,98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</text:p>
          </table:table-cell>
          <table:table-cell office:value-type="float" office:value="39162" calcext:value-type="float">
            <text:p>39162</text:p>
          </table:table-cell>
          <table:table-cell office:value-type="float" office:value="38995" calcext:value-type="float">
            <text:p>38995</text:p>
          </table:table-cell>
          <table:table-cell office:value-type="float" office:value="38748" calcext:value-type="float">
            <text:p>38748</text:p>
          </table:table-cell>
          <table:table-cell office:value-type="float" office:value="38396" calcext:value-type="float">
            <text:p>38396</text:p>
          </table:table-cell>
          <table:table-cell office:value-type="float" office:value="38057" calcext:value-type="float">
            <text:p>38057</text:p>
          </table:table-cell>
          <table:table-cell office:value-type="float" office:value="37887" calcext:value-type="float">
            <text:p>37887</text:p>
          </table:table-cell>
          <table:table-cell table:formula="of:=ROUNDDOWN([.C223]/[.B223]; 4)" office:value-type="float" office:value="0.9957" calcext:value-type="float">
            <text:p>0,9957</text:p>
          </table:table-cell>
          <table:table-cell table:formula="of:=ROUNDDOWN([.D223]/[.C223]; 4)" office:value-type="float" office:value="0.9936" calcext:value-type="float">
            <text:p>0,9936</text:p>
          </table:table-cell>
          <table:table-cell table:formula="of:=ROUNDDOWN([.E223]/[.D223]; 4)" office:value-type="float" office:value="0.9909" calcext:value-type="float">
            <text:p>0,9909</text:p>
          </table:table-cell>
          <table:table-cell table:formula="of:=ROUNDDOWN([.F223]/[.E223]; 4)" office:value-type="float" office:value="0.9911" calcext:value-type="float">
            <text:p>0,9911</text:p>
          </table:table-cell>
          <table:table-cell table:formula="of:=ROUNDDOWN([.G223]/[.F223]; 4)" office:value-type="float" office:value="0.9955" calcext:value-type="float">
            <text:p>0,9955</text:p>
          </table:table-cell>
          <table:table-cell table:formula="of:=AVERAGE([.H223:.L223])" office:value-type="float" office:value="0.99336" calcext:value-type="float">
            <text:p>0,99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7</text:p>
          </table:table-cell>
          <table:table-cell office:value-type="float" office:value="51439" calcext:value-type="float">
            <text:p>51439</text:p>
          </table:table-cell>
          <table:table-cell office:value-type="float" office:value="51305" calcext:value-type="float">
            <text:p>51305</text:p>
          </table:table-cell>
          <table:table-cell office:value-type="float" office:value="51084" calcext:value-type="float">
            <text:p>51084</text:p>
          </table:table-cell>
          <table:table-cell office:value-type="float" office:value="51000" calcext:value-type="float">
            <text:p>51000</text:p>
          </table:table-cell>
          <table:table-cell office:value-type="float" office:value="50943" calcext:value-type="float">
            <text:p>50943</text:p>
          </table:table-cell>
          <table:table-cell office:value-type="float" office:value="50819" calcext:value-type="float">
            <text:p>50819</text:p>
          </table:table-cell>
          <table:table-cell table:formula="of:=ROUNDDOWN([.C224]/[.B224]; 4)" office:value-type="float" office:value="0.9973" calcext:value-type="float">
            <text:p>0,9973</text:p>
          </table:table-cell>
          <table:table-cell table:formula="of:=ROUNDDOWN([.D224]/[.C224]; 4)" office:value-type="float" office:value="0.9956" calcext:value-type="float">
            <text:p>0,9956</text:p>
          </table:table-cell>
          <table:table-cell table:formula="of:=ROUNDDOWN([.E224]/[.D224]; 4)" office:value-type="float" office:value="0.9983" calcext:value-type="float">
            <text:p>0,9983</text:p>
          </table:table-cell>
          <table:table-cell table:formula="of:=ROUNDDOWN([.F224]/[.E224]; 4)" office:value-type="float" office:value="0.9988" calcext:value-type="float">
            <text:p>0,9988</text:p>
          </table:table-cell>
          <table:table-cell table:formula="of:=ROUNDDOWN([.G224]/[.F224]; 4)" office:value-type="float" office:value="0.9975" calcext:value-type="float">
            <text:p>0,9975</text:p>
          </table:table-cell>
          <table:table-cell table:formula="of:=AVERAGE([.H224:.L224])" office:value-type="float" office:value="0.9975" calcext:value-type="float">
            <text:p>0,9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8</text:p>
          </table:table-cell>
          <table:table-cell office:value-type="float" office:value="41544" calcext:value-type="float">
            <text:p>41544</text:p>
          </table:table-cell>
          <table:table-cell office:value-type="float" office:value="41254" calcext:value-type="float">
            <text:p>41254</text:p>
          </table:table-cell>
          <table:table-cell office:value-type="float" office:value="41011" calcext:value-type="float">
            <text:p>41011</text:p>
          </table:table-cell>
          <table:table-cell office:value-type="float" office:value="40712" calcext:value-type="float">
            <text:p>40712</text:p>
          </table:table-cell>
          <table:table-cell office:value-type="float" office:value="40412" calcext:value-type="float">
            <text:p>40412</text:p>
          </table:table-cell>
          <table:table-cell office:value-type="float" office:value="40070" calcext:value-type="float">
            <text:p>40070</text:p>
          </table:table-cell>
          <table:table-cell table:formula="of:=ROUNDDOWN([.C225]/[.B225]; 4)" office:value-type="float" office:value="0.993" calcext:value-type="float">
            <text:p>0,993</text:p>
          </table:table-cell>
          <table:table-cell table:formula="of:=ROUNDDOWN([.D225]/[.C225]; 4)" office:value-type="float" office:value="0.9941" calcext:value-type="float">
            <text:p>0,9941</text:p>
          </table:table-cell>
          <table:table-cell table:formula="of:=ROUNDDOWN([.E225]/[.D225]; 4)" office:value-type="float" office:value="0.9927" calcext:value-type="float">
            <text:p>0,9927</text:p>
          </table:table-cell>
          <table:table-cell table:formula="of:=ROUNDDOWN([.F225]/[.E225]; 4)" office:value-type="float" office:value="0.9926" calcext:value-type="float">
            <text:p>0,9926</text:p>
          </table:table-cell>
          <table:table-cell table:formula="of:=ROUNDDOWN([.G225]/[.F225]; 4)" office:value-type="float" office:value="0.9915" calcext:value-type="float">
            <text:p>0,9915</text:p>
          </table:table-cell>
          <table:table-cell table:formula="of:=AVERAGE([.H225:.L225])" office:value-type="float" office:value="0.99278" calcext:value-type="float">
            <text:p>0,99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9</text:p>
          </table:table-cell>
          <table:table-cell office:value-type="float" office:value="20606" calcext:value-type="float">
            <text:p>20606</text:p>
          </table:table-cell>
          <table:table-cell office:value-type="float" office:value="20417" calcext:value-type="float">
            <text:p>20417</text:p>
          </table:table-cell>
          <table:table-cell office:value-type="float" office:value="20270" calcext:value-type="float">
            <text:p>20270</text:p>
          </table:table-cell>
          <table:table-cell office:value-type="float" office:value="20092" calcext:value-type="float">
            <text:p>20092</text:p>
          </table:table-cell>
          <table:table-cell office:value-type="float" office:value="19914" calcext:value-type="float">
            <text:p>19914</text:p>
          </table:table-cell>
          <table:table-cell office:value-type="float" office:value="19689" calcext:value-type="float">
            <text:p>19689</text:p>
          </table:table-cell>
          <table:table-cell table:formula="of:=ROUNDDOWN([.C226]/[.B226]; 4)" office:value-type="float" office:value="0.9908" calcext:value-type="float">
            <text:p>0,9908</text:p>
          </table:table-cell>
          <table:table-cell table:formula="of:=ROUNDDOWN([.D226]/[.C226]; 4)" office:value-type="float" office:value="0.9928" calcext:value-type="float">
            <text:p>0,9928</text:p>
          </table:table-cell>
          <table:table-cell table:formula="of:=ROUNDDOWN([.E226]/[.D226]; 4)" office:value-type="float" office:value="0.9912" calcext:value-type="float">
            <text:p>0,9912</text:p>
          </table:table-cell>
          <table:table-cell table:formula="of:=ROUNDDOWN([.F226]/[.E226]; 4)" office:value-type="float" office:value="0.9911" calcext:value-type="float">
            <text:p>0,9911</text:p>
          </table:table-cell>
          <table:table-cell table:formula="of:=ROUNDDOWN([.G226]/[.F226]; 4)" office:value-type="float" office:value="0.9887" calcext:value-type="float">
            <text:p>0,9887</text:p>
          </table:table-cell>
          <table:table-cell table:formula="of:=AVERAGE([.H226:.L226])" office:value-type="float" office:value="0.99092" calcext:value-type="float">
            <text:p>0,99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</text:p>
          </table:table-cell>
          <table:table-cell office:value-type="float" office:value="46072" calcext:value-type="float">
            <text:p>46072</text:p>
          </table:table-cell>
          <table:table-cell office:value-type="float" office:value="45538" calcext:value-type="float">
            <text:p>45538</text:p>
          </table:table-cell>
          <table:table-cell office:value-type="float" office:value="45191" calcext:value-type="float">
            <text:p>45191</text:p>
          </table:table-cell>
          <table:table-cell office:value-type="float" office:value="44689" calcext:value-type="float">
            <text:p>44689</text:p>
          </table:table-cell>
          <table:table-cell office:value-type="float" office:value="44193" calcext:value-type="float">
            <text:p>44193</text:p>
          </table:table-cell>
          <table:table-cell office:value-type="float" office:value="43618" calcext:value-type="float">
            <text:p>43618</text:p>
          </table:table-cell>
          <table:table-cell table:formula="of:=ROUNDDOWN([.C227]/[.B227]; 4)" office:value-type="float" office:value="0.9884" calcext:value-type="float">
            <text:p>0,9884</text:p>
          </table:table-cell>
          <table:table-cell table:formula="of:=ROUNDDOWN([.D227]/[.C227]; 4)" office:value-type="float" office:value="0.9923" calcext:value-type="float">
            <text:p>0,9923</text:p>
          </table:table-cell>
          <table:table-cell table:formula="of:=ROUNDDOWN([.E227]/[.D227]; 4)" office:value-type="float" office:value="0.9888" calcext:value-type="float">
            <text:p>0,9888</text:p>
          </table:table-cell>
          <table:table-cell table:formula="of:=ROUNDDOWN([.F227]/[.E227]; 4)" office:value-type="float" office:value="0.9889" calcext:value-type="float">
            <text:p>0,9889</text:p>
          </table:table-cell>
          <table:table-cell table:formula="of:=ROUNDDOWN([.G227]/[.F227]; 4)" office:value-type="float" office:value="0.9869" calcext:value-type="float">
            <text:p>0,9869</text:p>
          </table:table-cell>
          <table:table-cell table:formula="of:=AVERAGE([.H227:.L227])" office:value-type="float" office:value="0.98906" calcext:value-type="float">
            <text:p>0,98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</text:p>
          </table:table-cell>
          <table:table-cell office:value-type="float" office:value="69375" calcext:value-type="float">
            <text:p>69375</text:p>
          </table:table-cell>
          <table:table-cell office:value-type="float" office:value="68664" calcext:value-type="float">
            <text:p>68664</text:p>
          </table:table-cell>
          <table:table-cell office:value-type="float" office:value="68188" calcext:value-type="float">
            <text:p>68188</text:p>
          </table:table-cell>
          <table:table-cell office:value-type="float" office:value="67466" calcext:value-type="float">
            <text:p>67466</text:p>
          </table:table-cell>
          <table:table-cell office:value-type="float" office:value="66686" calcext:value-type="float">
            <text:p>66686</text:p>
          </table:table-cell>
          <table:table-cell office:value-type="float" office:value="65883" calcext:value-type="float">
            <text:p>65883</text:p>
          </table:table-cell>
          <table:table-cell table:formula="of:=ROUNDDOWN([.C228]/[.B228]; 4)" office:value-type="float" office:value="0.9897" calcext:value-type="float">
            <text:p>0,9897</text:p>
          </table:table-cell>
          <table:table-cell table:formula="of:=ROUNDDOWN([.D228]/[.C228]; 4)" office:value-type="float" office:value="0.993" calcext:value-type="float">
            <text:p>0,993</text:p>
          </table:table-cell>
          <table:table-cell table:formula="of:=ROUNDDOWN([.E228]/[.D228]; 4)" office:value-type="float" office:value="0.9894" calcext:value-type="float">
            <text:p>0,9894</text:p>
          </table:table-cell>
          <table:table-cell table:formula="of:=ROUNDDOWN([.F228]/[.E228]; 4)" office:value-type="float" office:value="0.9884" calcext:value-type="float">
            <text:p>0,9884</text:p>
          </table:table-cell>
          <table:table-cell table:formula="of:=ROUNDDOWN([.G228]/[.F228]; 4)" office:value-type="float" office:value="0.9879" calcext:value-type="float">
            <text:p>0,9879</text:p>
          </table:table-cell>
          <table:table-cell table:formula="of:=AVERAGE([.H228:.L228])" office:value-type="float" office:value="0.98968" calcext:value-type="float">
            <text:p>0,98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</text:p>
          </table:table-cell>
          <table:table-cell office:value-type="float" office:value="35932" calcext:value-type="float">
            <text:p>35932</text:p>
          </table:table-cell>
          <table:table-cell office:value-type="float" office:value="35929" calcext:value-type="float">
            <text:p>35929</text:p>
          </table:table-cell>
          <table:table-cell office:value-type="float" office:value="35955" calcext:value-type="float">
            <text:p>35955</text:p>
          </table:table-cell>
          <table:table-cell office:value-type="float" office:value="35792" calcext:value-type="float">
            <text:p>35792</text:p>
          </table:table-cell>
          <table:table-cell office:value-type="float" office:value="35674" calcext:value-type="float">
            <text:p>35674</text:p>
          </table:table-cell>
          <table:table-cell office:value-type="float" office:value="35577" calcext:value-type="float">
            <text:p>35577</text:p>
          </table:table-cell>
          <table:table-cell table:formula="of:=ROUNDDOWN([.C229]/[.B229]; 4)" office:value-type="float" office:value="0.9999" calcext:value-type="float">
            <text:p>0,9999</text:p>
          </table:table-cell>
          <table:table-cell table:formula="of:=ROUNDDOWN([.D229]/[.C229]; 4)" office:value-type="float" office:value="1.0007" calcext:value-type="float">
            <text:p>1,0007</text:p>
          </table:table-cell>
          <table:table-cell table:formula="of:=ROUNDDOWN([.E229]/[.D229]; 4)" office:value-type="float" office:value="0.9954" calcext:value-type="float">
            <text:p>0,9954</text:p>
          </table:table-cell>
          <table:table-cell table:formula="of:=ROUNDDOWN([.F229]/[.E229]; 4)" office:value-type="float" office:value="0.9967" calcext:value-type="float">
            <text:p>0,9967</text:p>
          </table:table-cell>
          <table:table-cell table:formula="of:=ROUNDDOWN([.G229]/[.F229]; 4)" office:value-type="float" office:value="0.9972" calcext:value-type="float">
            <text:p>0,9972</text:p>
          </table:table-cell>
          <table:table-cell table:formula="of:=AVERAGE([.H229:.L229])" office:value-type="float" office:value="0.99798" calcext:value-type="float">
            <text:p>0,99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</text:p>
          </table:table-cell>
          <table:table-cell office:value-type="float" office:value="58177" calcext:value-type="float">
            <text:p>58177</text:p>
          </table:table-cell>
          <table:table-cell office:value-type="float" office:value="57903" calcext:value-type="float">
            <text:p>57903</text:p>
          </table:table-cell>
          <table:table-cell office:value-type="float" office:value="57516" calcext:value-type="float">
            <text:p>57516</text:p>
          </table:table-cell>
          <table:table-cell office:value-type="float" office:value="57248" calcext:value-type="float">
            <text:p>57248</text:p>
          </table:table-cell>
          <table:table-cell office:value-type="float" office:value="56860" calcext:value-type="float">
            <text:p>56860</text:p>
          </table:table-cell>
          <table:table-cell office:value-type="float" office:value="56408" calcext:value-type="float">
            <text:p>56408</text:p>
          </table:table-cell>
          <table:table-cell table:formula="of:=ROUNDDOWN([.C230]/[.B230]; 4)" office:value-type="float" office:value="0.9952" calcext:value-type="float">
            <text:p>0,9952</text:p>
          </table:table-cell>
          <table:table-cell table:formula="of:=ROUNDDOWN([.D230]/[.C230]; 4)" office:value-type="float" office:value="0.9933" calcext:value-type="float">
            <text:p>0,9933</text:p>
          </table:table-cell>
          <table:table-cell table:formula="of:=ROUNDDOWN([.E230]/[.D230]; 4)" office:value-type="float" office:value="0.9953" calcext:value-type="float">
            <text:p>0,9953</text:p>
          </table:table-cell>
          <table:table-cell table:formula="of:=ROUNDDOWN([.F230]/[.E230]; 4)" office:value-type="float" office:value="0.9932" calcext:value-type="float">
            <text:p>0,9932</text:p>
          </table:table-cell>
          <table:table-cell table:formula="of:=ROUNDDOWN([.G230]/[.F230]; 4)" office:value-type="float" office:value="0.992" calcext:value-type="float">
            <text:p>0,992</text:p>
          </table:table-cell>
          <table:table-cell table:formula="of:=AVERAGE([.H230:.L230])" office:value-type="float" office:value="0.9938" calcext:value-type="float">
            <text:p>0,9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</text:p>
          </table:table-cell>
          <table:table-cell office:value-type="float" office:value="44299" calcext:value-type="float">
            <text:p>44299</text:p>
          </table:table-cell>
          <table:table-cell office:value-type="float" office:value="44143" calcext:value-type="float">
            <text:p>44143</text:p>
          </table:table-cell>
          <table:table-cell office:value-type="float" office:value="44027" calcext:value-type="float">
            <text:p>44027</text:p>
          </table:table-cell>
          <table:table-cell office:value-type="float" office:value="43816" calcext:value-type="float">
            <text:p>43816</text:p>
          </table:table-cell>
          <table:table-cell office:value-type="float" office:value="43505" calcext:value-type="float">
            <text:p>43505</text:p>
          </table:table-cell>
          <table:table-cell office:value-type="float" office:value="43191" calcext:value-type="float">
            <text:p>43191</text:p>
          </table:table-cell>
          <table:table-cell table:formula="of:=ROUNDDOWN([.C231]/[.B231]; 4)" office:value-type="float" office:value="0.9964" calcext:value-type="float">
            <text:p>0,9964</text:p>
          </table:table-cell>
          <table:table-cell table:formula="of:=ROUNDDOWN([.D231]/[.C231]; 4)" office:value-type="float" office:value="0.9973" calcext:value-type="float">
            <text:p>0,9973</text:p>
          </table:table-cell>
          <table:table-cell table:formula="of:=ROUNDDOWN([.E231]/[.D231]; 4)" office:value-type="float" office:value="0.9952" calcext:value-type="float">
            <text:p>0,9952</text:p>
          </table:table-cell>
          <table:table-cell table:formula="of:=ROUNDDOWN([.F231]/[.E231]; 4)" office:value-type="float" office:value="0.9929" calcext:value-type="float">
            <text:p>0,9929</text:p>
          </table:table-cell>
          <table:table-cell table:formula="of:=ROUNDDOWN([.G231]/[.F231]; 4)" office:value-type="float" office:value="0.9927" calcext:value-type="float">
            <text:p>0,9927</text:p>
          </table:table-cell>
          <table:table-cell table:formula="of:=AVERAGE([.H231:.L231])" office:value-type="float" office:value="0.9949" calcext:value-type="float">
            <text:p>0,9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61</text:p>
          </table:table-cell>
          <table:table-cell office:value-type="float" office:value="295981" calcext:value-type="float">
            <text:p>295981</text:p>
          </table:table-cell>
          <table:table-cell office:value-type="float" office:value="296628" calcext:value-type="float">
            <text:p>296628</text:p>
          </table:table-cell>
          <table:table-cell office:value-type="float" office:value="297288" calcext:value-type="float">
            <text:p>297288</text:p>
          </table:table-cell>
          <table:table-cell office:value-type="float" office:value="297459" calcext:value-type="float">
            <text:p>297459</text:p>
          </table:table-cell>
          <table:table-cell office:value-type="float" office:value="297554" calcext:value-type="float">
            <text:p>297554</text:p>
          </table:table-cell>
          <table:table-cell office:value-type="float" office:value="296958" calcext:value-type="float">
            <text:p>296958</text:p>
          </table:table-cell>
          <table:table-cell table:formula="of:=ROUNDDOWN([.C232]/[.B232]; 4)" office:value-type="float" office:value="1.0021" calcext:value-type="float">
            <text:p>1,0021</text:p>
          </table:table-cell>
          <table:table-cell table:formula="of:=ROUNDDOWN([.D232]/[.C232]; 4)" office:value-type="float" office:value="1.0022" calcext:value-type="float">
            <text:p>1,0022</text:p>
          </table:table-cell>
          <table:table-cell table:formula="of:=ROUNDDOWN([.E232]/[.D232]; 4)" office:value-type="float" office:value="1.0005" calcext:value-type="float">
            <text:p>1,0005</text:p>
          </table:table-cell>
          <table:table-cell table:formula="of:=ROUNDDOWN([.F232]/[.E232]; 4)" office:value-type="float" office:value="1.0003" calcext:value-type="float">
            <text:p>1,0003</text:p>
          </table:table-cell>
          <table:table-cell table:formula="of:=ROUNDDOWN([.G232]/[.F232]; 4)" office:value-type="float" office:value="0.9979" calcext:value-type="float">
            <text:p>0,9979</text:p>
          </table:table-cell>
          <table:table-cell table:formula="of:=AVERAGE([.H232:.L232])" office:value-type="float" office:value="1.0006" calcext:value-type="float">
            <text:p>1,0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62</text:p>
          </table:table-cell>
          <table:table-cell office:value-type="float" office:value="62737" calcext:value-type="float">
            <text:p>62737</text:p>
          </table:table-cell>
          <table:table-cell office:value-type="float" office:value="62802" calcext:value-type="float">
            <text:p>62802</text:p>
          </table:table-cell>
          <table:table-cell office:value-type="float" office:value="63092" calcext:value-type="float">
            <text:p>63092</text:p>
          </table:table-cell>
          <table:table-cell office:value-type="float" office:value="63000" calcext:value-type="float">
            <text:p>63000</text:p>
          </table:table-cell>
          <table:table-cell office:value-type="float" office:value="62945" calcext:value-type="float">
            <text:p>62945</text:p>
          </table:table-cell>
          <table:table-cell office:value-type="float" office:value="62573" calcext:value-type="float">
            <text:p>62573</text:p>
          </table:table-cell>
          <table:table-cell table:formula="of:=ROUNDDOWN([.C233]/[.B233]; 4)" office:value-type="float" office:value="1.001" calcext:value-type="float">
            <text:p>1,001</text:p>
          </table:table-cell>
          <table:table-cell table:formula="of:=ROUNDDOWN([.D233]/[.C233]; 4)" office:value-type="float" office:value="1.0046" calcext:value-type="float">
            <text:p>1,0046</text:p>
          </table:table-cell>
          <table:table-cell table:formula="of:=ROUNDDOWN([.E233]/[.D233]; 4)" office:value-type="float" office:value="0.9985" calcext:value-type="float">
            <text:p>0,9985</text:p>
          </table:table-cell>
          <table:table-cell table:formula="of:=ROUNDDOWN([.F233]/[.E233]; 4)" office:value-type="float" office:value="0.9991" calcext:value-type="float">
            <text:p>0,9991</text:p>
          </table:table-cell>
          <table:table-cell table:formula="of:=ROUNDDOWN([.G233]/[.F233]; 4)" office:value-type="float" office:value="0.994" calcext:value-type="float">
            <text:p>0,994</text:p>
          </table:table-cell>
          <table:table-cell table:formula="of:=AVERAGE([.H233:.L233])" office:value-type="float" office:value="0.99944" calcext:value-type="float">
            <text:p>0,99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63</text:p>
          </table:table-cell>
          <table:table-cell office:value-type="float" office:value="69370" calcext:value-type="float">
            <text:p>69370</text:p>
          </table:table-cell>
          <table:table-cell office:value-type="float" office:value="69626" calcext:value-type="float">
            <text:p>69626</text:p>
          </table:table-cell>
          <table:table-cell office:value-type="float" office:value="69554" calcext:value-type="float">
            <text:p>69554</text:p>
          </table:table-cell>
          <table:table-cell office:value-type="float" office:value="69827" calcext:value-type="float">
            <text:p>69827</text:p>
          </table:table-cell>
          <table:table-cell office:value-type="float" office:value="69758" calcext:value-type="float">
            <text:p>69758</text:p>
          </table:table-cell>
          <table:table-cell office:value-type="float" office:value="69639" calcext:value-type="float">
            <text:p>69639</text:p>
          </table:table-cell>
          <table:table-cell table:formula="of:=ROUNDDOWN([.C234]/[.B234]; 4)" office:value-type="float" office:value="1.0036" calcext:value-type="float">
            <text:p>1,0036</text:p>
          </table:table-cell>
          <table:table-cell table:formula="of:=ROUNDDOWN([.D234]/[.C234]; 4)" office:value-type="float" office:value="0.9989" calcext:value-type="float">
            <text:p>0,9989</text:p>
          </table:table-cell>
          <table:table-cell table:formula="of:=ROUNDDOWN([.E234]/[.D234]; 4)" office:value-type="float" office:value="1.0039" calcext:value-type="float">
            <text:p>1,0039</text:p>
          </table:table-cell>
          <table:table-cell table:formula="of:=ROUNDDOWN([.F234]/[.E234]; 4)" office:value-type="float" office:value="0.999" calcext:value-type="float">
            <text:p>0,999</text:p>
          </table:table-cell>
          <table:table-cell table:formula="of:=ROUNDDOWN([.G234]/[.F234]; 4)" office:value-type="float" office:value="0.9982" calcext:value-type="float">
            <text:p>0,9982</text:p>
          </table:table-cell>
          <table:table-cell table:formula="of:=AVERAGE([.H234:.L234])" office:value-type="float" office:value="1.00072" calcext:value-type="float">
            <text:p>1,00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1</text:p>
          </table:table-cell>
          <table:table-cell office:value-type="float" office:value="78780" calcext:value-type="float">
            <text:p>78780</text:p>
          </table:table-cell>
          <table:table-cell office:value-type="float" office:value="78834" calcext:value-type="float">
            <text:p>78834</text:p>
          </table:table-cell>
          <table:table-cell office:value-type="float" office:value="79134" calcext:value-type="float">
            <text:p>79134</text:p>
          </table:table-cell>
          <table:table-cell office:value-type="float" office:value="79299" calcext:value-type="float">
            <text:p>79299</text:p>
          </table:table-cell>
          <table:table-cell office:value-type="float" office:value="79198" calcext:value-type="float">
            <text:p>79198</text:p>
          </table:table-cell>
          <table:table-cell office:value-type="float" office:value="79114" calcext:value-type="float">
            <text:p>79114</text:p>
          </table:table-cell>
          <table:table-cell table:formula="of:=ROUNDDOWN([.C235]/[.B235]; 4)" office:value-type="float" office:value="1.0006" calcext:value-type="float">
            <text:p>1,0006</text:p>
          </table:table-cell>
          <table:table-cell table:formula="of:=ROUNDDOWN([.D235]/[.C235]; 4)" office:value-type="float" office:value="1.0038" calcext:value-type="float">
            <text:p>1,0038</text:p>
          </table:table-cell>
          <table:table-cell table:formula="of:=ROUNDDOWN([.E235]/[.D235]; 4)" office:value-type="float" office:value="1.002" calcext:value-type="float">
            <text:p>1,002</text:p>
          </table:table-cell>
          <table:table-cell table:formula="of:=ROUNDDOWN([.F235]/[.E235]; 4)" office:value-type="float" office:value="0.9987" calcext:value-type="float">
            <text:p>0,9987</text:p>
          </table:table-cell>
          <table:table-cell table:formula="of:=ROUNDDOWN([.G235]/[.F235]; 4)" office:value-type="float" office:value="0.9989" calcext:value-type="float">
            <text:p>0,9989</text:p>
          </table:table-cell>
          <table:table-cell table:formula="of:=AVERAGE([.H235:.L235])" office:value-type="float" office:value="1.0008" calcext:value-type="float">
            <text:p>1,0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2</text:p>
          </table:table-cell>
          <table:table-cell office:value-type="float" office:value="96627" calcext:value-type="float">
            <text:p>96627</text:p>
          </table:table-cell>
          <table:table-cell office:value-type="float" office:value="96952" calcext:value-type="float">
            <text:p>96952</text:p>
          </table:table-cell>
          <table:table-cell office:value-type="float" office:value="97251" calcext:value-type="float">
            <text:p>97251</text:p>
          </table:table-cell>
          <table:table-cell office:value-type="float" office:value="97551" calcext:value-type="float">
            <text:p>97551</text:p>
          </table:table-cell>
          <table:table-cell office:value-type="float" office:value="97645" calcext:value-type="float">
            <text:p>97645</text:p>
          </table:table-cell>
          <table:table-cell office:value-type="float" office:value="97661" calcext:value-type="float">
            <text:p>97661</text:p>
          </table:table-cell>
          <table:table-cell table:formula="of:=ROUNDDOWN([.C236]/[.B236]; 4)" office:value-type="float" office:value="1.0033" calcext:value-type="float">
            <text:p>1,0033</text:p>
          </table:table-cell>
          <table:table-cell table:formula="of:=ROUNDDOWN([.D236]/[.C236]; 4)" office:value-type="float" office:value="1.003" calcext:value-type="float">
            <text:p>1,003</text:p>
          </table:table-cell>
          <table:table-cell table:formula="of:=ROUNDDOWN([.E236]/[.D236]; 4)" office:value-type="float" office:value="1.003" calcext:value-type="float">
            <text:p>1,003</text:p>
          </table:table-cell>
          <table:table-cell table:formula="of:=ROUNDDOWN([.F236]/[.E236]; 4)" office:value-type="float" office:value="1.0009" calcext:value-type="float">
            <text:p>1,0009</text:p>
          </table:table-cell>
          <table:table-cell table:formula="of:=ROUNDDOWN([.G236]/[.F236]; 4)" office:value-type="float" office:value="1.0001" calcext:value-type="float">
            <text:p>1,0001</text:p>
          </table:table-cell>
          <table:table-cell table:formula="of:=AVERAGE([.H236:.L236])" office:value-type="float" office:value="1.00206" calcext:value-type="float">
            <text:p>1,00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3</text:p>
          </table:table-cell>
          <table:table-cell office:value-type="float" office:value="56887" calcext:value-type="float">
            <text:p>56887</text:p>
          </table:table-cell>
          <table:table-cell office:value-type="float" office:value="56782" calcext:value-type="float">
            <text:p>56782</text:p>
          </table:table-cell>
          <table:table-cell office:value-type="float" office:value="56678" calcext:value-type="float">
            <text:p>56678</text:p>
          </table:table-cell>
          <table:table-cell office:value-type="float" office:value="56370" calcext:value-type="float">
            <text:p>56370</text:p>
          </table:table-cell>
          <table:table-cell office:value-type="float" office:value="56085" calcext:value-type="float">
            <text:p>56085</text:p>
          </table:table-cell>
          <table:table-cell office:value-type="float" office:value="55835" calcext:value-type="float">
            <text:p>55835</text:p>
          </table:table-cell>
          <table:table-cell table:formula="of:=ROUNDDOWN([.C237]/[.B237]; 4)" office:value-type="float" office:value="0.9981" calcext:value-type="float">
            <text:p>0,9981</text:p>
          </table:table-cell>
          <table:table-cell table:formula="of:=ROUNDDOWN([.D237]/[.C237]; 4)" office:value-type="float" office:value="0.9981" calcext:value-type="float">
            <text:p>0,9981</text:p>
          </table:table-cell>
          <table:table-cell table:formula="of:=ROUNDDOWN([.E237]/[.D237]; 4)" office:value-type="float" office:value="0.9945" calcext:value-type="float">
            <text:p>0,9945</text:p>
          </table:table-cell>
          <table:table-cell table:formula="of:=ROUNDDOWN([.F237]/[.E237]; 4)" office:value-type="float" office:value="0.9949" calcext:value-type="float">
            <text:p>0,9949</text:p>
          </table:table-cell>
          <table:table-cell table:formula="of:=ROUNDDOWN([.G237]/[.F237]; 4)" office:value-type="float" office:value="0.9955" calcext:value-type="float">
            <text:p>0,9955</text:p>
          </table:table-cell>
          <table:table-cell table:formula="of:=AVERAGE([.H237:.L237])" office:value-type="float" office:value="0.99622" calcext:value-type="float">
            <text:p>0,99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4</text:p>
          </table:table-cell>
          <table:table-cell office:value-type="float" office:value="109394" calcext:value-type="float">
            <text:p>109394</text:p>
          </table:table-cell>
          <table:table-cell office:value-type="float" office:value="111675" calcext:value-type="float">
            <text:p>111675</text:p>
          </table:table-cell>
          <table:table-cell office:value-type="float" office:value="113983" calcext:value-type="float">
            <text:p>113983</text:p>
          </table:table-cell>
          <table:table-cell office:value-type="float" office:value="116199" calcext:value-type="float">
            <text:p>116199</text:p>
          </table:table-cell>
          <table:table-cell office:value-type="float" office:value="118489" calcext:value-type="float">
            <text:p>118489</text:p>
          </table:table-cell>
          <table:table-cell office:value-type="float" office:value="120327" calcext:value-type="float">
            <text:p>120327</text:p>
          </table:table-cell>
          <table:table-cell table:formula="of:=ROUNDDOWN([.C238]/[.B238]; 4)" office:value-type="float" office:value="1.0208" calcext:value-type="float">
            <text:p>1,0208</text:p>
          </table:table-cell>
          <table:table-cell table:formula="of:=ROUNDDOWN([.D238]/[.C238]; 4)" office:value-type="float" office:value="1.0206" calcext:value-type="float">
            <text:p>1,0206</text:p>
          </table:table-cell>
          <table:table-cell table:formula="of:=ROUNDDOWN([.E238]/[.D238]; 4)" office:value-type="float" office:value="1.0194" calcext:value-type="float">
            <text:p>1,0194</text:p>
          </table:table-cell>
          <table:table-cell table:formula="of:=ROUNDDOWN([.F238]/[.E238]; 4)" office:value-type="float" office:value="1.0197" calcext:value-type="float">
            <text:p>1,0197</text:p>
          </table:table-cell>
          <table:table-cell table:formula="of:=ROUNDDOWN([.G238]/[.F238]; 4)" office:value-type="float" office:value="1.0155" calcext:value-type="float">
            <text:p>1,0155</text:p>
          </table:table-cell>
          <table:table-cell table:formula="of:=AVERAGE([.H238:.L238])" office:value-type="float" office:value="1.0192" calcext:value-type="float">
            <text:p>1,0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5</text:p>
          </table:table-cell>
          <table:table-cell office:value-type="float" office:value="128925" calcext:value-type="float">
            <text:p>128925</text:p>
          </table:table-cell>
          <table:table-cell office:value-type="float" office:value="131071" calcext:value-type="float">
            <text:p>131071</text:p>
          </table:table-cell>
          <table:table-cell office:value-type="float" office:value="133841" calcext:value-type="float">
            <text:p>133841</text:p>
          </table:table-cell>
          <table:table-cell office:value-type="float" office:value="136619" calcext:value-type="float">
            <text:p>136619</text:p>
          </table:table-cell>
          <table:table-cell office:value-type="float" office:value="139397" calcext:value-type="float">
            <text:p>139397</text:p>
          </table:table-cell>
          <table:table-cell office:value-type="float" office:value="141892" calcext:value-type="float">
            <text:p>141892</text:p>
          </table:table-cell>
          <table:table-cell table:formula="of:=ROUNDDOWN([.C239]/[.B239]; 4)" office:value-type="float" office:value="1.0166" calcext:value-type="float">
            <text:p>1,0166</text:p>
          </table:table-cell>
          <table:table-cell table:formula="of:=ROUNDDOWN([.D239]/[.C239]; 4)" office:value-type="float" office:value="1.0211" calcext:value-type="float">
            <text:p>1,0211</text:p>
          </table:table-cell>
          <table:table-cell table:formula="of:=ROUNDDOWN([.E239]/[.D239]; 4)" office:value-type="float" office:value="1.0207" calcext:value-type="float">
            <text:p>1,0207</text:p>
          </table:table-cell>
          <table:table-cell table:formula="of:=ROUNDDOWN([.F239]/[.E239]; 4)" office:value-type="float" office:value="1.0203" calcext:value-type="float">
            <text:p>1,0203</text:p>
          </table:table-cell>
          <table:table-cell table:formula="of:=ROUNDDOWN([.G239]/[.F239]; 4)" office:value-type="float" office:value="1.0178" calcext:value-type="float">
            <text:p>1,0178</text:p>
          </table:table-cell>
          <table:table-cell table:formula="of:=AVERAGE([.H239:.L239])" office:value-type="float" office:value="1.0193" calcext:value-type="float">
            <text:p>1,0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6</text:p>
          </table:table-cell>
          <table:table-cell office:value-type="float" office:value="71624" calcext:value-type="float">
            <text:p>71624</text:p>
          </table:table-cell>
          <table:table-cell office:value-type="float" office:value="71771" calcext:value-type="float">
            <text:p>71771</text:p>
          </table:table-cell>
          <table:table-cell office:value-type="float" office:value="72311" calcext:value-type="float">
            <text:p>72311</text:p>
          </table:table-cell>
          <table:table-cell office:value-type="float" office:value="72528" calcext:value-type="float">
            <text:p>72528</text:p>
          </table:table-cell>
          <table:table-cell office:value-type="float" office:value="72688" calcext:value-type="float">
            <text:p>72688</text:p>
          </table:table-cell>
          <table:table-cell office:value-type="float" office:value="72923" calcext:value-type="float">
            <text:p>72923</text:p>
          </table:table-cell>
          <table:table-cell table:formula="of:=ROUNDDOWN([.C240]/[.B240]; 4)" office:value-type="float" office:value="1.002" calcext:value-type="float">
            <text:p>1,002</text:p>
          </table:table-cell>
          <table:table-cell table:formula="of:=ROUNDDOWN([.D240]/[.C240]; 4)" office:value-type="float" office:value="1.0075" calcext:value-type="float">
            <text:p>1,0075</text:p>
          </table:table-cell>
          <table:table-cell table:formula="of:=ROUNDDOWN([.E240]/[.D240]; 4)" office:value-type="float" office:value="1.003" calcext:value-type="float">
            <text:p>1,003</text:p>
          </table:table-cell>
          <table:table-cell table:formula="of:=ROUNDDOWN([.F240]/[.E240]; 4)" office:value-type="float" office:value="1.0022" calcext:value-type="float">
            <text:p>1,0022</text:p>
          </table:table-cell>
          <table:table-cell table:formula="of:=ROUNDDOWN([.G240]/[.F240]; 4)" office:value-type="float" office:value="1.0032" calcext:value-type="float">
            <text:p>1,0032</text:p>
          </table:table-cell>
          <table:table-cell table:formula="of:=AVERAGE([.H240:.L240])" office:value-type="float" office:value="1.00358" calcext:value-type="float">
            <text:p>1,00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7</text:p>
          </table:table-cell>
          <table:table-cell office:value-type="float" office:value="83464" calcext:value-type="float">
            <text:p>83464</text:p>
          </table:table-cell>
          <table:table-cell office:value-type="float" office:value="83495" calcext:value-type="float">
            <text:p>83495</text:p>
          </table:table-cell>
          <table:table-cell office:value-type="float" office:value="83423" calcext:value-type="float">
            <text:p>83423</text:p>
          </table:table-cell>
          <table:table-cell office:value-type="float" office:value="83291" calcext:value-type="float">
            <text:p>83291</text:p>
          </table:table-cell>
          <table:table-cell office:value-type="float" office:value="83174" calcext:value-type="float">
            <text:p>83174</text:p>
          </table:table-cell>
          <table:table-cell office:value-type="float" office:value="82963" calcext:value-type="float">
            <text:p>82963</text:p>
          </table:table-cell>
          <table:table-cell table:formula="of:=ROUNDDOWN([.C241]/[.B241]; 4)" office:value-type="float" office:value="1.0003" calcext:value-type="float">
            <text:p>1,0003</text:p>
          </table:table-cell>
          <table:table-cell table:formula="of:=ROUNDDOWN([.D241]/[.C241]; 4)" office:value-type="float" office:value="0.9991" calcext:value-type="float">
            <text:p>0,9991</text:p>
          </table:table-cell>
          <table:table-cell table:formula="of:=ROUNDDOWN([.E241]/[.D241]; 4)" office:value-type="float" office:value="0.9984" calcext:value-type="float">
            <text:p>0,9984</text:p>
          </table:table-cell>
          <table:table-cell table:formula="of:=ROUNDDOWN([.F241]/[.E241]; 4)" office:value-type="float" office:value="0.9985" calcext:value-type="float">
            <text:p>0,9985</text:p>
          </table:table-cell>
          <table:table-cell table:formula="of:=ROUNDDOWN([.G241]/[.F241]; 4)" office:value-type="float" office:value="0.9974" calcext:value-type="float">
            <text:p>0,9974</text:p>
          </table:table-cell>
          <table:table-cell table:formula="of:=AVERAGE([.H241:.L241])" office:value-type="float" office:value="0.99874" calcext:value-type="float">
            <text:p>0,99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8</text:p>
          </table:table-cell>
          <table:table-cell office:value-type="float" office:value="66187" calcext:value-type="float">
            <text:p>66187</text:p>
          </table:table-cell>
          <table:table-cell office:value-type="float" office:value="66177" calcext:value-type="float">
            <text:p>66177</text:p>
          </table:table-cell>
          <table:table-cell office:value-type="float" office:value="66333" calcext:value-type="float">
            <text:p>66333</text:p>
          </table:table-cell>
          <table:table-cell office:value-type="float" office:value="66280" calcext:value-type="float">
            <text:p>66280</text:p>
          </table:table-cell>
          <table:table-cell office:value-type="float" office:value="66115" calcext:value-type="float">
            <text:p>66115</text:p>
          </table:table-cell>
          <table:table-cell office:value-type="float" office:value="66083" calcext:value-type="float">
            <text:p>66083</text:p>
          </table:table-cell>
          <table:table-cell table:formula="of:=ROUNDDOWN([.C242]/[.B242]; 4)" office:value-type="float" office:value="0.9998" calcext:value-type="float">
            <text:p>0,9998</text:p>
          </table:table-cell>
          <table:table-cell table:formula="of:=ROUNDDOWN([.D242]/[.C242]; 4)" office:value-type="float" office:value="1.0023" calcext:value-type="float">
            <text:p>1,0023</text:p>
          </table:table-cell>
          <table:table-cell table:formula="of:=ROUNDDOWN([.E242]/[.D242]; 4)" office:value-type="float" office:value="0.9992" calcext:value-type="float">
            <text:p>0,9992</text:p>
          </table:table-cell>
          <table:table-cell table:formula="of:=ROUNDDOWN([.F242]/[.E242]; 4)" office:value-type="float" office:value="0.9975" calcext:value-type="float">
            <text:p>0,9975</text:p>
          </table:table-cell>
          <table:table-cell table:formula="of:=ROUNDDOWN([.G242]/[.F242]; 4)" office:value-type="float" office:value="0.9995" calcext:value-type="float">
            <text:p>0,9995</text:p>
          </table:table-cell>
          <table:table-cell table:formula="of:=AVERAGE([.H242:.L242])" office:value-type="float" office:value="0.99966" calcext:value-type="float">
            <text:p>0,99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9</text:p>
          </table:table-cell>
          <table:table-cell office:value-type="float" office:value="64311" calcext:value-type="float">
            <text:p>64311</text:p>
          </table:table-cell>
          <table:table-cell office:value-type="float" office:value="64011" calcext:value-type="float">
            <text:p>64011</text:p>
          </table:table-cell>
          <table:table-cell office:value-type="float" office:value="63911" calcext:value-type="float">
            <text:p>63911</text:p>
          </table:table-cell>
          <table:table-cell office:value-type="float" office:value="63748" calcext:value-type="float">
            <text:p>63748</text:p>
          </table:table-cell>
          <table:table-cell office:value-type="float" office:value="63470" calcext:value-type="float">
            <text:p>63470</text:p>
          </table:table-cell>
          <table:table-cell office:value-type="float" office:value="63204" calcext:value-type="float">
            <text:p>63204</text:p>
          </table:table-cell>
          <table:table-cell table:formula="of:=ROUNDDOWN([.C243]/[.B243]; 4)" office:value-type="float" office:value="0.9953" calcext:value-type="float">
            <text:p>0,9953</text:p>
          </table:table-cell>
          <table:table-cell table:formula="of:=ROUNDDOWN([.D243]/[.C243]; 4)" office:value-type="float" office:value="0.9984" calcext:value-type="float">
            <text:p>0,9984</text:p>
          </table:table-cell>
          <table:table-cell table:formula="of:=ROUNDDOWN([.E243]/[.D243]; 4)" office:value-type="float" office:value="0.9974" calcext:value-type="float">
            <text:p>0,9974</text:p>
          </table:table-cell>
          <table:table-cell table:formula="of:=ROUNDDOWN([.F243]/[.E243]; 4)" office:value-type="float" office:value="0.9956" calcext:value-type="float">
            <text:p>0,9956</text:p>
          </table:table-cell>
          <table:table-cell table:formula="of:=ROUNDDOWN([.G243]/[.F243]; 4)" office:value-type="float" office:value="0.9958" calcext:value-type="float">
            <text:p>0,9958</text:p>
          </table:table-cell>
          <table:table-cell table:formula="of:=AVERAGE([.H243:.L243])" office:value-type="float" office:value="0.9965" calcext:value-type="float">
            <text:p>0,9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0</text:p>
          </table:table-cell>
          <table:table-cell office:value-type="float" office:value="36154" calcext:value-type="float">
            <text:p>36154</text:p>
          </table:table-cell>
          <table:table-cell office:value-type="float" office:value="36018" calcext:value-type="float">
            <text:p>36018</text:p>
          </table:table-cell>
          <table:table-cell office:value-type="float" office:value="35891" calcext:value-type="float">
            <text:p>35891</text:p>
          </table:table-cell>
          <table:table-cell office:value-type="float" office:value="35746" calcext:value-type="float">
            <text:p>35746</text:p>
          </table:table-cell>
          <table:table-cell office:value-type="float" office:value="35580" calcext:value-type="float">
            <text:p>35580</text:p>
          </table:table-cell>
          <table:table-cell office:value-type="float" office:value="35438" calcext:value-type="float">
            <text:p>35438</text:p>
          </table:table-cell>
          <table:table-cell table:formula="of:=ROUNDDOWN([.C244]/[.B244]; 4)" office:value-type="float" office:value="0.9962" calcext:value-type="float">
            <text:p>0,9962</text:p>
          </table:table-cell>
          <table:table-cell table:formula="of:=ROUNDDOWN([.D244]/[.C244]; 4)" office:value-type="float" office:value="0.9964" calcext:value-type="float">
            <text:p>0,9964</text:p>
          </table:table-cell>
          <table:table-cell table:formula="of:=ROUNDDOWN([.E244]/[.D244]; 4)" office:value-type="float" office:value="0.9959" calcext:value-type="float">
            <text:p>0,9959</text:p>
          </table:table-cell>
          <table:table-cell table:formula="of:=ROUNDDOWN([.F244]/[.E244]; 4)" office:value-type="float" office:value="0.9953" calcext:value-type="float">
            <text:p>0,9953</text:p>
          </table:table-cell>
          <table:table-cell table:formula="of:=ROUNDDOWN([.G244]/[.F244]; 4)" office:value-type="float" office:value="0.996" calcext:value-type="float">
            <text:p>0,996</text:p>
          </table:table-cell>
          <table:table-cell table:formula="of:=AVERAGE([.H244:.L244])" office:value-type="float" office:value="0.99596" calcext:value-type="float">
            <text:p>0,99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1</text:p>
          </table:table-cell>
          <table:table-cell office:value-type="float" office:value="83080" calcext:value-type="float">
            <text:p>83080</text:p>
          </table:table-cell>
          <table:table-cell office:value-type="float" office:value="83752" calcext:value-type="float">
            <text:p>83752</text:p>
          </table:table-cell>
          <table:table-cell office:value-type="float" office:value="84687" calcext:value-type="float">
            <text:p>84687</text:p>
          </table:table-cell>
          <table:table-cell office:value-type="float" office:value="85726" calcext:value-type="float">
            <text:p>85726</text:p>
          </table:table-cell>
          <table:table-cell office:value-type="float" office:value="86684" calcext:value-type="float">
            <text:p>86684</text:p>
          </table:table-cell>
          <table:table-cell office:value-type="float" office:value="87568" calcext:value-type="float">
            <text:p>87568</text:p>
          </table:table-cell>
          <table:table-cell table:formula="of:=ROUNDDOWN([.C245]/[.B245]; 4)" office:value-type="float" office:value="1.008" calcext:value-type="float">
            <text:p>1,008</text:p>
          </table:table-cell>
          <table:table-cell table:formula="of:=ROUNDDOWN([.D245]/[.C245]; 4)" office:value-type="float" office:value="1.0111" calcext:value-type="float">
            <text:p>1,0111</text:p>
          </table:table-cell>
          <table:table-cell table:formula="of:=ROUNDDOWN([.E245]/[.D245]; 4)" office:value-type="float" office:value="1.0122" calcext:value-type="float">
            <text:p>1,0122</text:p>
          </table:table-cell>
          <table:table-cell table:formula="of:=ROUNDDOWN([.F245]/[.E245]; 4)" office:value-type="float" office:value="1.0111" calcext:value-type="float">
            <text:p>1,0111</text:p>
          </table:table-cell>
          <table:table-cell table:formula="of:=ROUNDDOWN([.G245]/[.F245]; 4)" office:value-type="float" office:value="1.0101" calcext:value-type="float">
            <text:p>1,0101</text:p>
          </table:table-cell>
          <table:table-cell table:formula="of:=AVERAGE([.H245:.L245])" office:value-type="float" office:value="1.0105" calcext:value-type="float">
            <text:p>1,0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2</text:p>
          </table:table-cell>
          <table:table-cell office:value-type="float" office:value="98140" calcext:value-type="float">
            <text:p>98140</text:p>
          </table:table-cell>
          <table:table-cell office:value-type="float" office:value="98501" calcext:value-type="float">
            <text:p>98501</text:p>
          </table:table-cell>
          <table:table-cell office:value-type="float" office:value="98737" calcext:value-type="float">
            <text:p>98737</text:p>
          </table:table-cell>
          <table:table-cell office:value-type="float" office:value="98816" calcext:value-type="float">
            <text:p>98816</text:p>
          </table:table-cell>
          <table:table-cell office:value-type="float" office:value="98686" calcext:value-type="float">
            <text:p>98686</text:p>
          </table:table-cell>
          <table:table-cell office:value-type="float" office:value="98832" calcext:value-type="float">
            <text:p>98832</text:p>
          </table:table-cell>
          <table:table-cell table:formula="of:=ROUNDDOWN([.C246]/[.B246]; 4)" office:value-type="float" office:value="1.0036" calcext:value-type="float">
            <text:p>1,0036</text:p>
          </table:table-cell>
          <table:table-cell table:formula="of:=ROUNDDOWN([.D246]/[.C246]; 4)" office:value-type="float" office:value="1.0023" calcext:value-type="float">
            <text:p>1,0023</text:p>
          </table:table-cell>
          <table:table-cell table:formula="of:=ROUNDDOWN([.E246]/[.D246]; 4)" office:value-type="float" office:value="1.0008" calcext:value-type="float">
            <text:p>1,0008</text:p>
          </table:table-cell>
          <table:table-cell table:formula="of:=ROUNDDOWN([.F246]/[.E246]; 4)" office:value-type="float" office:value="0.9986" calcext:value-type="float">
            <text:p>0,9986</text:p>
          </table:table-cell>
          <table:table-cell table:formula="of:=ROUNDDOWN([.G246]/[.F246]; 4)" office:value-type="float" office:value="1.0014" calcext:value-type="float">
            <text:p>1,0014</text:p>
          </table:table-cell>
          <table:table-cell table:formula="of:=AVERAGE([.H246:.L246])" office:value-type="float" office:value="1.00134" calcext:value-type="float">
            <text:p>1,00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3</text:p>
          </table:table-cell>
          <table:table-cell office:value-type="float" office:value="127289" calcext:value-type="float">
            <text:p>127289</text:p>
          </table:table-cell>
          <table:table-cell office:value-type="float" office:value="127502" calcext:value-type="float">
            <text:p>127502</text:p>
          </table:table-cell>
          <table:table-cell office:value-type="float" office:value="127868" calcext:value-type="float">
            <text:p>127868</text:p>
          </table:table-cell>
          <table:table-cell office:value-type="float" office:value="128004" calcext:value-type="float">
            <text:p>128004</text:p>
          </table:table-cell>
          <table:table-cell office:value-type="float" office:value="128186" calcext:value-type="float">
            <text:p>128186</text:p>
          </table:table-cell>
          <table:table-cell office:value-type="float" office:value="128210" calcext:value-type="float">
            <text:p>128210</text:p>
          </table:table-cell>
          <table:table-cell table:formula="of:=ROUNDDOWN([.C247]/[.B247]; 4)" office:value-type="float" office:value="1.0016" calcext:value-type="float">
            <text:p>1,0016</text:p>
          </table:table-cell>
          <table:table-cell table:formula="of:=ROUNDDOWN([.D247]/[.C247]; 4)" office:value-type="float" office:value="1.0028" calcext:value-type="float">
            <text:p>1,0028</text:p>
          </table:table-cell>
          <table:table-cell table:formula="of:=ROUNDDOWN([.E247]/[.D247]; 4)" office:value-type="float" office:value="1.001" calcext:value-type="float">
            <text:p>1,001</text:p>
          </table:table-cell>
          <table:table-cell table:formula="of:=ROUNDDOWN([.F247]/[.E247]; 4)" office:value-type="float" office:value="1.0014" calcext:value-type="float">
            <text:p>1,0014</text:p>
          </table:table-cell>
          <table:table-cell table:formula="of:=ROUNDDOWN([.G247]/[.F247]; 4)" office:value-type="float" office:value="1.0001" calcext:value-type="float">
            <text:p>1,0001</text:p>
          </table:table-cell>
          <table:table-cell table:formula="of:=AVERAGE([.H247:.L247])" office:value-type="float" office:value="1.00138" calcext:value-type="float">
            <text:p>1,00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4</text:p>
          </table:table-cell>
          <table:table-cell office:value-type="float" office:value="115610" calcext:value-type="float">
            <text:p>115610</text:p>
          </table:table-cell>
          <table:table-cell office:value-type="float" office:value="115836" calcext:value-type="float">
            <text:p>115836</text:p>
          </table:table-cell>
          <table:table-cell office:value-type="float" office:value="115896" calcext:value-type="float">
            <text:p>115896</text:p>
          </table:table-cell>
          <table:table-cell office:value-type="float" office:value="115876" calcext:value-type="float">
            <text:p>115876</text:p>
          </table:table-cell>
          <table:table-cell office:value-type="float" office:value="115728" calcext:value-type="float">
            <text:p>115728</text:p>
          </table:table-cell>
          <table:table-cell office:value-type="float" office:value="115220" calcext:value-type="float">
            <text:p>115220</text:p>
          </table:table-cell>
          <table:table-cell table:formula="of:=ROUNDDOWN([.C248]/[.B248]; 4)" office:value-type="float" office:value="1.0019" calcext:value-type="float">
            <text:p>1,0019</text:p>
          </table:table-cell>
          <table:table-cell table:formula="of:=ROUNDDOWN([.D248]/[.C248]; 4)" office:value-type="float" office:value="1.0005" calcext:value-type="float">
            <text:p>1,0005</text:p>
          </table:table-cell>
          <table:table-cell table:formula="of:=ROUNDDOWN([.E248]/[.D248]; 4)" office:value-type="float" office:value="0.9998" calcext:value-type="float">
            <text:p>0,9998</text:p>
          </table:table-cell>
          <table:table-cell table:formula="of:=ROUNDDOWN([.F248]/[.E248]; 4)" office:value-type="float" office:value="0.9987" calcext:value-type="float">
            <text:p>0,9987</text:p>
          </table:table-cell>
          <table:table-cell table:formula="of:=ROUNDDOWN([.G248]/[.F248]; 4)" office:value-type="float" office:value="0.9956" calcext:value-type="float">
            <text:p>0,9956</text:p>
          </table:table-cell>
          <table:table-cell table:formula="of:=AVERAGE([.H248:.L248])" office:value-type="float" office:value="0.9993" calcext:value-type="float">
            <text:p>0,9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5</text:p>
          </table:table-cell>
          <table:table-cell office:value-type="float" office:value="209407" calcext:value-type="float">
            <text:p>209407</text:p>
          </table:table-cell>
          <table:table-cell office:value-type="float" office:value="211455" calcext:value-type="float">
            <text:p>211455</text:p>
          </table:table-cell>
          <table:table-cell office:value-type="float" office:value="213803" calcext:value-type="float">
            <text:p>213803</text:p>
          </table:table-cell>
          <table:table-cell office:value-type="float" office:value="215908" calcext:value-type="float">
            <text:p>215908</text:p>
          </table:table-cell>
          <table:table-cell office:value-type="float" office:value="217846" calcext:value-type="float">
            <text:p>217846</text:p>
          </table:table-cell>
          <table:table-cell office:value-type="float" office:value="219457" calcext:value-type="float">
            <text:p>219457</text:p>
          </table:table-cell>
          <table:table-cell table:formula="of:=ROUNDDOWN([.C249]/[.B249]; 4)" office:value-type="float" office:value="1.0097" calcext:value-type="float">
            <text:p>1,0097</text:p>
          </table:table-cell>
          <table:table-cell table:formula="of:=ROUNDDOWN([.D249]/[.C249]; 4)" office:value-type="float" office:value="1.0111" calcext:value-type="float">
            <text:p>1,0111</text:p>
          </table:table-cell>
          <table:table-cell table:formula="of:=ROUNDDOWN([.E249]/[.D249]; 4)" office:value-type="float" office:value="1.0098" calcext:value-type="float">
            <text:p>1,0098</text:p>
          </table:table-cell>
          <table:table-cell table:formula="of:=ROUNDDOWN([.F249]/[.E249]; 4)" office:value-type="float" office:value="1.0089" calcext:value-type="float">
            <text:p>1,0089</text:p>
          </table:table-cell>
          <table:table-cell table:formula="of:=ROUNDDOWN([.G249]/[.F249]; 4)" office:value-type="float" office:value="1.0073" calcext:value-type="float">
            <text:p>1,0073</text:p>
          </table:table-cell>
          <table:table-cell table:formula="of:=AVERAGE([.H249:.L249])" office:value-type="float" office:value="1.00936" calcext:value-type="float">
            <text:p>1,00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6</text:p>
          </table:table-cell>
          <table:table-cell office:value-type="float" office:value="42377" calcext:value-type="float">
            <text:p>42377</text:p>
          </table:table-cell>
          <table:table-cell office:value-type="float" office:value="42250" calcext:value-type="float">
            <text:p>42250</text:p>
          </table:table-cell>
          <table:table-cell office:value-type="float" office:value="41946" calcext:value-type="float">
            <text:p>41946</text:p>
          </table:table-cell>
          <table:table-cell office:value-type="float" office:value="41569" calcext:value-type="float">
            <text:p>41569</text:p>
          </table:table-cell>
          <table:table-cell office:value-type="float" office:value="41302" calcext:value-type="float">
            <text:p>41302</text:p>
          </table:table-cell>
          <table:table-cell office:value-type="float" office:value="41104" calcext:value-type="float">
            <text:p>41104</text:p>
          </table:table-cell>
          <table:table-cell table:formula="of:=ROUNDDOWN([.C250]/[.B250]; 4)" office:value-type="float" office:value="0.997" calcext:value-type="float">
            <text:p>0,997</text:p>
          </table:table-cell>
          <table:table-cell table:formula="of:=ROUNDDOWN([.D250]/[.C250]; 4)" office:value-type="float" office:value="0.9928" calcext:value-type="float">
            <text:p>0,9928</text:p>
          </table:table-cell>
          <table:table-cell table:formula="of:=ROUNDDOWN([.E250]/[.D250]; 4)" office:value-type="float" office:value="0.991" calcext:value-type="float">
            <text:p>0,991</text:p>
          </table:table-cell>
          <table:table-cell table:formula="of:=ROUNDDOWN([.F250]/[.E250]; 4)" office:value-type="float" office:value="0.9935" calcext:value-type="float">
            <text:p>0,9935</text:p>
          </table:table-cell>
          <table:table-cell table:formula="of:=ROUNDDOWN([.G250]/[.F250]; 4)" office:value-type="float" office:value="0.9952" calcext:value-type="float">
            <text:p>0,9952</text:p>
          </table:table-cell>
          <table:table-cell table:formula="of:=AVERAGE([.H250:.L250])" office:value-type="float" office:value="0.9939" calcext:value-type="float">
            <text:p>0,9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61</text:p>
          </table:table-cell>
          <table:table-cell office:value-type="float" office:value="462249" calcext:value-type="float">
            <text:p>462249</text:p>
          </table:table-cell>
          <table:table-cell office:value-type="float" office:value="463754" calcext:value-type="float">
            <text:p>463754</text:p>
          </table:table-cell>
          <table:table-cell office:value-type="float" office:value="464254" calcext:value-type="float">
            <text:p>464254</text:p>
          </table:table-cell>
          <table:table-cell office:value-type="float" office:value="466631" calcext:value-type="float">
            <text:p>466631</text:p>
          </table:table-cell>
          <table:table-cell office:value-type="float" office:value="470907" calcext:value-type="float">
            <text:p>470907</text:p>
          </table:table-cell>
          <table:table-cell office:value-type="float" office:value="470805" calcext:value-type="float">
            <text:p>470805</text:p>
          </table:table-cell>
          <table:table-cell table:formula="of:=ROUNDDOWN([.C251]/[.B251]; 4)" office:value-type="float" office:value="1.0032" calcext:value-type="float">
            <text:p>1,0032</text:p>
          </table:table-cell>
          <table:table-cell table:formula="of:=ROUNDDOWN([.D251]/[.C251]; 4)" office:value-type="float" office:value="1.001" calcext:value-type="float">
            <text:p>1,001</text:p>
          </table:table-cell>
          <table:table-cell table:formula="of:=ROUNDDOWN([.E251]/[.D251]; 4)" office:value-type="float" office:value="1.0051" calcext:value-type="float">
            <text:p>1,0051</text:p>
          </table:table-cell>
          <table:table-cell table:formula="of:=ROUNDDOWN([.F251]/[.E251]; 4)" office:value-type="float" office:value="1.0091" calcext:value-type="float">
            <text:p>1,0091</text:p>
          </table:table-cell>
          <table:table-cell table:formula="of:=ROUNDDOWN([.G251]/[.F251]; 4)" office:value-type="float" office:value="0.9997" calcext:value-type="float">
            <text:p>0,9997</text:p>
          </table:table-cell>
          <table:table-cell table:formula="of:=AVERAGE([.H251:.L251])" office:value-type="float" office:value="1.00362" calcext:value-type="float">
            <text:p>1,00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62</text:p>
          </table:table-cell>
          <table:table-cell office:value-type="float" office:value="247478" calcext:value-type="float">
            <text:p>247478</text:p>
          </table:table-cell>
          <table:table-cell office:value-type="float" office:value="246991" calcext:value-type="float">
            <text:p>246991</text:p>
          </table:table-cell>
          <table:table-cell office:value-type="float" office:value="246306" calcext:value-type="float">
            <text:p>246306</text:p>
          </table:table-cell>
          <table:table-cell office:value-type="float" office:value="246309" calcext:value-type="float">
            <text:p>246309</text:p>
          </table:table-cell>
          <table:table-cell office:value-type="float" office:value="246348" calcext:value-type="float">
            <text:p>246348</text:p>
          </table:table-cell>
          <table:table-cell office:value-type="float" office:value="244969" calcext:value-type="float">
            <text:p>244969</text:p>
          </table:table-cell>
          <table:table-cell table:formula="of:=ROUNDDOWN([.C252]/[.B252]; 4)" office:value-type="float" office:value="0.998" calcext:value-type="float">
            <text:p>0,998</text:p>
          </table:table-cell>
          <table:table-cell table:formula="of:=ROUNDDOWN([.D252]/[.C252]; 4)" office:value-type="float" office:value="0.9972" calcext:value-type="float">
            <text:p>0,9972</text:p>
          </table:table-cell>
          <table:table-cell table:formula="of:=ROUNDDOWN([.E252]/[.D252]; 4)" office:value-type="float" office:value="1" calcext:value-type="float">
            <text:p>1</text:p>
          </table:table-cell>
          <table:table-cell table:formula="of:=ROUNDDOWN([.F252]/[.E252]; 4)" office:value-type="float" office:value="1.0001" calcext:value-type="float">
            <text:p>1,0001</text:p>
          </table:table-cell>
          <table:table-cell table:formula="of:=ROUNDDOWN([.G252]/[.F252]; 4)" office:value-type="float" office:value="0.9944" calcext:value-type="float">
            <text:p>0,9944</text:p>
          </table:table-cell>
          <table:table-cell table:formula="of:=AVERAGE([.H252:.L252])" office:value-type="float" office:value="0.99794" calcext:value-type="float">
            <text:p>0,99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63</text:p>
          </table:table-cell>
          <table:table-cell office:value-type="float" office:value="92496" calcext:value-type="float">
            <text:p>92496</text:p>
          </table:table-cell>
          <table:table-cell office:value-type="float" office:value="91935" calcext:value-type="float">
            <text:p>91935</text:p>
          </table:table-cell>
          <table:table-cell office:value-type="float" office:value="91465" calcext:value-type="float">
            <text:p>91465</text:p>
          </table:table-cell>
          <table:table-cell office:value-type="float" office:value="91007" calcext:value-type="float">
            <text:p>91007</text:p>
          </table:table-cell>
          <table:table-cell office:value-type="float" office:value="90681" calcext:value-type="float">
            <text:p>90681</text:p>
          </table:table-cell>
          <table:table-cell office:value-type="float" office:value="89780" calcext:value-type="float">
            <text:p>89780</text:p>
          </table:table-cell>
          <table:table-cell table:formula="of:=ROUNDDOWN([.C253]/[.B253]; 4)" office:value-type="float" office:value="0.9939" calcext:value-type="float">
            <text:p>0,9939</text:p>
          </table:table-cell>
          <table:table-cell table:formula="of:=ROUNDDOWN([.D253]/[.C253]; 4)" office:value-type="float" office:value="0.9948" calcext:value-type="float">
            <text:p>0,9948</text:p>
          </table:table-cell>
          <table:table-cell table:formula="of:=ROUNDDOWN([.E253]/[.D253]; 4)" office:value-type="float" office:value="0.9949" calcext:value-type="float">
            <text:p>0,9949</text:p>
          </table:table-cell>
          <table:table-cell table:formula="of:=ROUNDDOWN([.F253]/[.E253]; 4)" office:value-type="float" office:value="0.9964" calcext:value-type="float">
            <text:p>0,9964</text:p>
          </table:table-cell>
          <table:table-cell table:formula="of:=ROUNDDOWN([.G253]/[.F253]; 4)" office:value-type="float" office:value="0.99" calcext:value-type="float">
            <text:p>0,99</text:p>
          </table:table-cell>
          <table:table-cell table:formula="of:=AVERAGE([.H253:.L253])" office:value-type="float" office:value="0.994" calcext:value-type="float">
            <text:p>0,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64</text:p>
          </table:table-cell>
          <table:table-cell office:value-type="float" office:value="37231" calcext:value-type="float">
            <text:p>37231</text:p>
          </table:table-cell>
          <table:table-cell office:value-type="float" office:value="36849" calcext:value-type="float">
            <text:p>36849</text:p>
          </table:table-cell>
          <table:table-cell office:value-type="float" office:value="36533" calcext:value-type="float">
            <text:p>36533</text:p>
          </table:table-cell>
          <table:table-cell office:value-type="float" office:value="36046" calcext:value-type="float">
            <text:p>36046</text:p>
          </table:table-cell>
          <table:table-cell office:value-type="float" office:value="35719" calcext:value-type="float">
            <text:p>35719</text:p>
          </table:table-cell>
          <table:table-cell office:value-type="float" office:value="35286" calcext:value-type="float">
            <text:p>35286</text:p>
          </table:table-cell>
          <table:table-cell table:formula="of:=ROUNDDOWN([.C254]/[.B254]; 4)" office:value-type="float" office:value="0.9897" calcext:value-type="float">
            <text:p>0,9897</text:p>
          </table:table-cell>
          <table:table-cell table:formula="of:=ROUNDDOWN([.D254]/[.C254]; 4)" office:value-type="float" office:value="0.9914" calcext:value-type="float">
            <text:p>0,9914</text:p>
          </table:table-cell>
          <table:table-cell table:formula="of:=ROUNDDOWN([.E254]/[.D254]; 4)" office:value-type="float" office:value="0.9866" calcext:value-type="float">
            <text:p>0,9866</text:p>
          </table:table-cell>
          <table:table-cell table:formula="of:=ROUNDDOWN([.F254]/[.E254]; 4)" office:value-type="float" office:value="0.9909" calcext:value-type="float">
            <text:p>0,9909</text:p>
          </table:table-cell>
          <table:table-cell table:formula="of:=ROUNDDOWN([.G254]/[.F254]; 4)" office:value-type="float" office:value="0.9878" calcext:value-type="float">
            <text:p>0,9878</text:p>
          </table:table-cell>
          <table:table-cell table:formula="of:=AVERAGE([.H254:.L254])" office:value-type="float" office:value="0.98928" calcext:value-type="float">
            <text:p>0,98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1</text:p>
          </table:table-cell>
          <table:table-cell office:value-type="float" office:value="150103" calcext:value-type="float">
            <text:p>150103</text:p>
          </table:table-cell>
          <table:table-cell office:value-type="float" office:value="149720" calcext:value-type="float">
            <text:p>149720</text:p>
          </table:table-cell>
          <table:table-cell office:value-type="float" office:value="149316" calcext:value-type="float">
            <text:p>149316</text:p>
          </table:table-cell>
          <table:table-cell office:value-type="float" office:value="148762" calcext:value-type="float">
            <text:p>148762</text:p>
          </table:table-cell>
          <table:table-cell office:value-type="float" office:value="148089" calcext:value-type="float">
            <text:p>148089</text:p>
          </table:table-cell>
          <table:table-cell office:value-type="float" office:value="147259" calcext:value-type="float">
            <text:p>147259</text:p>
          </table:table-cell>
          <table:table-cell table:formula="of:=ROUNDDOWN([.C255]/[.B255]; 4)" office:value-type="float" office:value="0.9974" calcext:value-type="float">
            <text:p>0,9974</text:p>
          </table:table-cell>
          <table:table-cell table:formula="of:=ROUNDDOWN([.D255]/[.C255]; 4)" office:value-type="float" office:value="0.9973" calcext:value-type="float">
            <text:p>0,9973</text:p>
          </table:table-cell>
          <table:table-cell table:formula="of:=ROUNDDOWN([.E255]/[.D255]; 4)" office:value-type="float" office:value="0.9962" calcext:value-type="float">
            <text:p>0,9962</text:p>
          </table:table-cell>
          <table:table-cell table:formula="of:=ROUNDDOWN([.F255]/[.E255]; 4)" office:value-type="float" office:value="0.9954" calcext:value-type="float">
            <text:p>0,9954</text:p>
          </table:table-cell>
          <table:table-cell table:formula="of:=ROUNDDOWN([.G255]/[.F255]; 4)" office:value-type="float" office:value="0.9943" calcext:value-type="float">
            <text:p>0,9943</text:p>
          </table:table-cell>
          <table:table-cell table:formula="of:=AVERAGE([.H255:.L255])" office:value-type="float" office:value="0.99612" calcext:value-type="float">
            <text:p>0,99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2</text:p>
          </table:table-cell>
          <table:table-cell office:value-type="float" office:value="162128" calcext:value-type="float">
            <text:p>162128</text:p>
          </table:table-cell>
          <table:table-cell office:value-type="float" office:value="162926" calcext:value-type="float">
            <text:p>162926</text:p>
          </table:table-cell>
          <table:table-cell office:value-type="float" office:value="164003" calcext:value-type="float">
            <text:p>164003</text:p>
          </table:table-cell>
          <table:table-cell office:value-type="float" office:value="165000" calcext:value-type="float">
            <text:p>165000</text:p>
          </table:table-cell>
          <table:table-cell office:value-type="float" office:value="165960" calcext:value-type="float">
            <text:p>165960</text:p>
          </table:table-cell>
          <table:table-cell office:value-type="float" office:value="166348" calcext:value-type="float">
            <text:p>166348</text:p>
          </table:table-cell>
          <table:table-cell table:formula="of:=ROUNDDOWN([.C256]/[.B256]; 4)" office:value-type="float" office:value="1.0049" calcext:value-type="float">
            <text:p>1,0049</text:p>
          </table:table-cell>
          <table:table-cell table:formula="of:=ROUNDDOWN([.D256]/[.C256]; 4)" office:value-type="float" office:value="1.0066" calcext:value-type="float">
            <text:p>1,0066</text:p>
          </table:table-cell>
          <table:table-cell table:formula="of:=ROUNDDOWN([.E256]/[.D256]; 4)" office:value-type="float" office:value="1.006" calcext:value-type="float">
            <text:p>1,006</text:p>
          </table:table-cell>
          <table:table-cell table:formula="of:=ROUNDDOWN([.F256]/[.E256]; 4)" office:value-type="float" office:value="1.0058" calcext:value-type="float">
            <text:p>1,0058</text:p>
          </table:table-cell>
          <table:table-cell table:formula="of:=ROUNDDOWN([.G256]/[.F256]; 4)" office:value-type="float" office:value="1.0023" calcext:value-type="float">
            <text:p>1,0023</text:p>
          </table:table-cell>
          <table:table-cell table:formula="of:=AVERAGE([.H256:.L256])" office:value-type="float" office:value="1.00512" calcext:value-type="float">
            <text:p>1,00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3</text:p>
          </table:table-cell>
          <table:table-cell office:value-type="float" office:value="177562" calcext:value-type="float">
            <text:p>177562</text:p>
          </table:table-cell>
          <table:table-cell office:value-type="float" office:value="177863" calcext:value-type="float">
            <text:p>177863</text:p>
          </table:table-cell>
          <table:table-cell office:value-type="float" office:value="178251" calcext:value-type="float">
            <text:p>178251</text:p>
          </table:table-cell>
          <table:table-cell office:value-type="float" office:value="178139" calcext:value-type="float">
            <text:p>178139</text:p>
          </table:table-cell>
          <table:table-cell office:value-type="float" office:value="178191" calcext:value-type="float">
            <text:p>178191</text:p>
          </table:table-cell>
          <table:table-cell office:value-type="float" office:value="177536" calcext:value-type="float">
            <text:p>177536</text:p>
          </table:table-cell>
          <table:table-cell table:formula="of:=ROUNDDOWN([.C257]/[.B257]; 4)" office:value-type="float" office:value="1.0016" calcext:value-type="float">
            <text:p>1,0016</text:p>
          </table:table-cell>
          <table:table-cell table:formula="of:=ROUNDDOWN([.D257]/[.C257]; 4)" office:value-type="float" office:value="1.0021" calcext:value-type="float">
            <text:p>1,0021</text:p>
          </table:table-cell>
          <table:table-cell table:formula="of:=ROUNDDOWN([.E257]/[.D257]; 4)" office:value-type="float" office:value="0.9993" calcext:value-type="float">
            <text:p>0,9993</text:p>
          </table:table-cell>
          <table:table-cell table:formula="of:=ROUNDDOWN([.F257]/[.E257]; 4)" office:value-type="float" office:value="1.0002" calcext:value-type="float">
            <text:p>1,0002</text:p>
          </table:table-cell>
          <table:table-cell table:formula="of:=ROUNDDOWN([.G257]/[.F257]; 4)" office:value-type="float" office:value="0.9963" calcext:value-type="float">
            <text:p>0,9963</text:p>
          </table:table-cell>
          <table:table-cell table:formula="of:=AVERAGE([.H257:.L257])" office:value-type="float" office:value="0.9999" calcext:value-type="float">
            <text:p>0,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4</text:p>
          </table:table-cell>
          <table:table-cell office:value-type="float" office:value="135633" calcext:value-type="float">
            <text:p>135633</text:p>
          </table:table-cell>
          <table:table-cell office:value-type="float" office:value="135611" calcext:value-type="float">
            <text:p>135611</text:p>
          </table:table-cell>
          <table:table-cell office:value-type="float" office:value="135227" calcext:value-type="float">
            <text:p>135227</text:p>
          </table:table-cell>
          <table:table-cell office:value-type="float" office:value="134919" calcext:value-type="float">
            <text:p>134919</text:p>
          </table:table-cell>
          <table:table-cell office:value-type="float" office:value="134555" calcext:value-type="float">
            <text:p>134555</text:p>
          </table:table-cell>
          <table:table-cell office:value-type="float" office:value="134106" calcext:value-type="float">
            <text:p>134106</text:p>
          </table:table-cell>
          <table:table-cell table:formula="of:=ROUNDDOWN([.C258]/[.B258]; 4)" office:value-type="float" office:value="0.9998" calcext:value-type="float">
            <text:p>0,9998</text:p>
          </table:table-cell>
          <table:table-cell table:formula="of:=ROUNDDOWN([.D258]/[.C258]; 4)" office:value-type="float" office:value="0.9971" calcext:value-type="float">
            <text:p>0,9971</text:p>
          </table:table-cell>
          <table:table-cell table:formula="of:=ROUNDDOWN([.E258]/[.D258]; 4)" office:value-type="float" office:value="0.9977" calcext:value-type="float">
            <text:p>0,9977</text:p>
          </table:table-cell>
          <table:table-cell table:formula="of:=ROUNDDOWN([.F258]/[.E258]; 4)" office:value-type="float" office:value="0.9973" calcext:value-type="float">
            <text:p>0,9973</text:p>
          </table:table-cell>
          <table:table-cell table:formula="of:=ROUNDDOWN([.G258]/[.F258]; 4)" office:value-type="float" office:value="0.9966" calcext:value-type="float">
            <text:p>0,9966</text:p>
          </table:table-cell>
          <table:table-cell table:formula="of:=AVERAGE([.H258:.L258])" office:value-type="float" office:value="0.9977" calcext:value-type="float">
            <text:p>0,9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5</text:p>
          </table:table-cell>
          <table:table-cell office:value-type="float" office:value="115179" calcext:value-type="float">
            <text:p>115179</text:p>
          </table:table-cell>
          <table:table-cell office:value-type="float" office:value="115360" calcext:value-type="float">
            <text:p>115360</text:p>
          </table:table-cell>
          <table:table-cell office:value-type="float" office:value="115647" calcext:value-type="float">
            <text:p>115647</text:p>
          </table:table-cell>
          <table:table-cell office:value-type="float" office:value="115558" calcext:value-type="float">
            <text:p>115558</text:p>
          </table:table-cell>
          <table:table-cell office:value-type="float" office:value="115528" calcext:value-type="float">
            <text:p>115528</text:p>
          </table:table-cell>
          <table:table-cell office:value-type="float" office:value="115416" calcext:value-type="float">
            <text:p>115416</text:p>
          </table:table-cell>
          <table:table-cell table:formula="of:=ROUNDDOWN([.C259]/[.B259]; 4)" office:value-type="float" office:value="1.0015" calcext:value-type="float">
            <text:p>1,0015</text:p>
          </table:table-cell>
          <table:table-cell table:formula="of:=ROUNDDOWN([.D259]/[.C259]; 4)" office:value-type="float" office:value="1.0024" calcext:value-type="float">
            <text:p>1,0024</text:p>
          </table:table-cell>
          <table:table-cell table:formula="of:=ROUNDDOWN([.E259]/[.D259]; 4)" office:value-type="float" office:value="0.9992" calcext:value-type="float">
            <text:p>0,9992</text:p>
          </table:table-cell>
          <table:table-cell table:formula="of:=ROUNDDOWN([.F259]/[.E259]; 4)" office:value-type="float" office:value="0.9997" calcext:value-type="float">
            <text:p>0,9997</text:p>
          </table:table-cell>
          <table:table-cell table:formula="of:=ROUNDDOWN([.G259]/[.F259]; 4)" office:value-type="float" office:value="0.999" calcext:value-type="float">
            <text:p>0,999</text:p>
          </table:table-cell>
          <table:table-cell table:formula="of:=AVERAGE([.H259:.L259])" office:value-type="float" office:value="1.00036" calcext:value-type="float">
            <text:p>1,00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6</text:p>
          </table:table-cell>
          <table:table-cell office:value-type="float" office:value="85256" calcext:value-type="float">
            <text:p>85256</text:p>
          </table:table-cell>
          <table:table-cell office:value-type="float" office:value="85180" calcext:value-type="float">
            <text:p>85180</text:p>
          </table:table-cell>
          <table:table-cell office:value-type="float" office:value="85094" calcext:value-type="float">
            <text:p>85094</text:p>
          </table:table-cell>
          <table:table-cell office:value-type="float" office:value="84924" calcext:value-type="float">
            <text:p>84924</text:p>
          </table:table-cell>
          <table:table-cell office:value-type="float" office:value="84591" calcext:value-type="float">
            <text:p>84591</text:p>
          </table:table-cell>
          <table:table-cell office:value-type="float" office:value="84330" calcext:value-type="float">
            <text:p>84330</text:p>
          </table:table-cell>
          <table:table-cell table:formula="of:=ROUNDDOWN([.C260]/[.B260]; 4)" office:value-type="float" office:value="0.9991" calcext:value-type="float">
            <text:p>0,9991</text:p>
          </table:table-cell>
          <table:table-cell table:formula="of:=ROUNDDOWN([.D260]/[.C260]; 4)" office:value-type="float" office:value="0.9989" calcext:value-type="float">
            <text:p>0,9989</text:p>
          </table:table-cell>
          <table:table-cell table:formula="of:=ROUNDDOWN([.E260]/[.D260]; 4)" office:value-type="float" office:value="0.998" calcext:value-type="float">
            <text:p>0,998</text:p>
          </table:table-cell>
          <table:table-cell table:formula="of:=ROUNDDOWN([.F260]/[.E260]; 4)" office:value-type="float" office:value="0.996" calcext:value-type="float">
            <text:p>0,996</text:p>
          </table:table-cell>
          <table:table-cell table:formula="of:=ROUNDDOWN([.G260]/[.F260]; 4)" office:value-type="float" office:value="0.9969" calcext:value-type="float">
            <text:p>0,9969</text:p>
          </table:table-cell>
          <table:table-cell table:formula="of:=AVERAGE([.H260:.L260])" office:value-type="float" office:value="0.99778" calcext:value-type="float">
            <text:p>0,99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7</text:p>
          </table:table-cell>
          <table:table-cell office:value-type="float" office:value="76951" calcext:value-type="float">
            <text:p>76951</text:p>
          </table:table-cell>
          <table:table-cell office:value-type="float" office:value="76837" calcext:value-type="float">
            <text:p>76837</text:p>
          </table:table-cell>
          <table:table-cell office:value-type="float" office:value="76768" calcext:value-type="float">
            <text:p>76768</text:p>
          </table:table-cell>
          <table:table-cell office:value-type="float" office:value="76593" calcext:value-type="float">
            <text:p>76593</text:p>
          </table:table-cell>
          <table:table-cell office:value-type="float" office:value="76451" calcext:value-type="float">
            <text:p>76451</text:p>
          </table:table-cell>
          <table:table-cell office:value-type="float" office:value="76109" calcext:value-type="float">
            <text:p>76109</text:p>
          </table:table-cell>
          <table:table-cell table:formula="of:=ROUNDDOWN([.C261]/[.B261]; 4)" office:value-type="float" office:value="0.9985" calcext:value-type="float">
            <text:p>0,9985</text:p>
          </table:table-cell>
          <table:table-cell table:formula="of:=ROUNDDOWN([.D261]/[.C261]; 4)" office:value-type="float" office:value="0.9991" calcext:value-type="float">
            <text:p>0,9991</text:p>
          </table:table-cell>
          <table:table-cell table:formula="of:=ROUNDDOWN([.E261]/[.D261]; 4)" office:value-type="float" office:value="0.9977" calcext:value-type="float">
            <text:p>0,9977</text:p>
          </table:table-cell>
          <table:table-cell table:formula="of:=ROUNDDOWN([.F261]/[.E261]; 4)" office:value-type="float" office:value="0.9981" calcext:value-type="float">
            <text:p>0,9981</text:p>
          </table:table-cell>
          <table:table-cell table:formula="of:=ROUNDDOWN([.G261]/[.F261]; 4)" office:value-type="float" office:value="0.9955" calcext:value-type="float">
            <text:p>0,9955</text:p>
          </table:table-cell>
          <table:table-cell table:formula="of:=AVERAGE([.H261:.L261])" office:value-type="float" office:value="0.99778" calcext:value-type="float">
            <text:p>0,99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8</text:p>
          </table:table-cell>
          <table:table-cell office:value-type="float" office:value="96473" calcext:value-type="float">
            <text:p>96473</text:p>
          </table:table-cell>
          <table:table-cell office:value-type="float" office:value="97039" calcext:value-type="float">
            <text:p>97039</text:p>
          </table:table-cell>
          <table:table-cell office:value-type="float" office:value="97689" calcext:value-type="float">
            <text:p>97689</text:p>
          </table:table-cell>
          <table:table-cell office:value-type="float" office:value="98373" calcext:value-type="float">
            <text:p>98373</text:p>
          </table:table-cell>
          <table:table-cell office:value-type="float" office:value="98990" calcext:value-type="float">
            <text:p>98990</text:p>
          </table:table-cell>
          <table:table-cell office:value-type="float" office:value="99202" calcext:value-type="float">
            <text:p>99202</text:p>
          </table:table-cell>
          <table:table-cell table:formula="of:=ROUNDDOWN([.C262]/[.B262]; 4)" office:value-type="float" office:value="1.0058" calcext:value-type="float">
            <text:p>1,0058</text:p>
          </table:table-cell>
          <table:table-cell table:formula="of:=ROUNDDOWN([.D262]/[.C262]; 4)" office:value-type="float" office:value="1.0066" calcext:value-type="float">
            <text:p>1,0066</text:p>
          </table:table-cell>
          <table:table-cell table:formula="of:=ROUNDDOWN([.E262]/[.D262]; 4)" office:value-type="float" office:value="1.007" calcext:value-type="float">
            <text:p>1,007</text:p>
          </table:table-cell>
          <table:table-cell table:formula="of:=ROUNDDOWN([.F262]/[.E262]; 4)" office:value-type="float" office:value="1.0062" calcext:value-type="float">
            <text:p>1,0062</text:p>
          </table:table-cell>
          <table:table-cell table:formula="of:=ROUNDDOWN([.G262]/[.F262]; 4)" office:value-type="float" office:value="1.0021" calcext:value-type="float">
            <text:p>1,0021</text:p>
          </table:table-cell>
          <table:table-cell table:formula="of:=AVERAGE([.H262:.L262])" office:value-type="float" office:value="1.00554" calcext:value-type="float">
            <text:p>1,00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9</text:p>
          </table:table-cell>
          <table:table-cell office:value-type="float" office:value="71784" calcext:value-type="float">
            <text:p>71784</text:p>
          </table:table-cell>
          <table:table-cell office:value-type="float" office:value="71670" calcext:value-type="float">
            <text:p>71670</text:p>
          </table:table-cell>
          <table:table-cell office:value-type="float" office:value="71396" calcext:value-type="float">
            <text:p>71396</text:p>
          </table:table-cell>
          <table:table-cell office:value-type="float" office:value="71119" calcext:value-type="float">
            <text:p>71119</text:p>
          </table:table-cell>
          <table:table-cell office:value-type="float" office:value="70880" calcext:value-type="float">
            <text:p>70880</text:p>
          </table:table-cell>
          <table:table-cell office:value-type="float" office:value="70486" calcext:value-type="float">
            <text:p>70486</text:p>
          </table:table-cell>
          <table:table-cell table:formula="of:=ROUNDDOWN([.C263]/[.B263]; 4)" office:value-type="float" office:value="0.9984" calcext:value-type="float">
            <text:p>0,9984</text:p>
          </table:table-cell>
          <table:table-cell table:formula="of:=ROUNDDOWN([.D263]/[.C263]; 4)" office:value-type="float" office:value="0.9961" calcext:value-type="float">
            <text:p>0,9961</text:p>
          </table:table-cell>
          <table:table-cell table:formula="of:=ROUNDDOWN([.E263]/[.D263]; 4)" office:value-type="float" office:value="0.9961" calcext:value-type="float">
            <text:p>0,9961</text:p>
          </table:table-cell>
          <table:table-cell table:formula="of:=ROUNDDOWN([.F263]/[.E263]; 4)" office:value-type="float" office:value="0.9966" calcext:value-type="float">
            <text:p>0,9966</text:p>
          </table:table-cell>
          <table:table-cell table:formula="of:=ROUNDDOWN([.G263]/[.F263]; 4)" office:value-type="float" office:value="0.9944" calcext:value-type="float">
            <text:p>0,9944</text:p>
          </table:table-cell>
          <table:table-cell table:formula="of:=AVERAGE([.H263:.L263])" office:value-type="float" office:value="0.99632" calcext:value-type="float">
            <text:p>0,99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0</text:p>
          </table:table-cell>
          <table:table-cell office:value-type="float" office:value="109836" calcext:value-type="float">
            <text:p>109836</text:p>
          </table:table-cell>
          <table:table-cell office:value-type="float" office:value="110215" calcext:value-type="float">
            <text:p>110215</text:p>
          </table:table-cell>
          <table:table-cell office:value-type="float" office:value="110626" calcext:value-type="float">
            <text:p>110626</text:p>
          </table:table-cell>
          <table:table-cell office:value-type="float" office:value="111202" calcext:value-type="float">
            <text:p>111202</text:p>
          </table:table-cell>
          <table:table-cell office:value-type="float" office:value="111539" calcext:value-type="float">
            <text:p>111539</text:p>
          </table:table-cell>
          <table:table-cell office:value-type="float" office:value="111814" calcext:value-type="float">
            <text:p>111814</text:p>
          </table:table-cell>
          <table:table-cell table:formula="of:=ROUNDDOWN([.C264]/[.B264]; 4)" office:value-type="float" office:value="1.0034" calcext:value-type="float">
            <text:p>1,0034</text:p>
          </table:table-cell>
          <table:table-cell table:formula="of:=ROUNDDOWN([.D264]/[.C264]; 4)" office:value-type="float" office:value="1.0037" calcext:value-type="float">
            <text:p>1,0037</text:p>
          </table:table-cell>
          <table:table-cell table:formula="of:=ROUNDDOWN([.E264]/[.D264]; 4)" office:value-type="float" office:value="1.0052" calcext:value-type="float">
            <text:p>1,0052</text:p>
          </table:table-cell>
          <table:table-cell table:formula="of:=ROUNDDOWN([.F264]/[.E264]; 4)" office:value-type="float" office:value="1.003" calcext:value-type="float">
            <text:p>1,003</text:p>
          </table:table-cell>
          <table:table-cell table:formula="of:=ROUNDDOWN([.G264]/[.F264]; 4)" office:value-type="float" office:value="1.0024" calcext:value-type="float">
            <text:p>1,0024</text:p>
          </table:table-cell>
          <table:table-cell table:formula="of:=AVERAGE([.H264:.L264])" office:value-type="float" office:value="1.00354" calcext:value-type="float">
            <text:p>1,00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1</text:p>
          </table:table-cell>
          <table:table-cell office:value-type="float" office:value="109161" calcext:value-type="float">
            <text:p>109161</text:p>
          </table:table-cell>
          <table:table-cell office:value-type="float" office:value="109111" calcext:value-type="float">
            <text:p>109111</text:p>
          </table:table-cell>
          <table:table-cell office:value-type="float" office:value="108918" calcext:value-type="float">
            <text:p>108918</text:p>
          </table:table-cell>
          <table:table-cell office:value-type="float" office:value="108513" calcext:value-type="float">
            <text:p>108513</text:p>
          </table:table-cell>
          <table:table-cell office:value-type="float" office:value="108211" calcext:value-type="float">
            <text:p>108211</text:p>
          </table:table-cell>
          <table:table-cell office:value-type="float" office:value="107410" calcext:value-type="float">
            <text:p>107410</text:p>
          </table:table-cell>
          <table:table-cell table:formula="of:=ROUNDDOWN([.C265]/[.B265]; 4)" office:value-type="float" office:value="0.9995" calcext:value-type="float">
            <text:p>0,9995</text:p>
          </table:table-cell>
          <table:table-cell table:formula="of:=ROUNDDOWN([.D265]/[.C265]; 4)" office:value-type="float" office:value="0.9982" calcext:value-type="float">
            <text:p>0,9982</text:p>
          </table:table-cell>
          <table:table-cell table:formula="of:=ROUNDDOWN([.E265]/[.D265]; 4)" office:value-type="float" office:value="0.9962" calcext:value-type="float">
            <text:p>0,9962</text:p>
          </table:table-cell>
          <table:table-cell table:formula="of:=ROUNDDOWN([.F265]/[.E265]; 4)" office:value-type="float" office:value="0.9972" calcext:value-type="float">
            <text:p>0,9972</text:p>
          </table:table-cell>
          <table:table-cell table:formula="of:=ROUNDDOWN([.G265]/[.F265]; 4)" office:value-type="float" office:value="0.9925" calcext:value-type="float">
            <text:p>0,9925</text:p>
          </table:table-cell>
          <table:table-cell table:formula="of:=AVERAGE([.H265:.L265])" office:value-type="float" office:value="0.99672" calcext:value-type="float">
            <text:p>0,99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2</text:p>
          </table:table-cell>
          <table:table-cell office:value-type="float" office:value="77431" calcext:value-type="float">
            <text:p>77431</text:p>
          </table:table-cell>
          <table:table-cell office:value-type="float" office:value="77703" calcext:value-type="float">
            <text:p>77703</text:p>
          </table:table-cell>
          <table:table-cell office:value-type="float" office:value="77942" calcext:value-type="float">
            <text:p>77942</text:p>
          </table:table-cell>
          <table:table-cell office:value-type="float" office:value="78104" calcext:value-type="float">
            <text:p>78104</text:p>
          </table:table-cell>
          <table:table-cell office:value-type="float" office:value="78213" calcext:value-type="float">
            <text:p>78213</text:p>
          </table:table-cell>
          <table:table-cell office:value-type="float" office:value="78166" calcext:value-type="float">
            <text:p>78166</text:p>
          </table:table-cell>
          <table:table-cell table:formula="of:=ROUNDDOWN([.C266]/[.B266]; 4)" office:value-type="float" office:value="1.0035" calcext:value-type="float">
            <text:p>1,0035</text:p>
          </table:table-cell>
          <table:table-cell table:formula="of:=ROUNDDOWN([.D266]/[.C266]; 4)" office:value-type="float" office:value="1.003" calcext:value-type="float">
            <text:p>1,003</text:p>
          </table:table-cell>
          <table:table-cell table:formula="of:=ROUNDDOWN([.E266]/[.D266]; 4)" office:value-type="float" office:value="1.002" calcext:value-type="float">
            <text:p>1,002</text:p>
          </table:table-cell>
          <table:table-cell table:formula="of:=ROUNDDOWN([.F266]/[.E266]; 4)" office:value-type="float" office:value="1.0013" calcext:value-type="float">
            <text:p>1,0013</text:p>
          </table:table-cell>
          <table:table-cell table:formula="of:=ROUNDDOWN([.G266]/[.F266]; 4)" office:value-type="float" office:value="0.9993" calcext:value-type="float">
            <text:p>0,9993</text:p>
          </table:table-cell>
          <table:table-cell table:formula="of:=AVERAGE([.H266:.L266])" office:value-type="float" office:value="1.00182" calcext:value-type="float">
            <text:p>1,00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3</text:p>
          </table:table-cell>
          <table:table-cell office:value-type="float" office:value="138837" calcext:value-type="float">
            <text:p>138837</text:p>
          </table:table-cell>
          <table:table-cell office:value-type="float" office:value="139079" calcext:value-type="float">
            <text:p>139079</text:p>
          </table:table-cell>
          <table:table-cell office:value-type="float" office:value="139300" calcext:value-type="float">
            <text:p>139300</text:p>
          </table:table-cell>
          <table:table-cell office:value-type="float" office:value="139833" calcext:value-type="float">
            <text:p>139833</text:p>
          </table:table-cell>
          <table:table-cell office:value-type="float" office:value="140519" calcext:value-type="float">
            <text:p>140519</text:p>
          </table:table-cell>
          <table:table-cell office:value-type="float" office:value="140780" calcext:value-type="float">
            <text:p>140780</text:p>
          </table:table-cell>
          <table:table-cell table:formula="of:=ROUNDDOWN([.C267]/[.B267]; 4)" office:value-type="float" office:value="1.0017" calcext:value-type="float">
            <text:p>1,0017</text:p>
          </table:table-cell>
          <table:table-cell table:formula="of:=ROUNDDOWN([.D267]/[.C267]; 4)" office:value-type="float" office:value="1.0015" calcext:value-type="float">
            <text:p>1,0015</text:p>
          </table:table-cell>
          <table:table-cell table:formula="of:=ROUNDDOWN([.E267]/[.D267]; 4)" office:value-type="float" office:value="1.0038" calcext:value-type="float">
            <text:p>1,0038</text:p>
          </table:table-cell>
          <table:table-cell table:formula="of:=ROUNDDOWN([.F267]/[.E267]; 4)" office:value-type="float" office:value="1.0049" calcext:value-type="float">
            <text:p>1,0049</text:p>
          </table:table-cell>
          <table:table-cell table:formula="of:=ROUNDDOWN([.G267]/[.F267]; 4)" office:value-type="float" office:value="1.0018" calcext:value-type="float">
            <text:p>1,0018</text:p>
          </table:table-cell>
          <table:table-cell table:formula="of:=AVERAGE([.H267:.L267])" office:value-type="float" office:value="1.00274" calcext:value-type="float">
            <text:p>1,00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4</text:p>
          </table:table-cell>
          <table:table-cell office:value-type="float" office:value="58973" calcext:value-type="float">
            <text:p>58973</text:p>
          </table:table-cell>
          <table:table-cell office:value-type="float" office:value="59154" calcext:value-type="float">
            <text:p>59154</text:p>
          </table:table-cell>
          <table:table-cell office:value-type="float" office:value="59550" calcext:value-type="float">
            <text:p>59550</text:p>
          </table:table-cell>
          <table:table-cell office:value-type="float" office:value="59760" calcext:value-type="float">
            <text:p>59760</text:p>
          </table:table-cell>
          <table:table-cell office:value-type="float" office:value="59776" calcext:value-type="float">
            <text:p>59776</text:p>
          </table:table-cell>
          <table:table-cell office:value-type="float" office:value="59823" calcext:value-type="float">
            <text:p>59823</text:p>
          </table:table-cell>
          <table:table-cell table:formula="of:=ROUNDDOWN([.C268]/[.B268]; 4)" office:value-type="float" office:value="1.003" calcext:value-type="float">
            <text:p>1,003</text:p>
          </table:table-cell>
          <table:table-cell table:formula="of:=ROUNDDOWN([.D268]/[.C268]; 4)" office:value-type="float" office:value="1.0066" calcext:value-type="float">
            <text:p>1,0066</text:p>
          </table:table-cell>
          <table:table-cell table:formula="of:=ROUNDDOWN([.E268]/[.D268]; 4)" office:value-type="float" office:value="1.0035" calcext:value-type="float">
            <text:p>1,0035</text:p>
          </table:table-cell>
          <table:table-cell table:formula="of:=ROUNDDOWN([.F268]/[.E268]; 4)" office:value-type="float" office:value="1.0002" calcext:value-type="float">
            <text:p>1,0002</text:p>
          </table:table-cell>
          <table:table-cell table:formula="of:=ROUNDDOWN([.G268]/[.F268]; 4)" office:value-type="float" office:value="1.0007" calcext:value-type="float">
            <text:p>1,0007</text:p>
          </table:table-cell>
          <table:table-cell table:formula="of:=AVERAGE([.H268:.L268])" office:value-type="float" office:value="1.0028" calcext:value-type="float">
            <text:p>1,0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5</text:p>
          </table:table-cell>
          <table:table-cell office:value-type="float" office:value="157831" calcext:value-type="float">
            <text:p>157831</text:p>
          </table:table-cell>
          <table:table-cell office:value-type="float" office:value="157886" calcext:value-type="float">
            <text:p>157886</text:p>
          </table:table-cell>
          <table:table-cell office:value-type="float" office:value="157767" calcext:value-type="float">
            <text:p>157767</text:p>
          </table:table-cell>
          <table:table-cell office:value-type="float" office:value="157616" calcext:value-type="float">
            <text:p>157616</text:p>
          </table:table-cell>
          <table:table-cell office:value-type="float" office:value="157088" calcext:value-type="float">
            <text:p>157088</text:p>
          </table:table-cell>
          <table:table-cell office:value-type="float" office:value="156579" calcext:value-type="float">
            <text:p>156579</text:p>
          </table:table-cell>
          <table:table-cell table:formula="of:=ROUNDDOWN([.C269]/[.B269]; 4)" office:value-type="float" office:value="1.0003" calcext:value-type="float">
            <text:p>1,0003</text:p>
          </table:table-cell>
          <table:table-cell table:formula="of:=ROUNDDOWN([.D269]/[.C269]; 4)" office:value-type="float" office:value="0.9992" calcext:value-type="float">
            <text:p>0,9992</text:p>
          </table:table-cell>
          <table:table-cell table:formula="of:=ROUNDDOWN([.E269]/[.D269]; 4)" office:value-type="float" office:value="0.999" calcext:value-type="float">
            <text:p>0,999</text:p>
          </table:table-cell>
          <table:table-cell table:formula="of:=ROUNDDOWN([.F269]/[.E269]; 4)" office:value-type="float" office:value="0.9966" calcext:value-type="float">
            <text:p>0,9966</text:p>
          </table:table-cell>
          <table:table-cell table:formula="of:=ROUNDDOWN([.G269]/[.F269]; 4)" office:value-type="float" office:value="0.9967" calcext:value-type="float">
            <text:p>0,9967</text:p>
          </table:table-cell>
          <table:table-cell table:formula="of:=AVERAGE([.H269:.L269])" office:value-type="float" office:value="0.99836" calcext:value-type="float">
            <text:p>0,99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6</text:p>
          </table:table-cell>
          <table:table-cell office:value-type="float" office:value="120270" calcext:value-type="float">
            <text:p>120270</text:p>
          </table:table-cell>
          <table:table-cell office:value-type="float" office:value="119750" calcext:value-type="float">
            <text:p>119750</text:p>
          </table:table-cell>
          <table:table-cell office:value-type="float" office:value="119101" calcext:value-type="float">
            <text:p>119101</text:p>
          </table:table-cell>
          <table:table-cell office:value-type="float" office:value="118434" calcext:value-type="float">
            <text:p>118434</text:p>
          </table:table-cell>
          <table:table-cell office:value-type="float" office:value="117624" calcext:value-type="float">
            <text:p>117624</text:p>
          </table:table-cell>
          <table:table-cell office:value-type="float" office:value="116672" calcext:value-type="float">
            <text:p>116672</text:p>
          </table:table-cell>
          <table:table-cell table:formula="of:=ROUNDDOWN([.C270]/[.B270]; 4)" office:value-type="float" office:value="0.9956" calcext:value-type="float">
            <text:p>0,9956</text:p>
          </table:table-cell>
          <table:table-cell table:formula="of:=ROUNDDOWN([.D270]/[.C270]; 4)" office:value-type="float" office:value="0.9945" calcext:value-type="float">
            <text:p>0,9945</text:p>
          </table:table-cell>
          <table:table-cell table:formula="of:=ROUNDDOWN([.E270]/[.D270]; 4)" office:value-type="float" office:value="0.9943" calcext:value-type="float">
            <text:p>0,9943</text:p>
          </table:table-cell>
          <table:table-cell table:formula="of:=ROUNDDOWN([.F270]/[.E270]; 4)" office:value-type="float" office:value="0.9931" calcext:value-type="float">
            <text:p>0,9931</text:p>
          </table:table-cell>
          <table:table-cell table:formula="of:=ROUNDDOWN([.G270]/[.F270]; 4)" office:value-type="float" office:value="0.9919" calcext:value-type="float">
            <text:p>0,9919</text:p>
          </table:table-cell>
          <table:table-cell table:formula="of:=AVERAGE([.H270:.L270])" office:value-type="float" office:value="0.99388" calcext:value-type="float">
            <text:p>0,99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7</text:p>
          </table:table-cell>
          <table:table-cell office:value-type="float" office:value="153047" calcext:value-type="float">
            <text:p>153047</text:p>
          </table:table-cell>
          <table:table-cell office:value-type="float" office:value="153197" calcext:value-type="float">
            <text:p>153197</text:p>
          </table:table-cell>
          <table:table-cell office:value-type="float" office:value="153187" calcext:value-type="float">
            <text:p>153187</text:p>
          </table:table-cell>
          <table:table-cell office:value-type="float" office:value="153226" calcext:value-type="float">
            <text:p>153226</text:p>
          </table:table-cell>
          <table:table-cell office:value-type="float" office:value="152756" calcext:value-type="float">
            <text:p>152756</text:p>
          </table:table-cell>
          <table:table-cell office:value-type="float" office:value="152199" calcext:value-type="float">
            <text:p>152199</text:p>
          </table:table-cell>
          <table:table-cell table:formula="of:=ROUNDDOWN([.C271]/[.B271]; 4)" office:value-type="float" office:value="1.0009" calcext:value-type="float">
            <text:p>1,0009</text:p>
          </table:table-cell>
          <table:table-cell table:formula="of:=ROUNDDOWN([.D271]/[.C271]; 4)" office:value-type="float" office:value="0.9999" calcext:value-type="float">
            <text:p>0,9999</text:p>
          </table:table-cell>
          <table:table-cell table:formula="of:=ROUNDDOWN([.E271]/[.D271]; 4)" office:value-type="float" office:value="1.0002" calcext:value-type="float">
            <text:p>1,0002</text:p>
          </table:table-cell>
          <table:table-cell table:formula="of:=ROUNDDOWN([.F271]/[.E271]; 4)" office:value-type="float" office:value="0.9969" calcext:value-type="float">
            <text:p>0,9969</text:p>
          </table:table-cell>
          <table:table-cell table:formula="of:=ROUNDDOWN([.G271]/[.F271]; 4)" office:value-type="float" office:value="0.9963" calcext:value-type="float">
            <text:p>0,9963</text:p>
          </table:table-cell>
          <table:table-cell table:formula="of:=AVERAGE([.H271:.L271])" office:value-type="float" office:value="0.99884" calcext:value-type="float">
            <text:p>0,99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1</text:p>
          </table:table-cell>
          <table:table-cell office:value-type="float" office:value="172591" calcext:value-type="float">
            <text:p>172591</text:p>
          </table:table-cell>
          <table:table-cell office:value-type="float" office:value="172030" calcext:value-type="float">
            <text:p>172030</text:p>
          </table:table-cell>
          <table:table-cell office:value-type="float" office:value="171505" calcext:value-type="float">
            <text:p>171505</text:p>
          </table:table-cell>
          <table:table-cell office:value-type="float" office:value="171259" calcext:value-type="float">
            <text:p>171259</text:p>
          </table:table-cell>
          <table:table-cell office:value-type="float" office:value="170663" calcext:value-type="float">
            <text:p>170663</text:p>
          </table:table-cell>
          <table:table-cell office:value-type="float" office:value="169756" calcext:value-type="float">
            <text:p>169756</text:p>
          </table:table-cell>
          <table:table-cell table:formula="of:=ROUNDDOWN([.C272]/[.B272]; 4)" office:value-type="float" office:value="0.9967" calcext:value-type="float">
            <text:p>0,9967</text:p>
          </table:table-cell>
          <table:table-cell table:formula="of:=ROUNDDOWN([.D272]/[.C272]; 4)" office:value-type="float" office:value="0.9969" calcext:value-type="float">
            <text:p>0,9969</text:p>
          </table:table-cell>
          <table:table-cell table:formula="of:=ROUNDDOWN([.E272]/[.D272]; 4)" office:value-type="float" office:value="0.9985" calcext:value-type="float">
            <text:p>0,9985</text:p>
          </table:table-cell>
          <table:table-cell table:formula="of:=ROUNDDOWN([.F272]/[.E272]; 4)" office:value-type="float" office:value="0.9965" calcext:value-type="float">
            <text:p>0,9965</text:p>
          </table:table-cell>
          <table:table-cell table:formula="of:=ROUNDDOWN([.G272]/[.F272]; 4)" office:value-type="float" office:value="0.9946" calcext:value-type="float">
            <text:p>0,9946</text:p>
          </table:table-cell>
          <table:table-cell table:formula="of:=AVERAGE([.H272:.L272])" office:value-type="float" office:value="0.99664" calcext:value-type="float">
            <text:p>0,99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2</text:p>
          </table:table-cell>
          <table:table-cell office:value-type="float" office:value="170761" calcext:value-type="float">
            <text:p>170761</text:p>
          </table:table-cell>
          <table:table-cell office:value-type="float" office:value="169617" calcext:value-type="float">
            <text:p>169617</text:p>
          </table:table-cell>
          <table:table-cell office:value-type="float" office:value="168394" calcext:value-type="float">
            <text:p>168394</text:p>
          </table:table-cell>
          <table:table-cell office:value-type="float" office:value="166795" calcext:value-type="float">
            <text:p>166795</text:p>
          </table:table-cell>
          <table:table-cell office:value-type="float" office:value="165263" calcext:value-type="float">
            <text:p>165263</text:p>
          </table:table-cell>
          <table:table-cell office:value-type="float" office:value="163255" calcext:value-type="float">
            <text:p>163255</text:p>
          </table:table-cell>
          <table:table-cell table:formula="of:=ROUNDDOWN([.C273]/[.B273]; 4)" office:value-type="float" office:value="0.9933" calcext:value-type="float">
            <text:p>0,9933</text:p>
          </table:table-cell>
          <table:table-cell table:formula="of:=ROUNDDOWN([.D273]/[.C273]; 4)" office:value-type="float" office:value="0.9927" calcext:value-type="float">
            <text:p>0,9927</text:p>
          </table:table-cell>
          <table:table-cell table:formula="of:=ROUNDDOWN([.E273]/[.D273]; 4)" office:value-type="float" office:value="0.9905" calcext:value-type="float">
            <text:p>0,9905</text:p>
          </table:table-cell>
          <table:table-cell table:formula="of:=ROUNDDOWN([.F273]/[.E273]; 4)" office:value-type="float" office:value="0.9908" calcext:value-type="float">
            <text:p>0,9908</text:p>
          </table:table-cell>
          <table:table-cell table:formula="of:=ROUNDDOWN([.G273]/[.F273]; 4)" office:value-type="float" office:value="0.9878" calcext:value-type="float">
            <text:p>0,9878</text:p>
          </table:table-cell>
          <table:table-cell table:formula="of:=AVERAGE([.H273:.L273])" office:value-type="float" office:value="0.99102" calcext:value-type="float">
            <text:p>0,99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3</text:p>
          </table:table-cell>
          <table:table-cell office:value-type="float" office:value="109757" calcext:value-type="float">
            <text:p>109757</text:p>
          </table:table-cell>
          <table:table-cell office:value-type="float" office:value="109398" calcext:value-type="float">
            <text:p>109398</text:p>
          </table:table-cell>
          <table:table-cell office:value-type="float" office:value="109021" calcext:value-type="float">
            <text:p>109021</text:p>
          </table:table-cell>
          <table:table-cell office:value-type="float" office:value="108434" calcext:value-type="float">
            <text:p>108434</text:p>
          </table:table-cell>
          <table:table-cell office:value-type="float" office:value="107807" calcext:value-type="float">
            <text:p>107807</text:p>
          </table:table-cell>
          <table:table-cell office:value-type="float" office:value="106846" calcext:value-type="float">
            <text:p>106846</text:p>
          </table:table-cell>
          <table:table-cell table:formula="of:=ROUNDDOWN([.C274]/[.B274]; 4)" office:value-type="float" office:value="0.9967" calcext:value-type="float">
            <text:p>0,9967</text:p>
          </table:table-cell>
          <table:table-cell table:formula="of:=ROUNDDOWN([.D274]/[.C274]; 4)" office:value-type="float" office:value="0.9965" calcext:value-type="float">
            <text:p>0,9965</text:p>
          </table:table-cell>
          <table:table-cell table:formula="of:=ROUNDDOWN([.E274]/[.D274]; 4)" office:value-type="float" office:value="0.9946" calcext:value-type="float">
            <text:p>0,9946</text:p>
          </table:table-cell>
          <table:table-cell table:formula="of:=ROUNDDOWN([.F274]/[.E274]; 4)" office:value-type="float" office:value="0.9942" calcext:value-type="float">
            <text:p>0,9942</text:p>
          </table:table-cell>
          <table:table-cell table:formula="of:=ROUNDDOWN([.G274]/[.F274]; 4)" office:value-type="float" office:value="0.991" calcext:value-type="float">
            <text:p>0,991</text:p>
          </table:table-cell>
          <table:table-cell table:formula="of:=AVERAGE([.H274:.L274])" office:value-type="float" office:value="0.9946" calcext:value-type="float">
            <text:p>0,9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4</text:p>
          </table:table-cell>
          <table:table-cell office:value-type="float" office:value="228179" calcext:value-type="float">
            <text:p>228179</text:p>
          </table:table-cell>
          <table:table-cell office:value-type="float" office:value="226225" calcext:value-type="float">
            <text:p>226225</text:p>
          </table:table-cell>
          <table:table-cell office:value-type="float" office:value="224376" calcext:value-type="float">
            <text:p>224376</text:p>
          </table:table-cell>
          <table:table-cell office:value-type="float" office:value="222292" calcext:value-type="float">
            <text:p>222292</text:p>
          </table:table-cell>
          <table:table-cell office:value-type="float" office:value="220433" calcext:value-type="float">
            <text:p>220433</text:p>
          </table:table-cell>
          <table:table-cell office:value-type="float" office:value="217530" calcext:value-type="float">
            <text:p>217530</text:p>
          </table:table-cell>
          <table:table-cell table:formula="of:=ROUNDDOWN([.C275]/[.B275]; 4)" office:value-type="float" office:value="0.9914" calcext:value-type="float">
            <text:p>0,9914</text:p>
          </table:table-cell>
          <table:table-cell table:formula="of:=ROUNDDOWN([.D275]/[.C275]; 4)" office:value-type="float" office:value="0.9918" calcext:value-type="float">
            <text:p>0,9918</text:p>
          </table:table-cell>
          <table:table-cell table:formula="of:=ROUNDDOWN([.E275]/[.D275]; 4)" office:value-type="float" office:value="0.9907" calcext:value-type="float">
            <text:p>0,9907</text:p>
          </table:table-cell>
          <table:table-cell table:formula="of:=ROUNDDOWN([.F275]/[.E275]; 4)" office:value-type="float" office:value="0.9916" calcext:value-type="float">
            <text:p>0,9916</text:p>
          </table:table-cell>
          <table:table-cell table:formula="of:=ROUNDDOWN([.G275]/[.F275]; 4)" office:value-type="float" office:value="0.9868" calcext:value-type="float">
            <text:p>0,9868</text:p>
          </table:table-cell>
          <table:table-cell table:formula="of:=AVERAGE([.H275:.L275])" office:value-type="float" office:value="0.99046" calcext:value-type="float">
            <text:p>0,99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5</text:p>
          </table:table-cell>
          <table:table-cell office:value-type="float" office:value="122712" calcext:value-type="float">
            <text:p>122712</text:p>
          </table:table-cell>
          <table:table-cell office:value-type="float" office:value="121802" calcext:value-type="float">
            <text:p>121802</text:p>
          </table:table-cell>
          <table:table-cell office:value-type="float" office:value="121121" calcext:value-type="float">
            <text:p>121121</text:p>
          </table:table-cell>
          <table:table-cell office:value-type="float" office:value="120259" calcext:value-type="float">
            <text:p>120259</text:p>
          </table:table-cell>
          <table:table-cell office:value-type="float" office:value="119373" calcext:value-type="float">
            <text:p>119373</text:p>
          </table:table-cell>
          <table:table-cell office:value-type="float" office:value="118285" calcext:value-type="float">
            <text:p>118285</text:p>
          </table:table-cell>
          <table:table-cell table:formula="of:=ROUNDDOWN([.C276]/[.B276]; 4)" office:value-type="float" office:value="0.9925" calcext:value-type="float">
            <text:p>0,9925</text:p>
          </table:table-cell>
          <table:table-cell table:formula="of:=ROUNDDOWN([.D276]/[.C276]; 4)" office:value-type="float" office:value="0.9944" calcext:value-type="float">
            <text:p>0,9944</text:p>
          </table:table-cell>
          <table:table-cell table:formula="of:=ROUNDDOWN([.E276]/[.D276]; 4)" office:value-type="float" office:value="0.9928" calcext:value-type="float">
            <text:p>0,9928</text:p>
          </table:table-cell>
          <table:table-cell table:formula="of:=ROUNDDOWN([.F276]/[.E276]; 4)" office:value-type="float" office:value="0.9926" calcext:value-type="float">
            <text:p>0,9926</text:p>
          </table:table-cell>
          <table:table-cell table:formula="of:=ROUNDDOWN([.G276]/[.F276]; 4)" office:value-type="float" office:value="0.9908" calcext:value-type="float">
            <text:p>0,9908</text:p>
          </table:table-cell>
          <table:table-cell table:formula="of:=AVERAGE([.H276:.L276])" office:value-type="float" office:value="0.99262" calcext:value-type="float">
            <text:p>0,99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6</text:p>
          </table:table-cell>
          <table:table-cell office:value-type="float" office:value="183392" calcext:value-type="float">
            <text:p>183392</text:p>
          </table:table-cell>
          <table:table-cell office:value-type="float" office:value="182156" calcext:value-type="float">
            <text:p>182156</text:p>
          </table:table-cell>
          <table:table-cell office:value-type="float" office:value="181309" calcext:value-type="float">
            <text:p>181309</text:p>
          </table:table-cell>
          <table:table-cell office:value-type="float" office:value="179806" calcext:value-type="float">
            <text:p>179806</text:p>
          </table:table-cell>
          <table:table-cell office:value-type="float" office:value="178603" calcext:value-type="float">
            <text:p>178603</text:p>
          </table:table-cell>
          <table:table-cell office:value-type="float" office:value="177049" calcext:value-type="float">
            <text:p>177049</text:p>
          </table:table-cell>
          <table:table-cell table:formula="of:=ROUNDDOWN([.C277]/[.B277]; 4)" office:value-type="float" office:value="0.9932" calcext:value-type="float">
            <text:p>0,9932</text:p>
          </table:table-cell>
          <table:table-cell table:formula="of:=ROUNDDOWN([.D277]/[.C277]; 4)" office:value-type="float" office:value="0.9953" calcext:value-type="float">
            <text:p>0,9953</text:p>
          </table:table-cell>
          <table:table-cell table:formula="of:=ROUNDDOWN([.E277]/[.D277]; 4)" office:value-type="float" office:value="0.9917" calcext:value-type="float">
            <text:p>0,9917</text:p>
          </table:table-cell>
          <table:table-cell table:formula="of:=ROUNDDOWN([.F277]/[.E277]; 4)" office:value-type="float" office:value="0.9933" calcext:value-type="float">
            <text:p>0,9933</text:p>
          </table:table-cell>
          <table:table-cell table:formula="of:=ROUNDDOWN([.G277]/[.F277]; 4)" office:value-type="float" office:value="0.9912" calcext:value-type="float">
            <text:p>0,9912</text:p>
          </table:table-cell>
          <table:table-cell table:formula="of:=AVERAGE([.H277:.L277])" office:value-type="float" office:value="0.99294" calcext:value-type="float">
            <text:p>0,99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7</text:p>
          </table:table-cell>
          <table:table-cell office:value-type="float" office:value="90283" calcext:value-type="float">
            <text:p>90283</text:p>
          </table:table-cell>
          <table:table-cell office:value-type="float" office:value="89883" calcext:value-type="float">
            <text:p>89883</text:p>
          </table:table-cell>
          <table:table-cell office:value-type="float" office:value="89590" calcext:value-type="float">
            <text:p>89590</text:p>
          </table:table-cell>
          <table:table-cell office:value-type="float" office:value="89128" calcext:value-type="float">
            <text:p>89128</text:p>
          </table:table-cell>
          <table:table-cell office:value-type="float" office:value="88743" calcext:value-type="float">
            <text:p>88743</text:p>
          </table:table-cell>
          <table:table-cell office:value-type="float" office:value="88038" calcext:value-type="float">
            <text:p>88038</text:p>
          </table:table-cell>
          <table:table-cell table:formula="of:=ROUNDDOWN([.C278]/[.B278]; 4)" office:value-type="float" office:value="0.9955" calcext:value-type="float">
            <text:p>0,9955</text:p>
          </table:table-cell>
          <table:table-cell table:formula="of:=ROUNDDOWN([.D278]/[.C278]; 4)" office:value-type="float" office:value="0.9967" calcext:value-type="float">
            <text:p>0,9967</text:p>
          </table:table-cell>
          <table:table-cell table:formula="of:=ROUNDDOWN([.E278]/[.D278]; 4)" office:value-type="float" office:value="0.9948" calcext:value-type="float">
            <text:p>0,9948</text:p>
          </table:table-cell>
          <table:table-cell table:formula="of:=ROUNDDOWN([.F278]/[.E278]; 4)" office:value-type="float" office:value="0.9956" calcext:value-type="float">
            <text:p>0,9956</text:p>
          </table:table-cell>
          <table:table-cell table:formula="of:=ROUNDDOWN([.G278]/[.F278]; 4)" office:value-type="float" office:value="0.992" calcext:value-type="float">
            <text:p>0,992</text:p>
          </table:table-cell>
          <table:table-cell table:formula="of:=AVERAGE([.H278:.L278])" office:value-type="float" office:value="0.99492" calcext:value-type="float">
            <text:p>0,99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8</text:p>
          </table:table-cell>
          <table:table-cell office:value-type="float" office:value="92847" calcext:value-type="float">
            <text:p>92847</text:p>
          </table:table-cell>
          <table:table-cell office:value-type="float" office:value="92473" calcext:value-type="float">
            <text:p>92473</text:p>
          </table:table-cell>
          <table:table-cell office:value-type="float" office:value="92090" calcext:value-type="float">
            <text:p>92090</text:p>
          </table:table-cell>
          <table:table-cell office:value-type="float" office:value="91563" calcext:value-type="float">
            <text:p>91563</text:p>
          </table:table-cell>
          <table:table-cell office:value-type="float" office:value="91115" calcext:value-type="float">
            <text:p>91115</text:p>
          </table:table-cell>
          <table:table-cell office:value-type="float" office:value="90368" calcext:value-type="float">
            <text:p>90368</text:p>
          </table:table-cell>
          <table:table-cell table:formula="of:=ROUNDDOWN([.C279]/[.B279]; 4)" office:value-type="float" office:value="0.9959" calcext:value-type="float">
            <text:p>0,9959</text:p>
          </table:table-cell>
          <table:table-cell table:formula="of:=ROUNDDOWN([.D279]/[.C279]; 4)" office:value-type="float" office:value="0.9958" calcext:value-type="float">
            <text:p>0,9958</text:p>
          </table:table-cell>
          <table:table-cell table:formula="of:=ROUNDDOWN([.E279]/[.D279]; 4)" office:value-type="float" office:value="0.9942" calcext:value-type="float">
            <text:p>0,9942</text:p>
          </table:table-cell>
          <table:table-cell table:formula="of:=ROUNDDOWN([.F279]/[.E279]; 4)" office:value-type="float" office:value="0.9951" calcext:value-type="float">
            <text:p>0,9951</text:p>
          </table:table-cell>
          <table:table-cell table:formula="of:=ROUNDDOWN([.G279]/[.F279]; 4)" office:value-type="float" office:value="0.9918" calcext:value-type="float">
            <text:p>0,9918</text:p>
          </table:table-cell>
          <table:table-cell table:formula="of:=AVERAGE([.H279:.L279])" office:value-type="float" office:value="0.99456" calcext:value-type="float">
            <text:p>0,99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9</text:p>
          </table:table-cell>
          <table:table-cell office:value-type="float" office:value="299910" calcext:value-type="float">
            <text:p>299910</text:p>
          </table:table-cell>
          <table:table-cell office:value-type="float" office:value="298111" calcext:value-type="float">
            <text:p>298111</text:p>
          </table:table-cell>
          <table:table-cell office:value-type="float" office:value="296262" calcext:value-type="float">
            <text:p>296262</text:p>
          </table:table-cell>
          <table:table-cell office:value-type="float" office:value="294510" calcext:value-type="float">
            <text:p>294510</text:p>
          </table:table-cell>
          <table:table-cell office:value-type="float" office:value="292774" calcext:value-type="float">
            <text:p>292774</text:p>
          </table:table-cell>
          <table:table-cell office:value-type="float" office:value="290553" calcext:value-type="float">
            <text:p>290553</text:p>
          </table:table-cell>
          <table:table-cell table:formula="of:=ROUNDDOWN([.C280]/[.B280]; 4)" office:value-type="float" office:value="0.994" calcext:value-type="float">
            <text:p>0,994</text:p>
          </table:table-cell>
          <table:table-cell table:formula="of:=ROUNDDOWN([.D280]/[.C280]; 4)" office:value-type="float" office:value="0.9937" calcext:value-type="float">
            <text:p>0,9937</text:p>
          </table:table-cell>
          <table:table-cell table:formula="of:=ROUNDDOWN([.E280]/[.D280]; 4)" office:value-type="float" office:value="0.994" calcext:value-type="float">
            <text:p>0,994</text:p>
          </table:table-cell>
          <table:table-cell table:formula="of:=ROUNDDOWN([.F280]/[.E280]; 4)" office:value-type="float" office:value="0.9941" calcext:value-type="float">
            <text:p>0,9941</text:p>
          </table:table-cell>
          <table:table-cell table:formula="of:=ROUNDDOWN([.G280]/[.F280]; 4)" office:value-type="float" office:value="0.9924" calcext:value-type="float">
            <text:p>0,9924</text:p>
          </table:table-cell>
          <table:table-cell table:formula="of:=AVERAGE([.H280:.L280])" office:value-type="float" office:value="0.99364" calcext:value-type="float">
            <text:p>0,99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0</text:p>
          </table:table-cell>
          <table:table-cell office:value-type="float" office:value="74851" calcext:value-type="float">
            <text:p>74851</text:p>
          </table:table-cell>
          <table:table-cell office:value-type="float" office:value="74592" calcext:value-type="float">
            <text:p>74592</text:p>
          </table:table-cell>
          <table:table-cell office:value-type="float" office:value="74647" calcext:value-type="float">
            <text:p>74647</text:p>
          </table:table-cell>
          <table:table-cell office:value-type="float" office:value="74586" calcext:value-type="float">
            <text:p>74586</text:p>
          </table:table-cell>
          <table:table-cell office:value-type="float" office:value="74618" calcext:value-type="float">
            <text:p>74618</text:p>
          </table:table-cell>
          <table:table-cell office:value-type="float" office:value="74559" calcext:value-type="float">
            <text:p>74559</text:p>
          </table:table-cell>
          <table:table-cell table:formula="of:=ROUNDDOWN([.C281]/[.B281]; 4)" office:value-type="float" office:value="0.9965" calcext:value-type="float">
            <text:p>0,9965</text:p>
          </table:table-cell>
          <table:table-cell table:formula="of:=ROUNDDOWN([.D281]/[.C281]; 4)" office:value-type="float" office:value="1.0007" calcext:value-type="float">
            <text:p>1,0007</text:p>
          </table:table-cell>
          <table:table-cell table:formula="of:=ROUNDDOWN([.E281]/[.D281]; 4)" office:value-type="float" office:value="0.9991" calcext:value-type="float">
            <text:p>0,9991</text:p>
          </table:table-cell>
          <table:table-cell table:formula="of:=ROUNDDOWN([.F281]/[.E281]; 4)" office:value-type="float" office:value="1.0004" calcext:value-type="float">
            <text:p>1,0004</text:p>
          </table:table-cell>
          <table:table-cell table:formula="of:=ROUNDDOWN([.G281]/[.F281]; 4)" office:value-type="float" office:value="0.9992" calcext:value-type="float">
            <text:p>0,9992</text:p>
          </table:table-cell>
          <table:table-cell table:formula="of:=AVERAGE([.H281:.L281])" office:value-type="float" office:value="0.99918" calcext:value-type="float">
            <text:p>0,99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1</text:p>
          </table:table-cell>
          <table:table-cell office:value-type="float" office:value="56374" calcext:value-type="float">
            <text:p>56374</text:p>
          </table:table-cell>
          <table:table-cell office:value-type="float" office:value="55954" calcext:value-type="float">
            <text:p>55954</text:p>
          </table:table-cell>
          <table:table-cell office:value-type="float" office:value="55652" calcext:value-type="float">
            <text:p>55652</text:p>
          </table:table-cell>
          <table:table-cell office:value-type="float" office:value="55299" calcext:value-type="float">
            <text:p>55299</text:p>
          </table:table-cell>
          <table:table-cell office:value-type="float" office:value="55030" calcext:value-type="float">
            <text:p>55030</text:p>
          </table:table-cell>
          <table:table-cell office:value-type="float" office:value="54702" calcext:value-type="float">
            <text:p>54702</text:p>
          </table:table-cell>
          <table:table-cell table:formula="of:=ROUNDDOWN([.C282]/[.B282]; 4)" office:value-type="float" office:value="0.9925" calcext:value-type="float">
            <text:p>0,9925</text:p>
          </table:table-cell>
          <table:table-cell table:formula="of:=ROUNDDOWN([.D282]/[.C282]; 4)" office:value-type="float" office:value="0.9946" calcext:value-type="float">
            <text:p>0,9946</text:p>
          </table:table-cell>
          <table:table-cell table:formula="of:=ROUNDDOWN([.E282]/[.D282]; 4)" office:value-type="float" office:value="0.9936" calcext:value-type="float">
            <text:p>0,9936</text:p>
          </table:table-cell>
          <table:table-cell table:formula="of:=ROUNDDOWN([.F282]/[.E282]; 4)" office:value-type="float" office:value="0.9951" calcext:value-type="float">
            <text:p>0,9951</text:p>
          </table:table-cell>
          <table:table-cell table:formula="of:=ROUNDDOWN([.G282]/[.F282]; 4)" office:value-type="float" office:value="0.994" calcext:value-type="float">
            <text:p>0,994</text:p>
          </table:table-cell>
          <table:table-cell table:formula="of:=AVERAGE([.H282:.L282])" office:value-type="float" office:value="0.99396" calcext:value-type="float">
            <text:p>0,99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2</text:p>
          </table:table-cell>
          <table:table-cell office:value-type="float" office:value="139844" calcext:value-type="float">
            <text:p>139844</text:p>
          </table:table-cell>
          <table:table-cell office:value-type="float" office:value="139125" calcext:value-type="float">
            <text:p>139125</text:p>
          </table:table-cell>
          <table:table-cell office:value-type="float" office:value="138578" calcext:value-type="float">
            <text:p>138578</text:p>
          </table:table-cell>
          <table:table-cell office:value-type="float" office:value="138000" calcext:value-type="float">
            <text:p>138000</text:p>
          </table:table-cell>
          <table:table-cell office:value-type="float" office:value="137360" calcext:value-type="float">
            <text:p>137360</text:p>
          </table:table-cell>
          <table:table-cell office:value-type="float" office:value="136423" calcext:value-type="float">
            <text:p>136423</text:p>
          </table:table-cell>
          <table:table-cell table:formula="of:=ROUNDDOWN([.C283]/[.B283]; 4)" office:value-type="float" office:value="0.9948" calcext:value-type="float">
            <text:p>0,9948</text:p>
          </table:table-cell>
          <table:table-cell table:formula="of:=ROUNDDOWN([.D283]/[.C283]; 4)" office:value-type="float" office:value="0.996" calcext:value-type="float">
            <text:p>0,996</text:p>
          </table:table-cell>
          <table:table-cell table:formula="of:=ROUNDDOWN([.E283]/[.D283]; 4)" office:value-type="float" office:value="0.9958" calcext:value-type="float">
            <text:p>0,9958</text:p>
          </table:table-cell>
          <table:table-cell table:formula="of:=ROUNDDOWN([.F283]/[.E283]; 4)" office:value-type="float" office:value="0.9953" calcext:value-type="float">
            <text:p>0,9953</text:p>
          </table:table-cell>
          <table:table-cell table:formula="of:=ROUNDDOWN([.G283]/[.F283]; 4)" office:value-type="float" office:value="0.9931" calcext:value-type="float">
            <text:p>0,9931</text:p>
          </table:table-cell>
          <table:table-cell table:formula="of:=AVERAGE([.H283:.L283])" office:value-type="float" office:value="0.995" calcext:value-type="float">
            <text:p>0,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3</text:p>
          </table:table-cell>
          <table:table-cell office:value-type="float" office:value="139595" calcext:value-type="float">
            <text:p>139595</text:p>
          </table:table-cell>
          <table:table-cell office:value-type="float" office:value="139252" calcext:value-type="float">
            <text:p>139252</text:p>
          </table:table-cell>
          <table:table-cell office:value-type="float" office:value="139129" calcext:value-type="float">
            <text:p>139129</text:p>
          </table:table-cell>
          <table:table-cell office:value-type="float" office:value="138696" calcext:value-type="float">
            <text:p>138696</text:p>
          </table:table-cell>
          <table:table-cell office:value-type="float" office:value="138098" calcext:value-type="float">
            <text:p>138098</text:p>
          </table:table-cell>
          <table:table-cell office:value-type="float" office:value="137128" calcext:value-type="float">
            <text:p>137128</text:p>
          </table:table-cell>
          <table:table-cell table:formula="of:=ROUNDDOWN([.C284]/[.B284]; 4)" office:value-type="float" office:value="0.9975" calcext:value-type="float">
            <text:p>0,9975</text:p>
          </table:table-cell>
          <table:table-cell table:formula="of:=ROUNDDOWN([.D284]/[.C284]; 4)" office:value-type="float" office:value="0.9991" calcext:value-type="float">
            <text:p>0,9991</text:p>
          </table:table-cell>
          <table:table-cell table:formula="of:=ROUNDDOWN([.E284]/[.D284]; 4)" office:value-type="float" office:value="0.9968" calcext:value-type="float">
            <text:p>0,9968</text:p>
          </table:table-cell>
          <table:table-cell table:formula="of:=ROUNDDOWN([.F284]/[.E284]; 4)" office:value-type="float" office:value="0.9956" calcext:value-type="float">
            <text:p>0,9956</text:p>
          </table:table-cell>
          <table:table-cell table:formula="of:=ROUNDDOWN([.G284]/[.F284]; 4)" office:value-type="float" office:value="0.9929" calcext:value-type="float">
            <text:p>0,9929</text:p>
          </table:table-cell>
          <table:table-cell table:formula="of:=AVERAGE([.H284:.L284])" office:value-type="float" office:value="0.99638" calcext:value-type="float">
            <text:p>0,99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4</text:p>
          </table:table-cell>
          <table:table-cell office:value-type="float" office:value="68231" calcext:value-type="float">
            <text:p>68231</text:p>
          </table:table-cell>
          <table:table-cell office:value-type="float" office:value="67905" calcext:value-type="float">
            <text:p>67905</text:p>
          </table:table-cell>
          <table:table-cell office:value-type="float" office:value="67523" calcext:value-type="float">
            <text:p>67523</text:p>
          </table:table-cell>
          <table:table-cell office:value-type="float" office:value="67154" calcext:value-type="float">
            <text:p>67154</text:p>
          </table:table-cell>
          <table:table-cell office:value-type="float" office:value="66841" calcext:value-type="float">
            <text:p>66841</text:p>
          </table:table-cell>
          <table:table-cell office:value-type="float" office:value="66270" calcext:value-type="float">
            <text:p>66270</text:p>
          </table:table-cell>
          <table:table-cell table:formula="of:=ROUNDDOWN([.C285]/[.B285]; 4)" office:value-type="float" office:value="0.9952" calcext:value-type="float">
            <text:p>0,9952</text:p>
          </table:table-cell>
          <table:table-cell table:formula="of:=ROUNDDOWN([.D285]/[.C285]; 4)" office:value-type="float" office:value="0.9943" calcext:value-type="float">
            <text:p>0,9943</text:p>
          </table:table-cell>
          <table:table-cell table:formula="of:=ROUNDDOWN([.E285]/[.D285]; 4)" office:value-type="float" office:value="0.9945" calcext:value-type="float">
            <text:p>0,9945</text:p>
          </table:table-cell>
          <table:table-cell table:formula="of:=ROUNDDOWN([.F285]/[.E285]; 4)" office:value-type="float" office:value="0.9953" calcext:value-type="float">
            <text:p>0,9953</text:p>
          </table:table-cell>
          <table:table-cell table:formula="of:=ROUNDDOWN([.G285]/[.F285]; 4)" office:value-type="float" office:value="0.9914" calcext:value-type="float">
            <text:p>0,9914</text:p>
          </table:table-cell>
          <table:table-cell table:formula="of:=AVERAGE([.H285:.L285])" office:value-type="float" office:value="0.99414" calcext:value-type="float">
            <text:p>0,99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5</text:p>
          </table:table-cell>
          <table:table-cell office:value-type="float" office:value="207381" calcext:value-type="float">
            <text:p>207381</text:p>
          </table:table-cell>
          <table:table-cell office:value-type="float" office:value="205873" calcext:value-type="float">
            <text:p>205873</text:p>
          </table:table-cell>
          <table:table-cell office:value-type="float" office:value="204013" calcext:value-type="float">
            <text:p>204013</text:p>
          </table:table-cell>
          <table:table-cell office:value-type="float" office:value="202036" calcext:value-type="float">
            <text:p>202036</text:p>
          </table:table-cell>
          <table:table-cell office:value-type="float" office:value="199974" calcext:value-type="float">
            <text:p>199974</text:p>
          </table:table-cell>
          <table:table-cell office:value-type="float" office:value="197586" calcext:value-type="float">
            <text:p>197586</text:p>
          </table:table-cell>
          <table:table-cell table:formula="of:=ROUNDDOWN([.C286]/[.B286]; 4)" office:value-type="float" office:value="0.9927" calcext:value-type="float">
            <text:p>0,9927</text:p>
          </table:table-cell>
          <table:table-cell table:formula="of:=ROUNDDOWN([.D286]/[.C286]; 4)" office:value-type="float" office:value="0.9909" calcext:value-type="float">
            <text:p>0,9909</text:p>
          </table:table-cell>
          <table:table-cell table:formula="of:=ROUNDDOWN([.E286]/[.D286]; 4)" office:value-type="float" office:value="0.9903" calcext:value-type="float">
            <text:p>0,9903</text:p>
          </table:table-cell>
          <table:table-cell table:formula="of:=ROUNDDOWN([.F286]/[.E286]; 4)" office:value-type="float" office:value="0.9897" calcext:value-type="float">
            <text:p>0,9897</text:p>
          </table:table-cell>
          <table:table-cell table:formula="of:=ROUNDDOWN([.G286]/[.F286]; 4)" office:value-type="float" office:value="0.988" calcext:value-type="float">
            <text:p>0,988</text:p>
          </table:table-cell>
          <table:table-cell table:formula="of:=AVERAGE([.H286:.L286])" office:value-type="float" office:value="0.99032" calcext:value-type="float">
            <text:p>0,99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6</text:p>
          </table:table-cell>
          <table:table-cell office:value-type="float" office:value="50970" calcext:value-type="float">
            <text:p>50970</text:p>
          </table:table-cell>
          <table:table-cell office:value-type="float" office:value="50644" calcext:value-type="float">
            <text:p>50644</text:p>
          </table:table-cell>
          <table:table-cell office:value-type="float" office:value="50385" calcext:value-type="float">
            <text:p>50385</text:p>
          </table:table-cell>
          <table:table-cell office:value-type="float" office:value="50012" calcext:value-type="float">
            <text:p>50012</text:p>
          </table:table-cell>
          <table:table-cell office:value-type="float" office:value="49557" calcext:value-type="float">
            <text:p>49557</text:p>
          </table:table-cell>
          <table:table-cell office:value-type="float" office:value="49108" calcext:value-type="float">
            <text:p>49108</text:p>
          </table:table-cell>
          <table:table-cell table:formula="of:=ROUNDDOWN([.C287]/[.B287]; 4)" office:value-type="float" office:value="0.9936" calcext:value-type="float">
            <text:p>0,9936</text:p>
          </table:table-cell>
          <table:table-cell table:formula="of:=ROUNDDOWN([.D287]/[.C287]; 4)" office:value-type="float" office:value="0.9948" calcext:value-type="float">
            <text:p>0,9948</text:p>
          </table:table-cell>
          <table:table-cell table:formula="of:=ROUNDDOWN([.E287]/[.D287]; 4)" office:value-type="float" office:value="0.9925" calcext:value-type="float">
            <text:p>0,9925</text:p>
          </table:table-cell>
          <table:table-cell table:formula="of:=ROUNDDOWN([.F287]/[.E287]; 4)" office:value-type="float" office:value="0.9909" calcext:value-type="float">
            <text:p>0,9909</text:p>
          </table:table-cell>
          <table:table-cell table:formula="of:=ROUNDDOWN([.G287]/[.F287]; 4)" office:value-type="float" office:value="0.9909" calcext:value-type="float">
            <text:p>0,9909</text:p>
          </table:table-cell>
          <table:table-cell table:formula="of:=AVERAGE([.H287:.L287])" office:value-type="float" office:value="0.99254" calcext:value-type="float">
            <text:p>0,99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7</text:p>
          </table:table-cell>
          <table:table-cell office:value-type="float" office:value="128444" calcext:value-type="float">
            <text:p>128444</text:p>
          </table:table-cell>
          <table:table-cell office:value-type="float" office:value="128351" calcext:value-type="float">
            <text:p>128351</text:p>
          </table:table-cell>
          <table:table-cell office:value-type="float" office:value="128211" calcext:value-type="float">
            <text:p>128211</text:p>
          </table:table-cell>
          <table:table-cell office:value-type="float" office:value="127831" calcext:value-type="float">
            <text:p>127831</text:p>
          </table:table-cell>
          <table:table-cell office:value-type="float" office:value="127590" calcext:value-type="float">
            <text:p>127590</text:p>
          </table:table-cell>
          <table:table-cell office:value-type="float" office:value="126871" calcext:value-type="float">
            <text:p>126871</text:p>
          </table:table-cell>
          <table:table-cell table:formula="of:=ROUNDDOWN([.C288]/[.B288]; 4)" office:value-type="float" office:value="0.9992" calcext:value-type="float">
            <text:p>0,9992</text:p>
          </table:table-cell>
          <table:table-cell table:formula="of:=ROUNDDOWN([.D288]/[.C288]; 4)" office:value-type="float" office:value="0.9989" calcext:value-type="float">
            <text:p>0,9989</text:p>
          </table:table-cell>
          <table:table-cell table:formula="of:=ROUNDDOWN([.E288]/[.D288]; 4)" office:value-type="float" office:value="0.997" calcext:value-type="float">
            <text:p>0,997</text:p>
          </table:table-cell>
          <table:table-cell table:formula="of:=ROUNDDOWN([.F288]/[.E288]; 4)" office:value-type="float" office:value="0.9981" calcext:value-type="float">
            <text:p>0,9981</text:p>
          </table:table-cell>
          <table:table-cell table:formula="of:=ROUNDDOWN([.G288]/[.F288]; 4)" office:value-type="float" office:value="0.9943" calcext:value-type="float">
            <text:p>0,9943</text:p>
          </table:table-cell>
          <table:table-cell table:formula="of:=AVERAGE([.H288:.L288])" office:value-type="float" office:value="0.9975" calcext:value-type="float">
            <text:p>0,9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8</text:p>
          </table:table-cell>
          <table:table-cell office:value-type="float" office:value="176327" calcext:value-type="float">
            <text:p>176327</text:p>
          </table:table-cell>
          <table:table-cell office:value-type="float" office:value="175459" calcext:value-type="float">
            <text:p>175459</text:p>
          </table:table-cell>
          <table:table-cell office:value-type="float" office:value="174349" calcext:value-type="float">
            <text:p>174349</text:p>
          </table:table-cell>
          <table:table-cell office:value-type="float" office:value="173374" calcext:value-type="float">
            <text:p>173374</text:p>
          </table:table-cell>
          <table:table-cell office:value-type="float" office:value="172360" calcext:value-type="float">
            <text:p>172360</text:p>
          </table:table-cell>
          <table:table-cell office:value-type="float" office:value="170924" calcext:value-type="float">
            <text:p>170924</text:p>
          </table:table-cell>
          <table:table-cell table:formula="of:=ROUNDDOWN([.C289]/[.B289]; 4)" office:value-type="float" office:value="0.995" calcext:value-type="float">
            <text:p>0,995</text:p>
          </table:table-cell>
          <table:table-cell table:formula="of:=ROUNDDOWN([.D289]/[.C289]; 4)" office:value-type="float" office:value="0.9936" calcext:value-type="float">
            <text:p>0,9936</text:p>
          </table:table-cell>
          <table:table-cell table:formula="of:=ROUNDDOWN([.E289]/[.D289]; 4)" office:value-type="float" office:value="0.9944" calcext:value-type="float">
            <text:p>0,9944</text:p>
          </table:table-cell>
          <table:table-cell table:formula="of:=ROUNDDOWN([.F289]/[.E289]; 4)" office:value-type="float" office:value="0.9941" calcext:value-type="float">
            <text:p>0,9941</text:p>
          </table:table-cell>
          <table:table-cell table:formula="of:=ROUNDDOWN([.G289]/[.F289]; 4)" office:value-type="float" office:value="0.9916" calcext:value-type="float">
            <text:p>0,9916</text:p>
          </table:table-cell>
          <table:table-cell table:formula="of:=AVERAGE([.H289:.L289])" office:value-type="float" office:value="0.99374" calcext:value-type="float">
            <text:p>0,99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9</text:p>
          </table:table-cell>
          <table:table-cell office:value-type="float" office:value="61945" calcext:value-type="float">
            <text:p>61945</text:p>
          </table:table-cell>
          <table:table-cell office:value-type="float" office:value="62013" calcext:value-type="float">
            <text:p>62013</text:p>
          </table:table-cell>
          <table:table-cell office:value-type="float" office:value="62243" calcext:value-type="float">
            <text:p>62243</text:p>
          </table:table-cell>
          <table:table-cell office:value-type="float" office:value="62456" calcext:value-type="float">
            <text:p>62456</text:p>
          </table:table-cell>
          <table:table-cell office:value-type="float" office:value="62472" calcext:value-type="float">
            <text:p>62472</text:p>
          </table:table-cell>
          <table:table-cell office:value-type="float" office:value="62844" calcext:value-type="float">
            <text:p>62844</text:p>
          </table:table-cell>
          <table:table-cell table:formula="of:=ROUNDDOWN([.C290]/[.B290]; 4)" office:value-type="float" office:value="1.001" calcext:value-type="float">
            <text:p>1,001</text:p>
          </table:table-cell>
          <table:table-cell table:formula="of:=ROUNDDOWN([.D290]/[.C290]; 4)" office:value-type="float" office:value="1.0037" calcext:value-type="float">
            <text:p>1,0037</text:p>
          </table:table-cell>
          <table:table-cell table:formula="of:=ROUNDDOWN([.E290]/[.D290]; 4)" office:value-type="float" office:value="1.0034" calcext:value-type="float">
            <text:p>1,0034</text:p>
          </table:table-cell>
          <table:table-cell table:formula="of:=ROUNDDOWN([.F290]/[.E290]; 4)" office:value-type="float" office:value="1.0002" calcext:value-type="float">
            <text:p>1,0002</text:p>
          </table:table-cell>
          <table:table-cell table:formula="of:=ROUNDDOWN([.G290]/[.F290]; 4)" office:value-type="float" office:value="1.0059" calcext:value-type="float">
            <text:p>1,0059</text:p>
          </table:table-cell>
          <table:table-cell table:formula="of:=AVERAGE([.H290:.L290])" office:value-type="float" office:value="1.00284" calcext:value-type="float">
            <text:p>1,00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1</text:p>
          </table:table-cell>
          <table:table-cell office:value-type="float" office:value="73068" calcext:value-type="float">
            <text:p>73068</text:p>
          </table:table-cell>
          <table:table-cell office:value-type="float" office:value="72779" calcext:value-type="float">
            <text:p>72779</text:p>
          </table:table-cell>
          <table:table-cell office:value-type="float" office:value="72323" calcext:value-type="float">
            <text:p>72323</text:p>
          </table:table-cell>
          <table:table-cell office:value-type="float" office:value="72058" calcext:value-type="float">
            <text:p>72058</text:p>
          </table:table-cell>
          <table:table-cell office:value-type="float" office:value="71596" calcext:value-type="float">
            <text:p>71596</text:p>
          </table:table-cell>
          <table:table-cell office:value-type="float" office:value="71125" calcext:value-type="float">
            <text:p>71125</text:p>
          </table:table-cell>
          <table:table-cell table:formula="of:=ROUNDDOWN([.C291]/[.B291]; 4)" office:value-type="float" office:value="0.996" calcext:value-type="float">
            <text:p>0,996</text:p>
          </table:table-cell>
          <table:table-cell table:formula="of:=ROUNDDOWN([.D291]/[.C291]; 4)" office:value-type="float" office:value="0.9937" calcext:value-type="float">
            <text:p>0,9937</text:p>
          </table:table-cell>
          <table:table-cell table:formula="of:=ROUNDDOWN([.E291]/[.D291]; 4)" office:value-type="float" office:value="0.9963" calcext:value-type="float">
            <text:p>0,9963</text:p>
          </table:table-cell>
          <table:table-cell table:formula="of:=ROUNDDOWN([.F291]/[.E291]; 4)" office:value-type="float" office:value="0.9935" calcext:value-type="float">
            <text:p>0,9935</text:p>
          </table:table-cell>
          <table:table-cell table:formula="of:=ROUNDDOWN([.G291]/[.F291]; 4)" office:value-type="float" office:value="0.9934" calcext:value-type="float">
            <text:p>0,9934</text:p>
          </table:table-cell>
          <table:table-cell table:formula="of:=AVERAGE([.H291:.L291])" office:value-type="float" office:value="0.99458" calcext:value-type="float">
            <text:p>0,99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2</text:p>
          </table:table-cell>
          <table:table-cell office:value-type="float" office:value="87141" calcext:value-type="float">
            <text:p>87141</text:p>
          </table:table-cell>
          <table:table-cell office:value-type="float" office:value="86886" calcext:value-type="float">
            <text:p>86886</text:p>
          </table:table-cell>
          <table:table-cell office:value-type="float" office:value="86560" calcext:value-type="float">
            <text:p>86560</text:p>
          </table:table-cell>
          <table:table-cell office:value-type="float" office:value="86076" calcext:value-type="float">
            <text:p>86076</text:p>
          </table:table-cell>
          <table:table-cell office:value-type="float" office:value="85379" calcext:value-type="float">
            <text:p>85379</text:p>
          </table:table-cell>
          <table:table-cell office:value-type="float" office:value="84908" calcext:value-type="float">
            <text:p>84908</text:p>
          </table:table-cell>
          <table:table-cell table:formula="of:=ROUNDDOWN([.C292]/[.B292]; 4)" office:value-type="float" office:value="0.997" calcext:value-type="float">
            <text:p>0,997</text:p>
          </table:table-cell>
          <table:table-cell table:formula="of:=ROUNDDOWN([.D292]/[.C292]; 4)" office:value-type="float" office:value="0.9962" calcext:value-type="float">
            <text:p>0,9962</text:p>
          </table:table-cell>
          <table:table-cell table:formula="of:=ROUNDDOWN([.E292]/[.D292]; 4)" office:value-type="float" office:value="0.9944" calcext:value-type="float">
            <text:p>0,9944</text:p>
          </table:table-cell>
          <table:table-cell table:formula="of:=ROUNDDOWN([.F292]/[.E292]; 4)" office:value-type="float" office:value="0.9919" calcext:value-type="float">
            <text:p>0,9919</text:p>
          </table:table-cell>
          <table:table-cell table:formula="of:=ROUNDDOWN([.G292]/[.F292]; 4)" office:value-type="float" office:value="0.9944" calcext:value-type="float">
            <text:p>0,9944</text:p>
          </table:table-cell>
          <table:table-cell table:formula="of:=AVERAGE([.H292:.L292])" office:value-type="float" office:value="0.99478" calcext:value-type="float">
            <text:p>0,99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3</text:p>
          </table:table-cell>
          <table:table-cell office:value-type="float" office:value="34449" calcext:value-type="float">
            <text:p>34449</text:p>
          </table:table-cell>
          <table:table-cell office:value-type="float" office:value="34273" calcext:value-type="float">
            <text:p>34273</text:p>
          </table:table-cell>
          <table:table-cell office:value-type="float" office:value="34049" calcext:value-type="float">
            <text:p>34049</text:p>
          </table:table-cell>
          <table:table-cell office:value-type="float" office:value="33851" calcext:value-type="float">
            <text:p>33851</text:p>
          </table:table-cell>
          <table:table-cell office:value-type="float" office:value="33619" calcext:value-type="float">
            <text:p>33619</text:p>
          </table:table-cell>
          <table:table-cell office:value-type="float" office:value="33340" calcext:value-type="float">
            <text:p>33340</text:p>
          </table:table-cell>
          <table:table-cell table:formula="of:=ROUNDDOWN([.C293]/[.B293]; 4)" office:value-type="float" office:value="0.9948" calcext:value-type="float">
            <text:p>0,9948</text:p>
          </table:table-cell>
          <table:table-cell table:formula="of:=ROUNDDOWN([.D293]/[.C293]; 4)" office:value-type="float" office:value="0.9934" calcext:value-type="float">
            <text:p>0,9934</text:p>
          </table:table-cell>
          <table:table-cell table:formula="of:=ROUNDDOWN([.E293]/[.D293]; 4)" office:value-type="float" office:value="0.9941" calcext:value-type="float">
            <text:p>0,9941</text:p>
          </table:table-cell>
          <table:table-cell table:formula="of:=ROUNDDOWN([.F293]/[.E293]; 4)" office:value-type="float" office:value="0.9931" calcext:value-type="float">
            <text:p>0,9931</text:p>
          </table:table-cell>
          <table:table-cell table:formula="of:=ROUNDDOWN([.G293]/[.F293]; 4)" office:value-type="float" office:value="0.9917" calcext:value-type="float">
            <text:p>0,9917</text:p>
          </table:table-cell>
          <table:table-cell table:formula="of:=AVERAGE([.H293:.L293])" office:value-type="float" office:value="0.99342" calcext:value-type="float">
            <text:p>0,99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4</text:p>
          </table:table-cell>
          <table:table-cell office:value-type="float" office:value="208526" calcext:value-type="float">
            <text:p>208526</text:p>
          </table:table-cell>
          <table:table-cell office:value-type="float" office:value="208977" calcext:value-type="float">
            <text:p>208977</text:p>
          </table:table-cell>
          <table:table-cell office:value-type="float" office:value="210102" calcext:value-type="float">
            <text:p>210102</text:p>
          </table:table-cell>
          <table:table-cell office:value-type="float" office:value="210694" calcext:value-type="float">
            <text:p>210694</text:p>
          </table:table-cell>
          <table:table-cell office:value-type="float" office:value="211259" calcext:value-type="float">
            <text:p>211259</text:p>
          </table:table-cell>
          <table:table-cell office:value-type="float" office:value="210992" calcext:value-type="float">
            <text:p>210992</text:p>
          </table:table-cell>
          <table:table-cell table:formula="of:=ROUNDDOWN([.C294]/[.B294]; 4)" office:value-type="float" office:value="1.0021" calcext:value-type="float">
            <text:p>1,0021</text:p>
          </table:table-cell>
          <table:table-cell table:formula="of:=ROUNDDOWN([.D294]/[.C294]; 4)" office:value-type="float" office:value="1.0053" calcext:value-type="float">
            <text:p>1,0053</text:p>
          </table:table-cell>
          <table:table-cell table:formula="of:=ROUNDDOWN([.E294]/[.D294]; 4)" office:value-type="float" office:value="1.0028" calcext:value-type="float">
            <text:p>1,0028</text:p>
          </table:table-cell>
          <table:table-cell table:formula="of:=ROUNDDOWN([.F294]/[.E294]; 4)" office:value-type="float" office:value="1.0026" calcext:value-type="float">
            <text:p>1,0026</text:p>
          </table:table-cell>
          <table:table-cell table:formula="of:=ROUNDDOWN([.G294]/[.F294]; 4)" office:value-type="float" office:value="0.9987" calcext:value-type="float">
            <text:p>0,9987</text:p>
          </table:table-cell>
          <table:table-cell table:formula="of:=AVERAGE([.H294:.L294])" office:value-type="float" office:value="1.0023" calcext:value-type="float">
            <text:p>1,0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5</text:p>
          </table:table-cell>
          <table:table-cell office:value-type="float" office:value="82336" calcext:value-type="float">
            <text:p>82336</text:p>
          </table:table-cell>
          <table:table-cell office:value-type="float" office:value="81902" calcext:value-type="float">
            <text:p>81902</text:p>
          </table:table-cell>
          <table:table-cell office:value-type="float" office:value="81315" calcext:value-type="float">
            <text:p>81315</text:p>
          </table:table-cell>
          <table:table-cell office:value-type="float" office:value="80648" calcext:value-type="float">
            <text:p>80648</text:p>
          </table:table-cell>
          <table:table-cell office:value-type="float" office:value="79858" calcext:value-type="float">
            <text:p>79858</text:p>
          </table:table-cell>
          <table:table-cell office:value-type="float" office:value="79072" calcext:value-type="float">
            <text:p>79072</text:p>
          </table:table-cell>
          <table:table-cell table:formula="of:=ROUNDDOWN([.C295]/[.B295]; 4)" office:value-type="float" office:value="0.9947" calcext:value-type="float">
            <text:p>0,9947</text:p>
          </table:table-cell>
          <table:table-cell table:formula="of:=ROUNDDOWN([.D295]/[.C295]; 4)" office:value-type="float" office:value="0.9928" calcext:value-type="float">
            <text:p>0,9928</text:p>
          </table:table-cell>
          <table:table-cell table:formula="of:=ROUNDDOWN([.E295]/[.D295]; 4)" office:value-type="float" office:value="0.9917" calcext:value-type="float">
            <text:p>0,9917</text:p>
          </table:table-cell>
          <table:table-cell table:formula="of:=ROUNDDOWN([.F295]/[.E295]; 4)" office:value-type="float" office:value="0.9902" calcext:value-type="float">
            <text:p>0,9902</text:p>
          </table:table-cell>
          <table:table-cell table:formula="of:=ROUNDDOWN([.G295]/[.F295]; 4)" office:value-type="float" office:value="0.9901" calcext:value-type="float">
            <text:p>0,9901</text:p>
          </table:table-cell>
          <table:table-cell table:formula="of:=AVERAGE([.H295:.L295])" office:value-type="float" office:value="0.9919" calcext:value-type="float">
            <text:p>0,9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6</text:p>
          </table:table-cell>
          <table:table-cell office:value-type="float" office:value="53821" calcext:value-type="float">
            <text:p>53821</text:p>
          </table:table-cell>
          <table:table-cell office:value-type="float" office:value="53361" calcext:value-type="float">
            <text:p>53361</text:p>
          </table:table-cell>
          <table:table-cell office:value-type="float" office:value="53028" calcext:value-type="float">
            <text:p>53028</text:p>
          </table:table-cell>
          <table:table-cell office:value-type="float" office:value="52577" calcext:value-type="float">
            <text:p>52577</text:p>
          </table:table-cell>
          <table:table-cell office:value-type="float" office:value="52089" calcext:value-type="float">
            <text:p>52089</text:p>
          </table:table-cell>
          <table:table-cell office:value-type="float" office:value="51525" calcext:value-type="float">
            <text:p>51525</text:p>
          </table:table-cell>
          <table:table-cell table:formula="of:=ROUNDDOWN([.C296]/[.B296]; 4)" office:value-type="float" office:value="0.9914" calcext:value-type="float">
            <text:p>0,9914</text:p>
          </table:table-cell>
          <table:table-cell table:formula="of:=ROUNDDOWN([.D296]/[.C296]; 4)" office:value-type="float" office:value="0.9937" calcext:value-type="float">
            <text:p>0,9937</text:p>
          </table:table-cell>
          <table:table-cell table:formula="of:=ROUNDDOWN([.E296]/[.D296]; 4)" office:value-type="float" office:value="0.9914" calcext:value-type="float">
            <text:p>0,9914</text:p>
          </table:table-cell>
          <table:table-cell table:formula="of:=ROUNDDOWN([.F296]/[.E296]; 4)" office:value-type="float" office:value="0.9907" calcext:value-type="float">
            <text:p>0,9907</text:p>
          </table:table-cell>
          <table:table-cell table:formula="of:=ROUNDDOWN([.G296]/[.F296]; 4)" office:value-type="float" office:value="0.9891" calcext:value-type="float">
            <text:p>0,9891</text:p>
          </table:table-cell>
          <table:table-cell table:formula="of:=AVERAGE([.H296:.L296])" office:value-type="float" office:value="0.99126" calcext:value-type="float">
            <text:p>0,99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7</text:p>
          </table:table-cell>
          <table:table-cell office:value-type="float" office:value="112417" calcext:value-type="float">
            <text:p>112417</text:p>
          </table:table-cell>
          <table:table-cell office:value-type="float" office:value="111984" calcext:value-type="float">
            <text:p>111984</text:p>
          </table:table-cell>
          <table:table-cell office:value-type="float" office:value="111111" calcext:value-type="float">
            <text:p>111111</text:p>
          </table:table-cell>
          <table:table-cell office:value-type="float" office:value="110127" calcext:value-type="float">
            <text:p>110127</text:p>
          </table:table-cell>
          <table:table-cell office:value-type="float" office:value="108964" calcext:value-type="float">
            <text:p>108964</text:p>
          </table:table-cell>
          <table:table-cell office:value-type="float" office:value="107711" calcext:value-type="float">
            <text:p>107711</text:p>
          </table:table-cell>
          <table:table-cell table:formula="of:=ROUNDDOWN([.C297]/[.B297]; 4)" office:value-type="float" office:value="0.9961" calcext:value-type="float">
            <text:p>0,9961</text:p>
          </table:table-cell>
          <table:table-cell table:formula="of:=ROUNDDOWN([.D297]/[.C297]; 4)" office:value-type="float" office:value="0.9922" calcext:value-type="float">
            <text:p>0,9922</text:p>
          </table:table-cell>
          <table:table-cell table:formula="of:=ROUNDDOWN([.E297]/[.D297]; 4)" office:value-type="float" office:value="0.9911" calcext:value-type="float">
            <text:p>0,9911</text:p>
          </table:table-cell>
          <table:table-cell table:formula="of:=ROUNDDOWN([.F297]/[.E297]; 4)" office:value-type="float" office:value="0.9894" calcext:value-type="float">
            <text:p>0,9894</text:p>
          </table:table-cell>
          <table:table-cell table:formula="of:=ROUNDDOWN([.G297]/[.F297]; 4)" office:value-type="float" office:value="0.9885" calcext:value-type="float">
            <text:p>0,9885</text:p>
          </table:table-cell>
          <table:table-cell table:formula="of:=AVERAGE([.H297:.L297])" office:value-type="float" office:value="0.99146" calcext:value-type="float">
            <text:p>0,99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8</text:p>
          </table:table-cell>
          <table:table-cell office:value-type="float" office:value="40081" calcext:value-type="float">
            <text:p>40081</text:p>
          </table:table-cell>
          <table:table-cell office:value-type="float" office:value="39838" calcext:value-type="float">
            <text:p>39838</text:p>
          </table:table-cell>
          <table:table-cell office:value-type="float" office:value="39497" calcext:value-type="float">
            <text:p>39497</text:p>
          </table:table-cell>
          <table:table-cell office:value-type="float" office:value="39271" calcext:value-type="float">
            <text:p>39271</text:p>
          </table:table-cell>
          <table:table-cell office:value-type="float" office:value="38926" calcext:value-type="float">
            <text:p>38926</text:p>
          </table:table-cell>
          <table:table-cell office:value-type="float" office:value="38487" calcext:value-type="float">
            <text:p>38487</text:p>
          </table:table-cell>
          <table:table-cell table:formula="of:=ROUNDDOWN([.C298]/[.B298]; 4)" office:value-type="float" office:value="0.9939" calcext:value-type="float">
            <text:p>0,9939</text:p>
          </table:table-cell>
          <table:table-cell table:formula="of:=ROUNDDOWN([.D298]/[.C298]; 4)" office:value-type="float" office:value="0.9914" calcext:value-type="float">
            <text:p>0,9914</text:p>
          </table:table-cell>
          <table:table-cell table:formula="of:=ROUNDDOWN([.E298]/[.D298]; 4)" office:value-type="float" office:value="0.9942" calcext:value-type="float">
            <text:p>0,9942</text:p>
          </table:table-cell>
          <table:table-cell table:formula="of:=ROUNDDOWN([.F298]/[.E298]; 4)" office:value-type="float" office:value="0.9912" calcext:value-type="float">
            <text:p>0,9912</text:p>
          </table:table-cell>
          <table:table-cell table:formula="of:=ROUNDDOWN([.G298]/[.F298]; 4)" office:value-type="float" office:value="0.9887" calcext:value-type="float">
            <text:p>0,9887</text:p>
          </table:table-cell>
          <table:table-cell table:formula="of:=AVERAGE([.H298:.L298])" office:value-type="float" office:value="0.99188" calcext:value-type="float">
            <text:p>0,99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9</text:p>
          </table:table-cell>
          <table:table-cell office:value-type="float" office:value="79266" calcext:value-type="float">
            <text:p>79266</text:p>
          </table:table-cell>
          <table:table-cell office:value-type="float" office:value="78858" calcext:value-type="float">
            <text:p>78858</text:p>
          </table:table-cell>
          <table:table-cell office:value-type="float" office:value="78405" calcext:value-type="float">
            <text:p>78405</text:p>
          </table:table-cell>
          <table:table-cell office:value-type="float" office:value="77773" calcext:value-type="float">
            <text:p>77773</text:p>
          </table:table-cell>
          <table:table-cell office:value-type="float" office:value="77017" calcext:value-type="float">
            <text:p>77017</text:p>
          </table:table-cell>
          <table:table-cell office:value-type="float" office:value="76346" calcext:value-type="float">
            <text:p>76346</text:p>
          </table:table-cell>
          <table:table-cell table:formula="of:=ROUNDDOWN([.C299]/[.B299]; 4)" office:value-type="float" office:value="0.9948" calcext:value-type="float">
            <text:p>0,9948</text:p>
          </table:table-cell>
          <table:table-cell table:formula="of:=ROUNDDOWN([.D299]/[.C299]; 4)" office:value-type="float" office:value="0.9942" calcext:value-type="float">
            <text:p>0,9942</text:p>
          </table:table-cell>
          <table:table-cell table:formula="of:=ROUNDDOWN([.E299]/[.D299]; 4)" office:value-type="float" office:value="0.9919" calcext:value-type="float">
            <text:p>0,9919</text:p>
          </table:table-cell>
          <table:table-cell table:formula="of:=ROUNDDOWN([.F299]/[.E299]; 4)" office:value-type="float" office:value="0.9902" calcext:value-type="float">
            <text:p>0,9902</text:p>
          </table:table-cell>
          <table:table-cell table:formula="of:=ROUNDDOWN([.G299]/[.F299]; 4)" office:value-type="float" office:value="0.9912" calcext:value-type="float">
            <text:p>0,9912</text:p>
          </table:table-cell>
          <table:table-cell table:formula="of:=AVERAGE([.H299:.L299])" office:value-type="float" office:value="0.99246" calcext:value-type="float">
            <text:p>0,99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10</text:p>
          </table:table-cell>
          <table:table-cell office:value-type="float" office:value="77039" calcext:value-type="float">
            <text:p>77039</text:p>
          </table:table-cell>
          <table:table-cell office:value-type="float" office:value="76384" calcext:value-type="float">
            <text:p>76384</text:p>
          </table:table-cell>
          <table:table-cell office:value-type="float" office:value="75673" calcext:value-type="float">
            <text:p>75673</text:p>
          </table:table-cell>
          <table:table-cell office:value-type="float" office:value="74817" calcext:value-type="float">
            <text:p>74817</text:p>
          </table:table-cell>
          <table:table-cell office:value-type="float" office:value="73991" calcext:value-type="float">
            <text:p>73991</text:p>
          </table:table-cell>
          <table:table-cell office:value-type="float" office:value="73163" calcext:value-type="float">
            <text:p>73163</text:p>
          </table:table-cell>
          <table:table-cell table:formula="of:=ROUNDDOWN([.C300]/[.B300]; 4)" office:value-type="float" office:value="0.9914" calcext:value-type="float">
            <text:p>0,9914</text:p>
          </table:table-cell>
          <table:table-cell table:formula="of:=ROUNDDOWN([.D300]/[.C300]; 4)" office:value-type="float" office:value="0.9906" calcext:value-type="float">
            <text:p>0,9906</text:p>
          </table:table-cell>
          <table:table-cell table:formula="of:=ROUNDDOWN([.E300]/[.D300]; 4)" office:value-type="float" office:value="0.9886" calcext:value-type="float">
            <text:p>0,9886</text:p>
          </table:table-cell>
          <table:table-cell table:formula="of:=ROUNDDOWN([.F300]/[.E300]; 4)" office:value-type="float" office:value="0.9889" calcext:value-type="float">
            <text:p>0,9889</text:p>
          </table:table-cell>
          <table:table-cell table:formula="of:=ROUNDDOWN([.G300]/[.F300]; 4)" office:value-type="float" office:value="0.9888" calcext:value-type="float">
            <text:p>0,9888</text:p>
          </table:table-cell>
          <table:table-cell table:formula="of:=AVERAGE([.H300:.L300])" office:value-type="float" office:value="0.98966" calcext:value-type="float">
            <text:p>0,98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11</text:p>
          </table:table-cell>
          <table:table-cell office:value-type="float" office:value="92032" calcext:value-type="float">
            <text:p>92032</text:p>
          </table:table-cell>
          <table:table-cell office:value-type="float" office:value="91449" calcext:value-type="float">
            <text:p>91449</text:p>
          </table:table-cell>
          <table:table-cell office:value-type="float" office:value="90888" calcext:value-type="float">
            <text:p>90888</text:p>
          </table:table-cell>
          <table:table-cell office:value-type="float" office:value="90377" calcext:value-type="float">
            <text:p>90377</text:p>
          </table:table-cell>
          <table:table-cell office:value-type="float" office:value="89576" calcext:value-type="float">
            <text:p>89576</text:p>
          </table:table-cell>
          <table:table-cell office:value-type="float" office:value="88549" calcext:value-type="float">
            <text:p>88549</text:p>
          </table:table-cell>
          <table:table-cell table:formula="of:=ROUNDDOWN([.C301]/[.B301]; 4)" office:value-type="float" office:value="0.9936" calcext:value-type="float">
            <text:p>0,9936</text:p>
          </table:table-cell>
          <table:table-cell table:formula="of:=ROUNDDOWN([.D301]/[.C301]; 4)" office:value-type="float" office:value="0.9938" calcext:value-type="float">
            <text:p>0,9938</text:p>
          </table:table-cell>
          <table:table-cell table:formula="of:=ROUNDDOWN([.E301]/[.D301]; 4)" office:value-type="float" office:value="0.9943" calcext:value-type="float">
            <text:p>0,9943</text:p>
          </table:table-cell>
          <table:table-cell table:formula="of:=ROUNDDOWN([.F301]/[.E301]; 4)" office:value-type="float" office:value="0.9911" calcext:value-type="float">
            <text:p>0,9911</text:p>
          </table:table-cell>
          <table:table-cell table:formula="of:=ROUNDDOWN([.G301]/[.F301]; 4)" office:value-type="float" office:value="0.9885" calcext:value-type="float">
            <text:p>0,9885</text:p>
          </table:table-cell>
          <table:table-cell table:formula="of:=AVERAGE([.H301:.L301])" office:value-type="float" office:value="0.99226" calcext:value-type="float">
            <text:p>0,99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12</text:p>
          </table:table-cell>
          <table:table-cell office:value-type="float" office:value="73036" calcext:value-type="float">
            <text:p>73036</text:p>
          </table:table-cell>
          <table:table-cell office:value-type="float" office:value="72797" calcext:value-type="float">
            <text:p>72797</text:p>
          </table:table-cell>
          <table:table-cell office:value-type="float" office:value="72456" calcext:value-type="float">
            <text:p>72456</text:p>
          </table:table-cell>
          <table:table-cell office:value-type="float" office:value="72167" calcext:value-type="float">
            <text:p>72167</text:p>
          </table:table-cell>
          <table:table-cell office:value-type="float" office:value="71776" calcext:value-type="float">
            <text:p>71776</text:p>
          </table:table-cell>
          <table:table-cell office:value-type="float" office:value="71250" calcext:value-type="float">
            <text:p>71250</text:p>
          </table:table-cell>
          <table:table-cell table:formula="of:=ROUNDDOWN([.C302]/[.B302]; 4)" office:value-type="float" office:value="0.9967" calcext:value-type="float">
            <text:p>0,9967</text:p>
          </table:table-cell>
          <table:table-cell table:formula="of:=ROUNDDOWN([.D302]/[.C302]; 4)" office:value-type="float" office:value="0.9953" calcext:value-type="float">
            <text:p>0,9953</text:p>
          </table:table-cell>
          <table:table-cell table:formula="of:=ROUNDDOWN([.E302]/[.D302]; 4)" office:value-type="float" office:value="0.996" calcext:value-type="float">
            <text:p>0,996</text:p>
          </table:table-cell>
          <table:table-cell table:formula="of:=ROUNDDOWN([.F302]/[.E302]; 4)" office:value-type="float" office:value="0.9945" calcext:value-type="float">
            <text:p>0,9945</text:p>
          </table:table-cell>
          <table:table-cell table:formula="of:=ROUNDDOWN([.G302]/[.F302]; 4)" office:value-type="float" office:value="0.9926" calcext:value-type="float">
            <text:p>0,9926</text:p>
          </table:table-cell>
          <table:table-cell table:formula="of:=AVERAGE([.H302:.L302])" office:value-type="float" office:value="0.99502" calcext:value-type="float">
            <text:p>0,99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13</text:p>
          </table:table-cell>
          <table:table-cell office:value-type="float" office:value="45921" calcext:value-type="float">
            <text:p>45921</text:p>
          </table:table-cell>
          <table:table-cell office:value-type="float" office:value="45708" calcext:value-type="float">
            <text:p>45708</text:p>
          </table:table-cell>
          <table:table-cell office:value-type="float" office:value="45521" calcext:value-type="float">
            <text:p>45521</text:p>
          </table:table-cell>
          <table:table-cell office:value-type="float" office:value="45336" calcext:value-type="float">
            <text:p>45336</text:p>
          </table:table-cell>
          <table:table-cell office:value-type="float" office:value="45059" calcext:value-type="float">
            <text:p>45059</text:p>
          </table:table-cell>
          <table:table-cell office:value-type="float" office:value="44743" calcext:value-type="float">
            <text:p>44743</text:p>
          </table:table-cell>
          <table:table-cell table:formula="of:=ROUNDDOWN([.C303]/[.B303]; 4)" office:value-type="float" office:value="0.9953" calcext:value-type="float">
            <text:p>0,9953</text:p>
          </table:table-cell>
          <table:table-cell table:formula="of:=ROUNDDOWN([.D303]/[.C303]; 4)" office:value-type="float" office:value="0.9959" calcext:value-type="float">
            <text:p>0,9959</text:p>
          </table:table-cell>
          <table:table-cell table:formula="of:=ROUNDDOWN([.E303]/[.D303]; 4)" office:value-type="float" office:value="0.9959" calcext:value-type="float">
            <text:p>0,9959</text:p>
          </table:table-cell>
          <table:table-cell table:formula="of:=ROUNDDOWN([.F303]/[.E303]; 4)" office:value-type="float" office:value="0.9938" calcext:value-type="float">
            <text:p>0,9938</text:p>
          </table:table-cell>
          <table:table-cell table:formula="of:=ROUNDDOWN([.G303]/[.F303]; 4)" office:value-type="float" office:value="0.9929" calcext:value-type="float">
            <text:p>0,9929</text:p>
          </table:table-cell>
          <table:table-cell table:formula="of:=AVERAGE([.H303:.L303])" office:value-type="float" office:value="0.99476" calcext:value-type="float">
            <text:p>0,99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61</text:p>
          </table:table-cell>
          <table:table-cell office:value-type="float" office:value="198046" calcext:value-type="float">
            <text:p>198046</text:p>
          </table:table-cell>
          <table:table-cell office:value-type="float" office:value="197704" calcext:value-type="float">
            <text:p>197704</text:p>
          </table:table-cell>
          <table:table-cell office:value-type="float" office:value="196804" calcext:value-type="float">
            <text:p>196804</text:p>
          </table:table-cell>
          <table:table-cell office:value-type="float" office:value="195774" calcext:value-type="float">
            <text:p>195774</text:p>
          </table:table-cell>
          <table:table-cell office:value-type="float" office:value="194852" calcext:value-type="float">
            <text:p>194852</text:p>
          </table:table-cell>
          <table:table-cell office:value-type="float" office:value="193415" calcext:value-type="float">
            <text:p>193415</text:p>
          </table:table-cell>
          <table:table-cell table:formula="of:=ROUNDDOWN([.C304]/[.B304]; 4)" office:value-type="float" office:value="0.9982" calcext:value-type="float">
            <text:p>0,9982</text:p>
          </table:table-cell>
          <table:table-cell table:formula="of:=ROUNDDOWN([.D304]/[.C304]; 4)" office:value-type="float" office:value="0.9954" calcext:value-type="float">
            <text:p>0,9954</text:p>
          </table:table-cell>
          <table:table-cell table:formula="of:=ROUNDDOWN([.E304]/[.D304]; 4)" office:value-type="float" office:value="0.9947" calcext:value-type="float">
            <text:p>0,9947</text:p>
          </table:table-cell>
          <table:table-cell table:formula="of:=ROUNDDOWN([.F304]/[.E304]; 4)" office:value-type="float" office:value="0.9952" calcext:value-type="float">
            <text:p>0,9952</text:p>
          </table:table-cell>
          <table:table-cell table:formula="of:=ROUNDDOWN([.G304]/[.F304]; 4)" office:value-type="float" office:value="0.9926" calcext:value-type="float">
            <text:p>0,9926</text:p>
          </table:table-cell>
          <table:table-cell table:formula="of:=AVERAGE([.H304:.L304])" office:value-type="float" office:value="0.99522" calcext:value-type="float">
            <text:p>0,99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1</text:p>
          </table:table-cell>
          <table:table-cell office:value-type="float" office:value="59378" calcext:value-type="float">
            <text:p>59378</text:p>
          </table:table-cell>
          <table:table-cell office:value-type="float" office:value="58884" calcext:value-type="float">
            <text:p>58884</text:p>
          </table:table-cell>
          <table:table-cell office:value-type="float" office:value="58435" calcext:value-type="float">
            <text:p>58435</text:p>
          </table:table-cell>
          <table:table-cell office:value-type="float" office:value="57916" calcext:value-type="float">
            <text:p>57916</text:p>
          </table:table-cell>
          <table:table-cell office:value-type="float" office:value="57231" calcext:value-type="float">
            <text:p>57231</text:p>
          </table:table-cell>
          <table:table-cell office:value-type="float" office:value="56562" calcext:value-type="float">
            <text:p>56562</text:p>
          </table:table-cell>
          <table:table-cell table:formula="of:=ROUNDDOWN([.C305]/[.B305]; 4)" office:value-type="float" office:value="0.9916" calcext:value-type="float">
            <text:p>0,9916</text:p>
          </table:table-cell>
          <table:table-cell table:formula="of:=ROUNDDOWN([.D305]/[.C305]; 4)" office:value-type="float" office:value="0.9923" calcext:value-type="float">
            <text:p>0,9923</text:p>
          </table:table-cell>
          <table:table-cell table:formula="of:=ROUNDDOWN([.E305]/[.D305]; 4)" office:value-type="float" office:value="0.9911" calcext:value-type="float">
            <text:p>0,9911</text:p>
          </table:table-cell>
          <table:table-cell table:formula="of:=ROUNDDOWN([.F305]/[.E305]; 4)" office:value-type="float" office:value="0.9881" calcext:value-type="float">
            <text:p>0,9881</text:p>
          </table:table-cell>
          <table:table-cell table:formula="of:=ROUNDDOWN([.G305]/[.F305]; 4)" office:value-type="float" office:value="0.9883" calcext:value-type="float">
            <text:p>0,9883</text:p>
          </table:table-cell>
          <table:table-cell table:formula="of:=AVERAGE([.H305:.L305])" office:value-type="float" office:value="0.99028" calcext:value-type="float">
            <text:p>0,99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2</text:p>
          </table:table-cell>
          <table:table-cell office:value-type="float" office:value="42208" calcext:value-type="float">
            <text:p>42208</text:p>
          </table:table-cell>
          <table:table-cell office:value-type="float" office:value="41954" calcext:value-type="float">
            <text:p>41954</text:p>
          </table:table-cell>
          <table:table-cell office:value-type="float" office:value="41675" calcext:value-type="float">
            <text:p>41675</text:p>
          </table:table-cell>
          <table:table-cell office:value-type="float" office:value="41391" calcext:value-type="float">
            <text:p>41391</text:p>
          </table:table-cell>
          <table:table-cell office:value-type="float" office:value="41034" calcext:value-type="float">
            <text:p>41034</text:p>
          </table:table-cell>
          <table:table-cell office:value-type="float" office:value="40776" calcext:value-type="float">
            <text:p>40776</text:p>
          </table:table-cell>
          <table:table-cell table:formula="of:=ROUNDDOWN([.C306]/[.B306]; 4)" office:value-type="float" office:value="0.9939" calcext:value-type="float">
            <text:p>0,9939</text:p>
          </table:table-cell>
          <table:table-cell table:formula="of:=ROUNDDOWN([.D306]/[.C306]; 4)" office:value-type="float" office:value="0.9933" calcext:value-type="float">
            <text:p>0,9933</text:p>
          </table:table-cell>
          <table:table-cell table:formula="of:=ROUNDDOWN([.E306]/[.D306]; 4)" office:value-type="float" office:value="0.9931" calcext:value-type="float">
            <text:p>0,9931</text:p>
          </table:table-cell>
          <table:table-cell table:formula="of:=ROUNDDOWN([.F306]/[.E306]; 4)" office:value-type="float" office:value="0.9913" calcext:value-type="float">
            <text:p>0,9913</text:p>
          </table:table-cell>
          <table:table-cell table:formula="of:=ROUNDDOWN([.G306]/[.F306]; 4)" office:value-type="float" office:value="0.9937" calcext:value-type="float">
            <text:p>0,9937</text:p>
          </table:table-cell>
          <table:table-cell table:formula="of:=AVERAGE([.H306:.L306])" office:value-type="float" office:value="0.99306" calcext:value-type="float">
            <text:p>0,99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3</text:p>
          </table:table-cell>
          <table:table-cell office:value-type="float" office:value="66113" calcext:value-type="float">
            <text:p>66113</text:p>
          </table:table-cell>
          <table:table-cell office:value-type="float" office:value="66011" calcext:value-type="float">
            <text:p>66011</text:p>
          </table:table-cell>
          <table:table-cell office:value-type="float" office:value="65772" calcext:value-type="float">
            <text:p>65772</text:p>
          </table:table-cell>
          <table:table-cell office:value-type="float" office:value="65442" calcext:value-type="float">
            <text:p>65442</text:p>
          </table:table-cell>
          <table:table-cell office:value-type="float" office:value="65139" calcext:value-type="float">
            <text:p>65139</text:p>
          </table:table-cell>
          <table:table-cell office:value-type="float" office:value="64768" calcext:value-type="float">
            <text:p>64768</text:p>
          </table:table-cell>
          <table:table-cell table:formula="of:=ROUNDDOWN([.C307]/[.B307]; 4)" office:value-type="float" office:value="0.9984" calcext:value-type="float">
            <text:p>0,9984</text:p>
          </table:table-cell>
          <table:table-cell table:formula="of:=ROUNDDOWN([.D307]/[.C307]; 4)" office:value-type="float" office:value="0.9963" calcext:value-type="float">
            <text:p>0,9963</text:p>
          </table:table-cell>
          <table:table-cell table:formula="of:=ROUNDDOWN([.E307]/[.D307]; 4)" office:value-type="float" office:value="0.9949" calcext:value-type="float">
            <text:p>0,9949</text:p>
          </table:table-cell>
          <table:table-cell table:formula="of:=ROUNDDOWN([.F307]/[.E307]; 4)" office:value-type="float" office:value="0.9953" calcext:value-type="float">
            <text:p>0,9953</text:p>
          </table:table-cell>
          <table:table-cell table:formula="of:=ROUNDDOWN([.G307]/[.F307]; 4)" office:value-type="float" office:value="0.9943" calcext:value-type="float">
            <text:p>0,9943</text:p>
          </table:table-cell>
          <table:table-cell table:formula="of:=AVERAGE([.H307:.L307])" office:value-type="float" office:value="0.99584" calcext:value-type="float">
            <text:p>0,99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4</text:p>
          </table:table-cell>
          <table:table-cell office:value-type="float" office:value="58220" calcext:value-type="float">
            <text:p>58220</text:p>
          </table:table-cell>
          <table:table-cell office:value-type="float" office:value="58094" calcext:value-type="float">
            <text:p>58094</text:p>
          </table:table-cell>
          <table:table-cell office:value-type="float" office:value="57955" calcext:value-type="float">
            <text:p>57955</text:p>
          </table:table-cell>
          <table:table-cell office:value-type="float" office:value="57549" calcext:value-type="float">
            <text:p>57549</text:p>
          </table:table-cell>
          <table:table-cell office:value-type="float" office:value="57211" calcext:value-type="float">
            <text:p>57211</text:p>
          </table:table-cell>
          <table:table-cell office:value-type="float" office:value="56986" calcext:value-type="float">
            <text:p>56986</text:p>
          </table:table-cell>
          <table:table-cell table:formula="of:=ROUNDDOWN([.C308]/[.B308]; 4)" office:value-type="float" office:value="0.9978" calcext:value-type="float">
            <text:p>0,9978</text:p>
          </table:table-cell>
          <table:table-cell table:formula="of:=ROUNDDOWN([.D308]/[.C308]; 4)" office:value-type="float" office:value="0.9976" calcext:value-type="float">
            <text:p>0,9976</text:p>
          </table:table-cell>
          <table:table-cell table:formula="of:=ROUNDDOWN([.E308]/[.D308]; 4)" office:value-type="float" office:value="0.9929" calcext:value-type="float">
            <text:p>0,9929</text:p>
          </table:table-cell>
          <table:table-cell table:formula="of:=ROUNDDOWN([.F308]/[.E308]; 4)" office:value-type="float" office:value="0.9941" calcext:value-type="float">
            <text:p>0,9941</text:p>
          </table:table-cell>
          <table:table-cell table:formula="of:=ROUNDDOWN([.G308]/[.F308]; 4)" office:value-type="float" office:value="0.996" calcext:value-type="float">
            <text:p>0,996</text:p>
          </table:table-cell>
          <table:table-cell table:formula="of:=AVERAGE([.H308:.L308])" office:value-type="float" office:value="0.99568" calcext:value-type="float">
            <text:p>0,99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5</text:p>
          </table:table-cell>
          <table:table-cell office:value-type="float" office:value="90080" calcext:value-type="float">
            <text:p>90080</text:p>
          </table:table-cell>
          <table:table-cell office:value-type="float" office:value="90584" calcext:value-type="float">
            <text:p>90584</text:p>
          </table:table-cell>
          <table:table-cell office:value-type="float" office:value="91022" calcext:value-type="float">
            <text:p>91022</text:p>
          </table:table-cell>
          <table:table-cell office:value-type="float" office:value="91359" calcext:value-type="float">
            <text:p>91359</text:p>
          </table:table-cell>
          <table:table-cell office:value-type="float" office:value="91560" calcext:value-type="float">
            <text:p>91560</text:p>
          </table:table-cell>
          <table:table-cell office:value-type="float" office:value="91395" calcext:value-type="float">
            <text:p>91395</text:p>
          </table:table-cell>
          <table:table-cell table:formula="of:=ROUNDDOWN([.C309]/[.B309]; 4)" office:value-type="float" office:value="1.0055" calcext:value-type="float">
            <text:p>1,0055</text:p>
          </table:table-cell>
          <table:table-cell table:formula="of:=ROUNDDOWN([.D309]/[.C309]; 4)" office:value-type="float" office:value="1.0048" calcext:value-type="float">
            <text:p>1,0048</text:p>
          </table:table-cell>
          <table:table-cell table:formula="of:=ROUNDDOWN([.E309]/[.D309]; 4)" office:value-type="float" office:value="1.0037" calcext:value-type="float">
            <text:p>1,0037</text:p>
          </table:table-cell>
          <table:table-cell table:formula="of:=ROUNDDOWN([.F309]/[.E309]; 4)" office:value-type="float" office:value="1.0022" calcext:value-type="float">
            <text:p>1,0022</text:p>
          </table:table-cell>
          <table:table-cell table:formula="of:=ROUNDDOWN([.G309]/[.F309]; 4)" office:value-type="float" office:value="0.9981" calcext:value-type="float">
            <text:p>0,9981</text:p>
          </table:table-cell>
          <table:table-cell table:formula="of:=AVERAGE([.H309:.L309])" office:value-type="float" office:value="1.00286" calcext:value-type="float">
            <text:p>1,00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6</text:p>
          </table:table-cell>
          <table:table-cell office:value-type="float" office:value="57286" calcext:value-type="float">
            <text:p>57286</text:p>
          </table:table-cell>
          <table:table-cell office:value-type="float" office:value="57141" calcext:value-type="float">
            <text:p>57141</text:p>
          </table:table-cell>
          <table:table-cell office:value-type="float" office:value="56922" calcext:value-type="float">
            <text:p>56922</text:p>
          </table:table-cell>
          <table:table-cell office:value-type="float" office:value="56754" calcext:value-type="float">
            <text:p>56754</text:p>
          </table:table-cell>
          <table:table-cell office:value-type="float" office:value="56565" calcext:value-type="float">
            <text:p>56565</text:p>
          </table:table-cell>
          <table:table-cell office:value-type="float" office:value="56227" calcext:value-type="float">
            <text:p>56227</text:p>
          </table:table-cell>
          <table:table-cell table:formula="of:=ROUNDDOWN([.C310]/[.B310]; 4)" office:value-type="float" office:value="0.9974" calcext:value-type="float">
            <text:p>0,9974</text:p>
          </table:table-cell>
          <table:table-cell table:formula="of:=ROUNDDOWN([.D310]/[.C310]; 4)" office:value-type="float" office:value="0.9961" calcext:value-type="float">
            <text:p>0,9961</text:p>
          </table:table-cell>
          <table:table-cell table:formula="of:=ROUNDDOWN([.E310]/[.D310]; 4)" office:value-type="float" office:value="0.997" calcext:value-type="float">
            <text:p>0,997</text:p>
          </table:table-cell>
          <table:table-cell table:formula="of:=ROUNDDOWN([.F310]/[.E310]; 4)" office:value-type="float" office:value="0.9966" calcext:value-type="float">
            <text:p>0,9966</text:p>
          </table:table-cell>
          <table:table-cell table:formula="of:=ROUNDDOWN([.G310]/[.F310]; 4)" office:value-type="float" office:value="0.994" calcext:value-type="float">
            <text:p>0,994</text:p>
          </table:table-cell>
          <table:table-cell table:formula="of:=AVERAGE([.H310:.L310])" office:value-type="float" office:value="0.99622" calcext:value-type="float">
            <text:p>0,99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7</text:p>
          </table:table-cell>
          <table:table-cell office:value-type="float" office:value="92795" calcext:value-type="float">
            <text:p>92795</text:p>
          </table:table-cell>
          <table:table-cell office:value-type="float" office:value="92791" calcext:value-type="float">
            <text:p>92791</text:p>
          </table:table-cell>
          <table:table-cell office:value-type="float" office:value="92811" calcext:value-type="float">
            <text:p>92811</text:p>
          </table:table-cell>
          <table:table-cell office:value-type="float" office:value="93020" calcext:value-type="float">
            <text:p>93020</text:p>
          </table:table-cell>
          <table:table-cell office:value-type="float" office:value="92879" calcext:value-type="float">
            <text:p>92879</text:p>
          </table:table-cell>
          <table:table-cell office:value-type="float" office:value="92644" calcext:value-type="float">
            <text:p>92644</text:p>
          </table:table-cell>
          <table:table-cell table:formula="of:=ROUNDDOWN([.C311]/[.B311]; 4)" office:value-type="float" office:value="0.9999" calcext:value-type="float">
            <text:p>0,9999</text:p>
          </table:table-cell>
          <table:table-cell table:formula="of:=ROUNDDOWN([.D311]/[.C311]; 4)" office:value-type="float" office:value="1.0002" calcext:value-type="float">
            <text:p>1,0002</text:p>
          </table:table-cell>
          <table:table-cell table:formula="of:=ROUNDDOWN([.E311]/[.D311]; 4)" office:value-type="float" office:value="1.0022" calcext:value-type="float">
            <text:p>1,0022</text:p>
          </table:table-cell>
          <table:table-cell table:formula="of:=ROUNDDOWN([.F311]/[.E311]; 4)" office:value-type="float" office:value="0.9984" calcext:value-type="float">
            <text:p>0,9984</text:p>
          </table:table-cell>
          <table:table-cell table:formula="of:=ROUNDDOWN([.G311]/[.F311]; 4)" office:value-type="float" office:value="0.9974" calcext:value-type="float">
            <text:p>0,9974</text:p>
          </table:table-cell>
          <table:table-cell table:formula="of:=AVERAGE([.H311:.L311])" office:value-type="float" office:value="0.99962" calcext:value-type="float">
            <text:p>0,99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8</text:p>
          </table:table-cell>
          <table:table-cell office:value-type="float" office:value="64450" calcext:value-type="float">
            <text:p>64450</text:p>
          </table:table-cell>
          <table:table-cell office:value-type="float" office:value="63969" calcext:value-type="float">
            <text:p>63969</text:p>
          </table:table-cell>
          <table:table-cell office:value-type="float" office:value="63470" calcext:value-type="float">
            <text:p>63470</text:p>
          </table:table-cell>
          <table:table-cell office:value-type="float" office:value="62924" calcext:value-type="float">
            <text:p>62924</text:p>
          </table:table-cell>
          <table:table-cell office:value-type="float" office:value="62283" calcext:value-type="float">
            <text:p>62283</text:p>
          </table:table-cell>
          <table:table-cell office:value-type="float" office:value="61772" calcext:value-type="float">
            <text:p>61772</text:p>
          </table:table-cell>
          <table:table-cell table:formula="of:=ROUNDDOWN([.C312]/[.B312]; 4)" office:value-type="float" office:value="0.9925" calcext:value-type="float">
            <text:p>0,9925</text:p>
          </table:table-cell>
          <table:table-cell table:formula="of:=ROUNDDOWN([.D312]/[.C312]; 4)" office:value-type="float" office:value="0.9921" calcext:value-type="float">
            <text:p>0,9921</text:p>
          </table:table-cell>
          <table:table-cell table:formula="of:=ROUNDDOWN([.E312]/[.D312]; 4)" office:value-type="float" office:value="0.9913" calcext:value-type="float">
            <text:p>0,9913</text:p>
          </table:table-cell>
          <table:table-cell table:formula="of:=ROUNDDOWN([.F312]/[.E312]; 4)" office:value-type="float" office:value="0.9898" calcext:value-type="float">
            <text:p>0,9898</text:p>
          </table:table-cell>
          <table:table-cell table:formula="of:=ROUNDDOWN([.G312]/[.F312]; 4)" office:value-type="float" office:value="0.9917" calcext:value-type="float">
            <text:p>0,9917</text:p>
          </table:table-cell>
          <table:table-cell table:formula="of:=AVERAGE([.H312:.L312])" office:value-type="float" office:value="0.99148" calcext:value-type="float">
            <text:p>0,99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9</text:p>
          </table:table-cell>
          <table:table-cell office:value-type="float" office:value="42266" calcext:value-type="float">
            <text:p>42266</text:p>
          </table:table-cell>
          <table:table-cell office:value-type="float" office:value="42039" calcext:value-type="float">
            <text:p>42039</text:p>
          </table:table-cell>
          <table:table-cell office:value-type="float" office:value="41840" calcext:value-type="float">
            <text:p>41840</text:p>
          </table:table-cell>
          <table:table-cell office:value-type="float" office:value="41512" calcext:value-type="float">
            <text:p>41512</text:p>
          </table:table-cell>
          <table:table-cell office:value-type="float" office:value="41180" calcext:value-type="float">
            <text:p>41180</text:p>
          </table:table-cell>
          <table:table-cell office:value-type="float" office:value="40852" calcext:value-type="float">
            <text:p>40852</text:p>
          </table:table-cell>
          <table:table-cell table:formula="of:=ROUNDDOWN([.C313]/[.B313]; 4)" office:value-type="float" office:value="0.9946" calcext:value-type="float">
            <text:p>0,9946</text:p>
          </table:table-cell>
          <table:table-cell table:formula="of:=ROUNDDOWN([.D313]/[.C313]; 4)" office:value-type="float" office:value="0.9952" calcext:value-type="float">
            <text:p>0,9952</text:p>
          </table:table-cell>
          <table:table-cell table:formula="of:=ROUNDDOWN([.E313]/[.D313]; 4)" office:value-type="float" office:value="0.9921" calcext:value-type="float">
            <text:p>0,9921</text:p>
          </table:table-cell>
          <table:table-cell table:formula="of:=ROUNDDOWN([.F313]/[.E313]; 4)" office:value-type="float" office:value="0.992" calcext:value-type="float">
            <text:p>0,992</text:p>
          </table:table-cell>
          <table:table-cell table:formula="of:=ROUNDDOWN([.G313]/[.F313]; 4)" office:value-type="float" office:value="0.992" calcext:value-type="float">
            <text:p>0,992</text:p>
          </table:table-cell>
          <table:table-cell table:formula="of:=AVERAGE([.H313:.L313])" office:value-type="float" office:value="0.99318" calcext:value-type="float">
            <text:p>0,99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0</text:p>
          </table:table-cell>
          <table:table-cell office:value-type="float" office:value="50696" calcext:value-type="float">
            <text:p>50696</text:p>
          </table:table-cell>
          <table:table-cell office:value-type="float" office:value="50507" calcext:value-type="float">
            <text:p>50507</text:p>
          </table:table-cell>
          <table:table-cell office:value-type="float" office:value="50381" calcext:value-type="float">
            <text:p>50381</text:p>
          </table:table-cell>
          <table:table-cell office:value-type="float" office:value="50080" calcext:value-type="float">
            <text:p>50080</text:p>
          </table:table-cell>
          <table:table-cell office:value-type="float" office:value="49762" calcext:value-type="float">
            <text:p>49762</text:p>
          </table:table-cell>
          <table:table-cell office:value-type="float" office:value="49439" calcext:value-type="float">
            <text:p>49439</text:p>
          </table:table-cell>
          <table:table-cell table:formula="of:=ROUNDDOWN([.C314]/[.B314]; 4)" office:value-type="float" office:value="0.9962" calcext:value-type="float">
            <text:p>0,9962</text:p>
          </table:table-cell>
          <table:table-cell table:formula="of:=ROUNDDOWN([.D314]/[.C314]; 4)" office:value-type="float" office:value="0.9975" calcext:value-type="float">
            <text:p>0,9975</text:p>
          </table:table-cell>
          <table:table-cell table:formula="of:=ROUNDDOWN([.E314]/[.D314]; 4)" office:value-type="float" office:value="0.994" calcext:value-type="float">
            <text:p>0,994</text:p>
          </table:table-cell>
          <table:table-cell table:formula="of:=ROUNDDOWN([.F314]/[.E314]; 4)" office:value-type="float" office:value="0.9936" calcext:value-type="float">
            <text:p>0,9936</text:p>
          </table:table-cell>
          <table:table-cell table:formula="of:=ROUNDDOWN([.G314]/[.F314]; 4)" office:value-type="float" office:value="0.9935" calcext:value-type="float">
            <text:p>0,9935</text:p>
          </table:table-cell>
          <table:table-cell table:formula="of:=AVERAGE([.H314:.L314])" office:value-type="float" office:value="0.99496" calcext:value-type="float">
            <text:p>0,99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1</text:p>
          </table:table-cell>
          <table:table-cell office:value-type="float" office:value="33658" calcext:value-type="float">
            <text:p>33658</text:p>
          </table:table-cell>
          <table:table-cell office:value-type="float" office:value="33432" calcext:value-type="float">
            <text:p>33432</text:p>
          </table:table-cell>
          <table:table-cell office:value-type="float" office:value="33239" calcext:value-type="float">
            <text:p>33239</text:p>
          </table:table-cell>
          <table:table-cell office:value-type="float" office:value="33068" calcext:value-type="float">
            <text:p>33068</text:p>
          </table:table-cell>
          <table:table-cell office:value-type="float" office:value="32857" calcext:value-type="float">
            <text:p>32857</text:p>
          </table:table-cell>
          <table:table-cell office:value-type="float" office:value="32638" calcext:value-type="float">
            <text:p>32638</text:p>
          </table:table-cell>
          <table:table-cell table:formula="of:=ROUNDDOWN([.C315]/[.B315]; 4)" office:value-type="float" office:value="0.9932" calcext:value-type="float">
            <text:p>0,9932</text:p>
          </table:table-cell>
          <table:table-cell table:formula="of:=ROUNDDOWN([.D315]/[.C315]; 4)" office:value-type="float" office:value="0.9942" calcext:value-type="float">
            <text:p>0,9942</text:p>
          </table:table-cell>
          <table:table-cell table:formula="of:=ROUNDDOWN([.E315]/[.D315]; 4)" office:value-type="float" office:value="0.9948" calcext:value-type="float">
            <text:p>0,9948</text:p>
          </table:table-cell>
          <table:table-cell table:formula="of:=ROUNDDOWN([.F315]/[.E315]; 4)" office:value-type="float" office:value="0.9936" calcext:value-type="float">
            <text:p>0,9936</text:p>
          </table:table-cell>
          <table:table-cell table:formula="of:=ROUNDDOWN([.G315]/[.F315]; 4)" office:value-type="float" office:value="0.9933" calcext:value-type="float">
            <text:p>0,9933</text:p>
          </table:table-cell>
          <table:table-cell table:formula="of:=AVERAGE([.H315:.L315])" office:value-type="float" office:value="0.99382" calcext:value-type="float">
            <text:p>0,99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2</text:p>
          </table:table-cell>
          <table:table-cell office:value-type="float" office:value="44321" calcext:value-type="float">
            <text:p>44321</text:p>
          </table:table-cell>
          <table:table-cell office:value-type="float" office:value="44166" calcext:value-type="float">
            <text:p>44166</text:p>
          </table:table-cell>
          <table:table-cell office:value-type="float" office:value="44104" calcext:value-type="float">
            <text:p>44104</text:p>
          </table:table-cell>
          <table:table-cell office:value-type="float" office:value="43997" calcext:value-type="float">
            <text:p>43997</text:p>
          </table:table-cell>
          <table:table-cell office:value-type="float" office:value="43822" calcext:value-type="float">
            <text:p>43822</text:p>
          </table:table-cell>
          <table:table-cell office:value-type="float" office:value="43721" calcext:value-type="float">
            <text:p>43721</text:p>
          </table:table-cell>
          <table:table-cell table:formula="of:=ROUNDDOWN([.C316]/[.B316]; 4)" office:value-type="float" office:value="0.9965" calcext:value-type="float">
            <text:p>0,9965</text:p>
          </table:table-cell>
          <table:table-cell table:formula="of:=ROUNDDOWN([.D316]/[.C316]; 4)" office:value-type="float" office:value="0.9985" calcext:value-type="float">
            <text:p>0,9985</text:p>
          </table:table-cell>
          <table:table-cell table:formula="of:=ROUNDDOWN([.E316]/[.D316]; 4)" office:value-type="float" office:value="0.9975" calcext:value-type="float">
            <text:p>0,9975</text:p>
          </table:table-cell>
          <table:table-cell table:formula="of:=ROUNDDOWN([.F316]/[.E316]; 4)" office:value-type="float" office:value="0.996" calcext:value-type="float">
            <text:p>0,996</text:p>
          </table:table-cell>
          <table:table-cell table:formula="of:=ROUNDDOWN([.G316]/[.F316]; 4)" office:value-type="float" office:value="0.9976" calcext:value-type="float">
            <text:p>0,9976</text:p>
          </table:table-cell>
          <table:table-cell table:formula="of:=AVERAGE([.H316:.L316])" office:value-type="float" office:value="0.99722" calcext:value-type="float">
            <text:p>0,99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3</text:p>
          </table:table-cell>
          <table:table-cell office:value-type="float" office:value="34745" calcext:value-type="float">
            <text:p>34745</text:p>
          </table:table-cell>
          <table:table-cell office:value-type="float" office:value="34593" calcext:value-type="float">
            <text:p>34593</text:p>
          </table:table-cell>
          <table:table-cell office:value-type="float" office:value="34600" calcext:value-type="float">
            <text:p>34600</text:p>
          </table:table-cell>
          <table:table-cell office:value-type="float" office:value="34433" calcext:value-type="float">
            <text:p>34433</text:p>
          </table:table-cell>
          <table:table-cell office:value-type="float" office:value="34148" calcext:value-type="float">
            <text:p>34148</text:p>
          </table:table-cell>
          <table:table-cell office:value-type="float" office:value="33993" calcext:value-type="float">
            <text:p>33993</text:p>
          </table:table-cell>
          <table:table-cell table:formula="of:=ROUNDDOWN([.C317]/[.B317]; 4)" office:value-type="float" office:value="0.9956" calcext:value-type="float">
            <text:p>0,9956</text:p>
          </table:table-cell>
          <table:table-cell table:formula="of:=ROUNDDOWN([.D317]/[.C317]; 4)" office:value-type="float" office:value="1.0002" calcext:value-type="float">
            <text:p>1,0002</text:p>
          </table:table-cell>
          <table:table-cell table:formula="of:=ROUNDDOWN([.E317]/[.D317]; 4)" office:value-type="float" office:value="0.9951" calcext:value-type="float">
            <text:p>0,9951</text:p>
          </table:table-cell>
          <table:table-cell table:formula="of:=ROUNDDOWN([.F317]/[.E317]; 4)" office:value-type="float" office:value="0.9917" calcext:value-type="float">
            <text:p>0,9917</text:p>
          </table:table-cell>
          <table:table-cell table:formula="of:=ROUNDDOWN([.G317]/[.F317]; 4)" office:value-type="float" office:value="0.9954" calcext:value-type="float">
            <text:p>0,9954</text:p>
          </table:table-cell>
          <table:table-cell table:formula="of:=AVERAGE([.H317:.L317])" office:value-type="float" office:value="0.9956" calcext:value-type="float">
            <text:p>0,9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4</text:p>
          </table:table-cell>
          <table:table-cell office:value-type="float" office:value="123479" calcext:value-type="float">
            <text:p>123479</text:p>
          </table:table-cell>
          <table:table-cell office:value-type="float" office:value="124205" calcext:value-type="float">
            <text:p>124205</text:p>
          </table:table-cell>
          <table:table-cell office:value-type="float" office:value="125220" calcext:value-type="float">
            <text:p>125220</text:p>
          </table:table-cell>
          <table:table-cell office:value-type="float" office:value="126018" calcext:value-type="float">
            <text:p>126018</text:p>
          </table:table-cell>
          <table:table-cell office:value-type="float" office:value="126781" calcext:value-type="float">
            <text:p>126781</text:p>
          </table:table-cell>
          <table:table-cell office:value-type="float" office:value="127544" calcext:value-type="float">
            <text:p>127544</text:p>
          </table:table-cell>
          <table:table-cell table:formula="of:=ROUNDDOWN([.C318]/[.B318]; 4)" office:value-type="float" office:value="1.0058" calcext:value-type="float">
            <text:p>1,0058</text:p>
          </table:table-cell>
          <table:table-cell table:formula="of:=ROUNDDOWN([.D318]/[.C318]; 4)" office:value-type="float" office:value="1.0081" calcext:value-type="float">
            <text:p>1,0081</text:p>
          </table:table-cell>
          <table:table-cell table:formula="of:=ROUNDDOWN([.E318]/[.D318]; 4)" office:value-type="float" office:value="1.0063" calcext:value-type="float">
            <text:p>1,0063</text:p>
          </table:table-cell>
          <table:table-cell table:formula="of:=ROUNDDOWN([.F318]/[.E318]; 4)" office:value-type="float" office:value="1.006" calcext:value-type="float">
            <text:p>1,006</text:p>
          </table:table-cell>
          <table:table-cell table:formula="of:=ROUNDDOWN([.G318]/[.F318]; 4)" office:value-type="float" office:value="1.006" calcext:value-type="float">
            <text:p>1,006</text:p>
          </table:table-cell>
          <table:table-cell table:formula="of:=AVERAGE([.H318:.L318])" office:value-type="float" office:value="1.00644" calcext:value-type="float">
            <text:p>1,00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5</text:p>
          </table:table-cell>
          <table:table-cell office:value-type="float" office:value="106023" calcext:value-type="float">
            <text:p>106023</text:p>
          </table:table-cell>
          <table:table-cell office:value-type="float" office:value="105607" calcext:value-type="float">
            <text:p>105607</text:p>
          </table:table-cell>
          <table:table-cell office:value-type="float" office:value="105318" calcext:value-type="float">
            <text:p>105318</text:p>
          </table:table-cell>
          <table:table-cell office:value-type="float" office:value="104780" calcext:value-type="float">
            <text:p>104780</text:p>
          </table:table-cell>
          <table:table-cell office:value-type="float" office:value="104151" calcext:value-type="float">
            <text:p>104151</text:p>
          </table:table-cell>
          <table:table-cell office:value-type="float" office:value="103492" calcext:value-type="float">
            <text:p>103492</text:p>
          </table:table-cell>
          <table:table-cell table:formula="of:=ROUNDDOWN([.C319]/[.B319]; 4)" office:value-type="float" office:value="0.996" calcext:value-type="float">
            <text:p>0,996</text:p>
          </table:table-cell>
          <table:table-cell table:formula="of:=ROUNDDOWN([.D319]/[.C319]; 4)" office:value-type="float" office:value="0.9972" calcext:value-type="float">
            <text:p>0,9972</text:p>
          </table:table-cell>
          <table:table-cell table:formula="of:=ROUNDDOWN([.E319]/[.D319]; 4)" office:value-type="float" office:value="0.9948" calcext:value-type="float">
            <text:p>0,9948</text:p>
          </table:table-cell>
          <table:table-cell table:formula="of:=ROUNDDOWN([.F319]/[.E319]; 4)" office:value-type="float" office:value="0.9939" calcext:value-type="float">
            <text:p>0,9939</text:p>
          </table:table-cell>
          <table:table-cell table:formula="of:=ROUNDDOWN([.G319]/[.F319]; 4)" office:value-type="float" office:value="0.9936" calcext:value-type="float">
            <text:p>0,9936</text:p>
          </table:table-cell>
          <table:table-cell table:formula="of:=AVERAGE([.H319:.L319])" office:value-type="float" office:value="0.9951" calcext:value-type="float">
            <text:p>0,9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6</text:p>
          </table:table-cell>
          <table:table-cell office:value-type="float" office:value="57570" calcext:value-type="float">
            <text:p>57570</text:p>
          </table:table-cell>
          <table:table-cell office:value-type="float" office:value="57295" calcext:value-type="float">
            <text:p>57295</text:p>
          </table:table-cell>
          <table:table-cell office:value-type="float" office:value="56933" calcext:value-type="float">
            <text:p>56933</text:p>
          </table:table-cell>
          <table:table-cell office:value-type="float" office:value="56570" calcext:value-type="float">
            <text:p>56570</text:p>
          </table:table-cell>
          <table:table-cell office:value-type="float" office:value="56135" calcext:value-type="float">
            <text:p>56135</text:p>
          </table:table-cell>
          <table:table-cell office:value-type="float" office:value="55833" calcext:value-type="float">
            <text:p>55833</text:p>
          </table:table-cell>
          <table:table-cell table:formula="of:=ROUNDDOWN([.C320]/[.B320]; 4)" office:value-type="float" office:value="0.9952" calcext:value-type="float">
            <text:p>0,9952</text:p>
          </table:table-cell>
          <table:table-cell table:formula="of:=ROUNDDOWN([.D320]/[.C320]; 4)" office:value-type="float" office:value="0.9936" calcext:value-type="float">
            <text:p>0,9936</text:p>
          </table:table-cell>
          <table:table-cell table:formula="of:=ROUNDDOWN([.E320]/[.D320]; 4)" office:value-type="float" office:value="0.9936" calcext:value-type="float">
            <text:p>0,9936</text:p>
          </table:table-cell>
          <table:table-cell table:formula="of:=ROUNDDOWN([.F320]/[.E320]; 4)" office:value-type="float" office:value="0.9923" calcext:value-type="float">
            <text:p>0,9923</text:p>
          </table:table-cell>
          <table:table-cell table:formula="of:=ROUNDDOWN([.G320]/[.F320]; 4)" office:value-type="float" office:value="0.9946" calcext:value-type="float">
            <text:p>0,9946</text:p>
          </table:table-cell>
          <table:table-cell table:formula="of:=AVERAGE([.H320:.L320])" office:value-type="float" office:value="0.99386" calcext:value-type="float">
            <text:p>0,99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7</text:p>
          </table:table-cell>
          <table:table-cell office:value-type="float" office:value="70570" calcext:value-type="float">
            <text:p>70570</text:p>
          </table:table-cell>
          <table:table-cell office:value-type="float" office:value="70466" calcext:value-type="float">
            <text:p>70466</text:p>
          </table:table-cell>
          <table:table-cell office:value-type="float" office:value="70153" calcext:value-type="float">
            <text:p>70153</text:p>
          </table:table-cell>
          <table:table-cell office:value-type="float" office:value="69885" calcext:value-type="float">
            <text:p>69885</text:p>
          </table:table-cell>
          <table:table-cell office:value-type="float" office:value="69376" calcext:value-type="float">
            <text:p>69376</text:p>
          </table:table-cell>
          <table:table-cell office:value-type="float" office:value="69089" calcext:value-type="float">
            <text:p>69089</text:p>
          </table:table-cell>
          <table:table-cell table:formula="of:=ROUNDDOWN([.C321]/[.B321]; 4)" office:value-type="float" office:value="0.9985" calcext:value-type="float">
            <text:p>0,9985</text:p>
          </table:table-cell>
          <table:table-cell table:formula="of:=ROUNDDOWN([.D321]/[.C321]; 4)" office:value-type="float" office:value="0.9955" calcext:value-type="float">
            <text:p>0,9955</text:p>
          </table:table-cell>
          <table:table-cell table:formula="of:=ROUNDDOWN([.E321]/[.D321]; 4)" office:value-type="float" office:value="0.9961" calcext:value-type="float">
            <text:p>0,9961</text:p>
          </table:table-cell>
          <table:table-cell table:formula="of:=ROUNDDOWN([.F321]/[.E321]; 4)" office:value-type="float" office:value="0.9927" calcext:value-type="float">
            <text:p>0,9927</text:p>
          </table:table-cell>
          <table:table-cell table:formula="of:=ROUNDDOWN([.G321]/[.F321]; 4)" office:value-type="float" office:value="0.9958" calcext:value-type="float">
            <text:p>0,9958</text:p>
          </table:table-cell>
          <table:table-cell table:formula="of:=AVERAGE([.H321:.L321])" office:value-type="float" office:value="0.99572" calcext:value-type="float">
            <text:p>0,99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8</text:p>
          </table:table-cell>
          <table:table-cell office:value-type="float" office:value="27280" calcext:value-type="float">
            <text:p>27280</text:p>
          </table:table-cell>
          <table:table-cell office:value-type="float" office:value="27167" calcext:value-type="float">
            <text:p>27167</text:p>
          </table:table-cell>
          <table:table-cell office:value-type="float" office:value="27062" calcext:value-type="float">
            <text:p>27062</text:p>
          </table:table-cell>
          <table:table-cell office:value-type="float" office:value="26908" calcext:value-type="float">
            <text:p>26908</text:p>
          </table:table-cell>
          <table:table-cell office:value-type="float" office:value="26689" calcext:value-type="float">
            <text:p>26689</text:p>
          </table:table-cell>
          <table:table-cell office:value-type="float" office:value="26489" calcext:value-type="float">
            <text:p>26489</text:p>
          </table:table-cell>
          <table:table-cell table:formula="of:=ROUNDDOWN([.C322]/[.B322]; 4)" office:value-type="float" office:value="0.9958" calcext:value-type="float">
            <text:p>0,9958</text:p>
          </table:table-cell>
          <table:table-cell table:formula="of:=ROUNDDOWN([.D322]/[.C322]; 4)" office:value-type="float" office:value="0.9961" calcext:value-type="float">
            <text:p>0,9961</text:p>
          </table:table-cell>
          <table:table-cell table:formula="of:=ROUNDDOWN([.E322]/[.D322]; 4)" office:value-type="float" office:value="0.9943" calcext:value-type="float">
            <text:p>0,9943</text:p>
          </table:table-cell>
          <table:table-cell table:formula="of:=ROUNDDOWN([.F322]/[.E322]; 4)" office:value-type="float" office:value="0.9918" calcext:value-type="float">
            <text:p>0,9918</text:p>
          </table:table-cell>
          <table:table-cell table:formula="of:=ROUNDDOWN([.G322]/[.F322]; 4)" office:value-type="float" office:value="0.9925" calcext:value-type="float">
            <text:p>0,9925</text:p>
          </table:table-cell>
          <table:table-cell table:formula="of:=AVERAGE([.H322:.L322])" office:value-type="float" office:value="0.9941" calcext:value-type="float">
            <text:p>0,9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9</text:p>
          </table:table-cell>
          <table:table-cell office:value-type="float" office:value="23451" calcext:value-type="float">
            <text:p>23451</text:p>
          </table:table-cell>
          <table:table-cell office:value-type="float" office:value="23278" calcext:value-type="float">
            <text:p>23278</text:p>
          </table:table-cell>
          <table:table-cell office:value-type="float" office:value="23068" calcext:value-type="float">
            <text:p>23068</text:p>
          </table:table-cell>
          <table:table-cell office:value-type="float" office:value="22873" calcext:value-type="float">
            <text:p>22873</text:p>
          </table:table-cell>
          <table:table-cell office:value-type="float" office:value="22638" calcext:value-type="float">
            <text:p>22638</text:p>
          </table:table-cell>
          <table:table-cell office:value-type="float" office:value="22444" calcext:value-type="float">
            <text:p>22444</text:p>
          </table:table-cell>
          <table:table-cell table:formula="of:=ROUNDDOWN([.C323]/[.B323]; 4)" office:value-type="float" office:value="0.9926" calcext:value-type="float">
            <text:p>0,9926</text:p>
          </table:table-cell>
          <table:table-cell table:formula="of:=ROUNDDOWN([.D323]/[.C323]; 4)" office:value-type="float" office:value="0.9909" calcext:value-type="float">
            <text:p>0,9909</text:p>
          </table:table-cell>
          <table:table-cell table:formula="of:=ROUNDDOWN([.E323]/[.D323]; 4)" office:value-type="float" office:value="0.9915" calcext:value-type="float">
            <text:p>0,9915</text:p>
          </table:table-cell>
          <table:table-cell table:formula="of:=ROUNDDOWN([.F323]/[.E323]; 4)" office:value-type="float" office:value="0.9897" calcext:value-type="float">
            <text:p>0,9897</text:p>
          </table:table-cell>
          <table:table-cell table:formula="of:=ROUNDDOWN([.G323]/[.F323]; 4)" office:value-type="float" office:value="0.9914" calcext:value-type="float">
            <text:p>0,9914</text:p>
          </table:table-cell>
          <table:table-cell table:formula="of:=AVERAGE([.H323:.L323])" office:value-type="float" office:value="0.99122" calcext:value-type="float">
            <text:p>0,99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1</text:p>
          </table:table-cell>
          <table:table-cell office:value-type="float" office:value="121642" calcext:value-type="float">
            <text:p>121642</text:p>
          </table:table-cell>
          <table:table-cell office:value-type="float" office:value="121191" calcext:value-type="float">
            <text:p>121191</text:p>
          </table:table-cell>
          <table:table-cell office:value-type="float" office:value="120895" calcext:value-type="float">
            <text:p>120895</text:p>
          </table:table-cell>
          <table:table-cell office:value-type="float" office:value="120142" calcext:value-type="float">
            <text:p>120142</text:p>
          </table:table-cell>
          <table:table-cell office:value-type="float" office:value="119317" calcext:value-type="float">
            <text:p>119317</text:p>
          </table:table-cell>
          <table:table-cell office:value-type="float" office:value="118582" calcext:value-type="float">
            <text:p>118582</text:p>
          </table:table-cell>
          <table:table-cell table:formula="of:=ROUNDDOWN([.C324]/[.B324]; 4)" office:value-type="float" office:value="0.9962" calcext:value-type="float">
            <text:p>0,9962</text:p>
          </table:table-cell>
          <table:table-cell table:formula="of:=ROUNDDOWN([.D324]/[.C324]; 4)" office:value-type="float" office:value="0.9975" calcext:value-type="float">
            <text:p>0,9975</text:p>
          </table:table-cell>
          <table:table-cell table:formula="of:=ROUNDDOWN([.E324]/[.D324]; 4)" office:value-type="float" office:value="0.9937" calcext:value-type="float">
            <text:p>0,9937</text:p>
          </table:table-cell>
          <table:table-cell table:formula="of:=ROUNDDOWN([.F324]/[.E324]; 4)" office:value-type="float" office:value="0.9931" calcext:value-type="float">
            <text:p>0,9931</text:p>
          </table:table-cell>
          <table:table-cell table:formula="of:=ROUNDDOWN([.G324]/[.F324]; 4)" office:value-type="float" office:value="0.9938" calcext:value-type="float">
            <text:p>0,9938</text:p>
          </table:table-cell>
          <table:table-cell table:formula="of:=AVERAGE([.H324:.L324])" office:value-type="float" office:value="0.99486" calcext:value-type="float">
            <text:p>0,99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2</text:p>
          </table:table-cell>
          <table:table-cell office:value-type="float" office:value="173444" calcext:value-type="float">
            <text:p>173444</text:p>
          </table:table-cell>
          <table:table-cell office:value-type="float" office:value="172993" calcext:value-type="float">
            <text:p>172993</text:p>
          </table:table-cell>
          <table:table-cell office:value-type="float" office:value="173070" calcext:value-type="float">
            <text:p>173070</text:p>
          </table:table-cell>
          <table:table-cell office:value-type="float" office:value="172362" calcext:value-type="float">
            <text:p>172362</text:p>
          </table:table-cell>
          <table:table-cell office:value-type="float" office:value="171979" calcext:value-type="float">
            <text:p>171979</text:p>
          </table:table-cell>
          <table:table-cell office:value-type="float" office:value="171249" calcext:value-type="float">
            <text:p>171249</text:p>
          </table:table-cell>
          <table:table-cell table:formula="of:=ROUNDDOWN([.C325]/[.B325]; 4)" office:value-type="float" office:value="0.9973" calcext:value-type="float">
            <text:p>0,9973</text:p>
          </table:table-cell>
          <table:table-cell table:formula="of:=ROUNDDOWN([.D325]/[.C325]; 4)" office:value-type="float" office:value="1.0004" calcext:value-type="float">
            <text:p>1,0004</text:p>
          </table:table-cell>
          <table:table-cell table:formula="of:=ROUNDDOWN([.E325]/[.D325]; 4)" office:value-type="float" office:value="0.9959" calcext:value-type="float">
            <text:p>0,9959</text:p>
          </table:table-cell>
          <table:table-cell table:formula="of:=ROUNDDOWN([.F325]/[.E325]; 4)" office:value-type="float" office:value="0.9977" calcext:value-type="float">
            <text:p>0,9977</text:p>
          </table:table-cell>
          <table:table-cell table:formula="of:=ROUNDDOWN([.G325]/[.F325]; 4)" office:value-type="float" office:value="0.9957" calcext:value-type="float">
            <text:p>0,9957</text:p>
          </table:table-cell>
          <table:table-cell table:formula="of:=AVERAGE([.H325:.L325])" office:value-type="float" office:value="0.9974" calcext:value-type="float">
            <text:p>0,9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1</text:p>
          </table:table-cell>
          <table:table-cell office:value-type="float" office:value="47534" calcext:value-type="float">
            <text:p>47534</text:p>
          </table:table-cell>
          <table:table-cell office:value-type="float" office:value="47415" calcext:value-type="float">
            <text:p>47415</text:p>
          </table:table-cell>
          <table:table-cell office:value-type="float" office:value="47341" calcext:value-type="float">
            <text:p>47341</text:p>
          </table:table-cell>
          <table:table-cell office:value-type="float" office:value="47229" calcext:value-type="float">
            <text:p>47229</text:p>
          </table:table-cell>
          <table:table-cell office:value-type="float" office:value="47055" calcext:value-type="float">
            <text:p>47055</text:p>
          </table:table-cell>
          <table:table-cell office:value-type="float" office:value="46824" calcext:value-type="float">
            <text:p>46824</text:p>
          </table:table-cell>
          <table:table-cell table:formula="of:=ROUNDDOWN([.C326]/[.B326]; 4)" office:value-type="float" office:value="0.9974" calcext:value-type="float">
            <text:p>0,9974</text:p>
          </table:table-cell>
          <table:table-cell table:formula="of:=ROUNDDOWN([.D326]/[.C326]; 4)" office:value-type="float" office:value="0.9984" calcext:value-type="float">
            <text:p>0,9984</text:p>
          </table:table-cell>
          <table:table-cell table:formula="of:=ROUNDDOWN([.E326]/[.D326]; 4)" office:value-type="float" office:value="0.9976" calcext:value-type="float">
            <text:p>0,9976</text:p>
          </table:table-cell>
          <table:table-cell table:formula="of:=ROUNDDOWN([.F326]/[.E326]; 4)" office:value-type="float" office:value="0.9963" calcext:value-type="float">
            <text:p>0,9963</text:p>
          </table:table-cell>
          <table:table-cell table:formula="of:=ROUNDDOWN([.G326]/[.F326]; 4)" office:value-type="float" office:value="0.995" calcext:value-type="float">
            <text:p>0,995</text:p>
          </table:table-cell>
          <table:table-cell table:formula="of:=AVERAGE([.H326:.L326])" office:value-type="float" office:value="0.99694" calcext:value-type="float">
            <text:p>0,99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2</text:p>
          </table:table-cell>
          <table:table-cell office:value-type="float" office:value="87890" calcext:value-type="float">
            <text:p>87890</text:p>
          </table:table-cell>
          <table:table-cell office:value-type="float" office:value="87885" calcext:value-type="float">
            <text:p>87885</text:p>
          </table:table-cell>
          <table:table-cell office:value-type="float" office:value="87570" calcext:value-type="float">
            <text:p>87570</text:p>
          </table:table-cell>
          <table:table-cell office:value-type="float" office:value="87420" calcext:value-type="float">
            <text:p>87420</text:p>
          </table:table-cell>
          <table:table-cell office:value-type="float" office:value="86990" calcext:value-type="float">
            <text:p>86990</text:p>
          </table:table-cell>
          <table:table-cell office:value-type="float" office:value="86590" calcext:value-type="float">
            <text:p>86590</text:p>
          </table:table-cell>
          <table:table-cell table:formula="of:=ROUNDDOWN([.C327]/[.B327]; 4)" office:value-type="float" office:value="0.9999" calcext:value-type="float">
            <text:p>0,9999</text:p>
          </table:table-cell>
          <table:table-cell table:formula="of:=ROUNDDOWN([.D327]/[.C327]; 4)" office:value-type="float" office:value="0.9964" calcext:value-type="float">
            <text:p>0,9964</text:p>
          </table:table-cell>
          <table:table-cell table:formula="of:=ROUNDDOWN([.E327]/[.D327]; 4)" office:value-type="float" office:value="0.9982" calcext:value-type="float">
            <text:p>0,9982</text:p>
          </table:table-cell>
          <table:table-cell table:formula="of:=ROUNDDOWN([.F327]/[.E327]; 4)" office:value-type="float" office:value="0.995" calcext:value-type="float">
            <text:p>0,995</text:p>
          </table:table-cell>
          <table:table-cell table:formula="of:=ROUNDDOWN([.G327]/[.F327]; 4)" office:value-type="float" office:value="0.9954" calcext:value-type="float">
            <text:p>0,9954</text:p>
          </table:table-cell>
          <table:table-cell table:formula="of:=AVERAGE([.H327:.L327])" office:value-type="float" office:value="0.99698" calcext:value-type="float">
            <text:p>0,99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3</text:p>
          </table:table-cell>
          <table:table-cell office:value-type="float" office:value="145085" calcext:value-type="float">
            <text:p>145085</text:p>
          </table:table-cell>
          <table:table-cell office:value-type="float" office:value="145211" calcext:value-type="float">
            <text:p>145211</text:p>
          </table:table-cell>
          <table:table-cell office:value-type="float" office:value="145333" calcext:value-type="float">
            <text:p>145333</text:p>
          </table:table-cell>
          <table:table-cell office:value-type="float" office:value="145317" calcext:value-type="float">
            <text:p>145317</text:p>
          </table:table-cell>
          <table:table-cell office:value-type="float" office:value="145418" calcext:value-type="float">
            <text:p>145418</text:p>
          </table:table-cell>
          <table:table-cell office:value-type="float" office:value="145068" calcext:value-type="float">
            <text:p>145068</text:p>
          </table:table-cell>
          <table:table-cell table:formula="of:=ROUNDDOWN([.C328]/[.B328]; 4)" office:value-type="float" office:value="1.0008" calcext:value-type="float">
            <text:p>1,0008</text:p>
          </table:table-cell>
          <table:table-cell table:formula="of:=ROUNDDOWN([.D328]/[.C328]; 4)" office:value-type="float" office:value="1.0008" calcext:value-type="float">
            <text:p>1,0008</text:p>
          </table:table-cell>
          <table:table-cell table:formula="of:=ROUNDDOWN([.E328]/[.D328]; 4)" office:value-type="float" office:value="0.9998" calcext:value-type="float">
            <text:p>0,9998</text:p>
          </table:table-cell>
          <table:table-cell table:formula="of:=ROUNDDOWN([.F328]/[.E328]; 4)" office:value-type="float" office:value="1.0006" calcext:value-type="float">
            <text:p>1,0006</text:p>
          </table:table-cell>
          <table:table-cell table:formula="of:=ROUNDDOWN([.G328]/[.F328]; 4)" office:value-type="float" office:value="0.9975" calcext:value-type="float">
            <text:p>0,9975</text:p>
          </table:table-cell>
          <table:table-cell table:formula="of:=AVERAGE([.H328:.L328])" office:value-type="float" office:value="0.9999" calcext:value-type="float">
            <text:p>0,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4</text:p>
          </table:table-cell>
          <table:table-cell office:value-type="float" office:value="76230" calcext:value-type="float">
            <text:p>76230</text:p>
          </table:table-cell>
          <table:table-cell office:value-type="float" office:value="76093" calcext:value-type="float">
            <text:p>76093</text:p>
          </table:table-cell>
          <table:table-cell office:value-type="float" office:value="76087" calcext:value-type="float">
            <text:p>76087</text:p>
          </table:table-cell>
          <table:table-cell office:value-type="float" office:value="76011" calcext:value-type="float">
            <text:p>76011</text:p>
          </table:table-cell>
          <table:table-cell office:value-type="float" office:value="75908" calcext:value-type="float">
            <text:p>75908</text:p>
          </table:table-cell>
          <table:table-cell office:value-type="float" office:value="75732" calcext:value-type="float">
            <text:p>75732</text:p>
          </table:table-cell>
          <table:table-cell table:formula="of:=ROUNDDOWN([.C329]/[.B329]; 4)" office:value-type="float" office:value="0.9982" calcext:value-type="float">
            <text:p>0,9982</text:p>
          </table:table-cell>
          <table:table-cell table:formula="of:=ROUNDDOWN([.D329]/[.C329]; 4)" office:value-type="float" office:value="0.9999" calcext:value-type="float">
            <text:p>0,9999</text:p>
          </table:table-cell>
          <table:table-cell table:formula="of:=ROUNDDOWN([.E329]/[.D329]; 4)" office:value-type="float" office:value="0.999" calcext:value-type="float">
            <text:p>0,999</text:p>
          </table:table-cell>
          <table:table-cell table:formula="of:=ROUNDDOWN([.F329]/[.E329]; 4)" office:value-type="float" office:value="0.9986" calcext:value-type="float">
            <text:p>0,9986</text:p>
          </table:table-cell>
          <table:table-cell table:formula="of:=ROUNDDOWN([.G329]/[.F329]; 4)" office:value-type="float" office:value="0.9976" calcext:value-type="float">
            <text:p>0,9976</text:p>
          </table:table-cell>
          <table:table-cell table:formula="of:=AVERAGE([.H329:.L329])" office:value-type="float" office:value="0.99866" calcext:value-type="float">
            <text:p>0,99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5</text:p>
          </table:table-cell>
          <table:table-cell office:value-type="float" office:value="51426" calcext:value-type="float">
            <text:p>51426</text:p>
          </table:table-cell>
          <table:table-cell office:value-type="float" office:value="51423" calcext:value-type="float">
            <text:p>51423</text:p>
          </table:table-cell>
          <table:table-cell office:value-type="float" office:value="51701" calcext:value-type="float">
            <text:p>51701</text:p>
          </table:table-cell>
          <table:table-cell office:value-type="float" office:value="51972" calcext:value-type="float">
            <text:p>51972</text:p>
          </table:table-cell>
          <table:table-cell office:value-type="float" office:value="51893" calcext:value-type="float">
            <text:p>51893</text:p>
          </table:table-cell>
          <table:table-cell office:value-type="float" office:value="51929" calcext:value-type="float">
            <text:p>51929</text:p>
          </table:table-cell>
          <table:table-cell table:formula="of:=ROUNDDOWN([.C330]/[.B330]; 4)" office:value-type="float" office:value="0.9999" calcext:value-type="float">
            <text:p>0,9999</text:p>
          </table:table-cell>
          <table:table-cell table:formula="of:=ROUNDDOWN([.D330]/[.C330]; 4)" office:value-type="float" office:value="1.0054" calcext:value-type="float">
            <text:p>1,0054</text:p>
          </table:table-cell>
          <table:table-cell table:formula="of:=ROUNDDOWN([.E330]/[.D330]; 4)" office:value-type="float" office:value="1.0052" calcext:value-type="float">
            <text:p>1,0052</text:p>
          </table:table-cell>
          <table:table-cell table:formula="of:=ROUNDDOWN([.F330]/[.E330]; 4)" office:value-type="float" office:value="0.9984" calcext:value-type="float">
            <text:p>0,9984</text:p>
          </table:table-cell>
          <table:table-cell table:formula="of:=ROUNDDOWN([.G330]/[.F330]; 4)" office:value-type="float" office:value="1.0006" calcext:value-type="float">
            <text:p>1,0006</text:p>
          </table:table-cell>
          <table:table-cell table:formula="of:=AVERAGE([.H330:.L330])" office:value-type="float" office:value="1.0019" calcext:value-type="float">
            <text:p>1,0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6</text:p>
          </table:table-cell>
          <table:table-cell office:value-type="float" office:value="71790" calcext:value-type="float">
            <text:p>71790</text:p>
          </table:table-cell>
          <table:table-cell office:value-type="float" office:value="71738" calcext:value-type="float">
            <text:p>71738</text:p>
          </table:table-cell>
          <table:table-cell office:value-type="float" office:value="71741" calcext:value-type="float">
            <text:p>71741</text:p>
          </table:table-cell>
          <table:table-cell office:value-type="float" office:value="71686" calcext:value-type="float">
            <text:p>71686</text:p>
          </table:table-cell>
          <table:table-cell office:value-type="float" office:value="71563" calcext:value-type="float">
            <text:p>71563</text:p>
          </table:table-cell>
          <table:table-cell office:value-type="float" office:value="71425" calcext:value-type="float">
            <text:p>71425</text:p>
          </table:table-cell>
          <table:table-cell table:formula="of:=ROUNDDOWN([.C331]/[.B331]; 4)" office:value-type="float" office:value="0.9992" calcext:value-type="float">
            <text:p>0,9992</text:p>
          </table:table-cell>
          <table:table-cell table:formula="of:=ROUNDDOWN([.D331]/[.C331]; 4)" office:value-type="float" office:value="1" calcext:value-type="float">
            <text:p>1</text:p>
          </table:table-cell>
          <table:table-cell table:formula="of:=ROUNDDOWN([.E331]/[.D331]; 4)" office:value-type="float" office:value="0.9992" calcext:value-type="float">
            <text:p>0,9992</text:p>
          </table:table-cell>
          <table:table-cell table:formula="of:=ROUNDDOWN([.F331]/[.E331]; 4)" office:value-type="float" office:value="0.9982" calcext:value-type="float">
            <text:p>0,9982</text:p>
          </table:table-cell>
          <table:table-cell table:formula="of:=ROUNDDOWN([.G331]/[.F331]; 4)" office:value-type="float" office:value="0.998" calcext:value-type="float">
            <text:p>0,998</text:p>
          </table:table-cell>
          <table:table-cell table:formula="of:=AVERAGE([.H331:.L331])" office:value-type="float" office:value="0.99892" calcext:value-type="float">
            <text:p>0,99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7</text:p>
          </table:table-cell>
          <table:table-cell office:value-type="float" office:value="82838" calcext:value-type="float">
            <text:p>82838</text:p>
          </table:table-cell>
          <table:table-cell office:value-type="float" office:value="82905" calcext:value-type="float">
            <text:p>82905</text:p>
          </table:table-cell>
          <table:table-cell office:value-type="float" office:value="83124" calcext:value-type="float">
            <text:p>83124</text:p>
          </table:table-cell>
          <table:table-cell office:value-type="float" office:value="83030" calcext:value-type="float">
            <text:p>83030</text:p>
          </table:table-cell>
          <table:table-cell office:value-type="float" office:value="83026" calcext:value-type="float">
            <text:p>83026</text:p>
          </table:table-cell>
          <table:table-cell office:value-type="float" office:value="82911" calcext:value-type="float">
            <text:p>82911</text:p>
          </table:table-cell>
          <table:table-cell table:formula="of:=ROUNDDOWN([.C332]/[.B332]; 4)" office:value-type="float" office:value="1.0008" calcext:value-type="float">
            <text:p>1,0008</text:p>
          </table:table-cell>
          <table:table-cell table:formula="of:=ROUNDDOWN([.D332]/[.C332]; 4)" office:value-type="float" office:value="1.0026" calcext:value-type="float">
            <text:p>1,0026</text:p>
          </table:table-cell>
          <table:table-cell table:formula="of:=ROUNDDOWN([.E332]/[.D332]; 4)" office:value-type="float" office:value="0.9988" calcext:value-type="float">
            <text:p>0,9988</text:p>
          </table:table-cell>
          <table:table-cell table:formula="of:=ROUNDDOWN([.F332]/[.E332]; 4)" office:value-type="float" office:value="0.9999" calcext:value-type="float">
            <text:p>0,9999</text:p>
          </table:table-cell>
          <table:table-cell table:formula="of:=ROUNDDOWN([.G332]/[.F332]; 4)" office:value-type="float" office:value="0.9986" calcext:value-type="float">
            <text:p>0,9986</text:p>
          </table:table-cell>
          <table:table-cell table:formula="of:=AVERAGE([.H332:.L332])" office:value-type="float" office:value="1.00014" calcext:value-type="float">
            <text:p>1,0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8</text:p>
          </table:table-cell>
          <table:table-cell office:value-type="float" office:value="56427" calcext:value-type="float">
            <text:p>56427</text:p>
          </table:table-cell>
          <table:table-cell office:value-type="float" office:value="56458" calcext:value-type="float">
            <text:p>56458</text:p>
          </table:table-cell>
          <table:table-cell office:value-type="float" office:value="56394" calcext:value-type="float">
            <text:p>56394</text:p>
          </table:table-cell>
          <table:table-cell office:value-type="float" office:value="56486" calcext:value-type="float">
            <text:p>56486</text:p>
          </table:table-cell>
          <table:table-cell office:value-type="float" office:value="56451" calcext:value-type="float">
            <text:p>56451</text:p>
          </table:table-cell>
          <table:table-cell office:value-type="float" office:value="56298" calcext:value-type="float">
            <text:p>56298</text:p>
          </table:table-cell>
          <table:table-cell table:formula="of:=ROUNDDOWN([.C333]/[.B333]; 4)" office:value-type="float" office:value="1.0005" calcext:value-type="float">
            <text:p>1,0005</text:p>
          </table:table-cell>
          <table:table-cell table:formula="of:=ROUNDDOWN([.D333]/[.C333]; 4)" office:value-type="float" office:value="0.9988" calcext:value-type="float">
            <text:p>0,9988</text:p>
          </table:table-cell>
          <table:table-cell table:formula="of:=ROUNDDOWN([.E333]/[.D333]; 4)" office:value-type="float" office:value="1.0016" calcext:value-type="float">
            <text:p>1,0016</text:p>
          </table:table-cell>
          <table:table-cell table:formula="of:=ROUNDDOWN([.F333]/[.E333]; 4)" office:value-type="float" office:value="0.9993" calcext:value-type="float">
            <text:p>0,9993</text:p>
          </table:table-cell>
          <table:table-cell table:formula="of:=ROUNDDOWN([.G333]/[.F333]; 4)" office:value-type="float" office:value="0.9972" calcext:value-type="float">
            <text:p>0,9972</text:p>
          </table:table-cell>
          <table:table-cell table:formula="of:=AVERAGE([.H333:.L333])" office:value-type="float" office:value="0.99948" calcext:value-type="float">
            <text:p>0,99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9</text:p>
          </table:table-cell>
          <table:table-cell office:value-type="float" office:value="88399" calcext:value-type="float">
            <text:p>88399</text:p>
          </table:table-cell>
          <table:table-cell office:value-type="float" office:value="88125" calcext:value-type="float">
            <text:p>88125</text:p>
          </table:table-cell>
          <table:table-cell office:value-type="float" office:value="87790" calcext:value-type="float">
            <text:p>87790</text:p>
          </table:table-cell>
          <table:table-cell office:value-type="float" office:value="87216" calcext:value-type="float">
            <text:p>87216</text:p>
          </table:table-cell>
          <table:table-cell office:value-type="float" office:value="86727" calcext:value-type="float">
            <text:p>86727</text:p>
          </table:table-cell>
          <table:table-cell office:value-type="float" office:value="86108" calcext:value-type="float">
            <text:p>86108</text:p>
          </table:table-cell>
          <table:table-cell table:formula="of:=ROUNDDOWN([.C334]/[.B334]; 4)" office:value-type="float" office:value="0.9969" calcext:value-type="float">
            <text:p>0,9969</text:p>
          </table:table-cell>
          <table:table-cell table:formula="of:=ROUNDDOWN([.D334]/[.C334]; 4)" office:value-type="float" office:value="0.9961" calcext:value-type="float">
            <text:p>0,9961</text:p>
          </table:table-cell>
          <table:table-cell table:formula="of:=ROUNDDOWN([.E334]/[.D334]; 4)" office:value-type="float" office:value="0.9934" calcext:value-type="float">
            <text:p>0,9934</text:p>
          </table:table-cell>
          <table:table-cell table:formula="of:=ROUNDDOWN([.F334]/[.E334]; 4)" office:value-type="float" office:value="0.9943" calcext:value-type="float">
            <text:p>0,9943</text:p>
          </table:table-cell>
          <table:table-cell table:formula="of:=ROUNDDOWN([.G334]/[.F334]; 4)" office:value-type="float" office:value="0.9928" calcext:value-type="float">
            <text:p>0,9928</text:p>
          </table:table-cell>
          <table:table-cell table:formula="of:=AVERAGE([.H334:.L334])" office:value-type="float" office:value="0.9947" calcext:value-type="float">
            <text:p>0,9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0</text:p>
          </table:table-cell>
          <table:table-cell office:value-type="float" office:value="129273" calcext:value-type="float">
            <text:p>129273</text:p>
          </table:table-cell>
          <table:table-cell office:value-type="float" office:value="129475" calcext:value-type="float">
            <text:p>129475</text:p>
          </table:table-cell>
          <table:table-cell office:value-type="float" office:value="129715" calcext:value-type="float">
            <text:p>129715</text:p>
          </table:table-cell>
          <table:table-cell office:value-type="float" office:value="129966" calcext:value-type="float">
            <text:p>129966</text:p>
          </table:table-cell>
          <table:table-cell office:value-type="float" office:value="130053" calcext:value-type="float">
            <text:p>130053</text:p>
          </table:table-cell>
          <table:table-cell office:value-type="float" office:value="129904" calcext:value-type="float">
            <text:p>129904</text:p>
          </table:table-cell>
          <table:table-cell table:formula="of:=ROUNDDOWN([.C335]/[.B335]; 4)" office:value-type="float" office:value="1.0015" calcext:value-type="float">
            <text:p>1,0015</text:p>
          </table:table-cell>
          <table:table-cell table:formula="of:=ROUNDDOWN([.D335]/[.C335]; 4)" office:value-type="float" office:value="1.0018" calcext:value-type="float">
            <text:p>1,0018</text:p>
          </table:table-cell>
          <table:table-cell table:formula="of:=ROUNDDOWN([.E335]/[.D335]; 4)" office:value-type="float" office:value="1.0019" calcext:value-type="float">
            <text:p>1,0019</text:p>
          </table:table-cell>
          <table:table-cell table:formula="of:=ROUNDDOWN([.F335]/[.E335]; 4)" office:value-type="float" office:value="1.0006" calcext:value-type="float">
            <text:p>1,0006</text:p>
          </table:table-cell>
          <table:table-cell table:formula="of:=ROUNDDOWN([.G335]/[.F335]; 4)" office:value-type="float" office:value="0.9988" calcext:value-type="float">
            <text:p>0,9988</text:p>
          </table:table-cell>
          <table:table-cell table:formula="of:=AVERAGE([.H335:.L335])" office:value-type="float" office:value="1.00092" calcext:value-type="float">
            <text:p>1,00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1</text:p>
          </table:table-cell>
          <table:table-cell office:value-type="float" office:value="79028" calcext:value-type="float">
            <text:p>79028</text:p>
          </table:table-cell>
          <table:table-cell office:value-type="float" office:value="79263" calcext:value-type="float">
            <text:p>79263</text:p>
          </table:table-cell>
          <table:table-cell office:value-type="float" office:value="79253" calcext:value-type="float">
            <text:p>79253</text:p>
          </table:table-cell>
          <table:table-cell office:value-type="float" office:value="79230" calcext:value-type="float">
            <text:p>79230</text:p>
          </table:table-cell>
          <table:table-cell office:value-type="float" office:value="79183" calcext:value-type="float">
            <text:p>79183</text:p>
          </table:table-cell>
          <table:table-cell office:value-type="float" office:value="78866" calcext:value-type="float">
            <text:p>78866</text:p>
          </table:table-cell>
          <table:table-cell table:formula="of:=ROUNDDOWN([.C336]/[.B336]; 4)" office:value-type="float" office:value="1.0029" calcext:value-type="float">
            <text:p>1,0029</text:p>
          </table:table-cell>
          <table:table-cell table:formula="of:=ROUNDDOWN([.D336]/[.C336]; 4)" office:value-type="float" office:value="0.9998" calcext:value-type="float">
            <text:p>0,9998</text:p>
          </table:table-cell>
          <table:table-cell table:formula="of:=ROUNDDOWN([.E336]/[.D336]; 4)" office:value-type="float" office:value="0.9997" calcext:value-type="float">
            <text:p>0,9997</text:p>
          </table:table-cell>
          <table:table-cell table:formula="of:=ROUNDDOWN([.F336]/[.E336]; 4)" office:value-type="float" office:value="0.9994" calcext:value-type="float">
            <text:p>0,9994</text:p>
          </table:table-cell>
          <table:table-cell table:formula="of:=ROUNDDOWN([.G336]/[.F336]; 4)" office:value-type="float" office:value="0.9959" calcext:value-type="float">
            <text:p>0,9959</text:p>
          </table:table-cell>
          <table:table-cell table:formula="of:=AVERAGE([.H336:.L336])" office:value-type="float" office:value="0.99954" calcext:value-type="float">
            <text:p>0,99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2</text:p>
          </table:table-cell>
          <table:table-cell office:value-type="float" office:value="77664" calcext:value-type="float">
            <text:p>77664</text:p>
          </table:table-cell>
          <table:table-cell office:value-type="float" office:value="77764" calcext:value-type="float">
            <text:p>77764</text:p>
          </table:table-cell>
          <table:table-cell office:value-type="float" office:value="77720" calcext:value-type="float">
            <text:p>77720</text:p>
          </table:table-cell>
          <table:table-cell office:value-type="float" office:value="77488" calcext:value-type="float">
            <text:p>77488</text:p>
          </table:table-cell>
          <table:table-cell office:value-type="float" office:value="77274" calcext:value-type="float">
            <text:p>77274</text:p>
          </table:table-cell>
          <table:table-cell office:value-type="float" office:value="76998" calcext:value-type="float">
            <text:p>76998</text:p>
          </table:table-cell>
          <table:table-cell table:formula="of:=ROUNDDOWN([.C337]/[.B337]; 4)" office:value-type="float" office:value="1.0012" calcext:value-type="float">
            <text:p>1,0012</text:p>
          </table:table-cell>
          <table:table-cell table:formula="of:=ROUNDDOWN([.D337]/[.C337]; 4)" office:value-type="float" office:value="0.9994" calcext:value-type="float">
            <text:p>0,9994</text:p>
          </table:table-cell>
          <table:table-cell table:formula="of:=ROUNDDOWN([.E337]/[.D337]; 4)" office:value-type="float" office:value="0.997" calcext:value-type="float">
            <text:p>0,997</text:p>
          </table:table-cell>
          <table:table-cell table:formula="of:=ROUNDDOWN([.F337]/[.E337]; 4)" office:value-type="float" office:value="0.9972" calcext:value-type="float">
            <text:p>0,9972</text:p>
          </table:table-cell>
          <table:table-cell table:formula="of:=ROUNDDOWN([.G337]/[.F337]; 4)" office:value-type="float" office:value="0.9964" calcext:value-type="float">
            <text:p>0,9964</text:p>
          </table:table-cell>
          <table:table-cell table:formula="of:=AVERAGE([.H337:.L337])" office:value-type="float" office:value="0.99824" calcext:value-type="float">
            <text:p>0,99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3</text:p>
          </table:table-cell>
          <table:table-cell office:value-type="float" office:value="54767" calcext:value-type="float">
            <text:p>54767</text:p>
          </table:table-cell>
          <table:table-cell office:value-type="float" office:value="55391" calcext:value-type="float">
            <text:p>55391</text:p>
          </table:table-cell>
          <table:table-cell office:value-type="float" office:value="55883" calcext:value-type="float">
            <text:p>55883</text:p>
          </table:table-cell>
          <table:table-cell office:value-type="float" office:value="56485" calcext:value-type="float">
            <text:p>56485</text:p>
          </table:table-cell>
          <table:table-cell office:value-type="float" office:value="57201" calcext:value-type="float">
            <text:p>57201</text:p>
          </table:table-cell>
          <table:table-cell office:value-type="float" office:value="57911" calcext:value-type="float">
            <text:p>57911</text:p>
          </table:table-cell>
          <table:table-cell table:formula="of:=ROUNDDOWN([.C338]/[.B338]; 4)" office:value-type="float" office:value="1.0113" calcext:value-type="float">
            <text:p>1,0113</text:p>
          </table:table-cell>
          <table:table-cell table:formula="of:=ROUNDDOWN([.D338]/[.C338]; 4)" office:value-type="float" office:value="1.0088" calcext:value-type="float">
            <text:p>1,0088</text:p>
          </table:table-cell>
          <table:table-cell table:formula="of:=ROUNDDOWN([.E338]/[.D338]; 4)" office:value-type="float" office:value="1.0107" calcext:value-type="float">
            <text:p>1,0107</text:p>
          </table:table-cell>
          <table:table-cell table:formula="of:=ROUNDDOWN([.F338]/[.E338]; 4)" office:value-type="float" office:value="1.0126" calcext:value-type="float">
            <text:p>1,0126</text:p>
          </table:table-cell>
          <table:table-cell table:formula="of:=ROUNDDOWN([.G338]/[.F338]; 4)" office:value-type="float" office:value="1.0124" calcext:value-type="float">
            <text:p>1,0124</text:p>
          </table:table-cell>
          <table:table-cell table:formula="of:=AVERAGE([.H338:.L338])" office:value-type="float" office:value="1.01116" calcext:value-type="float">
            <text:p>1,01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4</text:p>
          </table:table-cell>
          <table:table-cell office:value-type="float" office:value="37084" calcext:value-type="float">
            <text:p>37084</text:p>
          </table:table-cell>
          <table:table-cell office:value-type="float" office:value="37080" calcext:value-type="float">
            <text:p>37080</text:p>
          </table:table-cell>
          <table:table-cell office:value-type="float" office:value="36987" calcext:value-type="float">
            <text:p>36987</text:p>
          </table:table-cell>
          <table:table-cell office:value-type="float" office:value="36982" calcext:value-type="float">
            <text:p>36982</text:p>
          </table:table-cell>
          <table:table-cell office:value-type="float" office:value="36751" calcext:value-type="float">
            <text:p>36751</text:p>
          </table:table-cell>
          <table:table-cell office:value-type="float" office:value="36633" calcext:value-type="float">
            <text:p>36633</text:p>
          </table:table-cell>
          <table:table-cell table:formula="of:=ROUNDDOWN([.C339]/[.B339]; 4)" office:value-type="float" office:value="0.9998" calcext:value-type="float">
            <text:p>0,9998</text:p>
          </table:table-cell>
          <table:table-cell table:formula="of:=ROUNDDOWN([.D339]/[.C339]; 4)" office:value-type="float" office:value="0.9974" calcext:value-type="float">
            <text:p>0,9974</text:p>
          </table:table-cell>
          <table:table-cell table:formula="of:=ROUNDDOWN([.E339]/[.D339]; 4)" office:value-type="float" office:value="0.9998" calcext:value-type="float">
            <text:p>0,9998</text:p>
          </table:table-cell>
          <table:table-cell table:formula="of:=ROUNDDOWN([.F339]/[.E339]; 4)" office:value-type="float" office:value="0.9937" calcext:value-type="float">
            <text:p>0,9937</text:p>
          </table:table-cell>
          <table:table-cell table:formula="of:=ROUNDDOWN([.G339]/[.F339]; 4)" office:value-type="float" office:value="0.9967" calcext:value-type="float">
            <text:p>0,9967</text:p>
          </table:table-cell>
          <table:table-cell table:formula="of:=AVERAGE([.H339:.L339])" office:value-type="float" office:value="0.99748" calcext:value-type="float">
            <text:p>0,99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5</text:p>
          </table:table-cell>
          <table:table-cell office:value-type="float" office:value="74725" calcext:value-type="float">
            <text:p>74725</text:p>
          </table:table-cell>
          <table:table-cell office:value-type="float" office:value="74901" calcext:value-type="float">
            <text:p>74901</text:p>
          </table:table-cell>
          <table:table-cell office:value-type="float" office:value="75164" calcext:value-type="float">
            <text:p>75164</text:p>
          </table:table-cell>
          <table:table-cell office:value-type="float" office:value="75363" calcext:value-type="float">
            <text:p>75363</text:p>
          </table:table-cell>
          <table:table-cell office:value-type="float" office:value="75543" calcext:value-type="float">
            <text:p>75543</text:p>
          </table:table-cell>
          <table:table-cell office:value-type="float" office:value="75576" calcext:value-type="float">
            <text:p>75576</text:p>
          </table:table-cell>
          <table:table-cell table:formula="of:=ROUNDDOWN([.C340]/[.B340]; 4)" office:value-type="float" office:value="1.0023" calcext:value-type="float">
            <text:p>1,0023</text:p>
          </table:table-cell>
          <table:table-cell table:formula="of:=ROUNDDOWN([.D340]/[.C340]; 4)" office:value-type="float" office:value="1.0035" calcext:value-type="float">
            <text:p>1,0035</text:p>
          </table:table-cell>
          <table:table-cell table:formula="of:=ROUNDDOWN([.E340]/[.D340]; 4)" office:value-type="float" office:value="1.0026" calcext:value-type="float">
            <text:p>1,0026</text:p>
          </table:table-cell>
          <table:table-cell table:formula="of:=ROUNDDOWN([.F340]/[.E340]; 4)" office:value-type="float" office:value="1.0023" calcext:value-type="float">
            <text:p>1,0023</text:p>
          </table:table-cell>
          <table:table-cell table:formula="of:=ROUNDDOWN([.G340]/[.F340]; 4)" office:value-type="float" office:value="1.0004" calcext:value-type="float">
            <text:p>1,0004</text:p>
          </table:table-cell>
          <table:table-cell table:formula="of:=AVERAGE([.H340:.L340])" office:value-type="float" office:value="1.00222" calcext:value-type="float">
            <text:p>1,00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6</text:p>
          </table:table-cell>
          <table:table-cell office:value-type="float" office:value="59501" calcext:value-type="float">
            <text:p>59501</text:p>
          </table:table-cell>
          <table:table-cell office:value-type="float" office:value="59626" calcext:value-type="float">
            <text:p>59626</text:p>
          </table:table-cell>
          <table:table-cell office:value-type="float" office:value="59726" calcext:value-type="float">
            <text:p>59726</text:p>
          </table:table-cell>
          <table:table-cell office:value-type="float" office:value="59858" calcext:value-type="float">
            <text:p>59858</text:p>
          </table:table-cell>
          <table:table-cell office:value-type="float" office:value="59825" calcext:value-type="float">
            <text:p>59825</text:p>
          </table:table-cell>
          <table:table-cell office:value-type="float" office:value="59821" calcext:value-type="float">
            <text:p>59821</text:p>
          </table:table-cell>
          <table:table-cell table:formula="of:=ROUNDDOWN([.C341]/[.B341]; 4)" office:value-type="float" office:value="1.0021" calcext:value-type="float">
            <text:p>1,0021</text:p>
          </table:table-cell>
          <table:table-cell table:formula="of:=ROUNDDOWN([.D341]/[.C341]; 4)" office:value-type="float" office:value="1.0016" calcext:value-type="float">
            <text:p>1,0016</text:p>
          </table:table-cell>
          <table:table-cell table:formula="of:=ROUNDDOWN([.E341]/[.D341]; 4)" office:value-type="float" office:value="1.0022" calcext:value-type="float">
            <text:p>1,0022</text:p>
          </table:table-cell>
          <table:table-cell table:formula="of:=ROUNDDOWN([.F341]/[.E341]; 4)" office:value-type="float" office:value="0.9994" calcext:value-type="float">
            <text:p>0,9994</text:p>
          </table:table-cell>
          <table:table-cell table:formula="of:=ROUNDDOWN([.G341]/[.F341]; 4)" office:value-type="float" office:value="0.9999" calcext:value-type="float">
            <text:p>0,9999</text:p>
          </table:table-cell>
          <table:table-cell table:formula="of:=AVERAGE([.H341:.L341])" office:value-type="float" office:value="1.00104" calcext:value-type="float">
            <text:p>1,00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7</text:p>
          </table:table-cell>
          <table:table-cell office:value-type="float" office:value="161435" calcext:value-type="float">
            <text:p>161435</text:p>
          </table:table-cell>
          <table:table-cell office:value-type="float" office:value="161574" calcext:value-type="float">
            <text:p>161574</text:p>
          </table:table-cell>
          <table:table-cell office:value-type="float" office:value="161763" calcext:value-type="float">
            <text:p>161763</text:p>
          </table:table-cell>
          <table:table-cell office:value-type="float" office:value="161519" calcext:value-type="float">
            <text:p>161519</text:p>
          </table:table-cell>
          <table:table-cell office:value-type="float" office:value="161581" calcext:value-type="float">
            <text:p>161581</text:p>
          </table:table-cell>
          <table:table-cell office:value-type="float" office:value="161357" calcext:value-type="float">
            <text:p>161357</text:p>
          </table:table-cell>
          <table:table-cell table:formula="of:=ROUNDDOWN([.C342]/[.B342]; 4)" office:value-type="float" office:value="1.0008" calcext:value-type="float">
            <text:p>1,0008</text:p>
          </table:table-cell>
          <table:table-cell table:formula="of:=ROUNDDOWN([.D342]/[.C342]; 4)" office:value-type="float" office:value="1.0011" calcext:value-type="float">
            <text:p>1,0011</text:p>
          </table:table-cell>
          <table:table-cell table:formula="of:=ROUNDDOWN([.E342]/[.D342]; 4)" office:value-type="float" office:value="0.9984" calcext:value-type="float">
            <text:p>0,9984</text:p>
          </table:table-cell>
          <table:table-cell table:formula="of:=ROUNDDOWN([.F342]/[.E342]; 4)" office:value-type="float" office:value="1.0003" calcext:value-type="float">
            <text:p>1,0003</text:p>
          </table:table-cell>
          <table:table-cell table:formula="of:=ROUNDDOWN([.G342]/[.F342]; 4)" office:value-type="float" office:value="0.9986" calcext:value-type="float">
            <text:p>0,9986</text:p>
          </table:table-cell>
          <table:table-cell table:formula="of:=AVERAGE([.H342:.L342])" office:value-type="float" office:value="0.99984" calcext:value-type="float">
            <text:p>0,99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8</text:p>
          </table:table-cell>
          <table:table-cell office:value-type="float" office:value="55409" calcext:value-type="float">
            <text:p>55409</text:p>
          </table:table-cell>
          <table:table-cell office:value-type="float" office:value="55391" calcext:value-type="float">
            <text:p>55391</text:p>
          </table:table-cell>
          <table:table-cell office:value-type="float" office:value="55479" calcext:value-type="float">
            <text:p>55479</text:p>
          </table:table-cell>
          <table:table-cell office:value-type="float" office:value="55403" calcext:value-type="float">
            <text:p>55403</text:p>
          </table:table-cell>
          <table:table-cell office:value-type="float" office:value="55500" calcext:value-type="float">
            <text:p>55500</text:p>
          </table:table-cell>
          <table:table-cell office:value-type="float" office:value="55265" calcext:value-type="float">
            <text:p>55265</text:p>
          </table:table-cell>
          <table:table-cell table:formula="of:=ROUNDDOWN([.C343]/[.B343]; 4)" office:value-type="float" office:value="0.9996" calcext:value-type="float">
            <text:p>0,9996</text:p>
          </table:table-cell>
          <table:table-cell table:formula="of:=ROUNDDOWN([.D343]/[.C343]; 4)" office:value-type="float" office:value="1.0015" calcext:value-type="float">
            <text:p>1,0015</text:p>
          </table:table-cell>
          <table:table-cell table:formula="of:=ROUNDDOWN([.E343]/[.D343]; 4)" office:value-type="float" office:value="0.9986" calcext:value-type="float">
            <text:p>0,9986</text:p>
          </table:table-cell>
          <table:table-cell table:formula="of:=ROUNDDOWN([.F343]/[.E343]; 4)" office:value-type="float" office:value="1.0017" calcext:value-type="float">
            <text:p>1,0017</text:p>
          </table:table-cell>
          <table:table-cell table:formula="of:=ROUNDDOWN([.G343]/[.F343]; 4)" office:value-type="float" office:value="0.9957" calcext:value-type="float">
            <text:p>0,9957</text:p>
          </table:table-cell>
          <table:table-cell table:formula="of:=AVERAGE([.H343:.L343])" office:value-type="float" office:value="0.99942" calcext:value-type="float">
            <text:p>0,99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9</text:p>
          </table:table-cell>
          <table:table-cell office:value-type="float" office:value="137570" calcext:value-type="float">
            <text:p>137570</text:p>
          </table:table-cell>
          <table:table-cell office:value-type="float" office:value="137382" calcext:value-type="float">
            <text:p>137382</text:p>
          </table:table-cell>
          <table:table-cell office:value-type="float" office:value="137104" calcext:value-type="float">
            <text:p>137104</text:p>
          </table:table-cell>
          <table:table-cell office:value-type="float" office:value="136621" calcext:value-type="float">
            <text:p>136621</text:p>
          </table:table-cell>
          <table:table-cell office:value-type="float" office:value="136112" calcext:value-type="float">
            <text:p>136112</text:p>
          </table:table-cell>
          <table:table-cell office:value-type="float" office:value="135477" calcext:value-type="float">
            <text:p>135477</text:p>
          </table:table-cell>
          <table:table-cell table:formula="of:=ROUNDDOWN([.C344]/[.B344]; 4)" office:value-type="float" office:value="0.9986" calcext:value-type="float">
            <text:p>0,9986</text:p>
          </table:table-cell>
          <table:table-cell table:formula="of:=ROUNDDOWN([.D344]/[.C344]; 4)" office:value-type="float" office:value="0.9979" calcext:value-type="float">
            <text:p>0,9979</text:p>
          </table:table-cell>
          <table:table-cell table:formula="of:=ROUNDDOWN([.E344]/[.D344]; 4)" office:value-type="float" office:value="0.9964" calcext:value-type="float">
            <text:p>0,9964</text:p>
          </table:table-cell>
          <table:table-cell table:formula="of:=ROUNDDOWN([.F344]/[.E344]; 4)" office:value-type="float" office:value="0.9962" calcext:value-type="float">
            <text:p>0,9962</text:p>
          </table:table-cell>
          <table:table-cell table:formula="of:=ROUNDDOWN([.G344]/[.F344]; 4)" office:value-type="float" office:value="0.9953" calcext:value-type="float">
            <text:p>0,9953</text:p>
          </table:table-cell>
          <table:table-cell table:formula="of:=AVERAGE([.H344:.L344])" office:value-type="float" office:value="0.99688" calcext:value-type="float">
            <text:p>0,99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0</text:p>
          </table:table-cell>
          <table:table-cell office:value-type="float" office:value="63252" calcext:value-type="float">
            <text:p>63252</text:p>
          </table:table-cell>
          <table:table-cell office:value-type="float" office:value="63212" calcext:value-type="float">
            <text:p>63212</text:p>
          </table:table-cell>
          <table:table-cell office:value-type="float" office:value="63218" calcext:value-type="float">
            <text:p>63218</text:p>
          </table:table-cell>
          <table:table-cell office:value-type="float" office:value="63147" calcext:value-type="float">
            <text:p>63147</text:p>
          </table:table-cell>
          <table:table-cell office:value-type="float" office:value="63014" calcext:value-type="float">
            <text:p>63014</text:p>
          </table:table-cell>
          <table:table-cell office:value-type="float" office:value="62763" calcext:value-type="float">
            <text:p>62763</text:p>
          </table:table-cell>
          <table:table-cell table:formula="of:=ROUNDDOWN([.C345]/[.B345]; 4)" office:value-type="float" office:value="0.9993" calcext:value-type="float">
            <text:p>0,9993</text:p>
          </table:table-cell>
          <table:table-cell table:formula="of:=ROUNDDOWN([.D345]/[.C345]; 4)" office:value-type="float" office:value="1" calcext:value-type="float">
            <text:p>1</text:p>
          </table:table-cell>
          <table:table-cell table:formula="of:=ROUNDDOWN([.E345]/[.D345]; 4)" office:value-type="float" office:value="0.9988" calcext:value-type="float">
            <text:p>0,9988</text:p>
          </table:table-cell>
          <table:table-cell table:formula="of:=ROUNDDOWN([.F345]/[.E345]; 4)" office:value-type="float" office:value="0.9978" calcext:value-type="float">
            <text:p>0,9978</text:p>
          </table:table-cell>
          <table:table-cell table:formula="of:=ROUNDDOWN([.G345]/[.F345]; 4)" office:value-type="float" office:value="0.996" calcext:value-type="float">
            <text:p>0,996</text:p>
          </table:table-cell>
          <table:table-cell table:formula="of:=AVERAGE([.H345:.L345])" office:value-type="float" office:value="0.99838" calcext:value-type="float">
            <text:p>0,99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1</text:p>
          </table:table-cell>
          <table:table-cell office:value-type="float" office:value="366037" calcext:value-type="float">
            <text:p>366037</text:p>
          </table:table-cell>
          <table:table-cell office:value-type="float" office:value="373570" calcext:value-type="float">
            <text:p>373570</text:p>
          </table:table-cell>
          <table:table-cell office:value-type="float" office:value="381630" calcext:value-type="float">
            <text:p>381630</text:p>
          </table:table-cell>
          <table:table-cell office:value-type="float" office:value="390308" calcext:value-type="float">
            <text:p>390308</text:p>
          </table:table-cell>
          <table:table-cell office:value-type="float" office:value="399272" calcext:value-type="float">
            <text:p>399272</text:p>
          </table:table-cell>
          <table:table-cell office:value-type="float" office:value="406590" calcext:value-type="float">
            <text:p>406590</text:p>
          </table:table-cell>
          <table:table-cell table:formula="of:=ROUNDDOWN([.C346]/[.B346]; 4)" office:value-type="float" office:value="1.0205" calcext:value-type="float">
            <text:p>1,0205</text:p>
          </table:table-cell>
          <table:table-cell table:formula="of:=ROUNDDOWN([.D346]/[.C346]; 4)" office:value-type="float" office:value="1.0215" calcext:value-type="float">
            <text:p>1,0215</text:p>
          </table:table-cell>
          <table:table-cell table:formula="of:=ROUNDDOWN([.E346]/[.D346]; 4)" office:value-type="float" office:value="1.0227" calcext:value-type="float">
            <text:p>1,0227</text:p>
          </table:table-cell>
          <table:table-cell table:formula="of:=ROUNDDOWN([.F346]/[.E346]; 4)" office:value-type="float" office:value="1.0229" calcext:value-type="float">
            <text:p>1,0229</text:p>
          </table:table-cell>
          <table:table-cell table:formula="of:=ROUNDDOWN([.G346]/[.F346]; 4)" office:value-type="float" office:value="1.0183" calcext:value-type="float">
            <text:p>1,0183</text:p>
          </table:table-cell>
          <table:table-cell table:formula="of:=AVERAGE([.H346:.L346])" office:value-type="float" office:value="1.02118" calcext:value-type="float">
            <text:p>1,02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2</text:p>
          </table:table-cell>
          <table:table-cell office:value-type="float" office:value="60294" calcext:value-type="float">
            <text:p>60294</text:p>
          </table:table-cell>
          <table:table-cell office:value-type="float" office:value="60356" calcext:value-type="float">
            <text:p>60356</text:p>
          </table:table-cell>
          <table:table-cell office:value-type="float" office:value="60409" calcext:value-type="float">
            <text:p>60409</text:p>
          </table:table-cell>
          <table:table-cell office:value-type="float" office:value="60405" calcext:value-type="float">
            <text:p>60405</text:p>
          </table:table-cell>
          <table:table-cell office:value-type="float" office:value="60262" calcext:value-type="float">
            <text:p>60262</text:p>
          </table:table-cell>
          <table:table-cell office:value-type="float" office:value="60188" calcext:value-type="float">
            <text:p>60188</text:p>
          </table:table-cell>
          <table:table-cell table:formula="of:=ROUNDDOWN([.C347]/[.B347]; 4)" office:value-type="float" office:value="1.001" calcext:value-type="float">
            <text:p>1,001</text:p>
          </table:table-cell>
          <table:table-cell table:formula="of:=ROUNDDOWN([.D347]/[.C347]; 4)" office:value-type="float" office:value="1.0008" calcext:value-type="float">
            <text:p>1,0008</text:p>
          </table:table-cell>
          <table:table-cell table:formula="of:=ROUNDDOWN([.E347]/[.D347]; 4)" office:value-type="float" office:value="0.9999" calcext:value-type="float">
            <text:p>0,9999</text:p>
          </table:table-cell>
          <table:table-cell table:formula="of:=ROUNDDOWN([.F347]/[.E347]; 4)" office:value-type="float" office:value="0.9976" calcext:value-type="float">
            <text:p>0,9976</text:p>
          </table:table-cell>
          <table:table-cell table:formula="of:=ROUNDDOWN([.G347]/[.F347]; 4)" office:value-type="float" office:value="0.9987" calcext:value-type="float">
            <text:p>0,9987</text:p>
          </table:table-cell>
          <table:table-cell table:formula="of:=AVERAGE([.H347:.L347])" office:value-type="float" office:value="0.9996" calcext:value-type="float">
            <text:p>0,9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3</text:p>
          </table:table-cell>
          <table:table-cell office:value-type="float" office:value="59591" calcext:value-type="float">
            <text:p>59591</text:p>
          </table:table-cell>
          <table:table-cell office:value-type="float" office:value="59617" calcext:value-type="float">
            <text:p>59617</text:p>
          </table:table-cell>
          <table:table-cell office:value-type="float" office:value="59576" calcext:value-type="float">
            <text:p>59576</text:p>
          </table:table-cell>
          <table:table-cell office:value-type="float" office:value="59371" calcext:value-type="float">
            <text:p>59371</text:p>
          </table:table-cell>
          <table:table-cell office:value-type="float" office:value="59077" calcext:value-type="float">
            <text:p>59077</text:p>
          </table:table-cell>
          <table:table-cell office:value-type="float" office:value="58959" calcext:value-type="float">
            <text:p>58959</text:p>
          </table:table-cell>
          <table:table-cell table:formula="of:=ROUNDDOWN([.C348]/[.B348]; 4)" office:value-type="float" office:value="1.0004" calcext:value-type="float">
            <text:p>1,0004</text:p>
          </table:table-cell>
          <table:table-cell table:formula="of:=ROUNDDOWN([.D348]/[.C348]; 4)" office:value-type="float" office:value="0.9993" calcext:value-type="float">
            <text:p>0,9993</text:p>
          </table:table-cell>
          <table:table-cell table:formula="of:=ROUNDDOWN([.E348]/[.D348]; 4)" office:value-type="float" office:value="0.9965" calcext:value-type="float">
            <text:p>0,9965</text:p>
          </table:table-cell>
          <table:table-cell table:formula="of:=ROUNDDOWN([.F348]/[.E348]; 4)" office:value-type="float" office:value="0.995" calcext:value-type="float">
            <text:p>0,995</text:p>
          </table:table-cell>
          <table:table-cell table:formula="of:=ROUNDDOWN([.G348]/[.F348]; 4)" office:value-type="float" office:value="0.998" calcext:value-type="float">
            <text:p>0,998</text:p>
          </table:table-cell>
          <table:table-cell table:formula="of:=AVERAGE([.H348:.L348])" office:value-type="float" office:value="0.99784" calcext:value-type="float">
            <text:p>0,99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4</text:p>
          </table:table-cell>
          <table:table-cell office:value-type="float" office:value="90133" calcext:value-type="float">
            <text:p>90133</text:p>
          </table:table-cell>
          <table:table-cell office:value-type="float" office:value="90417" calcext:value-type="float">
            <text:p>90417</text:p>
          </table:table-cell>
          <table:table-cell office:value-type="float" office:value="90920" calcext:value-type="float">
            <text:p>90920</text:p>
          </table:table-cell>
          <table:table-cell office:value-type="float" office:value="91185" calcext:value-type="float">
            <text:p>91185</text:p>
          </table:table-cell>
          <table:table-cell office:value-type="float" office:value="91664" calcext:value-type="float">
            <text:p>91664</text:p>
          </table:table-cell>
          <table:table-cell office:value-type="float" office:value="91745" calcext:value-type="float">
            <text:p>91745</text:p>
          </table:table-cell>
          <table:table-cell table:formula="of:=ROUNDDOWN([.C349]/[.B349]; 4)" office:value-type="float" office:value="1.0031" calcext:value-type="float">
            <text:p>1,0031</text:p>
          </table:table-cell>
          <table:table-cell table:formula="of:=ROUNDDOWN([.D349]/[.C349]; 4)" office:value-type="float" office:value="1.0055" calcext:value-type="float">
            <text:p>1,0055</text:p>
          </table:table-cell>
          <table:table-cell table:formula="of:=ROUNDDOWN([.E349]/[.D349]; 4)" office:value-type="float" office:value="1.0029" calcext:value-type="float">
            <text:p>1,0029</text:p>
          </table:table-cell>
          <table:table-cell table:formula="of:=ROUNDDOWN([.F349]/[.E349]; 4)" office:value-type="float" office:value="1.0052" calcext:value-type="float">
            <text:p>1,0052</text:p>
          </table:table-cell>
          <table:table-cell table:formula="of:=ROUNDDOWN([.G349]/[.F349]; 4)" office:value-type="float" office:value="1.0008" calcext:value-type="float">
            <text:p>1,0008</text:p>
          </table:table-cell>
          <table:table-cell table:formula="of:=AVERAGE([.H349:.L349])" office:value-type="float" office:value="1.0035" calcext:value-type="float">
            <text:p>1,0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5</text:p>
          </table:table-cell>
          <table:table-cell office:value-type="float" office:value="57429" calcext:value-type="float">
            <text:p>57429</text:p>
          </table:table-cell>
          <table:table-cell office:value-type="float" office:value="57691" calcext:value-type="float">
            <text:p>57691</text:p>
          </table:table-cell>
          <table:table-cell office:value-type="float" office:value="58155" calcext:value-type="float">
            <text:p>58155</text:p>
          </table:table-cell>
          <table:table-cell office:value-type="float" office:value="58456" calcext:value-type="float">
            <text:p>58456</text:p>
          </table:table-cell>
          <table:table-cell office:value-type="float" office:value="58879" calcext:value-type="float">
            <text:p>58879</text:p>
          </table:table-cell>
          <table:table-cell office:value-type="float" office:value="59149" calcext:value-type="float">
            <text:p>59149</text:p>
          </table:table-cell>
          <table:table-cell table:formula="of:=ROUNDDOWN([.C350]/[.B350]; 4)" office:value-type="float" office:value="1.0045" calcext:value-type="float">
            <text:p>1,0045</text:p>
          </table:table-cell>
          <table:table-cell table:formula="of:=ROUNDDOWN([.D350]/[.C350]; 4)" office:value-type="float" office:value="1.008" calcext:value-type="float">
            <text:p>1,008</text:p>
          </table:table-cell>
          <table:table-cell table:formula="of:=ROUNDDOWN([.E350]/[.D350]; 4)" office:value-type="float" office:value="1.0051" calcext:value-type="float">
            <text:p>1,0051</text:p>
          </table:table-cell>
          <table:table-cell table:formula="of:=ROUNDDOWN([.F350]/[.E350]; 4)" office:value-type="float" office:value="1.0072" calcext:value-type="float">
            <text:p>1,0072</text:p>
          </table:table-cell>
          <table:table-cell table:formula="of:=ROUNDDOWN([.G350]/[.F350]; 4)" office:value-type="float" office:value="1.0045" calcext:value-type="float">
            <text:p>1,0045</text:p>
          </table:table-cell>
          <table:table-cell table:formula="of:=AVERAGE([.H350:.L350])" office:value-type="float" office:value="1.00586" calcext:value-type="float">
            <text:p>1,00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6</text:p>
          </table:table-cell>
          <table:table-cell office:value-type="float" office:value="60907" calcext:value-type="float">
            <text:p>60907</text:p>
          </table:table-cell>
          <table:table-cell office:value-type="float" office:value="61106" calcext:value-type="float">
            <text:p>61106</text:p>
          </table:table-cell>
          <table:table-cell office:value-type="float" office:value="61229" calcext:value-type="float">
            <text:p>61229</text:p>
          </table:table-cell>
          <table:table-cell office:value-type="float" office:value="61325" calcext:value-type="float">
            <text:p>61325</text:p>
          </table:table-cell>
          <table:table-cell office:value-type="float" office:value="61425" calcext:value-type="float">
            <text:p>61425</text:p>
          </table:table-cell>
          <table:table-cell office:value-type="float" office:value="61492" calcext:value-type="float">
            <text:p>61492</text:p>
          </table:table-cell>
          <table:table-cell table:formula="of:=ROUNDDOWN([.C351]/[.B351]; 4)" office:value-type="float" office:value="1.0032" calcext:value-type="float">
            <text:p>1,0032</text:p>
          </table:table-cell>
          <table:table-cell table:formula="of:=ROUNDDOWN([.D351]/[.C351]; 4)" office:value-type="float" office:value="1.002" calcext:value-type="float">
            <text:p>1,002</text:p>
          </table:table-cell>
          <table:table-cell table:formula="of:=ROUNDDOWN([.E351]/[.D351]; 4)" office:value-type="float" office:value="1.0015" calcext:value-type="float">
            <text:p>1,0015</text:p>
          </table:table-cell>
          <table:table-cell table:formula="of:=ROUNDDOWN([.F351]/[.E351]; 4)" office:value-type="float" office:value="1.0016" calcext:value-type="float">
            <text:p>1,0016</text:p>
          </table:table-cell>
          <table:table-cell table:formula="of:=ROUNDDOWN([.G351]/[.F351]; 4)" office:value-type="float" office:value="1.001" calcext:value-type="float">
            <text:p>1,001</text:p>
          </table:table-cell>
          <table:table-cell table:formula="of:=AVERAGE([.H351:.L351])" office:value-type="float" office:value="1.00186" calcext:value-type="float">
            <text:p>1,00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7</text:p>
          </table:table-cell>
          <table:table-cell office:value-type="float" office:value="84366" calcext:value-type="float">
            <text:p>84366</text:p>
          </table:table-cell>
          <table:table-cell office:value-type="float" office:value="84297" calcext:value-type="float">
            <text:p>84297</text:p>
          </table:table-cell>
          <table:table-cell office:value-type="float" office:value="84267" calcext:value-type="float">
            <text:p>84267</text:p>
          </table:table-cell>
          <table:table-cell office:value-type="float" office:value="84101" calcext:value-type="float">
            <text:p>84101</text:p>
          </table:table-cell>
          <table:table-cell office:value-type="float" office:value="83894" calcext:value-type="float">
            <text:p>83894</text:p>
          </table:table-cell>
          <table:table-cell office:value-type="float" office:value="83599" calcext:value-type="float">
            <text:p>83599</text:p>
          </table:table-cell>
          <table:table-cell table:formula="of:=ROUNDDOWN([.C352]/[.B352]; 4)" office:value-type="float" office:value="0.9991" calcext:value-type="float">
            <text:p>0,9991</text:p>
          </table:table-cell>
          <table:table-cell table:formula="of:=ROUNDDOWN([.D352]/[.C352]; 4)" office:value-type="float" office:value="0.9996" calcext:value-type="float">
            <text:p>0,9996</text:p>
          </table:table-cell>
          <table:table-cell table:formula="of:=ROUNDDOWN([.E352]/[.D352]; 4)" office:value-type="float" office:value="0.998" calcext:value-type="float">
            <text:p>0,998</text:p>
          </table:table-cell>
          <table:table-cell table:formula="of:=ROUNDDOWN([.F352]/[.E352]; 4)" office:value-type="float" office:value="0.9975" calcext:value-type="float">
            <text:p>0,9975</text:p>
          </table:table-cell>
          <table:table-cell table:formula="of:=ROUNDDOWN([.G352]/[.F352]; 4)" office:value-type="float" office:value="0.9964" calcext:value-type="float">
            <text:p>0,9964</text:p>
          </table:table-cell>
          <table:table-cell table:formula="of:=AVERAGE([.H352:.L352])" office:value-type="float" office:value="0.99812" calcext:value-type="float">
            <text:p>0,99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8</text:p>
          </table:table-cell>
          <table:table-cell office:value-type="float" office:value="69900" calcext:value-type="float">
            <text:p>69900</text:p>
          </table:table-cell>
          <table:table-cell office:value-type="float" office:value="69960" calcext:value-type="float">
            <text:p>69960</text:p>
          </table:table-cell>
          <table:table-cell office:value-type="float" office:value="70212" calcext:value-type="float">
            <text:p>70212</text:p>
          </table:table-cell>
          <table:table-cell office:value-type="float" office:value="70274" calcext:value-type="float">
            <text:p>70274</text:p>
          </table:table-cell>
          <table:table-cell office:value-type="float" office:value="70233" calcext:value-type="float">
            <text:p>70233</text:p>
          </table:table-cell>
          <table:table-cell office:value-type="float" office:value="70096" calcext:value-type="float">
            <text:p>70096</text:p>
          </table:table-cell>
          <table:table-cell table:formula="of:=ROUNDDOWN([.C353]/[.B353]; 4)" office:value-type="float" office:value="1.0008" calcext:value-type="float">
            <text:p>1,0008</text:p>
          </table:table-cell>
          <table:table-cell table:formula="of:=ROUNDDOWN([.D353]/[.C353]; 4)" office:value-type="float" office:value="1.0036" calcext:value-type="float">
            <text:p>1,0036</text:p>
          </table:table-cell>
          <table:table-cell table:formula="of:=ROUNDDOWN([.E353]/[.D353]; 4)" office:value-type="float" office:value="1.0008" calcext:value-type="float">
            <text:p>1,0008</text:p>
          </table:table-cell>
          <table:table-cell table:formula="of:=ROUNDDOWN([.F353]/[.E353]; 4)" office:value-type="float" office:value="0.9994" calcext:value-type="float">
            <text:p>0,9994</text:p>
          </table:table-cell>
          <table:table-cell table:formula="of:=ROUNDDOWN([.G353]/[.F353]; 4)" office:value-type="float" office:value="0.998" calcext:value-type="float">
            <text:p>0,998</text:p>
          </table:table-cell>
          <table:table-cell table:formula="of:=AVERAGE([.H353:.L353])" office:value-type="float" office:value="1.00052" calcext:value-type="float">
            <text:p>1,00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9</text:p>
          </table:table-cell>
          <table:table-cell office:value-type="float" office:value="57012" calcext:value-type="float">
            <text:p>57012</text:p>
          </table:table-cell>
          <table:table-cell office:value-type="float" office:value="57270" calcext:value-type="float">
            <text:p>57270</text:p>
          </table:table-cell>
          <table:table-cell office:value-type="float" office:value="57289" calcext:value-type="float">
            <text:p>57289</text:p>
          </table:table-cell>
          <table:table-cell office:value-type="float" office:value="57326" calcext:value-type="float">
            <text:p>57326</text:p>
          </table:table-cell>
          <table:table-cell office:value-type="float" office:value="57446" calcext:value-type="float">
            <text:p>57446</text:p>
          </table:table-cell>
          <table:table-cell office:value-type="float" office:value="57431" calcext:value-type="float">
            <text:p>57431</text:p>
          </table:table-cell>
          <table:table-cell table:formula="of:=ROUNDDOWN([.C354]/[.B354]; 4)" office:value-type="float" office:value="1.0045" calcext:value-type="float">
            <text:p>1,0045</text:p>
          </table:table-cell>
          <table:table-cell table:formula="of:=ROUNDDOWN([.D354]/[.C354]; 4)" office:value-type="float" office:value="1.0003" calcext:value-type="float">
            <text:p>1,0003</text:p>
          </table:table-cell>
          <table:table-cell table:formula="of:=ROUNDDOWN([.E354]/[.D354]; 4)" office:value-type="float" office:value="1.0006" calcext:value-type="float">
            <text:p>1,0006</text:p>
          </table:table-cell>
          <table:table-cell table:formula="of:=ROUNDDOWN([.F354]/[.E354]; 4)" office:value-type="float" office:value="1.002" calcext:value-type="float">
            <text:p>1,002</text:p>
          </table:table-cell>
          <table:table-cell table:formula="of:=ROUNDDOWN([.G354]/[.F354]; 4)" office:value-type="float" office:value="0.9997" calcext:value-type="float">
            <text:p>0,9997</text:p>
          </table:table-cell>
          <table:table-cell table:formula="of:=AVERAGE([.H354:.L354])" office:value-type="float" office:value="1.00142" calcext:value-type="float">
            <text:p>1,00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30</text:p>
          </table:table-cell>
          <table:table-cell office:value-type="float" office:value="76956" calcext:value-type="float">
            <text:p>76956</text:p>
          </table:table-cell>
          <table:table-cell office:value-type="float" office:value="77073" calcext:value-type="float">
            <text:p>77073</text:p>
          </table:table-cell>
          <table:table-cell office:value-type="float" office:value="77361" calcext:value-type="float">
            <text:p>77361</text:p>
          </table:table-cell>
          <table:table-cell office:value-type="float" office:value="77667" calcext:value-type="float">
            <text:p>77667</text:p>
          </table:table-cell>
          <table:table-cell office:value-type="float" office:value="77994" calcext:value-type="float">
            <text:p>77994</text:p>
          </table:table-cell>
          <table:table-cell office:value-type="float" office:value="78037" calcext:value-type="float">
            <text:p>78037</text:p>
          </table:table-cell>
          <table:table-cell table:formula="of:=ROUNDDOWN([.C355]/[.B355]; 4)" office:value-type="float" office:value="1.0015" calcext:value-type="float">
            <text:p>1,0015</text:p>
          </table:table-cell>
          <table:table-cell table:formula="of:=ROUNDDOWN([.D355]/[.C355]; 4)" office:value-type="float" office:value="1.0037" calcext:value-type="float">
            <text:p>1,0037</text:p>
          </table:table-cell>
          <table:table-cell table:formula="of:=ROUNDDOWN([.E355]/[.D355]; 4)" office:value-type="float" office:value="1.0039" calcext:value-type="float">
            <text:p>1,0039</text:p>
          </table:table-cell>
          <table:table-cell table:formula="of:=ROUNDDOWN([.F355]/[.E355]; 4)" office:value-type="float" office:value="1.0042" calcext:value-type="float">
            <text:p>1,0042</text:p>
          </table:table-cell>
          <table:table-cell table:formula="of:=ROUNDDOWN([.G355]/[.F355]; 4)" office:value-type="float" office:value="1.0005" calcext:value-type="float">
            <text:p>1,0005</text:p>
          </table:table-cell>
          <table:table-cell table:formula="of:=AVERAGE([.H355:.L355])" office:value-type="float" office:value="1.00276" calcext:value-type="float">
            <text:p>1,00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31</text:p>
          </table:table-cell>
          <table:table-cell office:value-type="float" office:value="69781" calcext:value-type="float">
            <text:p>69781</text:p>
          </table:table-cell>
          <table:table-cell office:value-type="float" office:value="69834" calcext:value-type="float">
            <text:p>69834</text:p>
          </table:table-cell>
          <table:table-cell office:value-type="float" office:value="69780" calcext:value-type="float">
            <text:p>69780</text:p>
          </table:table-cell>
          <table:table-cell office:value-type="float" office:value="69606" calcext:value-type="float">
            <text:p>69606</text:p>
          </table:table-cell>
          <table:table-cell office:value-type="float" office:value="69433" calcext:value-type="float">
            <text:p>69433</text:p>
          </table:table-cell>
          <table:table-cell office:value-type="float" office:value="69161" calcext:value-type="float">
            <text:p>69161</text:p>
          </table:table-cell>
          <table:table-cell table:formula="of:=ROUNDDOWN([.C356]/[.B356]; 4)" office:value-type="float" office:value="1.0007" calcext:value-type="float">
            <text:p>1,0007</text:p>
          </table:table-cell>
          <table:table-cell table:formula="of:=ROUNDDOWN([.D356]/[.C356]; 4)" office:value-type="float" office:value="0.9992" calcext:value-type="float">
            <text:p>0,9992</text:p>
          </table:table-cell>
          <table:table-cell table:formula="of:=ROUNDDOWN([.E356]/[.D356]; 4)" office:value-type="float" office:value="0.9975" calcext:value-type="float">
            <text:p>0,9975</text:p>
          </table:table-cell>
          <table:table-cell table:formula="of:=ROUNDDOWN([.F356]/[.E356]; 4)" office:value-type="float" office:value="0.9975" calcext:value-type="float">
            <text:p>0,9975</text:p>
          </table:table-cell>
          <table:table-cell table:formula="of:=ROUNDDOWN([.G356]/[.F356]; 4)" office:value-type="float" office:value="0.996" calcext:value-type="float">
            <text:p>0,996</text:p>
          </table:table-cell>
          <table:table-cell table:formula="of:=AVERAGE([.H356:.L356])" office:value-type="float" office:value="0.99818" calcext:value-type="float">
            <text:p>0,99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61</text:p>
          </table:table-cell>
          <table:table-cell office:value-type="float" office:value="102808" calcext:value-type="float">
            <text:p>102808</text:p>
          </table:table-cell>
          <table:table-cell office:value-type="float" office:value="102249" calcext:value-type="float">
            <text:p>102249</text:p>
          </table:table-cell>
          <table:table-cell office:value-type="float" office:value="101625" calcext:value-type="float">
            <text:p>101625</text:p>
          </table:table-cell>
          <table:table-cell office:value-type="float" office:value="100975" calcext:value-type="float">
            <text:p>100975</text:p>
          </table:table-cell>
          <table:table-cell office:value-type="float" office:value="100246" calcext:value-type="float">
            <text:p>100246</text:p>
          </table:table-cell>
          <table:table-cell office:value-type="float" office:value="99106" calcext:value-type="float">
            <text:p>99106</text:p>
          </table:table-cell>
          <table:table-cell table:formula="of:=ROUNDDOWN([.C357]/[.B357]; 4)" office:value-type="float" office:value="0.9945" calcext:value-type="float">
            <text:p>0,9945</text:p>
          </table:table-cell>
          <table:table-cell table:formula="of:=ROUNDDOWN([.D357]/[.C357]; 4)" office:value-type="float" office:value="0.9938" calcext:value-type="float">
            <text:p>0,9938</text:p>
          </table:table-cell>
          <table:table-cell table:formula="of:=ROUNDDOWN([.E357]/[.D357]; 4)" office:value-type="float" office:value="0.9936" calcext:value-type="float">
            <text:p>0,9936</text:p>
          </table:table-cell>
          <table:table-cell table:formula="of:=ROUNDDOWN([.F357]/[.E357]; 4)" office:value-type="float" office:value="0.9927" calcext:value-type="float">
            <text:p>0,9927</text:p>
          </table:table-cell>
          <table:table-cell table:formula="of:=ROUNDDOWN([.G357]/[.F357]; 4)" office:value-type="float" office:value="0.9886" calcext:value-type="float">
            <text:p>0,9886</text:p>
          </table:table-cell>
          <table:table-cell table:formula="of:=AVERAGE([.H357:.L357])" office:value-type="float" office:value="0.99264" calcext:value-type="float">
            <text:p>0,99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62</text:p>
          </table:table-cell>
          <table:table-cell office:value-type="float" office:value="75875" calcext:value-type="float">
            <text:p>75875</text:p>
          </table:table-cell>
          <table:table-cell office:value-type="float" office:value="75342" calcext:value-type="float">
            <text:p>75342</text:p>
          </table:table-cell>
          <table:table-cell office:value-type="float" office:value="74834" calcext:value-type="float">
            <text:p>74834</text:p>
          </table:table-cell>
          <table:table-cell office:value-type="float" office:value="74151" calcext:value-type="float">
            <text:p>74151</text:p>
          </table:table-cell>
          <table:table-cell office:value-type="float" office:value="73522" calcext:value-type="float">
            <text:p>73522</text:p>
          </table:table-cell>
          <table:table-cell office:value-type="float" office:value="72539" calcext:value-type="float">
            <text:p>72539</text:p>
          </table:table-cell>
          <table:table-cell table:formula="of:=ROUNDDOWN([.C358]/[.B358]; 4)" office:value-type="float" office:value="0.9929" calcext:value-type="float">
            <text:p>0,9929</text:p>
          </table:table-cell>
          <table:table-cell table:formula="of:=ROUNDDOWN([.D358]/[.C358]; 4)" office:value-type="float" office:value="0.9932" calcext:value-type="float">
            <text:p>0,9932</text:p>
          </table:table-cell>
          <table:table-cell table:formula="of:=ROUNDDOWN([.E358]/[.D358]; 4)" office:value-type="float" office:value="0.9908" calcext:value-type="float">
            <text:p>0,9908</text:p>
          </table:table-cell>
          <table:table-cell table:formula="of:=ROUNDDOWN([.F358]/[.E358]; 4)" office:value-type="float" office:value="0.9915" calcext:value-type="float">
            <text:p>0,9915</text:p>
          </table:table-cell>
          <table:table-cell table:formula="of:=ROUNDDOWN([.G358]/[.F358]; 4)" office:value-type="float" office:value="0.9866" calcext:value-type="float">
            <text:p>0,9866</text:p>
          </table:table-cell>
          <table:table-cell table:formula="of:=AVERAGE([.H358:.L358])" office:value-type="float" office:value="0.991" calcext:value-type="float">
            <text:p>0,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63</text:p>
          </table:table-cell>
          <table:table-cell office:value-type="float" office:value="64559" calcext:value-type="float">
            <text:p>64559</text:p>
          </table:table-cell>
          <table:table-cell office:value-type="float" office:value="64159" calcext:value-type="float">
            <text:p>64159</text:p>
          </table:table-cell>
          <table:table-cell office:value-type="float" office:value="64197" calcext:value-type="float">
            <text:p>64197</text:p>
          </table:table-cell>
          <table:table-cell office:value-type="float" office:value="63952" calcext:value-type="float">
            <text:p>63952</text:p>
          </table:table-cell>
          <table:table-cell office:value-type="float" office:value="63505" calcext:value-type="float">
            <text:p>63505</text:p>
          </table:table-cell>
          <table:table-cell office:value-type="float" office:value="62854" calcext:value-type="float">
            <text:p>62854</text:p>
          </table:table-cell>
          <table:table-cell table:formula="of:=ROUNDDOWN([.C359]/[.B359]; 4)" office:value-type="float" office:value="0.9938" calcext:value-type="float">
            <text:p>0,9938</text:p>
          </table:table-cell>
          <table:table-cell table:formula="of:=ROUNDDOWN([.D359]/[.C359]; 4)" office:value-type="float" office:value="1.0005" calcext:value-type="float">
            <text:p>1,0005</text:p>
          </table:table-cell>
          <table:table-cell table:formula="of:=ROUNDDOWN([.E359]/[.D359]; 4)" office:value-type="float" office:value="0.9961" calcext:value-type="float">
            <text:p>0,9961</text:p>
          </table:table-cell>
          <table:table-cell table:formula="of:=ROUNDDOWN([.F359]/[.E359]; 4)" office:value-type="float" office:value="0.993" calcext:value-type="float">
            <text:p>0,993</text:p>
          </table:table-cell>
          <table:table-cell table:formula="of:=ROUNDDOWN([.G359]/[.F359]; 4)" office:value-type="float" office:value="0.9897" calcext:value-type="float">
            <text:p>0,9897</text:p>
          </table:table-cell>
          <table:table-cell table:formula="of:=AVERAGE([.H359:.L359])" office:value-type="float" office:value="0.99462" calcext:value-type="float">
            <text:p>0,99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64</text:p>
          </table:table-cell>
          <table:table-cell office:value-type="float" office:value="542348" calcext:value-type="float">
            <text:p>542348</text:p>
          </table:table-cell>
          <table:table-cell office:value-type="float" office:value="540372" calcext:value-type="float">
            <text:p>540372</text:p>
          </table:table-cell>
          <table:table-cell office:value-type="float" office:value="538633" calcext:value-type="float">
            <text:p>538633</text:p>
          </table:table-cell>
          <table:table-cell office:value-type="float" office:value="536438" calcext:value-type="float">
            <text:p>536438</text:p>
          </table:table-cell>
          <table:table-cell office:value-type="float" office:value="534813" calcext:value-type="float">
            <text:p>534813</text:p>
          </table:table-cell>
          <table:table-cell office:value-type="float" office:value="532048" calcext:value-type="float">
            <text:p>532048</text:p>
          </table:table-cell>
          <table:table-cell table:formula="of:=ROUNDDOWN([.C360]/[.B360]; 4)" office:value-type="float" office:value="0.9963" calcext:value-type="float">
            <text:p>0,9963</text:p>
          </table:table-cell>
          <table:table-cell table:formula="of:=ROUNDDOWN([.D360]/[.C360]; 4)" office:value-type="float" office:value="0.9967" calcext:value-type="float">
            <text:p>0,9967</text:p>
          </table:table-cell>
          <table:table-cell table:formula="of:=ROUNDDOWN([.E360]/[.D360]; 4)" office:value-type="float" office:value="0.9959" calcext:value-type="float">
            <text:p>0,9959</text:p>
          </table:table-cell>
          <table:table-cell table:formula="of:=ROUNDDOWN([.F360]/[.E360]; 4)" office:value-type="float" office:value="0.9969" calcext:value-type="float">
            <text:p>0,9969</text:p>
          </table:table-cell>
          <table:table-cell table:formula="of:=ROUNDDOWN([.G360]/[.F360]; 4)" office:value-type="float" office:value="0.9948" calcext:value-type="float">
            <text:p>0,9948</text:p>
          </table:table-cell>
          <table:table-cell table:formula="of:=AVERAGE([.H360:.L360])" office:value-type="float" office:value="0.99612" calcext:value-type="float">
            <text:p>0,99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01</text:p>
          </table:table-cell>
          <table:table-cell office:value-type="float" office:value="48448" calcext:value-type="float">
            <text:p>48448</text:p>
          </table:table-cell>
          <table:table-cell office:value-type="float" office:value="48254" calcext:value-type="float">
            <text:p>48254</text:p>
          </table:table-cell>
          <table:table-cell office:value-type="float" office:value="48041" calcext:value-type="float">
            <text:p>48041</text:p>
          </table:table-cell>
          <table:table-cell office:value-type="float" office:value="47846" calcext:value-type="float">
            <text:p>47846</text:p>
          </table:table-cell>
          <table:table-cell office:value-type="float" office:value="47560" calcext:value-type="float">
            <text:p>47560</text:p>
          </table:table-cell>
          <table:table-cell office:value-type="float" office:value="47304" calcext:value-type="float">
            <text:p>47304</text:p>
          </table:table-cell>
          <table:table-cell table:formula="of:=ROUNDDOWN([.C361]/[.B361]; 4)" office:value-type="float" office:value="0.9959" calcext:value-type="float">
            <text:p>0,9959</text:p>
          </table:table-cell>
          <table:table-cell table:formula="of:=ROUNDDOWN([.D361]/[.C361]; 4)" office:value-type="float" office:value="0.9955" calcext:value-type="float">
            <text:p>0,9955</text:p>
          </table:table-cell>
          <table:table-cell table:formula="of:=ROUNDDOWN([.E361]/[.D361]; 4)" office:value-type="float" office:value="0.9959" calcext:value-type="float">
            <text:p>0,9959</text:p>
          </table:table-cell>
          <table:table-cell table:formula="of:=ROUNDDOWN([.F361]/[.E361]; 4)" office:value-type="float" office:value="0.994" calcext:value-type="float">
            <text:p>0,994</text:p>
          </table:table-cell>
          <table:table-cell table:formula="of:=ROUNDDOWN([.G361]/[.F361]; 4)" office:value-type="float" office:value="0.9946" calcext:value-type="float">
            <text:p>0,9946</text:p>
          </table:table-cell>
          <table:table-cell table:formula="of:=AVERAGE([.H361:.L361])" office:value-type="float" office:value="0.99518" calcext:value-type="float">
            <text:p>0,99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02</text:p>
          </table:table-cell>
          <table:table-cell office:value-type="float" office:value="49474" calcext:value-type="float">
            <text:p>49474</text:p>
          </table:table-cell>
          <table:table-cell office:value-type="float" office:value="49220" calcext:value-type="float">
            <text:p>49220</text:p>
          </table:table-cell>
          <table:table-cell office:value-type="float" office:value="48906" calcext:value-type="float">
            <text:p>48906</text:p>
          </table:table-cell>
          <table:table-cell office:value-type="float" office:value="48602" calcext:value-type="float">
            <text:p>48602</text:p>
          </table:table-cell>
          <table:table-cell office:value-type="float" office:value="48243" calcext:value-type="float">
            <text:p>48243</text:p>
          </table:table-cell>
          <table:table-cell office:value-type="float" office:value="47970" calcext:value-type="float">
            <text:p>47970</text:p>
          </table:table-cell>
          <table:table-cell table:formula="of:=ROUNDDOWN([.C362]/[.B362]; 4)" office:value-type="float" office:value="0.9948" calcext:value-type="float">
            <text:p>0,9948</text:p>
          </table:table-cell>
          <table:table-cell table:formula="of:=ROUNDDOWN([.D362]/[.C362]; 4)" office:value-type="float" office:value="0.9936" calcext:value-type="float">
            <text:p>0,9936</text:p>
          </table:table-cell>
          <table:table-cell table:formula="of:=ROUNDDOWN([.E362]/[.D362]; 4)" office:value-type="float" office:value="0.9937" calcext:value-type="float">
            <text:p>0,9937</text:p>
          </table:table-cell>
          <table:table-cell table:formula="of:=ROUNDDOWN([.F362]/[.E362]; 4)" office:value-type="float" office:value="0.9926" calcext:value-type="float">
            <text:p>0,9926</text:p>
          </table:table-cell>
          <table:table-cell table:formula="of:=ROUNDDOWN([.G362]/[.F362]; 4)" office:value-type="float" office:value="0.9943" calcext:value-type="float">
            <text:p>0,9943</text:p>
          </table:table-cell>
          <table:table-cell table:formula="of:=AVERAGE([.H362:.L362])" office:value-type="float" office:value="0.9938" calcext:value-type="float">
            <text:p>0,9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03</text:p>
          </table:table-cell>
          <table:table-cell office:value-type="float" office:value="58062" calcext:value-type="float">
            <text:p>58062</text:p>
          </table:table-cell>
          <table:table-cell office:value-type="float" office:value="57979" calcext:value-type="float">
            <text:p>57979</text:p>
          </table:table-cell>
          <table:table-cell office:value-type="float" office:value="57729" calcext:value-type="float">
            <text:p>57729</text:p>
          </table:table-cell>
          <table:table-cell office:value-type="float" office:value="57397" calcext:value-type="float">
            <text:p>57397</text:p>
          </table:table-cell>
          <table:table-cell office:value-type="float" office:value="57015" calcext:value-type="float">
            <text:p>57015</text:p>
          </table:table-cell>
          <table:table-cell office:value-type="float" office:value="56482" calcext:value-type="float">
            <text:p>56482</text:p>
          </table:table-cell>
          <table:table-cell table:formula="of:=ROUNDDOWN([.C363]/[.B363]; 4)" office:value-type="float" office:value="0.9985" calcext:value-type="float">
            <text:p>0,9985</text:p>
          </table:table-cell>
          <table:table-cell table:formula="of:=ROUNDDOWN([.D363]/[.C363]; 4)" office:value-type="float" office:value="0.9956" calcext:value-type="float">
            <text:p>0,9956</text:p>
          </table:table-cell>
          <table:table-cell table:formula="of:=ROUNDDOWN([.E363]/[.D363]; 4)" office:value-type="float" office:value="0.9942" calcext:value-type="float">
            <text:p>0,9942</text:p>
          </table:table-cell>
          <table:table-cell table:formula="of:=ROUNDDOWN([.F363]/[.E363]; 4)" office:value-type="float" office:value="0.9933" calcext:value-type="float">
            <text:p>0,9933</text:p>
          </table:table-cell>
          <table:table-cell table:formula="of:=ROUNDDOWN([.G363]/[.F363]; 4)" office:value-type="float" office:value="0.9906" calcext:value-type="float">
            <text:p>0,9906</text:p>
          </table:table-cell>
          <table:table-cell table:formula="of:=AVERAGE([.H363:.L363])" office:value-type="float" office:value="0.99444" calcext:value-type="float">
            <text:p>0,99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04</text:p>
          </table:table-cell>
          <table:table-cell office:value-type="float" office:value="82355" calcext:value-type="float">
            <text:p>82355</text:p>
          </table:table-cell>
          <table:table-cell office:value-type="float" office:value="82474" calcext:value-type="float">
            <text:p>82474</text:p>
          </table:table-cell>
          <table:table-cell office:value-type="float" office:value="82567" calcext:value-type="float">
            <text:p>82567</text:p>
          </table:table-cell>
          <table:table-cell office:value-type="float" office:value="82540" calcext:value-type="float">
            <text:p>82540</text:p>
          </table:table-cell>
          <table:table-cell office:value-type="float" office:value="82421" calcext:value-type="float">
            <text:p>82421</text:p>
          </table:table-cell>
          <table:table-cell office:value-type="float" office:value="82310" calcext:value-type="float">
            <text:p>82310</text:p>
          </table:table-cell>
          <table:table-cell table:formula="of:=ROUNDDOWN([.C364]/[.B364]; 4)" office:value-type="float" office:value="1.0014" calcext:value-type="float">
            <text:p>1,0014</text:p>
          </table:table-cell>
          <table:table-cell table:formula="of:=ROUNDDOWN([.D364]/[.C364]; 4)" office:value-type="float" office:value="1.0011" calcext:value-type="float">
            <text:p>1,0011</text:p>
          </table:table-cell>
          <table:table-cell table:formula="of:=ROUNDDOWN([.E364]/[.D364]; 4)" office:value-type="float" office:value="0.9996" calcext:value-type="float">
            <text:p>0,9996</text:p>
          </table:table-cell>
          <table:table-cell table:formula="of:=ROUNDDOWN([.F364]/[.E364]; 4)" office:value-type="float" office:value="0.9985" calcext:value-type="float">
            <text:p>0,9985</text:p>
          </table:table-cell>
          <table:table-cell table:formula="of:=ROUNDDOWN([.G364]/[.F364]; 4)" office:value-type="float" office:value="0.9986" calcext:value-type="float">
            <text:p>0,9986</text:p>
          </table:table-cell>
          <table:table-cell table:formula="of:=AVERAGE([.H364:.L364])" office:value-type="float" office:value="0.99984" calcext:value-type="float">
            <text:p>0,99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05</text:p>
          </table:table-cell>
          <table:table-cell office:value-type="float" office:value="61371" calcext:value-type="float">
            <text:p>61371</text:p>
          </table:table-cell>
          <table:table-cell office:value-type="float" office:value="61160" calcext:value-type="float">
            <text:p>61160</text:p>
          </table:table-cell>
          <table:table-cell office:value-type="float" office:value="60885" calcext:value-type="float">
            <text:p>60885</text:p>
          </table:table-cell>
          <table:table-cell office:value-type="float" office:value="60617" calcext:value-type="float">
            <text:p>60617</text:p>
          </table:table-cell>
          <table:table-cell office:value-type="float" office:value="60277" calcext:value-type="float">
            <text:p>60277</text:p>
          </table:table-cell>
          <table:table-cell office:value-type="float" office:value="59844" calcext:value-type="float">
            <text:p>59844</text:p>
          </table:table-cell>
          <table:table-cell table:formula="of:=ROUNDDOWN([.C365]/[.B365]; 4)" office:value-type="float" office:value="0.9965" calcext:value-type="float">
            <text:p>0,9965</text:p>
          </table:table-cell>
          <table:table-cell table:formula="of:=ROUNDDOWN([.D365]/[.C365]; 4)" office:value-type="float" office:value="0.9955" calcext:value-type="float">
            <text:p>0,9955</text:p>
          </table:table-cell>
          <table:table-cell table:formula="of:=ROUNDDOWN([.E365]/[.D365]; 4)" office:value-type="float" office:value="0.9955" calcext:value-type="float">
            <text:p>0,9955</text:p>
          </table:table-cell>
          <table:table-cell table:formula="of:=ROUNDDOWN([.F365]/[.E365]; 4)" office:value-type="float" office:value="0.9943" calcext:value-type="float">
            <text:p>0,9943</text:p>
          </table:table-cell>
          <table:table-cell table:formula="of:=ROUNDDOWN([.G365]/[.F365]; 4)" office:value-type="float" office:value="0.9928" calcext:value-type="float">
            <text:p>0,9928</text:p>
          </table:table-cell>
          <table:table-cell table:formula="of:=AVERAGE([.H365:.L365])" office:value-type="float" office:value="0.99492" calcext:value-type="float">
            <text:p>0,99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06</text:p>
          </table:table-cell>
          <table:table-cell office:value-type="float" office:value="83461" calcext:value-type="float">
            <text:p>83461</text:p>
          </table:table-cell>
          <table:table-cell office:value-type="float" office:value="83249" calcext:value-type="float">
            <text:p>83249</text:p>
          </table:table-cell>
          <table:table-cell office:value-type="float" office:value="82951" calcext:value-type="float">
            <text:p>82951</text:p>
          </table:table-cell>
          <table:table-cell office:value-type="float" office:value="82530" calcext:value-type="float">
            <text:p>82530</text:p>
          </table:table-cell>
          <table:table-cell office:value-type="float" office:value="81882" calcext:value-type="float">
            <text:p>81882</text:p>
          </table:table-cell>
          <table:table-cell office:value-type="float" office:value="81289" calcext:value-type="float">
            <text:p>81289</text:p>
          </table:table-cell>
          <table:table-cell table:formula="of:=ROUNDDOWN([.C366]/[.B366]; 4)" office:value-type="float" office:value="0.9974" calcext:value-type="float">
            <text:p>0,9974</text:p>
          </table:table-cell>
          <table:table-cell table:formula="of:=ROUNDDOWN([.D366]/[.C366]; 4)" office:value-type="float" office:value="0.9964" calcext:value-type="float">
            <text:p>0,9964</text:p>
          </table:table-cell>
          <table:table-cell table:formula="of:=ROUNDDOWN([.E366]/[.D366]; 4)" office:value-type="float" office:value="0.9949" calcext:value-type="float">
            <text:p>0,9949</text:p>
          </table:table-cell>
          <table:table-cell table:formula="of:=ROUNDDOWN([.F366]/[.E366]; 4)" office:value-type="float" office:value="0.9921" calcext:value-type="float">
            <text:p>0,9921</text:p>
          </table:table-cell>
          <table:table-cell table:formula="of:=ROUNDDOWN([.G366]/[.F366]; 4)" office:value-type="float" office:value="0.9927" calcext:value-type="float">
            <text:p>0,9927</text:p>
          </table:table-cell>
          <table:table-cell table:formula="of:=AVERAGE([.H366:.L366])" office:value-type="float" office:value="0.9947" calcext:value-type="float">
            <text:p>0,9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07</text:p>
          </table:table-cell>
          <table:table-cell office:value-type="float" office:value="47494" calcext:value-type="float">
            <text:p>47494</text:p>
          </table:table-cell>
          <table:table-cell office:value-type="float" office:value="47296" calcext:value-type="float">
            <text:p>47296</text:p>
          </table:table-cell>
          <table:table-cell office:value-type="float" office:value="47281" calcext:value-type="float">
            <text:p>47281</text:p>
          </table:table-cell>
          <table:table-cell office:value-type="float" office:value="47227" calcext:value-type="float">
            <text:p>47227</text:p>
          </table:table-cell>
          <table:table-cell office:value-type="float" office:value="46999" calcext:value-type="float">
            <text:p>46999</text:p>
          </table:table-cell>
          <table:table-cell office:value-type="float" office:value="46692" calcext:value-type="float">
            <text:p>46692</text:p>
          </table:table-cell>
          <table:table-cell table:formula="of:=ROUNDDOWN([.C367]/[.B367]; 4)" office:value-type="float" office:value="0.9958" calcext:value-type="float">
            <text:p>0,9958</text:p>
          </table:table-cell>
          <table:table-cell table:formula="of:=ROUNDDOWN([.D367]/[.C367]; 4)" office:value-type="float" office:value="0.9996" calcext:value-type="float">
            <text:p>0,9996</text:p>
          </table:table-cell>
          <table:table-cell table:formula="of:=ROUNDDOWN([.E367]/[.D367]; 4)" office:value-type="float" office:value="0.9988" calcext:value-type="float">
            <text:p>0,9988</text:p>
          </table:table-cell>
          <table:table-cell table:formula="of:=ROUNDDOWN([.F367]/[.E367]; 4)" office:value-type="float" office:value="0.9951" calcext:value-type="float">
            <text:p>0,9951</text:p>
          </table:table-cell>
          <table:table-cell table:formula="of:=ROUNDDOWN([.G367]/[.F367]; 4)" office:value-type="float" office:value="0.9934" calcext:value-type="float">
            <text:p>0,9934</text:p>
          </table:table-cell>
          <table:table-cell table:formula="of:=AVERAGE([.H367:.L367])" office:value-type="float" office:value="0.99654" calcext:value-type="float">
            <text:p>0,99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08</text:p>
          </table:table-cell>
          <table:table-cell office:value-type="float" office:value="79516" calcext:value-type="float">
            <text:p>79516</text:p>
          </table:table-cell>
          <table:table-cell office:value-type="float" office:value="79450" calcext:value-type="float">
            <text:p>79450</text:p>
          </table:table-cell>
          <table:table-cell office:value-type="float" office:value="79596" calcext:value-type="float">
            <text:p>79596</text:p>
          </table:table-cell>
          <table:table-cell office:value-type="float" office:value="79547" calcext:value-type="float">
            <text:p>79547</text:p>
          </table:table-cell>
          <table:table-cell office:value-type="float" office:value="79438" calcext:value-type="float">
            <text:p>79438</text:p>
          </table:table-cell>
          <table:table-cell office:value-type="float" office:value="79300" calcext:value-type="float">
            <text:p>79300</text:p>
          </table:table-cell>
          <table:table-cell table:formula="of:=ROUNDDOWN([.C368]/[.B368]; 4)" office:value-type="float" office:value="0.9991" calcext:value-type="float">
            <text:p>0,9991</text:p>
          </table:table-cell>
          <table:table-cell table:formula="of:=ROUNDDOWN([.D368]/[.C368]; 4)" office:value-type="float" office:value="1.0018" calcext:value-type="float">
            <text:p>1,0018</text:p>
          </table:table-cell>
          <table:table-cell table:formula="of:=ROUNDDOWN([.E368]/[.D368]; 4)" office:value-type="float" office:value="0.9993" calcext:value-type="float">
            <text:p>0,9993</text:p>
          </table:table-cell>
          <table:table-cell table:formula="of:=ROUNDDOWN([.F368]/[.E368]; 4)" office:value-type="float" office:value="0.9986" calcext:value-type="float">
            <text:p>0,9986</text:p>
          </table:table-cell>
          <table:table-cell table:formula="of:=ROUNDDOWN([.G368]/[.F368]; 4)" office:value-type="float" office:value="0.9982" calcext:value-type="float">
            <text:p>0,9982</text:p>
          </table:table-cell>
          <table:table-cell table:formula="of:=AVERAGE([.H368:.L368])" office:value-type="float" office:value="0.9994" calcext:value-type="float">
            <text:p>0,9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09</text:p>
          </table:table-cell>
          <table:table-cell office:value-type="float" office:value="65844" calcext:value-type="float">
            <text:p>65844</text:p>
          </table:table-cell>
          <table:table-cell office:value-type="float" office:value="66071" calcext:value-type="float">
            <text:p>66071</text:p>
          </table:table-cell>
          <table:table-cell office:value-type="float" office:value="66269" calcext:value-type="float">
            <text:p>66269</text:p>
          </table:table-cell>
          <table:table-cell office:value-type="float" office:value="66355" calcext:value-type="float">
            <text:p>66355</text:p>
          </table:table-cell>
          <table:table-cell office:value-type="float" office:value="66480" calcext:value-type="float">
            <text:p>66480</text:p>
          </table:table-cell>
          <table:table-cell office:value-type="float" office:value="66505" calcext:value-type="float">
            <text:p>66505</text:p>
          </table:table-cell>
          <table:table-cell table:formula="of:=ROUNDDOWN([.C369]/[.B369]; 4)" office:value-type="float" office:value="1.0034" calcext:value-type="float">
            <text:p>1,0034</text:p>
          </table:table-cell>
          <table:table-cell table:formula="of:=ROUNDDOWN([.D369]/[.C369]; 4)" office:value-type="float" office:value="1.0029" calcext:value-type="float">
            <text:p>1,0029</text:p>
          </table:table-cell>
          <table:table-cell table:formula="of:=ROUNDDOWN([.E369]/[.D369]; 4)" office:value-type="float" office:value="1.0012" calcext:value-type="float">
            <text:p>1,0012</text:p>
          </table:table-cell>
          <table:table-cell table:formula="of:=ROUNDDOWN([.F369]/[.E369]; 4)" office:value-type="float" office:value="1.0018" calcext:value-type="float">
            <text:p>1,0018</text:p>
          </table:table-cell>
          <table:table-cell table:formula="of:=ROUNDDOWN([.G369]/[.F369]; 4)" office:value-type="float" office:value="1.0003" calcext:value-type="float">
            <text:p>1,0003</text:p>
          </table:table-cell>
          <table:table-cell table:formula="of:=AVERAGE([.H369:.L369])" office:value-type="float" office:value="1.00192" calcext:value-type="float">
            <text:p>1,00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0</text:p>
          </table:table-cell>
          <table:table-cell office:value-type="float" office:value="67140" calcext:value-type="float">
            <text:p>67140</text:p>
          </table:table-cell>
          <table:table-cell office:value-type="float" office:value="67016" calcext:value-type="float">
            <text:p>67016</text:p>
          </table:table-cell>
          <table:table-cell office:value-type="float" office:value="66648" calcext:value-type="float">
            <text:p>66648</text:p>
          </table:table-cell>
          <table:table-cell office:value-type="float" office:value="66264" calcext:value-type="float">
            <text:p>66264</text:p>
          </table:table-cell>
          <table:table-cell office:value-type="float" office:value="65638" calcext:value-type="float">
            <text:p>65638</text:p>
          </table:table-cell>
          <table:table-cell office:value-type="float" office:value="65373" calcext:value-type="float">
            <text:p>65373</text:p>
          </table:table-cell>
          <table:table-cell table:formula="of:=ROUNDDOWN([.C370]/[.B370]; 4)" office:value-type="float" office:value="0.9981" calcext:value-type="float">
            <text:p>0,9981</text:p>
          </table:table-cell>
          <table:table-cell table:formula="of:=ROUNDDOWN([.D370]/[.C370]; 4)" office:value-type="float" office:value="0.9945" calcext:value-type="float">
            <text:p>0,9945</text:p>
          </table:table-cell>
          <table:table-cell table:formula="of:=ROUNDDOWN([.E370]/[.D370]; 4)" office:value-type="float" office:value="0.9942" calcext:value-type="float">
            <text:p>0,9942</text:p>
          </table:table-cell>
          <table:table-cell table:formula="of:=ROUNDDOWN([.F370]/[.E370]; 4)" office:value-type="float" office:value="0.9905" calcext:value-type="float">
            <text:p>0,9905</text:p>
          </table:table-cell>
          <table:table-cell table:formula="of:=ROUNDDOWN([.G370]/[.F370]; 4)" office:value-type="float" office:value="0.9959" calcext:value-type="float">
            <text:p>0,9959</text:p>
          </table:table-cell>
          <table:table-cell table:formula="of:=AVERAGE([.H370:.L370])" office:value-type="float" office:value="0.99464" calcext:value-type="float">
            <text:p>0,99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1</text:p>
          </table:table-cell>
          <table:table-cell office:value-type="float" office:value="76247" calcext:value-type="float">
            <text:p>76247</text:p>
          </table:table-cell>
          <table:table-cell office:value-type="float" office:value="77201" calcext:value-type="float">
            <text:p>77201</text:p>
          </table:table-cell>
          <table:table-cell office:value-type="float" office:value="78333" calcext:value-type="float">
            <text:p>78333</text:p>
          </table:table-cell>
          <table:table-cell office:value-type="float" office:value="79476" calcext:value-type="float">
            <text:p>79476</text:p>
          </table:table-cell>
          <table:table-cell office:value-type="float" office:value="80652" calcext:value-type="float">
            <text:p>80652</text:p>
          </table:table-cell>
          <table:table-cell office:value-type="float" office:value="81584" calcext:value-type="float">
            <text:p>81584</text:p>
          </table:table-cell>
          <table:table-cell table:formula="of:=ROUNDDOWN([.C371]/[.B371]; 4)" office:value-type="float" office:value="1.0125" calcext:value-type="float">
            <text:p>1,0125</text:p>
          </table:table-cell>
          <table:table-cell table:formula="of:=ROUNDDOWN([.D371]/[.C371]; 4)" office:value-type="float" office:value="1.0146" calcext:value-type="float">
            <text:p>1,0146</text:p>
          </table:table-cell>
          <table:table-cell table:formula="of:=ROUNDDOWN([.E371]/[.D371]; 4)" office:value-type="float" office:value="1.0145" calcext:value-type="float">
            <text:p>1,0145</text:p>
          </table:table-cell>
          <table:table-cell table:formula="of:=ROUNDDOWN([.F371]/[.E371]; 4)" office:value-type="float" office:value="1.0147" calcext:value-type="float">
            <text:p>1,0147</text:p>
          </table:table-cell>
          <table:table-cell table:formula="of:=ROUNDDOWN([.G371]/[.F371]; 4)" office:value-type="float" office:value="1.0115" calcext:value-type="float">
            <text:p>1,0115</text:p>
          </table:table-cell>
          <table:table-cell table:formula="of:=AVERAGE([.H371:.L371])" office:value-type="float" office:value="1.01356" calcext:value-type="float">
            <text:p>1,01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2</text:p>
          </table:table-cell>
          <table:table-cell office:value-type="float" office:value="40211" calcext:value-type="float">
            <text:p>40211</text:p>
          </table:table-cell>
          <table:table-cell office:value-type="float" office:value="40055" calcext:value-type="float">
            <text:p>40055</text:p>
          </table:table-cell>
          <table:table-cell office:value-type="float" office:value="39873" calcext:value-type="float">
            <text:p>39873</text:p>
          </table:table-cell>
          <table:table-cell office:value-type="float" office:value="39639" calcext:value-type="float">
            <text:p>39639</text:p>
          </table:table-cell>
          <table:table-cell office:value-type="float" office:value="39336" calcext:value-type="float">
            <text:p>39336</text:p>
          </table:table-cell>
          <table:table-cell office:value-type="float" office:value="39202" calcext:value-type="float">
            <text:p>39202</text:p>
          </table:table-cell>
          <table:table-cell table:formula="of:=ROUNDDOWN([.C372]/[.B372]; 4)" office:value-type="float" office:value="0.9961" calcext:value-type="float">
            <text:p>0,9961</text:p>
          </table:table-cell>
          <table:table-cell table:formula="of:=ROUNDDOWN([.D372]/[.C372]; 4)" office:value-type="float" office:value="0.9954" calcext:value-type="float">
            <text:p>0,9954</text:p>
          </table:table-cell>
          <table:table-cell table:formula="of:=ROUNDDOWN([.E372]/[.D372]; 4)" office:value-type="float" office:value="0.9941" calcext:value-type="float">
            <text:p>0,9941</text:p>
          </table:table-cell>
          <table:table-cell table:formula="of:=ROUNDDOWN([.F372]/[.E372]; 4)" office:value-type="float" office:value="0.9923" calcext:value-type="float">
            <text:p>0,9923</text:p>
          </table:table-cell>
          <table:table-cell table:formula="of:=ROUNDDOWN([.G372]/[.F372]; 4)" office:value-type="float" office:value="0.9965" calcext:value-type="float">
            <text:p>0,9965</text:p>
          </table:table-cell>
          <table:table-cell table:formula="of:=AVERAGE([.H372:.L372])" office:value-type="float" office:value="0.99488" calcext:value-type="float">
            <text:p>0,99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3</text:p>
          </table:table-cell>
          <table:table-cell office:value-type="float" office:value="57188" calcext:value-type="float">
            <text:p>57188</text:p>
          </table:table-cell>
          <table:table-cell office:value-type="float" office:value="57033" calcext:value-type="float">
            <text:p>57033</text:p>
          </table:table-cell>
          <table:table-cell office:value-type="float" office:value="56764" calcext:value-type="float">
            <text:p>56764</text:p>
          </table:table-cell>
          <table:table-cell office:value-type="float" office:value="56409" calcext:value-type="float">
            <text:p>56409</text:p>
          </table:table-cell>
          <table:table-cell office:value-type="float" office:value="56134" calcext:value-type="float">
            <text:p>56134</text:p>
          </table:table-cell>
          <table:table-cell office:value-type="float" office:value="55777" calcext:value-type="float">
            <text:p>55777</text:p>
          </table:table-cell>
          <table:table-cell table:formula="of:=ROUNDDOWN([.C373]/[.B373]; 4)" office:value-type="float" office:value="0.9972" calcext:value-type="float">
            <text:p>0,9972</text:p>
          </table:table-cell>
          <table:table-cell table:formula="of:=ROUNDDOWN([.D373]/[.C373]; 4)" office:value-type="float" office:value="0.9952" calcext:value-type="float">
            <text:p>0,9952</text:p>
          </table:table-cell>
          <table:table-cell table:formula="of:=ROUNDDOWN([.E373]/[.D373]; 4)" office:value-type="float" office:value="0.9937" calcext:value-type="float">
            <text:p>0,9937</text:p>
          </table:table-cell>
          <table:table-cell table:formula="of:=ROUNDDOWN([.F373]/[.E373]; 4)" office:value-type="float" office:value="0.9951" calcext:value-type="float">
            <text:p>0,9951</text:p>
          </table:table-cell>
          <table:table-cell table:formula="of:=ROUNDDOWN([.G373]/[.F373]; 4)" office:value-type="float" office:value="0.9936" calcext:value-type="float">
            <text:p>0,9936</text:p>
          </table:table-cell>
          <table:table-cell table:formula="of:=AVERAGE([.H373:.L373])" office:value-type="float" office:value="0.99496" calcext:value-type="float">
            <text:p>0,99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4</text:p>
          </table:table-cell>
          <table:table-cell office:value-type="float" office:value="120422" calcext:value-type="float">
            <text:p>120422</text:p>
          </table:table-cell>
          <table:table-cell office:value-type="float" office:value="120235" calcext:value-type="float">
            <text:p>120235</text:p>
          </table:table-cell>
          <table:table-cell office:value-type="float" office:value="120091" calcext:value-type="float">
            <text:p>120091</text:p>
          </table:table-cell>
          <table:table-cell office:value-type="float" office:value="120112" calcext:value-type="float">
            <text:p>120112</text:p>
          </table:table-cell>
          <table:table-cell office:value-type="float" office:value="120186" calcext:value-type="float">
            <text:p>120186</text:p>
          </table:table-cell>
          <table:table-cell office:value-type="float" office:value="120132" calcext:value-type="float">
            <text:p>120132</text:p>
          </table:table-cell>
          <table:table-cell table:formula="of:=ROUNDDOWN([.C374]/[.B374]; 4)" office:value-type="float" office:value="0.9984" calcext:value-type="float">
            <text:p>0,9984</text:p>
          </table:table-cell>
          <table:table-cell table:formula="of:=ROUNDDOWN([.D374]/[.C374]; 4)" office:value-type="float" office:value="0.9988" calcext:value-type="float">
            <text:p>0,9988</text:p>
          </table:table-cell>
          <table:table-cell table:formula="of:=ROUNDDOWN([.E374]/[.D374]; 4)" office:value-type="float" office:value="1.0001" calcext:value-type="float">
            <text:p>1,0001</text:p>
          </table:table-cell>
          <table:table-cell table:formula="of:=ROUNDDOWN([.F374]/[.E374]; 4)" office:value-type="float" office:value="1.0006" calcext:value-type="float">
            <text:p>1,0006</text:p>
          </table:table-cell>
          <table:table-cell table:formula="of:=ROUNDDOWN([.G374]/[.F374]; 4)" office:value-type="float" office:value="0.9995" calcext:value-type="float">
            <text:p>0,9995</text:p>
          </table:table-cell>
          <table:table-cell table:formula="of:=AVERAGE([.H374:.L374])" office:value-type="float" office:value="0.99948" calcext:value-type="float">
            <text:p>0,99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5</text:p>
          </table:table-cell>
          <table:table-cell office:value-type="float" office:value="78578" calcext:value-type="float">
            <text:p>78578</text:p>
          </table:table-cell>
          <table:table-cell office:value-type="float" office:value="78430" calcext:value-type="float">
            <text:p>78430</text:p>
          </table:table-cell>
          <table:table-cell office:value-type="float" office:value="78232" calcext:value-type="float">
            <text:p>78232</text:p>
          </table:table-cell>
          <table:table-cell office:value-type="float" office:value="77965" calcext:value-type="float">
            <text:p>77965</text:p>
          </table:table-cell>
          <table:table-cell office:value-type="float" office:value="77630" calcext:value-type="float">
            <text:p>77630</text:p>
          </table:table-cell>
          <table:table-cell office:value-type="float" office:value="77258" calcext:value-type="float">
            <text:p>77258</text:p>
          </table:table-cell>
          <table:table-cell table:formula="of:=ROUNDDOWN([.C375]/[.B375]; 4)" office:value-type="float" office:value="0.9981" calcext:value-type="float">
            <text:p>0,9981</text:p>
          </table:table-cell>
          <table:table-cell table:formula="of:=ROUNDDOWN([.D375]/[.C375]; 4)" office:value-type="float" office:value="0.9974" calcext:value-type="float">
            <text:p>0,9974</text:p>
          </table:table-cell>
          <table:table-cell table:formula="of:=ROUNDDOWN([.E375]/[.D375]; 4)" office:value-type="float" office:value="0.9965" calcext:value-type="float">
            <text:p>0,9965</text:p>
          </table:table-cell>
          <table:table-cell table:formula="of:=ROUNDDOWN([.F375]/[.E375]; 4)" office:value-type="float" office:value="0.9957" calcext:value-type="float">
            <text:p>0,9957</text:p>
          </table:table-cell>
          <table:table-cell table:formula="of:=ROUNDDOWN([.G375]/[.F375]; 4)" office:value-type="float" office:value="0.9952" calcext:value-type="float">
            <text:p>0,9952</text:p>
          </table:table-cell>
          <table:table-cell table:formula="of:=AVERAGE([.H375:.L375])" office:value-type="float" office:value="0.99658" calcext:value-type="float">
            <text:p>0,99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6</text:p>
          </table:table-cell>
          <table:table-cell office:value-type="float" office:value="47994" calcext:value-type="float">
            <text:p>47994</text:p>
          </table:table-cell>
          <table:table-cell office:value-type="float" office:value="47727" calcext:value-type="float">
            <text:p>47727</text:p>
          </table:table-cell>
          <table:table-cell office:value-type="float" office:value="47643" calcext:value-type="float">
            <text:p>47643</text:p>
          </table:table-cell>
          <table:table-cell office:value-type="float" office:value="47242" calcext:value-type="float">
            <text:p>47242</text:p>
          </table:table-cell>
          <table:table-cell office:value-type="float" office:value="46724" calcext:value-type="float">
            <text:p>46724</text:p>
          </table:table-cell>
          <table:table-cell office:value-type="float" office:value="46394" calcext:value-type="float">
            <text:p>46394</text:p>
          </table:table-cell>
          <table:table-cell table:formula="of:=ROUNDDOWN([.C376]/[.B376]; 4)" office:value-type="float" office:value="0.9944" calcext:value-type="float">
            <text:p>0,9944</text:p>
          </table:table-cell>
          <table:table-cell table:formula="of:=ROUNDDOWN([.D376]/[.C376]; 4)" office:value-type="float" office:value="0.9982" calcext:value-type="float">
            <text:p>0,9982</text:p>
          </table:table-cell>
          <table:table-cell table:formula="of:=ROUNDDOWN([.E376]/[.D376]; 4)" office:value-type="float" office:value="0.9915" calcext:value-type="float">
            <text:p>0,9915</text:p>
          </table:table-cell>
          <table:table-cell table:formula="of:=ROUNDDOWN([.F376]/[.E376]; 4)" office:value-type="float" office:value="0.989" calcext:value-type="float">
            <text:p>0,989</text:p>
          </table:table-cell>
          <table:table-cell table:formula="of:=ROUNDDOWN([.G376]/[.F376]; 4)" office:value-type="float" office:value="0.9929" calcext:value-type="float">
            <text:p>0,9929</text:p>
          </table:table-cell>
          <table:table-cell table:formula="of:=AVERAGE([.H376:.L376])" office:value-type="float" office:value="0.9932" calcext:value-type="float">
            <text:p>0,9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7</text:p>
          </table:table-cell>
          <table:table-cell office:value-type="float" office:value="54207" calcext:value-type="float">
            <text:p>54207</text:p>
          </table:table-cell>
          <table:table-cell office:value-type="float" office:value="54013" calcext:value-type="float">
            <text:p>54013</text:p>
          </table:table-cell>
          <table:table-cell office:value-type="float" office:value="53738" calcext:value-type="float">
            <text:p>53738</text:p>
          </table:table-cell>
          <table:table-cell office:value-type="float" office:value="53462" calcext:value-type="float">
            <text:p>53462</text:p>
          </table:table-cell>
          <table:table-cell office:value-type="float" office:value="53039" calcext:value-type="float">
            <text:p>53039</text:p>
          </table:table-cell>
          <table:table-cell office:value-type="float" office:value="52707" calcext:value-type="float">
            <text:p>52707</text:p>
          </table:table-cell>
          <table:table-cell table:formula="of:=ROUNDDOWN([.C377]/[.B377]; 4)" office:value-type="float" office:value="0.9964" calcext:value-type="float">
            <text:p>0,9964</text:p>
          </table:table-cell>
          <table:table-cell table:formula="of:=ROUNDDOWN([.D377]/[.C377]; 4)" office:value-type="float" office:value="0.9949" calcext:value-type="float">
            <text:p>0,9949</text:p>
          </table:table-cell>
          <table:table-cell table:formula="of:=ROUNDDOWN([.E377]/[.D377]; 4)" office:value-type="float" office:value="0.9948" calcext:value-type="float">
            <text:p>0,9948</text:p>
          </table:table-cell>
          <table:table-cell table:formula="of:=ROUNDDOWN([.F377]/[.E377]; 4)" office:value-type="float" office:value="0.992" calcext:value-type="float">
            <text:p>0,992</text:p>
          </table:table-cell>
          <table:table-cell table:formula="of:=ROUNDDOWN([.G377]/[.F377]; 4)" office:value-type="float" office:value="0.9937" calcext:value-type="float">
            <text:p>0,9937</text:p>
          </table:table-cell>
          <table:table-cell table:formula="of:=AVERAGE([.H377:.L377])" office:value-type="float" office:value="0.99436" calcext:value-type="float">
            <text:p>0,99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8</text:p>
          </table:table-cell>
          <table:table-cell office:value-type="float" office:value="37691" calcext:value-type="float">
            <text:p>37691</text:p>
          </table:table-cell>
          <table:table-cell office:value-type="float" office:value="37638" calcext:value-type="float">
            <text:p>37638</text:p>
          </table:table-cell>
          <table:table-cell office:value-type="float" office:value="37401" calcext:value-type="float">
            <text:p>37401</text:p>
          </table:table-cell>
          <table:table-cell office:value-type="float" office:value="37104" calcext:value-type="float">
            <text:p>37104</text:p>
          </table:table-cell>
          <table:table-cell office:value-type="float" office:value="36696" calcext:value-type="float">
            <text:p>36696</text:p>
          </table:table-cell>
          <table:table-cell office:value-type="float" office:value="36486" calcext:value-type="float">
            <text:p>36486</text:p>
          </table:table-cell>
          <table:table-cell table:formula="of:=ROUNDDOWN([.C378]/[.B378]; 4)" office:value-type="float" office:value="0.9985" calcext:value-type="float">
            <text:p>0,9985</text:p>
          </table:table-cell>
          <table:table-cell table:formula="of:=ROUNDDOWN([.D378]/[.C378]; 4)" office:value-type="float" office:value="0.9937" calcext:value-type="float">
            <text:p>0,9937</text:p>
          </table:table-cell>
          <table:table-cell table:formula="of:=ROUNDDOWN([.E378]/[.D378]; 4)" office:value-type="float" office:value="0.992" calcext:value-type="float">
            <text:p>0,992</text:p>
          </table:table-cell>
          <table:table-cell table:formula="of:=ROUNDDOWN([.F378]/[.E378]; 4)" office:value-type="float" office:value="0.989" calcext:value-type="float">
            <text:p>0,989</text:p>
          </table:table-cell>
          <table:table-cell table:formula="of:=ROUNDDOWN([.G378]/[.F378]; 4)" office:value-type="float" office:value="0.9942" calcext:value-type="float">
            <text:p>0,9942</text:p>
          </table:table-cell>
          <table:table-cell table:formula="of:=AVERAGE([.H378:.L378])" office:value-type="float" office:value="0.99348" calcext:value-type="float">
            <text:p>0,99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61</text:p>
          </table:table-cell>
          <table:table-cell office:value-type="float" office:value="107970" calcext:value-type="float">
            <text:p>107970</text:p>
          </table:table-cell>
          <table:table-cell office:value-type="float" office:value="107680" calcext:value-type="float">
            <text:p>107680</text:p>
          </table:table-cell>
          <table:table-cell office:value-type="float" office:value="107670" calcext:value-type="float">
            <text:p>107670</text:p>
          </table:table-cell>
          <table:table-cell office:value-type="float" office:value="107321" calcext:value-type="float">
            <text:p>107321</text:p>
          </table:table-cell>
          <table:table-cell office:value-type="float" office:value="107048" calcext:value-type="float">
            <text:p>107048</text:p>
          </table:table-cell>
          <table:table-cell office:value-type="float" office:value="106235" calcext:value-type="float">
            <text:p>106235</text:p>
          </table:table-cell>
          <table:table-cell table:formula="of:=ROUNDDOWN([.C379]/[.B379]; 4)" office:value-type="float" office:value="0.9973" calcext:value-type="float">
            <text:p>0,9973</text:p>
          </table:table-cell>
          <table:table-cell table:formula="of:=ROUNDDOWN([.D379]/[.C379]; 4)" office:value-type="float" office:value="0.9999" calcext:value-type="float">
            <text:p>0,9999</text:p>
          </table:table-cell>
          <table:table-cell table:formula="of:=ROUNDDOWN([.E379]/[.D379]; 4)" office:value-type="float" office:value="0.9967" calcext:value-type="float">
            <text:p>0,9967</text:p>
          </table:table-cell>
          <table:table-cell table:formula="of:=ROUNDDOWN([.F379]/[.E379]; 4)" office:value-type="float" office:value="0.9974" calcext:value-type="float">
            <text:p>0,9974</text:p>
          </table:table-cell>
          <table:table-cell table:formula="of:=ROUNDDOWN([.G379]/[.F379]; 4)" office:value-type="float" office:value="0.9924" calcext:value-type="float">
            <text:p>0,9924</text:p>
          </table:table-cell>
          <table:table-cell table:formula="of:=AVERAGE([.H379:.L379])" office:value-type="float" office:value="0.99674" calcext:value-type="float">
            <text:p>0,99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62</text:p>
          </table:table-cell>
          <table:table-cell office:value-type="float" office:value="405657" calcext:value-type="float">
            <text:p>405657</text:p>
          </table:table-cell>
          <table:table-cell office:value-type="float" office:value="404878" calcext:value-type="float">
            <text:p>404878</text:p>
          </table:table-cell>
          <table:table-cell office:value-type="float" office:value="403883" calcext:value-type="float">
            <text:p>403883</text:p>
          </table:table-cell>
          <table:table-cell office:value-type="float" office:value="402465" calcext:value-type="float">
            <text:p>402465</text:p>
          </table:table-cell>
          <table:table-cell office:value-type="float" office:value="401907" calcext:value-type="float">
            <text:p>401907</text:p>
          </table:table-cell>
          <table:table-cell office:value-type="float" office:value="398255" calcext:value-type="float">
            <text:p>398255</text:p>
          </table:table-cell>
          <table:table-cell table:formula="of:=ROUNDDOWN([.C380]/[.B380]; 4)" office:value-type="float" office:value="0.998" calcext:value-type="float">
            <text:p>0,998</text:p>
          </table:table-cell>
          <table:table-cell table:formula="of:=ROUNDDOWN([.D380]/[.C380]; 4)" office:value-type="float" office:value="0.9975" calcext:value-type="float">
            <text:p>0,9975</text:p>
          </table:table-cell>
          <table:table-cell table:formula="of:=ROUNDDOWN([.E380]/[.D380]; 4)" office:value-type="float" office:value="0.9964" calcext:value-type="float">
            <text:p>0,9964</text:p>
          </table:table-cell>
          <table:table-cell table:formula="of:=ROUNDDOWN([.F380]/[.E380]; 4)" office:value-type="float" office:value="0.9986" calcext:value-type="float">
            <text:p>0,9986</text:p>
          </table:table-cell>
          <table:table-cell table:formula="of:=ROUNDDOWN([.G380]/[.F380]; 4)" office:value-type="float" office:value="0.9909" calcext:value-type="float">
            <text:p>0,9909</text:p>
          </table:table-cell>
          <table:table-cell table:formula="of:=AVERAGE([.H380:.L380])" office:value-type="float" office:value="0.99628" calcext:value-type="float">
            <text:p>0,99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63</text:p>
          </table:table-cell>
          <table:table-cell office:value-type="float" office:value="41152" calcext:value-type="float">
            <text:p>41152</text:p>
          </table:table-cell>
          <table:table-cell office:value-type="float" office:value="41115" calcext:value-type="float">
            <text:p>41115</text:p>
          </table:table-cell>
          <table:table-cell office:value-type="float" office:value="41032" calcext:value-type="float">
            <text:p>41032</text:p>
          </table:table-cell>
          <table:table-cell office:value-type="float" office:value="40910" calcext:value-type="float">
            <text:p>40910</text:p>
          </table:table-cell>
          <table:table-cell office:value-type="float" office:value="40888" calcext:value-type="float">
            <text:p>40888</text:p>
          </table:table-cell>
          <table:table-cell office:value-type="float" office:value="40948" calcext:value-type="float">
            <text:p>40948</text:p>
          </table:table-cell>
          <table:table-cell table:formula="of:=ROUNDDOWN([.C381]/[.B381]; 4)" office:value-type="float" office:value="0.9991" calcext:value-type="float">
            <text:p>0,9991</text:p>
          </table:table-cell>
          <table:table-cell table:formula="of:=ROUNDDOWN([.D381]/[.C381]; 4)" office:value-type="float" office:value="0.9979" calcext:value-type="float">
            <text:p>0,9979</text:p>
          </table:table-cell>
          <table:table-cell table:formula="of:=ROUNDDOWN([.E381]/[.D381]; 4)" office:value-type="float" office:value="0.997" calcext:value-type="float">
            <text:p>0,997</text:p>
          </table:table-cell>
          <table:table-cell table:formula="of:=ROUNDDOWN([.F381]/[.E381]; 4)" office:value-type="float" office:value="0.9994" calcext:value-type="float">
            <text:p>0,9994</text:p>
          </table:table-cell>
          <table:table-cell table:formula="of:=ROUNDDOWN([.G381]/[.F381]; 4)" office:value-type="float" office:value="1.0014" calcext:value-type="float">
            <text:p>1,0014</text:p>
          </table:table-cell>
          <table:table-cell table:formula="of:=AVERAGE([.H381:.L381])" office:value-type="float" office:value="0.99896" calcext:value-type="float">
            <text:p>0,99896</text:p>
          </table:table-cell>
          <table:table-cell table:number-columns-repeated="2"/>
        </table:table-row>
      </table:table>
      <table:named-expressions/>
      <table:database-ranges>
        <table:database-range table:name="__Anonymous_Sheet_DB__3" table:target-range-address="Sheet4.A1:Sheet4.M381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G19" table:buttons="'Pivot Table_Sheet1_1'.A2 'Pivot Table_Sheet1_1'.B1" table:show-filter-button="false" table:drill-down-on-double-click="false">
          <table:source-cell-range table:cell-range-address="Sheet1.A1:Sheet1.H3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ojewództwo" table:orientation="row" table:used-hierarchy="0" table:function="auto">
            <table:data-pilot-level table:show-empty="false" calcext:repeat-item-labels="false">
              <table:data-pilot-members>
                <table:data-pilot-member table:name="02" table:display="true" table:show-details="true"/>
                <table:data-pilot-member table:name="04" table:display="true" table:show-details="true"/>
                <table:data-pilot-member table:name="06" table:display="true" table:show-details="true"/>
                <table:data-pilot-member table:name="08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2016" table:orientation="data" table:used-hierarchy="0" table:function="sum">
            <table:data-pilot-level table:show-empty="false" calcext:repeat-item-labels="false">
              <table:data-pilot-members>
                <table:data-pilot-member table:name="20606" table:display="true" table:show-details="true"/>
                <table:data-pilot-member table:name="22072" table:display="true" table:show-details="true"/>
                <table:data-pilot-member table:name="23451" table:display="true" table:show-details="true"/>
                <table:data-pilot-member table:name="26747" table:display="true" table:show-details="true"/>
                <table:data-pilot-member table:name="27280" table:display="true" table:show-details="true"/>
                <table:data-pilot-member table:name="30933" table:display="true" table:show-details="true"/>
                <table:data-pilot-member table:name="31775" table:display="true" table:show-details="true"/>
                <table:data-pilot-member table:name="33569" table:display="true" table:show-details="true"/>
                <table:data-pilot-member table:name="33658" table:display="true" table:show-details="true"/>
                <table:data-pilot-member table:name="34449" table:display="true" table:show-details="true"/>
                <table:data-pilot-member table:name="34745" table:display="true" table:show-details="true"/>
                <table:data-pilot-member table:name="34844" table:display="true" table:show-details="true"/>
                <table:data-pilot-member table:name="35063" table:display="true" table:show-details="true"/>
                <table:data-pilot-member table:name="35596" table:display="true" table:show-details="true"/>
                <table:data-pilot-member table:name="35628" table:display="true" table:show-details="true"/>
                <table:data-pilot-member table:name="35932" table:display="true" table:show-details="true"/>
                <table:data-pilot-member table:name="35940" table:display="true" table:show-details="true"/>
                <table:data-pilot-member table:name="36154" table:display="true" table:show-details="true"/>
                <table:data-pilot-member table:name="36761" table:display="true" table:show-details="true"/>
                <table:data-pilot-member table:name="37084" table:display="true" table:show-details="true"/>
                <table:data-pilot-member table:name="37213" table:display="true" table:show-details="true"/>
                <table:data-pilot-member table:name="37231" table:display="true" table:show-details="true"/>
                <table:data-pilot-member table:name="37691" table:display="true" table:show-details="true"/>
                <table:data-pilot-member table:name="38177" table:display="true" table:show-details="true"/>
                <table:data-pilot-member table:name="39162" table:display="true" table:show-details="true"/>
                <table:data-pilot-member table:name="39280" table:display="true" table:show-details="true"/>
                <table:data-pilot-member table:name="39297" table:display="true" table:show-details="true"/>
                <table:data-pilot-member table:name="39736" table:display="true" table:show-details="true"/>
                <table:data-pilot-member table:name="40081" table:display="true" table:show-details="true"/>
                <table:data-pilot-member table:name="40211" table:display="true" table:show-details="true"/>
                <table:data-pilot-member table:name="40241" table:display="true" table:show-details="true"/>
                <table:data-pilot-member table:name="40346" table:display="true" table:show-details="true"/>
                <table:data-pilot-member table:name="41152" table:display="true" table:show-details="true"/>
                <table:data-pilot-member table:name="41373" table:display="true" table:show-details="true"/>
                <table:data-pilot-member table:name="41501" table:display="true" table:show-details="true"/>
                <table:data-pilot-member table:name="41544" table:display="true" table:show-details="true"/>
                <table:data-pilot-member table:name="41679" table:display="true" table:show-details="true"/>
                <table:data-pilot-member table:name="42195" table:display="true" table:show-details="true"/>
                <table:data-pilot-member table:name="42208" table:display="true" table:show-details="true"/>
                <table:data-pilot-member table:name="42266" table:display="true" table:show-details="true"/>
                <table:data-pilot-member table:name="42377" table:display="true" table:show-details="true"/>
                <table:data-pilot-member table:name="42571" table:display="true" table:show-details="true"/>
                <table:data-pilot-member table:name="42615" table:display="true" table:show-details="true"/>
                <table:data-pilot-member table:name="43716" table:display="true" table:show-details="true"/>
                <table:data-pilot-member table:name="44165" table:display="true" table:show-details="true"/>
                <table:data-pilot-member table:name="44299" table:display="true" table:show-details="true"/>
                <table:data-pilot-member table:name="44321" table:display="true" table:show-details="true"/>
                <table:data-pilot-member table:name="44384" table:display="true" table:show-details="true"/>
                <table:data-pilot-member table:name="44402" table:display="true" table:show-details="true"/>
                <table:data-pilot-member table:name="44567" table:display="true" table:show-details="true"/>
                <table:data-pilot-member table:name="44598" table:display="true" table:show-details="true"/>
                <table:data-pilot-member table:name="45342" table:display="true" table:show-details="true"/>
                <table:data-pilot-member table:name="45921" table:display="true" table:show-details="true"/>
                <table:data-pilot-member table:name="45992" table:display="true" table:show-details="true"/>
                <table:data-pilot-member table:name="46014" table:display="true" table:show-details="true"/>
                <table:data-pilot-member table:name="46072" table:display="true" table:show-details="true"/>
                <table:data-pilot-member table:name="46254" table:display="true" table:show-details="true"/>
                <table:data-pilot-member table:name="46677" table:display="true" table:show-details="true"/>
                <table:data-pilot-member table:name="46775" table:display="true" table:show-details="true"/>
                <table:data-pilot-member table:name="46892" table:display="true" table:show-details="true"/>
                <table:data-pilot-member table:name="46895" table:display="true" table:show-details="true"/>
                <table:data-pilot-member table:name="47194" table:display="true" table:show-details="true"/>
                <table:data-pilot-member table:name="47275" table:display="true" table:show-details="true"/>
                <table:data-pilot-member table:name="47494" table:display="true" table:show-details="true"/>
                <table:data-pilot-member table:name="47534" table:display="true" table:show-details="true"/>
                <table:data-pilot-member table:name="47816" table:display="true" table:show-details="true"/>
                <table:data-pilot-member table:name="47994" table:display="true" table:show-details="true"/>
                <table:data-pilot-member table:name="48357" table:display="true" table:show-details="true"/>
                <table:data-pilot-member table:name="48381" table:display="true" table:show-details="true"/>
                <table:data-pilot-member table:name="48388" table:display="true" table:show-details="true"/>
                <table:data-pilot-member table:name="48448" table:display="true" table:show-details="true"/>
                <table:data-pilot-member table:name="49239" table:display="true" table:show-details="true"/>
                <table:data-pilot-member table:name="49474" table:display="true" table:show-details="true"/>
                <table:data-pilot-member table:name="49592" table:display="true" table:show-details="true"/>
                <table:data-pilot-member table:name="50061" table:display="true" table:show-details="true"/>
                <table:data-pilot-member table:name="50282" table:display="true" table:show-details="true"/>
                <table:data-pilot-member table:name="50696" table:display="true" table:show-details="true"/>
                <table:data-pilot-member table:name="50970" table:display="true" table:show-details="true"/>
                <table:data-pilot-member table:name="51062" table:display="true" table:show-details="true"/>
                <table:data-pilot-member table:name="51426" table:display="true" table:show-details="true"/>
                <table:data-pilot-member table:name="51439" table:display="true" table:show-details="true"/>
                <table:data-pilot-member table:name="51451" table:display="true" table:show-details="true"/>
                <table:data-pilot-member table:name="51637" table:display="true" table:show-details="true"/>
                <table:data-pilot-member table:name="52023" table:display="true" table:show-details="true"/>
                <table:data-pilot-member table:name="52361" table:display="true" table:show-details="true"/>
                <table:data-pilot-member table:name="52571" table:display="true" table:show-details="true"/>
                <table:data-pilot-member table:name="52837" table:display="true" table:show-details="true"/>
                <table:data-pilot-member table:name="52980" table:display="true" table:show-details="true"/>
                <table:data-pilot-member table:name="53253" table:display="true" table:show-details="true"/>
                <table:data-pilot-member table:name="53711" table:display="true" table:show-details="true"/>
                <table:data-pilot-member table:name="53821" table:display="true" table:show-details="true"/>
                <table:data-pilot-member table:name="54207" table:display="true" table:show-details="true"/>
                <table:data-pilot-member table:name="54767" table:display="true" table:show-details="true"/>
                <table:data-pilot-member table:name="55051" table:display="true" table:show-details="true"/>
                <table:data-pilot-member table:name="55152" table:display="true" table:show-details="true"/>
                <table:data-pilot-member table:name="55409" table:display="true" table:show-details="true"/>
                <table:data-pilot-member table:name="55533" table:display="true" table:show-details="true"/>
                <table:data-pilot-member table:name="55573" table:display="true" table:show-details="true"/>
                <table:data-pilot-member table:name="55943" table:display="true" table:show-details="true"/>
                <table:data-pilot-member table:name="56174" table:display="true" table:show-details="true"/>
                <table:data-pilot-member table:name="56290" table:display="true" table:show-details="true"/>
                <table:data-pilot-member table:name="56374" table:display="true" table:show-details="true"/>
                <table:data-pilot-member table:name="56427" table:display="true" table:show-details="true"/>
                <table:data-pilot-member table:name="56536" table:display="true" table:show-details="true"/>
                <table:data-pilot-member table:name="56562" table:display="true" table:show-details="true"/>
                <table:data-pilot-member table:name="56887" table:display="true" table:show-details="true"/>
                <table:data-pilot-member table:name="57012" table:display="true" table:show-details="true"/>
                <table:data-pilot-member table:name="57023" table:display="true" table:show-details="true"/>
                <table:data-pilot-member table:name="57188" table:display="true" table:show-details="true"/>
                <table:data-pilot-member table:name="57286" table:display="true" table:show-details="true"/>
                <table:data-pilot-member table:name="57388" table:display="true" table:show-details="true"/>
                <table:data-pilot-member table:name="57401" table:display="true" table:show-details="true"/>
                <table:data-pilot-member table:name="57414" table:display="true" table:show-details="true"/>
                <table:data-pilot-member table:name="57429" table:display="true" table:show-details="true"/>
                <table:data-pilot-member table:name="57570" table:display="true" table:show-details="true"/>
                <table:data-pilot-member table:name="58062" table:display="true" table:show-details="true"/>
                <table:data-pilot-member table:name="58177" table:display="true" table:show-details="true"/>
                <table:data-pilot-member table:name="58220" table:display="true" table:show-details="true"/>
                <table:data-pilot-member table:name="58496" table:display="true" table:show-details="true"/>
                <table:data-pilot-member table:name="58973" table:display="true" table:show-details="true"/>
                <table:data-pilot-member table:name="59103" table:display="true" table:show-details="true"/>
                <table:data-pilot-member table:name="59374" table:display="true" table:show-details="true"/>
                <table:data-pilot-member table:name="59378" table:display="true" table:show-details="true"/>
                <table:data-pilot-member table:name="59501" table:display="true" table:show-details="true"/>
                <table:data-pilot-member table:name="59591" table:display="true" table:show-details="true"/>
                <table:data-pilot-member table:name="60287" table:display="true" table:show-details="true"/>
                <table:data-pilot-member table:name="60294" table:display="true" table:show-details="true"/>
                <table:data-pilot-member table:name="60907" table:display="true" table:show-details="true"/>
                <table:data-pilot-member table:name="60964" table:display="true" table:show-details="true"/>
                <table:data-pilot-member table:name="61319" table:display="true" table:show-details="true"/>
                <table:data-pilot-member table:name="61371" table:display="true" table:show-details="true"/>
                <table:data-pilot-member table:name="61852" table:display="true" table:show-details="true"/>
                <table:data-pilot-member table:name="61945" table:display="true" table:show-details="true"/>
                <table:data-pilot-member table:name="62513" table:display="true" table:show-details="true"/>
                <table:data-pilot-member table:name="62720" table:display="true" table:show-details="true"/>
                <table:data-pilot-member table:name="62737" table:display="true" table:show-details="true"/>
                <table:data-pilot-member table:name="63057" table:display="true" table:show-details="true"/>
                <table:data-pilot-member table:name="63252" table:display="true" table:show-details="true"/>
                <table:data-pilot-member table:name="64270" table:display="true" table:show-details="true"/>
                <table:data-pilot-member table:name="64311" table:display="true" table:show-details="true"/>
                <table:data-pilot-member table:name="64450" table:display="true" table:show-details="true"/>
                <table:data-pilot-member table:name="64559" table:display="true" table:show-details="true"/>
                <table:data-pilot-member table:name="64599" table:display="true" table:show-details="true"/>
                <table:data-pilot-member table:name="64788" table:display="true" table:show-details="true"/>
                <table:data-pilot-member table:name="65306" table:display="true" table:show-details="true"/>
                <table:data-pilot-member table:name="65422" table:display="true" table:show-details="true"/>
                <table:data-pilot-member table:name="65844" table:display="true" table:show-details="true"/>
                <table:data-pilot-member table:name="65939" table:display="true" table:show-details="true"/>
                <table:data-pilot-member table:name="66112" table:display="true" table:show-details="true"/>
                <table:data-pilot-member table:name="66113" table:display="true" table:show-details="true"/>
                <table:data-pilot-member table:name="66187" table:display="true" table:show-details="true"/>
                <table:data-pilot-member table:name="66707" table:display="true" table:show-details="true"/>
                <table:data-pilot-member table:name="66823" table:display="true" table:show-details="true"/>
                <table:data-pilot-member table:name="66971" table:display="true" table:show-details="true"/>
                <table:data-pilot-member table:name="67005" table:display="true" table:show-details="true"/>
                <table:data-pilot-member table:name="67140" table:display="true" table:show-details="true"/>
                <table:data-pilot-member table:name="67178" table:display="true" table:show-details="true"/>
                <table:data-pilot-member table:name="67483" table:display="true" table:show-details="true"/>
                <table:data-pilot-member table:name="67884" table:display="true" table:show-details="true"/>
                <table:data-pilot-member table:name="68231" table:display="true" table:show-details="true"/>
                <table:data-pilot-member table:name="69370" table:display="true" table:show-details="true"/>
                <table:data-pilot-member table:name="69375" table:display="true" table:show-details="true"/>
                <table:data-pilot-member table:name="69701" table:display="true" table:show-details="true"/>
                <table:data-pilot-member table:name="69781" table:display="true" table:show-details="true"/>
                <table:data-pilot-member table:name="69900" table:display="true" table:show-details="true"/>
                <table:data-pilot-member table:name="70430" table:display="true" table:show-details="true"/>
                <table:data-pilot-member table:name="70570" table:display="true" table:show-details="true"/>
                <table:data-pilot-member table:name="70606" table:display="true" table:show-details="true"/>
                <table:data-pilot-member table:name="70929" table:display="true" table:show-details="true"/>
                <table:data-pilot-member table:name="71624" table:display="true" table:show-details="true"/>
                <table:data-pilot-member table:name="71784" table:display="true" table:show-details="true"/>
                <table:data-pilot-member table:name="71790" table:display="true" table:show-details="true"/>
                <table:data-pilot-member table:name="72642" table:display="true" table:show-details="true"/>
                <table:data-pilot-member table:name="73036" table:display="true" table:show-details="true"/>
                <table:data-pilot-member table:name="73068" table:display="true" table:show-details="true"/>
                <table:data-pilot-member table:name="73756" table:display="true" table:show-details="true"/>
                <table:data-pilot-member table:name="73758" table:display="true" table:show-details="true"/>
                <table:data-pilot-member table:name="73911" table:display="true" table:show-details="true"/>
                <table:data-pilot-member table:name="73951" table:display="true" table:show-details="true"/>
                <table:data-pilot-member table:name="74315" table:display="true" table:show-details="true"/>
                <table:data-pilot-member table:name="74725" table:display="true" table:show-details="true"/>
                <table:data-pilot-member table:name="74851" table:display="true" table:show-details="true"/>
                <table:data-pilot-member table:name="75183" table:display="true" table:show-details="true"/>
                <table:data-pilot-member table:name="75219" table:display="true" table:show-details="true"/>
                <table:data-pilot-member table:name="75440" table:display="true" table:show-details="true"/>
                <table:data-pilot-member table:name="75875" table:display="true" table:show-details="true"/>
                <table:data-pilot-member table:name="76064" table:display="true" table:show-details="true"/>
                <table:data-pilot-member table:name="76138" table:display="true" table:show-details="true"/>
                <table:data-pilot-member table:name="76230" table:display="true" table:show-details="true"/>
                <table:data-pilot-member table:name="76247" table:display="true" table:show-details="true"/>
                <table:data-pilot-member table:name="76942" table:display="true" table:show-details="true"/>
                <table:data-pilot-member table:name="76951" table:display="true" table:show-details="true"/>
                <table:data-pilot-member table:name="76956" table:display="true" table:show-details="true"/>
                <table:data-pilot-member table:name="77039" table:display="true" table:show-details="true"/>
                <table:data-pilot-member table:name="77290" table:display="true" table:show-details="true"/>
                <table:data-pilot-member table:name="77431" table:display="true" table:show-details="true"/>
                <table:data-pilot-member table:name="77457" table:display="true" table:show-details="true"/>
                <table:data-pilot-member table:name="77664" table:display="true" table:show-details="true"/>
                <table:data-pilot-member table:name="78431" table:display="true" table:show-details="true"/>
                <table:data-pilot-member table:name="78578" table:display="true" table:show-details="true"/>
                <table:data-pilot-member table:name="78780" table:display="true" table:show-details="true"/>
                <table:data-pilot-member table:name="78810" table:display="true" table:show-details="true"/>
                <table:data-pilot-member table:name="78869" table:display="true" table:show-details="true"/>
                <table:data-pilot-member table:name="79028" table:display="true" table:show-details="true"/>
                <table:data-pilot-member table:name="79266" table:display="true" table:show-details="true"/>
                <table:data-pilot-member table:name="79377" table:display="true" table:show-details="true"/>
                <table:data-pilot-member table:name="79516" table:display="true" table:show-details="true"/>
                <table:data-pilot-member table:name="79631" table:display="true" table:show-details="true"/>
                <table:data-pilot-member table:name="80201" table:display="true" table:show-details="true"/>
                <table:data-pilot-member table:name="81006" table:display="true" table:show-details="true"/>
                <table:data-pilot-member table:name="81010" table:display="true" table:show-details="true"/>
                <table:data-pilot-member table:name="81403" table:display="true" table:show-details="true"/>
                <table:data-pilot-member table:name="82336" table:display="true" table:show-details="true"/>
                <table:data-pilot-member table:name="82355" table:display="true" table:show-details="true"/>
                <table:data-pilot-member table:name="82838" table:display="true" table:show-details="true"/>
                <table:data-pilot-member table:name="83080" table:display="true" table:show-details="true"/>
                <table:data-pilot-member table:name="83461" table:display="true" table:show-details="true"/>
                <table:data-pilot-member table:name="83464" table:display="true" table:show-details="true"/>
                <table:data-pilot-member table:name="83699" table:display="true" table:show-details="true"/>
                <table:data-pilot-member table:name="83903" table:display="true" table:show-details="true"/>
                <table:data-pilot-member table:name="84175" table:display="true" table:show-details="true"/>
                <table:data-pilot-member table:name="84366" table:display="true" table:show-details="true"/>
                <table:data-pilot-member table:name="85167" table:display="true" table:show-details="true"/>
                <table:data-pilot-member table:name="85256" table:display="true" table:show-details="true"/>
                <table:data-pilot-member table:name="85705" table:display="true" table:show-details="true"/>
                <table:data-pilot-member table:name="86758" table:display="true" table:show-details="true"/>
                <table:data-pilot-member table:name="86841" table:display="true" table:show-details="true"/>
                <table:data-pilot-member table:name="87141" table:display="true" table:show-details="true"/>
                <table:data-pilot-member table:name="87339" table:display="true" table:show-details="true"/>
                <table:data-pilot-member table:name="87890" table:display="true" table:show-details="true"/>
                <table:data-pilot-member table:name="88270" table:display="true" table:show-details="true"/>
                <table:data-pilot-member table:name="88378" table:display="true" table:show-details="true"/>
                <table:data-pilot-member table:name="88399" table:display="true" table:show-details="true"/>
                <table:data-pilot-member table:name="89502" table:display="true" table:show-details="true"/>
                <table:data-pilot-member table:name="90080" table:display="true" table:show-details="true"/>
                <table:data-pilot-member table:name="90133" table:display="true" table:show-details="true"/>
                <table:data-pilot-member table:name="90199" table:display="true" table:show-details="true"/>
                <table:data-pilot-member table:name="90205" table:display="true" table:show-details="true"/>
                <table:data-pilot-member table:name="90283" table:display="true" table:show-details="true"/>
                <table:data-pilot-member table:name="90327" table:display="true" table:show-details="true"/>
                <table:data-pilot-member table:name="90656" table:display="true" table:show-details="true"/>
                <table:data-pilot-member table:name="91191" table:display="true" table:show-details="true"/>
                <table:data-pilot-member table:name="91283" table:display="true" table:show-details="true"/>
                <table:data-pilot-member table:name="91815" table:display="true" table:show-details="true"/>
                <table:data-pilot-member table:name="92032" table:display="true" table:show-details="true"/>
                <table:data-pilot-member table:name="92496" table:display="true" table:show-details="true"/>
                <table:data-pilot-member table:name="92795" table:display="true" table:show-details="true"/>
                <table:data-pilot-member table:name="92847" table:display="true" table:show-details="true"/>
                <table:data-pilot-member table:name="92983" table:display="true" table:show-details="true"/>
                <table:data-pilot-member table:name="95645" table:display="true" table:show-details="true"/>
                <table:data-pilot-member table:name="96139" table:display="true" table:show-details="true"/>
                <table:data-pilot-member table:name="96319" table:display="true" table:show-details="true"/>
                <table:data-pilot-member table:name="96473" table:display="true" table:show-details="true"/>
                <table:data-pilot-member table:name="96627" table:display="true" table:show-details="true"/>
                <table:data-pilot-member table:name="97569" table:display="true" table:show-details="true"/>
                <table:data-pilot-member table:name="98140" table:display="true" table:show-details="true"/>
                <table:data-pilot-member table:name="98160" table:display="true" table:show-details="true"/>
                <table:data-pilot-member table:name="98619" table:display="true" table:show-details="true"/>
                <table:data-pilot-member table:name="99258" table:display="true" table:show-details="true"/>
                <table:data-pilot-member table:name="99764" table:display="true" table:show-details="true"/>
                <table:data-pilot-member table:name="100886" table:display="true" table:show-details="true"/>
                <table:data-pilot-member table:name="102647" table:display="true" table:show-details="true"/>
                <table:data-pilot-member table:name="102808" table:display="true" table:show-details="true"/>
                <table:data-pilot-member table:name="103349" table:display="true" table:show-details="true"/>
                <table:data-pilot-member table:name="103397" table:display="true" table:show-details="true"/>
                <table:data-pilot-member table:name="105416" table:display="true" table:show-details="true"/>
                <table:data-pilot-member table:name="106023" table:display="true" table:show-details="true"/>
                <table:data-pilot-member table:name="106319" table:display="true" table:show-details="true"/>
                <table:data-pilot-member table:name="106486" table:display="true" table:show-details="true"/>
                <table:data-pilot-member table:name="107946" table:display="true" table:show-details="true"/>
                <table:data-pilot-member table:name="107970" table:display="true" table:show-details="true"/>
                <table:data-pilot-member table:name="108393" table:display="true" table:show-details="true"/>
                <table:data-pilot-member table:name="108597" table:display="true" table:show-details="true"/>
                <table:data-pilot-member table:name="108740" table:display="true" table:show-details="true"/>
                <table:data-pilot-member table:name="109140" table:display="true" table:show-details="true"/>
                <table:data-pilot-member table:name="109161" table:display="true" table:show-details="true"/>
                <table:data-pilot-member table:name="109394" table:display="true" table:show-details="true"/>
                <table:data-pilot-member table:name="109757" table:display="true" table:show-details="true"/>
                <table:data-pilot-member table:name="109836" table:display="true" table:show-details="true"/>
                <table:data-pilot-member table:name="110644" table:display="true" table:show-details="true"/>
                <table:data-pilot-member table:name="111038" table:display="true" table:show-details="true"/>
                <table:data-pilot-member table:name="112117" table:display="true" table:show-details="true"/>
                <table:data-pilot-member table:name="112417" table:display="true" table:show-details="true"/>
                <table:data-pilot-member table:name="112507" table:display="true" table:show-details="true"/>
                <table:data-pilot-member table:name="112916" table:display="true" table:show-details="true"/>
                <table:data-pilot-member table:name="112957" table:display="true" table:show-details="true"/>
                <table:data-pilot-member table:name="112992" table:display="true" table:show-details="true"/>
                <table:data-pilot-member table:name="113041" table:display="true" table:show-details="true"/>
                <table:data-pilot-member table:name="113148" table:display="true" table:show-details="true"/>
                <table:data-pilot-member table:name="113242" table:display="true" table:show-details="true"/>
                <table:data-pilot-member table:name="114773" table:display="true" table:show-details="true"/>
                <table:data-pilot-member table:name="115125" table:display="true" table:show-details="true"/>
                <table:data-pilot-member table:name="115179" table:display="true" table:show-details="true"/>
                <table:data-pilot-member table:name="115206" table:display="true" table:show-details="true"/>
                <table:data-pilot-member table:name="115453" table:display="true" table:show-details="true"/>
                <table:data-pilot-member table:name="115610" table:display="true" table:show-details="true"/>
                <table:data-pilot-member table:name="118671" table:display="true" table:show-details="true"/>
                <table:data-pilot-member table:name="118931" table:display="true" table:show-details="true"/>
                <table:data-pilot-member table:name="119268" table:display="true" table:show-details="true"/>
                <table:data-pilot-member table:name="119518" table:display="true" table:show-details="true"/>
                <table:data-pilot-member table:name="120270" table:display="true" table:show-details="true"/>
                <table:data-pilot-member table:name="120422" table:display="true" table:show-details="true"/>
                <table:data-pilot-member table:name="121508" table:display="true" table:show-details="true"/>
                <table:data-pilot-member table:name="121534" table:display="true" table:show-details="true"/>
                <table:data-pilot-member table:name="121642" table:display="true" table:show-details="true"/>
                <table:data-pilot-member table:name="121731" table:display="true" table:show-details="true"/>
                <table:data-pilot-member table:name="122712" table:display="true" table:show-details="true"/>
                <table:data-pilot-member table:name="123120" table:display="true" table:show-details="true"/>
                <table:data-pilot-member table:name="123479" table:display="true" table:show-details="true"/>
                <table:data-pilot-member table:name="123762" table:display="true" table:show-details="true"/>
                <table:data-pilot-member table:name="125020" table:display="true" table:show-details="true"/>
                <table:data-pilot-member table:name="126463" table:display="true" table:show-details="true"/>
                <table:data-pilot-member table:name="127289" table:display="true" table:show-details="true"/>
                <table:data-pilot-member table:name="128444" table:display="true" table:show-details="true"/>
                <table:data-pilot-member table:name="128925" table:display="true" table:show-details="true"/>
                <table:data-pilot-member table:name="129273" table:display="true" table:show-details="true"/>
                <table:data-pilot-member table:name="129699" table:display="true" table:show-details="true"/>
                <table:data-pilot-member table:name="133048" table:display="true" table:show-details="true"/>
                <table:data-pilot-member table:name="134145" table:display="true" table:show-details="true"/>
                <table:data-pilot-member table:name="135293" table:display="true" table:show-details="true"/>
                <table:data-pilot-member table:name="135633" table:display="true" table:show-details="true"/>
                <table:data-pilot-member table:name="136263" table:display="true" table:show-details="true"/>
                <table:data-pilot-member table:name="137570" table:display="true" table:show-details="true"/>
                <table:data-pilot-member table:name="138711" table:display="true" table:show-details="true"/>
                <table:data-pilot-member table:name="138837" table:display="true" table:show-details="true"/>
                <table:data-pilot-member table:name="138969" table:display="true" table:show-details="true"/>
                <table:data-pilot-member table:name="139595" table:display="true" table:show-details="true"/>
                <table:data-pilot-member table:name="139844" table:display="true" table:show-details="true"/>
                <table:data-pilot-member table:name="145085" table:display="true" table:show-details="true"/>
                <table:data-pilot-member table:name="145517" table:display="true" table:show-details="true"/>
                <table:data-pilot-member table:name="150103" table:display="true" table:show-details="true"/>
                <table:data-pilot-member table:name="151178" table:display="true" table:show-details="true"/>
                <table:data-pilot-member table:name="151461" table:display="true" table:show-details="true"/>
                <table:data-pilot-member table:name="151520" table:display="true" table:show-details="true"/>
                <table:data-pilot-member table:name="153047" table:display="true" table:show-details="true"/>
                <table:data-pilot-member table:name="154819" table:display="true" table:show-details="true"/>
                <table:data-pilot-member table:name="157831" table:display="true" table:show-details="true"/>
                <table:data-pilot-member table:name="159538" table:display="true" table:show-details="true"/>
                <table:data-pilot-member table:name="159633" table:display="true" table:show-details="true"/>
                <table:data-pilot-member table:name="160776" table:display="true" table:show-details="true"/>
                <table:data-pilot-member table:name="161435" table:display="true" table:show-details="true"/>
                <table:data-pilot-member table:name="162128" table:display="true" table:show-details="true"/>
                <table:data-pilot-member table:name="162465" table:display="true" table:show-details="true"/>
                <table:data-pilot-member table:name="162545" table:display="true" table:show-details="true"/>
                <table:data-pilot-member table:name="165130" table:display="true" table:show-details="true"/>
                <table:data-pilot-member table:name="167342" table:display="true" table:show-details="true"/>
                <table:data-pilot-member table:name="170761" table:display="true" table:show-details="true"/>
                <table:data-pilot-member table:name="172591" table:display="true" table:show-details="true"/>
                <table:data-pilot-member table:name="173444" table:display="true" table:show-details="true"/>
                <table:data-pilot-member table:name="176327" table:display="true" table:show-details="true"/>
                <table:data-pilot-member table:name="177007" table:display="true" table:show-details="true"/>
                <table:data-pilot-member table:name="177562" table:display="true" table:show-details="true"/>
                <table:data-pilot-member table:name="183392" table:display="true" table:show-details="true"/>
                <table:data-pilot-member table:name="185896" table:display="true" table:show-details="true"/>
                <table:data-pilot-member table:name="190517" table:display="true" table:show-details="true"/>
                <table:data-pilot-member table:name="198046" table:display="true" table:show-details="true"/>
                <table:data-pilot-member table:name="200600" table:display="true" table:show-details="true"/>
                <table:data-pilot-member table:name="202689" table:display="true" table:show-details="true"/>
                <table:data-pilot-member table:name="207381" table:display="true" table:show-details="true"/>
                <table:data-pilot-member table:name="208526" table:display="true" table:show-details="true"/>
                <table:data-pilot-member table:name="209407" table:display="true" table:show-details="true"/>
                <table:data-pilot-member table:name="212894" table:display="true" table:show-details="true"/>
                <table:data-pilot-member table:name="216159" table:display="true" table:show-details="true"/>
                <table:data-pilot-member table:name="228179" table:display="true" table:show-details="true"/>
                <table:data-pilot-member table:name="235043" table:display="true" table:show-details="true"/>
                <table:data-pilot-member table:name="247478" table:display="true" table:show-details="true"/>
                <table:data-pilot-member table:name="270490" table:display="true" table:show-details="true"/>
                <table:data-pilot-member table:name="295981" table:display="true" table:show-details="true"/>
                <table:data-pilot-member table:name="299910" table:display="true" table:show-details="true"/>
                <table:data-pilot-member table:name="340727" table:display="true" table:show-details="true"/>
                <table:data-pilot-member table:name="355645" table:display="true" table:show-details="true"/>
                <table:data-pilot-member table:name="366037" table:display="true" table:show-details="true"/>
                <table:data-pilot-member table:name="405657" table:display="true" table:show-details="true"/>
                <table:data-pilot-member table:name="462249" table:display="true" table:show-details="true"/>
                <table:data-pilot-member table:name="542348" table:display="true" table:show-details="true"/>
                <table:data-pilot-member table:name="635759" table:display="true" table:show-details="true"/>
                <table:data-pilot-member table:name="700982" table:display="true" table:show-details="true"/>
                <table:data-pilot-member table:name="761069" table:display="true" table:show-details="true"/>
                <table:data-pilot-member table:name="17443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2017" table:orientation="data" table:used-hierarchy="0" table:function="sum">
            <table:data-pilot-level table:show-empty="false" calcext:repeat-item-labels="false">
              <table:data-pilot-members>
                <table:data-pilot-member table:name="20417" table:display="true" table:show-details="true"/>
                <table:data-pilot-member table:name="21990" table:display="true" table:show-details="true"/>
                <table:data-pilot-member table:name="23278" table:display="true" table:show-details="true"/>
                <table:data-pilot-member table:name="26691" table:display="true" table:show-details="true"/>
                <table:data-pilot-member table:name="27167" table:display="true" table:show-details="true"/>
                <table:data-pilot-member table:name="30912" table:display="true" table:show-details="true"/>
                <table:data-pilot-member table:name="31544" table:display="true" table:show-details="true"/>
                <table:data-pilot-member table:name="33432" table:display="true" table:show-details="true"/>
                <table:data-pilot-member table:name="33523" table:display="true" table:show-details="true"/>
                <table:data-pilot-member table:name="34273" table:display="true" table:show-details="true"/>
                <table:data-pilot-member table:name="34593" table:display="true" table:show-details="true"/>
                <table:data-pilot-member table:name="34752" table:display="true" table:show-details="true"/>
                <table:data-pilot-member table:name="34843" table:display="true" table:show-details="true"/>
                <table:data-pilot-member table:name="35409" table:display="true" table:show-details="true"/>
                <table:data-pilot-member table:name="35441" table:display="true" table:show-details="true"/>
                <table:data-pilot-member table:name="35715" table:display="true" table:show-details="true"/>
                <table:data-pilot-member table:name="35929" table:display="true" table:show-details="true"/>
                <table:data-pilot-member table:name="36018" table:display="true" table:show-details="true"/>
                <table:data-pilot-member table:name="36693" table:display="true" table:show-details="true"/>
                <table:data-pilot-member table:name="36849" table:display="true" table:show-details="true"/>
                <table:data-pilot-member table:name="37080" table:display="true" table:show-details="true"/>
                <table:data-pilot-member table:name="37148" table:display="true" table:show-details="true"/>
                <table:data-pilot-member table:name="37638" table:display="true" table:show-details="true"/>
                <table:data-pilot-member table:name="38198" table:display="true" table:show-details="true"/>
                <table:data-pilot-member table:name="38995" table:display="true" table:show-details="true"/>
                <table:data-pilot-member table:name="39084" table:display="true" table:show-details="true"/>
                <table:data-pilot-member table:name="39256" table:display="true" table:show-details="true"/>
                <table:data-pilot-member table:name="39586" table:display="true" table:show-details="true"/>
                <table:data-pilot-member table:name="39838" table:display="true" table:show-details="true"/>
                <table:data-pilot-member table:name="40055" table:display="true" table:show-details="true"/>
                <table:data-pilot-member table:name="40075" table:display="true" table:show-details="true"/>
                <table:data-pilot-member table:name="40364" table:display="true" table:show-details="true"/>
                <table:data-pilot-member table:name="41115" table:display="true" table:show-details="true"/>
                <table:data-pilot-member table:name="41169" table:display="true" table:show-details="true"/>
                <table:data-pilot-member table:name="41254" table:display="true" table:show-details="true"/>
                <table:data-pilot-member table:name="41392" table:display="true" table:show-details="true"/>
                <table:data-pilot-member table:name="41484" table:display="true" table:show-details="true"/>
                <table:data-pilot-member table:name="41954" table:display="true" table:show-details="true"/>
                <table:data-pilot-member table:name="42039" table:display="true" table:show-details="true"/>
                <table:data-pilot-member table:name="42237" table:display="true" table:show-details="true"/>
                <table:data-pilot-member table:name="42250" table:display="true" table:show-details="true"/>
                <table:data-pilot-member table:name="42417" table:display="true" table:show-details="true"/>
                <table:data-pilot-member table:name="42707" table:display="true" table:show-details="true"/>
                <table:data-pilot-member table:name="43648" table:display="true" table:show-details="true"/>
                <table:data-pilot-member table:name="44052" table:display="true" table:show-details="true"/>
                <table:data-pilot-member table:name="44143" table:display="true" table:show-details="true"/>
                <table:data-pilot-member table:name="44146" table:display="true" table:show-details="true"/>
                <table:data-pilot-member table:name="44166" table:display="true" table:show-details="true"/>
                <table:data-pilot-member table:name="44219" table:display="true" table:show-details="true"/>
                <table:data-pilot-member table:name="44262" table:display="true" table:show-details="true"/>
                <table:data-pilot-member table:name="44381" table:display="true" table:show-details="true"/>
                <table:data-pilot-member table:name="45250" table:display="true" table:show-details="true"/>
                <table:data-pilot-member table:name="45538" table:display="true" table:show-details="true"/>
                <table:data-pilot-member table:name="45682" table:display="true" table:show-details="true"/>
                <table:data-pilot-member table:name="45708" table:display="true" table:show-details="true"/>
                <table:data-pilot-member table:name="45825" table:display="true" table:show-details="true"/>
                <table:data-pilot-member table:name="46197" table:display="true" table:show-details="true"/>
                <table:data-pilot-member table:name="46445" table:display="true" table:show-details="true"/>
                <table:data-pilot-member table:name="46527" table:display="true" table:show-details="true"/>
                <table:data-pilot-member table:name="46565" table:display="true" table:show-details="true"/>
                <table:data-pilot-member table:name="46596" table:display="true" table:show-details="true"/>
                <table:data-pilot-member table:name="47093" table:display="true" table:show-details="true"/>
                <table:data-pilot-member table:name="47137" table:display="true" table:show-details="true"/>
                <table:data-pilot-member table:name="47296" table:display="true" table:show-details="true"/>
                <table:data-pilot-member table:name="47415" table:display="true" table:show-details="true"/>
                <table:data-pilot-member table:name="47595" table:display="true" table:show-details="true"/>
                <table:data-pilot-member table:name="47727" table:display="true" table:show-details="true"/>
                <table:data-pilot-member table:name="48041" table:display="true" table:show-details="true"/>
                <table:data-pilot-member table:name="48254" table:display="true" table:show-details="true"/>
                <table:data-pilot-member table:name="48327" table:display="true" table:show-details="true"/>
                <table:data-pilot-member table:name="48416" table:display="true" table:show-details="true"/>
                <table:data-pilot-member table:name="49081" table:display="true" table:show-details="true"/>
                <table:data-pilot-member table:name="49220" table:display="true" table:show-details="true"/>
                <table:data-pilot-member table:name="49505" table:display="true" table:show-details="true"/>
                <table:data-pilot-member table:name="49842" table:display="true" table:show-details="true"/>
                <table:data-pilot-member table:name="50285" table:display="true" table:show-details="true"/>
                <table:data-pilot-member table:name="50507" table:display="true" table:show-details="true"/>
                <table:data-pilot-member table:name="50644" table:display="true" table:show-details="true"/>
                <table:data-pilot-member table:name="50769" table:display="true" table:show-details="true"/>
                <table:data-pilot-member table:name="51176" table:display="true" table:show-details="true"/>
                <table:data-pilot-member table:name="51305" table:display="true" table:show-details="true"/>
                <table:data-pilot-member table:name="51423" table:display="true" table:show-details="true"/>
                <table:data-pilot-member table:name="51746" table:display="true" table:show-details="true"/>
                <table:data-pilot-member table:name="52003" table:display="true" table:show-details="true"/>
                <table:data-pilot-member table:name="52236" table:display="true" table:show-details="true"/>
                <table:data-pilot-member table:name="52337" table:display="true" table:show-details="true"/>
                <table:data-pilot-member table:name="52721" table:display="true" table:show-details="true"/>
                <table:data-pilot-member table:name="53014" table:display="true" table:show-details="true"/>
                <table:data-pilot-member table:name="53181" table:display="true" table:show-details="true"/>
                <table:data-pilot-member table:name="53361" table:display="true" table:show-details="true"/>
                <table:data-pilot-member table:name="53481" table:display="true" table:show-details="true"/>
                <table:data-pilot-member table:name="54013" table:display="true" table:show-details="true"/>
                <table:data-pilot-member table:name="54874" table:display="true" table:show-details="true"/>
                <table:data-pilot-member table:name="55182" table:display="true" table:show-details="true"/>
                <table:data-pilot-member table:name="55238" table:display="true" table:show-details="true"/>
                <table:data-pilot-member table:name="55347" table:display="true" table:show-details="true"/>
                <table:data-pilot-member table:name="55391" table:display="true" table:show-details="true"/>
                <table:data-pilot-member table:name="55759" table:display="true" table:show-details="true"/>
                <table:data-pilot-member table:name="55915" table:display="true" table:show-details="true"/>
                <table:data-pilot-member table:name="55954" table:display="true" table:show-details="true"/>
                <table:data-pilot-member table:name="56075" table:display="true" table:show-details="true"/>
                <table:data-pilot-member table:name="56204" table:display="true" table:show-details="true"/>
                <table:data-pilot-member table:name="56352" table:display="true" table:show-details="true"/>
                <table:data-pilot-member table:name="56458" table:display="true" table:show-details="true"/>
                <table:data-pilot-member table:name="56782" table:display="true" table:show-details="true"/>
                <table:data-pilot-member table:name="56788" table:display="true" table:show-details="true"/>
                <table:data-pilot-member table:name="57005" table:display="true" table:show-details="true"/>
                <table:data-pilot-member table:name="57033" table:display="true" table:show-details="true"/>
                <table:data-pilot-member table:name="57141" table:display="true" table:show-details="true"/>
                <table:data-pilot-member table:name="57270" table:display="true" table:show-details="true"/>
                <table:data-pilot-member table:name="57295" table:display="true" table:show-details="true"/>
                <table:data-pilot-member table:name="57303" table:display="true" table:show-details="true"/>
                <table:data-pilot-member table:name="57420" table:display="true" table:show-details="true"/>
                <table:data-pilot-member table:name="57691" table:display="true" table:show-details="true"/>
                <table:data-pilot-member table:name="57903" table:display="true" table:show-details="true"/>
                <table:data-pilot-member table:name="57979" table:display="true" table:show-details="true"/>
                <table:data-pilot-member table:name="58094" table:display="true" table:show-details="true"/>
                <table:data-pilot-member table:name="58397" table:display="true" table:show-details="true"/>
                <table:data-pilot-member table:name="58884" table:display="true" table:show-details="true"/>
                <table:data-pilot-member table:name="58905" table:display="true" table:show-details="true"/>
                <table:data-pilot-member table:name="59154" table:display="true" table:show-details="true"/>
                <table:data-pilot-member table:name="59342" table:display="true" table:show-details="true"/>
                <table:data-pilot-member table:name="59617" table:display="true" table:show-details="true"/>
                <table:data-pilot-member table:name="59626" table:display="true" table:show-details="true"/>
                <table:data-pilot-member table:name="59986" table:display="true" table:show-details="true"/>
                <table:data-pilot-member table:name="60356" table:display="true" table:show-details="true"/>
                <table:data-pilot-member table:name="60586" table:display="true" table:show-details="true"/>
                <table:data-pilot-member table:name="61045" table:display="true" table:show-details="true"/>
                <table:data-pilot-member table:name="61106" table:display="true" table:show-details="true"/>
                <table:data-pilot-member table:name="61160" table:display="true" table:show-details="true"/>
                <table:data-pilot-member table:name="61781" table:display="true" table:show-details="true"/>
                <table:data-pilot-member table:name="62013" table:display="true" table:show-details="true"/>
                <table:data-pilot-member table:name="62154" table:display="true" table:show-details="true"/>
                <table:data-pilot-member table:name="62472" table:display="true" table:show-details="true"/>
                <table:data-pilot-member table:name="62802" table:display="true" table:show-details="true"/>
                <table:data-pilot-member table:name="63081" table:display="true" table:show-details="true"/>
                <table:data-pilot-member table:name="63212" table:display="true" table:show-details="true"/>
                <table:data-pilot-member table:name="63734" table:display="true" table:show-details="true"/>
                <table:data-pilot-member table:name="63969" table:display="true" table:show-details="true"/>
                <table:data-pilot-member table:name="64011" table:display="true" table:show-details="true"/>
                <table:data-pilot-member table:name="64159" table:display="true" table:show-details="true"/>
                <table:data-pilot-member table:name="64373" table:display="true" table:show-details="true"/>
                <table:data-pilot-member table:name="64395" table:display="true" table:show-details="true"/>
                <table:data-pilot-member table:name="64648" table:display="true" table:show-details="true"/>
                <table:data-pilot-member table:name="64921" table:display="true" table:show-details="true"/>
                <table:data-pilot-member table:name="65101" table:display="true" table:show-details="true"/>
                <table:data-pilot-member table:name="65195" table:display="true" table:show-details="true"/>
                <table:data-pilot-member table:name="65990" table:display="true" table:show-details="true"/>
                <table:data-pilot-member table:name="66011" table:display="true" table:show-details="true"/>
                <table:data-pilot-member table:name="66071" table:display="true" table:show-details="true"/>
                <table:data-pilot-member table:name="66177" table:display="true" table:show-details="true"/>
                <table:data-pilot-member table:name="66446" table:display="true" table:show-details="true"/>
                <table:data-pilot-member table:name="66527" table:display="true" table:show-details="true"/>
                <table:data-pilot-member table:name="66575" table:display="true" table:show-details="true"/>
                <table:data-pilot-member table:name="66825" table:display="true" table:show-details="true"/>
                <table:data-pilot-member table:name="66911" table:display="true" table:show-details="true"/>
                <table:data-pilot-member table:name="67016" table:display="true" table:show-details="true"/>
                <table:data-pilot-member table:name="67248" table:display="true" table:show-details="true"/>
                <table:data-pilot-member table:name="67905" table:display="true" table:show-details="true"/>
                <table:data-pilot-member table:name="68664" table:display="true" table:show-details="true"/>
                <table:data-pilot-member table:name="69626" table:display="true" table:show-details="true"/>
                <table:data-pilot-member table:name="69663" table:display="true" table:show-details="true"/>
                <table:data-pilot-member table:name="69834" table:display="true" table:show-details="true"/>
                <table:data-pilot-member table:name="69960" table:display="true" table:show-details="true"/>
                <table:data-pilot-member table:name="70466" table:display="true" table:show-details="true"/>
                <table:data-pilot-member table:name="70528" table:display="true" table:show-details="true"/>
                <table:data-pilot-member table:name="70796" table:display="true" table:show-details="true"/>
                <table:data-pilot-member table:name="71234" table:display="true" table:show-details="true"/>
                <table:data-pilot-member table:name="71670" table:display="true" table:show-details="true"/>
                <table:data-pilot-member table:name="71738" table:display="true" table:show-details="true"/>
                <table:data-pilot-member table:name="71771" table:display="true" table:show-details="true"/>
                <table:data-pilot-member table:name="72495" table:display="true" table:show-details="true"/>
                <table:data-pilot-member table:name="72779" table:display="true" table:show-details="true"/>
                <table:data-pilot-member table:name="72797" table:display="true" table:show-details="true"/>
                <table:data-pilot-member table:name="73562" table:display="true" table:show-details="true"/>
                <table:data-pilot-member table:name="73700" table:display="true" table:show-details="true"/>
                <table:data-pilot-member table:name="73956" table:display="true" table:show-details="true"/>
                <table:data-pilot-member table:name="73994" table:display="true" table:show-details="true"/>
                <table:data-pilot-member table:name="74360" table:display="true" table:show-details="true"/>
                <table:data-pilot-member table:name="74592" table:display="true" table:show-details="true"/>
                <table:data-pilot-member table:name="74694" table:display="true" table:show-details="true"/>
                <table:data-pilot-member table:name="74901" table:display="true" table:show-details="true"/>
                <table:data-pilot-member table:name="75277" table:display="true" table:show-details="true"/>
                <table:data-pilot-member table:name="75314" table:display="true" table:show-details="true"/>
                <table:data-pilot-member table:name="75342" table:display="true" table:show-details="true"/>
                <table:data-pilot-member table:name="76093" table:display="true" table:show-details="true"/>
                <table:data-pilot-member table:name="76164" table:display="true" table:show-details="true"/>
                <table:data-pilot-member table:name="76329" table:display="true" table:show-details="true"/>
                <table:data-pilot-member table:name="76384" table:display="true" table:show-details="true"/>
                <table:data-pilot-member table:name="76837" table:display="true" table:show-details="true"/>
                <table:data-pilot-member table:name="77020" table:display="true" table:show-details="true"/>
                <table:data-pilot-member table:name="77073" table:display="true" table:show-details="true"/>
                <table:data-pilot-member table:name="77201" table:display="true" table:show-details="true"/>
                <table:data-pilot-member table:name="77203" table:display="true" table:show-details="true"/>
                <table:data-pilot-member table:name="77238" table:display="true" table:show-details="true"/>
                <table:data-pilot-member table:name="77703" table:display="true" table:show-details="true"/>
                <table:data-pilot-member table:name="77764" table:display="true" table:show-details="true"/>
                <table:data-pilot-member table:name="78430" table:display="true" table:show-details="true"/>
                <table:data-pilot-member table:name="78630" table:display="true" table:show-details="true"/>
                <table:data-pilot-member table:name="78735" table:display="true" table:show-details="true"/>
                <table:data-pilot-member table:name="78834" table:display="true" table:show-details="true"/>
                <table:data-pilot-member table:name="78858" table:display="true" table:show-details="true"/>
                <table:data-pilot-member table:name="79024" table:display="true" table:show-details="true"/>
                <table:data-pilot-member table:name="79088" table:display="true" table:show-details="true"/>
                <table:data-pilot-member table:name="79263" table:display="true" table:show-details="true"/>
                <table:data-pilot-member table:name="79340" table:display="true" table:show-details="true"/>
                <table:data-pilot-member table:name="79450" table:display="true" table:show-details="true"/>
                <table:data-pilot-member table:name="80464" table:display="true" table:show-details="true"/>
                <table:data-pilot-member table:name="80524" table:display="true" table:show-details="true"/>
                <table:data-pilot-member table:name="80633" table:display="true" table:show-details="true"/>
                <table:data-pilot-member table:name="81580" table:display="true" table:show-details="true"/>
                <table:data-pilot-member table:name="81902" table:display="true" table:show-details="true"/>
                <table:data-pilot-member table:name="82474" table:display="true" table:show-details="true"/>
                <table:data-pilot-member table:name="82905" table:display="true" table:show-details="true"/>
                <table:data-pilot-member table:name="83249" table:display="true" table:show-details="true"/>
                <table:data-pilot-member table:name="83495" table:display="true" table:show-details="true"/>
                <table:data-pilot-member table:name="83752" table:display="true" table:show-details="true"/>
                <table:data-pilot-member table:name="83993" table:display="true" table:show-details="true"/>
                <table:data-pilot-member table:name="84063" table:display="true" table:show-details="true"/>
                <table:data-pilot-member table:name="84184" table:display="true" table:show-details="true"/>
                <table:data-pilot-member table:name="84297" table:display="true" table:show-details="true"/>
                <table:data-pilot-member table:name="85105" table:display="true" table:show-details="true"/>
                <table:data-pilot-member table:name="85175" table:display="true" table:show-details="true"/>
                <table:data-pilot-member table:name="85180" table:display="true" table:show-details="true"/>
                <table:data-pilot-member table:name="86605" table:display="true" table:show-details="true"/>
                <table:data-pilot-member table:name="86774" table:display="true" table:show-details="true"/>
                <table:data-pilot-member table:name="86886" table:display="true" table:show-details="true"/>
                <table:data-pilot-member table:name="87127" table:display="true" table:show-details="true"/>
                <table:data-pilot-member table:name="87885" table:display="true" table:show-details="true"/>
                <table:data-pilot-member table:name="87903" table:display="true" table:show-details="true"/>
                <table:data-pilot-member table:name="88125" table:display="true" table:show-details="true"/>
                <table:data-pilot-member table:name="88791" table:display="true" table:show-details="true"/>
                <table:data-pilot-member table:name="89326" table:display="true" table:show-details="true"/>
                <table:data-pilot-member table:name="89883" table:display="true" table:show-details="true"/>
                <table:data-pilot-member table:name="89989" table:display="true" table:show-details="true"/>
                <table:data-pilot-member table:name="90180" table:display="true" table:show-details="true"/>
                <table:data-pilot-member table:name="90264" table:display="true" table:show-details="true"/>
                <table:data-pilot-member table:name="90417" table:display="true" table:show-details="true"/>
                <table:data-pilot-member table:name="90584" table:display="true" table:show-details="true"/>
                <table:data-pilot-member table:name="90771" table:display="true" table:show-details="true"/>
                <table:data-pilot-member table:name="91258" table:display="true" table:show-details="true"/>
                <table:data-pilot-member table:name="91334" table:display="true" table:show-details="true"/>
                <table:data-pilot-member table:name="91449" table:display="true" table:show-details="true"/>
                <table:data-pilot-member table:name="91647" table:display="true" table:show-details="true"/>
                <table:data-pilot-member table:name="91935" table:display="true" table:show-details="true"/>
                <table:data-pilot-member table:name="92473" table:display="true" table:show-details="true"/>
                <table:data-pilot-member table:name="92791" table:display="true" table:show-details="true"/>
                <table:data-pilot-member table:name="93001" table:display="true" table:show-details="true"/>
                <table:data-pilot-member table:name="95279" table:display="true" table:show-details="true"/>
                <table:data-pilot-member table:name="95750" table:display="true" table:show-details="true"/>
                <table:data-pilot-member table:name="95964" table:display="true" table:show-details="true"/>
                <table:data-pilot-member table:name="96952" table:display="true" table:show-details="true"/>
                <table:data-pilot-member table:name="97039" table:display="true" table:show-details="true"/>
                <table:data-pilot-member table:name="97069" table:display="true" table:show-details="true"/>
                <table:data-pilot-member table:name="97783" table:display="true" table:show-details="true"/>
                <table:data-pilot-member table:name="98501" table:display="true" table:show-details="true"/>
                <table:data-pilot-member table:name="98559" table:display="true" table:show-details="true"/>
                <table:data-pilot-member table:name="98583" table:display="true" table:show-details="true"/>
                <table:data-pilot-member table:name="99661" table:display="true" table:show-details="true"/>
                <table:data-pilot-member table:name="100718" table:display="true" table:show-details="true"/>
                <table:data-pilot-member table:name="102249" table:display="true" table:show-details="true"/>
                <table:data-pilot-member table:name="102272" table:display="true" table:show-details="true"/>
                <table:data-pilot-member table:name="102649" table:display="true" table:show-details="true"/>
                <table:data-pilot-member table:name="104477" table:display="true" table:show-details="true"/>
                <table:data-pilot-member table:name="105607" table:display="true" table:show-details="true"/>
                <table:data-pilot-member table:name="105747" table:display="true" table:show-details="true"/>
                <table:data-pilot-member table:name="106355" table:display="true" table:show-details="true"/>
                <table:data-pilot-member table:name="106794" table:display="true" table:show-details="true"/>
                <table:data-pilot-member table:name="107576" table:display="true" table:show-details="true"/>
                <table:data-pilot-member table:name="107680" table:display="true" table:show-details="true"/>
                <table:data-pilot-member table:name="107928" table:display="true" table:show-details="true"/>
                <table:data-pilot-member table:name="108299" table:display="true" table:show-details="true"/>
                <table:data-pilot-member table:name="108843" table:display="true" table:show-details="true"/>
                <table:data-pilot-member table:name="109049" table:display="true" table:show-details="true"/>
                <table:data-pilot-member table:name="109111" table:display="true" table:show-details="true"/>
                <table:data-pilot-member table:name="109398" table:display="true" table:show-details="true"/>
                <table:data-pilot-member table:name="110110" table:display="true" table:show-details="true"/>
                <table:data-pilot-member table:name="110215" table:display="true" table:show-details="true"/>
                <table:data-pilot-member table:name="111170" table:display="true" table:show-details="true"/>
                <table:data-pilot-member table:name="111675" table:display="true" table:show-details="true"/>
                <table:data-pilot-member table:name="111984" table:display="true" table:show-details="true"/>
                <table:data-pilot-member table:name="112398" table:display="true" table:show-details="true"/>
                <table:data-pilot-member table:name="112399" table:display="true" table:show-details="true"/>
                <table:data-pilot-member table:name="112483" table:display="true" table:show-details="true"/>
                <table:data-pilot-member table:name="112863" table:display="true" table:show-details="true"/>
                <table:data-pilot-member table:name="113004" table:display="true" table:show-details="true"/>
                <table:data-pilot-member table:name="114079" table:display="true" table:show-details="true"/>
                <table:data-pilot-member table:name="114336" table:display="true" table:show-details="true"/>
                <table:data-pilot-member table:name="114418" table:display="true" table:show-details="true"/>
                <table:data-pilot-member table:name="114421" table:display="true" table:show-details="true"/>
                <table:data-pilot-member table:name="114533" table:display="true" table:show-details="true"/>
                <table:data-pilot-member table:name="114568" table:display="true" table:show-details="true"/>
                <table:data-pilot-member table:name="114722" table:display="true" table:show-details="true"/>
                <table:data-pilot-member table:name="115360" table:display="true" table:show-details="true"/>
                <table:data-pilot-member table:name="115836" table:display="true" table:show-details="true"/>
                <table:data-pilot-member table:name="118234" table:display="true" table:show-details="true"/>
                <table:data-pilot-member table:name="119009" table:display="true" table:show-details="true"/>
                <table:data-pilot-member table:name="119299" table:display="true" table:show-details="true"/>
                <table:data-pilot-member table:name="119750" table:display="true" table:show-details="true"/>
                <table:data-pilot-member table:name="120235" table:display="true" table:show-details="true"/>
                <table:data-pilot-member table:name="121191" table:display="true" table:show-details="true"/>
                <table:data-pilot-member table:name="121295" table:display="true" table:show-details="true"/>
                <table:data-pilot-member table:name="121299" table:display="true" table:show-details="true"/>
                <table:data-pilot-member table:name="121802" table:display="true" table:show-details="true"/>
                <table:data-pilot-member table:name="123251" table:display="true" table:show-details="true"/>
                <table:data-pilot-member table:name="123443" table:display="true" table:show-details="true"/>
                <table:data-pilot-member table:name="123839" table:display="true" table:show-details="true"/>
                <table:data-pilot-member table:name="123995" table:display="true" table:show-details="true"/>
                <table:data-pilot-member table:name="124205" table:display="true" table:show-details="true"/>
                <table:data-pilot-member table:name="125647" table:display="true" table:show-details="true"/>
                <table:data-pilot-member table:name="126049" table:display="true" table:show-details="true"/>
                <table:data-pilot-member table:name="127502" table:display="true" table:show-details="true"/>
                <table:data-pilot-member table:name="128043" table:display="true" table:show-details="true"/>
                <table:data-pilot-member table:name="128351" table:display="true" table:show-details="true"/>
                <table:data-pilot-member table:name="129475" table:display="true" table:show-details="true"/>
                <table:data-pilot-member table:name="130289" table:display="true" table:show-details="true"/>
                <table:data-pilot-member table:name="131071" table:display="true" table:show-details="true"/>
                <table:data-pilot-member table:name="135336" table:display="true" table:show-details="true"/>
                <table:data-pilot-member table:name="135611" table:display="true" table:show-details="true"/>
                <table:data-pilot-member table:name="136315" table:display="true" table:show-details="true"/>
                <table:data-pilot-member table:name="137382" table:display="true" table:show-details="true"/>
                <table:data-pilot-member table:name="137419" table:display="true" table:show-details="true"/>
                <table:data-pilot-member table:name="138369" table:display="true" table:show-details="true"/>
                <table:data-pilot-member table:name="139079" table:display="true" table:show-details="true"/>
                <table:data-pilot-member table:name="139125" table:display="true" table:show-details="true"/>
                <table:data-pilot-member table:name="139252" table:display="true" table:show-details="true"/>
                <table:data-pilot-member table:name="139330" table:display="true" table:show-details="true"/>
                <table:data-pilot-member table:name="145211" table:display="true" table:show-details="true"/>
                <table:data-pilot-member table:name="146254" table:display="true" table:show-details="true"/>
                <table:data-pilot-member table:name="149720" table:display="true" table:show-details="true"/>
                <table:data-pilot-member table:name="151630" table:display="true" table:show-details="true"/>
                <table:data-pilot-member table:name="152253" table:display="true" table:show-details="true"/>
                <table:data-pilot-member table:name="152268" table:display="true" table:show-details="true"/>
                <table:data-pilot-member table:name="153197" table:display="true" table:show-details="true"/>
                <table:data-pilot-member table:name="154581" table:display="true" table:show-details="true"/>
                <table:data-pilot-member table:name="157886" table:display="true" table:show-details="true"/>
                <table:data-pilot-member table:name="158939" table:display="true" table:show-details="true"/>
                <table:data-pilot-member table:name="159678" table:display="true" table:show-details="true"/>
                <table:data-pilot-member table:name="161452" table:display="true" table:show-details="true"/>
                <table:data-pilot-member table:name="161574" table:display="true" table:show-details="true"/>
                <table:data-pilot-member table:name="161645" table:display="true" table:show-details="true"/>
                <table:data-pilot-member table:name="162011" table:display="true" table:show-details="true"/>
                <table:data-pilot-member table:name="162926" table:display="true" table:show-details="true"/>
                <table:data-pilot-member table:name="165206" table:display="true" table:show-details="true"/>
                <table:data-pilot-member table:name="167738" table:display="true" table:show-details="true"/>
                <table:data-pilot-member table:name="169617" table:display="true" table:show-details="true"/>
                <table:data-pilot-member table:name="172030" table:display="true" table:show-details="true"/>
                <table:data-pilot-member table:name="172993" table:display="true" table:show-details="true"/>
                <table:data-pilot-member table:name="175459" table:display="true" table:show-details="true"/>
                <table:data-pilot-member table:name="177863" table:display="true" table:show-details="true"/>
                <table:data-pilot-member table:name="179496" table:display="true" table:show-details="true"/>
                <table:data-pilot-member table:name="182156" table:display="true" table:show-details="true"/>
                <table:data-pilot-member table:name="188021" table:display="true" table:show-details="true"/>
                <table:data-pilot-member table:name="190757" table:display="true" table:show-details="true"/>
                <table:data-pilot-member table:name="197704" table:display="true" table:show-details="true"/>
                <table:data-pilot-member table:name="200886" table:display="true" table:show-details="true"/>
                <table:data-pilot-member table:name="202521" table:display="true" table:show-details="true"/>
                <table:data-pilot-member table:name="205873" table:display="true" table:show-details="true"/>
                <table:data-pilot-member table:name="208977" table:display="true" table:show-details="true"/>
                <table:data-pilot-member table:name="211455" table:display="true" table:show-details="true"/>
                <table:data-pilot-member table:name="213864" table:display="true" table:show-details="true"/>
                <table:data-pilot-member table:name="215020" table:display="true" table:show-details="true"/>
                <table:data-pilot-member table:name="226225" table:display="true" table:show-details="true"/>
                <table:data-pilot-member table:name="238478" table:display="true" table:show-details="true"/>
                <table:data-pilot-member table:name="246991" table:display="true" table:show-details="true"/>
                <table:data-pilot-member table:name="272591" table:display="true" table:show-details="true"/>
                <table:data-pilot-member table:name="296628" table:display="true" table:show-details="true"/>
                <table:data-pilot-member table:name="298111" table:display="true" table:show-details="true"/>
                <table:data-pilot-member table:name="340466" table:display="true" table:show-details="true"/>
                <table:data-pilot-member table:name="353938" table:display="true" table:show-details="true"/>
                <table:data-pilot-member table:name="373570" table:display="true" table:show-details="true"/>
                <table:data-pilot-member table:name="404878" table:display="true" table:show-details="true"/>
                <table:data-pilot-member table:name="463754" table:display="true" table:show-details="true"/>
                <table:data-pilot-member table:name="540372" table:display="true" table:show-details="true"/>
                <table:data-pilot-member table:name="637683" table:display="true" table:show-details="true"/>
                <table:data-pilot-member table:name="696503" table:display="true" table:show-details="true"/>
                <table:data-pilot-member table:name="765320" table:display="true" table:show-details="true"/>
                <table:data-pilot-member table:name="175397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2018" table:orientation="data" table:used-hierarchy="0" table:function="sum">
            <table:data-pilot-level table:show-empty="false" calcext:repeat-item-labels="false">
              <table:data-pilot-members>
                <table:data-pilot-member table:name="20270" table:display="true" table:show-details="true"/>
                <table:data-pilot-member table:name="21891" table:display="true" table:show-details="true"/>
                <table:data-pilot-member table:name="23068" table:display="true" table:show-details="true"/>
                <table:data-pilot-member table:name="26606" table:display="true" table:show-details="true"/>
                <table:data-pilot-member table:name="27062" table:display="true" table:show-details="true"/>
                <table:data-pilot-member table:name="30884" table:display="true" table:show-details="true"/>
                <table:data-pilot-member table:name="31335" table:display="true" table:show-details="true"/>
                <table:data-pilot-member table:name="33239" table:display="true" table:show-details="true"/>
                <table:data-pilot-member table:name="33542" table:display="true" table:show-details="true"/>
                <table:data-pilot-member table:name="34049" table:display="true" table:show-details="true"/>
                <table:data-pilot-member table:name="34496" table:display="true" table:show-details="true"/>
                <table:data-pilot-member table:name="34600" table:display="true" table:show-details="true"/>
                <table:data-pilot-member table:name="34612" table:display="true" table:show-details="true"/>
                <table:data-pilot-member table:name="35140" table:display="true" table:show-details="true"/>
                <table:data-pilot-member table:name="35351" table:display="true" table:show-details="true"/>
                <table:data-pilot-member table:name="35473" table:display="true" table:show-details="true"/>
                <table:data-pilot-member table:name="35891" table:display="true" table:show-details="true"/>
                <table:data-pilot-member table:name="35955" table:display="true" table:show-details="true"/>
                <table:data-pilot-member table:name="36533" table:display="true" table:show-details="true"/>
                <table:data-pilot-member table:name="36606" table:display="true" table:show-details="true"/>
                <table:data-pilot-member table:name="36987" table:display="true" table:show-details="true"/>
                <table:data-pilot-member table:name="37125" table:display="true" table:show-details="true"/>
                <table:data-pilot-member table:name="37401" table:display="true" table:show-details="true"/>
                <table:data-pilot-member table:name="38224" table:display="true" table:show-details="true"/>
                <table:data-pilot-member table:name="38748" table:display="true" table:show-details="true"/>
                <table:data-pilot-member table:name="38853" table:display="true" table:show-details="true"/>
                <table:data-pilot-member table:name="39196" table:display="true" table:show-details="true"/>
                <table:data-pilot-member table:name="39263" table:display="true" table:show-details="true"/>
                <table:data-pilot-member table:name="39497" table:display="true" table:show-details="true"/>
                <table:data-pilot-member table:name="39873" table:display="true" table:show-details="true"/>
                <table:data-pilot-member table:name="39938" table:display="true" table:show-details="true"/>
                <table:data-pilot-member table:name="40368" table:display="true" table:show-details="true"/>
                <table:data-pilot-member table:name="40898" table:display="true" table:show-details="true"/>
                <table:data-pilot-member table:name="41011" table:display="true" table:show-details="true"/>
                <table:data-pilot-member table:name="41032" table:display="true" table:show-details="true"/>
                <table:data-pilot-member table:name="41373" table:display="true" table:show-details="true"/>
                <table:data-pilot-member table:name="41380" table:display="true" table:show-details="true"/>
                <table:data-pilot-member table:name="41675" table:display="true" table:show-details="true"/>
                <table:data-pilot-member table:name="41840" table:display="true" table:show-details="true"/>
                <table:data-pilot-member table:name="41946" table:display="true" table:show-details="true"/>
                <table:data-pilot-member table:name="42116" table:display="true" table:show-details="true"/>
                <table:data-pilot-member table:name="42255" table:display="true" table:show-details="true"/>
                <table:data-pilot-member table:name="42677" table:display="true" table:show-details="true"/>
                <table:data-pilot-member table:name="43658" table:display="true" table:show-details="true"/>
                <table:data-pilot-member table:name="43745" table:display="true" table:show-details="true"/>
                <table:data-pilot-member table:name="43999" table:display="true" table:show-details="true"/>
                <table:data-pilot-member table:name="44006" table:display="true" table:show-details="true"/>
                <table:data-pilot-member table:name="44027" table:display="true" table:show-details="true"/>
                <table:data-pilot-member table:name="44029" table:display="true" table:show-details="true"/>
                <table:data-pilot-member table:name="44104" table:display="true" table:show-details="true"/>
                <table:data-pilot-member table:name="44126" table:display="true" table:show-details="true"/>
                <table:data-pilot-member table:name="45191" table:display="true" table:show-details="true"/>
                <table:data-pilot-member table:name="45289" table:display="true" table:show-details="true"/>
                <table:data-pilot-member table:name="45461" table:display="true" table:show-details="true"/>
                <table:data-pilot-member table:name="45521" table:display="true" table:show-details="true"/>
                <table:data-pilot-member table:name="45580" table:display="true" table:show-details="true"/>
                <table:data-pilot-member table:name="46046" table:display="true" table:show-details="true"/>
                <table:data-pilot-member table:name="46209" table:display="true" table:show-details="true"/>
                <table:data-pilot-member table:name="46306" table:display="true" table:show-details="true"/>
                <table:data-pilot-member table:name="46360" table:display="true" table:show-details="true"/>
                <table:data-pilot-member table:name="46600" table:display="true" table:show-details="true"/>
                <table:data-pilot-member table:name="47068" table:display="true" table:show-details="true"/>
                <table:data-pilot-member table:name="47124" table:display="true" table:show-details="true"/>
                <table:data-pilot-member table:name="47281" table:display="true" table:show-details="true"/>
                <table:data-pilot-member table:name="47341" table:display="true" table:show-details="true"/>
                <table:data-pilot-member table:name="47387" table:display="true" table:show-details="true"/>
                <table:data-pilot-member table:name="47643" table:display="true" table:show-details="true"/>
                <table:data-pilot-member table:name="47781" table:display="true" table:show-details="true"/>
                <table:data-pilot-member table:name="48041" table:display="true" table:show-details="true"/>
                <table:data-pilot-member table:name="48308" table:display="true" table:show-details="true"/>
                <table:data-pilot-member table:name="48438" table:display="true" table:show-details="true"/>
                <table:data-pilot-member table:name="48906" table:display="true" table:show-details="true"/>
                <table:data-pilot-member table:name="48997" table:display="true" table:show-details="true"/>
                <table:data-pilot-member table:name="49315" table:display="true" table:show-details="true"/>
                <table:data-pilot-member table:name="49701" table:display="true" table:show-details="true"/>
                <table:data-pilot-member table:name="50224" table:display="true" table:show-details="true"/>
                <table:data-pilot-member table:name="50381" table:display="true" table:show-details="true"/>
                <table:data-pilot-member table:name="50385" table:display="true" table:show-details="true"/>
                <table:data-pilot-member table:name="50527" table:display="true" table:show-details="true"/>
                <table:data-pilot-member table:name="50947" table:display="true" table:show-details="true"/>
                <table:data-pilot-member table:name="51084" table:display="true" table:show-details="true"/>
                <table:data-pilot-member table:name="51701" table:display="true" table:show-details="true"/>
                <table:data-pilot-member table:name="51834" table:display="true" table:show-details="true"/>
                <table:data-pilot-member table:name="51851" table:display="true" table:show-details="true"/>
                <table:data-pilot-member table:name="52292" table:display="true" table:show-details="true"/>
                <table:data-pilot-member table:name="52451" table:display="true" table:show-details="true"/>
                <table:data-pilot-member table:name="52559" table:display="true" table:show-details="true"/>
                <table:data-pilot-member table:name="52884" table:display="true" table:show-details="true"/>
                <table:data-pilot-member table:name="53028" table:display="true" table:show-details="true"/>
                <table:data-pilot-member table:name="53388" table:display="true" table:show-details="true"/>
                <table:data-pilot-member table:name="53722" table:display="true" table:show-details="true"/>
                <table:data-pilot-member table:name="53738" table:display="true" table:show-details="true"/>
                <table:data-pilot-member table:name="54604" table:display="true" table:show-details="true"/>
                <table:data-pilot-member table:name="54991" table:display="true" table:show-details="true"/>
                <table:data-pilot-member table:name="55233" table:display="true" table:show-details="true"/>
                <table:data-pilot-member table:name="55337" table:display="true" table:show-details="true"/>
                <table:data-pilot-member table:name="55427" table:display="true" table:show-details="true"/>
                <table:data-pilot-member table:name="55479" table:display="true" table:show-details="true"/>
                <table:data-pilot-member table:name="55512" table:display="true" table:show-details="true"/>
                <table:data-pilot-member table:name="55652" table:display="true" table:show-details="true"/>
                <table:data-pilot-member table:name="55748" table:display="true" table:show-details="true"/>
                <table:data-pilot-member table:name="55883" table:display="true" table:show-details="true"/>
                <table:data-pilot-member table:name="56086" table:display="true" table:show-details="true"/>
                <table:data-pilot-member table:name="56095" table:display="true" table:show-details="true"/>
                <table:data-pilot-member table:name="56394" table:display="true" table:show-details="true"/>
                <table:data-pilot-member table:name="56446" table:display="true" table:show-details="true"/>
                <table:data-pilot-member table:name="56678" table:display="true" table:show-details="true"/>
                <table:data-pilot-member table:name="56764" table:display="true" table:show-details="true"/>
                <table:data-pilot-member table:name="56765" table:display="true" table:show-details="true"/>
                <table:data-pilot-member table:name="56922" table:display="true" table:show-details="true"/>
                <table:data-pilot-member table:name="56933" table:display="true" table:show-details="true"/>
                <table:data-pilot-member table:name="57289" table:display="true" table:show-details="true"/>
                <table:data-pilot-member table:name="57461" table:display="true" table:show-details="true"/>
                <table:data-pilot-member table:name="57516" table:display="true" table:show-details="true"/>
                <table:data-pilot-member table:name="57545" table:display="true" table:show-details="true"/>
                <table:data-pilot-member table:name="57729" table:display="true" table:show-details="true"/>
                <table:data-pilot-member table:name="57955" table:display="true" table:show-details="true"/>
                <table:data-pilot-member table:name="58155" table:display="true" table:show-details="true"/>
                <table:data-pilot-member table:name="58249" table:display="true" table:show-details="true"/>
                <table:data-pilot-member table:name="58435" table:display="true" table:show-details="true"/>
                <table:data-pilot-member table:name="58669" table:display="true" table:show-details="true"/>
                <table:data-pilot-member table:name="59311" table:display="true" table:show-details="true"/>
                <table:data-pilot-member table:name="59550" table:display="true" table:show-details="true"/>
                <table:data-pilot-member table:name="59576" table:display="true" table:show-details="true"/>
                <table:data-pilot-member table:name="59640" table:display="true" table:show-details="true"/>
                <table:data-pilot-member table:name="59726" table:display="true" table:show-details="true"/>
                <table:data-pilot-member table:name="60266" table:display="true" table:show-details="true"/>
                <table:data-pilot-member table:name="60409" table:display="true" table:show-details="true"/>
                <table:data-pilot-member table:name="60699" table:display="true" table:show-details="true"/>
                <table:data-pilot-member table:name="60885" table:display="true" table:show-details="true"/>
                <table:data-pilot-member table:name="61229" table:display="true" table:show-details="true"/>
                <table:data-pilot-member table:name="61690" table:display="true" table:show-details="true"/>
                <table:data-pilot-member table:name="61808" table:display="true" table:show-details="true"/>
                <table:data-pilot-member table:name="62243" table:display="true" table:show-details="true"/>
                <table:data-pilot-member table:name="62401" table:display="true" table:show-details="true"/>
                <table:data-pilot-member table:name="63017" table:display="true" table:show-details="true"/>
                <table:data-pilot-member table:name="63092" table:display="true" table:show-details="true"/>
                <table:data-pilot-member table:name="63218" table:display="true" table:show-details="true"/>
                <table:data-pilot-member table:name="63333" table:display="true" table:show-details="true"/>
                <table:data-pilot-member table:name="63470" table:display="true" table:show-details="true"/>
                <table:data-pilot-member table:name="63911" table:display="true" table:show-details="true"/>
                <table:data-pilot-member table:name="64178" table:display="true" table:show-details="true"/>
                <table:data-pilot-member table:name="64197" table:display="true" table:show-details="true"/>
                <table:data-pilot-member table:name="64227" table:display="true" table:show-details="true"/>
                <table:data-pilot-member table:name="64354" table:display="true" table:show-details="true"/>
                <table:data-pilot-member table:name="64428" table:display="true" table:show-details="true"/>
                <table:data-pilot-member table:name="64432" table:display="true" table:show-details="true"/>
                <table:data-pilot-member table:name="64848" table:display="true" table:show-details="true"/>
                <table:data-pilot-member table:name="65772" table:display="true" table:show-details="true"/>
                <table:data-pilot-member table:name="65938" table:display="true" table:show-details="true"/>
                <table:data-pilot-member table:name="66009" table:display="true" table:show-details="true"/>
                <table:data-pilot-member table:name="66189" table:display="true" table:show-details="true"/>
                <table:data-pilot-member table:name="66269" table:display="true" table:show-details="true"/>
                <table:data-pilot-member table:name="66333" table:display="true" table:show-details="true"/>
                <table:data-pilot-member table:name="66508" table:display="true" table:show-details="true"/>
                <table:data-pilot-member table:name="66517" table:display="true" table:show-details="true"/>
                <table:data-pilot-member table:name="66648" table:display="true" table:show-details="true"/>
                <table:data-pilot-member table:name="66917" table:display="true" table:show-details="true"/>
                <table:data-pilot-member table:name="67049" table:display="true" table:show-details="true"/>
                <table:data-pilot-member table:name="67523" table:display="true" table:show-details="true"/>
                <table:data-pilot-member table:name="68034" table:display="true" table:show-details="true"/>
                <table:data-pilot-member table:name="68188" table:display="true" table:show-details="true"/>
                <table:data-pilot-member table:name="69554" table:display="true" table:show-details="true"/>
                <table:data-pilot-member table:name="69641" table:display="true" table:show-details="true"/>
                <table:data-pilot-member table:name="69780" table:display="true" table:show-details="true"/>
                <table:data-pilot-member table:name="70153" table:display="true" table:show-details="true"/>
                <table:data-pilot-member table:name="70212" table:display="true" table:show-details="true"/>
                <table:data-pilot-member table:name="70534" table:display="true" table:show-details="true"/>
                <table:data-pilot-member table:name="71182" table:display="true" table:show-details="true"/>
                <table:data-pilot-member table:name="71396" table:display="true" table:show-details="true"/>
                <table:data-pilot-member table:name="71438" table:display="true" table:show-details="true"/>
                <table:data-pilot-member table:name="71741" table:display="true" table:show-details="true"/>
                <table:data-pilot-member table:name="72311" table:display="true" table:show-details="true"/>
                <table:data-pilot-member table:name="72323" table:display="true" table:show-details="true"/>
                <table:data-pilot-member table:name="72412" table:display="true" table:show-details="true"/>
                <table:data-pilot-member table:name="72456" table:display="true" table:show-details="true"/>
                <table:data-pilot-member table:name="73284" table:display="true" table:show-details="true"/>
                <table:data-pilot-member table:name="73376" table:display="true" table:show-details="true"/>
                <table:data-pilot-member table:name="74020" table:display="true" table:show-details="true"/>
                <table:data-pilot-member table:name="74198" table:display="true" table:show-details="true"/>
                <table:data-pilot-member table:name="74312" table:display="true" table:show-details="true"/>
                <table:data-pilot-member table:name="74440" table:display="true" table:show-details="true"/>
                <table:data-pilot-member table:name="74647" table:display="true" table:show-details="true"/>
                <table:data-pilot-member table:name="74834" table:display="true" table:show-details="true"/>
                <table:data-pilot-member table:name="74871" table:display="true" table:show-details="true"/>
                <table:data-pilot-member table:name="75164" table:display="true" table:show-details="true"/>
                <table:data-pilot-member table:name="75558" table:display="true" table:show-details="true"/>
                <table:data-pilot-member table:name="75673" table:display="true" table:show-details="true"/>
                <table:data-pilot-member table:name="76056" table:display="true" table:show-details="true"/>
                <table:data-pilot-member table:name="76087" table:display="true" table:show-details="true"/>
                <table:data-pilot-member table:name="76505" table:display="true" table:show-details="true"/>
                <table:data-pilot-member table:name="76768" table:display="true" table:show-details="true"/>
                <table:data-pilot-member table:name="76984" table:display="true" table:show-details="true"/>
                <table:data-pilot-member table:name="77017" table:display="true" table:show-details="true"/>
                <table:data-pilot-member table:name="77361" table:display="true" table:show-details="true"/>
                <table:data-pilot-member table:name="77653" table:display="true" table:show-details="true"/>
                <table:data-pilot-member table:name="77720" table:display="true" table:show-details="true"/>
                <table:data-pilot-member table:name="77942" table:display="true" table:show-details="true"/>
                <table:data-pilot-member table:name="78232" table:display="true" table:show-details="true"/>
                <table:data-pilot-member table:name="78333" table:display="true" table:show-details="true"/>
                <table:data-pilot-member table:name="78405" table:display="true" table:show-details="true"/>
                <table:data-pilot-member table:name="78579" table:display="true" table:show-details="true"/>
                <table:data-pilot-member table:name="78644" table:display="true" table:show-details="true"/>
                <table:data-pilot-member table:name="78879" table:display="true" table:show-details="true"/>
                <table:data-pilot-member table:name="78994" table:display="true" table:show-details="true"/>
                <table:data-pilot-member table:name="79134" table:display="true" table:show-details="true"/>
                <table:data-pilot-member table:name="79253" table:display="true" table:show-details="true"/>
                <table:data-pilot-member table:name="79298" table:display="true" table:show-details="true"/>
                <table:data-pilot-member table:name="79596" table:display="true" table:show-details="true"/>
                <table:data-pilot-member table:name="80072" table:display="true" table:show-details="true"/>
                <table:data-pilot-member table:name="80114" table:display="true" table:show-details="true"/>
                <table:data-pilot-member table:name="80741" table:display="true" table:show-details="true"/>
                <table:data-pilot-member table:name="81315" table:display="true" table:show-details="true"/>
                <table:data-pilot-member table:name="81402" table:display="true" table:show-details="true"/>
                <table:data-pilot-member table:name="82567" table:display="true" table:show-details="true"/>
                <table:data-pilot-member table:name="82951" table:display="true" table:show-details="true"/>
                <table:data-pilot-member table:name="83124" table:display="true" table:show-details="true"/>
                <table:data-pilot-member table:name="83423" table:display="true" table:show-details="true"/>
                <table:data-pilot-member table:name="84041" table:display="true" table:show-details="true"/>
                <table:data-pilot-member table:name="84267" table:display="true" table:show-details="true"/>
                <table:data-pilot-member table:name="84317" table:display="true" table:show-details="true"/>
                <table:data-pilot-member table:name="84429" table:display="true" table:show-details="true"/>
                <table:data-pilot-member table:name="84495" table:display="true" table:show-details="true"/>
                <table:data-pilot-member table:name="84687" table:display="true" table:show-details="true"/>
                <table:data-pilot-member table:name="85094" table:display="true" table:show-details="true"/>
                <table:data-pilot-member table:name="85175" table:display="true" table:show-details="true"/>
                <table:data-pilot-member table:name="86560" table:display="true" table:show-details="true"/>
                <table:data-pilot-member table:name="86604" table:display="true" table:show-details="true"/>
                <table:data-pilot-member table:name="86764" table:display="true" table:show-details="true"/>
                <table:data-pilot-member table:name="86949" table:display="true" table:show-details="true"/>
                <table:data-pilot-member table:name="87570" table:display="true" table:show-details="true"/>
                <table:data-pilot-member table:name="87662" table:display="true" table:show-details="true"/>
                <table:data-pilot-member table:name="87790" table:display="true" table:show-details="true"/>
                <table:data-pilot-member table:name="88708" table:display="true" table:show-details="true"/>
                <table:data-pilot-member table:name="89040" table:display="true" table:show-details="true"/>
                <table:data-pilot-member table:name="89590" table:display="true" table:show-details="true"/>
                <table:data-pilot-member table:name="89933" table:display="true" table:show-details="true"/>
                <table:data-pilot-member table:name="89976" table:display="true" table:show-details="true"/>
                <table:data-pilot-member table:name="90173" table:display="true" table:show-details="true"/>
                <table:data-pilot-member table:name="90493" table:display="true" table:show-details="true"/>
                <table:data-pilot-member table:name="90584" table:display="true" table:show-details="true"/>
                <table:data-pilot-member table:name="90888" table:display="true" table:show-details="true"/>
                <table:data-pilot-member table:name="90920" table:display="true" table:show-details="true"/>
                <table:data-pilot-member table:name="91022" table:display="true" table:show-details="true"/>
                <table:data-pilot-member table:name="91301" table:display="true" table:show-details="true"/>
                <table:data-pilot-member table:name="91465" table:display="true" table:show-details="true"/>
                <table:data-pilot-member table:name="92090" table:display="true" table:show-details="true"/>
                <table:data-pilot-member table:name="92811" table:display="true" table:show-details="true"/>
                <table:data-pilot-member table:name="92847" table:display="true" table:show-details="true"/>
                <table:data-pilot-member table:name="93164" table:display="true" table:show-details="true"/>
                <table:data-pilot-member table:name="95035" table:display="true" table:show-details="true"/>
                <table:data-pilot-member table:name="95236" table:display="true" table:show-details="true"/>
                <table:data-pilot-member table:name="95629" table:display="true" table:show-details="true"/>
                <table:data-pilot-member table:name="96574" table:display="true" table:show-details="true"/>
                <table:data-pilot-member table:name="97251" table:display="true" table:show-details="true"/>
                <table:data-pilot-member table:name="97487" table:display="true" table:show-details="true"/>
                <table:data-pilot-member table:name="97689" table:display="true" table:show-details="true"/>
                <table:data-pilot-member table:name="98018" table:display="true" table:show-details="true"/>
                <table:data-pilot-member table:name="98701" table:display="true" table:show-details="true"/>
                <table:data-pilot-member table:name="98737" table:display="true" table:show-details="true"/>
                <table:data-pilot-member table:name="99505" table:display="true" table:show-details="true"/>
                <table:data-pilot-member table:name="100324" table:display="true" table:show-details="true"/>
                <table:data-pilot-member table:name="101625" table:display="true" table:show-details="true"/>
                <table:data-pilot-member table:name="101949" table:display="true" table:show-details="true"/>
                <table:data-pilot-member table:name="102077" table:display="true" table:show-details="true"/>
                <table:data-pilot-member table:name="105318" table:display="true" table:show-details="true"/>
                <table:data-pilot-member table:name="105631" table:display="true" table:show-details="true"/>
                <table:data-pilot-member table:name="106096" table:display="true" table:show-details="true"/>
                <table:data-pilot-member table:name="106320" table:display="true" table:show-details="true"/>
                <table:data-pilot-member table:name="106907" table:display="true" table:show-details="true"/>
                <table:data-pilot-member table:name="107138" table:display="true" table:show-details="true"/>
                <table:data-pilot-member table:name="107565" table:display="true" table:show-details="true"/>
                <table:data-pilot-member table:name="107670" table:display="true" table:show-details="true"/>
                <table:data-pilot-member table:name="107896" table:display="true" table:show-details="true"/>
                <table:data-pilot-member table:name="108918" table:display="true" table:show-details="true"/>
                <table:data-pilot-member table:name="108981" table:display="true" table:show-details="true"/>
                <table:data-pilot-member table:name="109021" table:display="true" table:show-details="true"/>
                <table:data-pilot-member table:name="109076" table:display="true" table:show-details="true"/>
                <table:data-pilot-member table:name="109650" table:display="true" table:show-details="true"/>
                <table:data-pilot-member table:name="110626" table:display="true" table:show-details="true"/>
                <table:data-pilot-member table:name="111111" table:display="true" table:show-details="true"/>
                <table:data-pilot-member table:name="111226" table:display="true" table:show-details="true"/>
                <table:data-pilot-member table:name="111752" table:display="true" table:show-details="true"/>
                <table:data-pilot-member table:name="111922" table:display="true" table:show-details="true"/>
                <table:data-pilot-member table:name="112481" table:display="true" table:show-details="true"/>
                <table:data-pilot-member table:name="112539" table:display="true" table:show-details="true"/>
                <table:data-pilot-member table:name="113028" table:display="true" table:show-details="true"/>
                <table:data-pilot-member table:name="113621" table:display="true" table:show-details="true"/>
                <table:data-pilot-member table:name="113923" table:display="true" table:show-details="true"/>
                <table:data-pilot-member table:name="113983" table:display="true" table:show-details="true"/>
                <table:data-pilot-member table:name="114156" table:display="true" table:show-details="true"/>
                <table:data-pilot-member table:name="114198" table:display="true" table:show-details="true"/>
                <table:data-pilot-member table:name="115384" table:display="true" table:show-details="true"/>
                <table:data-pilot-member table:name="115466" table:display="true" table:show-details="true"/>
                <table:data-pilot-member table:name="115647" table:display="true" table:show-details="true"/>
                <table:data-pilot-member table:name="115896" table:display="true" table:show-details="true"/>
                <table:data-pilot-member table:name="115981" table:display="true" table:show-details="true"/>
                <table:data-pilot-member table:name="117852" table:display="true" table:show-details="true"/>
                <table:data-pilot-member table:name="118692" table:display="true" table:show-details="true"/>
                <table:data-pilot-member table:name="119101" table:display="true" table:show-details="true"/>
                <table:data-pilot-member table:name="119285" table:display="true" table:show-details="true"/>
                <table:data-pilot-member table:name="120091" table:display="true" table:show-details="true"/>
                <table:data-pilot-member table:name="120787" table:display="true" table:show-details="true"/>
                <table:data-pilot-member table:name="120895" table:display="true" table:show-details="true"/>
                <table:data-pilot-member table:name="120980" table:display="true" table:show-details="true"/>
                <table:data-pilot-member table:name="121121" table:display="true" table:show-details="true"/>
                <table:data-pilot-member table:name="123612" table:display="true" table:show-details="true"/>
                <table:data-pilot-member table:name="123770" table:display="true" table:show-details="true"/>
                <table:data-pilot-member table:name="124295" table:display="true" table:show-details="true"/>
                <table:data-pilot-member table:name="125197" table:display="true" table:show-details="true"/>
                <table:data-pilot-member table:name="125220" table:display="true" table:show-details="true"/>
                <table:data-pilot-member table:name="125725" table:display="true" table:show-details="true"/>
                <table:data-pilot-member table:name="126339" table:display="true" table:show-details="true"/>
                <table:data-pilot-member table:name="127868" table:display="true" table:show-details="true"/>
                <table:data-pilot-member table:name="128140" table:display="true" table:show-details="true"/>
                <table:data-pilot-member table:name="128211" table:display="true" table:show-details="true"/>
                <table:data-pilot-member table:name="129715" table:display="true" table:show-details="true"/>
                <table:data-pilot-member table:name="130964" table:display="true" table:show-details="true"/>
                <table:data-pilot-member table:name="133841" table:display="true" table:show-details="true"/>
                <table:data-pilot-member table:name="135227" table:display="true" table:show-details="true"/>
                <table:data-pilot-member table:name="135479" table:display="true" table:show-details="true"/>
                <table:data-pilot-member table:name="136666" table:display="true" table:show-details="true"/>
                <table:data-pilot-member table:name="137104" table:display="true" table:show-details="true"/>
                <table:data-pilot-member table:name="137819" table:display="true" table:show-details="true"/>
                <table:data-pilot-member table:name="138578" table:display="true" table:show-details="true"/>
                <table:data-pilot-member table:name="139129" table:display="true" table:show-details="true"/>
                <table:data-pilot-member table:name="139300" table:display="true" table:show-details="true"/>
                <table:data-pilot-member table:name="139819" table:display="true" table:show-details="true"/>
                <table:data-pilot-member table:name="141337" table:display="true" table:show-details="true"/>
                <table:data-pilot-member table:name="145333" table:display="true" table:show-details="true"/>
                <table:data-pilot-member table:name="147002" table:display="true" table:show-details="true"/>
                <table:data-pilot-member table:name="149316" table:display="true" table:show-details="true"/>
                <table:data-pilot-member table:name="151955" table:display="true" table:show-details="true"/>
                <table:data-pilot-member table:name="152945" table:display="true" table:show-details="true"/>
                <table:data-pilot-member table:name="153187" table:display="true" table:show-details="true"/>
                <table:data-pilot-member table:name="153380" table:display="true" table:show-details="true"/>
                <table:data-pilot-member table:name="154292" table:display="true" table:show-details="true"/>
                <table:data-pilot-member table:name="157767" table:display="true" table:show-details="true"/>
                <table:data-pilot-member table:name="158392" table:display="true" table:show-details="true"/>
                <table:data-pilot-member table:name="159938" table:display="true" table:show-details="true"/>
                <table:data-pilot-member table:name="160465" table:display="true" table:show-details="true"/>
                <table:data-pilot-member table:name="161591" table:display="true" table:show-details="true"/>
                <table:data-pilot-member table:name="161763" table:display="true" table:show-details="true"/>
                <table:data-pilot-member table:name="162922" table:display="true" table:show-details="true"/>
                <table:data-pilot-member table:name="164003" table:display="true" table:show-details="true"/>
                <table:data-pilot-member table:name="165606" table:display="true" table:show-details="true"/>
                <table:data-pilot-member table:name="168394" table:display="true" table:show-details="true"/>
                <table:data-pilot-member table:name="169165" table:display="true" table:show-details="true"/>
                <table:data-pilot-member table:name="171505" table:display="true" table:show-details="true"/>
                <table:data-pilot-member table:name="173070" table:display="true" table:show-details="true"/>
                <table:data-pilot-member table:name="174349" table:display="true" table:show-details="true"/>
                <table:data-pilot-member table:name="178251" table:display="true" table:show-details="true"/>
                <table:data-pilot-member table:name="181309" table:display="true" table:show-details="true"/>
                <table:data-pilot-member table:name="182076" table:display="true" table:show-details="true"/>
                <table:data-pilot-member table:name="189662" table:display="true" table:show-details="true"/>
                <table:data-pilot-member table:name="191266" table:display="true" table:show-details="true"/>
                <table:data-pilot-member table:name="196804" table:display="true" table:show-details="true"/>
                <table:data-pilot-member table:name="201268" table:display="true" table:show-details="true"/>
                <table:data-pilot-member table:name="202562" table:display="true" table:show-details="true"/>
                <table:data-pilot-member table:name="204013" table:display="true" table:show-details="true"/>
                <table:data-pilot-member table:name="210102" table:display="true" table:show-details="true"/>
                <table:data-pilot-member table:name="213803" table:display="true" table:show-details="true"/>
                <table:data-pilot-member table:name="214566" table:display="true" table:show-details="true"/>
                <table:data-pilot-member table:name="214999" table:display="true" table:show-details="true"/>
                <table:data-pilot-member table:name="224376" table:display="true" table:show-details="true"/>
                <table:data-pilot-member table:name="241890" table:display="true" table:show-details="true"/>
                <table:data-pilot-member table:name="246306" table:display="true" table:show-details="true"/>
                <table:data-pilot-member table:name="274843" table:display="true" table:show-details="true"/>
                <table:data-pilot-member table:name="296262" table:display="true" table:show-details="true"/>
                <table:data-pilot-member table:name="297288" table:display="true" table:show-details="true"/>
                <table:data-pilot-member table:name="339850" table:display="true" table:show-details="true"/>
                <table:data-pilot-member table:name="352313" table:display="true" table:show-details="true"/>
                <table:data-pilot-member table:name="381630" table:display="true" table:show-details="true"/>
                <table:data-pilot-member table:name="403883" table:display="true" table:show-details="true"/>
                <table:data-pilot-member table:name="464254" table:display="true" table:show-details="true"/>
                <table:data-pilot-member table:name="538633" table:display="true" table:show-details="true"/>
                <table:data-pilot-member table:name="638586" table:display="true" table:show-details="true"/>
                <table:data-pilot-member table:name="690422" table:display="true" table:show-details="true"/>
                <table:data-pilot-member table:name="767348" table:display="true" table:show-details="true"/>
                <table:data-pilot-member table:name="17646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2019" table:orientation="data" table:used-hierarchy="0" table:function="sum">
            <table:data-pilot-level table:show-empty="false" calcext:repeat-item-labels="false">
              <table:data-pilot-members>
                <table:data-pilot-member table:name="20092" table:display="true" table:show-details="true"/>
                <table:data-pilot-member table:name="21879" table:display="true" table:show-details="true"/>
                <table:data-pilot-member table:name="22873" table:display="true" table:show-details="true"/>
                <table:data-pilot-member table:name="26562" table:display="true" table:show-details="true"/>
                <table:data-pilot-member table:name="26908" table:display="true" table:show-details="true"/>
                <table:data-pilot-member table:name="30890" table:display="true" table:show-details="true"/>
                <table:data-pilot-member table:name="31023" table:display="true" table:show-details="true"/>
                <table:data-pilot-member table:name="33068" table:display="true" table:show-details="true"/>
                <table:data-pilot-member table:name="33551" table:display="true" table:show-details="true"/>
                <table:data-pilot-member table:name="33851" table:display="true" table:show-details="true"/>
                <table:data-pilot-member table:name="34214" table:display="true" table:show-details="true"/>
                <table:data-pilot-member table:name="34413" table:display="true" table:show-details="true"/>
                <table:data-pilot-member table:name="34433" table:display="true" table:show-details="true"/>
                <table:data-pilot-member table:name="34954" table:display="true" table:show-details="true"/>
                <table:data-pilot-member table:name="35182" table:display="true" table:show-details="true"/>
                <table:data-pilot-member table:name="35297" table:display="true" table:show-details="true"/>
                <table:data-pilot-member table:name="35746" table:display="true" table:show-details="true"/>
                <table:data-pilot-member table:name="35792" table:display="true" table:show-details="true"/>
                <table:data-pilot-member table:name="36046" table:display="true" table:show-details="true"/>
                <table:data-pilot-member table:name="36328" table:display="true" table:show-details="true"/>
                <table:data-pilot-member table:name="36982" table:display="true" table:show-details="true"/>
                <table:data-pilot-member table:name="37093" table:display="true" table:show-details="true"/>
                <table:data-pilot-member table:name="37104" table:display="true" table:show-details="true"/>
                <table:data-pilot-member table:name="38195" table:display="true" table:show-details="true"/>
                <table:data-pilot-member table:name="38396" table:display="true" table:show-details="true"/>
                <table:data-pilot-member table:name="38668" table:display="true" table:show-details="true"/>
                <table:data-pilot-member table:name="38944" table:display="true" table:show-details="true"/>
                <table:data-pilot-member table:name="39065" table:display="true" table:show-details="true"/>
                <table:data-pilot-member table:name="39271" table:display="true" table:show-details="true"/>
                <table:data-pilot-member table:name="39639" table:display="true" table:show-details="true"/>
                <table:data-pilot-member table:name="39864" table:display="true" table:show-details="true"/>
                <table:data-pilot-member table:name="40271" table:display="true" table:show-details="true"/>
                <table:data-pilot-member table:name="40712" table:display="true" table:show-details="true"/>
                <table:data-pilot-member table:name="40714" table:display="true" table:show-details="true"/>
                <table:data-pilot-member table:name="40910" table:display="true" table:show-details="true"/>
                <table:data-pilot-member table:name="41147" table:display="true" table:show-details="true"/>
                <table:data-pilot-member table:name="41205" table:display="true" table:show-details="true"/>
                <table:data-pilot-member table:name="41391" table:display="true" table:show-details="true"/>
                <table:data-pilot-member table:name="41512" table:display="true" table:show-details="true"/>
                <table:data-pilot-member table:name="41569" table:display="true" table:show-details="true"/>
                <table:data-pilot-member table:name="41922" table:display="true" table:show-details="true"/>
                <table:data-pilot-member table:name="42213" table:display="true" table:show-details="true"/>
                <table:data-pilot-member table:name="42688" table:display="true" table:show-details="true"/>
                <table:data-pilot-member table:name="43143" table:display="true" table:show-details="true"/>
                <table:data-pilot-member table:name="43523" table:display="true" table:show-details="true"/>
                <table:data-pilot-member table:name="43621" table:display="true" table:show-details="true"/>
                <table:data-pilot-member table:name="43773" table:display="true" table:show-details="true"/>
                <table:data-pilot-member table:name="43816" table:display="true" table:show-details="true"/>
                <table:data-pilot-member table:name="43826" table:display="true" table:show-details="true"/>
                <table:data-pilot-member table:name="43869" table:display="true" table:show-details="true"/>
                <table:data-pilot-member table:name="43997" table:display="true" table:show-details="true"/>
                <table:data-pilot-member table:name="44689" table:display="true" table:show-details="true"/>
                <table:data-pilot-member table:name="45140" table:display="true" table:show-details="true"/>
                <table:data-pilot-member table:name="45203" table:display="true" table:show-details="true"/>
                <table:data-pilot-member table:name="45247" table:display="true" table:show-details="true"/>
                <table:data-pilot-member table:name="45336" table:display="true" table:show-details="true"/>
                <table:data-pilot-member table:name="45821" table:display="true" table:show-details="true"/>
                <table:data-pilot-member table:name="45883" table:display="true" table:show-details="true"/>
                <table:data-pilot-member table:name="46057" table:display="true" table:show-details="true"/>
                <table:data-pilot-member table:name="46059" table:display="true" table:show-details="true"/>
                <table:data-pilot-member table:name="46511" table:display="true" table:show-details="true"/>
                <table:data-pilot-member table:name="47047" table:display="true" table:show-details="true"/>
                <table:data-pilot-member table:name="47056" table:display="true" table:show-details="true"/>
                <table:data-pilot-member table:name="47101" table:display="true" table:show-details="true"/>
                <table:data-pilot-member table:name="47227" table:display="true" table:show-details="true"/>
                <table:data-pilot-member table:name="47229" table:display="true" table:show-details="true"/>
                <table:data-pilot-member table:name="47242" table:display="true" table:show-details="true"/>
                <table:data-pilot-member table:name="47518" table:display="true" table:show-details="true"/>
                <table:data-pilot-member table:name="47846" table:display="true" table:show-details="true"/>
                <table:data-pilot-member table:name="48178" table:display="true" table:show-details="true"/>
                <table:data-pilot-member table:name="48374" table:display="true" table:show-details="true"/>
                <table:data-pilot-member table:name="48602" table:display="true" table:show-details="true"/>
                <table:data-pilot-member table:name="48808" table:display="true" table:show-details="true"/>
                <table:data-pilot-member table:name="49137" table:display="true" table:show-details="true"/>
                <table:data-pilot-member table:name="49366" table:display="true" table:show-details="true"/>
                <table:data-pilot-member table:name="50012" table:display="true" table:show-details="true"/>
                <table:data-pilot-member table:name="50080" table:display="true" table:show-details="true"/>
                <table:data-pilot-member table:name="50103" table:display="true" table:show-details="true"/>
                <table:data-pilot-member table:name="50143" table:display="true" table:show-details="true"/>
                <table:data-pilot-member table:name="50545" table:display="true" table:show-details="true"/>
                <table:data-pilot-member table:name="51000" table:display="true" table:show-details="true"/>
                <table:data-pilot-member table:name="51597" table:display="true" table:show-details="true"/>
                <table:data-pilot-member table:name="51809" table:display="true" table:show-details="true"/>
                <table:data-pilot-member table:name="51972" table:display="true" table:show-details="true"/>
                <table:data-pilot-member table:name="52193" table:display="true" table:show-details="true"/>
                <table:data-pilot-member table:name="52196" table:display="true" table:show-details="true"/>
                <table:data-pilot-member table:name="52262" table:display="true" table:show-details="true"/>
                <table:data-pilot-member table:name="52577" table:display="true" table:show-details="true"/>
                <table:data-pilot-member table:name="52824" table:display="true" table:show-details="true"/>
                <table:data-pilot-member table:name="53236" table:display="true" table:show-details="true"/>
                <table:data-pilot-member table:name="53462" table:display="true" table:show-details="true"/>
                <table:data-pilot-member table:name="54217" table:display="true" table:show-details="true"/>
                <table:data-pilot-member table:name="54269" table:display="true" table:show-details="true"/>
                <table:data-pilot-member table:name="54699" table:display="true" table:show-details="true"/>
                <table:data-pilot-member table:name="54863" table:display="true" table:show-details="true"/>
                <table:data-pilot-member table:name="55245" table:display="true" table:show-details="true"/>
                <table:data-pilot-member table:name="55274" table:display="true" table:show-details="true"/>
                <table:data-pilot-member table:name="55299" table:display="true" table:show-details="true"/>
                <table:data-pilot-member table:name="55326" table:display="true" table:show-details="true"/>
                <table:data-pilot-member table:name="55403" table:display="true" table:show-details="true"/>
                <table:data-pilot-member table:name="55524" table:display="true" table:show-details="true"/>
                <table:data-pilot-member table:name="55652" table:display="true" table:show-details="true"/>
                <table:data-pilot-member table:name="55840" table:display="true" table:show-details="true"/>
                <table:data-pilot-member table:name="56004" table:display="true" table:show-details="true"/>
                <table:data-pilot-member table:name="56166" table:display="true" table:show-details="true"/>
                <table:data-pilot-member table:name="56370" table:display="true" table:show-details="true"/>
                <table:data-pilot-member table:name="56409" table:display="true" table:show-details="true"/>
                <table:data-pilot-member table:name="56485" table:display="true" table:show-details="true"/>
                <table:data-pilot-member table:name="56486" table:display="true" table:show-details="true"/>
                <table:data-pilot-member table:name="56570" table:display="true" table:show-details="true"/>
                <table:data-pilot-member table:name="56754" table:display="true" table:show-details="true"/>
                <table:data-pilot-member table:name="57248" table:display="true" table:show-details="true"/>
                <table:data-pilot-member table:name="57326" table:display="true" table:show-details="true"/>
                <table:data-pilot-member table:name="57352" table:display="true" table:show-details="true"/>
                <table:data-pilot-member table:name="57397" table:display="true" table:show-details="true"/>
                <table:data-pilot-member table:name="57457" table:display="true" table:show-details="true"/>
                <table:data-pilot-member table:name="57549" table:display="true" table:show-details="true"/>
                <table:data-pilot-member table:name="57916" table:display="true" table:show-details="true"/>
                <table:data-pilot-member table:name="58024" table:display="true" table:show-details="true"/>
                <table:data-pilot-member table:name="58367" table:display="true" table:show-details="true"/>
                <table:data-pilot-member table:name="58456" table:display="true" table:show-details="true"/>
                <table:data-pilot-member table:name="59278" table:display="true" table:show-details="true"/>
                <table:data-pilot-member table:name="59350" table:display="true" table:show-details="true"/>
                <table:data-pilot-member table:name="59371" table:display="true" table:show-details="true"/>
                <table:data-pilot-member table:name="59726" table:display="true" table:show-details="true"/>
                <table:data-pilot-member table:name="59760" table:display="true" table:show-details="true"/>
                <table:data-pilot-member table:name="59858" table:display="true" table:show-details="true"/>
                <table:data-pilot-member table:name="60405" table:display="true" table:show-details="true"/>
                <table:data-pilot-member table:name="60472" table:display="true" table:show-details="true"/>
                <table:data-pilot-member table:name="60617" table:display="true" table:show-details="true"/>
                <table:data-pilot-member table:name="61251" table:display="true" table:show-details="true"/>
                <table:data-pilot-member table:name="61325" table:display="true" table:show-details="true"/>
                <table:data-pilot-member table:name="61558" table:display="true" table:show-details="true"/>
                <table:data-pilot-member table:name="62456" table:display="true" table:show-details="true"/>
                <table:data-pilot-member table:name="62476" table:display="true" table:show-details="true"/>
                <table:data-pilot-member table:name="62670" table:display="true" table:show-details="true"/>
                <table:data-pilot-member table:name="62924" table:display="true" table:show-details="true"/>
                <table:data-pilot-member table:name="62982" table:display="true" table:show-details="true"/>
                <table:data-pilot-member table:name="63000" table:display="true" table:show-details="true"/>
                <table:data-pilot-member table:name="63147" table:display="true" table:show-details="true"/>
                <table:data-pilot-member table:name="63698" table:display="true" table:show-details="true"/>
                <table:data-pilot-member table:name="63748" table:display="true" table:show-details="true"/>
                <table:data-pilot-member table:name="63813" table:display="true" table:show-details="true"/>
                <table:data-pilot-member table:name="63855" table:display="true" table:show-details="true"/>
                <table:data-pilot-member table:name="63925" table:display="true" table:show-details="true"/>
                <table:data-pilot-member table:name="63942" table:display="true" table:show-details="true"/>
                <table:data-pilot-member table:name="63952" table:display="true" table:show-details="true"/>
                <table:data-pilot-member table:name="64602" table:display="true" table:show-details="true"/>
                <table:data-pilot-member table:name="65428" table:display="true" table:show-details="true"/>
                <table:data-pilot-member table:name="65442" table:display="true" table:show-details="true"/>
                <table:data-pilot-member table:name="65713" table:display="true" table:show-details="true"/>
                <table:data-pilot-member table:name="65837" table:display="true" table:show-details="true"/>
                <table:data-pilot-member table:name="66062" table:display="true" table:show-details="true"/>
                <table:data-pilot-member table:name="66174" table:display="true" table:show-details="true"/>
                <table:data-pilot-member table:name="66264" table:display="true" table:show-details="true"/>
                <table:data-pilot-member table:name="66280" table:display="true" table:show-details="true"/>
                <table:data-pilot-member table:name="66355" table:display="true" table:show-details="true"/>
                <table:data-pilot-member table:name="66766" table:display="true" table:show-details="true"/>
                <table:data-pilot-member table:name="66843" table:display="true" table:show-details="true"/>
                <table:data-pilot-member table:name="67154" table:display="true" table:show-details="true"/>
                <table:data-pilot-member table:name="67466" table:display="true" table:show-details="true"/>
                <table:data-pilot-member table:name="68146" table:display="true" table:show-details="true"/>
                <table:data-pilot-member table:name="69562" table:display="true" table:show-details="true"/>
                <table:data-pilot-member table:name="69606" table:display="true" table:show-details="true"/>
                <table:data-pilot-member table:name="69827" table:display="true" table:show-details="true"/>
                <table:data-pilot-member table:name="69885" table:display="true" table:show-details="true"/>
                <table:data-pilot-member table:name="70274" table:display="true" table:show-details="true"/>
                <table:data-pilot-member table:name="70413" table:display="true" table:show-details="true"/>
                <table:data-pilot-member table:name="71119" table:display="true" table:show-details="true"/>
                <table:data-pilot-member table:name="71549" table:display="true" table:show-details="true"/>
                <table:data-pilot-member table:name="71686" table:display="true" table:show-details="true"/>
                <table:data-pilot-member table:name="71705" table:display="true" table:show-details="true"/>
                <table:data-pilot-member table:name="72039" table:display="true" table:show-details="true"/>
                <table:data-pilot-member table:name="72058" table:display="true" table:show-details="true"/>
                <table:data-pilot-member table:name="72167" table:display="true" table:show-details="true"/>
                <table:data-pilot-member table:name="72528" table:display="true" table:show-details="true"/>
                <table:data-pilot-member table:name="72782" table:display="true" table:show-details="true"/>
                <table:data-pilot-member table:name="73102" table:display="true" table:show-details="true"/>
                <table:data-pilot-member table:name="73670" table:display="true" table:show-details="true"/>
                <table:data-pilot-member table:name="74065" table:display="true" table:show-details="true"/>
                <table:data-pilot-member table:name="74151" table:display="true" table:show-details="true"/>
                <table:data-pilot-member table:name="74374" table:display="true" table:show-details="true"/>
                <table:data-pilot-member table:name="74398" table:display="true" table:show-details="true"/>
                <table:data-pilot-member table:name="74586" table:display="true" table:show-details="true"/>
                <table:data-pilot-member table:name="74665" table:display="true" table:show-details="true"/>
                <table:data-pilot-member table:name="74817" table:display="true" table:show-details="true"/>
                <table:data-pilot-member table:name="75363" table:display="true" table:show-details="true"/>
                <table:data-pilot-member table:name="75750" table:display="true" table:show-details="true"/>
                <table:data-pilot-member table:name="75848" table:display="true" table:show-details="true"/>
                <table:data-pilot-member table:name="76011" table:display="true" table:show-details="true"/>
                <table:data-pilot-member table:name="76593" table:display="true" table:show-details="true"/>
                <table:data-pilot-member table:name="76595" table:display="true" table:show-details="true"/>
                <table:data-pilot-member table:name="76623" table:display="true" table:show-details="true"/>
                <table:data-pilot-member table:name="76699" table:display="true" table:show-details="true"/>
                <table:data-pilot-member table:name="77488" table:display="true" table:show-details="true"/>
                <table:data-pilot-member table:name="77667" table:display="true" table:show-details="true"/>
                <table:data-pilot-member table:name="77773" table:display="true" table:show-details="true"/>
                <table:data-pilot-member table:name="77872" table:display="true" table:show-details="true"/>
                <table:data-pilot-member table:name="77965" table:display="true" table:show-details="true"/>
                <table:data-pilot-member table:name="78104" table:display="true" table:show-details="true"/>
                <table:data-pilot-member table:name="78228" table:display="true" table:show-details="true"/>
                <table:data-pilot-member table:name="78458" table:display="true" table:show-details="true"/>
                <table:data-pilot-member table:name="78616" table:display="true" table:show-details="true"/>
                <table:data-pilot-member table:name="78898" table:display="true" table:show-details="true"/>
                <table:data-pilot-member table:name="79230" table:display="true" table:show-details="true"/>
                <table:data-pilot-member table:name="79291" table:display="true" table:show-details="true"/>
                <table:data-pilot-member table:name="79299" table:display="true" table:show-details="true"/>
                <table:data-pilot-member table:name="79476" table:display="true" table:show-details="true"/>
                <table:data-pilot-member table:name="79480" table:display="true" table:show-details="true"/>
                <table:data-pilot-member table:name="79547" table:display="true" table:show-details="true"/>
                <table:data-pilot-member table:name="79583" table:display="true" table:show-details="true"/>
                <table:data-pilot-member table:name="80648" table:display="true" table:show-details="true"/>
                <table:data-pilot-member table:name="80834" table:display="true" table:show-details="true"/>
                <table:data-pilot-member table:name="81352" table:display="true" table:show-details="true"/>
                <table:data-pilot-member table:name="82530" table:display="true" table:show-details="true"/>
                <table:data-pilot-member table:name="82540" table:display="true" table:show-details="true"/>
                <table:data-pilot-member table:name="83030" table:display="true" table:show-details="true"/>
                <table:data-pilot-member table:name="83291" table:display="true" table:show-details="true"/>
                <table:data-pilot-member table:name="83715" table:display="true" table:show-details="true"/>
                <table:data-pilot-member table:name="83896" table:display="true" table:show-details="true"/>
                <table:data-pilot-member table:name="84101" table:display="true" table:show-details="true"/>
                <table:data-pilot-member table:name="84255" table:display="true" table:show-details="true"/>
                <table:data-pilot-member table:name="84886" table:display="true" table:show-details="true"/>
                <table:data-pilot-member table:name="84924" table:display="true" table:show-details="true"/>
                <table:data-pilot-member table:name="85105" table:display="true" table:show-details="true"/>
                <table:data-pilot-member table:name="85726" table:display="true" table:show-details="true"/>
                <table:data-pilot-member table:name="86076" table:display="true" table:show-details="true"/>
                <table:data-pilot-member table:name="86352" table:display="true" table:show-details="true"/>
                <table:data-pilot-member table:name="86590" table:display="true" table:show-details="true"/>
                <table:data-pilot-member table:name="86634" table:display="true" table:show-details="true"/>
                <table:data-pilot-member table:name="87216" table:display="true" table:show-details="true"/>
                <table:data-pilot-member table:name="87409" table:display="true" table:show-details="true"/>
                <table:data-pilot-member table:name="87420" table:display="true" table:show-details="true"/>
                <table:data-pilot-member table:name="88735" table:display="true" table:show-details="true"/>
                <table:data-pilot-member table:name="88789" table:display="true" table:show-details="true"/>
                <table:data-pilot-member table:name="89128" table:display="true" table:show-details="true"/>
                <table:data-pilot-member table:name="89541" table:display="true" table:show-details="true"/>
                <table:data-pilot-member table:name="89670" table:display="true" table:show-details="true"/>
                <table:data-pilot-member table:name="90003" table:display="true" table:show-details="true"/>
                <table:data-pilot-member table:name="90200" table:display="true" table:show-details="true"/>
                <table:data-pilot-member table:name="90275" table:display="true" table:show-details="true"/>
                <table:data-pilot-member table:name="90377" table:display="true" table:show-details="true"/>
                <table:data-pilot-member table:name="91007" table:display="true" table:show-details="true"/>
                <table:data-pilot-member table:name="91185" table:display="true" table:show-details="true"/>
                <table:data-pilot-member table:name="91315" table:display="true" table:show-details="true"/>
                <table:data-pilot-member table:name="91359" table:display="true" table:show-details="true"/>
                <table:data-pilot-member table:name="91563" table:display="true" table:show-details="true"/>
                <table:data-pilot-member table:name="93020" table:display="true" table:show-details="true"/>
                <table:data-pilot-member table:name="93206" table:display="true" table:show-details="true"/>
                <table:data-pilot-member table:name="94091" table:display="true" table:show-details="true"/>
                <table:data-pilot-member table:name="94487" table:display="true" table:show-details="true"/>
                <table:data-pilot-member table:name="94758" table:display="true" table:show-details="true"/>
                <table:data-pilot-member table:name="95045" table:display="true" table:show-details="true"/>
                <table:data-pilot-member table:name="96043" table:display="true" table:show-details="true"/>
                <table:data-pilot-member table:name="96876" table:display="true" table:show-details="true"/>
                <table:data-pilot-member table:name="97295" table:display="true" table:show-details="true"/>
                <table:data-pilot-member table:name="97551" table:display="true" table:show-details="true"/>
                <table:data-pilot-member table:name="98373" table:display="true" table:show-details="true"/>
                <table:data-pilot-member table:name="98451" table:display="true" table:show-details="true"/>
                <table:data-pilot-member table:name="98816" table:display="true" table:show-details="true"/>
                <table:data-pilot-member table:name="99281" table:display="true" table:show-details="true"/>
                <table:data-pilot-member table:name="99752" table:display="true" table:show-details="true"/>
                <table:data-pilot-member table:name="100975" table:display="true" table:show-details="true"/>
                <table:data-pilot-member table:name="101435" table:display="true" table:show-details="true"/>
                <table:data-pilot-member table:name="101437" table:display="true" table:show-details="true"/>
                <table:data-pilot-member table:name="104780" table:display="true" table:show-details="true"/>
                <table:data-pilot-member table:name="106254" table:display="true" table:show-details="true"/>
                <table:data-pilot-member table:name="106514" table:display="true" table:show-details="true"/>
                <table:data-pilot-member table:name="106619" table:display="true" table:show-details="true"/>
                <table:data-pilot-member table:name="106935" table:display="true" table:show-details="true"/>
                <table:data-pilot-member table:name="107062" table:display="true" table:show-details="true"/>
                <table:data-pilot-member table:name="107321" table:display="true" table:show-details="true"/>
                <table:data-pilot-member table:name="107449" table:display="true" table:show-details="true"/>
                <table:data-pilot-member table:name="108434" table:display="true" table:show-details="true"/>
                <table:data-pilot-member table:name="108513" table:display="true" table:show-details="true"/>
                <table:data-pilot-member table:name="108993" table:display="true" table:show-details="true"/>
                <table:data-pilot-member table:name="109062" table:display="true" table:show-details="true"/>
                <table:data-pilot-member table:name="109104" table:display="true" table:show-details="true"/>
                <table:data-pilot-member table:name="110127" table:display="true" table:show-details="true"/>
                <table:data-pilot-member table:name="110802" table:display="true" table:show-details="true"/>
                <table:data-pilot-member table:name="111088" table:display="true" table:show-details="true"/>
                <table:data-pilot-member table:name="111202" table:display="true" table:show-details="true"/>
                <table:data-pilot-member table:name="111391" table:display="true" table:show-details="true"/>
                <table:data-pilot-member table:name="112035" table:display="true" table:show-details="true"/>
                <table:data-pilot-member table:name="112414" table:display="true" table:show-details="true"/>
                <table:data-pilot-member table:name="112594" table:display="true" table:show-details="true"/>
                <table:data-pilot-member table:name="112997" table:display="true" table:show-details="true"/>
                <table:data-pilot-member table:name="113315" table:display="true" table:show-details="true"/>
                <table:data-pilot-member table:name="113762" table:display="true" table:show-details="true"/>
                <table:data-pilot-member table:name="113962" table:display="true" table:show-details="true"/>
                <table:data-pilot-member table:name="115558" table:display="true" table:show-details="true"/>
                <table:data-pilot-member table:name="115876" table:display="true" table:show-details="true"/>
                <table:data-pilot-member table:name="116199" table:display="true" table:show-details="true"/>
                <table:data-pilot-member table:name="116775" table:display="true" table:show-details="true"/>
                <table:data-pilot-member table:name="117007" table:display="true" table:show-details="true"/>
                <table:data-pilot-member table:name="117259" table:display="true" table:show-details="true"/>
                <table:data-pilot-member table:name="117325" table:display="true" table:show-details="true"/>
                <table:data-pilot-member table:name="118240" table:display="true" table:show-details="true"/>
                <table:data-pilot-member table:name="118434" table:display="true" table:show-details="true"/>
                <table:data-pilot-member table:name="119289" table:display="true" table:show-details="true"/>
                <table:data-pilot-member table:name="120000" table:display="true" table:show-details="true"/>
                <table:data-pilot-member table:name="120112" table:display="true" table:show-details="true"/>
                <table:data-pilot-member table:name="120142" table:display="true" table:show-details="true"/>
                <table:data-pilot-member table:name="120259" table:display="true" table:show-details="true"/>
                <table:data-pilot-member table:name="120714" table:display="true" table:show-details="true"/>
                <table:data-pilot-member table:name="123520" table:display="true" table:show-details="true"/>
                <table:data-pilot-member table:name="123921" table:display="true" table:show-details="true"/>
                <table:data-pilot-member table:name="124036" table:display="true" table:show-details="true"/>
                <table:data-pilot-member table:name="125385" table:display="true" table:show-details="true"/>
                <table:data-pilot-member table:name="126018" table:display="true" table:show-details="true"/>
                <table:data-pilot-member table:name="127028" table:display="true" table:show-details="true"/>
                <table:data-pilot-member table:name="127078" table:display="true" table:show-details="true"/>
                <table:data-pilot-member table:name="127831" table:display="true" table:show-details="true"/>
                <table:data-pilot-member table:name="128004" table:display="true" table:show-details="true"/>
                <table:data-pilot-member table:name="128137" table:display="true" table:show-details="true"/>
                <table:data-pilot-member table:name="129966" table:display="true" table:show-details="true"/>
                <table:data-pilot-member table:name="131523" table:display="true" table:show-details="true"/>
                <table:data-pilot-member table:name="134919" table:display="true" table:show-details="true"/>
                <table:data-pilot-member table:name="135471" table:display="true" table:show-details="true"/>
                <table:data-pilot-member table:name="136619" table:display="true" table:show-details="true"/>
                <table:data-pilot-member table:name="136621" table:display="true" table:show-details="true"/>
                <table:data-pilot-member table:name="136673" table:display="true" table:show-details="true"/>
                <table:data-pilot-member table:name="136946" table:display="true" table:show-details="true"/>
                <table:data-pilot-member table:name="138000" table:display="true" table:show-details="true"/>
                <table:data-pilot-member table:name="138696" table:display="true" table:show-details="true"/>
                <table:data-pilot-member table:name="139833" table:display="true" table:show-details="true"/>
                <table:data-pilot-member table:name="140297" table:display="true" table:show-details="true"/>
                <table:data-pilot-member table:name="145317" table:display="true" table:show-details="true"/>
                <table:data-pilot-member table:name="146060" table:display="true" table:show-details="true"/>
                <table:data-pilot-member table:name="148145" table:display="true" table:show-details="true"/>
                <table:data-pilot-member table:name="148762" table:display="true" table:show-details="true"/>
                <table:data-pilot-member table:name="152117" table:display="true" table:show-details="true"/>
                <table:data-pilot-member table:name="153226" table:display="true" table:show-details="true"/>
                <table:data-pilot-member table:name="153737" table:display="true" table:show-details="true"/>
                <table:data-pilot-member table:name="153824" table:display="true" table:show-details="true"/>
                <table:data-pilot-member table:name="154387" table:display="true" table:show-details="true"/>
                <table:data-pilot-member table:name="157615" table:display="true" table:show-details="true"/>
                <table:data-pilot-member table:name="157616" table:display="true" table:show-details="true"/>
                <table:data-pilot-member table:name="159337" table:display="true" table:show-details="true"/>
                <table:data-pilot-member table:name="160130" table:display="true" table:show-details="true"/>
                <table:data-pilot-member table:name="160647" table:display="true" table:show-details="true"/>
                <table:data-pilot-member table:name="161519" table:display="true" table:show-details="true"/>
                <table:data-pilot-member table:name="164240" table:display="true" table:show-details="true"/>
                <table:data-pilot-member table:name="165000" table:display="true" table:show-details="true"/>
                <table:data-pilot-member table:name="165916" table:display="true" table:show-details="true"/>
                <table:data-pilot-member table:name="166795" table:display="true" table:show-details="true"/>
                <table:data-pilot-member table:name="168167" table:display="true" table:show-details="true"/>
                <table:data-pilot-member table:name="171259" table:display="true" table:show-details="true"/>
                <table:data-pilot-member table:name="172362" table:display="true" table:show-details="true"/>
                <table:data-pilot-member table:name="173374" table:display="true" table:show-details="true"/>
                <table:data-pilot-member table:name="178139" table:display="true" table:show-details="true"/>
                <table:data-pilot-member table:name="179806" table:display="true" table:show-details="true"/>
                <table:data-pilot-member table:name="184951" table:display="true" table:show-details="true"/>
                <table:data-pilot-member table:name="191508" table:display="true" table:show-details="true"/>
                <table:data-pilot-member table:name="193883" table:display="true" table:show-details="true"/>
                <table:data-pilot-member table:name="195774" table:display="true" table:show-details="true"/>
                <table:data-pilot-member table:name="201570" table:display="true" table:show-details="true"/>
                <table:data-pilot-member table:name="202036" table:display="true" table:show-details="true"/>
                <table:data-pilot-member table:name="202074" table:display="true" table:show-details="true"/>
                <table:data-pilot-member table:name="210694" table:display="true" table:show-details="true"/>
                <table:data-pilot-member table:name="213029" table:display="true" table:show-details="true"/>
                <table:data-pilot-member table:name="215908" table:display="true" table:show-details="true"/>
                <table:data-pilot-member table:name="216176" table:display="true" table:show-details="true"/>
                <table:data-pilot-member table:name="222292" table:display="true" table:show-details="true"/>
                <table:data-pilot-member table:name="245357" table:display="true" table:show-details="true"/>
                <table:data-pilot-member table:name="246309" table:display="true" table:show-details="true"/>
                <table:data-pilot-member table:name="277145" table:display="true" table:show-details="true"/>
                <table:data-pilot-member table:name="294510" table:display="true" table:show-details="true"/>
                <table:data-pilot-member table:name="297459" table:display="true" table:show-details="true"/>
                <table:data-pilot-member table:name="339682" table:display="true" table:show-details="true"/>
                <table:data-pilot-member table:name="350178" table:display="true" table:show-details="true"/>
                <table:data-pilot-member table:name="390308" table:display="true" table:show-details="true"/>
                <table:data-pilot-member table:name="402465" table:display="true" table:show-details="true"/>
                <table:data-pilot-member table:name="466631" table:display="true" table:show-details="true"/>
                <table:data-pilot-member table:name="536438" table:display="true" table:show-details="true"/>
                <table:data-pilot-member table:name="640648" table:display="true" table:show-details="true"/>
                <table:data-pilot-member table:name="685285" table:display="true" table:show-details="true"/>
                <table:data-pilot-member table:name="771069" table:display="true" table:show-details="true"/>
                <table:data-pilot-member table:name="177797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2020" table:orientation="data" table:used-hierarchy="0" table:function="sum">
            <table:data-pilot-level table:show-empty="false" calcext:repeat-item-labels="false">
              <table:data-pilot-members>
                <table:data-pilot-member table:name="19914" table:display="true" table:show-details="true"/>
                <table:data-pilot-member table:name="21664" table:display="true" table:show-details="true"/>
                <table:data-pilot-member table:name="22638" table:display="true" table:show-details="true"/>
                <table:data-pilot-member table:name="26441" table:display="true" table:show-details="true"/>
                <table:data-pilot-member table:name="26689" table:display="true" table:show-details="true"/>
                <table:data-pilot-member table:name="30774" table:display="true" table:show-details="true"/>
                <table:data-pilot-member table:name="30833" table:display="true" table:show-details="true"/>
                <table:data-pilot-member table:name="32857" table:display="true" table:show-details="true"/>
                <table:data-pilot-member table:name="33410" table:display="true" table:show-details="true"/>
                <table:data-pilot-member table:name="33619" table:display="true" table:show-details="true"/>
                <table:data-pilot-member table:name="33874" table:display="true" table:show-details="true"/>
                <table:data-pilot-member table:name="34148" table:display="true" table:show-details="true"/>
                <table:data-pilot-member table:name="34194" table:display="true" table:show-details="true"/>
                <table:data-pilot-member table:name="34711" table:display="true" table:show-details="true"/>
                <table:data-pilot-member table:name="34870" table:display="true" table:show-details="true"/>
                <table:data-pilot-member table:name="35193" table:display="true" table:show-details="true"/>
                <table:data-pilot-member table:name="35580" table:display="true" table:show-details="true"/>
                <table:data-pilot-member table:name="35674" table:display="true" table:show-details="true"/>
                <table:data-pilot-member table:name="35719" table:display="true" table:show-details="true"/>
                <table:data-pilot-member table:name="36166" table:display="true" table:show-details="true"/>
                <table:data-pilot-member table:name="36696" table:display="true" table:show-details="true"/>
                <table:data-pilot-member table:name="36751" table:display="true" table:show-details="true"/>
                <table:data-pilot-member table:name="36999" table:display="true" table:show-details="true"/>
                <table:data-pilot-member table:name="38057" table:display="true" table:show-details="true"/>
                <table:data-pilot-member table:name="38174" table:display="true" table:show-details="true"/>
                <table:data-pilot-member table:name="38353" table:display="true" table:show-details="true"/>
                <table:data-pilot-member table:name="38515" table:display="true" table:show-details="true"/>
                <table:data-pilot-member table:name="38831" table:display="true" table:show-details="true"/>
                <table:data-pilot-member table:name="38926" table:display="true" table:show-details="true"/>
                <table:data-pilot-member table:name="39336" table:display="true" table:show-details="true"/>
                <table:data-pilot-member table:name="39672" table:display="true" table:show-details="true"/>
                <table:data-pilot-member table:name="40238" table:display="true" table:show-details="true"/>
                <table:data-pilot-member table:name="40321" table:display="true" table:show-details="true"/>
                <table:data-pilot-member table:name="40412" table:display="true" table:show-details="true"/>
                <table:data-pilot-member table:name="40888" table:display="true" table:show-details="true"/>
                <table:data-pilot-member table:name="41034" table:display="true" table:show-details="true"/>
                <table:data-pilot-member table:name="41056" table:display="true" table:show-details="true"/>
                <table:data-pilot-member table:name="41108" table:display="true" table:show-details="true"/>
                <table:data-pilot-member table:name="41180" table:display="true" table:show-details="true"/>
                <table:data-pilot-member table:name="41302" table:display="true" table:show-details="true"/>
                <table:data-pilot-member table:name="41455" table:display="true" table:show-details="true"/>
                <table:data-pilot-member table:name="42105" table:display="true" table:show-details="true"/>
                <table:data-pilot-member table:name="42610" table:display="true" table:show-details="true"/>
                <table:data-pilot-member table:name="42634" table:display="true" table:show-details="true"/>
                <table:data-pilot-member table:name="43222" table:display="true" table:show-details="true"/>
                <table:data-pilot-member table:name="43239" table:display="true" table:show-details="true"/>
                <table:data-pilot-member table:name="43486" table:display="true" table:show-details="true"/>
                <table:data-pilot-member table:name="43490" table:display="true" table:show-details="true"/>
                <table:data-pilot-member table:name="43505" table:display="true" table:show-details="true"/>
                <table:data-pilot-member table:name="43570" table:display="true" table:show-details="true"/>
                <table:data-pilot-member table:name="43822" table:display="true" table:show-details="true"/>
                <table:data-pilot-member table:name="44193" table:display="true" table:show-details="true"/>
                <table:data-pilot-member table:name="44892" table:display="true" table:show-details="true"/>
                <table:data-pilot-member table:name="44899" table:display="true" table:show-details="true"/>
                <table:data-pilot-member table:name="45018" table:display="true" table:show-details="true"/>
                <table:data-pilot-member table:name="45059" table:display="true" table:show-details="true"/>
                <table:data-pilot-member table:name="45552" table:display="true" table:show-details="true"/>
                <table:data-pilot-member table:name="45619" table:display="true" table:show-details="true"/>
                <table:data-pilot-member table:name="45709" table:display="true" table:show-details="true"/>
                <table:data-pilot-member table:name="45925" table:display="true" table:show-details="true"/>
                <table:data-pilot-member table:name="46291" table:display="true" table:show-details="true"/>
                <table:data-pilot-member table:name="46724" table:display="true" table:show-details="true"/>
                <table:data-pilot-member table:name="46745" table:display="true" table:show-details="true"/>
                <table:data-pilot-member table:name="46818" table:display="true" table:show-details="true"/>
                <table:data-pilot-member table:name="46929" table:display="true" table:show-details="true"/>
                <table:data-pilot-member table:name="46999" table:display="true" table:show-details="true"/>
                <table:data-pilot-member table:name="47055" table:display="true" table:show-details="true"/>
                <table:data-pilot-member table:name="47210" table:display="true" table:show-details="true"/>
                <table:data-pilot-member table:name="47560" table:display="true" table:show-details="true"/>
                <table:data-pilot-member table:name="48089" table:display="true" table:show-details="true"/>
                <table:data-pilot-member table:name="48243" table:display="true" table:show-details="true"/>
                <table:data-pilot-member table:name="48383" table:display="true" table:show-details="true"/>
                <table:data-pilot-member table:name="48592" table:display="true" table:show-details="true"/>
                <table:data-pilot-member table:name="48818" table:display="true" table:show-details="true"/>
                <table:data-pilot-member table:name="49009" table:display="true" table:show-details="true"/>
                <table:data-pilot-member table:name="49557" table:display="true" table:show-details="true"/>
                <table:data-pilot-member table:name="49747" table:display="true" table:show-details="true"/>
                <table:data-pilot-member table:name="49762" table:display="true" table:show-details="true"/>
                <table:data-pilot-member table:name="49918" table:display="true" table:show-details="true"/>
                <table:data-pilot-member table:name="50116" table:display="true" table:show-details="true"/>
                <table:data-pilot-member table:name="50943" table:display="true" table:show-details="true"/>
                <table:data-pilot-member table:name="51220" table:display="true" table:show-details="true"/>
                <table:data-pilot-member table:name="51824" table:display="true" table:show-details="true"/>
                <table:data-pilot-member table:name="51893" table:display="true" table:show-details="true"/>
                <table:data-pilot-member table:name="51925" table:display="true" table:show-details="true"/>
                <table:data-pilot-member table:name="51954" table:display="true" table:show-details="true"/>
                <table:data-pilot-member table:name="52055" table:display="true" table:show-details="true"/>
                <table:data-pilot-member table:name="52089" table:display="true" table:show-details="true"/>
                <table:data-pilot-member table:name="52511" table:display="true" table:show-details="true"/>
                <table:data-pilot-member table:name="52965" table:display="true" table:show-details="true"/>
                <table:data-pilot-member table:name="53039" table:display="true" table:show-details="true"/>
                <table:data-pilot-member table:name="53804" table:display="true" table:show-details="true"/>
                <table:data-pilot-member table:name="54254" table:display="true" table:show-details="true"/>
                <table:data-pilot-member table:name="54353" table:display="true" table:show-details="true"/>
                <table:data-pilot-member table:name="54829" table:display="true" table:show-details="true"/>
                <table:data-pilot-member table:name="55030" table:display="true" table:show-details="true"/>
                <table:data-pilot-member table:name="55066" table:display="true" table:show-details="true"/>
                <table:data-pilot-member table:name="55079" table:display="true" table:show-details="true"/>
                <table:data-pilot-member table:name="55166" table:display="true" table:show-details="true"/>
                <table:data-pilot-member table:name="55217" table:display="true" table:show-details="true"/>
                <table:data-pilot-member table:name="55237" table:display="true" table:show-details="true"/>
                <table:data-pilot-member table:name="55500" table:display="true" table:show-details="true"/>
                <table:data-pilot-member table:name="55611" table:display="true" table:show-details="true"/>
                <table:data-pilot-member table:name="55790" table:display="true" table:show-details="true"/>
                <table:data-pilot-member table:name="55988" table:display="true" table:show-details="true"/>
                <table:data-pilot-member table:name="56085" table:display="true" table:show-details="true"/>
                <table:data-pilot-member table:name="56134" table:display="true" table:show-details="true"/>
                <table:data-pilot-member table:name="56135" table:display="true" table:show-details="true"/>
                <table:data-pilot-member table:name="56451" table:display="true" table:show-details="true"/>
                <table:data-pilot-member table:name="56565" table:display="true" table:show-details="true"/>
                <table:data-pilot-member table:name="56860" table:display="true" table:show-details="true"/>
                <table:data-pilot-member table:name="57015" table:display="true" table:show-details="true"/>
                <table:data-pilot-member table:name="57170" table:display="true" table:show-details="true"/>
                <table:data-pilot-member table:name="57201" table:display="true" table:show-details="true"/>
                <table:data-pilot-member table:name="57211" table:display="true" table:show-details="true"/>
                <table:data-pilot-member table:name="57231" table:display="true" table:show-details="true"/>
                <table:data-pilot-member table:name="57331" table:display="true" table:show-details="true"/>
                <table:data-pilot-member table:name="57446" table:display="true" table:show-details="true"/>
                <table:data-pilot-member table:name="57565" table:display="true" table:show-details="true"/>
                <table:data-pilot-member table:name="58068" table:display="true" table:show-details="true"/>
                <table:data-pilot-member table:name="58858" table:display="true" table:show-details="true"/>
                <table:data-pilot-member table:name="58879" table:display="true" table:show-details="true"/>
                <table:data-pilot-member table:name="59077" table:display="true" table:show-details="true"/>
                <table:data-pilot-member table:name="59174" table:display="true" table:show-details="true"/>
                <table:data-pilot-member table:name="59208" table:display="true" table:show-details="true"/>
                <table:data-pilot-member table:name="59776" table:display="true" table:show-details="true"/>
                <table:data-pilot-member table:name="59825" table:display="true" table:show-details="true"/>
                <table:data-pilot-member table:name="59997" table:display="true" table:show-details="true"/>
                <table:data-pilot-member table:name="60262" table:display="true" table:show-details="true"/>
                <table:data-pilot-member table:name="60277" table:display="true" table:show-details="true"/>
                <table:data-pilot-member table:name="60689" table:display="true" table:show-details="true"/>
                <table:data-pilot-member table:name="61386" table:display="true" table:show-details="true"/>
                <table:data-pilot-member table:name="61425" table:display="true" table:show-details="true"/>
                <table:data-pilot-member table:name="61932" table:display="true" table:show-details="true"/>
                <table:data-pilot-member table:name="62246" table:display="true" table:show-details="true"/>
                <table:data-pilot-member table:name="62283" table:display="true" table:show-details="true"/>
                <table:data-pilot-member table:name="62472" table:display="true" table:show-details="true"/>
                <table:data-pilot-member table:name="62847" table:display="true" table:show-details="true"/>
                <table:data-pilot-member table:name="62945" table:display="true" table:show-details="true"/>
                <table:data-pilot-member table:name="63014" table:display="true" table:show-details="true"/>
                <table:data-pilot-member table:name="63065" table:display="true" table:show-details="true"/>
                <table:data-pilot-member table:name="63258" table:display="true" table:show-details="true"/>
                <table:data-pilot-member table:name="63437" table:display="true" table:show-details="true"/>
                <table:data-pilot-member table:name="63470" table:display="true" table:show-details="true"/>
                <table:data-pilot-member table:name="63505" table:display="true" table:show-details="true"/>
                <table:data-pilot-member table:name="63591" table:display="true" table:show-details="true"/>
                <table:data-pilot-member table:name="63747" table:display="true" table:show-details="true"/>
                <table:data-pilot-member table:name="64293" table:display="true" table:show-details="true"/>
                <table:data-pilot-member table:name="64802" table:display="true" table:show-details="true"/>
                <table:data-pilot-member table:name="65139" table:display="true" table:show-details="true"/>
                <table:data-pilot-member table:name="65470" table:display="true" table:show-details="true"/>
                <table:data-pilot-member table:name="65567" table:display="true" table:show-details="true"/>
                <table:data-pilot-member table:name="65638" table:display="true" table:show-details="true"/>
                <table:data-pilot-member table:name="65750" table:display="true" table:show-details="true"/>
                <table:data-pilot-member table:name="65822" table:display="true" table:show-details="true"/>
                <table:data-pilot-member table:name="66115" table:display="true" table:show-details="true"/>
                <table:data-pilot-member table:name="66380" table:display="true" table:show-details="true"/>
                <table:data-pilot-member table:name="66480" table:display="true" table:show-details="true"/>
                <table:data-pilot-member table:name="66589" table:display="true" table:show-details="true"/>
                <table:data-pilot-member table:name="66686" table:display="true" table:show-details="true"/>
                <table:data-pilot-member table:name="66841" table:display="true" table:show-details="true"/>
                <table:data-pilot-member table:name="68072" table:display="true" table:show-details="true"/>
                <table:data-pilot-member table:name="69370" table:display="true" table:show-details="true"/>
                <table:data-pilot-member table:name="69376" table:display="true" table:show-details="true"/>
                <table:data-pilot-member table:name="69433" table:display="true" table:show-details="true"/>
                <table:data-pilot-member table:name="69758" table:display="true" table:show-details="true"/>
                <table:data-pilot-member table:name="70190" table:display="true" table:show-details="true"/>
                <table:data-pilot-member table:name="70233" table:display="true" table:show-details="true"/>
                <table:data-pilot-member table:name="70880" table:display="true" table:show-details="true"/>
                <table:data-pilot-member table:name="71563" table:display="true" table:show-details="true"/>
                <table:data-pilot-member table:name="71596" table:display="true" table:show-details="true"/>
                <table:data-pilot-member table:name="71776" table:display="true" table:show-details="true"/>
                <table:data-pilot-member table:name="71836" table:display="true" table:show-details="true"/>
                <table:data-pilot-member table:name="71840" table:display="true" table:show-details="true"/>
                <table:data-pilot-member table:name="72179" table:display="true" table:show-details="true"/>
                <table:data-pilot-member table:name="72328" table:display="true" table:show-details="true"/>
                <table:data-pilot-member table:name="72626" table:display="true" table:show-details="true"/>
                <table:data-pilot-member table:name="72688" table:display="true" table:show-details="true"/>
                <table:data-pilot-member table:name="73090" table:display="true" table:show-details="true"/>
                <table:data-pilot-member table:name="73522" table:display="true" table:show-details="true"/>
                <table:data-pilot-member table:name="73991" table:display="true" table:show-details="true"/>
                <table:data-pilot-member table:name="74061" table:display="true" table:show-details="true"/>
                <table:data-pilot-member table:name="74220" table:display="true" table:show-details="true"/>
                <table:data-pilot-member table:name="74300" table:display="true" table:show-details="true"/>
                <table:data-pilot-member table:name="74515" table:display="true" table:show-details="true"/>
                <table:data-pilot-member table:name="74618" table:display="true" table:show-details="true"/>
                <table:data-pilot-member table:name="75543" table:display="true" table:show-details="true"/>
                <table:data-pilot-member table:name="75559" table:display="true" table:show-details="true"/>
                <table:data-pilot-member table:name="75749" table:display="true" table:show-details="true"/>
                <table:data-pilot-member table:name="75908" table:display="true" table:show-details="true"/>
                <table:data-pilot-member table:name="76106" table:display="true" table:show-details="true"/>
                <table:data-pilot-member table:name="76256" table:display="true" table:show-details="true"/>
                <table:data-pilot-member table:name="76451" table:display="true" table:show-details="true"/>
                <table:data-pilot-member table:name="76752" table:display="true" table:show-details="true"/>
                <table:data-pilot-member table:name="77017" table:display="true" table:show-details="true"/>
                <table:data-pilot-member table:name="77274" table:display="true" table:show-details="true"/>
                <table:data-pilot-member table:name="77630" table:display="true" table:show-details="true"/>
                <table:data-pilot-member table:name="77994" table:display="true" table:show-details="true"/>
                <table:data-pilot-member table:name="78014" table:display="true" table:show-details="true"/>
                <table:data-pilot-member table:name="78099" table:display="true" table:show-details="true"/>
                <table:data-pilot-member table:name="78185" table:display="true" table:show-details="true"/>
                <table:data-pilot-member table:name="78213" table:display="true" table:show-details="true"/>
                <table:data-pilot-member table:name="78362" table:display="true" table:show-details="true"/>
                <table:data-pilot-member table:name="78953" table:display="true" table:show-details="true"/>
                <table:data-pilot-member table:name="79061" table:display="true" table:show-details="true"/>
                <table:data-pilot-member table:name="79097" table:display="true" table:show-details="true"/>
                <table:data-pilot-member table:name="79183" table:display="true" table:show-details="true"/>
                <table:data-pilot-member table:name="79198" table:display="true" table:show-details="true"/>
                <table:data-pilot-member table:name="79378" table:display="true" table:show-details="true"/>
                <table:data-pilot-member table:name="79438" table:display="true" table:show-details="true"/>
                <table:data-pilot-member table:name="79858" table:display="true" table:show-details="true"/>
                <table:data-pilot-member table:name="80652" table:display="true" table:show-details="true"/>
                <table:data-pilot-member table:name="81049" table:display="true" table:show-details="true"/>
                <table:data-pilot-member table:name="81362" table:display="true" table:show-details="true"/>
                <table:data-pilot-member table:name="81882" table:display="true" table:show-details="true"/>
                <table:data-pilot-member table:name="82421" table:display="true" table:show-details="true"/>
                <table:data-pilot-member table:name="82762" table:display="true" table:show-details="true"/>
                <table:data-pilot-member table:name="83026" table:display="true" table:show-details="true"/>
                <table:data-pilot-member table:name="83174" table:display="true" table:show-details="true"/>
                <table:data-pilot-member table:name="83794" table:display="true" table:show-details="true"/>
                <table:data-pilot-member table:name="83894" table:display="true" table:show-details="true"/>
                <table:data-pilot-member table:name="84232" table:display="true" table:show-details="true"/>
                <table:data-pilot-member table:name="84591" table:display="true" table:show-details="true"/>
                <table:data-pilot-member table:name="85045" table:display="true" table:show-details="true"/>
                <table:data-pilot-member table:name="85253" table:display="true" table:show-details="true"/>
                <table:data-pilot-member table:name="85379" table:display="true" table:show-details="true"/>
                <table:data-pilot-member table:name="86037" table:display="true" table:show-details="true"/>
                <table:data-pilot-member table:name="86156" table:display="true" table:show-details="true"/>
                <table:data-pilot-member table:name="86311" table:display="true" table:show-details="true"/>
                <table:data-pilot-member table:name="86684" table:display="true" table:show-details="true"/>
                <table:data-pilot-member table:name="86727" table:display="true" table:show-details="true"/>
                <table:data-pilot-member table:name="86990" table:display="true" table:show-details="true"/>
                <table:data-pilot-member table:name="87054" table:display="true" table:show-details="true"/>
                <table:data-pilot-member table:name="88352" table:display="true" table:show-details="true"/>
                <table:data-pilot-member table:name="88654" table:display="true" table:show-details="true"/>
                <table:data-pilot-member table:name="88743" table:display="true" table:show-details="true"/>
                <table:data-pilot-member table:name="89102" table:display="true" table:show-details="true"/>
                <table:data-pilot-member table:name="89188" table:display="true" table:show-details="true"/>
                <table:data-pilot-member table:name="89423" table:display="true" table:show-details="true"/>
                <table:data-pilot-member table:name="89576" table:display="true" table:show-details="true"/>
                <table:data-pilot-member table:name="89804" table:display="true" table:show-details="true"/>
                <table:data-pilot-member table:name="90103" table:display="true" table:show-details="true"/>
                <table:data-pilot-member table:name="90681" table:display="true" table:show-details="true"/>
                <table:data-pilot-member table:name="91115" table:display="true" table:show-details="true"/>
                <table:data-pilot-member table:name="91353" table:display="true" table:show-details="true"/>
                <table:data-pilot-member table:name="91560" table:display="true" table:show-details="true"/>
                <table:data-pilot-member table:name="91664" table:display="true" table:show-details="true"/>
                <table:data-pilot-member table:name="92879" table:display="true" table:show-details="true"/>
                <table:data-pilot-member table:name="93201" table:display="true" table:show-details="true"/>
                <table:data-pilot-member table:name="93880" table:display="true" table:show-details="true"/>
                <table:data-pilot-member table:name="94368" table:display="true" table:show-details="true"/>
                <table:data-pilot-member table:name="94385" table:display="true" table:show-details="true"/>
                <table:data-pilot-member table:name="95348" table:display="true" table:show-details="true"/>
                <table:data-pilot-member table:name="95963" table:display="true" table:show-details="true"/>
                <table:data-pilot-member table:name="96111" table:display="true" table:show-details="true"/>
                <table:data-pilot-member table:name="96569" table:display="true" table:show-details="true"/>
                <table:data-pilot-member table:name="97645" table:display="true" table:show-details="true"/>
                <table:data-pilot-member table:name="98311" table:display="true" table:show-details="true"/>
                <table:data-pilot-member table:name="98686" table:display="true" table:show-details="true"/>
                <table:data-pilot-member table:name="98952" table:display="true" table:show-details="true"/>
                <table:data-pilot-member table:name="98990" table:display="true" table:show-details="true"/>
                <table:data-pilot-member table:name="99350" table:display="true" table:show-details="true"/>
                <table:data-pilot-member table:name="100246" table:display="true" table:show-details="true"/>
                <table:data-pilot-member table:name="100813" table:display="true" table:show-details="true"/>
                <table:data-pilot-member table:name="100919" table:display="true" table:show-details="true"/>
                <table:data-pilot-member table:name="104151" table:display="true" table:show-details="true"/>
                <table:data-pilot-member table:name="106037" table:display="true" table:show-details="true"/>
                <table:data-pilot-member table:name="106122" table:display="true" table:show-details="true"/>
                <table:data-pilot-member table:name="106150" table:display="true" table:show-details="true"/>
                <table:data-pilot-member table:name="106816" table:display="true" table:show-details="true"/>
                <table:data-pilot-member table:name="106858" table:display="true" table:show-details="true"/>
                <table:data-pilot-member table:name="107048" table:display="true" table:show-details="true"/>
                <table:data-pilot-member table:name="107269" table:display="true" table:show-details="true"/>
                <table:data-pilot-member table:name="107807" table:display="true" table:show-details="true"/>
                <table:data-pilot-member table:name="108211" table:display="true" table:show-details="true"/>
                <table:data-pilot-member table:name="108345" table:display="true" table:show-details="true"/>
                <table:data-pilot-member table:name="108470" table:display="true" table:show-details="true"/>
                <table:data-pilot-member table:name="108886" table:display="true" table:show-details="true"/>
                <table:data-pilot-member table:name="108964" table:display="true" table:show-details="true"/>
                <table:data-pilot-member table:name="108981" table:display="true" table:show-details="true"/>
                <table:data-pilot-member table:name="109883" table:display="true" table:show-details="true"/>
                <table:data-pilot-member table:name="110772" table:display="true" table:show-details="true"/>
                <table:data-pilot-member table:name="110952" table:display="true" table:show-details="true"/>
                <table:data-pilot-member table:name="111217" table:display="true" table:show-details="true"/>
                <table:data-pilot-member table:name="111356" table:display="true" table:show-details="true"/>
                <table:data-pilot-member table:name="111539" table:display="true" table:show-details="true"/>
                <table:data-pilot-member table:name="112283" table:display="true" table:show-details="true"/>
                <table:data-pilot-member table:name="112644" table:display="true" table:show-details="true"/>
                <table:data-pilot-member table:name="112779" table:display="true" table:show-details="true"/>
                <table:data-pilot-member table:name="113173" table:display="true" table:show-details="true"/>
                <table:data-pilot-member table:name="113450" table:display="true" table:show-details="true"/>
                <table:data-pilot-member table:name="115528" table:display="true" table:show-details="true"/>
                <table:data-pilot-member table:name="115728" table:display="true" table:show-details="true"/>
                <table:data-pilot-member table:name="116519" table:display="true" table:show-details="true"/>
                <table:data-pilot-member table:name="117624" table:display="true" table:show-details="true"/>
                <table:data-pilot-member table:name="117674" table:display="true" table:show-details="true"/>
                <table:data-pilot-member table:name="118489" table:display="true" table:show-details="true"/>
                <table:data-pilot-member table:name="118585" table:display="true" table:show-details="true"/>
                <table:data-pilot-member table:name="118613" table:display="true" table:show-details="true"/>
                <table:data-pilot-member table:name="118683" table:display="true" table:show-details="true"/>
                <table:data-pilot-member table:name="119291" table:display="true" table:show-details="true"/>
                <table:data-pilot-member table:name="119317" table:display="true" table:show-details="true"/>
                <table:data-pilot-member table:name="119373" table:display="true" table:show-details="true"/>
                <table:data-pilot-member table:name="119425" table:display="true" table:show-details="true"/>
                <table:data-pilot-member table:name="120186" table:display="true" table:show-details="true"/>
                <table:data-pilot-member table:name="120247" table:display="true" table:show-details="true"/>
                <table:data-pilot-member table:name="123609" table:display="true" table:show-details="true"/>
                <table:data-pilot-member table:name="123726" table:display="true" table:show-details="true"/>
                <table:data-pilot-member table:name="124352" table:display="true" table:show-details="true"/>
                <table:data-pilot-member table:name="124536" table:display="true" table:show-details="true"/>
                <table:data-pilot-member table:name="126781" table:display="true" table:show-details="true"/>
                <table:data-pilot-member table:name="127590" table:display="true" table:show-details="true"/>
                <table:data-pilot-member table:name="127600" table:display="true" table:show-details="true"/>
                <table:data-pilot-member table:name="128035" table:display="true" table:show-details="true"/>
                <table:data-pilot-member table:name="128186" table:display="true" table:show-details="true"/>
                <table:data-pilot-member table:name="129136" table:display="true" table:show-details="true"/>
                <table:data-pilot-member table:name="130053" table:display="true" table:show-details="true"/>
                <table:data-pilot-member table:name="131764" table:display="true" table:show-details="true"/>
                <table:data-pilot-member table:name="134555" table:display="true" table:show-details="true"/>
                <table:data-pilot-member table:name="135299" table:display="true" table:show-details="true"/>
                <table:data-pilot-member table:name="135948" table:display="true" table:show-details="true"/>
                <table:data-pilot-member table:name="136112" table:display="true" table:show-details="true"/>
                <table:data-pilot-member table:name="136660" table:display="true" table:show-details="true"/>
                <table:data-pilot-member table:name="137360" table:display="true" table:show-details="true"/>
                <table:data-pilot-member table:name="138098" table:display="true" table:show-details="true"/>
                <table:data-pilot-member table:name="139397" table:display="true" table:show-details="true"/>
                <table:data-pilot-member table:name="140519" table:display="true" table:show-details="true"/>
                <table:data-pilot-member table:name="141222" table:display="true" table:show-details="true"/>
                <table:data-pilot-member table:name="145418" table:display="true" table:show-details="true"/>
                <table:data-pilot-member table:name="148089" table:display="true" table:show-details="true"/>
                <table:data-pilot-member table:name="149611" table:display="true" table:show-details="true"/>
                <table:data-pilot-member table:name="151385" table:display="true" table:show-details="true"/>
                <table:data-pilot-member table:name="152291" table:display="true" table:show-details="true"/>
                <table:data-pilot-member table:name="152756" table:display="true" table:show-details="true"/>
                <table:data-pilot-member table:name="153486" table:display="true" table:show-details="true"/>
                <table:data-pilot-member table:name="154526" table:display="true" table:show-details="true"/>
                <table:data-pilot-member table:name="155566" table:display="true" table:show-details="true"/>
                <table:data-pilot-member table:name="156921" table:display="true" table:show-details="true"/>
                <table:data-pilot-member table:name="157088" table:display="true" table:show-details="true"/>
                <table:data-pilot-member table:name="157996" table:display="true" table:show-details="true"/>
                <table:data-pilot-member table:name="159814" table:display="true" table:show-details="true"/>
                <table:data-pilot-member table:name="160006" table:display="true" table:show-details="true"/>
                <table:data-pilot-member table:name="161581" table:display="true" table:show-details="true"/>
                <table:data-pilot-member table:name="165263" table:display="true" table:show-details="true"/>
                <table:data-pilot-member table:name="165912" table:display="true" table:show-details="true"/>
                <table:data-pilot-member table:name="165960" table:display="true" table:show-details="true"/>
                <table:data-pilot-member table:name="166113" table:display="true" table:show-details="true"/>
                <table:data-pilot-member table:name="169438" table:display="true" table:show-details="true"/>
                <table:data-pilot-member table:name="170663" table:display="true" table:show-details="true"/>
                <table:data-pilot-member table:name="171979" table:display="true" table:show-details="true"/>
                <table:data-pilot-member table:name="172360" table:display="true" table:show-details="true"/>
                <table:data-pilot-member table:name="178191" table:display="true" table:show-details="true"/>
                <table:data-pilot-member table:name="178603" table:display="true" table:show-details="true"/>
                <table:data-pilot-member table:name="188281" table:display="true" table:show-details="true"/>
                <table:data-pilot-member table:name="191782" table:display="true" table:show-details="true"/>
                <table:data-pilot-member table:name="194852" table:display="true" table:show-details="true"/>
                <table:data-pilot-member table:name="196208" table:display="true" table:show-details="true"/>
                <table:data-pilot-member table:name="199974" table:display="true" table:show-details="true"/>
                <table:data-pilot-member table:name="201447" table:display="true" table:show-details="true"/>
                <table:data-pilot-member table:name="201497" table:display="true" table:show-details="true"/>
                <table:data-pilot-member table:name="211259" table:display="true" table:show-details="true"/>
                <table:data-pilot-member table:name="211371" table:display="true" table:show-details="true"/>
                <table:data-pilot-member table:name="216796" table:display="true" table:show-details="true"/>
                <table:data-pilot-member table:name="217846" table:display="true" table:show-details="true"/>
                <table:data-pilot-member table:name="220433" table:display="true" table:show-details="true"/>
                <table:data-pilot-member table:name="246348" table:display="true" table:show-details="true"/>
                <table:data-pilot-member table:name="249299" table:display="true" table:show-details="true"/>
                <table:data-pilot-member table:name="279239" table:display="true" table:show-details="true"/>
                <table:data-pilot-member table:name="292774" table:display="true" table:show-details="true"/>
                <table:data-pilot-member table:name="297554" table:display="true" table:show-details="true"/>
                <table:data-pilot-member table:name="339784" table:display="true" table:show-details="true"/>
                <table:data-pilot-member table:name="348190" table:display="true" table:show-details="true"/>
                <table:data-pilot-member table:name="399272" table:display="true" table:show-details="true"/>
                <table:data-pilot-member table:name="401907" table:display="true" table:show-details="true"/>
                <table:data-pilot-member table:name="470907" table:display="true" table:show-details="true"/>
                <table:data-pilot-member table:name="534813" table:display="true" table:show-details="true"/>
                <table:data-pilot-member table:name="642869" table:display="true" table:show-details="true"/>
                <table:data-pilot-member table:name="679941" table:display="true" table:show-details="true"/>
                <table:data-pilot-member table:name="779115" table:display="true" table:show-details="true"/>
                <table:data-pilot-member table:name="179065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2021" table:orientation="data" table:used-hierarchy="0" table:function="sum">
            <table:data-pilot-level table:show-empty="false" calcext:repeat-item-labels="false">
              <table:data-pilot-members>
                <table:data-pilot-member table:name="19689" table:display="true" table:show-details="true"/>
                <table:data-pilot-member table:name="21489" table:display="true" table:show-details="true"/>
                <table:data-pilot-member table:name="22444" table:display="true" table:show-details="true"/>
                <table:data-pilot-member table:name="26375" table:display="true" table:show-details="true"/>
                <table:data-pilot-member table:name="26489" table:display="true" table:show-details="true"/>
                <table:data-pilot-member table:name="30556" table:display="true" table:show-details="true"/>
                <table:data-pilot-member table:name="30648" table:display="true" table:show-details="true"/>
                <table:data-pilot-member table:name="32638" table:display="true" table:show-details="true"/>
                <table:data-pilot-member table:name="33329" table:display="true" table:show-details="true"/>
                <table:data-pilot-member table:name="33340" table:display="true" table:show-details="true"/>
                <table:data-pilot-member table:name="33598" table:display="true" table:show-details="true"/>
                <table:data-pilot-member table:name="33993" table:display="true" table:show-details="true"/>
                <table:data-pilot-member table:name="34040" table:display="true" table:show-details="true"/>
                <table:data-pilot-member table:name="34372" table:display="true" table:show-details="true"/>
                <table:data-pilot-member table:name="34552" table:display="true" table:show-details="true"/>
                <table:data-pilot-member table:name="35000" table:display="true" table:show-details="true"/>
                <table:data-pilot-member table:name="35286" table:display="true" table:show-details="true"/>
                <table:data-pilot-member table:name="35438" table:display="true" table:show-details="true"/>
                <table:data-pilot-member table:name="35577" table:display="true" table:show-details="true"/>
                <table:data-pilot-member table:name="35875" table:display="true" table:show-details="true"/>
                <table:data-pilot-member table:name="36486" table:display="true" table:show-details="true"/>
                <table:data-pilot-member table:name="36633" table:display="true" table:show-details="true"/>
                <table:data-pilot-member table:name="36800" table:display="true" table:show-details="true"/>
                <table:data-pilot-member table:name="37887" table:display="true" table:show-details="true"/>
                <table:data-pilot-member table:name="37989" table:display="true" table:show-details="true"/>
                <table:data-pilot-member table:name="38173" table:display="true" table:show-details="true"/>
                <table:data-pilot-member table:name="38202" table:display="true" table:show-details="true"/>
                <table:data-pilot-member table:name="38487" table:display="true" table:show-details="true"/>
                <table:data-pilot-member table:name="38613" table:display="true" table:show-details="true"/>
                <table:data-pilot-member table:name="39202" table:display="true" table:show-details="true"/>
                <table:data-pilot-member table:name="39340" table:display="true" table:show-details="true"/>
                <table:data-pilot-member table:name="40025" table:display="true" table:show-details="true"/>
                <table:data-pilot-member table:name="40070" table:display="true" table:show-details="true"/>
                <table:data-pilot-member table:name="40305" table:display="true" table:show-details="true"/>
                <table:data-pilot-member table:name="40776" table:display="true" table:show-details="true"/>
                <table:data-pilot-member table:name="40826" table:display="true" table:show-details="true"/>
                <table:data-pilot-member table:name="40852" table:display="true" table:show-details="true"/>
                <table:data-pilot-member table:name="40906" table:display="true" table:show-details="true"/>
                <table:data-pilot-member table:name="40948" table:display="true" table:show-details="true"/>
                <table:data-pilot-member table:name="41104" table:display="true" table:show-details="true"/>
                <table:data-pilot-member table:name="41126" table:display="true" table:show-details="true"/>
                <table:data-pilot-member table:name="41984" table:display="true" table:show-details="true"/>
                <table:data-pilot-member table:name="41991" table:display="true" table:show-details="true"/>
                <table:data-pilot-member table:name="42543" table:display="true" table:show-details="true"/>
                <table:data-pilot-member table:name="42824" table:display="true" table:show-details="true"/>
                <table:data-pilot-member table:name="43038" table:display="true" table:show-details="true"/>
                <table:data-pilot-member table:name="43057" table:display="true" table:show-details="true"/>
                <table:data-pilot-member table:name="43191" table:display="true" table:show-details="true"/>
                <table:data-pilot-member table:name="43221" table:display="true" table:show-details="true"/>
                <table:data-pilot-member table:name="43390" table:display="true" table:show-details="true"/>
                <table:data-pilot-member table:name="43618" table:display="true" table:show-details="true"/>
                <table:data-pilot-member table:name="43721" table:display="true" table:show-details="true"/>
                <table:data-pilot-member table:name="44438" table:display="true" table:show-details="true"/>
                <table:data-pilot-member table:name="44581" table:display="true" table:show-details="true"/>
                <table:data-pilot-member table:name="44743" table:display="true" table:show-details="true"/>
                <table:data-pilot-member table:name="44855" table:display="true" table:show-details="true"/>
                <table:data-pilot-member table:name="45015" table:display="true" table:show-details="true"/>
                <table:data-pilot-member table:name="45142" table:display="true" table:show-details="true"/>
                <table:data-pilot-member table:name="45482" table:display="true" table:show-details="true"/>
                <table:data-pilot-member table:name="45599" table:display="true" table:show-details="true"/>
                <table:data-pilot-member table:name="45948" table:display="true" table:show-details="true"/>
                <table:data-pilot-member table:name="46360" table:display="true" table:show-details="true"/>
                <table:data-pilot-member table:name="46394" table:display="true" table:show-details="true"/>
                <table:data-pilot-member table:name="46623" table:display="true" table:show-details="true"/>
                <table:data-pilot-member table:name="46692" table:display="true" table:show-details="true"/>
                <table:data-pilot-member table:name="46792" table:display="true" table:show-details="true"/>
                <table:data-pilot-member table:name="46824" table:display="true" table:show-details="true"/>
                <table:data-pilot-member table:name="46944" table:display="true" table:show-details="true"/>
                <table:data-pilot-member table:name="47304" table:display="true" table:show-details="true"/>
                <table:data-pilot-member table:name="47655" table:display="true" table:show-details="true"/>
                <table:data-pilot-member table:name="47970" table:display="true" table:show-details="true"/>
                <table:data-pilot-member table:name="48322" table:display="true" table:show-details="true"/>
                <table:data-pilot-member table:name="48385" table:display="true" table:show-details="true"/>
                <table:data-pilot-member table:name="48464" table:display="true" table:show-details="true"/>
                <table:data-pilot-member table:name="48621" table:display="true" table:show-details="true"/>
                <table:data-pilot-member table:name="49108" table:display="true" table:show-details="true"/>
                <table:data-pilot-member table:name="49286" table:display="true" table:show-details="true"/>
                <table:data-pilot-member table:name="49439" table:display="true" table:show-details="true"/>
                <table:data-pilot-member table:name="49734" table:display="true" table:show-details="true"/>
                <table:data-pilot-member table:name="49736" table:display="true" table:show-details="true"/>
                <table:data-pilot-member table:name="50819" table:display="true" table:show-details="true"/>
                <table:data-pilot-member table:name="50952" table:display="true" table:show-details="true"/>
                <table:data-pilot-member table:name="51525" table:display="true" table:show-details="true"/>
                <table:data-pilot-member table:name="51534" table:display="true" table:show-details="true"/>
                <table:data-pilot-member table:name="51656" table:display="true" table:show-details="true"/>
                <table:data-pilot-member table:name="51657" table:display="true" table:show-details="true"/>
                <table:data-pilot-member table:name="51741" table:display="true" table:show-details="true"/>
                <table:data-pilot-member table:name="51929" table:display="true" table:show-details="true"/>
                <table:data-pilot-member table:name="52101" table:display="true" table:show-details="true"/>
                <table:data-pilot-member table:name="52707" table:display="true" table:show-details="true"/>
                <table:data-pilot-member table:name="52720" table:display="true" table:show-details="true"/>
                <table:data-pilot-member table:name="53294" table:display="true" table:show-details="true"/>
                <table:data-pilot-member table:name="53695" table:display="true" table:show-details="true"/>
                <table:data-pilot-member table:name="53852" table:display="true" table:show-details="true"/>
                <table:data-pilot-member table:name="54598" table:display="true" table:show-details="true"/>
                <table:data-pilot-member table:name="54702" table:display="true" table:show-details="true"/>
                <table:data-pilot-member table:name="54711" table:display="true" table:show-details="true"/>
                <table:data-pilot-member table:name="54765" table:display="true" table:show-details="true"/>
                <table:data-pilot-member table:name="54891" table:display="true" table:show-details="true"/>
                <table:data-pilot-member table:name="55107" table:display="true" table:show-details="true"/>
                <table:data-pilot-member table:name="55110" table:display="true" table:show-details="true"/>
                <table:data-pilot-member table:name="55265" table:display="true" table:show-details="true"/>
                <table:data-pilot-member table:name="55508" table:display="true" table:show-details="true"/>
                <table:data-pilot-member table:name="55520" table:display="true" table:show-details="true"/>
                <table:data-pilot-member table:name="55530" table:display="true" table:show-details="true"/>
                <table:data-pilot-member table:name="55777" table:display="true" table:show-details="true"/>
                <table:data-pilot-member table:name="55833" table:display="true" table:show-details="true"/>
                <table:data-pilot-member table:name="55835" table:display="true" table:show-details="true"/>
                <table:data-pilot-member table:name="56227" table:display="true" table:show-details="true"/>
                <table:data-pilot-member table:name="56298" table:display="true" table:show-details="true"/>
                <table:data-pilot-member table:name="56408" table:display="true" table:show-details="true"/>
                <table:data-pilot-member table:name="56482" table:display="true" table:show-details="true"/>
                <table:data-pilot-member table:name="56562" table:display="true" table:show-details="true"/>
                <table:data-pilot-member table:name="56942" table:display="true" table:show-details="true"/>
                <table:data-pilot-member table:name="56986" table:display="true" table:show-details="true"/>
                <table:data-pilot-member table:name="57100" table:display="true" table:show-details="true"/>
                <table:data-pilot-member table:name="57218" table:display="true" table:show-details="true"/>
                <table:data-pilot-member table:name="57431" table:display="true" table:show-details="true"/>
                <table:data-pilot-member table:name="57651" table:display="true" table:show-details="true"/>
                <table:data-pilot-member table:name="57911" table:display="true" table:show-details="true"/>
                <table:data-pilot-member table:name="58298" table:display="true" table:show-details="true"/>
                <table:data-pilot-member table:name="58706" table:display="true" table:show-details="true"/>
                <table:data-pilot-member table:name="58959" table:display="true" table:show-details="true"/>
                <table:data-pilot-member table:name="58977" table:display="true" table:show-details="true"/>
                <table:data-pilot-member table:name="59149" table:display="true" table:show-details="true"/>
                <table:data-pilot-member table:name="59592" table:display="true" table:show-details="true"/>
                <table:data-pilot-member table:name="59779" table:display="true" table:show-details="true"/>
                <table:data-pilot-member table:name="59821" table:display="true" table:show-details="true"/>
                <table:data-pilot-member table:name="59823" table:display="true" table:show-details="true"/>
                <table:data-pilot-member table:name="59844" table:display="true" table:show-details="true"/>
                <table:data-pilot-member table:name="60188" table:display="true" table:show-details="true"/>
                <table:data-pilot-member table:name="61135" table:display="true" table:show-details="true"/>
                <table:data-pilot-member table:name="61161" table:display="true" table:show-details="true"/>
                <table:data-pilot-member table:name="61492" table:display="true" table:show-details="true"/>
                <table:data-pilot-member table:name="61772" table:display="true" table:show-details="true"/>
                <table:data-pilot-member table:name="62009" table:display="true" table:show-details="true"/>
                <table:data-pilot-member table:name="62039" table:display="true" table:show-details="true"/>
                <table:data-pilot-member table:name="62552" table:display="true" table:show-details="true"/>
                <table:data-pilot-member table:name="62573" table:display="true" table:show-details="true"/>
                <table:data-pilot-member table:name="62763" table:display="true" table:show-details="true"/>
                <table:data-pilot-member table:name="62785" table:display="true" table:show-details="true"/>
                <table:data-pilot-member table:name="62844" table:display="true" table:show-details="true"/>
                <table:data-pilot-member table:name="62854" table:display="true" table:show-details="true"/>
                <table:data-pilot-member table:name="62997" table:display="true" table:show-details="true"/>
                <table:data-pilot-member table:name="63196" table:display="true" table:show-details="true"/>
                <table:data-pilot-member table:name="63204" table:display="true" table:show-details="true"/>
                <table:data-pilot-member table:name="63333" table:display="true" table:show-details="true"/>
                <table:data-pilot-member table:name="63788" table:display="true" table:show-details="true"/>
                <table:data-pilot-member table:name="64080" table:display="true" table:show-details="true"/>
                <table:data-pilot-member table:name="64768" table:display="true" table:show-details="true"/>
                <table:data-pilot-member table:name="65026" table:display="true" table:show-details="true"/>
                <table:data-pilot-member table:name="65373" table:display="true" table:show-details="true"/>
                <table:data-pilot-member table:name="65410" table:display="true" table:show-details="true"/>
                <table:data-pilot-member table:name="65450" table:display="true" table:show-details="true"/>
                <table:data-pilot-member table:name="65883" table:display="true" table:show-details="true"/>
                <table:data-pilot-member table:name="66064" table:display="true" table:show-details="true"/>
                <table:data-pilot-member table:name="66083" table:display="true" table:show-details="true"/>
                <table:data-pilot-member table:name="66221" table:display="true" table:show-details="true"/>
                <table:data-pilot-member table:name="66270" table:display="true" table:show-details="true"/>
                <table:data-pilot-member table:name="66505" table:display="true" table:show-details="true"/>
                <table:data-pilot-member table:name="68049" table:display="true" table:show-details="true"/>
                <table:data-pilot-member table:name="68996" table:display="true" table:show-details="true"/>
                <table:data-pilot-member table:name="69089" table:display="true" table:show-details="true"/>
                <table:data-pilot-member table:name="69161" table:display="true" table:show-details="true"/>
                <table:data-pilot-member table:name="69639" table:display="true" table:show-details="true"/>
                <table:data-pilot-member table:name="69886" table:display="true" table:show-details="true"/>
                <table:data-pilot-member table:name="70096" table:display="true" table:show-details="true"/>
                <table:data-pilot-member table:name="70486" table:display="true" table:show-details="true"/>
                <table:data-pilot-member table:name="71125" table:display="true" table:show-details="true"/>
                <table:data-pilot-member table:name="71250" table:display="true" table:show-details="true"/>
                <table:data-pilot-member table:name="71425" table:display="true" table:show-details="true"/>
                <table:data-pilot-member table:name="71432" table:display="true" table:show-details="true"/>
                <table:data-pilot-member table:name="71790" table:display="true" table:show-details="true"/>
                <table:data-pilot-member table:name="72250" table:display="true" table:show-details="true"/>
                <table:data-pilot-member table:name="72269" table:display="true" table:show-details="true"/>
                <table:data-pilot-member table:name="72291" table:display="true" table:show-details="true"/>
                <table:data-pilot-member table:name="72539" table:display="true" table:show-details="true"/>
                <table:data-pilot-member table:name="72565" table:display="true" table:show-details="true"/>
                <table:data-pilot-member table:name="72923" table:display="true" table:show-details="true"/>
                <table:data-pilot-member table:name="73163" table:display="true" table:show-details="true"/>
                <table:data-pilot-member table:name="73919" table:display="true" table:show-details="true"/>
                <table:data-pilot-member table:name="73923" table:display="true" table:show-details="true"/>
                <table:data-pilot-member table:name="74210" table:display="true" table:show-details="true"/>
                <table:data-pilot-member table:name="74559" table:display="true" table:show-details="true"/>
                <table:data-pilot-member table:name="74573" table:display="true" table:show-details="true"/>
                <table:data-pilot-member table:name="75370" table:display="true" table:show-details="true"/>
                <table:data-pilot-member table:name="75524" table:display="true" table:show-details="true"/>
                <table:data-pilot-member table:name="75576" table:display="true" table:show-details="true"/>
                <table:data-pilot-member table:name="75673" table:display="true" table:show-details="true"/>
                <table:data-pilot-member table:name="75732" table:display="true" table:show-details="true"/>
                <table:data-pilot-member table:name="75736" table:display="true" table:show-details="true"/>
                <table:data-pilot-member table:name="76109" table:display="true" table:show-details="true"/>
                <table:data-pilot-member table:name="76346" table:display="true" table:show-details="true"/>
                <table:data-pilot-member table:name="76733" table:display="true" table:show-details="true"/>
                <table:data-pilot-member table:name="76998" table:display="true" table:show-details="true"/>
                <table:data-pilot-member table:name="77258" table:display="true" table:show-details="true"/>
                <table:data-pilot-member table:name="77502" table:display="true" table:show-details="true"/>
                <table:data-pilot-member table:name="77614" table:display="true" table:show-details="true"/>
                <table:data-pilot-member table:name="77813" table:display="true" table:show-details="true"/>
                <table:data-pilot-member table:name="77979" table:display="true" table:show-details="true"/>
                <table:data-pilot-member table:name="78037" table:display="true" table:show-details="true"/>
                <table:data-pilot-member table:name="78148" table:display="true" table:show-details="true"/>
                <table:data-pilot-member table:name="78166" table:display="true" table:show-details="true"/>
                <table:data-pilot-member table:name="78335" table:display="true" table:show-details="true"/>
                <table:data-pilot-member table:name="78866" table:display="true" table:show-details="true"/>
                <table:data-pilot-member table:name="79023" table:display="true" table:show-details="true"/>
                <table:data-pilot-member table:name="79072" table:display="true" table:show-details="true"/>
                <table:data-pilot-member table:name="79114" table:display="true" table:show-details="true"/>
                <table:data-pilot-member table:name="79265" table:display="true" table:show-details="true"/>
                <table:data-pilot-member table:name="79300" table:display="true" table:show-details="true"/>
                <table:data-pilot-member table:name="81226" table:display="true" table:show-details="true"/>
                <table:data-pilot-member table:name="81289" table:display="true" table:show-details="true"/>
                <table:data-pilot-member table:name="81385" table:display="true" table:show-details="true"/>
                <table:data-pilot-member table:name="81584" table:display="true" table:show-details="true"/>
                <table:data-pilot-member table:name="81944" table:display="true" table:show-details="true"/>
                <table:data-pilot-member table:name="82310" table:display="true" table:show-details="true"/>
                <table:data-pilot-member table:name="82911" table:display="true" table:show-details="true"/>
                <table:data-pilot-member table:name="82963" table:display="true" table:show-details="true"/>
                <table:data-pilot-member table:name="83558" table:display="true" table:show-details="true"/>
                <table:data-pilot-member table:name="83599" table:display="true" table:show-details="true"/>
                <table:data-pilot-member table:name="83761" table:display="true" table:show-details="true"/>
                <table:data-pilot-member table:name="84330" table:display="true" table:show-details="true"/>
                <table:data-pilot-member table:name="84804" table:display="true" table:show-details="true"/>
                <table:data-pilot-member table:name="84908" table:display="true" table:show-details="true"/>
                <table:data-pilot-member table:name="85226" table:display="true" table:show-details="true"/>
                <table:data-pilot-member table:name="85646" table:display="true" table:show-details="true"/>
                <table:data-pilot-member table:name="85733" table:display="true" table:show-details="true"/>
                <table:data-pilot-member table:name="86108" table:display="true" table:show-details="true"/>
                <table:data-pilot-member table:name="86119" table:display="true" table:show-details="true"/>
                <table:data-pilot-member table:name="86590" table:display="true" table:show-details="true"/>
                <table:data-pilot-member table:name="86671" table:display="true" table:show-details="true"/>
                <table:data-pilot-member table:name="87568" table:display="true" table:show-details="true"/>
                <table:data-pilot-member table:name="87850" table:display="true" table:show-details="true"/>
                <table:data-pilot-member table:name="88038" table:display="true" table:show-details="true"/>
                <table:data-pilot-member table:name="88386" table:display="true" table:show-details="true"/>
                <table:data-pilot-member table:name="88447" table:display="true" table:show-details="true"/>
                <table:data-pilot-member table:name="88497" table:display="true" table:show-details="true"/>
                <table:data-pilot-member table:name="88549" table:display="true" table:show-details="true"/>
                <table:data-pilot-member table:name="88891" table:display="true" table:show-details="true"/>
                <table:data-pilot-member table:name="89282" table:display="true" table:show-details="true"/>
                <table:data-pilot-member table:name="89762" table:display="true" table:show-details="true"/>
                <table:data-pilot-member table:name="89780" table:display="true" table:show-details="true"/>
                <table:data-pilot-member table:name="90368" table:display="true" table:show-details="true"/>
                <table:data-pilot-member table:name="91208" table:display="true" table:show-details="true"/>
                <table:data-pilot-member table:name="91395" table:display="true" table:show-details="true"/>
                <table:data-pilot-member table:name="91745" table:display="true" table:show-details="true"/>
                <table:data-pilot-member table:name="92644" table:display="true" table:show-details="true"/>
                <table:data-pilot-member table:name="93001" table:display="true" table:show-details="true"/>
                <table:data-pilot-member table:name="93035" table:display="true" table:show-details="true"/>
                <table:data-pilot-member table:name="93564" table:display="true" table:show-details="true"/>
                <table:data-pilot-member table:name="93818" table:display="true" table:show-details="true"/>
                <table:data-pilot-member table:name="94531" table:display="true" table:show-details="true"/>
                <table:data-pilot-member table:name="95423" table:display="true" table:show-details="true"/>
                <table:data-pilot-member table:name="95516" table:display="true" table:show-details="true"/>
                <table:data-pilot-member table:name="97462" table:display="true" table:show-details="true"/>
                <table:data-pilot-member table:name="97661" table:display="true" table:show-details="true"/>
                <table:data-pilot-member table:name="97979" table:display="true" table:show-details="true"/>
                <table:data-pilot-member table:name="98436" table:display="true" table:show-details="true"/>
                <table:data-pilot-member table:name="98703" table:display="true" table:show-details="true"/>
                <table:data-pilot-member table:name="98832" table:display="true" table:show-details="true"/>
                <table:data-pilot-member table:name="99106" table:display="true" table:show-details="true"/>
                <table:data-pilot-member table:name="99202" table:display="true" table:show-details="true"/>
                <table:data-pilot-member table:name="99935" table:display="true" table:show-details="true"/>
                <table:data-pilot-member table:name="100333" table:display="true" table:show-details="true"/>
                <table:data-pilot-member table:name="103492" table:display="true" table:show-details="true"/>
                <table:data-pilot-member table:name="105354" table:display="true" table:show-details="true"/>
                <table:data-pilot-member table:name="105431" table:display="true" table:show-details="true"/>
                <table:data-pilot-member table:name="105896" table:display="true" table:show-details="true"/>
                <table:data-pilot-member table:name="106213" table:display="true" table:show-details="true"/>
                <table:data-pilot-member table:name="106235" table:display="true" table:show-details="true"/>
                <table:data-pilot-member table:name="106846" table:display="true" table:show-details="true"/>
                <table:data-pilot-member table:name="106947" table:display="true" table:show-details="true"/>
                <table:data-pilot-member table:name="107268" table:display="true" table:show-details="true"/>
                <table:data-pilot-member table:name="107410" table:display="true" table:show-details="true"/>
                <table:data-pilot-member table:name="107498" table:display="true" table:show-details="true"/>
                <table:data-pilot-member table:name="107711" table:display="true" table:show-details="true"/>
                <table:data-pilot-member table:name="108487" table:display="true" table:show-details="true"/>
                <table:data-pilot-member table:name="108561" table:display="true" table:show-details="true"/>
                <table:data-pilot-member table:name="108634" table:display="true" table:show-details="true"/>
                <table:data-pilot-member table:name="109565" table:display="true" table:show-details="true"/>
                <table:data-pilot-member table:name="109958" table:display="true" table:show-details="true"/>
                <table:data-pilot-member table:name="109971" table:display="true" table:show-details="true"/>
                <table:data-pilot-member table:name="110471" table:display="true" table:show-details="true"/>
                <table:data-pilot-member table:name="110742" table:display="true" table:show-details="true"/>
                <table:data-pilot-member table:name="111696" table:display="true" table:show-details="true"/>
                <table:data-pilot-member table:name="111814" table:display="true" table:show-details="true"/>
                <table:data-pilot-member table:name="111901" table:display="true" table:show-details="true"/>
                <table:data-pilot-member table:name="112384" table:display="true" table:show-details="true"/>
                <table:data-pilot-member table:name="112443" table:display="true" table:show-details="true"/>
                <table:data-pilot-member table:name="112863" table:display="true" table:show-details="true"/>
                <table:data-pilot-member table:name="115220" table:display="true" table:show-details="true"/>
                <table:data-pilot-member table:name="115416" table:display="true" table:show-details="true"/>
                <table:data-pilot-member table:name="115735" table:display="true" table:show-details="true"/>
                <table:data-pilot-member table:name="116672" table:display="true" table:show-details="true"/>
                <table:data-pilot-member table:name="116918" table:display="true" table:show-details="true"/>
                <table:data-pilot-member table:name="118268" table:display="true" table:show-details="true"/>
                <table:data-pilot-member table:name="118285" table:display="true" table:show-details="true"/>
                <table:data-pilot-member table:name="118582" table:display="true" table:show-details="true"/>
                <table:data-pilot-member table:name="118941" table:display="true" table:show-details="true"/>
                <table:data-pilot-member table:name="119727" table:display="true" table:show-details="true"/>
                <table:data-pilot-member table:name="119882" table:display="true" table:show-details="true"/>
                <table:data-pilot-member table:name="120132" table:display="true" table:show-details="true"/>
                <table:data-pilot-member table:name="120144" table:display="true" table:show-details="true"/>
                <table:data-pilot-member table:name="120327" table:display="true" table:show-details="true"/>
                <table:data-pilot-member table:name="120432" table:display="true" table:show-details="true"/>
                <table:data-pilot-member table:name="122589" table:display="true" table:show-details="true"/>
                <table:data-pilot-member table:name="123532" table:display="true" table:show-details="true"/>
                <table:data-pilot-member table:name="123664" table:display="true" table:show-details="true"/>
                <table:data-pilot-member table:name="124283" table:display="true" table:show-details="true"/>
                <table:data-pilot-member table:name="126871" table:display="true" table:show-details="true"/>
                <table:data-pilot-member table:name="127544" table:display="true" table:show-details="true"/>
                <table:data-pilot-member table:name="127839" table:display="true" table:show-details="true"/>
                <table:data-pilot-member table:name="127972" table:display="true" table:show-details="true"/>
                <table:data-pilot-member table:name="128210" table:display="true" table:show-details="true"/>
                <table:data-pilot-member table:name="129904" table:display="true" table:show-details="true"/>
                <table:data-pilot-member table:name="130651" table:display="true" table:show-details="true"/>
                <table:data-pilot-member table:name="132148" table:display="true" table:show-details="true"/>
                <table:data-pilot-member table:name="134106" table:display="true" table:show-details="true"/>
                <table:data-pilot-member table:name="134864" table:display="true" table:show-details="true"/>
                <table:data-pilot-member table:name="134991" table:display="true" table:show-details="true"/>
                <table:data-pilot-member table:name="135477" table:display="true" table:show-details="true"/>
                <table:data-pilot-member table:name="136423" table:display="true" table:show-details="true"/>
                <table:data-pilot-member table:name="136441" table:display="true" table:show-details="true"/>
                <table:data-pilot-member table:name="137128" table:display="true" table:show-details="true"/>
                <table:data-pilot-member table:name="140780" table:display="true" table:show-details="true"/>
                <table:data-pilot-member table:name="140892" table:display="true" table:show-details="true"/>
                <table:data-pilot-member table:name="141892" table:display="true" table:show-details="true"/>
                <table:data-pilot-member table:name="145068" table:display="true" table:show-details="true"/>
                <table:data-pilot-member table:name="147259" table:display="true" table:show-details="true"/>
                <table:data-pilot-member table:name="150845" table:display="true" table:show-details="true"/>
                <table:data-pilot-member table:name="152190" table:display="true" table:show-details="true"/>
                <table:data-pilot-member table:name="152199" table:display="true" table:show-details="true"/>
                <table:data-pilot-member table:name="152687" table:display="true" table:show-details="true"/>
                <table:data-pilot-member table:name="154951" table:display="true" table:show-details="true"/>
                <table:data-pilot-member table:name="156015" table:display="true" table:show-details="true"/>
                <table:data-pilot-member table:name="156283" table:display="true" table:show-details="true"/>
                <table:data-pilot-member table:name="156322" table:display="true" table:show-details="true"/>
                <table:data-pilot-member table:name="156493" table:display="true" table:show-details="true"/>
                <table:data-pilot-member table:name="156579" table:display="true" table:show-details="true"/>
                <table:data-pilot-member table:name="158496" table:display="true" table:show-details="true"/>
                <table:data-pilot-member table:name="159662" table:display="true" table:show-details="true"/>
                <table:data-pilot-member table:name="161357" table:display="true" table:show-details="true"/>
                <table:data-pilot-member table:name="163255" table:display="true" table:show-details="true"/>
                <table:data-pilot-member table:name="165850" table:display="true" table:show-details="true"/>
                <table:data-pilot-member table:name="166348" table:display="true" table:show-details="true"/>
                <table:data-pilot-member table:name="166679" table:display="true" table:show-details="true"/>
                <table:data-pilot-member table:name="169325" table:display="true" table:show-details="true"/>
                <table:data-pilot-member table:name="169756" table:display="true" table:show-details="true"/>
                <table:data-pilot-member table:name="170924" table:display="true" table:show-details="true"/>
                <table:data-pilot-member table:name="171249" table:display="true" table:show-details="true"/>
                <table:data-pilot-member table:name="177049" table:display="true" table:show-details="true"/>
                <table:data-pilot-member table:name="177536" table:display="true" table:show-details="true"/>
                <table:data-pilot-member table:name="190606" table:display="true" table:show-details="true"/>
                <table:data-pilot-member table:name="191646" table:display="true" table:show-details="true"/>
                <table:data-pilot-member table:name="193415" table:display="true" table:show-details="true"/>
                <table:data-pilot-member table:name="197586" table:display="true" table:show-details="true"/>
                <table:data-pilot-member table:name="197863" table:display="true" table:show-details="true"/>
                <table:data-pilot-member table:name="198613" table:display="true" table:show-details="true"/>
                <table:data-pilot-member table:name="201230" table:display="true" table:show-details="true"/>
                <table:data-pilot-member table:name="209296" table:display="true" table:show-details="true"/>
                <table:data-pilot-member table:name="210992" table:display="true" table:show-details="true"/>
                <table:data-pilot-member table:name="217071" table:display="true" table:show-details="true"/>
                <table:data-pilot-member table:name="217530" table:display="true" table:show-details="true"/>
                <table:data-pilot-member table:name="219457" table:display="true" table:show-details="true"/>
                <table:data-pilot-member table:name="244969" table:display="true" table:show-details="true"/>
                <table:data-pilot-member table:name="252408" table:display="true" table:show-details="true"/>
                <table:data-pilot-member table:name="281440" table:display="true" table:show-details="true"/>
                <table:data-pilot-member table:name="290553" table:display="true" table:show-details="true"/>
                <table:data-pilot-member table:name="296958" table:display="true" table:show-details="true"/>
                <table:data-pilot-member table:name="338586" table:display="true" table:show-details="true"/>
                <table:data-pilot-member table:name="344091" table:display="true" table:show-details="true"/>
                <table:data-pilot-member table:name="398255" table:display="true" table:show-details="true"/>
                <table:data-pilot-member table:name="406590" table:display="true" table:show-details="true"/>
                <table:data-pilot-member table:name="470805" table:display="true" table:show-details="true"/>
                <table:data-pilot-member table:name="532048" table:display="true" table:show-details="true"/>
                <table:data-pilot-member table:name="641928" table:display="true" table:show-details="true"/>
                <table:data-pilot-member table:name="672185" table:display="true" table:show-details="true"/>
                <table:data-pilot-member table:name="779966" table:display="true" table:show-details="true"/>
                <table:data-pilot-member table:name="179416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5T12:08:13.544000000</meta:creation-date>
    <dc:date>2022-11-25T12:32:54.447000000</dc:date>
    <meta:editing-duration>PT14M5S</meta:editing-duration>
    <meta:editing-cycles>3</meta:editing-cycles>
    <meta:generator>LibreOffice/7.2.0.4$Windows_X86_64 LibreOffice_project/9a9c6381e3f7a62afc1329bd359cc48accb6435b</meta:generator>
    <meta:document-statistic meta:table-count="4" meta:cell-count="1195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loext:data-pilot-source="DataPilot1" chart:class="chart:bar" chart:style-name="ch1">
        <chart:title svg:x="2.082cm" svg:y="0.315cm" chart:style-name="ch2">
          <text:p>Liczba Ludności każdego z województw w poszczególnych latach</text:p>
        </chart:title>
        <chart:legend chart:legend-position="end" svg:x="13.189cm" svg:y="2.459cm" style:legend-expansion="high" chart:style-name="ch3"/>
        <chart:plot-area chart:style-name="ch4" table:cell-range-address="PivotChart" chart:data-source-has-labels="column" svg:x="1.33cm" svg:y="1.778cm" svg:width="11.54cm" svg:height="5.167cm">
          <chart:coordinate-region svg:x="2.877cm" svg:y="1.978cm" svg:width="9.993cm" svg:height="4.32cm"/>
          <chart:axis chart:dimension="x" chart:name="primary-x" chart:style-name="ch5" chartooo:axis-type="auto">
            <chartooo:date-scale/>
            <chart:title svg:x="5.733cm" svg:y="7.125cm" chart:style-name="ch6">
              <text:p>Kod województwa</text:p>
            </chart:title>
            <chart:categories table:cell-range-address="PT@categories"/>
          </chart:axis>
          <chart:axis chart:dimension="y" chart:name="primary-y" chart:style-name="ch7">
            <chart:title svg:x="0.451cm" svg:y="5.543cm" chart:style-name="ch8">
              <text:p>Liczba ludności</text:p>
            </chart:title>
            <chart:grid chart:style-name="ch9" chart:class="major"/>
          </chart:axis>
          <chart:series chart:style-name="ch10" chart:values-cell-range-address="PT@data 0" chart:label-cell-address="PT@label 0" chart:class="chart:bar">
            <chart:data-point chart:repeated="16"/>
          </chart:series>
          <chart:series chart:style-name="ch11" chart:values-cell-range-address="PT@data 1" chart:label-cell-address="PT@label 1" chart:class="chart:bar">
            <chart:data-point chart:repeated="16"/>
          </chart:series>
          <chart:series chart:style-name="ch12" chart:values-cell-range-address="PT@data 2" chart:label-cell-address="PT@label 2" chart:class="chart:bar">
            <chart:data-point chart:repeated="16"/>
          </chart:series>
          <chart:series chart:style-name="ch13" chart:values-cell-range-address="PT@data 3" chart:label-cell-address="PT@label 3" chart:class="chart:bar">
            <chart:data-point chart:repeated="16"/>
          </chart:series>
          <chart:series chart:style-name="ch14" chart:values-cell-range-address="PT@data 4" chart:label-cell-address="PT@label 4" chart:class="chart:bar">
            <chart:data-point chart:repeated="16"/>
          </chart:series>
          <chart:series chart:style-name="ch15" chart:values-cell-range-address="PT@data 5" chart:label-cell-address="PT@label 5" chart:class="chart:bar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L2016</text:p>
                <draw:g>
                  <svg:desc>PT@label 0</svg:desc>
                </draw:g>
              </table:table-cell>
              <table:table-cell office:value-type="string">
                <text:p>Sum - L2017</text:p>
                <draw:g>
                  <svg:desc>PT@label 1</svg:desc>
                </draw:g>
              </table:table-cell>
              <table:table-cell office:value-type="string">
                <text:p>Sum - L2018</text:p>
                <draw:g>
                  <svg:desc>PT@label 2</svg:desc>
                </draw:g>
              </table:table-cell>
              <table:table-cell office:value-type="string">
                <text:p>Sum - L2019</text:p>
                <draw:g>
                  <svg:desc>PT@label 3</svg:desc>
                </draw:g>
              </table:table-cell>
              <table:table-cell office:value-type="string">
                <text:p>Sum - L2020</text:p>
                <draw:g>
                  <svg:desc>PT@label 4</svg:desc>
                </draw:g>
              </table:table-cell>
              <table:table-cell office:value-type="string">
                <text:p>Sum - L2021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</text:p>
                <draw:g>
                  <svg:desc>PT@categories</svg:desc>
                </draw:g>
              </table:table-cell>
              <table:table-cell office:value-type="float" office:value="2904198">
                <text:p>2904198</text:p>
                <draw:g>
                  <svg:desc>PT@data 0</svg:desc>
                </draw:g>
              </table:table-cell>
              <table:table-cell office:value-type="float" office:value="2903710">
                <text:p>2903710</text:p>
                <draw:g>
                  <svg:desc>PT@data 1</svg:desc>
                </draw:g>
              </table:table-cell>
              <table:table-cell office:value-type="float" office:value="2902547">
                <text:p>2902547</text:p>
                <draw:g>
                  <svg:desc>PT@data 2</svg:desc>
                </draw:g>
              </table:table-cell>
              <table:table-cell office:value-type="float" office:value="2901225">
                <text:p>2901225</text:p>
                <draw:g>
                  <svg:desc>PT@data 3</svg:desc>
                </draw:g>
              </table:table-cell>
              <table:table-cell office:value-type="float" office:value="2900163">
                <text:p>2900163</text:p>
                <draw:g>
                  <svg:desc>PT@data 4</svg:desc>
                </draw:g>
              </table:table-cell>
              <table:table-cell office:value-type="float" office:value="2891321">
                <text:p>2891321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04</text:p>
              </table:table-cell>
              <table:table-cell office:value-type="float" office:value="2086210">
                <text:p>2086210</text:p>
              </table:table-cell>
              <table:table-cell office:value-type="float" office:value="2083927">
                <text:p>2083927</text:p>
              </table:table-cell>
              <table:table-cell office:value-type="float" office:value="2082944">
                <text:p>2082944</text:p>
              </table:table-cell>
              <table:table-cell office:value-type="float" office:value="2077775">
                <text:p>2077775</text:p>
              </table:table-cell>
              <table:table-cell office:value-type="float" office:value="2072373">
                <text:p>2072373</text:p>
              </table:table-cell>
              <table:table-cell office:value-type="float" office:value="2061942">
                <text:p>2061942</text:p>
              </table:table-cell>
            </table:table-row>
            <table:table-row>
              <table:table-cell office:value-type="string">
                <text:p>06</text:p>
              </table:table-cell>
              <table:table-cell office:value-type="float" office:value="2139726">
                <text:p>2139726</text:p>
              </table:table-cell>
              <table:table-cell office:value-type="float" office:value="2133340">
                <text:p>2133340</text:p>
              </table:table-cell>
              <table:table-cell office:value-type="float" office:value="2126317">
                <text:p>2126317</text:p>
              </table:table-cell>
              <table:table-cell office:value-type="float" office:value="2117619">
                <text:p>2117619</text:p>
              </table:table-cell>
              <table:table-cell office:value-type="float" office:value="2108270">
                <text:p>2108270</text:p>
              </table:table-cell>
              <table:table-cell office:value-type="float" office:value="2095258">
                <text:p>2095258</text:p>
              </table:table-cell>
            </table:table-row>
            <table:table-row>
              <table:table-cell office:value-type="string">
                <text:p>08</text:p>
              </table:table-cell>
              <table:table-cell office:value-type="float" office:value="1018084">
                <text:p>1018084</text:p>
              </table:table-cell>
              <table:table-cell office:value-type="float" office:value="1017376">
                <text:p>1017376</text:p>
              </table:table-cell>
              <table:table-cell office:value-type="float" office:value="1016832">
                <text:p>1016832</text:p>
              </table:table-cell>
              <table:table-cell office:value-type="float" office:value="1014548">
                <text:p>1014548</text:p>
              </table:table-cell>
              <table:table-cell office:value-type="float" office:value="1011592">
                <text:p>1011592</text:p>
              </table:table-cell>
              <table:table-cell office:value-type="float" office:value="1007145">
                <text:p>10071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93603">
                <text:p>2493603</text:p>
              </table:table-cell>
              <table:table-cell office:value-type="float" office:value="2485323">
                <text:p>2485323</text:p>
              </table:table-cell>
              <table:table-cell office:value-type="float" office:value="2476315">
                <text:p>2476315</text:p>
              </table:table-cell>
              <table:table-cell office:value-type="float" office:value="2466322">
                <text:p>2466322</text:p>
              </table:table-cell>
              <table:table-cell office:value-type="float" office:value="2454779">
                <text:p>2454779</text:p>
              </table:table-cell>
              <table:table-cell office:value-type="float" office:value="2437970">
                <text:p>24379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72618">
                <text:p>3372618</text:p>
              </table:table-cell>
              <table:table-cell office:value-type="float" office:value="3382260">
                <text:p>3382260</text:p>
              </table:table-cell>
              <table:table-cell office:value-type="float" office:value="3391380">
                <text:p>3391380</text:p>
              </table:table-cell>
              <table:table-cell office:value-type="float" office:value="3400577">
                <text:p>3400577</text:p>
              </table:table-cell>
              <table:table-cell office:value-type="float" office:value="3410901">
                <text:p>3410901</text:p>
              </table:table-cell>
              <table:table-cell office:value-type="float" office:value="3410441">
                <text:p>34104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49114">
                <text:p>5349114</text:p>
              </table:table-cell>
              <table:table-cell office:value-type="float" office:value="5365898">
                <text:p>5365898</text:p>
              </table:table-cell>
              <table:table-cell office:value-type="float" office:value="5384617">
                <text:p>5384617</text:p>
              </table:table-cell>
              <table:table-cell office:value-type="float" office:value="5403412">
                <text:p>5403412</text:p>
              </table:table-cell>
              <table:table-cell office:value-type="float" office:value="5423168">
                <text:p>5423168</text:p>
              </table:table-cell>
              <table:table-cell office:value-type="float" office:value="5425028">
                <text:p>54250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6011">
                <text:p>996011</text:p>
              </table:table-cell>
              <table:table-cell office:value-type="float" office:value="993036">
                <text:p>993036</text:p>
              </table:table-cell>
              <table:table-cell office:value-type="float" office:value="990069">
                <text:p>990069</text:p>
              </table:table-cell>
              <table:table-cell office:value-type="float" office:value="986506">
                <text:p>986506</text:p>
              </table:table-cell>
              <table:table-cell office:value-type="float" office:value="982626">
                <text:p>982626</text:p>
              </table:table-cell>
              <table:table-cell office:value-type="float" office:value="976774">
                <text:p>9767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27657">
                <text:p>2127657</text:p>
              </table:table-cell>
              <table:table-cell office:value-type="float" office:value="2127656">
                <text:p>2127656</text:p>
              </table:table-cell>
              <table:table-cell office:value-type="float" office:value="2129138">
                <text:p>2129138</text:p>
              </table:table-cell>
              <table:table-cell office:value-type="float" office:value="2129015">
                <text:p>2129015</text:p>
              </table:table-cell>
              <table:table-cell office:value-type="float" office:value="2127164">
                <text:p>2127164</text:p>
              </table:table-cell>
              <table:table-cell office:value-type="float" office:value="2121229">
                <text:p>21212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88800">
                <text:p>1188800</text:p>
              </table:table-cell>
              <table:table-cell office:value-type="float" office:value="1186625">
                <text:p>1186625</text:p>
              </table:table-cell>
              <table:table-cell office:value-type="float" office:value="1184548">
                <text:p>1184548</text:p>
              </table:table-cell>
              <table:table-cell office:value-type="float" office:value="1181533">
                <text:p>1181533</text:p>
              </table:table-cell>
              <table:table-cell office:value-type="float" office:value="1178353">
                <text:p>1178353</text:p>
              </table:table-cell>
              <table:table-cell office:value-type="float" office:value="1173286">
                <text:p>1173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07710">
                <text:p>2307710</text:p>
              </table:table-cell>
              <table:table-cell office:value-type="float" office:value="2315611">
                <text:p>2315611</text:p>
              </table:table-cell>
              <table:table-cell office:value-type="float" office:value="2324251">
                <text:p>2324251</text:p>
              </table:table-cell>
              <table:table-cell office:value-type="float" office:value="2333523">
                <text:p>2333523</text:p>
              </table:table-cell>
              <table:table-cell office:value-type="float" office:value="2343928">
                <text:p>2343928</text:p>
              </table:table-cell>
              <table:table-cell office:value-type="float" office:value="2346671">
                <text:p>23466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70849">
                <text:p>4570849</text:p>
              </table:table-cell>
              <table:table-cell office:value-type="float" office:value="4559164">
                <text:p>4559164</text:p>
              </table:table-cell>
              <table:table-cell office:value-type="float" office:value="4548180">
                <text:p>4548180</text:p>
              </table:table-cell>
              <table:table-cell office:value-type="float" office:value="4533565">
                <text:p>4533565</text:p>
              </table:table-cell>
              <table:table-cell office:value-type="float" office:value="4517635">
                <text:p>4517635</text:p>
              </table:table-cell>
              <table:table-cell office:value-type="float" office:value="4492330">
                <text:p>44923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7179">
                <text:p>1257179</text:p>
              </table:table-cell>
              <table:table-cell office:value-type="float" office:value="1252900">
                <text:p>1252900</text:p>
              </table:table-cell>
              <table:table-cell office:value-type="float" office:value="1247732">
                <text:p>1247732</text:p>
              </table:table-cell>
              <table:table-cell office:value-type="float" office:value="1241546">
                <text:p>1241546</text:p>
              </table:table-cell>
              <table:table-cell office:value-type="float" office:value="1233961">
                <text:p>1233961</text:p>
              </table:table-cell>
              <table:table-cell office:value-type="float" office:value="1224626">
                <text:p>12246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39675">
                <text:p>1439675</text:p>
              </table:table-cell>
              <table:table-cell office:value-type="float" office:value="1436367">
                <text:p>1436367</text:p>
              </table:table-cell>
              <table:table-cell office:value-type="float" office:value="1433945">
                <text:p>1433945</text:p>
              </table:table-cell>
              <table:table-cell office:value-type="float" office:value="1428983">
                <text:p>1428983</text:p>
              </table:table-cell>
              <table:table-cell office:value-type="float" office:value="1422737">
                <text:p>1422737</text:p>
              </table:table-cell>
              <table:table-cell office:value-type="float" office:value="1416495">
                <text:p>14164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75323">
                <text:p>3475323</text:p>
              </table:table-cell>
              <table:table-cell office:value-type="float" office:value="3481625">
                <text:p>3481625</text:p>
              </table:table-cell>
              <table:table-cell office:value-type="float" office:value="3489210">
                <text:p>3489210</text:p>
              </table:table-cell>
              <table:table-cell office:value-type="float" office:value="3493969">
                <text:p>3493969</text:p>
              </table:table-cell>
              <table:table-cell office:value-type="float" office:value="3498733">
                <text:p>3498733</text:p>
              </table:table-cell>
              <table:table-cell office:value-type="float" office:value="3496450">
                <text:p>34964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10482">
                <text:p>1710482</text:p>
              </table:table-cell>
              <table:table-cell office:value-type="float" office:value="1708174">
                <text:p>1708174</text:p>
              </table:table-cell>
              <table:table-cell office:value-type="float" office:value="1705533">
                <text:p>1705533</text:p>
              </table:table-cell>
              <table:table-cell office:value-type="float" office:value="1701030">
                <text:p>1701030</text:p>
              </table:table-cell>
              <table:table-cell office:value-type="float" office:value="1696193">
                <text:p>1696193</text:p>
              </table:table-cell>
              <table:table-cell office:value-type="float" office:value="1688047">
                <text:p>16880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